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draw:stroke-linejoin="miter" draw:fill="solid" draw:fill-color="#ffffff"/>
    </style:style>
    <style:style style:name="gr3" style:family="graphic" style:parent-style-name="standard">
      <style:graphic-properties draw:stroke="none" svg:stroke-width="0.044cm" draw:stroke-linejoin="miter" draw:fill="solid" draw:fill-color="#000000"/>
    </style:style>
    <style:style style:name="gr4" style:family="graphic" style:parent-style-name="objectwithoutfill">
      <style:graphic-properties svg:stroke-width="0.03cm" svg:stroke-color="#000000" draw:marker-start-width="0.23cm" draw:marker-end-width="0.23cm" draw:fill="none" draw:textarea-vertical-align="middle" fo:padding-top="0.115cm" fo:padding-bottom="0.115cm" fo:padding-left="0.24cm" fo:padding-right="0.24cm"/>
    </style:style>
    <style:style style:name="pr1" style:family="presentation" style:parent-style-name="Default-title">
      <style:graphic-properties fo:min-height="4.7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14cm"/>
    </style:style>
    <style:style style:name="pr4" style:family="presentation" style:parent-style-name="Default-title">
      <style:graphic-properties draw:textarea-vertical-align="top" fo:min-height="14.772cm"/>
    </style:style>
    <style:style style:name="pr5" style:family="presentation" style:parent-style-name="Default-title">
      <style:graphic-properties draw:textarea-vertical-align="top" fo:min-height="14.574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fo:min-height="1.406cm"/>
    </style:style>
    <style:style style:name="pr8" style:family="presentation" style:parent-style-name="Default-subtitle">
      <style:graphic-properties draw:fill-color="#ffffff" draw:textarea-vertical-align="top" fo:min-height="13.4cm"/>
    </style:style>
    <style:style style:name="pr9" style:family="presentation" style:parent-style-name="Default-title">
      <style:graphic-properties draw:textarea-vertical-align="top" fo:min-height="14.583cm"/>
    </style:style>
    <style:style style:name="pr10" style:family="presentation" style:parent-style-name="Default-title">
      <style:graphic-properties draw:textarea-vertical-align="top" fo:min-height="14.572cm"/>
    </style:style>
    <style:style style:name="pr11" style:family="presentation" style:parent-style-name="Default-title">
      <style:graphic-properties draw:textarea-vertical-align="top" fo:min-height="14.695cm"/>
    </style:style>
    <style:style style:name="pr12" style:family="presentation" style:parent-style-name="Default-title">
      <style:graphic-properties fo:min-height="2.629cm"/>
    </style:style>
    <style:style style:name="pr13" style:family="presentation" style:parent-style-name="Default-title">
      <style:graphic-properties fo:min-height="9.999cm"/>
    </style:style>
    <style:style style:name="co1" style:family="table-column">
      <style:table-column-properties style:column-width="1.65cm" style:use-optimal-column-width="false"/>
    </style:style>
    <style:style style:name="co2" style:family="table-column">
      <style:table-column-properties style:column-width="5.89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0.6cm" style:use-optimal-column-width="false"/>
    </style:style>
    <style:style style:name="co5" style:family="table-column">
      <style:table-column-properties style:column-width="1.782cm" style:use-optimal-column-width="false"/>
    </style:style>
    <style:style style:name="co6" style:family="table-column">
      <style:table-column-properties style:column-width="6.161cm" style:use-optimal-column-width="false"/>
    </style:style>
    <style:style style:name="co7" style:family="table-column">
      <style:table-column-properties style:column-width="4.345cm" style:use-optimal-column-width="false"/>
    </style:style>
    <style:style style:name="co8" style:family="table-column">
      <style:table-column-properties style:column-width="1.672cm" style:use-optimal-column-width="false"/>
    </style:style>
    <style:style style:name="co9" style:family="table-column">
      <style:table-column-properties style:column-width="4.347cm" style:use-optimal-column-width="false"/>
    </style:style>
    <style:style style:name="co10" style:family="table-column">
      <style:table-column-properties style:column-width="6.869cm" style:use-optimal-column-width="false"/>
    </style:style>
    <style:style style:name="co11" style:family="table-column">
      <style:table-column-properties style:column-width="1.522cm" style:use-optimal-column-width="false"/>
    </style:style>
    <style:style style:name="co12" style:family="table-column">
      <style:table-column-properties style:column-width="5.254cm" style:use-optimal-column-width="false"/>
    </style:style>
    <style:style style:name="co13" style:family="table-column">
      <style:table-column-properties style:column-width="6.136cm" style:use-optimal-column-width="false"/>
    </style:style>
    <style:style style:name="co14" style:family="table-column">
      <style:table-column-properties style:column-width="2.073cm" style:use-optimal-column-width="false"/>
    </style:style>
    <style:style style:name="co15" style:family="table-column">
      <style:table-column-properties style:column-width="7.729cm" style:use-optimal-column-width="false"/>
    </style:style>
    <style:style style:name="co16" style:family="table-column">
      <style:table-column-properties style:column-width="8.41cm" style:use-optimal-column-width="false"/>
    </style:style>
    <style:style style:name="ro1" style:family="table-row">
      <style:table-row-properties style:row-height="1.308cm"/>
    </style:style>
    <style:style style:name="ro2" style:family="table-row">
      <style:table-row-properties style:row-height="1.322cm"/>
    </style:style>
    <style:style style:name="ro3" style:family="table-row">
      <style:table-row-properties style:row-height="1.913cm"/>
    </style:style>
    <style:style style:name="ro4" style:family="table-row">
      <style:table-row-properties style:row-height="1.782cm"/>
    </style:style>
    <style:style style:name="ro5" style:family="table-row">
      <style:table-row-properties style:row-height="1.779cm"/>
    </style:style>
    <style:style style:name="ro6" style:family="table-row">
      <style:table-row-properties style:row-height="1.917cm"/>
    </style:style>
    <style:style style:name="ro7" style:family="table-row">
      <style:table-row-properties style:row-height="1.28cm"/>
    </style:style>
    <style:style style:name="ro8" style:family="table-row">
      <style:table-row-properties style:row-height="1.286cm"/>
    </style:style>
    <style:style style:name="ce1" style:family="table-cell">
      <loext:graphic-properties draw:fill="solid" draw:fill-color="#ffffff"/>
      <style:paragraph-properties fo:border="0.57pt solid #000000"/>
      <style:text-properties style:font-name="Liberation Serif2" fo:font-size="18pt" style:font-size-asian="18pt" style:font-size-complex="18pt"/>
    </style:style>
    <style:style style:name="ce2" style:family="table-cell">
      <loext:graphic-properties draw:fill="solid" draw:fill-color="#ffffff"/>
      <style:paragraph-properties fo:border="0.57pt ridge #000000"/>
    </style:style>
    <style:style style:name="ce3" style:family="table-cell">
      <loext:graphic-properties draw:fill="solid" draw:fill-color="#ffffff"/>
      <style:paragraph-properties fo:border="0.28pt solid #000000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erif1" fo:font-size="28pt" style:font-size-asian="28pt" style:font-size-complex="28pt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P10" style:family="paragraph">
      <loext:graphic-properties draw:fill-color="#ffffff"/>
      <style:paragraph-properties fo:text-align="start"/>
      <style:text-properties fo:font-size="44pt" style:font-size-asian="44pt" style:font-size-complex="44pt"/>
    </style:style>
    <style:style style:name="P11" style:family="paragraph">
      <style:paragraph-properties fo:text-align="start"/>
      <style:text-properties fo:font-size="20pt" style:font-size-asian="20pt" style:font-size-complex="20pt"/>
    </style:style>
    <style:style style:name="P12" style:family="paragraph">
      <style:text-properties style:font-name="Liberation Serif1" fo:font-size="36pt" style:font-size-asian="60pt" style:font-size-complex="60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Liberation Serif1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Liberation Serif1" fo:font-size="32pt" style:text-underline-style="solid" style:text-underline-width="auto" style:text-underline-color="font-color" style:font-size-asian="32pt" style:font-size-complex="32pt"/>
    </style:style>
    <style:style style:name="T5" style:family="text">
      <style:text-properties style:font-name="Liberation Serif1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Liberation Serif1" fo:font-size="28pt" fo:font-weight="bold" style:font-size-asian="28pt" style:font-weight-asian="bold" style:font-size-complex="28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2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erif1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2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Liberation Serif1" fo:font-size="36pt"/>
    </style:style>
    <style:style style:name="T16" style:family="text">
      <style:text-properties fo:color="#cf3834" style:font-name="Liberation Serif1" fo:font-size="36pt"/>
    </style:style>
    <style:style style:name="T17" style:family="text">
      <style:text-properties fo:color="#1c3687" style:font-name="Liberation Serif1" fo:font-size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4.735cm" svg:x="1.8cm" svg:y="4.745cm" presentation:class="title" presentation:user-transformed="true">
          <draw:text-box>
            <text:p><text:span text:style-name="T1">MATHEMATICS</text:span><text:span text:style-name="T1"><text:line-break/></text:span><text:span text:style-name="T1">CALCULUS</text:span></text:p>
          </draw:text-box>
        </draw:frame>
        <anim:par presentation:node-type="timing-root">
          <anim:par smil:begin="id1.begin">
            <anim:transitionFilter smil:dur="2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9">
        <office:forms form:automatic-focus="false" form:apply-design-mode="false"/>
        <draw:frame presentation:style-name="pr3" draw:text-style-name="P1" draw:layer="layout" svg:width="25.199cm" svg:height="14cm" svg:x="1.4cm" svg:y="0.9cm" presentation:class="title" presentation:user-transformed="true">
          <draw:text-box>
            <text:p xml:id="id2" text:id="id2"><text:span text:style-name="T1">INDEFINITE INTEGRATION</text:span><text:span text:style-name="T1"><text:line-break/></text:span><text:span text:style-name="T1">Part – 10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unce">
                  <anim:set smil:begin="0s" smil:dur="0.001s" smil:fill="hold" smil:targetElement="id2" anim:sub-item="text" smil:attributeName="visibility" smil:to="visible"/>
                  <anim:transitionFilter smil:begin="0s" smil:dur="0.58s" smil:targetElement="id2" anim:sub-item="text" smil:type="barWipe" smil:subtype="topToBottom"/>
                  <anim:animate smil:begin="0s" smil:dur="1.822s" smil:targetElement="id2" anim:sub-item="text" smil:attributeName="x" smil:values="x-0.25;x" smil:keyTimes="0;1" smil:keySplines="0,0;0.14,0.36;0.43,0.73;0.71,0.91;1,1"/>
                  <anim:animate smil:begin="0s" smil:dur="0.664s" smil:targetElement="id2" anim:sub-item="text" smil:attributeName="y" smil:values="0.5;1" smil:keyTimes="0;1" anim:formula="y-sin(pi*$)/3" smil:keySplines="0,0;0.25,0.07;0.5,0.2;0.75,0.467;1,1"/>
                  <anim:animate smil:begin="0.664s" smil:dur="0.664s" smil:targetElement="id2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2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2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2" anim:sub-item="text" smil:to="1,0.6" smil:attributeName="transform" svg:type="scale"/>
                  <anim:animateTransform smil:begin="0.676s" smil:dur="0.166s" smil:decelerate="0.5" smil:targetElement="id2" anim:sub-item="text" smil:to="1,1" smil:attributeName="transform" svg:type="scale"/>
                  <anim:animateTransform smil:begin="1.312s" smil:dur="0.026s" smil:targetElement="id2" anim:sub-item="text" smil:to="1,0.8" smil:attributeName="transform" svg:type="scale"/>
                  <anim:animateTransform smil:begin="1.338s" smil:dur="0.166s" smil:decelerate="0.5" smil:targetElement="id2" anim:sub-item="text" smil:to="1,1" smil:attributeName="transform" svg:type="scale"/>
                  <anim:animateTransform smil:begin="1.642s" smil:dur="0.026s" smil:targetElement="id2" anim:sub-item="text" smil:to="1,0.9" smil:attributeName="transform" svg:type="scale"/>
                  <anim:animateTransform smil:begin="1.668s" smil:dur="0.166s" smil:decelerate="0.5" smil:targetElement="id2" anim:sub-item="text" smil:to="1,1" smil:attributeName="transform" svg:type="scale"/>
                  <anim:animateTransform smil:begin="1.808s" smil:dur="0.026s" smil:targetElement="id2" anim:sub-item="text" smil:to="1,0.95" smil:attributeName="transform" svg:type="scale"/>
                  <anim:animateTransform smil:begin="1.834s" smil:dur="0.166s" smil:decelerate="0.5" smil:targetElement="id2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9">
        <office:forms form:automatic-focus="false" form:apply-design-mode="false"/>
        <draw:frame presentation:style-name="pr4" draw:text-style-name="P5" draw:layer="layout" svg:width="26.8cm" svg:height="14.772cm" svg:x="0.6cm" svg:y="0.626cm" presentation:class="title" presentation:user-transformed="true">
          <draw:text-box>
            <text:p text:style-name="P4"><text:span text:style-name="T2"><text:tab/></text:span><text:span text:style-name="T2"><text:tab/></text:span><text:span text:style-name="T2"><text:line-break/></text:span><text:span text:style-name="T2"> <text:s text:c="12"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text:span text:style-name="T2"><text:line-break/></text:span><text:span text:style-name="T2"><text:tab/></text:span><text:span text:style-name="T2"><text:tab/></text:span></text:p>
          </draw:text-box>
        </draw:frame>
        <draw:g xml:id="id3" draw:id="id3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4" draw:id="id4" draw:layer="layout" svg:width="25.196cm" svg:height="13.093cm" svg:x="1.6cm" svg:y="1.59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g xml:id="id11" draw:id="id11">
          <svg:title>TexMaths</svg:title>
          <svg:desc>26§display§03§svg§600§FALSE§</svg:desc>
          <draw:polygon draw:style-name="gr2" draw:text-style-name="P6" draw:layer="layout" svg:width="0.783cm" svg:height="0.537cm" svg:x="2.011cm" svg:y="4.666cm" svg:viewBox="0 0 784 538" draw:points="393,538 0,538 0,0 784,0 784,538">
            <text:p/>
          </draw:polygon>
          <draw:path draw:style-name="gr3" draw:text-style-name="P7" draw:layer="layout" svg:width="0.386cm" svg:height="0.628cm" svg:x="2.001cm" svg:y="4.62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4.62cm" svg:viewBox="0 0 380 629" svg:d="M229 286c75-22 127-87 127-159 0-75-79-127-169-127-91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</draw:g>
        <draw:g xml:id="id8" draw:id="id8">
          <svg:title>TexMaths</svg:title>
          <svg:desc>26§display§02§svg§600§FALSE§</svg:desc>
          <draw:polygon draw:style-name="gr2" draw:text-style-name="P6" draw:layer="layout" svg:width="0.778cm" svg:height="0.537cm" svg:x="2.012cm" svg:y="3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3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09cm" svg:x="2.471cm" svg:y="3.222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</draw:g>
        <draw:g xml:id="id14" draw:id="id14">
          <svg:title>TexMaths</svg:title>
          <svg:desc>26§display§04§svg§600§FALSE§</svg:desc>
          <draw:polygon draw:style-name="gr2" draw:text-style-name="P6" draw:layer="layout" svg:width="0.796cm" svg:height="0.548cm" svg:x="2.012cm" svg:y="5.866cm" svg:viewBox="0 0 797 549" draw:points="399,549 0,549 0,0 797,0 797,549">
            <text:p/>
          </draw:polygon>
          <draw:path draw:style-name="gr3" draw:text-style-name="P7" draw:layer="layout" svg:width="0.386cm" svg:height="0.629cm" svg:x="2.002cm" svg:y="5.83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  <draw:path draw:style-name="gr3" draw:text-style-name="P7" draw:layer="layout" svg:width="0.407cm" svg:height="0.618cm" svg:x="2.449cm" svg:y="5.82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7" draw:id="id17">
          <svg:title>TexMaths</svg:title>
          <svg:desc>26§display§05§svg§600§FALSE§</svg:desc>
          <draw:polygon draw:style-name="gr2" draw:text-style-name="P6" draw:layer="layout" svg:width="0.778cm" svg:height="0.537cm" svg:x="2.012cm" svg:y="7.268cm" svg:viewBox="0 0 779 538" draw:points="389,538 0,538 0,0 779,0 779,538">
            <text:p/>
          </draw:polygon>
          <draw:path draw:style-name="gr3" draw:text-style-name="P7" draw:layer="layout" svg:width="0.386cm" svg:height="0.628cm" svg:x="2.002cm" svg:y="7.222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  <draw:path draw:style-name="gr3" draw:text-style-name="P7" draw:layer="layout" svg:width="0.365cm" svg:height="0.628cm" svg:x="2.471cm" svg:y="7.222cm" svg:viewBox="0 0 366 629" svg:d="M366 426c0-108-74-202-174-202-44 0-84 15-117 48v-179c19 7 50 13 79 13 113 0 177-83 177-96 0-6-2-10-8-10-2 0-4 0-9 2-18 8-62 27-125 27-37 0-79-6-122-25-7-4-9-4-11-4-8 0-8 8-8 23v270c0 16 0 25 12 25 7 0 9-2 11-9 10-14 46-64 118-64 48 0 71 41 80 58 14 35 16 71 16 116 0 31 0 88-23 125-20 35-56 60-97 60-67 0-119-48-136-102 2 0 6 0 17 0 29 0 46-22 46-43 0-23-17-46-46-46-15 0-46 6-46 50 0 77 62 166 167 166 106 0 199-87 199-203z">
            <text:p/>
          </draw:path>
        </draw:g>
        <draw:g xml:id="id20" draw:id="id20">
          <svg:title>TexMaths</svg:title>
          <svg:desc>26§display§06§svg§600§FALSE§</svg:desc>
          <draw:polygon draw:style-name="gr2" draw:text-style-name="P6" draw:layer="layout" svg:width="0.783cm" svg:height="0.537cm" svg:x="2.011cm" svg:y="8.57cm" svg:viewBox="0 0 784 538" draw:points="393,538 0,538 0,0 784,0 784,538">
            <text:p/>
          </draw:polygon>
          <draw:path draw:style-name="gr3" draw:text-style-name="P7" draw:layer="layout" svg:width="0.386cm" svg:height="0.628cm" svg:x="2.001cm" svg:y="8.524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8.524cm" svg:viewBox="0 0 380 629" svg:d="M83 309v-23c0-230 115-263 160-263 23 0 61 6 81 37-14 0-50 0-50 40 0 29 21 43 42 43 15 0 42-8 42-43 0-56-40-100-117-100-116 0-241 118-241 320 0 245 106 309 191 309 102 0 189-85 189-206 0-116-81-205-182-205-63 0-96 48-115 91zM191 604c-58 0-85-56-89-68-17-44-17-117-17-133 0-71 29-164 113-164 14 0 56 0 85 58 16 33 16 81 16 124 0 44 0 90-16 123-27 56-71 60-92 60z">
            <text:p/>
          </draw:path>
        </draw:g>
        <draw:g xml:id="id23" draw:id="id23">
          <svg:title>TexMaths</svg:title>
          <svg:desc>26§display§07§svg§600§FALSE§</svg:desc>
          <draw:polygon draw:style-name="gr2" draw:text-style-name="P6" draw:layer="layout" svg:width="0.811cm" svg:height="0.548cm" svg:x="2.011cm" svg:y="9.771cm" svg:viewBox="0 0 812 549" draw:points="406,549 0,549 0,0 812,0 812,549">
            <text:p/>
          </draw:polygon>
          <draw:path draw:style-name="gr3" draw:text-style-name="P7" draw:layer="layout" svg:width="0.386cm" svg:height="0.629cm" svg:x="2.001cm" svg:y="9.733cm" svg:viewBox="0 0 387 630" svg:d="M387 318c0-75-4-148-37-216-42-87-117-102-156-102-55 0-123 23-161 108-29 64-33 135-33 210 0 68 4 150 42 220 39 73 106 92 152 92 50 0 118-19 160-106 29-63 33-135 33-206zM194 611c-36 0-92-23-107-112-10-54-10-140-10-194 0-58 0-118 6-168 19-108 88-116 111-116 29 0 89 16 108 106 8 52 8 120 8 178 0 69 0 131-10 190-13 87-65 116-106 116z">
            <text:p/>
          </draw:path>
          <draw:path draw:style-name="gr3" draw:text-style-name="P7" draw:layer="layout" svg:width="0.392cm" svg:height="0.639cm" svg:x="2.474cm" svg:y="9.725cm" svg:viewBox="0 0 393 640" svg:d="M385 62c8-12 8-14 8-33h-222c-113 0-115-12-117-29h-23l-31 189h23c2-14 10-73 23-83 6-6 79-6 89-6h192c-11 14-83 114-104 145-81 123-113 250-113 343 0 10 0 52 42 52 44 0 44-42 44-52v-46c0-50 2-101 8-149 4-21 17-100 58-158z">
            <text:p/>
          </draw:path>
        </draw:g>
        <draw:g xml:id="id26" draw:id="id26">
          <svg:title>TexMaths</svg:title>
          <svg:desc>26§display§08§svg§600§FALSE§</svg:desc>
          <draw:polygon draw:style-name="gr2" draw:text-style-name="P6" draw:layer="layout" svg:width="0.783cm" svg:height="0.537cm" svg:x="2.011cm" svg:y="11.172cm" svg:viewBox="0 0 784 538" draw:points="393,538 0,538 0,0 784,0 784,538">
            <text:p/>
          </draw:polygon>
          <draw:path draw:style-name="gr3" draw:text-style-name="P7" draw:layer="layout" svg:width="0.386cm" svg:height="0.628cm" svg:x="2.001cm" svg:y="11.126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1.126cm" svg:viewBox="0 0 380 629" svg:d="M110 191c-41-27-46-58-46-75 0-54 61-93 125-93 69 0 127 48 127 114 0 52-35 96-91 127zM245 278c67-33 111-81 111-141 0-85-82-137-165-137-91 0-166 69-166 154 0 16 2 56 39 99 11 11 46 33 69 50-54 27-133 77-133 168 0 98 94 158 189 158 104 0 191-75 191-172 0-34-10-75-43-114-19-19-33-27-92-65zM154 318l112 70c25 17 69 44 69 100 0 68-69 116-144 116-79 0-145-56-145-133 0-54 29-112 108-153z">
            <text:p/>
          </draw:path>
        </draw:g>
        <draw:g xml:id="id29" draw:id="id29">
          <svg:title>TexMaths</svg:title>
          <svg:desc>26§display§09§svg§600§FALSE§</svg:desc>
          <draw:polygon draw:style-name="gr2" draw:text-style-name="P6" draw:layer="layout" svg:width="0.783cm" svg:height="0.537cm" svg:x="2.011cm" svg:y="12.475cm" svg:viewBox="0 0 784 538" draw:points="393,538 0,538 0,0 784,0 784,538">
            <text:p/>
          </draw:polygon>
          <draw:path draw:style-name="gr3" draw:text-style-name="P7" draw:layer="layout" svg:width="0.386cm" svg:height="0.628cm" svg:x="2.001cm" svg:y="12.429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79cm" svg:height="0.628cm" svg:x="2.461cm" svg:y="12.429cm" svg:viewBox="0 0 380 629" svg:d="M299 318v29c0 216-95 257-149 257-17 0-65-2-90-33 40 0 48-27 48-42 0-29-23-43-44-43-14 0-41 8-41 45 0 61 50 98 127 98 118 0 230-125 230-320 0-247-103-309-187-309-50 0-95 17-135 58-37 42-58 79-58 148 0 114 81 203 183 203 56 0 94-37 116-91zM185 388c-15 0-58 0-85-56-17-35-17-81-17-124 0-50 0-94 19-127 25-46 60-58 91-58 44 0 73 31 90 72 10 30 14 88 14 129 0 77-31 164-112 164z">
            <text:p/>
          </draw:path>
        </draw:g>
        <draw:g xml:id="id32" draw:id="id32">
          <svg:title>TexMaths</svg:title>
          <svg:desc>26§display§10§svg§600§FALSE§</svg:desc>
          <draw:polygon draw:style-name="gr2" draw:text-style-name="P6" draw:layer="layout" svg:width="0.788cm" svg:height="0.537cm" svg:x="2.002cm" svg:y="13.776cm" svg:viewBox="0 0 789 538" draw:points="394,538 0,538 0,0 789,0 789,538">
            <text:p/>
          </draw:polygon>
          <draw:path draw:style-name="gr3" draw:text-style-name="P7" draw:layer="layout" svg:width="0.303cm" svg:height="0.609cm" svg:x="2.037cm" svg:y="13.73cm" svg:viewBox="0 0 304 610" svg:d="M189 23c0-21 0-23-20-23-59 58-140 58-169 58v29c19 0 73 0 121-25v476c0 33-2 43-86 43h-29v29c31-4 113-4 148-4 38 0 117 0 150 4v-29h-29c-83 0-86-10-86-43z">
            <text:p/>
          </draw:path>
          <draw:path draw:style-name="gr3" draw:text-style-name="P7" draw:layer="layout" svg:width="0.386cm" svg:height="0.628cm" svg:x="2.45cm" svg:y="13.73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41" draw:id="id41">
          <svg:title>TexMaths</svg:title>
          <svg:desc>26§display§13§svg§600§FALSE§</svg:desc>
          <draw:polygon draw:style-name="gr2" draw:text-style-name="P6" draw:layer="layout" svg:width="0.782cm" svg:height="0.537cm" svg:x="15.002cm" svg:y="4.667cm" svg:viewBox="0 0 783 538" draw:points="393,538 0,538 0,0 783,0 783,538">
            <text:p/>
          </draw:polygon>
          <draw:path draw:style-name="gr3" draw:text-style-name="P7" draw:layer="layout" svg:width="0.302cm" svg:height="0.609cm" svg:x="15.037cm" svg:y="4.621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4.621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38" draw:id="id38">
          <svg:title>TexMaths</svg:title>
          <svg:desc>26§display§12§svg§600§FALSE§</svg:desc>
          <draw:polygon draw:style-name="gr2" draw:text-style-name="P6" draw:layer="layout" svg:width="0.777cm" svg:height="0.516cm" svg:x="15.002cm" svg:y="3.269cm" svg:viewBox="0 0 778 517" draw:points="389,517 0,517 0,0 778,0 778,517">
            <text:p/>
          </draw:polygon>
          <draw:path draw:style-name="gr3" draw:text-style-name="P7" draw:layer="layout" svg:width="0.303cm" svg:height="0.61cm" svg:x="15.037cm" svg:y="3.223cm" svg:viewBox="0 0 304 611" svg:d="M189 23c0-21 0-23-20-23-59 58-140 58-169 58v29c19 0 73 0 121-25v476c0 34-2 44-86 44h-29v29c31-4 113-4 148-4 37 0 117 0 150 4v-29h-29c-84 0-86-10-86-44z">
            <text:p/>
          </draw:path>
          <draw:path draw:style-name="gr3" draw:text-style-name="P7" draw:layer="layout" svg:width="0.365cm" svg:height="0.61cm" svg:x="15.46cm" svg:y="3.223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44" draw:id="id44">
          <svg:title>TexMaths</svg:title>
          <svg:desc>26§display§14§svg§600§FALSE§</svg:desc>
          <draw:polygon draw:style-name="gr2" draw:text-style-name="P6" draw:layer="layout" svg:width="0.796cm" svg:height="0.527cm" svg:x="15.003cm" svg:y="5.869cm" svg:viewBox="0 0 797 528" draw:points="400,528 0,528 0,0 797,0 797,528">
            <text:p/>
          </draw:polygon>
          <draw:path draw:style-name="gr3" draw:text-style-name="P7" draw:layer="layout" svg:width="0.303cm" svg:height="0.61cm" svg:x="15.038cm" svg:y="5.833cm" svg:viewBox="0 0 304 611" svg:d="M189 23c0-21 0-23-20-23-59 58-140 58-169 58v29c19 0 73 0 121-25v476c0 33-2 44-86 44h-29v29c31-5 113-5 148-5 37 0 117 0 150 5v-29h-29c-84 0-86-11-86-44z">
            <text:p/>
          </draw:path>
          <draw:path draw:style-name="gr3" draw:text-style-name="P7" draw:layer="layout" svg:width="0.407cm" svg:height="0.618cm" svg:x="15.44cm" svg:y="5.823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47" draw:id="id47">
          <svg:title>TexMaths</svg:title>
          <svg:desc>26§display§15§svg§600§FALSE§</svg:desc>
          <draw:polygon draw:style-name="gr2" draw:text-style-name="P6" draw:layer="layout" svg:width="0.777cm" svg:height="0.537cm" svg:x="15.002cm" svg:y="7.269cm" svg:viewBox="0 0 778 538" draw:points="389,538 0,538 0,0 778,0 778,538">
            <text:p/>
          </draw:polygon>
          <draw:path draw:style-name="gr3" draw:text-style-name="P7" draw:layer="layout" svg:width="0.303cm" svg:height="0.609cm" svg:x="15.037cm" svg:y="7.223cm" svg:viewBox="0 0 304 610" svg:d="M189 23c0-21 0-23-20-23-59 58-140 58-169 58v29c19 0 73 0 121-25v476c0 33-2 43-86 43h-29v29c31-4 113-4 148-4 37 0 117 0 150 4v-29h-29c-84 0-86-10-86-43z">
            <text:p/>
          </draw:path>
          <draw:path draw:style-name="gr3" draw:text-style-name="P7" draw:layer="layout" svg:width="0.365cm" svg:height="0.628cm" svg:x="15.46cm" svg:y="7.223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50" draw:id="id50">
          <svg:title>TexMaths</svg:title>
          <svg:desc>26§display§16§svg§600§FALSE§</svg:desc>
          <draw:polygon draw:style-name="gr2" draw:text-style-name="P6" draw:layer="layout" svg:width="0.782cm" svg:height="0.537cm" svg:x="15.002cm" svg:y="8.571cm" svg:viewBox="0 0 783 538" draw:points="393,538 0,538 0,0 783,0 783,538">
            <text:p/>
          </draw:polygon>
          <draw:path draw:style-name="gr3" draw:text-style-name="P7" draw:layer="layout" svg:width="0.302cm" svg:height="0.609cm" svg:x="15.037cm" svg:y="8.525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8.525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53" draw:id="id53">
          <svg:title>TexMaths</svg:title>
          <svg:desc>26§display§17§svg§600§FALSE§</svg:desc>
          <draw:polygon draw:style-name="gr2" draw:text-style-name="P6" draw:layer="layout" svg:width="0.81cm" svg:height="0.548cm" svg:x="15.002cm" svg:y="9.771cm" svg:viewBox="0 0 811 549" draw:points="406,549 0,549 0,0 811,0 811,549">
            <text:p/>
          </draw:polygon>
          <draw:path draw:style-name="gr3" draw:text-style-name="P7" draw:layer="layout" svg:width="0.303cm" svg:height="0.61cm" svg:x="15.037cm" svg:y="9.733cm" svg:viewBox="0 0 304 611" svg:d="M189 23c0-21 0-23-20-23-59 58-140 58-169 58v29c19 0 73 0 121-25v476c0 33-2 44-86 44h-29v29c31-4 113-4 148-4 37 0 116 0 150 4v-29h-29c-84 0-86-11-86-44z">
            <text:p/>
          </draw:path>
          <draw:path draw:style-name="gr3" draw:text-style-name="P7" draw:layer="layout" svg:width="0.392cm" svg:height="0.639cm" svg:x="15.464cm" svg:y="9.725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56" draw:id="id56">
          <svg:title>TexMaths</svg:title>
          <svg:desc>26§display§18§svg§600§FALSE§</svg:desc>
          <draw:polygon draw:style-name="gr2" draw:text-style-name="P6" draw:layer="layout" svg:width="0.782cm" svg:height="0.537cm" svg:x="15.002cm" svg:y="11.173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1.127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1.127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59" draw:id="id59">
          <svg:title>TexMaths</svg:title>
          <svg:desc>26§display§19§svg§600§FALSE§</svg:desc>
          <draw:polygon draw:style-name="gr2" draw:text-style-name="P6" draw:layer="layout" svg:width="0.782cm" svg:height="0.537cm" svg:x="15.002cm" svg:y="12.475cm" svg:viewBox="0 0 783 538" draw:points="393,538 0,538 0,0 783,0 783,538">
            <text:p/>
          </draw:polygon>
          <draw:path draw:style-name="gr3" draw:text-style-name="P7" draw:layer="layout" svg:width="0.302cm" svg:height="0.609cm" svg:x="15.037cm" svg:y="12.429cm" svg:viewBox="0 0 303 610" svg:d="M189 23c0-21 0-23-21-23-58 58-139 58-168 58v29c19 0 73 0 121-25v476c0 33-3 43-86 43h-29v29c31-4 112-4 148-4 37 0 116 0 149 4v-29h-29c-83 0-85-10-85-43z">
            <text:p/>
          </draw:path>
          <draw:path draw:style-name="gr3" draw:text-style-name="P7" draw:layer="layout" svg:width="0.379cm" svg:height="0.628cm" svg:x="15.451cm" svg:y="12.429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62" draw:id="id62">
          <svg:title>TexMaths</svg:title>
          <svg:desc>26§display§20§svg§600§FALSE§</svg:desc>
          <draw:polygon draw:style-name="gr2" draw:text-style-name="P6" draw:layer="layout" svg:width="0.788cm" svg:height="0.537cm" svg:x="15.003cm" svg:y="13.777cm" svg:viewBox="0 0 789 538" draw:points="394,538 0,538 0,0 789,0 789,538">
            <text:p/>
          </draw:polygon>
          <draw:path draw:style-name="gr3" draw:text-style-name="P7" draw:layer="layout" svg:width="0.365cm" svg:height="0.609cm" svg:x="15.003cm" svg:y="13.731cm" svg:viewBox="0 0 366 610" svg:d="M71 540l98-96c143-126 197-174 197-265 0-106-81-179-193-179-104 0-173 85-173 166 0 50 46 50 48 50 17 0 48-10 48-48 0-23-17-48-48-48-8 0-8 0-13 2 21-60 71-93 125-93 84 0 123 73 123 150 0 72-46 145-96 201l-177 195c-10 10-10 12-10 35h341l25-160h-22c-5 27-11 69-19 81-8 9-69 9-88 9z">
            <text:p/>
          </draw:path>
          <draw:path draw:style-name="gr3" draw:text-style-name="P7" draw:layer="layout" svg:width="0.386cm" svg:height="0.628cm" svg:x="15.451cm" svg:y="13.731cm" svg:viewBox="0 0 387 629" svg:d="M387 318c0-75-4-148-37-216-42-87-117-102-156-102-54 0-123 23-161 108-29 64-33 135-33 210 0 68 4 149 42 220 39 72 106 91 152 91 50 0 118-19 160-106 29-62 33-135 33-205zM194 610c-36 0-92-23-107-112-10-54-10-139-10-193 0-58 0-118 6-168 19-108 88-116 111-116 29 0 89 16 108 106 8 52 8 120 8 178 0 69 0 131-10 189-13 87-65 116-106 116z">
            <text:p/>
          </draw:path>
        </draw:g>
        <draw:g xml:id="id35" draw:id="id35">
          <svg:title>TexMaths</svg:title>
          <svg:desc>26§display§11§svg§600§FALSE§</svg:desc>
          <draw:polygon draw:style-name="gr2" draw:text-style-name="P6" draw:layer="layout" svg:width="0.749cm" svg:height="0.516cm" svg:x="15.002cm" svg:y="1.972cm" svg:viewBox="0 0 750 517" draw:points="374,517 0,517 0,0 750,0 750,517">
            <text:p/>
          </draw:polygon>
          <draw:path draw:style-name="gr3" draw:text-style-name="P7" draw:layer="layout" svg:width="0.302cm" svg:height="0.61cm" svg:x="15.037cm" svg:y="1.926cm" svg:viewBox="0 0 303 611" svg:d="M189 23c0-21 0-23-21-23-58 58-139 58-168 58v29c19 0 73 0 121-25v476c0 34-3 44-86 44h-29v29c31-4 112-4 148-4 37 0 116 0 149 4v-29h-29c-83 0-85-10-85-44z">
            <text:p/>
          </draw:path>
          <draw:path draw:style-name="gr3" draw:text-style-name="P7" draw:layer="layout" svg:width="0.302cm" svg:height="0.61cm" svg:x="15.495cm" svg:y="1.926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5" draw:id="id5">
          <svg:title>TexMaths</svg:title>
          <svg:desc>26§display§01§svg§600§FALSE§</svg:desc>
          <draw:polygon draw:style-name="gr2" draw:text-style-name="P6" draw:layer="layout" svg:width="0.749cm" svg:height="0.537cm" svg:x="2.013cm" svg:y="1.969cm" svg:viewBox="0 0 750 538" draw:points="374,538 0,538 0,0 750,0 750,538">
            <text:p/>
          </draw:polygon>
          <draw:path draw:style-name="gr3" draw:text-style-name="P7" draw:layer="layout" svg:width="0.385cm" svg:height="0.628cm" svg:x="2.003cm" svg:y="1.923cm" svg:viewBox="0 0 386 629" svg:d="M386 318c0-75-4-148-37-216-42-87-116-102-156-102-54 0-122 23-160 108-29 64-33 135-33 210 0 68 4 149 42 220 39 72 105 91 151 91 50 0 119-19 160-106 29-62 33-135 33-205zM193 610c-35 0-91-23-106-112-10-54-10-139-10-193 0-58 0-118 6-168 19-108 87-116 110-116 29 0 90 16 108 106 9 52 9 120 9 178 0 69 0 131-11 189-12 87-64 116-106 116z">
            <text:p/>
          </draw:path>
          <draw:path draw:style-name="gr3" draw:text-style-name="P7" draw:layer="layout" svg:width="0.302cm" svg:height="0.609cm" svg:x="2.506cm" svg:y="1.923cm" svg:viewBox="0 0 303 610" svg:d="M189 23c0-21 0-23-21-23-58 58-139 58-168 58v29c19 0 73 0 120-25v476c0 33-2 43-85 43h-29v29c31-4 112-4 148-4 37 0 116 0 149 4v-29h-29c-83 0-85-10-85-43z">
            <text:p/>
          </draw:path>
        </draw:g>
        <draw:g xml:id="id6" draw:id="id6">
          <svg:title>TexMaths</svg:title>
          <svg:desc>22§display§\smallint dx§svg§600§FALSE§</svg:desc>
          <draw:polygon draw:style-name="gr2" draw:text-style-name="P6" draw:layer="layout" svg:width="1.269cm" svg:height="0.644cm" svg:x="3.605cm" svg:y="1.965cm" svg:viewBox="0 0 1270 645" draw:points="635,645 0,645 0,0 1270,0 1270,645">
            <text:p/>
          </draw:polygon>
          <draw:path draw:style-name="gr3" draw:text-style-name="P7" draw:layer="layout" svg:width="0.323cm" svg:height="0.721cm" svg:x="3.609cm" svg:y="1.926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368cm" svg:height="0.547cm" svg:x="4.135cm" svg:y="1.944cm" svg:viewBox="0 0 369 548" svg:d="M369 9c0-2 0-9-10-9-11 0-85 7-99 9-5 0-10 3-10 14 0 10 7 10 19 10 37 0 39 6 39 13l-4 16-45 183c-14-28-37-50-73-50-89 0-186 115-186 228 0 74 42 125 104 125 16 0 54-4 100-58 7 31 34 58 70 58 29 0 46-18 59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4.527cm" svg:y="2.137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0 0 124-100 124-120 0-7-7-7-8-7-7 0-9 2-11 7-25 85-79 103-104 103-30 0-42-25-42-51 0-18 5-34 14-69z">
            <text:p/>
          </draw:path>
        </draw:g>
        <draw:g xml:id="id7" draw:id="id7">
          <svg:title>TexMaths</svg:title>
          <svg:desc>22§display§x \ + \ c§svg§600§FALSE§</svg:desc>
          <draw:polygon draw:style-name="gr2" draw:text-style-name="P6" draw:layer="layout" svg:width="2.157cm" svg:height="0.437cm" svg:x="9.622cm" svg:y="1.965cm" svg:viewBox="0 0 2158 438" draw:points="1078,438 0,438 0,0 2158,0 2158,438">
            <text:p/>
          </draw:polygon>
          <draw:path draw:style-name="gr3" draw:text-style-name="P7" draw:layer="layout" svg:width="0.386cm" svg:height="0.351cm" svg:x="9.606cm" svg:y="2.035cm" svg:viewBox="0 0 387 352" svg:d="M237 109c4-21 22-91 76-91 5 0 23 0 39 8-21 6-37 25-37 43 0 12 9 28 30 28 17 0 42-14 42-46 0-40-46-51-72-51-46 0-72 40-83 60-19-53-60-60-82-60-81 0-125 100-125 120 0 7 7 7 8 7 7 0 9 0 11-7 26-83 77-102 104-102 14 0 42 7 42 51 0 24-14 77-42 184-13 49-41 81-74 81-5 0-23 0-39-9 20-5 37-21 37-42s-17-28-30-28c-23 0-42 21-42 46 0 35 39 51 72 51 53 0 81-55 83-60 9 30 37 60 82 60 81 0 125-101 125-120 0-7-7-7-8-7-7 0-9 2-11 7-25 85-79 102-104 102-30 0-42-25-42-51 0-17 5-33 14-68z">
            <text:p/>
          </draw:path>
          <draw:path draw:style-name="gr3" draw:text-style-name="P7" draw:layer="layout" svg:width="0.514cm" svg:height="0.516cm" svg:x="10.498cm" svg:y="1.926cm" svg:viewBox="0 0 515 517" svg:d="M274 274h217c10 0 24 0 24-15 0-16-14-16-24-16h-217v-217c0-12 0-26-15-26-16 0-16 14-16 26v217h-217c-12 0-26 0-26 16 0 15 14 15 26 15h217v217c0 10 0 26 16 26 15 0 15-16 15-26z">
            <text:p/>
          </draw:path>
          <draw:path draw:style-name="gr3" draw:text-style-name="P7" draw:layer="layout" svg:width="0.302cm" svg:height="0.351cm" svg:x="11.516cm" svg:y="2.035cm" svg:viewBox="0 0 303 352" svg:d="M276 47c-12 0-23 0-35 13-12 10-14 24-14 30 0 17 14 26 30 26 23 0 44-18 44-49 0-39-37-67-93-67-104 0-208 111-208 220 0 70 46 132 127 132 110 0 176-83 176-92 0-5-6-10-9-10-6 0-7 1-11 9-61 75-146 75-156 75-48 0-69-37-69-84 0-32 16-108 42-155 23-44 67-77 109-77 27 0 57 8 67 29z">
            <text:p/>
          </draw:path>
        </draw:g>
        <draw:g xml:id="id9" draw:id="id9">
          <svg:title>TexMaths</svg:title>
          <svg:desc>22§display§\smallint x^n \ dx§svg§600§FALSE§</svg:desc>
          <draw:polygon draw:style-name="gr2" draw:text-style-name="P6" draw:layer="layout" svg:width="2.391cm" svg:height="0.649cm" svg:x="3.607cm" svg:y="3.263cm" svg:viewBox="0 0 2392 650" draw:points="1195,650 0,650 0,0 2392,0 2392,650">
            <text:p/>
          </draw:polygon>
          <draw:path draw:style-name="gr3" draw:text-style-name="P7" draw:layer="layout" svg:width="0.323cm" svg:height="0.721cm" svg:x="3.611cm" svg:y="3.228cm" svg:viewBox="0 0 324 722" svg:d="M294 32c-26 1-33 21-33 31 0 20 15 32 31 32s32-10 32-33c0-30-25-62-62-62-65 0-79 85-91 144-21 117-37 215-50 351-3 41-8 85-14 122-7 58-19 90-47 90-12 0-25-9-30-16 26 0 33-20 33-32 0-18-15-30-31-30s-32 9-32 32c0 30 25 61 62 61 65 0 79-82 91-146 21-111 37-209 49-347 4-42 9-86 15-123 7-58 19-88 47-88 14 0 25 7 30 14z">
            <text:p/>
          </draw:path>
          <draw:path draw:style-name="gr3" draw:text-style-name="P7" draw:layer="layout" svg:width="0.386cm" svg:height="0.351cm" svg:x="4.128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  <draw:path draw:style-name="gr3" draw:text-style-name="P7" draw:layer="layout" svg:width="0.332cm" svg:height="0.246cm" svg:x="4.573cm" svg:y="3.224cm" svg:viewBox="0 0 333 247" svg:d="M40 206c-1 7-5 21-5 23 0 12 11 18 20 18 8 0 17-7 21-13 1-5 7-23 8-33 4-11 9-35 13-49 3-13 7-25 9-37 7-23 7-27 23-50 15-21 40-49 82-49 32 0 32 26 32 37 0 33-23 93-32 116-7 16-9 21-9 30 0 28 25 48 51 48 55 0 80-76 80-85 0-7-7-7-9-7-7 0-9 4-11 11-12 42-35 65-58 65-10 0-12-7-12-20 0-12 2-19 12-44 6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369cm" svg:height="0.547cm" svg:x="5.256cm" svg:y="3.245cm" svg:viewBox="0 0 370 548" svg:d="M370 9c0-2 0-9-11-9-10 0-84 7-98 9-6 0-11 3-11 14 0 10 7 10 19 10 37 0 39 6 39 13l-3 16-46 183c-14-28-37-49-72-49-90 0-187 114-187 227 0 74 42 125 104 125 16 0 54-3 100-58 7 32 34 58 71 58 28 0 45-18 58-44 12-26 23-74 23-76 0-9-7-9-9-9-9 0-9 4-11 14-14 52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5.651cm" svg:y="3.441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5 37-21 37-42s-17-28-30-28c-23 0-42 21-42 45 0 36 39 51 72 51 53 0 81-54 83-59 9 29 37 59 83 59 81 0 125-100 125-119 0-7-7-7-9-7-7 0-9 1-11 7-24 84-79 102-104 102-30 0-42-25-42-51 0-18 5-34 14-69z">
            <text:p/>
          </draw:path>
        </draw:g>
        <draw:g xml:id="id10" draw:id="id10">
          <svg:title>TexMaths</svg:title>
          <svg:desc>14§display§\frac{x^{n + 1}}{n + 1} \ + \ c§svg§600§FALSE§</svg:desc>
          <draw:polygon draw:style-name="gr2" draw:text-style-name="P6" draw:layer="layout" svg:width="2.294cm" svg:height="1.07cm" svg:x="9.535cm" svg:y="3.052cm" svg:viewBox="0 0 2295 1071" draw:points="1147,1071 0,1071 0,0 2295,0 2295,1071">
            <text:p/>
          </draw:polygon>
          <draw:path draw:style-name="gr3" draw:text-style-name="P7" draw:layer="layout" svg:width="0.245cm" svg:height="0.223cm" svg:x="9.572cm" svg:y="3.2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5 54-50 65-66 65-19 0-27-16-27-33 0-11 4-21 9-43z">
            <text:p/>
          </draw:path>
          <draw:path draw:style-name="gr3" draw:text-style-name="P7" draw:layer="layout" svg:width="0.211cm" svg:height="0.156cm" svg:x="9.855cm" svg:y="3.104cm" svg:viewBox="0 0 212 157" svg:d="M26 131c-1 5-4 13-4 15 0 7 7 11 13 11 5 0 11-5 13-8 1-3 5-15 6-21 2-7 5-23 8-32 2-8 4-15 5-23 5-15 5-17 15-32 10-13 26-31 52-31 21 0 21 17 21 24 0 21-15 59-21 74-4 10-5 13-5 19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4-8 30z">
            <text:p/>
          </draw:path>
          <draw:path draw:style-name="gr3" draw:text-style-name="P7" draw:layer="layout" svg:width="0.253cm" svg:height="0.254cm" svg:x="10.106cm" svg:y="3.043cm" svg:viewBox="0 0 254 255" svg:d="M136 136h106c4 0 12 0 12-8 0-9-8-9-12-9h-106v-107c0-4 0-12-8-12-9 0-9 8-9 12v107h-107c-4 0-12 0-12 9 0 8 8 8 12 8h107v106c0 4 0 13 9 13 8 0 8-7 8-13z">
            <text:p/>
          </draw:path>
          <draw:path draw:style-name="gr3" draw:text-style-name="P7" draw:layer="layout" svg:width="0.126cm" svg:height="0.229cm" svg:x="10.422cm" svg:y="3.027cm" svg:viewBox="0 0 127 230" svg:d="M78 10c0-10-1-10-10-10-22 21-53 22-68 22v13c8 0 31 0 50-10v177c0 11 0 15-34 15h-14v13c7 0 50-2 62-2 11 0 55 2 63 2v-13h-14c-35 0-35-4-35-15z">
            <text:p/>
          </draw:path>
          <draw:polygon draw:style-name="gr3" draw:text-style-name="P7" draw:layer="layout" svg:width="1.142cm" svg:height="0.02cm" svg:x="9.51cm" svg:y="3.634cm" svg:viewBox="0 0 1143 21" draw:points="572,21 0,21 0,0 1143,0 1143,21">
            <text:p/>
          </draw:polygon>
          <draw:path draw:style-name="gr3" draw:text-style-name="P7" draw:layer="layout" svg:width="0.267cm" svg:height="0.223cm" svg:x="9.525cm" svg:y="3.887cm" svg:viewBox="0 0 268 224" svg:d="M29 189c-1 8-4 19-4 22 0 9 6 13 14 13 6 0 15-4 18-13 1-2 7-25 10-37l10-45c4-10 7-21 9-33 2-9 6-23 6-24 8-16 33-61 80-61 23 0 27 18 27 35 0 30-23 94-31 114-4 12-6 18-6 24 0 23 18 40 41 40 47 0 65-72 65-76 0-5-5-5-6-5-6 0-6 1-8 9-10 34-26 61-50 61-8 0-11-5-11-16 0-12 4-25 9-36 9-25 29-80 29-108 0-33-22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9.942cm" svg:y="3.818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63cm" svg:height="0.328cm" svg:x="10.451cm" svg:y="3.777cm" svg:viewBox="0 0 164 329" svg:d="M102 12c0-11 0-12-11-12-32 31-75 31-91 31v16c10 0 39 0 65-13v256c0 18-1 24-46 24h-16v15c17-2 61-2 80-2 20 0 63 0 81 2v-15h-16c-45 0-46-6-46-24z">
            <text:p/>
          </draw:path>
          <draw:path draw:style-name="gr3" draw:text-style-name="P7" draw:layer="layout" svg:width="0.327cm" svg:height="0.328cm" svg:x="11.013cm" svg:y="3.481cm" svg:viewBox="0 0 328 329" svg:d="M175 175h137c7 0 16 0 16-10s-9-10-16-10h-137v-138c0-8 0-17-10-17s-10 9-10 17v138h-138c-8 0-17 0-17 10s9 10 17 10h138v137c0 7 0 17 10 17s10-10 10-17z">
            <text:p/>
          </draw:path>
          <draw:path draw:style-name="gr3" draw:text-style-name="P7" draw:layer="layout" svg:width="0.192cm" svg:height="0.223cm" svg:x="11.661cm" svg:y="3.55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12" draw:id="id12">
          <svg:title>TexMaths</svg:title>
          <svg:desc>14§display§\int \frac{1}{\sqrt{x}} \ dx§svg§600§FALSE§</svg:desc>
          <draw:polygon draw:style-name="gr2" draw:text-style-name="P6" draw:layer="layout" svg:width="2.014cm" svg:height="1.078cm" svg:x="3.413cm" svg:y="4.354cm" svg:viewBox="0 0 2015 1079" draw:points="1007,1079 0,1079 0,0 2015,0 2015,1079">
            <text:p/>
          </draw:polygon>
          <draw:path draw:style-name="gr3" draw:text-style-name="P7" draw:layer="layout" svg:width="0.437cm" svg:height="1.093cm" svg:x="3.416cm" svg:y="4.3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8 36-31 129-71 129-18 0-29-12-30-12z">
            <text:p/>
          </draw:path>
          <draw:path draw:style-name="gr3" draw:text-style-name="P7" draw:layer="layout" svg:width="0.163cm" svg:height="0.328cm" svg:x="4.288cm" svg:y="4.338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691cm" svg:height="0.02cm" svg:x="4.021cm" svg:y="4.866cm" svg:viewBox="0 0 692 21" draw:points="346,21 0,21 0,0 692,0 692,21">
            <text:p/>
          </draw:polygon>
          <draw:path draw:style-name="gr3" draw:text-style-name="P7" draw:layer="layout" svg:width="0.384cm" svg:height="0.492cm" svg:x="4.057cm" svg:y="4.9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0.281cm" svg:height="0.02cm" svg:x="4.431cm" svg:y="4.964cm" svg:viewBox="0 0 282 21" draw:points="141,21 0,21 0,0 282,0 282,21">
            <text:p/>
          </draw:polygon>
          <draw:path draw:style-name="gr3" draw:text-style-name="P7" draw:layer="layout" svg:width="0.245cm" svg:height="0.223cm" svg:x="4.446cm" svg:y="5.121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234cm" svg:height="0.347cm" svg:x="4.956cm" svg:y="4.657cm" svg:viewBox="0 0 235 348" svg:d="M235 6c0-2 0-6-6-6-7 0-54 4-63 6-4 0-7 2-7 9 0 6 5 6 12 6 24 0 25 4 25 8l-2 10-29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1 0 39 40 39 43 0 2-1 6-2 8z">
            <text:p/>
          </draw:path>
          <draw:path draw:style-name="gr3" draw:text-style-name="P7" draw:layer="layout" svg:width="0.245cm" svg:height="0.223cm" svg:x="5.207cm" svg:y="4.782cm" svg:viewBox="0 0 246 224" svg:d="M151 69c2-13 14-58 48-58 3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</draw:g>
        <draw:g xml:id="id13" draw:id="id13">
          <svg:title>TexMaths</svg:title>
          <svg:desc>22§display§2 \sqrt{x} \ + \ c§svg§600§FALSE§</svg:desc>
          <draw:polygon draw:style-name="gr2" draw:text-style-name="P6" draw:layer="layout" svg:width="3.189cm" svg:height="0.696cm" svg:x="9.506cm" svg:y="4.566cm" svg:viewBox="0 0 3190 697" draw:points="1595,697 0,697 0,0 3190,0 3190,697">
            <text:p/>
          </draw:polygon>
          <draw:path draw:style-name="gr3" draw:text-style-name="P7" draw:layer="layout" svg:width="0.309cm" svg:height="0.516cm" svg:x="9.506cm" svg:y="4.638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8 7-74 7z">
            <text:p/>
          </draw:path>
          <draw:path draw:style-name="gr3" draw:text-style-name="P7" draw:layer="layout" svg:width="0.605cm" svg:height="0.773cm" svg:x="9.911cm" svg:y="4.527cm" svg:viewBox="0 0 606 774" svg:d="M245 693l-136-301c-5-12-10-12-12-12 0 0-5 0-13 5l-73 57c-11 7-11 10-11 12 0 3 2 9 7 9s19-11 26-18c6-3 18-12 25-18l153 335c6 12 11 12 18 12 10 0 12-4 19-14l352-728c6-13 6-14 6-16 0-9-8-16-16-16-7 0-13 4-18 16z">
            <text:p/>
          </draw:path>
          <draw:polygon draw:style-name="gr3" draw:text-style-name="P7" draw:layer="layout" svg:width="0.443cm" svg:height="0.032cm" svg:x="10.499cm" svg:y="4.527cm" svg:viewBox="0 0 444 33" draw:points="222,33 0,33 0,0 444,0 444,33">
            <text:p/>
          </draw:polygon>
          <draw:path draw:style-name="gr3" draw:text-style-name="P7" draw:layer="layout" svg:width="0.386cm" svg:height="0.351cm" svg:x="10.522cm" svg:y="4.8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1.414cm" svg:y="4.70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433cm" svg:y="4.8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15" draw:id="id15">
          <svg:title>TexMaths</svg:title>
          <svg:desc>22§display§\smallint \sin x \ dx§svg§600§FALSE§</svg:desc>
          <draw:polygon draw:style-name="gr2" draw:text-style-name="P6" draw:layer="layout" svg:width="3.048cm" svg:height="0.644cm" svg:x="3.609cm" svg:y="5.863cm" svg:viewBox="0 0 3049 645" draw:points="1524,645 0,645 0,0 3049,0 3049,645">
            <text:p/>
          </draw:polygon>
          <draw:path draw:style-name="gr3" draw:text-style-name="P7" draw:layer="layout" svg:width="0.323cm" svg:height="0.721cm" svg:x="3.613cm" svg:y="5.824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4cm" svg:y="6.032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4.438cm" svg:y="5.861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4.651cm" svg:y="6.03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5.207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5.917cm" svg:y="5.842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11cm" svg:y="6.03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16" draw:id="id16">
          <svg:title>TexMaths</svg:title>
          <svg:desc>22§display§- \cos x \ + \ c§svg§600§FALSE§</svg:desc>
          <draw:polygon draw:style-name="gr2" draw:text-style-name="P6" draw:layer="layout" svg:width="4.052cm" svg:height="0.437cm" svg:x="9.506cm" svg:y="5.967cm" svg:viewBox="0 0 4053 438" draw:points="2028,438 0,438 0,0 4053,0 4053,438">
            <text:p/>
          </draw:polygon>
          <draw:path draw:style-name="gr3" draw:text-style-name="P7" draw:layer="layout" svg:width="0.472cm" svg:height="0.032cm" svg:x="9.531cm" svg:y="6.171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4cm" svg:y="6.032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562cm" svg:y="6.032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953cm" svg:y="6.032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384cm" svg:y="6.0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5-79 102-104 102-30 0-42-25-42-51 0-17 5-33 14-68z">
            <text:p/>
          </draw:path>
          <draw:path draw:style-name="gr3" draw:text-style-name="P7" draw:layer="layout" svg:width="0.515cm" svg:height="0.516cm" svg:x="12.276cm" svg:y="5.9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295cm" svg:y="6.037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18" draw:id="id18">
          <svg:title>TexMaths</svg:title>
          <svg:desc>22§display§\smallint \cos x \ dx§svg§600§FALSE§</svg:desc>
          <draw:polygon draw:style-name="gr2" draw:text-style-name="P6" draw:layer="layout" svg:width="3.132cm" svg:height="0.644cm" svg:x="3.61cm" svg:y="7.163cm" svg:viewBox="0 0 3133 645" draw:points="1568,645 0,645 0,0 3133,0 3133,645">
            <text:p/>
          </draw:polygon>
          <draw:path draw:style-name="gr3" draw:text-style-name="P7" draw:layer="layout" svg:width="0.323cm" svg:height="0.721cm" svg:x="3.614cm" svg:y="7.12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4cm" svg:y="7.332cm" svg:viewBox="0 0 296 357" svg:d="M65 180c0-127 63-161 104-161 7 0 56 0 84 29-31 3-37 26-37 37 0 19 14 35 36 35 21 0 37-14 37-37 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4cm" svg:y="7.332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4cm" svg:y="7.332cm" svg:viewBox="0 0 255 357" svg:d="M135 197c18 4 81 16 81 72 0 39-26 71-88 71-65 0-93-44-107-111-2-9-3-12-10-12-11 0-11 5-11 19v102c0 14 0 19 9 19 3 0 5-1 19-15 2-2 2-4 16-18 33 32 69 33 84 33 90 0 127-52 127-109 0-40-25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86cm" svg:height="0.351cm" svg:x="5.294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4 60 79 0 123-100 123-120 0-7-7-7-8-7-7 0-9 2-11 7-25 85-79 103-104 103-30 0-42-25-42-51 0-18 5-34 14-69z">
            <text:p/>
          </draw:path>
          <draw:path draw:style-name="gr3" draw:text-style-name="P7" draw:layer="layout" svg:width="0.368cm" svg:height="0.547cm" svg:x="6.003cm" svg:y="7.142cm" svg:viewBox="0 0 369 548" svg:d="M369 9c0-2 0-9-10-9-11 0-85 7-99 9-5 0-10 3-10 14 0 10 7 10 19 10 37 0 39 6 39 13l-2 16-47 183c-14-28-37-50-73-50-89 0-186 115-186 228 0 74 42 125 104 125 16 0 54-4 100-58 7 31 34 58 70 58 29 0 46-18 59-44 12-27 22-74 22-76 0-9-7-9-8-9-9 0-9 4-11 14-14 51-28 97-60 97-21 0-23-19-23-35 0-20 2-25 6-37zM208 446c-4 14-4 15-16 29-34 43-65 55-86 55-39 0-51-42-51-72 0-39 26-136 44-171 22-46 58-74 89-74 51 0 62 63 62 69 0 3-2 9-4 12z">
            <text:p/>
          </draw:path>
          <draw:path draw:style-name="gr3" draw:text-style-name="P7" draw:layer="layout" svg:width="0.386cm" svg:height="0.351cm" svg:x="6.395cm" svg:y="7.335cm" svg:viewBox="0 0 387 352" svg:d="M238 109c3-21 21-91 75-91 5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4 51 51 0 79-54 81-60 9 30 37 60 84 60 79 0 123-100 123-120 0-7-7-7-8-7-7 0-9 2-11 7-25 85-77 103-104 103-30 0-42-25-42-51 0-18 5-34 14-69z">
            <text:p/>
          </draw:path>
        </draw:g>
        <draw:g xml:id="id19" draw:id="id19">
          <svg:title>TexMaths</svg:title>
          <svg:desc>22§display§\sin x \ + \ c§svg§600§FALSE§</svg:desc>
          <draw:polygon draw:style-name="gr2" draw:text-style-name="P6" draw:layer="layout" svg:width="3.235cm" svg:height="0.505cm" svg:x="9.522cm" svg:y="7.268cm" svg:viewBox="0 0 3236 506" draw:points="1619,506 0,506 0,0 3236,0 3236,506">
            <text:p/>
          </draw:polygon>
          <draw:path draw:style-name="gr3" draw:text-style-name="P7" draw:layer="layout" svg:width="0.254cm" svg:height="0.357cm" svg:x="9.508cm" svg:y="7.4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9cm" svg:x="9.814cm" svg:y="7.229cm" svg:viewBox="0 0 167 520" svg:d="M113 176l-109 9v25c51 0 58 3 58 42v208c0 35-9 35-62 35v25c25-2 67-2 86-2 27 0 55 0 81 2v-25c-51 0-54-3-54-33zM116 41c0-25-19-41-42-41-25 0-41 21-41 41 0 21 16 42 41 42 23 0 42-18 42-42z">
            <text:p/>
          </draw:path>
          <draw:path draw:style-name="gr3" draw:text-style-name="P7" draw:layer="layout" svg:width="0.39cm" svg:height="0.343cm" svg:x="10.027cm" svg:y="7.40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0.583cm" svg:y="7.40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s-17-29-30-29c-23 0-42 22-42 46 0 36 39 51 72 51 53 0 81-54 83-59 9 29 37 59 83 59 81 0 125-100 125-119 0-7-8-7-9-7-7 0-9 1-11 7-24 84-79 102-104 102-30 0-42-25-42-51 0-18 5-34 14-69z">
            <text:p/>
          </draw:path>
          <draw:path draw:style-name="gr3" draw:text-style-name="P7" draw:layer="layout" svg:width="0.515cm" svg:height="0.517cm" svg:x="11.476cm" svg:y="7.29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2cm" svg:height="0.351cm" svg:x="12.496cm" svg:y="7.405cm" svg:viewBox="0 0 303 352" svg:d="M276 48c-12 0-23 0-35 12-12 10-14 25-14 30 0 17 14 26 30 26 23 0 44-17 44-49 0-39-37-67-93-67-104 0-208 111-208 220 0 71 46 132 127 132 111 0 176-82 176-91 0-6-6-11-9-11-5 0-7 2-11 9-61 76-146 76-156 76-48 0-69-37-69-85 0-32 16-107 42-155 23-44 67-77 109-77 27 0 57 8 67 30z">
            <text:p/>
          </draw:path>
        </draw:g>
        <draw:g xml:id="id21" draw:id="id21">
          <svg:title>TexMaths</svg:title>
          <svg:desc>22§display§\smallint \sec^2 x \ dx§svg§600§FALSE§</svg:desc>
          <draw:polygon draw:style-name="gr2" draw:text-style-name="P6" draw:layer="layout" svg:width="3.438cm" svg:height="0.769cm" svg:x="3.611cm" svg:y="8.464cm" svg:viewBox="0 0 3439 770" draw:points="1720,770 0,770 0,0 3439,0 3439,770">
            <text:p/>
          </draw:polygon>
          <draw:path draw:style-name="gr3" draw:text-style-name="P7" draw:layer="layout" svg:width="0.323cm" svg:height="0.721cm" svg:x="3.615cm" svg:y="8.55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4.136cm" svg:y="8.758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436cm" svg:y="8.758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785cm" svg:y="8.7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135cm" svg:y="8.4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5.6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369cm" svg:height="0.547cm" svg:x="6.308cm" svg:y="8.568cm" svg:viewBox="0 0 370 548" svg:d="M370 9c0-2 0-9-11-9-10 0-84 7-99 9-5 0-10 3-10 14 0 10 7 10 19 10 37 0 39 6 39 13l-2 16-47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6.702cm" svg:y="8.76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</draw:g>
        <draw:g xml:id="id22" draw:id="id22">
          <svg:title>TexMaths</svg:title>
          <svg:desc>22§display§\tan x \ + \ c§svg§600§FALSE§</svg:desc>
          <draw:polygon draw:style-name="gr2" draw:text-style-name="P6" draw:layer="layout" svg:width="3.405cm" svg:height="0.463cm" svg:x="9.534cm" svg:y="8.568cm" svg:viewBox="0 0 3406 464" draw:points="1702,464 0,464 0,0 3406,0 3406,464">
            <text:p/>
          </draw:polygon>
          <draw:path draw:style-name="gr3" draw:text-style-name="P7" draw:layer="layout" svg:width="0.244cm" svg:height="0.484cm" svg:x="9.509cm" svg:y="8.529cm" svg:viewBox="0 0 245 485" svg:d="M120 167h111v-25h-111v-142h-20c0 63-24 146-100 149v18h67v212c0 97 72 106 100 106 55 0 78-55 78-106v-44h-21v44c0 57-23 86-52 86-52 0-52-70-52-84z">
            <text:p/>
          </draw:path>
          <draw:path draw:style-name="gr3" draw:text-style-name="P7" draw:layer="layout" svg:width="0.349cm" svg:height="0.356cm" svg:x="9.828cm" svg:y="8.657cm" svg:viewBox="0 0 350 357" svg:d="M225 288c4 32 25 63 62 63 16 0 63-10 63-73v-43h-19v43c0 45-19 50-28 50-25 0-28-35-28-38v-157c0-31 0-61-29-91-30-30-68-42-107-42-63 0-116 37-116 88 0 23 16 37 35 37 21 0 35-16 35-37 0-9-3-35-38-35 21-27 58-35 84-35 37 0 81 29 81 98v30c-39 2-93 3-143 26-58 26-77 67-77 102 0 63 76 83 125 83 51 0 86-32 100-69zM220 162v77c0 74-55 100-90 100-38 0-70-28-70-67 0-42 33-107 160-110z">
            <text:p/>
          </draw:path>
          <draw:path draw:style-name="gr3" draw:text-style-name="P7" draw:layer="layout" svg:width="0.39cm" svg:height="0.342cm" svg:x="10.208cm" svg:y="8.66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cm" svg:x="10.764cm" svg:y="8.6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2 51 53 0 79-54 83-59 9 29 37 59 83 59 81 0 125-100 125-119 0-7-7-7-9-7-7 0-9 2-11 7-24 84-79 102-104 102-30 0-42-25-42-51 0-18 5-34 14-69z">
            <text:p/>
          </draw:path>
          <draw:path draw:style-name="gr3" draw:text-style-name="P7" draw:layer="layout" svg:width="0.515cm" svg:height="0.515cm" svg:x="11.656cm" svg:y="8.5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2.675cm" svg:y="8.6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4" draw:id="id24">
          <svg:title>TexMaths</svg:title>
          <svg:desc>22§display§\smallint \text {cosec}^2  x \ dx§svg§600§FALSE§</svg:desc>
          <draw:polygon draw:style-name="gr2" draw:text-style-name="P6" draw:layer="layout" svg:width="4.039cm" svg:height="0.769cm" svg:x="3.612cm" svg:y="9.764cm" svg:viewBox="0 0 4040 770" draw:points="2020,770 0,770 0,0 4040,0 4040,770">
            <text:p/>
          </draw:polygon>
          <draw:path draw:style-name="gr3" draw:text-style-name="P7" draw:layer="layout" svg:width="0.323cm" svg:height="0.721cm" svg:x="3.616cm" svg:y="9.85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295cm" svg:height="0.356cm" svg:x="4.136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476cm" svg:y="10.058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867cm" svg:y="10.058cm" svg:viewBox="0 0 255 357" svg:d="M135 197c18 4 81 16 81 72 0 39-26 71-88 71-65 0-93-44-107-111-2-9-3-12-10-12-11 0-11 5-11 19v102c0 14 0 19 9 19 3 0 5-1 19-15 2-2 2-4 16-18 33 32 69 33 84 33 90 0 127-52 127-109 0-40-24-63-33-74-27-24-57-30-88-37-44-8-97-17-97-63 0-28 21-60 88-60 84 0 90 71 91 95 0 7 7 7 9 7 11 0 11-3 11-19v-78c0-14 0-19-9-19-4 0-5 0-16 9-2 3-10 10-14 12-28-21-62-21-72-21-95 0-125 53-125 95 0 28 12 49 33 67 25 19 48 25 102 35z">
            <text:p/>
          </draw:path>
          <draw:path draw:style-name="gr3" draw:text-style-name="P7" draw:layer="layout" svg:width="0.3cm" svg:height="0.356cm" svg:x="5.168cm" svg:y="10.058cm" svg:viewBox="0 0 301 357" svg:d="M65 153c5-116 70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514cm" svg:y="10.058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24cm" svg:height="0.36cm" svg:x="5.866cm" svg:y="9.725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6.202cm" svg:y="10.061cm" svg:viewBox="0 0 387 352" svg:d="M238 109c3-21 21-91 75-91 4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79-54 83-60 9 30 37 60 83 60 81 0 124-100 124-120 0-7-7-7-8-7-7 0-9 2-11 7-26 85-79 103-104 103-30 0-42-25-42-51 0-18 5-34 14-69z">
            <text:p/>
          </draw:path>
          <draw:path draw:style-name="gr3" draw:text-style-name="P7" draw:layer="layout" svg:width="0.369cm" svg:height="0.547cm" svg:x="6.91cm" svg:y="9.868cm" svg:viewBox="0 0 370 548" svg:d="M370 9c0-2 0-9-11-9s-84 7-99 9c-5 0-10 3-10 14 0 10 7 10 19 10 37 0 39 6 39 13l-4 16-45 183c-14-28-37-50-72-50-90 0-187 115-187 228 0 74 42 125 104 125 16 0 54-4 100-58 7 31 34 58 71 58 28 0 45-18 58-44 12-27 22-74 22-76 0-9-7-9-8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304cm" svg:y="10.061cm" svg:viewBox="0 0 387 352" svg:d="M238 109c3-21 21-91 75-91 6 0 23 0 39 8-21 6-37 25-37 43 0 12 9 28 30 28 17 0 42-14 42-46 0-40-46-51-72-51-46 0-72 41-83 60-19-53-60-60-82-60-81 0-125 100-125 120 0 7 7 7 8 7 7 0 9 0 11-7 26-83 77-102 104-102 14 0 42 7 42 51 0 24-14 77-42 185-13 49-41 81-74 81-5 0-23 0-39-9 20-6 37-21 37-42 0-22-17-29-30-29-23 0-42 21-42 46 0 35 39 51 72 51 53 0 81-54 83-60 9 30 37 60 83 60 81 0 124-100 124-120 0-7-7-7-8-7-7 0-9 2-11 7-24 85-79 103-104 103-30 0-42-25-42-51 0-18 5-34 14-69z">
            <text:p/>
          </draw:path>
        </draw:g>
        <draw:g xml:id="id25" draw:id="id25">
          <svg:title>TexMaths</svg:title>
          <svg:desc>22§display§- \cot x \ + \ c§svg§600§FALSE§</svg:desc>
          <draw:polygon draw:style-name="gr2" draw:text-style-name="P6" draw:layer="layout" svg:width="4.048cm" svg:height="0.463cm" svg:x="9.508cm" svg:y="9.868cm" svg:viewBox="0 0 4049 464" draw:points="2024,464 0,464 0,0 4049,0 4049,464">
            <text:p/>
          </draw:polygon>
          <draw:path draw:style-name="gr3" draw:text-style-name="P7" draw:layer="layout" svg:width="0.472cm" svg:height="0.032cm" svg:x="9.533cm" svg:y="10.096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226cm" svg:y="9.957cm" svg:viewBox="0 0 296 357" svg:d="M65 179c0-126 63-160 104-160 7 0 56 0 84 28-31 4-37 27-37 37 0 20 15 35 36 35s37-14 37-36c0-53-60-83-120-83-97 0-169 84-169 179 0 100 77 178 167 178 104 0 129-94 129-102 0-7-7-7-9-7-7 0-9 3-11 7-23 72-74 82-102 82-40 0-109-33-109-158z">
            <text:p/>
          </draw:path>
          <draw:path draw:style-name="gr3" draw:text-style-name="P7" draw:layer="layout" svg:width="0.344cm" svg:height="0.356cm" svg:x="10.564cm" svg:y="9.957cm" svg:viewBox="0 0 345 357" svg:d="M345 181c0-98-79-181-173-181-96 0-172 84-172 181 0 100 81 176 172 176 94 0 173-78 173-176zM172 337c-33 0-66-17-88-52-19-34-19-81-19-109 0-30 0-72 18-107 21-36 58-51 89-51 34 0 67 15 87 49 21 33 21 79 21 109 0 28 0 70-18 103-16 35-51 58-90 58z">
            <text:p/>
          </draw:path>
          <draw:path draw:style-name="gr3" draw:text-style-name="P7" draw:layer="layout" svg:width="0.244cm" svg:height="0.484cm" svg:x="10.944cm" svg:y="9.829cm" svg:viewBox="0 0 245 485" svg:d="M120 167h111v-25h-111v-142h-20c0 63-24 146-100 149v18h67v212c0 97 72 106 100 106 55 0 78-55 78-106v-44h-22v44c0 57-22 86-51 86-52 0-52-70-52-84z">
            <text:p/>
          </draw:path>
          <draw:path draw:style-name="gr3" draw:text-style-name="P7" draw:layer="layout" svg:width="0.386cm" svg:height="0.35cm" svg:x="11.382cm" svg:y="9.962cm" svg:viewBox="0 0 387 351" svg:d="M238 109c3-21 21-91 75-91 6 0 23 0 39 8-21 6-37 25-37 43 0 12 9 28 30 28 18 0 42-14 42-46 0-40-46-51-72-51-46 0-72 40-83 60-19-53-60-60-82-60-81 0-125 100-125 119 0 7 7 7 8 7 7 0 9 0 11-7 26-82 77-101 104-101 14 0 42 7 42 51 0 24-14 77-42 184-12 49-41 81-74 81-5 0-23 0-39-9 20-5 37-21 37-42s-17-28-30-28c-23 0-42 21-42 45 0 35 39 51 74 51 51 0 79-54 81-59 9 29 37 59 84 59 80 0 124-100 124-119 0-7-8-7-9-7-7 0-9 2-11 7-24 84-77 102-104 102-30 0-42-25-42-51 0-18 5-34 14-69z">
            <text:p/>
          </draw:path>
          <draw:path draw:style-name="gr3" draw:text-style-name="P7" draw:layer="layout" svg:width="0.515cm" svg:height="0.515cm" svg:x="12.274cm" svg:y="9.854cm" svg:viewBox="0 0 516 516" svg:d="M275 274h216c11 0 25 0 25-16s-14-16-25-16h-216v-216c0-12 0-26-16-26s-16 14-16 26v216h-217c-12 0-26 0-26 16s14 16 26 16h217v216c0 11 0 26 16 26s16-15 16-26z">
            <text:p/>
          </draw:path>
          <draw:path draw:style-name="gr3" draw:text-style-name="P7" draw:layer="layout" svg:width="0.302cm" svg:height="0.35cm" svg:x="13.293cm" svg:y="9.962cm" svg:viewBox="0 0 303 351" svg:d="M276 47c-12 0-23 0-35 13-12 10-14 24-14 30 0 17 14 26 30 26 23 0 44-18 44-49 0-39-37-67-93-67-104 0-208 111-208 220 0 70 46 131 127 131 111 0 176-82 176-91 0-5-6-11-9-11-5 0-7 2-11 9-61 76-146 76-156 76-48 0-69-37-69-85 0-31 16-107 42-154 23-44 67-77 109-77 27 0 57 8 67 29z">
            <text:p/>
          </draw:path>
        </draw:g>
        <draw:g xml:id="id27" draw:id="id27">
          <svg:title>TexMaths</svg:title>
          <svg:desc>22§display§\smallint \sec x \tan x \ dx§svg§600§FALSE§</svg:desc>
          <draw:polygon draw:style-name="gr2" draw:text-style-name="P6" draw:layer="layout" svg:width="4.908cm" svg:height="0.644cm" svg:x="3.411cm" svg:y="11.064cm" svg:viewBox="0 0 4909 645" draw:points="2454,645 0,645 0,0 4909,0 4909,645">
            <text:p/>
          </draw:polygon>
          <draw:path draw:style-name="gr3" draw:text-style-name="P7" draw:layer="layout" svg:width="0.323cm" svg:height="0.721cm" svg:x="3.415cm" svg:y="11.02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54cm" svg:height="0.356cm" svg:x="3.936cm" svg:y="11.233cm" svg:viewBox="0 0 255 357" svg:d="M136 197c17 4 81 16 81 72 0 39-27 71-89 71-65 0-93-44-107-111-2-9-3-12-10-12-11 0-11 5-11 19v102c0 14 0 19 9 19 3 0 5-1 19-15 2-2 2-4 16-18 33 32 69 33 84 33 90 0 127-52 127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237cm" svg:y="11.233cm" svg:viewBox="0 0 301 357" svg:d="M65 153c5-116 71-135 97-135 79 0 88 104 88 135zM65 169h217c17 0 19 0 19-16 0-77-42-153-139-153-90 0-162 79-162 178 0 104 81 179 171 179 95 0 130-86 130-102 0-7-7-8-11-8-7 0-8 5-8 10-29 81-99 81-106 81-39 0-70-25-88-53-23-37-23-88-23-116z">
            <text:p/>
          </draw:path>
          <draw:path draw:style-name="gr3" draw:text-style-name="P7" draw:layer="layout" svg:width="0.295cm" svg:height="0.356cm" svg:x="4.585cm" svg:y="11.233cm" svg:viewBox="0 0 296 357" svg:d="M65 180c0-127 63-161 104-161 7 0 56 0 84 29-31 3-36 26-36 37 0 19 14 35 35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053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7 103-104 103-30 0-42-25-42-51 0-18 5-34 14-69z">
            <text:p/>
          </draw:path>
          <draw:path draw:style-name="gr3" draw:text-style-name="P7" draw:layer="layout" svg:width="0.244cm" svg:height="0.485cm" svg:x="5.617cm" svg:y="11.102cm" svg:viewBox="0 0 245 486" svg:d="M120 167h111v-24h-111v-143h-20c0 63-24 146-100 150v17h67v213c0 97 72 106 100 106 55 0 78-55 78-106v-44h-21v44c0 57-23 87-51 87-53 0-53-71-53-85z">
            <text:p/>
          </draw:path>
          <draw:path draw:style-name="gr3" draw:text-style-name="P7" draw:layer="layout" svg:width="0.349cm" svg:height="0.356cm" svg:x="5.935cm" svg:y="11.233cm" svg:viewBox="0 0 350 357" svg:d="M225 289c4 31 25 63 62 63 16 0 63-10 63-74v-42h-19v42c0 46-19 51-28 51-25 0-28-35-28-38v-157c0-32 0-62-29-92s-68-42-107-42c-63 0-116 37-116 88 0 23 16 37 35 37 21 0 35-16 35-37 0-9-3-35-38-35 21-27 58-35 84-35 37 0 81 30 81 98v30c-39 2-93 4-143 27-58 26-77 66-77 102 0 63 76 82 125 82 51 0 86-31 100-68zM220 162v77c0 74-55 101-90 101-38 0-70-28-70-67 0-42 33-107 160-111z">
            <text:p/>
          </draw:path>
          <draw:path draw:style-name="gr3" draw:text-style-name="P7" draw:layer="layout" svg:width="0.39cm" svg:height="0.342cm" svg:x="6.314cm" svg:y="11.236cm" svg:viewBox="0 0 391 343" svg:d="M60 76v209c0 34-7 34-60 34v24c26 0 67-1 88-1 19 0 60 1 86 1v-24c-51 0-60 0-60-34v-144c0-81 55-123 104-123 50 0 58 42 58 86v181c0 34-8 34-59 34v24c26 0 66-1 88-1 19 0 59 1 86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87cm" svg:y="11.236cm" svg:viewBox="0 0 387 352" svg:d="M238 109c3-21 21-91 75-91 4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369cm" svg:height="0.547cm" svg:x="7.577cm" svg:y="11.043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3-19-23-35 0-20 2-25 6-37zM208 446c-4 14-4 15-16 29-34 43-65 55-86 55-39 0-51-42-51-72 0-39 24-136 44-171 22-46 58-74 89-74 51 0 62 63 62 69 0 3-2 9-4 12z">
            <text:p/>
          </draw:path>
          <draw:path draw:style-name="gr3" draw:text-style-name="P7" draw:layer="layout" svg:width="0.386cm" svg:height="0.351cm" svg:x="7.972cm" svg:y="11.236cm" svg:viewBox="0 0 387 352" svg:d="M238 109c3-21 21-91 75-91 6 0 23 0 39 8-21 6-37 25-37 43 0 12 9 28 30 28 18 0 42-14 42-46 0-40-46-51-72-51-46 0-72 41-83 60-19-53-59-60-82-60-81 0-125 100-125 120 0 7 7 7 8 7 7 0 9 0 11-7 26-83 77-102 104-102 14 0 42 7 42 51 0 24-14 77-42 185-12 49-41 81-74 81-5 0-23 0-39-9 20-6 37-21 37-42 0-22-17-29-30-29-23 0-42 21-42 46 0 35 39 51 72 51 53 0 81-54 83-60 9 30 37 60 84 60 80 0 124-100 124-120 0-7-7-7-9-7-7 0-9 2-11 7-24 85-79 103-104 103-30 0-42-25-42-51 0-18 5-34 14-69z">
            <text:p/>
          </draw:path>
        </draw:g>
        <draw:g xml:id="id28" draw:id="id28">
          <svg:title>TexMaths</svg:title>
          <svg:desc>22§display§\sec x \ + \ c§svg§600§FALSE§</svg:desc>
          <draw:polygon draw:style-name="gr2" draw:text-style-name="P6" draw:layer="layout" svg:width="3.279cm" svg:height="0.437cm" svg:x="9.723cm" svg:y="11.168cm" svg:viewBox="0 0 3280 438" draw:points="1640,438 0,438 0,0 3280,0 3280,438">
            <text:p/>
          </draw:polygon>
          <draw:path draw:style-name="gr3" draw:text-style-name="P7" draw:layer="layout" svg:width="0.254cm" svg:height="0.356cm" svg:x="9.709cm" svg:y="11.233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012cm" svg:y="11.233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0.358cm" svg:y="11.233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0.828cm" svg:y="11.2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5-79 102-104 102-30 0-42-25-42-51 0-17 5-33 14-68z">
            <text:p/>
          </draw:path>
          <draw:path draw:style-name="gr3" draw:text-style-name="P7" draw:layer="layout" svg:width="0.515cm" svg:height="0.516cm" svg:x="11.72cm" svg:y="11.12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739cm" svg:y="11.238cm" svg:viewBox="0 0 303 352" svg:d="M276 47c-12 0-23 0-35 13-12 10-14 24-14 30 0 17 14 26 30 26 23 0 44-18 44-49 0-39-37-67-93-67-104 0-208 111-208 220 0 70 46 132 127 132 111 0 176-83 176-92 0-5-6-10-9-10-5 0-7 1-11 9-61 75-146 75-156 75-48 0-69-37-69-84 0-32 16-108 42-155 23-44 67-77 109-77 27 0 57 8 67 29z">
            <text:p/>
          </draw:path>
        </draw:g>
        <draw:g xml:id="id30" draw:id="id30">
          <svg:title>TexMaths</svg:title>
          <svg:desc>22§display§\smallint \text {cosec }x \cot x \ dx§svg§600§FALSE§</svg:desc>
          <draw:polygon draw:style-name="gr2" draw:text-style-name="P6" draw:layer="layout" svg:width="5.68cm" svg:height="0.644cm" svg:x="3.312cm" svg:y="12.365cm" svg:viewBox="0 0 5681 645" draw:points="2841,645 0,645 0,0 5681,0 5681,645">
            <text:p/>
          </draw:polygon>
          <draw:path draw:style-name="gr3" draw:text-style-name="P7" draw:layer="layout" svg:width="0.323cm" svg:height="0.721cm" svg:x="3.316cm" svg:y="12.326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295cm" svg:height="0.356cm" svg:x="3.836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4.176cm" svg:y="12.534cm" svg:viewBox="0 0 345 357" svg:d="M345 181c0-98-79-181-173-181-96 0-172 85-172 181 0 101 81 176 172 176 94 0 173-77 173-176zM172 338c-33 0-66-18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254cm" svg:height="0.356cm" svg:x="4.567cm" svg:y="12.534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868cm" svg:y="12.534cm" svg:viewBox="0 0 301 357" svg:d="M65 153c5-116 71-135 97-135 79 0 88 104 88 135zM65 169h217c17 0 19 0 19-16 0-77-42-153-139-153-90 0-162 79-162 178 0 104 81 179 171 179 95 0 130-86 130-102 0-7-5-8-11-8-7 0-8 5-8 10-29 81-99 81-106 81-39 0-70-25-88-53-23-37-23-88-23-116z">
            <text:p/>
          </draw:path>
          <draw:path draw:style-name="gr3" draw:text-style-name="P7" draw:layer="layout" svg:width="0.295cm" svg:height="0.356cm" svg:x="5.215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86cm" svg:height="0.351cm" svg:x="5.81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295cm" svg:height="0.356cm" svg:x="6.387cm" svg:y="12.534cm" svg:viewBox="0 0 296 357" svg:d="M65 180c0-127 63-161 104-161 7 0 56 0 84 29-31 3-37 26-37 37 0 19 15 35 36 35s37-14 37-37c0-53-60-83-120-83-97 0-169 85-169 180 0 100 77 177 167 177 104 0 129-93 129-102 0-7-7-7-9-7-7 0-9 4-11 7-23 73-74 83-102 83-40 0-109-33-109-158z">
            <text:p/>
          </draw:path>
          <draw:path draw:style-name="gr3" draw:text-style-name="P7" draw:layer="layout" svg:width="0.344cm" svg:height="0.356cm" svg:x="6.726cm" svg:y="12.534cm" svg:viewBox="0 0 345 357" svg:d="M345 181c0-98-79-181-173-181-96 0-172 85-172 181 0 101 81 176 172 176 94 0 173-77 173-176zM172 338c-33 0-66-18-88-53-19-33-19-81-19-109 0-30 0-72 18-107 21-36 58-51 89-51 34 0 67 15 88 49 20 33 20 79 20 109 0 28 0 71-18 104-16 35-51 58-90 58z">
            <text:p/>
          </draw:path>
          <draw:path draw:style-name="gr3" draw:text-style-name="P7" draw:layer="layout" svg:width="0.242cm" svg:height="0.485cm" svg:x="7.107cm" svg:y="12.403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86cm" svg:height="0.351cm" svg:x="7.543cm" svg:y="12.53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369cm" svg:height="0.547cm" svg:x="8.252cm" svg:y="12.344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20 2-25 6-37zM208 446c-4 14-4 15-16 29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8.645cm" svg:y="12.537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79-54 83-60 9 30 37 60 83 60 81 0 125-100 125-120 0-7-7-7-9-7-7 0-9 2-11 7-26 85-79 103-104 103-30 0-42-25-42-51 0-18 5-34 14-69z">
            <text:p/>
          </draw:path>
        </draw:g>
        <draw:g xml:id="id31" draw:id="id31">
          <svg:title>TexMaths</svg:title>
          <svg:desc>22§display§- \text {cosec }x  +  c§svg§600§FALSE§</svg:desc>
          <draw:polygon draw:style-name="gr2" draw:text-style-name="P6" draw:layer="layout" svg:width="4.224cm" svg:height="0.437cm" svg:x="9.509cm" svg:y="12.469cm" svg:viewBox="0 0 4225 438" draw:points="2112,438 0,438 0,0 4225,0 4225,438">
            <text:p/>
          </draw:polygon>
          <draw:path draw:style-name="gr3" draw:text-style-name="P7" draw:layer="layout" svg:width="0.472cm" svg:height="0.032cm" svg:x="9.534cm" svg:y="12.673cm" svg:viewBox="0 0 473 33" svg:d="M447 33c12 0 26 0 26-17 0-16-14-16-26-16h-421c-12 0-26 0-26 16 0 17 14 17 26 17z">
            <text:p/>
          </draw:path>
          <draw:path draw:style-name="gr3" draw:text-style-name="P7" draw:layer="layout" svg:width="0.295cm" svg:height="0.356cm" svg:x="10.099cm" svg:y="12.534cm" svg:viewBox="0 0 296 357" svg:d="M65 179c0-126 63-160 104-160 7 0 56 0 84 28-31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44cm" svg:height="0.356cm" svg:x="10.436cm" svg:y="12.534cm" svg:viewBox="0 0 345 357" svg:d="M345 181c0-98-79-181-173-181-96 0-172 84-172 181 0 100 81 176 172 176 94 0 173-77 173-176zM172 338c-33 0-66-18-88-53-19-34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27cm" svg:y="12.534cm" svg:viewBox="0 0 255 357" svg:d="M136 197c17 3 80 16 80 72 0 39-26 70-88 70-65 0-93-44-107-110-2-9-3-13-10-13-11 0-11 6-11 20v102c0 14 0 19 9 19 3 0 5-2 19-16 2-2 2-3 16-17 33 31 69 33 84 33 90 0 127-53 127-109 0-40-24-63-33-74-27-25-57-30-88-37-44-9-97-17-97-63 0-28 21-60 88-60 84 0 90 70 91 95 0 7 7 7 9 7 11 0 11-3 11-19v-78c0-14 0-19-9-19-4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1.128cm" svg:y="12.534cm" svg:viewBox="0 0 301 357" svg:d="M65 153c5-116 71-135 97-135 79 0 88 103 88 135zM65 169h217c17 0 19 0 19-16 0-77-42-153-139-153-90 0-162 79-162 178 0 103 81 179 171 179 95 0 130-86 130-102 0-7-7-9-11-9-7 0-8 5-8 11-29 81-99 81-106 81-39 0-70-25-88-53-23-37-23-88-23-116z">
            <text:p/>
          </draw:path>
          <draw:path draw:style-name="gr3" draw:text-style-name="P7" draw:layer="layout" svg:width="0.295cm" svg:height="0.356cm" svg:x="11.476cm" svg:y="12.534cm" svg:viewBox="0 0 296 357" svg:d="M65 179c0-126 63-160 104-160 7 0 56 0 84 28-33 4-37 27-37 37 0 20 15 36 36 36s37-14 37-37c0-53-60-83-120-83-97 0-169 84-169 179 0 101 77 178 167 178 104 0 129-93 129-102 0-7-7-7-9-7-7 0-9 3-11 7-23 72-74 83-102 83-40 0-109-34-109-159z">
            <text:p/>
          </draw:path>
          <draw:path draw:style-name="gr3" draw:text-style-name="P7" draw:layer="layout" svg:width="0.386cm" svg:height="0.351cm" svg:x="12.075cm" svg:y="12.5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5-77 102-104 102-30 0-42-25-42-51 0-17 5-33 14-68z">
            <text:p/>
          </draw:path>
          <draw:path draw:style-name="gr3" draw:text-style-name="P7" draw:layer="layout" svg:width="0.515cm" svg:height="0.516cm" svg:x="12.708cm" svg:y="12.4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3.47cm" svg:y="12.539cm" svg:viewBox="0 0 303 352" svg:d="M276 47c-12 0-23 0-35 13-12 10-14 24-14 30 0 17 14 26 30 26 23 0 44-18 44-49 0-39-37-67-93-67-104 0-208 111-208 220 0 70 46 132 127 132 111 0 176-83 176-92 0-5-6-10-9-10-5 0-5 1-11 9-61 75-146 75-156 75-48 0-69-37-69-84 0-32 16-108 42-155 23-44 67-77 109-77 27 0 57 8 67 29z">
            <text:p/>
          </draw:path>
        </draw:g>
        <draw:g xml:id="id33" draw:id="id33">
          <svg:title>TexMaths</svg:title>
          <svg:desc>22§display§\smallint (ax + b)^n \ dx§svg§600§FALSE§</svg:desc>
          <draw:polygon draw:style-name="gr2" draw:text-style-name="P6" draw:layer="layout" svg:width="4.549cm" svg:height="0.696cm" svg:x="3.609cm" svg:y="13.764cm" svg:viewBox="0 0 4550 697" draw:points="2276,697 0,697 0,0 4550,0 4550,697">
            <text:p/>
          </draw:polygon>
          <draw:path draw:style-name="gr3" draw:text-style-name="P7" draw:layer="layout" svg:width="0.323cm" svg:height="0.72cm" svg:x="3.613cm" svg:y="13.751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5-123 7-59 19-88 47-88 14 0 25 7 30 14z">
            <text:p/>
          </draw:path>
          <draw:path draw:style-name="gr3" draw:text-style-name="P7" draw:layer="layout" svg:width="0.18cm" svg:height="0.773cm" svg:x="4.054cm" svg:y="13.725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355cm" svg:height="0.351cm" svg:x="4.31cm" svg:y="13.962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4.711cm" svg:y="13.962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5.345cm" svg:y="13.85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6.112cm" svg:y="13.769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3" draw:text-style-name="P7" draw:layer="layout" svg:width="0.18cm" svg:height="0.773cm" svg:x="6.452cm" svg:y="13.725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332cm" svg:height="0.245cm" svg:x="6.733cm" svg:y="13.746cm" svg:viewBox="0 0 333 246" svg:d="M40 206c-1 7-5 21-5 23 0 12 11 17 20 17 8 0 17-7 21-12 1-5 7-23 8-33 4-11 9-36 13-50 3-12 7-24 9-37 7-23 7-26 22-49 16-21 41-49 83-49 32 0 32 26 32 37 0 33-23 93-32 116-7 16-9 21-9 30 0 28 25 47 51 47 55 0 80-75 80-84 0-7-7-7-9-7-7 0-9 3-11 10-12 43-35 65-58 65-10 0-12-7-12-19s2-19 12-44c6-17 28-74 28-105 0-53-42-62-70-62-46 0-76 28-92 49-5-37-37-49-58-49-24 0-37 18-44 30-12 19-19 51-19 53 0 7 7 7 9 7 9 0 9-2 12-16 9-32 19-58 41-58 14 0 17 10 17 26 0 11-5 30-9 46-3 14-8 37-12 47z">
            <text:p/>
          </draw:path>
          <draw:path draw:style-name="gr3" draw:text-style-name="P7" draw:layer="layout" svg:width="0.369cm" svg:height="0.546cm" svg:x="7.418cm" svg:y="13.769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7.811cm" svg:y="13.962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34" draw:id="id34">
          <svg:title>TexMaths</svg:title>
          <svg:desc>14§display§\frac{(ax + b)^{n + 1}}{a(n + 1)} \ + \ c§svg§600§FALSE§</svg:desc>
          <draw:polygon draw:style-name="gr2" draw:text-style-name="P6" draw:layer="layout" svg:width="3.654cm" svg:height="1.151cm" svg:x="9.536cm" svg:y="13.454cm" svg:viewBox="0 0 3655 1152" draw:points="1827,1152 0,1152 0,0 3655,0 3655,1152">
            <text:p/>
          </draw:polygon>
          <draw:path draw:style-name="gr3" draw:text-style-name="P7" draw:layer="layout" svg:width="0.114cm" svg:height="0.491cm" svg:x="9.559cm" svg:y="13.467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25cm" svg:height="0.223cm" svg:x="9.722cm" svg:y="13.618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245cm" svg:height="0.223cm" svg:x="9.977cm" svg:y="13.618cm" svg:viewBox="0 0 246 224" svg:d="M151 69c2-13 14-58 48-58 4 0 15 0 25 6-13 3-24 15-24 27 0 7 6 18 20 18 11 0 26-9 26-30 0-25-29-32-46-32-29 0-45 26-52 38-12-34-38-38-53-38-51 0-79 64-79 76 0 5 4 5 5 5 5 0 6 0 7-5 17-52 49-65 66-65 9 0 27 5 27 33 0 15-9 49-27 117-8 32-26 52-47 52-3 0-15 0-25-6 13-3 24-13 24-27 0-13-11-18-19-18-15 0-27 14-27 29 0 23 25 33 46 33 34 0 51-35 53-38 5 19 23 38 52 38 52 0 80-64 80-76 0-5-5-5-6-5-4 0-5 1-7 5-15 53-50 65-66 65-19 0-27-16-27-33 0-11 4-21 9-43z">
            <text:p/>
          </draw:path>
          <draw:path draw:style-name="gr3" draw:text-style-name="P7" draw:layer="layout" svg:width="0.327cm" svg:height="0.328cm" svg:x="10.38cm" svg:y="13.55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82cm" svg:height="0.347cm" svg:x="10.868cm" svg:y="13.495cm" svg:viewBox="0 0 183 348" svg:d="M95 6c0-2 0-6-7-6-11 0-47 4-60 4-3 2-9 2-9 11 0 6 5 6 11 6 25 0 26 4 26 8 0 3-4 20-8 30l-40 162c-6 24-8 32-8 50 0 46 26 77 63 77 58 0 120-74 120-144 0-46-27-80-67-80-22 0-43 15-58 30zM48 191c4-10 4-11 8-16 25-33 46-40 59-40 18 0 32 15 32 46 0 29-17 87-26 106-16 32-39 50-58 50-17 0-33-14-33-49 0-10 0-19 8-51z">
            <text:p/>
          </draw:path>
          <draw:path draw:style-name="gr3" draw:text-style-name="P7" draw:layer="layout" svg:width="0.114cm" svg:height="0.491cm" svg:x="11.085cm" svg:y="13.467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211cm" svg:height="0.156cm" svg:x="11.264cm" svg:y="13.506cm" svg:viewBox="0 0 212 157" svg:d="M26 131c-1 4-4 13-4 15 0 7 7 11 13 11 5 0 11-5 13-8 1-3 5-15 6-21 2-7 5-23 8-32 2-8 4-15 5-23 5-15 5-17 15-32 10-13 26-31 52-31 21 0 21 17 21 24 0 21-15 59-21 73-4 11-5 14-5 19 0 18 15 31 32 31 35 0 51-48 51-54 0-5-5-5-6-5-4 0-6 3-7 7-7 27-22 42-37 42-6 0-7-5-7-13s1-12 7-28c4-11 18-47 18-67 0-33-27-39-44-39-30 0-49 18-59 31-3-23-23-31-37-31-15 0-23 11-28 19-8 12-12 32-12 34 0 4 4 4 6 4 5 0 5-1 7-10 6-20 13-37 26-37 9 0 11 7 11 17 0 7-3 19-5 29-2 9-6 23-8 30z">
            <text:p/>
          </draw:path>
          <draw:path draw:style-name="gr3" draw:text-style-name="P7" draw:layer="layout" svg:width="0.253cm" svg:height="0.254cm" svg:x="11.515cm" svg:y="13.445cm" svg:viewBox="0 0 254 255" svg:d="M136 135h106c4 0 12 0 12-7 0-9-8-9-12-9h-106v-107c0-4 0-12-8-12-9 0-9 8-9 12v107h-107c-4 0-12 0-12 9 0 7 8 7 12 7h107v107c0 4 0 13 9 13 8 0 8-8 8-13z">
            <text:p/>
          </draw:path>
          <draw:path draw:style-name="gr3" draw:text-style-name="P7" draw:layer="layout" svg:width="0.126cm" svg:height="0.228cm" svg:x="11.831cm" svg:y="13.429cm" svg:viewBox="0 0 127 229" svg:d="M78 10c0-10-1-10-10-10-22 21-53 22-68 22v13c8 0 31 0 50-10v176c0 12 0 16-34 16h-14v12c7 0 50-1 62-1 11 0 55 1 63 1v-12h-14c-35 0-35-4-35-16z">
            <text:p/>
          </draw:path>
          <draw:polygon draw:style-name="gr3" draw:text-style-name="P7" draw:layer="layout" svg:width="2.502cm" svg:height="0.02cm" svg:x="9.511cm" svg:y="14.036cm" svg:viewBox="0 0 2503 21" draw:points="1252,21 0,21 0,0 2503,0 2503,21">
            <text:p/>
          </draw:polygon>
          <draw:path draw:style-name="gr3" draw:text-style-name="P7" draw:layer="layout" svg:width="0.225cm" svg:height="0.223cm" svg:x="9.89cm" svg:y="14.289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0 39 44 0 2-1 5-2 8z">
            <text:p/>
          </draw:path>
          <draw:path draw:style-name="gr3" draw:text-style-name="P7" draw:layer="layout" svg:width="0.114cm" svg:height="0.491cm" svg:x="10.179cm" svg:y="14.138cm" svg:viewBox="0 0 115 492" svg:d="M115 488c0-1 0-2-9-11-61-62-77-155-77-231 0-85 19-171 80-233 6-5 6-6 6-9s-2-4-5-4c-5 0-50 34-79 96-25 54-31 109-31 150 0 39 6 99 32 155 31 60 73 91 78 91 3 0 5-1 5-4z">
            <text:p/>
          </draw:path>
          <draw:path draw:style-name="gr3" draw:text-style-name="P7" draw:layer="layout" svg:width="0.267cm" svg:height="0.223cm" svg:x="10.335cm" svg:y="14.289cm" svg:viewBox="0 0 268 224" svg:d="M29 189c-1 8-4 19-4 21 0 9 6 14 14 14 6 0 15-5 18-14 1-1 7-24 10-37l10-44c4-10 7-22 9-33 2-9 6-23 6-24 8-16 33-61 80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3" draw:text-style-name="P7" draw:layer="layout" svg:width="0.327cm" svg:height="0.328cm" svg:x="10.753cm" svg:y="14.219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63cm" svg:height="0.328cm" svg:x="11.262cm" svg:y="14.179cm" svg:viewBox="0 0 164 329" svg:d="M102 12c0-11 0-12-12-12-31 31-74 31-90 31v16c10 0 39 0 65-13v256c0 18-1 23-46 23h-16v16c17-2 61-2 80-2 20 0 63 0 81 2v-16h-16c-45 0-46-5-46-23z">
            <text:p/>
          </draw:path>
          <draw:path draw:style-name="gr3" draw:text-style-name="P7" draw:layer="layout" svg:width="0.114cm" svg:height="0.491cm" svg:x="11.492cm" svg:y="14.138cm" svg:viewBox="0 0 115 492" svg:d="M115 246c0-38-5-97-32-153-30-61-73-93-79-93-2 0-4 2-4 4 0 3 0 4 9 13 49 48 77 126 77 229 0 84-18 171-79 233-7 7-7 8-7 9 0 3 2 4 4 4 6 0 51-33 80-96 26-53 31-108 31-150z">
            <text:p/>
          </draw:path>
          <draw:path draw:style-name="gr3" draw:text-style-name="P7" draw:layer="layout" svg:width="0.327cm" svg:height="0.328cm" svg:x="12.374cm" svg:y="13.882cm" svg:viewBox="0 0 328 329" svg:d="M175 175h137c7 0 16 0 16-10 0-11-9-11-16-11h-137v-137c0-8 0-17-10-17s-10 9-10 17v137h-138c-8 0-17 0-17 11 0 10 9 10 17 10h138v137c0 7 0 17 10 17s10-10 10-17z">
            <text:p/>
          </draw:path>
          <draw:path draw:style-name="gr3" draw:text-style-name="P7" draw:layer="layout" svg:width="0.192cm" svg:height="0.223cm" svg:x="13.022cm" svg:y="13.952cm" svg:viewBox="0 0 193 224" svg:d="M176 30c-8 0-15 0-23 8-7 7-9 16-9 19 0 11 9 17 20 17 14 0 28-11 28-31 0-25-24-43-60-43-66 0-132 71-132 140 0 45 29 84 81 84 70 0 112-53 112-58 0-4-4-7-6-7-3 0-4 1-7 6-39 48-93 48-99 48-31 0-44-24-44-54 0-20 10-68 27-99 14-28 42-49 69-49 17 0 36 6 43 19z">
            <text:p/>
          </draw:path>
        </draw:g>
        <draw:g xml:id="id36" draw:id="id36">
          <svg:title>TexMaths</svg:title>
          <svg:desc>14§display§\int \frac{1}{\sqrt{ax + b}} \ dx§svg§600§FALSE§</svg:desc>
          <draw:polygon draw:style-name="gr2" draw:text-style-name="P6" draw:layer="layout" svg:width="3.085cm" svg:height="1.078cm" svg:x="16.614cm" svg:y="1.754cm" svg:viewBox="0 0 3086 1079" draw:points="1543,1079 0,1079 0,0 3086,0 3086,1079">
            <text:p/>
          </draw:polygon>
          <draw:path draw:style-name="gr3" draw:text-style-name="P7" draw:layer="layout" svg:width="0.437cm" svg:height="1.093cm" svg:x="16.617cm" svg:y="1.729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2cm" svg:height="0.328cm" svg:x="18.025cm" svg:y="1.738cm" svg:viewBox="0 0 163 329" svg:d="M102 12c0-11 0-12-12-12-31 31-74 31-90 31v16c10 0 39 0 65-13v256c0 18-1 24-46 24h-16v15c17-2 61-2 80-2 20 0 63 0 80 2v-15h-15c-45 0-46-6-46-24z">
            <text:p/>
          </draw:path>
          <draw:polygon draw:style-name="gr3" draw:text-style-name="P7" draw:layer="layout" svg:width="1.764cm" svg:height="0.02cm" svg:x="17.222cm" svg:y="2.266cm" svg:viewBox="0 0 1765 21" draw:points="882,21 0,21 0,0 1765,0 1765,21">
            <text:p/>
          </draw:polygon>
          <draw:path draw:style-name="gr3" draw:text-style-name="P7" draw:layer="layout" svg:width="0.384cm" svg:height="0.492cm" svg:x="17.258cm" svg:y="2.364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354cm" svg:height="0.02cm" svg:x="17.632cm" svg:y="2.364cm" svg:viewBox="0 0 1355 21" draw:points="677,21 0,21 0,0 1355,0 1355,21">
            <text:p/>
          </draw:polygon>
          <draw:path draw:style-name="gr3" draw:text-style-name="P7" draw:layer="layout" svg:width="0.225cm" svg:height="0.223cm" svg:x="17.652cm" svg:y="2.566cm" svg:viewBox="0 0 226 224" svg:d="M165 31c-9-18-24-31-46-31-57 0-119 73-119 145 0 47 27 79 66 79 10 0 35-2 64-37 4 20 21 37 45 37 18 0 29-11 37-27 7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245cm" svg:height="0.223cm" svg:x="17.906cm" svg:y="2.566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8.311cm" svg:y="2.49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798cm" svg:y="2.441cm" svg:viewBox="0 0 183 348" svg:d="M95 6c0-2 0-6-7-6-11 0-47 4-60 4-3 2-9 2-9 11 0 6 5 6 11 6 25 0 26 4 26 8 0 3-4 20-8 30l-40 162c-6 24-8 32-8 50 0 46 26 77 63 77 58 0 120-74 120-144 0-46-27-80-67-80-22 0-43 15-58 31zM48 192c4-11 4-12 8-17 25-33 46-39 59-39 18 0 32 14 32 45 0 30-17 87-26 106-16 32-39 50-58 50-17 0-33-13-33-49 0-10 0-19 8-51z">
            <text:p/>
          </draw:path>
          <draw:path draw:style-name="gr3" draw:text-style-name="P7" draw:layer="layout" svg:width="0.234cm" svg:height="0.347cm" svg:x="19.229cm" svg:y="2.057cm" svg:viewBox="0 0 235 348" svg:d="M235 6c0-2 0-6-7-6-6 0-53 4-62 6-4 0-7 2-7 9 0 6 4 6 12 6 24 0 25 4 25 8l-2 10-29 117c-9-18-24-32-46-32-57 0-119 73-119 145 0 47 27 79 66 79 10 0 35-2 64-37 4 21 21 37 45 37 18 0 29-11 37-28 7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9.48cm" svg:y="2.182cm" svg:viewBox="0 0 246 224" svg:d="M151 69c2-13 14-58 48-58 4 0 15 0 25 6-13 3-24 15-24 27 0 8 6 18 19 18 12 0 27-9 27-30 0-25-29-32-46-32-29 0-45 26-52 38-13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37" draw:id="id37">
          <svg:title>TexMaths</svg:title>
          <svg:desc>15§display§\frac{2 \sqrt{ax + b}}{a} \ + \ c§svg§600§FALSE§</svg:desc>
          <draw:polygon draw:style-name="gr2" draw:text-style-name="P6" draw:layer="layout" svg:width="3.387cm" svg:height="1.119cm" svg:x="22.936cm" svg:y="1.755cm" svg:viewBox="0 0 3388 1120" draw:points="1693,1120 0,1120 0,0 3388,0 3388,1120">
            <text:p/>
          </draw:polygon>
          <draw:path draw:style-name="gr3" draw:text-style-name="P7" draw:layer="layout" svg:width="0.21cm" svg:height="0.352cm" svg:x="22.936cm" svg:y="1.826cm" svg:viewBox="0 0 211 353" svg:d="M41 312l56-55c83-73 114-101 114-154 0-61-47-103-111-103-60 0-100 49-100 96 0 29 26 29 28 29 9 0 27-6 27-28 0-13-9-27-27-27-5 0-5 0-8 1 12-35 41-54 72-54 48 0 71 42 71 86 0 42-26 84-55 116l-102 113c-6 6-6 7-6 21h197l14-93h-13c-2 16-6 40-11 47-5 5-39 5-50 5z">
            <text:p/>
          </draw:path>
          <draw:path draw:style-name="gr3" draw:text-style-name="P7" draw:layer="layout" svg:width="0.412cm" svg:height="0.527cm" svg:x="23.212cm" svg:y="1.729cm" svg:viewBox="0 0 413 528" svg:d="M167 473l-93-206c-3-8-7-8-8-8 0 0-4 0-8 4l-51 38c-7 5-7 7-7 8 0 3 1 6 5 6 3 0 13-7 18-12 3-2 12-8 17-12l104 228c4 9 7 9 12 9 7 0 8-3 13-10l240-496c4-9 4-10 4-11 0-6-5-11-11-11-5 0-8 2-12 11z">
            <text:p/>
          </draw:path>
          <draw:polygon draw:style-name="gr3" draw:text-style-name="P7" draw:layer="layout" svg:width="1.451cm" svg:height="0.022cm" svg:x="23.613cm" svg:y="1.729cm" svg:viewBox="0 0 1452 23" draw:points="726,23 0,23 0,0 1452,0 1452,23">
            <text:p/>
          </draw:polygon>
          <draw:path draw:style-name="gr3" draw:text-style-name="P7" draw:layer="layout" svg:width="0.241cm" svg:height="0.239cm" svg:x="23.634cm" svg:y="1.944cm" svg:viewBox="0 0 242 240" svg:d="M176 34c-9-20-25-34-49-34-61 0-127 78-127 155 0 50 29 85 71 85 11 0 37-3 68-40 5 22 23 40 48 40 19 0 31-12 40-29 8-19 15-51 15-53 0-4-4-4-6-4-6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3.907cm" svg:y="1.944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5 25-29s-12-19-20-19c-16 0-29 14-29 31 0 24 26 35 49 35 36 0 55-37 57-41 6 20 25 41 56 41 55 0 85-68 85-82 0-4-5-4-6-4-5 0-6 1-7 4-18 58-53 70-71 70-20 0-29-17-29-35 0-12 4-23 10-47z">
            <text:p/>
          </draw:path>
          <draw:path draw:style-name="gr3" draw:text-style-name="P7" draw:layer="layout" svg:width="0.351cm" svg:height="0.352cm" svg:x="24.339cm" svg:y="1.87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4.863cm" svg:y="1.812cm" svg:viewBox="0 0 196 373" svg:d="M102 6c0-1 0-6-7-6-12 0-51 5-65 5-4 1-10 1-10 11 0 7 5 7 12 7 27 0 28 3 28 8 0 4-5 22-8 33l-44 172c-6 27-8 35-8 54 0 49 28 83 67 83 63 0 129-79 129-155 0-49-29-85-71-85-24 0-47 16-63 33zM52 205c3-11 3-12 8-18 26-35 49-42 64-42 19 0 33 16 33 49 0 31-18 93-27 113-17 35-42 54-63 54-18 0-35-14-35-53 0-11 0-20 9-54z">
            <text:p/>
          </draw:path>
          <draw:polygon draw:style-name="gr3" draw:text-style-name="P7" draw:layer="layout" svg:width="2.155cm" svg:height="0.022cm" svg:x="22.91cm" svg:y="2.391cm" svg:viewBox="0 0 2156 23" draw:points="1078,23 0,23 0,0 2156,0 2156,23">
            <text:p/>
          </draw:polygon>
          <draw:path draw:style-name="gr3" draw:text-style-name="P7" draw:layer="layout" svg:width="0.241cm" svg:height="0.239cm" svg:x="23.869cm" svg:y="2.662cm" svg:viewBox="0 0 242 240" svg:d="M176 34c-9-20-25-34-49-34-61 0-127 78-127 155 0 50 29 85 71 85 11 0 37-3 68-40 5 22 23 40 48 40 19 0 31-12 40-29 8-19 15-51 15-53 0-4-4-4-6-4-4 0-6 1-7 9-9 34-19 65-41 65-14 0-15-13-15-24 0-12 1-16 7-40 6-21 6-27 11-46l19-75c4-15 4-15 4-18 0-9-6-14-15-14-13 0-21 12-23 23zM142 172c-3 9-3 9-11 19-23 28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45cm" svg:y="2.2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45cm" svg:y="2.301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39" draw:id="id39">
          <svg:title>TexMaths</svg:title>
          <svg:desc>22§display§\smallint \sin (ax + b) \ dx§svg§600§FALSE§</svg:desc>
          <draw:polygon draw:style-name="gr2" draw:text-style-name="P6" draw:layer="layout" svg:width="5.207cm" svg:height="0.696cm" svg:x="16.61cm" svg:y="3.263cm" svg:viewBox="0 0 5208 697" draw:points="2603,697 0,697 0,0 5208,0 5208,697">
            <text:p/>
          </draw:polygon>
          <draw:path draw:style-name="gr3" draw:text-style-name="P7" draw:layer="layout" svg:width="0.323cm" svg:height="0.72cm" svg:x="16.614cm" svg:y="3.25cm" svg:viewBox="0 0 324 721" svg:d="M294 32c-26 1-33 21-33 31 0 20 15 32 31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54cm" svg:height="0.356cm" svg:x="17.135cm" svg:y="3.4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7.439cm" svg:y="3.28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652cm" svg:y="3.461cm" svg:viewBox="0 0 391 343" svg:d="M60 76v209c0 33-7 33-60 33v25c26 0 67-2 88-2 19 0 60 2 86 2v-25c-51 0-60 0-60-33v-144c0-81 55-123 104-123 50 0 58 42 58 86v181c0 33-8 33-60 33v25c27 0 67-2 89-2 19 0 59 2 86 2v-25c-41 0-60 0-60-22v-148c0-67 0-92-25-120-10-12-37-28-81-28-58 0-93 33-116 81v-81l-109 9v24c55 0 60 6 60 43z">
            <text:p/>
          </draw:path>
          <draw:path draw:style-name="gr3" draw:text-style-name="P7" draw:layer="layout" svg:width="0.18cm" svg:height="0.773cm" svg:x="18.134cm" svg:y="3.2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39cm" svg:y="3.461cm" svg:viewBox="0 0 356 352" svg:d="M259 49c-14-28-37-49-72-49-90 0-187 114-187 227 0 74 42 125 104 125 16 0 54-4 100-58 7 31 34 58 71 58 28 0 45-18 58-42 12-29 23-76 23-78 0-7-7-7-9-7-9 0-9 2-11 14-14 49-28 95-60 95-21 0-23-19-23-35 0-18 2-23 11-58 9-32 9-40 16-69l28-109c5-23 5-23 5-26 0-14-8-21-21-21-19 0-31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789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424cm" svg:y="3.3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19cm" svg:y="3.2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53cm" svg:y="3.2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075cm" svg:y="3.268cm" svg:viewBox="0 0 370 547" svg:d="M370 9c0-2 0-9-11-9-10 0-84 7-98 9-6 0-11 3-11 14 0 10 7 10 19 10 37 0 39 6 39 13l-3 16-46 183c-14-29-37-50-72-50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47cm" svg:y="3.4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2" draw:id="id42">
          <svg:title>TexMaths</svg:title>
          <svg:desc>22§display§\smallint \cos (ax + b) \ dx§svg§600§FALSE§</svg:desc>
          <draw:polygon draw:style-name="gr2" draw:text-style-name="P6" draw:layer="layout" svg:width="5.292cm" svg:height="0.696cm" svg:x="16.611cm" svg:y="4.563cm" svg:viewBox="0 0 5293 697" draw:points="2647,697 0,697 0,0 5293,0 5293,697">
            <text:p/>
          </draw:polygon>
          <draw:path draw:style-name="gr3" draw:text-style-name="P7" draw:layer="layout" svg:width="0.323cm" svg:height="0.72cm" svg:x="16.615cm" svg:y="4.55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295cm" svg:height="0.356cm" svg:x="17.135cm" svg:y="4.758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7.475cm" svg:y="4.758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7.866cm" svg:y="4.75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8cm" svg:height="0.773cm" svg:x="18.221cm" svg:y="4.52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55cm" svg:height="0.351cm" svg:x="18.477cm" svg:y="4.761cm" svg:viewBox="0 0 356 352" svg:d="M259 49c-14-28-37-49-72-49-90 0-187 114-187 227 0 74 42 125 104 125 16 0 54-4 100-58 7 31 34 58 71 58 28 0 45-18 58-42 12-29 23-76 23-78 0-7-8-7-9-7-9 0-9 2-11 14-14 49-28 95-60 95-21 0-23-19-23-35 0-18 2-23 11-58 7-32 9-40 16-69l28-109c5-23 5-23 5-26 0-14-9-21-21-21-19 0-32 17-33 33zM208 252c-4 14-4 14-16 28-34 42-65 54-86 54-41 0-51-42-51-72 0-39 24-135 44-171 22-45 58-73 89-73 51 0 62 63 62 68 0 4-2 9-4 13z">
            <text:p/>
          </draw:path>
          <draw:path draw:style-name="gr3" draw:text-style-name="P7" draw:layer="layout" svg:width="0.386cm" svg:height="0.351cm" svg:x="18.876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512cm" svg:y="4.65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86cm" svg:height="0.546cm" svg:x="20.277cm" svg:y="4.568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3" draw:text-style-name="P7" draw:layer="layout" svg:width="0.18cm" svg:height="0.773cm" svg:x="20.617cm" svg:y="4.52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369cm" svg:height="0.546cm" svg:x="21.163cm" svg:y="4.568cm" svg:viewBox="0 0 370 547" svg:d="M370 9c0-2 0-9-11-9s-84 7-99 9c-5 0-10 3-10 14 0 10 7 10 19 10 37 0 39 6 39 13l-4 16-45 183c-14-29-37-50-72-50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1 0 62 63 62 68 0 4-2 9-4 13z">
            <text:p/>
          </draw:path>
          <draw:path draw:style-name="gr3" draw:text-style-name="P7" draw:layer="layout" svg:width="0.386cm" svg:height="0.351cm" svg:x="21.557cm" svg:y="4.7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</draw:g>
        <draw:g xml:id="id45" draw:id="id45">
          <svg:title>TexMaths</svg:title>
          <svg:desc>22§display§\smallint \sec^2 (ax + b) \ dx§svg§600§FALSE§</svg:desc>
          <draw:polygon draw:style-name="gr2" draw:text-style-name="P6" draw:layer="layout" svg:width="5.596cm" svg:height="0.795cm" svg:x="16.511cm" svg:y="5.864cm" svg:viewBox="0 0 5597 796" draw:points="2799,796 0,796 0,0 5597,0 5597,796">
            <text:p/>
          </draw:polygon>
          <draw:path draw:style-name="gr3" draw:text-style-name="P7" draw:layer="layout" svg:width="0.323cm" svg:height="0.721cm" svg:x="16.515cm" svg:y="5.95cm" svg:viewBox="0 0 324 722" svg:d="M294 32c-26 1-33 21-33 31 0 20 15 32 31 32s32-11 32-33c0-30-25-62-62-62-65 0-79 84-91 144-21 116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254cm" svg:height="0.356cm" svg:x="17.036cm" svg:y="6.158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7.337cm" svg:y="6.1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7.685cm" svg:y="6.158cm" svg:viewBox="0 0 296 357" svg:d="M65 180c0-127 63-161 104-161 7 0 56 0 84 29-31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8.035cm" svg:y="5.8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424cm" svg:y="5.9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55cm" svg:height="0.351cm" svg:x="18.68cm" svg:y="6.161cm" svg:viewBox="0 0 356 352" svg:d="M259 49c-14-28-37-49-72-49-90 0-187 114-187 227 0 74 42 125 104 125 16 0 54-4 100-58 7 32 34 58 71 58 28 0 45-18 58-42 12-28 23-76 23-78 0-7-7-7-9-7-7 0-9 2-11 14-14 50-28 95-60 95-21 0-23-19-23-35 0-17 2-23 11-58 9-32 9-40 16-69l28-109c5-23 5-23 5-26 0-14-8-21-21-21-19 0-31 17-33 33zM208 252c-4 14-4 14-14 28-36 42-67 54-88 54-39 0-51-42-51-72 0-38 26-135 44-170 22-46 58-74 89-74 51 0 62 63 62 68 0 4-2 9-4 13z">
            <text:p/>
          </draw:path>
          <draw:path draw:style-name="gr3" draw:text-style-name="P7" draw:layer="layout" svg:width="0.386cm" svg:height="0.351cm" svg:x="19.081cm" svg:y="6.1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9.714cm" svg:y="6.0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86cm" svg:height="0.546cm" svg:x="20.482cm" svg:y="5.968cm" svg:viewBox="0 0 287 547" svg:d="M150 9c0-2 0-9-11-9-18 0-74 7-95 7-5 2-14 2-14 16 0 10 7 10 18 10 38 0 40 6 40 13 0 5-7 31-12 47l-64 254c-8 38-12 51-12 79 0 72 40 121 99 121 91 0 188-116 188-227 0-72-42-125-104-125-35 0-69 23-91 48zM76 301c5-16 5-18 12-26 39-51 72-62 93-62 28 0 50 23 50 72 0 46-27 136-41 166-25 51-62 79-91 79-27 0-51-21-51-78 0-16 0-30 12-79z">
            <text:p/>
          </draw:path>
          <draw:path draw:style-name="gr3" draw:text-style-name="P7" draw:layer="layout" svg:width="0.18cm" svg:height="0.773cm" svg:x="20.822cm" svg:y="5.9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1.365cm" svg:y="5.968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21.76cm" svg:y="6.1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48" draw:id="id48">
          <svg:title>TexMaths</svg:title>
          <svg:desc>20§display§\smallint \text {cosec}^2(ax + b) \ dx§svg§600§FALSE§</svg:desc>
          <draw:polygon draw:style-name="gr2" draw:text-style-name="P6" draw:layer="layout" svg:width="5.752cm" svg:height="0.723cm" svg:x="16.513cm" svg:y="7.16cm" svg:viewBox="0 0 5753 724" draw:points="2876,724 0,724 0,0 5753,0 5753,724">
            <text:p/>
          </draw:polygon>
          <draw:path draw:style-name="gr3" draw:text-style-name="P7" draw:layer="layout" svg:width="0.293cm" svg:height="0.655cm" svg:x="16.516cm" svg:y="7.239cm" svg:viewBox="0 0 294 656" svg:d="M267 29c-24 1-30 19-30 29 0 17 14 28 29 28 14 0 28-9 28-30 0-27-22-56-56-56-59 0-72 77-83 131-19 106-33 196-45 319-3 37-8 77-12 110-7 53-18 82-44 82-11 0-22-8-27-14 24 0 31-18 31-29 0-16-15-28-29-28-15 0-29 8-29 29 0 28 22 56 56 56 59 0 72-75 83-133 19-100 34-190 45-315 3-38 8-78 13-112 6-53 17-80 43-80 13 0 22 6 27 13z">
            <text:p/>
          </draw:path>
          <draw:path draw:style-name="gr3" draw:text-style-name="P7" draw:layer="layout" svg:width="0.268cm" svg:height="0.324cm" svg:x="16.99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7.299cm" svg:y="7.428cm" svg:viewBox="0 0 314 325" svg:d="M314 165c0-90-72-165-157-165-88 0-157 77-157 165 0 91 74 160 157 160 85 0 157-70 157-160zM157 307c-31 0-61-16-80-48-18-30-18-73-18-99 0-27 0-66 16-98 19-32 53-46 82-46 30 0 61 14 78 45 19 30 19 72 19 99 0 26 0 64-16 95-14 32-46 52-81 52z">
            <text:p/>
          </draw:path>
          <draw:path draw:style-name="gr3" draw:text-style-name="P7" draw:layer="layout" svg:width="0.231cm" svg:height="0.324cm" svg:x="17.654cm" svg:y="7.428cm" svg:viewBox="0 0 232 325" svg:d="M123 179c16 3 74 15 74 66 0 35-24 64-80 64-59 0-85-40-98-101-1-8-3-11-9-11-10 0-10 5-10 18v92c0 13 0 18 8 18 3 0 5-2 18-14 1-2 1-4 14-16 30 28 62 30 77 30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28cm" svg:y="7.428cm" svg:viewBox="0 0 274 325" svg:d="M59 139c5-105 64-123 88-123 72 0 80 94 80 123zM59 154h197c16 0 18 0 18-15 0-70-39-139-127-139-81 0-147 72-147 162 0 94 74 163 155 163 87 0 119-78 119-93 0-6-5-8-10-8-6 0-8 5-8 10-26 73-90 73-96 73-35 0-64-22-80-48-21-33-21-80-21-105z">
            <text:p/>
          </draw:path>
          <draw:path draw:style-name="gr3" draw:text-style-name="P7" draw:layer="layout" svg:width="0.268cm" svg:height="0.324cm" svg:x="18.243cm" svg:y="7.428cm" svg:viewBox="0 0 269 325" svg:d="M59 163c0-115 58-145 95-145 6 0 51 0 76 25-28 3-33 24-33 34 0 17 13 32 32 32s33-13 33-34c0-48-54-75-108-75-88 0-154 77-154 163 0 92 70 162 152 162 94 0 117-85 117-93 0-6-7-6-8-6-7 0-8 3-10 6-21 66-67 75-93 75-36 0-99-30-99-144z">
            <text:p/>
          </draw:path>
          <draw:path draw:style-name="gr3" draw:text-style-name="P7" draw:layer="layout" svg:width="0.218cm" svg:height="0.327cm" svg:x="18.563cm" svg:y="7.125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64cm" svg:height="0.703cm" svg:x="18.917cm" svg:y="7.215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322cm" svg:height="0.319cm" svg:x="19.149cm" svg:y="7.431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7 0-46-38-46-65 0-36 22-124 40-156 20-41 52-67 81-67 47 0 56 58 56 62s-1 8-3 12z">
            <text:p/>
          </draw:path>
          <draw:path draw:style-name="gr3" draw:text-style-name="P7" draw:layer="layout" svg:width="0.351cm" svg:height="0.319cm" svg:x="19.513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20.089cm" svg:y="7.33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20.787cm" svg:y="7.255cm" svg:viewBox="0 0 261 498" svg:d="M136 8c0-2 0-8-10-8-16 0-67 6-86 6-5 2-13 2-13 15 0 9 7 9 16 9 35 0 37 5 37 12 0 4-6 28-11 43l-58 230c-8 36-11 47-11 72 0 66 37 111 90 111 83 0 171-106 171-207 0-65-39-113-95-113-32 0-62 20-83 43zM69 274c5-15 5-16 11-24 35-47 66-56 85-56 25 0 45 21 45 65 0 42-24 124-37 151-23 46-56 72-83 72-24 0-47-19-47-71 0-14 0-27 11-72z">
            <text:p/>
          </draw:path>
          <draw:path draw:style-name="gr3" draw:text-style-name="P7" draw:layer="layout" svg:width="0.164cm" svg:height="0.703cm" svg:x="21.096cm" svg:y="7.21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335cm" svg:height="0.497cm" svg:x="21.591cm" svg:y="7.255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1.949cm" svg:y="7.431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 xml:id="id51" draw:id="id51">
          <svg:title>TexMaths</svg:title>
          <svg:desc>14§display§\smallint \sec (ax+b) \tan (ax+b) \ dx§svg§600§FALSE§</svg:desc>
          <draw:polygon draw:style-name="gr2" draw:text-style-name="P6" draw:layer="layout" svg:width="5.868cm" svg:height="0.443cm" svg:x="16.513cm" svg:y="8.551cm" svg:viewBox="0 0 5869 444" draw:points="2935,444 0,444 0,0 5869,0 5869,444">
            <text:p/>
          </draw:polygon>
          <draw:path draw:style-name="gr3" draw:text-style-name="P7" draw:layer="layout" svg:width="0.205cm" svg:height="0.458cm" svg:x="16.515cm" svg:y="8.543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61cm" svg:height="0.226cm" svg:x="16.847cm" svg:y="8.67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cm" svg:height="0.226cm" svg:x="17.038cm" svg:y="8.675cm" svg:viewBox="0 0 191 227" svg:d="M41 97c4-73 45-86 62-86 50 0 56 66 56 86zM41 108h138c11 0 12 0 12-11 0-49-26-97-88-97-57 0-103 50-103 113 0 66 52 114 109 114 60 0 82-54 82-65 0-4-4-5-6-5-5 0-6 3-6 7-18 51-63 51-67 51-25 0-45-16-56-33-15-24-15-57-15-74z">
            <text:p/>
          </draw:path>
          <draw:path draw:style-name="gr3" draw:text-style-name="P7" draw:layer="layout" svg:width="0.187cm" svg:height="0.226cm" svg:x="17.26cm" svg:y="8.675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7.51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7.67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7.927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18.331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8.819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035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54cm" svg:height="0.308cm" svg:x="19.289cm" svg:y="8.592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222cm" svg:height="0.226cm" svg:x="19.492cm" svg:y="8.675cm" svg:viewBox="0 0 223 227" svg:d="M143 184c3 20 16 40 40 40 10 0 40-7 40-47v-27h-12v27c0 29-13 33-18 33-16 0-18-23-18-25v-100c0-20 0-39-18-58-19-19-44-27-67-27-42 0-75 24-75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9.733cm" svg:y="8.677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114cm" svg:height="0.492cm" svg:x="20.039cm" svg:y="8.526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202cm" svg:y="8.677cm" svg:viewBox="0 0 226 224" svg:d="M165 31c-9-18-24-31-46-31-57 0-119 73-119 145 0 47 27 79 66 79 10 0 35-2 64-37 4 20 21 37 45 37 18 0 29-11 37-27 7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0.456cm" svg:y="8.677cm" svg:viewBox="0 0 246 224" svg:d="M151 69c2-13 14-58 48-58 3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6 2-7 5-16 54-50 65-66 65-19 0-27-16-27-33 0-11 4-21 9-43z">
            <text:p/>
          </draw:path>
          <draw:path draw:style-name="gr3" draw:text-style-name="P7" draw:layer="layout" svg:width="0.327cm" svg:height="0.328cm" svg:x="20.86cm" svg:y="8.608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347cm" svg:y="8.554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1.564cm" svg:y="8.526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1.911cm" svg:y="8.554cm" svg:viewBox="0 0 235 348" svg:d="M235 6c0-2 0-6-7-6-6 0-53 4-62 6-4 0-7 2-7 9 0 6 5 6 12 6 24 0 25 4 25 8l-1 10-30 117c-9-18-24-32-46-32-57 0-119 73-119 145 0 47 27 79 66 79 10 0 35-2 64-37 4 21 21 37 45 37 18 0 29-11 37-28 7-16 14-47 14-48 0-5-4-5-5-5-6 0-6 2-7 9-9 32-18 61-38 61-14 0-15-12-15-22 0-12 1-16 4-24zM132 283c-2 9-2 11-10 20-21 26-41 34-55 34-24 0-32-27-32-46 0-24 17-86 28-108 14-29 37-47 57-47 32 0 39 40 39 43s-1 6-2 8z">
            <text:p/>
          </draw:path>
          <draw:path draw:style-name="gr3" draw:text-style-name="P7" draw:layer="layout" svg:width="0.245cm" svg:height="0.223cm" svg:x="22.162cm" svg:y="8.677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</draw:g>
        <draw:g xml:id="id54" draw:id="id54">
          <svg:title>TexMaths</svg:title>
          <svg:desc>14§display§\smallint \text {cosec }(ax+b) \cot (ax+b)  dx§svg§600§FALSE§</svg:desc>
          <draw:polygon draw:style-name="gr2" draw:text-style-name="P6" draw:layer="layout" svg:width="6.279cm" svg:height="0.443cm" svg:x="16.512cm" svg:y="9.853cm" svg:viewBox="0 0 6280 444" draw:points="3141,444 0,444 0,0 6280,0 6280,444">
            <text:p/>
          </draw:polygon>
          <draw:path draw:style-name="gr3" draw:text-style-name="P7" draw:layer="layout" svg:width="0.205cm" svg:height="0.458cm" svg:x="16.514cm" svg:y="9.845cm" svg:viewBox="0 0 206 459" svg:d="M187 20c-17 1-21 14-21 20 0 13 10 21 20 21s20-7 20-22c0-19-16-39-39-39-42 0-51 54-58 92-14 74-24 137-32 223-2 26-5 54-9 77-4 37-12 57-30 57-8 0-16-5-19-10 17 0 21-12 21-20 0-11-10-19-20-19s-20 6-20 20c0 19 16 39 39 39 42 0 51-52 58-93 14-70 24-133 32-220 2-27 5-55 9-79 4-37 12-56 30-56 9 0 16 5 19 9z">
            <text:p/>
          </draw:path>
          <draw:path draw:style-name="gr3" draw:text-style-name="P7" draw:layer="layout" svg:width="0.187cm" svg:height="0.226cm" svg:x="16.846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17.062cm" svg:y="9.977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161cm" svg:height="0.226cm" svg:x="17.311cm" svg:y="9.977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91cm" svg:height="0.226cm" svg:x="17.502cm" svg:y="9.977cm" svg:viewBox="0 0 192 227" svg:d="M41 97c4-73 45-86 62-86 50 0 56 66 56 86zM41 108h138c11 0 13 0 13-11 0-49-27-97-89-97-57 0-103 50-103 113 0 66 52 114 109 114 60 0 83-54 83-65 0-4-4-5-7-5-5 0-6 3-6 7-18 51-63 51-67 51-25 0-45-16-56-33-15-24-15-57-15-74z">
            <text:p/>
          </draw:path>
          <draw:path draw:style-name="gr3" draw:text-style-name="P7" draw:layer="layout" svg:width="0.187cm" svg:height="0.226cm" svg:x="17.723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114cm" svg:height="0.492cm" svg:x="18.138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18.301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18.555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18.959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19.447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19.663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187cm" svg:height="0.226cm" svg:x="19.925cm" svg:y="9.977cm" svg:viewBox="0 0 188 227" svg:d="M41 114c0-80 41-102 67-102 4 0 35 0 53 18-20 2-23 17-23 24 0 12 9 22 22 22 14 0 24-9 24-23 0-34-38-53-76-53-62 0-108 54-108 114 0 64 49 113 106 113 66 0 82-59 82-65 0-4-4-4-5-4-5 0-6 2-7 4-15 46-47 53-65 53-26 0-70-21-70-101z">
            <text:p/>
          </draw:path>
          <draw:path draw:style-name="gr3" draw:text-style-name="P7" draw:layer="layout" svg:width="0.219cm" svg:height="0.226cm" svg:x="20.141cm" svg:y="9.977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154cm" svg:height="0.308cm" svg:x="20.382cm" svg:y="9.894cm" svg:viewBox="0 0 155 309" svg:d="M76 106h71v-15h-71v-91h-12c0 40-16 93-64 95v11h43v136c0 62 45 67 63 67 35 0 49-34 49-67v-28h-13v28c0 36-14 55-32 55-34 0-34-45-34-54z">
            <text:p/>
          </draw:path>
          <draw:path draw:style-name="gr3" draw:text-style-name="P7" draw:layer="layout" svg:width="0.114cm" svg:height="0.492cm" svg:x="20.613cm" svg:y="9.828cm" svg:viewBox="0 0 115 493" svg:d="M115 489c0-2 0-3-9-12-61-61-77-154-77-230 0-86 19-172 80-234 6-5 6-6 6-9s-2-4-5-4c-5 0-50 34-79 96-25 54-31 109-31 151 0 39 6 98 32 154 31 61 73 92 78 92 3 0 5-1 5-4z">
            <text:p/>
          </draw:path>
          <draw:path draw:style-name="gr3" draw:text-style-name="P7" draw:layer="layout" svg:width="0.225cm" svg:height="0.223cm" svg:x="20.775cm" svg:y="9.979cm" svg:viewBox="0 0 226 224" svg:d="M165 31c-9-18-24-31-46-31-57 0-119 73-119 145 0 47 27 79 66 79 10 0 35-2 64-37 4 20 21 37 45 37 18 0 29-11 37-27 8-18 14-48 14-49 0-5-4-5-5-5-5 0-6 2-7 9-9 32-18 61-38 61-14 0-15-12-15-23s1-14 7-36c6-21 6-26 10-44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5cm" svg:height="0.223cm" svg:x="21.03cm" svg:y="9.979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327cm" svg:height="0.328cm" svg:x="21.434cm" svg:y="9.9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82cm" svg:height="0.347cm" svg:x="21.921cm" svg:y="9.856cm" svg:viewBox="0 0 183 348" svg:d="M95 6c0-2 0-6-7-6-11 0-47 4-60 4-3 2-9 2-9 11 0 6 5 6 11 6 25 0 26 4 26 8 0 3-4 20-8 30l-40 162c-6 24-8 32-8 50 0 46 26 77 63 77 58 0 120-73 120-144 0-46-27-80-67-80-22 0-43 15-58 31zM48 192c4-10 4-12 8-17 25-33 47-39 59-39 18 0 32 14 32 46 0 29-17 86-26 105-16 32-39 50-58 50-17 0-33-13-33-49 0-10 0-19 8-50z">
            <text:p/>
          </draw:path>
          <draw:path draw:style-name="gr3" draw:text-style-name="P7" draw:layer="layout" svg:width="0.114cm" svg:height="0.492cm" svg:x="22.137cm" svg:y="9.828cm" svg:viewBox="0 0 115 493" svg:d="M115 247c0-39-5-98-32-154-30-61-73-93-79-93-2 0-4 2-4 4 0 3 0 4 9 13 49 48 77 126 77 230 0 84-18 171-79 233-7 6-7 7-7 9 0 3 2 4 4 4 6 0 51-34 80-96 26-54 31-109 31-150z">
            <text:p/>
          </draw:path>
          <draw:path draw:style-name="gr3" draw:text-style-name="P7" draw:layer="layout" svg:width="0.234cm" svg:height="0.347cm" svg:x="22.321cm" svg:y="9.856cm" svg:viewBox="0 0 235 348" svg:d="M235 6c0-2 0-6-7-6-6 0-53 4-62 6-4 0-7 2-7 9 0 6 5 6 12 6 24 0 25 4 25 8l-2 10-29 117c-9-18-24-32-46-32-57 0-119 73-119 145 0 47 27 79 66 79 10 0 35-2 64-37 4 21 21 37 45 37 18 0 29-11 37-28 8-16 14-47 14-48 0-5-4-5-5-5-6 0-6 2-7 9-9 32-18 61-38 61-14 0-15-12-15-22 0-12 1-16 4-24zM132 283c-2 9-2 11-10 20-21 26-41 34-55 34-26 0-32-27-32-46 0-24 15-86 28-108 14-29 37-47 57-47 31 0 39 40 39 43s-1 6-2 8z">
            <text:p/>
          </draw:path>
          <draw:path draw:style-name="gr3" draw:text-style-name="P7" draw:layer="layout" svg:width="0.245cm" svg:height="0.223cm" svg:x="22.572cm" svg:y="9.979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49 65-66 65-19 0-27-16-27-33 0-11 4-21 9-43z">
            <text:p/>
          </draw:path>
        </draw:g>
        <draw:g xml:id="id40" draw:id="id40">
          <svg:title>TexMaths</svg:title>
          <svg:desc>15§display§- \frac{\cos (ax + b)}{a}  +  c§svg§600§FALSE§</svg:desc>
          <draw:polygon draw:style-name="gr2" draw:text-style-name="P6" draw:layer="layout" svg:width="3.923cm" svg:height="1.067cm" svg:x="22.513cm" svg:y="3.059cm" svg:viewBox="0 0 3924 1068" draw:points="1961,1068 0,1068 0,0 3924,0 3924,1068">
            <text:p/>
          </draw:polygon>
          <draw:path draw:style-name="gr3" draw:text-style-name="P7" draw:layer="layout" svg:width="0.322cm" svg:height="0.022cm" svg:x="22.53cm" svg:y="3.643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2.977cm" svg:y="3.193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209cm" svg:y="3.193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73cm" svg:height="0.243cm" svg:x="23.476cm" svg:y="3.193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23cm" svg:height="0.527cm" svg:x="23.718cm" svg:y="3.033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92cm" svg:y="3.195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8-93 30-117 16-31 40-50 61-50 35 0 42 43 42 47 0 2-1 6-2 8z">
            <text:p/>
          </draw:path>
          <draw:path draw:style-name="gr3" draw:text-style-name="P7" draw:layer="layout" svg:width="0.263cm" svg:height="0.239cm" svg:x="24.165cm" svg:y="3.195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5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598cm" svg:y="3.121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cm" svg:y="3.063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52cm" svg:y="3.033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8cm" svg:height="0.022cm" svg:x="22.959cm" svg:y="3.643cm" svg:viewBox="0 0 2569 23" draw:points="1284,23 0,23 0,0 2569,0 2569,23">
            <text:p/>
          </draw:polygon>
          <draw:path draw:style-name="gr3" draw:text-style-name="P7" draw:layer="layout" svg:width="0.241cm" svg:height="0.239cm" svg:x="24.125cm" svg:y="3.914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37cm" svg:y="3.4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57cm" svg:y="3.553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3" draw:id="id43">
          <svg:title>TexMaths</svg:title>
          <svg:desc>15§display§ \frac{\sin (ax + b)}{a}  +  c§svg§600§FALSE§</svg:desc>
          <draw:polygon draw:style-name="gr2" draw:text-style-name="P6" draw:layer="layout" svg:width="3.389cm" svg:height="1.067cm" svg:x="22.939cm" svg:y="4.361cm" svg:viewBox="0 0 3390 1068" draw:points="1696,1068 0,1068 0,0 3390,0 3390,1068">
            <text:p/>
          </draw:polygon>
          <draw:path draw:style-name="gr3" draw:text-style-name="P7" draw:layer="layout" svg:width="0.173cm" svg:height="0.243cm" svg:x="22.93cm" svg:y="4.495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113cm" svg:height="0.353cm" svg:x="23.139cm" svg:y="4.378cm" svg:viewBox="0 0 114 354" svg:d="M77 120l-75 6v17c35 0 40 2 40 29v141c0 24-6 24-42 24v17c17-1 46-1 59-1 18 0 37 0 55 1v-17c-35 0-37-2-37-23zM79 28c0-17-13-28-29-28s-27 14-27 28 11 28 27 28 29-12 29-28z">
            <text:p/>
          </draw:path>
          <draw:path draw:style-name="gr3" draw:text-style-name="P7" draw:layer="layout" svg:width="0.265cm" svg:height="0.233cm" svg:x="23.284cm" svg:y="4.497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613cm" svg:y="4.335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787cm" svg:y="4.497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59cm" svg:y="4.497cm" svg:viewBox="0 0 264 240" svg:d="M162 74c2-14 14-62 52-62 3 0 15 0 26 6-14 4-25 17-25 29 0 8 6 19 20 19 12 0 29-10 29-31 0-28-31-35-49-35-31 0-49 28-57 41-13-36-40-41-56-41-55 0-85 68-85 82 0 4 5 4 6 4 3 0 6 0 7-4 18-57 53-70 71-70 9 0 29 5 29 35 0 17-10 53-29 126-9 33-28 55-51 55-3 0-15 0-26-6 13-4 25-14 25-29 0-14-12-19-20-19-16 0-29 14-29 31 0 24 26 35 49 35 36 0 55-37 57-41 6 21 25 41 57 41 54 0 84-68 84-82 0-4-5-4-6-4-5 0-6 1-7 4-17 58-54 70-71 70-20 0-29-17-29-35 0-12 4-23 10-47z">
            <text:p/>
          </draw:path>
          <draw:path draw:style-name="gr3" draw:text-style-name="P7" draw:layer="layout" svg:width="0.351cm" svg:height="0.352cm" svg:x="24.492cm" svg:y="4.423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14cm" svg:y="4.365cm" svg:viewBox="0 0 196 373" svg:d="M102 6c0-1 0-6-7-6-12 0-51 5-65 5-4 1-10 1-10 11 0 7 5 7 12 7 27 0 28 3 28 8 0 4-5 22-8 33l-44 172c-6 27-8 35-8 54 0 50 28 83 67 83 63 0 129-79 129-155 0-49-29-85-71-85-24 0-47 16-63 33zM52 205c3-11 3-12 8-18 26-35 49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46cm" svg:y="4.335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08cm" svg:height="0.022cm" svg:x="22.913cm" svg:y="4.945cm" svg:viewBox="0 0 2509 23" draw:points="1254,23 0,23 0,0 2509,0 2509,23">
            <text:p/>
          </draw:polygon>
          <draw:path draw:style-name="gr3" draw:text-style-name="P7" draw:layer="layout" svg:width="0.241cm" svg:height="0.239cm" svg:x="24.048cm" svg:y="5.216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31cm" svg:y="4.78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51cm" svg:y="4.855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6" draw:id="id46">
          <svg:title>TexMaths</svg:title>
          <svg:desc>15§display§ \frac{\tan (ax + b)}{a}  +  c§svg§600§FALSE§</svg:desc>
          <draw:polygon draw:style-name="gr2" draw:text-style-name="P6" draw:layer="layout" svg:width="3.504cm" svg:height="1.067cm" svg:x="22.94cm" svg:y="5.663cm" svg:viewBox="0 0 3505 1068" draw:points="1752,1068 0,1068 0,0 3505,0 3505,1068">
            <text:p/>
          </draw:polygon>
          <draw:path draw:style-name="gr3" draw:text-style-name="P7" draw:layer="layout" svg:width="0.166cm" svg:height="0.33cm" svg:x="22.924cm" svg:y="5.708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238cm" svg:height="0.243cm" svg:x="23.141cm" svg:y="5.797cm" svg:viewBox="0 0 239 244" svg:d="M154 197c2 21 16 43 42 43 10 0 43-7 43-50v-29h-13v29c0 31-14 34-20 34-16 0-19-24-19-26v-107c0-21 0-42-19-62-20-21-47-29-73-29-43 0-79 25-79 60 0 16 10 25 24 25s24-11 24-25c0-6-3-24-27-24 15-18 40-24 58-24 25 0 55 20 55 67v21c-26 1-64 2-97 18-40 18-53 45-53 69 0 43 52 57 85 57 35 0 59-22 69-47zM150 110v53c0 51-37 69-61 69-27 0-48-20-48-46 0-29 23-73 109-76z">
            <text:p/>
          </draw:path>
          <draw:path draw:style-name="gr3" draw:text-style-name="P7" draw:layer="layout" svg:width="0.265cm" svg:height="0.233cm" svg:x="23.4cm" svg:y="5.799cm" svg:viewBox="0 0 266 234" svg:d="M41 52v142c0 23-5 23-41 23v17c18 0 46-1 60-1 13 0 41 1 59 1v-17c-35 0-41 0-41-23v-98c0-55 37-84 71-84 33 0 39 29 39 59v123c0 23-6 23-40 23v17c18 0 45-1 60-1 13 0 40 1 58 1v-17c-27 0-40 0-40-15v-101c0-46 0-63-17-82-7-8-25-19-55-19-40 0-64 23-80 55v-55l-74 6v17c37 0 41 3 41 29z">
            <text:p/>
          </draw:path>
          <draw:path draw:style-name="gr3" draw:text-style-name="P7" draw:layer="layout" svg:width="0.123cm" svg:height="0.527cm" svg:x="23.728cm" svg:y="5.6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902cm" svg:y="5.799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174cm" svg:y="5.799cm" svg:viewBox="0 0 264 240" svg:d="M162 74c2-14 14-62 52-62 3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7 58-54 70-71 70-20 0-29-17-29-35 0-12 4-23 10-47z">
            <text:p/>
          </draw:path>
          <draw:path draw:style-name="gr3" draw:text-style-name="P7" draw:layer="layout" svg:width="0.351cm" svg:height="0.352cm" svg:x="24.607cm" svg:y="5.7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129cm" svg:y="5.667cm" svg:viewBox="0 0 196 373" svg:d="M102 6c0-1 0-6-7-6-12 0-51 5-65 5-4 1-10 1-10 11 0 7 5 7 12 7 27 0 27 3 27 8 0 4-4 22-7 33l-44 172c-6 27-8 35-8 54 0 50 28 83 67 83 63 0 129-79 129-155 0-49-29-85-71-85-24 0-47 16-63 33zM52 205c3-11 3-12 8-18 26-35 49-42 64-42 19 0 33 16 33 49 0 32-18 93-27 113-17 35-42 54-63 54-18 0-36-14-36-53 0-10 0-20 10-54z">
            <text:p/>
          </draw:path>
          <draw:path draw:style-name="gr3" draw:text-style-name="P7" draw:layer="layout" svg:width="0.123cm" svg:height="0.527cm" svg:x="25.361cm" svg:y="5.6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622cm" svg:height="0.022cm" svg:x="22.914cm" svg:y="6.247cm" svg:viewBox="0 0 2623 23" draw:points="1312,23 0,23 0,0 2623,0 2623,23">
            <text:p/>
          </draw:polygon>
          <draw:path draw:style-name="gr3" draw:text-style-name="P7" draw:layer="layout" svg:width="0.241cm" svg:height="0.239cm" svg:x="24.107cm" svg:y="6.518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746cm" svg:y="6.0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266cm" svg:y="6.1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49" draw:id="id49">
          <svg:title>TexMaths</svg:title>
          <svg:desc>15§display§- \frac{\cot (ax + b)}{a}  +  c§svg§600§FALSE§</svg:desc>
          <draw:polygon draw:style-name="gr2" draw:text-style-name="P6" draw:layer="layout" svg:width="3.918cm" svg:height="1.067cm" svg:x="22.716cm" svg:y="6.965cm" svg:viewBox="0 0 3919 1068" draw:points="1959,1068 0,1068 0,0 3919,0 3919,1068">
            <text:p/>
          </draw:polygon>
          <draw:path draw:style-name="gr3" draw:text-style-name="P7" draw:layer="layout" svg:width="0.322cm" svg:height="0.022cm" svg:x="22.733cm" svg:y="7.549cm" svg:viewBox="0 0 323 23" svg:d="M305 23c8 0 18 0 18-12 0-11-10-11-18-11h-287c-8 0-18 0-18 11 0 12 10 12 18 12z">
            <text:p/>
          </draw:path>
          <draw:path draw:style-name="gr3" draw:text-style-name="P7" draw:layer="layout" svg:width="0.201cm" svg:height="0.243cm" svg:x="23.18cm" svg:y="7.099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234cm" svg:height="0.243cm" svg:x="23.412cm" svg:y="7.099cm" svg:viewBox="0 0 235 244" svg:d="M235 124c0-68-54-124-117-124-66 0-118 58-118 124 0 68 55 120 118 120s117-53 117-120zM118 230c-23 0-46-12-60-36-14-22-14-55-14-74 0-20 0-49 12-73 15-24 40-35 62-35s45 11 58 34c15 22 15 54 15 74 0 19 0 48-12 71-11 24-35 39-61 39z">
            <text:p/>
          </draw:path>
          <draw:path draw:style-name="gr3" draw:text-style-name="P7" draw:layer="layout" svg:width="0.166cm" svg:height="0.33cm" svg:x="23.671cm" svg:y="7.01cm" svg:viewBox="0 0 167 331" svg:d="M82 114h75v-17h-75v-97h-14c0 43-16 100-68 102v12h46v145c0 66 49 72 68 72 37 0 53-37 53-72v-30h-15v30c0 39-15 59-34 59-36 0-36-48-36-58z">
            <text:p/>
          </draw:path>
          <draw:path draw:style-name="gr3" draw:text-style-name="P7" draw:layer="layout" svg:width="0.123cm" svg:height="0.527cm" svg:x="23.918cm" svg:y="6.939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4.092cm" svg:y="7.101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263cm" svg:height="0.239cm" svg:x="24.365cm" svg:y="7.101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798cm" svg:y="7.027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32cm" svg:y="6.969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551cm" svg:y="6.939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63cm" svg:height="0.022cm" svg:x="23.162cm" svg:y="7.549cm" svg:viewBox="0 0 2564 23" draw:points="1283,23 0,23 0,0 2564,0 2564,23">
            <text:p/>
          </draw:polygon>
          <draw:path draw:style-name="gr3" draw:text-style-name="P7" draw:layer="layout" svg:width="0.241cm" svg:height="0.239cm" svg:x="24.326cm" svg:y="7.82cm" svg:viewBox="0 0 242 240" svg:d="M176 34c-9-20-25-34-49-34-61 0-127 78-127 155 0 50 29 85 71 85 11 0 37-2 68-40 5 22 23 40 48 40 19 0 31-12 40-29 8-19 15-51 15-53 0-4-4-4-6-4-4 0-6 1-7 9-9 34-19 65-41 65-14 0-15-13-15-24 0-12 1-16 7-40 6-21 6-27 11-46l19-75c4-15 4-15 4-18 0-9-6-14-15-14-13 0-21 12-23 23zM142 172c-3 9-3 9-10 19-24 29-46 37-60 37-26 0-35-29-35-49 0-27 17-93 30-117 16-31 40-50 61-50 35 0 42 43 42 47 0 2-1 6-2 8z">
            <text:p/>
          </draw:path>
          <draw:path draw:style-name="gr3" draw:text-style-name="P7" draw:layer="layout" svg:width="0.351cm" svg:height="0.352cm" svg:x="25.936cm" svg:y="7.384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455cm" svg:y="7.459cm" svg:viewBox="0 0 206 240" svg:d="M188 32c-8 0-15 0-24 9-8 7-8 17-8 20 0 12 8 18 19 18 16 0 30-12 30-33 0-27-25-46-63-46-71 0-142 76-142 150 0 48 31 90 86 90 76 0 120-56 120-62 0-4-3-8-6-8s-3 2-7 6c-42 52-99 52-107 52-32 0-46-25-46-58 0-21 10-73 28-105 16-30 46-53 75-53 18 0 38 6 45 20z">
            <text:p/>
          </draw:path>
        </draw:g>
        <draw:g xml:id="id52" draw:id="id52">
          <svg:title>TexMaths</svg:title>
          <svg:desc>15§display§ \frac{\sec (ax + b)}{a}  +  c§svg§600§FALSE§</svg:desc>
          <draw:polygon draw:style-name="gr2" draw:text-style-name="P6" draw:layer="layout" svg:width="3.419cm" svg:height="1.067cm" svg:x="22.94cm" svg:y="8.263cm" svg:viewBox="0 0 3420 1068" draw:points="1710,1068 0,1068 0,0 3420,0 3420,1068">
            <text:p/>
          </draw:polygon>
          <draw:path draw:style-name="gr3" draw:text-style-name="P7" draw:layer="layout" svg:width="0.173cm" svg:height="0.243cm" svg:x="22.931cm" svg:y="8.397cm" svg:viewBox="0 0 174 244" svg:d="M92 134c12 3 56 11 56 50 0 26-18 48-60 48-45 0-64-30-74-76-1-6-2-8-7-8-7 0-7 3-7 13v69c0 10 0 14 6 14 2 0 4-2 13-11 1-1 1-3 11-12 23 21 47 23 58 23 61 0 86-36 86-75 0-27-17-43-23-50-18-17-38-21-60-25-30-6-66-12-66-44 0-19 15-40 60-40 58 0 61 48 63 64 0 5 4 5 6 5 7 0 7-2 7-13v-53c0-9 0-13-6-13-3 0-4 0-11 6-1 2-7 7-10 8-19-14-42-14-49-14-65 0-85 36-85 65 0 19 8 33 23 45 17 14 32 17 69 24z">
            <text:p/>
          </draw:path>
          <draw:path draw:style-name="gr3" draw:text-style-name="P7" draw:layer="layout" svg:width="0.204cm" svg:height="0.243cm" svg:x="23.137cm" svg:y="8.397cm" svg:viewBox="0 0 205 244" svg:d="M44 104c4-79 48-92 66-92 54 0 60 71 60 92zM44 115h148c12 0 13 0 13-11 0-52-29-104-95-104-61 0-110 54-110 121 0 71 55 123 116 123 65 0 89-59 89-70 0-5-5-6-7-6-5 0-6 4-6 7-19 55-67 55-72 55-26 0-48-16-60-36-16-25-16-60-16-79z">
            <text:p/>
          </draw:path>
          <draw:path draw:style-name="gr3" draw:text-style-name="P7" draw:layer="layout" svg:width="0.201cm" svg:height="0.243cm" svg:x="23.374cm" svg:y="8.397cm" svg:viewBox="0 0 202 244" svg:d="M44 122c0-86 44-109 71-109 5 0 39 0 58 19-22 3-25 18-25 26 0 13 9 24 24 24 14 0 25-10 25-26 0-36-41-56-82-56-66 0-115 58-115 122 0 69 53 122 114 122 71 0 88-64 88-70 0-5-5-5-6-5-5 0-6 3-8 5-15 49-50 56-69 56-28 0-75-22-75-108z">
            <text:p/>
          </draw:path>
          <draw:path draw:style-name="gr3" draw:text-style-name="P7" draw:layer="layout" svg:width="0.123cm" svg:height="0.527cm" svg:x="23.642cm" svg:y="8.237cm" svg:viewBox="0 0 124 528" svg:d="M124 523c0-1 0-2-10-12-66-66-83-165-83-247 0-91 21-184 85-250 8-6 8-7 8-9 0-4-3-5-6-5-5 0-53 36-84 103-28 58-34 117-34 161 0 42 6 106 35 166 32 64 78 98 83 98 3 0 6-1 6-5z">
            <text:p/>
          </draw:path>
          <draw:path draw:style-name="gr3" draw:text-style-name="P7" draw:layer="layout" svg:width="0.241cm" svg:height="0.239cm" svg:x="23.816cm" svg:y="8.399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263cm" svg:height="0.239cm" svg:x="24.09cm" svg:y="8.399cm" svg:viewBox="0 0 264 240" svg:d="M162 74c2-14 14-62 52-62 2 0 15 0 26 6-14 4-25 17-25 29 0 8 6 19 20 19 12 0 29-10 29-31 0-28-31-35-49-35-31 0-49 28-57 41-13-36-40-41-56-41-55 0-85 68-85 82 0 4 5 4 6 4 5 0 6 0 7-4 18-57 53-70 71-70 9 0 29 5 29 35 0 17-10 53-29 126-9 33-28 55-51 55-3 0-15 0-26-6 13-4 25-14 25-29 0-14-12-19-20-19-16 0-29 14-29 31 0 24 26 35 49 35 36 0 54-37 57-41 6 21 25 41 56 41 55 0 85-68 85-82 0-4-5-4-6-4-5 0-6 1-7 4-18 58-54 70-71 70-20 0-29-17-29-35 0-12 4-23 10-47z">
            <text:p/>
          </draw:path>
          <draw:path draw:style-name="gr3" draw:text-style-name="P7" draw:layer="layout" svg:width="0.351cm" svg:height="0.352cm" svg:x="24.522cm" svg:y="8.325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195cm" svg:height="0.372cm" svg:x="25.045cm" svg:y="8.267cm" svg:viewBox="0 0 196 373" svg:d="M102 6c0-1 0-6-7-6-12 0-51 5-65 5-4 1-10 1-10 11 0 7 5 7 12 7 27 0 28 3 28 8 0 4-5 22-8 33l-44 172c-6 27-8 35-8 54 0 50 28 83 67 83 63 0 129-79 129-155 0-49-29-85-71-85-24 0-47 16-63 33zM52 205c3-11 3-12 8-18 26-35 50-42 64-42 19 0 33 16 33 49 0 32-18 93-27 113-17 35-42 54-63 54-18 0-35-14-35-53 0-10 0-20 9-54z">
            <text:p/>
          </draw:path>
          <draw:path draw:style-name="gr3" draw:text-style-name="P7" draw:layer="layout" svg:width="0.123cm" svg:height="0.527cm" svg:x="25.277cm" svg:y="8.237cm" svg:viewBox="0 0 124 528" svg:d="M124 264c0-41-6-104-35-164-33-65-78-100-84-100-3 0-5 2-5 5 0 2 0 3 10 13 52 52 82 136 82 246 0 90-19 184-85 250-7 7-7 8-7 9 0 4 2 5 5 5 6 0 54-36 85-103 28-58 34-117 34-161z">
            <text:p/>
          </draw:path>
          <draw:polygon draw:style-name="gr3" draw:text-style-name="P7" draw:layer="layout" svg:width="2.537cm" svg:height="0.022cm" svg:x="22.914cm" svg:y="8.847cm" svg:viewBox="0 0 2538 23" draw:points="1270,23 0,23 0,0 2538,0 2538,23">
            <text:p/>
          </draw:polygon>
          <draw:path draw:style-name="gr3" draw:text-style-name="P7" draw:layer="layout" svg:width="0.241cm" svg:height="0.239cm" svg:x="24.065cm" svg:y="9.118cm" svg:viewBox="0 0 242 240" svg:d="M176 34c-9-20-25-34-49-34-61 0-127 78-127 155 0 50 29 85 71 85 11 0 37-2 68-40 5 22 23 40 48 40 19 0 31-12 40-29 8-19 15-51 15-53 0-4-4-4-6-4-6 0-6 1-7 9-9 34-19 65-41 65-14 0-15-13-15-24 0-12 1-16 7-40 6-21 6-27 11-46l19-75c4-15 4-15 4-18 0-9-6-14-15-14-13 0-21 12-23 23zM142 172c-3 9-3 9-11 19-23 29-45 37-59 37-26 0-35-29-35-49 0-27 17-93 30-117 16-31 40-50 61-50 35 0 42 43 42 47 0 2-1 6-2 8z">
            <text:p/>
          </draw:path>
          <draw:path draw:style-name="gr3" draw:text-style-name="P7" draw:layer="layout" svg:width="0.351cm" svg:height="0.352cm" svg:x="25.661cm" svg:y="8.682cm" svg:viewBox="0 0 352 353" svg:d="M187 187h148c7 0 17 0 17-11 0-10-10-10-17-10h-148v-148c0-8 0-18-11-18-10 0-10 10-10 18v148h-148c-8 0-18 0-18 10 0 11 10 11 18 11h148v148c0 7 0 18 10 18 11 0 11-11 11-18z">
            <text:p/>
          </draw:path>
          <draw:path draw:style-name="gr3" draw:text-style-name="P7" draw:layer="layout" svg:width="0.205cm" svg:height="0.239cm" svg:x="26.181cm" svg:y="8.757cm" svg:viewBox="0 0 206 240" svg:d="M188 32c-8 0-15 0-24 9-8 7-9 17-9 20 0 12 9 18 20 18 16 0 30-12 30-33 0-27-25-46-63-46-71 0-142 76-142 150 0 48 31 90 86 90 76 0 120-56 120-62 0-4-3-8-6-8s-4 2-7 6c-42 52-99 52-107 52-32 0-46-25-46-58 0-21 10-73 28-105 16-30 46-53 75-53 18 0 38 6 45 20z">
            <text:p/>
          </draw:path>
        </draw:g>
        <draw:g xml:id="id55" draw:id="id55">
          <svg:title>TexMaths</svg:title>
          <svg:desc>12§display§- \frac{\text {cosec} (ax + b)}{a}  +  c§svg§600§FALSE§</svg:desc>
          <draw:polygon draw:style-name="gr2" draw:text-style-name="P6" draw:layer="layout" svg:width="3.512cm" svg:height="0.853cm" svg:x="23.116cm" svg:y="9.66cm" svg:viewBox="0 0 3513 854" draw:points="1757,854 0,854 0,0 3513,0 3513,854">
            <text:p/>
          </draw:polygon>
          <draw:path draw:style-name="gr3" draw:text-style-name="P7" draw:layer="layout" svg:width="0.257cm" svg:height="0.017cm" svg:x="23.129cm" svg:y="10.126cm" svg:viewBox="0 0 258 18" svg:d="M244 18c7 0 14 0 14-9s-7-9-14-9h-230c-6 0-14 0-14 9s8 9 14 9z">
            <text:p/>
          </draw:path>
          <draw:path draw:style-name="gr3" draw:text-style-name="P7" draw:layer="layout" svg:width="0.16cm" svg:height="0.194cm" svg:x="23.488cm" svg:y="9.767cm" svg:viewBox="0 0 161 195" svg:d="M36 98c0-69 34-87 56-87 4 0 31 0 46 15-17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187cm" svg:height="0.194cm" svg:x="23.673cm" svg:y="9.767cm" svg:viewBox="0 0 188 195" svg:d="M188 99c0-54-43-99-94-99-53 0-94 46-94 99 0 54 44 96 94 96 51 0 94-42 94-96zM94 184c-18 0-36-9-48-29-10-18-10-44-10-59 0-16 0-39 9-59 12-19 32-27 49-27 18 0 37 8 47 26 12 19 12 44 12 60 0 15 0 38-10 57-9 19-28 31-49 31z">
            <text:p/>
          </draw:path>
          <draw:path draw:style-name="gr3" draw:text-style-name="P7" draw:layer="layout" svg:width="0.138cm" svg:height="0.194cm" svg:x="23.886cm" svg:y="9.767cm" svg:viewBox="0 0 139 195" svg:d="M74 107c10 2 44 9 44 40 0 21-14 38-48 38-35 0-51-24-58-60-1-5-2-7-6-7-6 0-6 3-6 11v55c0 8 0 11 5 11 2 0 3-1 10-9 1-1 1-2 9-9 18 17 37 18 46 18 49 0 69-29 69-60 0-22-13-34-18-40-14-13-31-16-48-20-24-5-53-10-53-35 0-15 12-32 48-32 46 0 49 38 50 51 0 4 4 4 5 4 6 0 6-2 6-10v-42c0-8 0-11-5-11-2 0-3 0-9 5-1 2-6 6-7 7-16-12-34-12-40-12-52 0-68 29-68 52 0 15 7 27 18 36 14 11 26 14 56 19z">
            <text:p/>
          </draw:path>
          <draw:path draw:style-name="gr3" draw:text-style-name="P7" draw:layer="layout" svg:width="0.163cm" svg:height="0.194cm" svg:x="24.05cm" svg:y="9.767cm" svg:viewBox="0 0 164 195" svg:d="M36 83c2-63 38-73 52-73 44 0 48 56 48 73zM36 92h118c9 0 10 0 10-9 0-42-23-83-76-83-49 0-88 43-88 97 0 56 44 98 93 98 52 0 71-47 71-56 0-4-4-5-6-5-3 0-4 3-4 6-16 44-54 44-58 44-21 0-38-13-48-29-12-20-12-48-12-63z">
            <text:p/>
          </draw:path>
          <draw:path draw:style-name="gr3" draw:text-style-name="P7" draw:layer="layout" svg:width="0.16cm" svg:height="0.194cm" svg:x="24.24cm" svg:y="9.767cm" svg:viewBox="0 0 161 195" svg:d="M36 98c0-69 34-87 56-87 4 0 31 0 46 15-18 2-20 14-20 20 0 11 8 19 19 19 12 0 20-7 20-20 0-29-32-45-65-45-53 0-92 46-92 98 0 55 42 97 91 97 57 0 70-51 70-56 0-4-4-4-5-4-3 0-4 2-5 4-13 39-41 45-56 45-22 0-59-18-59-86z">
            <text:p/>
          </draw:path>
          <draw:path draw:style-name="gr3" draw:text-style-name="P7" draw:layer="layout" svg:width="0.098cm" svg:height="0.421cm" svg:x="24.455cm" svg:y="9.639cm" svg:viewBox="0 0 99 422" svg:d="M99 418c0-1 0-2-8-9-53-53-66-133-66-198 0-73 16-147 68-199 6-5 6-6 6-8 0-3-2-4-5-4-4 0-42 29-67 83-22 46-27 93-27 128 0 34 5 84 28 132 26 52 62 79 66 79 3 0 5-1 5-4z">
            <text:p/>
          </draw:path>
          <draw:path draw:style-name="gr3" draw:text-style-name="P7" draw:layer="layout" svg:width="0.193cm" svg:height="0.191cm" svg:x="24.595cm" svg:y="9.769cm" svg:viewBox="0 0 194 192" svg:d="M141 27c-8-15-20-27-39-27-49 0-102 62-102 124 0 40 23 68 57 68 8 0 29-2 54-32 4 17 19 32 39 32 15 0 25-10 31-23 7-16 13-41 13-42 0-4-4-4-5-4-4 0-5 1-6 7-7 27-15 52-32 52-12 0-13-10-13-19 0-10 1-12 6-32 5-17 5-22 9-37l15-59c3-13 3-13 3-15 0-8-5-11-12-11-10 0-17 9-18 18zM113 137c-2 8-2 8-7 16-20 23-37 29-48 29-22 0-28-23-28-39 0-21 13-74 24-93 12-25 31-40 49-40 28 0 33 34 33 37 0 2-1 5-2 7z">
            <text:p/>
          </draw:path>
          <draw:path draw:style-name="gr3" draw:text-style-name="P7" draw:layer="layout" svg:width="0.21cm" svg:height="0.191cm" svg:x="24.812cm" svg:y="9.769cm" svg:viewBox="0 0 211 192" svg:d="M130 59c2-11 11-49 41-49 2 0 12 0 21 4-12 3-20 14-20 23 0 7 5 16 16 16 10 0 23-8 23-25 0-22-25-28-39-28-25 0-40 22-45 33-11-29-33-33-45-33-45 0-69 55-69 65 0 4 4 4 5 4 4 0 5 0 6-4 14-45 42-55 57-55 7 0 23 3 23 27 0 14-8 43-23 101-7 27-22 44-41 44-3 0-12 0-21-5 11-2 20-11 20-23 0-11-9-15-16-15-12 0-23 12-23 25 0 19 21 28 39 28 29 0 44-30 45-33 5 17 21 33 46 33 44 0 68-55 68-65 0-4-4-4-5-4-4 0-5 1-6 4-14 46-43 55-56 55-17 0-23-13-23-28 0-9 2-18 7-37z">
            <text:p/>
          </draw:path>
          <draw:path draw:style-name="gr3" draw:text-style-name="P7" draw:layer="layout" svg:width="0.28cm" svg:height="0.281cm" svg:x="25.159cm" svg:y="9.709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55cm" svg:height="0.297cm" svg:x="25.577cm" svg:y="9.663cm" svg:viewBox="0 0 156 298" svg:d="M82 5c0-1 0-5-6-5-10 0-40 4-52 4-3 1-8 1-8 8 0 6 4 6 10 6 21 0 22 3 22 7 0 3-4 17-7 26l-34 138c-5 21-7 28-7 43 0 39 22 66 54 66 50 0 102-63 102-123 0-40-23-69-56-69-19 0-38 13-50 26zM41 164c3-9 3-10 7-14 21-28 40-34 51-34 15 0 27 13 27 39 0 25-15 74-22 91-14 27-34 43-50 43-15 0-28-12-28-42 0-9 0-17 7-44z">
            <text:p/>
          </draw:path>
          <draw:path draw:style-name="gr3" draw:text-style-name="P7" draw:layer="layout" svg:width="0.098cm" svg:height="0.421cm" svg:x="25.762cm" svg:y="9.639cm" svg:viewBox="0 0 99 422" svg:d="M99 211c0-33-5-83-28-131-26-52-62-80-67-80-2 0-4 2-4 4s0 3 8 10c42 42 66 109 66 197 0 72-15 147-68 200-6 5-6 6-6 7 0 3 2 4 4 4 5 0 43-29 68-82 22-46 27-93 27-129z">
            <text:p/>
          </draw:path>
          <draw:polygon draw:style-name="gr3" draw:text-style-name="P7" draw:layer="layout" svg:width="2.428cm" svg:height="0.017cm" svg:x="23.473cm" svg:y="10.126cm" svg:viewBox="0 0 2429 18" draw:points="1214,18 0,18 0,0 2429,0 2429,18">
            <text:p/>
          </draw:polygon>
          <draw:path draw:style-name="gr3" draw:text-style-name="P7" draw:layer="layout" svg:width="0.193cm" svg:height="0.191cm" svg:x="24.593cm" svg:y="10.343cm" svg:viewBox="0 0 194 192" svg:d="M141 27c-8-15-20-27-39-27-49 0-102 62-102 124 0 40 23 68 57 68 8 0 29-2 54-32 4 17 19 32 39 32 15 0 25-10 31-23 7-16 13-41 13-42 0-4-4-4-5-4-5 0-5 1-6 7-7 27-15 52-32 52-12 0-13-10-13-19 0-10 1-12 6-32 5-17 5-22 9-37l15-59c3-13 3-13 3-15 0-8-5-11-12-11-10 0-17 9-18 18zM113 137c-2 8-2 8-8 16-19 23-36 29-47 29-22 0-28-23-28-39 0-21 13-74 24-93 12-25 31-40 49-40 28 0 33 34 33 37 0 2-1 5-2 7z">
            <text:p/>
          </draw:path>
          <draw:path draw:style-name="gr3" draw:text-style-name="P7" draw:layer="layout" svg:width="0.28cm" svg:height="0.281cm" svg:x="26.07cm" svg:y="9.995cm" svg:viewBox="0 0 281 282" svg:d="M150 150h118c6 0 13 0 13-9s-7-9-13-9h-118v-118c0-6 0-14-9-14s-9 8-9 14v118h-118c-6 0-14 0-14 9s8 9 14 9h118v118c0 5 0 14 9 14s9-9 9-14z">
            <text:p/>
          </draw:path>
          <draw:path draw:style-name="gr3" draw:text-style-name="P7" draw:layer="layout" svg:width="0.164cm" svg:height="0.191cm" svg:x="26.485cm" svg:y="10.054cm" svg:viewBox="0 0 165 192" svg:d="M151 26c-7 0-13 0-19 7-7 5-8 13-8 16 0 10 8 14 16 14 13 0 24-9 24-27 0-21-20-36-51-36-56 0-113 60-113 120 0 38 25 72 69 72 61 0 96-45 96-50 0-3-3-6-5-6-3 0-4 1-5 5-34 41-80 41-86 41-26 0-37-20-37-46 0-17 8-58 23-84 12-24 36-42 59-42 15 0 31 4 37 16z">
            <text:p/>
          </draw:path>
        </draw:g>
        <draw:g xml:id="id57" draw:id="id57">
          <svg:title>TexMaths</svg:title>
          <svg:desc>24§display§\smallint a^x \ dx§svg§600§FALSE§</svg:desc>
          <draw:polygon draw:style-name="gr2" draw:text-style-name="P6" draw:layer="layout" svg:width="2.537cm" svg:height="0.708cm" svg:x="16.613cm" svg:y="11.069cm" svg:viewBox="0 0 2538 709" draw:points="1269,709 0,709 0,0 2538,0 2538,709">
            <text:p/>
          </draw:polygon>
          <draw:path draw:style-name="gr3" draw:text-style-name="P7" draw:layer="layout" svg:width="0.352cm" svg:height="0.787cm" svg:x="16.617cm" svg:y="11.031cm" svg:viewBox="0 0 353 788" svg:d="M321 35c-29 2-37 23-37 34 0 21 17 35 35 35 17 0 34-12 34-37 0-32-27-67-67-67-71 0-86 92-100 158-23 127-40 234-54 382-3 44-9 92-15 133-8 63-21 98-52 98-13 0-27-10-32-17 28 0 36-22 36-35 0-19-17-33-34-33-18 0-35 10-35 35 0 33 27 67 67 67 71 0 87-90 100-159 23-122 40-229 54-379 4-46 9-94 15-135 8-63 21-96 52-96 15 0 27 8 33 16z">
            <text:p/>
          </draw:path>
          <draw:path draw:style-name="gr3" draw:text-style-name="P7" draw:layer="layout" svg:width="0.387cm" svg:height="0.383cm" svg:x="17.191cm" svg:y="11.263cm" svg:viewBox="0 0 388 384" svg:d="M282 54c-15-31-40-54-79-54-97 0-203 125-203 248 0 81 46 136 113 136 18 0 60-3 110-63 7 35 36 63 76 63 31 0 50-19 64-46 13-30 25-82 25-84 0-8-8-8-10-8-9 0-9 2-11 15-16 54-31 104-66 104-23 0-25-21-25-38 0-19 2-25 12-64 10-34 10-44 17-75l31-119c6-25 6-25 6-29 0-15-10-23-23-23-21 0-35 20-37 37zM227 275c-4 15-4 15-18 31-36 46-71 59-94 59-42 0-55-46-55-79 0-42 26-148 48-186 24-50 63-81 97-81 56 0 68 69 68 75 0 4-2 10-4 14z">
            <text:p/>
          </draw:path>
          <draw:path draw:style-name="gr3" draw:text-style-name="P7" draw:layer="layout" svg:width="0.318cm" svg:height="0.268cm" svg:x="17.63cm" svg:y="11.027cm" svg:viewBox="0 0 319 269" svg:d="M119 200c-6 19-25 52-56 52-2 0-19 0-32-8 25-8 27-29 27-33 0-13-10-23-23-23-18 0-35 16-35 37 0 31 33 44 61 44 29 0 52-17 68-42 15 31 48 42 71 42 69 0 103-75 103-92 0-8-7-8-9-8-8 0-8 4-10 12-13 40-48 71-82 71-23 0-37-16-37-39 0-15 15-69 31-136 13-46 40-60 59-60 0 0 20 0 31 8-17 6-25 21-25 33 0 13 10 23 23 23 14 0 35-12 35-37 0-34-39-44-64-44-28 0-52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343cm" svg:y="11.05cm" svg:viewBox="0 0 403 598" svg:d="M403 10c0-2 0-10-11-10-12 0-93 8-108 10-6 0-11 3-11 15s7 12 21 12c40 0 42 5 42 13l-4 17-50 200c-15-31-40-54-79-54-97 0-203 125-203 248 0 81 46 137 113 137 18 0 60-4 110-64 7 35 36 64 76 64 31 0 50-19 64-48 13-29 25-81 25-83 0-9-8-9-10-9-9 0-9 3-11 15-16 56-31 106-66 106-23 0-25-22-25-39 0-21 2-27 6-40zM227 486c-4 16-4 18-18 33-36 46-71 60-94 60-42 0-55-47-55-79 0-42 26-148 48-187 24-50 63-80 97-80 56 0 68 69 68 75 0 3-2 9-4 13z">
            <text:p/>
          </draw:path>
          <draw:path draw:style-name="gr3" draw:text-style-name="P7" draw:layer="layout" svg:width="0.421cm" svg:height="0.383cm" svg:x="18.771cm" svg:y="11.263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3 41-47 0-23-19-30-33-30-25 0-46 23-46 50 0 38 42 55 81 55 55 0 86-59 88-65 10 33 40 65 92 65 86 0 134-109 134-130 0-8-7-8-9-8-8 0-10 2-12 8-27 92-86 111-113 111-33 0-46-27-46-56 0-19 6-36 15-74z">
            <text:p/>
          </draw:path>
        </draw:g>
        <draw:g xml:id="id58" draw:id="id58">
          <svg:title>TexMaths</svg:title>
          <svg:desc>15§display§ \frac{ a^x }{ \log a}  +  c§svg§600§FALSE§</svg:desc>
          <draw:polygon draw:style-name="gr2" draw:text-style-name="P6" draw:layer="layout" svg:width="1.928cm" svg:height="1.129cm" svg:x="23.14cm" svg:y="10.862cm" svg:viewBox="0 0 1929 1130" draw:points="965,1130 0,1130 0,0 1929,0 1929,1130">
            <text:p/>
          </draw:polygon>
          <draw:path draw:style-name="gr3" draw:text-style-name="P7" draw:layer="layout" svg:width="0.241cm" svg:height="0.239cm" svg:x="23.386cm" svg:y="10.957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198cm" svg:height="0.167cm" svg:x="23.662cm" svg:y="10.836cm" svg:viewBox="0 0 199 168" svg:d="M74 125c-3 12-15 32-34 32-2 0-12 0-21-4 16-5 17-19 17-21 0-8-6-14-14-14-11 0-22 9-22 22 0 20 20 28 38 28s33-11 42-26c10 19 30 26 45 26 43 0 65-47 65-58 0-4-5-4-6-4-5 0-5 2-6 7-9 25-30 44-52 44-14 0-23-9-23-24 0-9 10-43 19-85 9-29 26-37 38-37 0 0 12 0 19 5-11 3-16 13-16 20 0 8 6 14 15 14 8 0 21-7 21-22 0-22-24-28-39-28-18 0-33 12-41 26-7-15-24-26-45-26-42 0-66 46-66 56 0 5 5 5 6 5 5 0 6-1 8-6 9-29 32-44 51-44 12 0 22 6 22 24 0 7-5 26-7 38z">
            <text:p/>
          </draw:path>
          <draw:polygon draw:style-name="gr3" draw:text-style-name="P7" draw:layer="layout" svg:width="1.047cm" svg:height="0.022cm" svg:x="23.114cm" svg:y="11.405cm" svg:viewBox="0 0 1048 23" draw:points="524,23 0,23 0,0 1048,0 1048,23">
            <text:p/>
          </draw:polygon>
          <draw:path draw:style-name="gr3" draw:text-style-name="P7" draw:layer="layout" svg:width="0.118cm" svg:height="0.366cm" svg:x="23.131cm" svg:y="11.543cm" svg:viewBox="0 0 119 367" svg:d="M77 0l-77 6v17c37 0 42 3 42 29v275c0 24-6 24-42 24v16c18-1 46-1 59-1s39 0 60 1v-16c-36 0-42 0-42-24z">
            <text:p/>
          </draw:path>
          <draw:path draw:style-name="gr3" draw:text-style-name="P7" draw:layer="layout" svg:width="0.234cm" svg:height="0.243cm" svg:x="23.275cm" svg:y="11.673cm" svg:viewBox="0 0 235 244" svg:d="M235 124c0-68-54-124-117-124-66 0-118 58-118 124 0 68 55 120 118 120s117-53 117-120zM118 231c-23 0-46-12-60-36-14-23-14-56-14-75 0-20 0-49 12-73 15-24 40-35 62-35s45 11 58 34c15 22 15 54 15 74 0 19 0 48-12 71-11 24-35 40-61 40z">
            <text:p/>
          </draw:path>
          <draw:path draw:style-name="gr3" draw:text-style-name="P7" draw:layer="layout" svg:width="0.241cm" svg:height="0.348cm" svg:x="23.539cm" svg:y="11.671cm" svg:viewBox="0 0 242 349" svg:d="M103 149c-47 0-47-53-47-65 0-14 2-31 9-44 5-8 17-22 38-22 46 0 46 53 46 65 0 14 0 31-9 44-4 7-16 22-37 22zM41 169c0-2 0-14 9-25 21 16 42 17 53 17 49 0 85-36 85-77 0-20-8-40-21-52 19-18 38-20 48-20 1 0 3 0 5 0-6 2-9 8-9 14 0 10 7 16 16 16 5 0 15-4 15-16 0-9-7-26-27-26-11 0-34 4-57 25-21-18-44-19-55-19-49 0-86 36-86 77 0 24 12 43 25 55-7 7-17 25-17 43 0 17 7 38 24 47-32 10-49 33-49 54 0 37 53 67 118 67 62 0 117-27 117-68 0-19-8-46-35-61-28-15-58-15-91-15-13 0-36 0-39 0-17-2-29-19-29-36zM118 336c-54 0-90-26-90-54 0-25 20-44 43-45h31c46 0 106 0 106 45 0 28-39 54-90 54z">
            <text:p/>
          </draw:path>
          <draw:path draw:style-name="gr3" draw:text-style-name="P7" draw:layer="layout" svg:width="0.241cm" svg:height="0.239cm" svg:x="23.903cm" svg:y="11.675cm" svg:viewBox="0 0 242 240" svg:d="M176 34c-9-20-25-34-49-34-61 0-127 78-127 155 0 50 29 85 71 85 11 0 37-2 68-39 5 21 23 39 48 39 19 0 31-12 40-29 8-19 15-51 15-52 0-5-4-5-6-5-6 0-6 1-7 9-9 34-19 65-41 65-14 0-15-13-15-24 0-12 1-15 7-39 6-22 6-28 11-47l19-75c4-15 4-15 4-18 0-9-6-14-15-14-13 0-21 12-23 23zM142 172c-3 9-3 9-11 19-23 29-45 37-59 37-26 0-35-29-35-49 0-26 17-93 30-117 16-31 40-50 61-50 35 0 42 43 42 47 0 2-1 6-2 8z">
            <text:p/>
          </draw:path>
          <draw:path draw:style-name="gr3" draw:text-style-name="P7" draw:layer="layout" svg:width="0.35cm" svg:height="0.352cm" svg:x="24.371cm" svg:y="11.239cm" svg:viewBox="0 0 351 353" svg:d="M187 187h148c7 0 16 0 16-10 0-11-9-11-16-11h-148v-148c0-8 0-18-11-18-10 0-10 10-10 18v148h-148c-8 0-18 0-18 11 0 10 10 10 18 10h148v148c0 7 0 18 10 18 11 0 11-11 11-18z">
            <text:p/>
          </draw:path>
          <draw:path draw:style-name="gr3" draw:text-style-name="P7" draw:layer="layout" svg:width="0.205cm" svg:height="0.239cm" svg:x="24.891cm" svg:y="11.314cm" svg:viewBox="0 0 206 240" svg:d="M188 32c-8 0-15 0-24 9-8 7-9 17-9 20 0 12 9 18 20 18 16 0 30-12 30-33 0-27-25-46-63-46-71 0-142 76-142 150 0 48 31 90 86 90 76 0 120-56 120-62 0-4-3-7-6-7s-4 1-7 6c-42 51-99 51-107 51-32 0-46-25-46-57 0-22 10-74 28-106 16-30 46-53 75-53 18 0 38 6 45 20z">
            <text:p/>
          </draw:path>
        </draw:g>
        <draw:g xml:id="id60" draw:id="id60">
          <svg:title>TexMaths</svg:title>
          <svg:desc>24§display§\smallint e^x \ dx§svg§600§FALSE§</svg:desc>
          <draw:polygon draw:style-name="gr2" draw:text-style-name="P6" draw:layer="layout" svg:width="2.485cm" svg:height="0.708cm" svg:x="16.614cm" svg:y="12.368cm" svg:viewBox="0 0 2486 709" draw:points="1243,709 0,709 0,0 2486,0 2486,709">
            <text:p/>
          </draw:polygon>
          <draw:path draw:style-name="gr3" draw:text-style-name="P7" draw:layer="layout" svg:width="0.352cm" svg:height="0.787cm" svg:x="16.618cm" svg:y="12.33cm" svg:viewBox="0 0 353 788" svg:d="M321 35c-29 2-37 23-37 34 0 21 18 35 35 35s34-12 34-37c0-32-26-67-67-67-71 0-86 92-100 158-23 127-40 234-53 382-4 44-10 92-16 133-8 63-21 98-52 98-13 0-27-10-32-17 28 0 36-22 36-35 0-19-17-33-34-33-18 0-35 10-35 35 0 33 27 67 67 67 71 0 87-90 100-159 23-122 40-229 54-379 4-46 10-94 15-135 8-63 21-96 52-96 16 0 27 8 33 16z">
            <text:p/>
          </draw:path>
          <draw:path draw:style-name="gr3" draw:text-style-name="P7" draw:layer="layout" svg:width="0.326cm" svg:height="0.383cm" svg:x="17.196cm" svg:y="12.562cm" svg:viewBox="0 0 327 384" svg:d="M119 179c25 0 88-2 131-19 59-25 63-75 63-87 0-38-33-73-90-73-94 0-223 83-223 231 0 86 50 153 133 153 122 0 194-90 194-99 0-6-6-12-12-12-4 0-6 2-10 10-67 82-159 82-171 82-65 0-73-71-73-98 0-9 0-36 14-88zM81 160c32-129 119-141 142-141 40 0 61 25 61 54 0 87-134 87-169 87z">
            <text:p/>
          </draw:path>
          <draw:path draw:style-name="gr3" draw:text-style-name="P7" draw:layer="layout" svg:width="0.318cm" svg:height="0.268cm" svg:x="17.578cm" svg:y="12.326cm" svg:viewBox="0 0 319 269" svg:d="M119 200c-6 19-25 52-56 52-2 0-19 0-32-8 25-8 27-29 27-33 0-13-10-23-23-23-18 0-35 16-35 37 0 31 33 44 61 44 29 0 52-17 68-42 15 31 48 42 71 42 69 0 104-75 104-92 0-8-8-8-10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02cm" svg:height="0.597cm" svg:x="18.291cm" svg:y="12.349cm" svg:viewBox="0 0 403 598" svg:d="M403 10c0-2 0-10-11-10-12 0-92 8-108 10-5 0-11 3-11 15s7 12 21 12c40 0 42 5 42 13l-4 17-50 200c-15-31-40-54-78-54-98 0-204 125-204 248 0 81 46 137 113 137 18 0 60-4 110-64 8 35 36 64 77 64 30 0 50-19 63-48 14-29 25-81 25-83 0-9-8-9-10-9-9 0-9 3-11 15-15 56-31 106-65 106-23 0-25-22-25-39 0-21 2-27 5-40zM227 486c-4 16-4 18-18 33-36 46-71 60-94 60-42 0-55-47-55-79 0-42 26-148 48-187 25-50 63-80 98-80 55 0 67 69 67 75 0 3-2 9-4 13z">
            <text:p/>
          </draw:path>
          <draw:path draw:style-name="gr3" draw:text-style-name="P7" draw:layer="layout" svg:width="0.422cm" svg:height="0.383cm" svg:x="18.721cm" svg:y="12.562cm" svg:viewBox="0 0 423 384" svg:d="M259 119c4-23 23-100 83-100 6 0 25 0 42 10-23 6-40 27-40 46 0 13 9 31 33 31 19 0 46-16 46-50 0-44-50-56-79-56-50 0-79 44-90 65-22-57-66-65-91-65-88 0-136 110-136 131 0 7 8 7 9 7 8 0 10 0 12-7 29-91 85-112 113-112 16 0 46 8 46 56 0 27-15 85-46 202-13 54-44 88-80 88-6 0-25 0-43-9 22-6 41-23 41-47 0-23-19-30-33-30-25 0-46 23-46 50 0 38 42 55 79 55 57 0 88-59 90-65 10 33 40 65 90 65 89 0 137-109 137-130 0-8-8-8-10-8-8 0-9 2-11 8-27 92-87 111-114 111-32 0-46-27-46-56 0-19 6-36 16-74z">
            <text:p/>
          </draw:path>
        </draw:g>
        <draw:g xml:id="id61" draw:id="id61">
          <svg:title>TexMaths</svg:title>
          <svg:desc>24§display§e^x \ + \ c§svg§600§FALSE§</svg:desc>
          <draw:polygon draw:style-name="gr2" draw:text-style-name="P6" draw:layer="layout" svg:width="2.689cm" svg:height="0.595cm" svg:x="22.918cm" svg:y="12.368cm" svg:viewBox="0 0 2690 596" draw:points="1346,596 0,596 0,0 2690,0 2690,596">
            <text:p/>
          </draw:polygon>
          <draw:path draw:style-name="gr3" draw:text-style-name="P7" draw:layer="layout" svg:width="0.325cm" svg:height="0.383cm" svg:x="22.914cm" svg:y="12.562cm" svg:viewBox="0 0 326 384" svg:d="M119 179c25 0 88-2 131-20 59-25 63-74 63-86 0-38-33-73-90-73-94 0-223 83-223 231 0 86 50 153 132 153 123 0 194-90 194-100 0-5-5-11-11-11-4 0-6 2-10 9-67 83-159 83-171 83-65 0-73-71-73-98 0-10 0-36 14-88zM81 159c32-128 119-140 142-140 40 0 61 25 61 54 0 86-134 86-169 86z">
            <text:p/>
          </draw:path>
          <draw:path draw:style-name="gr3" draw:text-style-name="P7" draw:layer="layout" svg:width="0.318cm" svg:height="0.268cm" svg:x="23.296cm" svg:y="12.326cm" svg:viewBox="0 0 319 269" svg:d="M119 200c-6 19-25 52-56 52-2 0-19 0-32-8 25-8 27-29 27-33 0-13-10-23-23-23-18 0-35 16-35 37 0 31 33 44 61 44 29 0 52-17 68-42 15 30 48 42 71 42 69 0 103-75 103-92 0-8-7-8-9-8-8 0-8 4-10 12-13 40-48 71-82 71-23 0-37-16-37-39 0-15 15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562cm" svg:height="0.564cm" svg:x="24.208cm" svg:y="12.443cm" svg:viewBox="0 0 563 565" svg:d="M300 300h236c11 0 27 0 27-18 0-17-16-17-27-17h-236v-236c0-14 0-29-18-29-17 0-17 15-17 29v236h-236c-14 0-29 0-29 17 0 18 15 18 29 18h236v236c0 12 0 29 17 29 18 0 18-17 18-29z">
            <text:p/>
          </draw:path>
          <draw:path draw:style-name="gr3" draw:text-style-name="P7" draw:layer="layout" svg:width="0.329cm" svg:height="0.383cm" svg:x="25.322cm" svg:y="12.562cm" svg:viewBox="0 0 330 384" svg:d="M301 52c-13 0-25 0-38 13-13 12-15 27-15 33 0 19 15 29 32 29 25 0 48-19 48-54 0-42-40-73-101-73-114 0-227 121-227 240 0 77 50 144 138 144 121 0 192-90 192-100 0-5-6-11-9-11-6 0-8 2-12 9-67 83-159 83-171 83-52 0-75-40-75-92 0-35 18-117 46-169 25-48 73-85 119-85 29 0 62 10 73 33z">
            <text:p/>
          </draw:path>
        </draw:g>
        <draw:g xml:id="id63" draw:id="id63">
          <svg:title>TexMaths</svg:title>
          <svg:desc>14§display§\int \frac{1}{ x }} \ dx§svg§600§FALSE§</svg:desc>
          <draw:polygon draw:style-name="gr2" draw:text-style-name="P6" draw:layer="layout" svg:width="1.604cm" svg:height="1.045cm" svg:x="16.714cm" svg:y="13.555cm" svg:viewBox="0 0 1605 1046" draw:points="802,1046 0,1046 0,0 1605,0 1605,1046">
            <text:p/>
          </draw:polygon>
          <draw:path draw:style-name="gr3" draw:text-style-name="P7" draw:layer="layout" svg:width="0.437cm" svg:height="1.094cm" svg:x="16.717cm" svg:y="13.53cm" svg:viewBox="0 0 438 1095" svg:d="M24 1073c15 0 24-12 24-24 0-17-12-25-23-25-13 0-25 8-25 25 0 26 25 46 55 46 75 0 103-115 138-258 38-156 70-314 97-472 18-104 36-202 53-266 5-25 22-88 42-88 15 0 27 9 30 11-17 2-25 12-25 24 0 17 12 25 23 25 13 0 25-8 25-25 0-27-27-46-54-46-38 0-65 54-93 155-1 4-68 252-122 575-13 75-28 158-44 226-8 36-31 129-71 129-18 0-29-12-30-12z">
            <text:p/>
          </draw:path>
          <draw:path draw:style-name="gr3" draw:text-style-name="P7" draw:layer="layout" svg:width="0.163cm" svg:height="0.329cm" svg:x="17.384cm" svg:y="13.539cm" svg:viewBox="0 0 164 330" svg:d="M102 12c0-11 0-12-11-12-32 31-75 31-91 31v16c10 0 39 0 65-13v256c0 18-1 24-46 24h-16v16c17-3 61-3 80-3 20 0 63 0 81 3v-16h-16c-45 0-46-6-46-24z">
            <text:p/>
          </draw:path>
          <draw:polygon draw:style-name="gr3" draw:text-style-name="P7" draw:layer="layout" svg:width="0.281cm" svg:height="0.02cm" svg:x="17.322cm" svg:y="14.067cm" svg:viewBox="0 0 282 21" draw:points="141,21 0,21 0,0 282,0 282,21">
            <text:p/>
          </draw:polygon>
          <draw:path draw:style-name="gr3" draw:text-style-name="P7" draw:layer="layout" svg:width="0.245cm" svg:height="0.223cm" svg:x="17.337cm" svg:y="14.32cm" svg:viewBox="0 0 246 224" svg:d="M151 69c2-13 14-58 48-58 4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234cm" svg:height="0.348cm" svg:x="17.847cm" svg:y="13.858cm" svg:viewBox="0 0 235 349" svg:d="M235 6c0-2 0-6-6-6-7 0-54 4-63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1 0 39 40 39 43s-1 6-2 8z">
            <text:p/>
          </draw:path>
          <draw:path draw:style-name="gr3" draw:text-style-name="P7" draw:layer="layout" svg:width="0.245cm" svg:height="0.223cm" svg:x="18.098cm" svg:y="13.983cm" svg:viewBox="0 0 246 224" svg:d="M151 69c2-13 14-58 48-58 3 0 15 0 25 6-13 3-23 16-23 27 0 8 5 18 19 18 11 0 26-9 26-29 0-26-29-33-45-33-30 0-46 26-53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6 54-50 65-66 65-19 0-27-16-27-33 0-11 4-21 9-43z">
            <text:p/>
          </draw:path>
        </draw:g>
        <draw:g xml:id="id64" draw:id="id64">
          <svg:title>TexMaths</svg:title>
          <svg:desc>24§display§\log x \ + \ c§svg§600§FALSE§</svg:desc>
          <draw:polygon draw:style-name="gr2" draw:text-style-name="P6" draw:layer="layout" svg:width="3.582cm" svg:height="0.676cm" svg:x="22.931cm" svg:y="13.769cm" svg:viewBox="0 0 3583 677" draw:points="1793,677 0,677 0,0 3583,0 3583,677">
            <text:p/>
          </draw:polygon>
          <draw:path draw:style-name="gr3" draw:text-style-name="P7" draw:layer="layout" svg:width="0.189cm" svg:height="0.587cm" svg:x="22.916cm" svg:y="13.727cm" svg:viewBox="0 0 190 588" svg:d="M123 0l-123 10v27c60 0 67 5 67 46v440c0 38-9 38-67 38v27c29-2 73-2 94-2s63 0 96 2v-27c-58 0-67 0-67-38z">
            <text:p/>
          </draw:path>
          <draw:path draw:style-name="gr3" draw:text-style-name="P7" draw:layer="layout" svg:width="0.375cm" svg:height="0.389cm" svg:x="23.146cm" svg:y="13.935cm" svg:viewBox="0 0 376 390" svg:d="M376 198c0-108-86-198-188-198-105 0-188 92-188 198 0 110 88 192 188 192 102 0 188-84 188-192zM188 369c-36 0-73-19-96-58-21-36-21-88-21-119 0-32 0-79 19-117 23-38 64-56 98-56 37 0 73 18 94 54 23 37 23 87 23 119 0 31 0 77-19 114-17 38-56 63-98 63z">
            <text:p/>
          </draw:path>
          <draw:path draw:style-name="gr3" draw:text-style-name="P7" draw:layer="layout" svg:width="0.387cm" svg:height="0.558cm" svg:x="23.569cm" svg:y="13.931cm" svg:viewBox="0 0 388 559" svg:d="M165 238c-75 0-75-84-75-103 0-24 2-50 14-72 7-11 27-34 61-34 73 0 73 84 73 104 0 23 0 50-13 71-8 11-27 34-60 34zM65 271c0-4 0-23 16-40 32 25 67 27 84 27 79 0 136-58 136-123 0-33-13-64-34-83 31-29 61-33 77-33 1 0 5 0 7 0-9 4-13 14-13 23 0 16 11 25 25 25 7 0 25-5 25-25 0-15-12-42-44-42-18 0-54 6-91 40-34-28-71-30-88-30-79 0-138 57-138 123 0 38 19 69 40 88-11 12-27 40-27 69 0 27 12 60 39 75-52 16-79 52-79 87 0 59 84 107 188 107 100 0 188-44 188-109 0-31-13-73-55-98-47-23-95-23-146-23-21 0-58 0-64 0-27-4-46-31-46-58zM188 538c-86 0-144-42-144-86 0-41 33-71 69-73h50c73 0 169 0 169 73 0 44-61 86-144 86z">
            <text:p/>
          </draw:path>
          <draw:path draw:style-name="gr3" draw:text-style-name="P7" draw:layer="layout" svg:width="0.421cm" svg:height="0.383cm" svg:x="24.142cm" svg:y="13.94cm" svg:viewBox="0 0 422 384" svg:d="M259 119c4-23 23-100 83-100 5 0 25 0 42 10-23 6-40 27-40 46 0 13 9 31 32 31 19 0 46-16 46-50 0-44-50-56-78-56-50 0-79 44-91 65-21-57-65-65-90-65-88 0-136 110-136 131 0 7 8 7 9 7 8 0 10 0 12-7 29-91 84-112 113-112 16 0 46 8 46 56 0 27-15 85-46 202-13 54-44 88-80 88-6 0-25 0-43-9 22-6 41-24 41-47s-19-30-33-30c-25 0-46 23-46 50 0 38 42 55 79 55 57 0 88-59 90-65 10 33 40 65 90 65 88 0 136-109 136-130 0-8-7-8-9-8-8 0-10 2-12 8-27 92-86 111-113 111-33 0-46-27-46-56 0-19 6-36 15-75z">
            <text:p/>
          </draw:path>
          <draw:path draw:style-name="gr3" draw:text-style-name="P7" draw:layer="layout" svg:width="0.561cm" svg:height="0.564cm" svg:x="25.116cm" svg:y="13.821cm" svg:viewBox="0 0 562 565" svg:d="M299 300h237c11 0 26 0 26-17 0-18-15-18-26-18h-237v-236c0-14 0-29-17-29s-17 15-17 29v236h-236c-14 0-29 0-29 18 0 17 15 17 29 17h236v236c0 12 0 29 17 29s17-17 17-29z">
            <text:p/>
          </draw:path>
          <draw:path draw:style-name="gr3" draw:text-style-name="P7" draw:layer="layout" svg:width="0.329cm" svg:height="0.383cm" svg:x="26.229cm" svg:y="13.94cm" svg:viewBox="0 0 330 384" svg:d="M301 52c-13 0-25 0-38 13-13 12-15 27-15 33 0 19 15 29 32 29 25 0 48-19 48-54 0-42-40-73-102-73-113 0-226 121-226 240 0 77 50 144 138 144 121 0 192-90 192-100 0-5-6-11-9-11-6 0-8 2-12 10-67 82-159 82-171 82-52 0-75-40-75-92 0-35 18-117 46-169 25-48 73-85 119-85 29 0 62 10 73 33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3" smil:attributeName="visibility" smil:to="visible"/>
                  <anim:animate smil:begin="0s" smil:dur="0.5s" smil:fill="hold" smil:decelerate="0.5" smil:targetElement="id3" smil:attributeName="rotate" smil:values="-90;0" smil:keyTimes="0;1"/>
                  <anim:animate smil:begin="0s" smil:dur="0.5s" smil:fill="hold" smil:decelerate="0.5" smil:targetElement="id3" smil:attributeName="width" smil:values="width;width*.05" smil:keyTimes="0;1"/>
                  <anim:animate smil:begin="0.5s" smil:dur="0.5s" smil:fill="hold" smil:accelerate="0.5" smil:targetElement="id3" smil:attributeName="width" smil:values="width*.05;width" smil:keyTimes="0;1"/>
                  <anim:animate smil:dur="1s" smil:fill="hold" smil:targetElement="id3" smil:attributeName="height" smil:values="height;height" smil:keyTimes="0;1"/>
                  <anim:animate smil:begin="0s" smil:dur="0.5s" smil:fill="hold" smil:decelerate="0.5" smil:targetElement="id3" smil:attributeName="x" smil:values="x+.4;x" smil:keyTimes="0;1"/>
                  <anim:animate smil:begin="0s" smil:dur="0.5s" smil:fill="hold" smil:decelerate="0.5" smil:targetElement="id3" smil:attributeName="y" smil:values="y-.2;y+.1" smil:keyTimes="0;1"/>
                  <anim:animate smil:begin="0.5s" smil:dur="0.5s" smil:fill="hold" smil:accelerate="0.5" smil:targetElement="id3" smil:attributeName="y" smil:values="y+.1;y" smil:keyTimes="0;1"/>
                  <anim:transitionFilter smil:begin="0s" smil:dur="1s" smil:decelerate="0.5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width*0.05;width" smil:keyTimes="0;1"/>
                  <anim:animate smil:dur="0.5s" smil:fill="hold" smil:targetElement="id5" smil:attributeName="height" smil:values="height;height" smil:keyTimes="0;1"/>
                  <anim:animate smil:dur="0.5s" smil:fill="hold" smil:targetElement="id5" smil:attributeName="x" smil:values="x-.2;x" smil:keyTimes="0;1"/>
                  <anim:animate smil:dur="0.5s" smil:fill="hold" smil:targetElement="id5" smil:attributeName="y" smil:values="y;y" smil:keyTimes="0;1"/>
                  <anim:transitionFilter smil:dur="0.5s" smil:targetElement="id5" smil:type="fade" smil:subtype="crossfade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width*0.05;width" smil:keyTimes="0;1"/>
                  <anim:animate smil:dur="0.5s" smil:fill="hold" smil:targetElement="id8" smil:attributeName="height" smil:values="height;height" smil:keyTimes="0;1"/>
                  <anim:animate smil:dur="0.5s" smil:fill="hold" smil:targetElement="id8" smil:attributeName="x" smil:values="x-.2;x" smil:keyTimes="0;1"/>
                  <anim:animate smil:dur="0.5s" smil:fill="hold" smil:targetElement="id8" smil:attributeName="y" smil:values="y;y" smil:keyTimes="0;1"/>
                  <anim:transitionFilter smil:dur="0.5s" smil:targetElement="id8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</anim:par>
              <anim:par smil:begin="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width*0.05;width" smil:keyTimes="0;1"/>
                  <anim:animate smil:dur="0.5s" smil:fill="hold" smil:targetElement="id11" smil:attributeName="height" smil:values="height;height" smil:keyTimes="0;1"/>
                  <anim:animate smil:dur="0.5s" smil:fill="hold" smil:targetElement="id11" smil:attributeName="x" smil:values="x-.2;x" smil:keyTimes="0;1"/>
                  <anim:animate smil:dur="0.5s" smil:fill="hold" smil:targetElement="id11" smil:attributeName="y" smil:values="y;y" smil:keyTimes="0;1"/>
                  <anim:transitionFilter smil:dur="0.5s" smil:targetElement="id11" smil:type="fade" smil:subtype="crossfade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width*0.05;width" smil:keyTimes="0;1"/>
                  <anim:animate smil:dur="0.5s" smil:fill="hold" smil:targetElement="id14" smil:attributeName="height" smil:values="height;height" smil:keyTimes="0;1"/>
                  <anim:animate smil:dur="0.5s" smil:fill="hold" smil:targetElement="id14" smil:attributeName="x" smil:values="x-.2;x" smil:keyTimes="0;1"/>
                  <anim:animate smil:dur="0.5s" smil:fill="hold" smil:targetElement="id14" smil:attributeName="y" smil:values="y;y" smil:keyTimes="0;1"/>
                  <anim:transitionFilter smil:dur="0.5s" smil:targetElement="id14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  <anim:par smil:begin="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  <anim:par smil:begin="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width*0.05;width" smil:keyTimes="0;1"/>
                  <anim:animate smil:dur="0.5s" smil:fill="hold" smil:targetElement="id17" smil:attributeName="height" smil:values="height;height" smil:keyTimes="0;1"/>
                  <anim:animate smil:dur="0.5s" smil:fill="hold" smil:targetElement="id17" smil:attributeName="x" smil:values="x-.2;x" smil:keyTimes="0;1"/>
                  <anim:animate smil:dur="0.5s" smil:fill="hold" smil:targetElement="id17" smil:attributeName="y" smil:values="y;y" smil:keyTimes="0;1"/>
                  <anim:transitionFilter smil:dur="0.5s" smil:targetElement="id17" smil:type="fade" smil:subtype="crossfade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width*0.05;width" smil:keyTimes="0;1"/>
                  <anim:animate smil:dur="0.5s" smil:fill="hold" smil:targetElement="id20" smil:attributeName="height" smil:values="height;height" smil:keyTimes="0;1"/>
                  <anim:animate smil:dur="0.5s" smil:fill="hold" smil:targetElement="id20" smil:attributeName="x" smil:values="x-.2;x" smil:keyTimes="0;1"/>
                  <anim:animate smil:dur="0.5s" smil:fill="hold" smil:targetElement="id20" smil:attributeName="y" smil:values="y;y" smil:keyTimes="0;1"/>
                  <anim:transitionFilter smil:dur="0.5s" smil:targetElement="id20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</anim:par>
              <anim:par smil:begin="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</anim:par>
              <anim:par smil:begin="9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width*0.05;width" smil:keyTimes="0;1"/>
                  <anim:animate smil:dur="0.5s" smil:fill="hold" smil:targetElement="id23" smil:attributeName="height" smil:values="height;height" smil:keyTimes="0;1"/>
                  <anim:animate smil:dur="0.5s" smil:fill="hold" smil:targetElement="id23" smil:attributeName="x" smil:values="x-.2;x" smil:keyTimes="0;1"/>
                  <anim:animate smil:dur="0.5s" smil:fill="hold" smil:targetElement="id23" smil:attributeName="y" smil:values="y;y" smil:keyTimes="0;1"/>
                  <anim:transitionFilter smil:dur="0.5s" smil:targetElement="id23" smil:type="fade" smil:subtype="crossfade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width*0.05;width" smil:keyTimes="0;1"/>
                  <anim:animate smil:dur="0.5s" smil:fill="hold" smil:targetElement="id26" smil:attributeName="height" smil:values="height;height" smil:keyTimes="0;1"/>
                  <anim:animate smil:dur="0.5s" smil:fill="hold" smil:targetElement="id26" smil:attributeName="x" smil:values="x-.2;x" smil:keyTimes="0;1"/>
                  <anim:animate smil:dur="0.5s" smil:fill="hold" smil:targetElement="id26" smil:attributeName="y" smil:values="y;y" smil:keyTimes="0;1"/>
                  <anim:transitionFilter smil:dur="0.5s" smil:targetElement="id26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</anim:par>
              <anim:par smil:begin="1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</anim:par>
              <anim:par smil:begin="12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width*0.05;width" smil:keyTimes="0;1"/>
                  <anim:animate smil:dur="0.5s" smil:fill="hold" smil:targetElement="id29" smil:attributeName="height" smil:values="height;height" smil:keyTimes="0;1"/>
                  <anim:animate smil:dur="0.5s" smil:fill="hold" smil:targetElement="id29" smil:attributeName="x" smil:values="x-.2;x" smil:keyTimes="0;1"/>
                  <anim:animate smil:dur="0.5s" smil:fill="hold" smil:targetElement="id29" smil:attributeName="y" smil:values="y;y" smil:keyTimes="0;1"/>
                  <anim:transitionFilter smil:dur="0.5s" smil:targetElement="id29" smil:type="fade" smil:subtype="crossfade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</anim:par>
              <anim:par smil:begin="1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</anim:par>
              <anim:par smil:begin="1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2" smil:attributeName="visibility" smil:to="visible"/>
                  <anim:animate smil:dur="0.5s" smil:fill="hold" smil:targetElement="id32" smil:attributeName="width" smil:values="width*0.05;width" smil:keyTimes="0;1"/>
                  <anim:animate smil:dur="0.5s" smil:fill="hold" smil:targetElement="id32" smil:attributeName="height" smil:values="height;height" smil:keyTimes="0;1"/>
                  <anim:animate smil:dur="0.5s" smil:fill="hold" smil:targetElement="id32" smil:attributeName="x" smil:values="x-.2;x" smil:keyTimes="0;1"/>
                  <anim:animate smil:dur="0.5s" smil:fill="hold" smil:targetElement="id32" smil:attributeName="y" smil:values="y;y" smil:keyTimes="0;1"/>
                  <anim:transitionFilter smil:dur="0.5s" smil:targetElement="id32" smil:type="fade" smil:subtype="crossfade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</anim:par>
              <anim:par smil:begin="1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</anim:par>
              <anim:par smil:begin="15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width*0.05;width" smil:keyTimes="0;1"/>
                  <anim:animate smil:dur="0.5s" smil:fill="hold" smil:targetElement="id35" smil:attributeName="height" smil:values="height;height" smil:keyTimes="0;1"/>
                  <anim:animate smil:dur="0.5s" smil:fill="hold" smil:targetElement="id35" smil:attributeName="x" smil:values="x-.2;x" smil:keyTimes="0;1"/>
                  <anim:animate smil:dur="0.5s" smil:fill="hold" smil:targetElement="id35" smil:attributeName="y" smil:values="y;y" smil:keyTimes="0;1"/>
                  <anim:transitionFilter smil:dur="0.5s" smil:targetElement="id35" smil:type="fade" smil:subtype="crossfade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</anim:par>
              <anim:par smil:begin="1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  <anim:par smil:begin="1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38" smil:attributeName="visibility" smil:to="visible"/>
                  <anim:animate smil:dur="0.5s" smil:fill="hold" smil:targetElement="id38" smil:attributeName="width" smil:values="width*0.05;width" smil:keyTimes="0;1"/>
                  <anim:animate smil:dur="0.5s" smil:fill="hold" smil:targetElement="id38" smil:attributeName="height" smil:values="height;height" smil:keyTimes="0;1"/>
                  <anim:animate smil:dur="0.5s" smil:fill="hold" smil:targetElement="id38" smil:attributeName="x" smil:values="x-.2;x" smil:keyTimes="0;1"/>
                  <anim:animate smil:dur="0.5s" smil:fill="hold" smil:targetElement="id38" smil:attributeName="y" smil:values="y;y" smil:keyTimes="0;1"/>
                  <anim:transitionFilter smil:dur="0.5s" smil:targetElement="id38" smil:type="fade" smil:subtype="crossfade"/>
                </anim:par>
              </anim:par>
              <anim:par smil:begin="1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</anim:par>
              <anim:par smil:begin="1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</anim:par>
              <anim:par smil:begin="18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1" smil:attributeName="visibility" smil:to="visible"/>
                  <anim:animate smil:dur="0.5s" smil:fill="hold" smil:targetElement="id41" smil:attributeName="width" smil:values="width*0.05;width" smil:keyTimes="0;1"/>
                  <anim:animate smil:dur="0.5s" smil:fill="hold" smil:targetElement="id41" smil:attributeName="height" smil:values="height;height" smil:keyTimes="0;1"/>
                  <anim:animate smil:dur="0.5s" smil:fill="hold" smil:targetElement="id41" smil:attributeName="x" smil:values="x-.2;x" smil:keyTimes="0;1"/>
                  <anim:animate smil:dur="0.5s" smil:fill="hold" smil:targetElement="id41" smil:attributeName="y" smil:values="y;y" smil:keyTimes="0;1"/>
                  <anim:transitionFilter smil:dur="0.5s" smil:targetElement="id41" smil:type="fade" smil:subtype="crossfade"/>
                </anim:par>
              </anim:par>
              <anim:par smil:begin="1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  <anim:par smil:begin="1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  <anim:par smil:begin="2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4" smil:attributeName="visibility" smil:to="visible"/>
                  <anim:animate smil:dur="0.5s" smil:fill="hold" smil:targetElement="id44" smil:attributeName="width" smil:values="width*0.05;width" smil:keyTimes="0;1"/>
                  <anim:animate smil:dur="0.5s" smil:fill="hold" smil:targetElement="id44" smil:attributeName="height" smil:values="height;height" smil:keyTimes="0;1"/>
                  <anim:animate smil:dur="0.5s" smil:fill="hold" smil:targetElement="id44" smil:attributeName="x" smil:values="x-.2;x" smil:keyTimes="0;1"/>
                  <anim:animate smil:dur="0.5s" smil:fill="hold" smil:targetElement="id44" smil:attributeName="y" smil:values="y;y" smil:keyTimes="0;1"/>
                  <anim:transitionFilter smil:dur="0.5s" smil:targetElement="id44" smil:type="fade" smil:subtype="crossfade"/>
                </anim:par>
              </anim:par>
              <anim:par smil:begin="2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</anim:par>
              <anim:par smil:begin="2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</anim:par>
              <anim:par smil:begin="2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47" smil:attributeName="visibility" smil:to="visible"/>
                  <anim:animate smil:dur="0.5s" smil:fill="hold" smil:targetElement="id47" smil:attributeName="width" smil:values="width*0.05;width" smil:keyTimes="0;1"/>
                  <anim:animate smil:dur="0.5s" smil:fill="hold" smil:targetElement="id47" smil:attributeName="height" smil:values="height;height" smil:keyTimes="0;1"/>
                  <anim:animate smil:dur="0.5s" smil:fill="hold" smil:targetElement="id47" smil:attributeName="x" smil:values="x-.2;x" smil:keyTimes="0;1"/>
                  <anim:animate smil:dur="0.5s" smil:fill="hold" smil:targetElement="id47" smil:attributeName="y" smil:values="y;y" smil:keyTimes="0;1"/>
                  <anim:transitionFilter smil:dur="0.5s" smil:targetElement="id47" smil:type="fade" smil:subtype="crossfade"/>
                </anim:par>
              </anim:par>
              <anim:par smil:begin="2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  <anim:par smil:begin="2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</anim:par>
              <anim:par smil:begin="2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</anim:par>
              <anim:par smil:begin="2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</anim:par>
              <anim:par smil:begin="2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  <anim:par smil:begin="2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3" smil:attributeName="visibility" smil:to="visible"/>
                  <anim:animate smil:dur="0.5s" smil:fill="hold" smil:targetElement="id53" smil:attributeName="width" smil:values="width*0.05;width" smil:keyTimes="0;1"/>
                  <anim:animate smil:dur="0.5s" smil:fill="hold" smil:targetElement="id53" smil:attributeName="height" smil:values="height;height" smil:keyTimes="0;1"/>
                  <anim:animate smil:dur="0.5s" smil:fill="hold" smil:targetElement="id53" smil:attributeName="x" smil:values="x-.2;x" smil:keyTimes="0;1"/>
                  <anim:animate smil:dur="0.5s" smil:fill="hold" smil:targetElement="id53" smil:attributeName="y" smil:values="y;y" smil:keyTimes="0;1"/>
                  <anim:transitionFilter smil:dur="0.5s" smil:targetElement="id53" smil:type="fade" smil:subtype="crossfade"/>
                </anim:par>
              </anim:par>
              <anim:par smil:begin="2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  <anim:par smil:begin="2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  <anim:par smil:begin="2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6" smil:attributeName="visibility" smil:to="visible"/>
                  <anim:animate smil:dur="0.5s" smil:fill="hold" smil:targetElement="id56" smil:attributeName="width" smil:values="width*0.05;width" smil:keyTimes="0;1"/>
                  <anim:animate smil:dur="0.5s" smil:fill="hold" smil:targetElement="id56" smil:attributeName="height" smil:values="height;height" smil:keyTimes="0;1"/>
                  <anim:animate smil:dur="0.5s" smil:fill="hold" smil:targetElement="id56" smil:attributeName="x" smil:values="x-.2;x" smil:keyTimes="0;1"/>
                  <anim:animate smil:dur="0.5s" smil:fill="hold" smil:targetElement="id56" smil:attributeName="y" smil:values="y;y" smil:keyTimes="0;1"/>
                  <anim:transitionFilter smil:dur="0.5s" smil:targetElement="id56" smil:type="fade" smil:subtype="crossfade"/>
                </anim:par>
              </anim:par>
              <anim:par smil:begin="2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  <anim:par smil:begin="2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  <anim:par smil:begin="2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59" smil:attributeName="visibility" smil:to="visible"/>
                  <anim:animate smil:dur="0.5s" smil:fill="hold" smil:targetElement="id59" smil:attributeName="width" smil:values="width*0.05;width" smil:keyTimes="0;1"/>
                  <anim:animate smil:dur="0.5s" smil:fill="hold" smil:targetElement="id59" smil:attributeName="height" smil:values="height;height" smil:keyTimes="0;1"/>
                  <anim:animate smil:dur="0.5s" smil:fill="hold" smil:targetElement="id59" smil:attributeName="x" smil:values="x-.2;x" smil:keyTimes="0;1"/>
                  <anim:animate smil:dur="0.5s" smil:fill="hold" smil:targetElement="id59" smil:attributeName="y" smil:values="y;y" smil:keyTimes="0;1"/>
                  <anim:transitionFilter smil:dur="0.5s" smil:targetElement="id59" smil:type="fade" smil:subtype="crossfade"/>
                </anim:par>
              </anim:par>
              <anim:par smil:begin="2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  <anim:par smil:begin="2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  <anim:par smil:begin="2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62" smil:attributeName="visibility" smil:to="visible"/>
                  <anim:animate smil:dur="0.5s" smil:fill="hold" smil:targetElement="id62" smil:attributeName="width" smil:values="width*0.05;width" smil:keyTimes="0;1"/>
                  <anim:animate smil:dur="0.5s" smil:fill="hold" smil:targetElement="id62" smil:attributeName="height" smil:values="height;height" smil:keyTimes="0;1"/>
                  <anim:animate smil:dur="0.5s" smil:fill="hold" smil:targetElement="id62" smil:attributeName="x" smil:values="x-.2;x" smil:keyTimes="0;1"/>
                  <anim:animate smil:dur="0.5s" smil:fill="hold" smil:targetElement="id62" smil:attributeName="y" smil:values="y;y" smil:keyTimes="0;1"/>
                  <anim:transitionFilter smil:dur="0.5s" smil:targetElement="id62" smil:type="fade" smil:subtype="crossfade"/>
                </anim:par>
              </anim:par>
              <anim:par smil:begin="2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  <anim:par smil:begin="3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19">
        <office:forms form:automatic-focus="false" form:apply-design-mode="false"/>
        <draw:frame presentation:style-name="pr5" draw:text-style-name="P5" draw:layer="layout" svg:width="26.8cm" svg:height="14.574cm" svg:x="0.7cm" svg:y="0.726cm" presentation:class="title" presentation:user-transformed="true">
          <draw:text-box>
            <text:p text:style-name="P4"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draw:g xml:id="id65" draw:id="id65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66" draw:id="id66" draw:layer="layout" svg:width="25.799cm" svg:height="13.129cm" svg:x="1.2cm" svg:y="1.8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2">
              <table:table-cell/>
              <table:table-cell/>
              <table:table-cell/>
              <table:table-cell table:number-columns-spanned="3" table:number-rows-spanned="3"/>
              <table:covered-table-cell/>
              <table:covered-table-cell/>
            </table:table-row>
            <table:table-row table:style-name="ro3" table:default-cell-style-name="ce2"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3" table:default-cell-style-name="ce2">
              <table:table-cell/>
              <table:table-cell/>
              <table:table-cell/>
              <table:covered-table-cell/>
              <table:covered-table-cell/>
              <table:covered-table-cell/>
            </table:table-row>
            <table:table-row table:style-name="ro5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2"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polyline draw:style-name="gr4" draw:text-style-name="P8" xml:id="id67" draw:id="id67" draw:layer="layout" svg:width="12.998cm" svg:height="0cm" svg:x="14.1cm" svg:y="8.4cm" svg:viewBox="0 0 12999 0" draw:points="12999,0 0,0">
          <text:p/>
        </draw:polyline>
        <draw:polyline draw:style-name="gr4" draw:text-style-name="P8" xml:id="id68" draw:id="id68" draw:layer="layout" svg:width="0cm" svg:height="5.599cm" svg:x="15.6cm" svg:y="5.6cm" svg:viewBox="0 0 0 5600" draw:points="0,0 0,5600">
          <text:p/>
        </draw:polyline>
        <draw:g xml:id="id72" draw:id="id72">
          <svg:title>TexMaths</svg:title>
          <svg:desc>26§display§22§svg§600§FALSE§</svg:desc>
          <draw:polygon draw:style-name="gr2" draw:text-style-name="P6" draw:layer="layout" svg:width="0.777cm" svg:height="0.516cm" svg:x="1.503cm" svg:y="4.468cm" svg:viewBox="0 0 778 517" draw:points="389,517 0,517 0,0 778,0 778,517">
            <text:p/>
          </draw:polygon>
          <draw:path draw:style-name="gr3" draw:text-style-name="P7" draw:layer="layout" svg:width="0.365cm" svg:height="0.61cm" svg:x="1.503cm" svg:y="4.422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  <draw:path draw:style-name="gr3" draw:text-style-name="P7" draw:layer="layout" svg:width="0.365cm" svg:height="0.61cm" svg:x="1.961cm" svg:y="4.422cm" svg:viewBox="0 0 366 611" svg:d="M71 540l98-95c143-127 197-175 197-266 0-106-81-179-193-179-104 0-173 85-173 166 0 50 46 50 48 50 17 0 48-10 48-48 0-23-17-47-48-47-8 0-8 0-13 2 21-61 71-94 125-94 83 0 123 73 123 150 0 72-46 145-96 201l-177 196c-10 10-10 12-10 35h341l25-160h-23c-4 27-10 69-18 81-9 8-69 8-88 8z">
            <text:p/>
          </draw:path>
        </draw:g>
        <draw:g xml:id="id75" draw:id="id75">
          <svg:title>TexMaths</svg:title>
          <svg:desc>26§display§23§svg§600§FALSE§</svg:desc>
          <draw:polygon draw:style-name="gr2" draw:text-style-name="P6" draw:layer="layout" svg:width="0.782cm" svg:height="0.537cm" svg:x="1.603cm" svg:y="6.268cm" svg:viewBox="0 0 783 538" draw:points="393,538 0,538 0,0 783,0 783,538">
            <text:p/>
          </draw:polygon>
          <draw:path draw:style-name="gr3" draw:text-style-name="P7" draw:layer="layout" svg:width="0.365cm" svg:height="0.609cm" svg:x="1.603cm" svg:y="6.222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6.222cm" svg:viewBox="0 0 380 629" svg:d="M229 286c74-22 126-87 126-159 0-75-79-127-168-127-91 0-162 54-162 125 0 29 21 47 46 47 29 0 47-20 47-47 0-46-43-46-56-46 27-44 88-56 121-56 37 0 89 21 89 102 0 12-2 64-27 105-27 44-58 46-81 48-6 0-29 2-35 2-8 0-15 2-15 11 0 10 7 10 23 10h40c74 0 110 62 110 152 0 124-65 151-104 151-40 0-108-17-141-70 33 6 60-15 60-50 0-34-23-52-50-52-23 0-52 14-52 54 0 83 85 143 185 143 112 0 195-83 195-176 0-75-58-146-151-167z">
            <text:p/>
          </draw:path>
        </draw:g>
        <draw:g xml:id="id78" draw:id="id78">
          <svg:title>TexMaths</svg:title>
          <svg:desc>26§display§24§svg§600§FALSE§</svg:desc>
          <draw:polygon draw:style-name="gr2" draw:text-style-name="P6" draw:layer="layout" svg:width="0.796cm" svg:height="0.527cm" svg:x="1.604cm" svg:y="8.07cm" svg:viewBox="0 0 797 528" draw:points="400,528 0,528 0,0 797,0 797,528">
            <text:p/>
          </draw:polygon>
          <draw:path draw:style-name="gr3" draw:text-style-name="P7" draw:layer="layout" svg:width="0.365cm" svg:height="0.61cm" svg:x="1.604cm" svg:y="8.034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  <draw:path draw:style-name="gr3" draw:text-style-name="P7" draw:layer="layout" svg:width="0.407cm" svg:height="0.618cm" svg:x="2.041cm" svg:y="8.024cm" svg:viewBox="0 0 408 619" svg:d="M244 469v79c0 34 0 44-69 44h-19v27c38-2 85-2 123-2 39 0 87 0 125 2v-27h-19c-69 0-71-10-71-44v-79h94v-29h-94v-417c0-17 0-23-14-23-9 0-11 0-17 10l-283 430v29zM250 440h-225l225-340z">
            <text:p/>
          </draw:path>
        </draw:g>
        <draw:g xml:id="id81" draw:id="id81">
          <svg:title>TexMaths</svg:title>
          <svg:desc>26§display§25§svg§600§FALSE§</svg:desc>
          <draw:polygon draw:style-name="gr2" draw:text-style-name="P6" draw:layer="layout" svg:width="0.777cm" svg:height="0.537cm" svg:x="1.602cm" svg:y="9.972cm" svg:viewBox="0 0 778 538" draw:points="389,538 0,538 0,0 778,0 778,538">
            <text:p/>
          </draw:polygon>
          <draw:path draw:style-name="gr3" draw:text-style-name="P7" draw:layer="layout" svg:width="0.365cm" svg:height="0.609cm" svg:x="1.602cm" svg:y="9.926cm" svg:viewBox="0 0 366 610" svg:d="M71 540l98-96c143-126 197-174 197-265 0-106-81-179-193-179-104 0-173 85-173 166 0 50 46 50 48 50 17 0 48-10 48-48 0-23-17-48-48-48-8 0-8 0-13 2 21-60 71-93 125-93 83 0 123 73 123 150 0 72-46 145-96 201l-177 195c-10 10-10 12-10 35h341l25-160h-23c-4 27-10 69-18 81-9 9-69 9-88 9z">
            <text:p/>
          </draw:path>
          <draw:path draw:style-name="gr3" draw:text-style-name="P7" draw:layer="layout" svg:width="0.365cm" svg:height="0.628cm" svg:x="2.06cm" svg:y="9.926cm" svg:viewBox="0 0 366 629" svg:d="M366 426c0-108-75-202-175-202-43 0-83 15-116 48v-179c19 7 50 13 79 13 112 0 177-83 177-96 0-6-2-10-8-10-3 0-5 0-9 2-19 8-62 27-125 27-37 0-79-6-122-25-7-4-9-4-11-4-8 0-8 8-8 23v270c0 16 0 25 12 25 7 0 9-2 11-9 10-14 46-64 118-64 48 0 71 41 79 58 15 35 17 71 17 116 0 31 0 88-23 125-21 35-56 60-98 60-66 0-118-48-135-102 2 0 6 0 17 0 29 0 46-22 46-43 0-23-17-46-46-46-15 0-46 6-46 50 0 77 62 166 166 166 107 0 200-87 200-203z">
            <text:p/>
          </draw:path>
        </draw:g>
        <draw:g xml:id="id84" draw:id="id84">
          <svg:title>TexMaths</svg:title>
          <svg:desc>26§display§26§svg§600§FALSE§</svg:desc>
          <draw:polygon draw:style-name="gr2" draw:text-style-name="P6" draw:layer="layout" svg:width="0.782cm" svg:height="0.537cm" svg:x="1.603cm" svg:y="11.873cm" svg:viewBox="0 0 783 538" draw:points="393,538 0,538 0,0 783,0 783,538">
            <text:p/>
          </draw:polygon>
          <draw:path draw:style-name="gr3" draw:text-style-name="P7" draw:layer="layout" svg:width="0.365cm" svg:height="0.609cm" svg:x="1.603cm" svg:y="11.827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2.052cm" svg:y="11.827cm" svg:viewBox="0 0 380 629" svg:d="M83 309v-23c0-230 114-263 160-263 23 0 60 6 81 37-14 0-50 0-50 40 0 29 21 43 42 43 14 0 41-8 41-43 0-56-39-100-116-100-116 0-241 118-241 320 0 245 106 309 191 309 102 0 189-85 189-206 0-116-81-205-183-205-62 0-95 48-114 91zM191 604c-58 0-85-56-89-68-17-44-17-117-17-133 0-71 29-164 112-164 15 0 56 0 86 58 16 33 16 81 16 124 0 44 0 90-16 123-27 56-71 60-92 60z">
            <text:p/>
          </draw:path>
        </draw:g>
        <draw:g xml:id="id69" draw:id="id69">
          <svg:title>TexMaths</svg:title>
          <svg:desc>26§display§21§svg§600§FALSE§</svg:desc>
          <draw:polygon draw:style-name="gr2" draw:text-style-name="P6" draw:layer="layout" svg:width="0.749cm" svg:height="0.516cm" svg:x="1.604cm" svg:y="2.671cm" svg:viewBox="0 0 750 517" draw:points="374,517 0,517 0,0 750,0 750,517">
            <text:p/>
          </draw:polygon>
          <draw:path draw:style-name="gr3" draw:text-style-name="P7" draw:layer="layout" svg:width="0.365cm" svg:height="0.61cm" svg:x="1.604cm" svg:y="2.625cm" svg:viewBox="0 0 366 611" svg:d="M71 540l97-95c144-127 198-175 198-266 0-106-81-179-193-179-104 0-173 85-173 166 0 50 46 50 48 50 16 0 48-10 48-48 0-23-17-47-48-47-9 0-9 0-13 2 21-61 71-94 125-94 83 0 123 73 123 150 0 72-46 145-96 201l-177 196c-10 10-10 12-10 35h341l25-160h-23c-4 27-10 69-19 81-8 8-68 8-87 8z">
            <text:p/>
          </draw:path>
          <draw:path draw:style-name="gr3" draw:text-style-name="P7" draw:layer="layout" svg:width="0.302cm" svg:height="0.61cm" svg:x="2.097cm" svg:y="2.625cm" svg:viewBox="0 0 303 611" svg:d="M189 23c0-21 0-23-21-23-58 58-139 58-168 58v29c19 0 73 0 121-25v476c0 34-3 44-86 44h-29v29c31-4 112-4 148-4 37 0 116 0 149 4v-29h-29c-83 0-85-10-85-44z">
            <text:p/>
          </draw:path>
        </draw:g>
        <draw:g xml:id="id87" draw:id="id87">
          <svg:title>TexMaths</svg:title>
          <svg:desc>26§display§27§svg§600§FALSE§</svg:desc>
          <draw:polygon draw:style-name="gr2" draw:text-style-name="P6" draw:layer="layout" svg:width="0.81cm" svg:height="0.548cm" svg:x="1.604cm" svg:y="13.574cm" svg:viewBox="0 0 811 549" draw:points="406,549 0,549 0,0 811,0 811,549">
            <text:p/>
          </draw:polygon>
          <draw:path draw:style-name="gr3" draw:text-style-name="P7" draw:layer="layout" svg:width="0.365cm" svg:height="0.61cm" svg:x="1.604cm" svg:y="13.536cm" svg:viewBox="0 0 366 611" svg:d="M71 540l98-95c143-127 197-175 197-266 0-106-81-179-193-179-104 0-173 85-173 166 0 50 46 50 48 50 16 0 48-10 48-48 0-23-17-47-48-47-8 0-8 0-13 2 21-61 71-94 125-94 83 0 123 73 123 150 0 72-46 145-96 201l-177 196c-10 10-10 12-10 35h341l25-160h-23c-4 27-10 68-18 81-9 8-69 8-88 8z">
            <text:p/>
          </draw:path>
          <draw:path draw:style-name="gr3" draw:text-style-name="P7" draw:layer="layout" svg:width="0.392cm" svg:height="0.639cm" svg:x="2.066cm" svg:y="13.528cm" svg:viewBox="0 0 393 640" svg:d="M385 62c8-12 8-14 8-33h-222c-113 0-115-12-117-29h-23l-31 189h23c2-14 10-73 23-83 6-6 79-6 89-6h192c-11 14-84 114-104 145-82 123-113 250-113 343 0 10 0 52 42 52 44 0 44-42 44-52v-46c0-50 2-101 8-149 4-21 17-100 58-158z">
            <text:p/>
          </draw:path>
        </draw:g>
        <draw:g xml:id="id93" draw:id="id93">
          <svg:title>TexMaths</svg:title>
          <svg:desc>26§display§29§svg§600§FALSE§</svg:desc>
          <draw:polygon draw:style-name="gr2" draw:text-style-name="P6" draw:layer="layout" svg:width="0.782cm" svg:height="0.537cm" svg:x="14.505cm" svg:y="4.469cm" svg:viewBox="0 0 783 538" draw:points="393,538 0,538 0,0 783,0 783,538">
            <text:p/>
          </draw:polygon>
          <draw:path draw:style-name="gr3" draw:text-style-name="P7" draw:layer="layout" svg:width="0.365cm" svg:height="0.609cm" svg:x="14.505cm" svg:y="4.423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4.954cm" svg:y="4.423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90 72 10 30 14 88 14 129 0 77-31 164-112 164z">
            <text:p/>
          </draw:path>
        </draw:g>
        <draw:g xml:id="id96" draw:id="id96">
          <svg:title>TexMaths</svg:title>
          <svg:desc>26§display§30§svg§600§FALSE§</svg:desc>
          <draw:polygon draw:style-name="gr2" draw:text-style-name="P6" draw:layer="layout" svg:width="0.787cm" svg:height="0.537cm" svg:x="14.512cm" svg:y="6.869cm" svg:viewBox="0 0 788 538" draw:points="393,538 0,538 0,0 788,0 788,538">
            <text:p/>
          </draw:polygon>
          <draw:path draw:style-name="gr3" draw:text-style-name="P7" draw:layer="layout" svg:width="0.379cm" svg:height="0.628cm" svg:x="14.504cm" svg:y="6.823cm" svg:viewBox="0 0 380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5 151-104 151-40 0-108-17-141-70 33 6 60-15 60-50 0-34-23-52-50-52-23 0-52 14-52 54 0 83 85 143 185 143 112 0 195-83 195-176 0-75-58-146-151-167z">
            <text:p/>
          </draw:path>
          <draw:path draw:style-name="gr3" draw:text-style-name="P7" draw:layer="layout" svg:width="0.386cm" svg:height="0.628cm" svg:x="14.959cm" svg:y="6.823cm" svg:viewBox="0 0 387 629" svg:d="M387 318c0-75-4-148-38-216-41-87-116-102-156-102-54 0-122 23-160 108-29 64-33 135-33 210 0 68 4 149 42 220 39 72 106 91 151 91 50 0 119-19 160-106 30-62 34-135 34-205zM193 610c-35 0-91-23-106-112-10-54-10-139-10-193 0-58 0-118 6-168 19-108 87-116 110-116 29 0 90 16 108 106 9 52 9 120 9 178 0 69 0 131-11 189-12 87-64 116-106 116z">
            <text:p/>
          </draw:path>
        </draw:g>
        <draw:g xml:id="id99" draw:id="id99">
          <svg:title>TexMaths</svg:title>
          <svg:desc>26§display§31§svg§600§FALSE§</svg:desc>
          <draw:polygon draw:style-name="gr2" draw:text-style-name="P6" draw:layer="layout" svg:width="0.751cm" svg:height="0.537cm" svg:x="14.511cm" svg:y="9.374cm" svg:viewBox="0 0 752 538" draw:points="375,538 0,538 0,0 752,0 752,538">
            <text:p/>
          </draw:polygon>
          <draw:path draw:style-name="gr3" draw:text-style-name="P7" draw:layer="layout" svg:width="0.38cm" svg:height="0.628cm" svg:x="14.503cm" svg:y="9.328cm" svg:viewBox="0 0 381 629" svg:d="M229 286c75-22 127-87 127-159 0-75-79-127-169-127-93 0-162 54-162 125 0 29 21 47 46 47 29 0 48-20 48-47 0-46-44-46-57-46 28-44 88-56 121-56 38 0 90 21 90 102 0 12-2 64-27 105-27 44-59 46-81 48-7 0-30 2-36 2-8 0-14 2-14 11 0 10 6 10 22 10h40c75 0 110 62 110 152 0 124-64 151-104 151-39 0-108-17-141-70 33 6 60-15 60-50 0-34-23-52-50-52-23 0-52 14-52 54 0 83 85 143 185 143 113 0 196-83 196-176 0-75-58-146-152-167z">
            <text:p/>
          </draw:path>
          <draw:path draw:style-name="gr3" draw:text-style-name="P7" draw:layer="layout" svg:width="0.303cm" svg:height="0.609cm" svg:x="15.005cm" svg:y="9.328cm" svg:viewBox="0 0 304 610" svg:d="M190 23c0-21 0-23-21-23-59 58-140 58-169 58v29c19 0 73 0 121-25v476c0 33-2 43-86 43h-29v29c31-4 113-4 148-4 38 0 117 0 150 4v-29h-29c-83 0-85-10-85-43z">
            <text:p/>
          </draw:path>
        </draw:g>
        <draw:g xml:id="id90" draw:id="id90">
          <svg:title>TexMaths</svg:title>
          <svg:desc>26§display§28§svg§600§FALSE§</svg:desc>
          <draw:polygon draw:style-name="gr2" draw:text-style-name="P6" draw:layer="layout" svg:width="0.782cm" svg:height="0.537cm" svg:x="14.506cm" svg:y="2.574cm" svg:viewBox="0 0 783 538" draw:points="393,538 0,538 0,0 783,0 783,538">
            <text:p/>
          </draw:polygon>
          <draw:path draw:style-name="gr3" draw:text-style-name="P7" draw:layer="layout" svg:width="0.365cm" svg:height="0.609cm" svg:x="14.506cm" svg:y="2.528cm" svg:viewBox="0 0 366 610" svg:d="M71 540l97-96c144-126 198-174 198-265 0-106-81-179-194-179-103 0-172 85-172 166 0 50 46 50 48 50 16 0 48-10 48-48 0-23-17-48-48-48-9 0-9 0-13 2 21-60 71-93 125-93 83 0 123 73 123 150 0 72-46 145-96 201l-177 195c-10 10-10 12-10 35h341l25-160h-23c-4 27-11 69-19 81-8 9-68 9-87 9z">
            <text:p/>
          </draw:path>
          <draw:path draw:style-name="gr3" draw:text-style-name="P7" draw:layer="layout" svg:width="0.379cm" svg:height="0.628cm" svg:x="14.955cm" svg:y="2.528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3-114-19-19-34-27-92-65zM154 318l112 70c25 17 69 44 69 100 0 68-69 116-144 116-79 0-145-56-145-133 0-54 29-112 108-153z">
            <text:p/>
          </draw:path>
        </draw:g>
        <draw:g xml:id="id102" draw:id="id102">
          <svg:title>TexMaths</svg:title>
          <svg:desc>26§display§32§svg§600§FALSE§</svg:desc>
          <draw:polygon draw:style-name="gr2" draw:text-style-name="P6" draw:layer="layout" svg:width="0.777cm" svg:height="0.537cm" svg:x="14.511cm" svg:y="11.677cm" svg:viewBox="0 0 778 538" draw:points="389,538 0,538 0,0 778,0 778,538">
            <text:p/>
          </draw:polygon>
          <draw:path draw:style-name="gr3" draw:text-style-name="P7" draw:layer="layout" svg:width="0.38cm" svg:height="0.628cm" svg:x="14.503cm" svg:y="11.631cm" svg:viewBox="0 0 381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4 151-104 151-39 0-108-17-141-70 33 6 60-15 60-50 0-34-23-52-50-52-23 0-52 14-52 54 0 83 85 143 185 143 112 0 196-83 196-176 0-75-59-146-152-167z">
            <text:p/>
          </draw:path>
          <draw:path draw:style-name="gr3" draw:text-style-name="P7" draw:layer="layout" svg:width="0.365cm" svg:height="0.609cm" svg:x="14.969cm" svg:y="11.631cm" svg:viewBox="0 0 366 610" svg:d="M71 540l97-96c144-126 198-174 198-265 0-106-81-179-193-179-104 0-173 85-173 166 0 50 46 50 48 50 16 0 48-10 48-48 0-23-17-48-48-48-8 0-8 0-13 2 21-60 71-93 125-93 83 0 123 73 123 150 0 72-46 145-96 201l-177 195c-10 10-10 12-10 35h341l25-160h-23c-4 27-10 69-19 81-8 9-68 9-87 9z">
            <text:p/>
          </draw:path>
        </draw:g>
        <draw:g xml:id="id105" draw:id="id105">
          <svg:title>TexMaths</svg:title>
          <svg:desc>26§display§33§svg§600§FALSE§</svg:desc>
          <draw:polygon draw:style-name="gr2" draw:text-style-name="P6" draw:layer="layout" svg:width="0.782cm" svg:height="0.537cm" svg:x="14.512cm" svg:y="13.579cm" svg:viewBox="0 0 783 538" draw:points="393,538 0,538 0,0 783,0 783,538">
            <text:p/>
          </draw:polygon>
          <draw:path draw:style-name="gr3" draw:text-style-name="P7" draw:layer="layout" svg:width="0.379cm" svg:height="0.628cm" svg:x="14.504cm" svg:y="13.533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14.961cm" svg:y="13.533cm" svg:viewBox="0 0 380 629" svg:d="M228 286c75-22 127-87 127-159 0-75-79-127-168-127-91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</draw:g>
        <draw:g xml:id="id70" draw:id="id70">
          <svg:title>TexMaths</svg:title>
          <svg:desc>24§display§\smallint a^{px + q \ dx§svg§600§FALSE§</svg:desc>
          <draw:polygon draw:style-name="gr2" draw:text-style-name="P6" draw:layer="layout" svg:width="3.504cm" svg:height="0.857cm" svg:x="3.016cm" svg:y="2.371cm" svg:viewBox="0 0 3505 858" draw:points="1751,858 0,858 0,0 3505,0 3505,858">
            <text:p/>
          </draw:polygon>
          <draw:path draw:style-name="gr3" draw:text-style-name="P7" draw:layer="layout" svg:width="0.352cm" svg:height="0.786cm" svg:x="3.02cm" svg:y="2.483cm" svg:viewBox="0 0 353 787" svg:d="M321 35c-29 1-37 23-37 34 0 21 18 35 35 35s34-12 34-37c0-32-27-67-67-67-71 0-86 92-100 157-23 127-40 235-53 383-4 44-10 92-16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87cm" svg:height="0.383cm" svg:x="3.594cm" svg:y="2.715cm" svg:viewBox="0 0 388 384" svg:d="M282 54c-15-31-40-54-78-54-98 0-204 125-204 248 0 80 46 136 113 136 18 0 60-4 110-63 7 34 36 63 77 63 30 0 50-19 63-46 13-31 25-83 25-85 0-7-8-7-10-7-9 0-9 2-11 15-16 54-31 104-65 104-24 0-25-21-25-39 0-19 1-24 11-63 10-34 10-44 17-75l31-119c6-25 6-25 6-29 0-15-10-23-23-23-21 0-35 19-37 37zM227 275c-4 15-4 15-18 30-36 46-71 60-94 60-42 0-55-46-55-79 0-42 26-148 48-186 25-50 63-81 97-81 56 0 68 69 68 75 0 4-2 10-4 14z">
            <text:p/>
          </draw:path>
          <draw:path draw:style-name="gr3" draw:text-style-name="P7" draw:layer="layout" svg:width="0.331cm" svg:height="0.375cm" svg:x="4.005cm" svg:y="2.479cm" svg:viewBox="0 0 332 376" svg:d="M46 334c-6 17-6 21-31 21-7 0-15 0-15 14 0 5 6 7 8 7 15 0 36-2 52-2 19 0 42 2 61 2 6 0 13-2 13-13 0-8-9-8-15-8-13 0-31 0-31-7 0-2 6-18 8-27 8-31 15-64 21-89 8 12 27 35 62 35 73 0 153-79 153-167 0-71-48-100-90-100-37 0-67 25-85 42-9-34-42-42-61-42-23 0-36 15-46 31-12 21-21 55-21 59 0 8 7 8 9 8 8 0 10-2 14-17 9-35 19-64 42-64 17 0 21 12 21 29 0 6-2 14-2 17zM157 71c35-46 64-54 83-54 23 0 44 18 44 58 0 23-13 84-31 119-15 29-44 58-74 58-43 0-52-47-52-52 0-2 0-8 2-10z">
            <text:p/>
          </draw:path>
          <draw:path draw:style-name="gr3" draw:text-style-name="P7" draw:layer="layout" svg:width="0.318cm" svg:height="0.268cm" svg:x="4.381cm" svg:y="2.479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77cm" svg:y="2.373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66cm" svg:height="0.375cm" svg:x="5.29cm" svg:y="2.479cm" svg:viewBox="0 0 267 376" svg:d="M267 17c0-2 0-5 0-9s-2-8-8-8-30 21-42 38c-6-11-25-38-63-38-77 0-154 84-154 169 0 58 38 98 90 98 33 0 62-21 75-33 0 2-19 77-21 89-10 32-10 32-46 32-8 0-15 0-15 14 0 4 1 7 7 7 21 0 43-2 64-2 19 0 44 2 63 2 6 0 12-2 12-13 0-8-8-8-16-8-13 0-29 0-29-7 0 0 0-2 2-12zM177 186c-4 12-4 12-12 21-23 27-50 45-73 45s-44-16-44-58c0-33 17-98 31-121 27-48 57-56 75-56 42 0 51 44 51 52 0 2 0 6 0 8z">
            <text:p/>
          </draw:path>
          <draw:path draw:style-name="gr3" draw:text-style-name="P7" draw:layer="layout" svg:width="0.304cm" svg:height="0.418cm" svg:x="5.902cm" svg:y="2.329cm" svg:viewBox="0 0 305 419" svg:d="M303 17c0 0 2-7 2-9s-2-8-9-8c-12 0-62 4-77 6-4 0-12 2-12 13 0 10 8 10 16 10 29 0 29 4 29 7 0 4-2 8-4 14l-33 134c-13-19-33-34-61-34-77 0-154 84-154 169 0 57 38 100 90 100 31 0 60-20 85-43 11 35 44 43 61 43 21 0 35-14 46-33 14-23 21-58 21-60 0-7-7-7-9-7-8 0-10 2-14 19-7 29-19 63-44 63-15 0-19-13-19-28 0-12 2-18 4-25zM177 338c-4 15-18 29-31 38-6 6-29 25-54 25-23 0-44-15-44-57 0-31 17-96 31-121 27-48 57-56 75-56 40 0 51 44 51 52 0 2 0 6-1 8z">
            <text:p/>
          </draw:path>
          <draw:path draw:style-name="gr3" draw:text-style-name="P7" draw:layer="layout" svg:width="0.318cm" svg:height="0.268cm" svg:x="6.244cm" svg:y="2.479cm" svg:viewBox="0 0 319 269" svg:d="M119 200c-6 19-25 52-56 52-2 0-19 0-32-8 25-8 27-29 27-33 0-13-10-23-23-23-18 0-35 16-35 37 0 30 33 44 63 44 27 0 50-17 66-42 15 30 48 42 71 42 69 0 103-75 103-92 0-8-7-8-9-8-8 0-8 4-10 12-13 40-48 71-82 71-23 0-37-16-37-39 0-15 16-69 31-136 13-46 40-60 59-60 0 0 20 0 31 8-17 6-25 21-25 33 0 13 10 23 23 23 14 0 35-12 35-37 0-34-39-44-64-44-28 0-53 19-65 42-11-25-38-42-71-42-67 0-106 73-106 90 0 8 8 8 10 8 8 0 10-2 12-10 15-46 53-71 82-71 19 0 35 10 35 39 0 11-6 42-12 61z">
            <text:p/>
          </draw:path>
        </draw:g>
        <draw:g xml:id="id71" draw:id="id71">
          <svg:title>TexMaths</svg:title>
          <svg:desc>20§display§ \frac{ a^{px + q } }{ p \log a}  +  c§svg§600§FALSE§</svg:desc>
          <draw:polygon draw:style-name="gr2" draw:text-style-name="P6" draw:layer="layout" svg:width="3.067cm" svg:height="1.593cm" svg:x="8.552cm" svg:y="1.975cm" svg:viewBox="0 0 3068 1594" draw:points="1533,1594 0,1594 0,0 3068,0 3068,1594">
            <text:p/>
          </draw:polygon>
          <draw:path draw:style-name="gr3" draw:text-style-name="P7" draw:layer="layout" svg:width="0.322cm" svg:height="0.319cm" svg:x="8.64cm" svg:y="2.1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276cm" svg:height="0.313cm" svg:x="8.983cm" svg:y="2.028cm" svg:viewBox="0 0 277 314" svg:d="M38 278c-4 15-4 18-25 18-7 0-13 0-13 11 0 5 5 7 6 7 13 0 31-2 44-2 16 0 35 2 51 2 5 0 11-2 11-12 0-6-8-6-13-6-11 0-25 0-25-6 0-2 4-15 6-23 6-25 13-53 18-73 6 9 22 28 51 28 61 0 128-65 128-139 0-59-40-83-75-83-31 0-56 21-71 35-8-29-35-35-51-35-19 0-30 13-38 26-10 17-18 46-18 49 0 7 6 7 8 7 6 0 8-2 11-15 8-29 16-53 35-53 15 0 18 10 18 24 0 5-2 12-2 15zM131 59c29-38 53-45 69-45 19 0 37 15 37 48 0 20-11 71-26 100-13 24-37 48-62 48-35 0-43-39-43-44 0-1 0-6 1-8z">
            <text:p/>
          </draw:path>
          <draw:path draw:style-name="gr3" draw:text-style-name="P7" draw:layer="layout" svg:width="0.265cm" svg:height="0.223cm" svg:x="9.298cm" svg:y="2.028cm" svg:viewBox="0 0 266 224" svg:d="M99 166c-5 16-21 44-46 44-2 0-16 0-27-7 20-6 22-24 22-27 0-11-8-19-19-19-15 0-29 13-29 30 0 26 27 37 51 37s43-14 56-35c13 25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628cm" svg:y="1.94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21cm" svg:height="0.313cm" svg:x="10.055cm" svg:y="2.028cm" svg:viewBox="0 0 222 314" svg:d="M222 14c0-1 0-4 0-8 0-3-1-6-6-6s-26 18-35 32c-5-10-21-32-53-32-64 0-128 70-128 141 0 48 32 81 75 81 27 0 51-17 63-27-2 2-16 64-18 74-8 27-8 27-38 27-7 0-13 0-13 11 0 3 1 7 6 7 18 0 35-2 53-2 16 0 37 2 53 2 5 0 9-2 9-12 0-6-6-6-12-6-12 0-24 0-24-6 0 0 0-2 1-10zM147 155c-3 10-3 10-9 18-20 22-42 37-61 37s-37-13-37-48c0-28 14-82 26-101 22-40 48-47 62-47 35 0 45 37 45 44 0 1-2 4-2 6z">
            <text:p/>
          </draw:path>
          <draw:polygon draw:style-name="gr3" draw:text-style-name="P7" draw:layer="layout" svg:width="1.868cm" svg:height="0.029cm" svg:x="8.539cm" svg:y="2.785cm" svg:viewBox="0 0 1869 30" draw:points="935,30 0,30 0,0 1869,0 1869,30">
            <text:p/>
          </draw:polygon>
          <draw:path draw:style-name="gr3" draw:text-style-name="P7" draw:layer="layout" svg:width="0.367cm" svg:height="0.447cm" svg:x="8.517cm" svg:y="3.146cm" svg:viewBox="0 0 368 448" svg:d="M54 398c-6 24-6 29-38 29-8 0-16 0-16 13 0 6 3 8 10 8 19 0 38-2 59-2 22 0 46 2 69 2 4 0 12 0 12-13 0-8-6-8-16-8-35 0-35-5-35-11 0-10 29-123 34-141 9 19 29 45 65 45 82 0 170-104 170-206 0-68-40-114-93-114-35 0-70 26-93 53-8-39-38-53-64-53-32 0-46 27-52 40-12 24-21 67-21 69 0 6 6 6 8 6 8 0 8 0 13-16 11-49 25-83 51-83 11 0 21 5 21 32 0 16-2 24-5 35zM179 91c5-19 24-38 37-49 24-21 45-26 56-26 29 0 46 24 46 66 0 41-24 123-36 150-24 48-58 72-84 72-48 0-56-59-56-62 0-2 0-4 2-12z">
            <text:p/>
          </draw:path>
          <draw:path draw:style-name="gr3" draw:text-style-name="P7" draw:layer="layout" svg:width="0.157cm" svg:height="0.489cm" svg:x="9.034cm" svg:y="2.969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9.226cm" svg:y="3.1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9.576cm" svg:y="3.1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322cm" svg:height="0.319cm" svg:x="10.064cm" svg:y="3.1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0.687cm" svg:y="2.56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1.38cm" svg:y="2.66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3" draw:id="id73">
          <svg:title>TexMaths</svg:title>
          <svg:desc>24§display§\smallint e^{ax + b} \ dx§svg§600§FALSE§</svg:desc>
          <draw:polygon draw:style-name="gr2" draw:text-style-name="P6" draw:layer="layout" svg:width="3.665cm" svg:height="0.857cm" svg:x="3.016cm" svg:y="4.37cm" svg:viewBox="0 0 3666 858" draw:points="1834,858 0,858 0,0 3666,0 3666,858">
            <text:p/>
          </draw:polygon>
          <draw:path draw:style-name="gr3" draw:text-style-name="P7" draw:layer="layout" svg:width="0.352cm" svg:height="0.786cm" svg:x="3.02cm" svg:y="4.482cm" svg:viewBox="0 0 353 787" svg:d="M321 35c-29 1-37 23-37 34 0 21 17 35 35 35 17 0 34-12 34-37 0-32-27-67-67-67-71 0-86 92-100 157-23 127-40 235-54 383-3 44-9 92-15 132-8 64-21 98-52 98-13 0-27-10-32-17 28 0 36-21 36-35 0-19-17-32-34-32-18 0-35 9-35 34 0 33 27 67 67 67 71 0 87-90 100-159 23-121 40-229 54-378 4-46 9-94 15-135 8-63 21-96 52-96 15 0 27 8 33 16z">
            <text:p/>
          </draw:path>
          <draw:path draw:style-name="gr3" draw:text-style-name="P7" draw:layer="layout" svg:width="0.325cm" svg:height="0.383cm" svg:x="3.598cm" svg:y="4.714cm" svg:viewBox="0 0 326 384" svg:d="M119 179c25 0 88-2 131-20 59-25 63-75 63-86 0-38-33-73-90-73-94 0-223 83-223 230 0 87 50 154 132 154 123 0 194-90 194-100 0-6-5-11-11-11-4 0-6 2-10 9-67 83-159 83-171 83-65 0-73-71-73-98 0-10 0-37 14-88zM81 159c32-128 119-140 142-140 40 0 61 25 61 54 0 86-134 86-169 86z">
            <text:p/>
          </draw:path>
          <draw:path draw:style-name="gr3" draw:text-style-name="P7" draw:layer="layout" svg:width="0.302cm" svg:height="0.268cm" svg:x="3.988cm" svg:y="4.478cm" svg:viewBox="0 0 303 269" svg:d="M215 35c-13-20-33-35-61-35-77 0-154 84-154 169 0 58 38 100 90 100 31 0 60-19 85-42 11 36 46 42 61 42 21 0 35-14 46-33 14-23 21-55 21-59 0-8-7-8-9-8-8 0-10 4-14 19-7 29-19 64-44 64-15 0-19-14-19-29 0-10 6-33 10-48 3-16 9-41 13-54l12-44c3-16 9-44 9-46 0-14-9-19-19-19s-23 7-27 23zM177 188c-4 17-18 29-31 41-6 3-29 23-54 23-23 0-44-16-44-58 0-31 17-98 31-121 27-48 57-56 75-56 42 0 51 44 51 52 0 2 0 6-1 8z">
            <text:p/>
          </draw:path>
          <draw:path draw:style-name="gr3" draw:text-style-name="P7" draw:layer="layout" svg:width="0.318cm" svg:height="0.268cm" svg:x="4.347cm" svg:y="4.478cm" svg:viewBox="0 0 319 269" svg:d="M119 200c-6 19-25 52-56 52-2 0-19 0-32-8 25-8 27-29 27-33 0-13-10-23-23-23-18 0-35 16-35 37 0 30 33 44 61 44 29 0 52-17 68-42 15 30 48 42 71 42 69 0 103-75 103-92 0-8-7-8-9-8-8 0-8 4-10 12-13 40-48 71-82 71-23 0-37-16-37-39 0-15 16-69 31-136 13-46 40-60 59-60 0 0 20 0 31 8-17 6-25 21-25 33 0 13 10 23 23 23 14 0 35-12 35-37 0-34-39-44-64-44-28 0-51 19-65 42-11-25-38-42-71-42-67 0-106 73-106 90 0 8 8 8 10 8 8 0 10-2 12-10 15-46 51-71 82-71 19 0 35 10 35 39 0 11-8 42-12 61z">
            <text:p/>
          </draw:path>
          <draw:path draw:style-name="gr3" draw:text-style-name="P7" draw:layer="layout" svg:width="0.435cm" svg:height="0.437cm" svg:x="4.742cm" svg:y="4.372cm" svg:viewBox="0 0 436 438" svg:d="M232 232h183c7 0 21 0 21-13 0-15-14-15-21-15h-183v-183c0-8 0-21-13-21-15 0-15 13-15 21v183h-183c-8 0-21 0-21 15 0 13 13 13 21 13h183v183c0 7 0 23 15 23 13 0 13-14 13-23z">
            <text:p/>
          </draw:path>
          <draw:path draw:style-name="gr3" draw:text-style-name="P7" draw:layer="layout" svg:width="0.241cm" svg:height="0.418cm" svg:x="5.257cm" svg:y="4.328cm" svg:viewBox="0 0 242 419" svg:d="M117 17c2 0 4-7 4-9s-4-8-10-8c-13 0-61 4-76 6-4 0-14 2-14 13 0 10 10 10 15 10 29 0 29 4 29 7 0 4-5 29-9 43l-14 54c-6 21-38 149-38 157-4 15-4 23-4 31 0 59 38 98 88 98 73 0 154-83 154-169 0-69-50-100-90-100-31 0-58 17-75 32zM88 401c-28 0-46-25-46-61 0-21 6-42 21-110 4-9 4-11 16-25 23-24 50-38 71-38 23 0 44 17 44 58 0 23-13 84-31 119-15 29-44 57-75 57z">
            <text:p/>
          </draw:path>
          <draw:path draw:style-name="gr3" draw:text-style-name="P7" draw:layer="layout" svg:width="0.402cm" svg:height="0.596cm" svg:x="5.873cm" svg:y="4.501cm" svg:viewBox="0 0 403 597" svg:d="M403 10c0-2 0-10-11-10-12 0-92 8-108 10-6 0-11 3-11 15 0 11 7 11 21 11 40 0 42 6 42 14l-4 17-50 200c-15-31-40-54-78-54-98 0-204 125-204 248 0 81 46 136 113 136 18 0 60-4 110-63 7 34 36 63 77 63 30 0 49-19 63-48 13-29 25-80 25-82 0-10-8-10-10-10-9 0-9 4-11 15-16 56-31 106-66 106-23 0-24-21-24-38 0-21 1-27 5-41zM227 486c-4 15-4 17-18 33-36 46-71 59-94 59-42 0-55-46-55-79 0-42 26-148 48-186 24-50 63-81 97-81 54 0 68 70 68 75 0 4-2 10-4 14z">
            <text:p/>
          </draw:path>
          <draw:path draw:style-name="gr3" draw:text-style-name="P7" draw:layer="layout" svg:width="0.421cm" svg:height="0.383cm" svg:x="6.302cm" svg:y="4.714cm" svg:viewBox="0 0 422 384" svg:d="M259 119c4-23 23-100 83-100 4 0 25 0 42 10-23 6-40 27-40 46 0 13 9 31 32 31 20 0 46-16 46-50 0-44-49-56-78-56-50 0-79 44-91 65-21-57-65-65-90-65-88 0-136 109-136 131 0 7 8 7 9 7 8 0 10 0 12-7 29-91 84-112 113-112 16 0 46 8 46 56 0 27-15 84-46 202-13 53-44 88-80 88-6 0-25 0-43-10 22-5 41-23 41-46s-19-31-33-31c-25 0-46 24-46 50 0 39 42 56 79 56 57 0 86-59 90-65 10 32 40 65 90 65 89 0 137-109 137-131 0-7-8-7-10-7-8 0-10 2-12 7-28 93-86 112-113 112-32 0-46-27-46-56 0-19 6-36 15-75z">
            <text:p/>
          </draw:path>
        </draw:g>
        <draw:g xml:id="id74" draw:id="id74">
          <svg:title>TexMaths</svg:title>
          <svg:desc>20§display§ \frac{ e^{ax + b} }{ a }  +  c§svg§600§FALSE§</svg:desc>
          <draw:polygon draw:style-name="gr2" draw:text-style-name="P6" draw:layer="layout" svg:width="2.841cm" svg:height="1.493cm" svg:x="8.452cm" svg:y="3.977cm" svg:viewBox="0 0 2842 1494" draw:points="1421,1494 0,1494 0,0 2842,0 2842,1494">
            <text:p/>
          </draw:polygon>
          <draw:path draw:style-name="gr3" draw:text-style-name="P7" draw:layer="layout" svg:width="0.271cm" svg:height="0.319cm" svg:x="8.449cm" svg:y="4.229cm" svg:viewBox="0 0 272 320" svg:d="M99 149c21 0 74-2 109-16 50-21 53-63 53-72 0-32-27-61-75-61-79 0-186 69-186 192 0 72 42 128 110 128 103 0 162-75 162-83 0-5-5-10-10-10-3 0-4 2-8 8-56 69-132 69-142 69-54 0-61-59-61-81 0-8 0-31 11-74zM67 133c27-107 99-117 119-117 33 0 51 21 51 45 0 72-112 72-141 72z">
            <text:p/>
          </draw:path>
          <draw:path draw:style-name="gr3" draw:text-style-name="P7" draw:layer="layout" svg:width="0.252cm" svg:height="0.223cm" svg:x="8.774cm" svg:y="4.067cm" svg:viewBox="0 0 253 224" svg:d="M179 29c-11-16-27-29-51-29-64 0-128 70-128 141 0 48 32 83 75 83 26 0 50-16 71-35 9 30 38 35 51 35 17 0 29-11 38-27 11-19 18-47 18-50 0-6-7-6-8-6-7 0-8 3-11 16-7 24-16 53-37 53-13 0-16-11-16-24 0-8 5-28 8-40 3-13 8-34 11-45l10-37c3-13 8-37 8-38 0-12-8-16-16-16s-20 6-23 19zM147 157c-3 14-14 24-25 33-5 4-24 20-45 20-19 0-37-13-37-48 0-26 14-82 26-101 22-40 48-47 62-47 35 0 43 37 43 44 0 1 0 4-1 6z">
            <text:p/>
          </draw:path>
          <draw:path draw:style-name="gr3" draw:text-style-name="P7" draw:layer="layout" svg:width="0.265cm" svg:height="0.223cm" svg:x="9.073cm" svg:y="4.067cm" svg:viewBox="0 0 266 224" svg:d="M99 166c-5 16-21 44-46 44-2 0-16 0-27-7 20-6 22-24 22-27 0-11-8-19-19-19-15 0-29 13-29 30 0 26 27 37 51 37s43-14 56-35c13 26 40 35 59 35 58 0 87-62 87-77 0-6-7-6-8-6-7 0-7 3-8 9-11 34-40 60-69 60-19 0-30-13-30-32 0-13 12-58 25-114 11-38 34-50 50-50 0 0 16 0 25 7-14 5-20 17-20 27 0 11 8 19 19 19s29-9 29-30c0-29-32-37-53-37-24 0-43 16-55 35-9-21-32-35-59-35-56 0-88 61-88 75 0 7 7 7 8 7 7 0 8-2 10-8 13-39 43-60 69-60 16 0 28 8 28 32 0 10-6 36-9 52z">
            <text:p/>
          </draw:path>
          <draw:path draw:style-name="gr3" draw:text-style-name="P7" draw:layer="layout" svg:width="0.362cm" svg:height="0.364cm" svg:x="9.403cm" svg:y="3.979cm" svg:viewBox="0 0 363 365" svg:d="M194 194h152c6 0 17 0 17-12s-11-12-17-12h-152v-152c0-7 0-18-12-18s-12 11-12 18v152h-152c-7 0-18 0-18 12s11 12 18 12h152v152c0 6 0 19 12 19s12-11 12-19z">
            <text:p/>
          </draw:path>
          <draw:path draw:style-name="gr3" draw:text-style-name="P7" draw:layer="layout" svg:width="0.201cm" svg:height="0.348cm" svg:x="9.831cm" svg:y="3.942cm" svg:viewBox="0 0 202 349" svg:d="M98 14c1 0 3-6 3-8 0-1-3-6-8-6-11 0-51 3-64 5-5 0-11 1-11 11 0 8 6 8 12 8 24 0 24 3 24 6 0 4-4 24-8 36l-11 44c-5 18-32 125-32 132-3 13-3 19-3 25 0 50 32 82 74 82 60 0 128-69 128-141 0-58-42-83-76-83-25 0-48 14-62 27zM74 335c-24 0-39-21-39-52 0-17 5-35 18-91 3-8 3-10 13-21 19-21 41-32 59-32 19 0 37 15 37 48 0 20-12 71-26 100-13 24-37 48-62 48z">
            <text:p/>
          </draw:path>
          <draw:polygon draw:style-name="gr3" draw:text-style-name="P7" draw:layer="layout" svg:width="1.666cm" svg:height="0.029cm" svg:x="8.417cm" svg:y="4.824cm" svg:viewBox="0 0 1667 30" draw:points="834,30 0,30 0,0 1667,0 1667,30">
            <text:p/>
          </draw:polygon>
          <draw:path draw:style-name="gr3" draw:text-style-name="P7" draw:layer="layout" svg:width="0.322cm" svg:height="0.319cm" svg:x="9.092cm" svg:y="5.186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468cm" svg:height="0.47cm" svg:x="10.361cm" svg:y="4.60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11.054cm" svg:y="4.704cm" svg:viewBox="0 0 275 320" svg:d="M251 43c-11 0-21 0-32 11-11 10-13 23-13 28 0 16 13 24 28 24 20 0 40-16 40-45 0-35-34-61-85-61-95 0-189 101-189 200 0 64 42 120 115 120 101 0 160-75 160-83 0-5-5-10-8-10-5 0-6 2-9 8-56 69-133 69-143 69-43 0-62-33-62-77 0-28 14-97 38-141 21-40 61-70 99-70 24 0 52 8 61 27z">
            <text:p/>
          </draw:path>
        </draw:g>
        <draw:g xml:id="id76" draw:id="id76">
          <svg:title>TexMaths</svg:title>
          <svg:desc>20§display§\int \frac{1}{ax + b} \ dx§svg§600§FALSE§</svg:desc>
          <draw:polygon draw:style-name="gr2" draw:text-style-name="P6" draw:layer="layout" svg:width="3.822cm" svg:height="1.493cm" svg:x="2.916cm" svg:y="5.765cm" svg:viewBox="0 0 3823 1494" draw:points="1912,1494 0,1494 0,0 3823,0 3823,1494">
            <text:p/>
          </draw:polygon>
          <draw:path draw:style-name="gr3" draw:text-style-name="P7" draw:layer="layout" svg:width="0.624cm" svg:height="1.563cm" svg:x="2.921cm" svg:y="5.73cm" svg:viewBox="0 0 625 1564" svg:d="M34 1532c22 0 35-16 35-34 0-24-18-35-34-35-17 0-35 11-35 35 0 37 35 66 78 66 108 0 148-165 197-368 55-223 101-448 139-674 26-149 52-290 75-381 8-35 32-125 61-125 21 0 39 13 42 16-24 2-35 16-35 34 0 24 17 35 33 35 18 0 35-11 35-35 0-39-38-66-76-66-55 0-93 77-133 221-2 6-98 360-174 821-20 107-40 226-63 323-13 52-45 185-102 185-26 0-42-18-43-18z">
            <text:p/>
          </draw:path>
          <draw:path draw:style-name="gr3" draw:text-style-name="P7" draw:layer="layout" svg:width="0.233cm" svg:height="0.47cm" svg:x="4.639cm" svg:y="5.743cm" svg:viewBox="0 0 234 471" svg:d="M146 18c0-16 0-18-18-18-43 45-106 45-128 45v22c14 0 56 0 93-19v367c0 25-2 33-66 33h-22v23c24-4 86-4 113-4 29 0 90 0 116 4v-23h-23c-64 0-65-8-65-33z">
            <text:p/>
          </draw:path>
          <draw:polygon draw:style-name="gr3" draw:text-style-name="P7" draw:layer="layout" svg:width="1.935cm" svg:height="0.029cm" svg:x="3.785cm" svg:y="6.497cm" svg:viewBox="0 0 1936 30" draw:points="968,30 0,30 0,0 1936,0 1936,30">
            <text:p/>
          </draw:polygon>
          <draw:path draw:style-name="gr3" draw:text-style-name="P7" draw:layer="layout" svg:width="0.322cm" svg:height="0.319cm" svg:x="3.813cm" svg:y="6.859cm" svg:viewBox="0 0 323 320" svg:d="M235 45c-13-26-33-45-65-45-82 0-170 104-170 207 0 67 38 113 94 113 15 0 50-3 92-53 6 29 30 53 64 53 25 0 41-16 52-38 12-26 21-69 21-71 0-6-6-6-8-6-8 0-8 2-9 13-13 45-26 86-55 86-19 0-21-17-21-32 0-16 2-21 10-53 8-29 8-37 14-62l26-99c5-21 5-21 5-24 0-13-8-20-19-20-18 0-29 16-31 31zM189 229c-3 13-3 13-15 26-30 38-59 49-78 49-35 0-46-38-46-65 0-36 22-124 40-156 20-41 52-67 81-67 47 0 56 58 56 62s-1 8-3 12z">
            <text:p/>
          </draw:path>
          <draw:path draw:style-name="gr3" draw:text-style-name="P7" draw:layer="layout" svg:width="0.351cm" svg:height="0.319cm" svg:x="4.177cm" svg:y="6.859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4.754cm" svg:y="6.759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6cm" svg:height="0.497cm" svg:x="5.45cm" svg:y="6.681cm" svg:viewBox="0 0 261 498" svg:d="M136 8c0-2 0-8-10-8-16 0-67 6-86 6-5 2-13 2-13 15 0 9 7 9 16 9 35 0 37 5 37 12 0 4-6 28-11 43l-58 230c-8 36-11 47-11 72 0 66 37 111 90 111 83 0 171-106 171-207 0-65-39-113-95-113-32 0-62 21-83 43zM69 274c5-15 5-16 11-24 35-47 66-56 85-56 25 0 45 21 45 65 0 42-24 124-37 151-23 46-56 72-83 72-24 0-48-19-48-71 0-14 0-27 12-72z">
            <text:p/>
          </draw:path>
          <draw:path draw:style-name="gr3" draw:text-style-name="P7" draw:layer="layout" svg:width="0.335cm" svg:height="0.497cm" svg:x="6.066cm" svg:y="6.199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6.424cm" svg:y="6.377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 xml:id="id77" draw:id="id77">
          <svg:title>TexMaths</svg:title>
          <svg:desc>20§display§ \frac{ \log (ax + b) }{ a }  +  c§svg§600§FALSE§</svg:desc>
          <draw:polygon draw:style-name="gr2" draw:text-style-name="P6" draw:layer="layout" svg:width="4.563cm" svg:height="1.423cm" svg:x="8.451cm" svg:y="5.878cm" svg:viewBox="0 0 4564 1424" draw:points="2283,1424 0,1424 0,0 4564,0 4564,1424">
            <text:p/>
          </draw:polygon>
          <draw:path draw:style-name="gr3" draw:text-style-name="P7" draw:layer="layout" svg:width="0.157cm" svg:height="0.488cm" svg:x="8.438cm" svg:y="5.883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8.63cm" svg:y="6.05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8.982cm" svg:y="6.051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9.393cm" svg:y="5.84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9.625cm" svg:y="6.059cm" svg:viewBox="0 0 323 320" svg:d="M235 45c-13-26-33-45-65-45-82 0-170 104-170 206 0 68 38 114 94 114 15 0 50-3 92-53 6 29 30 53 64 53 25 0 41-16 52-38 12-26 21-69 21-71 0-6-6-6-8-6-8 0-8 1-9 13-13 44-26 86-55 86-19 0-21-18-21-32 0-16 2-21 10-53 8-29 8-37 14-62l26-99c5-21 5-21 5-24 0-13-8-20-19-20-18 0-29 16-31 31zM189 229c-3 13-3 13-15 25-30 39-59 50-78 50-35 0-46-38-46-66 0-35 22-123 40-155 20-41 52-67 81-67 47 0 56 58 56 62s-1 8-3 12z">
            <text:p/>
          </draw:path>
          <draw:path draw:style-name="gr3" draw:text-style-name="P7" draw:layer="layout" svg:width="0.351cm" svg:height="0.319cm" svg:x="9.989cm" svg:y="6.059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0.566cm" svg:y="5.9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11.262cm" svg:y="5.883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11.571cm" svg:y="5.843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3.389cm" svg:height="0.029cm" svg:x="8.416cm" svg:y="6.656cm" svg:viewBox="0 0 3390 30" draw:points="1694,30 0,30 0,0 3390,0 3390,30">
            <text:p/>
          </draw:polygon>
          <draw:path draw:style-name="gr3" draw:text-style-name="P7" draw:layer="layout" svg:width="0.322cm" svg:height="0.319cm" svg:x="9.952cm" svg:y="7.017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12.084cm" svg:y="6.43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2.777cm" svg:y="6.53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79" draw:id="id79">
          <svg:title>TexMaths</svg:title>
          <svg:desc>24§display§\smallint \tan x \ dx§svg§600§FALSE§</svg:desc>
          <draw:polygon draw:style-name="gr2" draw:text-style-name="P6" draw:layer="layout" svg:width="3.509cm" svg:height="0.702cm" svg:x="3.11cm" svg:y="7.968cm" svg:viewBox="0 0 3510 703" draw:points="1755,703 0,703 0,0 3510,0 3510,703">
            <text:p/>
          </draw:polygon>
          <draw:path draw:style-name="gr3" draw:text-style-name="P7" draw:layer="layout" svg:width="0.352cm" svg:height="0.786cm" svg:x="3.114cm" svg:y="7.926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66cm" svg:height="0.529cm" svg:x="3.669cm" svg:y="8.01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381cm" svg:height="0.389cm" svg:x="4.016cm" svg:y="8.153cm" svg:viewBox="0 0 382 390" svg:d="M246 315c4 34 27 69 67 69 17 0 69-12 69-81v-46h-21v46c0 50-21 56-31 56-27 0-30-38-30-42v-171c0-35 0-67-31-100-33-33-75-46-117-46-69 0-127 40-127 96 0 25 17 40 38 40 23 0 39-17 39-40 0-10-4-38-42-38 23-29 63-39 92-39 40 0 88 33 88 108v32c-42 2-102 4-156 29-63 29-84 73-84 111 0 70 83 91 136 91 56 0 94-35 110-75zM240 177v84c0 81-60 109-98 109-42 0-77-30-77-72 0-47 37-118 175-121z">
            <text:p/>
          </draw:path>
          <draw:path draw:style-name="gr3" draw:text-style-name="P7" draw:layer="layout" svg:width="0.425cm" svg:height="0.373cm" svg:x="4.431cm" svg:y="8.156cm" svg:viewBox="0 0 426 374" svg:d="M65 83v228c0 36-7 36-65 36v27c29 0 73-2 96-2 21 0 65 2 94 2v-27c-56 0-65 0-65-36v-157c0-89 59-135 113-135s63 46 63 94v198c0 36-9 36-65 36v27c29 0 73-2 96-2 21 0 65 2 94 2v-27c-44 0-65 0-65-25v-161c0-73 0-100-27-130-11-14-40-31-88-31-64 0-102 36-127 88v-88l-119 10v26c60 0 65 6 65 47z">
            <text:p/>
          </draw:path>
          <draw:path draw:style-name="gr3" draw:text-style-name="P7" draw:layer="layout" svg:width="0.421cm" svg:height="0.383cm" svg:x="5.038cm" svg:y="8.156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81cm" svg:y="7.945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24cm" svg:y="8.156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0" draw:id="id80">
          <svg:title>TexMaths</svg:title>
          <svg:desc>22§display§\log (\sec x)  +  c§svg§600§FALSE§</svg:desc>
          <draw:polygon draw:style-name="gr2" draw:text-style-name="P6" draw:layer="layout" svg:width="4.364cm" svg:height="0.696cm" svg:x="8.525cm" svg:y="7.972cm" svg:viewBox="0 0 4365 697" draw:points="2183,697 0,697 0,0 4365,0 4365,697">
            <text:p/>
          </draw:polygon>
          <draw:path draw:style-name="gr3" draw:text-style-name="P7" draw:layer="layout" svg:width="0.173cm" svg:height="0.537cm" svg:x="8.511cm" svg:y="7.977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8.722cm" svg:y="8.16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9.109cm" svg:y="8.162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5 0 155 66 0 41-57 80-133 80z">
            <text:p/>
          </draw:path>
          <draw:path draw:style-name="gr3" draw:text-style-name="P7" draw:layer="layout" svg:width="0.18cm" svg:height="0.773cm" svg:x="9.562cm" svg:y="7.933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9.812cm" svg:y="8.16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cm" svg:height="0.356cm" svg:x="10.113cm" svg:y="8.167cm" svg:viewBox="0 0 301 357" svg:d="M65 153c5-116 71-135 97-135 79 0 88 103 88 135zM65 169h217c17 0 19 0 19-16 0-77-42-153-139-153-90 0-162 79-162 178 0 103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0.461cm" svg:y="8.167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86cm" svg:height="0.351cm" svg:x="10.929cm" svg:y="8.1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1.392cm" svg:y="7.933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1.864cm" svg:y="8.06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626cm" svg:y="8.17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2" draw:id="id82">
          <svg:title>TexMaths</svg:title>
          <svg:desc>24§display§\smallint \cot x \ dx§svg§600§FALSE§</svg:desc>
          <draw:polygon draw:style-name="gr2" draw:text-style-name="P6" draw:layer="layout" svg:width="3.415cm" svg:height="0.702cm" svg:x="3.012cm" svg:y="9.97cm" svg:viewBox="0 0 3416 703" draw:points="1707,703 0,703 0,0 3416,0 3416,703">
            <text:p/>
          </draw:polygon>
          <draw:path draw:style-name="gr3" draw:text-style-name="P7" draw:layer="layout" svg:width="0.352cm" svg:height="0.786cm" svg:x="3.016cm" svg:y="9.928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322cm" svg:height="0.389cm" svg:x="3.584cm" svg:y="10.155cm" svg:viewBox="0 0 323 390" svg:d="M71 196c0-138 69-175 113-175 8 0 62 0 92 31-34 4-40 29-40 40 0 21 16 39 39 39s40-16 40-41c0-57-65-90-131-90-105 0-184 92-184 196 0 109 84 194 182 194 114 0 141-102 141-112 0-7-8-7-10-7-8 0-10 3-12 7-25 79-80 91-111 91-44 0-119-37-119-173z">
            <text:p/>
          </draw:path>
          <draw:path draw:style-name="gr3" draw:text-style-name="P7" draw:layer="layout" svg:width="0.375cm" svg:height="0.389cm" svg:x="3.955cm" svg:y="10.155cm" svg:viewBox="0 0 376 390" svg:d="M376 198c0-108-86-198-188-198-105 0-188 92-188 198 0 109 88 192 188 192 102 0 188-85 188-192zM188 369c-36 0-73-20-96-58-21-37-21-88-21-119 0-33 0-79 19-117 23-39 64-56 98-56 37 0 73 17 94 54 23 36 23 86 23 119 0 31 0 77-19 113-17 39-56 64-98 64z">
            <text:p/>
          </draw:path>
          <draw:path draw:style-name="gr3" draw:text-style-name="P7" draw:layer="layout" svg:width="0.266cm" svg:height="0.529cm" svg:x="4.368cm" svg:y="10.012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421cm" svg:height="0.383cm" svg:x="4.846cm" svg:y="10.158cm" svg:viewBox="0 0 422 384" svg:d="M259 119c4-23 23-100 83-100 4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9 0 137-110 137-131 0-7-8-7-10-7-8 0-10 2-12 7-28 93-86 112-113 112-33 0-46-27-46-56 0-19 6-36 15-75z">
            <text:p/>
          </draw:path>
          <draw:path draw:style-name="gr3" draw:text-style-name="P7" draw:layer="layout" svg:width="0.402cm" svg:height="0.596cm" svg:x="5.618cm" svg:y="9.947cm" svg:viewBox="0 0 403 597" svg:d="M403 10c0-2 0-10-11-10-12 0-92 8-108 10-6 0-11 3-11 15 0 11 7 11 21 11 40 0 42 6 42 14l-4 17-50 200c-15-31-40-54-78-54-98 0-204 125-204 248 0 80 46 136 113 136 18 0 60-4 110-63 7 34 36 63 77 63 30 0 49-19 63-48 13-29 25-81 25-83 0-9-8-9-10-9-9 0-9 4-11 15-16 56-31 106-66 106-23 0-25-21-25-39 0-21 2-26 6-40zM227 486c-4 15-4 17-18 32-36 46-71 60-94 60-42 0-55-46-55-79 0-42 26-148 48-186 24-50 63-81 97-81 56 0 68 69 68 75 0 4-2 10-4 14z">
            <text:p/>
          </draw:path>
          <draw:path draw:style-name="gr3" draw:text-style-name="P7" draw:layer="layout" svg:width="0.421cm" svg:height="0.383cm" svg:x="6.048cm" svg:y="10.158cm" svg:viewBox="0 0 422 384" svg:d="M259 119c4-23 23-100 83-100 6 0 25 0 42 10-23 6-40 27-40 46 0 13 9 31 32 31 20 0 46-16 46-50 0-44-50-56-78-56-50 0-79 44-91 65-21-57-65-65-90-65-88 0-136 109-136 131 0 7 8 7 9 7 8 0 10 0 12-7 29-91 84-112 113-112 16 0 46 8 46 56 0 27-15 84-46 201-13 54-44 89-80 89-6 0-25 0-43-10 22-6 41-23 41-46s-19-31-33-31c-25 0-46 23-46 50 0 39 42 56 79 56 57 0 88-60 90-65 10 32 40 65 90 65 89 0 137-110 137-131 0-7-8-7-10-7-8 0-10 2-12 7-26 93-86 112-113 112-33 0-46-27-46-56 0-19 6-36 15-75z">
            <text:p/>
          </draw:path>
        </draw:g>
        <draw:g xml:id="id83" draw:id="id83">
          <svg:title>TexMaths</svg:title>
          <svg:desc>22§display§\log (\sin x)  +  c§svg§600§FALSE§</svg:desc>
          <draw:polygon draw:style-name="gr2" draw:text-style-name="P6" draw:layer="layout" svg:width="4.322cm" svg:height="0.696cm" svg:x="8.627cm" svg:y="9.973cm" svg:viewBox="0 0 4323 697" draw:points="2162,697 0,697 0,0 4323,0 4323,697">
            <text:p/>
          </draw:polygon>
          <draw:path draw:style-name="gr3" draw:text-style-name="P7" draw:layer="layout" svg:width="0.173cm" svg:height="0.537cm" svg:x="8.613cm" svg:y="9.978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8.824cm" svg:y="10.168cm" svg:viewBox="0 0 345 357" svg:d="M345 181c0-98-79-181-172-181-97 0-173 84-173 181 0 100 81 176 173 176 93 0 172-77 172-176zM173 338c-34 0-67-18-89-53-19-33-19-81-19-109 0-30 0-72 18-107 21-36 58-51 90-51 33 0 66 15 86 49 21 33 21 79 21 109 0 28 0 70-18 104-16 35-51 58-89 58z">
            <text:p/>
          </draw:path>
          <draw:path draw:style-name="gr3" draw:text-style-name="P7" draw:layer="layout" svg:width="0.355cm" svg:height="0.511cm" svg:x="9.211cm" svg:y="10.163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3c-80 0-133-39-133-80 0-37 30-65 64-66h46c67 0 155 0 155 66 0 41-57 80-132 80z">
            <text:p/>
          </draw:path>
          <draw:path draw:style-name="gr3" draw:text-style-name="P7" draw:layer="layout" svg:width="0.18cm" svg:height="0.773cm" svg:x="9.664cm" svg:y="9.934cm" svg:viewBox="0 0 181 774" svg:d="M181 767c0-2 0-4-14-18-97-96-121-242-121-362 0-134 30-269 125-366 10-9 10-10 10-14 0-5-3-7-8-7-8 0-78 53-124 151-40 85-49 171-49 236 0 62 9 155 51 243 48 95 114 144 122 144 5 0 8-2 8-7z">
            <text:p/>
          </draw:path>
          <draw:path draw:style-name="gr3" draw:text-style-name="P7" draw:layer="layout" svg:width="0.254cm" svg:height="0.356cm" svg:x="9.914cm" svg:y="10.168cm" svg:viewBox="0 0 255 357" svg:d="M136 197c17 4 81 16 81 72 0 39-27 71-89 71-65 0-93-44-107-111-2-9-3-13-10-13-11 0-11 6-11 20v102c0 14 0 19 9 19 3 0 5-2 19-16 2-1 2-3 16-17 33 31 69 33 84 33 90 0 127-53 127-109 0-40-24-63-33-74-27-24-57-30-88-37-44-9-97-17-97-63 0-28 21-60 88-60 84 0 90 70 92 95 0 7 7 7 8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0.218cm" svg:y="9.99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0.433cm" svg:y="10.171cm" svg:viewBox="0 0 391 343" svg:d="M60 76v209c0 33-7 33-60 33v25c26 0 67-2 88-2 19 0 60 2 86 2v-25c-51 0-60 0-60-33v-144c0-81 55-123 104-123 50 0 58 42 58 86v181c0 33-8 33-59 33v25c26 0 66-2 88-2 19 0 59 2 86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10.989cm" svg:y="10.171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1.452cm" svg:y="9.934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515cm" svg:height="0.516cm" svg:x="11.924cm" svg:y="10.06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2.686cm" svg:y="10.171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 xml:id="id85" draw:id="id85">
          <svg:title>TexMaths</svg:title>
          <svg:desc>24§display§\smallint \sec x \ dx§svg§600§FALSE§</svg:desc>
          <draw:polygon draw:style-name="gr2" draw:text-style-name="P6" draw:layer="layout" svg:width="3.372cm" svg:height="0.702cm" svg:x="3.112cm" svg:y="11.772cm" svg:viewBox="0 0 3373 703" draw:points="1685,703 0,703 0,0 3373,0 3373,703">
            <text:p/>
          </draw:polygon>
          <draw:path draw:style-name="gr3" draw:text-style-name="P7" draw:layer="layout" svg:width="0.352cm" svg:height="0.786cm" svg:x="3.116cm" svg:y="11.73cm" svg:viewBox="0 0 353 787" svg:d="M321 35c-29 1-37 23-37 34 0 21 17 35 35 35 17 0 34-12 34-37 0-32-27-67-67-67-71 0-86 92-100 157-23 127-40 235-54 382-3 45-9 93-15 133-8 63-21 98-52 98-13 0-27-10-32-18 28 0 36-21 36-34 0-19-17-33-34-33-18 0-35 10-35 35 0 32 27 67 67 67 71 0 87-90 100-159 23-121 40-229 54-378 4-47 9-95 15-135 8-63 21-96 52-96 15 0 27 8 33 16z">
            <text:p/>
          </draw:path>
          <draw:path draw:style-name="gr3" draw:text-style-name="P7" draw:layer="layout" svg:width="0.277cm" svg:height="0.389cm" svg:x="3.684cm" svg:y="11.957cm" svg:viewBox="0 0 278 390" svg:d="M148 215c19 4 88 17 88 79 0 42-29 76-96 76-71 0-102-48-117-120-2-10-4-14-11-14-12 0-12 6-12 21v112c0 15 0 21 10 21 3 0 5-2 21-18 2-2 2-3 17-19 36 35 75 37 92 37 98 0 138-58 138-119 0-44-27-69-36-81-29-27-62-33-96-40-48-10-106-19-106-69 0-31 23-66 96-66 92 0 98 77 100 104 0 8 8 8 10 8 11 0 11-4 11-21v-85c0-15 0-21-9-21-4 0-6 0-18 10-2 3-11 11-15 13-31-23-67-23-79-23-103 0-136 58-136 104 0 30 13 53 36 73 27 21 52 26 112 38z">
            <text:p/>
          </draw:path>
          <draw:path draw:style-name="gr3" draw:text-style-name="P7" draw:layer="layout" svg:width="0.327cm" svg:height="0.389cm" svg:x="4.012cm" svg:y="11.957cm" svg:viewBox="0 0 328 390" svg:d="M71 167c6-127 77-148 106-148 86 0 96 113 96 148zM71 184h236c19 0 21 0 21-17 0-84-46-167-151-167-98 0-177 86-177 194 0 113 88 196 186 196 104 0 142-94 142-112 0-7-7-9-11-9-8 0-10 5-10 11-31 89-107 89-115 89-42 0-77-27-96-58-25-40-25-96-25-127z">
            <text:p/>
          </draw:path>
          <draw:path draw:style-name="gr3" draw:text-style-name="P7" draw:layer="layout" svg:width="0.321cm" svg:height="0.389cm" svg:x="4.392cm" svg:y="11.957cm" svg:viewBox="0 0 322 390" svg:d="M71 196c0-138 69-175 113-175 8 0 62 0 92 31-34 4-40 29-40 40 0 21 15 39 39 39 23 0 40-16 40-41 0-57-65-90-131-90-105 0-184 92-184 196 0 109 84 194 182 194 114 0 140-102 140-112 0-7-7-7-9-7-8 0-10 3-12 7-25 79-80 91-111 91-44 0-119-37-119-173z">
            <text:p/>
          </draw:path>
          <draw:path draw:style-name="gr3" draw:text-style-name="P7" draw:layer="layout" svg:width="0.421cm" svg:height="0.383cm" svg:x="4.903cm" svg:y="11.9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4 112-113 112-33 0-46-27-46-56 0-19 6-36 15-75z">
            <text:p/>
          </draw:path>
          <draw:path draw:style-name="gr3" draw:text-style-name="P7" draw:layer="layout" svg:width="0.402cm" svg:height="0.596cm" svg:x="5.675cm" svg:y="11.749cm" svg:viewBox="0 0 403 597" svg:d="M403 10c0-2 0-10-11-10-12 0-93 8-108 10-6 0-11 3-11 15 0 11 7 11 21 11 40 0 42 6 42 14l-4 17-50 200c-15-31-40-54-79-54-97 0-203 125-203 248 0 80 46 136 113 136 18 0 60-4 110-63 7 34 36 63 76 63 31 0 50-19 64-48 13-29 25-81 25-83 0-9-8-9-10-9-9 0-9 4-11 15-16 56-31 106-66 106-23 0-25-21-25-39 0-21 2-26 6-40zM227 486c-4 15-4 17-18 32-36 46-71 60-94 60-42 0-55-46-55-79 0-42 26-148 47-186 25-50 64-81 98-81 54 0 68 69 68 75 0 4-2 10-4 14z">
            <text:p/>
          </draw:path>
          <draw:path draw:style-name="gr3" draw:text-style-name="P7" draw:layer="layout" svg:width="0.421cm" svg:height="0.383cm" svg:x="6.105cm" svg:y="11.96cm" svg:viewBox="0 0 422 384" svg:d="M259 119c4-23 23-100 83-100 4 0 25 0 42 10-23 6-40 27-40 46 0 13 9 31 32 31 19 0 46-16 46-50 0-44-50-56-78-56-50 0-79 44-91 65-21-57-65-65-90-65-88 0-136 109-136 131 0 7 8 7 9 7 8 0 10 0 12-7 29-91 84-112 113-112 16 0 46 8 46 56 0 27-15 84-46 201-13 54-44 89-80 89-6 0-25 0-43-10 22-6 41-23 41-46s-19-31-33-31c-25 0-46 23-46 50 0 39 42 56 79 56 57 0 86-60 90-65 10 32 40 65 90 65 88 0 136-110 136-131 0-7-7-7-9-7-8 0-10 2-12 7-28 93-86 112-113 112-33 0-46-27-46-56 0-19 6-36 15-75z">
            <text:p/>
          </draw:path>
        </draw:g>
        <draw:g xml:id="id86" draw:id="id86">
          <svg:title>TexMaths</svg:title>
          <svg:desc>20§display§\log (\sec x + \tan x)  +  c§svg§600§FALSE§</svg:desc>
          <draw:polygon draw:style-name="gr2" draw:text-style-name="P6" draw:layer="layout" svg:width="6.361cm" svg:height="0.633cm" svg:x="7.427cm" svg:y="11.869cm" svg:viewBox="0 0 6362 634" draw:points="3181,634 0,634 0,0 6362,0 6362,634">
            <text:p/>
          </draw:polygon>
          <draw:path draw:style-name="gr3" draw:text-style-name="P7" draw:layer="layout" svg:width="0.157cm" svg:height="0.489cm" svg:x="7.414cm" svg:y="11.874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7.606cm" svg:y="12.047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7.958cm" svg:y="12.042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ath draw:style-name="gr3" draw:text-style-name="P7" draw:layer="layout" svg:width="0.164cm" svg:height="0.703cm" svg:x="8.369cm" svg:y="11.834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31cm" svg:height="0.324cm" svg:x="8.596cm" svg:y="12.04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8.87cm" svg:y="12.047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9.187cm" svg:y="12.047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51cm" svg:height="0.319cm" svg:x="9.613cm" svg:y="12.0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0.19cm" svg:y="11.95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1cm" svg:x="10.867cm" svg:y="11.928cm" svg:viewBox="0 0 221 442" svg:d="M109 152h101v-22h-101v-130h-18c0 58-22 133-91 136v16h61v194c0 88 65 96 91 96 50 0 69-50 69-96v-40h-18v40c0 51-21 78-46 78-48 0-48-64-48-77z">
            <text:p/>
          </draw:path>
          <draw:path draw:style-name="gr3" draw:text-style-name="P7" draw:layer="layout" svg:width="0.317cm" svg:height="0.324cm" svg:x="11.157cm" svg:y="12.047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1.501cm" svg:y="12.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2.006cm" svg:y="12.0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427cm" svg:y="11.834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2.856cm" svg:y="11.95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13.549cm" svg:y="12.0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88" draw:id="id88">
          <svg:title>TexMaths</svg:title>
          <svg:desc>22§display§\smallint \text {cosec }x \ dx§svg§600§FALSE§</svg:desc>
          <draw:polygon draw:style-name="gr2" draw:text-style-name="P6" draw:layer="layout" svg:width="3.951cm" svg:height="0.644cm" svg:x="3.014cm" svg:y="13.57cm" svg:viewBox="0 0 3952 645" draw:points="1975,645 0,645 0,0 3952,0 3952,645">
            <text:p/>
          </draw:polygon>
          <draw:path draw:style-name="gr3" draw:text-style-name="P7" draw:layer="layout" svg:width="0.323cm" svg:height="0.721cm" svg:x="3.018cm" svg:y="13.531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295cm" svg:height="0.356cm" svg:x="3.539cm" svg:y="13.7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44cm" svg:height="0.356cm" svg:x="3.878cm" svg:y="13.739cm" svg:viewBox="0 0 345 357" svg:d="M345 181c0-98-79-181-172-181-97 0-173 85-173 181 0 101 81 176 173 176 93 0 172-77 172-176zM173 338c-34 0-67-18-88-53-20-33-20-81-20-109 0-30 0-72 18-107 21-36 58-51 90-51 33 0 66 15 86 49 21 33 21 79 21 109 0 28 0 71-18 104-16 35-51 58-89 58z">
            <text:p/>
          </draw:path>
          <draw:path draw:style-name="gr3" draw:text-style-name="P7" draw:layer="layout" svg:width="0.254cm" svg:height="0.356cm" svg:x="4.269cm" svg:y="13.739cm" svg:viewBox="0 0 255 357" svg:d="M136 197c17 4 81 16 81 72 0 39-27 71-88 71-66 0-94-44-108-111-2-9-3-12-10-12-11 0-11 5-11 19v102c0 14 0 19 9 19 3 0 5-1 19-15 2-2 2-4 16-18 33 32 69 33 85 33 89 0 126-52 126-109 0-40-24-63-33-74-27-24-57-30-88-37-44-8-97-17-97-63 0-28 21-60 88-60 84 0 90 71 92 95 0 7 7 7 8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4.57cm" svg:y="13.739cm" svg:viewBox="0 0 301 357" svg:d="M65 153c5-116 71-135 97-135 79 0 88 104 88 135zM65 169h217c17 0 19 0 19-16 0-77-42-153-139-153-90 0-162 79-162 178 0 104 81 179 171 179 95 0 130-86 130-102 0-7-5-8-11-8-7 0-8 5-8 10-28 81-99 81-106 81-39 0-70-25-88-53-23-37-23-88-23-116z">
            <text:p/>
          </draw:path>
          <draw:path draw:style-name="gr3" draw:text-style-name="P7" draw:layer="layout" svg:width="0.295cm" svg:height="0.356cm" svg:x="4.917cm" svg:y="13.739cm" svg:viewBox="0 0 296 357" svg:d="M65 180c0-127 64-161 104-161 7 0 56 0 85 29-32 3-37 26-37 37 0 19 14 35 35 35s37-14 37-37c0-53-60-83-120-83-97 0-169 85-169 180 0 100 77 177 167 177 104 0 129-93 129-102 0-7-7-7-9-7-7 0-9 4-11 7-22 73-74 83-102 83-40 0-109-33-109-158z">
            <text:p/>
          </draw:path>
          <draw:path draw:style-name="gr3" draw:text-style-name="P7" draw:layer="layout" svg:width="0.386cm" svg:height="0.351cm" svg:x="5.516cm" svg:y="13.7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369cm" svg:height="0.547cm" svg:x="6.223cm" svg:y="13.549cm" svg:viewBox="0 0 370 548" svg:d="M370 9c0-2 0-9-11-9-10 0-84 7-98 9-6 0-11 3-11 14 0 10 7 10 19 10 37 0 39 6 39 13l-3 16-46 183c-14-28-37-50-72-50-90 0-187 115-187 228 0 74 42 125 104 125 16 0 54-4 100-58 7 31 34 58 71 58 28 0 45-18 58-44 12-27 23-74 23-76 0-9-7-9-9-9-9 0-9 4-11 14-14 51-28 97-60 97-21 0-22-19-22-35 0-20 1-25 5-37zM208 446c-4 14-4 15-16 29-34 43-65 55-86 55-41 0-51-42-51-72 0-39 24-136 44-171 22-46 58-74 89-74 50 0 62 63 62 69 0 3-2 9-4 12z">
            <text:p/>
          </draw:path>
          <draw:path draw:style-name="gr3" draw:text-style-name="P7" draw:layer="layout" svg:width="0.386cm" svg:height="0.351cm" svg:x="6.618cm" svg:y="13.742cm" svg:viewBox="0 0 387 352" svg:d="M238 109c3-21 21-91 75-91 6 0 23 0 39 8-21 6-37 25-37 43 0 12 9 28 30 28 18 0 42-14 42-46 0-40-45-51-72-51-46 0-72 41-83 60-19-53-59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</draw:g>
        <draw:g xml:id="id89" draw:id="id89">
          <svg:title>TexMaths</svg:title>
          <svg:desc>18§display§\log (\text {cosec }x - \cot x)  +  c§svg§600§FALSE§</svg:desc>
          <draw:polygon draw:style-name="gr2" draw:text-style-name="P6" draw:layer="layout" svg:width="6.357cm" svg:height="0.57cm" svg:x="7.528cm" svg:y="13.567cm" svg:viewBox="0 0 6358 571" draw:points="3180,571 0,571 0,0 6358,0 6358,571">
            <text:p/>
          </draw:polygon>
          <draw:path draw:style-name="gr3" draw:text-style-name="P7" draw:layer="layout" svg:width="0.142cm" svg:height="0.44cm" svg:x="7.516cm" svg:y="13.571cm" svg:viewBox="0 0 143 441" svg:d="M92 0l-92 7v20c45 0 50 5 50 35v330c0 29-7 29-50 29v20c22-2 55-2 71-2 15 0 47 0 72 2v-20c-44 0-51 0-51-29z">
            <text:p/>
          </draw:path>
          <draw:path draw:style-name="gr3" draw:text-style-name="P7" draw:layer="layout" svg:width="0.281cm" svg:height="0.292cm" svg:x="7.689cm" svg:y="13.7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9cm" svg:height="0.418cm" svg:x="8.006cm" svg:y="13.722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2 0 20 9 44 29 56-39 11-59 39-59 65 0 44 63 80 141 80 75 0 141-33 141-82 0-23-10-55-42-73-34-18-70-18-109-18-16 0-43 0-47 0-21-2-35-23-35-43zM141 403c-65 0-108-31-108-64 0-31 25-54 52-55h37c55 0 127 0 127 55 0 33-46 64-108 64z">
            <text:p/>
          </draw:path>
          <draw:path draw:style-name="gr3" draw:text-style-name="P7" draw:layer="layout" svg:width="0.147cm" svg:height="0.633cm" svg:x="8.376cm" svg:y="13.535cm" svg:viewBox="0 0 148 634" svg:d="M148 628c0-1 0-3-11-14-79-79-100-199-100-297 0-110 25-220 103-300 8-7 8-8 8-11 0-5-3-6-7-6-6 0-63 43-101 124-33 69-40 140-40 193 0 50 7 127 42 199 39 78 93 118 99 118 4 0 7-1 7-6z">
            <text:p/>
          </draw:path>
          <draw:path draw:style-name="gr3" draw:text-style-name="P7" draw:layer="layout" svg:width="0.241cm" svg:height="0.292cm" svg:x="8.58cm" svg:y="13.727cm" svg:viewBox="0 0 242 293" svg:d="M53 147c0-104 52-131 85-131 6 0 46 0 69 23-26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8.858cm" svg:y="13.7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208cm" svg:height="0.292cm" svg:x="9.178cm" svg:y="13.727cm" svg:viewBox="0 0 209 293" svg:d="M111 161c14 3 66 13 66 59 0 32-21 58-72 58-53 0-76-36-88-91-1-7-3-10-8-10-9 0-9 5-9 16v84c0 11 0 16 7 16 3 0 5-2 16-13 1-2 1-3 13-15 27 26 56 28 69 28 74 0 104-44 104-90 0-33-20-52-28-60-21-21-46-25-72-31-36-7-79-14-79-51 0-24 18-49 72-49 69 0 74 57 75 77 0 6 6 6 7 6 9 0 9-3 9-16v-63c0-12 0-16-7-16-3 0-5 0-13 7-2 3-9 9-12 10-23-17-50-17-59-17-78 0-102 43-102 78 0 23 10 40 27 55 21 15 39 20 84 28z">
            <text:p/>
          </draw:path>
          <draw:path draw:style-name="gr3" draw:text-style-name="P7" draw:layer="layout" svg:width="0.245cm" svg:height="0.292cm" svg:x="9.424cm" svg:y="13.727cm" svg:viewBox="0 0 246 293" svg:d="M53 125c5-95 58-111 79-111 65 0 72 85 72 111zM53 138h177c15 0 16 0 16-13 0-63-34-125-114-125-73 0-132 65-132 146 0 85 66 147 140 147 77 0 106-71 106-84 0-6-6-7-8-7-6 0-8 4-8 8-23 67-80 67-86 67-32 0-58-21-72-44-19-30-19-72-19-95z">
            <text:p/>
          </draw:path>
          <draw:path draw:style-name="gr3" draw:text-style-name="P7" draw:layer="layout" svg:width="0.241cm" svg:height="0.292cm" svg:x="9.709cm" svg:y="13.7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316cm" svg:height="0.287cm" svg:x="10.197cm" svg:y="13.7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60 42 42 0 65-44 67-49 7 25 30 49 69 49 65 0 101-82 101-98 0-6-6-6-8-6-5 0-7 2-8 6-20 69-64 84-85 84-25 0-35-20-35-42 0-14 5-27 12-56z">
            <text:p/>
          </draw:path>
          <draw:path draw:style-name="gr3" draw:text-style-name="P7" draw:layer="layout" svg:width="0.386cm" svg:height="0.026cm" svg:x="10.735cm" svg:y="13.839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2cm" svg:x="11.335cm" svg:y="13.727cm" svg:viewBox="0 0 242 293" svg:d="M53 147c0-104 52-131 85-131 6 0 46 0 69 23-27 3-30 22-30 30 0 16 12 29 29 29s30-12 30-30c0-44-49-68-98-68-79 0-138 69-138 147 0 82 63 146 137 146 85 0 105-77 105-84 0-6-6-6-7-6-6 0-7 3-9 6-19 59-60 68-83 68-34 0-90-28-90-130z">
            <text:p/>
          </draw:path>
          <draw:path draw:style-name="gr3" draw:text-style-name="P7" draw:layer="layout" svg:width="0.281cm" svg:height="0.292cm" svg:x="11.613cm" svg:y="13.727cm" svg:viewBox="0 0 282 293" svg:d="M282 148c0-80-65-148-141-148-79 0-141 69-141 148 0 83 66 145 141 145 76 0 141-64 141-145zM141 277c-27 0-55-15-72-44-16-27-16-66-16-89 0-24 0-59 15-88 17-29 47-42 73-42 27 0 55 13 71 41 17 27 17 65 17 89 0 23 0 58-14 85-13 29-42 48-74 48z">
            <text:p/>
          </draw:path>
          <draw:path draw:style-name="gr3" draw:text-style-name="P7" draw:layer="layout" svg:width="0.199cm" svg:height="0.397cm" svg:x="11.924cm" svg:y="13.62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316cm" svg:height="0.287cm" svg:x="12.281cm" svg:y="13.73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47cm" svg:height="0.633cm" svg:x="12.661cm" svg:y="13.535cm" svg:viewBox="0 0 148 634" svg:d="M148 317c0-49-7-125-41-197-39-78-94-120-101-120-3 0-6 3-6 6s0 4 12 16c63 62 99 162 99 295 0 108-23 220-102 300-9 8-9 10-9 11 0 5 3 6 6 6 7 0 65-43 102-124 33-69 40-140 40-193z">
            <text:p/>
          </draw:path>
          <draw:path draw:style-name="gr3" draw:text-style-name="P7" draw:layer="layout" svg:width="0.421cm" svg:height="0.423cm" svg:x="13.047cm" svg:y="13.64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47cm" svg:height="0.287cm" svg:x="13.669cm" svg:y="13.73cm" svg:viewBox="0 0 248 288" svg:d="M226 39c-10 0-19 0-29 10-10 9-11 20-11 24 0 15 11 22 24 22 19 0 36-14 36-40 0-32-30-55-76-55-85 0-170 91-170 180 0 58 37 108 104 108 90 0 144-68 144-75 0-4-5-8-8-8-4 0-5 1-8 7-51 62-120 62-128 62-39 0-56-30-56-69 0-26 12-88 34-127 19-36 55-64 89-64 22 0 46 8 55 25z">
            <text:p/>
          </draw:path>
        </draw:g>
        <draw:g xml:id="id91" draw:id="id91">
          <svg:title>TexMaths</svg:title>
          <svg:desc>20§display§\smallint \tan (ax+b) \ dx§svg§600§FALSE§</svg:desc>
          <draw:polygon draw:style-name="gr2" draw:text-style-name="P6" draw:layer="layout" svg:width="4.886cm" svg:height="0.633cm" svg:x="15.712cm" svg:y="2.664cm" svg:viewBox="0 0 4887 634" draw:points="2443,634 0,634 0,0 4887,0 4887,634">
            <text:p/>
          </draw:polygon>
          <draw:path draw:style-name="gr3" draw:text-style-name="P7" draw:layer="layout" svg:width="0.293cm" svg:height="0.655cm" svg:x="15.715cm" svg:y="2.653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21cm" svg:height="0.441cm" svg:x="16.178cm" svg:y="2.723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317cm" svg:height="0.324cm" svg:x="16.467cm" svg:y="2.842cm" svg:viewBox="0 0 318 325" svg:d="M205 262c3 29 22 58 56 58 14 0 57-10 57-67v-39h-17v39c0 41-18 46-26 46-22 0-25-32-25-35v-142c0-29 0-56-26-84-27-27-62-38-98-38-57 0-105 34-105 80 0 21 14 34 32 34 19 0 32-15 32-34 0-8-3-32-35-32 19-24 52-32 76-32 34 0 74 27 74 90v27c-35 1-85 3-130 24-52 24-70 61-70 93 0 57 69 75 114 75 46 0 78-29 91-63zM200 147v71c0 67-50 91-82 91-35 0-64-26-64-61 0-38 31-98 146-101z">
            <text:p/>
          </draw:path>
          <draw:path draw:style-name="gr3" draw:text-style-name="P7" draw:layer="layout" svg:width="0.354cm" svg:height="0.311cm" svg:x="16.813cm" svg:y="2.84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17.25cm" svg:y="2.629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482cm" svg:y="2.8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7.845cm" svg:y="2.84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423cm" svg:y="2.7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119cm" svg:y="2.669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428cm" svg:y="2.629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19.924cm" svg:y="2.669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282cm" svg:y="2.8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2" draw:id="id92">
          <svg:title>TexMaths</svg:title>
          <svg:desc>18§display§ \frac{\log [\sec(ax + b)]}{a}  +  c§svg§600§FALSE§</svg:desc>
          <draw:polygon draw:style-name="gr2" draw:text-style-name="P6" draw:layer="layout" svg:width="5.271cm" svg:height="1.281cm" svg:x="21.45cm" svg:y="2.274cm" svg:viewBox="0 0 5272 1282" draw:points="2637,1282 0,1282 0,0 5272,0 5272,1282">
            <text:p/>
          </draw:polygon>
          <draw:path draw:style-name="gr3" draw:text-style-name="P7" draw:layer="layout" svg:width="0.142cm" svg:height="0.44cm" svg:x="21.438cm" svg:y="2.278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2.434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2.429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2.242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2.434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22.678cm" svg:y="2.434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22.963cm" svg:y="2.434cm" svg:viewBox="0 0 242 292" svg:d="M53 147c0-104 52-131 85-131 6 0 46 0 69 23-27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23.286cm" svg:y="2.242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95cm" svg:y="2.436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822cm" svg:y="2.436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41cm" svg:y="2.34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68cm" svg:y="2.278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46cm" svg:y="2.242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69cm" svg:y="2.242cm" svg:viewBox="0 0 88 634" draw:points="88,0 0,0 0,26 62,26 62,609 0,609 0,634 88,634">
            <text:p/>
          </draw:polygon>
          <draw:polygon draw:style-name="gr3" draw:text-style-name="P7" draw:layer="layout" svg:width="4.214cm" svg:height="0.026cm" svg:x="21.418cm" svg:y="2.974cm" svg:viewBox="0 0 4215 27" draw:points="2107,27 0,27 0,0 4215,0 4215,27">
            <text:p/>
          </draw:polygon>
          <draw:path draw:style-name="gr3" draw:text-style-name="P7" draw:layer="layout" svg:width="0.29cm" svg:height="0.287cm" svg:x="23.382cm" svg:y="3.299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84cm" svg:y="2.776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507cm" svg:y="2.866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94" draw:id="id94">
          <svg:title>TexMaths</svg:title>
          <svg:desc>20§display§\smallint \cot (ax+b) \ dx§svg§600§FALSE§</svg:desc>
          <draw:polygon draw:style-name="gr2" draw:text-style-name="P6" draw:layer="layout" svg:width="4.808cm" svg:height="0.633cm" svg:x="15.811cm" svg:y="4.365cm" svg:viewBox="0 0 4809 634" draw:points="2404,634 0,634 0,0 4809,0 4809,634">
            <text:p/>
          </draw:polygon>
          <draw:path draw:style-name="gr3" draw:text-style-name="P7" draw:layer="layout" svg:width="0.293cm" svg:height="0.655cm" svg:x="15.814cm" svg:y="4.3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288cm" svg:y="4.5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597cm" svg:y="4.5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21cm" svg:height="0.441cm" svg:x="16.941cm" svg:y="4.424cm" svg:viewBox="0 0 222 442" svg:d="M109 152h101v-22h-101v-130h-18c0 58-22 133-91 136v16h61v194c0 88 65 96 91 96 50 0 70-50 70-96v-40h-19v40c0 51-21 78-46 78-48 0-48-64-48-77z">
            <text:p/>
          </draw:path>
          <draw:path draw:style-name="gr3" draw:text-style-name="P7" draw:layer="layout" svg:width="0.164cm" svg:height="0.703cm" svg:x="17.27cm" svg:y="4.3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502cm" svg:y="4.5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7.867cm" svg:y="4.5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18.443cm" svg:y="4.4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141cm" svg:y="4.37cm" svg:viewBox="0 0 261 498" svg:d="M136 8c0-2 0-8-10-8-16 0-67 6-86 6-5 2-13 2-13 15 0 9 7 9 16 9 35 0 35 5 35 12 0 4-4 28-9 43l-58 230c-8 35-11 47-11 72 0 66 37 111 90 111 83 0 171-106 171-207 0-65-39-113-95-113-32 0-62 20-83 43zM69 274c5-15 5-16 11-24 35-47 66-56 85-56 25 0 45 20 45 65 0 42-24 123-37 151-23 46-56 72-83 72-24 0-48-20-48-71 0-14 0-27 12-72z">
            <text:p/>
          </draw:path>
          <draw:path draw:style-name="gr3" draw:text-style-name="P7" draw:layer="layout" svg:width="0.164cm" svg:height="0.703cm" svg:x="19.45cm" svg:y="4.3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19.944cm" svg:y="4.3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20.303cm" svg:y="4.5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</draw:g>
        <draw:g xml:id="id95" draw:id="id95">
          <svg:title>TexMaths</svg:title>
          <svg:desc>18§display§ \frac{\log [\sin(ax + b)]}{a}  +  c§svg§600§FALSE§</svg:desc>
          <draw:polygon draw:style-name="gr2" draw:text-style-name="P6" draw:layer="layout" svg:width="5.237cm" svg:height="1.281cm" svg:x="21.45cm" svg:y="3.976cm" svg:viewBox="0 0 5238 1282" draw:points="2618,1282 0,1282 0,0 5238,0 5238,1282">
            <text:p/>
          </draw:polygon>
          <draw:path draw:style-name="gr3" draw:text-style-name="P7" draw:layer="layout" svg:width="0.142cm" svg:height="0.44cm" svg:x="21.438cm" svg:y="3.98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1.611cm" svg:y="4.136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1.928cm" svg:y="4.131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22.309cm" svg:y="3.944cm" svg:viewBox="0 0 88 634" draw:points="88,634 88,609 26,609 26,26 88,26 88,0 0,0 0,634">
            <text:p/>
          </draw:polygon>
          <draw:path draw:style-name="gr3" draw:text-style-name="P7" draw:layer="layout" svg:width="0.208cm" svg:height="0.291cm" svg:x="22.432cm" svg:y="4.136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136cm" svg:height="0.424cm" svg:x="22.681cm" svg:y="3.996cm" svg:viewBox="0 0 137 425" svg:d="M92 144l-89 7v20c42 0 47 3 47 35v170c0 29-7 29-50 29v20c20-2 55-2 71-2 21 0 44 0 66 2v-20c-42 0-45-3-45-28zM95 33c0-20-16-33-35-33-20 0-33 17-33 33 0 17 13 35 33 35 19 0 35-15 35-35z">
            <text:p/>
          </draw:path>
          <draw:path draw:style-name="gr3" draw:text-style-name="P7" draw:layer="layout" svg:width="0.319cm" svg:height="0.28cm" svg:x="22.857cm" svg:y="4.138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147cm" svg:height="0.633cm" svg:x="23.25cm" svg:y="3.944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9cm" svg:y="4.138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1-111 36-140 18-38 47-61 73-61 42 0 50 52 50 57 0 2-1 7-2 10z">
            <text:p/>
          </draw:path>
          <draw:path draw:style-name="gr3" draw:text-style-name="P7" draw:layer="layout" svg:width="0.316cm" svg:height="0.287cm" svg:x="23.787cm" svg:y="4.138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305cm" svg:y="4.049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3cm" svg:y="3.98cm" svg:viewBox="0 0 235 448" svg:d="M122 7c0-1 0-7-8-7-15 0-61 6-78 6-4 1-12 1-12 13 0 8 6 8 15 8 32 0 33 5 33 10s-6 26-10 39l-52 208c-7 31-10 41-10 64 0 60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11cm" svg:y="3.944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4cm" svg:y="3.944cm" svg:viewBox="0 0 88 634" draw:points="88,0 0,0 0,26 62,26 62,609 0,609 0,634 88,634">
            <text:p/>
          </draw:polygon>
          <draw:polygon draw:style-name="gr3" draw:text-style-name="P7" draw:layer="layout" svg:width="4.178cm" svg:height="0.026cm" svg:x="21.418cm" svg:y="4.676cm" svg:viewBox="0 0 4179 27" draw:points="2090,27 0,27 0,0 4179,0 4179,27">
            <text:p/>
          </draw:polygon>
          <draw:path draw:style-name="gr3" draw:text-style-name="P7" draw:layer="layout" svg:width="0.29cm" svg:height="0.287cm" svg:x="23.365cm" svg:y="5.001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421cm" svg:height="0.422cm" svg:x="25.848cm" svg:y="4.478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71cm" svg:y="4.568cm" svg:viewBox="0 0 248 288" svg:d="M226 39c-10 0-19 0-29 10-10 9-11 20-11 24 0 15 11 22 24 22 19 0 36-14 36-40 0-32-30-55-76-55-85 0-170 91-170 180 0 58 37 108 104 108 90 0 144-68 144-75 0-4-5-9-8-9-4 0-4 2-8 8-51 62-120 62-128 62-39 0-56-31-56-70 0-25 12-87 34-126 19-36 55-64 89-64 22 0 46 8 55 25z">
            <text:p/>
          </draw:path>
        </draw:g>
        <draw:g xml:id="id97" draw:id="id97">
          <svg:title>TexMaths</svg:title>
          <svg:desc>20§display§\smallint \sec (ax+b) \ dx§svg§600§FALSE§</svg:desc>
          <draw:polygon draw:style-name="gr2" draw:text-style-name="P6" draw:layer="layout" svg:width="4.772cm" svg:height="0.633cm" svg:x="16.111cm" svg:y="5.765cm" svg:viewBox="0 0 4773 634" draw:points="2386,634 0,634 0,0 4773,0 4773,634">
            <text:p/>
          </draw:polygon>
          <draw:path draw:style-name="gr3" draw:text-style-name="P7" draw:layer="layout" svg:width="0.293cm" svg:height="0.655cm" svg:x="16.114cm" svg:y="5.7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31cm" svg:height="0.324cm" svg:x="16.588cm" svg:y="5.9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6.861cm" svg:y="5.943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7.178cm" svg:y="5.9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7.535cm" svg:y="5.7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7.767cm" svg:y="5.9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8.132cm" svg:y="5.9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8.708cm" svg:y="5.8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19.405cm" svg:y="5.7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19.714cm" svg:y="5.7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0.209cm" svg:y="5.7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0.567cm" svg:y="5.9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98" draw:id="id98">
          <svg:title>TexMaths</svg:title>
          <svg:desc>20§display§= \frac{ \log [ \sec (ax+b) + \tan (ax+b) ]}{a} + c§svg§600§FALSE§</svg:desc>
          <draw:polygon draw:style-name="gr2" draw:text-style-name="P6" draw:layer="layout" svg:width="11.04cm" svg:height="1.423cm" svg:x="15.711cm" svg:y="6.764cm" svg:viewBox="0 0 11041 1424" draw:points="5520,1424 0,1424 0,0 11041,0 11041,1424">
            <text:p/>
          </draw:polygon>
          <draw:path draw:style-name="gr3" draw:text-style-name="P7" draw:layer="layout" svg:width="0.468cm" svg:height="0.165cm" svg:x="15.716cm" svg:y="7.47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57cm" svg:height="0.488cm" svg:x="16.525cm" svg:y="6.769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6.717cm" svg:y="6.942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7.068cm" svg:y="6.937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494cm" svg:y="6.729cm" svg:viewBox="0 0 98 704" draw:points="98,704 98,677 29,677 29,29 98,29 98,0 0,0 0,704">
            <text:p/>
          </draw:polygon>
          <draw:path draw:style-name="gr3" draw:text-style-name="P7" draw:layer="layout" svg:width="0.231cm" svg:height="0.324cm" svg:x="17.628cm" svg:y="6.942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903cm" svg:y="6.942cm" svg:viewBox="0 0 274 325" svg:d="M59 139c5-105 64-123 88-123 72 0 80 94 80 123zM59 154h197c16 0 18 0 18-15 0-70-39-139-127-139-81 0-147 72-147 162 0 94 74 163 155 163 87 0 119-79 119-93 0-6-7-8-10-8-6 0-8 5-8 10-26 73-90 73-96 73-35 0-64-22-80-48-21-33-21-80-21-105z">
            <text:p/>
          </draw:path>
          <draw:path draw:style-name="gr3" draw:text-style-name="P7" draw:layer="layout" svg:width="0.268cm" svg:height="0.324cm" svg:x="18.218cm" svg:y="6.942cm" svg:viewBox="0 0 269 325" svg:d="M59 163c0-115 58-145 95-145 6 0 51 0 76 25-30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577cm" svg:y="6.72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18.809cm" svg:y="6.9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174cm" svg:y="6.9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75cm" svg:y="6.8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0.446cm" svg:y="6.769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0.755cm" svg:y="6.72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21.183cm" svg:y="6.8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2cm" svg:height="0.44cm" svg:x="21.862cm" svg:y="6.823cm" svg:viewBox="0 0 221 441" svg:d="M109 152h101v-22h-101v-130h-18c0 58-22 133-91 136v16h61v194c0 87 65 95 91 95 50 0 69-49 69-95v-40h-18v40c0 51-21 78-46 78-48 0-48-64-48-77z">
            <text:p/>
          </draw:path>
          <draw:path draw:style-name="gr3" draw:text-style-name="P7" draw:layer="layout" svg:width="0.317cm" svg:height="0.324cm" svg:x="22.15cm" svg:y="6.942cm" svg:viewBox="0 0 318 325" svg:d="M206 262c2 29 21 58 55 58 14 0 57-10 57-67v-39h-17v39c0 41-18 46-26 46-22 0-25-32-25-35v-142c0-29 0-56-26-84-27-27-62-38-96-38-59 0-107 34-107 80 0 21 14 34 32 34 21 0 32-15 32-34 0-8-3-32-35-32 19-24 52-32 76-32 34 0 74 27 74 90v27c-35 1-85 3-130 24-52 24-70 61-70 93 0 57 69 75 114 75 46 0 78-29 92-63zM200 147v71c0 67-50 91-82 91-35 0-64-26-64-61 0-38 31-98 146-101z">
            <text:p/>
          </draw:path>
          <draw:path draw:style-name="gr3" draw:text-style-name="P7" draw:layer="layout" svg:width="0.354cm" svg:height="0.311cm" svg:x="22.495cm" svg:y="6.94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164cm" svg:height="0.703cm" svg:x="22.932cm" svg:y="6.72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22cm" svg:height="0.319cm" svg:x="23.164cm" svg:y="6.945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23.529cm" svg:y="6.945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24.105cm" svg:y="6.84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6cm" svg:x="24.803cm" svg:y="6.769cm" svg:viewBox="0 0 261 497" svg:d="M136 8c0-2 0-8-10-8-16 0-67 6-86 6-5 2-13 2-13 15 0 9 7 9 16 9 35 0 37 5 37 12 0 4-6 28-11 43l-58 230c-8 35-11 47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3" draw:text-style-name="P7" draw:layer="layout" svg:width="0.164cm" svg:height="0.703cm" svg:x="25.11cm" svg:y="6.729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olygon draw:style-name="gr3" draw:text-style-name="P7" draw:layer="layout" svg:width="0.097cm" svg:height="0.703cm" svg:x="25.36cm" svg:y="6.729cm" svg:viewBox="0 0 98 704" draw:points="98,0 0,0 0,29 69,29 69,677 0,677 0,704 98,704">
            <text:p/>
          </draw:polygon>
          <draw:polygon draw:style-name="gr3" draw:text-style-name="P7" draw:layer="layout" svg:width="9.038cm" svg:height="0.029cm" svg:x="16.501cm" svg:y="7.542cm" svg:viewBox="0 0 9039 30" draw:points="4519,30 0,30 0,0 9039,0 9039,30">
            <text:p/>
          </draw:polygon>
          <draw:path draw:style-name="gr3" draw:text-style-name="P7" draw:layer="layout" svg:width="0.322cm" svg:height="0.319cm" svg:x="20.863cm" svg:y="7.903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468cm" svg:height="0.469cm" svg:x="25.819cm" svg:y="7.32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6.512cm" svg:y="7.42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00" draw:id="id100">
          <svg:title>TexMaths</svg:title>
          <svg:desc>20§display§\smallint \text {cosec }(ax+b) \ dx§svg§600§FALSE§</svg:desc>
          <draw:polygon draw:style-name="gr2" draw:text-style-name="P6" draw:layer="layout" svg:width="5.67cm" svg:height="0.633cm" svg:x="16.111cm" svg:y="8.665cm" svg:viewBox="0 0 5671 634" draw:points="2836,634 0,634 0,0 5671,0 5671,634">
            <text:p/>
          </draw:polygon>
          <draw:path draw:style-name="gr3" draw:text-style-name="P7" draw:layer="layout" svg:width="0.293cm" svg:height="0.655cm" svg:x="16.114cm" svg:y="8.654cm" svg:viewBox="0 0 294 656" svg:d="M267 29c-24 1-30 19-30 29 0 17 14 28 29 28 14 0 28-9 28-30 0-27-22-56-56-56-59 0-72 77-83 131-19 106-33 195-45 319-3 36-8 76-12 110-7 53-18 82-44 82-11 0-22-8-27-15 24 0 31-17 31-29 0-16-15-27-29-27-15 0-29 8-29 29 0 27 22 56 56 56 59 0 72-75 83-133 19-101 34-190 45-315 3-38 8-78 13-112 6-53 17-80 43-80 13 0 22 6 27 13z">
            <text:p/>
          </draw:path>
          <draw:path draw:style-name="gr3" draw:text-style-name="P7" draw:layer="layout" svg:width="0.268cm" svg:height="0.324cm" svg:x="16.588cm" svg:y="8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313cm" svg:height="0.324cm" svg:x="16.897cm" svg:y="8.843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231cm" svg:height="0.324cm" svg:x="17.252cm" svg:y="8.843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273cm" svg:height="0.324cm" svg:x="17.526cm" svg:y="8.843cm" svg:viewBox="0 0 274 325" svg:d="M59 139c5-105 64-123 88-123 72 0 80 94 80 123zM59 154h197c16 0 18 0 18-15 0-70-39-139-127-139-81 0-147 72-147 162 0 94 74 163 155 163 87 0 119-79 119-93 0-6-5-8-10-8-6 0-8 5-8 10-26 73-90 73-96 73-35 0-64-22-80-48-21-33-21-80-21-105z">
            <text:p/>
          </draw:path>
          <draw:path draw:style-name="gr3" draw:text-style-name="P7" draw:layer="layout" svg:width="0.268cm" svg:height="0.324cm" svg:x="17.841cm" svg:y="8.843cm" svg:viewBox="0 0 269 325" svg:d="M59 163c0-115 58-145 95-145 6 0 51 0 76 25-28 3-33 24-33 34 0 17 13 32 32 32s33-13 33-34c0-48-54-75-108-75-88 0-154 77-154 163 0 91 70 162 152 162 94 0 117-85 117-93 0-6-7-6-8-6-7 0-8 3-10 6-21 66-67 75-93 75-36 0-99-30-99-144z">
            <text:p/>
          </draw:path>
          <draw:path draw:style-name="gr3" draw:text-style-name="P7" draw:layer="layout" svg:width="0.164cm" svg:height="0.703cm" svg:x="18.435cm" svg:y="8.63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322cm" svg:height="0.319cm" svg:x="18.667cm" svg:y="8.846cm" svg:viewBox="0 0 323 320" svg:d="M235 45c-13-26-33-45-65-45-82 0-170 104-170 206 0 68 38 114 94 114 15 0 50-3 92-53 6 29 30 53 64 53 25 0 41-16 52-38 12-26 21-69 21-71 0-6-6-6-8-6-6 0-8 1-9 13-13 44-26 86-55 86-19 0-21-18-21-32 0-16 2-21 10-53 8-29 8-37 14-62l26-99c5-21 5-21 5-24 0-13-8-20-19-20-18 0-29 16-31 31zM189 229c-3 13-3 13-13 25-32 39-61 50-80 50-35 0-46-38-46-66 0-35 22-123 40-155 20-41 52-67 81-67 47 0 56 58 56 62s-1 8-3 12z">
            <text:p/>
          </draw:path>
          <draw:path draw:style-name="gr3" draw:text-style-name="P7" draw:layer="layout" svg:width="0.351cm" svg:height="0.319cm" svg:x="19.03cm" svg:y="8.8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9.607cm" svg:y="8.7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6cm" svg:height="0.497cm" svg:x="20.304cm" svg:y="8.67cm" svg:viewBox="0 0 261 498" svg:d="M136 8c0-2 0-8-10-8-16 0-67 6-86 6-5 2-13 2-13 15 0 9 7 9 16 9 35 0 37 5 37 12 0 4-6 28-11 43l-58 230c-8 35-11 47-11 72 0 66 37 111 90 111 83 0 171-106 171-207 0-65-39-113-95-113-32 0-62 20-83 43zM69 274c5-15 5-16 11-24 35-47 67-56 85-56 25 0 45 20 45 65 0 42-24 123-37 151-23 46-56 72-83 72-24 0-47-20-47-71 0-14 0-27 11-72z">
            <text:p/>
          </draw:path>
          <draw:path draw:style-name="gr3" draw:text-style-name="P7" draw:layer="layout" svg:width="0.164cm" svg:height="0.703cm" svg:x="20.612cm" svg:y="8.63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335cm" svg:height="0.497cm" svg:x="21.109cm" svg:y="8.67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7 0-46-39-46-66 0-35 22-123 40-155 20-42 52-67 81-67 45 0 56 57 56 62 0 3-1 8-3 11z">
            <text:p/>
          </draw:path>
          <draw:path draw:style-name="gr3" draw:text-style-name="P7" draw:layer="layout" svg:width="0.351cm" svg:height="0.319cm" svg:x="21.467cm" svg:y="8.8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</draw:g>
        <draw:g xml:id="id101" draw:id="id101">
          <svg:title>TexMaths</svg:title>
          <svg:desc>18§display§= \frac{ \log [ \text {cosec }(ax+b) - \cot (ax+b) ]}{a} + c§svg§600§FALSE§</svg:desc>
          <draw:polygon draw:style-name="gr2" draw:text-style-name="P6" draw:layer="layout" svg:width="10.672cm" svg:height="1.281cm" svg:x="16.011cm" svg:y="9.661cm" svg:viewBox="0 0 10673 1282" draw:points="5336,1282 0,1282 0,0 10673,0 10673,1282">
            <text:p/>
          </draw:polygon>
          <draw:path draw:style-name="gr3" draw:text-style-name="P7" draw:layer="layout" svg:width="0.421cm" svg:height="0.149cm" svg:x="16.015cm" svg:y="10.299cm" svg:viewBox="0 0 422 150" svg:d="M400 26c10 0 22 0 22-13s-12-13-20-13h-380c-10 0-22 0-22 13s12 13 22 13zM402 150c8 0 20 0 20-13s-12-13-22-13h-378c-10 0-22 0-22 13s12 13 22 13z">
            <text:p/>
          </draw:path>
          <draw:path draw:style-name="gr3" draw:text-style-name="P7" draw:layer="layout" svg:width="0.142cm" svg:height="0.44cm" svg:x="16.744cm" svg:y="9.665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16.917cm" svg:y="9.821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17.232cm" svg:y="9.816cm" svg:viewBox="0 0 291 419" svg:d="M124 179c-56 0-56-64-56-78 0-17 1-38 10-53 6-9 20-26 46-26 55 0 55 63 55 77 0 18 0 38-11 54-5 8-20 26-44 26zM49 203c0-3 0-17 11-30 25 19 51 20 64 20 59 0 102-43 102-92 0-25-10-48-26-62 23-22 46-25 58-25 1 0 4 0 6 0-8 3-11 10-11 18 0 11 9 18 19 18 6 0 19-4 19-18 0-12-9-32-33-32-13 0-41 4-68 30-26-21-53-23-66-23-59 0-104 43-104 92 0 29 15 52 30 67-8 8-20 30-20 51s9 45 29 57c-39 11-59 38-59 64 0 45 63 81 141 81 75 0 141-33 141-82 0-23-10-55-42-73-34-18-70-18-109-18-16 0-43 0-47 0-21-3-35-23-35-43zM141 403c-65 0-108-31-108-65 0-30 25-53 52-54h37c55 0 127 0 127 54 0 34-46 65-108 65z">
            <text:p/>
          </draw:path>
          <draw:polygon draw:style-name="gr3" draw:text-style-name="P7" draw:layer="layout" svg:width="0.087cm" svg:height="0.633cm" svg:x="17.615cm" svg:y="9.629cm" svg:viewBox="0 0 88 634" draw:points="88,634 88,609 26,609 26,26 88,26 88,0 0,0 0,634">
            <text:p/>
          </draw:polygon>
          <draw:path draw:style-name="gr3" draw:text-style-name="P7" draw:layer="layout" svg:width="0.241cm" svg:height="0.291cm" svg:x="17.737cm" svg:y="9.82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18.015cm" svg:y="9.821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08cm" svg:height="0.291cm" svg:x="18.334cm" svg:y="9.821cm" svg:viewBox="0 0 209 292" svg:d="M111 161c14 3 66 13 66 59 0 32-21 58-72 58-53 0-76-36-88-91-1-7-3-10-8-10-9 0-9 4-9 16v83c0 12 0 16 7 16 3 0 5-1 16-13 1-1 1-3 13-14 27 26 56 27 69 27 74 0 104-43 104-89 0-33-20-52-28-60-21-21-46-25-72-31-36-7-79-14-79-52 0-23 18-48 72-48 69 0 74 57 75 77 0 6 6 6 7 6 9 0 9-3 9-16v-63c0-12 0-16-7-16-3 0-5 0-13 7-2 3-9 9-12 10-23-17-50-17-59-17-78 0-102 43-102 78 0 23 10 40 27 54 21 16 39 21 84 29z">
            <text:p/>
          </draw:path>
          <draw:path draw:style-name="gr3" draw:text-style-name="P7" draw:layer="layout" svg:width="0.245cm" svg:height="0.291cm" svg:x="18.58cm" svg:y="9.821cm" svg:viewBox="0 0 246 292" svg:d="M53 125c5-95 58-111 79-111 65 0 72 85 72 111zM53 138h177c15 0 16 0 16-13 0-63-34-125-114-125-73 0-132 65-132 145 0 85 66 147 140 147 77 0 106-70 106-83 0-6-6-7-8-7-6 0-8 4-8 8-23 66-80 66-86 66-32 0-58-20-72-43-19-30-19-72-19-95z">
            <text:p/>
          </draw:path>
          <draw:path draw:style-name="gr3" draw:text-style-name="P7" draw:layer="layout" svg:width="0.241cm" svg:height="0.291cm" svg:x="18.865cm" svg:y="9.82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147cm" svg:height="0.633cm" svg:x="19.399cm" svg:y="9.629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19.608cm" svg:y="9.823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19.935cm" svg:y="9.823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0.453cm" svg:y="9.73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1.081cm" svg:y="9.665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1.359cm" svg:y="9.629cm" svg:viewBox="0 0 148 634" svg:d="M148 317c0-49-7-125-41-197-39-78-94-120-101-120-3 0-6 3-6 6s0 4 12 16c63 62 99 162 99 295 0 108-23 220-102 299-9 9-9 10-9 12 0 4 3 6 6 6 7 0 65-44 102-124 33-69 40-140 40-193z">
            <text:p/>
          </draw:path>
          <draw:path draw:style-name="gr3" draw:text-style-name="P7" draw:layer="layout" svg:width="0.386cm" svg:height="0.026cm" svg:x="21.762cm" svg:y="9.933cm" svg:viewBox="0 0 387 27" svg:d="M366 27c10 0 21 0 21-14 0-13-11-13-21-13h-344c-10 0-22 0-22 13 0 14 12 14 22 14z">
            <text:p/>
          </draw:path>
          <draw:path draw:style-name="gr3" draw:text-style-name="P7" draw:layer="layout" svg:width="0.241cm" svg:height="0.291cm" svg:x="22.363cm" svg:y="9.821cm" svg:viewBox="0 0 242 292" svg:d="M53 147c0-104 52-131 85-131 6 0 46 0 69 23-26 3-30 21-30 30 0 16 12 29 29 29s30-12 30-30c0-44-49-68-98-68-79 0-138 69-138 147 0 82 63 145 137 145 85 0 105-76 105-83 0-6-6-6-7-6-6 0-7 3-9 6-19 59-60 67-83 67-34 0-90-27-90-129z">
            <text:p/>
          </draw:path>
          <draw:path draw:style-name="gr3" draw:text-style-name="P7" draw:layer="layout" svg:width="0.281cm" svg:height="0.291cm" svg:x="22.641cm" svg:y="9.821cm" svg:viewBox="0 0 282 292" svg:d="M282 148c0-80-65-148-141-148-79 0-141 69-141 148 0 82 66 144 141 144 76 0 141-63 141-144zM141 276c-27 0-55-14-72-43-16-27-16-66-16-89 0-24 0-59 15-88 17-29 47-42 73-42 27 0 55 13 72 41 16 27 16 65 16 89 0 23 0 58-14 85-13 29-42 47-74 47z">
            <text:p/>
          </draw:path>
          <draw:path draw:style-name="gr3" draw:text-style-name="P7" draw:layer="layout" svg:width="0.198cm" svg:height="0.396cm" svg:x="22.952cm" svg:y="9.714cm" svg:viewBox="0 0 199 397" svg:d="M98 137h91v-20h-91v-117h-16c0 52-20 120-82 122v15h55v174c0 79 59 86 82 86 44 0 62-44 62-86v-36h-16v36c0 46-19 71-42 71-43 0-43-58-43-70z">
            <text:p/>
          </draw:path>
          <draw:path draw:style-name="gr3" draw:text-style-name="P7" draw:layer="layout" svg:width="0.147cm" svg:height="0.633cm" svg:x="23.248cm" svg:y="9.629cm" svg:viewBox="0 0 148 634" svg:d="M148 628c0-2 0-3-11-15-79-79-100-198-100-296 0-110 25-221 103-300 8-7 8-8 8-11 0-5-3-6-7-6-6 0-63 43-101 124-33 69-40 140-40 193 0 50 7 127 42 199 39 77 93 118 99 118 4 0 7-2 7-6z">
            <text:p/>
          </draw:path>
          <draw:path draw:style-name="gr3" draw:text-style-name="P7" draw:layer="layout" svg:width="0.29cm" svg:height="0.287cm" svg:x="23.457cm" svg:y="9.823cm" svg:viewBox="0 0 291 288" svg:d="M212 40c-12-23-31-40-59-40-74 0-153 94-153 186 0 60 35 102 85 102 13 0 45-3 82-48 6 26 27 48 58 48 23 0 37-14 47-35 10-23 19-61 19-63 0-6-6-6-7-6-6 0-8 2-9 12-11 40-23 78-49 78-17 0-19-16-19-29 0-15 2-19 9-48 7-26 7-33 13-56l23-89c4-19 4-19 4-22 0-11-7-17-17-17-16 0-26 14-27 27zM170 206c-3 11-3 11-12 23-28 35-54 45-72 45-31 0-41-35-41-59 0-32 20-111 36-140 18-38 47-61 73-61 42 0 50 52 50 57 0 2-1 7-2 10z">
            <text:p/>
          </draw:path>
          <draw:path draw:style-name="gr3" draw:text-style-name="P7" draw:layer="layout" svg:width="0.316cm" svg:height="0.287cm" svg:x="23.784cm" svg:y="9.823cm" svg:viewBox="0 0 317 288" svg:d="M194 89c3-17 18-75 62-75 3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59 42 43 0 65-45 68-49 7 25 30 49 67 49 67 0 103-82 103-98 0-6-6-6-8-6-5 0-7 2-8 6-22 69-65 84-85 84-25 0-35-21-35-42 0-15 5-28 12-56z">
            <text:p/>
          </draw:path>
          <draw:path draw:style-name="gr3" draw:text-style-name="P7" draw:layer="layout" svg:width="0.421cm" svg:height="0.422cm" svg:x="24.304cm" svg:y="9.73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34cm" svg:height="0.447cm" svg:x="24.93cm" svg:y="9.665cm" svg:viewBox="0 0 235 448" svg:d="M122 7c0-1 0-7-8-7-15 0-61 6-78 6-4 1-12 1-12 13 0 8 6 8 15 8 32 0 33 5 33 10s-6 26-10 39l-52 208c-7 31-10 41-10 64 0 60 33 100 81 100 75 0 154-95 154-186 0-59-35-102-85-102-29 0-56 19-75 39zM62 246c4-13 4-14 10-21 32-42 60-51 76-51 23 0 41 19 41 59 0 38-22 111-33 136-21 41-51 64-75 64-22 0-42-17-42-63 0-13 0-24 10-65z">
            <text:p/>
          </draw:path>
          <draw:path draw:style-name="gr3" draw:text-style-name="P7" draw:layer="layout" svg:width="0.147cm" svg:height="0.633cm" svg:x="25.208cm" svg:y="9.629cm" svg:viewBox="0 0 148 634" svg:d="M148 317c0-49-7-125-41-197-39-78-94-120-101-120-3 0-6 3-6 6s0 4 12 16c63 62 99 162 99 295 0 108-23 220-102 299-9 9-9 10-9 12 0 4 3 6 6 6 7 0 65-44 102-124 33-69 40-140 40-193z">
            <text:p/>
          </draw:path>
          <draw:polygon draw:style-name="gr3" draw:text-style-name="P7" draw:layer="layout" svg:width="0.087cm" svg:height="0.633cm" svg:x="25.431cm" svg:y="9.629cm" svg:viewBox="0 0 88 634" draw:points="88,0 0,0 0,26 62,26 62,609 0,609 0,634 88,634">
            <text:p/>
          </draw:polygon>
          <draw:polygon draw:style-name="gr3" draw:text-style-name="P7" draw:layer="layout" svg:width="8.871cm" svg:height="0.026cm" svg:x="16.722cm" svg:y="10.361cm" svg:viewBox="0 0 8872 27" draw:points="4436,27 0,27 0,0 8872,0 8872,27">
            <text:p/>
          </draw:polygon>
          <draw:path draw:style-name="gr3" draw:text-style-name="P7" draw:layer="layout" svg:width="0.29cm" svg:height="0.287cm" svg:x="21.016cm" svg:y="10.686cm" svg:viewBox="0 0 291 288" svg:d="M212 40c-12-23-31-40-59-40-74 0-153 94-153 186 0 60 35 102 85 102 13 0 45-3 82-48 6 26 27 48 58 48 23 0 37-14 47-35 10-23 19-61 19-63 0-6-6-6-7-6-8 0-8 2-9 12-11 40-23 78-49 78-17 0-19-16-19-29 0-15 2-19 9-48 7-26 7-33 13-56l23-89c4-19 4-19 4-22 0-11-7-17-17-17-16 0-26 14-27 27zM170 206c-3 11-3 11-13 23-27 35-53 45-71 45-33 0-41-35-41-59 0-32 20-111 36-140 18-38 47-61 73-61 42 0 50 52 50 57 0 2-1 7-2 10z">
            <text:p/>
          </draw:path>
          <draw:path draw:style-name="gr3" draw:text-style-name="P7" draw:layer="layout" svg:width="0.421cm" svg:height="0.422cm" svg:x="25.846cm" svg:y="10.163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469cm" svg:y="10.253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draw:g xml:id="id103" draw:id="id103">
          <svg:title>TexMaths</svg:title>
          <svg:desc>18§display§\int \frac{1}{x^2 + a^2 } \ dx §svg§600§FALSE§</svg:desc>
          <draw:polygon draw:style-name="gr2" draw:text-style-name="P6" draw:layer="layout" svg:width="3.736cm" svg:height="1.344cm" svg:x="16.205cm" svg:y="11.465cm" svg:viewBox="0 0 3737 1345" draw:points="1869,1345 0,1345 0,0 3737,0 3737,1345">
            <text:p/>
          </draw:polygon>
          <draw:path draw:style-name="gr3" draw:text-style-name="P7" draw:layer="layout" svg:width="0.562cm" svg:height="1.407cm" svg:x="16.209cm" svg:y="11.433cm" svg:viewBox="0 0 563 1408" svg:d="M30 1379c20 0 32-14 32-30 0-22-16-32-30-32-16 0-32 10-32 32 0 33 32 59 71 59 96 0 132-148 177-331 49-201 90-404 125-607 23-134 46-261 68-343 7-32 28-113 54-113 19 0 35 12 38 15-22 1-32 14-32 30 0 22 16 32 30 32 16 0 32-10 32-32 0-35-35-59-69-59-49 0-84 69-120 199-1 6-88 324-157 739-17 97-36 203-56 291-11 46-40 166-92 166-23 0-37-16-39-16z">
            <text:p/>
          </draw:path>
          <draw:path draw:style-name="gr3" draw:text-style-name="P7" draw:layer="layout" svg:width="0.209cm" svg:height="0.423cm" svg:x="17.904cm" svg:y="11.445cm" svg:viewBox="0 0 210 424" svg:d="M131 16c0-15 0-16-16-16-39 40-95 40-115 40v21c13 0 50 0 83-18v330c0 23-1 31-59 31h-20v20c22-3 78-3 103-3s80 0 103 3v-20h-20c-58 0-59-8-59-31z">
            <text:p/>
          </draw:path>
          <draw:polygon draw:style-name="gr3" draw:text-style-name="P7" draw:layer="layout" svg:width="2.036cm" svg:height="0.026cm" svg:x="16.987cm" svg:y="12.123cm" svg:viewBox="0 0 2037 27" draw:points="1019,27 0,27 0,0 2037,0 2037,27">
            <text:p/>
          </draw:polygon>
          <draw:path draw:style-name="gr3" draw:text-style-name="P7" draw:layer="layout" svg:width="0.316cm" svg:height="0.287cm" svg:x="17.005cm" svg:y="12.449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96cm" svg:height="0.294cm" svg:x="17.377cm" svg:y="12.2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421cm" svg:height="0.423cm" svg:x="17.809cm" svg:y="12.36cm" svg:viewBox="0 0 422 424" svg:d="M225 225h177c8 0 20 0 20-13s-12-13-20-13h-177v-177c0-10 0-22-13-22s-13 12-13 22v177h-177c-10 0-22 0-22 13s12 13 22 13h177v177c0 9 0 22 13 22s13-13 13-22z">
            <text:p/>
          </draw:path>
          <draw:path draw:style-name="gr3" draw:text-style-name="P7" draw:layer="layout" svg:width="0.29cm" svg:height="0.287cm" svg:x="18.431cm" svg:y="12.449cm" svg:viewBox="0 0 291 288" svg:d="M212 40c-12-23-31-40-59-40-74 0-153 94-153 186 0 60 35 102 85 102 13 0 45-3 82-47 6 26 27 47 58 47 23 0 37-14 47-34 10-23 19-62 19-64 0-6-6-6-7-6-6 0-8 2-9 12-12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18.768cm" svg:y="12.2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01cm" svg:height="0.447cm" svg:x="19.335cm" svg:y="11.855cm" svg:viewBox="0 0 302 448" svg:d="M302 7c0-1 0-7-8-7-9 0-69 6-81 7-4 0-9 3-9 12 0 8 6 8 16 8 30 0 32 5 32 10l-3 13-37 150c-12-23-31-40-59-40-74 0-153 94-153 186 0 60 35 102 85 102 13 0 45-3 82-47 6 26 27 47 58 47 23 0 37-14 47-36 10-21 19-60 19-62 0-7-6-7-7-7-8 0-8 3-9 12-12 41-23 79-49 79-17 0-19-16-19-29 0-16 2-20 5-30zM170 365c-3 11-3 13-13 24-27 35-53 45-71 45-31 0-41-35-41-59 0-32 20-111 36-140 18-38 47-61 73-61 42 0 50 52 50 57 0 2-1 7-2 10z">
            <text:p/>
          </draw:path>
          <draw:path draw:style-name="gr3" draw:text-style-name="P7" draw:layer="layout" svg:width="0.316cm" svg:height="0.287cm" svg:x="19.657cm" svg:y="12.015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</draw:g>
        <draw:g xml:id="id104" draw:id="id104">
          <svg:title>TexMaths</svg:title>
          <svg:desc>18§display§\frac{1}{a}\tan^{-1}\left( \frac{x}{a} \right) \ + \ c §svg§600§FALSE§</svg:desc>
          <draw:polygon draw:style-name="gr2" draw:text-style-name="P6" draw:layer="layout" svg:width="4.888cm" svg:height="1.228cm" svg:x="21.239cm" svg:y="11.465cm" svg:viewBox="0 0 4889 1229" draw:points="2444,1229 0,1229 0,0 4889,0 4889,1229">
            <text:p/>
          </draw:polygon>
          <draw:path draw:style-name="gr3" draw:text-style-name="P7" draw:layer="layout" svg:width="0.209cm" svg:height="0.422cm" svg:x="21.272cm" svg:y="11.433cm" svg:viewBox="0 0 210 423" svg:d="M131 16c0-15 0-16-14-16-41 40-97 40-117 40v20c13 0 50 0 84-17v330c0 23-2 30-60 30h-20v20c22-2 78-2 103-2s80 0 103 2v-20h-20c-58 0-59-7-59-30z">
            <text:p/>
          </draw:path>
          <draw:polygon draw:style-name="gr3" draw:text-style-name="P7" draw:layer="layout" svg:width="0.335cm" svg:height="0.026cm" svg:x="21.207cm" svg:y="12.111cm" svg:viewBox="0 0 336 27" draw:points="168,27 0,27 0,0 336,0 336,27">
            <text:p/>
          </draw:polygon>
          <draw:path draw:style-name="gr3" draw:text-style-name="P7" draw:layer="layout" svg:width="0.29cm" svg:height="0.287cm" svg:x="21.233cm" svg:y="12.437cm" svg:viewBox="0 0 291 288" svg:d="M212 40c-12-23-31-40-59-40-74 0-153 94-153 186 0 60 35 102 85 102 13 0 45-3 82-47 6 25 27 47 58 47 23 0 37-14 47-34 10-24 19-62 19-64 0-6-6-6-7-6-6 0-8 2-9 12-11 40-23 78-49 78-17 0-19-16-19-29 0-15 2-19 9-48 7-26 7-33 13-56l23-89c4-19 4-19 4-22 0-11-7-17-17-17-16 0-26 14-27 27zM170 206c-3 11-3 11-13 23-27 35-53 45-71 45-31 0-41-35-41-59 0-32 20-111 36-140 18-38 47-61 73-61 42 0 50 52 50 57 0 2-1 7-2 10z">
            <text:p/>
          </draw:path>
          <draw:path draw:style-name="gr3" draw:text-style-name="P7" draw:layer="layout" svg:width="0.199cm" svg:height="0.397cm" svg:x="21.735cm" svg:y="11.894cm" svg:viewBox="0 0 200 398" svg:d="M98 137h91v-20h-91v-117h-16c0 52-20 120-82 122v15h55v174c0 79 59 87 82 87 44 0 63-45 63-87v-36h-17v36c0 46-19 71-42 71-43 0-43-58-43-69z">
            <text:p/>
          </draw:path>
          <draw:path draw:style-name="gr3" draw:text-style-name="P7" draw:layer="layout" svg:width="0.286cm" svg:height="0.291cm" svg:x="21.995cm" svg:y="11.999cm" svg:viewBox="0 0 287 292" svg:d="M184 236c3 26 20 52 51 52 13 0 52-9 52-60v-35h-16v35c0 37-16 41-23 41-20 0-23-28-23-31v-129c0-25 0-50-23-74-25-25-57-35-88-35-52 0-95 30-95 72 0 19 13 30 29 30 17 0 28-13 28-30 0-7-3-29-31-29 17-21 47-29 69-29 30 0 66 25 66 81v25c-32 1-76 2-117 21-47 22-63 55-63 84 0 52 62 67 102 67 42 0 71-26 82-56zM180 133v63c0 60-45 82-73 82-32 0-58-23-58-55 0-34 27-88 131-90z">
            <text:p/>
          </draw:path>
          <draw:path draw:style-name="gr3" draw:text-style-name="P7" draw:layer="layout" svg:width="0.319cm" svg:height="0.28cm" svg:x="22.306cm" svg:y="12.003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3" draw:text-style-name="P7" draw:layer="layout" svg:width="0.3cm" svg:height="0.022cm" svg:x="22.684cm" svg:y="11.9cm" svg:viewBox="0 0 301 23" svg:d="M284 23c5 0 17 0 17-11 0-12-10-12-17-12h-267c-7 0-17 0-17 12 0 11 10 11 17 11z">
            <text:p/>
          </draw:path>
          <draw:path draw:style-name="gr3" draw:text-style-name="P7" draw:layer="layout" svg:width="0.162cm" svg:height="0.294cm" svg:x="23.08cm" svg:y="11.727cm" svg:viewBox="0 0 163 295" svg:d="M101 13c0-13-2-13-13-13-29 27-69 29-88 29v16c10 0 40 0 65-13v227c0 15 0 20-45 20h-17v16c9 0 63-1 79-1 14 0 71 1 81 1v-16h-18c-44 0-44-5-44-20z">
            <text:p/>
          </draw:path>
          <draw:path draw:style-name="gr3" draw:text-style-name="P7" draw:layer="layout" svg:width="0.241cm" svg:height="1.138cm" svg:x="23.535cm" svg:y="11.555cm" svg:viewBox="0 0 242 1139" svg:d="M213 1134c2 0 7 5 7 5h15c1 0 7 0 7-5 0-3-2-5-3-6-23-23-58-58-96-127-70-122-94-279-94-431 0-280 79-446 191-558 2-2 2-5 2-6 0-6-4-6-12-6s-10 0-15 6c-61 52-129 139-173 273-28 84-42 185-42 290 0 151 27 321 127 468 17 25 41 50 41 50 6 9 15 19 21 24z">
            <text:p/>
          </draw:path>
          <draw:path draw:style-name="gr3" draw:text-style-name="P7" draw:layer="layout" svg:width="0.316cm" svg:height="0.287cm" svg:x="23.893cm" svg:y="11.574cm" svg:viewBox="0 0 317 288" svg:d="M194 89c3-17 18-75 62-75 5 0 19 0 32 8-17 4-30 20-30 34 0 10 7 23 24 23 15 0 35-11 35-37 0-33-38-42-59-42-38 0-59 33-68 49-16-43-49-49-68-49-66 0-102 82-102 98 0 6 6 6 7 6 6 0 8 0 9-6 22-68 63-84 85-84 11 0 35 6 35 42 0 20-12 64-35 151-10 41-33 67-61 67-4 0-18 0-31-8 16-4 30-17 30-34s-14-23-24-23c-19 0-35 17-35 37 0 29 32 42 60 42 42 0 65-45 67-49 7 25 30 49 69 49 65 0 101-82 101-98 0-6-6-6-8-6-5 0-7 2-8 6-20 69-65 84-85 84-25 0-35-20-35-42 0-15 5-27 12-56z">
            <text:p/>
          </draw:path>
          <draw:polygon draw:style-name="gr3" draw:text-style-name="P7" draw:layer="layout" svg:width="0.362cm" svg:height="0.026cm" svg:x="23.875cm" svg:y="12.111cm" svg:viewBox="0 0 363 27" draw:points="181,27 0,27 0,0 363,0 363,27">
            <text:p/>
          </draw:polygon>
          <draw:path draw:style-name="gr3" draw:text-style-name="P7" draw:layer="layout" svg:width="0.29cm" svg:height="0.287cm" svg:x="23.914cm" svg:y="12.437cm" svg:viewBox="0 0 291 288" svg:d="M212 40c-12-23-31-40-59-40-74 0-153 94-153 186 0 60 35 102 85 102 13 0 45-3 82-47 6 25 27 47 58 47 23 0 37-14 47-34 10-24 19-62 19-64 0-6-6-6-7-6-8 0-8 2-9 12-11 40-23 78-49 78-17 0-19-16-19-29 0-15 2-19 9-48 7-26 7-33 13-56l23-89c4-19 4-19 4-22 0-11-7-17-17-17-16 0-26 14-27 27zM170 206c-3 11-3 11-13 23-27 35-53 45-71 45-31 0-41-35-41-59 0-32 20-111 36-140 18-38 47-61 73-61 42 0 50 52 50 57 0 2-1 7-2 10z">
            <text:p/>
          </draw:path>
          <draw:path draw:style-name="gr3" draw:text-style-name="P7" draw:layer="layout" svg:width="0.241cm" svg:height="1.138cm" svg:x="24.335cm" svg:y="11.555cm" svg:viewBox="0 0 242 1139" svg:d="M242 569c0-182-43-375-169-517-8-10-31-35-47-48-4-4-6-4-14-4-6 0-12 0-12 6 0 3 3 6 4 7 22 22 56 56 95 127 69 121 94 278 94 429 0 275-76 444-190 559-2 1-3 4-3 6 0 5 6 5 12 5 8 0 10 0 15-4 61-52 129-140 173-274 28-86 42-190 42-292z">
            <text:p/>
          </draw:path>
          <draw:path draw:style-name="gr3" draw:text-style-name="P7" draw:layer="layout" svg:width="0.421cm" svg:height="0.422cm" svg:x="25.078cm" svg:y="11.914cm" svg:viewBox="0 0 422 423" svg:d="M225 225h177c8 0 20 0 20-13s-12-13-20-13h-177v-177c0-10 0-22-13-22s-13 12-13 22v177h-177c-10 0-22 0-22 13s12 13 22 13h177v177c0 9 0 21 13 21s13-12 13-21z">
            <text:p/>
          </draw:path>
          <draw:path draw:style-name="gr3" draw:text-style-name="P7" draw:layer="layout" svg:width="0.247cm" svg:height="0.287cm" svg:x="25.911cm" svg:y="12.003cm" svg:viewBox="0 0 248 288" svg:d="M226 39c-10 0-19 0-29 10-10 9-11 20-11 24 0 15 11 22 24 22 19 0 36-14 36-40 0-32-30-55-76-55-85 0-170 91-170 180 0 58 37 108 104 108 90 0 144-68 144-75 0-4-5-8-8-8-4 0-4 1-8 7-51 62-120 62-128 62-39 0-56-31-56-69 0-26 12-88 34-127 19-36 55-64 89-64 22 0 46 8 55 25z">
            <text:p/>
          </draw:path>
        </draw:g>
        <draw:g xml:id="id106" draw:id="id106">
          <svg:title>TexMaths</svg:title>
          <svg:desc>18§display§\int \frac{1}{x^2 - a^2 } \ dx §svg§600§FALSE§</svg:desc>
          <draw:polygon draw:style-name="gr2" draw:text-style-name="P6" draw:layer="layout" svg:width="3.736cm" svg:height="1.344cm" svg:x="16.206cm" svg:y="13.265cm" svg:viewBox="0 0 3737 1345" draw:points="1869,1345 0,1345 0,0 3737,0 3737,1345">
            <text:p/>
          </draw:polygon>
          <draw:path draw:style-name="gr3" draw:text-style-name="P7" draw:layer="layout" svg:width="0.562cm" svg:height="1.407cm" svg:x="16.21cm" svg:y="13.233cm" svg:viewBox="0 0 563 1408" svg:d="M30 1379c20 0 32-14 32-30 0-22-16-32-30-32-16 0-32 10-32 32 0 33 32 59 71 59 96 0 132-148 177-331 49-201 90-404 125-607 23-134 46-261 68-343 7-32 28-113 54-113 19 0 35 12 38 15-22 1-32 14-32 30 0 22 16 32 30 32 16 0 32-10 32-32 0-35-35-59-69-59-49 0-84 69-120 199-1 6-88 324-157 739-17 97-36 203-56 291-11 46-40 166-92 166-23 0-37-16-39-16z">
            <text:p/>
          </draw:path>
          <draw:path draw:style-name="gr3" draw:text-style-name="P7" draw:layer="layout" svg:width="0.209cm" svg:height="0.423cm" svg:x="17.905cm" svg:y="13.245cm" svg:viewBox="0 0 210 424" svg:d="M131 16c0-15 0-16-16-16-39 40-95 40-115 40v21c13 0 50 0 83-18v330c0 23-1 31-59 31h-20v20c22-3 78-3 103-3s80 0 103 3v-20h-20c-58 0-59-8-59-31z">
            <text:p/>
          </draw:path>
          <draw:polygon draw:style-name="gr3" draw:text-style-name="P7" draw:layer="layout" svg:width="2.036cm" svg:height="0.026cm" svg:x="16.988cm" svg:y="13.923cm" svg:viewBox="0 0 2037 27" draw:points="1019,27 0,27 0,0 2037,0 2037,27">
            <text:p/>
          </draw:polygon>
          <draw:path draw:style-name="gr3" draw:text-style-name="P7" draw:layer="layout" svg:width="0.316cm" svg:height="0.287cm" svg:x="17.006cm" svg:y="14.249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  <draw:path draw:style-name="gr3" draw:text-style-name="P7" draw:layer="layout" svg:width="0.196cm" svg:height="0.294cm" svg:x="17.378cm" svg:y="14.0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86cm" svg:height="0.026cm" svg:x="17.827cm" svg:y="14.359cm" svg:viewBox="0 0 387 27" svg:d="M366 27c10 0 21 0 21-14 0-13-11-13-21-13h-344c-10 0-22 0-22 13 0 14 12 14 22 14z">
            <text:p/>
          </draw:path>
          <draw:path draw:style-name="gr3" draw:text-style-name="P7" draw:layer="layout" svg:width="0.29cm" svg:height="0.287cm" svg:x="18.432cm" svg:y="14.249cm" svg:viewBox="0 0 291 288" svg:d="M212 40c-12-23-31-40-59-40-74 0-153 94-153 186 0 60 35 102 85 102 13 0 45-3 82-47 6 26 27 47 58 47 23 0 37-14 47-34 10-23 19-62 19-64 0-6-6-6-7-6-6 0-8 2-9 12-12 40-23 78-49 78-17 0-19-16-19-29 0-14 2-19 9-48 7-26 7-33 13-56l23-89c4-19 4-19 4-22 0-11-7-17-17-17-16 0-26 14-27 27zM170 206c-3 12-3 12-12 23-28 35-54 45-72 45-31 0-41-35-41-59 0-32 20-111 36-140 18-38 47-61 73-61 42 0 50 52 50 57 0 2-1 7-2 10z">
            <text:p/>
          </draw:path>
          <draw:path draw:style-name="gr3" draw:text-style-name="P7" draw:layer="layout" svg:width="0.196cm" svg:height="0.294cm" svg:x="18.769cm" svg:y="14.052cm" svg:viewBox="0 0 197 295" svg:d="M197 215h-16c-1 10-5 36-11 40-3 3-38 3-43 3h-82c46-42 62-53 89-75 33-26 63-53 63-97 0-53-47-86-105-86-55 0-92 39-92 79 0 23 19 26 23 26 12 0 25-8 25-24 0-8-3-23-26-23 13-32 43-42 64-42 45 0 68 34 68 70 0 39-27 70-42 87l-108 105c-4 4-4 6-4 17h184z">
            <text:p/>
          </draw:path>
          <draw:path draw:style-name="gr3" draw:text-style-name="P7" draw:layer="layout" svg:width="0.301cm" svg:height="0.447cm" svg:x="19.336cm" svg:y="13.655cm" svg:viewBox="0 0 302 448" svg:d="M302 7c0-1 0-7-8-7-9 0-69 6-81 7-4 0-9 3-9 12 0 8 6 8 16 8 30 0 32 5 32 10l-3 13-37 150c-12-23-31-40-59-40-74 0-153 94-153 186 0 60 35 102 85 102 13 0 45-3 82-47 6 26 27 47 58 47 23 0 37-14 47-36 10-21 19-60 19-62 0-7-6-7-7-7-8 0-8 3-9 12-12 41-23 79-49 79-17 0-19-16-19-29 0-16 2-20 5-30zM170 365c-3 11-3 13-13 24-27 35-53 45-71 45-31 0-41-35-41-59 0-32 20-111 36-140 18-38 47-61 73-61 42 0 50 52 50 57 0 2-1 7-2 10z">
            <text:p/>
          </draw:path>
          <draw:path draw:style-name="gr3" draw:text-style-name="P7" draw:layer="layout" svg:width="0.316cm" svg:height="0.287cm" svg:x="19.658cm" svg:y="13.815cm" svg:viewBox="0 0 317 288" svg:d="M194 89c3-17 18-75 62-75 5 0 19 0 32 8-17 4-30 20-30 34 0 10 7 23 24 23 15 0 35-11 35-37 0-33-38-42-59-42-38 0-59 33-68 49-16-43-49-49-68-49-66 0-102 82-102 98 0 6 6 6 7 6 6 0 8 0 9-6 22-68 63-84 85-84 11 0 34 6 34 42 0 20-11 64-34 152-10 40-33 66-61 66-4 0-18 0-31-7 16-5 30-18 30-35s-14-23-24-23c-19 0-35 17-35 37 0 29 32 42 59 42 43 0 66-44 68-49 7 25 30 49 67 49 67 0 103-82 103-98 0-6-6-6-8-6-5 0-7 2-8 6-20 69-65 84-85 84-25 0-35-20-35-42 0-14 5-27 12-56z">
            <text:p/>
          </draw:path>
        </draw:g>
        <draw:g xml:id="id107" draw:id="id107">
          <svg:title>TexMaths</svg:title>
          <svg:desc>18§display§\frac{1}{2a} \log \left( \frac{x - a}{x + a} \right) + c §svg§600§FALSE§</svg:desc>
          <draw:polygon draw:style-name="gr2" draw:text-style-name="P6" draw:layer="layout" svg:width="5.289cm" svg:height="1.455cm" svg:x="21.241cm" svg:y="13.267cm" svg:viewBox="0 0 5290 1456" draw:points="2645,1456 0,1456 0,0 5290,0 5290,1456">
            <text:p/>
          </draw:polygon>
          <draw:path draw:style-name="gr3" draw:text-style-name="P7" draw:layer="layout" svg:width="0.209cm" svg:height="0.422cm" svg:x="21.432cm" svg:y="13.303cm" svg:viewBox="0 0 210 423" svg:d="M131 16c0-15 0-16-14-16-41 40-97 40-117 40v20c13 0 50 0 84-17v330c0 23-2 30-60 30h-20v20c22-3 78-3 103-3s80 0 103 3v-20h-20c-58 0-59-7-59-30z">
            <text:p/>
          </draw:path>
          <draw:polygon draw:style-name="gr3" draw:text-style-name="P7" draw:layer="layout" svg:width="0.651cm" svg:height="0.026cm" svg:x="21.209cm" svg:y="13.981cm" svg:viewBox="0 0 652 27" draw:points="325,27 0,27 0,0 652,0 652,27">
            <text:p/>
          </draw:polygon>
          <draw:path draw:style-name="gr3" draw:text-style-name="P7" draw:layer="layout" svg:width="0.252cm" svg:height="0.422cm" svg:x="21.241cm" svg:y="14.165cm" svg:viewBox="0 0 253 423" svg:d="M49 374l68-66c99-88 136-121 136-184 0-74-56-124-134-124-71 0-119 59-119 115 0 35 32 35 33 35 12 0 33-7 33-33 0-16-11-33-33-33-6 0-6 0-9 1 15-42 49-65 87-65 57 0 85 51 85 104 0 50-32 101-66 139l-123 136c-7 7-7 8-7 24h236l17-111h-15c-3 19-8 48-13 57-6 5-48 5-61 5z">
            <text:p/>
          </draw:path>
          <draw:path draw:style-name="gr3" draw:text-style-name="P7" draw:layer="layout" svg:width="0.29cm" svg:height="0.287cm" svg:x="21.55cm" svg:y="14.306cm" svg:viewBox="0 0 291 288" svg:d="M212 40c-12-23-31-40-59-40-74 0-153 94-153 186 0 60 35 102 85 102 13 0 45-3 82-48 6 26 27 48 58 48 23 0 37-14 47-35 10-23 19-62 19-63 0-6-6-6-7-6-8 0-8 2-9 12-12 40-23 78-49 78-17 0-19-16-19-29 0-15 2-19 9-48 7-26 7-33 13-56l23-89c4-19 4-19 4-22 0-11-7-17-17-17-16 0-26 14-27 27zM170 206c-3 11-3 11-13 23-27 34-53 45-71 45-31 0-41-35-41-59 0-32 20-111 36-140 18-38 47-61 73-61 42 0 50 52 50 57 0 2-1 7-2 10z">
            <text:p/>
          </draw:path>
          <draw:path draw:style-name="gr3" draw:text-style-name="P7" draw:layer="layout" svg:width="0.142cm" svg:height="0.44cm" svg:x="22.061cm" svg:y="13.713cm" svg:viewBox="0 0 143 441" svg:d="M92 0l-92 7v20c45 0 50 5 50 35v330c0 28-7 28-50 28v21c22-2 55-2 71-2 15 0 47 0 72 2v-21c-44 0-51 0-51-28z">
            <text:p/>
          </draw:path>
          <draw:path draw:style-name="gr3" draw:text-style-name="P7" draw:layer="layout" svg:width="0.281cm" svg:height="0.291cm" svg:x="22.234cm" svg:y="13.869cm" svg:viewBox="0 0 282 292" svg:d="M282 148c0-80-65-148-141-148-79 0-141 69-141 148 0 82 66 144 141 144 76 0 141-63 141-144zM141 276c-27 0-55-14-72-43-16-27-16-66-16-89 0-24 0-59 15-88 17-29 47-42 73-42 27 0 55 13 71 41 17 27 17 65 17 89 0 23 0 58-14 85-13 29-42 47-74 47z">
            <text:p/>
          </draw:path>
          <draw:path draw:style-name="gr3" draw:text-style-name="P7" draw:layer="layout" svg:width="0.29cm" svg:height="0.418cm" svg:x="22.551cm" svg:y="13.866cm" svg:viewBox="0 0 291 419" svg:d="M124 179c-56 0-56-64-56-78 0-17 1-38 10-53 6-9 20-26 46-26 55 0 55 63 55 77 0 18 0 38-11 54-5 8-20 26-44 26zM49 203c0-3 0-17 11-30 25 18 51 20 64 20 59 0 102-43 102-92 0-25-10-48-26-62 23-22 46-25 58-25 1 0 4 0 5 0-7 3-10 10-10 18 0 11 9 18 19 18 6 0 19-4 19-18 0-12-9-32-33-32-13 0-41 4-68 30-26-21-53-23-66-23-59 0-104 43-104 92 0 29 15 52 30 67-8 8-20 30-20 51s9 45 29 57c-39 11-59 38-59 64 0 45 63 81 141 81 75 0 141-33 141-82 0-23-10-55-42-74-33-17-70-17-109-17-16 0-43 0-47 0-21-3-35-23-35-43zM141 403c-65 0-108-32-108-65 0-30 25-53 52-54h37c55 0 127 0 127 54 0 33-46 65-108 65z">
            <text:p/>
          </draw:path>
          <draw:path draw:style-name="gr3" draw:text-style-name="P7" draw:layer="layout" svg:width="0.311cm" svg:height="1.518cm" svg:x="23.095cm" svg:y="13.235cm" svg:viewBox="0 0 312 1519" svg:d="M312 1513c0-3-1-4-2-6-23-24-67-66-108-135-103-163-149-368-149-612 0-171 23-390 127-579 50-90 102-142 131-169 1-2 1-3 1-6 0-6-4-6-13-6-8 0-10 0-20 10-213 193-279 482-279 749 0 249 58 499 219 689 13 15 36 41 63 64 7 7 9 7 17 7 9 0 13 0 13-6z">
            <text:p/>
          </draw:path>
          <draw:path draw:style-name="gr3" draw:text-style-name="P7" draw:layer="layout" svg:width="0.316cm" svg:height="0.287cm" svg:x="23.523cm" svg:y="13.445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386cm" svg:height="0.026cm" svg:x="24.06cm" svg:y="13.553cm" svg:viewBox="0 0 387 27" svg:d="M366 27c10 0 21 0 21-14 0-13-11-13-21-13h-344c-10 0-22 0-22 13 0 14 12 14 22 14z">
            <text:p/>
          </draw:path>
          <draw:path draw:style-name="gr3" draw:text-style-name="P7" draw:layer="layout" svg:width="0.29cm" svg:height="0.287cm" svg:x="24.664cm" svg:y="13.445cm" svg:viewBox="0 0 291 288" svg:d="M212 40c-12-23-31-40-59-40-74 0-153 94-153 186 0 60 35 102 85 102 13 0 45-3 82-48 6 26 27 48 58 48 23 0 37-14 47-35 10-23 19-62 19-63 0-6-6-6-7-6-6 0-8 2-9 12-12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olygon draw:style-name="gr3" draw:text-style-name="P7" draw:layer="layout" svg:width="1.469cm" svg:height="0.026cm" svg:x="23.505cm" svg:y="13.981cm" svg:viewBox="0 0 1470 27" draw:points="736,27 0,27 0,0 1470,0 1470,27">
            <text:p/>
          </draw:polygon>
          <draw:path draw:style-name="gr3" draw:text-style-name="P7" draw:layer="layout" svg:width="0.316cm" svg:height="0.287cm" svg:x="23.523cm" svg:y="14.306cm" svg:viewBox="0 0 317 288" svg:d="M194 89c3-17 18-75 62-75 5 0 19 0 32 8-17 4-30 20-30 34 0 10 7 23 24 23 15 0 35-11 35-37 0-33-38-42-59-42-38 0-59 33-68 49-16-43-49-49-68-49-66 0-102 82-102 98 0 6 6 6 7 6 6 0 8 0 9-6 22-68 63-84 85-84 11 0 34 6 34 42 0 20-11 64-34 151-10 41-33 67-61 67-4 0-18 0-31-8 16-4 30-17 30-34s-14-23-24-23c-19 0-35 17-35 37 0 29 32 42 60 42 42 0 65-45 67-49 7 24 30 49 69 49 65 0 101-82 101-98 0-6-6-6-8-6-5 0-7 2-8 6-20 69-65 84-85 84-25 0-35-21-35-42 0-15 5-28 12-56z">
            <text:p/>
          </draw:path>
          <draw:path draw:style-name="gr3" draw:text-style-name="P7" draw:layer="layout" svg:width="0.421cm" svg:height="0.422cm" svg:x="24.042cm" svg:y="14.217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9cm" svg:height="0.287cm" svg:x="24.664cm" svg:y="14.306cm" svg:viewBox="0 0 291 288" svg:d="M212 40c-12-23-31-40-59-40-74 0-153 94-153 186 0 60 35 102 85 102 13 0 45-3 82-48 6 26 27 48 58 48 23 0 37-14 47-35 10-23 19-62 19-63 0-6-6-6-7-6-6 0-8 2-9 12-12 40-23 78-49 78-17 0-19-16-19-29 0-15 2-19 9-48 7-26 7-33 13-56l23-89c4-19 4-19 4-22 0-11-7-17-17-17-16 0-26 14-27 27zM170 206c-3 11-3 11-12 23-28 34-54 45-72 45-31 0-41-35-41-59 0-32 20-111 36-140 18-38 47-61 73-61 42 0 50 52 50 57 0 2-1 7-2 10z">
            <text:p/>
          </draw:path>
          <draw:path draw:style-name="gr3" draw:text-style-name="P7" draw:layer="layout" svg:width="0.311cm" svg:height="1.518cm" svg:x="25.072cm" svg:y="13.235cm" svg:viewBox="0 0 312 1519" svg:d="M312 760c0-249-57-499-218-689-13-15-36-41-62-64-9-7-10-7-19-7-7 0-13 0-13 6 0 3 3 6 4 7 22 23 65 65 107 134 102 163 150 368 150 612 0 171-23 390-129 579-50 90-103 142-129 169-2 2-3 3-3 6 0 6 6 6 13 6 9 0 10 0 20-10 213-193 279-482 279-749z">
            <text:p/>
          </draw:path>
          <draw:path draw:style-name="gr3" draw:text-style-name="P7" draw:layer="layout" svg:width="0.421cm" svg:height="0.422cm" svg:x="25.691cm" svg:y="13.784cm" svg:viewBox="0 0 422 423" svg:d="M225 225h177c8 0 20 0 20-13s-12-13-20-13h-177v-177c0-10 0-22-13-22s-13 12-13 22v177h-177c-10 0-22 0-22 13s12 13 22 13h177v177c0 8 0 21 13 21s13-13 13-21z">
            <text:p/>
          </draw:path>
          <draw:path draw:style-name="gr3" draw:text-style-name="P7" draw:layer="layout" svg:width="0.247cm" svg:height="0.287cm" svg:x="26.314cm" svg:y="13.873cm" svg:viewBox="0 0 248 288" svg:d="M226 39c-10 0-19 0-29 10-10 9-11 20-11 24 0 15 11 22 24 22 19 0 36-14 36-40 0-32-30-55-76-55-85 0-170 91-170 180 0 58 37 108 104 108 90 0 144-68 144-75 0-4-5-9-8-9-4 0-5 2-8 8-51 62-120 62-128 62-39 0-56-31-56-70 0-25 12-87 34-126 19-36 55-64 89-64 22 0 46 8 55 25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65" smil:attributeName="visibility" smil:to="visible"/>
                  <anim:animate smil:begin="0s" smil:dur="0.5s" smil:fill="hold" smil:decelerate="0.5" smil:targetElement="id65" smil:attributeName="rotate" smil:values="-90;0" smil:keyTimes="0;1"/>
                  <anim:animate smil:begin="0s" smil:dur="0.5s" smil:fill="hold" smil:decelerate="0.5" smil:targetElement="id65" smil:attributeName="width" smil:values="width;width*.05" smil:keyTimes="0;1"/>
                  <anim:animate smil:begin="0.5s" smil:dur="0.5s" smil:fill="hold" smil:accelerate="0.5" smil:targetElement="id65" smil:attributeName="width" smil:values="width*.05;width" smil:keyTimes="0;1"/>
                  <anim:animate smil:dur="1s" smil:fill="hold" smil:targetElement="id65" smil:attributeName="height" smil:values="height;height" smil:keyTimes="0;1"/>
                  <anim:animate smil:begin="0s" smil:dur="0.5s" smil:fill="hold" smil:decelerate="0.5" smil:targetElement="id65" smil:attributeName="x" smil:values="x+.4;x" smil:keyTimes="0;1"/>
                  <anim:animate smil:begin="0s" smil:dur="0.5s" smil:fill="hold" smil:decelerate="0.5" smil:targetElement="id65" smil:attributeName="y" smil:values="y-.2;y+.1" smil:keyTimes="0;1"/>
                  <anim:animate smil:begin="0.5s" smil:dur="0.5s" smil:fill="hold" smil:accelerate="0.5" smil:targetElement="id65" smil:attributeName="y" smil:values="y+.1;y" smil:keyTimes="0;1"/>
                  <anim:transitionFilter smil:begin="0s" smil:dur="1s" smil:decelerate="0.5" smil:targetElement="id65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69" smil:attributeName="visibility" smil:to="visible"/>
                  <anim:animate smil:dur="0.5s" smil:fill="hold" smil:targetElement="id69" smil:attributeName="width" smil:values="width*0.05;width" smil:keyTimes="0;1"/>
                  <anim:animate smil:dur="0.5s" smil:fill="hold" smil:targetElement="id69" smil:attributeName="height" smil:values="height;height" smil:keyTimes="0;1"/>
                  <anim:animate smil:dur="0.5s" smil:fill="hold" smil:targetElement="id69" smil:attributeName="x" smil:values="x-.2;x" smil:keyTimes="0;1"/>
                  <anim:animate smil:dur="0.5s" smil:fill="hold" smil:targetElement="id69" smil:attributeName="y" smil:values="y;y" smil:keyTimes="0;1"/>
                  <anim:transitionFilter smil:dur="0.5s" smil:targetElement="id69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2" smil:attributeName="visibility" smil:to="visible"/>
                  <anim:animate smil:dur="0.5s" smil:fill="hold" smil:targetElement="id72" smil:attributeName="width" smil:values="width*0.05;width" smil:keyTimes="0;1"/>
                  <anim:animate smil:dur="0.5s" smil:fill="hold" smil:targetElement="id72" smil:attributeName="height" smil:values="height;height" smil:keyTimes="0;1"/>
                  <anim:animate smil:dur="0.5s" smil:fill="hold" smil:targetElement="id72" smil:attributeName="x" smil:values="x-.2;x" smil:keyTimes="0;1"/>
                  <anim:animate smil:dur="0.5s" smil:fill="hold" smil:targetElement="id72" smil:attributeName="y" smil:values="y;y" smil:keyTimes="0;1"/>
                  <anim:transitionFilter smil:dur="0.5s" smil:targetElement="id72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5" smil:attributeName="visibility" smil:to="visible"/>
                  <anim:animate smil:dur="0.5s" smil:fill="hold" smil:targetElement="id75" smil:attributeName="width" smil:values="width*0.05;width" smil:keyTimes="0;1"/>
                  <anim:animate smil:dur="0.5s" smil:fill="hold" smil:targetElement="id75" smil:attributeName="height" smil:values="height;height" smil:keyTimes="0;1"/>
                  <anim:animate smil:dur="0.5s" smil:fill="hold" smil:targetElement="id75" smil:attributeName="x" smil:values="x-.2;x" smil:keyTimes="0;1"/>
                  <anim:animate smil:dur="0.5s" smil:fill="hold" smil:targetElement="id75" smil:attributeName="y" smil:values="y;y" smil:keyTimes="0;1"/>
                  <anim:transitionFilter smil:dur="0.5s" smil:targetElement="id75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78" smil:attributeName="visibility" smil:to="visible"/>
                  <anim:animate smil:dur="0.5s" smil:fill="hold" smil:targetElement="id78" smil:attributeName="width" smil:values="width*0.05;width" smil:keyTimes="0;1"/>
                  <anim:animate smil:dur="0.5s" smil:fill="hold" smil:targetElement="id78" smil:attributeName="height" smil:values="height;height" smil:keyTimes="0;1"/>
                  <anim:animate smil:dur="0.5s" smil:fill="hold" smil:targetElement="id78" smil:attributeName="x" smil:values="x-.2;x" smil:keyTimes="0;1"/>
                  <anim:animate smil:dur="0.5s" smil:fill="hold" smil:targetElement="id78" smil:attributeName="y" smil:values="y;y" smil:keyTimes="0;1"/>
                  <anim:transitionFilter smil:dur="0.5s" smil:targetElement="id78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1" smil:attributeName="visibility" smil:to="visible"/>
                  <anim:animate smil:dur="0.5s" smil:fill="hold" smil:targetElement="id81" smil:attributeName="width" smil:values="width*0.05;width" smil:keyTimes="0;1"/>
                  <anim:animate smil:dur="0.5s" smil:fill="hold" smil:targetElement="id81" smil:attributeName="height" smil:values="height;height" smil:keyTimes="0;1"/>
                  <anim:animate smil:dur="0.5s" smil:fill="hold" smil:targetElement="id81" smil:attributeName="x" smil:values="x-.2;x" smil:keyTimes="0;1"/>
                  <anim:animate smil:dur="0.5s" smil:fill="hold" smil:targetElement="id81" smil:attributeName="y" smil:values="y;y" smil:keyTimes="0;1"/>
                  <anim:transitionFilter smil:dur="0.5s" smil:targetElement="id81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2" smil:attributeName="visibility" smil:to="visible"/>
                  <anim:animate smil:dur="0.5s" smil:fill="hold" smil:targetElement="id82" smil:attributeName="x" smil:values="x;x" smil:keyTimes="0;1"/>
                  <anim:animate smil:dur="0.5s" smil:fill="hold" smil:targetElement="id82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3" smil:attributeName="visibility" smil:to="visible"/>
                  <anim:animate smil:dur="0.5s" smil:fill="hold" smil:targetElement="id83" smil:attributeName="x" smil:values="x;x" smil:keyTimes="0;1"/>
                  <anim:animate smil:dur="0.5s" smil:fill="hold" smil:targetElement="id83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4" smil:attributeName="visibility" smil:to="visible"/>
                  <anim:animate smil:dur="0.5s" smil:fill="hold" smil:targetElement="id84" smil:attributeName="width" smil:values="width*0.05;width" smil:keyTimes="0;1"/>
                  <anim:animate smil:dur="0.5s" smil:fill="hold" smil:targetElement="id84" smil:attributeName="height" smil:values="height;height" smil:keyTimes="0;1"/>
                  <anim:animate smil:dur="0.5s" smil:fill="hold" smil:targetElement="id84" smil:attributeName="x" smil:values="x-.2;x" smil:keyTimes="0;1"/>
                  <anim:animate smil:dur="0.5s" smil:fill="hold" smil:targetElement="id84" smil:attributeName="y" smil:values="y;y" smil:keyTimes="0;1"/>
                  <anim:transitionFilter smil:dur="0.5s" smil:targetElement="id84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5" smil:attributeName="visibility" smil:to="visible"/>
                  <anim:animate smil:dur="0.5s" smil:fill="hold" smil:targetElement="id85" smil:attributeName="x" smil:values="x;x" smil:keyTimes="0;1"/>
                  <anim:animate smil:dur="0.5s" smil:fill="hold" smil:targetElement="id85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6" smil:attributeName="visibility" smil:to="visible"/>
                  <anim:animate smil:dur="0.5s" smil:fill="hold" smil:targetElement="id86" smil:attributeName="x" smil:values="x;x" smil:keyTimes="0;1"/>
                  <anim:animate smil:dur="0.5s" smil:fill="hold" smil:targetElement="id86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87" smil:attributeName="visibility" smil:to="visible"/>
                  <anim:animate smil:dur="0.5s" smil:fill="hold" smil:targetElement="id87" smil:attributeName="width" smil:values="width*0.05;width" smil:keyTimes="0;1"/>
                  <anim:animate smil:dur="0.5s" smil:fill="hold" smil:targetElement="id87" smil:attributeName="height" smil:values="height;height" smil:keyTimes="0;1"/>
                  <anim:animate smil:dur="0.5s" smil:fill="hold" smil:targetElement="id87" smil:attributeName="x" smil:values="x-.2;x" smil:keyTimes="0;1"/>
                  <anim:animate smil:dur="0.5s" smil:fill="hold" smil:targetElement="id87" smil:attributeName="y" smil:values="y;y" smil:keyTimes="0;1"/>
                  <anim:transitionFilter smil:dur="0.5s" smil:targetElement="id87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8" smil:attributeName="visibility" smil:to="visible"/>
                  <anim:animate smil:dur="0.5s" smil:fill="hold" smil:targetElement="id88" smil:attributeName="x" smil:values="x;x" smil:keyTimes="0;1"/>
                  <anim:animate smil:dur="0.5s" smil:fill="hold" smil:targetElement="id88" smil:attributeName="y" smil:values="1+height/2;y" smil:keyTimes="0;1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89" smil:attributeName="visibility" smil:to="visible"/>
                  <anim:animate smil:dur="0.5s" smil:fill="hold" smil:targetElement="id89" smil:attributeName="x" smil:values="x;x" smil:keyTimes="0;1"/>
                  <anim:animate smil:dur="0.5s" smil:fill="hold" smil:targetElement="id89" smil:attributeName="y" smil:values="1+height/2;y" smil:keyTimes="0;1"/>
                </anim:par>
              </anim:par>
              <anim:par smil:begin="1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0" smil:attributeName="visibility" smil:to="visible"/>
                  <anim:animate smil:dur="0.5s" smil:fill="hold" smil:targetElement="id90" smil:attributeName="width" smil:values="width*0.05;width" smil:keyTimes="0;1"/>
                  <anim:animate smil:dur="0.5s" smil:fill="hold" smil:targetElement="id90" smil:attributeName="height" smil:values="height;height" smil:keyTimes="0;1"/>
                  <anim:animate smil:dur="0.5s" smil:fill="hold" smil:targetElement="id90" smil:attributeName="x" smil:values="x-.2;x" smil:keyTimes="0;1"/>
                  <anim:animate smil:dur="0.5s" smil:fill="hold" smil:targetElement="id90" smil:attributeName="y" smil:values="y;y" smil:keyTimes="0;1"/>
                  <anim:transitionFilter smil:dur="0.5s" smil:targetElement="id90" smil:type="fade" smil:subtype="crossfade"/>
                </anim:par>
              </anim:par>
              <anim:par smil:begin="1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1" smil:attributeName="visibility" smil:to="visible"/>
                  <anim:animate smil:dur="0.5s" smil:fill="hold" smil:targetElement="id91" smil:attributeName="x" smil:values="x;x" smil:keyTimes="0;1"/>
                  <anim:animate smil:dur="0.5s" smil:fill="hold" smil:targetElement="id91" smil:attributeName="y" smil:values="1+height/2;y" smil:keyTimes="0;1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2" smil:attributeName="visibility" smil:to="visible"/>
                  <anim:animate smil:dur="0.5s" smil:fill="hold" smil:targetElement="id92" smil:attributeName="x" smil:values="x;x" smil:keyTimes="0;1"/>
                  <anim:animate smil:dur="0.5s" smil:fill="hold" smil:targetElement="id92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3" smil:attributeName="visibility" smil:to="visible"/>
                  <anim:animate smil:dur="0.5s" smil:fill="hold" smil:targetElement="id93" smil:attributeName="width" smil:values="width*0.05;width" smil:keyTimes="0;1"/>
                  <anim:animate smil:dur="0.5s" smil:fill="hold" smil:targetElement="id93" smil:attributeName="height" smil:values="height;height" smil:keyTimes="0;1"/>
                  <anim:animate smil:dur="0.5s" smil:fill="hold" smil:targetElement="id93" smil:attributeName="x" smil:values="x-.2;x" smil:keyTimes="0;1"/>
                  <anim:animate smil:dur="0.5s" smil:fill="hold" smil:targetElement="id93" smil:attributeName="y" smil:values="y;y" smil:keyTimes="0;1"/>
                  <anim:transitionFilter smil:dur="0.5s" smil:targetElement="id93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4" smil:attributeName="visibility" smil:to="visible"/>
                  <anim:animate smil:dur="0.5s" smil:fill="hold" smil:targetElement="id94" smil:attributeName="x" smil:values="x;x" smil:keyTimes="0;1"/>
                  <anim:animate smil:dur="0.5s" smil:fill="hold" smil:targetElement="id94" smil:attributeName="y" smil:values="1+height/2;y" smil:keyTimes="0;1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5" smil:attributeName="visibility" smil:to="visible"/>
                  <anim:animate smil:dur="0.5s" smil:fill="hold" smil:targetElement="id95" smil:attributeName="x" smil:values="x;x" smil:keyTimes="0;1"/>
                  <anim:animate smil:dur="0.5s" smil:fill="hold" smil:targetElement="id95" smil:attributeName="y" smil:values="1+height/2;y" smil:keyTimes="0;1"/>
                </anim:par>
              </anim:par>
              <anim:par smil:begin="1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6" smil:attributeName="visibility" smil:to="visible"/>
                  <anim:animate smil:dur="0.5s" smil:fill="hold" smil:targetElement="id96" smil:attributeName="width" smil:values="width*0.05;width" smil:keyTimes="0;1"/>
                  <anim:animate smil:dur="0.5s" smil:fill="hold" smil:targetElement="id96" smil:attributeName="height" smil:values="height;height" smil:keyTimes="0;1"/>
                  <anim:animate smil:dur="0.5s" smil:fill="hold" smil:targetElement="id96" smil:attributeName="x" smil:values="x-.2;x" smil:keyTimes="0;1"/>
                  <anim:animate smil:dur="0.5s" smil:fill="hold" smil:targetElement="id96" smil:attributeName="y" smil:values="y;y" smil:keyTimes="0;1"/>
                  <anim:transitionFilter smil:dur="0.5s" smil:targetElement="id96" smil:type="fade" smil:subtype="crossfade"/>
                </anim:par>
              </anim:par>
              <anim:par smil:begin="1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7" smil:attributeName="visibility" smil:to="visible"/>
                  <anim:animate smil:dur="0.5s" smil:fill="hold" smil:targetElement="id97" smil:attributeName="x" smil:values="x;x" smil:keyTimes="0;1"/>
                  <anim:animate smil:dur="0.5s" smil:fill="hold" smil:targetElement="id97" smil:attributeName="y" smil:values="1+height/2;y" smil:keyTimes="0;1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98" smil:attributeName="visibility" smil:to="visible"/>
                  <anim:animate smil:dur="0.5s" smil:fill="hold" smil:targetElement="id98" smil:attributeName="x" smil:values="x;x" smil:keyTimes="0;1"/>
                  <anim:animate smil:dur="0.5s" smil:fill="hold" smil:targetElement="id98" smil:attributeName="y" smil:values="1+height/2;y" smil:keyTimes="0;1"/>
                </anim:par>
              </anim:par>
              <anim:par smil:begin="1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99" smil:attributeName="visibility" smil:to="visible"/>
                  <anim:animate smil:dur="0.5s" smil:fill="hold" smil:targetElement="id99" smil:attributeName="width" smil:values="width*0.05;width" smil:keyTimes="0;1"/>
                  <anim:animate smil:dur="0.5s" smil:fill="hold" smil:targetElement="id99" smil:attributeName="height" smil:values="height;height" smil:keyTimes="0;1"/>
                  <anim:animate smil:dur="0.5s" smil:fill="hold" smil:targetElement="id99" smil:attributeName="x" smil:values="x-.2;x" smil:keyTimes="0;1"/>
                  <anim:animate smil:dur="0.5s" smil:fill="hold" smil:targetElement="id99" smil:attributeName="y" smil:values="y;y" smil:keyTimes="0;1"/>
                  <anim:transitionFilter smil:dur="0.5s" smil:targetElement="id99" smil:type="fade" smil:subtype="crossfade"/>
                </anim:par>
              </anim:par>
              <anim:par smil:begin="1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0" smil:attributeName="visibility" smil:to="visible"/>
                  <anim:animate smil:dur="0.5s" smil:fill="hold" smil:targetElement="id100" smil:attributeName="x" smil:values="x;x" smil:keyTimes="0;1"/>
                  <anim:animate smil:dur="0.5s" smil:fill="hold" smil:targetElement="id100" smil:attributeName="y" smil:values="1+height/2;y" smil:keyTimes="0;1"/>
                </anim:par>
              </anim:par>
              <anim:par smil:begin="16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1" smil:attributeName="visibility" smil:to="visible"/>
                  <anim:animate smil:dur="0.5s" smil:fill="hold" smil:targetElement="id101" smil:attributeName="x" smil:values="x;x" smil:keyTimes="0;1"/>
                  <anim:animate smil:dur="0.5s" smil:fill="hold" smil:targetElement="id101" smil:attributeName="y" smil:values="1+height/2;y" smil:keyTimes="0;1"/>
                </anim:par>
              </anim:par>
              <anim:par smil:begin="16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2" smil:attributeName="visibility" smil:to="visible"/>
                  <anim:animate smil:dur="0.5s" smil:fill="hold" smil:targetElement="id102" smil:attributeName="width" smil:values="width*0.05;width" smil:keyTimes="0;1"/>
                  <anim:animate smil:dur="0.5s" smil:fill="hold" smil:targetElement="id102" smil:attributeName="height" smil:values="height;height" smil:keyTimes="0;1"/>
                  <anim:animate smil:dur="0.5s" smil:fill="hold" smil:targetElement="id102" smil:attributeName="x" smil:values="x-.2;x" smil:keyTimes="0;1"/>
                  <anim:animate smil:dur="0.5s" smil:fill="hold" smil:targetElement="id102" smil:attributeName="y" smil:values="y;y" smil:keyTimes="0;1"/>
                  <anim:transitionFilter smil:dur="0.5s" smil:targetElement="id102" smil:type="fade" smil:subtype="crossfade"/>
                </anim:par>
              </anim:par>
              <anim:par smil:begin="1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3" smil:attributeName="visibility" smil:to="visible"/>
                  <anim:animate smil:dur="0.5s" smil:fill="hold" smil:targetElement="id103" smil:attributeName="x" smil:values="x;x" smil:keyTimes="0;1"/>
                  <anim:animate smil:dur="0.5s" smil:fill="hold" smil:targetElement="id103" smil:attributeName="y" smil:values="1+height/2;y" smil:keyTimes="0;1"/>
                </anim:par>
              </anim:par>
              <anim:par smil:begin="1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4" smil:attributeName="visibility" smil:to="visible"/>
                  <anim:animate smil:dur="0.5s" smil:fill="hold" smil:targetElement="id104" smil:attributeName="x" smil:values="x;x" smil:keyTimes="0;1"/>
                  <anim:animate smil:dur="0.5s" smil:fill="hold" smil:targetElement="id104" smil:attributeName="y" smil:values="1+height/2;y" smil:keyTimes="0;1"/>
                </anim:par>
              </anim:par>
              <anim:par smil:begin="1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05" smil:attributeName="visibility" smil:to="visible"/>
                  <anim:animate smil:dur="0.5s" smil:fill="hold" smil:targetElement="id105" smil:attributeName="width" smil:values="width*0.05;width" smil:keyTimes="0;1"/>
                  <anim:animate smil:dur="0.5s" smil:fill="hold" smil:targetElement="id105" smil:attributeName="height" smil:values="height;height" smil:keyTimes="0;1"/>
                  <anim:animate smil:dur="0.5s" smil:fill="hold" smil:targetElement="id105" smil:attributeName="x" smil:values="x-.2;x" smil:keyTimes="0;1"/>
                  <anim:animate smil:dur="0.5s" smil:fill="hold" smil:targetElement="id105" smil:attributeName="y" smil:values="y;y" smil:keyTimes="0;1"/>
                  <anim:transitionFilter smil:dur="0.5s" smil:targetElement="id105" smil:type="fade" smil:subtype="crossfade"/>
                </anim:par>
              </anim:par>
              <anim:par smil:begin="1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6" smil:attributeName="visibility" smil:to="visible"/>
                  <anim:animate smil:dur="0.5s" smil:fill="hold" smil:targetElement="id106" smil:attributeName="x" smil:values="x;x" smil:keyTimes="0;1"/>
                  <anim:animate smil:dur="0.5s" smil:fill="hold" smil:targetElement="id106" smil:attributeName="y" smil:values="1+height/2;y" smil:keyTimes="0;1"/>
                </anim:par>
              </anim:par>
              <anim:par smil:begin="19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07" smil:attributeName="visibility" smil:to="visible"/>
                  <anim:animate smil:dur="0.5s" smil:fill="hold" smil:targetElement="id107" smil:attributeName="x" smil:values="x;x" smil:keyTimes="0;1"/>
                  <anim:animate smil:dur="0.5s" smil:fill="hold" smil:targetElement="id10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9">
        <office:forms form:automatic-focus="false" form:apply-design-mode="false"/>
        <draw:frame presentation:style-name="pr5" draw:text-style-name="P5" draw:layer="layout" svg:width="26.2cm" svg:height="14.574cm" svg:x="1cm" svg:y="0.626cm" presentation:class="title" presentation:user-transformed="true">
          <draw:text-box>
            <text:p text:style-name="P4"><text:span text:style-name="T2"><text:s text:c="4"/></text:span><text:span text:style-name="T2"><text:line-break/></text:span><text:span text:style-name="T2"> <text:s text:c="7"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</draw:text-box>
        </draw:frame>
        <draw:g xml:id="id108" draw:id="id108">
          <svg:title>TexMaths</svg:title>
          <svg:desc>26§display§\text {A quick revision of the formulae}§svg§600§FALSE§</svg:desc>
          <draw:polygon draw:style-name="gr2" draw:text-style-name="P6" draw:layer="layout" svg:width="12.737cm" svg:height="0.742cm" svg:x="8.137cm" svg:y="0.647cm" svg:viewBox="0 0 12738 743" draw:points="6369,743 0,743 0,0 12738,0 12738,743">
            <text:p/>
          </draw:polygon>
          <draw:path draw:style-name="gr3" draw:text-style-name="P7" draw:layer="layout" svg:width="0.627cm" svg:height="0.656cm" svg:x="8.12cm" svg:y="0.601cm" svg:viewBox="0 0 628 657" svg:d="M335 19c-4-13-6-19-21-19-14 0-17 6-21 19l-191 547c-17 48-52 60-102 62v29c21-2 60-4 94-4 29 0 77 2 106 4v-29c-46 0-69-23-69-48 0-2 0-10 0-12l44-121h226l48 140c0 4 2 10 2 14 0 27-50 27-75 27v29c34-4 96-4 132-4 39 0 81 2 120 4v-29h-16c-55 0-69-6-77-37zM287 121l104 297h-206z">
            <text:p/>
          </draw:path>
          <draw:path draw:style-name="gr3" draw:text-style-name="P7" draw:layer="layout" svg:width="0.452cm" svg:height="0.581cm" svg:x="9.112cm" svg:y="0.851cm" svg:viewBox="0 0 453 582" svg:d="M318 349v165c0 41-10 41-73 41v27c32 0 79-2 104-2s71 2 104 2v-27c-62 0-72 0-72-41v-514h-21l-33 83c-13-25-50-83-123-83-108 0-204 89-204 208 0 114 89 208 196 208 64 0 101-40 122-67zM320 152v129c0 29-16 54-37 77-11 12-40 37-83 37-67 0-123-81-123-187 0-108 64-185 131-185 73 0 112 79 112 129z">
            <text:p/>
          </draw:path>
          <draw:path draw:style-name="gr3" draw:text-style-name="P7" draw:layer="layout" svg:width="0.461cm" svg:height="0.415cm" svg:x="9.593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197cm" svg:height="0.613cm" svg:x="10.1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48cm" svg:height="0.421cm" svg:x="10.356cm" svg:y="0.846cm" svg:viewBox="0 0 349 422" svg:d="M77 212c0-150 75-189 123-189 8 0 66 0 100 33-38 4-44 31-44 44 0 23 16 41 41 41s44-16 44-43c0-63-71-98-141-98-115 0-200 100-200 212 0 119 92 210 198 210 122 0 151-110 151-120 0-9-8-9-10-9-8 0-10 4-12 9-27 85-88 97-121 97-48 0-129-39-129-187z">
            <text:p/>
          </draw:path>
          <draw:path draw:style-name="gr3" draw:text-style-name="P7" draw:layer="layout" svg:width="0.442cm" svg:height="0.635cm" svg:x="10.73cm" svg:y="0.622cm" svg:viewBox="0 0 443 636" svg:d="M71 566c0 41-9 41-71 41v29c31-2 73-2 100-2s64 0 102 2v-29c-63 0-73 0-73-41v-94l58-50c71 96 110 148 110 165 0 16-16 20-33 20v29c25-2 81-2 100-2 27 0 52 0 79 2v-29c-33 0-54 0-89-47l-117-165c0-2-4-8-4-10 0-4 64-58 73-67 58-46 98-48 116-48v-29c-27 2-39 2-64 2-34 0-90-2-102-2v29c16 0 25 11 25 23 0 17-13 29-19 36l-129 112v-441l-133 10v30c64 0 71 6 71 49z">
            <text:p/>
          </draw:path>
          <draw:path draw:style-name="gr3" draw:text-style-name="P7" draw:layer="layout" svg:width="0.309cm" svg:height="0.405cm" svg:x="11.519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11.87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448cm" svg:height="0.405cm" svg:x="12.274cm" svg:y="0.861cm" svg:viewBox="0 0 449 406" svg:d="M364 89c8-20 25-60 85-60v-29c-21 2-48 2-68 2-23 0-65-2-81-2v29c35 0 45 21 45 40 0 8-2 10-6 20l-94 235-104-255c-4-13-4-15-4-17 0-23 36-23 52-23v-29c-27 0-79 2-100 2-25 0-62 0-89-2v29c58 0 62 4 73 33l133 327c4 12 6 17 19 17 12 0 16-9 18-17z">
            <text:p/>
          </draw:path>
          <draw:path draw:style-name="gr3" draw:text-style-name="P7" draw:layer="layout" svg:width="0.197cm" svg:height="0.613cm" svg:x="12.769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301cm" svg:height="0.421cm" svg:x="13.022cm" svg:y="0.846cm" svg:viewBox="0 0 302 422" svg:d="M160 233c21 4 96 19 96 85 0 46-31 83-104 83-77 0-110-52-127-131-2-10-4-14-13-14-12 0-12 6-12 23v120c0 17 0 23 10 23 5 0 7-2 23-18 2-3 2-5 19-21 40 37 81 39 100 39 106 0 150-62 150-129 0-48-30-75-40-87-31-29-66-35-104-44-52-10-114-21-114-75 0-33 25-70 104-70 100 0 106 83 108 112 0 8 8 8 10 8 13 0 13-4 13-23v-91c0-17 0-23-11-23-4 0-6 0-18 10-2 5-13 13-17 15-33-25-73-25-85-25-113 0-148 62-148 112 0 34 15 59 40 79 29 23 56 29 120 42z">
            <text:p/>
          </draw:path>
          <draw:path draw:style-name="gr3" draw:text-style-name="P7" draw:layer="layout" svg:width="0.197cm" svg:height="0.613cm" svg:x="13.382cm" svg:y="0.645cm" svg:viewBox="0 0 198 614" svg:d="M133 208l-129 10v30c60 0 69 4 69 49v246c0 41-11 41-73 41v30c29-2 79-2 102-2 31 0 64 0 96 2v-30c-61 0-65-4-65-39zM137 48c0-29-23-48-50-48-29 0-47 25-47 48 0 25 18 50 47 50 27 0 50-21 50-50z">
            <text:p/>
          </draw:path>
          <draw:path draw:style-name="gr3" draw:text-style-name="P7" draw:layer="layout" svg:width="0.407cm" svg:height="0.421cm" svg:x="13.632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461cm" svg:height="0.405cm" svg:x="14.094cm" svg:y="0.851cm" svg:viewBox="0 0 462 406" svg:d="M71 89v248c0 39-9 39-71 39v30c31 0 79-2 104-2 23 0 71 2 102 2v-30c-60 0-71 0-71-39v-171c0-95 65-145 123-145s69 50 69 102v214c0 39-11 39-71 39v30c31 0 79-2 104-2 23 0 71 2 102 2v-30c-48 0-71 0-71-27v-174c0-79 0-108-29-142-13-14-44-33-96-33-68 0-110 40-137 96v-96l-129 10v30c64 0 71 6 71 49z">
            <text:p/>
          </draw:path>
          <draw:path draw:style-name="gr3" draw:text-style-name="P7" draw:layer="layout" svg:width="0.407cm" svg:height="0.421cm" svg:x="14.901cm" svg:y="0.846cm" svg:viewBox="0 0 408 422" svg:d="M408 214c0-116-94-214-204-214-115 0-204 100-204 214 0 119 96 208 204 208 110 0 204-91 204-208zM204 399c-40 0-79-20-104-62-23-40-23-96-23-129 0-35 0-85 21-127 25-41 68-60 106-60 39 0 79 19 104 58 23 40 23 94 23 129 0 33 0 83-21 123-19 41-60 68-106 68z">
            <text:p/>
          </draw:path>
          <draw:path draw:style-name="gr3" draw:text-style-name="P7" draw:layer="layout" svg:width="0.296cm" svg:height="0.646cm" svg:x="15.362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286cm" svg:height="0.573cm" svg:x="15.934cm" svg:y="0.693cm" svg:viewBox="0 0 287 574" svg:d="M141 198h131v-30h-131v-168h-22c0 75-30 173-119 177v21h79v251c0 115 85 125 119 125 64 0 89-64 89-125v-52h-23v52c0 67-27 102-60 102-63 0-63-83-63-100z">
            <text:p/>
          </draw:path>
          <draw:path draw:style-name="gr3" draw:text-style-name="P7" draw:layer="layout" svg:width="0.461cm" svg:height="0.635cm" svg:x="16.3cm" svg:y="0.622cm" svg:viewBox="0 0 462 636" svg:d="M71 566c0 41-9 41-71 41v29c31-2 79-2 104-2 23 0 71 0 102 2v-29c-60 0-71 0-71-41v-169c0-95 65-145 123-145s69 50 69 102v212c0 41-11 41-71 41v29c31-2 79-2 104-2 23 0 71 0 102 2v-29c-48 0-71 0-71-27v-174c0-79 0-109-29-142-13-14-44-33-96-33-79 0-118 56-133 89v-320l-133 10v30c64 0 71 6 71 49z">
            <text:p/>
          </draw:path>
          <draw:path draw:style-name="gr3" draw:text-style-name="P7" draw:layer="layout" svg:width="0.355cm" svg:height="0.421cm" svg:x="16.806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  <draw:path draw:style-name="gr3" draw:text-style-name="P7" draw:layer="layout" svg:width="0.296cm" svg:height="0.646cm" svg:x="17.519cm" svg:y="0.611cm" svg:viewBox="0 0 297 647" svg:d="M131 252v-106c0-82 44-125 85-125 2 0 17 0 29 6-10 4-27 15-27 37 0 21 15 40 40 40 27 0 39-19 39-40 0-33-33-64-81-64-64 0-143 48-143 146v106h-73v27h73v297c0 42-11 42-73 42v29c37-2 81-4 106-4 38 0 79 0 117 4v-29h-19c-69 0-71-11-71-44v-295h106v-27z">
            <text:p/>
          </draw:path>
          <draw:path draw:style-name="gr3" draw:text-style-name="P7" draw:layer="layout" svg:width="0.407cm" svg:height="0.421cm" svg:x="17.796cm" svg:y="0.846cm" svg:viewBox="0 0 408 422" svg:d="M408 214c0-116-94-214-204-214-115 0-204 100-204 214 0 119 96 208 204 208 110 0 204-91 204-208zM204 399c-40 0-79-20-104-62-23-40-23-96-23-129 0-35 0-85 21-127 25-41 68-60 106-60 39 0 79 19 102 58 25 40 25 94 25 129 0 33 0 83-21 123-19 41-60 68-106 68z">
            <text:p/>
          </draw:path>
          <draw:path draw:style-name="gr3" draw:text-style-name="P7" draw:layer="layout" svg:width="0.309cm" svg:height="0.405cm" svg:x="18.251cm" svg:y="0.851cm" svg:viewBox="0 0 310 406" svg:d="M127 102v-102l-127 10v30c64 0 71 6 71 49v248c0 39-9 39-71 39v30c35 0 79-2 104-2 37 0 81 0 119 2v-30h-21c-67 0-69-8-69-41v-142c0-91 38-172 108-172 7 0 9 0 11 0-4 2-21 12-21 35 0 27 19 40 39 40 17 0 40-11 40-40s-29-56-69-56c-66 0-100 62-114 102z">
            <text:p/>
          </draw:path>
          <draw:path draw:style-name="gr3" draw:text-style-name="P7" draw:layer="layout" svg:width="0.715cm" svg:height="0.405cm" svg:x="18.613cm" svg:y="0.851cm" svg:viewBox="0 0 716 406" svg:d="M71 89v248c0 39-11 39-71 39v30c31 0 79-2 104-2 23 0 71 2 102 2v-30c-60 0-71 0-71-39v-171c0-95 65-145 123-145s69 50 69 102v214c0 39-11 39-73 39v30c33 0 79-2 104-2s73 2 104 2v-30c-63 0-73 0-73-39v-171c0-95 67-145 125-145 56 0 66 50 66 102v214c0 39-10 39-70 39v30c31 0 79-2 104-2 22 0 70 2 102 2v-30c-48 0-71 0-71-27v-174c0-79 0-108-29-142-13-14-44-33-96-33-77 0-119 54-133 89-13-79-81-89-123-89-66 0-110 40-135 96v-96l-129 10v30c64 0 71 6 71 49z">
            <text:p/>
          </draw:path>
          <draw:path draw:style-name="gr3" draw:text-style-name="P7" draw:layer="layout" svg:width="0.461cm" svg:height="0.415cm" svg:x="19.35cm" svg:y="0.851cm" svg:viewBox="0 0 462 416" svg:d="M329 333v83l133-10v-30c-65 0-71-6-71-49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205cm" svg:height="0.635cm" svg:x="19.857cm" svg:y="0.622cm" svg:viewBox="0 0 206 636" svg:d="M133 0l-133 10v30c64 0 73 6 73 49v477c0 41-11 41-73 41v29c31-2 79-2 102-2s69 0 104 2v-29c-62 0-73 0-73-41z">
            <text:p/>
          </draw:path>
          <draw:path draw:style-name="gr3" draw:text-style-name="P7" draw:layer="layout" svg:width="0.413cm" svg:height="0.421cm" svg:x="20.119cm" svg:y="0.846cm" svg:viewBox="0 0 414 422" svg:d="M266 341c4 38 29 75 73 75 19 0 75-12 75-87v-50h-23v50c0 54-23 60-33 60-29 0-34-42-34-46v-185c0-37 0-73-33-108-35-35-81-50-127-50-75 0-137 44-137 104 0 27 19 44 42 44 25 0 41-19 41-44 0-10-4-42-46-42 25-31 69-41 100-41 44 0 96 35 96 116v36c-46 2-110 4-168 31-69 31-92 79-92 120 0 75 89 98 148 98 60 0 102-37 118-81zM260 191v92c0 87-64 118-106 118-46 0-83-33-83-79 0-50 39-126 189-131z">
            <text:p/>
          </draw:path>
          <draw:path draw:style-name="gr3" draw:text-style-name="P7" draw:layer="layout" svg:width="0.355cm" svg:height="0.421cm" svg:x="20.564cm" svg:y="0.846cm" svg:viewBox="0 0 356 422" svg:d="M77 181c6-137 83-160 114-160 94 0 104 123 104 160zM77 200h256c21 0 23 0 23-19 0-92-50-181-165-181-106 0-191 94-191 210 0 123 96 212 202 212 112 0 154-102 154-120 0-9-9-11-13-11-8 0-10 6-10 13-33 95-117 95-125 95-46 0-83-29-104-62-27-44-27-104-27-137z">
            <text:p/>
          </draw:path>
        </draw:g>
        <draw:frame draw:style-name="standard" xml:id="id109" draw:id="id109" draw:layer="layout" svg:width="18.211cm" svg:height="12.805cm" svg:x="5.6cm" svg:y="1.8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7" table:default-cell-style-name="ce3">
              <table:table-cell/>
              <table:table-cell/>
              <table:table-cell/>
            </table:table-row>
            <table:table-row table:style-name="ro8" table:default-cell-style-name="ce3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g xml:id="id110" draw:id="id110">
          <svg:title>TexMaths</svg:title>
          <svg:desc>26§display§34§svg§600§FALSE§</svg:desc>
          <draw:polygon draw:style-name="gr2" draw:text-style-name="P6" draw:layer="layout" svg:width="0.796cm" svg:height="0.548cm" svg:x="6.313cm" svg:y="2.172cm" svg:viewBox="0 0 797 549" draw:points="399,549 0,549 0,0 797,0 797,549">
            <text:p/>
          </draw:polygon>
          <draw:path draw:style-name="gr3" draw:text-style-name="P7" draw:layer="layout" svg:width="0.38cm" svg:height="0.629cm" svg:x="6.305cm" svg:y="2.136cm" svg:viewBox="0 0 381 630" svg:d="M229 287c75-23 127-88 127-160 0-75-79-127-169-127-93 0-162 54-162 125 0 29 21 47 46 47 29 0 48-20 48-47 0-46-44-46-57-46 27-44 88-56 121-56 38 0 90 21 90 102 0 12-3 64-28 106-27 43-58 45-81 47-6 0-29 3-35 3-8 0-15 2-15 10 0 10 7 10 23 10h40c75 0 110 63 110 152 0 125-64 152-104 152-39 0-108-17-141-71 33 6 60-15 60-50 0-33-23-52-50-52-23 0-52 15-52 54 0 83 85 144 185 144 113 0 196-84 196-177 0-75-59-145-152-166z">
            <text:p/>
          </draw:path>
          <draw:path draw:style-name="gr3" draw:text-style-name="P7" draw:layer="layout" svg:width="0.407cm" svg:height="0.618cm" svg:x="6.75cm" svg:y="2.126cm" svg:viewBox="0 0 408 619" svg:d="M243 470v79c0 33 0 43-68 43h-19v27c37-2 85-2 123-2 39 0 87 0 125 2v-27h-19c-69 0-71-10-71-43v-79h94v-29h-94v-418c0-17 0-23-14-23-9 0-11 0-17 10l-283 431v29zM250 441h-225l225-341z">
            <text:p/>
          </draw:path>
        </draw:g>
        <draw:g xml:id="id113" draw:id="id113">
          <svg:title>TexMaths</svg:title>
          <svg:desc>26§display§35§svg§600§FALSE§</svg:desc>
          <draw:polygon draw:style-name="gr2" draw:text-style-name="P6" draw:layer="layout" svg:width="0.777cm" svg:height="0.537cm" svg:x="6.312cm" svg:y="3.474cm" svg:viewBox="0 0 778 538" draw:points="389,538 0,538 0,0 778,0 778,538">
            <text:p/>
          </draw:polygon>
          <draw:path draw:style-name="gr3" draw:text-style-name="P7" draw:layer="layout" svg:width="0.38cm" svg:height="0.628cm" svg:x="6.304cm" svg:y="3.428cm" svg:viewBox="0 0 381 629" svg:d="M229 286c75-22 127-87 127-159 0-75-79-127-169-127-93 0-162 54-162 125 0 29 21 47 46 47 29 0 48-20 48-47 0-46-44-46-57-46 27-44 88-56 121-56 37 0 89 21 89 102 0 12-2 64-27 105-27 44-58 46-81 48-6 0-29 2-35 2-8 0-15 2-15 11 0 10 7 10 23 10h40c75 0 110 62 110 152 0 124-64 151-104 151-39 0-108-17-141-70 33 6 60-15 60-50 0-34-23-52-50-52-23 0-52 14-52 54 0 83 85 143 185 143 112 0 196-83 196-176 0-75-59-146-152-167z">
            <text:p/>
          </draw:path>
          <draw:path draw:style-name="gr3" draw:text-style-name="P7" draw:layer="layout" svg:width="0.365cm" svg:height="0.628cm" svg:x="6.77cm" svg:y="3.428cm" svg:viewBox="0 0 366 629" svg:d="M366 426c0-108-75-202-175-202-43 0-83 15-116 48v-179c19 7 50 13 79 13 112 0 177-83 177-96 0-6-2-10-9-10-2 0-4 0-8 2-19 8-62 27-125 27-37 0-79-6-122-25-7-4-9-4-11-4-8 0-8 8-8 23v270c0 16 0 25 12 25 7 0 9-2 11-9 10-14 45-64 118-64 48 0 71 41 79 58 15 35 17 71 17 116 0 31 0 88-23 125-21 35-56 60-98 60-66 0-118-48-135-102 2 0 6 0 17 0 29 0 46-22 46-43 0-23-17-46-46-46-15 0-46 6-46 50 0 77 62 166 166 166 106 0 200-87 200-203z">
            <text:p/>
          </draw:path>
        </draw:g>
        <draw:g xml:id="id116" draw:id="id116">
          <svg:title>TexMaths</svg:title>
          <svg:desc>26§display§36§svg§600§FALSE§</svg:desc>
          <draw:polygon draw:style-name="gr2" draw:text-style-name="P6" draw:layer="layout" svg:width="0.782cm" svg:height="0.537cm" svg:x="6.313cm" svg:y="4.775cm" svg:viewBox="0 0 783 538" draw:points="393,538 0,538 0,0 783,0 783,538">
            <text:p/>
          </draw:polygon>
          <draw:path draw:style-name="gr3" draw:text-style-name="P7" draw:layer="layout" svg:width="0.379cm" svg:height="0.628cm" svg:x="6.305cm" svg:y="4.729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6.762cm" svg:y="4.729cm" svg:viewBox="0 0 380 629" svg:d="M83 309v-23c0-230 114-263 160-263 23 0 60 6 81 37-15 0-50 0-50 40 0 29 21 43 42 43 14 0 41-8 41-43 0-56-39-100-116-100-116 0-241 118-241 320 0 245 106 309 191 309 102 0 189-85 189-206 0-116-81-205-183-205-62 0-95 48-114 91zM191 604c-58 0-85-56-89-68-17-44-17-117-17-133 0-71 29-164 112-164 15 0 56 0 85 58 17 33 17 81 17 124 0 44 0 90-17 123-27 56-70 60-91 60z">
            <text:p/>
          </draw:path>
        </draw:g>
        <draw:g xml:id="id119" draw:id="id119">
          <svg:title>TexMaths</svg:title>
          <svg:desc>26§display§37§svg§600§FALSE§</svg:desc>
          <draw:polygon draw:style-name="gr2" draw:text-style-name="P6" draw:layer="layout" svg:width="0.81cm" svg:height="0.548cm" svg:x="6.313cm" svg:y="5.976cm" svg:viewBox="0 0 811 549" draw:points="406,549 0,549 0,0 811,0 811,549">
            <text:p/>
          </draw:polygon>
          <draw:path draw:style-name="gr3" draw:text-style-name="P7" draw:layer="layout" svg:width="0.38cm" svg:height="0.629cm" svg:x="6.305cm" svg:y="5.938cm" svg:viewBox="0 0 381 630" svg:d="M229 287c75-23 127-88 127-160 0-75-79-127-169-127-93 0-162 54-162 125 0 29 21 47 46 47 29 0 48-20 48-47 0-46-44-46-57-46 27-44 88-56 121-56 37 0 89 21 89 102 0 12-2 64-27 106-27 43-58 45-81 47-6 0-29 3-35 3-8 0-15 2-15 10 0 10 7 10 23 10h40c75 0 110 63 110 152 0 125-64 152-104 152s-108-17-141-71c33 6 60-15 60-50 0-33-23-52-50-52-23 0-52 15-52 54 0 83 85 144 185 144 112 0 196-84 196-177 0-75-59-145-152-166z">
            <text:p/>
          </draw:path>
          <draw:path draw:style-name="gr3" draw:text-style-name="P7" draw:layer="layout" svg:width="0.392cm" svg:height="0.639cm" svg:x="6.775cm" svg:y="5.93cm" svg:viewBox="0 0 393 640" svg:d="M385 62c8-12 8-14 8-33h-222c-113 0-115-12-117-29h-23l-31 189h23c2-14 10-73 23-83 6-6 79-6 89-6h191c-10 14-83 114-103 145-82 123-113 250-113 343 0 10 0 52 42 52 43 0 43-42 43-52v-46c0-50 3-101 9-149 4-21 16-100 58-158z">
            <text:p/>
          </draw:path>
        </draw:g>
        <draw:g xml:id="id122" draw:id="id122">
          <svg:title>TexMaths</svg:title>
          <svg:desc>26§display§38§svg§600§FALSE§</svg:desc>
          <draw:polygon draw:style-name="gr2" draw:text-style-name="P6" draw:layer="layout" svg:width="0.782cm" svg:height="0.537cm" svg:x="6.313cm" svg:y="7.277cm" svg:viewBox="0 0 783 538" draw:points="393,538 0,538 0,0 783,0 783,538">
            <text:p/>
          </draw:polygon>
          <draw:path draw:style-name="gr3" draw:text-style-name="P7" draw:layer="layout" svg:width="0.379cm" svg:height="0.628cm" svg:x="6.305cm" svg:y="7.231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6.762cm" svg:y="7.231cm" svg:viewBox="0 0 380 629" svg:d="M110 191c-41-27-46-58-46-75 0-54 61-93 125-93 69 0 127 48 127 114 0 52-36 96-92 127zM245 278c67-33 110-81 110-141 0-85-81-137-164-137-91 0-166 69-166 154 0 16 2 56 39 99 11 11 46 33 69 50-54 27-133 77-133 168 0 98 93 158 189 158 104 0 191-75 191-172 0-34-10-75-44-114-18-19-33-27-91-65zM154 318l112 70c25 17 68 44 68 100 0 68-68 116-143 116-79 0-145-56-145-133 0-54 29-112 108-153z">
            <text:p/>
          </draw:path>
        </draw:g>
        <draw:g xml:id="id125" draw:id="id125">
          <svg:title>TexMaths</svg:title>
          <svg:desc>26§display§39§svg§600§FALSE§</svg:desc>
          <draw:polygon draw:style-name="gr2" draw:text-style-name="P6" draw:layer="layout" svg:width="0.782cm" svg:height="0.537cm" svg:x="6.313cm" svg:y="8.578cm" svg:viewBox="0 0 783 538" draw:points="393,538 0,538 0,0 783,0 783,538">
            <text:p/>
          </draw:polygon>
          <draw:path draw:style-name="gr3" draw:text-style-name="P7" draw:layer="layout" svg:width="0.379cm" svg:height="0.628cm" svg:x="6.305cm" svg:y="8.532cm" svg:viewBox="0 0 380 629" svg:d="M228 286c75-22 127-87 127-159 0-75-79-127-168-127-94 0-162 54-162 125 0 29 21 47 46 47 29 0 47-20 47-47 0-46-43-46-56-46 27-44 88-56 121-56 37 0 89 21 89 102 0 12-2 64-27 105-27 44-58 46-81 48-6 0-29 2-35 2-9 0-15 2-15 11 0 10 6 10 23 10h40c74 0 110 62 110 152 0 124-65 151-104 151-40 0-108-17-141-70 33 6 60-15 60-50 0-34-23-52-50-52-23 0-52 14-52 54 0 83 85 143 185 143 112 0 195-83 195-176 0-75-58-146-152-167z">
            <text:p/>
          </draw:path>
          <draw:path draw:style-name="gr3" draw:text-style-name="P7" draw:layer="layout" svg:width="0.379cm" svg:height="0.628cm" svg:x="6.762cm" svg:y="8.532cm" svg:viewBox="0 0 380 629" svg:d="M299 318v29c0 216-95 257-149 257-17 0-65-2-90-33 40 0 48-27 48-42 0-29-23-43-44-43-14 0-41 8-41 45 0 61 50 98 127 98 118 0 230-125 230-320 0-247-104-309-187-309-50 0-95 17-135 58-37 42-58 79-58 148 0 114 81 203 183 203 56 0 93-37 116-91zM185 388c-15 0-58 0-85-56-17-35-17-81-17-124 0-50 0-94 19-127 25-46 60-58 91-58 44 0 73 31 89 72 11 30 15 88 15 129 0 77-31 164-112 164z">
            <text:p/>
          </draw:path>
        </draw:g>
        <draw:g xml:id="id128" draw:id="id128">
          <svg:title>TexMaths</svg:title>
          <svg:desc>26§display§40§svg§600§FALSE§</svg:desc>
          <draw:polygon draw:style-name="gr2" draw:text-style-name="P6" draw:layer="layout" svg:width="0.787cm" svg:height="0.548cm" svg:x="6.326cm" svg:y="9.878cm" svg:viewBox="0 0 788 549" draw:points="393,549 0,549 0,0 788,0 788,549">
            <text:p/>
          </draw:polygon>
          <draw:path draw:style-name="gr3" draw:text-style-name="P7" draw:layer="layout" svg:width="0.407cm" svg:height="0.618cm" svg:x="6.305cm" svg:y="9.832cm" svg:viewBox="0 0 408 619" svg:d="M243 470v79c0 33 0 43-68 43h-19v27c37-2 85-2 123-2 39 0 87 0 125 2v-27h-19c-69 0-71-10-71-43v-79h94v-29h-94v-418c0-17 0-23-14-23-9 0-11 0-17 10l-283 431v29zM250 441h-225l225-341z">
            <text:p/>
          </draw:path>
          <draw:path draw:style-name="gr3" draw:text-style-name="P7" draw:layer="layout" svg:width="0.386cm" svg:height="0.629cm" svg:x="6.773cm" svg:y="9.842cm" svg:viewBox="0 0 387 630" svg:d="M387 318c0-75-4-148-38-216-41-87-116-102-156-102-54 0-122 23-160 108-29 64-33 135-33 210 0 68 4 150 42 220 39 73 106 92 151 92 50 0 119-19 161-106 29-63 33-135 33-206zM193 611c-35 0-91-23-106-112-10-54-10-140-10-194 0-58 0-118 6-168 19-108 88-116 110-116 30 0 90 16 109 106 8 52 8 120 8 178 0 69 0 131-10 190-13 87-65 116-107 116z">
            <text:p/>
          </draw:path>
        </draw:g>
        <draw:g xml:id="id131" draw:id="id131">
          <svg:title>TexMaths</svg:title>
          <svg:desc>26§display§41§svg§600§FALSE§</svg:desc>
          <draw:polygon draw:style-name="gr2" draw:text-style-name="P6" draw:layer="layout" svg:width="0.749cm" svg:height="0.527cm" svg:x="6.325cm" svg:y="11.08cm" svg:viewBox="0 0 750 528" draw:points="374,528 0,528 0,0 750,0 750,528">
            <text:p/>
          </draw:polygon>
          <draw:path draw:style-name="gr3" draw:text-style-name="P7" draw:layer="layout" svg:width="0.406cm" svg:height="0.618cm" svg:x="6.304cm" svg:y="11.034cm" svg:viewBox="0 0 407 619" svg:d="M243 469v79c0 34 0 44-69 44h-18v27c37-2 85-2 122-2 40 0 87 0 125 2v-27h-19c-68 0-70-10-70-44v-79h93v-29h-93v-417c0-17 0-23-15-23-8 0-10 0-17 10l-282 430v29zM249 440h-224l224-340z">
            <text:p/>
          </draw:path>
          <draw:path draw:style-name="gr3" draw:text-style-name="P7" draw:layer="layout" svg:width="0.302cm" svg:height="0.61cm" svg:x="6.817cm" svg:y="11.044cm" svg:viewBox="0 0 303 611" svg:d="M189 23c0-21 0-23-21-23-58 58-139 58-168 58v29c19 0 73 0 120-25v476c0 33-2 44-85 44h-29v29c31-5 112-5 148-5 37 0 116 0 149 5v-29h-29c-83 0-85-11-85-44z">
            <text:p/>
          </draw:path>
        </draw:g>
        <draw:g xml:id="id134" draw:id="id134">
          <svg:title>TexMaths</svg:title>
          <svg:desc>26§display§42§svg§600§FALSE§</svg:desc>
          <draw:polygon draw:style-name="gr2" draw:text-style-name="P6" draw:layer="layout" svg:width="0.777cm" svg:height="0.527cm" svg:x="6.326cm" svg:y="12.381cm" svg:viewBox="0 0 778 528" draw:points="389,528 0,528 0,0 778,0 778,528">
            <text:p/>
          </draw:polygon>
          <draw:path draw:style-name="gr3" draw:text-style-name="P7" draw:layer="layout" svg:width="0.407cm" svg:height="0.618cm" svg:x="6.305cm" svg:y="12.335cm" svg:viewBox="0 0 408 619" svg:d="M244 469v79c0 34 0 44-69 44h-19v27c38-2 85-2 123-2 39 0 87 0 125 2v-27h-19c-69 0-71-10-71-44v-79h94v-29h-94v-417c0-17 0-23-14-23-9 0-11 0-17 10l-283 430v29zM250 440h-225l225-340z">
            <text:p/>
          </draw:path>
          <draw:path draw:style-name="gr3" draw:text-style-name="P7" draw:layer="layout" svg:width="0.365cm" svg:height="0.61cm" svg:x="6.784cm" svg:y="12.345cm" svg:viewBox="0 0 366 611" svg:d="M71 540l98-96c143-126 197-174 197-265 0-106-81-179-193-179-104 0-173 85-173 166 0 50 46 50 48 50 17 0 48-10 48-48 0-23-17-48-48-48-8 0-8 0-13 3 21-61 71-94 125-94 84 0 123 73 123 150 0 72-46 145-96 201l-177 195c-10 11-10 13-10 36h341l25-160h-23c-4 27-10 68-18 81-9 8-69 8-88 8z">
            <text:p/>
          </draw:path>
        </draw:g>
        <draw:g xml:id="id137" draw:id="id137">
          <svg:title>TexMaths</svg:title>
          <svg:desc>26§display§43§svg§600§FALSE§</svg:desc>
          <draw:polygon draw:style-name="gr2" draw:text-style-name="P6" draw:layer="layout" svg:width="0.782cm" svg:height="0.548cm" svg:x="6.325cm" svg:y="13.681cm" svg:viewBox="0 0 783 549" draw:points="393,549 0,549 0,0 783,0 783,549">
            <text:p/>
          </draw:polygon>
          <draw:path draw:style-name="gr3" draw:text-style-name="P7" draw:layer="layout" svg:width="0.406cm" svg:height="0.618cm" svg:x="6.304cm" svg:y="13.635cm" svg:viewBox="0 0 407 619" svg:d="M243 470v79c0 33 0 43-68 43h-19v27c37-2 85-2 122-2 40 0 88 0 125 2v-27h-19c-68 0-70-10-70-43v-79h93v-29h-93v-418c0-17 0-23-15-23-8 0-10 0-16 10l-283 431v29zM249 441h-224l224-341z">
            <text:p/>
          </draw:path>
          <draw:path draw:style-name="gr3" draw:text-style-name="P7" draw:layer="layout" svg:width="0.379cm" svg:height="0.629cm" svg:x="6.774cm" svg:y="13.645cm" svg:viewBox="0 0 380 630" svg:d="M229 287c74-23 126-88 126-160 0-75-79-127-168-127-91 0-162 54-162 125 0 29 21 47 46 47 29 0 47-20 47-47 0-46-43-46-56-46 27-44 88-56 121-56 37 0 89 21 89 102 0 12-2 64-27 106-27 43-58 45-81 47-6 0-29 3-35 3-8 0-15 2-15 10 0 10 7 10 23 10h40c74 0 110 63 110 152 0 125-65 152-104 152-40 0-108-17-141-71 33 6 60-15 60-50 0-33-23-52-50-52-23 0-52 15-52 54 0 83 85 144 185 144 112 0 195-84 195-177 0-75-58-145-151-166z">
            <text:p/>
          </draw:path>
        </draw:g>
        <draw:g xml:id="id111" draw:id="id111">
          <svg:title>TexMaths</svg:title>
          <svg:desc>14§display§\int \frac{1}{a^2 - x^2 } \ dx§svg§600§FALSE§</svg:desc>
          <draw:polygon draw:style-name="gr2" draw:text-style-name="P6" draw:layer="layout" svg:width="2.906cm" svg:height="1.045cm" svg:x="8.596cm" svg:y="1.976cm" svg:viewBox="0 0 2907 1046" draw:points="1454,1046 0,1046 0,0 2907,0 2907,1046">
            <text:p/>
          </draw:polygon>
          <draw:path draw:style-name="gr3" draw:text-style-name="P7" draw:layer="layout" svg:width="0.437cm" svg:height="1.094cm" svg:x="8.599cm" svg:y="1.951cm" svg:viewBox="0 0 438 1095" svg:d="M24 1073c15 0 24-12 24-24 0-17-12-25-23-25-13 0-25 8-25 25 0 26 25 46 55 46 75 0 103-115 138-258 38-156 70-314 97-472 18-104 36-202 53-266 5-25 22-88 42-88 15 0 27 9 29 11-16 2-24 12-24 24 0 17 12 25 23 25 13 0 25-8 25-25 0-27-27-46-54-46-38 0-65 54-93 155-1 4-68 252-122 575-13 75-28 158-44 226-9 36-31 129-71 129-18 0-29-12-30-12z">
            <text:p/>
          </draw:path>
          <draw:path draw:style-name="gr3" draw:text-style-name="P7" draw:layer="layout" svg:width="0.163cm" svg:height="0.329cm" svg:x="9.918cm" svg:y="1.96cm" svg:viewBox="0 0 164 330" svg:d="M102 12c0-11 0-12-12-12-31 31-74 31-90 31v16c10 0 39 0 65-13v256c0 18-1 24-46 24h-16v16c17-3 61-3 80-3 20 0 63 0 81 3v-16h-16c-45 0-46-6-46-24z">
            <text:p/>
          </draw:path>
          <draw:polygon draw:style-name="gr3" draw:text-style-name="P7" draw:layer="layout" svg:width="1.584cm" svg:height="0.02cm" svg:x="9.204cm" svg:y="2.488cm" svg:viewBox="0 0 1585 21" draw:points="793,21 0,21 0,0 1585,0 1585,21">
            <text:p/>
          </draw:polygon>
          <draw:path draw:style-name="gr3" draw:text-style-name="P7" draw:layer="layout" svg:width="0.225cm" svg:height="0.223cm" svg:x="9.224cm" svg:y="2.741cm" svg:viewBox="0 0 226 224" svg:d="M165 31c-9-18-24-31-46-31-57 0-119 73-119 145 0 47 27 79 66 79 10 0 35-2 64-37 4 20 21 37 45 37 18 0 29-11 37-27 8-18 14-48 14-49 0-5-4-5-5-5-6 0-6 2-7 9-9 32-18 61-38 61-14 0-15-12-15-22 0-12 1-15 7-37 6-21 6-26 10-44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152cm" svg:height="0.229cm" svg:x="9.486cm" svg:y="2.588cm" svg:viewBox="0 0 153 230" svg:d="M153 167h-12c-1 8-4 28-9 31-2 3-29 3-33 3h-64c36-33 48-42 69-59 26-20 49-41 49-75 0-41-37-67-81-67-43 0-72 30-72 62 0 18 15 20 18 20 9 0 19-7 19-19 0-6-2-18-20-18 10-25 33-33 50-33 35 0 53 27 53 55 0 31-21 54-33 67l-84 82c-3 4-3 5-3 14h143z">
            <text:p/>
          </draw:path>
          <draw:path draw:style-name="gr3" draw:text-style-name="P7" draw:layer="layout" svg:width="0.3cm" svg:height="0.02cm" svg:x="9.836cm" svg:y="2.826cm" svg:viewBox="0 0 301 21" svg:d="M284 21c8 0 17 0 17-11 0-10-9-10-17-10h-267c-8 0-17 0-17 10 0 11 9 11 17 11z">
            <text:p/>
          </draw:path>
          <draw:path draw:style-name="gr3" draw:text-style-name="P7" draw:layer="layout" svg:width="0.245cm" svg:height="0.223cm" svg:x="10.301cm" svg:y="2.741cm" svg:viewBox="0 0 246 224" svg:d="M151 69c2-13 14-58 48-58 4 0 15 0 25 6-13 3-24 16-24 27 0 8 6 18 20 18 11 0 26-9 26-29 0-26-29-33-46-33-29 0-45 26-52 38-12-34-38-38-53-38-51 0-79 64-79 76 0 5 4 5 5 5 5 0 6 0 7-5 17-52 49-65 66-65 9 0 27 5 27 33 0 15-9 49-27 117-8 32-26 52-47 52-3 0-15 0-25-6 13-3 24-13 24-27 0-13-11-17-19-17-15 0-27 13-27 29 0 22 25 32 46 32 34 0 50-35 53-38 5 19 23 38 52 38 52 0 80-64 80-76 0-5-5-5-6-5-4 0-5 2-7 5-15 54-50 65-66 65-19 0-27-16-27-33 0-11 4-21 9-43z">
            <text:p/>
          </draw:path>
          <draw:path draw:style-name="gr3" draw:text-style-name="P7" draw:layer="layout" svg:width="0.152cm" svg:height="0.229cm" svg:x="10.589cm" svg:y="2.588cm" svg:viewBox="0 0 153 230" svg:d="M153 167h-12c-1 8-4 28-9 31-2 3-29 3-33 3h-64c36-33 48-42 69-59 26-20 49-41 49-75 0-41-37-67-81-67-43 0-72 30-72 62 0 18 15 20 18 20 9 0 19-7 19-19 0-6-2-18-20-18 10-25 33-33 50-33 35 0 53 27 53 55 0 31-21 54-33 67l-84 82c-3 4-3 5-3 14h143z">
            <text:p/>
          </draw:path>
          <draw:path draw:style-name="gr3" draw:text-style-name="P7" draw:layer="layout" svg:width="0.234cm" svg:height="0.348cm" svg:x="11.031cm" svg:y="2.279cm" svg:viewBox="0 0 235 349" svg:d="M235 6c0-2 0-6-7-6-6 0-53 4-62 6-4 0-7 2-7 9 0 6 5 6 12 6 24 0 25 4 25 8l-2 10-29 117c-9-18-24-32-46-32-57 0-119 73-119 145 0 47 27 80 66 80 10 0 35-3 64-37 4 20 21 37 45 37 18 0 29-12 37-28 8-17 14-48 14-49 0-5-4-5-5-5-6 0-6 2-7 9-9 32-18 61-38 61-14 0-15-12-15-22 0-12 1-16 4-24zM132 284c-2 9-2 10-10 19-21 27-41 34-55 34-24 0-32-27-32-46 0-24 15-86 28-108 14-29 37-47 57-47 32 0 39 40 39 43s-1 6-2 8z">
            <text:p/>
          </draw:path>
          <draw:path draw:style-name="gr3" draw:text-style-name="P7" draw:layer="layout" svg:width="0.245cm" svg:height="0.223cm" svg:x="11.282cm" svg:y="2.404cm" svg:viewBox="0 0 246 224" svg:d="M151 69c2-13 14-58 48-58 4 0 15 0 25 6-13 3-24 16-24 27 0 8 6 18 20 18 11 0 26-9 26-29 0-26-29-33-46-33-29 0-45 26-52 38-12-34-38-38-53-38-51 0-79 64-79 76 0 5 4 5 5 5 5 0 6 0 7-5 17-52 49-65 66-65 9 0 27 5 27 33 0 15-9 49-27 117-8 32-26 52-47 52-3 0-15 0-25-6 13-3 24-13 24-27 0-13-11-17-19-17-15 0-27 13-27 29 0 22 25 32 46 32 34 0 51-35 53-38 5 19 23 38 52 38 52 0 80-64 80-76 0-5-5-5-6-5-4 0-5 2-7 5-15 54-50 65-66 65-19 0-27-16-27-33 0-11 4-21 9-43z">
            <text:p/>
          </draw:path>
        </draw:g>
        <draw:g xml:id="id112" draw:id="id112">
          <svg:title>TexMaths</svg:title>
          <svg:desc>14§display§\frac{1}{2a} \log \left( \frac{a + x}{a - x} \right) + c §svg§600§FALSE§</svg:desc>
          <draw:polygon draw:style-name="gr2" draw:text-style-name="P6" draw:layer="layout" svg:width="4.114cm" svg:height="1.132cm" svg:x="16.621cm" svg:y="1.877cm" svg:viewBox="0 0 4115 1133" draw:points="2057,1133 0,1133 0,0 4115,0 4115,1133">
            <text:p/>
          </draw:polygon>
          <draw:path draw:style-name="gr3" draw:text-style-name="P7" draw:layer="layout" svg:width="0.163cm" svg:height="0.328cm" svg:x="16.77cm" svg:y="1.9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506cm" svg:height="0.02cm" svg:x="16.596cm" svg:y="2.432cm" svg:viewBox="0 0 507 21" draw:points="253,21 0,21 0,0 507,0 507,21">
            <text:p/>
          </draw:polygon>
          <draw:path draw:style-name="gr3" draw:text-style-name="P7" draw:layer="layout" svg:width="0.196cm" svg:height="0.328cm" svg:x="16.621cm" svg:y="2.576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3" draw:text-style-name="P7" draw:layer="layout" svg:width="0.225cm" svg:height="0.223cm" svg:x="16.861cm" svg:y="2.6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11cm" svg:height="0.342cm" svg:x="17.259cm" svg:y="2.224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7.393cm" svg:y="2.345cm" svg:viewBox="0 0 220 227" svg:d="M220 115c0-62-51-115-110-115-62 0-110 54-110 115 0 64 52 112 110 112 59 0 110-49 110-112zM110 215c-22 0-43-11-56-33s-13-52-13-70c0-19 0-46 12-68 13-23 37-33 57-33 21 0 42 10 55 32 13 21 13 50 13 69 0 18 0 45-11 66-10 23-33 37-57 37z">
            <text:p/>
          </draw:path>
          <draw:path draw:style-name="gr3" draw:text-style-name="P7" draw:layer="layout" svg:width="0.225cm" svg:height="0.325cm" svg:x="17.64cm" svg:y="2.343cm" svg:viewBox="0 0 226 326" svg:d="M96 139c-43 0-43-49-43-61 0-13 1-29 7-41 5-7 16-20 36-20 43 0 43 49 43 60 0 14 0 29-8 42-4 6-16 20-35 20zM38 158c0-2 0-13 9-24 19 15 39 16 49 16 46 0 80-33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6-13-55-13-85-13-12 0-34 0-37 0-16-3-27-18-27-34zM110 314c-51 0-84-25-84-51 0-23 19-41 40-42h29c43 0 99 0 99 42 0 26-36 51-84 51z">
            <text:p/>
          </draw:path>
          <draw:path draw:style-name="gr3" draw:text-style-name="P7" draw:layer="layout" svg:width="0.242cm" svg:height="1.181cm" svg:x="18.063cm" svg:y="1.852cm" svg:viewBox="0 0 243 1182" svg:d="M243 1178c0-3-1-4-2-5-18-19-52-52-84-105-80-127-116-287-116-476 0-134 18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25cm" svg:height="0.223cm" svg:x="18.401cm" svg:y="2.01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327cm" svg:height="0.328cm" svg:x="18.779cm" svg:y="1.94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45cm" svg:height="0.223cm" svg:x="19.258cm" svg:y="2.016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olygon draw:style-name="gr3" draw:text-style-name="P7" draw:layer="layout" svg:width="1.142cm" svg:height="0.02cm" svg:x="18.382cm" svg:y="2.432cm" svg:viewBox="0 0 1143 21" draw:points="572,21 0,21 0,0 1143,0 1143,21">
            <text:p/>
          </draw:polygon>
          <draw:path draw:style-name="gr3" draw:text-style-name="P7" draw:layer="layout" svg:width="0.225cm" svg:height="0.223cm" svg:x="18.401cm" svg:y="2.6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3cm" svg:height="0.02cm" svg:x="18.792cm" svg:y="2.771cm" svg:viewBox="0 0 301 21" svg:d="M284 21c8 0 17 0 17-11 0-10-9-10-17-10h-267c-8 0-17 0-17 10 0 11 9 11 17 11z">
            <text:p/>
          </draw:path>
          <draw:path draw:style-name="gr3" draw:text-style-name="P7" draw:layer="layout" svg:width="0.245cm" svg:height="0.223cm" svg:x="19.258cm" svg:y="2.686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2-7 5-16 54-50 65-66 65-19 0-27-16-27-33 0-11 4-21 9-43z">
            <text:p/>
          </draw:path>
          <draw:path draw:style-name="gr3" draw:text-style-name="P7" draw:layer="layout" svg:width="0.242cm" svg:height="1.181cm" svg:x="19.601cm" svg:y="1.852cm" svg:viewBox="0 0 243 1182" svg:d="M243 592c0-194-45-389-170-537-10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0.082cm" svg:y="2.279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0.567cm" svg:y="2.348cm" svg:viewBox="0 0 193 224" svg:d="M176 30c-8 0-15 0-23 8-7 7-9 16-9 19 0 11 9 17 20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14" draw:id="id114">
          <svg:title>TexMaths</svg:title>
          <svg:desc>14§display§\int \frac{1}{(px \pm q)^2 + a^2 } \ dx§svg§600§FALSE§</svg:desc>
          <draw:polygon draw:style-name="gr2" draw:text-style-name="P6" draw:layer="layout" svg:width="4.376cm" svg:height="1.081cm" svg:x="8.496cm" svg:y="3.177cm" svg:viewBox="0 0 4377 1082" draw:points="2189,1082 0,1082 0,0 4377,0 4377,1082">
            <text:p/>
          </draw:polygon>
          <draw:path draw:style-name="gr3" draw:text-style-name="P7" draw:layer="layout" svg:width="0.437cm" svg:height="1.093cm" svg:x="8.499cm" svg:y="3.152cm" svg:viewBox="0 0 438 1094" svg:d="M24 1072c15 0 24-12 24-24 0-17-12-25-23-25-13 0-25 8-25 25 0 26 25 46 55 46 75 0 103-115 138-258 38-155 70-313 97-471 18-104 36-203 53-266 5-25 22-88 42-88 15 0 27 9 29 11-16 2-24 12-24 24 0 17 12 25 23 25 13 0 25-8 25-25 0-27-27-46-54-46-38 0-65 54-93 155-1 4-68 251-122 574-13 75-28 158-44 226-9 36-31 129-71 129-18 0-29-12-30-12z">
            <text:p/>
          </draw:path>
          <draw:path draw:style-name="gr3" draw:text-style-name="P7" draw:layer="layout" svg:width="0.163cm" svg:height="0.328cm" svg:x="10.553cm" svg:y="3.161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3.054cm" svg:height="0.02cm" svg:x="9.104cm" svg:y="3.688cm" svg:viewBox="0 0 3055 21" draw:points="1527,21 0,21 0,0 3055,0 3055,21">
            <text:p/>
          </draw:polygon>
          <draw:path draw:style-name="gr3" draw:text-style-name="P7" draw:layer="layout" svg:width="0.114cm" svg:height="0.492cm" svg:x="9.153cm" svg:y="3.79cm" svg:viewBox="0 0 115 493" svg:d="M115 488c0-1 0-2-9-11-61-62-77-154-77-231 0-85 19-171 80-233 6-5 6-6 6-9s-2-4-5-4c-5 0-50 34-79 96-25 54-31 109-31 150 0 40 6 99 32 155 31 60 73 92 78 92 3 0 5-1 5-5z">
            <text:p/>
          </draw:path>
          <draw:path draw:style-name="gr3" draw:text-style-name="P7" draw:layer="layout" svg:width="0.257cm" svg:height="0.313cm" svg:x="9.28cm" svg:y="3.941cm" svg:viewBox="0 0 258 314" svg:d="M38 279c-4 17-4 20-27 20-5 0-11 0-11 9 0 4 2 6 7 6 13 0 27-2 41-2 16 0 33 2 48 2 4 0 9 0 9-9 0-6-4-6-11-6-25 0-25-3-25-8 0-7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9.558cm" svg:y="3.941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3" draw:text-style-name="P7" draw:layer="layout" svg:width="0.328cm" svg:height="0.328cm" svg:x="9.961cm" svg:y="3.832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0.446cm" svg:y="3.941cm" svg:viewBox="0 0 204 314" svg:d="M204 6c0-3-1-6-5-6-5 0-25 20-33 35-11-27-30-35-47-35-59 0-119 73-119 144 0 49 29 80 65 80 21 0 41-12 58-30-4 18-20 84-21 88-5 15-9 16-36 17-7 0-11 0-11 10 0 0 0 5 5 5 16 0 34-2 50-2 18 0 34 2 51 2 3 0 9 0 9-9 0-6-4-6-13-6-24 0-24-3-24-8 0-3 1-7 3-11zM67 213c-30 0-32-38-32-46 0-25 14-79 23-99 15-37 41-57 61-57 32 0 39 39 39 43 0 3-27 112-28 113-8 14-36 46-63 46z">
            <text:p/>
          </draw:path>
          <draw:path draw:style-name="gr3" draw:text-style-name="P7" draw:layer="layout" svg:width="0.114cm" svg:height="0.492cm" svg:x="10.691cm" svg:y="3.79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3" draw:text-style-name="P7" draw:layer="layout" svg:width="0.152cm" svg:height="0.229cm" svg:x="10.876cm" svg:y="3.7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327cm" svg:height="0.328cm" svg:x="11.212cm" svg:y="3.872cm" svg:viewBox="0 0 328 329" svg:d="M175 175h138c6 0 15 0 15-10s-9-10-15-10h-138v-138c0-8 0-17-10-17s-10 9-10 17v138h-138c-8 0-17 0-17 10s9 10 17 10h138v137c0 7 0 17 10 17s10-10 10-17z">
            <text:p/>
          </draw:path>
          <draw:path draw:style-name="gr3" draw:text-style-name="P7" draw:layer="layout" svg:width="0.225cm" svg:height="0.223cm" svg:x="11.697cm" svg:y="3.941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11.959cm" svg:y="3.7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234cm" svg:height="0.347cm" svg:x="12.401cm" svg:y="3.48cm" svg:viewBox="0 0 235 348" svg:d="M235 6c0-2 0-6-6-6-7 0-54 4-63 6-4 0-7 2-7 9 0 6 5 6 12 6 24 0 25 4 25 8l-2 10-29 117c-9-18-24-32-46-32-57 0-119 73-119 145 0 47 27 79 66 79 10 0 35-2 64-37 4 20 21 37 45 37 18 0 29-11 37-28s14-47 14-48c0-5-4-5-5-5-6 0-6 2-7 8-9 33-18 62-38 62-14 0-15-12-15-22 0-13 1-16 4-24zM132 283c-2 9-2 10-10 19-21 27-41 35-55 35-26 0-32-27-32-46 0-24 15-86 28-108 14-30 37-48 57-48 31 0 39 41 39 44 0 2-1 6-2 8z">
            <text:p/>
          </draw:path>
          <draw:path draw:style-name="gr3" draw:text-style-name="P7" draw:layer="layout" svg:width="0.245cm" svg:height="0.223cm" svg:x="12.652cm" svg:y="3.604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7 33 33 0 50-35 52-38 5 19 23 38 53 38 51 0 79-64 79-76 0-5-5-5-6-5-4 0-5 1-7 5-15 54-49 65-66 65-19 0-27-16-27-33 0-11 4-21 9-43z">
            <text:p/>
          </draw:path>
        </draw:g>
        <draw:g xml:id="id115" draw:id="id115">
          <svg:title>TexMaths</svg:title>
          <svg:desc>14§display§\frac{1}{ap}\tan^{-1}\left( \frac{px \pm q}{a} \right) \ + \ c  §svg§600§FALSE§</svg:desc>
          <draw:polygon draw:style-name="gr2" draw:text-style-name="P6" draw:layer="layout" svg:width="5.272cm" svg:height="1.132cm" svg:x="16.621cm" svg:y="3.177cm" svg:viewBox="0 0 5273 1133" draw:points="2637,1133 0,1133 0,0 5273,0 5273,1133">
            <text:p/>
          </draw:polygon>
          <draw:path draw:style-name="gr3" draw:text-style-name="P7" draw:layer="layout" svg:width="0.163cm" svg:height="0.328cm" svg:x="16.771cm" svg:y="3.2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508cm" svg:height="0.02cm" svg:x="16.596cm" svg:y="3.732cm" svg:viewBox="0 0 509 21" draw:points="254,21 0,21 0,0 509,0 509,21">
            <text:p/>
          </draw:polygon>
          <draw:path draw:style-name="gr3" draw:text-style-name="P7" draw:layer="layout" svg:width="0.225cm" svg:height="0.223cm" svg:x="16.616cm" svg:y="3.98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257cm" svg:height="0.313cm" svg:x="16.84cm" svg:y="3.9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55cm" svg:height="0.308cm" svg:x="17.255cm" svg:y="3.563cm" svg:viewBox="0 0 156 309" svg:d="M76 106h71v-15h-71v-91h-12c0 40-16 93-64 95v11h43v136c0 62 45 67 63 67 35 0 50-35 50-67v-28h-14v28c0 36-14 55-32 55-34 0-34-45-34-54z">
            <text:p/>
          </draw:path>
          <draw:path draw:style-name="gr3" draw:text-style-name="P7" draw:layer="layout" svg:width="0.222cm" svg:height="0.226cm" svg:x="17.456cm" svg:y="3.645cm" svg:viewBox="0 0 223 227" svg:d="M143 184c3 20 16 40 40 40 10 0 40-7 40-47v-27h-12v27c0 29-13 33-18 33-16 0-18-23-18-25v-100c0-20 0-39-18-58-19-19-44-27-69-27-40 0-73 24-73 56 0 15 10 24 22 24 13 0 22-11 22-24 0-6-2-22-24-22 13-17 37-23 53-23 24 0 52 19 52 63v19c-25 1-59 2-91 17-37 17-49 42-49 65 0 40 48 52 80 52s54-20 63-43zM140 103v49c0 47-35 64-57 64-25 0-45-18-45-42 0-27 21-69 102-71z">
            <text:p/>
          </draw:path>
          <draw:path draw:style-name="gr3" draw:text-style-name="P7" draw:layer="layout" svg:width="0.248cm" svg:height="0.217cm" svg:x="17.698cm" svg:y="3.648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233cm" svg:height="0.017cm" svg:x="17.993cm" svg:y="3.568cm" svg:viewBox="0 0 234 18" svg:d="M221 18c4 0 13 0 13-9s-8-9-13-9h-208c-5 0-13 0-13 9s8 9 13 9z">
            <text:p/>
          </draw:path>
          <draw:path draw:style-name="gr3" draw:text-style-name="P7" draw:layer="layout" svg:width="0.126cm" svg:height="0.229cm" svg:x="18.301cm" svg:y="3.433cm" svg:viewBox="0 0 127 230" svg:d="M78 10c0-10-1-10-10-10-22 21-53 22-68 22v13c8 0 31 0 50-10v177c0 11 0 15-34 15h-14v13c7 0 50-1 62-1 11 0 55 1 63 1v-13h-14c-35 0-35-4-35-15z">
            <text:p/>
          </draw:path>
          <draw:path draw:style-name="gr3" draw:text-style-name="P7" draw:layer="layout" svg:width="0.242cm" svg:height="1.181cm" svg:x="18.668cm" svg:y="3.152cm" svg:viewBox="0 0 243 1182" svg:d="M243 1178c0-3-1-4-2-5-18-19-52-52-84-105-80-127-116-287-116-476 0-134 17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57cm" svg:height="0.313cm" svg:x="18.972cm" svg:y="3.3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4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9.25cm" svg:y="3.316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6 32 34 0 51-35 53-38 5 19 23 38 52 38 52 0 80-64 80-76 0-5-5-5-6-5-4 0-5 2-7 5-15 54-50 65-66 65-19 0-27-16-27-33 0-11 4-21 9-43z">
            <text:p/>
          </draw:path>
          <draw:path draw:style-name="gr3" draw:text-style-name="P7" draw:layer="layout" svg:width="0.328cm" svg:height="0.328cm" svg:x="19.653cm" svg:y="3.205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20.137cm" svg:y="3.316cm" svg:viewBox="0 0 204 314" svg:d="M204 6c0-3-1-6-5-6-5 0-25 20-33 35-11-27-30-35-47-35-59 0-119 73-119 145 0 48 29 79 65 79 21 0 41-12 58-30-4 18-20 84-21 88-5 15-9 16-36 17-7 0-11 0-11 10 0 0 0 5 5 5 16 0 34-1 51-1s34 1 50 1c3 0 9 0 9-9 0-6-4-6-13-6-24 0-24-3-24-8 0-3 1-6 3-11zM67 213c-30 0-32-38-32-46 0-25 14-78 23-99 15-37 41-57 61-57 32 0 39 39 39 43 0 3-27 112-28 113-8 15-36 46-63 46z">
            <text:p/>
          </draw:path>
          <draw:polygon draw:style-name="gr3" draw:text-style-name="P7" draw:layer="layout" svg:width="1.368cm" svg:height="0.02cm" svg:x="18.988cm" svg:y="3.732cm" svg:viewBox="0 0 1369 21" draw:points="684,21 0,21 0,0 1369,0 1369,21">
            <text:p/>
          </draw:polygon>
          <draw:path draw:style-name="gr3" draw:text-style-name="P7" draw:layer="layout" svg:width="0.225cm" svg:height="0.223cm" svg:x="19.561cm" svg:y="3.9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2cm" svg:height="1.181cm" svg:x="20.431cm" svg:y="3.152cm" svg:viewBox="0 0 243 1182" svg:d="M243 592c0-194-45-389-170-537-9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1.078cm" svg:y="3.579cm" svg:viewBox="0 0 328 329" svg:d="M175 175h138c6 0 15 0 15-10s-9-10-15-10h-138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726cm" svg:y="3.648cm" svg:viewBox="0 0 193 224" svg:d="M176 30c-8 0-15 0-23 8-7 7-8 16-8 19 0 11 8 17 19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17" draw:id="id117">
          <svg:title>TexMaths</svg:title>
          <svg:desc>14§display§\int \frac{1}{(px \pm q)^2 - a^2 } \ dx§svg§600§FALSE§</svg:desc>
          <draw:polygon draw:style-name="gr2" draw:text-style-name="P6" draw:layer="layout" svg:width="4.376cm" svg:height="1.081cm" svg:x="8.596cm" svg:y="4.477cm" svg:viewBox="0 0 4377 1082" draw:points="2189,1082 0,1082 0,0 4377,0 4377,1082">
            <text:p/>
          </draw:polygon>
          <draw:path draw:style-name="gr3" draw:text-style-name="P7" draw:layer="layout" svg:width="0.437cm" svg:height="1.093cm" svg:x="8.599cm" svg:y="4.452cm" svg:viewBox="0 0 438 1094" svg:d="M24 1072c15 0 24-12 24-24 0-17-12-25-23-25-13 0-25 8-25 25 0 26 25 46 55 46 75 0 103-115 138-258 38-155 70-313 97-471 18-104 36-203 53-266 5-25 22-88 42-88 15 0 27 9 29 11-16 2-24 12-24 24 0 17 12 25 23 25 13 0 25-8 25-25 0-27-27-46-54-46-38 0-65 54-93 155-1 4-68 251-122 574-13 75-28 158-44 226-9 36-31 129-71 129-18 0-29-12-30-12z">
            <text:p/>
          </draw:path>
          <draw:path draw:style-name="gr3" draw:text-style-name="P7" draw:layer="layout" svg:width="0.163cm" svg:height="0.328cm" svg:x="10.653cm" svg:y="4.461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3.054cm" svg:height="0.02cm" svg:x="9.204cm" svg:y="4.988cm" svg:viewBox="0 0 3055 21" draw:points="1527,21 0,21 0,0 3055,0 3055,21">
            <text:p/>
          </draw:polygon>
          <draw:path draw:style-name="gr3" draw:text-style-name="P7" draw:layer="layout" svg:width="0.114cm" svg:height="0.492cm" svg:x="9.253cm" svg:y="5.09cm" svg:viewBox="0 0 115 493" svg:d="M115 488c0-1 0-2-9-11-61-62-77-154-77-231 0-85 19-171 80-233 6-5 6-6 6-9s-2-4-5-4c-5 0-50 34-79 96-25 54-31 109-31 150 0 40 6 99 32 155 31 60 73 92 78 92 3 0 5-1 5-5z">
            <text:p/>
          </draw:path>
          <draw:path draw:style-name="gr3" draw:text-style-name="P7" draw:layer="layout" svg:width="0.257cm" svg:height="0.313cm" svg:x="9.38cm" svg:y="5.241cm" svg:viewBox="0 0 258 314" svg:d="M38 279c-4 17-4 20-27 20-5 0-11 0-11 9 0 4 2 6 7 6 13 0 27-2 41-2 16 0 33 2 48 2 4 0 9 0 9-9 0-6-4-6-11-6-25 0-25-3-25-8 0-7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9.658cm" svg:y="5.241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3" draw:text-style-name="P7" draw:layer="layout" svg:width="0.328cm" svg:height="0.328cm" svg:x="10.061cm" svg:y="5.132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0.546cm" svg:y="5.241cm" svg:viewBox="0 0 204 314" svg:d="M204 6c0-3-1-6-5-6-5 0-25 20-33 35-11-27-30-35-47-35-59 0-119 73-119 144 0 49 29 80 65 80 21 0 41-12 58-30-4 18-20 84-21 88-5 15-9 16-36 17-7 0-11 0-11 10 0 0 0 5 5 5 16 0 34-2 50-2 18 0 34 2 51 2 3 0 9 0 9-9 0-6-4-6-13-6-24 0-24-3-24-8 0-3 1-7 3-11zM67 213c-30 0-32-38-32-46 0-25 14-79 23-99 15-37 41-57 61-57 32 0 39 39 39 43 0 3-27 112-28 113-8 14-36 46-63 46z">
            <text:p/>
          </draw:path>
          <draw:path draw:style-name="gr3" draw:text-style-name="P7" draw:layer="layout" svg:width="0.114cm" svg:height="0.492cm" svg:x="10.791cm" svg:y="5.09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3" draw:text-style-name="P7" draw:layer="layout" svg:width="0.152cm" svg:height="0.229cm" svg:x="10.976cm" svg:y="5.0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3cm" svg:height="0.02cm" svg:x="11.326cm" svg:y="5.327cm" svg:viewBox="0 0 301 21" svg:d="M285 21c7 0 16 0 16-11 0-10-9-10-16-10h-268c-8 0-17 0-17 10 0 11 9 11 17 11z">
            <text:p/>
          </draw:path>
          <draw:path draw:style-name="gr3" draw:text-style-name="P7" draw:layer="layout" svg:width="0.225cm" svg:height="0.223cm" svg:x="11.797cm" svg:y="5.241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12.059cm" svg:y="5.088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234cm" svg:height="0.347cm" svg:x="12.501cm" svg:y="4.78cm" svg:viewBox="0 0 235 348" svg:d="M235 6c0-2 0-6-6-6-7 0-54 4-63 6-4 0-7 2-7 9 0 6 5 6 12 6 24 0 25 4 25 8l-2 10-29 117c-9-18-24-32-46-32-57 0-119 73-119 145 0 47 27 79 66 79 10 0 35-2 64-37 4 20 21 37 45 37 18 0 29-11 37-28s14-47 14-48c0-5-4-5-5-5-6 0-6 2-7 8-9 33-18 62-38 62-14 0-15-12-15-22 0-13 1-16 4-24zM132 283c-2 9-2 10-10 19-21 27-41 35-55 35-26 0-32-27-32-46 0-24 15-86 28-108 14-30 37-48 57-48 31 0 39 41 39 44 0 2-1 6-2 8z">
            <text:p/>
          </draw:path>
          <draw:path draw:style-name="gr3" draw:text-style-name="P7" draw:layer="layout" svg:width="0.245cm" svg:height="0.223cm" svg:x="12.752cm" svg:y="4.904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7 33 33 0 50-35 52-38 5 19 23 38 53 38 51 0 79-64 79-76 0-5-5-5-6-5-4 0-5 1-7 5-15 54-49 65-66 65-19 0-27-16-27-33 0-11 4-21 9-43z">
            <text:p/>
          </draw:path>
        </draw:g>
        <draw:g xml:id="id118" draw:id="id118">
          <svg:title>TexMaths</svg:title>
          <svg:desc>14§display§\frac{1}{2ap}\log \left( \frac{px \pm q - a}{px \pm q + a} \right) \ + \ c§svg§600§FALSE§</svg:desc>
          <draw:polygon draw:style-name="gr2" draw:text-style-name="P6" draw:layer="layout" svg:width="5.777cm" svg:height="1.132cm" svg:x="16.622cm" svg:y="4.477cm" svg:viewBox="0 0 5778 1133" draw:points="2889,1133 0,1133 0,0 5778,0 5778,1133">
            <text:p/>
          </draw:polygon>
          <draw:path draw:style-name="gr3" draw:text-style-name="P7" draw:layer="layout" svg:width="0.163cm" svg:height="0.328cm" svg:x="16.895cm" svg:y="4.5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754cm" svg:height="0.02cm" svg:x="16.597cm" svg:y="5.032cm" svg:viewBox="0 0 755 21" draw:points="377,21 0,21 0,0 755,0 755,21">
            <text:p/>
          </draw:polygon>
          <draw:path draw:style-name="gr3" draw:text-style-name="P7" draw:layer="layout" svg:width="0.196cm" svg:height="0.328cm" svg:x="16.622cm" svg:y="5.176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3" draw:text-style-name="P7" draw:layer="layout" svg:width="0.225cm" svg:height="0.223cm" svg:x="16.862cm" svg:y="5.2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257cm" svg:height="0.313cm" svg:x="17.088cm" svg:y="5.2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1cm" svg:height="0.342cm" svg:x="17.508cm" svg:y="4.824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7.642cm" svg:y="4.945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225cm" svg:height="0.325cm" svg:x="17.889cm" svg:y="4.943cm" svg:viewBox="0 0 226 326" svg:d="M96 139c-43 0-43-49-43-61 0-13 1-29 7-41 5-7 16-20 36-20 43 0 43 49 43 60 0 14 0 29-8 42-4 6-16 20-35 20zM38 158c0-2 0-13 9-24 19 15 39 16 49 16 46 0 80-33 80-72 0-19-8-37-20-48 18-17 36-19 45-19 1 0 3 0 4 0-6 2-8 8-8 14 0 9 7 14 15 14 4 0 14-3 14-14 0-9-6-25-25-25-11 0-32 3-53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ath draw:style-name="gr3" draw:text-style-name="P7" draw:layer="layout" svg:width="0.242cm" svg:height="1.181cm" svg:x="18.312cm" svg:y="4.452cm" svg:viewBox="0 0 243 1182" svg:d="M243 1178c0-3-1-4-2-5-18-19-52-52-84-105-80-127-116-287-116-476 0-134 17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57cm" svg:height="0.313cm" svg:x="18.616cm" svg:y="4.6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8.892cm" svg:y="4.616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19.297cm" svg:y="4.505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9.78cm" svg:y="4.61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3cm" svg:height="0.02cm" svg:x="20.149cm" svg:y="4.7cm" svg:viewBox="0 0 301 21" svg:d="M285 21c7 0 16 0 16-11 0-10-9-10-16-10h-268c-8 0-17 0-17 10 0 11 9 11 17 11z">
            <text:p/>
          </draw:path>
          <draw:path draw:style-name="gr3" draw:text-style-name="P7" draw:layer="layout" svg:width="0.225cm" svg:height="0.223cm" svg:x="20.619cm" svg:y="4.61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6-2 8z">
            <text:p/>
          </draw:path>
          <draw:polygon draw:style-name="gr3" draw:text-style-name="P7" draw:layer="layout" svg:width="2.229cm" svg:height="0.02cm" svg:x="18.631cm" svg:y="5.032cm" svg:viewBox="0 0 2230 21" draw:points="1116,21 0,21 0,0 2230,0 2230,21">
            <text:p/>
          </draw:polygon>
          <draw:path draw:style-name="gr3" draw:text-style-name="P7" draw:layer="layout" svg:width="0.257cm" svg:height="0.313cm" svg:x="18.616cm" svg:y="5.2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8.892cm" svg:y="5.286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19.297cm" svg:y="5.176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9.78cm" svg:y="5.28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327cm" svg:height="0.328cm" svg:x="20.136cm" svg:y="5.216cm" svg:viewBox="0 0 328 329" svg:d="M175 175h138c6 0 15 0 15-10s-9-10-15-10h-138v-138c0-8 0-17-10-17s-10 9-10 17v138h-138c-8 0-17 0-17 10s9 10 17 10h138v138c0 6 0 16 10 16s10-10 10-16z">
            <text:p/>
          </draw:path>
          <draw:path draw:style-name="gr3" draw:text-style-name="P7" draw:layer="layout" svg:width="0.225cm" svg:height="0.223cm" svg:x="20.619cm" svg:y="5.28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6-2 8z">
            <text:p/>
          </draw:path>
          <draw:path draw:style-name="gr3" draw:text-style-name="P7" draw:layer="layout" svg:width="0.242cm" svg:height="1.181cm" svg:x="20.936cm" svg:y="4.452cm" svg:viewBox="0 0 243 1182" svg:d="M243 592c0-194-45-389-170-537-10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1.583cm" svg:y="4.879cm" svg:viewBox="0 0 328 329" svg:d="M175 175h138c6 0 15 0 15-10s-9-10-15-10h-138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2.231cm" svg:y="4.948cm" svg:viewBox="0 0 193 224" svg:d="M176 30c-8 0-15 0-23 8-7 7-9 16-9 19 0 11 9 17 20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20" draw:id="id120">
          <svg:title>TexMaths</svg:title>
          <svg:desc>14§display§\int \frac{1}{ a^2 - ( px \pm q )^2 } \ dx§svg§600§FALSE§</svg:desc>
          <draw:polygon draw:style-name="gr2" draw:text-style-name="P6" draw:layer="layout" svg:width="4.376cm" svg:height="1.081cm" svg:x="8.596cm" svg:y="5.778cm" svg:viewBox="0 0 4377 1082" draw:points="2189,1082 0,1082 0,0 4377,0 4377,1082">
            <text:p/>
          </draw:polygon>
          <draw:path draw:style-name="gr3" draw:text-style-name="P7" draw:layer="layout" svg:width="0.437cm" svg:height="1.093cm" svg:x="8.599cm" svg:y="5.753cm" svg:viewBox="0 0 438 1094" svg:d="M24 1072c15 0 24-12 24-24 0-17-12-25-23-25-13 0-25 8-25 25 0 26 25 46 55 46 75 0 103-115 138-258 38-155 70-313 97-471 18-104 36-203 53-266 5-25 22-88 42-88 15 0 27 9 29 11-16 2-24 12-24 24 0 17 12 25 23 25 13 0 25-8 25-25 0-27-27-46-54-46-38 0-65 54-93 155-1 4-68 251-122 574-13 75-28 158-44 226-9 36-31 129-71 129-18 0-29-12-30-12z">
            <text:p/>
          </draw:path>
          <draw:path draw:style-name="gr3" draw:text-style-name="P7" draw:layer="layout" svg:width="0.163cm" svg:height="0.328cm" svg:x="10.653cm" svg:y="5.7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3.054cm" svg:height="0.02cm" svg:x="9.204cm" svg:y="6.289cm" svg:viewBox="0 0 3055 21" draw:points="1527,21 0,21 0,0 3055,0 3055,21">
            <text:p/>
          </draw:polygon>
          <draw:path draw:style-name="gr3" draw:text-style-name="P7" draw:layer="layout" svg:width="0.225cm" svg:height="0.223cm" svg:x="9.224cm" svg:y="6.542cm" svg:viewBox="0 0 226 224" svg:d="M165 31c-9-18-24-31-46-31-57 0-119 73-119 144 0 47 27 80 66 80 10 0 35-2 64-37 4 20 21 37 45 37 18 0 29-11 37-27 8-18 14-48 14-49 0-5-4-5-5-5-6 0-6 1-7 9-9 32-18 61-38 61-14 0-15-13-15-23 0-11 1-14 7-37 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152cm" svg:height="0.229cm" svg:x="9.486cm" svg:y="6.389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3cm" svg:height="0.02cm" svg:x="9.836cm" svg:y="6.628cm" svg:viewBox="0 0 301 21" svg:d="M285 21c7 0 16 0 16-11 0-10-9-10-16-10h-268c-8 0-17 0-17 10 0 11 9 11 17 11z">
            <text:p/>
          </draw:path>
          <draw:path draw:style-name="gr3" draw:text-style-name="P7" draw:layer="layout" svg:width="0.114cm" svg:height="0.492cm" svg:x="10.336cm" svg:y="6.391cm" svg:viewBox="0 0 115 493" svg:d="M115 488c0-1 0-2-9-11-61-62-77-154-77-231 0-85 19-171 80-233 6-5 6-6 6-9s-2-4-5-4c-5 0-50 34-79 96-25 54-31 109-31 150 0 40 6 99 32 155 31 60 73 92 78 92 3 0 5-1 5-5z">
            <text:p/>
          </draw:path>
          <draw:path draw:style-name="gr3" draw:text-style-name="P7" draw:layer="layout" svg:width="0.257cm" svg:height="0.313cm" svg:x="10.462cm" svg:y="6.542cm" svg:viewBox="0 0 258 314" svg:d="M38 279c-4 17-4 20-27 20-5 0-11 0-11 9 0 4 2 6 7 6 13 0 27-2 41-2 16 0 33 2 48 2 4 0 9 0 9-9 0-6-4-6-11-6-25 0-25-3-25-8 0-7 21-86 24-98 7 13 21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0.74cm" svg:y="6.542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6 33 34 0 50-35 53-38 5 19 23 38 52 38 52 0 80-64 80-76 0-5-5-5-6-5-4 0-5 1-7 5-16 54-50 65-66 65-19 0-27-16-27-33 0-11 4-21 9-43z">
            <text:p/>
          </draw:path>
          <draw:path draw:style-name="gr3" draw:text-style-name="P7" draw:layer="layout" svg:width="0.328cm" svg:height="0.328cm" svg:x="11.143cm" svg:y="6.433cm" svg:viewBox="0 0 329 329" svg:d="M175 175h138c7 0 16 0 16-10s-9-10-16-10h-138v-137c0-8 0-18-10-18s-10 9-10 17v138h-138c-8 0-17 0-17 10s9 10 17 10h138v134h-138c-8 0-17 0-17 10s9 10 17 10h296c7 0 16 0 16-10s-9-10-16-10h-138z">
            <text:p/>
          </draw:path>
          <draw:path draw:style-name="gr3" draw:text-style-name="P7" draw:layer="layout" svg:width="0.203cm" svg:height="0.313cm" svg:x="11.628cm" svg:y="6.542cm" svg:viewBox="0 0 204 314" svg:d="M204 6c0-3-1-6-5-6-5 0-25 20-33 35-11-27-30-35-47-35-59 0-119 73-119 144 0 49 29 80 65 80 21 0 41-12 58-30-4 18-20 84-21 88-5 15-9 16-36 17-7 0-11 0-11 10 0 0 0 5 5 5 16 0 34-2 50-2 18 0 34 2 51 2 3 0 9 0 9-9 0-6-4-6-13-6-24 0-24-3-24-8 0-3 1-7 3-11zM67 213c-30 0-32-38-32-46 0-25 14-79 23-99 15-37 41-57 61-57 32 0 39 39 39 43 0 3-27 112-28 113-8 14-36 46-63 46z">
            <text:p/>
          </draw:path>
          <draw:path draw:style-name="gr3" draw:text-style-name="P7" draw:layer="layout" svg:width="0.114cm" svg:height="0.492cm" svg:x="11.873cm" svg:y="6.391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3" draw:text-style-name="P7" draw:layer="layout" svg:width="0.152cm" svg:height="0.229cm" svg:x="12.059cm" svg:y="6.389cm" svg:viewBox="0 0 153 230" svg:d="M153 167h-12c-1 8-4 28-9 31-2 2-29 2-33 2h-64c36-32 48-41 69-58 26-20 49-41 49-75 0-41-37-67-81-67-43 0-72 30-72 62 0 18 15 20 18 20 9 0 19-7 19-19 0-6-2-18-20-18 10-25 33-33 50-33 35 0 53 27 53 55 0 30-21 54-33 67l-84 82c-3 3-3 5-3 14h143z">
            <text:p/>
          </draw:path>
          <draw:path draw:style-name="gr3" draw:text-style-name="P7" draw:layer="layout" svg:width="0.234cm" svg:height="0.347cm" svg:x="12.501cm" svg:y="6.081cm" svg:viewBox="0 0 235 348" svg:d="M235 6c0-2 0-6-6-6-7 0-54 4-63 6-4 0-7 2-7 9 0 6 5 6 12 6 24 0 25 4 25 8l-2 10-29 117c-9-18-24-32-46-32-57 0-119 73-119 145 0 47 27 79 66 79 10 0 35-2 64-37 4 20 21 37 45 37 18 0 29-11 37-28s14-47 14-48c0-5-4-5-5-5-6 0-6 2-7 8-9 33-18 62-38 62-14 0-15-12-15-22 0-13 1-16 4-24zM132 283c-2 9-2 10-10 19-21 27-41 35-55 35-26 0-32-27-32-46 0-24 15-86 28-108 14-30 37-48 57-48 31 0 39 41 39 44 0 2-1 6-2 8z">
            <text:p/>
          </draw:path>
          <draw:path draw:style-name="gr3" draw:text-style-name="P7" draw:layer="layout" svg:width="0.245cm" svg:height="0.223cm" svg:x="12.752cm" svg:y="6.205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29 0 23 25 33 47 33 33 0 50-35 52-38 5 19 23 38 53 38 51 0 79-64 79-76 0-5-5-5-6-5-4 0-5 1-7 5-15 54-49 65-66 65-19 0-27-16-27-33 0-11 4-21 9-43z">
            <text:p/>
          </draw:path>
        </draw:g>
        <draw:g xml:id="id121" draw:id="id121">
          <svg:title>TexMaths</svg:title>
          <svg:desc>14§display§\frac{1}{2ap}\log \left( \frac{ a +  ( px \pm q ) }{ a - ( px \pm q ) } \right) \ + \ c§svg§600§FALSE§</svg:desc>
          <draw:polygon draw:style-name="gr2" draw:text-style-name="P6" draw:layer="layout" svg:width="6.158cm" svg:height="1.132cm" svg:x="16.622cm" svg:y="5.777cm" svg:viewBox="0 0 6159 1133" draw:points="3080,1133 0,1133 0,0 6159,0 6159,1133">
            <text:p/>
          </draw:polygon>
          <draw:path draw:style-name="gr3" draw:text-style-name="P7" draw:layer="layout" svg:width="0.163cm" svg:height="0.328cm" svg:x="16.895cm" svg:y="5.8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754cm" svg:height="0.02cm" svg:x="16.597cm" svg:y="6.332cm" svg:viewBox="0 0 755 21" draw:points="377,21 0,21 0,0 755,0 755,21">
            <text:p/>
          </draw:polygon>
          <draw:path draw:style-name="gr3" draw:text-style-name="P7" draw:layer="layout" svg:width="0.196cm" svg:height="0.328cm" svg:x="16.622cm" svg:y="6.476cm" svg:viewBox="0 0 197 329" svg:d="M38 291l53-51c77-69 106-94 106-144 0-57-44-96-104-96-56 0-93 46-93 90 0 27 25 27 26 27 9 0 26-6 26-26 0-13-9-26-26-26-5 0-5 0-7 1 11-32 38-50 67-50 45 0 66 39 66 80 0 40-24 79-51 109l-95 105c-6 6-6 7-6 19h184l13-86h-12c-2 15-6 37-10 44-5 4-37 4-47 4z">
            <text:p/>
          </draw:path>
          <draw:path draw:style-name="gr3" draw:text-style-name="P7" draw:layer="layout" svg:width="0.225cm" svg:height="0.223cm" svg:x="16.862cm" svg:y="6.586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6-2 8z">
            <text:p/>
          </draw:path>
          <draw:path draw:style-name="gr3" draw:text-style-name="P7" draw:layer="layout" svg:width="0.257cm" svg:height="0.313cm" svg:x="17.088cm" svg:y="6.5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1cm" svg:height="0.342cm" svg:x="17.508cm" svg:y="6.124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7.642cm" svg:y="6.245cm" svg:viewBox="0 0 220 227" svg:d="M220 115c0-62-51-115-110-115-62 0-110 54-110 115 0 64 52 112 110 112 59 0 110-49 110-112zM110 215c-22 0-43-11-56-33s-13-52-13-70c0-19 0-46 12-68 13-23 37-33 57-33 21 0 42 10 56 32 12 21 12 50 12 69 0 18 0 45-11 66-10 23-33 37-57 37z">
            <text:p/>
          </draw:path>
          <draw:path draw:style-name="gr3" draw:text-style-name="P7" draw:layer="layout" svg:width="0.225cm" svg:height="0.325cm" svg:x="17.888cm" svg:y="6.243cm" svg:viewBox="0 0 226 326" svg:d="M96 139c-43 0-43-49-43-61 0-13 1-29 7-41 5-7 16-20 36-20 43 0 43 49 43 60 0 14 0 29-8 42-4 6-16 20-35 20zM38 158c0-2 0-13 9-24 19 15 39 16 49 16 46 0 80-33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ath draw:style-name="gr3" draw:text-style-name="P7" draw:layer="layout" svg:width="0.242cm" svg:height="1.181cm" svg:x="18.312cm" svg:y="5.752cm" svg:viewBox="0 0 243 1182" svg:d="M243 1178c0-3-1-4-2-5-18-19-52-52-84-105-80-127-116-287-116-476 0-134 17-304 99-451 39-70 80-111 102-132 1-1 1-2 1-5 0-4-3-4-10-4s-8 0-16 8c-165 150-217 375-217 582 0 194 45 389 170 537 10 11 28 31 50 49 5 6 6 6 13 6s10 0 10-4z">
            <text:p/>
          </draw:path>
          <draw:path draw:style-name="gr3" draw:text-style-name="P7" draw:layer="layout" svg:width="0.225cm" svg:height="0.223cm" svg:x="18.65cm" svg:y="5.91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327cm" svg:height="0.328cm" svg:x="19.027cm" svg:y="5.84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14cm" svg:height="0.492cm" svg:x="19.54cm" svg:y="5.763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3" draw:text-style-name="P7" draw:layer="layout" svg:width="0.257cm" svg:height="0.313cm" svg:x="19.668cm" svg:y="5.9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9.945cm" svg:y="5.91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20.349cm" svg:y="5.805cm" svg:viewBox="0 0 329 329" svg:d="M175 175h137c8 0 17 0 17-10s-9-10-17-10h-137v-137c0-8 0-18-10-18s-10 9-10 17v138h-138c-8 0-17 0-17 10s9 10 17 10h138v134h-138c-8 0-17 0-17 10s9 10 17 10h295c8 0 17 0 17-10s-9-10-17-10h-137z">
            <text:p/>
          </draw:path>
          <draw:path draw:style-name="gr3" draw:text-style-name="P7" draw:layer="layout" svg:width="0.203cm" svg:height="0.313cm" svg:x="20.833cm" svg:y="5.91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114cm" svg:height="0.492cm" svg:x="21.079cm" svg:y="5.763cm" svg:viewBox="0 0 115 493" svg:d="M115 246c0-38-5-97-32-153-30-61-73-93-79-93-2 0-4 2-4 4 0 3 0 4 9 13 49 48 77 126 77 229 0 85-18 172-79 234-7 6-7 7-7 8 0 4 2 5 4 5 6 0 51-34 80-96 26-54 31-109 31-151z">
            <text:p/>
          </draw:path>
          <draw:polygon draw:style-name="gr3" draw:text-style-name="P7" draw:layer="layout" svg:width="2.612cm" svg:height="0.02cm" svg:x="18.631cm" svg:y="6.332cm" svg:viewBox="0 0 2613 21" draw:points="1306,21 0,21 0,0 2613,0 2613,21">
            <text:p/>
          </draw:polygon>
          <draw:path draw:style-name="gr3" draw:text-style-name="P7" draw:layer="layout" svg:width="0.225cm" svg:height="0.223cm" svg:x="18.65cm" svg:y="6.586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3cm" svg:height="0.02cm" svg:x="19.041cm" svg:y="6.671cm" svg:viewBox="0 0 301 21" svg:d="M284 21c8 0 17 0 17-11 0-10-9-10-17-10h-267c-8 0-17 0-17 10 0 11 9 11 17 11z">
            <text:p/>
          </draw:path>
          <draw:path draw:style-name="gr3" draw:text-style-name="P7" draw:layer="layout" svg:width="0.114cm" svg:height="0.492cm" svg:x="19.54cm" svg:y="6.434cm" svg:viewBox="0 0 115 493" svg:d="M115 488c0-1 0-2-9-11-61-61-77-154-77-231 0-85 19-171 80-233 6-5 6-6 6-9s-2-4-5-4c-5 0-50 34-79 96-25 54-31 109-31 150 0 40 6 99 32 155 31 61 73 92 78 92 3 0 5-1 5-5z">
            <text:p/>
          </draw:path>
          <draw:path draw:style-name="gr3" draw:text-style-name="P7" draw:layer="layout" svg:width="0.257cm" svg:height="0.313cm" svg:x="19.668cm" svg:y="6.5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9.945cm" svg:y="6.58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328cm" svg:height="0.328cm" svg:x="20.349cm" svg:y="6.476cm" svg:viewBox="0 0 329 329" svg:d="M175 175h137c8 0 17 0 17-10s-9-10-17-10h-137v-137c0-8 0-18-10-18s-10 9-10 17v138h-138c-8 0-17 0-17 10s9 10 17 10h138v134h-138c-8 0-17 0-17 10s9 10 17 10h295c8 0 17 0 17-10s-9-10-17-10h-137z">
            <text:p/>
          </draw:path>
          <draw:path draw:style-name="gr3" draw:text-style-name="P7" draw:layer="layout" svg:width="0.203cm" svg:height="0.313cm" svg:x="20.833cm" svg:y="6.58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ath draw:style-name="gr3" draw:text-style-name="P7" draw:layer="layout" svg:width="0.114cm" svg:height="0.492cm" svg:x="21.079cm" svg:y="6.434cm" svg:viewBox="0 0 115 493" svg:d="M115 246c0-38-5-97-32-153-30-61-73-93-79-93-2 0-4 2-4 4 0 3 0 4 9 13 49 48 77 126 77 229 0 85-18 172-79 234-7 6-7 7-7 8 0 4 2 5 4 5 6 0 51-34 80-96 26-54 31-109 31-151z">
            <text:p/>
          </draw:path>
          <draw:path draw:style-name="gr3" draw:text-style-name="P7" draw:layer="layout" svg:width="0.242cm" svg:height="1.181cm" svg:x="21.319cm" svg:y="5.752cm" svg:viewBox="0 0 243 1182" svg:d="M243 592c0-194-45-389-170-537-10-11-28-31-48-49-7-6-8-6-15-6-6 0-10 0-10 4 0 3 2 5 3 6 17 18 51 51 83 104 80 127 117 287 117 476 0 134-18 304-100 451-39 70-81 111-101 132-1 1-2 2-2 5 0 4 4 4 10 4 7 0 8 0 16-8 166-150 217-375 217-582z">
            <text:p/>
          </draw:path>
          <draw:path draw:style-name="gr3" draw:text-style-name="P7" draw:layer="layout" svg:width="0.327cm" svg:height="0.328cm" svg:x="21.964cm" svg:y="6.179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2.612cm" svg:y="6.248cm" svg:viewBox="0 0 193 224" svg:d="M176 30c-8 0-15 0-23 8-7 7-9 16-9 19 0 11 9 17 20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23" draw:id="id123">
          <svg:title>TexMaths</svg:title>
          <svg:desc>14§display§\int \frac{1}{\sqrt{x^2 + a^2 }} \ dx§svg§600§FALSE§</svg:desc>
          <draw:polygon draw:style-name="gr2" draw:text-style-name="P6" draw:layer="layout" svg:width="3.316cm" svg:height="1.078cm" svg:x="8.597cm" svg:y="7.078cm" svg:viewBox="0 0 3317 1079" draw:points="1659,1079 0,1079 0,0 3317,0 3317,1079">
            <text:p/>
          </draw:polygon>
          <draw:path draw:style-name="gr3" draw:text-style-name="P7" draw:layer="layout" svg:width="0.437cm" svg:height="1.093cm" svg:x="8.6cm" svg:y="7.053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3cm" svg:height="0.328cm" svg:x="10.124cm" svg:y="7.0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1.995cm" svg:height="0.02cm" svg:x="9.205cm" svg:y="7.59cm" svg:viewBox="0 0 1996 21" draw:points="998,21 0,21 0,0 1996,0 1996,21">
            <text:p/>
          </draw:polygon>
          <draw:path draw:style-name="gr3" draw:text-style-name="P7" draw:layer="layout" svg:width="0.384cm" svg:height="0.492cm" svg:x="9.241cm" svg:y="7.688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584cm" svg:height="0.02cm" svg:x="9.615cm" svg:y="7.688cm" svg:viewBox="0 0 1585 21" draw:points="793,21 0,21 0,0 1585,0 1585,21">
            <text:p/>
          </draw:polygon>
          <draw:path draw:style-name="gr3" draw:text-style-name="P7" draw:layer="layout" svg:width="0.245cm" svg:height="0.223cm" svg:x="9.63cm" svg:y="7.90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152cm" svg:height="0.229cm" svg:x="9.919cm" svg:y="7.7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27cm" svg:height="0.328cm" svg:x="10.255cm" svg:y="7.832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25cm" svg:height="0.223cm" svg:x="10.738cm" svg:y="7.901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5-2 8z">
            <text:p/>
          </draw:path>
          <draw:path draw:style-name="gr3" draw:text-style-name="P7" draw:layer="layout" svg:width="0.152cm" svg:height="0.229cm" svg:x="11cm" svg:y="7.7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234cm" svg:height="0.347cm" svg:x="11.443cm" svg:y="7.381cm" svg:viewBox="0 0 235 348" svg:d="M235 6c0-2 0-6-7-6-6 0-53 4-62 6-4 0-7 2-7 9 0 6 5 6 12 6 24 0 25 4 25 8l-1 10-30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1.693cm" svg:y="7.50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g xml:id="id124" draw:id="id124">
          <svg:title>TexMaths</svg:title>
          <svg:desc>14§display§\log \left[ x + \sqrt{x^2 + a^2 } \right] \ + \ c §svg§600§FALSE§</svg:desc>
          <draw:polygon draw:style-name="gr2" draw:text-style-name="P6" draw:layer="layout" svg:width="5.232cm" svg:height="0.836cm" svg:x="16.608cm" svg:y="7.177cm" svg:viewBox="0 0 5233 837" draw:points="2617,837 0,837 0,0 5233,0 5233,837">
            <text:p/>
          </draw:polygon>
          <draw:path draw:style-name="gr3" draw:text-style-name="P7" draw:layer="layout" svg:width="0.11cm" svg:height="0.342cm" svg:x="16.599cm" svg:y="7.376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6.733cm" svg:y="7.497cm" svg:viewBox="0 0 220 227" svg:d="M220 115c0-62-51-115-110-115-62 0-110 54-110 115 0 64 52 112 110 112 59 0 110-49 110-112zM110 215c-22 0-43-11-56-34-13-21-13-51-13-69 0-19 0-46 12-68 13-23 37-33 57-33 21 0 42 10 55 32 13 21 13 50 13 69 0 18 0 45-11 66-10 22-33 37-57 37z">
            <text:p/>
          </draw:path>
          <draw:path draw:style-name="gr3" draw:text-style-name="P7" draw:layer="layout" svg:width="0.225cm" svg:height="0.325cm" svg:x="16.98cm" svg:y="7.495cm" svg:viewBox="0 0 226 326" svg:d="M96 139c-43 0-43-49-43-61 0-13 1-29 7-41 5-7 16-20 36-20 43 0 43 49 43 60 0 14 0 29-8 42-4 6-16 20-35 20zM38 158c0-2 0-14 9-24 19 15 39 16 49 16 46 0 80-34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olygon draw:style-name="gr3" draw:text-style-name="P7" draw:layer="layout" svg:width="0.112cm" svg:height="0.885cm" svg:x="17.412cm" svg:y="7.152cm" svg:viewBox="0 0 113 886" draw:points="0,886 113,886 113,864 24,864 24,24 113,24 113,0 0,0">
            <text:p/>
          </draw:polygon>
          <draw:path draw:style-name="gr3" draw:text-style-name="P7" draw:layer="layout" svg:width="0.245cm" svg:height="0.223cm" svg:x="17.548cm" svg:y="7.5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327cm" svg:height="0.328cm" svg:x="17.951cm" svg:y="7.4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448cm" svg:height="0.59cm" svg:x="18.47cm" svg:y="7.215cm" svg:viewBox="0 0 449 591" svg:d="M155 591c15 0 15 0 21-10l270-562c3-7 3-8 3-9 0-6-4-10-10-10-7 0-9 4-11 10l-254 530-106-244-68 52 8 8 35-27z">
            <text:p/>
          </draw:path>
          <draw:polygon draw:style-name="gr3" draw:text-style-name="P7" draw:layer="layout" svg:width="1.584cm" svg:height="0.02cm" svg:x="18.908cm" svg:y="7.215cm" svg:viewBox="0 0 1585 21" draw:points="793,21 0,21 0,0 1585,0 1585,21">
            <text:p/>
          </draw:polygon>
          <draw:path draw:style-name="gr3" draw:text-style-name="P7" draw:layer="layout" svg:width="0.245cm" svg:height="0.223cm" svg:x="18.922cm" svg:y="7.5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152cm" svg:height="0.229cm" svg:x="19.211cm" svg:y="7.3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27cm" svg:height="0.328cm" svg:x="19.547cm" svg:y="7.4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25cm" svg:height="0.223cm" svg:x="20.03cm" svg:y="7.5cm" svg:viewBox="0 0 226 224" svg:d="M165 31c-9-18-24-31-46-31-57 0-119 73-119 144 0 48 27 80 66 80 10 0 35-2 64-37 4 20 21 37 45 37 18 0 29-11 37-27 8-18 14-48 14-49 0-5-4-5-5-5-5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20.293cm" svg:y="7.3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olygon draw:style-name="gr3" draw:text-style-name="P7" draw:layer="layout" svg:width="0.112cm" svg:height="0.885cm" svg:x="20.501cm" svg:y="7.152cm" svg:viewBox="0 0 113 886" draw:points="90,864 0,864 0,886 113,886 113,0 0,0 0,24 90,24">
            <text:p/>
          </draw:polygon>
          <draw:path draw:style-name="gr3" draw:text-style-name="P7" draw:layer="layout" svg:width="0.327cm" svg:height="0.328cm" svg:x="21.025cm" svg:y="7.4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673cm" svg:y="7.5cm" svg:viewBox="0 0 193 224" svg:d="M176 30c-8 0-15 0-23 8-7 7-9 16-9 19 0 11 9 17 20 17 14 0 28-11 28-31 0-25-24-43-60-43-66 0-132 71-132 140 0 45 29 84 81 84 70 0 112-53 112-58 0-4-4-7-6-7-3 0-3 1-7 6-39 48-93 48-99 48-31 0-44-24-44-54 0-20 10-68 27-99 14-28 42-49 69-49 17 0 36 6 43 19z">
            <text:p/>
          </draw:path>
        </draw:g>
        <draw:g xml:id="id126" draw:id="id126">
          <svg:title>TexMaths</svg:title>
          <svg:desc>14§display§\int \frac{1}{\sqrt{x^2 - a^2 }} \ dx §svg§600§FALSE§</svg:desc>
          <draw:polygon draw:style-name="gr2" draw:text-style-name="P6" draw:layer="layout" svg:width="3.316cm" svg:height="1.078cm" svg:x="8.598cm" svg:y="8.278cm" svg:viewBox="0 0 3317 1079" draw:points="1659,1079 0,1079 0,0 3317,0 3317,1079">
            <text:p/>
          </draw:polygon>
          <draw:path draw:style-name="gr3" draw:text-style-name="P7" draw:layer="layout" svg:width="0.437cm" svg:height="1.093cm" svg:x="8.601cm" svg:y="8.253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3cm" svg:height="0.328cm" svg:x="10.125cm" svg:y="8.2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1.995cm" svg:height="0.02cm" svg:x="9.206cm" svg:y="8.79cm" svg:viewBox="0 0 1996 21" draw:points="998,21 0,21 0,0 1996,0 1996,21">
            <text:p/>
          </draw:polygon>
          <draw:path draw:style-name="gr3" draw:text-style-name="P7" draw:layer="layout" svg:width="0.384cm" svg:height="0.492cm" svg:x="9.242cm" svg:y="8.888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584cm" svg:height="0.02cm" svg:x="9.616cm" svg:y="8.888cm" svg:viewBox="0 0 1585 21" draw:points="793,21 0,21 0,0 1585,0 1585,21">
            <text:p/>
          </draw:polygon>
          <draw:path draw:style-name="gr3" draw:text-style-name="P7" draw:layer="layout" svg:width="0.245cm" svg:height="0.223cm" svg:x="9.631cm" svg:y="9.10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1-35 53-38 5 19 23 38 53 38 51 0 79-64 79-76 0-5-5-5-6-5-4 0-5 2-7 5-15 54-50 65-66 65-19 0-27-16-27-33 0-11 4-21 9-43z">
            <text:p/>
          </draw:path>
          <draw:path draw:style-name="gr3" draw:text-style-name="P7" draw:layer="layout" svg:width="0.152cm" svg:height="0.229cm" svg:x="9.92cm" svg:y="8.9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cm" svg:height="0.02cm" svg:x="10.269cm" svg:y="9.185cm" svg:viewBox="0 0 301 21" svg:d="M284 21c8 0 17 0 17-11 0-10-9-10-17-10h-267c-8 0-17 0-17 10 0 11 9 11 17 11z">
            <text:p/>
          </draw:path>
          <draw:path draw:style-name="gr3" draw:text-style-name="P7" draw:layer="layout" svg:width="0.225cm" svg:height="0.223cm" svg:x="10.739cm" svg:y="9.101cm" svg:viewBox="0 0 226 224" svg:d="M165 31c-9-18-24-31-46-31-57 0-119 73-119 145 0 47 27 79 66 79 10 0 35-2 64-37 4 20 21 37 45 37 18 0 29-11 37-27 8-18 14-48 14-49 0-5-4-5-5-5-5 0-6 2-7 9-9 32-18 61-38 61-14 0-15-12-15-23s1-14 7-37c6-20 6-25 10-43l18-70c3-14 3-14 3-16 0-9-5-14-13-14-12 0-20 11-21 21zM132 160c-2 9-2 9-9 18-22 27-42 35-56 35-24 0-32-27-32-46 0-25 17-86 28-109 14-29 37-47 57-47 32 0 39 41 39 44 0 2-1 5-2 8z">
            <text:p/>
          </draw:path>
          <draw:path draw:style-name="gr3" draw:text-style-name="P7" draw:layer="layout" svg:width="0.152cm" svg:height="0.229cm" svg:x="11.001cm" svg:y="8.9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234cm" svg:height="0.347cm" svg:x="11.444cm" svg:y="8.581cm" svg:viewBox="0 0 235 348" svg:d="M235 6c0-2 0-6-7-6-6 0-53 4-62 6-4 0-7 2-7 9 0 6 5 6 12 6 24 0 25 4 25 8l-1 10-30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1.694cm" svg:y="8.70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g xml:id="id127" draw:id="id127">
          <svg:title>TexMaths</svg:title>
          <svg:desc>14§display§\log \left[ x + \sqrt{x^2 - a^2 } \right] \ + \ c §svg§600§FALSE§</svg:desc>
          <draw:polygon draw:style-name="gr2" draw:text-style-name="P6" draw:layer="layout" svg:width="5.232cm" svg:height="0.836cm" svg:x="16.609cm" svg:y="8.477cm" svg:viewBox="0 0 5233 837" draw:points="2617,837 0,837 0,0 5233,0 5233,837">
            <text:p/>
          </draw:polygon>
          <draw:path draw:style-name="gr3" draw:text-style-name="P7" draw:layer="layout" svg:width="0.11cm" svg:height="0.342cm" svg:x="16.6cm" svg:y="8.676cm" svg:viewBox="0 0 111 343" svg:d="M72 0l-72 6v15c35 0 39 4 39 27v257c0 22-5 22-39 22v16c17-1 43-1 55-1s37 0 56 1v-16c-34 0-39 0-39-22z">
            <text:p/>
          </draw:path>
          <draw:path draw:style-name="gr3" draw:text-style-name="P7" draw:layer="layout" svg:width="0.219cm" svg:height="0.226cm" svg:x="16.734cm" svg:y="8.797cm" svg:viewBox="0 0 220 227" svg:d="M220 115c0-62-51-115-110-115-62 0-110 54-110 115 0 64 52 112 110 112 59 0 110-49 110-112zM110 215c-22 0-43-11-56-34-13-21-13-51-13-69 0-19 0-46 12-68 13-23 37-33 57-33 21 0 42 10 55 32 13 21 13 50 13 69 0 18 0 45-11 66-10 22-33 37-57 37z">
            <text:p/>
          </draw:path>
          <draw:path draw:style-name="gr3" draw:text-style-name="P7" draw:layer="layout" svg:width="0.225cm" svg:height="0.325cm" svg:x="16.981cm" svg:y="8.795cm" svg:viewBox="0 0 226 326" svg:d="M96 139c-43 0-43-49-43-61 0-13 1-29 7-41 5-7 16-20 36-20 43 0 43 49 43 60 0 14 0 29-8 42-4 6-16 20-35 20zM38 158c0-2 0-14 9-24 19 15 39 16 49 16 46 0 80-34 80-72 0-19-8-37-20-48 18-17 36-19 44-19 2 0 4 0 5 0-6 2-8 8-8 14 0 9 7 14 15 14 4 0 14-3 14-14 0-9-6-25-26-25-10 0-31 3-52 24-20-17-42-18-52-18-46 0-80 33-80 71 0 23 11 41 23 52-7 7-15 23-15 40 0 16 6 35 22 44-30 9-46 30-46 50 0 35 49 63 110 63 58 0 110-26 110-64 0-18-8-42-33-57-27-13-55-13-85-13-12 0-34 0-37 0-16-3-27-18-27-34zM110 314c-51 0-84-25-84-51 0-23 19-41 40-42h29c43 0 99 0 99 42 0 26-36 51-84 51z">
            <text:p/>
          </draw:path>
          <draw:polygon draw:style-name="gr3" draw:text-style-name="P7" draw:layer="layout" svg:width="0.112cm" svg:height="0.885cm" svg:x="17.413cm" svg:y="8.452cm" svg:viewBox="0 0 113 886" draw:points="0,886 113,886 113,864 24,864 24,24 113,24 113,0 0,0">
            <text:p/>
          </draw:polygon>
          <draw:path draw:style-name="gr3" draw:text-style-name="P7" draw:layer="layout" svg:width="0.245cm" svg:height="0.223cm" svg:x="17.549cm" svg:y="8.8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327cm" svg:height="0.328cm" svg:x="17.952cm" svg:y="8.7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448cm" svg:height="0.59cm" svg:x="18.471cm" svg:y="8.515cm" svg:viewBox="0 0 449 591" svg:d="M155 591c15 0 15 0 21-10l270-562c3-7 3-8 3-9 0-6-4-10-10-10-7 0-9 4-11 10l-254 530-106-244-68 52 8 8 35-27z">
            <text:p/>
          </draw:path>
          <draw:polygon draw:style-name="gr3" draw:text-style-name="P7" draw:layer="layout" svg:width="1.584cm" svg:height="0.02cm" svg:x="18.909cm" svg:y="8.515cm" svg:viewBox="0 0 1585 21" draw:points="793,21 0,21 0,0 1585,0 1585,21">
            <text:p/>
          </draw:polygon>
          <draw:path draw:style-name="gr3" draw:text-style-name="P7" draw:layer="layout" svg:width="0.245cm" svg:height="0.223cm" svg:x="18.923cm" svg:y="8.8cm" svg:viewBox="0 0 246 224" svg:d="M151 69c2-13 14-58 48-58 3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6 32 34 0 50-35 53-38 5 19 23 38 52 38 52 0 80-64 80-76 0-5-5-5-6-5-4 0-5 1-7 5-16 54-50 65-66 65-19 0-27-16-27-33 0-11 4-21 9-43z">
            <text:p/>
          </draw:path>
          <draw:path draw:style-name="gr3" draw:text-style-name="P7" draw:layer="layout" svg:width="0.152cm" svg:height="0.229cm" svg:x="19.212cm" svg:y="8.6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cm" svg:height="0.02cm" svg:x="19.561cm" svg:y="8.885cm" svg:viewBox="0 0 301 21" svg:d="M284 21c8 0 17 0 17-11 0-10-9-10-17-10h-267c-8 0-17 0-17 10 0 11 9 11 17 11z">
            <text:p/>
          </draw:path>
          <draw:path draw:style-name="gr3" draw:text-style-name="P7" draw:layer="layout" svg:width="0.225cm" svg:height="0.223cm" svg:x="20.031cm" svg:y="8.8cm" svg:viewBox="0 0 226 224" svg:d="M165 31c-9-18-24-31-46-31-57 0-119 73-119 144 0 48 27 80 66 80 10 0 35-2 64-37 4 20 21 37 45 37 18 0 29-11 37-27 8-18 14-48 14-49 0-5-4-5-5-5-5 0-6 1-7 9-9 32-18 61-38 61-14 0-15-13-15-23 0-11 1-14 7-37 6-20 6-25 10-43l18-70c3-14 3-14 3-16 0-9-5-14-13-14-12 0-20 11-21 21zM132 160c-2 9-2 9-9 18-22 27-42 35-56 35-24 0-32-27-32-46 0-25 15-86 28-109 14-29 37-47 57-47 32 0 39 41 39 44 0 2-1 5-2 8z">
            <text:p/>
          </draw:path>
          <draw:path draw:style-name="gr3" draw:text-style-name="P7" draw:layer="layout" svg:width="0.152cm" svg:height="0.229cm" svg:x="20.294cm" svg:y="8.647cm" svg:viewBox="0 0 153 230" svg:d="M153 167h-12c-1 8-4 28-9 31-2 2-29 2-33 2h-64c36-32 48-41 69-58 26-20 49-41 49-75 0-41-37-67-81-67-43 0-72 30-72 62 0 18 15 20 18 20 9 0 19-7 19-19 0-6-2-18-20-18 10-25 33-33 50-33 35 0 53 27 53 55 0 30-21 54-33 67l-84 82c-3 4-3 5-3 14h143z">
            <text:p/>
          </draw:path>
          <draw:polygon draw:style-name="gr3" draw:text-style-name="P7" draw:layer="layout" svg:width="0.112cm" svg:height="0.885cm" svg:x="20.502cm" svg:y="8.452cm" svg:viewBox="0 0 113 886" draw:points="90,864 0,864 0,886 113,886 113,0 0,0 0,24 90,24">
            <text:p/>
          </draw:polygon>
          <draw:path draw:style-name="gr3" draw:text-style-name="P7" draw:layer="layout" svg:width="0.327cm" svg:height="0.328cm" svg:x="21.026cm" svg:y="8.731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674cm" svg:y="8.8cm" svg:viewBox="0 0 193 224" svg:d="M176 30c-8 0-15 0-23 8-7 7-9 16-9 19 0 11 9 17 20 17 14 0 28-11 28-31 0-25-24-43-60-43-66 0-132 71-132 140 0 45 29 84 81 84 70 0 112-53 112-58 0-4-4-7-6-7-3 0-3 1-7 6-39 48-93 48-99 48-31 0-44-24-44-54 0-20 10-68 27-99 14-28 42-49 69-49 17 0 36 6 43 19z">
            <text:p/>
          </draw:path>
        </draw:g>
        <draw:g xml:id="id129" draw:id="id129">
          <svg:title>TexMaths</svg:title>
          <svg:desc>14§display§\int \frac{1}{ \sqrt{a^2 - x^2} } \ dx§svg§600§FALSE§</svg:desc>
          <draw:polygon draw:style-name="gr2" draw:text-style-name="P6" draw:layer="layout" svg:width="3.316cm" svg:height="1.078cm" svg:x="8.599cm" svg:y="9.578cm" svg:viewBox="0 0 3317 1079" draw:points="1659,1079 0,1079 0,0 3317,0 3317,1079">
            <text:p/>
          </draw:polygon>
          <draw:path draw:style-name="gr3" draw:text-style-name="P7" draw:layer="layout" svg:width="0.437cm" svg:height="1.093cm" svg:x="8.602cm" svg:y="9.553cm" svg:viewBox="0 0 438 1094" svg:d="M24 1072c15 0 24-11 24-24 0-16-12-24-23-24-13 0-25 8-25 24 0 26 25 46 55 46 75 0 103-115 138-257 38-156 70-314 97-472 18-104 36-203 53-266 5-25 22-88 42-88 15 0 27 9 29 11-16 2-24 12-24 24 0 17 12 25 23 25 13 0 25-8 25-25 0-27-27-46-54-46-38 0-65 54-93 155-1 4-68 252-122 574-13 75-28 158-44 226-9 36-31 129-71 129-18 0-29-12-30-12z">
            <text:p/>
          </draw:path>
          <draw:path draw:style-name="gr3" draw:text-style-name="P7" draw:layer="layout" svg:width="0.163cm" svg:height="0.328cm" svg:x="10.126cm" svg:y="9.562cm" svg:viewBox="0 0 164 329" svg:d="M102 12c0-11 0-12-12-12-31 31-74 31-90 31v16c10 0 39 0 65-13v256c0 18-1 24-46 24h-16v15c17-2 61-2 80-2 20 0 63 0 81 2v-15h-16c-45 0-46-6-46-24z">
            <text:p/>
          </draw:path>
          <draw:polygon draw:style-name="gr3" draw:text-style-name="P7" draw:layer="layout" svg:width="1.995cm" svg:height="0.02cm" svg:x="9.207cm" svg:y="10.09cm" svg:viewBox="0 0 1996 21" draw:points="998,21 0,21 0,0 1996,0 1996,21">
            <text:p/>
          </draw:polygon>
          <draw:path draw:style-name="gr3" draw:text-style-name="P7" draw:layer="layout" svg:width="0.384cm" svg:height="0.492cm" svg:x="9.243cm" svg:y="10.188cm" svg:viewBox="0 0 385 493" svg:d="M156 441l-87-191c-3-8-6-8-7-8 0 0-4 0-8 3l-47 36c-7 5-7 7-7 8 0 2 1 6 4 6 4 0 13-7 17-12 4-2 11-7 16-11l97 213c4 8 7 8 12 8 6 0 7-2 12-9l224-464c3-8 3-9 3-10 0-6-4-10-10-10-4 0-8 2-11 10z">
            <text:p/>
          </draw:path>
          <draw:polygon draw:style-name="gr3" draw:text-style-name="P7" draw:layer="layout" svg:width="1.584cm" svg:height="0.02cm" svg:x="9.617cm" svg:y="10.188cm" svg:viewBox="0 0 1585 21" draw:points="793,21 0,21 0,0 1585,0 1585,21">
            <text:p/>
          </draw:polygon>
          <draw:path draw:style-name="gr3" draw:text-style-name="P7" draw:layer="layout" svg:width="0.225cm" svg:height="0.223cm" svg:x="9.637cm" svg:y="10.401cm" svg:viewBox="0 0 226 224" svg:d="M165 31c-9-18-24-31-46-31-57 0-119 73-119 145 0 47 27 79 66 79 10 0 35-2 64-37 4 20 21 37 45 37 18 0 29-11 37-27 8-18 14-48 14-49 0-5-4-5-5-5-6 0-6 2-7 9-9 32-18 61-38 61-14 0-15-12-15-23s1-14 7-37c6-20 6-25 10-43l18-70c3-14 3-14 3-16 0-9-5-14-13-14-12 0-20 11-21 21zM132 160c-2 9-2 9-10 18-21 27-41 35-55 35-24 0-32-27-32-46 0-25 15-86 28-109 14-29 37-47 57-47 32 0 39 41 39 44 0 2-1 5-2 8z">
            <text:p/>
          </draw:path>
          <draw:path draw:style-name="gr3" draw:text-style-name="P7" draw:layer="layout" svg:width="0.152cm" svg:height="0.229cm" svg:x="9.899cm" svg:y="10.2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3cm" svg:height="0.02cm" svg:x="10.249cm" svg:y="10.485cm" svg:viewBox="0 0 301 21" svg:d="M284 21c8 0 17 0 17-11 0-10-9-10-17-10h-267c-8 0-17 0-17 10 0 11 9 11 17 11z">
            <text:p/>
          </draw:path>
          <draw:path draw:style-name="gr3" draw:text-style-name="P7" draw:layer="layout" svg:width="0.245cm" svg:height="0.223cm" svg:x="10.714cm" svg:y="10.401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ath draw:style-name="gr3" draw:text-style-name="P7" draw:layer="layout" svg:width="0.152cm" svg:height="0.229cm" svg:x="11.002cm" svg:y="10.247cm" svg:viewBox="0 0 153 230" svg:d="M153 167h-12c-1 8-4 28-9 31-2 3-29 3-33 3h-64c36-33 48-42 69-59 26-20 49-41 49-75 0-41-37-67-81-67-43 0-72 30-72 62 0 18 15 20 18 20 9 0 19-7 19-19 0-6-2-18-20-18 10-25 33-33 50-33 35 0 53 27 53 55 0 30-21 54-33 67l-84 82c-3 4-3 5-3 14h143z">
            <text:p/>
          </draw:path>
          <draw:path draw:style-name="gr3" draw:text-style-name="P7" draw:layer="layout" svg:width="0.234cm" svg:height="0.347cm" svg:x="11.445cm" svg:y="9.881cm" svg:viewBox="0 0 235 348" svg:d="M235 6c0-2 0-6-7-6-6 0-53 4-62 6-4 0-7 2-7 9 0 6 5 6 12 6 24 0 25 4 25 8l-1 10-30 117c-9-18-24-32-46-32-57 0-119 73-119 145 0 47 27 79 66 79 10 0 35-2 64-37 4 21 21 37 45 37 18 0 29-11 37-28 8-16 14-47 14-48 0-5-4-5-5-5-6 0-6 2-7 9-9 32-18 61-38 61-14 0-15-12-15-22 0-13 1-16 4-24zM132 283c-2 9-2 10-10 19-21 27-41 35-55 35-24 0-32-27-32-46 0-24 15-86 28-108 14-30 37-47 57-47 32 0 39 40 39 43 0 2-1 6-2 8z">
            <text:p/>
          </draw:path>
          <draw:path draw:style-name="gr3" draw:text-style-name="P7" draw:layer="layout" svg:width="0.245cm" svg:height="0.223cm" svg:x="11.695cm" svg:y="10.006cm" svg:viewBox="0 0 246 224" svg:d="M151 69c2-13 14-58 48-58 4 0 15 0 25 6-13 3-24 15-24 27 0 8 6 18 20 18 11 0 26-9 26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</draw:g>
        <draw:g xml:id="id130" draw:id="id130">
          <svg:title>TexMaths</svg:title>
          <svg:desc>14§display§\sin^{-1}\left( \frac{x}{a} \right) \ + \ c §svg§600§FALSE§</svg:desc>
          <draw:polygon draw:style-name="gr2" draw:text-style-name="P6" draw:layer="layout" svg:width="3.293cm" svg:height="0.86cm" svg:x="16.609cm" svg:y="9.677cm" svg:viewBox="0 0 3294 861" draw:points="1648,861 0,861 0,0 3294,0 3294,861">
            <text:p/>
          </draw:polygon>
          <draw:path draw:style-name="gr3" draw:text-style-name="P7" draw:layer="layout" svg:width="0.161cm" svg:height="0.227cm" svg:x="16.6cm" svg:y="9.997cm" svg:viewBox="0 0 162 228" svg:d="M86 126c11 2 52 10 52 45 0 25-17 45-56 45-42 0-60-28-69-70-1-6-2-8-6-8-7 0-7 3-7 12v65c0 9 0 13 6 13 2 0 3-2 12-11 1-1 1-2 10-11 21 20 44 22 54 22 57 0 80-34 80-70 0-26-15-40-21-47-17-16-36-19-56-24-28-5-61-11-61-40 0-18 13-38 56-38 53 0 57 45 58 60 0 5 4 5 5 5 7 0 7-2 7-12v-50c0-9 0-12-5-12-3 0-4 0-11 6-1 2-6 6-9 7-17-13-39-13-45-13-61 0-80 34-80 61 0 17 8 31 21 42 16 12 31 16 65 23z">
            <text:p/>
          </draw:path>
          <draw:path draw:style-name="gr3" draw:text-style-name="P7" draw:layer="layout" svg:width="0.105cm" svg:height="0.33cm" svg:x="16.795cm" svg:y="9.888cm" svg:viewBox="0 0 106 331" svg:d="M72 112l-70 6v15c33 0 37 3 37 27v133c0 22-5 22-39 22v16c16-2 43-2 55-2 17 0 35 0 51 2v-16c-32 0-34-2-34-21zM74 26c0-16-12-26-27-26-16 0-26 13-26 26s10 27 26 27c15 0 27-12 27-27z">
            <text:p/>
          </draw:path>
          <draw:path draw:style-name="gr3" draw:text-style-name="P7" draw:layer="layout" svg:width="0.248cm" svg:height="0.218cm" svg:x="16.93cm" svg:y="10.001cm" svg:viewBox="0 0 249 219" svg:d="M38 48v134c0 21-4 21-38 21v16c17 0 43-2 56-2 12 0 38 2 55 2v-16c-33 0-38 0-38-21v-92c0-52 35-79 66-79s37 27 37 55v116c0 21-6 21-38 21v16c17 0 42-2 56-2 12 0 38 2 55 2v-16c-26 0-38 0-38-15v-94c0-42 0-58-16-76-7-8-24-18-52-18-37 0-59 21-74 52v-52l-69 6v15c35 0 38 4 38 27z">
            <text:p/>
          </draw:path>
          <draw:path draw:style-name="gr3" draw:text-style-name="P7" draw:layer="layout" svg:width="0.233cm" svg:height="0.017cm" svg:x="17.226cm" svg:y="9.916cm" svg:viewBox="0 0 234 18" svg:d="M221 18c4 0 13 0 13-9s-8-9-13-9h-208c-5 0-13 0-13 9s8 9 13 9z">
            <text:p/>
          </draw:path>
          <draw:path draw:style-name="gr3" draw:text-style-name="P7" draw:layer="layout" svg:width="0.126cm" svg:height="0.229cm" svg:x="17.533cm" svg:y="9.782cm" svg:viewBox="0 0 127 230" svg:d="M78 10c0-10-1-10-10-10-22 21-53 22-68 22v13c8 0 31 0 50-10v177c0 11 0 15-34 15h-14v13c7 0 50-1 62-1 11 0 55 1 63 1v-13h-14c-35 0-35-4-35-15z">
            <text:p/>
          </draw:path>
          <draw:path draw:style-name="gr3" draw:text-style-name="P7" draw:layer="layout" svg:width="0.187cm" svg:height="0.885cm" svg:x="17.887cm" svg:y="9.652cm" svg:viewBox="0 0 188 886" svg:d="M166 882c1 0 5 4 5 4h12c1 0 5 0 5-4 0-2-1-3-2-4-18-18-45-45-75-99-54-95-73-218-73-335 0-219 62-348 149-435 1-1 1-3 1-5 0-4-3-4-9-4s-8 0-12 4c-47 41-100 109-135 213-21 65-32 144-32 226 0 117 21 250 99 364 13 19 32 39 32 39 5 7 11 15 16 18z">
            <text:p/>
          </draw:path>
          <draw:path draw:style-name="gr3" draw:text-style-name="P7" draw:layer="layout" svg:width="0.245cm" svg:height="0.223cm" svg:x="18.166cm" svg:y="9.668cm" svg:viewBox="0 0 246 224" svg:d="M151 69c2-13 14-58 48-58 4 0 15 0 25 6-13 3-23 15-23 27 0 8 5 18 19 18 11 0 26-9 26-30 0-25-29-32-45-32-30 0-46 26-53 38-12-34-38-38-53-38-51 0-79 64-79 76 0 5 4 5 5 5 5 0 6 0 7-5 17-52 49-65 66-65 9 0 27 5 27 33 0 15-9 49-27 117-8 32-26 52-47 52-3 0-15 0-25-6 13-3 24-13 24-27 0-13-11-18-19-18-15 0-27 14-27 30 0 22 25 32 47 32 33 0 50-35 52-38 5 19 23 38 53 38 51 0 79-64 79-76 0-5-5-5-6-5-4 0-5 2-7 5-15 54-50 65-66 65-19 0-27-16-27-33 0-11 4-21 9-43z">
            <text:p/>
          </draw:path>
          <draw:polygon draw:style-name="gr3" draw:text-style-name="P7" draw:layer="layout" svg:width="0.281cm" svg:height="0.02cm" svg:x="18.151cm" svg:y="10.086cm" svg:viewBox="0 0 282 21" draw:points="141,21 0,21 0,0 282,0 282,21">
            <text:p/>
          </draw:polygon>
          <draw:path draw:style-name="gr3" draw:text-style-name="P7" draw:layer="layout" svg:width="0.225cm" svg:height="0.223cm" svg:x="18.182cm" svg:y="10.338cm" svg:viewBox="0 0 226 224" svg:d="M165 31c-9-18-24-31-46-31-57 0-119 73-119 145 0 47 27 79 66 79 10 0 35-2 64-37 4 20 21 37 45 37 18 0 29-11 37-27 8-18 14-48 14-49 0-5-4-5-5-5-6 0-6 2-7 9-9 32-18 61-38 61-14 0-15-12-15-22 0-12 1-15 7-37 5-21 6-26 10-44l18-70c3-14 3-14 3-16 0-9-5-14-13-14-12 0-20 11-21 21zM132 160c-2 9-2 9-10 18-21 27-41 35-55 35-26 0-32-27-32-46 0-25 15-86 28-109 14-29 37-47 57-47 32 0 39 41 39 44 0 2-1 6-2 8z">
            <text:p/>
          </draw:path>
          <draw:path draw:style-name="gr3" draw:text-style-name="P7" draw:layer="layout" svg:width="0.187cm" svg:height="0.885cm" svg:x="18.51cm" svg:y="9.652cm" svg:viewBox="0 0 188 886" svg:d="M188 443c0-142-33-292-131-403-7-7-25-27-37-37-3-3-4-3-11-3-5 0-9 0-9 4 0 3 2 5 3 6 17 17 44 44 74 99 54 94 73 216 73 334 0 214-59 345-148 435-1 1-2 3-2 4 0 4 4 4 9 4 7 0 8 0 12-3 47-40 100-109 135-213 21-67 32-148 32-227z">
            <text:p/>
          </draw:path>
          <draw:path draw:style-name="gr3" draw:text-style-name="P7" draw:layer="layout" svg:width="0.327cm" svg:height="0.328cm" svg:x="19.087cm" svg:y="9.931cm" svg:viewBox="0 0 328 329" svg:d="M175 175h138c6 0 15 0 15-10s-9-10-15-10h-138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19.735cm" svg:y="10.001cm" svg:viewBox="0 0 193 224" svg:d="M176 30c-8 0-15 0-23 8-7 7-8 16-8 19 0 11 8 17 19 17 14 0 28-11 28-31 0-25-24-43-60-43-66 0-132 71-132 140 0 45 29 84 81 84 70 0 112-53 112-58 0-4-4-7-6-7-3 0-4 1-7 6-39 48-93 48-99 48-31 0-44-24-44-54 0-20 10-68 27-98 14-29 42-50 69-50 17 0 36 6 43 19z">
            <text:p/>
          </draw:path>
        </draw:g>
        <draw:g xml:id="id132" draw:id="id132">
          <svg:title>TexMaths</svg:title>
          <svg:desc>13§display§\int \frac{1}{\sqrt{(px + q)^2 + a^2 }} \ dx§svg§600§FALSE§</svg:desc>
          <draw:polygon draw:style-name="gr2" draw:text-style-name="P6" draw:layer="layout" svg:width="4.52cm" svg:height="1.092cm" svg:x="8.601cm" svg:y="10.878cm" svg:viewBox="0 0 4521 1093" draw:points="2260,1093 0,1093 0,0 4521,0 4521,1093">
            <text:p/>
          </draw:polygon>
          <draw:path draw:style-name="gr3" draw:text-style-name="P7" draw:layer="layout" svg:width="0.406cm" svg:height="1.015cm" svg:x="8.604cm" svg:y="10.855cm" svg:viewBox="0 0 407 1016" svg:d="M22 995c14 0 23-10 23-21 0-16-12-23-22-23-12 0-23 7-23 23 0 24 23 42 51 42 70 0 96-107 128-239 35-145 65-291 90-438 17-97 34-188 49-247 5-23 21-82 40-82 13 0 25 9 27 11-16 1-23 10-23 22 0 15 11 23 22 23s23-8 23-23c0-25-25-43-50-43-36 0-61 50-87 144-1 4-63 234-113 533-12 70-26 147-41 210-8 34-29 120-66 120-17 0-27-12-28-12z">
            <text:p/>
          </draw:path>
          <draw:path draw:style-name="gr3" draw:text-style-name="P7" draw:layer="layout" svg:width="0.151cm" svg:height="0.305cm" svg:x="10.738cm" svg:y="10.863cm" svg:viewBox="0 0 152 306" svg:d="M95 11c0-10 0-11-12-11-28 29-68 29-83 29v15c9 0 36 0 60-13v238c0 17-1 22-42 22h-15v15c16-2 56-2 74-2 19 0 58 0 75 2v-15h-15c-41 0-42-5-42-22z">
            <text:p/>
          </draw:path>
          <draw:polygon draw:style-name="gr3" draw:text-style-name="P7" draw:layer="layout" svg:width="3.292cm" svg:height="0.019cm" svg:x="9.166cm" svg:y="11.353cm" svg:viewBox="0 0 3293 20" draw:points="1646,20 0,20 0,0 3293,0 3293,20">
            <text:p/>
          </draw:polygon>
          <draw:path draw:style-name="gr3" draw:text-style-name="P7" draw:layer="layout" svg:width="0.416cm" svg:height="0.548cm" svg:x="9.217cm" svg:y="11.445cm" svg:viewBox="0 0 417 549" svg:d="M144 549c14 0 14 0 19-9l251-522c3-7 3-8 3-9 0-5-4-9-9-9-7 0-9 4-11 9l-236 492-98-226-63 48 7 8 33-25z">
            <text:p/>
          </draw:path>
          <draw:polygon draw:style-name="gr3" draw:text-style-name="P7" draw:layer="layout" svg:width="2.835cm" svg:height="0.019cm" svg:x="9.623cm" svg:y="11.445cm" svg:viewBox="0 0 2836 20" draw:points="1418,20 0,20 0,0 2836,0 2836,20">
            <text:p/>
          </draw:polygon>
          <draw:path draw:style-name="gr3" draw:text-style-name="P7" draw:layer="layout" svg:width="0.106cm" svg:height="0.457cm" svg:x="9.668cm" svg:y="11.511cm" svg:viewBox="0 0 107 458" svg:d="M107 454c0-2 0-3-8-11-57-57-72-143-72-214 0-79 18-159 74-217 6-5 6-6 6-8 0-3-2-4-5-4-4 0-46 31-73 89-24 50-29 101-29 140 0 36 5 91 30 143 28 57 68 86 72 86 3 0 5-1 5-4z">
            <text:p/>
          </draw:path>
          <draw:path draw:style-name="gr3" draw:text-style-name="P7" draw:layer="layout" svg:width="0.238cm" svg:height="0.29cm" svg:x="9.786cm" svg:y="11.652cm" svg:viewBox="0 0 239 291" svg:d="M35 259c-4 16-4 19-25 19-5 0-10 0-10 8 0 4 2 5 6 5 13 0 25-1 39-1s30 1 44 1c4 0 9 0 9-8 0-5-4-5-11-5-23 0-23-3-23-8 0-6 19-80 22-91 7 12 20 29 43 29 53 0 110-68 110-134 0-44-26-74-60-74-23 0-46 17-60 34-6-25-25-34-42-34-21 0-30 18-34 26-8 16-14 44-14 45 0 4 4 4 5 4 6 0 6 0 9-11 7-32 16-54 33-54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0.044cm" svg:y="11.652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6 61-62 61-17 0-25-15-25-31 0-10 4-19 9-40z">
            <text:p/>
          </draw:path>
          <draw:path draw:style-name="gr3" draw:text-style-name="P7" draw:layer="layout" svg:width="0.304cm" svg:height="0.305cm" svg:x="10.419cm" svg:y="11.587cm" svg:viewBox="0 0 305 306" svg:d="M162 162h128c6 0 15 0 15-9s-9-9-15-9h-128v-128c0-8 0-16-9-16s-9 8-9 16v128h-128c-8 0-16 0-16 9s8 9 16 9h128v128c0 6 0 16 9 16s9-10 9-16z">
            <text:p/>
          </draw:path>
          <draw:path draw:style-name="gr3" draw:text-style-name="P7" draw:layer="layout" svg:width="0.188cm" svg:height="0.29cm" svg:x="10.868cm" svg:y="11.652cm" svg:viewBox="0 0 189 291" svg:d="M189 5c0-2-1-5-4-5-5 0-24 19-31 32-10-25-28-32-44-32-54 0-110 68-110 134 0 45 27 74 60 74 20 0 39-11 54-28-4 17-18 78-19 82-5 14-9 15-34 16-6 0-10 0-10 9 0 0 0 4 5 4 16 0 31-1 47-1s31 1 47 1c2 0 8 0 8-8 0-5-4-5-12-5-22 0-22-3-22-8 0-3 1-6 2-10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1.096cm" svg:y="11.511cm" svg:viewBox="0 0 107 458" svg:d="M107 229c0-36-5-91-30-143-28-56-68-86-73-86-2 0-4 2-4 4s0 3 8 12c46 44 72 117 72 213 0 78-17 159-74 216-6 6-6 7-6 9 0 3 2 4 4 4 5 0 47-32 74-90 24-50 29-101 29-139z">
            <text:p/>
          </draw:path>
          <draw:path draw:style-name="gr3" draw:text-style-name="P7" draw:layer="layout" svg:width="0.141cm" svg:height="0.212cm" svg:x="11.269cm" svg:y="11.509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304cm" svg:height="0.305cm" svg:x="11.581cm" svg:y="11.587cm" svg:viewBox="0 0 305 306" svg:d="M162 162h128c6 0 15 0 15-9s-9-9-15-9h-128v-128c0-8 0-16-9-16s-9 8-9 16v128h-128c-8 0-16 0-16 9s8 9 16 9h128v128c0 6 0 16 9 16s9-10 9-16z">
            <text:p/>
          </draw:path>
          <draw:path draw:style-name="gr3" draw:text-style-name="P7" draw:layer="layout" svg:width="0.209cm" svg:height="0.207cm" svg:x="12.03cm" svg:y="11.652cm" svg:viewBox="0 0 210 208" svg:d="M153 29c-8-17-22-29-43-29-53 0-110 68-110 134 0 44 25 74 61 74 10 0 33-2 60-34 4 18 19 34 41 34 17 0 27-10 35-25 7-17 13-45 13-46 0-4-4-4-5-4-4 0-5 1-6 8-9 30-17 57-36 57-12 0-13-12-13-21 0-11 1-14 6-34 5-19 5-24 9-41l17-65c3-13 3-13 3-15 0-8-5-13-12-13-12 0-19 11-20 20zM123 149c-2 8-2 8-9 16-20 25-39 33-52 33-22 0-30-25-30-43 0-23 16-80 26-101 14-27 35-44 53-44 30 0 37 38 37 41 0 2-1 5-2 7z">
            <text:p/>
          </draw:path>
          <draw:path draw:style-name="gr3" draw:text-style-name="P7" draw:layer="layout" svg:width="0.141cm" svg:height="0.212cm" svg:x="12.273cm" svg:y="11.509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17cm" svg:height="0.322cm" svg:x="12.683cm" svg:y="11.16cm" svg:viewBox="0 0 218 323" svg:d="M218 5c0-1 0-5-6-5s-50 4-58 5c-3 0-6 2-6 9 0 6 4 6 11 6 22 0 23 3 23 7l-1 9-28 109c-8-17-22-30-43-30-53 0-110 68-110 135 0 43 25 73 61 73 10 0 33-2 60-34 4 19 19 34 41 34 17 0 27-10 35-26 7-15 13-43 13-44 0-5-4-5-5-5-5 0-5 2-6 8-9 30-17 57-36 57-12 0-13-11-13-21 0-11 1-14 3-22zM123 263c-2 8-2 10-10 18-19 25-38 32-51 32-22 0-30-25-30-43 0-22 15-80 26-100 14-27 35-44 53-44 30 0 37 37 37 40s-1 6-2 8z">
            <text:p/>
          </draw:path>
          <draw:path draw:style-name="gr3" draw:text-style-name="P7" draw:layer="layout" svg:width="0.228cm" svg:height="0.207cm" svg:x="12.916cm" svg:y="11.275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7 61-62 61-17 0-25-15-25-31 0-10 4-19 9-40z">
            <text:p/>
          </draw:path>
        </draw:g>
        <draw:g xml:id="id133" draw:id="id133">
          <svg:title>TexMaths</svg:title>
          <svg:desc>13§display§\frac{1}{p} \log \left[ (px + q) + \sqrt{(px + q)^2 + a^2 } \right]  \right) + c §svg§600§FALSE§</svg:desc>
          <draw:polygon draw:style-name="gr2" draw:text-style-name="P6" draw:layer="layout" svg:width="7.657cm" svg:height="0.97cm" svg:x="15.826cm" svg:y="10.877cm" svg:viewBox="0 0 7658 971" draw:points="3829,971 0,971 0,0 7658,0 7658,971">
            <text:p/>
          </draw:polygon>
          <draw:path draw:style-name="gr3" draw:text-style-name="P7" draw:layer="layout" svg:width="0.151cm" svg:height="0.305cm" svg:x="15.859cm" svg:y="10.854cm" svg:viewBox="0 0 152 306" svg:d="M95 11c0-10 0-11-11-11-29 29-69 29-84 29v15c9 0 36 0 60-13v239c0 16-1 21-42 21h-15v15c16-2 56-2 74-2 19 0 58 0 75 2v-15h-15c-41 0-42-5-42-21z">
            <text:p/>
          </draw:path>
          <draw:polygon draw:style-name="gr3" draw:text-style-name="P7" draw:layer="layout" svg:width="0.23cm" svg:height="0.019cm" svg:x="15.818cm" svg:y="11.344cm" svg:viewBox="0 0 231 20" draw:points="115,20 0,20 0,0 231,0 231,20">
            <text:p/>
          </draw:polygon>
          <draw:path draw:style-name="gr3" draw:text-style-name="P7" draw:layer="layout" svg:width="0.238cm" svg:height="0.29cm" svg:x="15.803cm" svg:y="11.58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102cm" svg:height="0.318cm" svg:x="16.194cm" svg:y="11.151cm" svg:viewBox="0 0 103 319" svg:d="M67 0l-67 5v15c32 0 36 3 36 25v238c0 21-5 21-36 21v15c16-2 40-2 51-2s34 0 52 2v-15c-31 0-36 0-36-21z">
            <text:p/>
          </draw:path>
          <draw:path draw:style-name="gr3" draw:text-style-name="P7" draw:layer="layout" svg:width="0.203cm" svg:height="0.21cm" svg:x="16.318cm" svg:y="11.263cm" svg:viewBox="0 0 204 211" svg:d="M204 107c0-58-47-107-102-107-57 0-102 50-102 107 0 60 48 104 102 104 55 0 102-45 102-104zM102 200c-20 0-40-11-52-31s-12-48-12-65c0-18 0-43 11-63 12-21 34-31 53-31 20 0 39 10 51 30 12 19 12 46 12 64 0 17 0 42-10 62-9 20-30 34-53 34z">
            <text:p/>
          </draw:path>
          <draw:path draw:style-name="gr3" draw:text-style-name="P7" draw:layer="layout" svg:width="0.209cm" svg:height="0.302cm" svg:x="16.547cm" svg:y="11.261cm" svg:viewBox="0 0 210 303" svg:d="M89 129c-40 0-40-46-40-56 0-13 1-27 7-39 4-6 15-18 33-18 40 0 40 45 40 56 0 12 0 27-7 38-4 7-15 19-33 19zM35 147c0-2 0-13 9-22 17 13 36 14 45 14 43 0 74-31 74-66 0-18-7-34-18-45 16-16 33-18 41-18 1 0 3 0 4 0-5 2-7 8-7 13 0 8 6 13 14 13 4 0 13-3 13-13 0-8-6-23-24-23-9 0-29 3-49 22-18-16-38-17-48-17-42 0-74 31-74 67 0 21 10 37 21 48-6 6-14 22-14 37s6 32 21 41c-28 8-43 28-43 47 0 32 46 58 102 58 54 0 102-24 102-59 0-17-7-40-30-54-25-12-51-12-79-12-12 0-32 0-35 0-14-2-25-17-25-31zM102 291c-47 0-78-22-78-46 0-22 18-39 37-40h27c40 0 92 0 92 40 0 24-33 46-78 46z">
            <text:p/>
          </draw:path>
          <draw:polygon draw:style-name="gr3" draw:text-style-name="P7" draw:layer="layout" svg:width="0.104cm" svg:height="0.822cm" svg:x="16.948cm" svg:y="10.942cm" svg:viewBox="0 0 105 823" draw:points="0,823 105,823 105,803 22,803 22,22 105,22 105,0 0,0">
            <text:p/>
          </draw:polygon>
          <draw:path draw:style-name="gr3" draw:text-style-name="P7" draw:layer="layout" svg:width="0.106cm" svg:height="0.457cm" svg:x="17.106cm" svg:y="11.1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7.224cm" svg:y="11.266cm" svg:viewBox="0 0 239 291" svg:d="M35 259c-4 16-4 19-25 19-5 0-10 0-10 8 0 4 2 5 6 5 13 0 25-1 39-1s30 1 44 1c4 0 9 0 9-8 0-5-4-5-11-5-23 0-23-3-23-7 0-7 19-81 22-92 7 13 20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7.481cm" svg:y="11.2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6 61-62 61-17 0-25-15-25-30 0-11 4-20 9-41z">
            <text:p/>
          </draw:path>
          <draw:path draw:style-name="gr3" draw:text-style-name="P7" draw:layer="layout" svg:width="0.304cm" svg:height="0.305cm" svg:x="17.856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18.306cm" svg:y="11.266cm" svg:viewBox="0 0 189 291" svg:d="M189 5c0-2-1-5-4-5-5 0-24 19-31 32-10-25-28-32-44-32-54 0-110 68-110 134 0 45 27 74 60 74 20 0 39-11 54-28-4 17-18 78-19 82-5 14-9 15-34 16-6 0-10 0-10 9 0 0 0 4 5 4 16 0 31-1 47-1s31 1 47 1c2 0 8 0 8-8 0-5-4-5-11-5-23 0-23-3-23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8.534cm" svg:y="11.1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304cm" svg:height="0.305cm" svg:x="18.813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416cm" svg:height="0.549cm" svg:x="19.294cm" svg:y="11.036cm" svg:viewBox="0 0 417 550" svg:d="M144 550c14 0 14 0 19-10l251-522c3-7 3-8 3-9 0-5-4-9-9-9-7 0-9 4-11 9l-236 493-98-227-63 49 7 7 33-25z">
            <text:p/>
          </draw:path>
          <draw:polygon draw:style-name="gr3" draw:text-style-name="P7" draw:layer="layout" svg:width="2.835cm" svg:height="0.019cm" svg:x="19.701cm" svg:y="11.036cm" svg:viewBox="0 0 2836 20" draw:points="1417,20 0,20 0,0 2836,0 2836,20">
            <text:p/>
          </draw:polygon>
          <draw:path draw:style-name="gr3" draw:text-style-name="P7" draw:layer="layout" svg:width="0.106cm" svg:height="0.457cm" svg:x="19.746cm" svg:y="11.1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9.864cm" svg:y="11.266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20.122cm" svg:y="11.2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7 61-62 61-17 0-25-15-25-30 0-11 4-20 9-41z">
            <text:p/>
          </draw:path>
          <draw:path draw:style-name="gr3" draw:text-style-name="P7" draw:layer="layout" svg:width="0.304cm" svg:height="0.305cm" svg:x="20.496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20.947cm" svg:y="11.266cm" svg:viewBox="0 0 189 291" svg:d="M189 5c0-2-1-5-4-5-5 0-24 19-31 32-10-25-28-32-44-32-54 0-110 68-110 134 0 45 27 74 60 74 20 0 39-11 54-28-4 17-18 78-19 82-5 14-9 15-34 16-6 0-10 0-10 9 0 0 0 4 5 4 15 0 31-1 47-1s31 1 47 1c2 0 8 0 8-8 0-5-4-5-12-5-22 0-22-3-22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21.174cm" svg:y="11.1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141cm" svg:height="0.212cm" svg:x="21.346cm" svg:y="11.1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ath draw:style-name="gr3" draw:text-style-name="P7" draw:layer="layout" svg:width="0.304cm" svg:height="0.305cm" svg:x="21.658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209cm" svg:height="0.207cm" svg:x="22.107cm" svg:y="11.266cm" svg:viewBox="0 0 210 208" svg:d="M153 29c-8-17-22-29-43-29-53 0-110 68-110 134 0 44 25 74 61 74 10 0 33-2 60-34 4 19 19 34 41 34 17 0 27-10 35-25 7-16 13-45 13-46 0-4-4-4-5-4-4 0-5 1-6 9-9 29-17 56-36 56-12 0-13-12-13-21 0-10 1-14 6-34 5-19 5-24 9-41l17-65c3-13 3-13 3-15 0-8-5-13-12-13-12 0-19 11-20 20zM123 149c-2 8-2 8-9 17-20 24-39 32-52 32-22 0-30-25-30-43 0-23 15-80 26-101 14-27 35-44 53-44 30 0 37 38 37 41 0 2-1 5-2 7z">
            <text:p/>
          </draw:path>
          <draw:path draw:style-name="gr3" draw:text-style-name="P7" draw:layer="layout" svg:width="0.141cm" svg:height="0.212cm" svg:x="22.351cm" svg:y="11.1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olygon draw:style-name="gr3" draw:text-style-name="P7" draw:layer="layout" svg:width="0.104cm" svg:height="0.822cm" svg:x="22.544cm" svg:y="10.942cm" svg:viewBox="0 0 105 823" draw:points="83,803 0,803 0,823 105,823 105,0 0,0 0,22 83,22">
            <text:p/>
          </draw:polygon>
          <draw:path draw:style-name="gr3" draw:text-style-name="P7" draw:layer="layout" svg:width="0.304cm" svg:height="0.305cm" svg:x="22.879cm" svg:y="11.2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78cm" svg:height="0.207cm" svg:x="23.329cm" svg:y="11.266cm" svg:viewBox="0 0 179 208" svg:d="M163 28c-7 0-13 0-21 7-7 7-8 15-8 18 0 10 8 16 18 16 13 0 26-11 26-29 0-23-22-40-55-40-62 0-123 66-123 130 0 42 27 78 75 78 65 0 104-49 104-54 0-3-3-6-5-6-3 0-4 1-7 5-36 45-86 45-92 45-28 0-41-22-41-50 0-19 10-64 25-92 14-26 40-46 65-46 15 0 33 6 39 18z">
            <text:p/>
          </draw:path>
        </draw:g>
        <draw:g xml:id="id135" draw:id="id135">
          <svg:title>TexMaths</svg:title>
          <svg:desc>13§display§\int \frac{1}{\sqrt{(px + q)^2 - a^2 }} \ dx§svg§600§FALSE§</svg:desc>
          <draw:polygon draw:style-name="gr2" draw:text-style-name="P6" draw:layer="layout" svg:width="4.52cm" svg:height="1.092cm" svg:x="8.601cm" svg:y="12.176cm" svg:viewBox="0 0 4521 1093" draw:points="2260,1093 0,1093 0,0 4521,0 4521,1093">
            <text:p/>
          </draw:polygon>
          <draw:path draw:style-name="gr3" draw:text-style-name="P7" draw:layer="layout" svg:width="0.406cm" svg:height="1.015cm" svg:x="8.604cm" svg:y="12.153cm" svg:viewBox="0 0 407 1016" svg:d="M22 995c14 0 23-10 23-21 0-16-12-23-22-23-12 0-23 7-23 23 0 24 23 42 51 42 70 0 96-107 128-239 35-145 65-291 90-438 17-97 34-188 49-247 5-23 21-82 40-82 13 0 25 9 27 11-16 1-23 10-23 22 0 15 11 23 22 23s23-8 23-23c0-25-25-43-50-43-36 0-61 50-87 144-1 4-63 234-113 533-12 70-26 147-41 210-8 34-29 120-66 120-17 0-27-12-28-12z">
            <text:p/>
          </draw:path>
          <draw:path draw:style-name="gr3" draw:text-style-name="P7" draw:layer="layout" svg:width="0.151cm" svg:height="0.305cm" svg:x="10.738cm" svg:y="12.161cm" svg:viewBox="0 0 152 306" svg:d="M95 11c0-10 0-11-12-11-28 29-68 29-83 29v15c9 0 36 0 60-13v238c0 17-1 22-42 22h-15v15c16-2 56-2 74-2 19 0 58 0 75 2v-15h-15c-41 0-42-5-42-22z">
            <text:p/>
          </draw:path>
          <draw:polygon draw:style-name="gr3" draw:text-style-name="P7" draw:layer="layout" svg:width="3.292cm" svg:height="0.019cm" svg:x="9.166cm" svg:y="12.651cm" svg:viewBox="0 0 3293 20" draw:points="1646,20 0,20 0,0 3293,0 3293,20">
            <text:p/>
          </draw:polygon>
          <draw:path draw:style-name="gr3" draw:text-style-name="P7" draw:layer="layout" svg:width="0.416cm" svg:height="0.548cm" svg:x="9.217cm" svg:y="12.743cm" svg:viewBox="0 0 417 549" svg:d="M144 549c14 0 14 0 19-9l251-522c3-7 3-8 3-9 0-5-4-9-9-9-7 0-9 4-11 9l-236 492-98-226-63 48 7 8 33-25z">
            <text:p/>
          </draw:path>
          <draw:polygon draw:style-name="gr3" draw:text-style-name="P7" draw:layer="layout" svg:width="2.835cm" svg:height="0.019cm" svg:x="9.623cm" svg:y="12.743cm" svg:viewBox="0 0 2836 20" draw:points="1418,20 0,20 0,0 2836,0 2836,20">
            <text:p/>
          </draw:polygon>
          <draw:path draw:style-name="gr3" draw:text-style-name="P7" draw:layer="layout" svg:width="0.106cm" svg:height="0.457cm" svg:x="9.668cm" svg:y="12.809cm" svg:viewBox="0 0 107 458" svg:d="M107 454c0-2 0-3-8-11-57-57-72-143-72-214 0-79 18-159 74-217 6-5 6-6 6-8 0-3-2-4-5-4-4 0-46 31-73 89-24 50-29 101-29 140 0 36 5 91 30 143 28 57 68 86 72 86 3 0 5-1 5-4z">
            <text:p/>
          </draw:path>
          <draw:path draw:style-name="gr3" draw:text-style-name="P7" draw:layer="layout" svg:width="0.238cm" svg:height="0.29cm" svg:x="9.786cm" svg:y="12.95cm" svg:viewBox="0 0 239 291" svg:d="M35 259c-4 16-4 19-25 19-5 0-10 0-10 8 0 4 2 5 6 5 13 0 25-1 39-1s30 1 44 1c4 0 9 0 9-8 0-5-4-5-11-5-23 0-23-3-23-8 0-6 19-80 22-91 7 12 20 29 43 29 53 0 110-68 110-134 0-44-26-74-60-74-23 0-46 17-60 34-6-25-25-34-42-34-21 0-30 18-34 26-8 16-14 44-14 45 0 4 4 4 5 4 6 0 6 0 9-11 7-32 16-54 33-54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0.044cm" svg:y="12.95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6 61-62 61-17 0-25-15-25-31 0-10 4-19 9-40z">
            <text:p/>
          </draw:path>
          <draw:path draw:style-name="gr3" draw:text-style-name="P7" draw:layer="layout" svg:width="0.304cm" svg:height="0.305cm" svg:x="10.419cm" svg:y="12.885cm" svg:viewBox="0 0 305 306" svg:d="M162 162h128c6 0 15 0 15-9s-9-9-15-9h-128v-128c0-8 0-16-9-16s-9 8-9 16v128h-128c-8 0-16 0-16 9s8 9 16 9h128v128c0 6 0 16 9 16s9-10 9-16z">
            <text:p/>
          </draw:path>
          <draw:path draw:style-name="gr3" draw:text-style-name="P7" draw:layer="layout" svg:width="0.188cm" svg:height="0.29cm" svg:x="10.868cm" svg:y="12.95cm" svg:viewBox="0 0 189 291" svg:d="M189 5c0-2-1-5-4-5-5 0-24 19-31 32-10-25-28-32-44-32-54 0-110 68-110 134 0 45 27 74 60 74 20 0 39-11 54-28-4 17-18 78-19 82-5 14-9 15-34 16-6 0-10 0-10 9 0 0 0 4 5 4 16 0 31-1 47-1s31 1 47 1c2 0 8 0 8-8 0-5-4-5-12-5-22 0-22-3-22-8 0-3 1-6 2-10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1.096cm" svg:y="12.809cm" svg:viewBox="0 0 107 458" svg:d="M107 229c0-36-5-91-30-143-28-56-68-86-73-86-2 0-4 2-4 4s0 3 8 12c46 44 72 117 72 213 0 78-17 159-74 216-6 6-6 7-6 9 0 3 2 4 4 4 5 0 47-32 74-90 24-50 29-101 29-139z">
            <text:p/>
          </draw:path>
          <draw:path draw:style-name="gr3" draw:text-style-name="P7" draw:layer="layout" svg:width="0.141cm" svg:height="0.212cm" svg:x="11.269cm" svg:y="12.807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79cm" svg:height="0.019cm" svg:x="11.592cm" svg:y="13.029cm" svg:viewBox="0 0 280 20" svg:d="M264 20c7 0 16 0 16-11 0-9-9-9-16-9h-248c-8 0-16 0-16 9 0 11 8 11 16 11z">
            <text:p/>
          </draw:path>
          <draw:path draw:style-name="gr3" draw:text-style-name="P7" draw:layer="layout" svg:width="0.209cm" svg:height="0.207cm" svg:x="12.03cm" svg:y="12.95cm" svg:viewBox="0 0 210 208" svg:d="M153 29c-8-17-22-29-43-29-53 0-110 68-110 134 0 44 25 74 61 74 10 0 33-2 60-34 4 18 19 34 41 34 17 0 27-10 35-25 7-17 13-45 13-46 0-4-4-4-5-4-4 0-5 1-6 8-9 30-17 57-36 57-12 0-13-12-13-21 0-11 1-14 6-34 5-19 5-24 9-41l17-65c3-13 3-13 3-15 0-8-5-13-12-13-12 0-19 11-20 20zM123 149c-2 8-2 8-9 16-20 25-39 33-52 33-22 0-30-25-30-43 0-23 16-80 26-101 14-27 35-44 53-44 30 0 37 38 37 41 0 2-1 5-2 7z">
            <text:p/>
          </draw:path>
          <draw:path draw:style-name="gr3" draw:text-style-name="P7" draw:layer="layout" svg:width="0.141cm" svg:height="0.212cm" svg:x="12.273cm" svg:y="12.807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17cm" svg:height="0.322cm" svg:x="12.683cm" svg:y="12.458cm" svg:viewBox="0 0 218 323" svg:d="M218 5c0-1 0-5-6-5s-50 4-58 5c-3 0-6 2-6 9 0 6 4 6 11 6 22 0 23 3 23 7l-1 9-28 109c-8-17-22-30-43-30-53 0-110 68-110 135 0 43 25 73 61 73 10 0 33-2 60-34 4 19 19 34 41 34 17 0 27-10 35-26 7-15 13-43 13-44 0-5-4-5-5-5-5 0-5 2-6 8-9 30-17 57-36 57-12 0-13-11-13-21 0-11 1-14 3-22zM123 263c-2 8-2 10-10 18-19 25-38 32-51 32-22 0-30-25-30-43 0-22 15-80 26-100 14-27 35-44 53-44 30 0 37 37 37 40s-1 6-2 8z">
            <text:p/>
          </draw:path>
          <draw:path draw:style-name="gr3" draw:text-style-name="P7" draw:layer="layout" svg:width="0.228cm" svg:height="0.207cm" svg:x="12.916cm" svg:y="12.573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7 61-62 61-17 0-25-15-25-31 0-10 4-19 9-40z">
            <text:p/>
          </draw:path>
        </draw:g>
        <draw:g xml:id="id136" draw:id="id136">
          <svg:title>TexMaths</svg:title>
          <svg:desc>13§display§\frac{1}{p} \log \left[ (px + q) + \sqrt{(px + q)^2 - a^2 } \right]  \right) +  c §svg§600§FALSE§</svg:desc>
          <draw:polygon draw:style-name="gr2" draw:text-style-name="P6" draw:layer="layout" svg:width="7.657cm" svg:height="0.97cm" svg:x="15.727cm" svg:y="12.177cm" svg:viewBox="0 0 7658 971" draw:points="3829,971 0,971 0,0 7658,0 7658,971">
            <text:p/>
          </draw:polygon>
          <draw:path draw:style-name="gr3" draw:text-style-name="P7" draw:layer="layout" svg:width="0.151cm" svg:height="0.305cm" svg:x="15.76cm" svg:y="12.154cm" svg:viewBox="0 0 152 306" svg:d="M95 11c0-10 0-11-11-11-29 29-69 29-84 29v15c9 0 36 0 60-13v239c0 16-1 21-42 21h-15v15c16-2 56-2 74-2 19 0 58 0 75 2v-15h-15c-41 0-42-5-42-21z">
            <text:p/>
          </draw:path>
          <draw:polygon draw:style-name="gr3" draw:text-style-name="P7" draw:layer="layout" svg:width="0.23cm" svg:height="0.019cm" svg:x="15.719cm" svg:y="12.644cm" svg:viewBox="0 0 231 20" draw:points="115,20 0,20 0,0 231,0 231,20">
            <text:p/>
          </draw:polygon>
          <draw:path draw:style-name="gr3" draw:text-style-name="P7" draw:layer="layout" svg:width="0.238cm" svg:height="0.29cm" svg:x="15.704cm" svg:y="12.88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102cm" svg:height="0.318cm" svg:x="16.095cm" svg:y="12.451cm" svg:viewBox="0 0 103 319" svg:d="M67 0l-67 5v15c32 0 36 3 36 25v238c0 21-5 21-36 21v15c16-2 40-2 51-2s34 0 52 2v-15c-31 0-36 0-36-21z">
            <text:p/>
          </draw:path>
          <draw:path draw:style-name="gr3" draw:text-style-name="P7" draw:layer="layout" svg:width="0.203cm" svg:height="0.21cm" svg:x="16.219cm" svg:y="12.563cm" svg:viewBox="0 0 204 211" svg:d="M204 107c0-58-47-107-102-107-57 0-102 50-102 107 0 60 48 104 102 104 55 0 102-45 102-104zM102 200c-20 0-40-11-52-31s-12-48-12-65c0-18 0-43 11-63 12-21 34-31 53-31 20 0 39 10 51 30 12 19 12 46 12 64 0 17 0 42-10 62-9 20-30 34-53 34z">
            <text:p/>
          </draw:path>
          <draw:path draw:style-name="gr3" draw:text-style-name="P7" draw:layer="layout" svg:width="0.209cm" svg:height="0.302cm" svg:x="16.448cm" svg:y="12.561cm" svg:viewBox="0 0 210 303" svg:d="M89 129c-40 0-40-46-40-56 0-13 1-27 7-39 4-6 15-18 33-18 40 0 40 45 40 56 0 12 0 27-7 38-4 7-15 19-33 19zM35 147c0-2 0-13 9-22 17 13 36 14 45 14 43 0 74-31 74-66 0-18-7-34-18-45 16-16 33-18 41-18 1 0 3 0 4 0-5 2-7 8-7 13 0 8 6 13 14 13 4 0 13-3 13-13 0-8-6-23-24-23-9 0-29 3-49 22-18-16-38-17-48-17-42 0-74 31-74 67 0 21 10 37 21 48-6 6-14 22-14 37s6 32 21 41c-28 8-43 28-43 47 0 32 46 58 102 58 54 0 102-24 102-59 0-17-7-40-30-54-25-12-51-12-79-12-12 0-32 0-35 0-14-2-25-17-25-31zM102 291c-47 0-78-22-78-46 0-22 18-39 37-40h27c40 0 92 0 92 40 0 24-33 46-78 46z">
            <text:p/>
          </draw:path>
          <draw:polygon draw:style-name="gr3" draw:text-style-name="P7" draw:layer="layout" svg:width="0.104cm" svg:height="0.822cm" svg:x="16.849cm" svg:y="12.242cm" svg:viewBox="0 0 105 823" draw:points="0,823 105,823 105,803 22,803 22,22 105,22 105,0 0,0">
            <text:p/>
          </draw:polygon>
          <draw:path draw:style-name="gr3" draw:text-style-name="P7" draw:layer="layout" svg:width="0.106cm" svg:height="0.457cm" svg:x="17.007cm" svg:y="12.4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7.125cm" svg:y="12.566cm" svg:viewBox="0 0 239 291" svg:d="M35 259c-4 16-4 19-25 19-5 0-10 0-10 8 0 4 2 5 6 5 13 0 25-1 39-1s30 1 44 1c4 0 9 0 9-8 0-5-4-5-11-5-23 0-23-3-23-7 0-7 19-81 22-92 7 13 20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7.382cm" svg:y="12.5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6 61-62 61-17 0-25-15-25-30 0-11 4-20 9-41z">
            <text:p/>
          </draw:path>
          <draw:path draw:style-name="gr3" draw:text-style-name="P7" draw:layer="layout" svg:width="0.304cm" svg:height="0.305cm" svg:x="17.757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18.207cm" svg:y="12.566cm" svg:viewBox="0 0 189 291" svg:d="M189 5c0-2-1-5-4-5-5 0-24 19-31 32-10-25-28-32-44-32-54 0-110 68-110 134 0 45 27 74 60 74 20 0 39-11 54-28-4 17-18 78-19 82-5 14-9 15-34 16-6 0-10 0-10 9 0 0 0 4 5 4 16 0 31-1 47-1s31 1 47 1c2 0 8 0 8-8 0-5-4-5-11-5-23 0-23-3-23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8.435cm" svg:y="12.4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304cm" svg:height="0.305cm" svg:x="18.714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416cm" svg:height="0.549cm" svg:x="19.195cm" svg:y="12.336cm" svg:viewBox="0 0 417 550" svg:d="M144 550c14 0 14 0 19-10l251-522c3-7 3-8 3-9 0-5-4-9-9-9-7 0-9 4-11 9l-236 493-98-227-63 49 7 7 33-25z">
            <text:p/>
          </draw:path>
          <draw:polygon draw:style-name="gr3" draw:text-style-name="P7" draw:layer="layout" svg:width="2.835cm" svg:height="0.019cm" svg:x="19.602cm" svg:y="12.336cm" svg:viewBox="0 0 2836 20" draw:points="1417,20 0,20 0,0 2836,0 2836,20">
            <text:p/>
          </draw:polygon>
          <draw:path draw:style-name="gr3" draw:text-style-name="P7" draw:layer="layout" svg:width="0.106cm" svg:height="0.457cm" svg:x="19.647cm" svg:y="12.425cm" svg:viewBox="0 0 107 458" svg:d="M107 454c0-1 0-2-8-11-57-57-72-143-72-214 0-79 18-159 74-217 6-5 6-6 6-8 0-3-2-4-5-4-4 0-46 31-73 90-24 49-29 100-29 139 0 36 5 92 30 144 28 56 68 85 72 85 3 0 5-1 5-4z">
            <text:p/>
          </draw:path>
          <draw:path draw:style-name="gr3" draw:text-style-name="P7" draw:layer="layout" svg:width="0.238cm" svg:height="0.29cm" svg:x="19.765cm" svg:y="12.566cm" svg:viewBox="0 0 239 291" svg:d="M35 259c-4 16-4 19-25 19-5 0-10 0-10 8 0 4 2 5 6 5 13 0 25-1 39-1s30 1 44 1c4 0 9 0 9-8 0-5-4-5-11-5-23 0-23-3-23-7 0-7 19-81 22-92 7 13 19 29 43 29 53 0 110-67 110-134 0-44-26-74-60-74-23 0-46 17-60 34-6-25-25-34-42-34-21 0-30 18-34 26-8 16-14 44-14 45 0 4 4 4 5 4 6 0 6 0 9-10 7-33 16-55 33-55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20.023cm" svg:y="12.566cm" svg:viewBox="0 0 229 208" svg:d="M140 65c2-13 13-55 45-55 3 0 14 0 23 6-12 3-22 14-22 25 0 7 5 16 18 16 10 0 25-8 25-27 0-24-27-30-43-30-27 0-42 24-49 35-11-31-35-35-49-35-47 0-73 59-73 71 0 4 4 4 5 4 4 0 5 0 6-4 16-49 46-61 61-61 9 0 25 5 25 31 0 14-8 45-25 109-7 29-24 48-43 48-3 0-14 0-23-5 11-4 22-13 22-25 0-13-11-17-18-17-14 0-25 12-25 27 0 21 23 30 44 30 30 0 46-32 48-35 5 17 21 35 49 35 47 0 73-59 73-71 0-4-4-4-5-4-4 0-5 1-6 4-15 50-47 61-62 61-17 0-25-15-25-30 0-11 4-20 9-41z">
            <text:p/>
          </draw:path>
          <draw:path draw:style-name="gr3" draw:text-style-name="P7" draw:layer="layout" svg:width="0.304cm" svg:height="0.305cm" svg:x="20.397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88cm" svg:height="0.29cm" svg:x="20.848cm" svg:y="12.566cm" svg:viewBox="0 0 189 291" svg:d="M189 5c0-2-1-5-4-5-5 0-24 19-31 32-10-25-28-32-44-32-54 0-110 68-110 134 0 45 27 74 60 74 20 0 39-11 54-28-4 17-18 78-19 82-5 14-9 15-34 16-6 0-10 0-10 9 0 0 0 4 5 4 15 0 31-1 47-1s31 1 47 1c2 0 8 0 8-8 0-5-4-5-12-5-22 0-22-3-22-7 0-3 1-7 2-11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21.075cm" svg:y="12.425cm" svg:viewBox="0 0 107 458" svg:d="M107 229c0-35-5-91-30-143-28-56-68-86-73-86-2 0-4 2-4 4s0 3 8 12c46 44 72 117 72 213 0 78-17 159-74 217-6 6-6 7-6 8 0 3 2 4 4 4 5 0 47-31 74-90 24-49 29-100 29-139z">
            <text:p/>
          </draw:path>
          <draw:path draw:style-name="gr3" draw:text-style-name="P7" draw:layer="layout" svg:width="0.141cm" svg:height="0.212cm" svg:x="21.247cm" svg:y="12.4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ath draw:style-name="gr3" draw:text-style-name="P7" draw:layer="layout" svg:width="0.279cm" svg:height="0.019cm" svg:x="21.571cm" svg:y="12.644cm" svg:viewBox="0 0 280 20" svg:d="M264 20c7 0 16 0 16-11 0-9-9-9-16-9h-248c-8 0-16 0-16 9 0 11 8 11 16 11z">
            <text:p/>
          </draw:path>
          <draw:path draw:style-name="gr3" draw:text-style-name="P7" draw:layer="layout" svg:width="0.209cm" svg:height="0.207cm" svg:x="22.008cm" svg:y="12.566cm" svg:viewBox="0 0 210 208" svg:d="M153 29c-8-17-22-29-43-29-53 0-110 68-110 134 0 44 25 74 61 74 10 0 33-2 60-34 4 19 19 34 41 34 17 0 27-10 35-25 7-16 13-45 13-46 0-4-4-4-5-4-4 0-5 1-6 9-9 29-17 56-36 56-12 0-13-12-13-21 0-10 1-14 6-34 5-19 5-24 9-41l17-65c3-13 3-13 3-15 0-8-5-13-12-13-12 0-19 11-20 20zM123 149c-2 8-2 8-9 17-20 24-39 32-52 32-22 0-30-25-30-43 0-23 15-80 26-101 14-27 35-44 53-44 30 0 37 38 37 41 0 2-1 5-2 7z">
            <text:p/>
          </draw:path>
          <draw:path draw:style-name="gr3" draw:text-style-name="P7" draw:layer="layout" svg:width="0.141cm" svg:height="0.212cm" svg:x="22.252cm" svg:y="12.424cm" svg:viewBox="0 0 142 213" svg:d="M142 155h-11c-1 7-4 26-8 29-2 2-27 2-31 2h-60c34-30 45-38 65-54 24-19 45-38 45-70 0-38-34-62-75-62-40 0-67 28-67 57 0 17 14 19 17 19 8 0 17-6 17-18 0-5-2-16-18-16 9-23 31-31 46-31 33 0 49 25 49 51 0 29-19 50-30 63l-78 76c-3 3-3 4-3 12h133z">
            <text:p/>
          </draw:path>
          <draw:polygon draw:style-name="gr3" draw:text-style-name="P7" draw:layer="layout" svg:width="0.104cm" svg:height="0.822cm" svg:x="22.445cm" svg:y="12.242cm" svg:viewBox="0 0 105 823" draw:points="83,803 0,803 0,823 105,823 105,0 0,0 0,22 83,22">
            <text:p/>
          </draw:polygon>
          <draw:path draw:style-name="gr3" draw:text-style-name="P7" draw:layer="layout" svg:width="0.304cm" svg:height="0.305cm" svg:x="22.78cm" svg:y="12.502cm" svg:viewBox="0 0 305 306" svg:d="M162 162h128c6 0 15 0 15-9s-9-9-15-9h-128v-128c0-8 0-16-9-16s-9 8-9 16v128h-128c-8 0-16 0-16 9s8 9 16 9h128v128c0 7 0 16 9 16s9-9 9-16z">
            <text:p/>
          </draw:path>
          <draw:path draw:style-name="gr3" draw:text-style-name="P7" draw:layer="layout" svg:width="0.178cm" svg:height="0.207cm" svg:x="23.23cm" svg:y="12.566cm" svg:viewBox="0 0 179 208" svg:d="M163 28c-7 0-13 0-21 7-7 7-8 15-8 18 0 10 8 16 18 16 13 0 26-11 26-29 0-23-22-40-55-40-62 0-123 66-123 130 0 42 27 78 75 78 65 0 104-49 104-54 0-3-3-6-5-6-3 0-4 1-7 5-36 45-86 45-92 45-28 0-41-22-41-50 0-19 10-64 25-92 14-26 40-46 65-46 15 0 33 6 39 18z">
            <text:p/>
          </draw:path>
        </draw:g>
        <draw:g xml:id="id138" draw:id="id138">
          <svg:title>TexMaths</svg:title>
          <svg:desc>13§display§\int \frac{1}{ \sqrt{a^2 - ( px \pm q )^2} } \ dx§svg§600§FALSE§</svg:desc>
          <draw:polygon draw:style-name="gr2" draw:text-style-name="P6" draw:layer="layout" svg:width="4.52cm" svg:height="1.092cm" svg:x="8.602cm" svg:y="13.477cm" svg:viewBox="0 0 4521 1093" draw:points="2260,1093 0,1093 0,0 4521,0 4521,1093">
            <text:p/>
          </draw:polygon>
          <draw:path draw:style-name="gr3" draw:text-style-name="P7" draw:layer="layout" svg:width="0.406cm" svg:height="1.015cm" svg:x="8.605cm" svg:y="13.454cm" svg:viewBox="0 0 407 1016" svg:d="M22 995c14 0 23-10 23-21 0-16-12-23-22-23-12 0-23 7-23 23 0 24 23 42 51 42 70 0 96-107 128-239 35-145 65-291 90-438 17-97 34-188 49-247 5-23 21-82 40-82 13 0 25 9 27 11-16 1-23 10-23 22 0 15 11 23 22 23s23-8 23-23c0-25-25-43-50-43-36 0-61 50-87 144-1 4-63 234-113 533-12 70-26 147-41 210-8 34-29 120-66 120-17 0-27-12-28-12z">
            <text:p/>
          </draw:path>
          <draw:path draw:style-name="gr3" draw:text-style-name="P7" draw:layer="layout" svg:width="0.151cm" svg:height="0.305cm" svg:x="10.739cm" svg:y="13.462cm" svg:viewBox="0 0 152 306" svg:d="M95 11c0-10 0-11-12-11-28 29-68 29-83 29v15c9 0 36 0 60-13v238c0 17-1 22-42 22h-15v15c16-2 56-2 74-2 19 0 58 0 75 2v-15h-15c-41 0-42-5-42-22z">
            <text:p/>
          </draw:path>
          <draw:polygon draw:style-name="gr3" draw:text-style-name="P7" draw:layer="layout" svg:width="3.292cm" svg:height="0.019cm" svg:x="9.167cm" svg:y="13.952cm" svg:viewBox="0 0 3293 20" draw:points="1646,20 0,20 0,0 3293,0 3293,20">
            <text:p/>
          </draw:polygon>
          <draw:path draw:style-name="gr3" draw:text-style-name="P7" draw:layer="layout" svg:width="0.416cm" svg:height="0.548cm" svg:x="9.218cm" svg:y="14.044cm" svg:viewBox="0 0 417 549" svg:d="M144 549c14 0 14 0 19-9l251-522c3-7 3-8 3-9 0-5-4-9-9-9-7 0-9 4-11 9l-236 492-98-226-63 48 7 8 33-25z">
            <text:p/>
          </draw:path>
          <draw:polygon draw:style-name="gr3" draw:text-style-name="P7" draw:layer="layout" svg:width="2.835cm" svg:height="0.019cm" svg:x="9.624cm" svg:y="14.044cm" svg:viewBox="0 0 2836 20" draw:points="1418,20 0,20 0,0 2836,0 2836,20">
            <text:p/>
          </draw:polygon>
          <draw:path draw:style-name="gr3" draw:text-style-name="P7" draw:layer="layout" svg:width="0.209cm" svg:height="0.207cm" svg:x="9.642cm" svg:y="14.251cm" svg:viewBox="0 0 210 208" svg:d="M153 29c-8-17-22-29-43-29-53 0-110 68-110 134 0 44 25 74 61 74 10 0 33-2 60-34 4 18 19 34 41 34 17 0 27-10 35-25 7-17 13-45 13-46 0-4-4-4-5-4-4 0-5 1-6 8-9 30-17 57-36 57-12 0-13-12-13-21 0-11 1-14 6-34 5-19 5-24 9-41l17-65c3-13 3-13 3-15 0-8-5-13-12-13-12 0-19 11-20 20zM123 149c-2 8-2 8-9 16-20 25-39 33-52 33-22 0-30-25-30-43 0-23 15-80 26-101 14-27 35-44 53-44 30 0 37 38 37 41 0 2-1 5-2 7z">
            <text:p/>
          </draw:path>
          <draw:path draw:style-name="gr3" draw:text-style-name="P7" draw:layer="layout" svg:width="0.141cm" svg:height="0.212cm" svg:x="9.885cm" svg:y="14.108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79cm" svg:height="0.019cm" svg:x="10.21cm" svg:y="14.33cm" svg:viewBox="0 0 280 20" svg:d="M264 20c7 0 16 0 16-11 0-9-9-9-16-9h-248c-8 0-16 0-16 9 0 11 8 11 16 11z">
            <text:p/>
          </draw:path>
          <draw:path draw:style-name="gr3" draw:text-style-name="P7" draw:layer="layout" svg:width="0.106cm" svg:height="0.457cm" svg:x="10.674cm" svg:y="14.11cm" svg:viewBox="0 0 107 458" svg:d="M107 454c0-2 0-3-8-11-57-57-72-143-72-214 0-79 18-159 74-217 6-5 6-6 6-8 0-3-2-4-5-4-4 0-46 31-73 89-24 50-29 101-29 140 0 36 5 91 30 143 28 57 68 86 72 86 3 0 5-1 5-4z">
            <text:p/>
          </draw:path>
          <draw:path draw:style-name="gr3" draw:text-style-name="P7" draw:layer="layout" svg:width="0.238cm" svg:height="0.29cm" svg:x="10.792cm" svg:y="14.251cm" svg:viewBox="0 0 239 291" svg:d="M35 259c-4 16-4 19-25 19-5 0-10 0-10 8 0 4 2 5 6 5 13 0 25-1 39-1s30 1 44 1c4 0 9 0 9-8 0-5-4-5-11-5-23 0-23-3-23-8 0-6 19-80 22-91 7 12 20 29 43 29 53 0 110-68 110-134 0-44-26-74-60-74-23 0-46 17-60 34-6-25-25-34-42-34-21 0-30 18-34 26-8 16-14 44-14 45 0 4 4 4 5 4 6 0 6 0 9-11 7-32 16-54 33-54 7 0 13 4 13 21 0 11-1 16-3 23zM116 59c4-12 16-25 24-32 16-13 30-17 37-17 19 0 30 16 30 43s-16 80-24 98c-16 31-37 47-54 47-31 0-36-39-36-41 0-1 0-2 1-7z">
            <text:p/>
          </draw:path>
          <draw:path draw:style-name="gr3" draw:text-style-name="P7" draw:layer="layout" svg:width="0.228cm" svg:height="0.207cm" svg:x="11.049cm" svg:y="14.251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6 61-62 61-17 0-25-15-25-31 0-10 4-19 9-40z">
            <text:p/>
          </draw:path>
          <draw:path draw:style-name="gr3" draw:text-style-name="P7" draw:layer="layout" svg:width="0.305cm" svg:height="0.305cm" svg:x="11.425cm" svg:y="14.149cm" svg:viewBox="0 0 306 306" svg:d="M162 162h128c7 0 16 0 16-9s-9-9-16-9h-128v-127c0-8 0-17-9-17s-9 8-9 16v128h-128c-8 0-16 0-16 9s8 9 16 9h128v125h-128c-8 0-16 0-16 9 0 10 8 10 16 10h274c7 0 16 0 16-10 0-9-9-9-16-9h-128z">
            <text:p/>
          </draw:path>
          <draw:path draw:style-name="gr3" draw:text-style-name="P7" draw:layer="layout" svg:width="0.188cm" svg:height="0.29cm" svg:x="11.874cm" svg:y="14.251cm" svg:viewBox="0 0 189 291" svg:d="M189 5c0-2-1-5-4-5-5 0-24 19-31 32-10-25-28-32-44-32-54 0-110 68-110 134 0 45 27 74 60 74 20 0 39-11 54-28-4 17-18 78-19 82-5 14-9 15-34 16-6 0-10 0-10 9 0 0 0 4 5 4 16 0 31-1 47-1s31 1 47 1c2 0 8 0 8-8 0-5-4-5-12-5-22 0-22-3-22-8 0-3 1-6 2-10zM62 198c-28 0-30-36-30-43 0-23 14-73 22-92 14-34 38-53 56-53 30 0 37 37 37 40s-25 104-26 105c-8 14-34 43-59 43z">
            <text:p/>
          </draw:path>
          <draw:path draw:style-name="gr3" draw:text-style-name="P7" draw:layer="layout" svg:width="0.106cm" svg:height="0.457cm" svg:x="12.103cm" svg:y="14.11cm" svg:viewBox="0 0 107 458" svg:d="M107 229c0-36-5-91-30-143-28-56-68-86-73-86-2 0-4 2-4 4s0 3 8 12c46 44 72 117 72 213 0 78-17 159-74 216-6 6-6 7-6 9 0 3 2 4 4 4 5 0 47-32 74-90 24-50 29-101 29-139z">
            <text:p/>
          </draw:path>
          <draw:path draw:style-name="gr3" draw:text-style-name="P7" draw:layer="layout" svg:width="0.141cm" svg:height="0.212cm" svg:x="12.274cm" svg:y="14.108cm" svg:viewBox="0 0 142 213" svg:d="M142 155h-11c-1 7-4 26-8 29-2 2-27 2-31 2h-60c34-30 45-38 65-54 24-19 45-38 45-70 0-38-34-62-75-62-40 0-67 28-67 57 0 17 14 19 17 19 8 0 17-6 17-18 0-5-2-16-18-16 9-23 31-31 46-31 33 0 49 25 49 51 0 28-19 50-30 63l-78 76c-3 3-3 4-3 12h133z">
            <text:p/>
          </draw:path>
          <draw:path draw:style-name="gr3" draw:text-style-name="P7" draw:layer="layout" svg:width="0.217cm" svg:height="0.322cm" svg:x="12.684cm" svg:y="13.759cm" svg:viewBox="0 0 218 323" svg:d="M218 5c0-1 0-5-6-5s-50 4-58 5c-3 0-6 2-6 9 0 6 4 6 11 6 22 0 23 3 23 7l-1 9-28 109c-8-17-22-30-43-30-53 0-110 68-110 135 0 43 25 73 61 73 10 0 33-2 60-34 4 19 19 34 41 34 17 0 27-10 35-26 7-15 13-43 13-44 0-5-4-5-5-5-5 0-5 2-6 8-9 30-17 57-36 57-12 0-13-11-13-21 0-11 1-14 3-22zM123 263c-2 8-2 10-10 18-19 25-38 32-51 32-22 0-30-25-30-43 0-22 15-80 26-100 14-27 35-44 53-44 30 0 37 37 37 40s-1 6-2 8z">
            <text:p/>
          </draw:path>
          <draw:path draw:style-name="gr3" draw:text-style-name="P7" draw:layer="layout" svg:width="0.228cm" svg:height="0.207cm" svg:x="12.917cm" svg:y="13.874cm" svg:viewBox="0 0 229 208" svg:d="M140 64c2-12 13-54 45-54 3 0 14 0 23 6-12 3-22 14-22 25 0 7 5 16 18 16 10 0 25-8 25-27 0-24-27-30-43-30-27 0-42 24-49 35-11-31-35-35-49-35-47 0-73 59-73 71 0 4 4 4 5 4 4 0 5 0 6-4 16-49 46-61 61-61 9 0 25 5 25 31 0 14-8 45-25 109-7 29-24 48-43 48-3 0-14 0-23-6 11-3 22-12 22-25 0-12-11-16-18-16-14 0-25 12-25 27 0 21 23 30 44 30 30 0 46-32 48-35 5 17 21 35 49 35 47 0 73-59 73-71 0-4-4-4-5-4-4 0-5 1-6 4-15 50-47 61-62 61-17 0-25-15-25-31 0-10 4-19 9-40z">
            <text:p/>
          </draw:path>
        </draw:g>
        <draw:g xml:id="id139" draw:id="id139">
          <svg:title>TexMaths</svg:title>
          <svg:desc>14§display§\frac{1}{p} \sin^{-1}\left( \frac{px + q}{a} \right)  \ + \ c§svg§600§FALSE§</svg:desc>
          <draw:polygon draw:style-name="gr2" draw:text-style-name="P6" draw:layer="layout" svg:width="4.92cm" svg:height="1.132cm" svg:x="16.628cm" svg:y="13.377cm" svg:viewBox="0 0 4921 1133" draw:points="2460,1133 0,1133 0,0 4921,0 4921,1133">
            <text:p/>
          </draw:polygon>
          <draw:path draw:style-name="gr3" draw:text-style-name="P7" draw:layer="layout" svg:width="0.163cm" svg:height="0.328cm" svg:x="16.663cm" svg:y="13.405cm" svg:viewBox="0 0 164 329" svg:d="M102 12c0-11 0-12-11-12-32 31-75 31-91 31v16c10 0 39 0 65-13v256c0 18-1 24-46 24h-16v15c17-2 61-2 80-2 20 0 63 0 81 2v-15h-16c-45 0-46-6-46-24z">
            <text:p/>
          </draw:path>
          <draw:polygon draw:style-name="gr3" draw:text-style-name="P7" draw:layer="layout" svg:width="0.248cm" svg:height="0.02cm" svg:x="16.619cm" svg:y="13.932cm" svg:viewBox="0 0 249 21" draw:points="124,21 0,21 0,0 249,0 249,21">
            <text:p/>
          </draw:polygon>
          <draw:path draw:style-name="gr3" draw:text-style-name="P7" draw:layer="layout" svg:width="0.257cm" svg:height="0.313cm" svg:x="16.603cm" svg:y="14.18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161cm" svg:height="0.226cm" svg:x="17.024cm" svg:y="13.845cm" svg:viewBox="0 0 162 227" svg:d="M86 125c11 3 52 11 52 46 0 25-17 45-56 45-42 0-60-28-69-70-1-6-2-8-6-8-7 0-7 3-7 12v65c0 9 0 12 6 12 2 0 3-1 12-10 1-1 1-2 10-11 21 20 44 21 54 21 57 0 80-33 80-69 0-26-15-40-21-47-17-16-36-19-56-24-28-5-61-11-61-40 0-18 13-38 56-38 53 0 57 45 58 60 0 5 4 5 5 5 7 0 7-2 7-12v-50c0-9 0-12-6-12-2 0-3 0-10 6-1 2-6 6-9 7-17-13-39-13-45-13-61 0-80 34-80 61 0 17 8 31 21 42 16 12 31 16 65 22z">
            <text:p/>
          </draw:path>
          <draw:path draw:style-name="gr3" draw:text-style-name="P7" draw:layer="layout" svg:width="0.105cm" svg:height="0.33cm" svg:x="17.218cm" svg:y="13.736cm" svg:viewBox="0 0 106 331" svg:d="M72 112l-70 6v15c33 0 37 3 37 27v132c0 23-5 23-39 23v16c16-2 43-2 55-2 17 0 35 0 51 2v-16c-32 0-34-2-34-21zM74 26c0-16-12-26-27-26-16 0-26 13-26 26s10 27 26 27c15 0 27-12 27-27z">
            <text:p/>
          </draw:path>
          <draw:path draw:style-name="gr3" draw:text-style-name="P7" draw:layer="layout" svg:width="0.248cm" svg:height="0.217cm" svg:x="17.353cm" svg:y="13.848cm" svg:viewBox="0 0 249 218" svg:d="M38 48v134c0 21-4 21-38 21v15c17 0 43-1 56-1 12 0 38 1 55 1v-15c-33 0-38 0-38-21v-92c0-52 35-79 66-79s37 27 37 55v116c0 21-6 21-38 21v15c17 0 42-1 56-1 12 0 38 1 55 1v-15c-26 0-38 0-38-15v-94c0-42 0-58-16-76-7-8-24-18-52-18-37 0-59 21-74 52v-52l-69 6v15c35 0 38 4 38 27z">
            <text:p/>
          </draw:path>
          <draw:path draw:style-name="gr3" draw:text-style-name="P7" draw:layer="layout" svg:width="0.233cm" svg:height="0.017cm" svg:x="17.649cm" svg:y="13.764cm" svg:viewBox="0 0 234 18" svg:d="M221 18c4 0 13 0 13-9s-8-9-13-9h-208c-5 0-13 0-13 9s8 9 13 9z">
            <text:p/>
          </draw:path>
          <draw:path draw:style-name="gr3" draw:text-style-name="P7" draw:layer="layout" svg:width="0.126cm" svg:height="0.229cm" svg:x="17.957cm" svg:y="13.63cm" svg:viewBox="0 0 127 230" svg:d="M78 10c0-10-1-10-10-10-22 21-53 22-68 22v13c8 0 31 0 50-10v177c0 11 0 15-34 15h-14v13c7 0 50-1 62-1 11 0 55 1 63 1v-13h-14c-35 0-35-4-35-15z">
            <text:p/>
          </draw:path>
          <draw:path draw:style-name="gr3" draw:text-style-name="P7" draw:layer="layout" svg:width="0.242cm" svg:height="1.181cm" svg:x="18.324cm" svg:y="13.352cm" svg:viewBox="0 0 243 1182" svg:d="M243 1178c0-3-1-4-2-5-18-19-52-52-84-105-80-127-116-287-116-476 0-134 17-304 99-451 39-70 79-111 102-132 1-1 1-2 1-5 0-4-3-4-10-4s-8 0-16 8c-165 150-217 375-217 582 0 194 45 389 170 537 10 11 28 31 49 49 6 6 7 6 14 6s10 0 10-4z">
            <text:p/>
          </draw:path>
          <draw:path draw:style-name="gr3" draw:text-style-name="P7" draw:layer="layout" svg:width="0.257cm" svg:height="0.313cm" svg:x="18.627cm" svg:y="13.516cm" svg:viewBox="0 0 258 314" svg:d="M38 279c-4 17-4 20-27 20-5 0-11 0-11 9 0 5 2 6 7 6 13 0 27-1 41-1 16 0 33 1 48 1 4 0 9 0 9-9 0-6-4-6-11-6-25 0-25-3-25-8 0-6 21-86 24-98 7 13 20 31 46 31 57 0 119-73 119-144 0-48-28-80-65-80-25 0-50 18-65 37-6-27-27-37-45-37-23 0-33 19-37 28-8 17-15 47-15 48 0 5 5 5 6 5 6 0 6 0 9-12 8-34 18-58 36-58 8 0 14 4 14 23 0 11-1 16-3 24zM125 64c4-14 17-27 26-35 17-14 32-18 39-18 21 0 33 17 33 46s-17 86-26 105c-17 34-40 51-58 51-34 0-39-42-39-44 0-1 0-2 1-8z">
            <text:p/>
          </draw:path>
          <draw:path draw:style-name="gr3" draw:text-style-name="P7" draw:layer="layout" svg:width="0.245cm" svg:height="0.223cm" svg:x="18.904cm" svg:y="13.516cm" svg:viewBox="0 0 246 224" svg:d="M151 69c2-13 14-58 48-58 4 0 15 0 25 6-13 3-24 15-24 27 0 8 6 18 19 18 12 0 27-9 27-30 0-25-29-32-46-32-29 0-45 26-52 38-12-34-38-38-53-38-51 0-79 64-79 76 0 5 4 5 5 5 5 0 6 0 7-5 17-52 49-65 66-65 9 0 27 5 27 33 0 15-9 49-27 117-8 32-26 52-47 52-3 0-15 0-25-6 13-3 24-13 24-27 0-13-11-18-19-18-15 0-27 14-27 30 0 22 25 32 47 32 33 0 50-35 52-38 5 19 23 38 53 38 51 0 79-64 79-76 0-5-5-5-6-5-4 0-6 2-7 5-15 54-50 65-66 65-19 0-27-16-27-33 0-11 4-21 9-43z">
            <text:p/>
          </draw:path>
          <draw:path draw:style-name="gr3" draw:text-style-name="P7" draw:layer="layout" svg:width="0.327cm" svg:height="0.328cm" svg:x="19.309cm" svg:y="13.446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203cm" svg:height="0.313cm" svg:x="19.792cm" svg:y="13.516cm" svg:viewBox="0 0 204 314" svg:d="M204 6c0-3-1-6-5-6-5 0-25 20-33 35-11-27-30-35-47-35-59 0-119 73-119 145 0 48 29 79 65 79 21 0 41-12 58-30-4 18-20 84-21 88-5 15-9 16-36 17-7 0-11 0-11 10 0 0 0 5 5 5 16 0 34-1 51-1s33 1 50 1c3 0 9 0 9-9 0-6-4-6-13-6-24 0-24-3-24-8 0-3 1-6 3-11zM67 213c-30 0-32-38-32-46 0-25 14-78 23-99 15-37 41-57 61-57 32 0 39 39 39 43 0 3-27 112-28 113-8 15-36 46-63 46z">
            <text:p/>
          </draw:path>
          <draw:polygon draw:style-name="gr3" draw:text-style-name="P7" draw:layer="layout" svg:width="1.367cm" svg:height="0.02cm" svg:x="18.642cm" svg:y="13.932cm" svg:viewBox="0 0 1368 21" draw:points="684,21 0,21 0,0 1368,0 1368,21">
            <text:p/>
          </draw:polygon>
          <draw:path draw:style-name="gr3" draw:text-style-name="P7" draw:layer="layout" svg:width="0.225cm" svg:height="0.223cm" svg:x="19.216cm" svg:y="14.186cm" svg:viewBox="0 0 226 224" svg:d="M165 31c-9-18-24-31-46-31-57 0-119 73-119 145 0 47 27 79 66 79 10 0 35-2 64-37 4 20 21 37 45 37 18 0 29-11 37-27 7-18 14-48 14-49 0-5-4-5-5-5-5 0-6 2-7 9-9 32-18 61-38 61-14 0-15-12-15-23s1-14 7-37c6-20 6-25 10-43l18-70c3-14 3-14 3-16 0-9-5-14-13-14-12 0-20 11-21 21zM132 160c-2 9-2 9-9 18-22 27-42 35-56 35-24 0-32-27-32-46 0-25 15-86 28-109 14-29 37-47 57-47 32 0 39 41 39 44 0 2-1 6-2 8z">
            <text:p/>
          </draw:path>
          <draw:path draw:style-name="gr3" draw:text-style-name="P7" draw:layer="layout" svg:width="0.242cm" svg:height="1.181cm" svg:x="20.086cm" svg:y="13.352cm" svg:viewBox="0 0 243 1182" svg:d="M243 592c0-194-45-389-170-537-10-11-28-31-48-49-7-6-8-6-15-6-6 0-10 0-10 4 0 3 2 5 3 6 17 18 51 51 83 104 80 127 116 287 116 476 0 134-17 304-99 451-39 70-81 111-101 132-1 1-2 2-2 5 0 4 4 4 10 4 7 0 8 0 16-8 165-150 217-375 217-582z">
            <text:p/>
          </draw:path>
          <draw:path draw:style-name="gr3" draw:text-style-name="P7" draw:layer="layout" svg:width="0.327cm" svg:height="0.328cm" svg:x="20.732cm" svg:y="13.779cm" svg:viewBox="0 0 328 329" svg:d="M175 175h137c7 0 16 0 16-10s-9-10-16-10h-137v-138c0-8 0-17-10-17s-10 9-10 17v138h-138c-8 0-17 0-17 10s9 10 17 10h138v138c0 6 0 16 10 16s10-10 10-16z">
            <text:p/>
          </draw:path>
          <draw:path draw:style-name="gr3" draw:text-style-name="P7" draw:layer="layout" svg:width="0.192cm" svg:height="0.223cm" svg:x="21.38cm" svg:y="13.848cm" svg:viewBox="0 0 193 224" svg:d="M176 30c-8 0-15 0-23 8-7 7-9 16-9 19 0 11 9 17 20 17 14 0 27-11 27-31 0-25-23-43-59-43-66 0-132 71-132 140 0 45 29 84 81 84 70 0 112-53 112-58 0-4-4-7-6-7-3 0-3 1-7 6-39 48-93 48-99 48-31 0-44-24-44-54 0-20 10-68 27-98 14-29 42-50 69-50 17 0 36 6 43 19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08" smil:attributeName="visibility" smil:to="visible"/>
                  <anim:animate smil:begin="0s" smil:dur="0.5s" smil:fill="hold" smil:decelerate="0.5" smil:targetElement="id108" smil:attributeName="rotate" smil:values="-90;0" smil:keyTimes="0;1"/>
                  <anim:animate smil:begin="0s" smil:dur="0.5s" smil:fill="hold" smil:decelerate="0.5" smil:targetElement="id108" smil:attributeName="width" smil:values="width;width*.05" smil:keyTimes="0;1"/>
                  <anim:animate smil:begin="0.5s" smil:dur="0.5s" smil:fill="hold" smil:accelerate="0.5" smil:targetElement="id108" smil:attributeName="width" smil:values="width*.05;width" smil:keyTimes="0;1"/>
                  <anim:animate smil:dur="1s" smil:fill="hold" smil:targetElement="id108" smil:attributeName="height" smil:values="height;height" smil:keyTimes="0;1"/>
                  <anim:animate smil:begin="0s" smil:dur="0.5s" smil:fill="hold" smil:decelerate="0.5" smil:targetElement="id108" smil:attributeName="x" smil:values="x+.4;x" smil:keyTimes="0;1"/>
                  <anim:animate smil:begin="0s" smil:dur="0.5s" smil:fill="hold" smil:decelerate="0.5" smil:targetElement="id108" smil:attributeName="y" smil:values="y-.2;y+.1" smil:keyTimes="0;1"/>
                  <anim:animate smil:begin="0.5s" smil:dur="0.5s" smil:fill="hold" smil:accelerate="0.5" smil:targetElement="id108" smil:attributeName="y" smil:values="y+.1;y" smil:keyTimes="0;1"/>
                  <anim:transitionFilter smil:begin="0s" smil:dur="1s" smil:decelerate="0.5" smil:targetElement="id108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09" smil:attributeName="visibility" smil:to="visible"/>
                  <anim:animate smil:dur="0.5s" smil:fill="hold" smil:targetElement="id109" smil:attributeName="x" smil:values="x;x" smil:keyTimes="0;1"/>
                  <anim:animate smil:dur="0.5s" smil:fill="hold" smil:targetElement="id10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10" smil:attributeName="visibility" smil:to="visible"/>
                  <anim:animate smil:dur="0.5s" smil:fill="hold" smil:targetElement="id110" smil:attributeName="width" smil:values="width*0.05;width" smil:keyTimes="0;1"/>
                  <anim:animate smil:dur="0.5s" smil:fill="hold" smil:targetElement="id110" smil:attributeName="height" smil:values="height;height" smil:keyTimes="0;1"/>
                  <anim:animate smil:dur="0.5s" smil:fill="hold" smil:targetElement="id110" smil:attributeName="x" smil:values="x-.2;x" smil:keyTimes="0;1"/>
                  <anim:animate smil:dur="0.5s" smil:fill="hold" smil:targetElement="id110" smil:attributeName="y" smil:values="y;y" smil:keyTimes="0;1"/>
                  <anim:transitionFilter smil:dur="0.5s" smil:targetElement="id110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1" smil:attributeName="visibility" smil:to="visible"/>
                  <anim:animate smil:dur="0.5s" smil:fill="hold" smil:targetElement="id111" smil:attributeName="x" smil:values="x;x" smil:keyTimes="0;1"/>
                  <anim:animate smil:dur="0.5s" smil:fill="hold" smil:targetElement="id111" smil:attributeName="y" smil:values="1+height/2;y" smil:keyTimes="0;1"/>
                </anim:par>
              </anim:par>
              <anim:par smil:begin="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2" smil:attributeName="visibility" smil:to="visible"/>
                  <anim:animate smil:dur="0.5s" smil:fill="hold" smil:targetElement="id112" smil:attributeName="x" smil:values="x;x" smil:keyTimes="0;1"/>
                  <anim:animate smil:dur="0.5s" smil:fill="hold" smil:targetElement="id112" smil:attributeName="y" smil:values="1+height/2;y" smil:keyTimes="0;1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3" smil:attributeName="visibility" smil:to="visible"/>
                  <anim:animate smil:dur="0.5s" smil:fill="hold" smil:targetElement="id113" smil:attributeName="width" smil:values="width*0.05;width" smil:keyTimes="0;1"/>
                  <anim:animate smil:dur="0.5s" smil:fill="hold" smil:targetElement="id113" smil:attributeName="height" smil:values="height;height" smil:keyTimes="0;1"/>
                  <anim:animate smil:dur="0.5s" smil:fill="hold" smil:targetElement="id113" smil:attributeName="x" smil:values="x-.2;x" smil:keyTimes="0;1"/>
                  <anim:animate smil:dur="0.5s" smil:fill="hold" smil:targetElement="id113" smil:attributeName="y" smil:values="y;y" smil:keyTimes="0;1"/>
                  <anim:transitionFilter smil:dur="0.5s" smil:targetElement="id113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4" smil:attributeName="visibility" smil:to="visible"/>
                  <anim:animate smil:dur="0.5s" smil:fill="hold" smil:targetElement="id114" smil:attributeName="x" smil:values="x;x" smil:keyTimes="0;1"/>
                  <anim:animate smil:dur="0.5s" smil:fill="hold" smil:targetElement="id114" smil:attributeName="y" smil:values="1+height/2;y" smil:keyTimes="0;1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5" smil:attributeName="visibility" smil:to="visible"/>
                  <anim:animate smil:dur="0.5s" smil:fill="hold" smil:targetElement="id115" smil:attributeName="x" smil:values="x;x" smil:keyTimes="0;1"/>
                  <anim:animate smil:dur="0.5s" smil:fill="hold" smil:targetElement="id115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width*0.05;width" smil:keyTimes="0;1"/>
                  <anim:animate smil:dur="0.5s" smil:fill="hold" smil:targetElement="id116" smil:attributeName="height" smil:values="height;height" smil:keyTimes="0;1"/>
                  <anim:animate smil:dur="0.5s" smil:fill="hold" smil:targetElement="id116" smil:attributeName="x" smil:values="x-.2;x" smil:keyTimes="0;1"/>
                  <anim:animate smil:dur="0.5s" smil:fill="hold" smil:targetElement="id116" smil:attributeName="y" smil:values="y;y" smil:keyTimes="0;1"/>
                  <anim:transitionFilter smil:dur="0.5s" smil:targetElement="id116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7" smil:attributeName="visibility" smil:to="visible"/>
                  <anim:animate smil:dur="0.5s" smil:fill="hold" smil:targetElement="id117" smil:attributeName="x" smil:values="x;x" smil:keyTimes="0;1"/>
                  <anim:animate smil:dur="0.5s" smil:fill="hold" smil:targetElement="id117" smil:attributeName="y" smil:values="1+height/2;y" smil:keyTimes="0;1"/>
                </anim:par>
              </anim:par>
              <anim:par smil:begin="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18" smil:attributeName="visibility" smil:to="visible"/>
                  <anim:animate smil:dur="0.5s" smil:fill="hold" smil:targetElement="id118" smil:attributeName="x" smil:values="x;x" smil:keyTimes="0;1"/>
                  <anim:animate smil:dur="0.5s" smil:fill="hold" smil:targetElement="id118" smil:attributeName="y" smil:values="1+height/2;y" smil:keyTimes="0;1"/>
                </anim:par>
              </anim:par>
              <anim:par smil:begin="4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19" smil:attributeName="visibility" smil:to="visible"/>
                  <anim:animate smil:dur="0.5s" smil:fill="hold" smil:targetElement="id119" smil:attributeName="width" smil:values="width*0.05;width" smil:keyTimes="0;1"/>
                  <anim:animate smil:dur="0.5s" smil:fill="hold" smil:targetElement="id119" smil:attributeName="height" smil:values="height;height" smil:keyTimes="0;1"/>
                  <anim:animate smil:dur="0.5s" smil:fill="hold" smil:targetElement="id119" smil:attributeName="x" smil:values="x-.2;x" smil:keyTimes="0;1"/>
                  <anim:animate smil:dur="0.5s" smil:fill="hold" smil:targetElement="id119" smil:attributeName="y" smil:values="y;y" smil:keyTimes="0;1"/>
                  <anim:transitionFilter smil:dur="0.5s" smil:targetElement="id119" smil:type="fade" smil:subtype="crossfade"/>
                </anim:par>
              </anim:par>
              <anim:par smil:begin="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0" smil:attributeName="visibility" smil:to="visible"/>
                  <anim:animate smil:dur="0.5s" smil:fill="hold" smil:targetElement="id120" smil:attributeName="x" smil:values="x;x" smil:keyTimes="0;1"/>
                  <anim:animate smil:dur="0.5s" smil:fill="hold" smil:targetElement="id120" smil:attributeName="y" smil:values="1+height/2;y" smil:keyTimes="0;1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1" smil:attributeName="visibility" smil:to="visible"/>
                  <anim:animate smil:dur="0.5s" smil:fill="hold" smil:targetElement="id121" smil:attributeName="x" smil:values="x;x" smil:keyTimes="0;1"/>
                  <anim:animate smil:dur="0.5s" smil:fill="hold" smil:targetElement="id121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2" smil:attributeName="visibility" smil:to="visible"/>
                  <anim:animate smil:dur="0.5s" smil:fill="hold" smil:targetElement="id122" smil:attributeName="width" smil:values="width*0.05;width" smil:keyTimes="0;1"/>
                  <anim:animate smil:dur="0.5s" smil:fill="hold" smil:targetElement="id122" smil:attributeName="height" smil:values="height;height" smil:keyTimes="0;1"/>
                  <anim:animate smil:dur="0.5s" smil:fill="hold" smil:targetElement="id122" smil:attributeName="x" smil:values="x-.2;x" smil:keyTimes="0;1"/>
                  <anim:animate smil:dur="0.5s" smil:fill="hold" smil:targetElement="id122" smil:attributeName="y" smil:values="y;y" smil:keyTimes="0;1"/>
                  <anim:transitionFilter smil:dur="0.5s" smil:targetElement="id122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3" smil:attributeName="visibility" smil:to="visible"/>
                  <anim:animate smil:dur="0.5s" smil:fill="hold" smil:targetElement="id123" smil:attributeName="x" smil:values="x;x" smil:keyTimes="0;1"/>
                  <anim:animate smil:dur="0.5s" smil:fill="hold" smil:targetElement="id123" smil:attributeName="y" smil:values="1+height/2;y" smil:keyTimes="0;1"/>
                </anim:par>
              </anim:par>
              <anim:par smil:begin="7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4" smil:attributeName="visibility" smil:to="visible"/>
                  <anim:animate smil:dur="0.5s" smil:fill="hold" smil:targetElement="id124" smil:attributeName="x" smil:values="x;x" smil:keyTimes="0;1"/>
                  <anim:animate smil:dur="0.5s" smil:fill="hold" smil:targetElement="id124" smil:attributeName="y" smil:values="1+height/2;y" smil:keyTimes="0;1"/>
                </anim:par>
              </anim:par>
              <anim:par smil:begin="7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5" smil:attributeName="visibility" smil:to="visible"/>
                  <anim:animate smil:dur="0.5s" smil:fill="hold" smil:targetElement="id125" smil:attributeName="width" smil:values="width*0.05;width" smil:keyTimes="0;1"/>
                  <anim:animate smil:dur="0.5s" smil:fill="hold" smil:targetElement="id125" smil:attributeName="height" smil:values="height;height" smil:keyTimes="0;1"/>
                  <anim:animate smil:dur="0.5s" smil:fill="hold" smil:targetElement="id125" smil:attributeName="x" smil:values="x-.2;x" smil:keyTimes="0;1"/>
                  <anim:animate smil:dur="0.5s" smil:fill="hold" smil:targetElement="id125" smil:attributeName="y" smil:values="y;y" smil:keyTimes="0;1"/>
                  <anim:transitionFilter smil:dur="0.5s" smil:targetElement="id125" smil:type="fade" smil:subtype="crossfade"/>
                </anim:par>
              </anim:par>
              <anim:par smil:begin="8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6" smil:attributeName="visibility" smil:to="visible"/>
                  <anim:animate smil:dur="0.5s" smil:fill="hold" smil:targetElement="id126" smil:attributeName="x" smil:values="x;x" smil:keyTimes="0;1"/>
                  <anim:animate smil:dur="0.5s" smil:fill="hold" smil:targetElement="id126" smil:attributeName="y" smil:values="1+height/2;y" smil:keyTimes="0;1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7" smil:attributeName="visibility" smil:to="visible"/>
                  <anim:animate smil:dur="0.5s" smil:fill="hold" smil:targetElement="id127" smil:attributeName="x" smil:values="x;x" smil:keyTimes="0;1"/>
                  <anim:animate smil:dur="0.5s" smil:fill="hold" smil:targetElement="id127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28" smil:attributeName="visibility" smil:to="visible"/>
                  <anim:animate smil:dur="0.5s" smil:fill="hold" smil:targetElement="id128" smil:attributeName="width" smil:values="width*0.05;width" smil:keyTimes="0;1"/>
                  <anim:animate smil:dur="0.5s" smil:fill="hold" smil:targetElement="id128" smil:attributeName="height" smil:values="height;height" smil:keyTimes="0;1"/>
                  <anim:animate smil:dur="0.5s" smil:fill="hold" smil:targetElement="id128" smil:attributeName="x" smil:values="x-.2;x" smil:keyTimes="0;1"/>
                  <anim:animate smil:dur="0.5s" smil:fill="hold" smil:targetElement="id128" smil:attributeName="y" smil:values="y;y" smil:keyTimes="0;1"/>
                  <anim:transitionFilter smil:dur="0.5s" smil:targetElement="id128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29" smil:attributeName="visibility" smil:to="visible"/>
                  <anim:animate smil:dur="0.5s" smil:fill="hold" smil:targetElement="id129" smil:attributeName="x" smil:values="x;x" smil:keyTimes="0;1"/>
                  <anim:animate smil:dur="0.5s" smil:fill="hold" smil:targetElement="id129" smil:attributeName="y" smil:values="1+height/2;y" smil:keyTimes="0;1"/>
                </anim:par>
              </anim:par>
              <anim:par smil:begin="1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0" smil:attributeName="visibility" smil:to="visible"/>
                  <anim:animate smil:dur="0.5s" smil:fill="hold" smil:targetElement="id130" smil:attributeName="x" smil:values="x;x" smil:keyTimes="0;1"/>
                  <anim:animate smil:dur="0.5s" smil:fill="hold" smil:targetElement="id130" smil:attributeName="y" smil:values="1+height/2;y" smil:keyTimes="0;1"/>
                </anim:par>
              </anim:par>
              <anim:par smil:begin="1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1" smil:attributeName="visibility" smil:to="visible"/>
                  <anim:animate smil:dur="0.5s" smil:fill="hold" smil:targetElement="id131" smil:attributeName="width" smil:values="width*0.05;width" smil:keyTimes="0;1"/>
                  <anim:animate smil:dur="0.5s" smil:fill="hold" smil:targetElement="id131" smil:attributeName="height" smil:values="height;height" smil:keyTimes="0;1"/>
                  <anim:animate smil:dur="0.5s" smil:fill="hold" smil:targetElement="id131" smil:attributeName="x" smil:values="x-.2;x" smil:keyTimes="0;1"/>
                  <anim:animate smil:dur="0.5s" smil:fill="hold" smil:targetElement="id131" smil:attributeName="y" smil:values="y;y" smil:keyTimes="0;1"/>
                  <anim:transitionFilter smil:dur="0.5s" smil:targetElement="id131" smil:type="fade" smil:subtype="crossfade"/>
                </anim:par>
              </anim:par>
              <anim:par smil:begin="11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2" smil:attributeName="visibility" smil:to="visible"/>
                  <anim:animate smil:dur="0.5s" smil:fill="hold" smil:targetElement="id132" smil:attributeName="x" smil:values="x;x" smil:keyTimes="0;1"/>
                  <anim:animate smil:dur="0.5s" smil:fill="hold" smil:targetElement="id132" smil:attributeName="y" smil:values="1+height/2;y" smil:keyTimes="0;1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3" smil:attributeName="visibility" smil:to="visible"/>
                  <anim:animate smil:dur="0.5s" smil:fill="hold" smil:targetElement="id133" smil:attributeName="x" smil:values="x;x" smil:keyTimes="0;1"/>
                  <anim:animate smil:dur="0.5s" smil:fill="hold" smil:targetElement="id133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4" smil:attributeName="visibility" smil:to="visible"/>
                  <anim:animate smil:dur="0.5s" smil:fill="hold" smil:targetElement="id134" smil:attributeName="width" smil:values="width*0.05;width" smil:keyTimes="0;1"/>
                  <anim:animate smil:dur="0.5s" smil:fill="hold" smil:targetElement="id134" smil:attributeName="height" smil:values="height;height" smil:keyTimes="0;1"/>
                  <anim:animate smil:dur="0.5s" smil:fill="hold" smil:targetElement="id134" smil:attributeName="x" smil:values="x-.2;x" smil:keyTimes="0;1"/>
                  <anim:animate smil:dur="0.5s" smil:fill="hold" smil:targetElement="id134" smil:attributeName="y" smil:values="y;y" smil:keyTimes="0;1"/>
                  <anim:transitionFilter smil:dur="0.5s" smil:targetElement="id134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5" smil:attributeName="visibility" smil:to="visible"/>
                  <anim:animate smil:dur="0.5s" smil:fill="hold" smil:targetElement="id135" smil:attributeName="x" smil:values="x;x" smil:keyTimes="0;1"/>
                  <anim:animate smil:dur="0.5s" smil:fill="hold" smil:targetElement="id135" smil:attributeName="y" smil:values="1+height/2;y" smil:keyTimes="0;1"/>
                </anim:par>
              </anim:par>
              <anim:par smil:begin="13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6" smil:attributeName="visibility" smil:to="visible"/>
                  <anim:animate smil:dur="0.5s" smil:fill="hold" smil:targetElement="id136" smil:attributeName="x" smil:values="x;x" smil:keyTimes="0;1"/>
                  <anim:animate smil:dur="0.5s" smil:fill="hold" smil:targetElement="id136" smil:attributeName="y" smil:values="1+height/2;y" smil:keyTimes="0;1"/>
                </anim:par>
              </anim:par>
              <anim:par smil:begin="13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37" smil:attributeName="visibility" smil:to="visible"/>
                  <anim:animate smil:dur="0.5s" smil:fill="hold" smil:targetElement="id137" smil:attributeName="width" smil:values="width*0.05;width" smil:keyTimes="0;1"/>
                  <anim:animate smil:dur="0.5s" smil:fill="hold" smil:targetElement="id137" smil:attributeName="height" smil:values="height;height" smil:keyTimes="0;1"/>
                  <anim:animate smil:dur="0.5s" smil:fill="hold" smil:targetElement="id137" smil:attributeName="x" smil:values="x-.2;x" smil:keyTimes="0;1"/>
                  <anim:animate smil:dur="0.5s" smil:fill="hold" smil:targetElement="id137" smil:attributeName="y" smil:values="y;y" smil:keyTimes="0;1"/>
                  <anim:transitionFilter smil:dur="0.5s" smil:targetElement="id137" smil:type="fade" smil:subtype="crossfade"/>
                </anim:par>
              </anim:par>
              <anim:par smil:begin="14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8" smil:attributeName="visibility" smil:to="visible"/>
                  <anim:animate smil:dur="0.5s" smil:fill="hold" smil:targetElement="id138" smil:attributeName="x" smil:values="x;x" smil:keyTimes="0;1"/>
                  <anim:animate smil:dur="0.5s" smil:fill="hold" smil:targetElement="id138" smil:attributeName="y" smil:values="1+height/2;y" smil:keyTimes="0;1"/>
                </anim:par>
              </anim:par>
              <anim:par smil:begin="1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39" smil:attributeName="visibility" smil:to="visible"/>
                  <anim:animate smil:dur="0.5s" smil:fill="hold" smil:targetElement="id139" smil:attributeName="x" smil:values="x;x" smil:keyTimes="0;1"/>
                  <anim:animate smil:dur="0.5s" smil:fill="hold" smil:targetElement="id13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9cm" presentation:class="title" presentation:user-transformed="true">
          <draw:text-box>
            <text:p xml:id="id140" text:id="id140"><text:span text:style-name="T4">Theorems</text:span></text:p>
          </draw:text-box>
        </draw:frame>
        <draw:frame presentation:style-name="pr8" draw:text-style-name="P10" draw:layer="layout" svg:width="26.6cm" svg:height="13.4cm" svg:x="0.6cm" svg:y="1.8cm" presentation:class="subtitle" presentation:user-transformed="true">
          <draw:text-box>
            <text:p text:style-name="P4"><text:span text:style-name="T5"/></text:p>
            <text:p text:style-name="P4"><text:span text:style-name="T6"/></text:p>
          </draw:text-box>
        </draw:frame>
        <draw:g xml:id="id143" draw:id="id143">
          <svg:title>TexMaths</svg:title>
          <svg:desc>22§display§\int uv\ dx = u \int v\ dx - \int \left( \smallint v \ dx. \frac{du}{dx} \right)\ dx.§svg§600§FALSE§</svg:desc>
          <draw:polygon draw:style-name="gr2" draw:text-style-name="P6" draw:layer="layout" svg:width="14.433cm" svg:height="1.779cm" svg:x="3.216cm" svg:y="3.141cm" svg:viewBox="0 0 14434 1780" draw:points="7218,1780 0,1780 0,0 14434,0 14434,1780">
            <text:p/>
          </draw:polygon>
          <draw:path draw:style-name="gr3" draw:text-style-name="P7" draw:layer="layout" svg:width="0.687cm" svg:height="1.719cm" svg:x="3.221cm" svg:y="3.171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399cm" svg:height="0.351cm" svg:x="4.101cm" svg:y="3.882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7" draw:layer="layout" svg:width="0.34cm" svg:height="0.351cm" svg:x="4.545cm" svg:y="3.882cm" svg:viewBox="0 0 341 352" svg:d="M341 55c0-43-21-55-35-55-19 0-37 19-37 37 0 11 4 16 13 23 15 16 26 37 26 65 0 32-48 209-139 209-39 0-56-26-56-66 0-44 21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7" draw:layer="layout" svg:width="0.369cm" svg:height="0.546cm" svg:x="5.214cm" svg:y="3.68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386cm" svg:height="0.351cm" svg:x="5.608cm" svg:y="3.8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6.285cm" svg:y="3.9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99cm" svg:height="0.351cm" svg:x="7.079cm" svg:y="3.882cm" svg:viewBox="0 0 400 352" svg:d="M250 299c7 34 35 53 69 53 26 0 44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ath draw:style-name="gr3" draw:text-style-name="P7" draw:layer="layout" svg:width="0.687cm" svg:height="1.719cm" svg:x="7.672cm" svg:y="3.171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34cm" svg:height="0.351cm" svg:x="8.554cm" svg:y="3.882cm" svg:viewBox="0 0 341 352" svg:d="M341 55c0-43-21-55-35-55-19 0-37 19-37 37 0 11 4 16 13 23 15 16 26 37 26 65 0 32-48 209-139 209-39 0-56-26-56-66 0-44 21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7" draw:layer="layout" svg:width="0.369cm" svg:height="0.546cm" svg:x="9.223cm" svg:y="3.686cm" svg:viewBox="0 0 370 547" svg:d="M370 9c0-2 0-9-11-9s-84 7-99 9c-5 0-10 3-10 14 0 10 7 10 19 10 37 0 39 6 39 13l-2 16-47 183c-14-28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9.617cm" svg:y="3.8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272cm" svg:y="4.014cm" svg:viewBox="0 0 473 33" svg:d="M447 33c12 0 26 0 26-17 0-16-14-16-26-16h-421c-12 0-26 0-26 16 0 17 14 17 26 17z">
            <text:p/>
          </draw:path>
          <draw:path draw:style-name="gr3" draw:text-style-name="P7" draw:layer="layout" svg:width="0.687cm" svg:height="1.719cm" svg:x="11.023cm" svg:y="3.171cm" svg:viewBox="0 0 688 1720" svg:d="M37 1685c25 0 39-18 39-37 0-27-20-39-37-39-20 0-39 12-39 39 0 40 39 72 86 72 118 0 162-182 217-405 60-245 111-493 153-741 28-164 56-319 83-419 8-39 35-137 66-137 23 0 43 14 46 17-26 2-39 18-39 37 0 27 20 39 37 39 20 0 39-12 39-39 0-42-42-72-84-72-60 0-102 84-146 243-2 7-108 396-192 903-21 118-44 248-69 355-14 57-49 203-113 203-28 0-45-19-47-19z">
            <text:p/>
          </draw:path>
          <draw:path draw:style-name="gr3" draw:text-style-name="P7" draw:layer="layout" svg:width="0.381cm" svg:height="1.856cm" svg:x="12.044cm" svg:y="3.102cm" svg:viewBox="0 0 382 1857" svg:d="M382 1850c0-4-2-5-4-7-28-30-81-81-132-166-125-198-181-450-181-748 0-209 28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23cm" svg:height="0.721cm" svg:x="12.495cm" svg:y="3.669cm" svg:viewBox="0 0 324 722" svg:d="M294 32c-26 1-34 21-34 31 0 20 16 32 32 32s32-11 32-33c0-30-25-62-62-62-65 0-79 84-91 144-21 117-37 215-50 351-3 40-8 84-14 121-7 58-19 90-47 90-12 0-25-9-30-16 26 0 33-19 33-32 0-17-15-30-31-30s-32 9-32 32c0 30 25 62 62 62 65 0 79-83 91-146 21-111 37-210 49-347 4-42 9-86 14-123 8-58 20-88 48-88 14 0 25 7 30 14z">
            <text:p/>
          </draw:path>
          <draw:path draw:style-name="gr3" draw:text-style-name="P7" draw:layer="layout" svg:width="0.34cm" svg:height="0.351cm" svg:x="13.012cm" svg:y="3.882cm" svg:viewBox="0 0 341 352" svg:d="M341 55c0-43-21-55-35-55-19 0-37 19-37 37 0 11 4 16 13 23 15 16 26 37 26 65 0 32-48 209-139 209-39 0-56-26-56-66 0-44 19-101 44-166 5-12 10-23 10-39 0-35-26-63-65-63-72 0-102 113-102 120s7 7 9 7c9 0 9 0 12-14 23-78 56-95 79-95 7 0 20 0 20 24 0 20-7 41-13 55-35 90-45 125-45 158 0 85 68 97 105 97 130 0 174-257 174-297z">
            <text:p/>
          </draw:path>
          <draw:path draw:style-name="gr3" draw:text-style-name="P7" draw:layer="layout" svg:width="0.369cm" svg:height="0.546cm" svg:x="13.681cm" svg:y="3.68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4.073cm" svg:y="3.88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083cm" svg:height="0.083cm" svg:x="14.561cm" svg:y="4.141cm" svg:viewBox="0 0 84 84" svg:d="M84 42c0-23-19-42-42-42s-42 19-42 42 19 42 42 42 42-19 42-42z">
            <text:p/>
          </draw:path>
          <draw:path draw:style-name="gr3" draw:text-style-name="P7" draw:layer="layout" svg:width="0.369cm" svg:height="0.546cm" svg:x="14.832cm" svg:y="3.164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99cm" svg:height="0.351cm" svg:x="15.226cm" svg:y="3.359cm" svg:viewBox="0 0 400 352" svg:d="M250 299c9 34 35 53 69 53 26 0 45-18 58-42 12-28 23-76 23-78 0-7-8-7-9-7-9 0-9 2-13 14-10 43-24 95-58 95-16 0-23-8-23-35 0-17 9-53 15-81l22-84c2-11 9-41 13-53 3-18 12-48 12-51 0-14-11-21-23-21-3 0-24 0-30 26-16 58-49 194-58 234-2 4-32 65-90 65-38 0-47-35-47-63 0-44 21-106 42-158 9-23 12-34 12-50 0-35-24-63-63-63-74 0-102 113-102 120s7 7 9 7c9 0 9 0 12-14 19-67 49-95 79-95 7 0 20 0 20 24 0 20-9 42-14 53-29 77-44 125-44 164 0 74 52 93 95 93 51 0 79-35 93-53z">
            <text:p/>
          </draw:path>
          <draw:polygon draw:style-name="gr3" draw:text-style-name="P7" draw:layer="layout" svg:width="0.846cm" svg:height="0.032cm" svg:x="14.802cm" svg:y="4.014cm" svg:viewBox="0 0 847 33" draw:points="424,33 0,33 0,0 847,0 847,33">
            <text:p/>
          </draw:polygon>
          <draw:path draw:style-name="gr3" draw:text-style-name="P7" draw:layer="layout" svg:width="0.369cm" svg:height="0.546cm" svg:x="14.832cm" svg:y="4.21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5.226cm" svg:y="4.4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81cm" svg:height="1.856cm" svg:x="15.766cm" svg:y="3.102cm" svg:viewBox="0 0 382 1857" svg:d="M382 929c0-304-70-610-268-843-14-17-44-49-75-77-11-9-13-9-23-9-9 0-16 0-16 7 0 4 4 7 5 9 27 28 79 79 131 164 124 198 183 450 183 748 0 209-29 477-157 707-62 111-127 174-158 208-2 2-4 3-4 7 0 7 7 7 16 7 10 0 12 0 24-12 261-236 342-590 342-916z">
            <text:p/>
          </draw:path>
          <draw:path draw:style-name="gr3" draw:text-style-name="P7" draw:layer="layout" svg:width="0.369cm" svg:height="0.546cm" svg:x="16.726cm" svg:y="3.686cm" svg:viewBox="0 0 370 547" svg:d="M370 9c0-2 0-9-11-9s-84 7-99 9c-5 0-10 3-10 14 0 10 7 10 19 10 37 0 39 6 39 13l-4 16-45 183c-14-28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7.12cm" svg:y="3.8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083cm" svg:height="0.083cm" svg:x="17.606cm" svg:y="4.141cm" svg:viewBox="0 0 84 84" svg:d="M84 42c0-23-19-42-42-42s-42 19-42 42 19 42 42 42 42-19 42-42z">
            <text:p/>
          </draw:path>
        </draw:g>
        <draw:g xml:id="id142" draw:id="id142">
          <svg:title>TexMaths</svg:title>
          <svg:desc>26§display§\text {If } u \text { and } v \text { are functions of } x, \text { then}§svg§600§FALSE§</svg:desc>
          <draw:polygon draw:style-name="gr2" draw:text-style-name="P6" draw:layer="layout" svg:width="13.704cm" svg:height="0.729cm" svg:x="3.139cm" svg:y="2.049cm" svg:viewBox="0 0 13705 730" draw:points="6854,730 0,730 0,0 13705,0 13705,730">
            <text:p/>
          </draw:polygon>
          <draw:path draw:style-name="gr3" draw:text-style-name="P7" draw:layer="layout" svg:width="0.28cm" svg:height="0.625cm" svg:x="3.118cm" svg:y="2.024cm" svg:viewBox="0 0 281 626" svg:d="M181 71c0-31 4-42 75-42h25v-29c-31 2-104 2-140 2-37 0-110 0-141-2v29h25c71 0 75 11 75 42v485c0 33-4 41-75 41h-25v29c31-2 104-2 139-2 38 0 111 0 142 2v-29h-25c-71 0-75-8-75-41z">
            <text:p/>
          </draw:path>
          <draw:path draw:style-name="gr3" draw:text-style-name="P7" draw:layer="layout" svg:width="0.296cm" svg:height="0.646cm" svg:x="3.453cm" svg:y="2.003cm" svg:viewBox="0 0 297 647" svg:d="M131 252v-106c0-81 44-125 85-125 2 0 15 0 29 6-10 4-27 15-27 38 0 20 15 39 40 39 27 0 39-19 39-39 0-34-33-65-81-65-64 0-143 48-143 146v106h-73v27h73v297c0 42-11 42-73 42v29c37-2 79-4 106-4 38 0 79 0 117 4v-29h-19c-69 0-71-10-71-44v-295h106v-27z">
            <text:p/>
          </draw:path>
          <draw:path draw:style-name="gr3" draw:text-style-name="P7" draw:layer="layout" svg:width="0.471cm" svg:height="0.415cm" svg:x="4.033cm" svg:y="2.244cm" svg:viewBox="0 0 472 416" svg:d="M295 354c11 39 42 62 81 62 32 0 55-21 69-50 15-33 27-89 27-91 0-9-8-9-10-9-11 0-11 2-15 17-12 50-29 112-68 112-19 0-27-10-27-41 0-21 10-63 16-96l27-100c2-12 11-48 15-62 4-21 14-56 14-61 0-16-12-25-27-25-4 0-29 0-35 32-19 68-58 229-69 276-2 5-37 77-106 77-46 0-56-41-56-75 0-52 25-124 50-187 10-27 15-39 15-58 0-42-30-75-75-75-88 0-121 133-121 142 0 8 8 8 10 8 11 0 11 0 15-17 23-79 58-112 94-112 8 0 22 0 22 29 0 23-10 50-16 62-33 92-52 148-52 194 0 87 62 110 112 110 60 0 94-41 110-62z">
            <text:p/>
          </draw:path>
          <draw:path draw:style-name="gr3" draw:text-style-name="P7" draw:layer="layout" svg:width="0.413cm" svg:height="0.421cm" svg:x="4.874cm" svg:y="2.238cm" svg:viewBox="0 0 414 422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461cm" svg:height="0.405cm" svg:x="5.321cm" svg:y="2.24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452cm" svg:height="0.646cm" svg:x="5.83cm" svg:y="2.013cm" svg:viewBox="0 0 453 647" svg:d="M318 587v60l135-10v-29c-64 0-72-7-72-50v-558l-131 10v30c62 0 70 6 70 49v198c-27-31-66-56-116-56-108 0-204 89-204 208 0 117 89 208 196 208 58 0 99-31 122-60zM318 341v188c0 16 0 18-10 33-27 44-69 64-108 64-42 0-75-23-98-58-23-37-25-89-25-127 0-35 2-89 27-131 21-29 54-58 104-58 33 0 71 12 100 54 10 17 10 19 10 35z">
            <text:p/>
          </draw:path>
          <draw:path draw:style-name="gr3" draw:text-style-name="P7" draw:layer="layout" svg:width="0.403cm" svg:height="0.415cm" svg:x="6.637cm" svg:y="2.244cm" svg:viewBox="0 0 404 416" svg:d="M404 65c0-50-25-65-42-65-23 0-44 23-44 44 0 12 4 18 15 27 19 18 31 43 31 77 0 37-56 247-164 247-46 0-67-31-67-79 0-52 23-118 52-195 6-15 13-27 13-46 0-42-32-75-77-75-86 0-121 133-121 142 0 8 8 8 10 8 11 0 11 0 15-17 27-91 67-112 94-112 8 0 22 0 22 29 0 23-8 48-14 64-42 107-54 148-54 188 0 100 81 114 125 114 154 0 206-304 206-351z">
            <text:p/>
          </draw:path>
          <draw:path draw:style-name="gr3" draw:text-style-name="P7" draw:layer="layout" svg:width="0.413cm" svg:height="0.421cm" svg:x="7.43cm" svg:y="2.238cm" svg:viewBox="0 0 414 422" svg:d="M266 341c4 38 29 75 73 75 19 0 75-12 75-87v-50h-23v50c0 54-23 60-33 60-29 0-34-41-34-46v-185c0-37 0-73-33-108-35-35-81-50-127-50-75 0-137 44-137 104 0 27 19 44 42 44 25 0 41-19 41-44 0-10-4-42-46-42 25-31 69-41 100-41 44 0 96 35 96 116v36c-46 2-110 4-168 31-69 31-92 79-92 121 0 75 89 97 148 97 60 0 102-37 118-81zM260 191v92c0 87-64 119-106 119-46 0-83-34-83-79 0-50 39-127 189-132z">
            <text:p/>
          </draw:path>
          <draw:path draw:style-name="gr3" draw:text-style-name="P7" draw:layer="layout" svg:width="0.309cm" svg:height="0.405cm" svg:x="7.875cm" svg:y="2.244cm" svg:viewBox="0 0 310 406" svg:d="M127 102v-102l-127 10v30c64 0 71 6 71 49v248c0 40-9 40-71 40v29c35 0 79-2 104-2 37 0 81 0 119 2v-29h-21c-67 0-69-9-69-42v-141c0-92 38-173 108-173 7 0 9 0 11 0-4 2-21 12-21 35 0 27 19 40 39 40 17 0 40-11 40-40s-29-56-69-56c-66 0-100 62-114 102z">
            <text:p/>
          </draw:path>
          <draw:path draw:style-name="gr3" draw:text-style-name="P7" draw:layer="layout" svg:width="0.355cm" svg:height="0.421cm" svg:x="8.233cm" svg:y="2.238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296cm" svg:height="0.646cm" svg:x="8.948cm" svg:y="2.003cm" svg:viewBox="0 0 297 647" svg:d="M131 252v-106c0-81 44-125 85-125 2 0 17 0 29 6-10 4-27 15-27 38 0 20 15 39 40 39 27 0 39-19 39-39 0-34-33-65-81-65-64 0-143 48-143 146v106h-73v27h73v297c0 42-11 42-73 42v29c37-2 81-4 106-4 38 0 79 0 117 4v-29h-19c-69 0-71-10-71-44v-295h106v-27z">
            <text:p/>
          </draw:path>
          <draw:path draw:style-name="gr3" draw:text-style-name="P7" draw:layer="layout" svg:width="0.461cm" svg:height="0.415cm" svg:x="9.225cm" svg:y="2.244cm" svg:viewBox="0 0 462 416" svg:d="M329 333v83l133-10v-29c-65 0-71-7-71-50v-327l-135 10v30c64 0 71 6 71 49v165c0 79-44 141-111 141-77 0-81-41-81-89v-306l-135 10v30c71 0 71 2 71 83v137c0 73 0 156 141 156 50 0 92-25 117-83z">
            <text:p/>
          </draw:path>
          <draw:path draw:style-name="gr3" draw:text-style-name="P7" draw:layer="layout" svg:width="0.461cm" svg:height="0.405cm" svg:x="9.733cm" svg:y="2.24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48cm" svg:height="0.421cm" svg:x="10.242cm" svg:y="2.238cm" svg:viewBox="0 0 349 422" svg:d="M77 212c0-150 75-189 123-189 8 0 66 0 100 33-40 4-44 31-44 44 0 23 16 42 41 42s44-17 44-44c0-63-71-98-141-98-115 0-200 100-200 212 0 119 92 210 198 210 122 0 151-110 151-120 0-9-8-9-10-9-8 0-10 5-12 9-27 85-88 98-121 98-48 0-129-40-129-188z">
            <text:p/>
          </draw:path>
          <draw:path draw:style-name="gr3" draw:text-style-name="P7" draw:layer="layout" svg:width="0.288cm" svg:height="0.573cm" svg:x="10.635cm" svg:y="2.086cm" svg:viewBox="0 0 289 574" svg:d="M141 198h131v-29h-131v-169h-22c0 75-30 173-119 177v21h79v251c0 115 85 125 119 125 64 0 91-64 91-125v-52h-25v52c0 67-27 102-60 102-63 0-63-83-63-99z">
            <text:p/>
          </draw:path>
          <draw:path draw:style-name="gr3" draw:text-style-name="P7" draw:layer="layout" svg:width="0.197cm" svg:height="0.613cm" svg:x="11.003cm" svg:y="2.036cm" svg:viewBox="0 0 198 614" svg:d="M133 208l-129 11v29c60 0 69 4 69 50v245c0 42-11 42-73 42v29c29-2 79-2 102-2 31 0 64 0 96 2v-29c-61 0-65-4-65-40zM137 48c0-29-23-48-50-48-29 0-47 25-47 48 0 25 18 50 47 50 27 0 50-21 50-50z">
            <text:p/>
          </draw:path>
          <draw:path draw:style-name="gr3" draw:text-style-name="P7" draw:layer="layout" svg:width="0.407cm" svg:height="0.421cm" svg:x="11.253cm" svg:y="2.238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461cm" svg:height="0.405cm" svg:x="11.713cm" svg:y="2.24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  <draw:path draw:style-name="gr3" draw:text-style-name="P7" draw:layer="layout" svg:width="0.301cm" svg:height="0.421cm" svg:x="12.222cm" svg:y="2.238cm" svg:viewBox="0 0 302 422" svg:d="M160 233c21 4 96 19 96 85 0 46-31 84-104 84-77 0-110-52-127-131-2-11-4-15-13-15-12 0-12 6-12 23v121c0 16 0 22 10 22 5 0 7-2 23-18 2-2 2-4 19-21 40 37 81 39 100 39 106 0 150-62 150-129 0-47-30-74-40-87-31-29-66-35-104-44-52-10-114-20-114-75 0-33 25-70 104-70 100 0 106 83 108 112 0 8 8 8 10 8 13 0 13-4 13-23v-91c0-17 0-23-11-23-4 0-6 0-18 10-2 5-13 13-17 15-33-25-73-25-85-25-113 0-148 62-148 112 0 34 15 59 40 79 29 23 56 30 120 42z">
            <text:p/>
          </draw:path>
          <draw:path draw:style-name="gr3" draw:text-style-name="P7" draw:layer="layout" svg:width="0.407cm" svg:height="0.421cm" svg:x="12.882cm" svg:y="2.238cm" svg:viewBox="0 0 408 422" svg:d="M408 214c0-116-94-214-204-214-115 0-204 100-204 214 0 119 96 208 204 208 110 0 204-91 204-208zM204 400c-40 0-79-21-104-63-23-39-23-96-23-129 0-35 0-85 21-127 25-41 68-60 106-60 39 0 79 19 102 58 25 40 25 94 25 129 0 33 0 83-21 123-19 42-60 69-106 69z">
            <text:p/>
          </draw:path>
          <draw:path draw:style-name="gr3" draw:text-style-name="P7" draw:layer="layout" svg:width="0.296cm" svg:height="0.646cm" svg:x="13.344cm" svg:y="2.003cm" svg:viewBox="0 0 297 647" svg:d="M131 252v-106c0-81 44-125 85-125 2 0 15 0 29 6-10 4-27 15-27 38 0 20 15 39 40 39 27 0 39-19 39-39 0-34-33-65-81-65-64 0-143 48-143 146v106h-73v27h73v297c0 42-11 42-73 42v29c37-2 79-4 106-4 38 0 79 0 117 4v-29h-19c-69 0-71-10-71-44v-295h106v-27z">
            <text:p/>
          </draw:path>
          <draw:path draw:style-name="gr3" draw:text-style-name="P7" draw:layer="layout" svg:width="0.457cm" svg:height="0.415cm" svg:x="13.924cm" svg:y="2.244cm" svg:viewBox="0 0 458 416" svg:d="M281 129c4-25 25-108 89-108 6 0 27 0 46 10-25 6-44 29-44 50 0 15 11 33 36 33 20 0 50-16 50-54 0-48-54-60-86-60-54 0-85 48-97 71-23-63-71-71-98-71-96 0-148 119-148 142 0 8 8 8 11 8 8 0 10 0 12-8 31-98 92-121 123-121 16 0 50 8 50 60 0 29-17 92-50 219-15 58-48 95-88 95-6 0-27 0-45-10 22-6 43-25 43-50s-21-33-35-33c-27 0-50 25-50 54 0 41 46 60 85 60 63 0 96-64 98-71 10 36 44 71 98 71 95 0 147-118 147-141 0-9-8-9-10-9-8 0-10 2-12 9-30 100-94 120-123 120-35 0-50-29-50-60 0-21 6-39 17-81z">
            <text:p/>
          </draw:path>
          <draw:path draw:style-name="gr3" draw:text-style-name="P7" draw:layer="layout" svg:width="0.107cm" svg:height="0.274cm" svg:x="14.498cm" svg:y="2.55cm" svg:viewBox="0 0 108 275" svg:d="M108 96c0-61-23-96-58-96-31 0-50 23-50 48s19 50 50 50c10 0 23-4 31-13 4-2 4-2 6-2 0 0 2 0 2 13 0 68-33 125-64 154-10 10-10 12-10 14 0 9 4 11 10 11 10 0 83-71 83-179z">
            <text:p/>
          </draw:path>
          <draw:path draw:style-name="gr3" draw:text-style-name="P7" draw:layer="layout" svg:width="0.286cm" svg:height="0.573cm" svg:x="15.149cm" svg:y="2.086cm" svg:viewBox="0 0 287 574" svg:d="M141 198h131v-29h-131v-169h-22c0 75-30 173-119 177v21h79v251c0 115 85 125 119 125 64 0 89-64 89-125v-52h-23v52c0 67-27 102-60 102-63 0-63-83-63-99z">
            <text:p/>
          </draw:path>
          <draw:path draw:style-name="gr3" draw:text-style-name="P7" draw:layer="layout" svg:width="0.461cm" svg:height="0.636cm" svg:x="15.515cm" svg:y="2.013cm" svg:viewBox="0 0 462 637" svg:d="M71 566c0 42-9 42-71 42v29c31-2 79-2 104-2 23 0 71 0 102 2v-29c-60 0-71 0-71-42v-169c0-95 65-145 123-145s69 50 69 102v212c0 42-11 42-71 42v29c31-2 79-2 104-2 23 0 71 0 102 2v-29c-48 0-71 0-71-27v-175c0-79 0-108-29-142-13-14-44-33-96-33-79 0-118 56-133 89v-320l-133 10v30c64 0 71 6 71 49z">
            <text:p/>
          </draw:path>
          <draw:path draw:style-name="gr3" draw:text-style-name="P7" draw:layer="layout" svg:width="0.355cm" svg:height="0.421cm" svg:x="16.018cm" svg:y="2.238cm" svg:viewBox="0 0 356 422" svg:d="M77 181c6-137 83-160 114-160 94 0 104 123 104 160zM77 200h256c21 0 23 0 23-19 0-92-50-181-165-181-106 0-191 94-191 210 0 123 96 212 202 212 112 0 154-102 154-120 0-9-9-11-13-11-8 0-10 7-10 13-33 96-117 96-125 96-46 0-83-30-104-63-27-44-27-104-27-137z">
            <text:p/>
          </draw:path>
          <draw:path draw:style-name="gr3" draw:text-style-name="P7" draw:layer="layout" svg:width="0.461cm" svg:height="0.405cm" svg:x="16.428cm" svg:y="2.244cm" svg:viewBox="0 0 462 406" svg:d="M71 89v248c0 40-9 40-71 40v29c31 0 79-2 104-2 23 0 71 2 102 2v-29c-60 0-71 0-71-40v-171c0-95 65-145 123-145s69 50 69 102v214c0 40-11 40-71 40v29c31 0 79-2 104-2 23 0 71 2 102 2v-29c-48 0-71 0-71-27v-175c0-79 0-108-29-142-13-14-44-33-96-33-68 0-110 40-137 96v-96l-129 10v30c64 0 71 6 71 49z">
            <text:p/>
          </draw:path>
        </draw:g>
        <draw:g xml:id="id141" draw:id="id141">
          <svg:title>TexMaths</svg:title>
          <svg:desc>26§display§\text {I.}§svg§600§FALSE§</svg:desc>
          <draw:polygon draw:style-name="gr2" draw:text-style-name="P6" draw:layer="layout" svg:width="0.416cm" svg:height="0.534cm" svg:x="2.14cm" svg:y="2.05cm" svg:viewBox="0 0 417 535" draw:points="209,535 0,535 0,0 417,0 417,535">
            <text:p/>
          </draw:polygon>
          <draw:path draw:style-name="gr3" draw:text-style-name="P7" draw:layer="layout" svg:width="0.281cm" svg:height="0.626cm" svg:x="2.119cm" svg:y="2.004cm" svg:viewBox="0 0 282 627" svg:d="M182 71c0-31 4-42 75-42h25v-29c-32 2-105 2-140 2-38 0-111 0-142-2v29h25c71 0 75 11 75 42v485c0 34-4 42-75 42h-25v29c31-2 104-2 140-2 37 0 110 0 142 2v-29h-25c-71 0-75-8-75-42z">
            <text:p/>
          </draw:path>
          <draw:path draw:style-name="gr3" draw:text-style-name="P7" draw:layer="layout" svg:width="0.099cm" svg:height="0.099cm" svg:x="2.503cm" svg:y="2.531cm" svg:viewBox="0 0 100 100" svg:d="M100 50c0-27-23-50-50-50s-50 23-50 50 23 50 50 50 50-23 50-50z">
            <text:p/>
          </draw:path>
        </draw:g>
        <draw:g xml:id="id144" draw:id="id144">
          <svg:title>TexMaths</svg:title>
          <svg:desc>26§display§\text {II.}§svg§600§FALSE§</svg:desc>
          <draw:polygon draw:style-name="gr2" draw:text-style-name="P6" draw:layer="layout" svg:width="0.77cm" svg:height="0.534cm" svg:x="1.742cm" svg:y="6.251cm" svg:viewBox="0 0 771 535" draw:points="384,535 0,535 0,0 771,0 771,535">
            <text:p/>
          </draw:polygon>
          <draw:path draw:style-name="gr3" draw:text-style-name="P7" draw:layer="layout" svg:width="0.279cm" svg:height="0.626cm" svg:x="1.721cm" svg:y="6.205cm" svg:viewBox="0 0 280 627" svg:d="M181 71c0-31 4-42 74-42h25v-29c-31 2-103 2-139 2-37 0-110 0-141-2v29h25c71 0 75 11 75 42v485c0 34-4 42-75 42h-25v29c31-2 104-2 139-2 38 0 110 0 141 2v-29h-25c-70 0-74-8-74-42z">
            <text:p/>
          </draw:path>
          <draw:path draw:style-name="gr3" draw:text-style-name="P7" draw:layer="layout" svg:width="0.279cm" svg:height="0.626cm" svg:x="2.076cm" svg:y="6.205cm" svg:viewBox="0 0 280 627" svg:d="M181 71c0-31 4-42 74-42h25v-29c-31 2-103 2-139 2-37 0-110 0-141-2v29h25c71 0 75 11 75 42v485c0 34-4 42-75 42h-25v29c31-2 104-2 139-2 38 0 110 0 141 2v-29h-25c-70 0-74-8-74-42z">
            <text:p/>
          </draw:path>
          <draw:path draw:style-name="gr3" draw:text-style-name="P7" draw:layer="layout" svg:width="0.099cm" svg:height="0.099cm" svg:x="2.458cm" svg:y="6.732cm" svg:viewBox="0 0 100 100" svg:d="M100 50c0-27-23-50-50-50s-50 23-50 50 23 50 50 50 50-23 50-50z">
            <text:p/>
          </draw:path>
        </draw:g>
        <draw:g xml:id="id146" draw:id="id146">
          <svg:title>TexMaths</svg:title>
          <svg:desc>26§inline§\text {III.}§svg§600§FALSE§</svg:desc>
          <draw:polygon draw:style-name="gr2" draw:text-style-name="P6" draw:layer="layout" svg:width="1.125cm" svg:height="0.534cm" svg:x="1.444cm" svg:y="8.653cm" svg:viewBox="0 0 1126 535" draw:points="563,535 0,535 0,0 1126,0 1126,535">
            <text:p/>
          </draw:polygon>
          <draw:path draw:style-name="gr3" draw:text-style-name="P7" draw:layer="layout" svg:width="0.28cm" svg:height="0.626cm" svg:x="1.423cm" svg:y="8.607cm" svg:viewBox="0 0 281 627" svg:d="M181 71c0-31 4-42 75-42h25v-29c-32 2-104 2-140 2-37 0-110 0-141-2v29h25c71 0 75 11 75 42v485c0 34-4 42-75 42h-25v29c31-2 104-2 139-2 38 0 110 0 142 2v-29h-25c-71 0-75-8-75-42z">
            <text:p/>
          </draw:path>
          <draw:path draw:style-name="gr3" draw:text-style-name="P7" draw:layer="layout" svg:width="0.28cm" svg:height="0.626cm" svg:x="1.778cm" svg:y="8.607cm" svg:viewBox="0 0 281 627" svg:d="M181 71c0-31 4-42 75-42h25v-29c-32 2-104 2-140 2-37 0-110 0-141-2v29h25c71 0 75 11 75 42v485c0 34-4 42-75 42h-25v29c31-2 104-2 139-2 38 0 110 0 142 2v-29h-25c-71 0-75-8-75-42z">
            <text:p/>
          </draw:path>
          <draw:path draw:style-name="gr3" draw:text-style-name="P7" draw:layer="layout" svg:width="0.28cm" svg:height="0.626cm" svg:x="2.134cm" svg:y="8.607cm" svg:viewBox="0 0 281 627" svg:d="M181 71c0-31 4-42 75-42h25v-29c-32 2-104 2-140 2-37 0-110 0-141-2v29h25c71 0 75 11 75 42v485c0 34-4 42-75 42h-25v29c31-2 104-2 139-2 38 0 110 0 142 2v-29h-25c-71 0-75-8-75-42z">
            <text:p/>
          </draw:path>
          <draw:path draw:style-name="gr3" draw:text-style-name="P7" draw:layer="layout" svg:width="0.099cm" svg:height="0.099cm" svg:x="2.516cm" svg:y="9.134cm" svg:viewBox="0 0 100 100" svg:d="M100 50c0-27-23-50-50-50s-50 23-50 50 23 50 50 50 50-23 50-50z">
            <text:p/>
          </draw:path>
        </draw:g>
        <draw:g xml:id="id148" draw:id="id148">
          <svg:title>TexMaths</svg:title>
          <svg:desc>26§inline§\text {IV.}§svg§600§FALSE§</svg:desc>
          <draw:polygon draw:style-name="gr2" draw:text-style-name="P6" draw:layer="layout" svg:width="1.1cm" svg:height="0.554cm" svg:x="1.445cm" svg:y="11.255cm" svg:viewBox="0 0 1101 555" draw:points="552,555 0,555 0,0 1101,0 1101,555">
            <text:p/>
          </draw:polygon>
          <draw:path draw:style-name="gr3" draw:text-style-name="P7" draw:layer="layout" svg:width="0.28cm" svg:height="0.625cm" svg:x="1.424cm" svg:y="11.209cm" svg:viewBox="0 0 281 626" svg:d="M181 71c0-31 4-42 75-42h25v-29c-31 2-104 2-139 2-38 0-111 0-142-2v29h25c71 0 75 11 75 42v484c0 34-4 42-75 42h-25v29c31-2 104-2 139-2 38 0 111 0 142 2v-29h-25c-71 0-75-8-75-42z">
            <text:p/>
          </draw:path>
          <draw:path draw:style-name="gr3" draw:text-style-name="P7" draw:layer="layout" svg:width="0.651cm" svg:height="0.646cm" svg:x="1.747cm" svg:y="11.209cm" svg:viewBox="0 0 652 647" svg:d="M552 89c12-33 37-60 100-60v-29c-27 2-65 2-88 2-29 0-81-2-106-2v29c48 0 69 25 69 46 0 6-4 12-7 19l-166 441-175-464c-6-13-6-15-6-17 0-25 52-25 75-25v-29c-34 2-96 2-131 2-44 0-84-2-117-2v29c60 0 77 0 90 33l212 564c8 17 12 21 23 21 16 0 19-4 23-19z">
            <text:p/>
          </draw:path>
          <draw:path draw:style-name="gr3" draw:text-style-name="P7" draw:layer="layout" svg:width="0.099cm" svg:height="0.099cm" svg:x="2.494cm" svg:y="11.735cm" svg:viewBox="0 0 100 100" svg:d="M100 50c0-27-23-50-50-50s-50 23-50 50 23 50 50 50 50-23 50-50z">
            <text:p/>
          </draw:path>
        </draw:g>
        <draw:g xml:id="id145" draw:id="id145">
          <svg:title>TexMaths</svg:title>
          <svg:desc>22§display§\int \sqrt{a^2 - x^2}\ dx = \frac{x\sqrt{a^2 - x^2}}{2} + \frac{a^2}{2} \sin^{-1} \left( \frac{x}{a} \right) + c§svg§600§FALSE§</svg:desc>
          <draw:polygon draw:style-name="gr2" draw:text-style-name="P6" draw:layer="layout" svg:width="16.735cm" svg:height="1.788cm" svg:x="3.217cm" svg:y="5.642cm" svg:viewBox="0 0 16736 1789" draw:points="8367,1789 0,1789 0,0 16736,0 16736,1789">
            <text:p/>
          </draw:polygon>
          <draw:path draw:style-name="gr3" draw:text-style-name="P7" draw:layer="layout" svg:width="0.687cm" svg:height="1.719cm" svg:x="3.222cm" svg:y="5.74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705cm" svg:height="0.928cm" svg:x="4.166cm" svg:y="6.011cm" svg:viewBox="0 0 706 929" svg:d="M243 929c25 0 25 0 33-15l424-884c6-11 6-12 6-14 0-9-7-16-16-16-11 0-14 7-18 16l-399 833-166-384-107 82 12 13 55-42z">
            <text:p/>
          </draw:path>
          <draw:polygon draw:style-name="gr3" draw:text-style-name="P7" draw:layer="layout" svg:width="2.489cm" svg:height="0.032cm" svg:x="4.854cm" svg:y="6.011cm" svg:viewBox="0 0 2490 33" draw:points="1246,33 0,33 0,0 2490,0 2490,33">
            <text:p/>
          </draw:polygon>
          <draw:path draw:style-name="gr3" draw:text-style-name="P7" draw:layer="layout" svg:width="0.355cm" svg:height="0.351cm" svg:x="4.884cm" svg:y="6.46cm" svg:viewBox="0 0 356 352" svg:d="M259 49c-14-28-37-49-72-49-90 0-187 114-187 227 0 74 42 125 104 125 16 0 54-3 100-58 7 32 34 58 71 58 28 0 45-18 58-42 12-28 23-76 23-78 0-7-8-7-9-7-9 0-9 2-11 14-14 50-28 95-60 95-21 0-23-19-23-35 0-17 2-23 11-58 9-32 9-40 16-68l28-110c5-23 5-23 5-26 0-14-9-21-21-21-19 0-32 17-33 33zM208 252c-4 14-4 14-16 28-34 42-65 54-86 54-39 0-51-42-51-72 0-38 24-135 44-170 22-46 58-74 89-74 51 0 62 63 62 68 0 4-2 9-4 13z">
            <text:p/>
          </draw:path>
          <draw:path draw:style-name="gr3" draw:text-style-name="P7" draw:layer="layout" svg:width="0.24cm" svg:height="0.36cm" svg:x="5.296cm" svg:y="6.2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5.845cm" svg:y="6.59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6.577cm" svg:y="6.4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031cm" svg:y="6.21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7.631cm" svg:y="6.265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8.025cm" svg:y="6.4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8.703cm" svg:y="6.51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9.592cm" svg:y="5.93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604cm" svg:height="0.774cm" svg:x="10.067cm" svg:y="5.603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7" draw:layer="layout" svg:width="2.489cm" svg:height="0.032cm" svg:x="10.655cm" svg:y="5.603cm" svg:viewBox="0 0 2490 33" draw:points="1246,33 0,33 0,0 2490,0 2490,33">
            <text:p/>
          </draw:polygon>
          <draw:path draw:style-name="gr3" draw:text-style-name="P7" draw:layer="layout" svg:width="0.355cm" svg:height="0.351cm" svg:x="10.687cm" svg:y="5.936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1.098cm" svg:y="5.6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648cm" svg:y="6.0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378cm" svg:y="5.9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2.832cm" svg:y="5.696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3.577cm" svg:height="0.032cm" svg:x="9.569cm" svg:y="6.592cm" svg:viewBox="0 0 3578 33" draw:points="1788,33 0,33 0,0 3578,0 3578,33">
            <text:p/>
          </draw:polygon>
          <draw:path draw:style-name="gr3" draw:text-style-name="P7" draw:layer="layout" svg:width="0.309cm" svg:height="0.517cm" svg:x="11.202cm" svg:y="6.81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13.453cm" svg:y="6.3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4.307cm" svg:y="5.936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4.719cm" svg:y="5.63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756cm" svg:height="0.032cm" svg:x="14.275cm" svg:y="6.592cm" svg:viewBox="0 0 757 33" draw:points="378,33 0,33 0,0 757,0 757,33">
            <text:p/>
          </draw:polygon>
          <draw:path draw:style-name="gr3" draw:text-style-name="P7" draw:layer="layout" svg:width="0.309cm" svg:height="0.517cm" svg:x="14.499cm" svg:y="6.818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254cm" svg:height="0.356cm" svg:x="15.279cm" svg:y="6.455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583cm" svg:y="6.284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5.798cm" svg:y="6.46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6.261cm" svg:y="6.32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6.745cm" svg:y="6.117cm" svg:viewBox="0 0 199 361" svg:d="M123 16c0-16-2-16-16-16-35 33-84 35-107 35v20c12 0 49 0 79-16v278c0 17 0 25-54 25h-21v19c10 0 77-2 96-2 18 0 87 2 99 2v-19h-21c-55 0-55-8-55-25z">
            <text:p/>
          </draw:path>
          <draw:path draw:style-name="gr3" draw:text-style-name="P7" draw:layer="layout" svg:width="0.295cm" svg:height="1.391cm" svg:x="17.301cm" svg:y="5.913cm" svg:viewBox="0 0 296 1392" svg:d="M260 1385c2 0 9 7 9 7h18c2 0 9 0 9-7 0-3-2-5-4-7-28-28-70-70-118-155-84-149-114-341-114-526 0-343 97-546 234-683 2-2 2-5 2-7 0-7-6-7-14-7-11 0-13 0-20 7-74 63-156 171-211 335-33 102-51 225-51 353 0 185 33 393 155 572 21 30 51 62 51 62 7 11 18 23 25 28z">
            <text:p/>
          </draw:path>
          <draw:path draw:style-name="gr3" draw:text-style-name="P7" draw:layer="layout" svg:width="0.386cm" svg:height="0.351cm" svg:x="17.737cm" svg:y="5.93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olygon draw:style-name="gr3" draw:text-style-name="P7" draw:layer="layout" svg:width="0.443cm" svg:height="0.032cm" svg:x="17.716cm" svg:y="6.592cm" svg:viewBox="0 0 444 33" draw:points="222,33 0,33 0,0 444,0 444,33">
            <text:p/>
          </draw:polygon>
          <draw:path draw:style-name="gr3" draw:text-style-name="P7" draw:layer="layout" svg:width="0.355cm" svg:height="0.351cm" svg:x="17.764cm" svg:y="6.99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95cm" svg:height="1.391cm" svg:x="18.278cm" svg:y="5.913cm" svg:viewBox="0 0 296 1392" svg:d="M296 695c0-221-53-457-206-632-11-12-39-42-58-58-6-5-7-5-18-5-7 0-14 0-14 7 0 4 4 7 5 9 27 26 69 68 116 155 85 148 115 340 115 524 0 337-93 543-232 683-2 2-4 6-4 7 0 7 7 7 14 7 11 0 12 0 19-5 74-63 157-171 212-334 33-106 51-233 51-358z">
            <text:p/>
          </draw:path>
          <draw:path draw:style-name="gr3" draw:text-style-name="P7" draw:layer="layout" svg:width="0.515cm" svg:height="0.517cm" svg:x="18.927cm" svg:y="6.35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19.689cm" svg:y="6.46cm" svg:viewBox="0 0 303 352" svg:d="M276 48c-12 0-23 0-35 12-12 10-14 24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draw:g xml:id="id147" draw:id="id147">
          <svg:title>TexMaths</svg:title>
          <svg:desc>22§display§\int \sqrt{x^2 + a^2} \ dx = \frac{x\sqrt{x^2 + a^2}}{2} +  \frac{a^2}{2} \log [\ x + \sqrt{x^2 + a^2}\ ] + c§svg§600§FALSE§</svg:desc>
          <draw:polygon draw:style-name="gr2" draw:text-style-name="P6" draw:layer="layout" svg:width="19.868cm" svg:height="1.788cm" svg:x="3.216cm" svg:y="8.043cm" svg:viewBox="0 0 19869 1789" draw:points="9936,1789 0,1789 0,0 19869,0 19869,1789">
            <text:p/>
          </draw:polygon>
          <draw:path draw:style-name="gr3" draw:text-style-name="P7" draw:layer="layout" svg:width="0.687cm" svg:height="1.719cm" svg:x="3.221cm" svg:y="8.15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705cm" svg:height="0.928cm" svg:x="4.165cm" svg:y="8.412cm" svg:viewBox="0 0 706 929" svg:d="M243 929c25 0 25 0 33-15l425-884c5-11 5-12 5-14 0-9-7-16-16-16-11 0-14 7-18 16l-399 833-166-384-107 82 12 13 55-42z">
            <text:p/>
          </draw:path>
          <draw:polygon draw:style-name="gr3" draw:text-style-name="P7" draw:layer="layout" svg:width="2.489cm" svg:height="0.032cm" svg:x="4.853cm" svg:y="8.412cm" svg:viewBox="0 0 2490 33" draw:points="1246,33 0,33 0,0 2490,0 2490,33">
            <text:p/>
          </draw:polygon>
          <draw:path draw:style-name="gr3" draw:text-style-name="P7" draw:layer="layout" svg:width="0.386cm" svg:height="0.351cm" svg:x="4.876cm" svg:y="8.8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5.328cm" svg:y="8.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5.856cm" svg:y="8.7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6.618cm" svg:y="8.861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7.03cm" svg:y="8.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7.63cm" svg:y="8.666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8.024cm" svg:y="8.8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8.702cm" svg:y="8.9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9.591cm" svg:y="8.3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604cm" svg:height="0.774cm" svg:x="10.066cm" svg:y="8.004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7" draw:layer="layout" svg:width="2.489cm" svg:height="0.032cm" svg:x="10.654cm" svg:y="8.004cm" svg:viewBox="0 0 2490 33" draw:points="1246,33 0,33 0,0 2490,0 2490,33">
            <text:p/>
          </draw:polygon>
          <draw:path draw:style-name="gr3" draw:text-style-name="P7" draw:layer="layout" svg:width="0.386cm" svg:height="0.351cm" svg:x="10.677cm" svg:y="8.3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131cm" svg:y="8.0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659cm" svg:y="8.229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2.419cm" svg:y="8.337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831cm" svg:y="8.097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3.577cm" svg:height="0.032cm" svg:x="9.568cm" svg:y="8.993cm" svg:viewBox="0 0 3578 33" draw:points="1788,33 0,33 0,0 3578,0 3578,33">
            <text:p/>
          </draw:polygon>
          <draw:path draw:style-name="gr3" draw:text-style-name="P7" draw:layer="layout" svg:width="0.309cm" svg:height="0.517cm" svg:x="11.201cm" svg:y="9.21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13.452cm" svg:y="8.7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14.306cm" svg:y="8.337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4.718cm" svg:y="8.03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756cm" svg:height="0.032cm" svg:x="14.274cm" svg:y="8.993cm" svg:viewBox="0 0 757 33" draw:points="378,33 0,33 0,0 757,0 757,33">
            <text:p/>
          </draw:polygon>
          <draw:path draw:style-name="gr3" draw:text-style-name="P7" draw:layer="layout" svg:width="0.309cm" svg:height="0.517cm" svg:x="14.498cm" svg:y="9.219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173cm" svg:height="0.538cm" svg:x="15.278cm" svg:y="8.666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489cm" svg:y="8.856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5.874cm" svg:y="8.85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06cm" svg:height="0.774cm" svg:x="16.343cm" svg:y="8.622cm" svg:viewBox="0 0 107 775" draw:points="107,775 107,745 32,745 32,32 107,32 107,0 0,0 0,775">
            <text:p/>
          </draw:polygon>
          <draw:path draw:style-name="gr3" draw:text-style-name="P7" draw:layer="layout" svg:width="0.386cm" svg:height="0.351cm" svg:x="16.746cm" svg:y="8.8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7.379cm" svg:y="8.7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8cm" svg:x="18.196cm" svg:y="8.412cm" svg:viewBox="0 0 706 929" svg:d="M243 929c25 0 25 0 33-15l425-884c5-11 5-12 5-14 0-9-7-16-16-16-11 0-14 7-18 16l-399 833-166-384-107 82 12 13 55-42z">
            <text:p/>
          </draw:path>
          <draw:polygon draw:style-name="gr3" draw:text-style-name="P7" draw:layer="layout" svg:width="2.489cm" svg:height="0.032cm" svg:x="18.884cm" svg:y="8.412cm" svg:viewBox="0 0 2490 33" draw:points="1246,33 0,33 0,0 2490,0 2490,33">
            <text:p/>
          </draw:polygon>
          <draw:path draw:style-name="gr3" draw:text-style-name="P7" draw:layer="layout" svg:width="0.386cm" svg:height="0.351cm" svg:x="18.905cm" svg:y="8.8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9.359cm" svg:y="8.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9.887cm" svg:y="8.7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55cm" svg:height="0.351cm" svg:x="20.648cm" svg:y="8.861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1.059cm" svg:y="8.6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06cm" svg:height="0.774cm" svg:x="21.647cm" svg:y="8.622cm" svg:viewBox="0 0 107 775" draw:points="107,0 0,0 0,32 76,32 76,745 0,745 0,775 107,775">
            <text:p/>
          </draw:polygon>
          <draw:path draw:style-name="gr3" draw:text-style-name="P7" draw:layer="layout" svg:width="0.515cm" svg:height="0.517cm" svg:x="22.061cm" svg:y="8.75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821cm" svg:y="8.861cm" svg:viewBox="0 0 303 352" svg:d="M276 48c-12 0-23 0-35 12-12 10-14 24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draw:g xml:id="id149" draw:id="id149">
          <svg:title>TexMaths</svg:title>
          <svg:desc>22§display§\int \sqrt{x^2 - a^2} \ dx = \frac{x\sqrt{x^2 - a^2}}{2} - \frac{a^2}{2} \log [\ x + \sqrt{x^2 - a^2}\ ] + c§svg§600§FALSE§</svg:desc>
          <draw:polygon draw:style-name="gr2" draw:text-style-name="P6" draw:layer="layout" svg:width="19.868cm" svg:height="1.788cm" svg:x="3.216cm" svg:y="10.644cm" svg:viewBox="0 0 19869 1789" draw:points="9936,1789 0,1789 0,0 19869,0 19869,1789">
            <text:p/>
          </draw:polygon>
          <draw:path draw:style-name="gr3" draw:text-style-name="P7" draw:layer="layout" svg:width="0.687cm" svg:height="1.719cm" svg:x="3.221cm" svg:y="10.751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4-146 243-2 7-108 396-192 903-21 118-44 248-69 356-14 56-49 202-113 202-28 0-45-19-47-19z">
            <text:p/>
          </draw:path>
          <draw:path draw:style-name="gr3" draw:text-style-name="P7" draw:layer="layout" svg:width="0.705cm" svg:height="0.928cm" svg:x="4.165cm" svg:y="11.013cm" svg:viewBox="0 0 706 929" svg:d="M243 929c25 0 25 0 33-15l425-884c5-11 5-12 5-14 0-9-7-16-16-16-11 0-14 7-18 16l-399 833-166-384-107 82 12 13 55-42z">
            <text:p/>
          </draw:path>
          <draw:polygon draw:style-name="gr3" draw:text-style-name="P7" draw:layer="layout" svg:width="2.489cm" svg:height="0.032cm" svg:x="4.853cm" svg:y="11.013cm" svg:viewBox="0 0 2490 33" draw:points="1246,33 0,33 0,0 2490,0 2490,33">
            <text:p/>
          </draw:polygon>
          <draw:path draw:style-name="gr3" draw:text-style-name="P7" draw:layer="layout" svg:width="0.386cm" svg:height="0.351cm" svg:x="4.876cm" svg:y="11.4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5.328cm" svg:y="11.2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5.877cm" svg:y="11.59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6.618cm" svg:y="11.462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7.03cm" svg:y="11.2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7.63cm" svg:y="11.267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8.024cm" svg:y="11.4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8.702cm" svg:y="11.5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9.591cm" svg:y="10.93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604cm" svg:height="0.774cm" svg:x="10.066cm" svg:y="10.605cm" svg:viewBox="0 0 605 775" svg:d="M245 694l-136-301c-5-13-10-13-12-13 0 0-5 0-13 6l-73 56c-11 7-11 10-11 12 0 4 2 9 7 9s19-11 26-18c6-3 18-12 25-17l153 334c5 13 11 13 18 13 10 0 12-4 19-15l352-728c5-13 5-14 5-16 0-9-7-16-15-16-7 0-13 4-18 16z">
            <text:p/>
          </draw:path>
          <draw:polygon draw:style-name="gr3" draw:text-style-name="P7" draw:layer="layout" svg:width="2.489cm" svg:height="0.032cm" svg:x="10.654cm" svg:y="10.605cm" svg:viewBox="0 0 2490 33" draw:points="1246,33 0,33 0,0 2490,0 2490,33">
            <text:p/>
          </draw:polygon>
          <draw:path draw:style-name="gr3" draw:text-style-name="P7" draw:layer="layout" svg:width="0.386cm" svg:height="0.351cm" svg:x="10.677cm" svg:y="10.93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1.131cm" svg:y="10.6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678cm" svg:y="11.072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2.419cm" svg:y="10.93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2.831cm" svg:y="10.69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3.577cm" svg:height="0.032cm" svg:x="9.568cm" svg:y="11.594cm" svg:viewBox="0 0 3578 33" draw:points="1788,33 0,33 0,0 3578,0 3578,33">
            <text:p/>
          </draw:polygon>
          <draw:path draw:style-name="gr3" draw:text-style-name="P7" draw:layer="layout" svg:width="0.309cm" svg:height="0.517cm" svg:x="11.201cm" svg:y="11.8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472cm" svg:height="0.032cm" svg:x="13.472cm" svg:y="11.59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14.306cm" svg:y="10.938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14.718cm" svg:y="10.6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756cm" svg:height="0.032cm" svg:x="14.274cm" svg:y="11.594cm" svg:viewBox="0 0 757 33" draw:points="378,33 0,33 0,0 757,0 757,33">
            <text:p/>
          </draw:polygon>
          <draw:path draw:style-name="gr3" draw:text-style-name="P7" draw:layer="layout" svg:width="0.309cm" svg:height="0.517cm" svg:x="14.498cm" svg:y="11.8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ath draw:style-name="gr3" draw:text-style-name="P7" draw:layer="layout" svg:width="0.173cm" svg:height="0.538cm" svg:x="15.278cm" svg:y="11.26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5.489cm" svg:y="11.457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5.874cm" svg:y="11.45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06cm" svg:height="0.774cm" svg:x="16.343cm" svg:y="11.223cm" svg:viewBox="0 0 107 775" draw:points="107,775 107,745 32,745 32,32 107,32 107,0 0,0 0,775">
            <text:p/>
          </draw:polygon>
          <draw:path draw:style-name="gr3" draw:text-style-name="P7" draw:layer="layout" svg:width="0.386cm" svg:height="0.351cm" svg:x="16.746cm" svg:y="11.46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7cm" svg:x="17.379cm" svg:y="11.3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8cm" svg:x="18.196cm" svg:y="11.013cm" svg:viewBox="0 0 706 929" svg:d="M243 929c25 0 25 0 33-15l425-884c5-11 5-12 5-14 0-9-7-16-16-16-11 0-14 7-18 16l-399 833-166-384-107 82 12 13 55-42z">
            <text:p/>
          </draw:path>
          <draw:polygon draw:style-name="gr3" draw:text-style-name="P7" draw:layer="layout" svg:width="2.489cm" svg:height="0.032cm" svg:x="18.884cm" svg:y="11.013cm" svg:viewBox="0 0 2490 33" draw:points="1246,33 0,33 0,0 2490,0 2490,33">
            <text:p/>
          </draw:polygon>
          <draw:path draw:style-name="gr3" draw:text-style-name="P7" draw:layer="layout" svg:width="0.386cm" svg:height="0.351cm" svg:x="18.905cm" svg:y="11.46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9.359cm" svg:y="11.2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9.908cm" svg:y="11.594cm" svg:viewBox="0 0 473 33" svg:d="M447 33c12 0 26 0 26-17 0-16-14-16-26-16h-421c-12 0-26 0-26 16 0 17 14 17 26 17z">
            <text:p/>
          </draw:path>
          <draw:path draw:style-name="gr3" draw:text-style-name="P7" draw:layer="layout" svg:width="0.355cm" svg:height="0.351cm" svg:x="20.648cm" svg:y="11.462cm" svg:viewBox="0 0 356 352" svg:d="M259 49c-14-28-37-49-72-49-90 0-187 114-187 227 0 74 42 125 104 125 16 0 54-3 100-58 7 32 34 58 71 58 28 0 45-18 58-42 12-28 23-76 23-78 0-7-8-7-9-7-7 0-9 2-11 14-14 50-28 95-60 95-21 0-23-19-23-35 0-17 2-23 11-58 9-32 9-40 16-68l28-110c5-23 5-23 5-26 0-14-9-21-21-21-19 0-32 17-33 33zM208 252c-4 14-4 14-14 28-36 42-67 54-88 54-39 0-51-42-51-72 0-38 24-135 44-170 22-46 58-74 89-74 51 0 62 63 62 68 0 4-2 9-4 13z">
            <text:p/>
          </draw:path>
          <draw:path draw:style-name="gr3" draw:text-style-name="P7" draw:layer="layout" svg:width="0.24cm" svg:height="0.36cm" svg:x="21.059cm" svg:y="11.22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0.106cm" svg:height="0.774cm" svg:x="21.647cm" svg:y="11.223cm" svg:viewBox="0 0 107 775" draw:points="107,0 0,0 0,32 76,32 76,745 0,745 0,775 107,775">
            <text:p/>
          </draw:polygon>
          <draw:path draw:style-name="gr3" draw:text-style-name="P7" draw:layer="layout" svg:width="0.515cm" svg:height="0.517cm" svg:x="22.061cm" svg:y="11.35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821cm" svg:y="11.462cm" svg:viewBox="0 0 303 352" svg:d="M276 48c-12 0-23 0-35 12-12 10-14 24-14 30 0 17 14 26 30 26 23 0 44-17 44-49 0-39-37-67-93-67-104 0-208 111-208 220 0 70 46 132 127 132 111 0 176-83 176-91 0-6-6-11-9-11-5 0-7 2-11 9-61 75-146 75-156 75-48 0-69-36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40" anim:sub-item="text" smil:attributeName="visibility" smil:to="visible"/>
                  <anim:animate smil:begin="0s" smil:dur="0.5s" smil:fill="hold" smil:decelerate="0.5" smil:targetElement="id140" anim:sub-item="text" smil:attributeName="rotate" smil:values="-90;0" smil:keyTimes="0;1"/>
                  <anim:animate smil:begin="0s" smil:dur="0.5s" smil:fill="hold" smil:decelerate="0.5" smil:targetElement="id140" anim:sub-item="text" smil:attributeName="width" smil:values="width;width*.05" smil:keyTimes="0;1"/>
                  <anim:animate smil:begin="0.5s" smil:dur="0.5s" smil:fill="hold" smil:accelerate="0.5" smil:targetElement="id140" anim:sub-item="text" smil:attributeName="width" smil:values="width*.05;width" smil:keyTimes="0;1"/>
                  <anim:animate smil:dur="1s" smil:fill="hold" smil:targetElement="id140" anim:sub-item="text" smil:attributeName="height" smil:values="height;height" smil:keyTimes="0;1"/>
                  <anim:animate smil:begin="0s" smil:dur="0.5s" smil:fill="hold" smil:decelerate="0.5" smil:targetElement="id140" anim:sub-item="text" smil:attributeName="x" smil:values="x+.4;x" smil:keyTimes="0;1"/>
                  <anim:animate smil:begin="0s" smil:dur="0.5s" smil:fill="hold" smil:decelerate="0.5" smil:targetElement="id140" anim:sub-item="text" smil:attributeName="y" smil:values="y-.2;y+.1" smil:keyTimes="0;1"/>
                  <anim:animate smil:begin="0.5s" smil:dur="0.5s" smil:fill="hold" smil:accelerate="0.5" smil:targetElement="id140" anim:sub-item="text" smil:attributeName="y" smil:values="y+.1;y" smil:keyTimes="0;1"/>
                  <anim:transitionFilter smil:begin="0s" smil:dur="1s" smil:decelerate="0.5" smil:targetElement="id14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1" smil:attributeName="visibility" smil:to="visible"/>
                  <anim:animate smil:dur="0.5s" smil:fill="hold" smil:targetElement="id141" smil:attributeName="width" smil:values="width*0.05;width" smil:keyTimes="0;1"/>
                  <anim:animate smil:dur="0.5s" smil:fill="hold" smil:targetElement="id141" smil:attributeName="height" smil:values="height;height" smil:keyTimes="0;1"/>
                  <anim:animate smil:dur="0.5s" smil:fill="hold" smil:targetElement="id141" smil:attributeName="x" smil:values="x-.2;x" smil:keyTimes="0;1"/>
                  <anim:animate smil:dur="0.5s" smil:fill="hold" smil:targetElement="id141" smil:attributeName="y" smil:values="y;y" smil:keyTimes="0;1"/>
                  <anim:transitionFilter smil:dur="0.5s" smil:targetElement="id141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42" smil:attributeName="visibility" smil:to="visible"/>
                  <anim:animate smil:dur="0.5s" smil:fill="hold" smil:targetElement="id142" smil:attributeName="width" smil:values="width*0.05;width" smil:keyTimes="0;1"/>
                  <anim:animate smil:dur="0.5s" smil:fill="hold" smil:targetElement="id142" smil:attributeName="height" smil:values="height;height" smil:keyTimes="0;1"/>
                  <anim:animate smil:dur="0.5s" smil:fill="hold" smil:targetElement="id142" smil:attributeName="x" smil:values="x-.2;x" smil:keyTimes="0;1"/>
                  <anim:animate smil:dur="0.5s" smil:fill="hold" smil:targetElement="id142" smil:attributeName="y" smil:values="y;y" smil:keyTimes="0;1"/>
                  <anim:transitionFilter smil:dur="0.5s" smil:targetElement="id142" smil:type="fade" smil:subtype="crossfade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fly-in-slow" presentation:preset-sub-type="from-right">
                  <anim:set smil:begin="0s" smil:dur="0.001s" smil:fill="hold" smil:targetElement="id143" smil:attributeName="visibility" smil:to="visible"/>
                  <anim:animate smil:dur="5s" smil:fill="hold" smil:targetElement="id143" smil:attributeName="x" smil:values="1+width/2;x" smil:keyTimes="0;1"/>
                  <anim:animate smil:dur="5s" smil:fill="hold" smil:targetElement="id143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4" smil:attributeName="visibility" smil:to="visible"/>
                  <anim:animate smil:dur="0.5s" smil:fill="hold" smil:targetElement="id144" smil:attributeName="width" smil:values="width*0.05;width" smil:keyTimes="0;1"/>
                  <anim:animate smil:dur="0.5s" smil:fill="hold" smil:targetElement="id144" smil:attributeName="height" smil:values="height;height" smil:keyTimes="0;1"/>
                  <anim:animate smil:dur="0.5s" smil:fill="hold" smil:targetElement="id144" smil:attributeName="x" smil:values="x-.2;x" smil:keyTimes="0;1"/>
                  <anim:animate smil:dur="0.5s" smil:fill="hold" smil:targetElement="id144" smil:attributeName="y" smil:values="y;y" smil:keyTimes="0;1"/>
                  <anim:transitionFilter smil:dur="0.5s" smil:targetElement="id144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5" smil:attributeName="visibility" smil:to="visible"/>
                  <anim:animate smil:dur="0.5s" smil:fill="hold" smil:targetElement="id145" smil:attributeName="x" smil:values="x;x" smil:keyTimes="0;1"/>
                  <anim:animate smil:dur="0.5s" smil:fill="hold" smil:targetElement="id14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6" smil:attributeName="visibility" smil:to="visible"/>
                  <anim:animate smil:dur="0.5s" smil:fill="hold" smil:targetElement="id146" smil:attributeName="width" smil:values="width*0.05;width" smil:keyTimes="0;1"/>
                  <anim:animate smil:dur="0.5s" smil:fill="hold" smil:targetElement="id146" smil:attributeName="height" smil:values="height;height" smil:keyTimes="0;1"/>
                  <anim:animate smil:dur="0.5s" smil:fill="hold" smil:targetElement="id146" smil:attributeName="x" smil:values="x-.2;x" smil:keyTimes="0;1"/>
                  <anim:animate smil:dur="0.5s" smil:fill="hold" smil:targetElement="id146" smil:attributeName="y" smil:values="y;y" smil:keyTimes="0;1"/>
                  <anim:transitionFilter smil:dur="0.5s" smil:targetElement="id146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7" smil:attributeName="visibility" smil:to="visible"/>
                  <anim:animate smil:dur="0.5s" smil:fill="hold" smil:targetElement="id147" smil:attributeName="x" smil:values="x;x" smil:keyTimes="0;1"/>
                  <anim:animate smil:dur="0.5s" smil:fill="hold" smil:targetElement="id14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48" smil:attributeName="visibility" smil:to="visible"/>
                  <anim:animate smil:dur="0.5s" smil:fill="hold" smil:targetElement="id148" smil:attributeName="width" smil:values="width*0.05;width" smil:keyTimes="0;1"/>
                  <anim:animate smil:dur="0.5s" smil:fill="hold" smil:targetElement="id148" smil:attributeName="height" smil:values="height;height" smil:keyTimes="0;1"/>
                  <anim:animate smil:dur="0.5s" smil:fill="hold" smil:targetElement="id148" smil:attributeName="x" smil:values="x-.2;x" smil:keyTimes="0;1"/>
                  <anim:animate smil:dur="0.5s" smil:fill="hold" smil:targetElement="id148" smil:attributeName="y" smil:values="y;y" smil:keyTimes="0;1"/>
                  <anim:transitionFilter smil:dur="0.5s" smil:targetElement="id14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49" smil:attributeName="visibility" smil:to="visible"/>
                  <anim:animate smil:dur="0.5s" smil:fill="hold" smil:targetElement="id149" smil:attributeName="x" smil:values="x;x" smil:keyTimes="0;1"/>
                  <anim:animate smil:dur="0.5s" smil:fill="hold" smil:targetElement="id14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0">
        <office:forms form:automatic-focus="false" form:apply-design-mode="false"/>
        <draw:frame presentation:style-name="pr7" draw:text-style-name="P9" draw:layer="layout" svg:width="25.199cm" svg:height="1.406cm" svg:x="1.438cm" svg:y="0.177cm" presentation:class="title" presentation:user-transformed="true">
          <draw:text-box>
            <text:p xml:id="id150" text:id="id150"><text:span text:style-name="T4"><text:s/></text:span><text:span text:style-name="T4">Examples </text:span></text:p>
          </draw:text-box>
        </draw:frame>
        <draw:frame presentation:style-name="pr8" draw:text-style-name="P10" draw:layer="layout" svg:width="26.2cm" svg:height="13.4cm" svg:x="1cm" svg:y="1.998cm" presentation:class="subtitle" presentation:user-transformed="true">
          <draw:text-box>
            <text:p text:style-name="P4"><text:span text:style-name="T7"/></text:p>
            <text:p text:style-name="P4"><text:span text:style-name="T8"><text:s text:c="4"/></text:span><text:span text:style-name="T3"><text:s/></text:span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  <text:p text:style-name="P4"><text:span text:style-name="T6"/></text:p>
          </draw:text-box>
        </draw:frame>
        <draw:g xml:id="id151" draw:id="id151">
          <svg:title>TexMaths</svg:title>
          <svg:desc>28§display§\text {Evaluate the following. }§svg§600§FALSE§</svg:desc>
          <draw:polygon draw:style-name="gr2" draw:text-style-name="P6" draw:layer="layout" svg:width="9.701cm" svg:height="0.8cm" svg:x="1.036cm" svg:y="2.351cm" svg:viewBox="0 0 9702 801" draw:points="4850,801 0,801 0,0 9702,0 9702,801">
            <text:p/>
          </draw:polygon>
          <draw:path draw:style-name="gr3" draw:text-style-name="P7" draw:layer="layout" svg:width="0.611cm" svg:height="0.672cm" svg:x="1.018cm" svg:y="2.327cm" svg:viewBox="0 0 612 673" svg:d="M101 595c0 36 0 47-76 47h-25v31h569l43-256h-25c-25 153-47 225-217 225h-133c-44 0-47-7-47-41v-262h88c96 0 107 31 107 114h25v-260h-25c0 83-11 114-107 114h-88v-237c0-32 3-39 47-39h128c152 0 179 54 195 191h25l-29-222h-556v31h25c76 0 76 12 76 45z">
            <text:p/>
          </draw:path>
          <draw:path draw:style-name="gr3" draw:text-style-name="P7" draw:layer="layout" svg:width="0.483cm" svg:height="0.437cm" svg:x="1.674cm" svg:y="2.571cm" svg:viewBox="0 0 484 438" svg:d="M392 96c9-22 27-65 92-65v-31c-23 2-52 2-74 2-25 0-70-2-87-2v31c38 0 49 23 49 43 0 9-2 11-7 22l-101 254-112-276c-4-13-4-16-4-18 0-25 38-25 56-25v-31c-29 0-85 2-108 2-27 0-67 0-96-2v31c63 0 67 5 78 36l144 353c6 13 6 18 20 18 13 0 18-9 20-18z">
            <text:p/>
          </draw:path>
          <draw:path draw:style-name="gr3" draw:text-style-name="P7" draw:layer="layout" svg:width="0.445cm" svg:height="0.454cm" svg:x="2.163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221cm" svg:height="0.686cm" svg:x="2.647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96cm" svg:height="0.448cm" svg:x="2.918cm" svg:y="2.562cm" svg:viewBox="0 0 497 449" svg:d="M354 359v90l143-11v-32c-69 0-76-7-76-54v-352l-145 11v32c69 0 76 6 76 53v178c0 85-47 152-119 152-83 0-87-45-87-96v-330l-146 11v32c76 0 76 2 76 89v148c0 79 0 169 152 169 54 0 99-27 126-90z">
            <text:p/>
          </draw:path>
          <draw:path draw:style-name="gr3" draw:text-style-name="P7" draw:layer="layout" svg:width="0.445cm" svg:height="0.454cm" svg:x="3.475cm" svg:y="2.556cm" svg:viewBox="0 0 446 455" svg:d="M287 368c4 40 31 81 78 81 20 0 81-14 81-94v-54h-25v54c0 58-25 65-36 65-31 0-36-45-36-50v-199c0-41 0-79-35-117-38-38-88-54-137-54-81 0-148 47-148 112 0 29 20 47 45 47 27 0 45-20 45-47 0-11-5-45-50-45 27-33 74-45 108-45 47 0 103 39 103 126v38c-49 2-119 5-181 34-74 34-99 85-99 130 0 81 96 105 159 105 65 0 110-40 128-87zM280 206v99c0 94-69 128-114 128-50 0-90-36-90-85 0-54 43-137 204-142z">
            <text:p/>
          </draw:path>
          <draw:path draw:style-name="gr3" draw:text-style-name="P7" draw:layer="layout" svg:width="0.31cm" svg:height="0.618cm" svg:x="3.944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382cm" svg:height="0.454cm" svg:x="4.336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cm" svg:height="0.618cm" svg:x="5.093cm" svg:y="2.392cm" svg:viewBox="0 0 311 619" svg:d="M152 213h141v-31h-141v-182h-24c0 81-32 186-128 191v22h85v272c0 123 92 134 128 134 69 0 98-69 98-134v-56h-27v56c0 71-29 110-64 110-68 0-68-90-68-108z">
            <text:p/>
          </draw:path>
          <draw:path draw:style-name="gr3" draw:text-style-name="P7" draw:layer="layout" svg:width="0.496cm" svg:height="0.686cm" svg:x="5.487cm" svg:y="2.313cm" svg:viewBox="0 0 497 687" svg:d="M76 610c0 45-9 45-76 45v32c34-3 85-3 112-3 25 0 76 0 110 3v-32c-65 0-76 0-76-45v-181c0-104 69-158 132-158 62 0 74 54 74 110v229c0 45-12 45-76 45v32c33-3 85-3 112-3 24 0 76 0 109 3v-32c-51 0-76 0-76-29v-188c0-86 0-117-31-153-14-16-47-36-103-36-85 0-128 61-144 97v-346l-143 11v32c69 0 76 6 76 53z">
            <text:p/>
          </draw:path>
          <draw:path draw:style-name="gr3" draw:text-style-name="P7" draw:layer="layout" svg:width="0.382cm" svg:height="0.454cm" svg:x="6.031cm" svg:y="2.556cm" svg:viewBox="0 0 383 455" svg:d="M83 195c7-148 89-173 123-173 101 0 112 133 112 173zM83 215h275c23 0 25 0 25-20 0-99-54-195-177-195-114 0-206 101-206 227 0 132 103 228 217 228 121 0 166-109 166-130 0-9-9-11-13-11-9 0-12 7-12 14-35 103-125 103-134 103-49 0-90-32-112-68-29-47-29-112-29-148z">
            <text:p/>
          </draw:path>
          <draw:path draw:style-name="gr3" draw:text-style-name="P7" draw:layer="layout" svg:width="0.319cm" svg:height="0.697cm" svg:x="6.802cm" svg:y="2.302cm" svg:viewBox="0 0 320 698" svg:d="M141 271v-114c0-87 47-135 92-135 2 0 16 0 31 7-11 5-29 16-29 41 0 22 16 42 43 42 29 0 42-20 42-42 0-36-36-70-87-70-69 0-155 52-155 157v114h-78v30h78v321c0 44-11 44-78 44v32c40-2 87-5 114-5 41 0 85 0 126 5v-32h-20c-74 0-77-11-77-47v-318h115v-30z">
            <text:p/>
          </draw:path>
          <draw:path draw:style-name="gr3" draw:text-style-name="P7" draw:layer="layout" svg:width="0.438cm" svg:height="0.454cm" svg:x="7.098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221cm" svg:height="0.686cm" svg:x="7.593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221cm" svg:height="0.686cm" svg:x="7.866cm" svg:y="2.313cm" svg:viewBox="0 0 222 687" svg:d="M143 0l-143 11v32c69 0 78 6 78 53v514c0 45-11 45-78 45v32c34-3 85-3 110-3 24 0 74 0 112 3v-32c-67 0-79 0-79-45z">
            <text:p/>
          </draw:path>
          <draw:path draw:style-name="gr3" draw:text-style-name="P7" draw:layer="layout" svg:width="0.438cm" svg:height="0.454cm" svg:x="8.135cm" svg:y="2.556cm" svg:viewBox="0 0 439 455" svg:d="M439 231c0-126-101-231-219-231-124 0-220 108-220 231 0 128 103 224 220 224 118 0 219-98 219-224zM220 431c-43 0-86-23-112-68-25-42-25-103-25-139 0-38 0-92 22-136 27-45 74-66 115-66 42 0 85 21 112 63 24 43 24 101 24 139 0 36 0 90-22 133-20 45-65 74-114 74z">
            <text:p/>
          </draw:path>
          <draw:path draw:style-name="gr3" draw:text-style-name="P7" draw:layer="layout" svg:width="0.676cm" svg:height="0.437cm" svg:x="8.589cm" svg:y="2.571cm" svg:viewBox="0 0 677 438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3 20 23 14 0 16-5 20-21l101-280 101 283c2 11 7 18 20 18 11 0 16-9 18-18z">
            <text:p/>
          </draw:path>
          <draw:path draw:style-name="gr3" draw:text-style-name="P7" draw:layer="layout" svg:width="0.212cm" svg:height="0.661cm" svg:x="9.315cm" svg:y="2.338cm" svg:viewBox="0 0 213 662" svg:d="M143 224l-139 12v31c65 0 74 4 74 54v265c0 45-11 45-78 45v31c31-2 85-2 110-2 33 0 69 0 103 2v-31c-65 0-70-5-70-43zM148 52c0-32-25-52-54-52-31 0-51 27-51 52 0 27 20 53 51 53 29 0 54-22 54-53z">
            <text:p/>
          </draw:path>
          <draw:path draw:style-name="gr3" draw:text-style-name="P7" draw:layer="layout" svg:width="0.496cm" svg:height="0.437cm" svg:x="9.589cm" svg:y="2.562cm" svg:viewBox="0 0 497 438" svg:d="M76 96v267c0 43-9 43-76 43v32c34 0 85-3 112-3 25 0 76 3 110 3v-32c-65 0-76 0-76-43v-183c0-104 69-158 132-158 62 0 74 54 74 110v231c0 43-12 43-76 43v32c33 0 85-3 112-3 24 0 76 3 109 3v-32c-51 0-76 0-76-29v-189c0-85 0-116-31-152-14-16-47-36-103-36-74 0-119 43-148 103v-103l-139 11v32c69 0 76 6 76 53z">
            <text:p/>
          </draw:path>
          <draw:path draw:style-name="gr3" draw:text-style-name="P7" draw:layer="layout" svg:width="0.451cm" svg:height="0.652cm" svg:x="10.131cm" svg:y="2.551cm" svg:viewBox="0 0 452 653" svg:d="M193 278c-88 0-88-98-88-121 0-27 3-58 16-83 9-13 31-40 72-40 85 0 85 98 85 121 0 27 0 58-16 83-9 13-31 40-69 40zM76 316c0-4 0-27 18-47 38 29 78 32 99 32 91 0 159-68 159-144 0-38-16-74-41-96 36-34 72-39 90-39 2 0 7 0 9 0-11 5-16 16-16 27 0 18 14 30 29 30 9 0 29-7 29-30 0-18-13-49-51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3" draw:text-style-name="P7" draw:layer="layout" svg:width="0.107cm" svg:height="0.107cm" svg:x="10.679cm" svg:y="2.892cm" svg:viewBox="0 0 108 108" svg:d="M108 54c0-29-25-54-54-54s-54 25-54 54 25 54 54 54 54-25 54-54z">
            <text:p/>
          </draw:path>
        </draw:g>
        <draw:g xml:id="id152" draw:id="id152">
          <svg:title>TexMaths</svg:title>
          <svg:desc>24§display§\text {(1)}§svg§600§FALSE§</svg:desc>
          <draw:polygon draw:style-name="gr2" draw:text-style-name="P6" draw:layer="layout" svg:width="0.91cm" svg:height="0.759cm" svg:x="1.421cm" svg:y="3.948cm" svg:viewBox="0 0 911 760" draw:points="455,760 0,760 0,0 911,0 911,760">
            <text:p/>
          </draw:polygon>
          <draw:path draw:style-name="gr3" draw:text-style-name="P7" draw:layer="layout" svg:width="0.197cm" svg:height="0.844cm" svg:x="1.461cm" svg:y="3.906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8cm" svg:height="0.564cm" svg:x="1.782cm" svg:y="3.977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2.178cm" svg:y="3.9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4" draw:id="id154">
          <svg:title>TexMaths</svg:title>
          <svg:desc>24§display§\text {(2)}§svg§600§FALSE§</svg:desc>
          <draw:polygon draw:style-name="gr2" draw:text-style-name="P6" draw:layer="layout" svg:width="0.91cm" svg:height="0.759cm" svg:x="10.121cm" svg:y="3.849cm" svg:viewBox="0 0 911 760" draw:points="455,760 0,760 0,0 911,0 911,760">
            <text:p/>
          </draw:polygon>
          <draw:path draw:style-name="gr3" draw:text-style-name="P7" draw:layer="layout" svg:width="0.197cm" svg:height="0.844cm" svg:x="10.161cm" svg:y="3.80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64cm" svg:x="10.45cm" svg:y="3.878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0.878cm" svg:y="3.8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3" draw:id="id153">
          <svg:title>TexMaths</svg:title>
          <svg:desc>22§display§\smallint \sqrt{4 - 9x^2}\ dx§svg§600§FALSE§</svg:desc>
          <draw:polygon draw:style-name="gr2" draw:text-style-name="P6" draw:layer="layout" svg:width="4.808cm" svg:height="0.881cm" svg:x="2.626cm" svg:y="3.745cm" svg:viewBox="0 0 4809 882" draw:points="2404,882 0,882 0,0 4809,0 4809,882">
            <text:p/>
          </draw:polygon>
          <draw:path draw:style-name="gr3" draw:text-style-name="P7" draw:layer="layout" svg:width="0.323cm" svg:height="0.72cm" svg:x="2.63cm" svg:y="3.944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3.209cm" svg:y="3.706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2.507cm" svg:height="0.032cm" svg:x="3.897cm" svg:y="3.706cm" svg:viewBox="0 0 2508 33" draw:points="1255,33 0,33 0,0 2508,0 2508,33">
            <text:p/>
          </draw:polygon>
          <draw:path draw:style-name="gr3" draw:text-style-name="P7" draw:layer="layout" svg:width="0.344cm" svg:height="0.523cm" svg:x="3.92cm" svg:y="3.973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472cm" svg:height="0.032cm" svg:x="4.52cm" svg:y="4.28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5.261cm" svg:y="3.981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5.637cm" svg:y="4.1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6.092cm" svg:y="3.9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6.694cm" svg:y="3.95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7.088cm" svg:y="4.1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156" draw:id="id156">
          <svg:title>TexMaths</svg:title>
          <svg:desc>24§display§\text {(3)}§svg§600§FALSE§</svg:desc>
          <draw:polygon draw:style-name="gr2" draw:text-style-name="P6" draw:layer="layout" svg:width="0.91cm" svg:height="0.759cm" svg:x="18.122cm" svg:y="3.849cm" svg:viewBox="0 0 911 760" draw:points="455,760 0,760 0,0 911,0 911,760">
            <text:p/>
          </draw:polygon>
          <draw:path draw:style-name="gr3" draw:text-style-name="P7" draw:layer="layout" svg:width="0.197cm" svg:height="0.844cm" svg:x="18.162cm" svg:y="3.80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8.443cm" svg:y="3.878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18.879cm" svg:y="3.8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5" draw:id="id155">
          <svg:title>TexMaths</svg:title>
          <svg:desc>22§display§\smallint \sqrt{9x^2 - 4 }\ dx§svg§600§FALSE§</svg:desc>
          <draw:polygon draw:style-name="gr2" draw:text-style-name="P6" draw:layer="layout" svg:width="4.808cm" svg:height="0.881cm" svg:x="11.427cm" svg:y="3.645cm" svg:viewBox="0 0 4809 882" draw:points="2404,882 0,882 0,0 4809,0 4809,882">
            <text:p/>
          </draw:polygon>
          <draw:path draw:style-name="gr3" draw:text-style-name="P7" draw:layer="layout" svg:width="0.323cm" svg:height="0.72cm" svg:x="11.431cm" svg:y="3.844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12.01cm" svg:y="3.606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2.507cm" svg:height="0.032cm" svg:x="12.698cm" svg:y="3.606cm" svg:viewBox="0 0 2508 33" draw:points="1255,33 0,33 0,0 2508,0 2508,33">
            <text:p/>
          </draw:polygon>
          <draw:path draw:style-name="gr3" draw:text-style-name="P7" draw:layer="layout" svg:width="0.321cm" svg:height="0.532cm" svg:x="12.731cm" svg:y="3.881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13.108cm" svg:y="4.0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3.562cm" svg:y="3.8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4.109cm" svg:y="4.187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4.842cm" svg:y="3.873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15.495cm" svg:y="3.859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5.889cm" svg:y="4.0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157" draw:id="id157">
          <svg:title>TexMaths</svg:title>
          <svg:desc>22§display§\smallint \sec^2 x \sqrt{3\tan^2 x + 4} \ dx§svg§600§FALSE§</svg:desc>
          <draw:polygon draw:style-name="gr2" draw:text-style-name="P6" draw:layer="layout" svg:width="8.093cm" svg:height="0.911cm" svg:x="19.329cm" svg:y="3.545cm" svg:viewBox="0 0 8094 912" draw:points="4046,912 0,912 0,0 8094,0 8094,912">
            <text:p/>
          </draw:polygon>
          <draw:path draw:style-name="gr3" draw:text-style-name="P7" draw:layer="layout" svg:width="0.323cm" svg:height="0.721cm" svg:x="19.333cm" svg:y="3.774cm" svg:viewBox="0 0 324 722" svg:d="M294 32c-26 1-34 21-34 31 0 20 16 32 32 32s32-10 32-33c0-30-25-62-62-62-65 0-79 85-91 144-21 117-37 215-50 351-3 41-8 85-14 122-7 58-19 89-47 89-12 0-25-8-30-15 26 0 33-20 33-32 0-18-15-30-31-30s-32 9-32 32c0 30 25 61 62 61 65 0 79-83 91-146 21-111 37-210 49-347 4-42 9-86 14-123 8-58 20-88 48-88 14 0 25 7 30 14z">
            <text:p/>
          </draw:path>
          <draw:path draw:style-name="gr3" draw:text-style-name="P7" draw:layer="layout" svg:width="0.254cm" svg:height="0.357cm" svg:x="19.853cm" svg:y="3.982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7cm" svg:x="20.154cm" svg:y="3.982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95cm" svg:height="0.357cm" svg:x="20.503cm" svg:y="3.982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24cm" svg:height="0.36cm" svg:x="20.853cm" svg:y="3.649cm" svg:viewBox="0 0 241 361" svg:d="M241 262h-19c-2 13-7 45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1.318cm" svg:y="3.98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705cm" svg:height="0.929cm" svg:x="21.823cm" svg:y="3.506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3.882cm" svg:height="0.032cm" svg:x="22.511cm" svg:y="3.506cm" svg:viewBox="0 0 3883 33" draw:points="1941,33 0,33 0,0 3883,0 3883,33">
            <text:p/>
          </draw:polygon>
          <draw:path draw:style-name="gr3" draw:text-style-name="P7" draw:layer="layout" svg:width="0.321cm" svg:height="0.533cm" svg:x="22.543cm" svg:y="3.813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4-120-60 28 5 51-13 51-43 0-28-19-44-42-44-19 0-44 13-44 46 0 71 72 122 157 122 95 0 165-71 165-150 0-63-49-123-128-141z">
            <text:p/>
          </draw:path>
          <draw:path draw:style-name="gr3" draw:text-style-name="P7" draw:layer="layout" svg:width="0.242cm" svg:height="0.485cm" svg:x="23.041cm" svg:y="3.851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7" draw:layer="layout" svg:width="0.349cm" svg:height="0.357cm" svg:x="23.359cm" svg:y="3.982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23.738cm" svg:y="3.985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24.176cm" svg:y="3.684cm" svg:viewBox="0 0 241 361" svg:d="M241 262h-19c-2 13-7 45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4.641cm" svg:y="3.98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515cm" svg:height="0.517cm" svg:x="25.276cm" svg:y="3.8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6.028cm" svg:y="3.804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26.681cm" svg:y="3.791cm" svg:viewBox="0 0 370 548" svg:d="M370 9c0-2 0-9-11-9s-84 7-99 9c-5 0-10 3-10 14 0 10 7 10 19 10 37 0 39 6 39 13l-4 16-45 183c-14-28-37-49-72-49-90 0-187 114-187 227 0 74 42 125 104 125 16 0 54-4 100-58 7 31 34 58 71 58 28 0 45-18 58-44 12-27 23-74 23-76 0-9-8-9-9-9-9 0-9 4-11 14-14 51-28 97-60 97-21 0-23-19-23-35 0-19 2-25 6-37zM208 446c-4 14-4 16-16 30-34 42-65 54-86 54-39 0-51-42-51-72 0-39 24-136 44-171 22-46 58-74 89-74 50 0 62 64 62 69 0 3-2 9-4 12z">
            <text:p/>
          </draw:path>
          <draw:path draw:style-name="gr3" draw:text-style-name="P7" draw:layer="layout" svg:width="0.386cm" svg:height="0.351cm" svg:x="27.075cm" svg:y="3.98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19 0-8-7-8-9-8-7 0-9 2-11 8-26 84-79 102-104 102-30 0-42-25-42-51 0-18 5-34 14-69z">
            <text:p/>
          </draw:path>
        </draw:g>
        <draw:g xml:id="id158" draw:id="id158">
          <svg:title>TexMaths</svg:title>
          <svg:desc>24§display§\text {(4)}§svg§600§FALSE§</svg:desc>
          <draw:polygon draw:style-name="gr2" draw:text-style-name="P6" draw:layer="layout" svg:width="0.91cm" svg:height="0.759cm" svg:x="1.423cm" svg:y="5.749cm" svg:viewBox="0 0 911 760" draw:points="455,760 0,760 0,0 911,0 911,760">
            <text:p/>
          </draw:polygon>
          <draw:path draw:style-name="gr3" draw:text-style-name="P7" draw:layer="layout" svg:width="0.197cm" svg:height="0.844cm" svg:x="1.463cm" svg:y="5.70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76cm" svg:height="0.571cm" svg:x="1.732cm" svg:y="5.768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18cm" svg:y="5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0" draw:id="id160">
          <svg:title>TexMaths</svg:title>
          <svg:desc>24§display§\text {(5)}§svg§600§FALSE§</svg:desc>
          <draw:polygon draw:style-name="gr2" draw:text-style-name="P6" draw:layer="layout" svg:width="0.91cm" svg:height="0.759cm" svg:x="10.123cm" svg:y="5.75cm" svg:viewBox="0 0 911 760" draw:points="455,760 0,760 0,0 911,0 911,760">
            <text:p/>
          </draw:polygon>
          <draw:path draw:style-name="gr3" draw:text-style-name="P7" draw:layer="layout" svg:width="0.197cm" svg:height="0.844cm" svg:x="10.163cm" svg:y="5.7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81cm" svg:x="10.452cm" svg:y="5.779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10.88cm" svg:y="5.7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59" draw:id="id159">
          <svg:title>TexMaths</svg:title>
          <svg:desc>22§display§\smallint \sqrt{x^2 + 4x + 13} \ dx§svg§600§FALSE§</svg:desc>
          <draw:polygon draw:style-name="gr2" draw:text-style-name="P6" draw:layer="layout" svg:width="6.582cm" svg:height="0.881cm" svg:x="2.627cm" svg:y="5.546cm" svg:viewBox="0 0 6583 882" draw:points="3292,882 0,882 0,0 6583,0 6583,882">
            <text:p/>
          </draw:polygon>
          <draw:path draw:style-name="gr3" draw:text-style-name="P7" draw:layer="layout" svg:width="0.323cm" svg:height="0.72cm" svg:x="2.631cm" svg:y="5.745cm" svg:viewBox="0 0 324 721" svg:d="M294 32c-26 1-33 21-33 31 0 20 15 32 31 32s32-11 32-33c0-30-25-62-62-62-65 0-79 84-91 144-21 116-37 215-50 350-3 41-8 85-14 122-7 58-19 90-47 90-12 0-25-9-30-16 26 0 33-20 33-32 0-17-15-30-31-30s-32 9-32 32c0 30 25 61 62 61 65 0 79-82 91-146 21-110 37-209 49-346 4-42 9-86 15-123 7-58 19-88 47-88 14 0 25 7 30 14z">
            <text:p/>
          </draw:path>
          <draw:path draw:style-name="gr3" draw:text-style-name="P7" draw:layer="layout" svg:width="0.705cm" svg:height="0.928cm" svg:x="3.21cm" svg:y="5.507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4.282cm" svg:height="0.032cm" svg:x="3.898cm" svg:y="5.507cm" svg:viewBox="0 0 4283 33" draw:points="2142,33 0,33 0,0 4283,0 4283,33">
            <text:p/>
          </draw:polygon>
          <draw:path draw:style-name="gr3" draw:text-style-name="P7" draw:layer="layout" svg:width="0.386cm" svg:height="0.351cm" svg:x="3.921cm" svg:y="5.95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4.375cm" svg:y="5.71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4.903cm" svg:y="5.84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5.655cm" svg:y="5.774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6.042cm" svg:y="5.956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6.676cm" svg:y="5.84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7.475cm" svg:y="5.78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7.825cm" svg:y="5.78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8.469cm" svg:y="5.76cm" svg:viewBox="0 0 370 547" svg:d="M370 9c0-2 0-9-11-9-10 0-84 7-98 9-6 0-11 3-11 14 0 10 7 10 19 10 37 0 39 6 39 13l-3 16-46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8.862cm" svg:y="5.956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 xml:id="id162" draw:id="id162">
          <svg:title>TexMaths</svg:title>
          <svg:desc>24§display§\text {(6)}§svg§600§FALSE§</svg:desc>
          <draw:polygon draw:style-name="gr2" draw:text-style-name="P6" draw:layer="layout" svg:width="0.91cm" svg:height="0.759cm" svg:x="18.124cm" svg:y="5.75cm" svg:viewBox="0 0 911 760" draw:points="455,760 0,760 0,0 911,0 911,760">
            <text:p/>
          </draw:polygon>
          <draw:path draw:style-name="gr3" draw:text-style-name="P7" draw:layer="layout" svg:width="0.197cm" svg:height="0.844cm" svg:x="18.164cm" svg:y="5.7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8.445cm" svg:y="5.779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18.881cm" svg:y="5.7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1" draw:id="id161">
          <svg:title>TexMaths</svg:title>
          <svg:desc>22§display§\smallint \sqrt{x^2 + 6x - 7} \ dx§svg§600§FALSE§</svg:desc>
          <draw:polygon draw:style-name="gr2" draw:text-style-name="P6" draw:layer="layout" svg:width="6.194cm" svg:height="0.881cm" svg:x="11.33cm" svg:y="5.548cm" svg:viewBox="0 0 6195 882" draw:points="3097,882 0,882 0,0 6195,0 6195,882">
            <text:p/>
          </draw:polygon>
          <draw:path draw:style-name="gr3" draw:text-style-name="P7" draw:layer="layout" svg:width="0.323cm" svg:height="0.72cm" svg:x="11.334cm" svg:y="5.747cm" svg:viewBox="0 0 324 721" svg:d="M294 32c-27 1-34 21-34 31 0 20 16 32 32 32s32-11 32-33c0-30-25-62-62-62-65 0-79 84-91 144-21 116-37 215-50 350-3 41-8 85-14 122-7 58-19 90-47 90-12 0-25-9-30-16 26 0 33-20 33-32 0-17-15-30-31-30s-32 9-32 32c0 30 25 61 62 61 65 0 79-82 91-146 21-110 37-209 49-346 4-42 9-86 14-123 7-58 20-88 48-88 14 0 25 7 30 14z">
            <text:p/>
          </draw:path>
          <draw:path draw:style-name="gr3" draw:text-style-name="P7" draw:layer="layout" svg:width="0.705cm" svg:height="0.928cm" svg:x="11.912cm" svg:y="5.509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3.893cm" svg:height="0.032cm" svg:x="12.601cm" svg:y="5.509cm" svg:viewBox="0 0 3894 33" draw:points="1948,33 0,33 0,0 3894,0 3894,33">
            <text:p/>
          </draw:polygon>
          <draw:path draw:style-name="gr3" draw:text-style-name="P7" draw:layer="layout" svg:width="0.386cm" svg:height="0.351cm" svg:x="12.623cm" svg:y="5.9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13.077cm" svg:y="5.7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3.605cm" svg:y="5.849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14.367cm" svg:y="5.784cm" svg:viewBox="0 0 322 533" svg:d="M70 262v-19c0-195 97-224 136-224 19 0 51 6 69 32-13 0-43 0-43 33 0 25 18 37 35 37 13 0 36-7 36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386cm" svg:height="0.351cm" svg:x="14.744cm" svg:y="5.9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15.399cm" svg:y="6.09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16.152cm" svg:y="5.776cm" svg:viewBox="0 0 333 542" svg:d="M326 53c7-11 7-13 7-28h-189c-95 0-96-11-98-25h-20l-26 160h19c2-12 9-61 20-70 5-6 67-6 75-6h162c-9 13-70 97-88 124-68 103-95 211-95 290 0 9 0 44 35 44 37 0 37-35 37-44v-39c0-42 2-86 9-126 2-18 13-85 48-134z">
            <text:p/>
          </draw:path>
          <draw:path draw:style-name="gr3" draw:text-style-name="P7" draw:layer="layout" svg:width="0.369cm" svg:height="0.546cm" svg:x="16.784cm" svg:y="5.762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7.178cm" svg:y="5.9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</draw:g>
        <draw:g xml:id="id164" draw:id="id164">
          <svg:title>TexMaths</svg:title>
          <svg:desc>24§display§\text {(7)}§svg§600§FALSE§</svg:desc>
          <draw:polygon draw:style-name="gr2" draw:text-style-name="P6" draw:layer="layout" svg:width="0.91cm" svg:height="0.759cm" svg:x="1.425cm" svg:y="7.749cm" svg:viewBox="0 0 911 760" draw:points="455,760 0,760 0,0 911,0 911,760">
            <text:p/>
          </draw:polygon>
          <draw:path draw:style-name="gr3" draw:text-style-name="P7" draw:layer="layout" svg:width="0.197cm" svg:height="0.844cm" svg:x="1.465cm" svg:y="7.707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62cm" svg:height="0.591cm" svg:x="1.757cm" svg:y="7.77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2.182cm" svg:y="7.7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6" draw:id="id166">
          <svg:title>TexMaths</svg:title>
          <svg:desc>24§display§\text {(8)}§svg§600§FALSE§</svg:desc>
          <draw:polygon draw:style-name="gr2" draw:text-style-name="P6" draw:layer="layout" svg:width="0.91cm" svg:height="0.76cm" svg:x="10.125cm" svg:y="7.751cm" svg:viewBox="0 0 911 761" draw:points="455,761 0,761 0,0 911,0 911,761">
            <text:p/>
          </draw:polygon>
          <draw:path draw:style-name="gr3" draw:text-style-name="P7" draw:layer="layout" svg:width="0.197cm" svg:height="0.844cm" svg:x="10.165cm" svg:y="7.709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0.446cm" svg:y="7.78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10.882cm" svg:y="7.7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3" draw:id="id163">
          <svg:title>TexMaths</svg:title>
          <svg:desc>22§display§\smallint \sqrt{8 + 2x - x^2} \ dx§svg§600§FALSE§</svg:desc>
          <draw:polygon draw:style-name="gr2" draw:text-style-name="P6" draw:layer="layout" svg:width="6.194cm" svg:height="0.881cm" svg:x="19.328cm" svg:y="5.545cm" svg:viewBox="0 0 6195 882" draw:points="3097,882 0,882 0,0 6195,0 6195,882">
            <text:p/>
          </draw:polygon>
          <draw:path draw:style-name="gr3" draw:text-style-name="P7" draw:layer="layout" svg:width="0.323cm" svg:height="0.72cm" svg:x="19.332cm" svg:y="5.744cm" svg:viewBox="0 0 324 721" svg:d="M294 32c-27 1-34 21-34 31 0 20 16 32 32 32s32-11 32-33c0-30-25-62-62-62-65 0-79 84-91 144-21 116-37 215-50 350-3 41-8 85-14 122-7 58-19 90-47 90-12 0-25-9-30-16 26 0 33-20 33-32 0-17-15-30-31-30s-32 9-32 32c0 30 25 61 62 61 65 0 79-82 91-146 21-110 37-209 49-346 4-42 9-86 14-123 7-58 20-88 48-88 14 0 25 7 30 14z">
            <text:p/>
          </draw:path>
          <draw:path draw:style-name="gr3" draw:text-style-name="P7" draw:layer="layout" svg:width="0.705cm" svg:height="0.928cm" svg:x="19.91cm" svg:y="5.506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3.893cm" svg:height="0.032cm" svg:x="20.599cm" svg:y="5.506cm" svg:viewBox="0 0 3894 33" draw:points="1948,33 0,33 0,0 3894,0 3894,33">
            <text:p/>
          </draw:polygon>
          <draw:path draw:style-name="gr3" draw:text-style-name="P7" draw:layer="layout" svg:width="0.321cm" svg:height="0.532cm" svg:x="20.632cm" svg:y="5.781cm" svg:viewBox="0 0 322 533" svg:d="M93 162c-35-23-38-49-38-63 0-46 51-80 105-80 58 0 107 41 107 97 0 44-29 81-77 107zM208 236c56-28 93-69 93-120 0-72-69-116-139-116-78 0-141 58-141 130 0 14 2 48 34 85 8 8 38 28 58 42-46 23-113 65-113 142 0 83 79 134 160 134 88 0 162-63 162-146 0-28-9-63-37-97-16-15-28-23-77-54zM130 269l95 60c21 14 58 37 58 85 0 58-58 98-121 98-67 0-123-47-123-113 0-45 24-95 91-130z">
            <text:p/>
          </draw:path>
          <draw:path draw:style-name="gr3" draw:text-style-name="P7" draw:layer="layout" svg:width="0.515cm" svg:height="0.516cm" svg:x="21.2cm" svg:y="5.846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16cm" svg:x="21.969cm" svg:y="5.78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8 8-59 8-74 8z">
            <text:p/>
          </draw:path>
          <draw:path draw:style-name="gr3" draw:text-style-name="P7" draw:layer="layout" svg:width="0.386cm" svg:height="0.351cm" svg:x="22.339cm" svg:y="5.9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472cm" svg:height="0.032cm" svg:x="22.995cm" svg:y="6.08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3.726cm" svg:y="5.9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24.18cm" svg:y="5.71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24.782cm" svg:y="5.759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25.176cm" svg:y="5.9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</draw:g>
        <draw:g xml:id="id165" draw:id="id165">
          <svg:title>TexMaths</svg:title>
          <svg:desc>22§display§\smallint \sqrt{15 - 4x - 4x^2} \ dx§svg§600§FALSE§</svg:desc>
          <draw:polygon draw:style-name="gr2" draw:text-style-name="P6" draw:layer="layout" svg:width="6.969cm" svg:height="0.881cm" svg:x="2.528cm" svg:y="7.546cm" svg:viewBox="0 0 6970 882" draw:points="3485,882 0,882 0,0 6970,0 6970,882">
            <text:p/>
          </draw:polygon>
          <draw:path draw:style-name="gr3" draw:text-style-name="P7" draw:layer="layout" svg:width="0.323cm" svg:height="0.72cm" svg:x="2.532cm" svg:y="7.745cm" svg:viewBox="0 0 324 721" svg:d="M294 32c-26 1-33 21-33 31 0 20 15 32 31 32s32-11 32-33c0-30-25-62-62-62-65 0-79 84-91 144-21 116-37 215-50 350-3 41-8 85-14 122-7 58-19 90-47 90-12 0-25-9-30-16 26 0 33-20 33-32 0-17-15-30-31-30s-32 9-32 32c0 30 25 61 62 61 65 0 79-82 91-146 21-110 37-209 49-346 4-42 9-86 15-123 7-58 19-88 47-88 14 0 25 7 30 14z">
            <text:p/>
          </draw:path>
          <draw:path draw:style-name="gr3" draw:text-style-name="P7" draw:layer="layout" svg:width="0.705cm" svg:height="0.928cm" svg:x="3.111cm" svg:y="7.507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4.669cm" svg:height="0.032cm" svg:x="3.799cm" svg:y="7.507cm" svg:viewBox="0 0 4670 33" draw:points="2334,33 0,33 0,0 4670,0 4670,33">
            <text:p/>
          </draw:polygon>
          <draw:path draw:style-name="gr3" draw:text-style-name="P7" draw:layer="layout" svg:width="0.256cm" svg:height="0.516cm" svg:x="3.869cm" svg:y="7.782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4.225cm" svg:y="7.782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6 53 141 141 141 90 0 169-74 169-172z">
            <text:p/>
          </draw:path>
          <draw:path draw:style-name="gr3" draw:text-style-name="P7" draw:layer="layout" svg:width="0.472cm" svg:height="0.032cm" svg:x="4.809cm" svg:y="8.088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5.54cm" svg:y="7.774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5.927cm" svg:y="7.9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6.583cm" svg:y="8.088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7.314cm" svg:y="7.774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7.701cm" svg:y="7.956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8.155cm" svg:y="7.71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8.755cm" svg:y="7.76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9.15cm" svg:y="7.95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167" draw:id="id167">
          <svg:title>TexMaths</svg:title>
          <svg:desc>22§display§\smallint \sqrt{9x^2 + 12x - 5} \ dx§svg§600§FALSE§</svg:desc>
          <draw:polygon draw:style-name="gr2" draw:text-style-name="P6" draw:layer="layout" svg:width="6.969cm" svg:height="0.881cm" svg:x="11.229cm" svg:y="7.548cm" svg:viewBox="0 0 6970 882" draw:points="3485,882 0,882 0,0 6970,0 6970,882">
            <text:p/>
          </draw:polygon>
          <draw:path draw:style-name="gr3" draw:text-style-name="P7" draw:layer="layout" svg:width="0.323cm" svg:height="0.72cm" svg:x="11.233cm" svg:y="7.747cm" svg:viewBox="0 0 324 721" svg:d="M294 32c-26 1-33 21-33 31 0 20 15 32 31 32s32-11 32-33c0-30-25-62-62-62-65 0-79 84-91 144-21 116-37 215-50 350-3 41-8 85-14 122-7 58-19 90-47 90-12 0-25-9-30-16 26 0 33-20 33-32 0-17-15-30-31-30s-32 9-32 32c0 30 25 61 62 61 65 0 79-82 91-146 21-110 37-209 49-346 4-42 9-86 15-123 7-58 19-88 47-88 14 0 25 7 30 14z">
            <text:p/>
          </draw:path>
          <draw:path draw:style-name="gr3" draw:text-style-name="P7" draw:layer="layout" svg:width="0.705cm" svg:height="0.928cm" svg:x="11.812cm" svg:y="7.509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4.669cm" svg:height="0.032cm" svg:x="12.5cm" svg:y="7.509cm" svg:viewBox="0 0 4670 33" draw:points="2334,33 0,33 0,0 4670,0 4670,33">
            <text:p/>
          </draw:polygon>
          <draw:path draw:style-name="gr3" draw:text-style-name="P7" draw:layer="layout" svg:width="0.321cm" svg:height="0.532cm" svg:x="12.533cm" svg:y="7.784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12.91cm" svg:y="7.9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3.364cm" svg:y="7.7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3.89cm" svg:y="7.849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14.689cm" svg:y="7.78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15.047cm" svg:y="7.78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8 8-74 8z">
            <text:p/>
          </draw:path>
          <draw:path draw:style-name="gr3" draw:text-style-name="P7" draw:layer="layout" svg:width="0.386cm" svg:height="0.351cm" svg:x="15.416cm" svg:y="7.9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6.073cm" svg:y="8.0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6.821cm" svg:y="7.784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6 53 141 141 141 90 0 169-74 169-172z">
            <text:p/>
          </draw:path>
          <draw:path draw:style-name="gr3" draw:text-style-name="P7" draw:layer="layout" svg:width="0.369cm" svg:height="0.546cm" svg:x="17.456cm" svg:y="7.762cm" svg:viewBox="0 0 370 547" svg:d="M370 9c0-2 0-9-11-9-10 0-84 7-98 9-6 0-11 3-11 14 0 10 7 10 19 10 37 0 39 6 39 13l-2 16-47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7.851cm" svg:y="7.9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</draw:g>
        <draw:g xml:id="id173" draw:id="id173">
          <svg:title>TexMaths</svg:title>
          <svg:desc>22§display§\smallint ( 2x + 3 ) \sqrt{4x^2 + 4x + 17} \ dx§svg§600§FALSE§</svg:desc>
          <draw:polygon draw:style-name="gr2" draw:text-style-name="P6" draw:layer="layout" svg:width="9.6cm" svg:height="0.908cm" svg:x="2.632cm" svg:y="11.449cm" svg:viewBox="0 0 9601 909" draw:points="4801,909 0,909 0,0 9601,0 9601,909">
            <text:p/>
          </draw:polygon>
          <draw:path draw:style-name="gr3" draw:text-style-name="P7" draw:layer="layout" svg:width="0.323cm" svg:height="0.721cm" svg:x="2.636cm" svg:y="11.648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18cm" svg:height="0.774cm" svg:x="3.077cm" svg:y="11.62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3.341cm" svg:y="11.685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7" draw:layer="layout" svg:width="0.386cm" svg:height="0.351cm" svg:x="3.711cm" svg:y="11.8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8-7-9-7-7 0-9 2-11 7-24 85-79 103-104 103-30 0-42-25-42-52 0-17 5-33 14-68z">
            <text:p/>
          </draw:path>
          <draw:path draw:style-name="gr3" draw:text-style-name="P7" draw:layer="layout" svg:width="0.515cm" svg:height="0.517cm" svg:x="4.346cm" svg:y="11.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5.108cm" svg:y="11.685cm" svg:viewBox="0 0 322 533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18cm" svg:height="0.774cm" svg:x="5.506cm" svg:y="11.621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5.847cm" svg:y="11.41cm" svg:viewBox="0 0 706 930" svg:d="M243 930c24 0 24 0 33-16l424-884c6-11 6-12 6-14 0-9-7-16-16-16-11 0-12 7-18 16l-399 833-166-384-107 83 12 12 55-42z">
            <text:p/>
          </draw:path>
          <draw:polygon draw:style-name="gr3" draw:text-style-name="P7" draw:layer="layout" svg:width="4.668cm" svg:height="0.032cm" svg:x="6.535cm" svg:y="11.41cm" svg:viewBox="0 0 4669 33" draw:points="2333,33 0,33 0,0 4669,0 4669,33">
            <text:p/>
          </draw:polygon>
          <draw:path draw:style-name="gr3" draw:text-style-name="P7" draw:layer="layout" svg:width="0.344cm" svg:height="0.524cm" svg:x="6.558cm" svg:y="11.678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6.945cm" svg:y="11.8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7.397cm" svg:y="11.6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925cm" svg:y="11.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8.677cm" svg:y="11.678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9.064cm" svg:y="11.8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7 103-104 103-30 0-42-25-42-52 0-17 5-33 14-68z">
            <text:p/>
          </draw:path>
          <draw:path draw:style-name="gr3" draw:text-style-name="P7" draw:layer="layout" svg:width="0.515cm" svg:height="0.517cm" svg:x="9.699cm" svg:y="11.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498cm" svg:y="11.68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10.859cm" svg:y="11.678cm" svg:viewBox="0 0 333 542" svg:d="M326 53c7-11 7-13 7-28h-189c-95 0-96-11-98-25h-20l-26 160h19c2-12 9-61 20-70 5-5 67-5 75-5h162c-9 12-70 96-88 123-68 104-95 211-95 290 0 9 0 44 35 44 37 0 37-35 37-44v-38c0-43 2-87 9-127 2-18 13-85 48-134z">
            <text:p/>
          </draw:path>
          <draw:path draw:style-name="gr3" draw:text-style-name="P7" draw:layer="layout" svg:width="0.369cm" svg:height="0.547cm" svg:x="11.491cm" svg:y="11.664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1.885cm" svg:y="11.8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</draw:g>
        <draw:g xml:id="id172" draw:id="id172">
          <svg:title>TexMaths</svg:title>
          <svg:desc>24§display§\text {(11)}§svg§600§FALSE§</svg:desc>
          <draw:polygon draw:style-name="gr2" draw:text-style-name="P6" draw:layer="layout" svg:width="1.332cm" svg:height="0.76cm" svg:x="1.03cm" svg:y="11.655cm" svg:viewBox="0 0 1333 761" draw:points="666,761 0,761 0,0 1333,0 1333,761">
            <text:p/>
          </draw:polygon>
          <draw:path draw:style-name="gr3" draw:text-style-name="P7" draw:layer="layout" svg:width="0.197cm" svg:height="0.844cm" svg:x="1.07cm" svg:y="11.613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391cm" svg:y="11.68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1.814cm" svg:y="11.68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2.207cm" svg:y="11.61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5" draw:id="id175">
          <svg:title>TexMaths</svg:title>
          <svg:desc>22§display§\smallint ( 3 - x ) \sqrt{ 5 + 4x - x^2} \ dx§svg§600§FALSE§</svg:desc>
          <draw:polygon draw:style-name="gr2" draw:text-style-name="P6" draw:layer="layout" svg:width="8.441cm" svg:height="0.908cm" svg:x="17.134cm" svg:y="11.449cm" svg:viewBox="0 0 8442 909" draw:points="4220,909 0,909 0,0 8442,0 8442,909">
            <text:p/>
          </draw:polygon>
          <draw:path draw:style-name="gr3" draw:text-style-name="P7" draw:layer="layout" svg:width="0.323cm" svg:height="0.721cm" svg:x="17.138cm" svg:y="11.648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18cm" svg:height="0.774cm" svg:x="17.579cm" svg:y="11.62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17.836cm" svg:y="11.685cm" svg:viewBox="0 0 322 533" svg:d="M194 243c63-19 107-74 107-136 0-63-67-107-143-107-77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472cm" svg:height="0.032cm" svg:x="18.426cm" svg:y="11.99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9.158cm" svg:y="11.8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18cm" svg:height="0.774cm" svg:x="19.621cm" svg:y="11.621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19.964cm" svg:y="11.41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3.894cm" svg:height="0.032cm" svg:x="20.652cm" svg:y="11.41cm" svg:viewBox="0 0 3895 33" draw:points="1948,33 0,33 0,0 3895,0 3895,33">
            <text:p/>
          </draw:polygon>
          <draw:path draw:style-name="gr3" draw:text-style-name="P7" draw:layer="layout" svg:width="0.309cm" svg:height="0.532cm" svg:x="20.691cm" svg:y="11.685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ath draw:style-name="gr3" draw:text-style-name="P7" draw:layer="layout" svg:width="0.515cm" svg:height="0.517cm" svg:x="21.252cm" svg:y="11.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2.004cm" svg:y="11.678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22.393cm" svg:y="11.8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472cm" svg:height="0.032cm" svg:x="23.047cm" svg:y="11.99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3.779cm" svg:y="11.8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24cm" svg:height="0.36cm" svg:x="24.232cm" svg:y="11.618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24.834cm" svg:y="11.664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25.228cm" svg:y="11.8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 xml:id="id174" draw:id="id174">
          <svg:title>TexMaths</svg:title>
          <svg:desc>24§display§\text {(12)}§svg§600§FALSE§</svg:desc>
          <draw:polygon draw:style-name="gr2" draw:text-style-name="P6" draw:layer="layout" svg:width="1.332cm" svg:height="0.76cm" svg:x="15.33cm" svg:y="11.656cm" svg:viewBox="0 0 1333 761" draw:points="666,761 0,761 0,0 1333,0 1333,761">
            <text:p/>
          </draw:polygon>
          <draw:path draw:style-name="gr3" draw:text-style-name="P7" draw:layer="layout" svg:width="0.197cm" svg:height="0.844cm" svg:x="15.37cm" svg:y="11.614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5.691cm" svg:y="11.685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16.079cm" svg:y="11.685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16.507cm" svg:y="11.614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71" draw:id="id171">
          <svg:title>TexMaths</svg:title>
          <svg:desc>22§display§\int \frac{\sqrt{ ( \log x )^2 - 5\log x - 14}}{x} \ dx§svg§600§FALSE§</svg:desc>
          <draw:polygon draw:style-name="gr2" draw:text-style-name="P6" draw:layer="layout" svg:width="10.119cm" svg:height="1.818cm" svg:x="17.032cm" svg:y="8.952cm" svg:viewBox="0 0 10120 1819" draw:points="5061,1819 0,1819 0,0 10120,0 10120,1819">
            <text:p/>
          </draw:polygon>
          <draw:path draw:style-name="gr3" draw:text-style-name="P7" draw:layer="layout" svg:width="0.687cm" svg:height="1.717cm" svg:x="17.037cm" svg:y="9.091cm" svg:viewBox="0 0 688 1718" svg:d="M37 1683c25 0 39-17 39-37 0-26-20-38-37-38-20 0-39 12-39 38 0 41 39 72 86 72 118 0 162-181 217-404 60-245 111-493 153-741 28-163 56-318 83-418 8-39 35-137 67-137 22 0 42 14 45 17-26 2-38 18-38 37 0 26 19 39 37 39 19 0 38-13 38-39 0-42-42-72-84-72-60 0-102 84-146 243-2 7-108 395-192 902-21 118-44 248-69 355-14 57-49 203-113 203-28 0-45-20-47-20z">
            <text:p/>
          </draw:path>
          <draw:path draw:style-name="gr3" draw:text-style-name="P7" draw:layer="layout" svg:width="0.705cm" svg:height="0.928cm" svg:x="18.074cm" svg:y="8.913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7.267cm" svg:height="0.032cm" svg:x="18.762cm" svg:y="8.913cm" svg:viewBox="0 0 7268 33" draw:points="3635,33 0,33 0,0 7268,0 7268,33">
            <text:p/>
          </draw:polygon>
          <draw:path draw:style-name="gr3" draw:text-style-name="P7" draw:layer="layout" svg:width="0.18cm" svg:height="0.773cm" svg:x="18.838cm" svg:y="9.026cm" svg:viewBox="0 0 181 774" svg:d="M181 767c0-2 0-4-14-18-97-96-121-242-121-362 0-134 30-269 125-366 10-9 10-10 10-14 0-5-3-7-8-7-8 0-78 53-124 151-40 85-49 171-49 236 0 61 9 155 51 243 48 95 114 144 122 144 5 0 8-2 8-7z">
            <text:p/>
          </draw:path>
          <draw:path draw:style-name="gr3" draw:text-style-name="P7" draw:layer="layout" svg:width="0.173cm" svg:height="0.537cm" svg:x="19.088cm" svg:y="9.068cm" svg:viewBox="0 0 174 538" svg:d="M113 0l-113 9v24c55 0 62 6 62 43v402c0 36-9 36-62 36v24c26-2 67-2 86-2 20 0 58 0 88 2v-24c-53 0-61 0-61-36z">
            <text:p/>
          </draw:path>
          <draw:path draw:style-name="gr3" draw:text-style-name="P7" draw:layer="layout" svg:width="0.344cm" svg:height="0.356cm" svg:x="19.299cm" svg:y="9.258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355cm" svg:height="0.511cm" svg:x="19.685cm" svg:y="9.254cm" svg:viewBox="0 0 356 512" svg:d="M151 218c-68 0-68-77-68-95 0-21 1-46 12-65 7-11 25-32 56-32 67 0 67 78 67 95 0 21 0 46-12 65-7 11-25 32-55 32zM60 248c0-4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2c-80 0-133-38-133-79 0-37 30-65 64-67h46c67 0 155 0 155 67 0 41-57 79-132 79z">
            <text:p/>
          </draw:path>
          <draw:path draw:style-name="gr3" draw:text-style-name="P7" draw:layer="layout" svg:width="0.386cm" svg:height="0.351cm" svg:x="20.213cm" svg:y="9.263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20.676cm" svg:y="9.026cm" svg:viewBox="0 0 181 774" svg:d="M181 387c0-60-8-153-51-241-47-95-114-146-123-146-3 0-7 4-7 7 0 4 0 5 14 19 78 76 122 199 122 361 0 132-29 269-125 366-11 10-11 12-11 14 0 5 4 7 7 7 9 0 79-53 125-151 41-85 49-171 49-236z">
            <text:p/>
          </draw:path>
          <draw:path draw:style-name="gr3" draw:text-style-name="P7" draw:layer="layout" svg:width="0.24cm" svg:height="0.36cm" svg:x="20.966cm" svg:y="9.022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21.515cm" svg:y="9.39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2.263cm" svg:y="9.091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173cm" svg:height="0.537cm" svg:x="22.765cm" svg:y="9.068cm" svg:viewBox="0 0 174 538" svg:d="M113 0l-113 9v24c55 0 62 6 62 43v402c0 36-9 36-62 36v24c26-2 67-2 86-2 20 0 58 0 88 2v-24c-53 0-61 0-61-36z">
            <text:p/>
          </draw:path>
          <draw:path draw:style-name="gr3" draw:text-style-name="P7" draw:layer="layout" svg:width="0.344cm" svg:height="0.356cm" svg:x="22.976cm" svg:y="9.258cm" svg:viewBox="0 0 345 357" svg:d="M345 181c0-98-79-181-172-181-97 0-173 84-173 181 0 100 81 176 173 176 93 0 172-77 172-176zM173 338c-34 0-67-18-89-53-19-33-19-81-19-109 0-30 0-72 18-107 21-36 58-51 90-51 33 0 66 15 88 49 19 33 19 79 19 109 0 28 0 70-18 104-16 35-51 58-89 58z">
            <text:p/>
          </draw:path>
          <draw:path draw:style-name="gr3" draw:text-style-name="P7" draw:layer="layout" svg:width="0.355cm" svg:height="0.511cm" svg:x="23.364cm" svg:y="9.254cm" svg:viewBox="0 0 356 512" svg:d="M151 218c-68 0-68-77-68-95 0-21 1-46 12-65 7-11 25-32 56-32 67 0 67 78 67 95 0 21 0 46-12 65-7 11-25 32-55 32zM60 248c0-4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3 99 91 0 172-41 172-100 0-29-12-67-51-90-42-21-86-21-134-21-19 0-53 0-58 0-25-4-42-28-42-53zM173 492c-80 0-133-38-133-79 0-37 30-65 64-67h46c67 0 155 0 155 67 0 41-57 79-132 79z">
            <text:p/>
          </draw:path>
          <draw:path draw:style-name="gr3" draw:text-style-name="P7" draw:layer="layout" svg:width="0.386cm" svg:height="0.351cm" svg:x="23.89cm" svg:y="9.26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24.546cm" svg:y="9.39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5.324cm" svg:y="9.091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44cm" svg:height="0.523cm" svg:x="25.664cm" svg:y="9.082cm" svg:viewBox="0 0 345 524" svg:d="M206 397v67c0 28 0 37-58 37h-16v23c32-2 72-2 104-2 33 0 74 0 105 2v-23h-15c-58 0-60-9-60-37v-67h79v-24h-79v-354c0-14 0-19-13-19-7 0-8 0-14 9l-239 364v24zM211 373h-190l190-289z">
            <text:p/>
          </draw:path>
          <draw:polygon draw:style-name="gr3" draw:text-style-name="P7" draw:layer="layout" svg:width="8.041cm" svg:height="0.032cm" svg:x="17.988cm" svg:y="9.933cm" svg:viewBox="0 0 8042 33" draw:points="4020,33 0,33 0,0 8042,0 8042,33">
            <text:p/>
          </draw:polygon>
          <draw:path draw:style-name="gr3" draw:text-style-name="P7" draw:layer="layout" svg:width="0.386cm" svg:height="0.351cm" svg:x="21.809cm" svg:y="10.331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26.41cm" svg:y="9.606cm" svg:viewBox="0 0 370 547" svg:d="M370 9c0-2 0-9-11-9-10 0-84 7-98 9-6 0-11 3-11 14 0 10 7 10 19 10 37 0 39 6 39 13l-2 16-47 182c-14-28-37-49-72-49-90 0-187 115-187 227 0 74 42 125 104 125 16 0 54-4 100-58 7 32 34 58 71 58 28 0 45-18 58-44 12-26 23-74 23-76 0-8-7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7" draw:layer="layout" svg:width="0.386cm" svg:height="0.351cm" svg:x="26.805cm" svg:y="9.799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draw:g xml:id="id177" draw:id="id177">
          <svg:title>TexMaths</svg:title>
          <svg:desc>22§display§\smallint ( \sin 2x + \cos x ) \sqrt{ \sin^2 x + 6\sin x + 13} \ dx§svg§600§FALSE§</svg:desc>
          <draw:polygon draw:style-name="gr2" draw:text-style-name="P6" draw:layer="layout" svg:width="13.798cm" svg:height="0.958cm" svg:x="2.734cm" svg:y="13.551cm" svg:viewBox="0 0 13799 959" draw:points="6900,959 0,959 0,0 13799,0 13799,959">
            <text:p/>
          </draw:polygon>
          <draw:path draw:style-name="gr3" draw:text-style-name="P7" draw:layer="layout" svg:width="0.323cm" svg:height="0.72cm" svg:x="2.738cm" svg:y="13.799cm" svg:viewBox="0 0 324 721" svg:d="M294 32c-26 1-34 21-34 31 0 20 16 32 32 32s32-11 32-33c0-30-25-62-62-62-65 0-79 84-91 144-21 116-37 215-50 350-3 41-8 85-14 122-7 58-19 89-47 89-12 0-25-8-30-16 26 0 33-19 33-31 0-18-15-30-31-30s-32 9-32 32c0 29 25 61 62 61 65 0 79-83 91-146 21-111 37-209 49-346 4-43 9-87 14-123 8-59 20-88 48-88 14 0 25 7 30 14z">
            <text:p/>
          </draw:path>
          <draw:path draw:style-name="gr3" draw:text-style-name="P7" draw:layer="layout" svg:width="0.18cm" svg:height="0.773cm" svg:x="3.179cm" svg:y="13.774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3.429cm" svg:y="14.006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3.736cm" svg:y="13.83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3.948cm" svg:y="14.01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09cm" svg:height="0.516cm" svg:x="4.521cm" svg:y="13.83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4.892cm" svg:y="14.0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5.526cm" svg:y="13.9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6.282cm" svg:y="14.006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6.622cm" svg:y="14.006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011cm" svg:y="14.006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7.442cm" svg:y="14.0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7.907cm" svg:y="13.774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705cm" svg:height="0.928cm" svg:x="8.248cm" svg:y="13.512cm" svg:viewBox="0 0 706 929" svg:d="M243 929c25 0 25 0 33-16l425-883c5-11 5-12 5-14 0-9-7-16-16-16-11 0-12 7-18 16l-399 832-166-384-107 83 12 12 55-42z">
            <text:p/>
          </draw:path>
          <draw:polygon draw:style-name="gr3" draw:text-style-name="P7" draw:layer="layout" svg:width="6.568cm" svg:height="0.032cm" svg:x="8.937cm" svg:y="13.512cm" svg:viewBox="0 0 6569 33" draw:points="3284,33 0,33 0,0 6569,0 6569,33">
            <text:p/>
          </draw:polygon>
          <draw:path draw:style-name="gr3" draw:text-style-name="P7" draw:layer="layout" svg:width="0.254cm" svg:height="0.356cm" svg:x="8.961cm" svg:y="14.006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268cm" svg:y="13.83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481cm" svg:y="14.01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4cm" svg:height="0.36cm" svg:x="9.919cm" svg:y="13.669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  <draw:path draw:style-name="gr3" draw:text-style-name="P7" draw:layer="layout" svg:width="0.386cm" svg:height="0.351cm" svg:x="10.383cm" svg:y="14.0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1.019cm" svg:y="13.9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1.781cm" svg:y="13.837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254cm" svg:height="0.356cm" svg:x="12.29cm" svg:y="14.006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2.594cm" svg:y="13.83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2.809cm" svg:y="14.012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3.365cm" svg:y="14.0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3.999cm" svg:y="13.90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4.798cm" svg:y="13.837cm" svg:viewBox="0 0 257 517" svg:d="M160 19c0-17 0-19-17-19-50 49-118 49-143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5.148cm" svg:y="13.837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69cm" svg:height="0.546cm" svg:x="15.791cm" svg:y="13.816cm" svg:viewBox="0 0 370 547" svg:d="M370 9c0-2 0-9-11-9-10 0-84 7-99 9-5 0-10 3-10 14 0 10 7 10 19 10 37 0 39 6 39 13l-4 16-45 182c-14-28-37-49-72-49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16.185cm" svg:y="14.0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 xml:id="id176" draw:id="id176">
          <svg:title>TexMaths</svg:title>
          <svg:desc>24§display§\text {(13)}§svg§600§FALSE§</svg:desc>
          <draw:polygon draw:style-name="gr2" draw:text-style-name="P6" draw:layer="layout" svg:width="1.332cm" svg:height="0.76cm" svg:x="1.031cm" svg:y="13.757cm" svg:viewBox="0 0 1333 761" draw:points="666,761 0,761 0,0 1333,0 1333,761">
            <text:p/>
          </draw:polygon>
          <draw:path draw:style-name="gr3" draw:text-style-name="P7" draw:layer="layout" svg:width="0.197cm" svg:height="0.844cm" svg:x="1.071cm" svg:y="13.715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392cm" svg:y="13.7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cm" svg:height="0.581cm" svg:x="1.774cm" svg:y="13.786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s-100-16-131-65c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2.208cm" svg:y="13.71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8" draw:id="id168">
          <svg:title>TexMaths</svg:title>
          <svg:desc>24§display§\text {(9)}§svg§600§FALSE§</svg:desc>
          <draw:polygon draw:style-name="gr2" draw:text-style-name="P6" draw:layer="layout" svg:width="0.91cm" svg:height="0.76cm" svg:x="1.427cm" svg:y="9.653cm" svg:viewBox="0 0 911 761" draw:points="455,761 0,761 0,0 911,0 911,761">
            <text:p/>
          </draw:polygon>
          <draw:path draw:style-name="gr3" draw:text-style-name="P7" draw:layer="layout" svg:width="0.197cm" svg:height="0.844cm" svg:x="1.467cm" svg:y="9.61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748cm" svg:y="9.682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2.184cm" svg:y="9.6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69" draw:id="id169">
          <svg:title>TexMaths</svg:title>
          <svg:desc>22§display§\smallint e^x \sqrt{2e^{2x} - 4e^x + 10} \ dx§svg§600§FALSE§</svg:desc>
          <draw:polygon draw:style-name="gr2" draw:text-style-name="P6" draw:layer="layout" svg:width="8.294cm" svg:height="0.881cm" svg:x="2.531cm" svg:y="9.451cm" svg:viewBox="0 0 8295 882" draw:points="4147,882 0,882 0,0 8295,0 8295,882">
            <text:p/>
          </draw:polygon>
          <draw:path draw:style-name="gr3" draw:text-style-name="P7" draw:layer="layout" svg:width="0.323cm" svg:height="0.72cm" svg:x="2.535cm" svg:y="9.65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298cm" svg:height="0.351cm" svg:x="3.064cm" svg:y="9.86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3.415cm" svg:y="9.644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705cm" svg:height="0.928cm" svg:x="3.863cm" svg:y="9.412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5.244cm" svg:height="0.032cm" svg:x="4.552cm" svg:y="9.412cm" svg:viewBox="0 0 5245 33" draw:points="2623,33 0,33 0,0 5245,0 5245,33">
            <text:p/>
          </draw:polygon>
          <draw:path draw:style-name="gr3" draw:text-style-name="P7" draw:layer="layout" svg:width="0.309cm" svg:height="0.516cm" svg:x="4.59cm" svg:y="9.687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98cm" svg:height="0.351cm" svg:x="4.974cm" svg:y="9.86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5.333cm" svg:y="9.6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5.632cm" svg:y="9.741cm" svg:viewBox="0 0 292 246" svg:d="M109 183c-5 18-23 48-51 48-2 0-18 0-30-8 23-7 25-26 25-29 0-13-9-22-21-22-16 0-32 15-32 34 0 28 30 40 58 40 25 0 46-15 60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6.232cm" svg:y="9.99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6.963cm" svg:y="9.67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298cm" svg:height="0.351cm" svg:x="7.364cm" svg:y="9.861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7.714cm" svg:y="9.741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515cm" svg:height="0.516cm" svg:x="8.292cm" svg:y="9.752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9.091cm" svg:y="9.687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9.439cm" svg:y="9.687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69cm" svg:height="0.546cm" svg:x="10.084cm" svg:y="9.665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0.478cm" svg:y="9.8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 xml:id="id170" draw:id="id170">
          <svg:title>TexMaths</svg:title>
          <svg:desc>24§display§\text {(10)}§svg§600§FALSE§</svg:desc>
          <draw:polygon draw:style-name="gr2" draw:text-style-name="P6" draw:layer="layout" svg:width="1.332cm" svg:height="0.76cm" svg:x="15.231cm" svg:y="9.657cm" svg:viewBox="0 0 1333 761" draw:points="666,761 0,761 0,0 1333,0 1333,761">
            <text:p/>
          </draw:polygon>
          <draw:path draw:style-name="gr3" draw:text-style-name="P7" draw:layer="layout" svg:width="0.197cm" svg:height="0.844cm" svg:x="15.271cm" svg:y="9.615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5.592cm" svg:y="9.6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5.972cm" svg:y="9.686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7" draw:layer="layout" svg:width="0.197cm" svg:height="0.844cm" svg:x="16.408cm" svg:y="9.61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50" anim:sub-item="text" smil:attributeName="visibility" smil:to="visible"/>
                  <anim:animate smil:begin="0s" smil:dur="0.5s" smil:fill="hold" smil:decelerate="0.5" smil:targetElement="id150" anim:sub-item="text" smil:attributeName="rotate" smil:values="-90;0" smil:keyTimes="0;1"/>
                  <anim:animate smil:begin="0s" smil:dur="0.5s" smil:fill="hold" smil:decelerate="0.5" smil:targetElement="id150" anim:sub-item="text" smil:attributeName="width" smil:values="width;width*.05" smil:keyTimes="0;1"/>
                  <anim:animate smil:begin="0.5s" smil:dur="0.5s" smil:fill="hold" smil:accelerate="0.5" smil:targetElement="id150" anim:sub-item="text" smil:attributeName="width" smil:values="width*.05;width" smil:keyTimes="0;1"/>
                  <anim:animate smil:dur="1s" smil:fill="hold" smil:targetElement="id150" anim:sub-item="text" smil:attributeName="height" smil:values="height;height" smil:keyTimes="0;1"/>
                  <anim:animate smil:begin="0s" smil:dur="0.5s" smil:fill="hold" smil:decelerate="0.5" smil:targetElement="id150" anim:sub-item="text" smil:attributeName="x" smil:values="x+.4;x" smil:keyTimes="0;1"/>
                  <anim:animate smil:begin="0s" smil:dur="0.5s" smil:fill="hold" smil:decelerate="0.5" smil:targetElement="id150" anim:sub-item="text" smil:attributeName="y" smil:values="y-.2;y+.1" smil:keyTimes="0;1"/>
                  <anim:animate smil:begin="0.5s" smil:dur="0.5s" smil:fill="hold" smil:accelerate="0.5" smil:targetElement="id150" anim:sub-item="text" smil:attributeName="y" smil:values="y+.1;y" smil:keyTimes="0;1"/>
                  <anim:transitionFilter smil:begin="0s" smil:dur="1s" smil:decelerate="0.5" smil:targetElement="id15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1" smil:attributeName="visibility" smil:to="visible"/>
                  <anim:animate smil:dur="0.5s" smil:fill="hold" smil:targetElement="id151" smil:attributeName="width" smil:values="width*0.05;width" smil:keyTimes="0;1"/>
                  <anim:animate smil:dur="0.5s" smil:fill="hold" smil:targetElement="id151" smil:attributeName="height" smil:values="height;height" smil:keyTimes="0;1"/>
                  <anim:animate smil:dur="0.5s" smil:fill="hold" smil:targetElement="id151" smil:attributeName="x" smil:values="x-.2;x" smil:keyTimes="0;1"/>
                  <anim:animate smil:dur="0.5s" smil:fill="hold" smil:targetElement="id151" smil:attributeName="y" smil:values="y;y" smil:keyTimes="0;1"/>
                  <anim:transitionFilter smil:dur="0.5s" smil:targetElement="id15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52" smil:attributeName="visibility" smil:to="visible"/>
                  <anim:animate smil:dur="0.5s" smil:fill="hold" smil:targetElement="id152" smil:attributeName="width" smil:values="width*0.05;width" smil:keyTimes="0;1"/>
                  <anim:animate smil:dur="0.5s" smil:fill="hold" smil:targetElement="id152" smil:attributeName="height" smil:values="height;height" smil:keyTimes="0;1"/>
                  <anim:animate smil:dur="0.5s" smil:fill="hold" smil:targetElement="id152" smil:attributeName="x" smil:values="x-.2;x" smil:keyTimes="0;1"/>
                  <anim:animate smil:dur="0.5s" smil:fill="hold" smil:targetElement="id152" smil:attributeName="y" smil:values="y;y" smil:keyTimes="0;1"/>
                  <anim:transitionFilter smil:dur="0.5s" smil:targetElement="id152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3" smil:attributeName="visibility" smil:to="visible"/>
                  <anim:animate smil:dur="0.5s" smil:fill="hold" smil:targetElement="id153" smil:attributeName="x" smil:values="x;x" smil:keyTimes="0;1"/>
                  <anim:animate smil:dur="0.5s" smil:fill="hold" smil:targetElement="id153" smil:attributeName="y" smil:values="1+height/2;y" smil:keyTimes="0;1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4" smil:attributeName="visibility" smil:to="visible"/>
                  <anim:animate smil:dur="0.5s" smil:fill="hold" smil:targetElement="id154" smil:attributeName="width" smil:values="width*0.05;width" smil:keyTimes="0;1"/>
                  <anim:animate smil:dur="0.5s" smil:fill="hold" smil:targetElement="id154" smil:attributeName="height" smil:values="height;height" smil:keyTimes="0;1"/>
                  <anim:animate smil:dur="0.5s" smil:fill="hold" smil:targetElement="id154" smil:attributeName="x" smil:values="x-.2;x" smil:keyTimes="0;1"/>
                  <anim:animate smil:dur="0.5s" smil:fill="hold" smil:targetElement="id154" smil:attributeName="y" smil:values="y;y" smil:keyTimes="0;1"/>
                  <anim:transitionFilter smil:dur="0.5s" smil:targetElement="id154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5" smil:attributeName="visibility" smil:to="visible"/>
                  <anim:animate smil:dur="0.5s" smil:fill="hold" smil:targetElement="id155" smil:attributeName="x" smil:values="x;x" smil:keyTimes="0;1"/>
                  <anim:animate smil:dur="0.5s" smil:fill="hold" smil:targetElement="id155" smil:attributeName="y" smil:values="1+height/2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6" smil:attributeName="visibility" smil:to="visible"/>
                  <anim:animate smil:dur="0.5s" smil:fill="hold" smil:targetElement="id156" smil:attributeName="width" smil:values="width*0.05;width" smil:keyTimes="0;1"/>
                  <anim:animate smil:dur="0.5s" smil:fill="hold" smil:targetElement="id156" smil:attributeName="height" smil:values="height;height" smil:keyTimes="0;1"/>
                  <anim:animate smil:dur="0.5s" smil:fill="hold" smil:targetElement="id156" smil:attributeName="x" smil:values="x-.2;x" smil:keyTimes="0;1"/>
                  <anim:animate smil:dur="0.5s" smil:fill="hold" smil:targetElement="id156" smil:attributeName="y" smil:values="y;y" smil:keyTimes="0;1"/>
                  <anim:transitionFilter smil:dur="0.5s" smil:targetElement="id156" smil:type="fade" smil:subtype="crossfade"/>
                </anim:par>
              </anim:par>
              <anim:par smil:begin="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7" smil:attributeName="visibility" smil:to="visible"/>
                  <anim:animate smil:dur="0.5s" smil:fill="hold" smil:targetElement="id157" smil:attributeName="x" smil:values="x;x" smil:keyTimes="0;1"/>
                  <anim:animate smil:dur="0.5s" smil:fill="hold" smil:targetElement="id157" smil:attributeName="y" smil:values="1+height/2;y" smil:keyTimes="0;1"/>
                </anim:par>
              </anim:par>
              <anim:par smil:begin="3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58" smil:attributeName="visibility" smil:to="visible"/>
                  <anim:animate smil:dur="0.5s" smil:fill="hold" smil:targetElement="id158" smil:attributeName="width" smil:values="width*0.05;width" smil:keyTimes="0;1"/>
                  <anim:animate smil:dur="0.5s" smil:fill="hold" smil:targetElement="id158" smil:attributeName="height" smil:values="height;height" smil:keyTimes="0;1"/>
                  <anim:animate smil:dur="0.5s" smil:fill="hold" smil:targetElement="id158" smil:attributeName="x" smil:values="x-.2;x" smil:keyTimes="0;1"/>
                  <anim:animate smil:dur="0.5s" smil:fill="hold" smil:targetElement="id158" smil:attributeName="y" smil:values="y;y" smil:keyTimes="0;1"/>
                  <anim:transitionFilter smil:dur="0.5s" smil:targetElement="id158" smil:type="fade" smil:subtype="crossfade"/>
                </anim:par>
              </anim:par>
              <anim:par smil:begin="3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59" smil:attributeName="visibility" smil:to="visible"/>
                  <anim:animate smil:dur="0.5s" smil:fill="hold" smil:targetElement="id159" smil:attributeName="x" smil:values="x;x" smil:keyTimes="0;1"/>
                  <anim:animate smil:dur="0.5s" smil:fill="hold" smil:targetElement="id159" smil:attributeName="y" smil:values="1+height/2;y" smil:keyTimes="0;1"/>
                </anim:par>
              </anim:par>
              <anim:par smil:begin="4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0" smil:attributeName="visibility" smil:to="visible"/>
                  <anim:animate smil:dur="0.5s" smil:fill="hold" smil:targetElement="id160" smil:attributeName="width" smil:values="width*0.05;width" smil:keyTimes="0;1"/>
                  <anim:animate smil:dur="0.5s" smil:fill="hold" smil:targetElement="id160" smil:attributeName="height" smil:values="height;height" smil:keyTimes="0;1"/>
                  <anim:animate smil:dur="0.5s" smil:fill="hold" smil:targetElement="id160" smil:attributeName="x" smil:values="x-.2;x" smil:keyTimes="0;1"/>
                  <anim:animate smil:dur="0.5s" smil:fill="hold" smil:targetElement="id160" smil:attributeName="y" smil:values="y;y" smil:keyTimes="0;1"/>
                  <anim:transitionFilter smil:dur="0.5s" smil:targetElement="id160" smil:type="fade" smil:subtype="crossfade"/>
                </anim:par>
              </anim:par>
              <anim:par smil:begin="4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1" smil:attributeName="visibility" smil:to="visible"/>
                  <anim:animate smil:dur="0.5s" smil:fill="hold" smil:targetElement="id161" smil:attributeName="x" smil:values="x;x" smil:keyTimes="0;1"/>
                  <anim:animate smil:dur="0.5s" smil:fill="hold" smil:targetElement="id161" smil:attributeName="y" smil:values="1+height/2;y" smil:keyTimes="0;1"/>
                </anim:par>
              </anim:par>
              <anim:par smil:begin="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2" smil:attributeName="visibility" smil:to="visible"/>
                  <anim:animate smil:dur="0.5s" smil:fill="hold" smil:targetElement="id162" smil:attributeName="width" smil:values="width*0.05;width" smil:keyTimes="0;1"/>
                  <anim:animate smil:dur="0.5s" smil:fill="hold" smil:targetElement="id162" smil:attributeName="height" smil:values="height;height" smil:keyTimes="0;1"/>
                  <anim:animate smil:dur="0.5s" smil:fill="hold" smil:targetElement="id162" smil:attributeName="x" smil:values="x-.2;x" smil:keyTimes="0;1"/>
                  <anim:animate smil:dur="0.5s" smil:fill="hold" smil:targetElement="id162" smil:attributeName="y" smil:values="y;y" smil:keyTimes="0;1"/>
                  <anim:transitionFilter smil:dur="0.5s" smil:targetElement="id162" smil:type="fade" smil:subtype="crossfade"/>
                </anim:par>
              </anim:par>
              <anim:par smil:begin="5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3" smil:attributeName="visibility" smil:to="visible"/>
                  <anim:animate smil:dur="0.5s" smil:fill="hold" smil:targetElement="id163" smil:attributeName="x" smil:values="x;x" smil:keyTimes="0;1"/>
                  <anim:animate smil:dur="0.5s" smil:fill="hold" smil:targetElement="id163" smil:attributeName="y" smil:values="1+height/2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4" smil:attributeName="visibility" smil:to="visible"/>
                  <anim:animate smil:dur="0.5s" smil:fill="hold" smil:targetElement="id164" smil:attributeName="width" smil:values="width*0.05;width" smil:keyTimes="0;1"/>
                  <anim:animate smil:dur="0.5s" smil:fill="hold" smil:targetElement="id164" smil:attributeName="height" smil:values="height;height" smil:keyTimes="0;1"/>
                  <anim:animate smil:dur="0.5s" smil:fill="hold" smil:targetElement="id164" smil:attributeName="x" smil:values="x-.2;x" smil:keyTimes="0;1"/>
                  <anim:animate smil:dur="0.5s" smil:fill="hold" smil:targetElement="id164" smil:attributeName="y" smil:values="y;y" smil:keyTimes="0;1"/>
                  <anim:transitionFilter smil:dur="0.5s" smil:targetElement="id164" smil:type="fade" smil:subtype="crossfade"/>
                </anim:par>
              </anim:par>
              <anim:par smil:begin="6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5" smil:attributeName="visibility" smil:to="visible"/>
                  <anim:animate smil:dur="0.5s" smil:fill="hold" smil:targetElement="id165" smil:attributeName="x" smil:values="x;x" smil:keyTimes="0;1"/>
                  <anim:animate smil:dur="0.5s" smil:fill="hold" smil:targetElement="id165" smil:attributeName="y" smil:values="1+height/2;y" smil:keyTimes="0;1"/>
                </anim:par>
              </anim:par>
              <anim:par smil:begin="7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6" smil:attributeName="visibility" smil:to="visible"/>
                  <anim:animate smil:dur="0.5s" smil:fill="hold" smil:targetElement="id166" smil:attributeName="width" smil:values="width*0.05;width" smil:keyTimes="0;1"/>
                  <anim:animate smil:dur="0.5s" smil:fill="hold" smil:targetElement="id166" smil:attributeName="height" smil:values="height;height" smil:keyTimes="0;1"/>
                  <anim:animate smil:dur="0.5s" smil:fill="hold" smil:targetElement="id166" smil:attributeName="x" smil:values="x-.2;x" smil:keyTimes="0;1"/>
                  <anim:animate smil:dur="0.5s" smil:fill="hold" smil:targetElement="id166" smil:attributeName="y" smil:values="y;y" smil:keyTimes="0;1"/>
                  <anim:transitionFilter smil:dur="0.5s" smil:targetElement="id166" smil:type="fade" smil:subtype="crossfade"/>
                </anim:par>
              </anim:par>
              <anim:par smil:begin="7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7" smil:attributeName="visibility" smil:to="visible"/>
                  <anim:animate smil:dur="0.5s" smil:fill="hold" smil:targetElement="id167" smil:attributeName="x" smil:values="x;x" smil:keyTimes="0;1"/>
                  <anim:animate smil:dur="0.5s" smil:fill="hold" smil:targetElement="id167" smil:attributeName="y" smil:values="1+height/2;y" smil:keyTimes="0;1"/>
                </anim:par>
              </anim:par>
              <anim:par smil:begin="8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68" smil:attributeName="visibility" smil:to="visible"/>
                  <anim:animate smil:dur="0.5s" smil:fill="hold" smil:targetElement="id168" smil:attributeName="width" smil:values="width*0.05;width" smil:keyTimes="0;1"/>
                  <anim:animate smil:dur="0.5s" smil:fill="hold" smil:targetElement="id168" smil:attributeName="height" smil:values="height;height" smil:keyTimes="0;1"/>
                  <anim:animate smil:dur="0.5s" smil:fill="hold" smil:targetElement="id168" smil:attributeName="x" smil:values="x-.2;x" smil:keyTimes="0;1"/>
                  <anim:animate smil:dur="0.5s" smil:fill="hold" smil:targetElement="id168" smil:attributeName="y" smil:values="y;y" smil:keyTimes="0;1"/>
                  <anim:transitionFilter smil:dur="0.5s" smil:targetElement="id168" smil:type="fade" smil:subtype="crossfade"/>
                </anim:par>
              </anim:par>
              <anim:par smil:begin="8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69" smil:attributeName="visibility" smil:to="visible"/>
                  <anim:animate smil:dur="0.5s" smil:fill="hold" smil:targetElement="id169" smil:attributeName="x" smil:values="x;x" smil:keyTimes="0;1"/>
                  <anim:animate smil:dur="0.5s" smil:fill="hold" smil:targetElement="id169" smil:attributeName="y" smil:values="1+height/2;y" smil:keyTimes="0;1"/>
                </anim:par>
              </anim:par>
              <anim:par smil:begin="9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0" smil:attributeName="visibility" smil:to="visible"/>
                  <anim:animate smil:dur="0.5s" smil:fill="hold" smil:targetElement="id170" smil:attributeName="width" smil:values="width*0.05;width" smil:keyTimes="0;1"/>
                  <anim:animate smil:dur="0.5s" smil:fill="hold" smil:targetElement="id170" smil:attributeName="height" smil:values="height;height" smil:keyTimes="0;1"/>
                  <anim:animate smil:dur="0.5s" smil:fill="hold" smil:targetElement="id170" smil:attributeName="x" smil:values="x-.2;x" smil:keyTimes="0;1"/>
                  <anim:animate smil:dur="0.5s" smil:fill="hold" smil:targetElement="id170" smil:attributeName="y" smil:values="y;y" smil:keyTimes="0;1"/>
                  <anim:transitionFilter smil:dur="0.5s" smil:targetElement="id170" smil:type="fade" smil:subtype="crossfade"/>
                </anim:par>
              </anim:par>
              <anim:par smil:begin="9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1" smil:attributeName="visibility" smil:to="visible"/>
                  <anim:animate smil:dur="0.5s" smil:fill="hold" smil:targetElement="id171" smil:attributeName="x" smil:values="x;x" smil:keyTimes="0;1"/>
                  <anim:animate smil:dur="0.5s" smil:fill="hold" smil:targetElement="id171" smil:attributeName="y" smil:values="1+height/2;y" smil:keyTimes="0;1"/>
                </anim:par>
              </anim:par>
              <anim:par smil:begin="1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2" smil:attributeName="visibility" smil:to="visible"/>
                  <anim:animate smil:dur="0.5s" smil:fill="hold" smil:targetElement="id172" smil:attributeName="width" smil:values="width*0.05;width" smil:keyTimes="0;1"/>
                  <anim:animate smil:dur="0.5s" smil:fill="hold" smil:targetElement="id172" smil:attributeName="height" smil:values="height;height" smil:keyTimes="0;1"/>
                  <anim:animate smil:dur="0.5s" smil:fill="hold" smil:targetElement="id172" smil:attributeName="x" smil:values="x-.2;x" smil:keyTimes="0;1"/>
                  <anim:animate smil:dur="0.5s" smil:fill="hold" smil:targetElement="id172" smil:attributeName="y" smil:values="y;y" smil:keyTimes="0;1"/>
                  <anim:transitionFilter smil:dur="0.5s" smil:targetElement="id172" smil:type="fade" smil:subtype="crossfade"/>
                </anim:par>
              </anim:par>
              <anim:par smil:begin="1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3" smil:attributeName="visibility" smil:to="visible"/>
                  <anim:animate smil:dur="0.5s" smil:fill="hold" smil:targetElement="id173" smil:attributeName="x" smil:values="x;x" smil:keyTimes="0;1"/>
                  <anim:animate smil:dur="0.5s" smil:fill="hold" smil:targetElement="id173" smil:attributeName="y" smil:values="1+height/2;y" smil:keyTimes="0;1"/>
                </anim:par>
              </anim:par>
              <anim:par smil:begin="1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4" smil:attributeName="visibility" smil:to="visible"/>
                  <anim:animate smil:dur="0.5s" smil:fill="hold" smil:targetElement="id174" smil:attributeName="width" smil:values="width*0.05;width" smil:keyTimes="0;1"/>
                  <anim:animate smil:dur="0.5s" smil:fill="hold" smil:targetElement="id174" smil:attributeName="height" smil:values="height;height" smil:keyTimes="0;1"/>
                  <anim:animate smil:dur="0.5s" smil:fill="hold" smil:targetElement="id174" smil:attributeName="x" smil:values="x-.2;x" smil:keyTimes="0;1"/>
                  <anim:animate smil:dur="0.5s" smil:fill="hold" smil:targetElement="id174" smil:attributeName="y" smil:values="y;y" smil:keyTimes="0;1"/>
                  <anim:transitionFilter smil:dur="0.5s" smil:targetElement="id174" smil:type="fade" smil:subtype="crossfade"/>
                </anim:par>
              </anim:par>
              <anim:par smil:begin="1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5" smil:attributeName="visibility" smil:to="visible"/>
                  <anim:animate smil:dur="0.5s" smil:fill="hold" smil:targetElement="id175" smil:attributeName="x" smil:values="x;x" smil:keyTimes="0;1"/>
                  <anim:animate smil:dur="0.5s" smil:fill="hold" smil:targetElement="id175" smil:attributeName="y" smil:values="1+height/2;y" smil:keyTimes="0;1"/>
                </anim:par>
              </anim:par>
              <anim:par smil:begin="12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76" smil:attributeName="visibility" smil:to="visible"/>
                  <anim:animate smil:dur="0.5s" smil:fill="hold" smil:targetElement="id176" smil:attributeName="width" smil:values="width*0.05;width" smil:keyTimes="0;1"/>
                  <anim:animate smil:dur="0.5s" smil:fill="hold" smil:targetElement="id176" smil:attributeName="height" smil:values="height;height" smil:keyTimes="0;1"/>
                  <anim:animate smil:dur="0.5s" smil:fill="hold" smil:targetElement="id176" smil:attributeName="x" smil:values="x-.2;x" smil:keyTimes="0;1"/>
                  <anim:animate smil:dur="0.5s" smil:fill="hold" smil:targetElement="id176" smil:attributeName="y" smil:values="y;y" smil:keyTimes="0;1"/>
                  <anim:transitionFilter smil:dur="0.5s" smil:targetElement="id176" smil:type="fade" smil:subtype="crossfade"/>
                </anim:par>
              </anim:par>
              <anim:par smil:begin="12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77" smil:attributeName="visibility" smil:to="visible"/>
                  <anim:animate smil:dur="0.5s" smil:fill="hold" smil:targetElement="id177" smil:attributeName="x" smil:values="x;x" smil:keyTimes="0;1"/>
                  <anim:animate smil:dur="0.5s" smil:fill="hold" smil:targetElement="id17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9">
        <office:forms form:automatic-focus="false" form:apply-design-mode="false"/>
        <draw:frame presentation:style-name="pr5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 xml:id="id178" draw:id="id178">
          <svg:title>TexMaths</svg:title>
          <svg:desc>28§display§\text {Solutions :}§svg§600§FALSE§</svg:desc>
          <draw:polygon draw:style-name="gr2" draw:text-style-name="P6" draw:layer="layout" svg:width="4.36cm" svg:height="0.617cm" svg:x="1.021cm" svg:y="0.652cm" svg:viewBox="0 0 4361 618" draw:points="2182,618 0,618 0,0 4361,0 4361,618">
            <text:p/>
          </draw:polygon>
          <draw:path draw:style-name="gr3" draw:text-style-name="P7" draw:layer="layout" svg:width="0.438cm" svg:height="0.716cm" svg:x="1.028cm" svg:y="0.603cm" svg:viewBox="0 0 439 717" svg:d="M289 314l-125-32c-63-15-101-67-101-125 0-70 53-130 132-130 163 0 186 163 193 206 0 7 0 13 11 13 13 0 13-4 13-24v-197c0-18 0-25-11-25-7 0-9 0-16 13l-33 56c-29-29-72-69-159-69-110 0-193 87-193 190 0 83 52 155 130 182 11 4 60 16 130 34 27 6 56 13 85 49 20 27 29 58 29 92 0 69-49 141-132 141-29 0-103-5-157-54-56-54-60-116-60-152 0-9-9-9-12-9-13 0-13 6-13 24v198c0 15 0 22 11 22 7 0 7 0 14-11 0-2 4-5 35-56 32 33 95 67 184 67 114 0 195-96 195-204 0-98-67-179-150-199z">
            <text:p/>
          </draw:path>
          <draw:path draw:style-name="gr3" draw:text-style-name="P7" draw:layer="layout" svg:width="0.438cm" svg:height="0.454cm" svg:x="1.545cm" svg:y="0.856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3" draw:text-style-name="P7" draw:layer="layout" svg:width="0.221cm" svg:height="0.685cm" svg:x="2.042cm" svg:y="0.614cm" svg:viewBox="0 0 222 686" svg:d="M143 0l-143 11v32c69 0 78 6 78 53v513c0 45-11 45-78 45v32c34-3 85-3 110-3 24 0 74 0 112 3v-32c-67 0-79 0-79-45z">
            <text:p/>
          </draw:path>
          <draw:path draw:style-name="gr3" draw:text-style-name="P7" draw:layer="layout" svg:width="0.496cm" svg:height="0.447cm" svg:x="2.316cm" svg:y="0.863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3" draw:text-style-name="P7" draw:layer="layout" svg:width="0.31cm" svg:height="0.617cm" svg:x="2.849cm" svg:y="0.693cm" svg:viewBox="0 0 311 618" svg:d="M152 213h141v-32h-141v-181h-24c0 81-32 186-128 190v23h85v271c0 123 92 134 128 134 69 0 98-69 98-134v-56h-27v56c0 72-29 110-64 110-68 0-68-90-68-108z">
            <text:p/>
          </draw:path>
          <draw:path draw:style-name="gr3" draw:text-style-name="P7" draw:layer="layout" svg:width="0.212cm" svg:height="0.66cm" svg:x="3.245cm" svg:y="0.639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3" draw:text-style-name="P7" draw:layer="layout" svg:width="0.438cm" svg:height="0.454cm" svg:x="3.514cm" svg:y="0.856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3" draw:text-style-name="P7" draw:layer="layout" svg:width="0.496cm" svg:height="0.436cm" svg:x="4.009cm" svg:y="0.863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3" draw:text-style-name="P7" draw:layer="layout" svg:width="0.324cm" svg:height="0.454cm" svg:x="4.558cm" svg:y="0.856cm" svg:viewBox="0 0 325 455" svg:d="M172 251c23 4 104 20 104 92 0 49-34 89-112 89-83 0-119-56-137-141-2-11-5-15-14-15-13 0-13 6-13 24v130c0 18 0 25 11 25 5 0 7-2 25-20 2-3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3" draw:text-style-name="P7" draw:layer="layout" svg:width="0.107cm" svg:height="0.425cm" svg:x="5.326cm" svg:y="0.872cm" svg:viewBox="0 0 108 426" svg:d="M108 52c0-27-25-52-54-52s-54 25-54 52c0 29 25 53 54 53s54-24 54-53zM108 374c0-29-25-51-54-51s-54 22-54 51 25 52 54 52 54-23 54-52z">
            <text:p/>
          </draw:path>
        </draw:g>
        <draw:g xml:id="id180" draw:id="id180">
          <svg:title>TexMaths</svg:title>
          <svg:desc>24§display§\text {Let,}§svg§600§FALSE§</svg:desc>
          <draw:polygon draw:style-name="gr2" draw:text-style-name="P6" draw:layer="layout" svg:width="1.318cm" svg:height="0.655cm" svg:x="7.641cm" svg:y="0.75cm" svg:viewBox="0 0 1319 656" draw:points="659,656 0,656 0,0 1319,0 1319,656">
            <text:p/>
          </draw:polygon>
          <draw:path draw:style-name="gr3" draw:text-style-name="P7" draw:layer="layout" svg:width="0.464cm" svg:height="0.577cm" svg:x="7.626cm" svg:y="0.7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8.15cm" svg:y="0.9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8.517cm" svg:y="0.7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8.901cm" svg:y="1.194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1" draw:id="id181">
          <svg:title>TexMaths</svg:title>
          <svg:desc>24§display§\text {I}§svg§600§FALSE§</svg:desc>
          <draw:polygon draw:style-name="gr2" draw:text-style-name="P6" draw:layer="layout" svg:width="0.197cm" svg:height="0.493cm" svg:x="9.447cm" svg:y="0.75cm" svg:viewBox="0 0 198 494" draw:points="100,494 0,494 0,0 198,0 198,494">
            <text:p/>
          </draw:polygon>
          <draw:path draw:style-name="gr3" draw:text-style-name="P7" draw:layer="layout" svg:width="0.258cm" svg:height="0.577cm" svg:x="9.428cm" svg:y="0.7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2" draw:id="id182">
          <svg:title>TexMaths</svg:title>
          <svg:desc>22§display§= \smallint \sqrt{4 - 9x^2}\ dx§svg§600§FALSE§</svg:desc>
          <draw:polygon draw:style-name="gr2" draw:text-style-name="P6" draw:layer="layout" svg:width="5.623cm" svg:height="0.881cm" svg:x="10.038cm" svg:y="0.459cm" svg:viewBox="0 0 5624 882" draw:points="2812,882 0,882 0,0 5624,0 5624,882">
            <text:p/>
          </draw:polygon>
          <draw:path draw:style-name="gr3" draw:text-style-name="P7" draw:layer="layout" svg:width="0.515cm" svg:height="0.182cm" svg:x="10.043cm" svg:y="0.9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10.858cm" svg:y="0.658cm" svg:viewBox="0 0 324 721" svg:d="M294 32c-27 1-34 21-34 31 0 20 16 32 32 32s32-11 32-33c0-30-25-62-62-62-65 0-79 84-91 144-21 116-37 215-50 350-3 41-8 85-14 122-7 58-19 90-47 90-12 0-25-9-30-16 26 0 33-20 33-32 0-17-15-30-31-30s-32 9-32 32c0 30 25 61 62 61 65 0 79-82 91-146 21-110 37-209 49-346 4-42 9-86 14-123 7-58 20-88 48-88 14 0 25 7 30 14z">
            <text:p/>
          </draw:path>
          <draw:path draw:style-name="gr3" draw:text-style-name="P7" draw:layer="layout" svg:width="0.705cm" svg:height="0.928cm" svg:x="11.437cm" svg:y="0.42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2.507cm" svg:height="0.032cm" svg:x="12.125cm" svg:y="0.42cm" svg:viewBox="0 0 2508 33" draw:points="1255,33 0,33 0,0 2508,0 2508,33">
            <text:p/>
          </draw:polygon>
          <draw:path draw:style-name="gr3" draw:text-style-name="P7" draw:layer="layout" svg:width="0.344cm" svg:height="0.523cm" svg:x="12.146cm" svg:y="0.687cm" svg:viewBox="0 0 345 524" svg:d="M206 398v67c0 28 0 36-58 36h-16v23c32-1 72-1 104-1 33 0 74 0 105 1v-23h-15c-59 0-60-8-60-36v-67h79v-25h-79v-354c0-14 0-19-13-19-7 0-8 0-14 9l-239 364v25zM211 373h-190l190-289z">
            <text:p/>
          </draw:path>
          <draw:path draw:style-name="gr3" draw:text-style-name="P7" draw:layer="layout" svg:width="0.472cm" svg:height="0.032cm" svg:x="12.748cm" svg:y="1.001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3.489cm" svg:y="0.695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13.866cm" svg:y="0.86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14.32cm" svg:y="0.628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4.921cm" svg:y="0.673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5.314cm" svg:y="0.86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79" draw:id="id179">
          <svg:title>TexMaths</svg:title>
          <svg:desc>24§display§\text {(1)}§svg§600§FALSE§</svg:desc>
          <draw:polygon draw:style-name="gr2" draw:text-style-name="P6" draw:layer="layout" svg:width="0.91cm" svg:height="0.76cm" svg:x="5.922cm" svg:y="0.748cm" svg:viewBox="0 0 911 761" draw:points="455,761 0,761 0,0 911,0 911,761">
            <text:p/>
          </draw:polygon>
          <draw:path draw:style-name="gr3" draw:text-style-name="P7" draw:layer="layout" svg:width="0.197cm" svg:height="0.844cm" svg:x="5.962cm" svg:y="0.706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8cm" svg:height="0.564cm" svg:x="6.283cm" svg:y="0.777cm" svg:viewBox="0 0 281 565" svg:d="M175 21c0-19 0-21-19-21-54 54-129 54-156 54v27c17 0 67 0 111-23v439c0 31-1 41-78 41h-27v27c29-4 104-4 136-4 35 0 108 0 139 4v-27h-27c-77 0-79-10-79-41z">
            <text:p/>
          </draw:path>
          <draw:path draw:style-name="gr3" draw:text-style-name="P7" draw:layer="layout" svg:width="0.197cm" svg:height="0.844cm" svg:x="6.679cm" svg:y="0.706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5" draw:id="id185">
          <svg:title>TexMaths</svg:title>
          <svg:desc>24§display§\text {I}§svg§600§FALSE§</svg:desc>
          <draw:polygon draw:style-name="gr2" draw:text-style-name="P6" draw:layer="layout" svg:width="0.197cm" svg:height="0.493cm" svg:x="9.447cm" svg:y="6.55cm" svg:viewBox="0 0 198 494" draw:points="100,494 0,494 0,0 198,0 198,494">
            <text:p/>
          </draw:polygon>
          <draw:path draw:style-name="gr3" draw:text-style-name="P7" draw:layer="layout" svg:width="0.258cm" svg:height="0.577cm" svg:x="9.428cm" svg:y="6.5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88" draw:id="id188">
          <svg:title>TexMaths</svg:title>
          <svg:desc>24§display§\text {Let,}§svg§600§FALSE§</svg:desc>
          <draw:polygon draw:style-name="gr2" draw:text-style-name="P6" draw:layer="layout" svg:width="1.318cm" svg:height="0.655cm" svg:x="3.241cm" svg:y="8.351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8.3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8.5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8.3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8.795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89" draw:id="id189">
          <svg:title>TexMaths</svg:title>
          <svg:desc>24§display§\text {I}§svg§600§FALSE§</svg:desc>
          <draw:polygon draw:style-name="gr2" draw:text-style-name="P6" draw:layer="layout" svg:width="0.197cm" svg:height="0.493cm" svg:x="5.047cm" svg:y="8.351cm" svg:viewBox="0 0 198 494" draw:points="100,494 0,494 0,0 198,0 198,494">
            <text:p/>
          </draw:polygon>
          <draw:path draw:style-name="gr3" draw:text-style-name="P7" draw:layer="layout" svg:width="0.258cm" svg:height="0.577cm" svg:x="5.028cm" svg:y="8.3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0" draw:id="id190">
          <svg:title>TexMaths</svg:title>
          <svg:desc>22§display§= \smallint \sqrt{9x^2 - 4 }\ dx§svg§600§FALSE§</svg:desc>
          <draw:polygon draw:style-name="gr2" draw:text-style-name="P6" draw:layer="layout" svg:width="5.623cm" svg:height="0.881cm" svg:x="5.64cm" svg:y="8.06cm" svg:viewBox="0 0 5624 882" draw:points="2812,882 0,882 0,0 5624,0 5624,882">
            <text:p/>
          </draw:polygon>
          <draw:path draw:style-name="gr3" draw:text-style-name="P7" draw:layer="layout" svg:width="0.515cm" svg:height="0.182cm" svg:x="5.645cm" svg:y="8.5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cm" svg:y="8.259cm" svg:viewBox="0 0 324 721" svg:d="M294 32c-27 1-34 21-34 31 0 20 16 32 32 32s32-11 32-33c0-30-25-62-62-62-65 0-79 84-91 144-21 116-37 215-50 350-3 41-8 85-14 122-7 58-19 90-47 90-12 0-25-9-30-16 26 0 33-20 33-32 0-17-15-30-31-30s-32 9-32 32c0 30 25 61 62 61 65 0 79-82 91-146 21-110 37-209 49-346 4-42 9-86 14-123 7-58 20-88 48-88 14 0 25 7 30 14z">
            <text:p/>
          </draw:path>
          <draw:path draw:style-name="gr3" draw:text-style-name="P7" draw:layer="layout" svg:width="0.705cm" svg:height="0.928cm" svg:x="7.039cm" svg:y="8.021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2.507cm" svg:height="0.032cm" svg:x="7.727cm" svg:y="8.021cm" svg:viewBox="0 0 2508 33" draw:points="1255,33 0,33 0,0 2508,0 2508,33">
            <text:p/>
          </draw:polygon>
          <draw:path draw:style-name="gr3" draw:text-style-name="P7" draw:layer="layout" svg:width="0.321cm" svg:height="0.532cm" svg:x="7.761cm" svg:y="8.296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8.137cm" svg:y="8.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24cm" svg:height="0.36cm" svg:x="8.589cm" svg:y="8.2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138cm" svg:y="8.60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9.869cm" svg:y="8.288cm" svg:viewBox="0 0 345 524" svg:d="M206 398v67c0 28 0 36-58 36h-16v23c32-1 72-1 104-1 33 0 74 0 105 1v-23h-15c-59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10.523cm" svg:y="8.274cm" svg:viewBox="0 0 370 547" svg:d="M370 9c0-2 0-9-11-9s-84 7-99 9c-5 0-10 3-10 14 0 10 7 10 19 10 37 0 39 6 39 13l-2 16-47 183c-14-29-37-50-72-50-90 0-187 115-187 227 0 74 42 125 104 125 16 0 54-3 100-58 7 32 34 58 71 58 28 0 45-17 58-44 12-26 22-74 22-75 0-9-7-9-8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0.916cm" svg:y="8.4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8-7-9-7-7 0-9 2-11 7-24 85-79 102-104 102-30 0-42-24-42-51 0-17 5-33 14-68z">
            <text:p/>
          </draw:path>
        </draw:g>
        <draw:g xml:id="id187" draw:id="id187">
          <svg:title>TexMaths</svg:title>
          <svg:desc>24§display§\text {(2)}§svg§600§FALSE§</svg:desc>
          <draw:polygon draw:style-name="gr2" draw:text-style-name="P6" draw:layer="layout" svg:width="0.91cm" svg:height="0.759cm" svg:x="1.522cm" svg:y="8.349cm" svg:viewBox="0 0 911 760" draw:points="455,760 0,760 0,0 911,0 911,760">
            <text:p/>
          </draw:polygon>
          <draw:path draw:style-name="gr3" draw:text-style-name="P7" draw:layer="layout" svg:width="0.197cm" svg:height="0.844cm" svg:x="1.562cm" svg:y="8.307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37cm" svg:height="0.564cm" svg:x="1.851cm" svg:y="8.378cm" svg:viewBox="0 0 338 565" svg:d="M65 499l91-88c132-117 182-161 182-246 0-98-75-165-179-165-96 0-159 79-159 154 0 46 42 46 44 46 16 0 44-10 44-44 0-22-15-45-44-45-7 0-7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279cm" svg:y="8.30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183" draw:id="id183">
          <svg:title>TexMaths</svg:title>
          <svg:desc>22§display§= \smallint \sqrt{(2)^2 - (3x)^2}\ dx§svg§600§FALSE§</svg:desc>
          <draw:polygon draw:style-name="gr2" draw:text-style-name="P6" draw:layer="layout" svg:width="7.174cm" svg:height="0.85cm" svg:x="10.039cm" svg:y="1.959cm" svg:viewBox="0 0 7175 851" draw:points="3587,851 0,851 0,0 7175,0 7175,851">
            <text:p/>
          </draw:polygon>
          <draw:path draw:style-name="gr3" draw:text-style-name="P7" draw:layer="layout" svg:width="0.515cm" svg:height="0.182cm" svg:x="10.044cm" svg:y="2.36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10.859cm" svg:y="2.096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11.438cm" svg:y="1.92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4.057cm" svg:height="0.032cm" svg:x="12.126cm" svg:y="1.92cm" svg:viewBox="0 0 4058 33" draw:points="2029,33 0,33 0,0 4058,0 4058,33">
            <text:p/>
          </draw:polygon>
          <draw:path draw:style-name="gr3" draw:text-style-name="P7" draw:layer="layout" svg:width="0.18cm" svg:height="0.772cm" svg:x="12.204cm" svg:y="2.069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2.466cm" svg:y="2.134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12.858cm" svg:y="2.069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3.149cm" svg:y="2.068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3.698cm" svg:y="2.4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14.483cm" svg:y="2.069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14.74cm" svg:y="2.134cm" svg:viewBox="0 0 322 533" svg:d="M194 243c63-20 107-74 107-136 0-63-67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386cm" svg:height="0.351cm" svg:x="15.116cm" svg:y="2.3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18cm" svg:height="0.772cm" svg:x="15.579cm" svg:y="2.069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5.87cm" svg:y="2.068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6.472cm" svg:y="2.113cm" svg:viewBox="0 0 370 547" svg:d="M370 9c0-2 0-9-11-9s-84 7-99 9c-5 0-10 3-10 14 0 10 7 10 19 10 37 0 39 6 39 13l-2 16-47 182c-14-28-37-49-72-49-90 0-187 114-187 227 0 74 42 125 104 125 16 0 54-4 100-58 7 31 34 58 71 58 28 0 45-18 58-44 12-27 23-74 23-76 0-9-8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6.866cm" svg:y="2.30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 xml:id="id184" draw:id="id184">
          <svg:title>TexMaths</svg:title>
          <svg:desc>20§display§=  \left[ \frac{(3x) \sqrt{(2)^2 - (3x)^2}}{2} + \frac{(2)^2}{2} \sin^{-1} \left( \frac{3x}{2} \right) \right] \frac{1}{3} + c§svg§600§FALSE§</svg:desc>
          <draw:polygon draw:style-name="gr2" draw:text-style-name="P6" draw:layer="layout" svg:width="15.2cm" svg:height="2.037cm" svg:x="10.04cm" svg:y="3.457cm" svg:viewBox="0 0 15201 2038" draw:points="7600,2038 0,2038 0,0 15201,0 15201,2038">
            <text:p/>
          </draw:polygon>
          <draw:path draw:style-name="gr3" draw:text-style-name="P7" draw:layer="layout" svg:width="0.468cm" svg:height="0.165cm" svg:x="10.045cm" svg:y="4.395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09cm" svg:height="2.109cm" svg:x="10.941cm" svg:y="3.422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11.31cm" svg:y="3.63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1.544cm" svg:y="3.69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1.886cm" svg:y="3.85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12.307cm" svg:y="3.636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12.617cm" svg:y="3.534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3.688cm" svg:height="0.029cm" svg:x="13.243cm" svg:y="3.534cm" svg:viewBox="0 0 3689 30" draw:points="1845,30 0,30 0,0 3689,0 3689,30">
            <text:p/>
          </draw:polygon>
          <draw:path draw:style-name="gr3" draw:text-style-name="P7" draw:layer="layout" svg:width="0.164cm" svg:height="0.703cm" svg:x="13.313cm" svg:y="3.63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552cm" svg:y="3.6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3.909cm" svg:y="3.636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4.173cm" svg:y="3.63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4.672cm" svg:y="3.974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5.385cm" svg:y="3.63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5.619cm" svg:y="3.69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5.961cm" svg:y="3.852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164cm" svg:height="0.703cm" svg:x="16.384cm" svg:y="3.636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6.648cm" svg:y="3.63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5.692cm" svg:height="0.029cm" svg:x="11.242cm" svg:y="4.462cm" svg:viewBox="0 0 5693 30" draw:points="2846,30 0,30 0,0 5693,0 5693,30">
            <text:p/>
          </draw:polygon>
          <draw:path draw:style-name="gr3" draw:text-style-name="P7" draw:layer="layout" svg:width="0.281cm" svg:height="0.469cm" svg:x="13.945cm" svg:y="4.66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7.211cm" svg:y="4.24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8.028cm" svg:y="3.649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8.268cm" svg:y="3.70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8.624cm" svg:y="3.649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8.889cm" svg:y="3.59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7.96cm" svg:y="4.462cm" svg:viewBox="0 0 1214 30" draw:points="608,30 0,30 0,0 1214,0 1214,30">
            <text:p/>
          </draw:polygon>
          <draw:path draw:style-name="gr3" draw:text-style-name="P7" draw:layer="layout" svg:width="0.281cm" svg:height="0.469cm" svg:x="18.425cm" svg:y="4.66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1cm" svg:height="0.324cm" svg:x="19.398cm" svg:y="4.33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9.675cm" svg:y="4.182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9.87cm" svg:y="4.342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20.291cm" svg:y="4.2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20.731cm" svg:y="4.0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46cm" svg:height="1.687cm" svg:x="21.255cm" svg:y="3.633cm" svg:viewBox="0 0 347 1688" svg:d="M347 1681c0-3-1-5-3-6-26-27-74-74-120-150-114-181-165-410-165-680 0-191 24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92cm" svg:height="0.484cm" svg:x="21.74cm" svg:y="3.70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2.083cm" svg:y="3.865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olygon draw:style-name="gr3" draw:text-style-name="P7" draw:layer="layout" svg:width="0.754cm" svg:height="0.029cm" svg:x="21.711cm" svg:y="4.462cm" svg:viewBox="0 0 755 30" draw:points="378,30 0,30 0,0 755,0 755,30">
            <text:p/>
          </draw:polygon>
          <draw:path draw:style-name="gr3" draw:text-style-name="P7" draw:layer="layout" svg:width="0.281cm" svg:height="0.469cm" svg:x="21.947cm" svg:y="4.66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22.572cm" svg:y="3.633cm" svg:viewBox="0 0 347 1688" svg:d="M347 845c0-277-64-555-243-767-13-16-40-44-69-70-9-8-11-8-21-8-8 0-14 0-14 6 0 4 3 7 5 8 24 26 72 72 118 149 114 181 167 410 167 680 0 190-26 434-143 643-56 101-115 158-144 189-1 1-3 3-3 6 0 7 6 7 14 7 10 0 12 0 23-12 237-214 310-535 310-831z">
            <text:p/>
          </draw:path>
          <draw:polygon draw:style-name="gr3" draw:text-style-name="P7" draw:layer="layout" svg:width="0.209cm" svg:height="2.109cm" svg:x="23.073cm" svg:y="3.422cm" svg:viewBox="0 0 210 2110" draw:points="166,2065 0,2065 0,2110 210,2110 210,0 0,0 0,43 166,43">
            <text:p/>
          </draw:polygon>
          <draw:path draw:style-name="gr3" draw:text-style-name="P7" draw:layer="layout" svg:width="0.233cm" svg:height="0.469cm" svg:x="23.74cm" svg:y="3.708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23.678cm" svg:y="4.462cm" svg:viewBox="0 0 354 30" draw:points="176,30 0,30 0,0 354,0 354,30">
            <text:p/>
          </draw:polygon>
          <draw:path draw:style-name="gr3" draw:text-style-name="P7" draw:layer="layout" svg:width="0.292cm" svg:height="0.484cm" svg:x="23.706cm" svg:y="4.66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24.308cm" svg:y="4.24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001cm" svg:y="4.342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86" draw:id="id186">
          <svg:title>TexMaths</svg:title>
          <svg:desc>20§display§=  \frac{ x \sqrt{ 4 - 9x^2}}{2} + \frac{2}{3} \sin^{-1} \left( \frac{3x}{2} \right) + c§svg§600§FALSE§</svg:desc>
          <draw:polygon draw:style-name="gr2" draw:text-style-name="P6" draw:layer="layout" svg:width="10.456cm" svg:height="1.687cm" svg:x="10.042cm" svg:y="5.961cm" svg:viewBox="0 0 10457 1688" draw:points="5228,1688 0,1688 0,0 10457,0 10457,1688">
            <text:p/>
          </draw:polygon>
          <draw:path draw:style-name="gr3" draw:text-style-name="P7" draw:layer="layout" svg:width="0.468cm" svg:height="0.165cm" svg:x="10.047cm" svg:y="6.75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51cm" svg:height="0.319cm" svg:x="10.853cm" svg:y="6.2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549cm" svg:height="0.703cm" svg:x="11.287cm" svg:y="5.926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2.279cm" svg:height="0.029cm" svg:x="11.821cm" svg:y="5.926cm" svg:viewBox="0 0 2280 30" draw:points="1141,30 0,30 0,0 2280,0 2280,30">
            <text:p/>
          </draw:polygon>
          <draw:path draw:style-name="gr3" draw:text-style-name="P7" draw:layer="layout" svg:width="0.313cm" svg:height="0.476cm" svg:x="11.84cm" svg:y="6.064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12.386cm" svg:y="6.35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3.061cm" svg:y="6.072cm" svg:viewBox="0 0 293 485" svg:d="M230 245v22c0 167-73 198-115 198-11 0-49-1-69-25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ath draw:style-name="gr3" draw:text-style-name="P7" draw:layer="layout" svg:width="0.351cm" svg:height="0.319cm" svg:x="13.403cm" svg:y="6.2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218cm" svg:height="0.327cm" svg:x="13.815cm" svg:y="6.01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3.268cm" svg:height="0.029cm" svg:x="10.832cm" svg:y="6.825cm" svg:viewBox="0 0 3269 30" draw:points="1633,30 0,30 0,0 3269,0 3269,30">
            <text:p/>
          </draw:polygon>
          <draw:path draw:style-name="gr3" draw:text-style-name="P7" draw:layer="layout" svg:width="0.281cm" svg:height="0.469cm" svg:x="12.325cm" svg:y="7.0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4.379cm" svg:y="6.60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5.162cm" svg:y="6.07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353cm" svg:height="0.029cm" svg:x="15.126cm" svg:y="6.825cm" svg:viewBox="0 0 354 30" draw:points="176,30 0,30 0,0 354,0 354,30">
            <text:p/>
          </draw:polygon>
          <draw:path draw:style-name="gr3" draw:text-style-name="P7" draw:layer="layout" svg:width="0.292cm" svg:height="0.484cm" svg:x="15.157cm" svg:y="7.03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31cm" svg:height="0.324cm" svg:x="15.704cm" svg:y="6.7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5.981cm" svg:y="6.545cm" svg:viewBox="0 0 152 472" svg:d="M102 160l-99 8v22c47 0 53 4 53 39v189c0 31-8 31-56 31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16.174cm" svg:y="6.705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16.597cm" svg:y="6.585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7.037cm" svg:y="6.393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46cm" svg:height="1.687cm" svg:x="17.561cm" svg:y="5.996cm" svg:viewBox="0 0 347 1688" svg:d="M347 1681c0-3-1-5-3-6-26-27-74-74-120-151-114-180-165-409-165-679 0-191 24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92cm" svg:height="0.484cm" svg:x="18.046cm" svg:y="6.072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8.389cm" svg:y="6.22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olygon draw:style-name="gr3" draw:text-style-name="P7" draw:layer="layout" svg:width="0.754cm" svg:height="0.029cm" svg:x="18.016cm" svg:y="6.825cm" svg:viewBox="0 0 755 30" draw:points="378,30 0,30 0,0 755,0 755,30">
            <text:p/>
          </draw:polygon>
          <draw:path draw:style-name="gr3" draw:text-style-name="P7" draw:layer="layout" svg:width="0.281cm" svg:height="0.469cm" svg:x="18.253cm" svg:y="7.0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8.878cm" svg:y="5.996cm" svg:viewBox="0 0 347 1688" svg:d="M347 845c0-277-64-555-243-767-14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468cm" svg:height="0.469cm" svg:x="19.568cm" svg:y="6.606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0.259cm" svg:y="6.705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91" draw:id="id191">
          <svg:title>TexMaths</svg:title>
          <svg:desc>22§display§= \smallint \sqrt{ (3x)^2 - (2)^2 }\ dx§svg§600§FALSE§</svg:desc>
          <draw:polygon draw:style-name="gr2" draw:text-style-name="P6" draw:layer="layout" svg:width="7.174cm" svg:height="0.85cm" svg:x="5.639cm" svg:y="9.56cm" svg:viewBox="0 0 7175 851" draw:points="3587,851 0,851 0,0 7175,0 7175,851">
            <text:p/>
          </draw:polygon>
          <draw:path draw:style-name="gr3" draw:text-style-name="P7" draw:layer="layout" svg:width="0.515cm" svg:height="0.182cm" svg:x="5.644cm" svg:y="9.9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59cm" svg:y="9.697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38cm" svg:y="9.521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4.057cm" svg:height="0.032cm" svg:x="7.726cm" svg:y="9.521cm" svg:viewBox="0 0 4058 33" draw:points="2029,33 0,33 0,0 4058,0 4058,33">
            <text:p/>
          </draw:polygon>
          <draw:path draw:style-name="gr3" draw:text-style-name="P7" draw:layer="layout" svg:width="0.18cm" svg:height="0.772cm" svg:x="7.804cm" svg:y="9.67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8.059cm" svg:y="9.735cm" svg:viewBox="0 0 322 533" svg:d="M194 243c63-20 107-74 107-136 0-63-67-107-143-107-77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386cm" svg:height="0.351cm" svg:x="8.436cm" svg:y="9.9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18cm" svg:height="0.772cm" svg:x="8.9cm" svg:y="9.67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9.191cm" svg:y="9.669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9.74cm" svg:y="10.04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10.525cm" svg:y="9.67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0.787cm" svg:y="9.735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11.179cm" svg:y="9.67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1.47cm" svg:y="9.669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2.072cm" svg:y="9.714cm" svg:viewBox="0 0 370 547" svg:d="M370 9c0-2 0-9-11-9s-84 7-99 9c-5 0-10 3-10 14 0 10 7 10 19 10 37 0 39 6 39 13l-2 16-47 182c-14-28-37-49-72-49-90 0-187 114-187 227 0 74 42 125 104 125 16 0 54-4 100-58 7 31 34 58 71 58 28 0 45-18 58-44 12-27 23-74 23-76 0-9-8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2.466cm" svg:y="9.9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 xml:id="id192" draw:id="id192">
          <svg:title>TexMaths</svg:title>
          <svg:desc>20§display§=  \left[ \frac{(3x) \sqrt{ (3x)^2 - (2)^2 }}{2} - \frac{(2)^2}{2} \log [\ (3x) + \sqrt{ (3x)^2 - (2)^2} \ ] \right] \frac{1}{3} + c§svg§600§FALSE§</svg:desc>
          <draw:polygon draw:style-name="gr2" draw:text-style-name="P6" draw:layer="layout" svg:width="19.826cm" svg:height="2.037cm" svg:x="5.641cm" svg:y="11.061cm" svg:viewBox="0 0 19827 2038" draw:points="9913,2038 0,2038 0,0 19827,0 19827,2038">
            <text:p/>
          </draw:polygon>
          <draw:path draw:style-name="gr3" draw:text-style-name="P7" draw:layer="layout" svg:width="0.468cm" svg:height="0.165cm" svg:x="5.646cm" svg:y="11.999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09cm" svg:height="2.109cm" svg:x="6.542cm" svg:y="11.026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6.911cm" svg:y="11.2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7.145cm" svg:y="11.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7.487cm" svg:y="11.45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164cm" svg:height="0.703cm" svg:x="7.908cm" svg:y="11.24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8.219cm" svg:y="11.138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3.689cm" svg:height="0.029cm" svg:x="8.844cm" svg:y="11.138cm" svg:viewBox="0 0 3690 30" draw:points="1845,30 0,30 0,0 3690,0 3690,30">
            <text:p/>
          </draw:polygon>
          <draw:path draw:style-name="gr3" draw:text-style-name="P7" draw:layer="layout" svg:width="0.164cm" svg:height="0.703cm" svg:x="8.915cm" svg:y="11.2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9.148cm" svg:y="11.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9.491cm" svg:y="11.45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9.911cm" svg:y="11.24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0.175cm" svg:y="11.2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0.674cm" svg:y="11.578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1.388cm" svg:y="11.2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1.628cm" svg:y="11.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164cm" svg:height="0.703cm" svg:x="11.985cm" svg:y="11.24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2.249cm" svg:y="11.2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5.692cm" svg:height="0.029cm" svg:x="6.843cm" svg:y="12.066cm" svg:viewBox="0 0 5693 30" draw:points="2846,30 0,30 0,0 5693,0 5693,30">
            <text:p/>
          </draw:polygon>
          <draw:path draw:style-name="gr3" draw:text-style-name="P7" draw:layer="layout" svg:width="0.281cm" svg:height="0.469cm" svg:x="9.547cm" svg:y="12.27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2.831cm" svg:y="12.066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3.63cm" svg:y="11.25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87cm" svg:y="11.31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4.225cm" svg:y="11.25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4.49cm" svg:y="11.19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3.561cm" svg:y="12.066cm" svg:viewBox="0 0 1214 30" draw:points="608,30 0,30 0,0 1214,0 1214,30">
            <text:p/>
          </draw:polygon>
          <draw:path draw:style-name="gr3" draw:text-style-name="P7" draw:layer="layout" svg:width="0.281cm" svg:height="0.469cm" svg:x="14.026cm" svg:y="12.27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14.999cm" svg:y="11.76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5.191cm" svg:y="11.941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5cm" svg:x="15.542cm" svg:y="11.9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966cm" svg:y="11.728cm" svg:viewBox="0 0 98 704" draw:points="98,704 98,677 29,677 29,29 98,29 98,0 0,0 0,704">
            <text:p/>
          </draw:polygon>
          <draw:path draw:style-name="gr3" draw:text-style-name="P7" draw:layer="layout" svg:width="0.164cm" svg:height="0.703cm" svg:x="16.383cm" svg:y="11.7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6.615cm" svg:y="11.78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6.958cm" svg:y="11.946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164cm" svg:height="0.703cm" svg:x="17.38cm" svg:y="11.72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468cm" svg:height="0.469cm" svg:x="17.809cm" svg:y="11.8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8.55cm" svg:y="11.592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3.689cm" svg:height="0.029cm" svg:x="19.175cm" svg:y="11.592cm" svg:viewBox="0 0 3690 30" draw:points="1845,30 0,30 0,0 3690,0 3690,30">
            <text:p/>
          </draw:polygon>
          <draw:path draw:style-name="gr3" draw:text-style-name="P7" draw:layer="layout" svg:width="0.164cm" svg:height="0.703cm" svg:x="19.244cm" svg:y="11.7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9.478cm" svg:y="11.78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9.82cm" svg:y="11.946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3" draw:text-style-name="P7" draw:layer="layout" svg:width="0.164cm" svg:height="0.703cm" svg:x="20.242cm" svg:y="11.72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0.506cm" svg:y="11.72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1.004cm" svg:y="12.066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21.719cm" svg:y="11.72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21.957cm" svg:y="11.78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164cm" svg:height="0.703cm" svg:x="22.314cm" svg:y="11.72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2.578cm" svg:y="11.72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3.113cm" svg:y="11.728cm" svg:viewBox="0 0 98 704" draw:points="98,0 0,0 0,29 69,29 69,677 0,677 0,704 98,704">
            <text:p/>
          </draw:polygon>
          <draw:polygon draw:style-name="gr3" draw:text-style-name="P7" draw:layer="layout" svg:width="0.209cm" svg:height="2.109cm" svg:x="23.3cm" svg:y="11.026cm" svg:viewBox="0 0 210 2110" draw:points="166,2065 0,2065 0,2110 210,2110 210,0 0,0 0,43 166,43">
            <text:p/>
          </draw:polygon>
          <draw:path draw:style-name="gr3" draw:text-style-name="P7" draw:layer="layout" svg:width="0.233cm" svg:height="0.469cm" svg:x="23.967cm" svg:y="11.312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23.903cm" svg:y="12.066cm" svg:viewBox="0 0 354 30" draw:points="176,30 0,30 0,0 354,0 354,30">
            <text:p/>
          </draw:polygon>
          <draw:path draw:style-name="gr3" draw:text-style-name="P7" draw:layer="layout" svg:width="0.292cm" svg:height="0.484cm" svg:x="23.933cm" svg:y="12.271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24.535cm" svg:y="11.84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228cm" svg:y="11.94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194" draw:id="id194">
          <svg:title>TexMaths</svg:title>
          <svg:desc>22§display§=  \frac{x \sqrt{ 9x^2 - 4 }}{3} - \frac{2}{3} \log [\ 3x + \sqrt{ 9x^2 - 4} \ ]  + c§svg§600§FALSE§</svg:desc>
          <draw:polygon draw:style-name="gr2" draw:text-style-name="P6" draw:layer="layout" svg:width="14.44cm" svg:height="1.669cm" svg:x="5.641cm" svg:y="13.366cm" svg:viewBox="0 0 14441 1670" draw:points="7220,1670 0,1670 0,0 14441,0 14441,1670">
            <text:p/>
          </draw:polygon>
          <draw:path draw:style-name="gr3" draw:text-style-name="P7" draw:layer="layout" svg:width="0.515cm" svg:height="0.182cm" svg:x="5.646cm" svg:y="14.2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86cm" svg:height="0.351cm" svg:x="6.533cm" svg:y="13.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604cm" svg:height="0.773cm" svg:x="7.01cm" svg:y="13.327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2.507cm" svg:height="0.032cm" svg:x="7.598cm" svg:y="13.327cm" svg:viewBox="0 0 2508 33" draw:points="1255,33 0,33 0,0 2508,0 2508,33">
            <text:p/>
          </draw:polygon>
          <draw:path draw:style-name="gr3" draw:text-style-name="P7" draw:layer="layout" svg:width="0.321cm" svg:height="0.532cm" svg:x="7.63cm" svg:y="13.487cm" svg:viewBox="0 0 322 533" svg:d="M253 269v25c0 183-81 218-126 218-14 0-55-2-76-28 33 0 41-23 41-35 0-25-20-37-37-37-13 0-36 7-36 38 0 51 43 83 108 83 100 0 195-105 195-271 0-209-90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386cm" svg:height="0.351cm" svg:x="8.007cm" svg:y="13.66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8.461cm" svg:y="13.42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01cm" svg:y="13.793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9.74cm" svg:y="13.478cm" svg:viewBox="0 0 345 524" svg:d="M206 398v66c0 29 0 37-58 37h-16v23c32-1 72-1 104-1 33 0 74 0 105 1v-23h-15c-58 0-60-8-60-37v-66h79v-25h-79v-354c0-14 0-19-13-19-7 0-8 0-14 9l-239 364v25zM211 373h-190l190-289z">
            <text:p/>
          </draw:path>
          <draw:polygon draw:style-name="gr3" draw:text-style-name="P7" draw:layer="layout" svg:width="3.595cm" svg:height="0.032cm" svg:x="6.51cm" svg:y="14.316cm" svg:viewBox="0 0 3596 33" draw:points="1797,33 0,33 0,0 3596,0 3596,33">
            <text:p/>
          </draw:polygon>
          <draw:path draw:style-name="gr3" draw:text-style-name="P7" draw:layer="layout" svg:width="0.321cm" svg:height="0.532cm" svg:x="8.147cm" svg:y="14.541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472cm" svg:height="0.032cm" svg:x="10.434cm" svg:y="14.31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273cm" svg:y="13.487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olygon draw:style-name="gr3" draw:text-style-name="P7" draw:layer="layout" svg:width="0.388cm" svg:height="0.032cm" svg:x="11.234cm" svg:y="14.316cm" svg:viewBox="0 0 389 33" draw:points="194,33 0,33 0,0 389,0 389,33">
            <text:p/>
          </draw:polygon>
          <draw:path draw:style-name="gr3" draw:text-style-name="P7" draw:layer="layout" svg:width="0.321cm" svg:height="0.532cm" svg:x="11.268cm" svg:y="14.541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73cm" svg:height="0.537cm" svg:x="11.87cm" svg:y="13.989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2.079cm" svg:y="14.179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2.467cm" svg:y="14.175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06cm" svg:height="0.773cm" svg:x="12.933cm" svg:y="13.945cm" svg:viewBox="0 0 107 774" draw:points="107,774 107,744 32,744 32,32 107,32 107,0 0,0 0,774">
            <text:p/>
          </draw:polygon>
          <draw:path draw:style-name="gr3" draw:text-style-name="P7" draw:layer="layout" svg:width="0.321cm" svg:height="0.532cm" svg:x="13.347cm" svg:y="14.01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3.723cm" svg:y="14.18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516cm" svg:x="14.359cm" svg:y="14.07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705cm" svg:height="0.928cm" svg:x="15.173cm" svg:y="13.735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2.507cm" svg:height="0.032cm" svg:x="15.862cm" svg:y="13.735cm" svg:viewBox="0 0 2508 33" draw:points="1255,33 0,33 0,0 2508,0 2508,33">
            <text:p/>
          </draw:polygon>
          <draw:path draw:style-name="gr3" draw:text-style-name="P7" draw:layer="layout" svg:width="0.321cm" svg:height="0.532cm" svg:x="15.893cm" svg:y="14.01cm" svg:viewBox="0 0 322 533" svg:d="M253 269v25c0 183-81 218-126 218-14 0-55-2-76-28 33 0 41-23 41-35 0-25-20-37-37-37-13 0-36 7-36 38 0 51 43 83 108 83 100 0 195-105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386cm" svg:height="0.351cm" svg:x="16.27cm" svg:y="14.18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6.724cm" svg:y="13.943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7.273cm" svg:y="14.316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8.004cm" svg:y="14.001cm" svg:viewBox="0 0 345 524" svg:d="M208 398v66c0 29-2 37-60 37h-16v23c32-1 72-1 104-1 33 0 74 0 105 1v-23h-15c-58 0-60-8-60-37v-66h79v-25h-79v-354c0-14 0-19-13-19-7 0-8 0-14 9l-239 364v25zM211 373h-190l190-289z">
            <text:p/>
          </draw:path>
          <draw:polygon draw:style-name="gr3" draw:text-style-name="P7" draw:layer="layout" svg:width="0.106cm" svg:height="0.773cm" svg:x="18.644cm" svg:y="13.945cm" svg:viewBox="0 0 107 774" draw:points="107,0 0,0 0,32 76,32 76,744 0,744 0,774 107,774">
            <text:p/>
          </draw:polygon>
          <draw:path draw:style-name="gr3" draw:text-style-name="P7" draw:layer="layout" svg:width="0.515cm" svg:height="0.516cm" svg:x="19.056cm" svg:y="14.07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19.818cm" svg:y="14.184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193" draw:id="id193">
          <svg:title>TexMaths</svg:title>
          <svg:desc>24§display§\text {I}§svg§600§FALSE§</svg:desc>
          <draw:polygon draw:style-name="gr2" draw:text-style-name="P6" draw:layer="layout" svg:width="0.197cm" svg:height="0.493cm" svg:x="4.948cm" svg:y="14.051cm" svg:viewBox="0 0 198 494" draw:points="100,494 0,494 0,0 198,0 198,494">
            <text:p/>
          </draw:polygon>
          <draw:path draw:style-name="gr3" draw:text-style-name="P7" draw:layer="layout" svg:width="0.258cm" svg:height="0.577cm" svg:x="4.929cm" svg:y="14.0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78" smil:attributeName="visibility" smil:to="visible"/>
                  <anim:animate smil:dur="0.5s" smil:fill="hold" smil:targetElement="id178" smil:attributeName="width" smil:values="width*0.05;width" smil:keyTimes="0;1"/>
                  <anim:animate smil:dur="0.5s" smil:fill="hold" smil:targetElement="id178" smil:attributeName="height" smil:values="height;height" smil:keyTimes="0;1"/>
                  <anim:animate smil:dur="0.5s" smil:fill="hold" smil:targetElement="id178" smil:attributeName="x" smil:values="x-.2;x" smil:keyTimes="0;1"/>
                  <anim:animate smil:dur="0.5s" smil:fill="hold" smil:targetElement="id178" smil:attributeName="y" smil:values="y;y" smil:keyTimes="0;1"/>
                  <anim:transitionFilter smil:dur="0.5s" smil:targetElement="id17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79" smil:attributeName="visibility" smil:to="visible"/>
                  <anim:animate smil:dur="0.5s" smil:fill="hold" smil:targetElement="id179" smil:attributeName="width" smil:values="width*0.05;width" smil:keyTimes="0;1"/>
                  <anim:animate smil:dur="0.5s" smil:fill="hold" smil:targetElement="id179" smil:attributeName="height" smil:values="height;height" smil:keyTimes="0;1"/>
                  <anim:animate smil:dur="0.5s" smil:fill="hold" smil:targetElement="id179" smil:attributeName="x" smil:values="x-.2;x" smil:keyTimes="0;1"/>
                  <anim:animate smil:dur="0.5s" smil:fill="hold" smil:targetElement="id179" smil:attributeName="y" smil:values="y;y" smil:keyTimes="0;1"/>
                  <anim:transitionFilter smil:dur="0.5s" smil:targetElement="id17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0" smil:attributeName="visibility" smil:to="visible"/>
                  <anim:animate smil:dur="0.5s" smil:fill="hold" smil:targetElement="id180" smil:attributeName="width" smil:values="width*0.05;width" smil:keyTimes="0;1"/>
                  <anim:animate smil:dur="0.5s" smil:fill="hold" smil:targetElement="id180" smil:attributeName="height" smil:values="height;height" smil:keyTimes="0;1"/>
                  <anim:animate smil:dur="0.5s" smil:fill="hold" smil:targetElement="id180" smil:attributeName="x" smil:values="x-.2;x" smil:keyTimes="0;1"/>
                  <anim:animate smil:dur="0.5s" smil:fill="hold" smil:targetElement="id180" smil:attributeName="y" smil:values="y;y" smil:keyTimes="0;1"/>
                  <anim:transitionFilter smil:dur="0.5s" smil:targetElement="id18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1" smil:attributeName="visibility" smil:to="visible"/>
                  <anim:animate smil:dur="0.5s" smil:fill="hold" smil:targetElement="id181" smil:attributeName="width" smil:values="width*0.05;width" smil:keyTimes="0;1"/>
                  <anim:animate smil:dur="0.5s" smil:fill="hold" smil:targetElement="id181" smil:attributeName="height" smil:values="height;height" smil:keyTimes="0;1"/>
                  <anim:animate smil:dur="0.5s" smil:fill="hold" smil:targetElement="id181" smil:attributeName="x" smil:values="x-.2;x" smil:keyTimes="0;1"/>
                  <anim:animate smil:dur="0.5s" smil:fill="hold" smil:targetElement="id181" smil:attributeName="y" smil:values="y;y" smil:keyTimes="0;1"/>
                  <anim:transitionFilter smil:dur="0.5s" smil:targetElement="id181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2" smil:attributeName="visibility" smil:to="visible"/>
                  <anim:animate smil:dur="0.5s" smil:fill="hold" smil:targetElement="id182" smil:attributeName="x" smil:values="x;x" smil:keyTimes="0;1"/>
                  <anim:animate smil:dur="0.5s" smil:fill="hold" smil:targetElement="id18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3" smil:attributeName="visibility" smil:to="visible"/>
                  <anim:animate smil:dur="0.5s" smil:fill="hold" smil:targetElement="id183" smil:attributeName="x" smil:values="x;x" smil:keyTimes="0;1"/>
                  <anim:animate smil:dur="0.5s" smil:fill="hold" smil:targetElement="id18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4" smil:attributeName="visibility" smil:to="visible"/>
                  <anim:animate smil:dur="0.5s" smil:fill="hold" smil:targetElement="id184" smil:attributeName="x" smil:values="x;x" smil:keyTimes="0;1"/>
                  <anim:animate smil:dur="0.5s" smil:fill="hold" smil:targetElement="id18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85" smil:attributeName="visibility" smil:to="visible"/>
                  <anim:animate smil:dur="0.5s" smil:fill="hold" smil:targetElement="id185" smil:attributeName="x" smil:values="x;x" smil:keyTimes="0;1"/>
                  <anim:animate smil:dur="0.5s" smil:fill="hold" smil:targetElement="id185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86" smil:attributeName="visibility" smil:to="visible"/>
                  <anim:animate smil:dur="0.5s" smil:fill="hold" smil:targetElement="id186" smil:attributeName="x" smil:values="x;x" smil:keyTimes="0;1"/>
                  <anim:animate smil:dur="0.5s" smil:fill="hold" smil:targetElement="id18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187" smil:attributeName="visibility" smil:to="visible"/>
                  <anim:animate smil:dur="0.5s" smil:fill="hold" smil:targetElement="id187" smil:attributeName="width" smil:values="width*0.05;width" smil:keyTimes="0;1"/>
                  <anim:animate smil:dur="0.5s" smil:fill="hold" smil:targetElement="id187" smil:attributeName="height" smil:values="height;height" smil:keyTimes="0;1"/>
                  <anim:animate smil:dur="0.5s" smil:fill="hold" smil:targetElement="id187" smil:attributeName="x" smil:values="x-.2;x" smil:keyTimes="0;1"/>
                  <anim:animate smil:dur="0.5s" smil:fill="hold" smil:targetElement="id187" smil:attributeName="y" smil:values="y;y" smil:keyTimes="0;1"/>
                  <anim:transitionFilter smil:dur="0.5s" smil:targetElement="id18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8" smil:attributeName="visibility" smil:to="visible"/>
                  <anim:animate smil:dur="0.5s" smil:fill="hold" smil:targetElement="id188" smil:attributeName="width" smil:values="width*0.05;width" smil:keyTimes="0;1"/>
                  <anim:animate smil:dur="0.5s" smil:fill="hold" smil:targetElement="id188" smil:attributeName="height" smil:values="height;height" smil:keyTimes="0;1"/>
                  <anim:animate smil:dur="0.5s" smil:fill="hold" smil:targetElement="id188" smil:attributeName="x" smil:values="x-.2;x" smil:keyTimes="0;1"/>
                  <anim:animate smil:dur="0.5s" smil:fill="hold" smil:targetElement="id188" smil:attributeName="y" smil:values="y;y" smil:keyTimes="0;1"/>
                  <anim:transitionFilter smil:dur="0.5s" smil:targetElement="id18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89" smil:attributeName="visibility" smil:to="visible"/>
                  <anim:animate smil:dur="0.5s" smil:fill="hold" smil:targetElement="id189" smil:attributeName="width" smil:values="width*0.05;width" smil:keyTimes="0;1"/>
                  <anim:animate smil:dur="0.5s" smil:fill="hold" smil:targetElement="id189" smil:attributeName="height" smil:values="height;height" smil:keyTimes="0;1"/>
                  <anim:animate smil:dur="0.5s" smil:fill="hold" smil:targetElement="id189" smil:attributeName="x" smil:values="x-.2;x" smil:keyTimes="0;1"/>
                  <anim:animate smil:dur="0.5s" smil:fill="hold" smil:targetElement="id189" smil:attributeName="y" smil:values="y;y" smil:keyTimes="0;1"/>
                  <anim:transitionFilter smil:dur="0.5s" smil:targetElement="id189" smil:type="fade" smil:subtype="crossfade"/>
                </anim:par>
              </anim:par>
              <anim:par smil:begin="1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0" smil:attributeName="visibility" smil:to="visible"/>
                  <anim:animate smil:dur="0.5s" smil:fill="hold" smil:targetElement="id190" smil:attributeName="x" smil:values="x;x" smil:keyTimes="0;1"/>
                  <anim:animate smil:dur="0.5s" smil:fill="hold" smil:targetElement="id19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1" smil:attributeName="visibility" smil:to="visible"/>
                  <anim:animate smil:dur="0.5s" smil:fill="hold" smil:targetElement="id191" smil:attributeName="x" smil:values="x;x" smil:keyTimes="0;1"/>
                  <anim:animate smil:dur="0.5s" smil:fill="hold" smil:targetElement="id19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2" smil:attributeName="visibility" smil:to="visible"/>
                  <anim:animate smil:dur="0.5s" smil:fill="hold" smil:targetElement="id192" smil:attributeName="x" smil:values="x;x" smil:keyTimes="0;1"/>
                  <anim:animate smil:dur="0.5s" smil:fill="hold" smil:targetElement="id19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3" smil:attributeName="visibility" smil:to="visible"/>
                  <anim:animate smil:dur="0.5s" smil:fill="hold" smil:targetElement="id193" smil:attributeName="x" smil:values="x;x" smil:keyTimes="0;1"/>
                  <anim:animate smil:dur="0.5s" smil:fill="hold" smil:targetElement="id193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4" smil:attributeName="visibility" smil:to="visible"/>
                  <anim:animate smil:dur="0.5s" smil:fill="hold" smil:targetElement="id194" smil:attributeName="x" smil:values="x;x" smil:keyTimes="0;1"/>
                  <anim:animate smil:dur="0.5s" smil:fill="hold" smil:targetElement="id194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9">
        <office:forms form:automatic-focus="false" form:apply-design-mode="false"/>
        <draw:frame presentation:style-name="pr5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 xml:id="id196" draw:id="id196">
          <svg:title>TexMaths</svg:title>
          <svg:desc>24§display§\text {Let,}§svg§600§FALSE§</svg:desc>
          <draw:polygon draw:style-name="gr2" draw:text-style-name="P6" draw:layer="layout" svg:width="1.318cm" svg:height="0.655cm" svg:x="3.241cm" svg:y="1.051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1.0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.2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1.0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.495cm" svg:viewBox="0 0 100 253" svg:d="M100 88c0-53-19-88-54-88-31 0-46 23-46 44 0 23 15 46 46 46 14 0 23-6 33-11l2-2c0 0 2 0 2 11 0 56-25 108-64 148-4 4-6 6-6 8 0 7 4 9 10 9 10 0 77-67 77-165z">
            <text:p/>
          </draw:path>
        </draw:g>
        <draw:g xml:id="id197" draw:id="id197">
          <svg:title>TexMaths</svg:title>
          <svg:desc>24§display§\text {I}§svg§600§FALSE§</svg:desc>
          <draw:polygon draw:style-name="gr2" draw:text-style-name="P6" draw:layer="layout" svg:width="0.197cm" svg:height="0.493cm" svg:x="5.047cm" svg:y="1.051cm" svg:viewBox="0 0 198 494" draw:points="100,494 0,494 0,0 198,0 198,494">
            <text:p/>
          </draw:polygon>
          <draw:path draw:style-name="gr3" draw:text-style-name="P7" draw:layer="layout" svg:width="0.258cm" svg:height="0.577cm" svg:x="5.028cm" svg:y="1.0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198" draw:id="id198">
          <svg:title>TexMaths</svg:title>
          <svg:desc>22§display§= \smallint \sec^2 x \sqrt{3\tan^2 x + 4} \ dx§svg§600§FALSE§</svg:desc>
          <draw:polygon draw:style-name="gr2" draw:text-style-name="P6" draw:layer="layout" svg:width="8.909cm" svg:height="0.911cm" svg:x="5.64cm" svg:y="0.761cm" svg:viewBox="0 0 8910 912" draw:points="4455,912 0,912 0,0 8910,0 8910,912">
            <text:p/>
          </draw:polygon>
          <draw:path draw:style-name="gr3" draw:text-style-name="P7" draw:layer="layout" svg:width="0.515cm" svg:height="0.182cm" svg:x="5.645cm" svg:y="1.2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6.46cm" svg:y="0.99cm" svg:viewBox="0 0 324 722" svg:d="M294 32c-26 1-34 21-34 31 0 20 16 32 32 32s32-10 32-33c0-30-25-62-62-62-65 0-79 85-91 144-21 117-37 215-50 351-3 41-8 85-14 122-7 58-19 89-47 89-12 0-25-8-30-15 26 0 33-20 33-32 0-18-15-30-31-30s-32 9-32 32c0 30 25 61 62 61 65 0 79-83 91-146 21-111 37-210 49-347 4-42 9-86 14-123 8-58 20-88 48-88 14 0 25 7 30 14z">
            <text:p/>
          </draw:path>
          <draw:path draw:style-name="gr3" draw:text-style-name="P7" draw:layer="layout" svg:width="0.254cm" svg:height="0.357cm" svg:x="6.979cm" svg:y="1.19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7cm" svg:x="7.28cm" svg:y="1.19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95cm" svg:height="0.357cm" svg:x="7.629cm" svg:y="1.198cm" svg:viewBox="0 0 296 358" svg:d="M65 180c0-127 63-161 104-161 7 0 56 0 84 29-31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24cm" svg:height="0.36cm" svg:x="7.981cm" svg:y="0.865cm" svg:viewBox="0 0 241 361" svg:d="M241 262h-19c-2 13-7 45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8.446cm" svg:y="1.20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705cm" svg:height="0.929cm" svg:x="8.949cm" svg:y="0.722cm" svg:viewBox="0 0 706 930" svg:d="M243 930c25 0 25 0 33-16l425-884c5-11 5-12 5-14 0-9-7-16-16-16-11 0-14 7-18 16l-399 833-166-384-107 83 12 12 55-42z">
            <text:p/>
          </draw:path>
          <draw:polygon draw:style-name="gr3" draw:text-style-name="P7" draw:layer="layout" svg:width="3.882cm" svg:height="0.032cm" svg:x="9.637cm" svg:y="0.722cm" svg:viewBox="0 0 3883 33" draw:points="1941,33 0,33 0,0 3883,0 3883,33">
            <text:p/>
          </draw:polygon>
          <draw:path draw:style-name="gr3" draw:text-style-name="P7" draw:layer="layout" svg:width="0.321cm" svg:height="0.533cm" svg:x="9.671cm" svg:y="1.029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4-120-60 28 5 51-13 51-43 0-28-19-44-42-44-19 0-44 13-44 46 0 71 72 122 157 122 95 0 165-71 165-150 0-63-49-123-128-141z">
            <text:p/>
          </draw:path>
          <draw:path draw:style-name="gr3" draw:text-style-name="P7" draw:layer="layout" svg:width="0.242cm" svg:height="0.485cm" svg:x="10.169cm" svg:y="1.067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7" draw:layer="layout" svg:width="0.349cm" svg:height="0.357cm" svg:x="10.487cm" svg:y="1.19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10.866cm" svg:y="1.20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11.304cm" svg:y="0.9cm" svg:viewBox="0 0 241 361" svg:d="M241 262h-19c-2 13-7 45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1.769cm" svg:y="1.2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19 0-8-7-8-9-8-7 0-9 2-11 8-26 84-79 102-104 102-30 0-42-25-42-51 0-18 5-34 14-69z">
            <text:p/>
          </draw:path>
          <draw:path draw:style-name="gr3" draw:text-style-name="P7" draw:layer="layout" svg:width="0.515cm" svg:height="0.517cm" svg:x="12.402cm" svg:y="1.0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3.154cm" svg:y="1.0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69cm" svg:height="0.547cm" svg:x="13.809cm" svg:y="1.007cm" svg:viewBox="0 0 370 548" svg:d="M370 9c0-2 0-9-11-9s-84 7-99 9c-5 0-10 3-10 14 0 10 7 10 19 10 37 0 39 6 39 13l-4 16-45 183c-14-28-37-49-72-49-90 0-187 114-187 227 0 74 42 125 104 125 16 0 54-4 100-58 7 31 34 58 71 58 28 0 45-18 58-44 12-27 23-74 23-76 0-9-8-9-9-9-9 0-9 4-11 14-14 51-28 97-60 97-21 0-23-19-23-35 0-19 2-25 6-37zM208 446c-4 14-4 16-16 30-34 42-65 54-86 54-39 0-51-42-51-72 0-39 24-136 44-171 22-46 58-74 89-74 50 0 62 64 62 69 0 3-2 9-4 12z">
            <text:p/>
          </draw:path>
          <draw:path draw:style-name="gr3" draw:text-style-name="P7" draw:layer="layout" svg:width="0.386cm" svg:height="0.351cm" svg:x="14.203cm" svg:y="1.2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19 0-8-7-8-9-8-7 0-9 2-11 8-26 84-79 102-104 102-30 0-42-25-42-51 0-18 5-34 14-69z">
            <text:p/>
          </draw:path>
        </draw:g>
        <draw:g xml:id="id195" draw:id="id195">
          <svg:title>TexMaths</svg:title>
          <svg:desc>24§display§\text {(3)}§svg§600§FALSE§</svg:desc>
          <draw:polygon draw:style-name="gr2" draw:text-style-name="P6" draw:layer="layout" svg:width="0.91cm" svg:height="0.759cm" svg:x="1.523cm" svg:y="0.95cm" svg:viewBox="0 0 911 760" draw:points="455,760 0,760 0,0 911,0 911,760">
            <text:p/>
          </draw:polygon>
          <draw:path draw:style-name="gr3" draw:text-style-name="P7" draw:layer="layout" svg:width="0.197cm" svg:height="0.844cm" svg:x="1.563cm" svg:y="0.908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51cm" svg:height="0.581cm" svg:x="1.844cm" svg:y="0.979cm" svg:viewBox="0 0 352 582" svg:d="M211 265c70-21 118-81 118-148 0-69-73-117-156-117-85 0-150 50-150 115 0 27 19 44 42 44 27 0 45-19 45-44 0-42-41-42-52-42 25-40 80-52 111-52 35 0 83 19 83 94 0 12-2 60-25 98-25 40-54 42-75 44-6 0-27 2-33 2-8 0-13 2-13 10 0 9 5 9 21 9h36c70 0 102 58 102 141 0 115-59 140-96 140-36 0-100-16-131-65 31 5 56-14 56-47 0-30-21-48-46-48-21 0-48 14-48 50 0 77 79 133 171 133 104 0 181-77 181-163 0-69-54-135-141-154z">
            <text:p/>
          </draw:path>
          <draw:path draw:style-name="gr3" draw:text-style-name="P7" draw:layer="layout" svg:width="0.197cm" svg:height="0.844cm" svg:x="2.28cm" svg:y="0.908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 xml:id="id200" draw:id="id200">
          <svg:title>TexMaths</svg:title>
          <svg:desc>22§display§\text {Put, } \tan x = t, \ \  \text {Diff } w.\ r.\ t.\ x. \ \  \therefore \ \  \sec^2 x\ dx = dt§svg§600§FALSE§</svg:desc>
          <draw:polygon draw:style-name="gr2" draw:text-style-name="P6" draw:layer="layout" svg:width="17.084cm" svg:height="0.751cm" svg:x="3.344cm" svg:y="3.658cm" svg:viewBox="0 0 17085 752" draw:points="8543,752 0,752 0,0 17085,0 17085,752">
            <text:p/>
          </draw:polygon>
          <draw:path draw:style-name="gr3" draw:text-style-name="P7" draw:layer="layout" svg:width="0.457cm" svg:height="0.529cm" svg:x="3.332cm" svg:y="3.77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857cm" svg:y="3.955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4.275cm" svg:y="3.821cm" svg:viewBox="0 0 245 486" svg:d="M120 167h111v-24h-111v-143h-20c0 63-24 146-100 150v17h67v213c0 97 72 106 100 106 55 0 78-55 78-106v-44h-21v44c0 57-23 86-52 86-52 0-52-70-52-84z">
            <text:p/>
          </draw:path>
          <draw:path draw:style-name="gr3" draw:text-style-name="P7" draw:layer="layout" svg:width="0.091cm" svg:height="0.231cm" svg:x="4.629cm" svg:y="4.216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242cm" svg:height="0.485cm" svg:x="5.178cm" svg:y="3.821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49cm" svg:height="0.356cm" svg:x="5.497cm" svg:y="3.952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5.875cm" svg:y="3.95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432cm" svg:y="3.9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7.109cm" svg:y="4.0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7.899cm" svg:y="3.814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8.229cm" svg:y="4.216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9.047cm" svg:y="3.77cm" svg:viewBox="0 0 521 530" svg:d="M0 0v25h19c60 0 60 8 60 35v410c0 28 0 35-60 35h-19v25h283c131 0 238-115 238-261 0-148-104-269-238-269zM185 505c-37 0-39-5-39-30v-420c0-25 2-30 39-30h77c48 0 102 15 141 72 34 46 41 112 41 172 0 87-15 132-43 171-16 21-60 65-139 65z">
            <text:p/>
          </draw:path>
          <draw:path draw:style-name="gr3" draw:text-style-name="P7" draw:layer="layout" svg:width="0.166cm" svg:height="0.518cm" svg:x="9.637cm" svg:y="3.781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9.848cm" svg:y="3.753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7" draw:layer="layout" svg:width="0.513cm" svg:height="0.351cm" svg:x="10.557cm" svg:y="3.955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9 28 29 67 0 26-23 102-43 141-21 42-47 68-86 68-37 0-56-22-56-66 0-22 5-46 7-57z">
            <text:p/>
          </draw:path>
          <draw:path draw:style-name="gr3" draw:text-style-name="P7" draw:layer="layout" svg:width="0.083cm" svg:height="0.083cm" svg:x="11.175cm" svg:y="4.216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1.604cm" svg:y="3.955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1.976cm" svg:y="4.216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2.4cm" svg:y="3.814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2.727cm" svg:y="4.216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3.157cm" svg:y="3.9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083cm" svg:height="0.083cm" svg:x="13.643cm" svg:y="4.216cm" svg:viewBox="0 0 84 84" svg:d="M84 42c0-23-19-42-42-42s-42 19-42 42 19 42 42 42 42-19 42-42z">
            <text:p/>
          </draw:path>
          <draw:path draw:style-name="gr3" draw:text-style-name="P7" draw:layer="layout" svg:width="0.469cm" svg:height="0.418cm" svg:x="14.544cm" svg:y="3.939cm" svg:viewBox="0 0 470 419" svg:d="M276 40c0-21-19-40-40-40-23 0-42 19-42 40 0 23 19 43 42 43 21 0 40-18 40-43zM470 377c0-21-18-41-41-41-22 0-40 20-40 41 0 23 18 42 40 42 23 0 41-19 41-42zM83 377c0-21-20-41-43-41-21 0-40 20-40 41 0 23 19 42 40 42 23 0 43-19 43-42z">
            <text:p/>
          </draw:path>
          <draw:path draw:style-name="gr3" draw:text-style-name="P7" draw:layer="layout" svg:width="0.254cm" svg:height="0.356cm" svg:x="15.792cm" svg:y="3.952cm" svg:viewBox="0 0 255 357" svg:d="M136 197c17 4 80 16 80 72 0 39-26 71-88 71-65 0-93-44-107-111-2-9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6cm" svg:x="16.093cm" svg:y="3.95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295cm" svg:height="0.356cm" svg:x="16.441cm" svg:y="3.952cm" svg:viewBox="0 0 296 357" svg:d="M65 180c0-127 63-161 104-161 7 0 56 0 84 29-33 3-37 26-37 36 0 20 15 36 36 36s37-14 37-37c0-53-60-83-120-83-97 0-169 84-169 180 0 100 77 177 167 177 104 0 129-93 129-102 0-7-7-7-9-7-7 0-9 4-11 7-23 72-74 83-102 83-40 0-109-34-109-158z">
            <text:p/>
          </draw:path>
          <draw:path draw:style-name="gr3" draw:text-style-name="P7" draw:layer="layout" svg:width="0.24cm" svg:height="0.36cm" svg:x="16.793cm" svg:y="3.61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7.256cm" svg:y="3.95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369cm" svg:height="0.546cm" svg:x="17.965cm" svg:y="3.76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0 0 62 63 62 69 0 3-2 8-4 12z">
            <text:p/>
          </draw:path>
          <draw:path draw:style-name="gr3" draw:text-style-name="P7" draw:layer="layout" svg:width="0.386cm" svg:height="0.351cm" svg:x="18.36cm" svg:y="3.95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19.037cm" svg:y="4.0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19.84cm" svg:y="3.762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20.231cm" svg:y="3.814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</draw:g>
        <draw:g xml:id="id199" draw:id="id199">
          <svg:title>TexMaths</svg:title>
          <svg:desc>22§display§= \smallint  \sqrt{3\tan^2 x + 4} \ \sec^2 x \ dx§svg§600§FALSE§</svg:desc>
          <draw:polygon draw:style-name="gr2" draw:text-style-name="P6" draw:layer="layout" svg:width="9.295cm" svg:height="0.911cm" svg:x="5.641cm" svg:y="2.261cm" svg:viewBox="0 0 9296 912" draw:points="4648,912 0,912 0,0 9296,0 9296,912">
            <text:p/>
          </draw:polygon>
          <draw:path draw:style-name="gr3" draw:text-style-name="P7" draw:layer="layout" svg:width="0.515cm" svg:height="0.182cm" svg:x="5.646cm" svg:y="2.75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6.461cm" svg:y="2.49cm" svg:viewBox="0 0 324 722" svg:d="M294 32c-26 1-34 21-34 31 0 20 16 32 32 32s32-10 32-33c0-30-25-62-62-62-65 0-79 85-91 144-21 117-37 215-50 351-3 41-8 85-14 122-7 58-19 89-47 89-12 0-25-8-30-15 26 0 33-20 33-32 0-18-15-30-31-30s-32 9-32 32c0 30 25 61 62 61 65 0 79-83 91-146 21-111 37-210 49-347 4-42 9-86 14-123 8-58 20-88 48-88 14 0 25 7 30 14z">
            <text:p/>
          </draw:path>
          <draw:path draw:style-name="gr3" draw:text-style-name="P7" draw:layer="layout" svg:width="0.705cm" svg:height="0.929cm" svg:x="7.04cm" svg:y="2.222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3.882cm" svg:height="0.032cm" svg:x="7.728cm" svg:y="2.222cm" svg:viewBox="0 0 3883 33" draw:points="1941,33 0,33 0,0 3883,0 3883,33">
            <text:p/>
          </draw:polygon>
          <draw:path draw:style-name="gr3" draw:text-style-name="P7" draw:layer="layout" svg:width="0.321cm" svg:height="0.533cm" svg:x="7.762cm" svg:y="2.529cm" svg:viewBox="0 0 322 534" svg:d="M194 243c63-19 107-74 107-136 0-63-67-107-143-107-79 0-137 46-137 106 0 24 18 40 39 40 24 0 40-17 40-40 0-39-37-39-47-39 23-37 74-48 102-48 32 0 76 18 76 87 0 10-2 54-23 90-23 37-50 38-69 40-5 0-25 2-30 2-7 0-12 2-12 9 0 8 5 8 19 8h34c63 0 93 53 93 129 0 106-55 129-88 129-34 0-92-14-120-60 28 5 51-13 51-43 0-28-19-44-42-44-19 0-44 13-44 46 0 71 72 122 157 122 95 0 165-71 165-150 0-63-49-123-128-141z">
            <text:p/>
          </draw:path>
          <draw:path draw:style-name="gr3" draw:text-style-name="P7" draw:layer="layout" svg:width="0.242cm" svg:height="0.485cm" svg:x="8.258cm" svg:y="2.567cm" svg:viewBox="0 0 243 486" svg:d="M120 167h111v-24h-111v-143h-20c0 63-24 146-100 150v17h67v213c0 97 72 106 100 106 55 0 76-54 76-106v-44h-19v44c0 57-23 87-52 87-52 0-52-71-52-85z">
            <text:p/>
          </draw:path>
          <draw:path draw:style-name="gr3" draw:text-style-name="P7" draw:layer="layout" svg:width="0.349cm" svg:height="0.357cm" svg:x="8.577cm" svg:y="2.698cm" svg:viewBox="0 0 350 358" svg:d="M225 289c4 32 25 63 62 63 16 0 63-10 63-74v-42h-19v42c0 46-19 51-28 51-25 0-28-35-28-38v-157c0-32 0-62-29-92-30-30-68-42-107-42-63 0-116 37-116 88 0 23 16 37 35 37 21 0 35-16 35-37 0-9-3-35-38-35 21-27 58-35 84-35 37 0 81 30 81 98v30c-39 2-93 4-143 27-58 26-77 67-77 102 0 63 76 83 125 83 51 0 86-32 100-69zM220 162v78c0 74-55 100-90 100-38 0-70-28-70-67 0-42 33-107 160-111z">
            <text:p/>
          </draw:path>
          <draw:path draw:style-name="gr3" draw:text-style-name="P7" draw:layer="layout" svg:width="0.39cm" svg:height="0.343cm" svg:x="8.957cm" svg:y="2.701cm" svg:viewBox="0 0 391 344" svg:d="M60 76v209c0 34-7 34-60 34v25c26 0 67-2 88-2 19 0 60 2 86 2v-25c-51 0-60 0-60-34v-144c0-81 55-123 104-123 50 0 58 42 58 86v181c0 34-8 34-60 34v25c27 0 67-2 88-2 20 0 60 2 87 2v-25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9.395cm" svg:y="2.4cm" svg:viewBox="0 0 241 361" svg:d="M241 262h-19c-2 13-7 45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86cm" svg:y="2.70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515cm" svg:height="0.517cm" svg:x="10.493cm" svg:y="2.59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1.245cm" svg:y="2.52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254cm" svg:height="0.357cm" svg:x="12.023cm" svg:y="2.698cm" svg:viewBox="0 0 255 358" svg:d="M136 197c17 4 80 16 80 73 0 38-26 70-88 70-65 0-93-44-107-111-2-9-3-12-10-12-11 0-11 5-11 19v102c0 14 0 20 9 20 3 0 5-2 19-16 2-2 2-4 16-18 33 32 69 34 84 34 90 0 127-53 127-110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cm" svg:height="0.357cm" svg:x="12.324cm" svg:y="2.698cm" svg:viewBox="0 0 301 358" svg:d="M65 153c5-116 71-135 97-135 79 0 88 104 88 135zM65 169h217c17 0 19 0 19-16 0-77-42-153-139-153-90 0-162 79-162 178 0 104 81 180 171 180 95 0 130-87 130-103 0-7-7-8-11-8-7 0-8 5-8 10-29 81-99 81-106 81-39 0-70-24-88-53-23-37-23-88-23-116z">
            <text:p/>
          </draw:path>
          <draw:path draw:style-name="gr3" draw:text-style-name="P7" draw:layer="layout" svg:width="0.295cm" svg:height="0.357cm" svg:x="12.672cm" svg:y="2.698cm" svg:viewBox="0 0 296 358" svg:d="M65 180c0-127 63-161 104-161 7 0 56 0 84 29-33 3-37 26-37 37 0 19 15 35 36 35s37-14 37-37c0-53-60-83-120-83-97 0-169 85-169 180 0 100 77 178 167 178 104 0 129-94 129-103 0-7-7-7-9-7-7 0-9 4-11 7-23 73-74 83-102 83-40 0-109-33-109-158z">
            <text:p/>
          </draw:path>
          <draw:path draw:style-name="gr3" draw:text-style-name="P7" draw:layer="layout" svg:width="0.24cm" svg:height="0.36cm" svg:x="13.022cm" svg:y="2.365cm" svg:viewBox="0 0 241 361" svg:d="M241 262h-19c-2 13-7 45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13.487cm" svg:y="2.701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19 0-8-7-8-9-8-7 0-9 2-11 8-26 84-79 102-104 102-30 0-42-25-42-51 0-18 5-34 14-69z">
            <text:p/>
          </draw:path>
          <draw:path draw:style-name="gr3" draw:text-style-name="P7" draw:layer="layout" svg:width="0.369cm" svg:height="0.547cm" svg:x="14.195cm" svg:y="2.507cm" svg:viewBox="0 0 370 548" svg:d="M370 9c0-2 0-9-11-9s-84 7-99 9c-5 0-10 3-10 14 0 10 7 10 19 10 37 0 39 6 39 13l-4 16-45 183c-14-28-37-49-72-49-90 0-187 114-187 227 0 74 42 125 104 125 16 0 54-4 100-58 7 31 34 58 71 58 28 0 45-18 58-44 12-27 23-74 23-76 0-9-8-9-9-9-9 0-9 4-11 14-14 51-28 97-60 97-21 0-23-19-23-35 0-19 2-25 6-37zM208 446c-4 14-4 16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14.589cm" svg:y="2.701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</draw:g>
        <draw:g xml:id="id201" draw:id="id201">
          <svg:title>TexMaths</svg:title>
          <svg:desc>24§display§\text {I}§svg§600§FALSE§</svg:desc>
          <draw:polygon draw:style-name="gr2" draw:text-style-name="P6" draw:layer="layout" svg:width="0.197cm" svg:height="0.493cm" svg:x="3.447cm" svg:y="5.451cm" svg:viewBox="0 0 198 494" draw:points="100,494 0,494 0,0 198,0 198,494">
            <text:p/>
          </draw:polygon>
          <draw:path draw:style-name="gr3" draw:text-style-name="P7" draw:layer="layout" svg:width="0.258cm" svg:height="0.577cm" svg:x="3.428cm" svg:y="5.4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2" draw:id="id202">
          <svg:title>TexMaths</svg:title>
          <svg:desc>22§display§= \smallint \sqrt{3 t^2 +  4} \ dt§svg§600§FALSE§</svg:desc>
          <draw:polygon draw:style-name="gr2" draw:text-style-name="P6" draw:layer="layout" svg:width="5.308cm" svg:height="0.881cm" svg:x="4.04cm" svg:y="5.162cm" svg:viewBox="0 0 5309 882" draw:points="2656,882 0,882 0,0 5309,0 5309,882">
            <text:p/>
          </draw:polygon>
          <draw:path draw:style-name="gr3" draw:text-style-name="P7" draw:layer="layout" svg:width="0.515cm" svg:height="0.182cm" svg:x="4.045cm" svg:y="5.6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4.86cm" svg:y="5.361cm" svg:viewBox="0 0 324 721" svg:d="M294 32c-27 1-34 21-34 31 0 20 16 32 32 32s32-11 32-33c0-30-25-62-62-62-65 0-79 84-91 144-21 116-37 215-50 350-3 41-8 85-14 122-7 58-19 90-47 90-12 0-25-9-30-16 26 0 33-20 33-32 0-17-15-30-31-30s-32 9-32 32c0 30 25 61 62 61 65 0 79-82 91-146 21-110 37-209 49-346 4-42 9-86 14-123 7-58 20-88 48-88 14 0 25 7 30 14z">
            <text:p/>
          </draw:path>
          <draw:path draw:style-name="gr3" draw:text-style-name="P7" draw:layer="layout" svg:width="0.705cm" svg:height="0.928cm" svg:x="5.439cm" svg:y="5.123cm" svg:viewBox="0 0 706 929" svg:d="M243 929c24 0 24 0 33-16l424-883c6-11 6-12 6-14 0-9-7-16-16-16-11 0-14 7-18 16l-399 832-166-383-107 82 12 13 55-43z">
            <text:p/>
          </draw:path>
          <draw:polygon draw:style-name="gr3" draw:text-style-name="P7" draw:layer="layout" svg:width="2.345cm" svg:height="0.032cm" svg:x="6.127cm" svg:y="5.123cm" svg:viewBox="0 0 2346 33" draw:points="1174,33 0,33 0,0 2346,0 2346,33">
            <text:p/>
          </draw:polygon>
          <draw:path draw:style-name="gr3" draw:text-style-name="P7" draw:layer="layout" svg:width="0.321cm" svg:height="0.532cm" svg:x="6.161cm" svg:y="5.39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6.532cm" svg:y="5.429cm" svg:viewBox="0 0 239 494" svg:d="M143 176h73c15 0 23 0 23-16 0-9-8-9-23-9h-66c26-111 31-125 31-130 0-14-10-21-23-21-1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24cm" svg:height="0.36cm" svg:x="6.828cm" svg:y="5.33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7.355cm" svg:y="5.463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8.107cm" svg:y="5.39cm" svg:viewBox="0 0 345 524" svg:d="M206 398v67c0 28 0 36-58 36h-16v23c32-1 72-1 104-1 33 0 74 0 105 1v-23h-15c-59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8.76cm" svg:y="5.376cm" svg:viewBox="0 0 370 547" svg:d="M370 9c0-2 0-9-11-9s-84 7-99 9c-5 0-10 3-10 14 0 10 7 10 19 10 37 0 39 6 39 13l-4 16-45 183c-14-29-37-50-72-50-90 0-187 115-187 227 0 74 42 125 104 125 16 0 54-3 100-58 7 32 34 58 71 58 28 0 45-17 58-44 12-26 22-74 22-75 0-9-7-9-8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238cm" svg:height="0.493cm" svg:x="9.149cm" svg:y="5.429cm" svg:viewBox="0 0 239 494" svg:d="M143 176h73c15 0 23 0 23-16 0-9-8-9-23-9h-66c26-111 31-125 31-130 0-14-10-21-23-21-1 0-24 0-31 28l-30 123h-74c-16 0-23 0-23 14 0 11 7 11 21 11h69c-57 220-58 232-58 246 0 43 30 72 70 72 81 0 125-114 125-119 0-7-7-7-11-7-5 0-7 2-10 10-34 81-76 99-102 99-16 0-23-11-23-35 0-20 0-25 3-37z">
            <text:p/>
          </draw:path>
        </draw:g>
        <draw:g xml:id="id203" draw:id="id203">
          <svg:title>TexMaths</svg:title>
          <svg:desc>22§display§= \smallint \sqrt{ ( \sqrt{3} t )^2 +  (2)^2 } \ dt§svg§600§FALSE§</svg:desc>
          <draw:polygon draw:style-name="gr2" draw:text-style-name="P6" draw:layer="layout" svg:width="7.504cm" svg:height="1.317cm" svg:x="10.44cm" svg:y="4.964cm" svg:viewBox="0 0 7505 1318" draw:points="3753,1318 0,1318 0,0 7505,0 7505,1318">
            <text:p/>
          </draw:polygon>
          <draw:path draw:style-name="gr3" draw:text-style-name="P7" draw:layer="layout" svg:width="0.515cm" svg:height="0.182cm" svg:x="10.445cm" svg:y="5.68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11.26cm" svg:y="5.413cm" svg:viewBox="0 0 324 722" svg:d="M294 32c-26 1-33 21-33 31 0 20 15 32 31 32s32-10 32-33c0-30-25-62-62-62-65 0-79 85-91 144-21 117-37 215-50 351-3 40-8 84-14 121-7 59-19 90-47 90-12 0-25-8-30-16 26 0 33-19 33-31 0-18-15-30-31-30s-32 9-32 32c0 29 25 61 62 61 65 0 79-83 91-146 21-111 37-210 49-347 4-42 9-86 14-123 8-58 20-88 48-88 14 0 25 7 30 14z">
            <text:p/>
          </draw:path>
          <draw:path draw:style-name="gr3" draw:text-style-name="P7" draw:layer="layout" svg:width="0.705cm" svg:height="1.394cm" svg:x="11.839cm" svg:y="4.925cm" svg:viewBox="0 0 706 1395" svg:d="M275 1279l-168-581-107 126 12 11 53-62 178 622c26 0 26 0 33-19l426-1344c4-13 4-16 4-16 0-9-7-16-16-16-12 0-14 11-18 19z">
            <text:p/>
          </draw:path>
          <draw:polygon draw:style-name="gr3" draw:text-style-name="P7" draw:layer="layout" svg:width="4.54cm" svg:height="0.032cm" svg:x="12.528cm" svg:y="4.925cm" svg:viewBox="0 0 4541 33" draw:points="2271,33 0,33 0,0 4541,0 4541,33">
            <text:p/>
          </draw:polygon>
          <draw:path draw:style-name="gr3" draw:text-style-name="P7" draw:layer="layout" svg:width="0.18cm" svg:height="0.774cm" svg:x="12.605cm" svg:y="5.386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604cm" svg:height="0.774cm" svg:x="12.885cm" svg:y="5.258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0.388cm" svg:height="0.032cm" svg:x="13.473cm" svg:y="5.258cm" svg:viewBox="0 0 389 33" draw:points="194,33 0,33 0,0 389,0 389,33">
            <text:p/>
          </draw:polygon>
          <draw:path draw:style-name="gr3" draw:text-style-name="P7" draw:layer="layout" svg:width="0.321cm" svg:height="0.533cm" svg:x="13.506cm" svg:y="5.452cm" svg:viewBox="0 0 322 534" svg:d="M194 243c63-19 107-74 107-136 0-63-69-107-143-107-79 0-137 46-137 106 0 24 18 40 39 40 24 0 40-17 40-40 0-39-37-39-47-39 23-37 74-48 102-48 32 0 76 18 76 87 0 10-2 54-23 90-23 37-50 38-69 40-5 0-25 2-30 2-7 0-12 2-12 9 0 8 5 8 19 8h34c63 0 93 53 93 129 0 106-55 129-88 129-34 0-92-15-120-60 28 5 51-13 51-43 0-28-19-44-42-44-19 0-44 13-44 46 0 71 72 122 157 122 95 0 165-71 165-150 0-63-49-123-128-141z">
            <text:p/>
          </draw:path>
          <draw:path draw:style-name="gr3" draw:text-style-name="P7" draw:layer="layout" svg:width="0.238cm" svg:height="0.494cm" svg:x="13.878cm" svg:y="5.483cm" svg:viewBox="0 0 239 495" svg:d="M143 176h73c15 0 23 0 23-16 0-9-8-9-23-9h-68c28-110 33-125 33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18cm" svg:height="0.774cm" svg:x="14.182cm" svg:y="5.386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24cm" svg:height="0.36cm" svg:x="14.474cm" svg:y="5.385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5.002cm" svg:y="5.51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5.808cm" svg:y="5.386cm" svg:viewBox="0 0 181 775" svg:d="M181 768c0-2 0-4-14-18-97-97-121-243-121-362 0-134 30-270 125-367 10-9 10-10 10-14 0-5-3-7-9-7-7 0-77 53-123 151-40 85-49 171-49 237 0 61 9 155 51 243 48 95 114 144 121 144 6 0 9-2 9-7z">
            <text:p/>
          </draw:path>
          <draw:path draw:style-name="gr3" draw:text-style-name="P7" draw:layer="layout" svg:width="0.309cm" svg:height="0.517cm" svg:x="16.071cm" svg:y="5.45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6.463cm" svg:y="5.386cm" svg:viewBox="0 0 181 775" svg:d="M181 388c0-60-9-154-51-242-47-95-114-146-123-146-3 0-7 4-7 7 0 4 0 5 14 19 78 76 122 199 122 362 0 132-29 269-125 366-11 10-11 12-11 14 0 5 4 7 7 7 9 0 79-53 125-151 40-85 49-171 49-236z">
            <text:p/>
          </draw:path>
          <draw:path draw:style-name="gr3" draw:text-style-name="P7" draw:layer="layout" svg:width="0.24cm" svg:height="0.36cm" svg:x="16.754cm" svg:y="5.385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7.356cm" svg:y="5.431cm" svg:viewBox="0 0 370 548" svg:d="M370 9c0-2 0-9-11-9-10 0-84 7-98 9-6 0-11 3-11 14 0 10 7 10 19 10 37 0 39 6 39 13l-3 16-46 183c-14-28-37-49-72-49-90 0-187 114-187 227 0 74 42 125 104 125 16 0 54-4 100-58 7 31 34 58 71 58 28 0 45-18 58-44 12-27 23-74 23-76 0-9-7-9-9-9-9 0-9 4-11 14-14 51-28 97-60 97-21 0-23-19-23-35 0-19 2-25 6-37zM208 446c-4 14-4 15-16 30-34 42-65 54-86 54-39 0-51-42-51-72 0-39 24-136 44-171 22-46 58-74 89-74 51 0 62 64 62 69 0 3-2 9-4 12z">
            <text:p/>
          </draw:path>
          <draw:path draw:style-name="gr3" draw:text-style-name="P7" draw:layer="layout" svg:width="0.238cm" svg:height="0.494cm" svg:x="17.745cm" svg:y="5.483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</draw:g>
        <draw:g xml:id="id204" draw:id="id204">
          <svg:title>TexMaths</svg:title>
          <svg:desc>20§display§=  \left[ \frac{( \sqrt{3} t) \sqrt{ ( \sqrt{3} t )^2 + (2)^2 }}{2} + \frac{(2)^2}{2} \log [\  \sqrt{3} t + \sqrt{ ( \sqrt{3} t )^2 + (2)^2} \ ] \right] \frac{1}{\sqrt{3}} + c§svg§600§FALSE§</svg:desc>
          <draw:polygon draw:style-name="gr2" draw:text-style-name="P6" draw:layer="layout" svg:width="21.734cm" svg:height="2.558cm" svg:x="4.041cm" svg:y="6.861cm" svg:viewBox="0 0 21735 2559" draw:points="10867,2559 0,2559 0,0 21735,0 21735,2559">
            <text:p/>
          </draw:polygon>
          <draw:path draw:style-name="gr3" draw:text-style-name="P7" draw:layer="layout" svg:width="0.468cm" svg:height="0.165cm" svg:x="4.046cm" svg:y="8.107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34cm" svg:height="1.264cm" svg:x="4.977cm" svg:y="6.925cm" svg:viewBox="0 0 235 1265" draw:points="0,1265 50,1265 50,48 235,48 235,0 0,0">
            <text:p/>
          </draw:polygon>
          <draw:polygon draw:style-name="gr3" draw:text-style-name="P7" draw:layer="layout" svg:width="0.234cm" svg:height="1.264cm" svg:x="4.977cm" svg:y="8.189cm" svg:viewBox="0 0 235 1265" draw:points="0,1265 235,1265 235,1217 50,1217 50,0 0,0">
            <text:p/>
          </draw:polygon>
          <draw:path draw:style-name="gr3" draw:text-style-name="P7" draw:layer="layout" svg:width="0.164cm" svg:height="0.703cm" svg:x="5.371cm" svg:y="7.19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5.625cm" svg:y="7.112cm" svg:viewBox="0 0 550 704" svg:d="M222 630l-123-273c-5-12-9-12-11-12 0 0-5 0-11 5l-67 51c-10 7-10 10-10 12 0 3 2 8 6 8 5 0 18-10 24-16 5-4 16-12 24-16l138 304c5 11 10 11 16 11 10 0 11-3 18-13l320-662c4-11 4-13 4-15 0-8-6-14-14-14-6 0-11 3-16 14z">
            <text:p/>
          </draw:path>
          <draw:polygon draw:style-name="gr3" draw:text-style-name="P7" draw:layer="layout" svg:width="0.353cm" svg:height="0.029cm" svg:x="6.159cm" svg:y="7.112cm" svg:viewBox="0 0 354 30" draw:points="176,30 0,30 0,0 354,0 354,30">
            <text:p/>
          </draw:polygon>
          <draw:path draw:style-name="gr3" draw:text-style-name="P7" draw:layer="layout" svg:width="0.292cm" svg:height="0.484cm" svg:x="6.19cm" svg:y="7.25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17cm" svg:height="0.448cm" svg:x="6.527cm" svg:y="7.282cm" svg:viewBox="0 0 218 449" svg:d="M130 160h67c13 0 21 0 21-14 0-8-8-8-21-8h-61c24-101 29-114 29-119 0-13-10-19-21-19-3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164cm" svg:height="0.703cm" svg:x="6.806cm" svg:y="7.194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641cm" svg:height="1.266cm" svg:x="7.116cm" svg:y="6.826cm" svg:viewBox="0 0 642 1267" svg:d="M250 1161l-152-528-98 116 11 9 48-56 162 565c24 0 24 0 30-18l387-1220c4-11 4-15 4-15 0-8-7-14-15-14-11 0-13 10-16 18z">
            <text:p/>
          </draw:path>
          <draw:polygon draw:style-name="gr3" draw:text-style-name="P7" draw:layer="layout" svg:width="4.127cm" svg:height="0.029cm" svg:x="7.742cm" svg:y="6.826cm" svg:viewBox="0 0 4128 30" draw:points="2064,30 0,30 0,0 4128,0 4128,30">
            <text:p/>
          </draw:polygon>
          <draw:path draw:style-name="gr3" draw:text-style-name="P7" draw:layer="layout" svg:width="0.164cm" svg:height="0.703cm" svg:x="7.811cm" svg:y="7.19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8.067cm" svg:y="7.112cm" svg:viewBox="0 0 550 704" svg:d="M222 630l-123-273c-5-12-9-12-11-12 0 0-5 0-11 5l-67 51c-10 7-10 10-10 12 0 3 2 8 6 8 5 0 18-10 24-16 5-4 16-12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8.601cm" svg:y="7.112cm" svg:viewBox="0 0 354 30" draw:points="176,30 0,30 0,0 354,0 354,30">
            <text:p/>
          </draw:polygon>
          <draw:path draw:style-name="gr3" draw:text-style-name="P7" draw:layer="layout" svg:width="0.292cm" svg:height="0.484cm" svg:x="8.63cm" svg:y="7.25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17cm" svg:height="0.448cm" svg:x="8.967cm" svg:y="7.282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164cm" svg:height="0.703cm" svg:x="9.246cm" svg:y="7.194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9.51cm" svg:y="7.19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9.99cm" svg:y="7.311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0.723cm" svg:y="7.194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0.963cm" svg:y="7.25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2-5 7-51 7-66 7z">
            <text:p/>
          </draw:path>
          <draw:path draw:style-name="gr3" draw:text-style-name="P7" draw:layer="layout" svg:width="0.164cm" svg:height="0.703cm" svg:x="11.318cm" svg:y="7.194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11.584cm" svg:y="7.19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6.567cm" svg:height="0.029cm" svg:x="5.3cm" svg:y="8.176cm" svg:viewBox="0 0 6568 30" draw:points="3285,30 0,30 0,0 6568,0 6568,30">
            <text:p/>
          </draw:polygon>
          <draw:path draw:style-name="gr3" draw:text-style-name="P7" draw:layer="layout" svg:width="0.281cm" svg:height="0.469cm" svg:x="8.443cm" svg:y="8.37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468cm" svg:height="0.469cm" svg:x="12.147cm" svg:y="7.9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2.964cm" svg:y="7.36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204cm" svg:y="7.42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2-5 7-51 7-66 7z">
            <text:p/>
          </draw:path>
          <draw:path draw:style-name="gr3" draw:text-style-name="P7" draw:layer="layout" svg:width="0.164cm" svg:height="0.703cm" svg:x="13.56cm" svg:y="7.36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13.824cm" svg:y="7.30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2.896cm" svg:y="8.176cm" svg:viewBox="0 0 1214 30" draw:points="608,30 0,30 0,0 1214,0 1214,30">
            <text:p/>
          </draw:polygon>
          <draw:path draw:style-name="gr3" draw:text-style-name="P7" draw:layer="layout" svg:width="0.281cm" svg:height="0.469cm" svg:x="13.361cm" svg:y="8.37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157cm" svg:height="0.488cm" svg:x="14.334cm" svg:y="7.877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4.524cm" svg:y="8.05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4.876cm" svg:y="8.046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3cm" svg:y="7.838cm" svg:viewBox="0 0 98 704" draw:points="98,704 98,677 29,677 29,29 98,29 98,0 0,0 0,704">
            <text:p/>
          </draw:polygon>
          <draw:path draw:style-name="gr3" draw:text-style-name="P7" draw:layer="layout" svg:width="0.549cm" svg:height="0.703cm" svg:x="15.699cm" svg:y="7.722cm" svg:viewBox="0 0 550 704" svg:d="M222 630l-123-273c-5-12-9-12-11-12 0 0-5 0-11 5l-67 51c-10 7-10 10-10 12 0 3 2 8 6 8 5 0 18-10 24-16 5-4 16-12 24-16l138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6.233cm" svg:y="7.722cm" svg:viewBox="0 0 354 30" draw:points="176,30 0,30 0,0 354,0 354,30">
            <text:p/>
          </draw:polygon>
          <draw:path draw:style-name="gr3" draw:text-style-name="P7" draw:layer="layout" svg:width="0.292cm" svg:height="0.484cm" svg:x="16.264cm" svg:y="7.89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17cm" svg:height="0.448cm" svg:x="16.601cm" svg:y="7.925cm" svg:viewBox="0 0 218 449" svg:d="M130 160h67c13 0 21 0 21-14 0-8-8-8-21-8h-61c24-101 29-114 29-119 0-13-10-19-21-19-3 0-22 0-29 26l-27 112h-67c-15 0-21 0-21 12 0 10 6 10 19 10h63c-52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468cm" svg:height="0.469cm" svg:x="17.035cm" svg:y="7.9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1.266cm" svg:x="17.776cm" svg:y="7.418cm" svg:viewBox="0 0 642 1267" svg:d="M250 1161l-152-528-98 116 11 9 48-56 162 565c24 0 24 0 30-18l387-1220c4-11 4-15 4-15 0-8-7-14-15-14-11 0-13 10-16 18z">
            <text:p/>
          </draw:path>
          <draw:polygon draw:style-name="gr3" draw:text-style-name="P7" draw:layer="layout" svg:width="4.127cm" svg:height="0.029cm" svg:x="18.401cm" svg:y="7.418cm" svg:viewBox="0 0 4128 30" draw:points="2064,30 0,30 0,0 4128,0 4128,30">
            <text:p/>
          </draw:polygon>
          <draw:path draw:style-name="gr3" draw:text-style-name="P7" draw:layer="layout" svg:width="0.164cm" svg:height="0.703cm" svg:x="18.47cm" svg:y="7.83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549cm" svg:height="0.703cm" svg:x="18.726cm" svg:y="7.722cm" svg:viewBox="0 0 550 704" svg:d="M222 630l-123-273c-5-12-9-12-11-12 0 0-5 0-11 5l-67 51c-10 7-10 10-10 12 0 3 2 8 6 8 5 0 18-10 24-16 5-4 16-12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9.26cm" svg:y="7.722cm" svg:viewBox="0 0 354 30" draw:points="176,30 0,30 0,0 354,0 354,30">
            <text:p/>
          </draw:polygon>
          <draw:path draw:style-name="gr3" draw:text-style-name="P7" draw:layer="layout" svg:width="0.292cm" svg:height="0.484cm" svg:x="19.289cm" svg:y="7.898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217cm" svg:height="0.448cm" svg:x="19.627cm" svg:y="7.925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1-22 3-33z">
            <text:p/>
          </draw:path>
          <draw:path draw:style-name="gr3" draw:text-style-name="P7" draw:layer="layout" svg:width="0.164cm" svg:height="0.703cm" svg:x="19.905cm" svg:y="7.83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20.169cm" svg:y="7.83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20.649cm" svg:y="7.9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21.382cm" svg:y="7.83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21.622cm" svg:y="7.89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164cm" svg:height="0.703cm" svg:x="21.977cm" svg:y="7.83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22.243cm" svg:y="7.83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2.776cm" svg:y="7.838cm" svg:viewBox="0 0 98 704" draw:points="98,0 0,0 0,29 69,29 69,677 0,677 0,704 98,704">
            <text:p/>
          </draw:polygon>
          <draw:polygon draw:style-name="gr3" draw:text-style-name="P7" draw:layer="layout" svg:width="0.234cm" svg:height="1.264cm" svg:x="22.961cm" svg:y="6.925cm" svg:viewBox="0 0 235 1265" draw:points="187,1265 235,1265 235,0 0,0 0,48 187,48">
            <text:p/>
          </draw:polygon>
          <draw:polygon draw:style-name="gr3" draw:text-style-name="P7" draw:layer="layout" svg:width="0.234cm" svg:height="1.264cm" svg:x="22.961cm" svg:y="8.189cm" svg:viewBox="0 0 235 1265" draw:points="187,1217 0,1217 0,1265 235,1265 235,0 187,0">
            <text:p/>
          </draw:polygon>
          <draw:path draw:style-name="gr3" draw:text-style-name="P7" draw:layer="layout" svg:width="0.233cm" svg:height="0.469cm" svg:x="23.982cm" svg:y="7.421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938cm" svg:height="0.029cm" svg:x="23.627cm" svg:y="8.176cm" svg:viewBox="0 0 939 30" draw:points="469,30 0,30 0,0 939,0 939,30">
            <text:p/>
          </draw:polygon>
          <draw:path draw:style-name="gr3" draw:text-style-name="P7" draw:layer="layout" svg:width="0.549cm" svg:height="0.703cm" svg:x="23.678cm" svg:y="8.315cm" svg:viewBox="0 0 550 704" svg:d="M222 630l-123-273c-5-12-9-12-11-12 0 0-5 0-11 5l-67 51c-10 7-10 10-10 12 0 3 2 8 6 8 5 0 18-10 24-16 5-4 16-12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24.213cm" svg:y="8.315cm" svg:viewBox="0 0 354 30" draw:points="176,30 0,30 0,0 354,0 354,30">
            <text:p/>
          </draw:polygon>
          <draw:path draw:style-name="gr3" draw:text-style-name="P7" draw:layer="layout" svg:width="0.292cm" svg:height="0.484cm" svg:x="24.241cm" svg:y="8.45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24.843cm" svg:y="7.9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536cm" svg:y="8.054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 xml:id="id205" draw:id="id205">
          <svg:title>TexMaths</svg:title>
          <svg:desc>22§display§=  \frac{t \sqrt{ 3 t^2 + 4 }}{2} + \frac{ 2 }{ \sqrt{3} } \log [\ \sqrt{3} t + \sqrt{ 3t^2 + 4} \ ]  + c§svg§600§FALSE§</svg:desc>
          <draw:polygon draw:style-name="gr2" draw:text-style-name="P6" draw:layer="layout" svg:width="15.076cm" svg:height="1.84cm" svg:x="4.043cm" svg:y="9.965cm" svg:viewBox="0 0 15077 1841" draw:points="7540,1841 0,1841 0,0 15077,0 15077,1841">
            <text:p/>
          </draw:polygon>
          <draw:path draw:style-name="gr3" draw:text-style-name="P7" draw:layer="layout" svg:width="0.515cm" svg:height="0.182cm" svg:x="4.048cm" svg:y="10.8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3cm" svg:x="4.932cm" svg:y="10.118cm" svg:viewBox="0 0 239 494" svg:d="M143 176h73c15 0 23 0 23-16 0-9-8-9-23-9h-66c26-111 31-125 31-130 0-14-10-21-23-21-1 0-24 0-31 28l-30 123h-74c-16 0-23 0-23 14 0 11 7 11 21 11h69c-57 220-58 232-58 246 0 43 30 72 70 72 81 0 125-114 125-119 0-7-7-7-11-7-7 0-7 2-10 10-34 81-76 99-102 99-16 0-23-11-23-35 0-20 0-25 3-37z">
            <text:p/>
          </draw:path>
          <draw:path draw:style-name="gr3" draw:text-style-name="P7" draw:layer="layout" svg:width="0.604cm" svg:height="0.773cm" svg:x="5.249cm" svg:y="9.92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2.345cm" svg:height="0.032cm" svg:x="5.836cm" svg:y="9.926cm" svg:viewBox="0 0 2346 33" draw:points="1174,33 0,33 0,0 2346,0 2346,33">
            <text:p/>
          </draw:polygon>
          <draw:path draw:style-name="gr3" draw:text-style-name="P7" draw:layer="layout" svg:width="0.321cm" svg:height="0.532cm" svg:x="5.87cm" svg:y="10.086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6.241cm" svg:y="10.118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24cm" svg:height="0.36cm" svg:x="6.537cm" svg:y="10.01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7.065cm" svg:y="10.151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7.816cm" svg:y="10.077cm" svg:viewBox="0 0 345 524" svg:d="M206 398v67c0 28 0 36-58 36h-16v23c32-1 72-1 104-1 33 0 74 0 105 1v-23h-15c-58 0-60-8-60-36v-67h79v-25h-79v-354c0-14 0-19-13-19-7 0-8 0-14 9l-239 364v25zM211 373h-190l190-289z">
            <text:p/>
          </draw:path>
          <draw:polygon draw:style-name="gr3" draw:text-style-name="P7" draw:layer="layout" svg:width="3.269cm" svg:height="0.032cm" svg:x="4.912cm" svg:y="10.915cm" svg:viewBox="0 0 3270 33" draw:points="1635,33 0,33 0,0 3270,0 3270,33">
            <text:p/>
          </draw:polygon>
          <draw:path draw:style-name="gr3" draw:text-style-name="P7" draw:layer="layout" svg:width="0.309cm" svg:height="0.516cm" svg:x="6.393cm" svg:y="11.1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515cm" svg:height="0.516cm" svg:x="8.489cm" svg:y="10.674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16cm" svg:x="9.673cm" svg:y="10.08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olygon draw:style-name="gr3" draw:text-style-name="P7" draw:layer="layout" svg:width="1.032cm" svg:height="0.032cm" svg:x="9.312cm" svg:y="10.915cm" svg:viewBox="0 0 1033 33" draw:points="516,33 0,33 0,0 1033,0 1033,33">
            <text:p/>
          </draw:polygon>
          <draw:path draw:style-name="gr3" draw:text-style-name="P7" draw:layer="layout" svg:width="0.604cm" svg:height="0.773cm" svg:x="9.369cm" svg:y="11.07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9.956cm" svg:y="11.07cm" svg:viewBox="0 0 389 33" draw:points="194,33 0,33 0,0 389,0 389,33">
            <text:p/>
          </draw:polygon>
          <draw:path draw:style-name="gr3" draw:text-style-name="P7" draw:layer="layout" svg:width="0.321cm" svg:height="0.532cm" svg:x="9.988cm" svg:y="11.226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73cm" svg:height="0.537cm" svg:x="10.59cm" svg:y="10.588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0.801cm" svg:y="10.77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1.187cm" svg:y="10.77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06cm" svg:height="0.773cm" svg:x="11.655cm" svg:y="10.544cm" svg:viewBox="0 0 107 774" draw:points="107,774 107,744 32,744 32,32 107,32 107,0 0,0 0,774">
            <text:p/>
          </draw:polygon>
          <draw:path draw:style-name="gr3" draw:text-style-name="P7" draw:layer="layout" svg:width="0.604cm" svg:height="0.773cm" svg:x="12.091cm" svg:y="10.415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2.679cm" svg:y="10.415cm" svg:viewBox="0 0 389 33" draw:points="194,33 0,33 0,0 389,0 389,33">
            <text:p/>
          </draw:polygon>
          <draw:path draw:style-name="gr3" draw:text-style-name="P7" draw:layer="layout" svg:width="0.321cm" svg:height="0.532cm" svg:x="12.712cm" svg:y="10.609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13.084cm" svg:y="10.64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515cm" svg:height="0.516cm" svg:x="13.561cm" svg:y="10.674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705cm" svg:height="0.928cm" svg:x="14.376cm" svg:y="10.334cm" svg:viewBox="0 0 706 929" svg:d="M243 929c25 0 25 0 33-16l424-883c6-11 6-12 6-14 0-9-7-16-16-16-11 0-12 7-18 16l-399 832-166-383-107 82 12 13 55-43z">
            <text:p/>
          </draw:path>
          <draw:polygon draw:style-name="gr3" draw:text-style-name="P7" draw:layer="layout" svg:width="2.345cm" svg:height="0.032cm" svg:x="15.064cm" svg:y="10.334cm" svg:viewBox="0 0 2346 33" draw:points="1174,33 0,33 0,0 2346,0 2346,33">
            <text:p/>
          </draw:polygon>
          <draw:path draw:style-name="gr3" draw:text-style-name="P7" draw:layer="layout" svg:width="0.321cm" svg:height="0.532cm" svg:x="15.095cm" svg:y="10.609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238cm" svg:height="0.493cm" svg:x="15.468cm" svg:y="10.64cm" svg:viewBox="0 0 239 494" svg:d="M143 176h73c15 0 23 0 23-16 0-9-8-9-23-9h-66c26-111 31-125 31-130 0-14-10-21-23-21-1 0-24 0-31 28l-30 123h-74c-16 0-23 0-23 14 0 11 7 11 21 11h69c-55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24cm" svg:height="0.36cm" svg:x="15.764cm" svg:y="10.54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6.292cm" svg:y="10.674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17.044cm" svg:y="10.6cm" svg:viewBox="0 0 345 524" svg:d="M206 398v67c0 28 0 36-58 36h-16v23c32-1 72-1 104-1 33 0 74 0 105 1v-23h-15c-58 0-60-8-60-36v-67h79v-25h-79v-354c0-14 0-19-13-19-7 0-8 0-14 9l-239 364v25zM211 373h-190l190-289z">
            <text:p/>
          </draw:path>
          <draw:polygon draw:style-name="gr3" draw:text-style-name="P7" draw:layer="layout" svg:width="0.106cm" svg:height="0.773cm" svg:x="17.682cm" svg:y="10.544cm" svg:viewBox="0 0 107 774" draw:points="107,0 0,0 0,32 76,32 76,744 0,744 0,774 107,774">
            <text:p/>
          </draw:polygon>
          <draw:path draw:style-name="gr3" draw:text-style-name="P7" draw:layer="layout" svg:width="0.515cm" svg:height="0.516cm" svg:x="18.096cm" svg:y="10.674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2cm" svg:height="0.351cm" svg:x="18.856cm" svg:y="10.78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 xml:id="id207" draw:id="id207">
          <svg:title>TexMaths</svg:title>
          <svg:desc>22§display§=  \frac{ \tan x \sqrt{ 3 \tan^2 x + 4 }}{2} + \frac{ 2 }{ \sqrt{3} } \log [\ \sqrt{3} \tan x + \sqrt{ 3\tan^2 x + 4} \ ]  + c§svg§600§FALSE§</svg:desc>
          <draw:polygon draw:style-name="gr2" draw:text-style-name="P6" draw:layer="layout" svg:width="21.098cm" svg:height="1.872cm" svg:x="4.041cm" svg:y="12.566cm" svg:viewBox="0 0 21099 1873" draw:points="10550,1873 0,1873 0,0 21099,0 21099,1873">
            <text:p/>
          </draw:polygon>
          <draw:path draw:style-name="gr3" draw:text-style-name="P7" draw:layer="layout" svg:width="0.515cm" svg:height="0.182cm" svg:x="4.046cm" svg:y="13.47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44cm" svg:height="0.485cm" svg:x="4.926cm" svg:y="12.758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5.245cm" svg:y="12.886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5.623cm" svg:y="12.89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6.179cm" svg:y="12.891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  <draw:path draw:style-name="gr3" draw:text-style-name="P7" draw:layer="layout" svg:width="0.604cm" svg:height="0.774cm" svg:x="6.655cm" svg:y="12.527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3.882cm" svg:height="0.032cm" svg:x="7.243cm" svg:y="12.527cm" svg:viewBox="0 0 3883 33" draw:points="1941,33 0,33 0,0 3883,0 3883,33">
            <text:p/>
          </draw:polygon>
          <draw:path draw:style-name="gr3" draw:text-style-name="P7" draw:layer="layout" svg:width="0.321cm" svg:height="0.532cm" svg:x="7.276cm" svg:y="12.717cm" svg:viewBox="0 0 322 533" svg:d="M194 243c63-19 107-74 107-136 0-63-67-107-143-107-77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42cm" svg:height="0.485cm" svg:x="7.774cm" svg:y="12.758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8.093cm" svg:y="12.886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8.471cm" svg:y="12.89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8.909cm" svg:y="12.58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9.374cm" svg:y="12.891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81-54 83-60 9 30 37 60 83 60 81 0 125-100 125-120 0-7-7-7-9-7-7 0-9 2-11 7-24 85-79 103-104 103-30 0-42-25-42-52 0-17 5-33 14-68z">
            <text:p/>
          </draw:path>
          <draw:path draw:style-name="gr3" draw:text-style-name="P7" draw:layer="layout" svg:width="0.515cm" svg:height="0.517cm" svg:x="10.009cm" svg:y="12.78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761cm" svg:y="12.71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7" draw:layer="layout" svg:width="6.214cm" svg:height="0.032cm" svg:x="4.91cm" svg:y="13.548cm" svg:viewBox="0 0 6215 33" draw:points="3108,33 0,33 0,0 6215,0 6215,33">
            <text:p/>
          </draw:polygon>
          <draw:path draw:style-name="gr3" draw:text-style-name="P7" draw:layer="layout" svg:width="0.309cm" svg:height="0.517cm" svg:x="7.864cm" svg:y="13.772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515cm" svg:height="0.517cm" svg:x="11.433cm" svg:y="13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616cm" svg:y="12.71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7 69-5 7-57 7-72 7z">
            <text:p/>
          </draw:path>
          <draw:polygon draw:style-name="gr3" draw:text-style-name="P7" draw:layer="layout" svg:width="1.032cm" svg:height="0.032cm" svg:x="12.255cm" svg:y="13.548cm" svg:viewBox="0 0 1033 33" draw:points="516,33 0,33 0,0 1033,0 1033,33">
            <text:p/>
          </draw:polygon>
          <draw:path draw:style-name="gr3" draw:text-style-name="P7" draw:layer="layout" svg:width="0.604cm" svg:height="0.774cm" svg:x="12.311cm" svg:y="13.701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0.388cm" svg:height="0.032cm" svg:x="12.899cm" svg:y="13.701cm" svg:viewBox="0 0 389 33" draw:points="194,33 0,33 0,0 389,0 389,33">
            <text:p/>
          </draw:polygon>
          <draw:path draw:style-name="gr3" draw:text-style-name="P7" draw:layer="layout" svg:width="0.321cm" svg:height="0.532cm" svg:x="12.933cm" svg:y="13.858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173cm" svg:height="0.538cm" svg:x="13.533cm" svg:y="13.21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744cm" svg:y="13.409cm" svg:viewBox="0 0 345 357" svg:d="M345 181c0-98-79-181-173-181-96 0-172 85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4.131cm" svg:y="13.40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5 11 54 35 69-47 14-72 47-72 79 0 54 77 98 172 98 92 0 173-40 173-100 0-28-12-67-51-90-42-21-86-21-134-21-19 0-53 0-58 0-25-3-42-28-42-53zM172 493c-79 0-132-39-132-79 0-37 30-65 64-67h46c66 0 154 0 154 67 0 40-56 79-132 79z">
            <text:p/>
          </draw:path>
          <draw:polygon draw:style-name="gr3" draw:text-style-name="P7" draw:layer="layout" svg:width="0.106cm" svg:height="0.774cm" svg:x="14.598cm" svg:y="13.177cm" svg:viewBox="0 0 107 775" draw:points="107,775 107,745 32,745 32,32 107,32 107,0 0,0 0,775">
            <text:p/>
          </draw:polygon>
          <draw:path draw:style-name="gr3" draw:text-style-name="P7" draw:layer="layout" svg:width="0.604cm" svg:height="0.774cm" svg:x="15.036cm" svg:y="13.048cm" svg:viewBox="0 0 605 775" svg:d="M245 694l-136-301c-5-13-10-13-12-13 0 0-5 0-13 6l-73 56c-11 7-11 10-11 12 0 4 2 9 7 9s19-11 26-18c6-3 18-12 25-17l153 334c5 13 11 13 18 13 10 0 12-4 19-14l352-729c5-13 5-14 5-16 0-9-7-16-15-16-7 0-13 4-18 16z">
            <text:p/>
          </draw:path>
          <draw:polygon draw:style-name="gr3" draw:text-style-name="P7" draw:layer="layout" svg:width="0.388cm" svg:height="0.032cm" svg:x="15.624cm" svg:y="13.048cm" svg:viewBox="0 0 389 33" draw:points="194,33 0,33 0,0 389,0 389,33">
            <text:p/>
          </draw:polygon>
          <draw:path draw:style-name="gr3" draw:text-style-name="P7" draw:layer="layout" svg:width="0.321cm" svg:height="0.532cm" svg:x="15.655cm" svg:y="13.24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42cm" svg:height="0.485cm" svg:x="16.154cm" svg:y="13.281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49cm" svg:height="0.356cm" svg:x="16.472cm" svg:y="13.409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16.852cm" svg:y="13.41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86cm" svg:height="0.351cm" svg:x="17.407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517cm" svg:x="18.042cm" svg:y="13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705cm" svg:height="0.929cm" svg:x="18.857cm" svg:y="12.935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3.882cm" svg:height="0.032cm" svg:x="19.545cm" svg:y="12.935cm" svg:viewBox="0 0 3883 33" draw:points="1941,33 0,33 0,0 3883,0 3883,33">
            <text:p/>
          </draw:polygon>
          <draw:path draw:style-name="gr3" draw:text-style-name="P7" draw:layer="layout" svg:width="0.321cm" svg:height="0.532cm" svg:x="19.579cm" svg:y="13.242cm" svg:viewBox="0 0 322 533" svg:d="M194 243c63-19 107-74 107-136 0-63-67-107-143-107-79 0-137 46-137 106 0 24 18 40 39 40 24 0 40-17 40-40 0-39-37-39-47-39 23-37 74-48 102-48 32 0 76 18 76 87 0 10-2 54-23 89-23 37-50 39-69 41-5 0-25 2-30 2-7 0-12 1-12 8 0 9 5 9 19 9h34c63 0 93 53 93 129 0 105-55 128-88 128-34 0-92-14-120-60 28 6 51-12 51-42 0-28-19-44-42-44-19 0-44 13-44 46 0 70 72 121 157 121 95 0 165-70 165-149 0-64-49-123-128-141z">
            <text:p/>
          </draw:path>
          <draw:path draw:style-name="gr3" draw:text-style-name="P7" draw:layer="layout" svg:width="0.244cm" svg:height="0.485cm" svg:x="20.075cm" svg:y="13.281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349cm" svg:height="0.356cm" svg:x="20.393cm" svg:y="13.409cm" svg:viewBox="0 0 350 357" svg:d="M225 289c4 31 25 63 62 63 16 0 63-10 63-74v-42h-19v42c0 46-19 51-28 51-25 0-28-35-28-38v-157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39cm" svg:height="0.342cm" svg:x="20.774cm" svg:y="13.414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cm" svg:height="0.36cm" svg:x="21.212cm" svg:y="13.112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86cm" svg:height="0.351cm" svg:x="21.677cm" svg:y="13.414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517cm" svg:x="22.31cm" svg:y="13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3.062cm" svg:y="13.233cm" svg:viewBox="0 0 345 525" svg:d="M206 398v67c0 28 0 37-58 37h-16v23c32-2 72-2 104-2 33 0 74 0 105 2v-23h-15c-58 0-60-9-60-37v-67h79v-25h-79v-354c0-14 0-19-13-19-7 0-8 0-14 9l-239 364v25zM211 373h-190l190-288z">
            <text:p/>
          </draw:path>
          <draw:polygon draw:style-name="gr3" draw:text-style-name="P7" draw:layer="layout" svg:width="0.106cm" svg:height="0.774cm" svg:x="23.702cm" svg:y="13.177cm" svg:viewBox="0 0 107 775" draw:points="107,0 0,0 0,32 76,32 76,745 0,745 0,775 107,775">
            <text:p/>
          </draw:polygon>
          <draw:path draw:style-name="gr3" draw:text-style-name="P7" draw:layer="layout" svg:width="0.515cm" svg:height="0.517cm" svg:x="24.114cm" svg:y="13.3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4.876cm" svg:y="13.414cm" svg:viewBox="0 0 303 352" svg:d="M276 48c-12 0-23 0-35 12-12 10-14 25-14 30 0 17 14 26 30 26 23 0 44-17 44-49 0-39-37-67-93-67-104 0-208 111-208 220 0 71 46 132 127 132 111 0 176-83 176-91 0-6-6-11-9-11-5 0-5 2-11 9-61 76-146 76-156 76-48 0-69-37-69-85 0-32 16-107 42-155 23-44 67-77 109-77 27 0 57 8 67 30z">
            <text:p/>
          </draw:path>
        </draw:g>
        <draw:g xml:id="id206" draw:id="id206">
          <svg:title>TexMaths</svg:title>
          <svg:desc>24§display§\text {I}§svg§600§FALSE§</svg:desc>
          <draw:polygon draw:style-name="gr2" draw:text-style-name="P6" draw:layer="layout" svg:width="0.197cm" svg:height="0.493cm" svg:x="3.448cm" svg:y="13.351cm" svg:viewBox="0 0 198 494" draw:points="100,494 0,494 0,0 198,0 198,494">
            <text:p/>
          </draw:polygon>
          <draw:path draw:style-name="gr3" draw:text-style-name="P7" draw:layer="layout" svg:width="0.258cm" svg:height="0.577cm" svg:x="3.429cm" svg:y="13.3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node-type="with-previous" presentation:preset-class="entrance" presentation:preset-id="ooo-entrance-glide">
                  <anim:set smil:begin="0s" smil:dur="0.001s" smil:fill="hold" smil:targetElement="id195" smil:attributeName="visibility" smil:to="visible"/>
                  <anim:animate smil:dur="0.5s" smil:fill="hold" smil:targetElement="id195" smil:attributeName="width" smil:values="width*0.05;width" smil:keyTimes="0;1"/>
                  <anim:animate smil:dur="0.5s" smil:fill="hold" smil:targetElement="id195" smil:attributeName="height" smil:values="height;height" smil:keyTimes="0;1"/>
                  <anim:animate smil:dur="0.5s" smil:fill="hold" smil:targetElement="id195" smil:attributeName="x" smil:values="x-.2;x" smil:keyTimes="0;1"/>
                  <anim:animate smil:dur="0.5s" smil:fill="hold" smil:targetElement="id195" smil:attributeName="y" smil:values="y;y" smil:keyTimes="0;1"/>
                  <anim:transitionFilter smil:dur="0.5s" smil:targetElement="id195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6" smil:attributeName="visibility" smil:to="visible"/>
                  <anim:animate smil:dur="0.5s" smil:fill="hold" smil:targetElement="id196" smil:attributeName="width" smil:values="width*0.05;width" smil:keyTimes="0;1"/>
                  <anim:animate smil:dur="0.5s" smil:fill="hold" smil:targetElement="id196" smil:attributeName="height" smil:values="height;height" smil:keyTimes="0;1"/>
                  <anim:animate smil:dur="0.5s" smil:fill="hold" smil:targetElement="id196" smil:attributeName="x" smil:values="x-.2;x" smil:keyTimes="0;1"/>
                  <anim:animate smil:dur="0.5s" smil:fill="hold" smil:targetElement="id196" smil:attributeName="y" smil:values="y;y" smil:keyTimes="0;1"/>
                  <anim:transitionFilter smil:dur="0.5s" smil:targetElement="id196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197" smil:attributeName="visibility" smil:to="visible"/>
                  <anim:animate smil:dur="0.5s" smil:fill="hold" smil:targetElement="id197" smil:attributeName="width" smil:values="width*0.05;width" smil:keyTimes="0;1"/>
                  <anim:animate smil:dur="0.5s" smil:fill="hold" smil:targetElement="id197" smil:attributeName="height" smil:values="height;height" smil:keyTimes="0;1"/>
                  <anim:animate smil:dur="0.5s" smil:fill="hold" smil:targetElement="id197" smil:attributeName="x" smil:values="x-.2;x" smil:keyTimes="0;1"/>
                  <anim:animate smil:dur="0.5s" smil:fill="hold" smil:targetElement="id197" smil:attributeName="y" smil:values="y;y" smil:keyTimes="0;1"/>
                  <anim:transitionFilter smil:dur="0.5s" smil:targetElement="id197" smil:type="fade" smil:subtype="crossfade"/>
                </anim:par>
              </anim:par>
              <anim:par smil:begin="2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198" smil:attributeName="visibility" smil:to="visible"/>
                  <anim:animate smil:dur="0.5s" smil:fill="hold" smil:targetElement="id198" smil:attributeName="x" smil:values="x;x" smil:keyTimes="0;1"/>
                  <anim:animate smil:dur="0.5s" smil:fill="hold" smil:targetElement="id19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99" smil:attributeName="visibility" smil:to="visible"/>
                  <anim:animate smil:dur="0.5s" smil:fill="hold" smil:targetElement="id199" smil:attributeName="x" smil:values="x;x" smil:keyTimes="0;1"/>
                  <anim:animate smil:dur="0.5s" smil:fill="hold" smil:targetElement="id19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00" smil:attributeName="visibility" smil:to="visible"/>
                  <anim:animate smil:dur="0.5s" smil:fill="hold" smil:targetElement="id200" smil:attributeName="width" smil:values="width*0.05;width" smil:keyTimes="0;1"/>
                  <anim:animate smil:dur="0.5s" smil:fill="hold" smil:targetElement="id200" smil:attributeName="height" smil:values="height;height" smil:keyTimes="0;1"/>
                  <anim:animate smil:dur="0.5s" smil:fill="hold" smil:targetElement="id200" smil:attributeName="x" smil:values="x-.2;x" smil:keyTimes="0;1"/>
                  <anim:animate smil:dur="0.5s" smil:fill="hold" smil:targetElement="id200" smil:attributeName="y" smil:values="y;y" smil:keyTimes="0;1"/>
                  <anim:transitionFilter smil:dur="0.5s" smil:targetElement="id200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1" smil:attributeName="visibility" smil:to="visible"/>
                  <anim:animate smil:dur="0.5s" smil:fill="hold" smil:targetElement="id201" smil:attributeName="x" smil:values="x;x" smil:keyTimes="0;1"/>
                  <anim:animate smil:dur="0.5s" smil:fill="hold" smil:targetElement="id201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2" smil:attributeName="visibility" smil:to="visible"/>
                  <anim:animate smil:dur="0.5s" smil:fill="hold" smil:targetElement="id202" smil:attributeName="x" smil:values="x;x" smil:keyTimes="0;1"/>
                  <anim:animate smil:dur="0.5s" smil:fill="hold" smil:targetElement="id20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3" smil:attributeName="visibility" smil:to="visible"/>
                  <anim:animate smil:dur="0.5s" smil:fill="hold" smil:targetElement="id203" smil:attributeName="x" smil:values="x;x" smil:keyTimes="0;1"/>
                  <anim:animate smil:dur="0.5s" smil:fill="hold" smil:targetElement="id20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4" smil:attributeName="visibility" smil:to="visible"/>
                  <anim:animate smil:dur="0.5s" smil:fill="hold" smil:targetElement="id204" smil:attributeName="x" smil:values="x;x" smil:keyTimes="0;1"/>
                  <anim:animate smil:dur="0.5s" smil:fill="hold" smil:targetElement="id20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5" smil:attributeName="visibility" smil:to="visible"/>
                  <anim:animate smil:dur="0.5s" smil:fill="hold" smil:targetElement="id205" smil:attributeName="x" smil:values="x;x" smil:keyTimes="0;1"/>
                  <anim:animate smil:dur="0.5s" smil:fill="hold" smil:targetElement="id20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06" smil:attributeName="visibility" smil:to="visible"/>
                  <anim:animate smil:dur="0.5s" smil:fill="hold" smil:targetElement="id206" smil:attributeName="x" smil:values="x;x" smil:keyTimes="0;1"/>
                  <anim:animate smil:dur="0.5s" smil:fill="hold" smil:targetElement="id206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7" smil:attributeName="visibility" smil:to="visible"/>
                  <anim:animate smil:dur="0.5s" smil:fill="hold" smil:targetElement="id207" smil:attributeName="x" smil:values="x;x" smil:keyTimes="0;1"/>
                  <anim:animate smil:dur="0.5s" smil:fill="hold" smil:targetElement="id207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9">
        <office:forms form:automatic-focus="false" form:apply-design-mode="false"/>
        <draw:frame presentation:style-name="pr5" draw:text-style-name="P11" draw:layer="layout" svg:width="26.4cm" svg:height="14.574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1cm" svg:y="1.051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1.0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.2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1.0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.495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7cm" svg:y="1.051cm" svg:viewBox="0 0 198 494" draw:points="100,494 0,494 0,0 198,0 198,494">
            <text:p/>
          </draw:polygon>
          <draw:path draw:style-name="gr3" draw:text-style-name="P7" draw:layer="layout" svg:width="0.258cm" svg:height="0.577cm" svg:x="5.028cm" svg:y="1.0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\sqrt{x^2 + 4x + 13} \ dx§svg§600§FALSE§</svg:desc>
          <draw:polygon draw:style-name="gr2" draw:text-style-name="P6" draw:layer="layout" svg:width="7.398cm" svg:height="0.881cm" svg:x="5.64cm" svg:y="0.762cm" svg:viewBox="0 0 7399 882" draw:points="3700,882 0,882 0,0 7399,0 7399,882">
            <text:p/>
          </draw:polygon>
          <draw:path draw:style-name="gr3" draw:text-style-name="P7" draw:layer="layout" svg:width="0.515cm" svg:height="0.182cm" svg:x="5.645cm" svg:y="1.2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cm" svg:y="0.961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7.039cm" svg:y="0.723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4.281cm" svg:height="0.032cm" svg:x="7.727cm" svg:y="0.723cm" svg:viewBox="0 0 4282 33" draw:points="2142,33 0,33 0,0 4282,0 4282,33">
            <text:p/>
          </draw:polygon>
          <draw:path draw:style-name="gr3" draw:text-style-name="P7" draw:layer="layout" svg:width="0.386cm" svg:height="0.351cm" svg:x="7.75cm" svg:y="1.1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8.204cm" svg:y="0.93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732cm" svg:y="1.063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44cm" svg:height="0.523cm" svg:x="9.484cm" svg:y="0.9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9.871cm" svg:y="1.1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0.505cm" svg:y="1.063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11.304cm" svg:y="0.99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1.654cm" svg:y="0.99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69cm" svg:height="0.546cm" svg:x="12.297cm" svg:y="0.97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1 0 62 63 62 69 0 3-2 8-4 12z">
            <text:p/>
          </draw:path>
          <draw:path draw:style-name="gr3" draw:text-style-name="P7" draw:layer="layout" svg:width="0.386cm" svg:height="0.351cm" svg:x="12.691cm" svg:y="1.1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</draw:g>
        <draw:g>
          <svg:title>TexMaths</svg:title>
          <svg:desc>24§display§\text {(4)}§svg§600§FALSE§</svg:desc>
          <draw:polygon draw:style-name="gr2" draw:text-style-name="P6" draw:layer="layout" svg:width="0.91cm" svg:height="0.76cm" svg:x="1.524cm" svg:y="0.951cm" svg:viewBox="0 0 911 761" draw:points="455,761 0,761 0,0 911,0 911,761">
            <text:p/>
          </draw:polygon>
          <draw:path draw:style-name="gr3" draw:text-style-name="P7" draw:layer="layout" svg:width="0.197cm" svg:height="0.844cm" svg:x="1.564cm" svg:y="0.909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76cm" svg:height="0.571cm" svg:x="1.833cm" svg:y="0.97cm" svg:viewBox="0 0 377 572" svg:d="M225 434v73c0 31 0 40-64 40h-17v25c35-2 79-2 113-2 37 0 81 0 116 2v-25h-18c-63 0-65-9-65-40v-73h87v-27h-87v-386c0-15 0-21-13-21-8 0-10 0-16 10l-261 397v27zM231 407h-208l208-315z">
            <text:p/>
          </draw:path>
          <draw:path draw:style-name="gr3" draw:text-style-name="P7" draw:layer="layout" svg:width="0.197cm" svg:height="0.844cm" svg:x="2.281cm" svg:y="0.9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0§display§=  \frac{(x+2) \sqrt{ (x+2)^2 + (3)^2 }}{2} + \frac{ (3)^2 }{2} } \log [\ (x+2) + \sqrt{ (x+2)^2 + (3)^2}\ ] + c§svg§600§FALSE§</svg:desc>
          <draw:polygon draw:style-name="gr2" draw:text-style-name="P6" draw:layer="layout" svg:width="21.806cm" svg:height="1.531cm" svg:x="5.643cm" svg:y="5.461cm" svg:viewBox="0 0 21807 1532" draw:points="10903,1532 0,1532 0,0 21807,0 21807,1532">
            <text:p/>
          </draw:polygon>
          <draw:path draw:style-name="gr3" draw:text-style-name="P7" draw:layer="layout" svg:width="0.468cm" svg:height="0.165cm" svg:x="5.648cm" svg:y="6.28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6.504cm" svg:y="5.528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6.728cm" svg:y="5.7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7cm" svg:x="7.305cm" svg:y="5.64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8.003cm" svg:y="5.588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8.36cm" svg:y="5.52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641cm" svg:height="0.844cm" svg:x="8.67cm" svg:y="5.426cm" svg:viewBox="0 0 642 845" svg:d="M221 845c22 0 22 0 30-14l386-804c5-9 5-11 5-13 0-8-7-14-15-14-9 0-11 6-16 14l-363 757-150-348-98 75 11 11 50-38z">
            <text:p/>
          </draw:path>
          <draw:polygon draw:style-name="gr3" draw:text-style-name="P7" draw:layer="layout" svg:width="4.548cm" svg:height="0.029cm" svg:x="9.296cm" svg:y="5.426cm" svg:viewBox="0 0 4549 30" draw:points="2274,30 0,30 0,0 4549,0 4549,30">
            <text:p/>
          </draw:polygon>
          <draw:path draw:style-name="gr3" draw:text-style-name="P7" draw:layer="layout" svg:width="0.164cm" svg:height="0.703cm" svg:x="9.366cm" svg:y="5.528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9.59cm" svg:y="5.74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7cm" svg:x="10.166cm" svg:y="5.64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10.865cm" svg:y="5.588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11.222cm" svg:y="5.52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1.486cm" svg:y="5.5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1.966cm" svg:y="5.645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164cm" svg:height="0.703cm" svg:x="12.699cm" svg:y="5.528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292cm" svg:height="0.484cm" svg:x="12.933cm" svg:y="5.58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13.294cm" svg:y="5.52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3.558cm" svg:y="5.52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41cm" svg:height="0.029cm" svg:x="6.433cm" svg:y="6.354cm" svg:viewBox="0 0 7411 30" draw:points="3706,30 0,30 0,0 7411,0 7411,30">
            <text:p/>
          </draw:polygon>
          <draw:path draw:style-name="gr3" draw:text-style-name="P7" draw:layer="layout" svg:width="0.281cm" svg:height="0.47cm" svg:x="9.998cm" svg:y="6.557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468cm" svg:height="0.47cm" svg:x="14.123cm" svg:y="6.13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164cm" svg:height="0.703cm" svg:x="14.941cm" svg:y="5.541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292cm" svg:height="0.484cm" svg:x="15.174cm" svg:y="5.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15.536cm" svg:y="5.541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5.8cm" svg:y="5.48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4.87cm" svg:y="6.354cm" svg:viewBox="0 0 1214 30" draw:points="608,30 0,30 0,0 1214,0 1214,30">
            <text:p/>
          </draw:polygon>
          <draw:path draw:style-name="gr3" draw:text-style-name="P7" draw:layer="layout" svg:width="0.281cm" svg:height="0.47cm" svg:x="15.338cm" svg:y="6.557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6 63-5 6-51 6-66 6z">
            <text:p/>
          </draw:path>
          <draw:path draw:style-name="gr3" draw:text-style-name="P7" draw:layer="layout" svg:width="0.157cm" svg:height="0.489cm" svg:x="16.309cm" svg:y="6.05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6.501cm" svg:y="6.229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6.853cm" svg:y="6.226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7.277cm" svg:y="6.017cm" svg:viewBox="0 0 98 704" draw:points="98,704 98,677 29,677 29,29 98,29 98,0 0,0 0,704">
            <text:p/>
          </draw:polygon>
          <draw:path draw:style-name="gr3" draw:text-style-name="P7" draw:layer="layout" svg:width="0.164cm" svg:height="0.703cm" svg:x="17.693cm" svg:y="6.017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17.917cm" svg:y="6.23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7cm" svg:x="18.494cm" svg:y="6.13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19.194cm" svg:y="6.076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19.549cm" svg:y="6.01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19.978cm" svg:y="6.13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641cm" svg:height="0.844cm" svg:x="20.718cm" svg:y="5.881cm" svg:viewBox="0 0 642 845" svg:d="M221 845c22 0 22 0 30-14l386-804c5-9 5-11 5-13 0-8-7-14-15-14-9 0-11 6-16 14l-363 757-150-348-98 75 11 11 50-38z">
            <text:p/>
          </draw:path>
          <draw:polygon draw:style-name="gr3" draw:text-style-name="P7" draw:layer="layout" svg:width="4.548cm" svg:height="0.029cm" svg:x="21.344cm" svg:y="5.881cm" svg:viewBox="0 0 4549 30" draw:points="2274,30 0,30 0,0 4549,0 4549,30">
            <text:p/>
          </draw:polygon>
          <draw:path draw:style-name="gr3" draw:text-style-name="P7" draw:layer="layout" svg:width="0.164cm" svg:height="0.703cm" svg:x="21.414cm" svg:y="6.017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21.638cm" svg:y="6.23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7cm" svg:x="22.216cm" svg:y="6.13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22.914cm" svg:y="6.076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23.271cm" svg:y="6.01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23.535cm" svg:y="6.01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24.015cm" svg:y="6.13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164cm" svg:height="0.703cm" svg:x="24.747cm" svg:y="6.017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292cm" svg:height="0.484cm" svg:x="24.981cm" svg:y="6.07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25.343cm" svg:y="6.01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25.608cm" svg:y="6.01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6.141cm" svg:y="6.017cm" svg:viewBox="0 0 98 704" draw:points="98,0 0,0 0,29 69,29 69,677 0,677 0,704 98,704">
            <text:p/>
          </draw:polygon>
          <draw:path draw:style-name="gr3" draw:text-style-name="P7" draw:layer="layout" svg:width="0.468cm" svg:height="0.47cm" svg:x="26.517cm" svg:y="6.13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7.21cm" svg:y="6.23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2§display§= \smallint \sqrt{x^2 + 2(x)(2) + 4 + 9} \ dx§svg§600§FALSE§</svg:desc>
          <draw:polygon draw:style-name="gr2" draw:text-style-name="P6" draw:layer="layout" svg:width="9.933cm" svg:height="0.85cm" svg:x="5.641cm" svg:y="2.363cm" svg:viewBox="0 0 9934 851" draw:points="4967,851 0,851 0,0 9934,0 9934,851">
            <text:p/>
          </draw:polygon>
          <draw:path draw:style-name="gr3" draw:text-style-name="P7" draw:layer="layout" svg:width="0.515cm" svg:height="0.182cm" svg:x="5.646cm" svg:y="2.7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2.5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cm" svg:y="2.324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6.816cm" svg:height="0.032cm" svg:x="7.729cm" svg:y="2.324cm" svg:viewBox="0 0 6817 33" draw:points="3409,33 0,33 0,0 6817,0 6817,33">
            <text:p/>
          </draw:polygon>
          <draw:path draw:style-name="gr3" draw:text-style-name="P7" draw:layer="layout" svg:width="0.386cm" svg:height="0.351cm" svg:x="7.751cm" svg:y="2.7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  <draw:path draw:style-name="gr3" draw:text-style-name="P7" draw:layer="layout" svg:width="0.24cm" svg:height="0.359cm" svg:x="8.206cm" svg:y="2.4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8.734cm" svg:y="2.60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9.501cm" svg:y="2.53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9.925cm" svg:y="2.4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10.173cm" svg:y="2.7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  <draw:path draw:style-name="gr3" draw:text-style-name="P7" draw:layer="layout" svg:width="0.18cm" svg:height="0.772cm" svg:x="10.636cm" svg:y="2.4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18cm" svg:height="0.772cm" svg:x="10.969cm" svg:y="2.4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1.233cm" svg:y="2.53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11.624cm" svg:y="2.4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515cm" svg:height="0.516cm" svg:x="12.095cm" svg:y="2.60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44cm" svg:height="0.523cm" svg:x="12.847cm" svg:y="2.53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515cm" svg:height="0.516cm" svg:x="13.428cm" svg:y="2.60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21cm" svg:height="0.532cm" svg:x="14.19cm" svg:y="2.538cm" svg:viewBox="0 0 322 533" svg:d="M253 269v25c0 182-81 217-126 217-13 0-55-1-76-28 33 0 41-23 41-35 0-24-20-37-37-37-13 0-36 7-36 39 0 51 43 83 108 83 100 0 195-106 195-271 0-209-88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369cm" svg:height="0.546cm" svg:x="14.832cm" svg:y="2.517cm" svg:viewBox="0 0 370 547" svg:d="M370 9c0-2 0-9-11-9-10 0-84 7-98 9-6 0-11 3-11 14 0 10 7 10 19 10 37 0 39 6 39 13l-2 16-47 182c-14-28-37-49-72-49-90 0-187 114-187 227 0 74 42 125 104 125 16 0 54-4 100-58 7 31 34 58 71 58 28 0 45-18 58-44 12-27 23-74 23-76 0-9-7-9-9-9-9 0-9 4-11 14-14 51-28 97-60 97-21 0-23-19-23-35 0-19 2-25 6-37zM208 445c-4 14-4 15-16 30-34 42-65 54-86 54-39 0-51-42-51-72 0-39 26-135 44-171 22-45 58-73 89-73 51 0 62 63 62 68 0 4-2 9-4 13z">
            <text:p/>
          </draw:path>
          <draw:path draw:style-name="gr3" draw:text-style-name="P7" draw:layer="layout" svg:width="0.386cm" svg:height="0.351cm" svg:x="15.227cm" svg:y="2.7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>
          <svg:title>TexMaths</svg:title>
          <svg:desc>22§display§= \smallint \sqrt{ ( x + 2 )^2 + (3)^2 } \ dx§svg§600§FALSE§</svg:desc>
          <draw:polygon draw:style-name="gr2" draw:text-style-name="P6" draw:layer="layout" svg:width="8.12cm" svg:height="0.85cm" svg:x="5.642cm" svg:y="3.864cm" svg:viewBox="0 0 8121 851" draw:points="4061,851 0,851 0,0 8121,0 8121,851">
            <text:p/>
          </draw:polygon>
          <draw:path draw:style-name="gr3" draw:text-style-name="P7" draw:layer="layout" svg:width="0.515cm" svg:height="0.182cm" svg:x="5.647cm" svg:y="4.2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2cm" svg:y="4.001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1cm" svg:y="3.825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5.003cm" svg:height="0.032cm" svg:x="7.73cm" svg:y="3.825cm" svg:viewBox="0 0 5004 33" draw:points="2501,33 0,33 0,0 5004,0 5004,33">
            <text:p/>
          </draw:polygon>
          <draw:path draw:style-name="gr3" draw:text-style-name="P7" draw:layer="layout" svg:width="0.18cm" svg:height="0.772cm" svg:x="7.807cm" svg:y="3.974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8.053cm" svg:y="4.2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  <draw:path draw:style-name="gr3" draw:text-style-name="P7" draw:layer="layout" svg:width="0.515cm" svg:height="0.516cm" svg:x="8.687cm" svg:y="4.104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9.456cm" svg:y="4.039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9.849cm" svg:y="3.974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0.139cm" svg:y="3.973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10.667cm" svg:y="4.104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18cm" svg:height="0.772cm" svg:x="11.473cm" svg:y="3.974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11.73cm" svg:y="4.039cm" svg:viewBox="0 0 322 533" svg:d="M194 243c63-20 107-74 107-136 0-63-69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18cm" svg:height="0.772cm" svg:x="12.128cm" svg:y="3.974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2.419cm" svg:y="3.973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3.02cm" svg:y="4.018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0 0 62 63 62 68 0 4-2 9-4 13z">
            <text:p/>
          </draw:path>
          <draw:path draw:style-name="gr3" draw:text-style-name="P7" draw:layer="layout" svg:width="0.386cm" svg:height="0.351cm" svg:x="13.415cm" svg:y="4.2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</draw:g>
        <draw:g>
          <svg:title>TexMaths</svg:title>
          <svg:desc>22§display§=  \frac{(x+2) \sqrt{ x^2 + 4x + 13 }}{2}  + \frac{ 9 }{2}  \log [\ (x+2) + \sqrt{ x^2 + 4x + 13}\ ] + c§svg§600§FALSE§</svg:desc>
          <draw:polygon draw:style-name="gr2" draw:text-style-name="P6" draw:layer="layout" svg:width="21.465cm" svg:height="1.651cm" svg:x="5.647cm" svg:y="7.47cm" svg:viewBox="0 0 21466 1652" draw:points="10734,1652 0,1652 0,0 21466,0 21466,1652">
            <text:p/>
          </draw:polygon>
          <draw:path draw:style-name="gr3" draw:text-style-name="P7" draw:layer="layout" svg:width="0.515cm" svg:height="0.182cm" svg:x="5.652cm" svg:y="8.34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6.594cm" svg:y="7.5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6.84cm" svg:y="7.7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7.476cm" svg:y="7.6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8.243cm" svg:y="7.5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8.635cm" svg:y="7.5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604cm" svg:height="0.773cm" svg:x="8.949cm" svg:y="7.431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4.281cm" svg:height="0.032cm" svg:x="9.537cm" svg:y="7.431cm" svg:viewBox="0 0 4282 33" draw:points="2142,33 0,33 0,0 4282,0 4282,33">
            <text:p/>
          </draw:polygon>
          <draw:path draw:style-name="gr3" draw:text-style-name="P7" draw:layer="layout" svg:width="0.386cm" svg:height="0.351cm" svg:x="9.559cm" svg:y="7.7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0.012cm" svg:y="7.52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54cm" svg:y="7.6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1.291cm" svg:y="7.58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1.678cm" svg:y="7.7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2.314cm" svg:y="7.65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3.113cm" svg:y="7.5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3.463cm" svg:y="7.591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olygon draw:style-name="gr3" draw:text-style-name="P7" draw:layer="layout" svg:width="7.301cm" svg:height="0.032cm" svg:x="6.516cm" svg:y="8.42cm" svg:viewBox="0 0 7302 33" draw:points="3650,33 0,33 0,0 7302,0 7302,33">
            <text:p/>
          </draw:polygon>
          <draw:path draw:style-name="gr3" draw:text-style-name="P7" draw:layer="layout" svg:width="0.309cm" svg:height="0.516cm" svg:x="10.012cm" svg:y="8.64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516cm" svg:x="14.125cm" svg:y="8.1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4.98cm" svg:y="7.591cm" svg:viewBox="0 0 322 533" svg:d="M253 269v25c0 183-81 218-126 218-14 0-55-2-76-28 33 0 41-23 41-35 0-25-20-37-37-37-13 0-36 7-36 38 0 51 43 83 108 83 100 0 195-106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olygon draw:style-name="gr3" draw:text-style-name="P7" draw:layer="layout" svg:width="0.388cm" svg:height="0.032cm" svg:x="14.947cm" svg:y="8.42cm" svg:viewBox="0 0 389 33" draw:points="194,33 0,33 0,0 389,0 389,33">
            <text:p/>
          </draw:polygon>
          <draw:path draw:style-name="gr3" draw:text-style-name="P7" draw:layer="layout" svg:width="0.309cm" svg:height="0.516cm" svg:x="14.985cm" svg:y="8.64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73cm" svg:height="0.537cm" svg:x="15.582cm" svg:y="8.092cm" svg:viewBox="0 0 174 538" svg:d="M113 0l-113 9v24c55 0 62 6 62 43v402c0 36-9 36-62 36v24c26-1 67-1 86-1 20 0 58 0 88 1v-24c-53 0-61 0-61-36z">
            <text:p/>
          </draw:path>
          <draw:path draw:style-name="gr3" draw:text-style-name="P7" draw:layer="layout" svg:width="0.344cm" svg:height="0.356cm" svg:x="15.791cm" svg:y="8.28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6.179cm" svg:y="8.279cm" svg:viewBox="0 0 356 512" svg:d="M151 218c-68 0-68-77-68-95 0-21 1-46 12-65 7-11 25-32 56-32 67 0 67 78 67 95 0 21 0 46-12 65-7 11-25 32-55 32zM60 248c0-3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06cm" svg:height="0.773cm" svg:x="16.645cm" svg:y="8.048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7.104cm" svg:y="8.048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7.351cm" svg:y="8.28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7.984cm" svg:y="8.1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8.753cm" svg:y="8.11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9.146cm" svg:y="8.048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515cm" svg:height="0.516cm" svg:x="19.618cm" svg:y="8.1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705cm" svg:height="0.928cm" svg:x="20.432cm" svg:y="7.839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4.281cm" svg:height="0.032cm" svg:x="21.121cm" svg:y="7.839cm" svg:viewBox="0 0 4282 33" draw:points="2142,33 0,33 0,0 4282,0 4282,33">
            <text:p/>
          </draw:polygon>
          <draw:path draw:style-name="gr3" draw:text-style-name="P7" draw:layer="layout" svg:width="0.386cm" svg:height="0.351cm" svg:x="21.142cm" svg:y="8.2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21.596cm" svg:y="8.047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2.124cm" svg:y="8.1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22.875cm" svg:y="8.105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23.262cm" svg:y="8.2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23.898cm" svg:y="8.1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24.697cm" svg:y="8.11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25.047cm" svg:y="8.114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olygon draw:style-name="gr3" draw:text-style-name="P7" draw:layer="layout" svg:width="0.106cm" svg:height="0.773cm" svg:x="25.675cm" svg:y="8.048cm" svg:viewBox="0 0 107 774" draw:points="107,0 0,0 0,32 76,32 76,744 0,744 0,774 107,774">
            <text:p/>
          </draw:polygon>
          <draw:path draw:style-name="gr3" draw:text-style-name="P7" draw:layer="layout" svg:width="0.515cm" svg:height="0.516cm" svg:x="26.089cm" svg:y="8.17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6.849cm" svg:y="8.288cm" svg:viewBox="0 0 303 352" svg:d="M276 47c-12 0-23 0-35 13-12 10-14 24-14 30 0 17 14 26 30 26 23 0 44-17 44-49 0-39-37-67-93-67-104 0-208 111-208 220 0 70 46 132 127 132 111 0 176-83 176-92 0-5-6-10-9-10-5 0-7 2-11 9-61 75-146 75-156 75-48 0-69-37-69-84 0-32 16-108 42-155 23-44 67-77 109-77 27 0 57 8 67 29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8cm" svg:y="8.251cm" svg:viewBox="0 0 198 494" draw:points="100,494 0,494 0,0 198,0 198,494">
            <text:p/>
          </draw:polygon>
          <draw:path draw:style-name="gr3" draw:text-style-name="P7" draw:layer="layout" svg:width="0.258cm" svg:height="0.577cm" svg:x="5.029cm" svg:y="8.2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1cm" svg:y="10.052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10.01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0.208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10.068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0.496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7cm" svg:y="10.052cm" svg:viewBox="0 0 198 494" draw:points="100,494 0,494 0,0 198,0 198,494">
            <text:p/>
          </draw:polygon>
          <draw:path draw:style-name="gr3" draw:text-style-name="P7" draw:layer="layout" svg:width="0.258cm" svg:height="0.577cm" svg:x="5.028cm" svg:y="10.0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\sqrt{x^2 + 6x - 7} \ dx§svg§600§FALSE§</svg:desc>
          <draw:polygon draw:style-name="gr2" draw:text-style-name="P6" draw:layer="layout" svg:width="7.011cm" svg:height="0.881cm" svg:x="5.641cm" svg:y="9.764cm" svg:viewBox="0 0 7012 882" draw:points="3506,882 0,882 0,0 7012,0 7012,882">
            <text:p/>
          </draw:polygon>
          <draw:path draw:style-name="gr3" draw:text-style-name="P7" draw:layer="layout" svg:width="0.515cm" svg:height="0.182cm" svg:x="5.646cm" svg:y="10.23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9.963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7.04cm" svg:y="9.725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3.894cm" svg:height="0.032cm" svg:x="7.728cm" svg:y="9.725cm" svg:viewBox="0 0 3895 33" draw:points="1948,33 0,33 0,0 3895,0 3895,33">
            <text:p/>
          </draw:polygon>
          <draw:path draw:style-name="gr3" draw:text-style-name="P7" draw:layer="layout" svg:width="0.386cm" svg:height="0.351cm" svg:x="7.751cm" svg:y="10.1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8.205cm" svg:y="9.933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734cm" svg:y="10.065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21cm" svg:height="0.532cm" svg:x="9.496cm" svg:y="10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9-14-113 0-59 25-139 95-139 13 0 48 0 72 50 14 28 14 68 14 105s0 76-14 104c-23 48-59 51-77 51z">
            <text:p/>
          </draw:path>
          <draw:path draw:style-name="gr3" draw:text-style-name="P7" draw:layer="layout" svg:width="0.386cm" svg:height="0.351cm" svg:x="9.872cm" svg:y="10.17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527cm" svg:y="10.306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1cm" svg:x="11.28cm" svg:y="9.992cm" svg:viewBox="0 0 333 542" svg:d="M326 53c7-11 7-13 7-28h-189c-95 0-96-11-98-25h-20l-26 160h19c2-12 9-61 20-70 5-6 67-6 75-6h162c-8 13-70 97-88 124-68 103-95 211-95 290 0 9 0 44 35 44 37 0 37-35 37-44v-39c0-42 2-86 9-126 2-18 13-85 48-134z">
            <text:p/>
          </draw:path>
          <draw:path draw:style-name="gr3" draw:text-style-name="P7" draw:layer="layout" svg:width="0.369cm" svg:height="0.546cm" svg:x="11.912cm" svg:y="9.978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2.305cm" svg:y="10.17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4§display§\text {(5)}§svg§600§FALSE§</svg:desc>
          <draw:polygon draw:style-name="gr2" draw:text-style-name="P6" draw:layer="layout" svg:width="0.91cm" svg:height="0.759cm" svg:x="1.525cm" svg:y="9.953cm" svg:viewBox="0 0 911 760" draw:points="455,760 0,760 0,0 911,0 911,760">
            <text:p/>
          </draw:polygon>
          <draw:path draw:style-name="gr3" draw:text-style-name="P7" draw:layer="layout" svg:width="0.197cm" svg:height="0.844cm" svg:x="1.565cm" svg:y="9.911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37cm" svg:height="0.581cm" svg:x="1.854cm" svg:y="9.982cm" svg:viewBox="0 0 338 582" svg:d="M338 394c0-100-69-187-161-187-41 0-77 14-108 45v-166c17 6 46 12 73 12 104 0 164-77 164-88 0-6-2-10-8-10-2 0-4 0-8 2-17 8-57 25-115 25-35 0-73-6-114-23-5-4-7-4-9-4-8 0-8 8-8 21v250c0 15 0 23 12 23 5 0 7-2 9-8 10-13 43-59 110-59 44 0 65 38 73 53 13 33 15 66 15 108 0 29 0 81-21 115-19 33-52 56-90 56-62 0-110-44-125-94 2 0 6 0 15 0 27 0 43-21 43-41 0-21-16-42-43-42-13 0-42 6-42 46 0 71 58 154 154 154 98 0 184-81 184-188z">
            <text:p/>
          </draw:path>
          <draw:path draw:style-name="gr3" draw:text-style-name="P7" draw:layer="layout" svg:width="0.197cm" svg:height="0.844cm" svg:x="2.282cm" svg:y="9.9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smallint \sqrt{x^2 + 2(x)(3) + 9 - 7 - 9} \ dx§svg§600§FALSE§</svg:desc>
          <draw:polygon draw:style-name="gr2" draw:text-style-name="P6" draw:layer="layout" svg:width="11.263cm" svg:height="0.85cm" svg:x="5.643cm" svg:y="11.265cm" svg:viewBox="0 0 11264 851" draw:points="5632,851 0,851 0,0 11264,0 11264,851">
            <text:p/>
          </draw:polygon>
          <draw:path draw:style-name="gr3" draw:text-style-name="P7" draw:layer="layout" svg:width="0.515cm" svg:height="0.182cm" svg:x="5.648cm" svg:y="11.6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3cm" svg:y="11.402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2cm" svg:y="11.226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8.147cm" svg:height="0.032cm" svg:x="7.73cm" svg:y="11.226cm" svg:viewBox="0 0 8148 33" draw:points="4074,33 0,33 0,0 8148,0 8148,33">
            <text:p/>
          </draw:polygon>
          <draw:path draw:style-name="gr3" draw:text-style-name="P7" draw:layer="layout" svg:width="0.386cm" svg:height="0.351cm" svg:x="7.753cm" svg:y="11.6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  <draw:path draw:style-name="gr3" draw:text-style-name="P7" draw:layer="layout" svg:width="0.24cm" svg:height="0.359cm" svg:x="8.207cm" svg:y="11.374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8.735cm" svg:y="11.505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9.503cm" svg:y="11.44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9.927cm" svg:y="11.375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10.175cm" svg:y="11.6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  <draw:path draw:style-name="gr3" draw:text-style-name="P7" draw:layer="layout" svg:width="0.18cm" svg:height="0.772cm" svg:x="10.638cm" svg:y="11.375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18cm" svg:height="0.772cm" svg:x="10.97cm" svg:y="11.375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11.227cm" svg:y="11.44cm" svg:viewBox="0 0 322 533" svg:d="M194 243c63-20 107-74 107-136 0-63-67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18cm" svg:height="0.772cm" svg:x="11.625cm" svg:y="11.375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515cm" svg:height="0.516cm" svg:x="12.097cm" svg:y="11.505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21cm" svg:height="0.532cm" svg:x="12.859cm" svg:y="11.44cm" svg:viewBox="0 0 322 533" svg:d="M253 269v25c0 182-81 217-126 217-13 0-55-1-76-28 33 0 41-23 41-35 0-24-20-37-37-37-13 0-36 7-36 39 0 51 43 83 108 83 100 0 195-106 195-271 0-209-88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472cm" svg:height="0.032cm" svg:x="13.45cm" svg:y="11.746cm" svg:viewBox="0 0 473 33" svg:d="M447 33c12 0 26 0 26-17 0-16-14-16-26-16h-421c-12 0-26 0-26 16 0 17 14 17 26 17z">
            <text:p/>
          </draw:path>
          <draw:path draw:style-name="gr3" draw:text-style-name="P7" draw:layer="layout" svg:width="0.332cm" svg:height="0.54cm" svg:x="14.202cm" svg:y="11.433cm" svg:viewBox="0 0 333 541" svg:d="M326 53c7-11 7-13 7-28h-189c-95 0-96-11-98-25h-20l-26 160h19c2-12 9-62 20-70 5-6 67-6 75-6h162c-8 13-70 97-88 123-68 104-95 211-95 290 0 9 0 44 35 44 37 0 37-35 37-44v-38c0-42 2-86 7-127 4-17 15-84 50-133z">
            <text:p/>
          </draw:path>
          <draw:path draw:style-name="gr3" draw:text-style-name="P7" draw:layer="layout" svg:width="0.472cm" svg:height="0.032cm" svg:x="14.781cm" svg:y="11.746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5.523cm" svg:y="11.44cm" svg:viewBox="0 0 322 533" svg:d="M253 269v25c0 182-81 217-126 217-13 0-55-1-76-28 33 0 41-23 41-35 0-24-20-37-37-37-13 0-36 7-36 39 0 51 43 83 108 83 100 0 195-106 195-271 0-209-88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369cm" svg:height="0.546cm" svg:x="16.166cm" svg:y="11.419cm" svg:viewBox="0 0 370 547" svg:d="M370 9c0-2 0-9-11-9s-84 7-99 9c-5 0-10 3-10 14 0 10 7 10 19 10 37 0 39 6 39 13l-2 16-47 182c-14-28-37-49-72-49-90 0-187 114-187 227 0 74 42 125 104 125 16 0 54-4 100-58 7 31 34 58 71 58 28 0 45-18 58-44 12-27 23-74 23-76 0-9-8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6.56cm" svg:y="11.61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>
          <svg:title>TexMaths</svg:title>
          <svg:desc>22§display§= \smallint \sqrt{ ( x + 3 )^2 - 16 } \ dx§svg§600§FALSE§</svg:desc>
          <draw:polygon draw:style-name="gr2" draw:text-style-name="P6" draw:layer="layout" svg:width="7.558cm" svg:height="0.85cm" svg:x="5.644cm" svg:y="12.765cm" svg:viewBox="0 0 7559 851" draw:points="3779,851 0,851 0,0 7559,0 7559,851">
            <text:p/>
          </draw:polygon>
          <draw:path draw:style-name="gr3" draw:text-style-name="P7" draw:layer="layout" svg:width="0.515cm" svg:height="0.182cm" svg:x="5.649cm" svg:y="13.17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4cm" svg:y="12.902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5-123 7-58 19-87 47-87 14 0 25 7 30 14z">
            <text:p/>
          </draw:path>
          <draw:path draw:style-name="gr3" draw:text-style-name="P7" draw:layer="layout" svg:width="0.705cm" svg:height="0.927cm" svg:x="7.043cm" svg:y="12.726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4.442cm" svg:height="0.032cm" svg:x="7.732cm" svg:y="12.726cm" svg:viewBox="0 0 4443 33" draw:points="2221,33 0,33 0,0 4443,0 4443,33">
            <text:p/>
          </draw:polygon>
          <draw:path draw:style-name="gr3" draw:text-style-name="P7" draw:layer="layout" svg:width="0.18cm" svg:height="0.772cm" svg:x="7.809cm" svg:y="12.875cm" svg:viewBox="0 0 181 773" svg:d="M181 766c0-1 0-3-14-17-97-97-121-243-121-362 0-134 30-269 125-366 10-9 10-10 10-14 0-5-3-7-8-7-8 0-78 53-124 151-40 85-49 171-49 236 0 61 9 154 51 242 48 95 114 144 122 144 5 0 8-1 8-7z">
            <text:p/>
          </draw:path>
          <draw:path draw:style-name="gr3" draw:text-style-name="P7" draw:layer="layout" svg:width="0.386cm" svg:height="0.351cm" svg:x="8.056cm" svg:y="13.113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  <draw:path draw:style-name="gr3" draw:text-style-name="P7" draw:layer="layout" svg:width="0.515cm" svg:height="0.516cm" svg:x="8.689cm" svg:y="13.005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21cm" svg:height="0.532cm" svg:x="9.451cm" svg:y="12.94cm" svg:viewBox="0 0 322 533" svg:d="M194 243c63-20 107-74 107-136 0-63-67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18cm" svg:height="0.772cm" svg:x="9.851cm" svg:y="12.875cm" svg:viewBox="0 0 181 773" svg:d="M181 387c0-60-8-153-51-241-47-95-114-146-123-146-3 0-7 4-7 7 0 4 0 5 14 19 78 76 122 199 122 361 0 131-29 269-125 365-11 11-11 13-11 14 0 6 4 7 7 7 9 0 79-52 125-151 41-84 49-170 49-235z">
            <text:p/>
          </draw:path>
          <draw:path draw:style-name="gr3" draw:text-style-name="P7" draw:layer="layout" svg:width="0.24cm" svg:height="0.359cm" svg:x="10.141cm" svg:y="12.874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3cm" svg:height="0.032cm" svg:x="10.691cm" svg:y="13.246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1.469cm" svg:y="12.94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21cm" svg:height="0.532cm" svg:x="11.819cm" svg:y="12.94cm" svg:viewBox="0 0 322 533" svg:d="M70 262v-19c0-196 97-224 136-224 19 0 51 6 69 32-13 0-43 0-43 33 0 25 18 37 36 37 12 0 35-7 35-37 0-47-34-84-99-84-98 0-204 100-204 271 0 207 90 262 162 262 86 0 160-73 160-174 0-99-69-174-155-174-53 0-81 40-97 77zM162 511c-49 0-72-47-76-58-14-36-14-98-14-112 0-60 25-139 95-139 13 0 48 0 72 49 14 28 14 69 14 106s0 75-14 103c-22 48-59 51-77 51z">
            <text:p/>
          </draw:path>
          <draw:path draw:style-name="gr3" draw:text-style-name="P7" draw:layer="layout" svg:width="0.369cm" svg:height="0.546cm" svg:x="12.461cm" svg:y="12.919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0 0 62 63 62 68 0 4-2 9-4 13z">
            <text:p/>
          </draw:path>
          <draw:path draw:style-name="gr3" draw:text-style-name="P7" draw:layer="layout" svg:width="0.386cm" svg:height="0.351cm" svg:x="12.856cm" svg:y="13.113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</draw:g>
        <draw:g>
          <svg:title>TexMaths</svg:title>
          <svg:desc>22§display§= \smallint \sqrt{ ( x + 3 )^2 - (4)^2 } \ dx§svg§600§FALSE§</svg:desc>
          <draw:polygon draw:style-name="gr2" draw:text-style-name="P6" draw:layer="layout" svg:width="8.12cm" svg:height="0.85cm" svg:x="5.643cm" svg:y="14.164cm" svg:viewBox="0 0 8121 851" draw:points="4061,851 0,851 0,0 8121,0 8121,851">
            <text:p/>
          </draw:polygon>
          <draw:path draw:style-name="gr3" draw:text-style-name="P7" draw:layer="layout" svg:width="0.515cm" svg:height="0.182cm" svg:x="5.648cm" svg:y="14.5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3cm" svg:y="14.301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2cm" svg:y="14.125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5.003cm" svg:height="0.032cm" svg:x="7.731cm" svg:y="14.125cm" svg:viewBox="0 0 5004 33" draw:points="2501,33 0,33 0,0 5004,0 5004,33">
            <text:p/>
          </draw:polygon>
          <draw:path draw:style-name="gr3" draw:text-style-name="P7" draw:layer="layout" svg:width="0.18cm" svg:height="0.772cm" svg:x="7.808cm" svg:y="14.274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8.054cm" svg:y="14.51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  <draw:path draw:style-name="gr3" draw:text-style-name="P7" draw:layer="layout" svg:width="0.515cm" svg:height="0.516cm" svg:x="8.688cm" svg:y="14.404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21cm" svg:height="0.532cm" svg:x="9.45cm" svg:y="14.339cm" svg:viewBox="0 0 322 533" svg:d="M194 243c63-20 107-74 107-136 0-63-67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18cm" svg:height="0.772cm" svg:x="9.85cm" svg:y="14.274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0.14cm" svg:y="14.273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0.689cm" svg:y="14.645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11.474cm" svg:y="14.274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44cm" svg:height="0.523cm" svg:x="11.721cm" svg:y="14.331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18cm" svg:height="0.772cm" svg:x="12.129cm" svg:y="14.274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2.42cm" svg:y="14.273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3.021cm" svg:y="14.318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0 0 62 63 62 68 0 4-2 9-4 13z">
            <text:p/>
          </draw:path>
          <draw:path draw:style-name="gr3" draw:text-style-name="P7" draw:layer="layout" svg:width="0.386cm" svg:height="0.351cm" svg:x="13.416cm" svg:y="14.51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9">
        <office:forms form:automatic-focus="false" form:apply-design-mode="false"/>
        <draw:frame presentation:style-name="pr9" draw:text-style-name="P11" draw:layer="layout" svg:width="26.4cm" svg:height="14.583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 xml:id="id208" draw:id="id208">
          <svg:title>TexMaths</svg:title>
          <svg:desc>24§display§\text {I}§svg§600§FALSE§</svg:desc>
          <draw:polygon draw:style-name="gr2" draw:text-style-name="P6" draw:layer="layout" svg:width="0.197cm" svg:height="0.493cm" svg:x="3.143cm" svg:y="1.447cm" svg:viewBox="0 0 198 494" draw:points="100,494 0,494 0,0 198,0 198,494">
            <text:p/>
          </draw:polygon>
          <draw:path draw:style-name="gr3" draw:text-style-name="P7" draw:layer="layout" svg:width="0.258cm" svg:height="0.577cm" svg:x="3.124cm" svg:y="1.4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 xml:id="id209" draw:id="id209">
          <svg:title>TexMaths</svg:title>
          <svg:desc>20§display§=  \frac{(x+3) \sqrt{ (x+3)^2 - (4)^2 }}{2} - \frac{ (4)^2 }{2} } \log [\ (x+3) + \sqrt{ (x+3)^2 - (4)^2}\ ] + c§svg§600§FALSE§</svg:desc>
          <draw:polygon draw:style-name="gr2" draw:text-style-name="P6" draw:layer="layout" svg:width="21.806cm" svg:height="1.531cm" svg:x="3.735cm" svg:y="0.758cm" svg:viewBox="0 0 21807 1532" draw:points="10903,1532 0,1532 0,0 21807,0 21807,1532">
            <text:p/>
          </draw:polygon>
          <draw:path draw:style-name="gr3" draw:text-style-name="P7" draw:layer="layout" svg:width="0.468cm" svg:height="0.165cm" svg:x="3.74cm" svg:y="1.58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4.596cm" svg:y="0.825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4.82cm" svg:y="1.04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7cm" svg:x="5.397cm" svg:y="0.94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6.09cm" svg:y="0.88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6.452cm" svg:y="0.82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641cm" svg:height="0.844cm" svg:x="6.762cm" svg:y="0.723cm" svg:viewBox="0 0 642 845" svg:d="M221 845c22 0 22 0 30-14l386-804c5-9 5-11 5-13 0-8-7-14-15-14-9 0-11 6-16 14l-363 757-150-348-98 75 11 11 50-38z">
            <text:p/>
          </draw:path>
          <draw:polygon draw:style-name="gr3" draw:text-style-name="P7" draw:layer="layout" svg:width="4.548cm" svg:height="0.029cm" svg:x="7.388cm" svg:y="0.723cm" svg:viewBox="0 0 4549 30" draw:points="2274,30 0,30 0,0 4549,0 4549,30">
            <text:p/>
          </draw:polygon>
          <draw:path draw:style-name="gr3" draw:text-style-name="P7" draw:layer="layout" svg:width="0.164cm" svg:height="0.703cm" svg:x="7.458cm" svg:y="0.825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7.682cm" svg:y="1.04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7cm" svg:x="8.258cm" svg:y="0.942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8.951cm" svg:y="0.88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9.314cm" svg:y="0.82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9.578cm" svg:y="0.82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0.078cm" svg:y="1.163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0.791cm" svg:y="0.825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13cm" svg:height="0.476cm" svg:x="11.015cm" svg:y="0.877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164cm" svg:height="0.703cm" svg:x="11.386cm" svg:y="0.825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1.65cm" svg:y="0.82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41cm" svg:height="0.029cm" svg:x="4.525cm" svg:y="1.651cm" svg:viewBox="0 0 7411 30" draw:points="3706,30 0,30 0,0 7411,0 7411,30">
            <text:p/>
          </draw:polygon>
          <draw:path draw:style-name="gr3" draw:text-style-name="P7" draw:layer="layout" svg:width="0.281cm" svg:height="0.47cm" svg:x="8.09cm" svg:y="1.854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429cm" svg:height="0.029cm" svg:x="12.234cm" svg:y="1.651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3.033cm" svg:y="0.838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13cm" svg:height="0.476cm" svg:x="13.257cm" svg:y="0.889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164cm" svg:height="0.703cm" svg:x="13.628cm" svg:y="0.838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13.892cm" svg:y="0.78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2.962cm" svg:y="1.651cm" svg:viewBox="0 0 1214 30" draw:points="608,30 0,30 0,0 1214,0 1214,30">
            <text:p/>
          </draw:polygon>
          <draw:path draw:style-name="gr3" draw:text-style-name="P7" draw:layer="layout" svg:width="0.281cm" svg:height="0.47cm" svg:x="13.43cm" svg:y="1.854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6 63-5 6-51 6-66 6z">
            <text:p/>
          </draw:path>
          <draw:path draw:style-name="gr3" draw:text-style-name="P7" draw:layer="layout" svg:width="0.157cm" svg:height="0.489cm" svg:x="14.401cm" svg:y="1.354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4.593cm" svg:y="1.526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4.945cm" svg:y="1.523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369cm" svg:y="1.314cm" svg:viewBox="0 0 98 704" draw:points="98,704 98,677 29,677 29,29 98,29 98,0 0,0 0,704">
            <text:p/>
          </draw:polygon>
          <draw:path draw:style-name="gr3" draw:text-style-name="P7" draw:layer="layout" svg:width="0.164cm" svg:height="0.703cm" svg:x="15.785cm" svg:y="1.314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16.009cm" svg:y="1.5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7cm" svg:x="16.586cm" svg:y="1.4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7.279cm" svg:y="1.373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17.641cm" svg:y="1.31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18.07cm" svg:y="1.4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641cm" svg:height="0.844cm" svg:x="18.81cm" svg:y="1.178cm" svg:viewBox="0 0 642 845" svg:d="M221 845c22 0 22 0 30-14l386-804c5-9 5-11 5-13 0-8-7-14-15-14-9 0-11 6-16 14l-363 757-150-348-98 75 11 11 50-38z">
            <text:p/>
          </draw:path>
          <draw:polygon draw:style-name="gr3" draw:text-style-name="P7" draw:layer="layout" svg:width="4.548cm" svg:height="0.029cm" svg:x="19.436cm" svg:y="1.178cm" svg:viewBox="0 0 4549 30" draw:points="2274,30 0,30 0,0 4549,0 4549,30">
            <text:p/>
          </draw:polygon>
          <draw:path draw:style-name="gr3" draw:text-style-name="P7" draw:layer="layout" svg:width="0.164cm" svg:height="0.703cm" svg:x="19.506cm" svg:y="1.314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51cm" svg:height="0.319cm" svg:x="19.73cm" svg:y="1.5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7cm" svg:x="20.308cm" svg:y="1.4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21.001cm" svg:y="1.37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21.363cm" svg:y="1.31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21.627cm" svg:y="1.3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2.126cm" svg:y="1.651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22.839cm" svg:y="1.314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313cm" svg:height="0.476cm" svg:x="23.063cm" svg:y="1.36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164cm" svg:height="0.703cm" svg:x="23.435cm" svg:y="1.31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18cm" svg:height="0.327cm" svg:x="23.7cm" svg:y="1.3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4.233cm" svg:y="1.314cm" svg:viewBox="0 0 98 704" draw:points="98,0 0,0 0,29 69,29 69,677 0,677 0,704 98,704">
            <text:p/>
          </draw:polygon>
          <draw:path draw:style-name="gr3" draw:text-style-name="P7" draw:layer="layout" svg:width="0.468cm" svg:height="0.47cm" svg:x="24.609cm" svg:y="1.4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5.302cm" svg:y="1.5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1.707cm" svg:y="3.62cm" svg:viewBox="0 0 491 403" draw:points="246,403 0,403 0,0 491,0 491,403">
            <text:p/>
          </draw:polygon>
          <draw:path draw:style-name="gr3" draw:text-style-name="P7" draw:layer="layout" svg:width="0.555cm" svg:height="0.493cm" svg:x="1.688cm" svg:y="3.5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2cm" svg:y="5.251cm" svg:viewBox="0 0 1319 656" draw:points="659,656 0,656 0,0 1319,0 1319,656">
            <text:p/>
          </draw:polygon>
          <draw:path draw:style-name="gr3" draw:text-style-name="P7" draw:layer="layout" svg:width="0.464cm" svg:height="0.577cm" svg:x="3.227cm" svg:y="5.2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1cm" svg:y="5.4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8cm" svg:y="5.2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2cm" svg:y="5.695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8cm" svg:y="5.251cm" svg:viewBox="0 0 198 494" draw:points="100,494 0,494 0,0 198,0 198,494">
            <text:p/>
          </draw:polygon>
          <draw:path draw:style-name="gr3" draw:text-style-name="P7" draw:layer="layout" svg:width="0.258cm" svg:height="0.577cm" svg:x="5.029cm" svg:y="5.2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\sqrt{8 + 2x - x^2} \ dx§svg§600§FALSE§</svg:desc>
          <draw:polygon draw:style-name="gr2" draw:text-style-name="P6" draw:layer="layout" svg:width="7.011cm" svg:height="0.881cm" svg:x="5.64cm" svg:y="4.962cm" svg:viewBox="0 0 7012 882" draw:points="3506,882 0,882 0,0 7012,0 7012,882">
            <text:p/>
          </draw:polygon>
          <draw:path draw:style-name="gr3" draw:text-style-name="P7" draw:layer="layout" svg:width="0.515cm" svg:height="0.182cm" svg:x="5.645cm" svg:y="5.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cm" svg:y="5.161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7.039cm" svg:y="4.923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3.894cm" svg:height="0.032cm" svg:x="7.727cm" svg:y="4.923cm" svg:viewBox="0 0 3895 33" draw:points="1948,33 0,33 0,0 3895,0 3895,33">
            <text:p/>
          </draw:polygon>
          <draw:path draw:style-name="gr3" draw:text-style-name="P7" draw:layer="layout" svg:width="0.321cm" svg:height="0.532cm" svg:x="7.761cm" svg:y="5.198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5-28-23-77-54zM130 269l95 60c21 14 58 37 58 85 0 58-58 98-121 98-67 0-123-47-123-113 0-45 24-95 91-130z">
            <text:p/>
          </draw:path>
          <draw:path draw:style-name="gr3" draw:text-style-name="P7" draw:layer="layout" svg:width="0.515cm" svg:height="0.516cm" svg:x="8.329cm" svg:y="5.263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16cm" svg:x="9.099cm" svg:y="5.19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9.468cm" svg:y="5.3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125cm" svg:y="5.50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855cm" svg:y="5.37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309cm" svg:y="5.13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1.911cm" svg:y="5.176cm" svg:viewBox="0 0 370 547" svg:d="M370 9c0-2 0-9-11-9-10 0-84 7-99 9-5 0-10 3-10 14 0 10 7 10 19 10 37 0 39 6 39 13l-4 16-45 183c-14-29-37-50-72-50-90 0-187 115-187 227 0 74 42 125 104 125 16 0 54-3 100-58 7 32 34 58 71 58 28 0 45-17 58-44 12-26 23-74 23-75 0-9-7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2.304cm" svg:y="5.3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4§display§\text {(6)}§svg§600§FALSE§</svg:desc>
          <draw:polygon draw:style-name="gr2" draw:text-style-name="P6" draw:layer="layout" svg:width="0.91cm" svg:height="0.759cm" svg:x="1.825cm" svg:y="5.153cm" svg:viewBox="0 0 911 760" draw:points="455,760 0,760 0,0 911,0 911,760">
            <text:p/>
          </draw:polygon>
          <draw:path draw:style-name="gr3" draw:text-style-name="P7" draw:layer="layout" svg:width="0.197cm" svg:height="0.844cm" svg:x="1.865cm" svg:y="5.11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2.146cm" svg:y="5.182cm" svg:viewBox="0 0 352 582" svg:d="M77 286v-21c0-213 106-244 148-244 21 0 56 6 75 35-14 0-46 0-46 36 0 27 19 41 38 41 14 0 39-8 39-41 0-52-37-92-108-92-108 0-223 109-223 296 0 226 98 286 177 286 94 0 175-79 175-190 0-108-75-190-169-190-58 0-89 44-106 84zM177 559c-54 0-79-52-83-64-15-40-15-107-15-122 0-66 27-152 104-152 13 0 51 0 78 54 16 30 16 75 16 115s0 82-16 113c-25 52-65 56-84 56z">
            <text:p/>
          </draw:path>
          <draw:path draw:style-name="gr3" draw:text-style-name="P7" draw:layer="layout" svg:width="0.197cm" svg:height="0.844cm" svg:x="2.582cm" svg:y="5.1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3.144cm" svg:y="3.546cm" svg:viewBox="0 0 198 494" draw:points="100,494 0,494 0,0 198,0 198,494">
            <text:p/>
          </draw:polygon>
          <draw:path draw:style-name="gr3" draw:text-style-name="P7" draw:layer="layout" svg:width="0.258cm" svg:height="0.577cm" svg:x="3.125cm" svg:y="3.5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0§display§=  \frac{(x+3) \sqrt{ x^2 + 6x - 7}}{2} - 8 \log [\ (x+3) + \sqrt{x^2 + 6x - 7}\ ] + c§svg§600§FALSE§</svg:desc>
          <draw:polygon draw:style-name="gr2" draw:text-style-name="P6" draw:layer="layout" svg:width="18.642cm" svg:height="1.501cm" svg:x="3.736cm" svg:y="2.857cm" svg:viewBox="0 0 18643 1502" draw:points="9322,1502 0,1502 0,0 18643,0 18643,1502">
            <text:p/>
          </draw:polygon>
          <draw:path draw:style-name="gr3" draw:text-style-name="P7" draw:layer="layout" svg:width="0.468cm" svg:height="0.165cm" svg:x="3.741cm" svg:y="3.65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4.597cm" svg:y="2.90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51cm" svg:height="0.319cm" svg:x="4.821cm" svg:y="3.12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5.398cm" svg:y="3.02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6.091cm" svg:y="2.96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6.453cm" svg:y="2.90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549cm" svg:height="0.703cm" svg:x="6.738cm" svg:y="2.822cm" svg:viewBox="0 0 550 704" svg:d="M222 630l-123-273c-5-11-9-11-11-11 0 0-5 0-11 4l-67 51c-10 7-10 10-10 12 0 3 2 8 6 8 5 0 18-10 24-16 5-4 16-11 23-16l139 304c5 11 10 11 16 11 10 0 11-3 18-13l320-662c4-11 4-13 4-15 0-8-6-14-14-14-6 0-11 3-16 14z">
            <text:p/>
          </draw:path>
          <draw:polygon draw:style-name="gr3" draw:text-style-name="P7" draw:layer="layout" svg:width="3.54cm" svg:height="0.029cm" svg:x="7.272cm" svg:y="2.822cm" svg:viewBox="0 0 3541 30" draw:points="1771,30 0,30 0,0 3541,0 3541,30">
            <text:p/>
          </draw:polygon>
          <draw:path draw:style-name="gr3" draw:text-style-name="P7" draw:layer="layout" svg:width="0.351cm" svg:height="0.319cm" svg:x="7.293cm" svg:y="3.12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218cm" svg:height="0.327cm" svg:x="7.704cm" svg:y="2.90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8.184cm" svg:y="3.02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8.878cm" svg:y="2.968cm" svg:viewBox="0 0 293 485" svg:d="M64 238v-17c0-178 88-203 123-203 18 0 47 4 63 28-12 0-39 0-39 31 0 22 16 33 32 33 11 0 32-6 32-33 0-43-30-77-89-77-90 0-186 91-186 246 0 189 82 239 147 239 79 0 146-66 146-159 0-89-63-158-141-158-48 0-74 37-88 70zM147 465c-45 0-65-43-69-52-12-34-12-90-12-103 0-54 22-126 86-126 11 0 43 0 66 45 12 25 12 62 12 96 0 33 0 68-12 94-21 43-55 46-71 46z">
            <text:p/>
          </draw:path>
          <draw:path draw:style-name="gr3" draw:text-style-name="P7" draw:layer="layout" svg:width="0.351cm" svg:height="0.319cm" svg:x="9.219cm" svg:y="3.12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9.816cm" svg:y="3.246cm" svg:viewBox="0 0 430 30" svg:d="M406 30c12 0 24 0 24-16 0-14-12-14-24-14h-382c-11 0-24 0-24 14 0 16 13 16 24 16z">
            <text:p/>
          </draw:path>
          <draw:path draw:style-name="gr3" draw:text-style-name="P7" draw:layer="layout" svg:width="0.301cm" svg:height="0.492cm" svg:x="10.499cm" svg:y="2.961cm" svg:viewBox="0 0 302 493" svg:d="M296 48c6-10 6-11 6-26h-171c-86 0-88-9-89-22h-18l-24 146h18c1-12 8-56 17-64 5-5 61-5 69-5h147c-8 11-64 88-80 112-62 94-86 192-86 264 0 8 0 40 32 40 33 0 33-32 33-40v-36c0-38 2-78 8-115 2-16 12-76 44-121z">
            <text:p/>
          </draw:path>
          <draw:polygon draw:style-name="gr3" draw:text-style-name="P7" draw:layer="layout" svg:width="6.285cm" svg:height="0.029cm" svg:x="4.526cm" svg:y="3.721cm" svg:viewBox="0 0 6286 30" draw:points="3142,30 0,30 0,0 6286,0 6286,30">
            <text:p/>
          </draw:polygon>
          <draw:path draw:style-name="gr3" draw:text-style-name="P7" draw:layer="layout" svg:width="0.281cm" svg:height="0.469cm" svg:x="7.53cm" svg:y="3.92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429cm" svg:height="0.029cm" svg:x="11.11cm" svg:y="3.721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1.786cm" svg:y="3.443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89-111 89-61 0-112-43-112-102 0-41 23-86 83-118z">
            <text:p/>
          </draw:path>
          <draw:path draw:style-name="gr3" draw:text-style-name="P7" draw:layer="layout" svg:width="0.157cm" svg:height="0.488cm" svg:x="12.246cm" svg:y="3.423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2.438cm" svg:y="3.59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2.79cm" svg:y="3.593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3.214cm" svg:y="3.383cm" svg:viewBox="0 0 98 704" draw:points="98,704 98,677 29,677 29,29 98,29 98,0 0,0 0,704">
            <text:p/>
          </draw:polygon>
          <draw:path draw:style-name="gr3" draw:text-style-name="P7" draw:layer="layout" svg:width="0.164cm" svg:height="0.703cm" svg:x="13.63cm" svg:y="3.38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51cm" svg:height="0.319cm" svg:x="13.856cm" svg:y="3.60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14.432cm" svg:y="3.50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5.125cm" svg:y="3.443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5.488cm" svg:y="3.383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15.917cm" svg:y="3.50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6.658cm" svg:y="3.193cm" svg:viewBox="0 0 642 845" svg:d="M221 845c22 0 22 0 30-15l386-803c5-9 5-11 5-13 0-8-7-14-15-14-9 0-13 6-16 14l-363 757-150-349-98 75 11 12 50-39z">
            <text:p/>
          </draw:path>
          <draw:polygon draw:style-name="gr3" draw:text-style-name="P7" draw:layer="layout" svg:width="3.54cm" svg:height="0.029cm" svg:x="17.283cm" svg:y="3.193cm" svg:viewBox="0 0 3541 30" draw:points="1771,30 0,30 0,0 3541,0 3541,30">
            <text:p/>
          </draw:polygon>
          <draw:path draw:style-name="gr3" draw:text-style-name="P7" draw:layer="layout" svg:width="0.351cm" svg:height="0.319cm" svg:x="17.302cm" svg:y="3.60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218cm" svg:height="0.327cm" svg:x="17.715cm" svg:y="3.38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8.195cm" svg:y="3.50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8.888cm" svg:y="3.443cm" svg:viewBox="0 0 293 485" svg:d="M64 238v-17c0-178 88-203 123-203 18 0 47 4 63 28-12 0-39 0-39 31 0 22 16 33 32 33 11 0 32-6 32-33 0-43-30-77-89-77-90 0-186 91-186 246 0 189 82 239 147 239 79 0 146-66 146-159 0-89-63-158-141-158-48 0-74 37-88 70zM147 465c-45 0-65-43-69-52-12-34-12-90-12-103 0-54 22-126 86-126 11 0 43 0 66 45 12 25 12 62 12 96 0 33 0 68-12 94-21 43-55 46-71 46z">
            <text:p/>
          </draw:path>
          <draw:path draw:style-name="gr3" draw:text-style-name="P7" draw:layer="layout" svg:width="0.351cm" svg:height="0.319cm" svg:x="19.23cm" svg:y="3.601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29cm" svg:height="0.029cm" svg:x="19.827cm" svg:y="3.721cm" svg:viewBox="0 0 430 30" svg:d="M406 30c12 0 24 0 24-16 0-14-12-14-24-14h-382c-11 0-24 0-24 14 0 16 13 16 24 16z">
            <text:p/>
          </draw:path>
          <draw:path draw:style-name="gr3" draw:text-style-name="P7" draw:layer="layout" svg:width="0.301cm" svg:height="0.492cm" svg:x="20.51cm" svg:y="3.436cm" svg:viewBox="0 0 302 493" svg:d="M296 48c6-10 6-11 6-26h-171c-86 0-88-9-89-22h-18l-24 146h18c1-12 8-56 17-64 5-5 61-5 69-5h147c-8 11-64 88-80 112-62 94-86 192-86 264 0 8 0 40 32 40 33 0 33-32 33-40v-36c0-38 2-78 8-115 2-16 12-76 44-121z">
            <text:p/>
          </draw:path>
          <draw:polygon draw:style-name="gr3" draw:text-style-name="P7" draw:layer="layout" svg:width="0.097cm" svg:height="0.703cm" svg:x="21.072cm" svg:y="3.383cm" svg:viewBox="0 0 98 704" draw:points="98,0 0,0 0,29 69,29 69,677 0,677 0,704 98,704">
            <text:p/>
          </draw:polygon>
          <draw:path draw:style-name="gr3" draw:text-style-name="P7" draw:layer="layout" svg:width="0.468cm" svg:height="0.469cm" svg:x="21.448cm" svg:y="3.50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2.141cm" svg:y="3.60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2§display§= \smallint \sqrt{8 - ( x^2 - 2x )} \ dx§svg§600§FALSE§</svg:desc>
          <draw:polygon draw:style-name="gr2" draw:text-style-name="P6" draw:layer="layout" svg:width="7.612cm" svg:height="0.85cm" svg:x="5.641cm" svg:y="6.463cm" svg:viewBox="0 0 7613 851" draw:points="3807,851 0,851 0,0 7613,0 7613,851">
            <text:p/>
          </draw:polygon>
          <draw:path draw:style-name="gr3" draw:text-style-name="P7" draw:layer="layout" svg:width="0.515cm" svg:height="0.182cm" svg:x="5.646cm" svg:y="6.8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6.6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cm" svg:y="6.424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4.496cm" svg:height="0.032cm" svg:x="7.728cm" svg:y="6.424cm" svg:viewBox="0 0 4497 33" draw:points="2249,33 0,33 0,0 4497,0 4497,33">
            <text:p/>
          </draw:polygon>
          <draw:path draw:style-name="gr3" draw:text-style-name="P7" draw:layer="layout" svg:width="0.321cm" svg:height="0.532cm" svg:x="7.762cm" svg:y="6.638cm" svg:viewBox="0 0 322 533" svg:d="M93 162c-35-23-38-50-38-64 0-45 51-79 105-79 58 0 108 41 108 97 0 44-30 81-78 107zM208 236c56-29 93-69 93-120 0-72-69-116-139-116-78 0-141 58-141 130 0 14 2 48 34 84 8 9 38 29 58 43-46 22-113 65-113 142 0 83 79 134 160 134 88 0 162-64 162-146 0-28-9-64-37-97-16-16-28-23-77-54zM130 269l95 60c21 14 58 37 58 84 0 58-58 98-121 98-67 0-123-47-123-112 0-46 24-95 91-130z">
            <text:p/>
          </draw:path>
          <draw:path draw:style-name="gr3" draw:text-style-name="P7" draw:layer="layout" svg:width="0.472cm" svg:height="0.032cm" svg:x="8.351cm" svg:y="6.94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9.136cm" svg:y="6.5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9.383cm" svg:y="6.8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4-79 102-104 102-30 0-42-25-42-51 0-18 5-33 14-69z">
            <text:p/>
          </draw:path>
          <draw:path draw:style-name="gr3" draw:text-style-name="P7" draw:layer="layout" svg:width="0.24cm" svg:height="0.359cm" svg:x="9.837cm" svg:y="6.5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0.386cm" svg:y="6.94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134cm" svg:y="6.63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386cm" svg:height="0.351cm" svg:x="11.503cm" svg:y="6.8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4-79 102-104 102-30 0-42-25-42-51 0-18 5-33 14-69z">
            <text:p/>
          </draw:path>
          <draw:path draw:style-name="gr3" draw:text-style-name="P7" draw:layer="layout" svg:width="0.18cm" svg:height="0.772cm" svg:x="11.968cm" svg:y="6.5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369cm" svg:height="0.546cm" svg:x="12.512cm" svg:y="6.617cm" svg:viewBox="0 0 370 547" svg:d="M370 9c0-2 0-9-11-9s-84 7-99 9c-5 0-10 3-10 14 0 10 7 10 19 10 37 0 39 6 39 13l-4 16-45 182c-14-28-37-49-72-49-90 0-187 114-187 227 0 74 42 125 104 125 16 0 54-4 100-58 7 31 34 58 71 58 28 0 45-18 58-44 12-27 22-74 22-76 0-9-7-9-8-9-9 0-9 4-11 14-14 51-28 97-60 97-21 0-23-19-23-35 0-19 2-25 6-37zM208 445c-4 14-4 15-16 30-34 42-65 54-86 54-41 0-51-42-51-72 0-39 24-135 44-171 22-45 58-73 89-73 50 0 62 63 62 68 0 4-2 9-4 13z">
            <text:p/>
          </draw:path>
          <draw:path draw:style-name="gr3" draw:text-style-name="P7" draw:layer="layout" svg:width="0.386cm" svg:height="0.351cm" svg:x="12.906cm" svg:y="6.8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4-77 102-104 102-30 0-42-25-42-51 0-18 5-33 14-69z">
            <text:p/>
          </draw:path>
        </draw:g>
        <draw:g>
          <svg:title>TexMaths</svg:title>
          <svg:desc>22§display§= \smallint \sqrt{8 - [\ x^2 - 2(x)(1) + 1 - 1 \ ] } \ dx§svg§600§FALSE§</svg:desc>
          <draw:polygon draw:style-name="gr2" draw:text-style-name="P6" draw:layer="layout" svg:width="12.209cm" svg:height="0.85cm" svg:x="5.641cm" svg:y="7.863cm" svg:viewBox="0 0 12210 851" draw:points="6106,851 0,851 0,0 12210,0 12210,851">
            <text:p/>
          </draw:polygon>
          <draw:path draw:style-name="gr3" draw:text-style-name="P7" draw:layer="layout" svg:width="0.515cm" svg:height="0.182cm" svg:x="5.646cm" svg:y="8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8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cm" svg:y="7.824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9.093cm" svg:height="0.032cm" svg:x="7.728cm" svg:y="7.824cm" svg:viewBox="0 0 9094 33" draw:points="4546,33 0,33 0,0 9094,0 9094,33">
            <text:p/>
          </draw:polygon>
          <draw:path draw:style-name="gr3" draw:text-style-name="P7" draw:layer="layout" svg:width="0.321cm" svg:height="0.532cm" svg:x="7.762cm" svg:y="8.038cm" svg:viewBox="0 0 322 533" svg:d="M93 162c-35-23-38-50-38-64 0-45 51-79 105-79 58 0 108 41 108 97 0 44-30 81-78 107zM208 236c56-29 93-69 93-120 0-72-69-116-139-116-78 0-141 58-141 130 0 14 2 48 34 84 8 9 38 29 58 43-46 22-113 65-113 142 0 83 79 134 160 134 88 0 162-64 162-146 0-28-9-64-37-97-16-16-28-23-77-54zM130 269l95 60c21 14 58 37 58 84 0 58-58 98-121 98-67 0-123-47-123-112 0-46 24-95 91-130z">
            <text:p/>
          </draw:path>
          <draw:path draw:style-name="gr3" draw:text-style-name="P7" draw:layer="layout" svg:width="0.472cm" svg:height="0.032cm" svg:x="8.351cm" svg:y="8.344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2cm" svg:x="9.152cm" svg:y="7.973cm" svg:viewBox="0 0 107 773" draw:points="107,773 107,743 32,743 32,32 107,32 107,0 0,0 0,773">
            <text:p/>
          </draw:polygon>
          <draw:path draw:style-name="gr3" draw:text-style-name="P7" draw:layer="layout" svg:width="0.386cm" svg:height="0.351cm" svg:x="9.555cm" svg:y="8.2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  <draw:path draw:style-name="gr3" draw:text-style-name="P7" draw:layer="layout" svg:width="0.24cm" svg:height="0.359cm" svg:x="10.009cm" svg:y="7.9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0.559cm" svg:y="8.34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305cm" svg:y="8.038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7 69-5 7-57 7-72 7z">
            <text:p/>
          </draw:path>
          <draw:path draw:style-name="gr3" draw:text-style-name="P7" draw:layer="layout" svg:width="0.18cm" svg:height="0.772cm" svg:x="11.731cm" svg:y="7.9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11.977cm" svg:y="8.2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18cm" svg:height="0.772cm" svg:x="12.44cm" svg:y="7.9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18cm" svg:height="0.772cm" svg:x="12.773cm" svg:y="7.9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256cm" svg:height="0.516cm" svg:x="13.067cm" svg:y="8.038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3.427cm" svg:y="7.9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515cm" svg:height="0.516cm" svg:x="13.899cm" svg:y="8.10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4.698cm" svg:y="8.038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472cm" svg:height="0.032cm" svg:x="15.253cm" svg:y="8.3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6.031cm" svg:y="8.038cm" svg:viewBox="0 0 257 517" svg:d="M160 19c0-17 0-19-19-19-48 49-116 49-141 49v25c16 0 62 0 102-21v402c0 28-2 37-72 37h-25v25c27-4 95-4 125-4 32 0 99 0 127 4v-25h-25c-70 0-72-9-72-37z">
            <text:p/>
          </draw:path>
          <draw:polygon draw:style-name="gr3" draw:text-style-name="P7" draw:layer="layout" svg:width="0.106cm" svg:height="0.772cm" svg:x="16.622cm" svg:y="7.973cm" svg:viewBox="0 0 107 773" draw:points="107,0 0,0 0,32 76,32 76,743 0,743 0,773 107,773">
            <text:p/>
          </draw:polygon>
          <draw:path draw:style-name="gr3" draw:text-style-name="P7" draw:layer="layout" svg:width="0.369cm" svg:height="0.546cm" svg:x="17.11cm" svg:y="8.017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4-14 51-28 97-60 97-21 0-23-19-23-35 0-19 2-25 6-37zM208 445c-4 14-4 15-16 30-34 42-65 54-86 54-39 0-51-42-51-72 0-39 24-135 44-171 22-45 58-73 89-73 50 0 62 63 62 68 0 4-2 9-4 13z">
            <text:p/>
          </draw:path>
          <draw:path draw:style-name="gr3" draw:text-style-name="P7" draw:layer="layout" svg:width="0.386cm" svg:height="0.351cm" svg:x="17.504cm" svg:y="8.2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</draw:g>
        <draw:g>
          <svg:title>TexMaths</svg:title>
          <svg:desc>22§display§= \smallint \sqrt{8 - ( x - 1)^2 + 1 } \ dx§svg§600§FALSE§</svg:desc>
          <draw:polygon draw:style-name="gr2" draw:text-style-name="P6" draw:layer="layout" svg:width="8.502cm" svg:height="0.85cm" svg:x="18.342cm" svg:y="7.863cm" svg:viewBox="0 0 8503 851" draw:points="4252,851 0,851 0,0 8503,0 8503,851">
            <text:p/>
          </draw:polygon>
          <draw:path draw:style-name="gr3" draw:text-style-name="P7" draw:layer="layout" svg:width="0.515cm" svg:height="0.182cm" svg:x="18.347cm" svg:y="8.2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19.162cm" svg:y="8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19.741cm" svg:y="7.824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5.386cm" svg:height="0.032cm" svg:x="20.429cm" svg:y="7.824cm" svg:viewBox="0 0 5387 33" draw:points="2693,33 0,33 0,0 5387,0 5387,33">
            <text:p/>
          </draw:polygon>
          <draw:path draw:style-name="gr3" draw:text-style-name="P7" draw:layer="layout" svg:width="0.321cm" svg:height="0.532cm" svg:x="20.463cm" svg:y="8.038cm" svg:viewBox="0 0 322 533" svg:d="M93 162c-35-23-38-50-38-64 0-45 51-79 105-79 58 0 108 41 108 97 0 44-30 81-78 107zM208 236c56-29 93-69 93-120 0-72-69-116-139-116-78 0-141 58-141 130 0 14 2 48 34 84 8 9 38 29 58 43-46 22-113 65-113 142 0 83 79 134 160 134 88 0 162-64 162-146 0-28-9-64-37-97-16-16-28-23-77-54zM130 269l95 60c21 14 58 37 58 84 0 58-58 98-121 98-67 0-123-47-123-112 0-46 24-95 91-130z">
            <text:p/>
          </draw:path>
          <draw:path draw:style-name="gr3" draw:text-style-name="P7" draw:layer="layout" svg:width="0.472cm" svg:height="0.032cm" svg:x="21.052cm" svg:y="8.34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21.837cm" svg:y="7.9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22.084cm" svg:y="8.2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  <draw:path draw:style-name="gr3" draw:text-style-name="P7" draw:layer="layout" svg:width="0.472cm" svg:height="0.032cm" svg:x="22.74cm" svg:y="8.3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3.518cm" svg:y="8.038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23.879cm" svg:y="7.9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24.171cm" svg:y="7.9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24.697cm" svg:y="8.10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25.496cm" svg:y="8.038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369cm" svg:height="0.546cm" svg:x="26.104cm" svg:y="8.017cm" svg:viewBox="0 0 370 547" svg:d="M370 9c0-2 0-9-11-9s-84 7-99 9c-5 0-10 3-10 14 0 10 7 10 19 10 37 0 39 6 39 13l-2 16-47 182c-14-28-37-49-72-49-90 0-187 114-187 227 0 74 42 125 104 125 16 0 54-4 100-58 7 31 34 58 71 58 28 0 45-18 58-44 12-27 23-74 23-76 0-9-8-9-9-9-9 0-9 4-11 14-14 51-28 97-60 97-21 0-23-19-23-35 0-19 2-25 6-37zM208 445c-4 14-4 15-16 30-34 42-65 54-86 54-39 0-51-42-51-72 0-39 26-135 44-171 22-45 58-73 89-73 51 0 62 63 62 68 0 4-2 9-4 13z">
            <text:p/>
          </draw:path>
          <draw:path draw:style-name="gr3" draw:text-style-name="P7" draw:layer="layout" svg:width="0.386cm" svg:height="0.351cm" svg:x="26.498cm" svg:y="8.21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>
          <svg:title>TexMaths</svg:title>
          <svg:desc>22§display§= \smallint \sqrt{ (3)^2 - ( x - 1)^2 } \ dx§svg§600§FALSE§</svg:desc>
          <draw:polygon draw:style-name="gr2" draw:text-style-name="P6" draw:layer="layout" svg:width="8.12cm" svg:height="0.85cm" svg:x="13.343cm" svg:y="9.463cm" svg:viewBox="0 0 8121 851" draw:points="4061,851 0,851 0,0 8121,0 8121,851">
            <text:p/>
          </draw:polygon>
          <draw:path draw:style-name="gr3" draw:text-style-name="P7" draw:layer="layout" svg:width="0.515cm" svg:height="0.182cm" svg:x="13.348cm" svg:y="9.8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14.163cm" svg:y="9.6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14.742cm" svg:y="9.424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5.003cm" svg:height="0.032cm" svg:x="15.431cm" svg:y="9.424cm" svg:viewBox="0 0 5004 33" draw:points="2501,33 0,33 0,0 5004,0 5004,33">
            <text:p/>
          </draw:polygon>
          <draw:path draw:style-name="gr3" draw:text-style-name="P7" draw:layer="layout" svg:width="0.18cm" svg:height="0.772cm" svg:x="15.508cm" svg:y="9.5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15.763cm" svg:y="9.638cm" svg:viewBox="0 0 322 533" svg:d="M194 243c63-20 107-74 107-136 0-63-67-107-143-107-77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18cm" svg:height="0.772cm" svg:x="16.163cm" svg:y="9.5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6.453cm" svg:y="9.5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7.002cm" svg:y="9.94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17.787cm" svg:y="9.573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86cm" svg:height="0.351cm" svg:x="18.034cm" svg:y="9.8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  <draw:path draw:style-name="gr3" draw:text-style-name="P7" draw:layer="layout" svg:width="0.472cm" svg:height="0.032cm" svg:x="18.69cm" svg:y="9.944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468cm" svg:y="9.638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9.829cm" svg:y="9.573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20.12cm" svg:y="9.5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20.721cm" svg:y="9.617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0 0 62 63 62 68 0 4-2 9-4 13z">
            <text:p/>
          </draw:path>
          <draw:path draw:style-name="gr3" draw:text-style-name="P7" draw:layer="layout" svg:width="0.386cm" svg:height="0.351cm" svg:x="21.116cm" svg:y="9.81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</draw:g>
        <draw:g>
          <svg:title>TexMaths</svg:title>
          <svg:desc>22§display§= \smallint \sqrt{9 - ( x - 1)^2 } \ dx§svg§600§FALSE§</svg:desc>
          <draw:polygon draw:style-name="gr2" draw:text-style-name="P6" draw:layer="layout" svg:width="7.172cm" svg:height="0.85cm" svg:x="5.643cm" svg:y="9.463cm" svg:viewBox="0 0 7173 851" draw:points="3586,851 0,851 0,0 7173,0 7173,851">
            <text:p/>
          </draw:polygon>
          <draw:path draw:style-name="gr3" draw:text-style-name="P7" draw:layer="layout" svg:width="0.515cm" svg:height="0.182cm" svg:x="5.648cm" svg:y="9.86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3cm" svg:y="9.6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5-123 7-58 19-87 47-87 14 0 25 7 30 14z">
            <text:p/>
          </draw:path>
          <draw:path draw:style-name="gr3" draw:text-style-name="P7" draw:layer="layout" svg:width="0.705cm" svg:height="0.927cm" svg:x="7.042cm" svg:y="9.424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4.055cm" svg:height="0.032cm" svg:x="7.731cm" svg:y="9.424cm" svg:viewBox="0 0 4056 33" draw:points="2028,33 0,33 0,0 4056,0 4056,33">
            <text:p/>
          </draw:polygon>
          <draw:path draw:style-name="gr3" draw:text-style-name="P7" draw:layer="layout" svg:width="0.321cm" svg:height="0.532cm" svg:x="7.764cm" svg:y="9.638cm" svg:viewBox="0 0 322 533" svg:d="M253 269v25c0 182-80 217-126 217-13 0-55-1-76-28 33 0 41-23 41-35 0-24-20-37-37-37-13 0-36 7-36 39 0 51 43 83 108 83 100 0 195-106 195-271 0-209-88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473cm" svg:height="0.032cm" svg:x="8.354cm" svg:y="9.944cm" svg:viewBox="0 0 474 33" svg:d="M447 33c12 0 27 0 27-17 0-16-15-16-27-16h-421c-12 0-26 0-26 16 0 17 14 17 26 17z">
            <text:p/>
          </draw:path>
          <draw:path draw:style-name="gr3" draw:text-style-name="P7" draw:layer="layout" svg:width="0.18cm" svg:height="0.772cm" svg:x="9.139cm" svg:y="9.573cm" svg:viewBox="0 0 181 773" svg:d="M181 766c0-1 0-3-14-17-97-97-121-243-121-362 0-134 30-269 125-366 10-9 10-10 10-14 0-5-3-7-8-7-8 0-78 53-124 151-40 85-49 171-49 236 0 61 9 154 51 242 48 95 114 144 122 144 5 0 8-1 8-7z">
            <text:p/>
          </draw:path>
          <draw:path draw:style-name="gr3" draw:text-style-name="P7" draw:layer="layout" svg:width="0.386cm" svg:height="0.351cm" svg:x="9.385cm" svg:y="9.811cm" svg:viewBox="0 0 387 352" svg:d="M238 109c3-21 21-91 75-91 4 0 23 0 39 8-21 6-37 25-37 43 0 12 9 28 30 28 18 0 42-14 42-46 0-40-45-51-72-51-46 0-72 40-83 60-19-53-59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  <draw:path draw:style-name="gr3" draw:text-style-name="P7" draw:layer="layout" svg:width="0.473cm" svg:height="0.032cm" svg:x="10.042cm" svg:y="9.944cm" svg:viewBox="0 0 474 33" svg:d="M447 33c12 0 27 0 27-17 0-16-15-16-27-16h-421c-12 0-26 0-26 16 0 17 14 17 26 17z">
            <text:p/>
          </draw:path>
          <draw:path draw:style-name="gr3" draw:text-style-name="P7" draw:layer="layout" svg:width="0.256cm" svg:height="0.516cm" svg:x="10.82cm" svg:y="9.638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1.181cm" svg:y="9.573cm" svg:viewBox="0 0 181 773" svg:d="M181 387c0-60-8-153-51-241-47-95-114-146-123-146-3 0-7 4-7 7 0 4 0 5 14 19 78 76 122 199 122 361 0 131-29 269-125 365-11 11-11 13-11 14 0 6 4 7 7 7 9 0 79-52 125-151 41-84 49-170 49-235z">
            <text:p/>
          </draw:path>
          <draw:path draw:style-name="gr3" draw:text-style-name="P7" draw:layer="layout" svg:width="0.24cm" svg:height="0.359cm" svg:x="11.473cm" svg:y="9.572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2.073cm" svg:y="9.617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41 0-51-42-51-72 0-39 24-135 44-171 22-45 58-73 89-73 50 0 62 63 62 68 0 4-2 9-4 13z">
            <text:p/>
          </draw:path>
          <draw:path draw:style-name="gr3" draw:text-style-name="P7" draw:layer="layout" svg:width="0.386cm" svg:height="0.351cm" svg:x="12.468cm" svg:y="9.811cm" svg:viewBox="0 0 387 352" svg:d="M238 109c3-21 21-91 75-91 6 0 23 0 39 8-21 6-37 25-37 43 0 12 9 28 30 28 18 0 42-14 42-46 0-40-45-51-72-51-46 0-72 40-83 60-19-53-59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</draw:g>
        <draw:g>
          <svg:title>TexMaths</svg:title>
          <svg:desc>22§display§= \frac{(x-1) \sqrt{(3)^2 - ( x - 1)^2}}{2} + \frac{1}{2} \sin^{-1} \left( \frac{ x - 1 }{2} \right)   + c§svg§600§FALSE§</svg:desc>
          <draw:polygon draw:style-name="gr2" draw:text-style-name="P6" draw:layer="layout" svg:width="17.003cm" svg:height="1.887cm" svg:x="5.646cm" svg:y="11.066cm" svg:viewBox="0 0 17004 1888" draw:points="8502,1888 0,1888 0,0 17004,0 17004,1888">
            <text:p/>
          </draw:polygon>
          <draw:path draw:style-name="gr3" draw:text-style-name="P7" draw:layer="layout" svg:width="0.515cm" svg:height="0.182cm" svg:x="5.651cm" svg:y="11.9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4cm" svg:x="6.593cm" svg:y="11.14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6.839cm" svg:y="11.37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472cm" svg:height="0.032cm" svg:x="7.494cm" svg:y="11.51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8.272cm" svg:y="11.20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8.634cm" svg:y="11.14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8.976cm" svg:y="11.027cm" svg:viewBox="0 0 706 930" svg:d="M243 930c25 0 25 0 33-16l424-884c6-11 6-12 6-14 0-9-7-16-16-16-11 0-12 7-18 16l-399 833-166-384-107 83 12 12 55-42z">
            <text:p/>
          </draw:path>
          <draw:polygon draw:style-name="gr3" draw:text-style-name="P7" draw:layer="layout" svg:width="5.002cm" svg:height="0.032cm" svg:x="9.664cm" svg:y="11.027cm" svg:viewBox="0 0 5003 33" draw:points="2501,33 0,33 0,0 5003,0 5003,33">
            <text:p/>
          </draw:polygon>
          <draw:path draw:style-name="gr3" draw:text-style-name="P7" draw:layer="layout" svg:width="0.18cm" svg:height="0.774cm" svg:x="9.741cm" svg:y="11.14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21cm" svg:height="0.533cm" svg:x="9.997cm" svg:y="11.205cm" svg:viewBox="0 0 322 534" svg:d="M194 243c63-19 107-74 107-136 0-63-67-107-143-107-79 0-137 46-137 106 0 24 18 40 39 40 24 0 40-17 40-40 0-39-37-39-47-39 23-37 74-48 102-48 32 0 76 18 76 87 0 10-2 54-23 89-23 37-50 39-69 41-5 0-25 2-30 2-7 0-12 1-12 9s5 8 19 8h34c63 0 93 53 93 129 0 106-55 128-88 128-34 0-92-14-120-59 28 5 51-13 51-43 0-28-19-44-42-44-19 0-44 13-44 46 0 71 72 122 157 122 95 0 165-71 165-150 0-64-49-123-128-141z">
            <text:p/>
          </draw:path>
          <draw:path draw:style-name="gr3" draw:text-style-name="P7" draw:layer="layout" svg:width="0.18cm" svg:height="0.774cm" svg:x="10.396cm" svg:y="11.14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24cm" svg:height="0.36cm" svg:x="10.686cm" svg:y="11.13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1.235cm" svg:y="11.51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4cm" svg:x="12.02cm" svg:y="11.14cm" svg:viewBox="0 0 181 775" svg:d="M181 768c0-2 0-4-14-18-97-97-121-243-121-363 0-133 30-269 125-366 10-9 10-10 10-14 0-5-3-7-9-7-7 0-77 53-123 151-40 85-49 171-49 236 0 62 9 155 51 243 48 96 114 145 121 145 6 0 9-2 9-7z">
            <text:p/>
          </draw:path>
          <draw:path draw:style-name="gr3" draw:text-style-name="P7" draw:layer="layout" svg:width="0.386cm" svg:height="0.351cm" svg:x="12.267cm" svg:y="11.377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472cm" svg:height="0.032cm" svg:x="12.923cm" svg:y="11.511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3.701cm" svg:y="11.205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4.062cm" svg:y="11.14cm" svg:viewBox="0 0 181 775" svg:d="M181 387c0-59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24cm" svg:height="0.36cm" svg:x="14.352cm" svg:y="11.136cm" svg:viewBox="0 0 241 361" svg:d="M241 262h-19c-2 13-7 44-14 50-4 3-46 3-53 3h-100c56-51 75-65 109-91 40-32 77-66 77-118 0-65-58-106-128-106-67 0-113 48-113 97 0 28 23 32 28 32 14 0 30-11 30-30 0-9-3-29-32-29 16-38 53-51 80-51 54 0 82 43 82 87 0 47-33 84-51 105l-132 129c-5 5-5 7-5 21h225z">
            <text:p/>
          </draw:path>
          <draw:polygon draw:style-name="gr3" draw:text-style-name="P7" draw:layer="layout" svg:width="8.151cm" svg:height="0.032cm" svg:x="6.515cm" svg:y="12.048cm" svg:viewBox="0 0 8152 33" draw:points="4076,33 0,33 0,0 8152,0 8152,33">
            <text:p/>
          </draw:polygon>
          <draw:path draw:style-name="gr3" draw:text-style-name="P7" draw:layer="layout" svg:width="0.309cm" svg:height="0.517cm" svg:x="10.436cm" svg:y="12.2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515cm" svg:height="0.517cm" svg:x="14.974cm" svg:y="11.8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5.866cm" svg:y="11.2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15.795cm" svg:y="12.048cm" svg:viewBox="0 0 389 33" draw:points="194,33 0,33 0,0 389,0 389,33">
            <text:p/>
          </draw:polygon>
          <draw:path draw:style-name="gr3" draw:text-style-name="P7" draw:layer="layout" svg:width="0.309cm" svg:height="0.517cm" svg:x="15.834cm" svg:y="12.2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54cm" svg:height="0.356cm" svg:x="16.431cm" svg:y="11.911cm" svg:viewBox="0 0 255 357" svg:d="M136 197c17 4 80 16 80 72 0 39-26 71-88 71-65 0-93-44-107-111-2-9-3-12-10-12-11 0-11 5-11 19v102c0 14 0 19 9 19 3 0 5-1 19-15 2-2 2-4 16-18 33 32 69 33 84 33 90 0 127-52 127-109 0-40-24-63-33-74-27-24-57-30-88-37-44-8-97-17-97-63 0-28 21-60 88-60 84 0 90 71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735cm" svg:y="11.74cm" svg:viewBox="0 0 167 519" svg:d="M113 176l-109 9v25c51 0 58 3 58 42v208c0 35-9 35-62 35v24c25-1 67-1 86-1 27 0 55 0 81 1v-24c-51 0-54-4-54-34zM116 41c0-25-19-41-42-41-25 0-41 21-41 41 0 21 16 42 41 42 23 0 42-18 42-42z">
            <text:p/>
          </draw:path>
          <draw:path draw:style-name="gr3" draw:text-style-name="P7" draw:layer="layout" svg:width="0.39cm" svg:height="0.342cm" svg:x="16.948cm" svg:y="11.915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413cm" svg:y="11.782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7.897cm" svg:y="11.573cm" svg:viewBox="0 0 199 361" svg:d="M123 16c0-16-2-16-16-16-35 33-84 35-107 35v20c12 0 49 0 79-16v278c0 18 0 25-54 25h-21v19c10 0 77-2 96-2 18 0 87 2 99 2v-19h-21c-55 0-55-7-55-25z">
            <text:p/>
          </draw:path>
          <draw:path draw:style-name="gr3" draw:text-style-name="P7" draw:layer="layout" svg:width="0.381cm" svg:height="1.857cm" svg:x="18.474cm" svg:y="11.136cm" svg:viewBox="0 0 382 1858" svg:d="M382 1851c0-4-2-6-4-7-28-30-81-81-132-166-125-199-181-451-181-748 0-210 28-477 155-708 62-111 125-174 160-208 2-2 2-3 2-7 0-7-5-7-16-7-10 0-12 0-25 12-260 236-341 590-341 916 0 305 70 611 268 844 15 17 44 49 77 77 9 9 11 9 21 9 11 0 16 0 16-7z">
            <text:p/>
          </draw:path>
          <draw:path draw:style-name="gr3" draw:text-style-name="P7" draw:layer="layout" svg:width="0.386cm" svg:height="0.351cm" svg:x="18.997cm" svg:y="11.392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6 37-21 37-42 0-22-17-29-30-29-23 0-42 21-42 46 0 35 39 51 74 51 51 0 79-54 81-60 9 30 37 60 84 60 80 0 124-100 124-120 0-7-7-7-9-7-7 0-9 2-11 7-24 85-79 103-104 103-30 0-42-25-42-51 0-18 5-34 14-69z">
            <text:p/>
          </draw:path>
          <draw:path draw:style-name="gr3" draw:text-style-name="P7" draw:layer="layout" svg:width="0.472cm" svg:height="0.032cm" svg:x="19.653cm" svg:y="11.52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20.431cm" svg:y="11.219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1.775cm" svg:height="0.032cm" svg:x="18.974cm" svg:y="12.048cm" svg:viewBox="0 0 1776 33" draw:points="887,33 0,33 0,0 1776,0 1776,33">
            <text:p/>
          </draw:polygon>
          <draw:path draw:style-name="gr3" draw:text-style-name="P7" draw:layer="layout" svg:width="0.309cm" svg:height="0.517cm" svg:x="19.706cm" svg:y="12.27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1cm" svg:height="1.857cm" svg:x="20.867cm" svg:y="11.136cm" svg:viewBox="0 0 382 1858" svg:d="M382 930c0-305-70-611-268-844-15-17-44-49-75-77-11-9-13-9-23-9-9 0-16 0-16 7 0 4 4 7 5 9 27 28 79 79 131 164 124 199 183 450 183 748 0 210-29 477-157 708-62 111-127 174-158 208-2 1-4 3-4 7 0 7 7 7 16 7 10 0 12 0 24-13 261-235 342-589 342-915z">
            <text:p/>
          </draw:path>
          <draw:path draw:style-name="gr3" draw:text-style-name="P7" draw:layer="layout" svg:width="0.515cm" svg:height="0.517cm" svg:x="21.624cm" svg:y="11.80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2cm" svg:height="0.351cm" svg:x="22.386cm" svg:y="11.915cm" svg:viewBox="0 0 303 352" svg:d="M276 48c-12 0-23 0-35 12-12 10-14 25-14 30 0 17 14 26 30 26 23 0 44-17 44-49 0-39-37-67-93-67-104 0-208 111-208 220 0 71 46 132 127 132 111 0 176-83 176-91 0-6-6-11-9-11-5 0-7 2-11 9-61 76-146 76-156 76-48 0-69-37-69-85 0-32 16-107 42-155 23-44 67-77 109-77 27 0 57 8 67 30z">
            <text:p/>
          </draw:path>
        </draw:g>
        <draw:g>
          <svg:title>TexMaths</svg:title>
          <svg:desc>22§display§= \frac{(x-1) \sqrt{8 + 2x - x^2}}{2} + \frac{1}{2} \sin^{-1} \left( \frac{ x - 1 }{2} \right)   + c§svg§600§FALSE§</svg:desc>
          <draw:polygon draw:style-name="gr2" draw:text-style-name="P6" draw:layer="layout" svg:width="15.768cm" svg:height="1.856cm" svg:x="5.647cm" svg:y="13.265cm" svg:viewBox="0 0 15769 1857" draw:points="7885,1857 0,1857 0,0 15769,0 15769,1857">
            <text:p/>
          </draw:polygon>
          <draw:path draw:style-name="gr3" draw:text-style-name="P7" draw:layer="layout" svg:width="0.515cm" svg:height="0.182cm" svg:x="5.652cm" svg:y="14.14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6.594cm" svg:y="13.32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6.84cm" svg:y="13.5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7.495cm" svg:y="13.69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273cm" svg:y="13.38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8.636cm" svg:y="13.321cm" svg:viewBox="0 0 181 774" svg:d="M181 387c0-60-9-153-51-241-47-95-114-146-123-146-3 0-7 4-7 7 0 4 0 5 14 19 78 76 122 199 122 361 0 132-29 269-125 366-11 11-11 13-11 14 0 6 4 7 7 7 9 0 79-52 125-151 40-85 49-171 49-236z">
            <text:p/>
          </draw:path>
          <draw:path draw:style-name="gr3" draw:text-style-name="P7" draw:layer="layout" svg:width="0.604cm" svg:height="0.773cm" svg:x="8.949cm" svg:y="13.226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9.537cm" svg:y="13.226cm" svg:viewBox="0 0 3895 33" draw:points="1948,33 0,33 0,0 3895,0 3895,33">
            <text:p/>
          </draw:polygon>
          <draw:path draw:style-name="gr3" draw:text-style-name="P7" draw:layer="layout" svg:width="0.321cm" svg:height="0.532cm" svg:x="9.568cm" svg:y="13.386cm" svg:viewBox="0 0 322 533" svg:d="M93 162c-35-23-38-49-38-63 0-46 51-80 105-80 58 0 108 41 108 97 0 44-30 81-78 107zM208 236c56-28 93-69 93-120 0-72-69-116-139-116-78 0-141 58-141 130 0 14 2 48 34 85 8 8 38 28 58 42-46 23-113 65-113 142 0 83 79 134 160 134 88 0 162-63 162-146 0-28-9-63-37-97-16-15-28-23-77-54zM130 269l95 60c21 14 58 37 58 85 0 58-58 98-121 98-67 0-123-47-123-113 0-45 24-95 91-130z">
            <text:p/>
          </draw:path>
          <draw:path draw:style-name="gr3" draw:text-style-name="P7" draw:layer="layout" svg:width="0.515cm" svg:height="0.516cm" svg:x="10.139cm" svg:y="13.45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9cm" svg:height="0.516cm" svg:x="10.908cm" svg:y="13.38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386cm" svg:height="0.351cm" svg:x="11.277cm" svg:y="13.5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1.932cm" svg:y="13.69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664cm" svg:y="13.55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3.119cm" svg:y="13.31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6.914cm" svg:height="0.032cm" svg:x="6.516cm" svg:y="14.215cm" svg:viewBox="0 0 6915 33" draw:points="3457,33 0,33 0,0 6915,0 6915,33">
            <text:p/>
          </draw:polygon>
          <draw:path draw:style-name="gr3" draw:text-style-name="P7" draw:layer="layout" svg:width="0.309cm" svg:height="0.516cm" svg:x="9.82cm" svg:y="14.4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515cm" svg:height="0.516cm" svg:x="13.738cm" svg:y="13.9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4.63cm" svg:y="13.38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4.562cm" svg:y="14.215cm" svg:viewBox="0 0 389 33" draw:points="194,33 0,33 0,0 389,0 389,33">
            <text:p/>
          </draw:polygon>
          <draw:path draw:style-name="gr3" draw:text-style-name="P7" draw:layer="layout" svg:width="0.309cm" svg:height="0.516cm" svg:x="14.601cm" svg:y="14.4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254cm" svg:height="0.356cm" svg:x="15.195cm" svg:y="14.078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5cm" svg:y="13.907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715cm" svg:y="14.08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6.178cm" svg:y="13.951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6.662cm" svg:y="13.74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7.239cm" svg:y="13.303cm" svg:viewBox="0 0 382 1857" svg:d="M382 1850c0-4-2-6-4-8-28-29-81-80-132-165-125-199-181-450-181-748 0-209 27-477 155-707 62-111 125-174 160-208 2-2 2-3 2-7 0-7-5-7-16-7-10 0-12 0-25 12-260 236-341 590-341 915 0 305 70 611 268 843 15 18 44 50 77 78 9 9 11 9 21 9 11 0 16 0 16-7z">
            <text:p/>
          </draw:path>
          <draw:path draw:style-name="gr3" draw:text-style-name="P7" draw:layer="layout" svg:width="0.386cm" svg:height="0.351cm" svg:x="17.763cm" svg:y="13.55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8.418cm" svg:y="13.69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9.196cm" svg:y="13.386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1.775cm" svg:height="0.032cm" svg:x="17.74cm" svg:y="14.215cm" svg:viewBox="0 0 1776 33" draw:points="887,33 0,33 0,0 1776,0 1776,33">
            <text:p/>
          </draw:polygon>
          <draw:path draw:style-name="gr3" draw:text-style-name="P7" draw:layer="layout" svg:width="0.309cm" svg:height="0.516cm" svg:x="18.473cm" svg:y="14.4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1cm" svg:height="1.856cm" svg:x="19.634cm" svg:y="13.303cm" svg:viewBox="0 0 382 1857" svg:d="M382 929c0-304-70-610-268-843-15-17-44-49-75-77-11-9-13-9-23-9-9 0-16 0-16 7 0 4 4 7 5 9 27 28 79 79 131 163 124 199 181 451 181 748 0 210-27 477-155 708-62 111-127 174-158 207-2 2-4 4-4 8 0 7 7 7 16 7 10 0 12 0 24-13 261-236 342-589 342-915z">
            <text:p/>
          </draw:path>
          <draw:path draw:style-name="gr3" draw:text-style-name="P7" draw:layer="layout" svg:width="0.515cm" svg:height="0.516cm" svg:x="20.391cm" svg:y="13.97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1.153cm" svg:y="14.083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glide">
                  <anim:set smil:begin="0s" smil:dur="0.001s" smil:fill="hold" smil:targetElement="id208" smil:attributeName="visibility" smil:to="visible"/>
                  <anim:animate smil:dur="0.5s" smil:fill="hold" smil:targetElement="id208" smil:attributeName="width" smil:values="width*0.05;width" smil:keyTimes="0;1"/>
                  <anim:animate smil:dur="0.5s" smil:fill="hold" smil:targetElement="id208" smil:attributeName="height" smil:values="height;height" smil:keyTimes="0;1"/>
                  <anim:animate smil:dur="0.5s" smil:fill="hold" smil:targetElement="id208" smil:attributeName="x" smil:values="x-.2;x" smil:keyTimes="0;1"/>
                  <anim:animate smil:dur="0.5s" smil:fill="hold" smil:targetElement="id208" smil:attributeName="y" smil:values="y;y" smil:keyTimes="0;1"/>
                  <anim:transitionFilter smil:dur="0.5s" smil:targetElement="id208" smil:type="fade" smil:subtype="crossfade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bottom">
                  <anim:set smil:begin="0s" smil:dur="0.001s" smil:fill="hold" smil:targetElement="id209" smil:attributeName="visibility" smil:to="visible"/>
                  <anim:animate smil:dur="0.5s" smil:fill="hold" smil:targetElement="id209" smil:attributeName="x" smil:values="x;x" smil:keyTimes="0;1"/>
                  <anim:animate smil:dur="0.5s" smil:fill="hold" smil:targetElement="id209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1cm" svg:y="0.85cm" svg:viewBox="0 0 1319 656" draw:points="659,656 0,656 0,0 1319,0 1319,656">
            <text:p/>
          </draw:polygon>
          <draw:path draw:style-name="gr3" draw:text-style-name="P7" draw:layer="layout" svg:width="0.464cm" svg:height="0.577cm" svg:x="3.226cm" svg:y="0.8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cm" svg:y="1.0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7cm" svg:y="0.8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1cm" svg:y="1.294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7cm" svg:y="0.85cm" svg:viewBox="0 0 198 494" draw:points="100,494 0,494 0,0 198,0 198,494">
            <text:p/>
          </draw:polygon>
          <draw:path draw:style-name="gr3" draw:text-style-name="P7" draw:layer="layout" svg:width="0.258cm" svg:height="0.577cm" svg:x="5.028cm" svg:y="0.8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\sqrt{15 - 4x - 4x^2} \ dx§svg§600§FALSE§</svg:desc>
          <draw:polygon draw:style-name="gr2" draw:text-style-name="P6" draw:layer="layout" svg:width="7.784cm" svg:height="0.881cm" svg:x="5.64cm" svg:y="0.56cm" svg:viewBox="0 0 7785 882" draw:points="3893,882 0,882 0,0 7785,0 7785,882">
            <text:p/>
          </draw:polygon>
          <draw:path draw:style-name="gr3" draw:text-style-name="P7" draw:layer="layout" svg:width="0.515cm" svg:height="0.182cm" svg:x="5.645cm" svg:y="1.0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cm" svg:y="0.759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7.039cm" svg:y="0.521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668cm" svg:height="0.032cm" svg:x="7.727cm" svg:y="0.521cm" svg:viewBox="0 0 4669 33" draw:points="2334,33 0,33 0,0 4669,0 4669,33">
            <text:p/>
          </draw:polygon>
          <draw:path draw:style-name="gr3" draw:text-style-name="P7" draw:layer="layout" svg:width="0.256cm" svg:height="0.516cm" svg:x="7.796cm" svg:y="0.79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8.153cm" svg:y="0.796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6 53 141 141 141 90 0 169-74 169-172z">
            <text:p/>
          </draw:path>
          <draw:path draw:style-name="gr3" draw:text-style-name="P7" draw:layer="layout" svg:width="0.472cm" svg:height="0.032cm" svg:x="8.738cm" svg:y="1.10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9.468cm" svg:y="0.788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9.855cm" svg:y="0.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0.51cm" svg:y="1.10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1.24cm" svg:y="0.788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86cm" svg:height="0.351cm" svg:x="11.629cm" svg:y="0.9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2.082cm" svg:y="0.7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2.684cm" svg:y="0.77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3.078cm" svg:y="0.9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4§display§\text {(7)}§svg§600§FALSE§</svg:desc>
          <draw:polygon draw:style-name="gr2" draw:text-style-name="P6" draw:layer="layout" svg:width="0.91cm" svg:height="0.759cm" svg:x="1.524cm" svg:y="0.751cm" svg:viewBox="0 0 911 760" draw:points="455,760 0,760 0,0 911,0 911,760">
            <text:p/>
          </draw:polygon>
          <draw:path draw:style-name="gr3" draw:text-style-name="P7" draw:layer="layout" svg:width="0.197cm" svg:height="0.844cm" svg:x="1.564cm" svg:y="0.709cm" svg:viewBox="0 0 198 845" svg:d="M198 837c0-2 0-4-15-19-106-106-133-265-133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362cm" svg:height="0.591cm" svg:x="1.856cm" svg:y="0.772cm" svg:viewBox="0 0 363 592" svg:d="M355 58c8-12 8-14 8-31h-205c-104 0-106-12-108-27h-21l-29 175h21c2-14 10-67 21-77 6-6 73-6 83-6h177c-10 14-77 106-96 135-75 113-104 230-104 316 0 10 0 49 38 49 41 0 41-39 41-49v-42c0-46 2-94 7-138 4-19 16-92 54-146z">
            <text:p/>
          </draw:path>
          <draw:path draw:style-name="gr3" draw:text-style-name="P7" draw:layer="layout" svg:width="0.197cm" svg:height="0.844cm" svg:x="2.281cm" svg:y="0.7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948cm" svg:y="13.846cm" svg:viewBox="0 0 198 494" draw:points="100,494 0,494 0,0 198,0 198,494">
            <text:p/>
          </draw:polygon>
          <draw:path draw:style-name="gr3" draw:text-style-name="P7" draw:layer="layout" svg:width="0.258cm" svg:height="0.577cm" svg:x="4.929cm" svg:y="13.8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3.708cm" svg:y="13.92cm" svg:viewBox="0 0 491 403" draw:points="246,403 0,403 0,0 491,0 491,403">
            <text:p/>
          </draw:polygon>
          <draw:path draw:style-name="gr3" draw:text-style-name="P7" draw:layer="layout" svg:width="0.555cm" svg:height="0.493cm" svg:x="3.689cm" svg:y="13.8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2§display§= \smallint \sqrt{15 - ( 4x^2 + 4x ) } \ dx§svg§600§FALSE§</svg:desc>
          <draw:polygon draw:style-name="gr2" draw:text-style-name="P6" draw:layer="layout" svg:width="8.386cm" svg:height="0.85cm" svg:x="5.641cm" svg:y="2.061cm" svg:viewBox="0 0 8387 851" draw:points="4195,851 0,851 0,0 8387,0 8387,851">
            <text:p/>
          </draw:polygon>
          <draw:path draw:style-name="gr3" draw:text-style-name="P7" draw:layer="layout" svg:width="0.515cm" svg:height="0.182cm" svg:x="5.646cm" svg:y="2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2.198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5-123 7-58 19-87 47-87 14 0 25 7 30 14z">
            <text:p/>
          </draw:path>
          <draw:path draw:style-name="gr3" draw:text-style-name="P7" draw:layer="layout" svg:width="0.705cm" svg:height="0.927cm" svg:x="7.04cm" svg:y="2.022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5.271cm" svg:height="0.032cm" svg:x="7.729cm" svg:y="2.022cm" svg:viewBox="0 0 5272 33" draw:points="2635,33 0,33 0,0 5272,0 5272,33">
            <text:p/>
          </draw:polygon>
          <draw:path draw:style-name="gr3" draw:text-style-name="P7" draw:layer="layout" svg:width="0.256cm" svg:height="0.516cm" svg:x="7.797cm" svg:y="2.2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09cm" svg:height="0.532cm" svg:x="8.155cm" svg:y="2.236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7" draw:layer="layout" svg:width="0.472cm" svg:height="0.032cm" svg:x="8.739cm" svg:y="2.542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9.524cm" svg:y="2.1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44cm" svg:height="0.523cm" svg:x="9.77cm" svg:y="2.228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386cm" svg:height="0.351cm" svg:x="10.158cm" svg:y="2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  <draw:path draw:style-name="gr3" draw:text-style-name="P7" draw:layer="layout" svg:width="0.24cm" svg:height="0.359cm" svg:x="10.61cm" svg:y="2.1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11.138cm" svg:y="2.3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44cm" svg:height="0.523cm" svg:x="11.89cm" svg:y="2.228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386cm" svg:height="0.351cm" svg:x="12.277cm" svg:y="2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  <draw:path draw:style-name="gr3" draw:text-style-name="P7" draw:layer="layout" svg:width="0.18cm" svg:height="0.772cm" svg:x="12.742cm" svg:y="2.1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369cm" svg:height="0.546cm" svg:x="13.287cm" svg:y="2.215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3.68cm" svg:y="2.4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>
          <svg:title>TexMaths</svg:title>
          <svg:desc>22§display§= \smallint \sqrt{15 - [\  (2x)^2 + 2(2x)(1) +1 - 1 \ ] } \ dx§svg§600§FALSE§</svg:desc>
          <draw:polygon draw:style-name="gr2" draw:text-style-name="P6" draw:layer="layout" svg:width="13.97cm" svg:height="0.85cm" svg:x="5.641cm" svg:y="3.661cm" svg:viewBox="0 0 13971 851" draw:points="6986,851 0,851 0,0 13971,0 13971,851">
            <text:p/>
          </draw:polygon>
          <draw:path draw:style-name="gr3" draw:text-style-name="P7" draw:layer="layout" svg:width="0.515cm" svg:height="0.182cm" svg:x="5.646cm" svg:y="4.0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3.798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cm" svg:y="3.622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10.853cm" svg:height="0.032cm" svg:x="7.728cm" svg:y="3.622cm" svg:viewBox="0 0 10854 33" draw:points="5428,33 0,33 0,0 10854,0 10854,33">
            <text:p/>
          </draw:polygon>
          <draw:path draw:style-name="gr3" draw:text-style-name="P7" draw:layer="layout" svg:width="0.256cm" svg:height="0.516cm" svg:x="7.797cm" svg:y="3.8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09cm" svg:height="0.532cm" svg:x="8.154cm" svg:y="3.836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7" draw:layer="layout" svg:width="0.472cm" svg:height="0.032cm" svg:x="8.739cm" svg:y="4.142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2cm" svg:x="9.538cm" svg:y="3.771cm" svg:viewBox="0 0 107 773" draw:points="107,773 107,743 32,743 32,32 107,32 107,0 0,0 0,773">
            <text:p/>
          </draw:polygon>
          <draw:path draw:style-name="gr3" draw:text-style-name="P7" draw:layer="layout" svg:width="0.18cm" svg:height="0.772cm" svg:x="9.995cm" svg:y="3.7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0.259cm" svg:y="3.8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386cm" svg:height="0.351cm" svg:x="10.629cm" svg:y="4.00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  <draw:path draw:style-name="gr3" draw:text-style-name="P7" draw:layer="layout" svg:width="0.18cm" svg:height="0.772cm" svg:x="11.094cm" svg:y="3.7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1.384cm" svg:y="3.7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11.912cm" svg:y="3.9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12.679cm" svg:y="3.8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13.105cm" svg:y="3.7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3.368cm" svg:y="3.8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386cm" svg:height="0.351cm" svg:x="13.737cm" svg:y="4.0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  <draw:path draw:style-name="gr3" draw:text-style-name="P7" draw:layer="layout" svg:width="0.18cm" svg:height="0.772cm" svg:x="14.202cm" svg:y="3.7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18cm" svg:height="0.772cm" svg:x="14.535cm" svg:y="3.7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256cm" svg:height="0.516cm" svg:x="14.827cm" svg:y="3.8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5.189cm" svg:y="3.7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515cm" svg:height="0.516cm" svg:x="15.661cm" svg:y="3.9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6.46cm" svg:y="3.836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472cm" svg:height="0.032cm" svg:x="17.014cm" svg:y="4.14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791cm" svg:y="3.836cm" svg:viewBox="0 0 257 517" svg:d="M160 19c0-17 0-19-19-19-48 49-116 49-141 49v25c16 0 62 0 102-21v402c0 28-2 37-72 37h-25v25c27-4 95-4 125-4 32 0 99 0 127 4v-25h-25c-70 0-72-9-72-37z">
            <text:p/>
          </draw:path>
          <draw:polygon draw:style-name="gr3" draw:text-style-name="P7" draw:layer="layout" svg:width="0.106cm" svg:height="0.772cm" svg:x="18.384cm" svg:y="3.771cm" svg:viewBox="0 0 107 773" draw:points="107,0 0,0 0,32 76,32 76,743 0,743 0,773 107,773">
            <text:p/>
          </draw:polygon>
          <draw:path draw:style-name="gr3" draw:text-style-name="P7" draw:layer="layout" svg:width="0.369cm" svg:height="0.546cm" svg:x="18.871cm" svg:y="3.815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4-14 51-28 97-60 97-21 0-23-19-23-35 0-19 2-25 6-37zM208 445c-4 14-4 15-16 30-34 42-65 54-86 54-41 0-51-42-51-72 0-39 24-135 44-171 22-45 58-73 89-73 50 0 62 63 62 68 0 4-2 9-4 13z">
            <text:p/>
          </draw:path>
          <draw:path draw:style-name="gr3" draw:text-style-name="P7" draw:layer="layout" svg:width="0.386cm" svg:height="0.351cm" svg:x="19.264cm" svg:y="4.0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</draw:g>
        <draw:g>
          <svg:title>TexMaths</svg:title>
          <svg:desc>22§display§= \smallint \sqrt{15 - (2x + 1)^2 + 1 } \ dx§svg§600§FALSE§</svg:desc>
          <draw:polygon draw:style-name="gr2" draw:text-style-name="P6" draw:layer="layout" svg:width="9.275cm" svg:height="0.85cm" svg:x="5.642cm" svg:y="5.261cm" svg:viewBox="0 0 9276 851" draw:points="4637,851 0,851 0,0 9276,0 9276,851">
            <text:p/>
          </draw:polygon>
          <draw:path draw:style-name="gr3" draw:text-style-name="P7" draw:layer="layout" svg:width="0.515cm" svg:height="0.182cm" svg:x="5.647cm" svg:y="5.6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2cm" svg:y="5.398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1cm" svg:y="5.222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6.159cm" svg:height="0.032cm" svg:x="7.729cm" svg:y="5.222cm" svg:viewBox="0 0 6160 33" draw:points="3080,33 0,33 0,0 6160,0 6160,33">
            <text:p/>
          </draw:polygon>
          <draw:path draw:style-name="gr3" draw:text-style-name="P7" draw:layer="layout" svg:width="0.256cm" svg:height="0.516cm" svg:x="7.798cm" svg:y="5.4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09cm" svg:height="0.532cm" svg:x="8.155cm" svg:y="5.436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7" draw:layer="layout" svg:width="0.472cm" svg:height="0.032cm" svg:x="8.739cm" svg:y="5.742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9.524cm" svg:y="5.3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9.786cm" svg:y="5.4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386cm" svg:height="0.351cm" svg:x="10.158cm" svg:y="5.6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8-7-9-7-7 0-9 2-11 7-24 84-77 102-104 102-30 0-42-25-42-51 0-18 5-33 14-69z">
            <text:p/>
          </draw:path>
          <draw:path draw:style-name="gr3" draw:text-style-name="P7" draw:layer="layout" svg:width="0.515cm" svg:height="0.516cm" svg:x="10.791cm" svg:y="5.5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1.59cm" svg:y="5.4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1.953cm" svg:y="5.3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2.243cm" svg:y="5.3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12.771cm" svg:y="5.5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3.57cm" svg:y="5.4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69cm" svg:height="0.546cm" svg:x="14.176cm" svg:y="5.415cm" svg:viewBox="0 0 370 547" svg:d="M370 9c0-2 0-9-11-9s-84 7-99 9c-5 0-10 3-10 14 0 10 7 10 19 10 37 0 39 6 39 13l-4 16-45 182c-14-28-37-49-72-49-90 0-187 114-187 227 0 74 42 125 104 125 16 0 54-4 100-58 7 31 34 58 71 58 28 0 45-18 58-44 12-27 22-74 22-76 0-9-7-9-8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4.57cm" svg:y="5.6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8-7-9-7-7 0-9 2-11 7-24 84-79 102-104 102-30 0-42-25-42-51 0-18 5-33 14-69z">
            <text:p/>
          </draw:path>
        </draw:g>
        <draw:g>
          <svg:title>TexMaths</svg:title>
          <svg:desc>22§display§= \smallint \sqrt{16 - (2x + 1)^2 } \ dx§svg§600§FALSE§</svg:desc>
          <draw:polygon draw:style-name="gr2" draw:text-style-name="P6" draw:layer="layout" svg:width="7.944cm" svg:height="0.85cm" svg:x="5.641cm" svg:y="6.961cm" svg:viewBox="0 0 7945 851" draw:points="3973,851 0,851 0,0 7945,0 7945,851">
            <text:p/>
          </draw:polygon>
          <draw:path draw:style-name="gr3" draw:text-style-name="P7" draw:layer="layout" svg:width="0.515cm" svg:height="0.182cm" svg:x="5.646cm" svg:y="7.3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7.098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cm" svg:y="6.922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4.827cm" svg:height="0.032cm" svg:x="7.729cm" svg:y="6.922cm" svg:viewBox="0 0 4828 33" draw:points="2415,33 0,33 0,0 4828,0 4828,33">
            <text:p/>
          </draw:polygon>
          <draw:path draw:style-name="gr3" draw:text-style-name="P7" draw:layer="layout" svg:width="0.256cm" svg:height="0.516cm" svg:x="7.797cm" svg:y="7.1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321cm" svg:height="0.532cm" svg:x="8.147cm" svg:y="7.136cm" svg:viewBox="0 0 322 533" svg:d="M70 262v-19c0-196 97-224 136-224 19 0 51 6 69 32-13 0-43 0-43 33 0 25 18 37 36 37 12 0 35-7 35-37 0-47-34-84-99-84-98 0-204 100-204 271 0 207 90 262 162 262 86 0 160-73 160-174 0-99-69-174-155-174-53 0-81 40-97 77zM162 511c-48 0-72-47-76-58-14-36-14-98-14-112 0-60 25-139 95-139 13 0 48 0 72 49 14 28 14 69 14 106s0 75-14 103c-23 48-58 51-77 51z">
            <text:p/>
          </draw:path>
          <draw:path draw:style-name="gr3" draw:text-style-name="P7" draw:layer="layout" svg:width="0.472cm" svg:height="0.032cm" svg:x="8.739cm" svg:y="7.442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9.524cm" svg:y="7.0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9.786cm" svg:y="7.1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386cm" svg:height="0.351cm" svg:x="10.158cm" svg:y="7.3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  <draw:path draw:style-name="gr3" draw:text-style-name="P7" draw:layer="layout" svg:width="0.515cm" svg:height="0.516cm" svg:x="10.791cm" svg:y="7.2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1.59cm" svg:y="7.1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1.953cm" svg:y="7.0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2.243cm" svg:y="7.0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2.845cm" svg:y="7.115cm" svg:viewBox="0 0 370 547" svg:d="M370 9c0-2 0-9-11-9-10 0-84 7-98 9-6 0-11 3-11 14 0 10 7 10 19 10 37 0 39 6 39 13l-2 16-47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3.238cm" svg:y="7.3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</draw:g>
        <draw:g>
          <svg:title>TexMaths</svg:title>
          <svg:desc>22§display§= \smallint \sqrt{ (4)^2 - (2x + 1)^2 } \ dx§svg§600§FALSE§</svg:desc>
          <draw:polygon draw:style-name="gr2" draw:text-style-name="P6" draw:layer="layout" svg:width="8.506cm" svg:height="0.85cm" svg:x="5.644cm" svg:y="8.661cm" svg:viewBox="0 0 8507 851" draw:points="4254,851 0,851 0,0 8507,0 8507,851">
            <text:p/>
          </draw:polygon>
          <draw:path draw:style-name="gr3" draw:text-style-name="P7" draw:layer="layout" svg:width="0.515cm" svg:height="0.182cm" svg:x="5.649cm" svg:y="9.0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4cm" svg:y="8.798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7.043cm" svg:y="8.622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5.39cm" svg:height="0.032cm" svg:x="7.731cm" svg:y="8.622cm" svg:viewBox="0 0 5391 33" draw:points="2695,33 0,33 0,0 5391,0 5391,33">
            <text:p/>
          </draw:polygon>
          <draw:path draw:style-name="gr3" draw:text-style-name="P7" draw:layer="layout" svg:width="0.18cm" svg:height="0.772cm" svg:x="7.809cm" svg:y="8.7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44cm" svg:height="0.523cm" svg:x="8.054cm" svg:y="8.828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18cm" svg:height="0.772cm" svg:x="8.464cm" svg:y="8.7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8.754cm" svg:y="8.7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9.303cm" svg:y="9.142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10.088cm" svg:y="8.7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0.35cm" svg:y="8.8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386cm" svg:height="0.351cm" svg:x="10.722cm" svg:y="9.0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515cm" svg:height="0.516cm" svg:x="11.355cm" svg:y="8.9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2.155cm" svg:y="8.836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12.517cm" svg:y="8.7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2.808cm" svg:y="8.7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3.41cm" svg:y="8.815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3.804cm" svg:y="9.0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</draw:g>
        <draw:g>
          <svg:title>TexMaths</svg:title>
          <svg:desc>20§display§=  \left[ \frac{( 2x + 1 ) \sqrt{(4)^2 - ( 2x + 1 )^2}}{2} + \frac{4^2}{2} \sin^{-1} \left( \frac{ 2x + 1 }{2} \right) \right] \frac{1}{2}  + c§svg§600§FALSE§</svg:desc>
          <draw:polygon draw:style-name="gr2" draw:text-style-name="P6" draw:layer="layout" svg:width="18.286cm" svg:height="2.037cm" svg:x="5.646cm" svg:y="10.459cm" svg:viewBox="0 0 18287 2038" draw:points="9143,2038 0,2038 0,0 18287,0 18287,2038">
            <text:p/>
          </draw:polygon>
          <draw:path draw:style-name="gr3" draw:text-style-name="P7" draw:layer="layout" svg:width="0.468cm" svg:height="0.165cm" svg:x="5.651cm" svg:y="11.397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09cm" svg:height="2.109cm" svg:x="6.547cm" svg:y="10.424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6.916cm" svg:y="10.63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7.156cm" svg:y="10.69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7.492cm" svg:y="10.8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8.07cm" svg:y="10.7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8.795cm" svg:y="10.69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9.124cm" svg:y="10.63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9.435cm" svg:y="10.536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4.9cm" svg:height="0.029cm" svg:x="10.06cm" svg:y="10.536cm" svg:viewBox="0 0 4901 30" draw:points="2450,30 0,30 0,0 4901,0 4901,30">
            <text:p/>
          </draw:polygon>
          <draw:path draw:style-name="gr3" draw:text-style-name="P7" draw:layer="layout" svg:width="0.164cm" svg:height="0.703cm" svg:x="10.131cm" svg:y="10.63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13cm" svg:height="0.476cm" svg:x="10.353cm" svg:y="10.69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10.726cm" svg:y="10.63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0.99cm" svg:y="10.63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1.489cm" svg:y="10.976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2.203cm" svg:y="10.63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2.441cm" svg:y="10.69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2.779cm" svg:y="10.854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3.355cm" svg:y="10.7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4.081cm" svg:y="10.69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4.411cm" svg:y="10.63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4.675cm" svg:y="10.63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8.113cm" svg:height="0.029cm" svg:x="6.848cm" svg:y="11.464cm" svg:viewBox="0 0 8114 30" draw:points="4056,30 0,30 0,0 8114,0 8114,30">
            <text:p/>
          </draw:polygon>
          <draw:path draw:style-name="gr3" draw:text-style-name="P7" draw:layer="layout" svg:width="0.281cm" svg:height="0.469cm" svg:x="10.763cm" svg:y="11.6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5.24cm" svg:y="11.2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16.006cm" svg:y="10.702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18cm" svg:height="0.327cm" svg:x="16.369cm" svg:y="10.59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668cm" svg:height="0.029cm" svg:x="15.987cm" svg:y="11.464cm" svg:viewBox="0 0 669 30" draw:points="334,30 0,30 0,0 669,0 669,30">
            <text:p/>
          </draw:polygon>
          <draw:path draw:style-name="gr3" draw:text-style-name="P7" draw:layer="layout" svg:width="0.281cm" svg:height="0.469cm" svg:x="16.181cm" svg:y="11.6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31cm" svg:height="0.324cm" svg:x="16.878cm" svg:y="11.339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7.157cm" svg:y="11.184cm" svg:viewBox="0 0 152 472" svg:d="M102 160l-99 8v22c47 0 53 4 53 39v189c0 32-8 32-56 32v22c22-2 61-2 78-2 24 0 50 0 74 2v-22c-46 0-50-4-50-31zM106 37c0-23-18-37-39-37-22 0-37 19-37 37 0 19 15 38 37 38 21 0 39-16 39-38z">
            <text:p/>
          </draw:path>
          <draw:path draw:style-name="gr3" draw:text-style-name="P7" draw:layer="layout" svg:width="0.354cm" svg:height="0.311cm" svg:x="17.35cm" svg:y="11.344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33cm" svg:height="0.025cm" svg:x="17.771cm" svg:y="11.222cm" svg:viewBox="0 0 334 26" svg:d="M315 26c7 0 19 0 19-13s-11-13-19-13h-296c-8 0-19 0-19 13s11 13 19 13z">
            <text:p/>
          </draw:path>
          <draw:path draw:style-name="gr3" draw:text-style-name="P7" draw:layer="layout" svg:width="0.18cm" svg:height="0.327cm" svg:x="18.211cm" svg:y="11.032cm" svg:viewBox="0 0 181 328" svg:d="M112 14c0-14-2-14-14-14-32 30-77 32-98 32v18c11 0 45 0 72-15v253c0 16 0 22-50 22h-19v18c10 0 71-2 88-2 16 0 79 2 90 2v-18h-19c-50 0-50-6-50-22z">
            <text:p/>
          </draw:path>
          <draw:path draw:style-name="gr3" draw:text-style-name="P7" draw:layer="layout" svg:width="0.346cm" svg:height="1.687cm" svg:x="18.736cm" svg:y="10.635cm" svg:viewBox="0 0 347 1688" svg:d="M347 1681c0-3-1-5-3-6-26-27-74-74-120-150-114-181-165-410-165-680 0-191 24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81cm" svg:height="0.469cm" svg:x="19.227cm" svg:y="10.7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9.565cm" svg:y="10.867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20.141cm" svg:y="10.76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20.867cm" svg:y="10.7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1.964cm" svg:height="0.029cm" svg:x="19.192cm" svg:y="11.464cm" svg:viewBox="0 0 1965 30" draw:points="982,30 0,30 0,0 1965,0 1965,30">
            <text:p/>
          </draw:polygon>
          <draw:path draw:style-name="gr3" draw:text-style-name="P7" draw:layer="layout" svg:width="0.281cm" svg:height="0.469cm" svg:x="20.034cm" svg:y="11.6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21.266cm" svg:y="10.635cm" svg:viewBox="0 0 347 1688" svg:d="M347 845c0-277-64-555-243-767-14-16-40-44-69-70-9-8-11-8-21-8-8 0-14 0-14 6 0 4 3 7 5 8 24 26 72 72 118 149 114 181 167 410 167 680 0 190-26 434-143 643-56 101-115 158-144 189-1 1-3 3-3 6 0 7 6 7 14 7 10 0 12 0 23-12 237-214 310-535 310-831z">
            <text:p/>
          </draw:path>
          <draw:polygon draw:style-name="gr3" draw:text-style-name="P7" draw:layer="layout" svg:width="0.209cm" svg:height="2.109cm" svg:x="21.765cm" svg:y="10.424cm" svg:viewBox="0 0 210 2110" draw:points="166,2065 0,2065 0,2110 210,2110 210,0 0,0 0,43 166,43">
            <text:p/>
          </draw:polygon>
          <draw:path draw:style-name="gr3" draw:text-style-name="P7" draw:layer="layout" svg:width="0.233cm" svg:height="0.469cm" svg:x="22.432cm" svg:y="10.71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22.37cm" svg:y="11.464cm" svg:viewBox="0 0 354 30" draw:points="176,30 0,30 0,0 354,0 354,30">
            <text:p/>
          </draw:polygon>
          <draw:path draw:style-name="gr3" draw:text-style-name="P7" draw:layer="layout" svg:width="0.281cm" svg:height="0.469cm" svg:x="22.405cm" svg:y="11.6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468cm" svg:height="0.469cm" svg:x="23cm" svg:y="11.24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3.693cm" svg:y="11.344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2§display§=  \frac{( 2x + 1 ) \sqrt{15 - 4x - 4x^2}}{4} + 4 \sin^{-1} \left( \frac{ 2x + 1 }{2} \right) + c§svg§600§FALSE§</svg:desc>
          <draw:polygon draw:style-name="gr2" draw:text-style-name="P6" draw:layer="layout" svg:width="17.129cm" svg:height="1.856cm" svg:x="5.647cm" svg:y="13.163cm" svg:viewBox="0 0 17130 1857" draw:points="8564,1857 0,1857 0,0 17130,0 17130,1857">
            <text:p/>
          </draw:polygon>
          <draw:path draw:style-name="gr3" draw:text-style-name="P7" draw:layer="layout" svg:width="0.515cm" svg:height="0.182cm" svg:x="5.652cm" svg:y="14.0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6.594cm" svg:y="13.21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6.856cm" svg:y="13.28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7.227cm" svg:y="13.45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7.861cm" svg:y="13.34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8.66cm" svg:y="13.28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9.023cm" svg:y="13.219cm" svg:viewBox="0 0 181 774" svg:d="M181 387c0-60-9-153-51-241-47-95-114-146-123-146-3 0-7 4-7 7 0 4 0 5 14 19 78 76 122 199 122 361 0 132-29 269-125 366-11 11-11 13-11 14 0 6 4 7 7 7 9 0 79-52 125-151 40-85 49-171 49-236z">
            <text:p/>
          </draw:path>
          <draw:path draw:style-name="gr3" draw:text-style-name="P7" draw:layer="layout" svg:width="0.604cm" svg:height="0.773cm" svg:x="9.336cm" svg:y="13.124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668cm" svg:height="0.032cm" svg:x="9.924cm" svg:y="13.124cm" svg:viewBox="0 0 4669 33" draw:points="2334,33 0,33 0,0 4669,0 4669,33">
            <text:p/>
          </draw:polygon>
          <draw:path draw:style-name="gr3" draw:text-style-name="P7" draw:layer="layout" svg:width="0.256cm" svg:height="0.516cm" svg:x="9.992cm" svg:y="13.284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32cm" svg:x="10.348cm" svg:y="13.284cm" svg:viewBox="0 0 310 533" svg:d="M310 361c0-92-64-171-148-171-37 0-70 12-99 41v-152c16 5 43 11 67 11 95 0 150-71 150-81 0-5-2-9-7-9-2 0-4 0-7 2-16 7-53 23-106 23-32 0-67-6-104-21-5-4-7-4-8-4-8 0-8 7-8 19v229c0 14 0 21 11 21 5 0 7-2 11-7 7-12 37-54 98-54 41 0 62 35 67 49 12 30 14 60 14 98 0 27 0 74-19 106-18 30-48 51-83 51-56 0-100-40-114-86 1 0 5 0 14 0 24 0 38-19 38-37 0-19-14-39-38-39-13 0-39 5-39 42 0 67 55 141 141 141 90 0 169-74 169-172z">
            <text:p/>
          </draw:path>
          <draw:path draw:style-name="gr3" draw:text-style-name="P7" draw:layer="layout" svg:width="0.472cm" svg:height="0.032cm" svg:x="10.932cm" svg:y="13.59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1.663cm" svg:y="13.275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2.05cm" svg:y="13.4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2.706cm" svg:y="13.59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3.437cm" svg:y="13.275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3.824cm" svg:y="13.4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4.278cm" svg:y="13.21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8.074cm" svg:height="0.032cm" svg:x="6.516cm" svg:y="14.113cm" svg:viewBox="0 0 8075 33" draw:points="4037,33 0,33 0,0 8075,0 8075,33">
            <text:p/>
          </draw:polygon>
          <draw:path draw:style-name="gr3" draw:text-style-name="P7" draw:layer="layout" svg:width="0.344cm" svg:height="0.523cm" svg:x="10.381cm" svg:y="14.329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515cm" svg:height="0.516cm" svg:x="14.898cm" svg:y="13.8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3cm" svg:x="15.649cm" svg:y="13.798cm" svg:viewBox="0 0 345 524" svg:d="M206 398v67c0 28 0 37-58 37h-16v22c32-1 72-1 104-1 33 0 74 0 105 1v-22h-15c-58 0-60-9-60-37v-67h79v-25h-79v-354c0-14 0-19-13-19-7 0-8 0-14 9l-239 364v25zM211 373h-190l190-289z">
            <text:p/>
          </draw:path>
          <draw:path draw:style-name="gr3" draw:text-style-name="P7" draw:layer="layout" svg:width="0.254cm" svg:height="0.356cm" svg:x="16.168cm" svg:y="13.976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6.475cm" svg:y="13.805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6.688cm" svg:y="13.98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7.152cm" svg:y="13.849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7.634cm" svg:y="13.638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8.214cm" svg:y="13.201cm" svg:viewBox="0 0 382 1857" svg:d="M382 1850c0-4-2-6-4-8-28-29-81-80-132-165-125-199-181-450-181-748 0-209 27-477 155-707 62-111 125-174 160-208 2-2 2-3 2-7 0-7-5-7-16-7-10 0-12 0-25 12-260 236-341 590-341 915 0 305 70 611 268 843 15 18 44 50 77 78 9 9 11 9 21 9 11 0 16 0 16-7z">
            <text:p/>
          </draw:path>
          <draw:path draw:style-name="gr3" draw:text-style-name="P7" draw:layer="layout" svg:width="0.309cm" svg:height="0.516cm" svg:x="18.752cm" svg:y="13.28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6cm" svg:height="0.351cm" svg:x="19.123cm" svg:y="13.45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9.757cm" svg:y="13.349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20.556cm" svg:y="13.284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2.16cm" svg:height="0.032cm" svg:x="18.713cm" svg:y="14.113cm" svg:viewBox="0 0 2161 33" draw:points="1081,33 0,33 0,0 2161,0 2161,33">
            <text:p/>
          </draw:polygon>
          <draw:path draw:style-name="gr3" draw:text-style-name="P7" draw:layer="layout" svg:width="0.309cm" svg:height="0.516cm" svg:x="19.639cm" svg:y="14.33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381cm" svg:height="1.856cm" svg:x="20.994cm" svg:y="13.201cm" svg:viewBox="0 0 382 1857" svg:d="M382 929c0-304-70-610-268-843-15-17-44-49-75-77-11-9-13-9-23-9-9 0-16 0-16 7 0 4 4 7 5 9 27 28 79 79 131 163 124 199 183 451 183 748 0 210-29 477-157 708-62 111-127 174-158 207-2 2-4 4-4 8 0 7 7 7 16 7 10 0 12 0 24-13 261-236 342-589 342-915z">
            <text:p/>
          </draw:path>
          <draw:path draw:style-name="gr3" draw:text-style-name="P7" draw:layer="layout" svg:width="0.515cm" svg:height="0.516cm" svg:x="21.751cm" svg:y="13.87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2.513cm" svg:y="13.981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2.441cm" svg:y="1.15cm" svg:viewBox="0 0 1319 656" draw:points="659,656 0,656 0,0 1319,0 1319,656">
            <text:p/>
          </draw:polygon>
          <draw:path draw:style-name="gr3" draw:text-style-name="P7" draw:layer="layout" svg:width="0.464cm" svg:height="0.577cm" svg:x="2.426cm" svg:y="1.1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2.95cm" svg:y="1.3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317cm" svg:y="1.1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701cm" svg:y="1.594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247cm" svg:y="1.15cm" svg:viewBox="0 0 198 494" draw:points="100,494 0,494 0,0 198,0 198,494">
            <text:p/>
          </draw:polygon>
          <draw:path draw:style-name="gr3" draw:text-style-name="P7" draw:layer="layout" svg:width="0.258cm" svg:height="0.577cm" svg:x="4.228cm" svg:y="1.1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8)}§svg§600§FALSE§</svg:desc>
          <draw:polygon draw:style-name="gr2" draw:text-style-name="P6" draw:layer="layout" svg:width="0.91cm" svg:height="0.76cm" svg:x="1.024cm" svg:y="1.051cm" svg:viewBox="0 0 911 761" draw:points="455,761 0,761 0,0 911,0 911,761">
            <text:p/>
          </draw:polygon>
          <draw:path draw:style-name="gr3" draw:text-style-name="P7" draw:layer="layout" svg:width="0.197cm" svg:height="0.844cm" svg:x="1.064cm" svg:y="1.009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345cm" svg:y="1.08cm" svg:viewBox="0 0 352 582" svg:d="M102 177c-39-25-42-54-42-69 0-50 55-87 115-87 63 0 117 44 117 106 0 48-33 88-84 117zM227 257c61-30 102-75 102-130 0-79-75-127-152-127-85 0-154 63-154 142 0 15 2 52 37 92 9 10 42 31 63 46-50 25-123 71-123 156 0 90 86 146 175 146 96 0 177-69 177-159 0-31-10-70-41-106-17-17-30-25-84-60zM142 294l104 65c23 15 63 40 63 92 0 64-63 108-132 108-73 0-135-52-135-123 0-50 27-104 100-142z">
            <text:p/>
          </draw:path>
          <draw:path draw:style-name="gr3" draw:text-style-name="P7" draw:layer="layout" svg:width="0.197cm" svg:height="0.844cm" svg:x="1.781cm" svg:y="1.009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smallint \sqrt{9x^2 + 12x - 5} \ dx§svg§600§FALSE§</svg:desc>
          <draw:polygon draw:style-name="gr2" draw:text-style-name="P6" draw:layer="layout" svg:width="7.784cm" svg:height="0.881cm" svg:x="4.942cm" svg:y="0.86cm" svg:viewBox="0 0 7785 882" draw:points="3893,882 0,882 0,0 7785,0 7785,882">
            <text:p/>
          </draw:polygon>
          <draw:path draw:style-name="gr3" draw:text-style-name="P7" draw:layer="layout" svg:width="0.515cm" svg:height="0.182cm" svg:x="4.947cm" svg:y="1.3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5.762cm" svg:y="1.059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6.341cm" svg:y="0.821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668cm" svg:height="0.032cm" svg:x="7.029cm" svg:y="0.821cm" svg:viewBox="0 0 4669 33" draw:points="2334,33 0,33 0,0 4669,0 4669,33">
            <text:p/>
          </draw:polygon>
          <draw:path draw:style-name="gr3" draw:text-style-name="P7" draw:layer="layout" svg:width="0.321cm" svg:height="0.532cm" svg:x="7.063cm" svg:y="1.096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386cm" svg:height="0.351cm" svg:x="7.439cm" svg:y="1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7.892cm" svg:y="1.02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42cm" svg:y="1.161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9.219cm" svg:y="1.096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9.576cm" svg:y="1.096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386cm" svg:height="0.351cm" svg:x="9.946cm" svg:y="1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0.6cm" svg:y="1.40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1.348cm" svg:y="1.096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6 53 141 141 141 90 0 169-74 169-172z">
            <text:p/>
          </draw:path>
          <draw:path draw:style-name="gr3" draw:text-style-name="P7" draw:layer="layout" svg:width="0.369cm" svg:height="0.546cm" svg:x="11.986cm" svg:y="1.074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6zM208 445c-4 14-4 16-16 30-34 42-65 55-86 55-39 0-51-43-51-72 0-39 26-136 44-171 22-46 58-74 89-74 51 0 62 63 62 69 0 3-2 8-4 12z">
            <text:p/>
          </draw:path>
          <draw:path draw:style-name="gr3" draw:text-style-name="P7" draw:layer="layout" svg:width="0.386cm" svg:height="0.351cm" svg:x="12.38cm" svg:y="1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</draw:g>
        <draw:g>
          <svg:title>TexMaths</svg:title>
          <svg:desc>22§display§= \smallint \sqrt{ (3x)^2 + 2(3x)(2) + 4 - 5 - 4 } \ dx§svg§600§FALSE§</svg:desc>
          <draw:polygon draw:style-name="gr2" draw:text-style-name="P6" draw:layer="layout" svg:width="12.638cm" svg:height="0.85cm" svg:x="2.644cm" svg:y="2.461cm" svg:viewBox="0 0 12639 851" draw:points="6320,851 0,851 0,0 12639,0 12639,851">
            <text:p/>
          </draw:polygon>
          <draw:path draw:style-name="gr3" draw:text-style-name="P7" draw:layer="layout" svg:width="0.515cm" svg:height="0.182cm" svg:x="2.649cm" svg:y="2.8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3.464cm" svg:y="2.598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4.043cm" svg:y="2.422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9.522cm" svg:height="0.032cm" svg:x="4.731cm" svg:y="2.422cm" svg:viewBox="0 0 9523 33" draw:points="4761,33 0,33 0,0 9523,0 9523,33">
            <text:p/>
          </draw:polygon>
          <draw:path draw:style-name="gr3" draw:text-style-name="P7" draw:layer="layout" svg:width="0.18cm" svg:height="0.772cm" svg:x="4.809cm" svg:y="2.5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5.064cm" svg:y="2.636cm" svg:viewBox="0 0 322 533" svg:d="M194 243c63-20 107-74 107-136 0-63-67-107-143-107-77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386cm" svg:height="0.351cm" svg:x="5.441cm" svg:y="2.8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18cm" svg:height="0.772cm" svg:x="5.905cm" svg:y="2.5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6.196cm" svg:y="2.5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6.724cm" svg:y="2.7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7.493cm" svg:y="2.6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7 69-5 7-57 7-72 7z">
            <text:p/>
          </draw:path>
          <draw:path draw:style-name="gr3" draw:text-style-name="P7" draw:layer="layout" svg:width="0.18cm" svg:height="0.772cm" svg:x="7.917cm" svg:y="2.5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8.174cm" svg:y="2.636cm" svg:viewBox="0 0 322 533" svg:d="M194 243c63-20 107-74 107-136 0-63-69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386cm" svg:height="0.351cm" svg:x="8.551cm" svg:y="2.8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  <draw:path draw:style-name="gr3" draw:text-style-name="P7" draw:layer="layout" svg:width="0.18cm" svg:height="0.772cm" svg:x="9.013cm" svg:y="2.5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18cm" svg:height="0.772cm" svg:x="9.346cm" svg:y="2.571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9.61cm" svg:y="2.6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10.001cm" svg:y="2.571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515cm" svg:height="0.516cm" svg:x="10.472cm" svg:y="2.7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44cm" svg:height="0.523cm" svg:x="11.224cm" svg:y="2.628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472cm" svg:height="0.032cm" svg:x="11.826cm" svg:y="2.94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2.574cm" svg:y="2.636cm" svg:viewBox="0 0 310 533" svg:d="M310 360c0-91-64-170-148-170-37 0-70 12-99 40v-151c16 5 43 11 67 11 95 0 150-71 150-81 0-5-2-9-7-9-2 0-4 0-7 2-16 7-53 23-106 23-32 0-67-6-104-21-5-4-7-4-8-4-8 0-8 7-8 19v229c0 14 0 21 11 21 5 0 7-2 9-7 9-12 39-55 100-55 41 0 62 36 67 50 12 29 14 59 14 98 0 26 0 74-19 105-18 30-48 51-83 51-56 0-100-40-114-86 1 0 5 0 14 0 24 0 38-19 38-37 0-19-14-38-38-38-13 0-39 5-39 42 0 65 55 141 141 141 90 0 169-74 169-173z">
            <text:p/>
          </draw:path>
          <draw:path draw:style-name="gr3" draw:text-style-name="P7" draw:layer="layout" svg:width="0.472cm" svg:height="0.032cm" svg:x="13.156cm" svg:y="2.942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3.889cm" svg:y="2.628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369cm" svg:height="0.546cm" svg:x="14.542cm" svg:y="2.615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4-14 51-28 97-60 97-21 0-23-19-23-35 0-19 2-25 6-37zM208 445c-4 14-4 15-16 30-34 42-65 54-86 54-41 0-51-42-51-72 0-39 24-135 44-171 22-45 58-73 89-73 50 0 62 63 62 68 0 4-2 9-4 13z">
            <text:p/>
          </draw:path>
          <draw:path draw:style-name="gr3" draw:text-style-name="P7" draw:layer="layout" svg:width="0.386cm" svg:height="0.351cm" svg:x="14.936cm" svg:y="2.80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7 102-104 102-30 0-42-25-42-51 0-18 5-33 14-69z">
            <text:p/>
          </draw:path>
        </draw:g>
        <draw:g>
          <svg:title>TexMaths</svg:title>
          <svg:desc>22§display§= \smallint \sqrt{ (3x + 2)^2 - 9 } \ dx§svg§600§FALSE§</svg:desc>
          <draw:polygon draw:style-name="gr2" draw:text-style-name="P6" draw:layer="layout" svg:width="7.558cm" svg:height="0.85cm" svg:x="2.645cm" svg:y="4.061cm" svg:viewBox="0 0 7559 851" draw:points="3779,851 0,851 0,0 7559,0 7559,851">
            <text:p/>
          </draw:polygon>
          <draw:path draw:style-name="gr3" draw:text-style-name="P7" draw:layer="layout" svg:width="0.515cm" svg:height="0.182cm" svg:x="2.65cm" svg:y="4.46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3.465cm" svg:y="4.198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5-123 7-58 19-87 47-87 14 0 25 7 30 14z">
            <text:p/>
          </draw:path>
          <draw:path draw:style-name="gr3" draw:text-style-name="P7" draw:layer="layout" svg:width="0.705cm" svg:height="0.927cm" svg:x="4.044cm" svg:y="4.022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4.442cm" svg:height="0.032cm" svg:x="4.733cm" svg:y="4.022cm" svg:viewBox="0 0 4443 33" draw:points="2221,33 0,33 0,0 4443,0 4443,33">
            <text:p/>
          </draw:polygon>
          <draw:path draw:style-name="gr3" draw:text-style-name="P7" draw:layer="layout" svg:width="0.18cm" svg:height="0.772cm" svg:x="4.81cm" svg:y="4.171cm" svg:viewBox="0 0 181 773" svg:d="M181 766c0-1 0-3-14-17-97-97-121-243-121-362 0-134 30-269 125-366 10-9 10-10 10-14 0-5-3-7-8-7-8 0-78 53-124 151-40 85-49 171-49 236 0 61 9 154 51 242 48 95 114 144 122 144 5 0 8-1 8-7z">
            <text:p/>
          </draw:path>
          <draw:path draw:style-name="gr3" draw:text-style-name="P7" draw:layer="layout" svg:width="0.321cm" svg:height="0.532cm" svg:x="5.065cm" svg:y="4.236cm" svg:viewBox="0 0 322 533" svg:d="M194 243c63-20 107-74 107-136 0-63-67-107-143-107-77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386cm" svg:height="0.351cm" svg:x="5.442cm" svg:y="4.409cm" svg:viewBox="0 0 387 352" svg:d="M238 109c3-21 21-91 75-91 6 0 23 0 39 8-21 6-37 25-37 43 0 12 9 28 30 28 18 0 42-14 42-46 0-40-46-51-72-51-46 0-72 40-83 60-19-53-59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515cm" svg:height="0.516cm" svg:x="6.077cm" svg:y="4.301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6.847cm" svg:y="4.236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18cm" svg:height="0.772cm" svg:x="7.237cm" svg:y="4.171cm" svg:viewBox="0 0 181 773" svg:d="M181 387c0-60-8-153-51-241-47-95-114-146-123-146-3 0-7 4-7 7 0 4 0 5 14 19 78 76 122 199 122 361 0 131-29 269-125 365-11 11-11 13-11 14 0 6 4 7 7 7 9 0 79-52 125-151 41-84 49-170 49-235z">
            <text:p/>
          </draw:path>
          <draw:path draw:style-name="gr3" draw:text-style-name="P7" draw:layer="layout" svg:width="0.24cm" svg:height="0.359cm" svg:x="7.53cm" svg:y="4.1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3cm" svg:height="0.032cm" svg:x="8.077cm" svg:y="4.542cm" svg:viewBox="0 0 474 33" svg:d="M447 33c12 0 27 0 27-17 0-16-15-16-27-16h-421c-12 0-26 0-26 16 0 17 14 17 26 17z">
            <text:p/>
          </draw:path>
          <draw:path draw:style-name="gr3" draw:text-style-name="P7" draw:layer="layout" svg:width="0.321cm" svg:height="0.532cm" svg:x="8.82cm" svg:y="4.236cm" svg:viewBox="0 0 322 533" svg:d="M253 269v25c0 182-80 217-126 217-14 0-55-1-76-28 33 0 41-23 41-35 0-24-20-37-37-37-13 0-36 7-36 39 0 51 43 83 108 83 100 0 195-106 195-271 0-209-90-262-158-262-43 0-81 14-115 49-31 35-49 67-49 125 0 97 69 172 155 172 47 0 79-31 98-77zM157 329c-13 0-50 0-73-48-14-30-14-68-14-105 0-42 0-79 16-107 21-39 51-50 78-50 37 0 61 27 75 62 9 24 13 74 13 109 0 65-27 139-95 139z">
            <text:p/>
          </draw:path>
          <draw:path draw:style-name="gr3" draw:text-style-name="P7" draw:layer="layout" svg:width="0.369cm" svg:height="0.546cm" svg:x="9.462cm" svg:y="4.215cm" svg:viewBox="0 0 370 547" svg:d="M370 9c0-2 0-9-11-9-10 0-84 7-98 9-6 0-11 3-11 14 0 10 7 10 19 10 37 0 39 6 39 13l-3 16-46 182c-14-28-37-49-72-49-90 0-187 114-187 227 0 74 42 125 104 125 16 0 54-4 100-58 7 31 34 58 71 58 28 0 45-18 58-44 12-27 23-74 23-76 0-9-7-9-9-9-9 0-9 4-11 14-14 51-28 97-60 97-21 0-23-19-23-35 0-19 2-25 6-37zM208 445c-4 14-4 15-16 30-34 42-65 54-86 54-39 0-51-42-51-72 0-39 24-135 44-171 22-45 58-73 89-73 50 0 62 63 62 68 0 4-2 9-4 13z">
            <text:p/>
          </draw:path>
          <draw:path draw:style-name="gr3" draw:text-style-name="P7" draw:layer="layout" svg:width="0.386cm" svg:height="0.351cm" svg:x="9.857cm" svg:y="4.409cm" svg:viewBox="0 0 387 352" svg:d="M238 109c3-21 21-91 75-91 4 0 23 0 39 8-21 6-37 25-37 43 0 12 9 28 30 28 18 0 42-14 42-46 0-40-46-51-72-51-46 0-72 40-83 60-19-53-59-60-82-60-81 0-125 100-125 120 0 7 7 7 8 7 7 0 9 0 11-7 26-83 77-102 104-102 14 0 42 7 42 51 0 24-14 77-42 184-12 49-41 81-74 81-5 0-23 0-39-9 20-5 37-21 37-42s-17-28-30-28c-23 0-42 21-42 46 0 35 39 51 72 51 53 0 79-55 83-60 9 30 37 60 83 60 81 0 125-101 125-120 0-7-7-7-9-7-7 0-9 2-11 7-26 84-79 102-104 102-30 0-42-25-42-51 0-18 5-33 14-69z">
            <text:p/>
          </draw:path>
        </draw:g>
        <draw:g>
          <svg:title>TexMaths</svg:title>
          <svg:desc>20§display§=  \left[ \frac{(3x+2) \sqrt{ (3x+2)^2 - (3)^2 }}{2} - \frac{ (3)^2 }{2} } \log [\ (3x+2) + \sqrt{ (3x+2)^2 - (3)^2}\ ] \right] \frac{1}{3} + c§svg§600§FALSE§</svg:desc>
          <draw:polygon draw:style-name="gr2" draw:text-style-name="P6" draw:layer="layout" svg:width="24.668cm" svg:height="2.037cm" svg:x="2.647cm" svg:y="5.658cm" svg:viewBox="0 0 24669 2038" draw:points="12334,2038 0,2038 0,0 24669,0 24669,2038">
            <text:p/>
          </draw:polygon>
          <draw:path draw:style-name="gr3" draw:text-style-name="P7" draw:layer="layout" svg:width="0.468cm" svg:height="0.165cm" svg:x="2.652cm" svg:y="6.596cm" svg:viewBox="0 0 469 166" svg:d="M445 29c11 0 24 0 24-15 0-14-13-14-23-14h-422c-11 0-24 0-24 14 0 15 13 15 24 15zM446 166c10 0 23 0 23-14s-13-14-24-14h-421c-11 0-24 0-24 14s13 14 24 14z">
            <text:p/>
          </draw:path>
          <draw:polygon draw:style-name="gr3" draw:text-style-name="P7" draw:layer="layout" svg:width="0.209cm" svg:height="2.109cm" svg:x="3.548cm" svg:y="5.623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3.917cm" svg:y="5.83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4.151cm" svg:y="5.89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4.493cm" svg:y="6.05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5.071cm" svg:y="5.95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5.769cm" svg:y="5.89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6.125cm" svg:y="5.837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6.436cm" svg:y="5.735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4.9cm" svg:height="0.029cm" svg:x="7.061cm" svg:y="5.735cm" svg:viewBox="0 0 4901 30" draw:points="2450,30 0,30 0,0 4901,0 4901,30">
            <text:p/>
          </draw:polygon>
          <draw:path draw:style-name="gr3" draw:text-style-name="P7" draw:layer="layout" svg:width="0.164cm" svg:height="0.703cm" svg:x="7.132cm" svg:y="5.83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7.364cm" svg:y="5.897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7.706cm" svg:y="6.053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8.284cm" svg:y="5.95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8.983cm" svg:y="5.897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9.338cm" svg:y="5.837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9.604cm" svg:y="5.83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0.101cm" svg:y="6.175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0.817cm" svg:y="5.83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1.049cm" svg:y="5.897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1.412cm" svg:y="5.837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1.676cm" svg:y="5.83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8.113cm" svg:height="0.029cm" svg:x="3.849cm" svg:y="6.663cm" svg:viewBox="0 0 8114 30" draw:points="4056,30 0,30 0,0 8114,0 8114,30">
            <text:p/>
          </draw:polygon>
          <draw:path draw:style-name="gr3" draw:text-style-name="P7" draw:layer="layout" svg:width="0.281cm" svg:height="0.469cm" svg:x="7.764cm" svg:y="6.86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2.258cm" svg:y="6.663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3.058cm" svg:y="5.8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3.29cm" svg:y="5.909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3.653cm" svg:y="5.8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3.917cm" svg:y="5.79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2.988cm" svg:y="6.663cm" svg:viewBox="0 0 1214 30" draw:points="608,30 0,30 0,0 1214,0 1214,30">
            <text:p/>
          </draw:polygon>
          <draw:path draw:style-name="gr3" draw:text-style-name="P7" draw:layer="layout" svg:width="0.281cm" svg:height="0.469cm" svg:x="13.453cm" svg:y="6.86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14.426cm" svg:y="6.365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4.618cm" svg:y="6.538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4.969cm" svg:y="6.535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394cm" svg:y="6.325cm" svg:viewBox="0 0 98 704" draw:points="98,704 98,677 29,677 29,29 98,29 98,0 0,0 0,704">
            <text:p/>
          </draw:polygon>
          <draw:path draw:style-name="gr3" draw:text-style-name="P7" draw:layer="layout" svg:width="0.164cm" svg:height="0.703cm" svg:x="15.81cm" svg:y="6.32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16.044cm" svg:y="6.384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16.386cm" svg:y="6.54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16.962cm" svg:y="6.4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7.661cm" svg:y="6.38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8.018cm" svg:y="6.32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468cm" svg:height="0.469cm" svg:x="18.447cm" svg:y="6.4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9.188cm" svg:y="6.189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9cm" svg:height="0.029cm" svg:x="19.813cm" svg:y="6.189cm" svg:viewBox="0 0 4901 30" draw:points="2450,30 0,30 0,0 4901,0 4901,30">
            <text:p/>
          </draw:polygon>
          <draw:path draw:style-name="gr3" draw:text-style-name="P7" draw:layer="layout" svg:width="0.164cm" svg:height="0.703cm" svg:x="19.882cm" svg:y="6.32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20.116cm" svg:y="6.384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351cm" svg:height="0.319cm" svg:x="20.458cm" svg:y="6.54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21.036cm" svg:y="6.4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21.733cm" svg:y="6.38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22.09cm" svg:y="6.32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2.354cm" svg:y="6.32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2.853cm" svg:y="6.663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23.567cm" svg:y="6.32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92cm" svg:height="0.484cm" svg:x="23.801cm" svg:y="6.384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24.162cm" svg:y="6.32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4.428cm" svg:y="6.32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4.961cm" svg:y="6.325cm" svg:viewBox="0 0 98 704" draw:points="98,0 0,0 0,29 69,29 69,677 0,677 0,704 98,704">
            <text:p/>
          </draw:polygon>
          <draw:polygon draw:style-name="gr3" draw:text-style-name="P7" draw:layer="layout" svg:width="0.209cm" svg:height="2.109cm" svg:x="25.149cm" svg:y="5.623cm" svg:viewBox="0 0 210 2110" draw:points="166,2065 0,2065 0,2110 210,2110 210,0 0,0 0,43 166,43">
            <text:p/>
          </draw:polygon>
          <draw:path draw:style-name="gr3" draw:text-style-name="P7" draw:layer="layout" svg:width="0.233cm" svg:height="0.469cm" svg:x="25.815cm" svg:y="5.909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25.753cm" svg:y="6.663cm" svg:viewBox="0 0 354 30" draw:points="176,30 0,30 0,0 354,0 354,30">
            <text:p/>
          </draw:polygon>
          <draw:path draw:style-name="gr3" draw:text-style-name="P7" draw:layer="layout" svg:width="0.292cm" svg:height="0.484cm" svg:x="25.781cm" svg:y="6.86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68cm" svg:height="0.469cm" svg:x="26.385cm" svg:y="6.44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7.076cm" svg:y="6.54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2§display§= \smallint \sqrt{ (3x + 2)^2 - (3)^2 } \ dx§svg§600§FALSE§</svg:desc>
          <draw:polygon draw:style-name="gr2" draw:text-style-name="P6" draw:layer="layout" svg:width="8.506cm" svg:height="0.85cm" svg:x="10.847cm" svg:y="4.06cm" svg:viewBox="0 0 8507 851" draw:points="4254,851 0,851 0,0 8507,0 8507,851">
            <text:p/>
          </draw:polygon>
          <draw:path draw:style-name="gr3" draw:text-style-name="P7" draw:layer="layout" svg:width="0.515cm" svg:height="0.182cm" svg:x="10.852cm" svg:y="4.46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11.667cm" svg:y="4.197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12.246cm" svg:y="4.021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5.39cm" svg:height="0.032cm" svg:x="12.934cm" svg:y="4.021cm" svg:viewBox="0 0 5391 33" draw:points="2695,33 0,33 0,0 5391,0 5391,33">
            <text:p/>
          </draw:polygon>
          <draw:path draw:style-name="gr3" draw:text-style-name="P7" draw:layer="layout" svg:width="0.18cm" svg:height="0.772cm" svg:x="13.012cm" svg:y="4.17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13.267cm" svg:y="4.235cm" svg:viewBox="0 0 322 533" svg:d="M194 243c63-20 107-74 107-136 0-63-67-107-143-107-77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386cm" svg:height="0.351cm" svg:x="13.644cm" svg:y="4.4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3" draw:text-style-name="P7" draw:layer="layout" svg:width="0.515cm" svg:height="0.516cm" svg:x="14.279cm" svg:y="4.3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16cm" svg:x="15.048cm" svg:y="4.235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15.439cm" svg:y="4.17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5.731cm" svg:y="4.169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16.279cm" svg:y="4.541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2cm" svg:x="17.065cm" svg:y="4.17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21cm" svg:height="0.532cm" svg:x="17.322cm" svg:y="4.235cm" svg:viewBox="0 0 322 533" svg:d="M194 243c63-20 107-74 107-136 0-63-67-107-143-107-79 0-137 46-137 105 0 25 18 41 39 41 24 0 40-18 40-41 0-38-37-38-47-38 23-37 74-48 102-48 32 0 76 18 76 86 0 11-2 55-23 90-23 37-50 39-69 41-5 0-25 1-30 1-7 0-12 2-12 9 0 9 5 9 19 9h34c63 0 93 53 93 128 0 106-55 128-88 128-34 0-92-14-120-59 28 5 51-13 51-42s-19-44-42-44c-19 0-44 12-44 45 0 71 72 122 157 122 95 0 165-71 165-150 0-63-49-123-128-140z">
            <text:p/>
          </draw:path>
          <draw:path draw:style-name="gr3" draw:text-style-name="P7" draw:layer="layout" svg:width="0.18cm" svg:height="0.772cm" svg:x="17.72cm" svg:y="4.17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8.011cm" svg:y="4.169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8.613cm" svg:y="4.214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4-14 51-28 97-60 97-21 0-23-19-23-35 0-19 2-25 6-37zM208 445c-4 14-4 15-16 30-34 42-65 54-86 54-39 0-51-42-51-72 0-39 24-135 44-171 22-45 58-73 89-73 51 0 62 63 62 68 0 4-2 9-4 13z">
            <text:p/>
          </draw:path>
          <draw:path draw:style-name="gr3" draw:text-style-name="P7" draw:layer="layout" svg:width="0.386cm" svg:height="0.351cm" svg:x="19.007cm" svg:y="4.40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81-55 83-60 9 30 37 60 83 60 81 0 125-101 125-120 0-7-7-7-9-7-7 0-9 2-11 7-24 84-79 102-104 102-30 0-42-25-42-51 0-18 5-33 14-69z">
            <text:p/>
          </draw:path>
        </draw:g>
        <draw:g>
          <svg:title>TexMaths</svg:title>
          <svg:desc>22§display§=  \frac{(3x+2) \sqrt{ 9x^2 + 12x - 5 }}{6} - \frac{3}{2} } \log [\ (3x+2) + \sqrt{ 9x^2 + 12x - 5 }\ ] + c§svg§600§FALSE§</svg:desc>
          <draw:polygon draw:style-name="gr2" draw:text-style-name="P6" draw:layer="layout" svg:width="23.012cm" svg:height="1.669cm" svg:x="2.647cm" svg:y="8.164cm" svg:viewBox="0 0 23013 1670" draw:points="11507,1670 0,1670 0,0 23013,0 23013,1670">
            <text:p/>
          </draw:polygon>
          <draw:path draw:style-name="gr3" draw:text-style-name="P7" draw:layer="layout" svg:width="0.515cm" svg:height="0.182cm" svg:x="2.652cm" svg:y="9.0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3.594cm" svg:y="8.2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3.851cm" svg:y="8.285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4.227cm" svg:y="8.4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4.861cm" svg:y="8.3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5.63cm" svg:y="8.285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6.023cm" svg:y="8.2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604cm" svg:height="0.773cm" svg:x="6.336cm" svg:y="8.125cm" svg:viewBox="0 0 605 774" svg:d="M245 693l-136-301c-5-12-10-12-12-12 0 0-5 0-13 5l-73 57c-11 7-11 10-11 12 0 3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668cm" svg:height="0.032cm" svg:x="6.924cm" svg:y="8.125cm" svg:viewBox="0 0 4669 33" draw:points="2334,33 0,33 0,0 4669,0 4669,33">
            <text:p/>
          </draw:polygon>
          <draw:path draw:style-name="gr3" draw:text-style-name="P7" draw:layer="layout" svg:width="0.321cm" svg:height="0.532cm" svg:x="6.955cm" svg:y="8.285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386cm" svg:height="0.351cm" svg:x="7.332cm" svg:y="8.45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7.786cm" svg:y="8.218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8.314cm" svg:y="8.3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9.113cm" svg:y="8.285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9.469cm" svg:y="8.285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86cm" svg:height="0.351cm" svg:x="9.838cm" svg:y="8.45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495cm" svg:y="8.59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1.243cm" svg:y="8.285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7 55 141 141 141 90 0 169-74 169-172z">
            <text:p/>
          </draw:path>
          <draw:polygon draw:style-name="gr3" draw:text-style-name="P7" draw:layer="layout" svg:width="8.074cm" svg:height="0.032cm" svg:x="3.516cm" svg:y="9.114cm" svg:viewBox="0 0 8075 33" draw:points="4037,33 0,33 0,0 8075,0 8075,33">
            <text:p/>
          </draw:polygon>
          <draw:path draw:style-name="gr3" draw:text-style-name="P7" draw:layer="layout" svg:width="0.321cm" svg:height="0.532cm" svg:x="7.394cm" svg:y="9.339cm" svg:viewBox="0 0 322 533" svg:d="M70 262v-19c0-195 97-224 136-224 19 0 51 6 69 32-13 0-43 0-43 33 0 25 18 37 36 37 12 0 35-7 35-37 0-47-34-84-99-84-98 0-204 100-204 271 0 208 90 262 162 262 86 0 160-72 160-174 0-99-69-174-155-174-53 0-81 40-97 77zM162 512c-48 0-72-48-76-58-14-37-14-99-14-113 0-60 25-139 95-139 13 0 48 0 72 50 14 28 14 68 14 105s0 76-14 104c-23 47-58 51-77 51z">
            <text:p/>
          </draw:path>
          <draw:path draw:style-name="gr3" draw:text-style-name="P7" draw:layer="layout" svg:width="0.472cm" svg:height="0.032cm" svg:x="11.918cm" svg:y="9.114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2.753cm" svg:y="8.285cm" svg:viewBox="0 0 322 533" svg:d="M194 243c63-20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olygon draw:style-name="gr3" draw:text-style-name="P7" draw:layer="layout" svg:width="0.388cm" svg:height="0.032cm" svg:x="12.721cm" svg:y="9.114cm" svg:viewBox="0 0 389 33" draw:points="194,33 0,33 0,0 389,0 389,33">
            <text:p/>
          </draw:polygon>
          <draw:path draw:style-name="gr3" draw:text-style-name="P7" draw:layer="layout" svg:width="0.309cm" svg:height="0.516cm" svg:x="12.76cm" svg:y="9.339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73cm" svg:height="0.537cm" svg:x="13.355cm" svg:y="8.787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3.566cm" svg:y="8.977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3.951cm" svg:y="8.973cm" svg:viewBox="0 0 356 512" svg:d="M151 218c-68 0-68-77-68-95 0-21 1-46 12-65 7-10 25-32 56-32 67 0 67 78 67 95 0 22 0 46-12 65-7 11-25 32-55 32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79 0 55 77 99 172 99 92 0 173-41 173-100 0-28-12-67-51-90-42-21-86-21-134-21-19 0-53 0-58 0-25-4-42-28-42-53zM172 493c-79 0-132-39-132-80 0-37 30-65 64-66h46c66 0 154 0 154 66 0 41-56 80-132 80z">
            <text:p/>
          </draw:path>
          <draw:polygon draw:style-name="gr3" draw:text-style-name="P7" draw:layer="layout" svg:width="0.106cm" svg:height="0.773cm" svg:x="14.419cm" svg:y="8.743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4.877cm" svg:y="8.743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15.134cm" svg:y="8.80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386cm" svg:height="0.351cm" svg:x="15.511cm" svg:y="8.98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516cm" svg:x="16.144cm" svg:y="8.8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9cm" svg:height="0.516cm" svg:x="16.913cm" svg:y="8.808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7.306cm" svg:y="8.743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7.777cm" svg:y="8.8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705cm" svg:height="0.928cm" svg:x="18.592cm" svg:y="8.533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4.668cm" svg:height="0.032cm" svg:x="19.28cm" svg:y="8.533cm" svg:viewBox="0 0 4669 33" draw:points="2334,33 0,33 0,0 4669,0 4669,33">
            <text:p/>
          </draw:polygon>
          <draw:path draw:style-name="gr3" draw:text-style-name="P7" draw:layer="layout" svg:width="0.321cm" svg:height="0.532cm" svg:x="19.312cm" svg:y="8.808cm" svg:viewBox="0 0 322 533" svg:d="M253 269v25c0 183-81 218-126 218-13 0-55-2-76-28 33 0 41-23 41-35 0-25-20-37-37-37-13 0-36 7-36 38 0 51 43 83 108 83 100 0 195-105 195-271 0-209-88-262-158-262-43 0-81 14-115 49-31 35-49 67-49 125 0 97 69 173 155 173 47 0 79-32 98-78zM157 329c-13 0-50 0-73-48-14-29-14-68-14-105 0-42 0-79 16-107 21-39 51-50 78-50 37 0 61 27 75 62 9 25 13 74 13 109 0 65-27 139-95 139z">
            <text:p/>
          </draw:path>
          <draw:path draw:style-name="gr3" draw:text-style-name="P7" draw:layer="layout" svg:width="0.386cm" svg:height="0.351cm" svg:x="19.689cm" svg:y="8.98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20.143cm" svg:y="8.741cm" svg:viewBox="0 0 241 361" svg:d="M241 262h-19c-2 12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20.671cm" svg:y="8.8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21.47cm" svg:y="8.808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09cm" svg:height="0.516cm" svg:x="21.825cm" svg:y="8.808cm" svg:viewBox="0 0 310 517" svg:d="M60 457l83-81c121-107 167-147 167-225 0-89-69-151-164-151-88 0-146 72-146 141 0 42 39 42 40 42 15 0 41-9 41-40 0-20-14-41-41-41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22.197cm" svg:y="8.98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22.851cm" svg:y="9.11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3.599cm" svg:y="8.808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7 55 141 141 141 90 0 169-74 169-172z">
            <text:p/>
          </draw:path>
          <draw:polygon draw:style-name="gr3" draw:text-style-name="P7" draw:layer="layout" svg:width="0.106cm" svg:height="0.773cm" svg:x="24.222cm" svg:y="8.743cm" svg:viewBox="0 0 107 774" draw:points="107,0 0,0 0,32 76,32 76,744 0,744 0,774 107,774">
            <text:p/>
          </draw:polygon>
          <draw:path draw:style-name="gr3" draw:text-style-name="P7" draw:layer="layout" svg:width="0.515cm" svg:height="0.516cm" svg:x="24.634cm" svg:y="8.8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02cm" svg:height="0.351cm" svg:x="25.396cm" svg:y="8.982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1.948cm" svg:y="8.85cm" svg:viewBox="0 0 198 494" draw:points="100,494 0,494 0,0 198,0 198,494">
            <text:p/>
          </draw:polygon>
          <draw:path draw:style-name="gr3" draw:text-style-name="P7" draw:layer="layout" svg:width="0.258cm" svg:height="0.577cm" svg:x="1.929cm" svg:y="8.8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2.442cm" svg:y="10.951cm" svg:viewBox="0 0 1319 656" draw:points="659,656 0,656 0,0 1319,0 1319,656">
            <text:p/>
          </draw:polygon>
          <draw:path draw:style-name="gr3" draw:text-style-name="P7" draw:layer="layout" svg:width="0.464cm" svg:height="0.577cm" svg:x="2.427cm" svg:y="10.909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2.951cm" svg:y="11.107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318cm" svg:y="10.96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3.702cm" svg:y="11.395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248cm" svg:y="10.951cm" svg:viewBox="0 0 198 494" draw:points="100,494 0,494 0,0 198,0 198,494">
            <text:p/>
          </draw:polygon>
          <draw:path draw:style-name="gr3" draw:text-style-name="P7" draw:layer="layout" svg:width="0.258cm" svg:height="0.577cm" svg:x="4.229cm" svg:y="10.909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9)}§svg§600§FALSE§</svg:desc>
          <draw:polygon draw:style-name="gr2" draw:text-style-name="P6" draw:layer="layout" svg:width="0.91cm" svg:height="0.759cm" svg:x="1.026cm" svg:y="10.853cm" svg:viewBox="0 0 911 760" draw:points="455,760 0,760 0,0 911,0 911,760">
            <text:p/>
          </draw:polygon>
          <draw:path draw:style-name="gr3" draw:text-style-name="P7" draw:layer="layout" svg:width="0.197cm" svg:height="0.844cm" svg:x="1.066cm" svg:y="10.811cm" svg:viewBox="0 0 198 845" svg:d="M198 837c0-2 0-4-15-19-106-106-133-265-133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351cm" svg:height="0.581cm" svg:x="1.347cm" svg:y="10.882cm" svg:viewBox="0 0 352 582" svg:d="M277 294v27c0 199-89 238-139 238-15 0-59-2-82-31 36 0 44-25 44-38 0-27-21-41-40-41-14 0-39 8-39 43 0 55 46 90 117 90 110 0 214-115 214-296 0-228-96-286-173-286-46 0-89 15-125 54-35 38-54 73-54 136 0 106 75 188 169 188 52 0 87-34 108-84zM171 359c-13 0-54 0-79-52-15-32-15-75-15-115 0-46 0-86 17-117 23-42 56-54 85-54 40 0 67 29 82 67 10 27 14 81 14 119 0 71-29 152-104 152z">
            <text:p/>
          </draw:path>
          <draw:path draw:style-name="gr3" draw:text-style-name="P7" draw:layer="layout" svg:width="0.197cm" svg:height="0.844cm" svg:x="1.783cm" svg:y="10.811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smallint e^x \sqrt{2e^{2x} - 4e^x + 10} \ dx§svg§600§FALSE§</svg:desc>
          <draw:polygon draw:style-name="gr2" draw:text-style-name="P6" draw:layer="layout" svg:width="9.11cm" svg:height="0.881cm" svg:x="4.943cm" svg:y="10.662cm" svg:viewBox="0 0 9111 882" draw:points="4555,882 0,882 0,0 9111,0 9111,882">
            <text:p/>
          </draw:polygon>
          <draw:path draw:style-name="gr3" draw:text-style-name="P7" draw:layer="layout" svg:width="0.515cm" svg:height="0.182cm" svg:x="4.948cm" svg:y="11.1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5.763cm" svg:y="10.861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298cm" svg:height="0.351cm" svg:x="6.293cm" svg:y="11.07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6.643cm" svg:y="10.855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705cm" svg:height="0.928cm" svg:x="7.092cm" svg:y="10.623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5.244cm" svg:height="0.032cm" svg:x="7.78cm" svg:y="10.623cm" svg:viewBox="0 0 5245 33" draw:points="2622,33 0,33 0,0 5245,0 5245,33">
            <text:p/>
          </draw:polygon>
          <draw:path draw:style-name="gr3" draw:text-style-name="P7" draw:layer="layout" svg:width="0.309cm" svg:height="0.516cm" svg:x="7.819cm" svg:y="10.89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98cm" svg:height="0.351cm" svg:x="8.202cm" svg:y="11.07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8.56cm" svg:y="10.831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8.861cm" svg:y="10.952cm" svg:viewBox="0 0 292 246" svg:d="M109 183c-5 18-23 48-51 48-2 0-18 0-30-8 23-7 25-26 25-29 0-13-9-22-21-22-16 0-32 15-32 34 0 28 30 40 56 40 27 0 48-15 62-38 14 28 44 38 65 38 63 0 95-68 95-84 0-7-7-7-9-7-7 0-7 3-9 10-12 37-45 66-75 66-21 0-34-15-34-36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9.459cm" svg:y="11.204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0.191cm" svg:y="10.89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298cm" svg:height="0.351cm" svg:x="10.591cm" svg:y="11.07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0.941cm" svg:y="10.952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515cm" svg:height="0.516cm" svg:x="11.52cm" svg:y="10.963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12.319cm" svg:y="10.898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2.667cm" svg:y="10.898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69cm" svg:height="0.546cm" svg:x="13.312cm" svg:y="10.876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386cm" svg:height="0.351cm" svg:x="13.706cm" svg:y="11.07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\text {Put, } e^x = t, \ \  \text {Diff } w.\ r.\ t.\ x. \ \  \therefore \ \  e^x \ dx = dt§svg§600§FALSE§</svg:desc>
          <draw:polygon draw:style-name="gr2" draw:text-style-name="P6" draw:layer="layout" svg:width="14.857cm" svg:height="0.631cm" svg:x="2.545cm" svg:y="12.46cm" svg:viewBox="0 0 14858 632" draw:points="7429,632 0,632 0,0 14858,0 14858,632">
            <text:p/>
          </draw:polygon>
          <draw:path draw:style-name="gr3" draw:text-style-name="P7" draw:layer="layout" svg:width="0.457cm" svg:height="0.529cm" svg:x="2.533cm" svg:y="12.451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057cm" svg:y="12.638cm" svg:viewBox="0 0 391 352" svg:d="M278 282v70l113-9v-24c-55 0-60-6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3.476cm" svg:y="12.504cm" svg:viewBox="0 0 245 486" svg:d="M120 167h111v-24h-111v-143h-20c0 63-24 146-100 150v17h67v213c0 97 72 106 100 106 55 0 78-55 78-106v-44h-21v44c0 57-23 87-52 87-52 0-52-71-52-85z">
            <text:p/>
          </draw:path>
          <draw:path draw:style-name="gr3" draw:text-style-name="P7" draw:layer="layout" svg:width="0.091cm" svg:height="0.231cm" svg:x="3.83cm" svg:y="12.897cm" svg:viewBox="0 0 92 232" svg:d="M92 81c0-49-18-81-50-81-28 0-42 21-42 41 0 21 14 42 42 42 13 0 21-6 30-11l2-2c0 0 2 0 2 11 0 51-23 99-58 136-4 3-6 5-6 7 0 7 4 8 9 8 9 0 71-61 71-151z">
            <text:p/>
          </draw:path>
          <draw:path draw:style-name="gr3" draw:text-style-name="P7" draw:layer="layout" svg:width="0.298cm" svg:height="0.351cm" svg:x="4.272cm" svg:y="12.638cm" svg:viewBox="0 0 299 352" svg:d="M109 164c23 0 81-2 120-18 54-23 58-69 58-79 0-35-30-67-83-67-86 0-204 76-204 211 0 80 46 141 121 141 113 0 178-83 178-91 0-6-5-11-10-11-4 0-6 2-9 9-62 76-146 76-157 76-60 0-67-66-67-90 0-9 0-34 13-81zM74 146c30-118 109-128 130-128 37 0 58 23 58 49 0 79-125 79-156 79z">
            <text:p/>
          </draw:path>
          <draw:path draw:style-name="gr3" draw:text-style-name="P7" draw:layer="layout" svg:width="0.291cm" svg:height="0.246cm" svg:x="4.622cm" svg:y="12.421cm" svg:viewBox="0 0 292 247" svg:d="M109 183c-5 18-23 48-51 48-2 0-18 0-30-7 23-7 25-27 25-30 0-13-9-21-21-21-16 0-32 14-32 33 0 28 30 41 56 41 27 0 48-16 62-39 14 28 44 39 65 39 63 0 95-69 95-85 0-7-7-7-9-7-7 0-7 4-9 11-12 37-45 65-75 65-21 0-34-14-34-36 0-14 14-63 29-125 12-42 35-54 54-54 0 0 18 0 28 7-16 5-23 19-23 30 0 12 9 21 21 21 13 0 32-11 32-33 0-32-35-41-58-41-26 0-49 18-60 39-10-23-35-39-65-39-61 0-97 67-97 83 0 7 7 7 9 7 7 0 9-2 11-9 14-42 47-65 75-65 18 0 32 9 32 35 0 11-7 39-11 56z">
            <text:p/>
          </draw:path>
          <draw:path draw:style-name="gr3" draw:text-style-name="P7" draw:layer="layout" svg:width="0.515cm" svg:height="0.182cm" svg:x="5.243cm" svg:y="12.6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6.034cm" svg:y="12.495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91cm" svg:height="0.231cm" svg:x="6.361cm" svg:y="12.897cm" svg:viewBox="0 0 92 232" svg:d="M92 81c0-51-20-81-50-81-26 0-42 19-42 41 0 21 16 42 42 42 9 0 20-4 27-11 3-2 3-2 5-2 0 0 2 0 2 11 0 58-28 106-55 130-9 9-9 11-9 13 0 7 4 8 9 8 9 0 71-59 71-151z">
            <text:p/>
          </draw:path>
          <draw:path draw:style-name="gr3" draw:text-style-name="P7" draw:layer="layout" svg:width="0.52cm" svg:height="0.529cm" svg:x="7.181cm" svg:y="12.451cm" svg:viewBox="0 0 521 530" svg:d="M0 0v25h19c60 0 60 8 60 35v410c0 28 0 35-60 35h-19v25h283c131 0 238-114 238-261s-104-269-238-269zM185 505c-37 0-39-5-39-29v-421c0-25 2-30 39-30h77c48 0 102 16 141 72 33 46 41 113 41 172 0 87-15 133-43 171-16 21-60 65-139 65z">
            <text:p/>
          </draw:path>
          <draw:path draw:style-name="gr3" draw:text-style-name="P7" draw:layer="layout" svg:width="0.166cm" svg:height="0.519cm" svg:x="7.771cm" svg:y="12.462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465cm" svg:height="0.547cm" svg:x="7.98cm" svg:y="12.433cm" svg:viewBox="0 0 466 548" svg:d="M327 236h88v-23h-91v-90c0-70 39-105 72-105 4 0 14 0 26 5-8 3-22 12-22 32 0 17 12 33 33 33s33-16 33-33c0-29-26-55-70-55-46 0-81 30-84 33-23-29-66-33-87-33-74 0-163 41-163 125v88h-62v23h62v252c0 35-9 35-62 35v25c26-2 67-4 86-4 20 0 58 2 86 4v-25c-51 0-59 0-59-35v-252h163v252c0 35-8 35-61 35v25c30-2 67-4 88-4 31 0 68 0 98 4v-25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8.691cm" svg:y="12.638cm" svg:viewBox="0 0 514 352" svg:d="M336 79c4-16 12-46 12-49 0-14-12-21-22-21-11 0-23 5-30 21-2 5-39 155-44 174-6 23-7 37-7 51 0 9 0 11 1 14-17 43-42 66-72 66-61 0-61-57-61-71 0-24 3-54 40-151 9-23 12-34 12-50 0-35-24-63-63-63-74 0-102 113-102 120s7 7 9 7c9 0 9 0 12-14 21-72 51-95 79-95 7 0 20 0 20 24 0 20-9 43-14 55-34 91-44 128-44 157 0 72 52 98 110 98 13 0 50 0 81-54 20 49 74 54 97 54 58 0 92-49 113-95 26-62 51-165 51-202 0-43-21-55-35-55-20 0-39 19-39 37 0 11 5 16 12 21 9 9 28 28 28 67 0 26-22 102-42 141-21 42-47 69-86 69-37 0-56-23-56-67 0-21 5-46 7-57z">
            <text:p/>
          </draw:path>
          <draw:path draw:style-name="gr3" draw:text-style-name="P7" draw:layer="layout" svg:width="0.083cm" svg:height="0.084cm" svg:x="9.309cm" svg:y="12.897cm" svg:viewBox="0 0 84 85" svg:d="M84 42c0-23-19-42-42-42s-42 19-42 42 19 43 42 43 42-20 42-43z">
            <text:p/>
          </draw:path>
          <draw:path draw:style-name="gr3" draw:text-style-name="P7" draw:layer="layout" svg:width="0.316cm" svg:height="0.351cm" svg:x="9.738cm" svg:y="12.638cm" svg:viewBox="0 0 317 352" svg:d="M46 298c-2 12-7 30-7 33 0 14 10 21 23 21 8 0 22-7 28-21 2-3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4cm" svg:x="10.11cm" svg:y="12.897cm" svg:viewBox="0 0 84 85" svg:d="M84 42c0-23-19-42-42-42s-42 19-42 42 19 43 42 43 42-20 42-43z">
            <text:p/>
          </draw:path>
          <draw:path draw:style-name="gr3" draw:text-style-name="P7" draw:layer="layout" svg:width="0.238cm" svg:height="0.494cm" svg:x="10.532cm" svg:y="12.495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83cm" svg:height="0.084cm" svg:x="10.861cm" svg:y="12.897cm" svg:viewBox="0 0 84 85" svg:d="M84 42c0-23-19-42-42-42s-42 19-42 42 19 43 42 43 42-20 42-43z">
            <text:p/>
          </draw:path>
          <draw:path draw:style-name="gr3" draw:text-style-name="P7" draw:layer="layout" svg:width="0.386cm" svg:height="0.351cm" svg:x="11.289cm" svg:y="12.63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083cm" svg:height="0.084cm" svg:x="11.775cm" svg:y="12.897cm" svg:viewBox="0 0 84 85" svg:d="M84 42c0-23-19-42-42-42s-42 19-42 42 19 43 42 43 42-20 42-43z">
            <text:p/>
          </draw:path>
          <draw:path draw:style-name="gr3" draw:text-style-name="P7" draw:layer="layout" svg:width="0.469cm" svg:height="0.418cm" svg:x="12.678cm" svg:y="12.62cm" svg:viewBox="0 0 470 419" svg:d="M276 41c0-22-19-41-40-41-23 0-42 19-42 41s19 42 42 42c21 0 40-18 40-42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298cm" svg:height="0.351cm" svg:x="13.934cm" svg:y="12.638cm" svg:viewBox="0 0 299 352" svg:d="M109 164c23 0 81-2 120-18 54-23 58-69 58-79 0-35-30-67-83-67-86 0-204 76-204 211 0 80 46 141 121 141 113 0 178-83 178-91 0-6-5-11-10-11-4 0-6 2-9 9-62 76-146 76-157 76-60 0-67-66-67-90 0-9 0-34 13-81zM74 146c30-118 109-128 130-128 37 0 58 23 58 49 0 79-125 79-156 79z">
            <text:p/>
          </draw:path>
          <draw:path draw:style-name="gr3" draw:text-style-name="P7" draw:layer="layout" svg:width="0.291cm" svg:height="0.246cm" svg:x="14.286cm" svg:y="12.421cm" svg:viewBox="0 0 292 247" svg:d="M109 183c-5 18-23 48-51 48-2 0-18 0-30-7 23-7 25-27 25-30 0-13-9-21-21-21-16 0-32 14-32 33 0 28 30 41 58 41 25 0 46-16 60-39 14 28 44 39 65 39 63 0 95-69 95-85 0-7-7-7-9-7-7 0-7 4-9 11-12 37-44 65-75 65-21 0-34-14-34-36 0-14 14-63 29-125 12-42 36-54 54-54 0 0 18 0 28 7-16 5-23 19-23 30 0 12 9 21 21 21 13 0 32-11 32-33 0-32-35-41-58-41-26 0-47 18-60 39-10-23-35-39-65-39-61 0-97 67-97 83 0 7 7 7 9 7 7 0 9-2 11-9 14-42 49-65 75-65 18 0 32 9 32 35 0 11-5 39-11 56z">
            <text:p/>
          </draw:path>
          <draw:path draw:style-name="gr3" draw:text-style-name="P7" draw:layer="layout" svg:width="0.369cm" svg:height="0.547cm" svg:x="14.938cm" svg:y="12.442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15.332cm" svg:y="12.638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182cm" svg:x="16.009cm" svg:y="12.69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7cm" svg:x="16.814cm" svg:y="12.442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0 0 62 64 62 69 0 3-2 9-4 12z">
            <text:p/>
          </draw:path>
          <draw:path draw:style-name="gr3" draw:text-style-name="P7" draw:layer="layout" svg:width="0.238cm" svg:height="0.494cm" svg:x="17.203cm" svg:y="12.495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248cm" svg:y="14.152cm" svg:viewBox="0 0 198 494" draw:points="100,494 0,494 0,0 198,0 198,494">
            <text:p/>
          </draw:polygon>
          <draw:path draw:style-name="gr3" draw:text-style-name="P7" draw:layer="layout" svg:width="0.258cm" svg:height="0.577cm" svg:x="4.229cm" svg:y="14.1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\sqrt{2t^2 - 4t + 10} \ dt§svg§600§FALSE§</svg:desc>
          <draw:polygon draw:style-name="gr2" draw:text-style-name="P6" draw:layer="layout" svg:width="7.306cm" svg:height="0.881cm" svg:x="4.944cm" svg:y="13.865cm" svg:viewBox="0 0 7307 882" draw:points="3654,882 0,882 0,0 7307,0 7307,882">
            <text:p/>
          </draw:polygon>
          <draw:path draw:style-name="gr3" draw:text-style-name="P7" draw:layer="layout" svg:width="0.515cm" svg:height="0.182cm" svg:x="4.949cm" svg:y="14.33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5.764cm" svg:y="14.064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6.343cm" svg:y="13.826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343cm" svg:height="0.032cm" svg:x="7.031cm" svg:y="13.826cm" svg:viewBox="0 0 4344 33" draw:points="2172,33 0,33 0,0 4344,0 4344,33">
            <text:p/>
          </draw:polygon>
          <draw:path draw:style-name="gr3" draw:text-style-name="P7" draw:layer="layout" svg:width="0.309cm" svg:height="0.516cm" svg:x="7.07cm" svg:y="14.101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38cm" svg:height="0.493cm" svg:x="7.436cm" svg:y="14.132cm" svg:viewBox="0 0 239 494" svg:d="M143 176h73c15 0 23 0 23-16 0-9-8-9-23-9h-66c26-111 31-125 31-130 0-14-10-21-23-21-1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24cm" svg:height="0.36cm" svg:x="7.732cm" svg:y="14.034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281cm" svg:y="14.407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9.011cm" svg:y="14.093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238cm" svg:height="0.493cm" svg:x="9.393cm" svg:y="14.132cm" svg:viewBox="0 0 239 494" svg:d="M143 176h73c15 0 23 0 23-16 0-9-8-9-23-9h-66c26-111 31-125 31-130 0-14-10-21-23-21-3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515cm" svg:height="0.516cm" svg:x="9.87cm" svg:y="14.166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256cm" svg:height="0.516cm" svg:x="10.669cm" svg:y="14.10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326cm" svg:height="0.532cm" svg:x="11.018cm" svg:y="14.101cm" svg:viewBox="0 0 327 533" svg:d="M327 269c0-63-3-125-31-183-36-74-99-86-132-86-46 0-104 19-136 92-24 54-28 114-28 177 0 58 4 127 35 187 34 61 90 77 129 77 42 0 100-16 135-90 25-52 28-114 28-174zM164 517c-30 0-78-19-92-95-7-45-7-118-7-163 0-50 0-101 5-143 16-91 74-98 94-98 24 0 75 14 91 89 7 44 7 102 7 152 0 58 0 111-9 160-10 74-54 98-89 98z">
            <text:p/>
          </draw:path>
          <draw:path draw:style-name="gr3" draw:text-style-name="P7" draw:layer="layout" svg:width="0.369cm" svg:height="0.546cm" svg:x="11.662cm" svg:y="14.079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39 0-51-43-51-72 0-39 24-136 44-171 22-46 58-74 89-74 50 0 62 63 62 69 0 3-2 8-4 12z">
            <text:p/>
          </draw:path>
          <draw:path draw:style-name="gr3" draw:text-style-name="P7" draw:layer="layout" svg:width="0.238cm" svg:height="0.493cm" svg:x="12.051cm" svg:y="14.132cm" svg:viewBox="0 0 239 494" svg:d="M143 176h73c15 0 23 0 23-16 0-9-8-9-23-9h-66c26-111 31-125 31-130 0-14-10-21-23-21-3 0-24 0-31 28l-30 123h-74c-16 0-23 0-23 14 0 11 7 11 21 11h69c-57 220-58 232-58 246 0 43 30 72 70 72 81 0 125-114 125-119 0-7-7-7-11-7-5 0-7 2-10 10-34 81-76 99-102 99-16 0-23-11-23-35 0-20 0-25 3-3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2§display§= \smallint \sqrt{2\left( t^2 - 2t + 5 \right)} \ dt§svg§600§FALSE§</svg:desc>
          <draw:polygon draw:style-name="gr2" draw:text-style-name="P6" draw:layer="layout" svg:width="7.65cm" svg:height="0.85cm" svg:x="2.953cm" svg:y="0.977cm" svg:viewBox="0 0 7651 851" draw:points="3826,851 0,851 0,0 7651,0 7651,851">
            <text:p/>
          </draw:polygon>
          <draw:path draw:style-name="gr3" draw:text-style-name="P7" draw:layer="layout" svg:width="0.515cm" svg:height="0.182cm" svg:x="2.958cm" svg:y="1.3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3.773cm" svg:y="1.114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705cm" svg:height="0.927cm" svg:x="4.352cm" svg:y="0.938cm" svg:viewBox="0 0 706 928" svg:d="M243 928c25 0 25 0 33-16l424-882c6-11 6-12 6-14 0-9-7-16-16-16-11 0-14 7-18 16l-399 831-166-383-107 83 12 12 55-42z">
            <text:p/>
          </draw:path>
          <draw:polygon draw:style-name="gr3" draw:text-style-name="P7" draw:layer="layout" svg:width="4.686cm" svg:height="0.032cm" svg:x="5.04cm" svg:y="0.938cm" svg:viewBox="0 0 4687 33" draw:points="2344,33 0,33 0,0 4687,0 4687,33">
            <text:p/>
          </draw:polygon>
          <draw:path draw:style-name="gr3" draw:text-style-name="P7" draw:layer="layout" svg:width="0.309cm" svg:height="0.516cm" svg:x="5.079cm" svg:y="1.152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5.633cm" svg:y="1.087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238cm" svg:height="0.493cm" svg:x="5.875cm" svg:y="1.184cm" svg:viewBox="0 0 239 494" svg:d="M143 176h73c15 0 23 0 23-16 0-9-8-9-23-9h-66c26-111 31-125 31-130 0-14-10-21-23-21-3 0-24 0-31 28l-30 123h-74c-16 0-23 0-23 14 0 11 7 11 21 11h69c-57 219-58 232-58 246 0 42 30 72 70 72 81 0 125-114 125-120 0-7-7-7-11-7-5 0-7 2-10 11-34 81-76 98-102 98-16 0-23-10-23-35 0-19 0-24 3-37z">
            <text:p/>
          </draw:path>
          <draw:path draw:style-name="gr3" draw:text-style-name="P7" draw:layer="layout" svg:width="0.24cm" svg:height="0.359cm" svg:x="6.17cm" svg:y="1.086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6.719cm" svg:y="1.45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7.467cm" svg:y="1.152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238cm" svg:height="0.493cm" svg:x="7.832cm" svg:y="1.184cm" svg:viewBox="0 0 239 494" svg:d="M143 176h73c15 0 23 0 23-16 0-9-8-9-23-9h-68c28-111 33-125 33-130 0-14-10-21-23-21-3 0-24 0-31 28l-30 123h-74c-16 0-23 0-23 14 0 11 7 11 21 11h69c-57 219-58 232-58 246 0 42 30 72 70 72 81 0 125-114 125-120 0-7-7-7-11-7-5 0-7 2-10 11-34 81-76 98-102 98-16 0-23-10-23-35 0-19 0-24 3-37z">
            <text:p/>
          </draw:path>
          <draw:path draw:style-name="gr3" draw:text-style-name="P7" draw:layer="layout" svg:width="0.515cm" svg:height="0.516cm" svg:x="8.309cm" svg:y="1.217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09cm" svg:height="0.532cm" svg:x="9.078cm" svg:y="1.152cm" svg:viewBox="0 0 310 533" svg:d="M310 360c0-91-64-170-148-170-37 0-70 12-99 40v-151c16 5 43 11 67 11 95 0 150-71 150-81 0-5-2-9-7-9-2 0-4 0-7 2-16 7-53 23-106 23-32 0-67-6-104-21-5-4-7-4-8-4-8 0-8 7-8 19v229c0 14 0 21 11 21 5 0 7-2 9-7 9-12 39-55 100-55 41 0 60 36 67 50 12 29 14 59 14 98 0 26 0 74-19 105-18 30-48 51-83 51-56 0-100-40-114-86 1 0 5 0 14 0 24 0 38-19 38-37 0-19-14-38-38-38-13 0-39 5-39 42 0 65 53 141 141 141 90 0 169-74 169-173z">
            <text:p/>
          </draw:path>
          <draw:path draw:style-name="gr3" draw:text-style-name="P7" draw:layer="layout" svg:width="0.18cm" svg:height="0.772cm" svg:x="9.47cm" svg:y="1.087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369cm" svg:height="0.546cm" svg:x="10.014cm" svg:y="1.131cm" svg:viewBox="0 0 370 547" svg:d="M370 9c0-2 0-9-11-9s-84 7-99 9c-5 0-10 3-10 14 0 10 7 10 19 10 37 0 39 6 39 13l-4 16-45 182c-14-28-37-49-72-49-90 0-187 114-187 227 0 74 42 125 104 125 16 0 54-4 100-58 7 31 34 58 71 58 28 0 45-18 58-44 12-27 23-74 23-76 0-9-8-9-9-9-9 0-9 4-11 14-14 51-28 97-60 97-21 0-23-19-23-35 0-19 2-25 6-37zM208 445c-4 14-4 15-16 30-34 42-65 54-86 54-41 0-51-42-51-72 0-39 24-135 44-171 22-45 58-73 89-73 50 0 62 63 62 68 0 4-2 9-4 13z">
            <text:p/>
          </draw:path>
          <draw:path draw:style-name="gr3" draw:text-style-name="P7" draw:layer="layout" svg:width="0.238cm" svg:height="0.493cm" svg:x="10.405cm" svg:y="1.184cm" svg:viewBox="0 0 239 494" svg:d="M143 176h73c15 0 23 0 23-16 0-9-8-9-23-9h-66c26-111 31-125 31-130 0-14-10-21-23-21-3 0-24 0-31 28l-30 123h-74c-16 0-23 0-23 14 0 11 7 11 21 11h69c-57 219-58 232-58 246 0 42 30 72 70 72 81 0 125-114 125-120 0-7-7-7-11-7-5 0-7 2-10 11-34 81-76 98-102 98-16 0-23-10-23-35 0-19 0-24 3-3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448cm" svg:y="1.246cm" svg:viewBox="0 0 198 494" draw:points="100,494 0,494 0,0 198,0 198,494">
            <text:p/>
          </draw:polygon>
          <draw:path draw:style-name="gr3" draw:text-style-name="P7" draw:layer="layout" svg:width="0.258cm" svg:height="0.577cm" svg:x="2.429cm" svg:y="1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1.408cm" svg:y="1.32cm" svg:viewBox="0 0 491 403" draw:points="246,403 0,403 0,0 491,0 491,403">
            <text:p/>
          </draw:polygon>
          <draw:path draw:style-name="gr3" draw:text-style-name="P7" draw:layer="layout" svg:width="0.555cm" svg:height="0.493cm" svg:x="1.389cm" svg:y="1.2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0§display§= \sqrt{2} \left[ \frac{(t - 1) \sqrt{ (t - 1)^2 - (2)^2 }}{2} - \frac{ (2)^2 }{2} } \log [\ (t - 1) + \sqrt{ (t - 1)^2 - (2)^2}\ ] \right] + c§svg§600§FALSE§</svg:desc>
          <draw:polygon draw:style-name="gr2" draw:text-style-name="P6" draw:layer="layout" svg:width="23.086cm" svg:height="2.037cm" svg:x="2.948cm" svg:y="5.563cm" svg:viewBox="0 0 23087 2038" draw:points="11544,2038 0,2038 0,0 23087,0 23087,2038">
            <text:p/>
          </draw:polygon>
          <draw:path draw:style-name="gr3" draw:text-style-name="P7" draw:layer="layout" svg:width="0.468cm" svg:height="0.165cm" svg:x="2.953cm" svg:y="6.50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549cm" svg:height="0.703cm" svg:x="3.706cm" svg:y="6.113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4.241cm" svg:y="6.113cm" svg:viewBox="0 0 354 30" draw:points="176,30 0,30 0,0 354,0 354,30">
            <text:p/>
          </draw:polygon>
          <draw:path draw:style-name="gr3" draw:text-style-name="P7" draw:layer="layout" svg:width="0.281cm" svg:height="0.469cm" svg:x="4.276cm" svg:y="6.2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09cm" svg:height="2.109cm" svg:x="4.903cm" svg:y="5.528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5.273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5.494cm" svg:y="5.829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5.945cm" svg:y="6.0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6.652cm" svg:y="5.80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6.981cm" svg:y="5.742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7.292cm" svg:y="5.64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399cm" svg:height="0.029cm" svg:x="7.917cm" svg:y="5.64cm" svg:viewBox="0 0 4400 30" draw:points="2200,30 0,30 0,0 4400,0 4400,30">
            <text:p/>
          </draw:polygon>
          <draw:path draw:style-name="gr3" draw:text-style-name="P7" draw:layer="layout" svg:width="0.164cm" svg:height="0.703cm" svg:x="7.988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8.207cm" svg:y="5.829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8.66cm" svg:y="6.0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367cm" svg:y="5.80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9.695cm" svg:y="5.742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9.959cm" svg:y="5.73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0.458cm" svg:y="6.08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1.172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1.412cm" svg:y="5.80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1.768cm" svg:y="5.742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2.032cm" svg:y="5.73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114cm" svg:height="0.029cm" svg:x="5.204cm" svg:y="6.568cm" svg:viewBox="0 0 7115 30" draw:points="3557,30 0,30 0,0 7115,0 7115,30">
            <text:p/>
          </draw:polygon>
          <draw:path draw:style-name="gr3" draw:text-style-name="P7" draw:layer="layout" svg:width="0.281cm" svg:height="0.469cm" svg:x="8.62cm" svg:y="6.7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29cm" svg:height="0.029cm" svg:x="12.615cm" svg:y="6.568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13.413cm" svg:y="5.75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653cm" svg:y="5.81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4.008cm" svg:y="5.75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4.274cm" svg:y="5.70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3.344cm" svg:y="6.568cm" svg:viewBox="0 0 1214 30" draw:points="608,30 0,30 0,0 1214,0 1214,30">
            <text:p/>
          </draw:polygon>
          <draw:path draw:style-name="gr3" draw:text-style-name="P7" draw:layer="layout" svg:width="0.281cm" svg:height="0.469cm" svg:x="13.81cm" svg:y="6.7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14.783cm" svg:y="6.2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4.975cm" svg:y="6.44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5.325cm" svg:y="6.44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751cm" svg:y="6.23cm" svg:viewBox="0 0 98 704" draw:points="98,704 98,677 29,677 29,29 98,29 98,0 0,0 0,704">
            <text:p/>
          </draw:polygon>
          <draw:path draw:style-name="gr3" draw:text-style-name="P7" draw:layer="layout" svg:width="0.164cm" svg:height="0.703cm" svg:x="16.167cm" svg:y="6.2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16.386cm" svg:y="6.318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16.839cm" svg:y="6.5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7.546cm" svg:y="6.289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7.874cm" svg:y="6.2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468cm" svg:height="0.469cm" svg:x="18.303cm" svg:y="6.3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9.043cm" svg:y="6.094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399cm" svg:height="0.029cm" svg:x="19.669cm" svg:y="6.094cm" svg:viewBox="0 0 4400 30" draw:points="2200,30 0,30 0,0 4400,0 4400,30">
            <text:p/>
          </draw:polygon>
          <draw:path draw:style-name="gr3" draw:text-style-name="P7" draw:layer="layout" svg:width="0.164cm" svg:height="0.703cm" svg:x="19.739cm" svg:y="6.2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19.959cm" svg:y="6.31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20.411cm" svg:y="6.5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1.119cm" svg:y="6.28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21.448cm" svg:y="6.2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1.712cm" svg:y="6.22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2.211cm" svg:y="6.568cm" svg:viewBox="0 0 430 30" svg:d="M406 30c12 0 24 0 24-16 0-14-12-14-24-14h-382c-11 0-24 0-24 14 0 16 13 16 24 16z">
            <text:p/>
          </draw:path>
          <draw:path draw:style-name="gr3" draw:text-style-name="P7" draw:layer="layout" svg:width="0.164cm" svg:height="0.703cm" svg:x="22.925cm" svg:y="6.2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23.163cm" svg:y="6.2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23.52cm" svg:y="6.2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3.784cm" svg:y="6.22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4.318cm" svg:y="6.23cm" svg:viewBox="0 0 98 704" draw:points="98,0 0,0 0,29 69,29 69,677 0,677 0,704 98,704">
            <text:p/>
          </draw:polygon>
          <draw:polygon draw:style-name="gr3" draw:text-style-name="P7" draw:layer="layout" svg:width="0.209cm" svg:height="2.109cm" svg:x="24.506cm" svg:y="5.528cm" svg:viewBox="0 0 210 2110" draw:points="166,2065 0,2065 0,2110 210,2110 210,0 0,0 0,43 166,43">
            <text:p/>
          </draw:polygon>
          <draw:path draw:style-name="gr3" draw:text-style-name="P7" draw:layer="layout" svg:width="0.468cm" svg:height="0.469cm" svg:x="25.104cm" svg:y="6.3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797cm" svg:y="6.448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2§display§= \smallint \sqrt{2} \sqrt{ t^2 - 2(t)(1) + 1 + 4 } \ dt§svg§600§FALSE§</svg:desc>
          <draw:polygon draw:style-name="gr2" draw:text-style-name="P6" draw:layer="layout" svg:width="10.485cm" svg:height="0.85cm" svg:x="2.954cm" svg:y="2.678cm" svg:viewBox="0 0 10486 851" draw:points="5243,851 0,851 0,0 10486,0 10486,851">
            <text:p/>
          </draw:polygon>
          <draw:path draw:style-name="gr3" draw:text-style-name="P7" draw:layer="layout" svg:width="0.515cm" svg:height="0.182cm" svg:x="2.959cm" svg:y="3.0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3.774cm" svg:y="2.815cm" svg:viewBox="0 0 324 721" svg:d="M294 32c-26 1-34 21-34 31 0 20 16 32 32 32s32-11 32-33c0-30-25-62-62-62-65 0-79 84-91 144-21 116-37 215-50 350-3 40-8 84-14 121-7 58-19 90-47 90-12 0-25-9-30-16 26 0 33-19 33-32 0-17-15-30-31-30s-32 9-32 32c0 30 25 62 62 62 65 0 79-83 91-146 21-111 37-209 49-347 4-42 9-86 14-123 8-58 20-87 48-87 14 0 25 7 30 14z">
            <text:p/>
          </draw:path>
          <draw:path draw:style-name="gr3" draw:text-style-name="P7" draw:layer="layout" svg:width="0.604cm" svg:height="0.772cm" svg:x="4.325cm" svg:y="2.66cm" svg:viewBox="0 0 605 773" svg:d="M245 692l-136-300c-5-12-10-12-12-12 0 0-5 0-13 5l-73 56c-11 7-11 11-11 12 0 4 2 9 7 9s19-10 26-17c6-4 18-13 25-18l153 334c5 12 11 12 18 12 10 0 12-3 19-14l352-727c5-13 5-14 5-16 0-9-7-16-15-16-7 0-13 4-18 16z">
            <text:p/>
          </draw:path>
          <draw:polygon draw:style-name="gr3" draw:text-style-name="P7" draw:layer="layout" svg:width="0.388cm" svg:height="0.032cm" svg:x="4.913cm" svg:y="2.66cm" svg:viewBox="0 0 389 33" draw:points="194,33 0,33 0,0 389,0 389,33">
            <text:p/>
          </draw:polygon>
          <draw:path draw:style-name="gr3" draw:text-style-name="P7" draw:layer="layout" svg:width="0.309cm" svg:height="0.516cm" svg:x="4.952cm" svg:y="2.853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705cm" svg:height="0.927cm" svg:x="5.385cm" svg:y="2.639cm" svg:viewBox="0 0 706 928" svg:d="M243 928c25 0 25 0 33-16l424-882c6-11 6-12 6-14 0-9-7-16-16-16-11 0-12 7-18 16l-399 831-166-383-107 83 12 12 55-42z">
            <text:p/>
          </draw:path>
          <draw:polygon draw:style-name="gr3" draw:text-style-name="P7" draw:layer="layout" svg:width="6.49cm" svg:height="0.032cm" svg:x="6.073cm" svg:y="2.639cm" svg:viewBox="0 0 6491 33" draw:points="3246,33 0,33 0,0 6491,0 6491,33">
            <text:p/>
          </draw:polygon>
          <draw:path draw:style-name="gr3" draw:text-style-name="P7" draw:layer="layout" svg:width="0.238cm" svg:height="0.493cm" svg:x="6.09cm" svg:y="2.885cm" svg:viewBox="0 0 239 494" svg:d="M143 176h73c15 0 23 0 23-16 0-9-8-9-23-9h-66c26-111 31-125 31-130 0-14-10-21-23-21-1 0-24 0-31 28l-30 123h-74c-16 0-23 0-23 14 0 11 7 11 21 11h69c-55 219-58 232-58 246 0 42 30 72 70 72 81 0 125-114 125-120 0-7-7-7-11-7-5 0-7 2-10 11-34 81-76 98-102 98-16 0-23-10-23-35 0-19 0-24 3-37z">
            <text:p/>
          </draw:path>
          <draw:path draw:style-name="gr3" draw:text-style-name="P7" draw:layer="layout" svg:width="0.24cm" svg:height="0.359cm" svg:x="6.386cm" svg:y="2.78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472cm" svg:height="0.032cm" svg:x="6.935cm" svg:y="3.15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7.683cm" svg:y="2.853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9 7-74 7z">
            <text:p/>
          </draw:path>
          <draw:path draw:style-name="gr3" draw:text-style-name="P7" draw:layer="layout" svg:width="0.18cm" svg:height="0.772cm" svg:x="8.107cm" svg:y="2.788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238cm" svg:height="0.493cm" svg:x="8.349cm" svg:y="2.885cm" svg:viewBox="0 0 239 494" svg:d="M143 176h73c15 0 23 0 23-16 0-9-8-9-23-9h-66c26-111 31-125 31-130 0-14-10-21-23-21-1 0-24 0-31 28l-30 123h-74c-16 0-23 0-23 14 0 11 7 11 21 11h69c-55 219-58 232-58 246 0 42 30 72 70 72 81 0 125-114 125-120 0-7-7-7-11-7-5 0-7 2-10 11-34 81-76 98-102 98-16 0-23-10-23-35 0-19 2-24 3-37z">
            <text:p/>
          </draw:path>
          <draw:path draw:style-name="gr3" draw:text-style-name="P7" draw:layer="layout" svg:width="0.18cm" svg:height="0.772cm" svg:x="8.655cm" svg:y="2.788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18cm" svg:height="0.772cm" svg:x="8.987cm" svg:y="2.788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256cm" svg:height="0.516cm" svg:x="9.281cm" svg:y="2.853cm" svg:viewBox="0 0 257 517" svg:d="M160 19c0-17 0-19-17-19-50 49-118 49-143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9.642cm" svg:y="2.788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515cm" svg:height="0.516cm" svg:x="10.114cm" svg:y="2.918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256cm" svg:height="0.516cm" svg:x="10.913cm" svg:y="2.853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515cm" svg:height="0.516cm" svg:x="11.446cm" svg:y="2.918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344cm" svg:height="0.523cm" svg:x="12.198cm" svg:y="2.845cm" svg:viewBox="0 0 345 524" svg:d="M206 397v67c0 28 0 37-58 37h-16v23c32-2 72-2 104-2 33 0 74 0 105 2v-23h-15c-58 0-60-9-60-37v-67h79v-24h-79v-354c0-14 0-19-13-19-7 0-8 0-14 9l-239 364v24zM211 373h-190l190-289z">
            <text:p/>
          </draw:path>
          <draw:path draw:style-name="gr3" draw:text-style-name="P7" draw:layer="layout" svg:width="0.369cm" svg:height="0.546cm" svg:x="12.851cm" svg:y="2.832cm" svg:viewBox="0 0 370 547" svg:d="M370 9c0-2 0-9-11-9s-84 7-99 9c-5 0-10 3-10 14 0 10 7 10 19 10 37 0 39 6 39 13l-2 16-47 182c-14-28-37-49-72-49-90 0-187 114-187 227 0 74 42 125 104 125 16 0 54-4 100-58 7 31 34 58 71 58 28 0 45-18 58-44 12-27 23-74 23-76 0-9-8-9-9-9-9 0-9 4-11 14-14 51-28 97-60 97-21 0-23-19-23-35 0-19 2-25 6-37zM208 445c-4 14-4 15-16 30-34 42-65 54-86 54-39 0-51-42-51-72 0-39 26-135 44-171 22-45 58-73 89-73 51 0 62 63 62 68 0 4-2 9-4 13z">
            <text:p/>
          </draw:path>
          <draw:path draw:style-name="gr3" draw:text-style-name="P7" draw:layer="layout" svg:width="0.238cm" svg:height="0.493cm" svg:x="13.24cm" svg:y="2.885cm" svg:viewBox="0 0 239 494" svg:d="M143 176h73c15 0 23 0 23-16 0-9-8-9-23-9h-66c26-111 31-125 31-130 0-14-10-21-23-21-1 0-24 0-31 28l-30 123h-74c-16 0-23 0-23 14 0 11 7 11 21 11h69c-55 219-58 232-58 246 0 42 30 72 70 72 81 0 125-114 125-120 0-7-7-7-11-7-5 0-7 2-10 11-34 81-76 98-102 98-16 0-23-10-23-35 0-19 2-24 3-37z">
            <text:p/>
          </draw:path>
        </draw:g>
        <draw:g>
          <svg:title>TexMaths</svg:title>
          <svg:desc>22§display§= \sqrt{2} \smallint \sqrt{ ( t - 1 )^2 + (2)^2 } \ dt§svg§600§FALSE§</svg:desc>
          <draw:polygon draw:style-name="gr2" draw:text-style-name="P6" draw:layer="layout" svg:width="8.965cm" svg:height="0.85cm" svg:x="2.957cm" svg:y="4.178cm" svg:viewBox="0 0 8966 851" draw:points="4483,851 0,851 0,0 8966,0 8966,851">
            <text:p/>
          </draw:polygon>
          <draw:path draw:style-name="gr3" draw:text-style-name="P7" draw:layer="layout" svg:width="0.515cm" svg:height="0.182cm" svg:x="2.962cm" svg:y="4.58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04cm" svg:height="0.772cm" svg:x="3.791cm" svg:y="4.16cm" svg:viewBox="0 0 605 773" svg:d="M245 692l-136-300c-5-12-10-12-12-12 0 0-5 0-13 5l-73 56c-11 7-11 11-11 12 0 4 2 9 7 9s19-10 26-17c6-4 18-13 25-18l153 334c6 12 11 12 18 12 10 0 12-3 19-14l352-727c5-13 5-14 5-16 0-9-7-16-15-16-7 0-13 4-18 16z">
            <text:p/>
          </draw:path>
          <draw:polygon draw:style-name="gr3" draw:text-style-name="P7" draw:layer="layout" svg:width="0.388cm" svg:height="0.032cm" svg:x="4.379cm" svg:y="4.16cm" svg:viewBox="0 0 389 33" draw:points="194,33 0,33 0,0 389,0 389,33">
            <text:p/>
          </draw:polygon>
          <draw:path draw:style-name="gr3" draw:text-style-name="P7" draw:layer="layout" svg:width="0.309cm" svg:height="0.516cm" svg:x="4.418cm" svg:y="4.353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323cm" svg:height="0.72cm" svg:x="4.937cm" svg:y="4.315cm" svg:viewBox="0 0 324 721" svg:d="M294 32c-26 1-33 21-33 31 0 20 15 32 31 32s32-11 32-33c0-30-25-62-62-62-65 0-79 84-91 144-21 116-37 215-50 350-3 40-8 84-14 121-7 58-19 90-47 90-12 0-25-9-30-16 26 0 33-19 33-32 0-17-15-30-31-30s-32 9-32 32c0 30 25 62 62 62 65 0 79-83 91-146 21-111 37-209 49-347 4-42 9-86 15-123 7-58 19-87 47-87 14 0 25 7 30 14z">
            <text:p/>
          </draw:path>
          <draw:path draw:style-name="gr3" draw:text-style-name="P7" draw:layer="layout" svg:width="0.705cm" svg:height="0.927cm" svg:x="5.516cm" svg:y="4.139cm" svg:viewBox="0 0 706 928" svg:d="M243 928c25 0 25 0 33-16l425-882c5-11 5-12 5-14 0-9-7-16-16-16-11 0-14 7-18 16l-399 831-166-383-107 83 12 12 55-42z">
            <text:p/>
          </draw:path>
          <draw:polygon draw:style-name="gr3" draw:text-style-name="P7" draw:layer="layout" svg:width="4.839cm" svg:height="0.032cm" svg:x="6.205cm" svg:y="4.139cm" svg:viewBox="0 0 4840 33" draw:points="2420,33 0,33 0,0 4840,0 4840,33">
            <text:p/>
          </draw:polygon>
          <draw:path draw:style-name="gr3" draw:text-style-name="P7" draw:layer="layout" svg:width="0.18cm" svg:height="0.772cm" svg:x="6.282cm" svg:y="4.288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238cm" svg:height="0.493cm" svg:x="6.523cm" svg:y="4.385cm" svg:viewBox="0 0 239 494" svg:d="M143 176h74c14 0 22 0 22-16 0-9-8-9-22-9h-67c26-111 31-125 31-130 0-14-10-21-23-21-1 0-24 0-31 28l-30 123h-74c-16 0-23 0-23 14 0 11 7 11 21 11h69c-57 219-58 232-58 246 0 42 30 72 70 72 81 0 125-114 125-120 0-7-7-7-10-7-6 0-8 2-11 11-34 81-76 98-102 98-16 0-23-10-23-35 0-19 0-24 3-37z">
            <text:p/>
          </draw:path>
          <draw:path draw:style-name="gr3" draw:text-style-name="P7" draw:layer="layout" svg:width="0.472cm" svg:height="0.032cm" svg:x="7.021cm" svg:y="4.659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7.799cm" svg:y="4.353cm" svg:viewBox="0 0 257 517" svg:d="M160 19c0-17 0-19-19-19-48 49-116 49-141 49v25c16 0 62 0 102-21v402c0 28-2 37-72 37h-25v25c27-4 95-4 125-4 32 0 99 0 127 4v-25h-25c-70 0-72-9-72-37z">
            <text:p/>
          </draw:path>
          <draw:path draw:style-name="gr3" draw:text-style-name="P7" draw:layer="layout" svg:width="0.18cm" svg:height="0.772cm" svg:x="8.16cm" svg:y="4.288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8.45cm" svg:y="4.28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515cm" svg:height="0.516cm" svg:x="8.979cm" svg:y="4.418cm" svg:viewBox="0 0 516 517" svg:d="M275 274h216c11 0 25 0 25-16 0-15-14-15-25-15h-216v-217c0-12 0-26-16-26s-16 14-16 26v217h-217c-12 0-26 0-26 15 0 16 14 16 26 16h217v216c0 11 0 27 16 27s16-16 16-27z">
            <text:p/>
          </draw:path>
          <draw:path draw:style-name="gr3" draw:text-style-name="P7" draw:layer="layout" svg:width="0.18cm" svg:height="0.772cm" svg:x="9.786cm" svg:y="4.288cm" svg:viewBox="0 0 181 773" svg:d="M181 766c0-1 0-3-14-17-97-97-121-243-121-362 0-134 30-269 125-366 10-9 10-10 10-14 0-5-3-7-9-7-7 0-77 53-123 151-40 85-49 171-49 236 0 61 9 154 51 242 48 95 114 144 121 144 6 0 9-1 9-7z">
            <text:p/>
          </draw:path>
          <draw:path draw:style-name="gr3" draw:text-style-name="P7" draw:layer="layout" svg:width="0.309cm" svg:height="0.516cm" svg:x="10.049cm" svg:y="4.353cm" svg:viewBox="0 0 310 517" svg:d="M60 457l83-81c121-107 167-148 167-225 0-89-69-151-164-151-88 0-146 72-146 141 0 42 39 42 40 42 15 0 41-9 41-41 0-19-14-40-41-40-7 0-7 0-10 2 18-51 60-79 106-79 70 0 103 61 103 126 0 62-38 123-81 171l-149 165c-9 9-9 10-9 30h289l21-136h-20c-3 23-8 58-15 69-7 7-58 7-74 7z">
            <text:p/>
          </draw:path>
          <draw:path draw:style-name="gr3" draw:text-style-name="P7" draw:layer="layout" svg:width="0.18cm" svg:height="0.772cm" svg:x="10.441cm" svg:y="4.288cm" svg:viewBox="0 0 181 773" svg:d="M181 387c0-60-9-153-51-241-47-95-114-146-123-146-3 0-7 4-7 7 0 4 0 5 14 19 78 76 122 199 122 361 0 131-29 269-125 365-11 11-11 13-11 14 0 6 4 7 7 7 9 0 79-52 125-151 40-84 49-170 49-235z">
            <text:p/>
          </draw:path>
          <draw:path draw:style-name="gr3" draw:text-style-name="P7" draw:layer="layout" svg:width="0.24cm" svg:height="0.359cm" svg:x="10.732cm" svg:y="4.287cm" svg:viewBox="0 0 241 360" svg:d="M241 262h-19c-2 12-7 44-14 49-4 4-46 4-53 4h-100c56-51 75-65 109-92 40-31 77-65 77-118 0-65-58-105-128-105-67 0-113 47-113 97 0 28 23 31 28 31 14 0 30-10 30-30 0-8-3-28-32-28 16-38 53-51 80-51 54 0 82 43 82 86 0 48-33 85-51 106l-132 128c-5 5-5 7-5 21h225z">
            <text:p/>
          </draw:path>
          <draw:path draw:style-name="gr3" draw:text-style-name="P7" draw:layer="layout" svg:width="0.369cm" svg:height="0.546cm" svg:x="11.334cm" svg:y="4.332cm" svg:viewBox="0 0 370 547" svg:d="M370 9c0-2 0-9-11-9-10 0-84 7-98 9-6 0-11 3-11 14 0 10 7 10 19 10 37 0 39 6 39 13l-2 16-47 182c-14-28-37-49-72-49-90 0-187 114-187 227 0 74 42 125 104 125 16 0 54-4 100-58 7 31 34 58 71 58 28 0 45-18 58-44 12-27 23-74 23-76 0-9-7-9-9-9-9 0-9 4-11 14-14 51-28 97-60 97-21 0-23-19-23-35 0-19 2-25 6-37zM208 445c-4 14-4 15-16 30-34 42-65 54-86 54-39 0-51-42-51-72 0-39 26-135 44-171 22-45 58-73 89-73 51 0 62 63 62 68 0 4-2 9-4 13z">
            <text:p/>
          </draw:path>
          <draw:path draw:style-name="gr3" draw:text-style-name="P7" draw:layer="layout" svg:width="0.238cm" svg:height="0.493cm" svg:x="11.723cm" svg:y="4.385cm" svg:viewBox="0 0 239 494" svg:d="M143 176h74c14 0 22 0 22-16 0-9-8-9-22-9h-67c26-111 31-125 31-130 0-14-10-21-23-21-1 0-24 0-31 28l-30 123h-74c-16 0-23 0-23 14 0 11 7 11 21 11h69c-55 219-58 232-58 246 0 42 30 72 70 72 81 0 125-114 125-120 0-7-7-7-10-7-6 0-8 2-11 11-34 81-76 98-102 98-16 0-23-10-23-35 0-19 2-24 3-37z">
            <text:p/>
          </draw:path>
        </draw:g>
        <draw:g>
          <svg:title>TexMaths</svg:title>
          <svg:desc>20§display§= \sqrt{2} \left[ \frac{(t - 1) \sqrt{ (t - 1)^2 + (2)^2 }}{2} + \frac{ (2)^2 }{2} } \log [\ (t - 1) + \sqrt{ (t - 1)^2 + (2)^2}\ ] \right] + c§svg§600§FALSE§</svg:desc>
          <draw:polygon draw:style-name="gr2" draw:text-style-name="P6" draw:layer="layout" svg:width="23.086cm" svg:height="2.037cm" svg:x="2.948cm" svg:y="5.563cm" svg:viewBox="0 0 23087 2038" draw:points="11544,2038 0,2038 0,0 23087,0 23087,2038">
            <text:p/>
          </draw:polygon>
          <draw:path draw:style-name="gr3" draw:text-style-name="P7" draw:layer="layout" svg:width="0.468cm" svg:height="0.165cm" svg:x="2.953cm" svg:y="6.50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549cm" svg:height="0.703cm" svg:x="3.706cm" svg:y="6.113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4.241cm" svg:y="6.113cm" svg:viewBox="0 0 354 30" draw:points="176,30 0,30 0,0 354,0 354,30">
            <text:p/>
          </draw:polygon>
          <draw:path draw:style-name="gr3" draw:text-style-name="P7" draw:layer="layout" svg:width="0.281cm" svg:height="0.469cm" svg:x="4.276cm" svg:y="6.2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olygon draw:style-name="gr3" draw:text-style-name="P7" draw:layer="layout" svg:width="0.209cm" svg:height="2.109cm" svg:x="4.903cm" svg:y="5.528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5.273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5.494cm" svg:y="5.829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5.945cm" svg:y="6.0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6.652cm" svg:y="5.802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6.981cm" svg:y="5.742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7.292cm" svg:y="5.64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399cm" svg:height="0.029cm" svg:x="7.917cm" svg:y="5.64cm" svg:viewBox="0 0 4400 30" draw:points="2200,30 0,30 0,0 4400,0 4400,30">
            <text:p/>
          </draw:polygon>
          <draw:path draw:style-name="gr3" draw:text-style-name="P7" draw:layer="layout" svg:width="0.164cm" svg:height="0.703cm" svg:x="7.988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8.207cm" svg:y="5.829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8.66cm" svg:y="6.0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367cm" svg:y="5.802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9.695cm" svg:y="5.742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9.959cm" svg:y="5.73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0.439cm" svg:y="5.85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1.172cm" svg:y="5.7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1.412cm" svg:y="5.80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1.768cm" svg:y="5.742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2.032cm" svg:y="5.73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114cm" svg:height="0.029cm" svg:x="5.204cm" svg:y="6.568cm" svg:viewBox="0 0 7115 30" draw:points="3557,30 0,30 0,0 7115,0 7115,30">
            <text:p/>
          </draw:polygon>
          <draw:path draw:style-name="gr3" draw:text-style-name="P7" draw:layer="layout" svg:width="0.281cm" svg:height="0.469cm" svg:x="8.62cm" svg:y="6.7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12.596cm" svg:y="6.3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3.413cm" svg:y="5.75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653cm" svg:y="5.81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4.008cm" svg:y="5.75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4.274cm" svg:y="5.70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3.344cm" svg:y="6.568cm" svg:viewBox="0 0 1214 30" draw:points="608,30 0,30 0,0 1214,0 1214,30">
            <text:p/>
          </draw:polygon>
          <draw:path draw:style-name="gr3" draw:text-style-name="P7" draw:layer="layout" svg:width="0.281cm" svg:height="0.469cm" svg:x="13.81cm" svg:y="6.77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14.783cm" svg:y="6.27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4.975cm" svg:y="6.44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5.325cm" svg:y="6.44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751cm" svg:y="6.23cm" svg:viewBox="0 0 98 704" draw:points="98,704 98,677 29,677 29,29 98,29 98,0 0,0 0,704">
            <text:p/>
          </draw:polygon>
          <draw:path draw:style-name="gr3" draw:text-style-name="P7" draw:layer="layout" svg:width="0.164cm" svg:height="0.703cm" svg:x="16.167cm" svg:y="6.2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16.386cm" svg:y="6.318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16.839cm" svg:y="6.5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7.546cm" svg:y="6.289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7.874cm" svg:y="6.2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468cm" svg:height="0.469cm" svg:x="18.303cm" svg:y="6.3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9.043cm" svg:y="6.094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399cm" svg:height="0.029cm" svg:x="19.669cm" svg:y="6.094cm" svg:viewBox="0 0 4400 30" draw:points="2200,30 0,30 0,0 4400,0 4400,30">
            <text:p/>
          </draw:polygon>
          <draw:path draw:style-name="gr3" draw:text-style-name="P7" draw:layer="layout" svg:width="0.164cm" svg:height="0.703cm" svg:x="19.739cm" svg:y="6.2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19.959cm" svg:y="6.31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20.411cm" svg:y="6.56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21.119cm" svg:y="6.28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21.448cm" svg:y="6.2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1.712cm" svg:y="6.22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22.192cm" svg:y="6.3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22.925cm" svg:y="6.2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23.163cm" svg:y="6.2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23.52cm" svg:y="6.23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23.784cm" svg:y="6.22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4.318cm" svg:y="6.23cm" svg:viewBox="0 0 98 704" draw:points="98,0 0,0 0,29 69,29 69,677 0,677 0,704 98,704">
            <text:p/>
          </draw:polygon>
          <draw:polygon draw:style-name="gr3" draw:text-style-name="P7" draw:layer="layout" svg:width="0.209cm" svg:height="2.109cm" svg:x="24.506cm" svg:y="5.528cm" svg:viewBox="0 0 210 2110" draw:points="166,2065 0,2065 0,2110 210,2110 210,0 0,0 0,43 166,43">
            <text:p/>
          </draw:polygon>
          <draw:path draw:style-name="gr3" draw:text-style-name="P7" draw:layer="layout" svg:width="0.468cm" svg:height="0.469cm" svg:x="25.104cm" svg:y="6.34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797cm" svg:y="6.448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0§display§= \frac{(t - 1) \sqrt{ t^2 - 2t + 5}}{\sqrt{2}} + 2 \sqrt{2} \log [\ (t - 1) + \sqrt{ t^2 - 2t + 5 } \ ] + c§svg§600§FALSE§</svg:desc>
          <draw:polygon draw:style-name="gr2" draw:text-style-name="P6" draw:layer="layout" svg:width="18.692cm" svg:height="1.673cm" svg:x="2.948cm" svg:y="7.864cm" svg:viewBox="0 0 18693 1674" draw:points="9347,1674 0,1674 0,0 18693,0 18693,1674">
            <text:p/>
          </draw:polygon>
          <draw:path draw:style-name="gr3" draw:text-style-name="P7" draw:layer="layout" svg:width="0.468cm" svg:height="0.165cm" svg:x="2.953cm" svg:y="8.661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3.809cm" svg:y="7.915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17cm" svg:height="0.449cm" svg:x="4.028cm" svg:y="8.003cm" svg:viewBox="0 0 218 450" svg:d="M130 160h67c13 0 21 0 21-14 0-8-8-8-21-8h-61c24-101 29-114 29-119 0-13-10-19-21-19-2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" draw:text-style-name="P7" draw:layer="layout" svg:width="0.429cm" svg:height="0.029cm" svg:x="4.481cm" svg:y="8.253cm" svg:viewBox="0 0 430 30" svg:d="M406 30c13 0 24 0 24-16 0-14-11-14-24-14h-382c-11 0-24 0-24 14 0 16 13 16 24 16z">
            <text:p/>
          </draw:path>
          <draw:path draw:style-name="gr3" draw:text-style-name="P7" draw:layer="layout" svg:width="0.233cm" svg:height="0.469cm" svg:x="5.188cm" svg:y="7.97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5.518cm" svg:y="7.915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549cm" svg:height="0.703cm" svg:x="5.801cm" svg:y="7.829cm" svg:viewBox="0 0 550 704" svg:d="M222 630l-123-273c-5-11-9-11-11-11 0 0-5 0-11 4l-67 52c-10 6-10 9-10 11 0 3 2 8 6 8 5 0 18-10 24-16 5-3 16-11 24-16l138 304c5 11 10 11 16 11 10 0 11-3 18-13l320-662c4-11 4-13 4-15 0-8-6-14-14-14-6 0-11 3-16 14z">
            <text:p/>
          </draw:path>
          <draw:polygon draw:style-name="gr3" draw:text-style-name="P7" draw:layer="layout" svg:width="3.245cm" svg:height="0.029cm" svg:x="6.335cm" svg:y="7.829cm" svg:viewBox="0 0 3246 30" draw:points="1622,30 0,30 0,0 3246,0 3246,30">
            <text:p/>
          </draw:polygon>
          <draw:path draw:style-name="gr3" draw:text-style-name="P7" draw:layer="layout" svg:width="0.217cm" svg:height="0.449cm" svg:x="6.353cm" svg:y="8.003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218cm" svg:height="0.327cm" svg:x="6.622cm" svg:y="7.91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7.119cm" svg:y="8.25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7.799cm" svg:y="7.97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17cm" svg:height="0.449cm" svg:x="8.132cm" svg:y="8.003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68cm" svg:height="0.469cm" svg:x="8.566cm" svg:y="8.03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84cm" svg:x="9.263cm" svg:y="7.975cm" svg:viewBox="0 0 282 485" svg:d="M282 328c0-83-58-155-135-155-33 0-64 11-89 37v-138c14 5 38 10 60 10 87 0 136-64 136-74 0-5-1-8-6-8-2 0-3 0-6 2-15 6-48 20-96 20-29 0-61-4-95-19-5-3-6-3-8-3-6 0-6 6-6 18v208c0 12 0 19 9 19 5 0 7-2 10-7 6-11 34-49 90-49 36 0 56 32 60 45 12 27 13 54 13 89 0 24 0 67-17 96-16 27-44 47-76 47-51 0-91-37-104-79 2 0 5 0 13 0 23 0 35-17 35-33 0-18-12-36-35-36-11 0-35 5-35 39 0 61 50 128 128 128 82 0 154-67 154-157z">
            <text:p/>
          </draw:path>
          <draw:polygon draw:style-name="gr3" draw:text-style-name="P7" draw:layer="layout" svg:width="5.842cm" svg:height="0.029cm" svg:x="3.738cm" svg:y="8.728cm" svg:viewBox="0 0 5843 30" draw:points="2922,30 0,30 0,0 5843,0 5843,30">
            <text:p/>
          </draw:polygon>
          <draw:path draw:style-name="gr3" draw:text-style-name="P7" draw:layer="layout" svg:width="0.549cm" svg:height="0.703cm" svg:x="6.242cm" svg:y="8.869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6.777cm" svg:y="8.869cm" svg:viewBox="0 0 354 30" draw:points="176,30 0,30 0,0 354,0 354,30">
            <text:p/>
          </draw:polygon>
          <draw:path draw:style-name="gr3" draw:text-style-name="P7" draw:layer="layout" svg:width="0.281cm" svg:height="0.469cm" svg:x="6.812cm" svg:y="9.01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468cm" svg:height="0.469cm" svg:x="9.86cm" svg:y="8.50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0.559cm" svg:y="8.4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549cm" svg:height="0.703cm" svg:x="10.927cm" svg:y="8.274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0.353cm" svg:height="0.029cm" svg:x="11.462cm" svg:y="8.274cm" svg:viewBox="0 0 354 30" draw:points="176,30 0,30 0,0 354,0 354,30">
            <text:p/>
          </draw:polygon>
          <draw:path draw:style-name="gr3" draw:text-style-name="P7" draw:layer="layout" svg:width="0.281cm" svg:height="0.469cm" svg:x="11.497cm" svg:y="8.4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9cm" svg:x="11.953cm" svg:y="8.431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2.145cm" svg:y="8.603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2.495cm" svg:y="8.6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2.921cm" svg:y="8.391cm" svg:viewBox="0 0 98 704" draw:points="98,704 98,677 29,677 29,29 98,29 98,0 0,0 0,704">
            <text:p/>
          </draw:polygon>
          <draw:path draw:style-name="gr3" draw:text-style-name="P7" draw:layer="layout" svg:width="0.164cm" svg:height="0.703cm" svg:x="13.337cm" svg:y="8.391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17cm" svg:height="0.449cm" svg:x="13.556cm" svg:y="8.479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14.009cm" svg:y="8.728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4.716cm" svg:y="8.4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5.046cm" svg:y="8.391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5.475cm" svg:y="8.50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6.215cm" svg:y="8.2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3.245cm" svg:height="0.029cm" svg:x="16.841cm" svg:y="8.2cm" svg:viewBox="0 0 3246 30" draw:points="1622,30 0,30 0,0 3246,0 3246,30">
            <text:p/>
          </draw:polygon>
          <draw:path draw:style-name="gr3" draw:text-style-name="P7" draw:layer="layout" svg:width="0.217cm" svg:height="0.449cm" svg:x="16.857cm" svg:y="8.479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17.126cm" svg:y="8.38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7.624cm" svg:y="8.728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8.304cm" svg:y="8.4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217cm" svg:height="0.449cm" svg:x="18.636cm" svg:y="8.479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68cm" svg:height="0.469cm" svg:x="19.07cm" svg:y="8.50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84cm" svg:x="19.769cm" svg:y="8.45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olygon draw:style-name="gr3" draw:text-style-name="P7" draw:layer="layout" svg:width="0.097cm" svg:height="0.703cm" svg:x="20.334cm" svg:y="8.391cm" svg:viewBox="0 0 98 704" draw:points="98,0 0,0 0,29 69,29 69,677 0,677 0,704 98,704">
            <text:p/>
          </draw:polygon>
          <draw:path draw:style-name="gr3" draw:text-style-name="P7" draw:layer="layout" svg:width="0.468cm" svg:height="0.469cm" svg:x="20.71cm" svg:y="8.50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1.403cm" svg:y="8.608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>
          <svg:title>TexMaths</svg:title>
          <svg:desc>22§display§= \frac{(e^x - 1) \sqrt{ e^{2x } - 2e^x + 5}}{\sqrt{2}} + 2 \sqrt{2} \log [\ ( e^x - 1) + \sqrt{ e^{2x} - 2e^x + 5 } \ ] + c§svg§600§FALSE§</svg:desc>
          <draw:polygon draw:style-name="gr2" draw:text-style-name="P6" draw:layer="layout" svg:width="23.304cm" svg:height="1.84cm" svg:x="3.048cm" svg:y="10.068cm" svg:viewBox="0 0 23305 1841" draw:points="11653,1841 0,1841 0,0 23305,0 23305,1841">
            <text:p/>
          </draw:polygon>
          <draw:path draw:style-name="gr3" draw:text-style-name="P7" draw:layer="layout" svg:width="0.515cm" svg:height="0.182cm" svg:x="3.053cm" svg:y="10.94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3.995cm" svg:y="10.124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98cm" svg:height="0.351cm" svg:x="4.255cm" svg:y="10.3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4.606cm" svg:y="10.186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7 18-60 39-10-23-35-39-65-39-61 0-97 67-97 83 0 7 7 7 9 7 7 0 9-2 11-9 14-42 47-65 75-65 18 0 32 9 32 35 0 11-7 39-11 56z">
            <text:p/>
          </draw:path>
          <draw:path draw:style-name="gr3" draw:text-style-name="P7" draw:layer="layout" svg:width="0.472cm" svg:height="0.032cm" svg:x="5.204cm" svg:y="10.495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5.982cm" svg:y="10.18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6.344cm" svg:y="10.12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604cm" svg:height="0.773cm" svg:x="6.658cm" svg:y="10.029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4.471cm" svg:height="0.032cm" svg:x="7.245cm" svg:y="10.029cm" svg:viewBox="0 0 4472 33" draw:points="2235,33 0,33 0,0 4472,0 4472,33">
            <text:p/>
          </draw:polygon>
          <draw:path draw:style-name="gr3" draw:text-style-name="P7" draw:layer="layout" svg:width="0.298cm" svg:height="0.351cm" svg:x="7.281cm" svg:y="10.3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7.64cm" svg:y="10.122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7.939cm" svg:y="10.242cm" svg:viewBox="0 0 292 246" svg:d="M109 183c-5 18-23 48-51 48-2 0-18 0-30-8 23-7 25-26 25-29 0-13-9-22-21-22-16 0-32 15-32 34 0 28 30 40 58 40 25 0 46-15 60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9-65 75-65 18 0 32 9 32 35 0 11-5 39-11 56z">
            <text:p/>
          </draw:path>
          <draw:path draw:style-name="gr3" draw:text-style-name="P7" draw:layer="layout" svg:width="0.472cm" svg:height="0.032cm" svg:x="8.539cm" svg:y="10.495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285cm" svg:y="10.18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98cm" svg:height="0.351cm" svg:x="9.669cm" svg:y="10.3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0.019cm" svg:y="10.242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515cm" svg:height="0.516cm" svg:x="10.598cm" svg:y="10.254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32cm" svg:x="11.367cm" svg:y="10.189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7 53 141 141 141 90 0 169-74 169-172z">
            <text:p/>
          </draw:path>
          <draw:polygon draw:style-name="gr3" draw:text-style-name="P7" draw:layer="layout" svg:width="7.797cm" svg:height="0.032cm" svg:x="3.917cm" svg:y="11.018cm" svg:viewBox="0 0 7798 33" draw:points="3900,33 0,33 0,0 7798,0 7798,33">
            <text:p/>
          </draw:polygon>
          <draw:path draw:style-name="gr3" draw:text-style-name="P7" draw:layer="layout" svg:width="0.604cm" svg:height="0.773cm" svg:x="7.358cm" svg:y="11.173cm" svg:viewBox="0 0 605 774" svg:d="M245 693l-136-301c-5-12-10-12-12-12 0 0-5 0-13 5l-73 57c-11 7-11 10-11 12 0 4 2 9 7 9s19-11 26-18c6-3 18-12 27-17l151 334c5 12 11 12 18 12 10 0 12-3 19-14l352-728c5-13 5-14 5-16 0-9-7-16-15-16-7 0-13 4-18 16z">
            <text:p/>
          </draw:path>
          <draw:polygon draw:style-name="gr3" draw:text-style-name="P7" draw:layer="layout" svg:width="0.388cm" svg:height="0.032cm" svg:x="7.946cm" svg:y="11.173cm" svg:viewBox="0 0 389 33" draw:points="194,33 0,33 0,0 389,0 389,33">
            <text:p/>
          </draw:polygon>
          <draw:path draw:style-name="gr3" draw:text-style-name="P7" draw:layer="layout" svg:width="0.309cm" svg:height="0.516cm" svg:x="7.985cm" svg:y="11.329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8-5 8-57 8-72 8z">
            <text:p/>
          </draw:path>
          <draw:path draw:style-name="gr3" draw:text-style-name="P7" draw:layer="layout" svg:width="0.515cm" svg:height="0.516cm" svg:x="12.022cm" svg:y="10.77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16cm" svg:x="12.791cm" svg:y="10.71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604cm" svg:height="0.773cm" svg:x="13.196cm" svg:y="10.518cm" svg:viewBox="0 0 605 774" svg:d="M245 693l-136-301c-5-12-10-12-12-12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0.388cm" svg:height="0.032cm" svg:x="13.784cm" svg:y="10.518cm" svg:viewBox="0 0 389 33" draw:points="194,33 0,33 0,0 389,0 389,33">
            <text:p/>
          </draw:polygon>
          <draw:path draw:style-name="gr3" draw:text-style-name="P7" draw:layer="layout" svg:width="0.309cm" svg:height="0.516cm" svg:x="13.822cm" svg:y="10.71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8-5 8-57 8-72 8z">
            <text:p/>
          </draw:path>
          <draw:path draw:style-name="gr3" draw:text-style-name="P7" draw:layer="layout" svg:width="0.173cm" svg:height="0.537cm" svg:x="14.324cm" svg:y="10.691cm" svg:viewBox="0 0 174 538" svg:d="M113 0l-113 9v24c55 0 62 6 62 43v403c0 35-9 35-62 35v24c26-1 67-1 86-1 20 0 58 0 88 1v-24c-53 0-61 0-61-35z">
            <text:p/>
          </draw:path>
          <draw:path draw:style-name="gr3" draw:text-style-name="P7" draw:layer="layout" svg:width="0.344cm" svg:height="0.356cm" svg:x="14.535cm" svg:y="10.88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4.922cm" svg:y="10.877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olygon draw:style-name="gr3" draw:text-style-name="P7" draw:layer="layout" svg:width="0.106cm" svg:height="0.773cm" svg:x="15.389cm" svg:y="10.647cm" svg:viewBox="0 0 107 774" draw:points="107,774 107,744 32,744 32,32 107,32 107,0 0,0 0,774">
            <text:p/>
          </draw:polygon>
          <draw:path draw:style-name="gr3" draw:text-style-name="P7" draw:layer="layout" svg:width="0.18cm" svg:height="0.773cm" svg:x="15.846cm" svg:y="10.647cm" svg:viewBox="0 0 181 774" svg:d="M181 767c0-2 0-3-14-17-97-97-121-243-121-363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98cm" svg:height="0.351cm" svg:x="16.107cm" svg:y="10.88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16.457cm" svg:y="10.67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17.055cm" svg:y="11.01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7.833cm" svg:y="10.712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18cm" svg:height="0.773cm" svg:x="18.196cm" svg:y="10.64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8.668cm" svg:y="10.77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705cm" svg:height="0.928cm" svg:x="19.482cm" svg:y="10.437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4.471cm" svg:height="0.032cm" svg:x="20.171cm" svg:y="10.437cm" svg:viewBox="0 0 4472 33" draw:points="2235,33 0,33 0,0 4472,0 4472,33">
            <text:p/>
          </draw:polygon>
          <draw:path draw:style-name="gr3" draw:text-style-name="P7" draw:layer="layout" svg:width="0.298cm" svg:height="0.351cm" svg:x="20.206cm" svg:y="10.88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4cm" svg:height="0.36cm" svg:x="20.565cm" svg:y="10.64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291cm" svg:height="0.245cm" svg:x="20.864cm" svg:y="10.765cm" svg:viewBox="0 0 292 246" svg:d="M109 183c-5 18-23 48-51 48-2 0-18 0-30-8 23-7 25-26 25-29 0-13-9-22-21-22-16 0-32 15-32 34 0 28 30 40 58 40 25 0 46-15 60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472cm" svg:height="0.032cm" svg:x="21.464cm" svg:y="11.01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22.212cm" svg:y="10.71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8-7 8-59 8-74 8z">
            <text:p/>
          </draw:path>
          <draw:path draw:style-name="gr3" draw:text-style-name="P7" draw:layer="layout" svg:width="0.298cm" svg:height="0.351cm" svg:x="22.596cm" svg:y="10.886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3" draw:text-style-name="P7" draw:layer="layout" svg:width="0.291cm" svg:height="0.245cm" svg:x="22.946cm" svg:y="10.765cm" svg:viewBox="0 0 292 246" svg:d="M109 183c-5 18-23 48-51 48-2 0-18 0-30-8 23-7 25-26 25-29 0-13-9-22-21-22-16 0-32 15-32 34 0 28 30 40 56 40 27 0 48-15 62-38 14 28 44 38 65 38 63 0 95-68 95-84 0-7-7-7-9-7-7 0-7 3-9 10-12 37-44 66-75 66-21 0-34-15-34-36 0-14 14-63 29-125 12-42 36-54 54-54 0 0 18 0 28 7-16 5-23 19-23 30 0 12 9 21 21 21 13 0 32-11 32-34 0-31-35-40-58-40-26 0-49 18-60 39-10-23-35-39-65-39-61 0-97 67-97 83 0 7 7 7 9 7 7 0 9-2 11-9 14-42 47-65 75-65 18 0 32 9 32 35 0 11-5 39-11 56z">
            <text:p/>
          </draw:path>
          <draw:path draw:style-name="gr3" draw:text-style-name="P7" draw:layer="layout" svg:width="0.515cm" svg:height="0.516cm" svg:x="23.525cm" svg:y="10.77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9cm" svg:height="0.532cm" svg:x="24.292cm" svg:y="10.712cm" svg:viewBox="0 0 310 533" svg:d="M310 361c0-92-64-171-148-171-37 0-70 12-99 41v-152c16 5 43 11 67 11 95 0 150-71 150-81 0-5-2-9-7-9-2 0-4 0-7 2-16 7-53 23-106 23-32 0-67-6-104-21-5-4-7-4-8-4-8 0-8 7-8 19v229c0 14 0 21 11 21 5 0 7-2 9-7 9-12 39-54 100-54 41 0 60 35 67 49 12 30 14 60 14 98 0 27 0 74-19 106-18 30-48 51-83 51-56 0-100-40-114-86 1 0 5 0 14 0 24 0 38-20 38-37 0-19-14-39-38-39-13 0-39 5-39 42 0 67 53 141 141 141 90 0 169-74 169-172z">
            <text:p/>
          </draw:path>
          <draw:polygon draw:style-name="gr3" draw:text-style-name="P7" draw:layer="layout" svg:width="0.106cm" svg:height="0.773cm" svg:x="24.915cm" svg:y="10.647cm" svg:viewBox="0 0 107 774" draw:points="107,0 0,0 0,32 76,32 76,744 0,744 0,774 107,774">
            <text:p/>
          </draw:polygon>
          <draw:path draw:style-name="gr3" draw:text-style-name="P7" draw:layer="layout" svg:width="0.515cm" svg:height="0.516cm" svg:x="25.329cm" svg:y="10.777cm" svg:viewBox="0 0 516 517" svg:d="M275 275h216c11 0 25 0 25-16s-14-16-25-16h-216v-217c0-12 0-26-16-26s-16 14-16 26v217h-217c-12 0-26 0-26 16s14 16 26 16h217v216c0 10 0 26 16 26s16-16 16-26z">
            <text:p/>
          </draw:path>
          <draw:path draw:style-name="gr3" draw:text-style-name="P7" draw:layer="layout" svg:width="0.302cm" svg:height="0.351cm" svg:x="26.089cm" svg:y="10.886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449cm" svg:y="10.746cm" svg:viewBox="0 0 198 494" draw:points="100,494 0,494 0,0 198,0 198,494">
            <text:p/>
          </draw:polygon>
          <draw:path draw:style-name="gr3" draw:text-style-name="P7" draw:layer="layout" svg:width="0.258cm" svg:height="0.577cm" svg:x="2.43cm" svg:y="10.7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1.409cm" svg:y="10.82cm" svg:viewBox="0 0 491 403" draw:points="246,403 0,403 0,0 491,0 491,403">
            <text:p/>
          </draw:polygon>
          <draw:path draw:style-name="gr3" draw:text-style-name="P7" draw:layer="layout" svg:width="0.555cm" svg:height="0.493cm" svg:x="1.39cm" svg:y="10.7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2.743cm" svg:y="13.452cm" svg:viewBox="0 0 1319 656" draw:points="659,656 0,656 0,0 1319,0 1319,656">
            <text:p/>
          </draw:polygon>
          <draw:path draw:style-name="gr3" draw:text-style-name="P7" draw:layer="layout" svg:width="0.464cm" svg:height="0.577cm" svg:x="2.728cm" svg:y="13.41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252cm" svg:y="13.608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619cm" svg:y="13.468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003cm" svg:y="13.896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549cm" svg:y="13.452cm" svg:viewBox="0 0 198 494" draw:points="100,494 0,494 0,0 198,0 198,494">
            <text:p/>
          </draw:polygon>
          <draw:path draw:style-name="gr3" draw:text-style-name="P7" draw:layer="layout" svg:width="0.258cm" svg:height="0.577cm" svg:x="4.53cm" svg:y="13.4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10)}§svg§600§FALSE§</svg:desc>
          <draw:polygon draw:style-name="gr2" draw:text-style-name="P6" draw:layer="layout" svg:width="1.332cm" svg:height="0.76cm" svg:x="1.028cm" svg:y="13.355cm" svg:viewBox="0 0 1333 761" draw:points="666,761 0,761 0,0 1333,0 1333,761">
            <text:p/>
          </draw:polygon>
          <draw:path draw:style-name="gr3" draw:text-style-name="P7" draw:layer="layout" svg:width="0.197cm" svg:height="0.844cm" svg:x="1.068cm" svg:y="13.313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389cm" svg:y="13.384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6cm" svg:height="0.581cm" svg:x="1.769cm" svg:y="13.384cm" svg:viewBox="0 0 357 582" svg:d="M357 294c0-69-4-137-34-200-39-81-108-94-144-94-50 0-114 21-148 100-27 59-31 125-31 194 0 63 4 138 38 203 37 68 98 85 141 85 46 0 109-17 147-98 27-58 31-125 31-190zM179 565c-33 0-85-22-98-104-10-50-10-129-10-179 0-53 0-109 6-155 17-100 80-108 102-108 26 0 82 16 99 98 8 48 8 112 8 165 0 64 0 121-9 175-12 81-60 108-98 108z">
            <text:p/>
          </draw:path>
          <draw:path draw:style-name="gr3" draw:text-style-name="P7" draw:layer="layout" svg:width="0.197cm" svg:height="0.844cm" svg:x="2.205cm" svg:y="13.313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int \frac{\sqrt{ ( \log x )^2 - 5\log x - 14}}{x} \ dx§svg§600§FALSE§</svg:desc>
          <draw:polygon draw:style-name="gr2" draw:text-style-name="P6" draw:layer="layout" svg:width="10.934cm" svg:height="1.818cm" svg:x="5.244cm" svg:y="12.663cm" svg:viewBox="0 0 10935 1819" draw:points="5467,1819 0,1819 0,0 10935,0 10935,1819">
            <text:p/>
          </draw:polygon>
          <draw:path draw:style-name="gr3" draw:text-style-name="P7" draw:layer="layout" svg:width="0.515cm" svg:height="0.182cm" svg:x="5.249cm" svg:y="13.5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7cm" svg:x="6.064cm" svg:y="12.802cm" svg:viewBox="0 0 688 1718" svg:d="M37 1683c25 0 39-17 39-37 0-26-20-38-37-38-20 0-39 12-39 38 0 41 39 72 86 72 118 0 162-181 217-404 60-245 111-493 153-741 28-163 56-318 83-418 8-39 35-137 66-137 23 0 43 14 46 17-26 2-38 18-38 37 0 26 19 39 36 39 20 0 39-13 39-39 0-42-42-72-84-72-60 0-102 84-146 243-2 7-108 395-192 902-21 118-44 248-69 355-14 57-49 203-113 203-28 0-45-20-47-20z">
            <text:p/>
          </draw:path>
          <draw:path draw:style-name="gr3" draw:text-style-name="P7" draw:layer="layout" svg:width="0.705cm" svg:height="0.928cm" svg:x="7.101cm" svg:y="12.624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7.266cm" svg:height="0.032cm" svg:x="7.789cm" svg:y="12.624cm" svg:viewBox="0 0 7267 33" draw:points="3635,33 0,33 0,0 7267,0 7267,33">
            <text:p/>
          </draw:polygon>
          <draw:path draw:style-name="gr3" draw:text-style-name="P7" draw:layer="layout" svg:width="0.18cm" svg:height="0.773cm" svg:x="7.866cm" svg:y="12.737cm" svg:viewBox="0 0 181 774" svg:d="M181 767c0-2 0-4-14-18-97-96-121-242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173cm" svg:height="0.537cm" svg:x="8.116cm" svg:y="12.779cm" svg:viewBox="0 0 174 538" svg:d="M113 0l-113 9v24c55 0 62 6 62 43v402c0 36-9 36-62 36v24c26-2 67-2 86-2 20 0 58 0 88 2v-24c-53 0-61 0-61-36z">
            <text:p/>
          </draw:path>
          <draw:path draw:style-name="gr3" draw:text-style-name="P7" draw:layer="layout" svg:width="0.344cm" svg:height="0.356cm" svg:x="8.326cm" svg:y="12.96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8.713cm" svg:y="12.965cm" svg:viewBox="0 0 356 512" svg:d="M151 218c-68 0-68-77-68-95 0-21 1-46 12-65 7-11 25-32 56-32 67 0 67 78 67 95 0 21 0 46-12 65-7 11-25 32-55 32zM60 248c0-4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2c-79 0-132-38-132-79 0-37 30-65 64-67h46c66 0 154 0 154 67 0 41-56 79-132 79z">
            <text:p/>
          </draw:path>
          <draw:path draw:style-name="gr3" draw:text-style-name="P7" draw:layer="layout" svg:width="0.386cm" svg:height="0.351cm" svg:x="9.241cm" svg:y="12.97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9.704cm" svg:y="12.737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6cm" svg:x="9.994cm" svg:y="12.733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7-5 22h225z">
            <text:p/>
          </draw:path>
          <draw:path draw:style-name="gr3" draw:text-style-name="P7" draw:layer="layout" svg:width="0.472cm" svg:height="0.032cm" svg:x="10.544cm" svg:y="13.10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1.292cm" svg:y="12.802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7 55 141 141 141 90 0 169-74 169-172z">
            <text:p/>
          </draw:path>
          <draw:path draw:style-name="gr3" draw:text-style-name="P7" draw:layer="layout" svg:width="0.173cm" svg:height="0.537cm" svg:x="11.793cm" svg:y="12.779cm" svg:viewBox="0 0 174 538" svg:d="M113 0l-113 9v24c55 0 62 6 62 43v402c0 36-9 36-62 36v24c26-2 67-2 86-2 20 0 58 0 88 2v-24c-53 0-61 0-61-36z">
            <text:p/>
          </draw:path>
          <draw:path draw:style-name="gr3" draw:text-style-name="P7" draw:layer="layout" svg:width="0.344cm" svg:height="0.356cm" svg:x="12.004cm" svg:y="12.969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392cm" svg:y="12.965cm" svg:viewBox="0 0 356 512" svg:d="M151 218c-68 0-68-77-68-95 0-21 1-46 12-65 7-11 25-32 56-32 67 0 67 78 67 95 0 21 0 46-12 65-7 11-25 32-55 32zM60 248c0-4 0-21 14-37 30 23 62 25 77 25 73 0 125-53 125-113 0-30-12-58-31-76 28-26 56-29 70-29 2 0 5 0 7 0-9 3-12 12-12 21 0 14 10 23 23 23 7 0 23-6 23-23 0-14-11-39-41-39-16 0-49 5-83 37-31-26-65-28-81-28-72 0-126 53-126 112 0 36 17 64 37 81-11 11-25 37-25 64 0 24 11 54 35 68-47 14-72 48-72 79 0 55 77 99 172 99 92 0 173-41 173-100 0-29-12-67-51-90-42-21-86-21-134-21-19 0-53 0-58 0-25-4-42-28-42-53zM172 492c-79 0-132-38-132-79 0-37 30-65 64-67h46c66 0 154 0 154 67 0 41-56 79-132 79z">
            <text:p/>
          </draw:path>
          <draw:path draw:style-name="gr3" draw:text-style-name="P7" draw:layer="layout" svg:width="0.386cm" svg:height="0.351cm" svg:x="12.918cm" svg:y="12.97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3.574cm" svg:y="13.108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4.352cm" svg:y="12.802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44cm" svg:height="0.523cm" svg:x="14.69cm" svg:y="12.793cm" svg:viewBox="0 0 345 524" svg:d="M206 397v67c0 28 0 37-58 37h-16v23c32-2 72-2 104-2 33 0 74 0 105 2v-23h-15c-58 0-60-9-60-37v-67h79v-24h-79v-354c0-14 0-19-13-19-7 0-8 0-14 9l-239 364v24zM211 373h-190l190-289z">
            <text:p/>
          </draw:path>
          <draw:polygon draw:style-name="gr3" draw:text-style-name="P7" draw:layer="layout" svg:width="8.041cm" svg:height="0.032cm" svg:x="7.016cm" svg:y="13.644cm" svg:viewBox="0 0 8042 33" draw:points="4020,33 0,33 0,0 8042,0 8042,33">
            <text:p/>
          </draw:polygon>
          <draw:path draw:style-name="gr3" draw:text-style-name="P7" draw:layer="layout" svg:width="0.386cm" svg:height="0.351cm" svg:x="10.837cm" svg:y="14.04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369cm" svg:height="0.546cm" svg:x="15.437cm" svg:y="13.317cm" svg:viewBox="0 0 370 547" svg:d="M370 9c0-2 0-9-11-9s-84 7-99 9c-5 0-10 3-10 14 0 10 7 10 19 10 37 0 39 6 39 13l-2 16-47 182c-14-28-37-49-72-49-90 0-187 115-187 227 0 74 42 125 104 125 16 0 54-4 100-58 7 32 34 58 71 58 28 0 45-18 58-44 12-26 23-74 23-76 0-8-8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7" draw:layer="layout" svg:width="0.386cm" svg:height="0.351cm" svg:x="15.831cm" svg:y="13.5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2§display§= \int \sqrt{ ( \log x )^2 - 5\log x - 14}\ \frac{1}{x} \ dx§svg§600§FALSE§</svg:desc>
          <draw:polygon draw:style-name="gr2" draw:text-style-name="P6" draw:layer="layout" svg:width="11.633cm" svg:height="1.642cm" svg:x="2.85cm" svg:y="0.678cm" svg:viewBox="0 0 11634 1643" draw:points="5816,1643 0,1643 0,0 11634,0 11634,1643">
            <text:p/>
          </draw:polygon>
          <draw:path draw:style-name="gr3" draw:text-style-name="P7" draw:layer="layout" svg:width="0.515cm" svg:height="0.182cm" svg:x="2.855cm" svg:y="1.4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687cm" svg:height="1.719cm" svg:x="3.67cm" svg:y="0.639cm" svg:viewBox="0 0 688 1720" svg:d="M37 1685c25 0 39-18 39-37 0-27-20-39-37-39-20 0-39 12-39 39 0 40 39 72 86 72 118 0 162-181 217-405 60-245 111-493 153-741 28-164 56-319 83-419 8-39 35-137 66-137 23 0 43 14 46 17-26 2-39 18-39 37 0 27 20 39 37 39 20 0 39-12 39-39 0-42-42-72-84-72-60 0-102 85-146 243-2 7-108 396-192 903-21 118-44 248-69 356-14 56-49 202-113 202-28 0-45-19-47-19z">
            <text:p/>
          </draw:path>
          <draw:path draw:style-name="gr3" draw:text-style-name="P7" draw:layer="layout" svg:width="0.705cm" svg:height="0.929cm" svg:x="4.615cm" svg:y="0.961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7.265cm" svg:height="0.032cm" svg:x="5.303cm" svg:y="0.961cm" svg:viewBox="0 0 7266 33" draw:points="3634,33 0,33 0,0 7266,0 7266,33">
            <text:p/>
          </draw:polygon>
          <draw:path draw:style-name="gr3" draw:text-style-name="P7" draw:layer="layout" svg:width="0.18cm" svg:height="0.774cm" svg:x="5.379cm" svg:y="1.111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173cm" svg:height="0.538cm" svg:x="5.629cm" svg:y="1.15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5.84cm" svg:y="1.34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6.225cm" svg:y="1.341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6.753cm" svg:y="1.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  <draw:path draw:style-name="gr3" draw:text-style-name="P7" draw:layer="layout" svg:width="0.18cm" svg:height="0.774cm" svg:x="7.216cm" svg:y="1.11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24cm" svg:height="0.36cm" svg:x="7.507cm" svg:y="1.1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8.056cm" svg:y="1.48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804cm" svg:y="1.176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6 53 140 141 140 90 0 169-74 169-172z">
            <text:p/>
          </draw:path>
          <draw:path draw:style-name="gr3" draw:text-style-name="P7" draw:layer="layout" svg:width="0.173cm" svg:height="0.538cm" svg:x="9.305cm" svg:y="1.15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9.516cm" svg:y="1.345cm" svg:viewBox="0 0 345 357" svg:d="M345 181c0-98-79-181-173-181-96 0-172 85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4cm" svg:height="0.511cm" svg:x="9.903cm" svg:y="1.341cm" svg:viewBox="0 0 355 512" svg:d="M151 218c-68 0-68-77-68-95 0-21 1-46 12-65 7-10 25-32 56-32 67 0 67 78 67 95 0 22 0 46-12 66-7 10-25 31-55 31zM60 248c0-3 0-21 14-37 30 23 62 25 77 25 72 0 125-53 125-113 0-30-12-58-31-75 28-27 56-30 70-30 2 0 5 0 7 0-9 3-12 12-12 21 0 14 10 23 23 23 7 0 22-6 22-23 0-14-10-39-40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0.43cm" svg:y="1.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2 51 53 0 81-54 83-60 9 30 37 60 83 60 81 0 125-100 125-120 0-7-8-7-9-7-7 0-9 2-11 7-24 85-79 102-104 102-30 0-42-24-42-51 0-17 5-33 14-68z">
            <text:p/>
          </draw:path>
          <draw:path draw:style-name="gr3" draw:text-style-name="P7" draw:layer="layout" svg:width="0.472cm" svg:height="0.032cm" svg:x="11.086cm" svg:y="1.48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7cm" svg:x="11.864cm" svg:y="1.17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44cm" svg:height="0.524cm" svg:x="12.204cm" svg:y="1.169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256cm" svg:height="0.517cm" svg:x="13.015cm" svg:y="0.65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442cm" svg:height="0.032cm" svg:x="12.918cm" svg:y="1.482cm" svg:viewBox="0 0 443 33" draw:points="222,33 0,33 0,0 443,0 443,33">
            <text:p/>
          </draw:polygon>
          <draw:path draw:style-name="gr3" draw:text-style-name="P7" draw:layer="layout" svg:width="0.386cm" svg:height="0.351cm" svg:x="12.941cm" svg:y="1.88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7 102-104 102-30 0-42-24-42-51 0-17 5-33 14-68z">
            <text:p/>
          </draw:path>
          <draw:path draw:style-name="gr3" draw:text-style-name="P7" draw:layer="layout" svg:width="0.369cm" svg:height="0.547cm" svg:x="13.742cm" svg:y="1.155cm" svg:viewBox="0 0 370 548" svg:d="M370 9c0-2 0-9-11-9s-84 7-99 9c-5 0-10 3-10 14 0 10 7 10 19 10 37 0 39 6 39 13l-2 16-47 183c-14-28-37-50-72-50-90 0-187 115-187 228 0 73 42 125 104 125 16 0 54-4 100-59 7 32 34 59 71 59 28 0 45-18 58-44 12-27 22-74 22-76 0-9-7-9-8-9-9 0-9 4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14.136cm" svg:y="1.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0-74 80-5 0-23 0-39-8 20-6 37-21 37-43 0-21-17-28-30-28-23 0-42 21-42 46 0 35 39 51 74 51 51 0 79-54 81-60 9 30 37 60 84 60 80 0 124-100 124-120 0-7-8-7-9-7-7 0-9 2-11 7-24 85-79 102-104 102-30 0-42-24-42-51 0-17 5-33 14-6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248cm" svg:y="1.246cm" svg:viewBox="0 0 198 494" draw:points="100,494 0,494 0,0 198,0 198,494">
            <text:p/>
          </draw:polygon>
          <draw:path draw:style-name="gr3" draw:text-style-name="P7" draw:layer="layout" svg:width="0.258cm" svg:height="0.577cm" svg:x="2.229cm" svg:y="1.204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\text {Put, } \log x = t, \ \  \text {Diff } w.\ r.\ t.\ x. \ \  \therefore \ \  \frac{1}{x}\ dx = dt§svg§600§FALSE§</svg:desc>
          <draw:polygon draw:style-name="gr2" draw:text-style-name="P6" draw:layer="layout" svg:width="15.685cm" svg:height="1.501cm" svg:x="2.345cm" svg:y="2.456cm" svg:viewBox="0 0 15686 1502" draw:points="7843,1502 0,1502 0,0 15686,0 15686,1502">
            <text:p/>
          </draw:polygon>
          <draw:path draw:style-name="gr3" draw:text-style-name="P7" draw:layer="layout" svg:width="0.457cm" svg:height="0.529cm" svg:x="2.333cm" svg:y="2.928cm" svg:viewBox="0 0 458 530" svg:d="M150 285h130c93 0 178-63 178-141 0-75-78-144-183-144h-275v25h19c60 0 60 8 60 35v410c0 28 0 36-60 36h-19v24c26-2 84-2 114-2s88 0 115 2v-24h-18c-60 0-61-8-61-36zM146 264v-209c0-25 2-30 39-30h68c124 0 124 81 124 119 0 37 0 120-124 120z">
            <text:p/>
          </draw:path>
          <draw:path draw:style-name="gr3" draw:text-style-name="P7" draw:layer="layout" svg:width="0.39cm" svg:height="0.351cm" svg:x="2.858cm" svg:y="3.115cm" svg:viewBox="0 0 391 352" svg:d="M278 282v70l113-9v-24c-55 0-60-5-60-42v-277l-115 9v24c55 0 60 6 60 43v139c0 67-37 120-93 120-65 0-69-36-69-76v-259l-114 9v24c60 0 60 2 60 71v116c0 62 0 132 120 132 42 0 77-21 98-70z">
            <text:p/>
          </draw:path>
          <draw:path draw:style-name="gr3" draw:text-style-name="P7" draw:layer="layout" svg:width="0.244cm" svg:height="0.485cm" svg:x="3.276cm" svg:y="2.981cm" svg:viewBox="0 0 245 486" svg:d="M120 167h111v-24h-111v-143h-20c0 63-24 146-100 150v17h67v213c0 97 72 106 100 106 55 0 78-54 78-106v-44h-21v44c0 57-23 87-52 87-52 0-52-71-52-85z">
            <text:p/>
          </draw:path>
          <draw:path draw:style-name="gr3" draw:text-style-name="P7" draw:layer="layout" svg:width="0.091cm" svg:height="0.232cm" svg:x="3.63cm" svg:y="3.373cm" svg:viewBox="0 0 92 233" svg:d="M92 81c0-49-18-81-50-81-28 0-42 21-42 41 0 21 14 42 42 42 13 0 21-5 30-11l2-2c0 0 2 0 2 11 0 51-23 99-58 136-4 3-6 5-6 7 0 7 4 9 9 9 9 0 71-62 71-152z">
            <text:p/>
          </draw:path>
          <draw:path draw:style-name="gr3" draw:text-style-name="P7" draw:layer="layout" svg:width="0.173cm" svg:height="0.538cm" svg:x="4.19cm" svg:y="2.91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7cm" svg:x="4.401cm" svg:y="3.109cm" svg:viewBox="0 0 345 358" svg:d="M345 181c0-98-79-181-173-181-96 0-172 85-172 181 0 101 81 177 172 177 94 0 173-78 173-177zM172 338c-33 0-66-17-88-53-19-33-19-81-19-109 0-30 0-72 18-107 21-36 58-51 89-51 34 0 67 15 87 49 21 33 21 79 21 109 0 28 0 71-18 104-16 35-51 58-90 58z">
            <text:p/>
          </draw:path>
          <draw:path draw:style-name="gr3" draw:text-style-name="P7" draw:layer="layout" svg:width="0.355cm" svg:height="0.512cm" svg:x="4.788cm" svg:y="3.106cm" svg:viewBox="0 0 356 513" svg:d="M151 218c-68 0-68-77-68-95 0-21 1-45 12-65 7-10 25-32 56-32 67 0 67 78 67 96 0 21 0 45-12 65-7 10-25 31-55 31zM60 248c0-3 0-21 14-37 30 23 62 25 77 25 73 0 125-53 125-113 0-30-12-58-31-75 28-27 56-30 70-30 2 0 5 0 7 0-9 3-12 12-12 21 0 14 10 23 23 23 7 0 23-6 23-23 0-14-11-39-41-39-16 0-49 5-83 37-31-26-65-28-81-28-72 0-126 53-126 113 0 35 17 63 37 81-11 10-25 37-25 63 0 25 11 55 35 69-47 14-72 47-72 79 0 55 77 99 172 99 92 0 173-41 173-101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5.315cm" svg:y="3.1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9 102-104 102-30 0-42-25-42-51 0-18 5-34 14-69z">
            <text:p/>
          </draw:path>
          <draw:path draw:style-name="gr3" draw:text-style-name="P7" draw:layer="layout" svg:width="0.515cm" svg:height="0.182cm" svg:x="5.992cm" svg:y="3.1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6.783cm" svg:y="2.972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91cm" svg:height="0.232cm" svg:x="7.112cm" svg:y="3.373cm" svg:viewBox="0 0 92 233" svg:d="M92 81c0-51-20-81-50-81-26 0-42 19-42 41 0 21 16 42 42 42 9 0 20-4 27-11 3-2 3-2 5-2 0 0 2 0 2 11 0 58-28 106-55 130-9 9-9 11-9 13 0 7 4 9 9 9 9 0 71-60 71-152z">
            <text:p/>
          </draw:path>
          <draw:path draw:style-name="gr3" draw:text-style-name="P7" draw:layer="layout" svg:width="0.52cm" svg:height="0.529cm" svg:x="7.93cm" svg:y="2.928cm" svg:viewBox="0 0 521 530" svg:d="M0 0v25h19c60 0 60 8 60 35v410c0 28 0 36-60 36h-19v24h283c131 0 238-114 238-261s-104-269-238-269zM185 506c-37 0-39-6-39-30v-421c0-25 2-30 39-30h77c48 0 102 16 141 72 34 46 41 113 41 172 0 87-15 133-43 171-16 21-60 66-139 66z">
            <text:p/>
          </draw:path>
          <draw:path draw:style-name="gr3" draw:text-style-name="P7" draw:layer="layout" svg:width="0.166cm" svg:height="0.519cm" svg:x="8.52cm" svg:y="2.938cm" svg:viewBox="0 0 167 520" svg:d="M113 176l-109 9v25c51 0 58 3 58 42v208c0 35-9 35-62 35v25c25-2 67-2 86-2 27 0 55 0 81 2v-25c-51 0-54-4-54-34zM116 41c0-25-19-41-42-41-25 0-41 21-41 41 0 21 16 42 41 42 23 0 42-18 42-42z">
            <text:p/>
          </draw:path>
          <draw:path draw:style-name="gr3" draw:text-style-name="P7" draw:layer="layout" svg:width="0.465cm" svg:height="0.547cm" svg:x="8.729cm" svg:y="2.91cm" svg:viewBox="0 0 466 548" svg:d="M327 236h88v-23h-91v-90c0-70 39-105 72-105 4 0 14 0 26 5-8 3-22 12-22 32 0 17 12 33 33 33s33-16 33-33c0-29-26-55-70-55-46 0-81 30-84 33-22-29-66-33-87-33-74 0-163 41-163 125v88h-62v23h62v252c0 35-9 35-62 35v25c26-2 67-4 86-4 20 0 58 2 86 4v-25c-51 0-59 0-59-35v-252h163v252c0 35-8 35-61 35v25c30-2 67-4 88-4 31 0 68 0 98 4v-25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9.44cm" svg:y="3.115cm" svg:viewBox="0 0 514 352" svg:d="M336 79c4-16 11-46 11-49 0-14-11-21-21-21-11 0-25 5-30 21-2 5-39 155-44 174-6 23-7 37-7 51 0 9 0 11 1 14-17 43-42 66-72 66-61 0-61-57-61-71 0-24 3-54 40-151 9-23 12-34 12-50 0-35-24-63-63-63-74 0-102 113-102 120s7 7 9 7c9 0 9 0 12-14 21-72 51-95 79-95 7 0 20 0 20 24 0 20-9 43-14 55-34 91-44 128-44 157 0 72 52 98 110 98 13 0 50 0 81-54 20 49 74 54 97 54 58 0 92-49 113-95 26-61 51-165 51-202 0-43-21-55-35-55-20 0-39 19-39 37 0 11 5 16 12 21 9 9 29 28 29 67 0 26-23 102-43 141-21 42-47 69-86 69-37 0-56-23-56-67 0-21 5-46 7-57z">
            <text:p/>
          </draw:path>
          <draw:path draw:style-name="gr3" draw:text-style-name="P7" draw:layer="layout" svg:width="0.083cm" svg:height="0.084cm" svg:x="10.058cm" svg:y="3.373cm" svg:viewBox="0 0 84 85" svg:d="M84 42c0-23-19-42-42-42s-42 19-42 42 19 43 42 43 42-20 42-43z">
            <text:p/>
          </draw:path>
          <draw:path draw:style-name="gr3" draw:text-style-name="P7" draw:layer="layout" svg:width="0.316cm" svg:height="0.351cm" svg:x="10.488cm" svg:y="3.115cm" svg:viewBox="0 0 317 352" svg:d="M46 298c-2 12-7 30-7 33 0 14 10 21 23 21 8 0 22-7 28-21 2-3 28-109 31-123 6-27 20-81 25-102 4-9 25-46 44-64 5-5 28-24 62-24 21 0 31 8 33 8-25 4-40 23-40 43 0 12 8 28 28 28 21 0 44-18 44-46s-25-51-65-51c-51 0-85 39-99 60-7-35-35-60-72-60-35 0-49 30-56 44-14 26-25 74-25 76 0 7 7 7 9 7 9 0 9 0 14-18 12-54 28-91 56-91 14 0 25 5 25 35 0 16-4 25-12 65z">
            <text:p/>
          </draw:path>
          <draw:path draw:style-name="gr3" draw:text-style-name="P7" draw:layer="layout" svg:width="0.083cm" svg:height="0.084cm" svg:x="10.859cm" svg:y="3.373cm" svg:viewBox="0 0 84 85" svg:d="M84 42c0-23-19-42-42-42s-42 19-42 42 19 43 42 43 42-20 42-43z">
            <text:p/>
          </draw:path>
          <draw:path draw:style-name="gr3" draw:text-style-name="P7" draw:layer="layout" svg:width="0.238cm" svg:height="0.494cm" svg:x="11.283cm" svg:y="2.97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083cm" svg:height="0.084cm" svg:x="11.61cm" svg:y="3.373cm" svg:viewBox="0 0 84 85" svg:d="M84 42c0-23-19-42-42-42s-42 19-42 42 19 43 42 43 42-20 42-43z">
            <text:p/>
          </draw:path>
          <draw:path draw:style-name="gr3" draw:text-style-name="P7" draw:layer="layout" svg:width="0.386cm" svg:height="0.351cm" svg:x="12.038cm" svg:y="3.1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19 0-8-7-8-9-8-7 0-9 2-11 8-24 84-79 102-104 102-30 0-42-25-42-51 0-18 5-34 14-69z">
            <text:p/>
          </draw:path>
          <draw:path draw:style-name="gr3" draw:text-style-name="P7" draw:layer="layout" svg:width="0.083cm" svg:height="0.084cm" svg:x="12.526cm" svg:y="3.373cm" svg:viewBox="0 0 84 85" svg:d="M84 42c0-23-19-42-42-42s-42 19-42 42 19 43 42 43 42-20 42-43z">
            <text:p/>
          </draw:path>
          <draw:path draw:style-name="gr3" draw:text-style-name="P7" draw:layer="layout" svg:width="0.469cm" svg:height="0.418cm" svg:x="13.427cm" svg:y="3.097cm" svg:viewBox="0 0 470 419" svg:d="M276 41c0-22-19-41-40-41-23 0-42 19-42 41s19 42 42 42c21 0 40-18 40-42zM470 377c0-21-18-41-41-41-22 0-40 20-40 41 0 23 18 42 40 42 23 0 41-19 41-42zM83 377c0-21-20-41-43-41-21 0-40 20-40 41 0 23 19 42 40 42 23 0 43-19 43-42z">
            <text:p/>
          </draw:path>
          <draw:path draw:style-name="gr3" draw:text-style-name="P7" draw:layer="layout" svg:width="0.256cm" svg:height="0.517cm" svg:x="14.838cm" svg:y="2.417cm" svg:viewBox="0 0 257 518" svg:d="M160 19c0-17 0-19-19-19-48 49-116 49-141 49v25c16 0 62 0 102-21v403c0 28-2 37-72 37h-25v25c27-4 95-4 125-4 32 0 99 0 127 4v-25h-25c-70 0-72-9-72-37z">
            <text:p/>
          </draw:path>
          <draw:polygon draw:style-name="gr3" draw:text-style-name="P7" draw:layer="layout" svg:width="0.443cm" svg:height="0.032cm" svg:x="14.742cm" svg:y="3.247cm" svg:viewBox="0 0 444 33" draw:points="222,33 0,33 0,0 444,0 444,33">
            <text:p/>
          </draw:polygon>
          <draw:path draw:style-name="gr3" draw:text-style-name="P7" draw:layer="layout" svg:width="0.386cm" svg:height="0.351cm" svg:x="14.765cm" svg:y="3.645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19 0-8-7-8-9-8-7 0-9 2-11 8-26 84-79 102-104 102-30 0-42-25-42-51 0-18 5-34 14-69z">
            <text:p/>
          </draw:path>
          <draw:path draw:style-name="gr3" draw:text-style-name="P7" draw:layer="layout" svg:width="0.369cm" svg:height="0.547cm" svg:x="15.565cm" svg:y="2.919cm" svg:viewBox="0 0 370 548" svg:d="M370 9c0-2 0-9-11-9s-84 7-99 9c-5 0-10 3-10 14 0 10 7 10 19 10 37 0 39 6 39 13l-4 16-45 183c-14-28-37-49-72-49-90 0-187 114-187 227 0 74 42 125 104 125 16 0 54-4 100-58 7 31 34 58 71 58 28 0 45-18 58-44 12-27 23-74 23-76 0-9-8-9-9-9-9 0-9 4-11 14-14 51-28 97-60 97-21 0-23-19-23-35 0-19 2-25 6-37zM208 446c-4 14-4 15-16 30-34 42-65 54-86 54-41 0-51-42-51-72 0-39 24-136 44-171 22-46 58-74 89-74 50 0 62 64 62 69 0 3-2 9-4 12z">
            <text:p/>
          </draw:path>
          <draw:path draw:style-name="gr3" draw:text-style-name="P7" draw:layer="layout" svg:width="0.386cm" svg:height="0.351cm" svg:x="15.96cm" svg:y="3.115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19 0-8-7-8-9-8-7 0-9 2-11 8-24 84-77 102-104 102-30 0-42-25-42-51 0-18 5-34 14-69z">
            <text:p/>
          </draw:path>
          <draw:path draw:style-name="gr3" draw:text-style-name="P7" draw:layer="layout" svg:width="0.515cm" svg:height="0.182cm" svg:x="16.637cm" svg:y="3.17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7cm" svg:x="17.442cm" svg:y="2.919cm" svg:viewBox="0 0 370 548" svg:d="M370 9c0-2 0-9-11-9s-84 7-99 9c-5 0-10 3-10 14 0 10 7 10 19 10 37 0 39 6 39 13l-2 16-47 183c-14-28-37-49-72-49-90 0-187 114-187 227 0 74 42 125 104 125 16 0 54-4 100-58 7 31 34 58 71 58 28 0 45-18 58-44 12-27 23-74 23-76 0-9-8-9-9-9-9 0-9 4-11 14-14 51-28 97-60 97-21 0-23-19-23-35 0-19 2-25 6-37zM208 446c-4 14-4 15-16 30-34 42-65 54-86 54-39 0-51-42-51-72 0-39 24-136 44-171 22-46 58-74 89-74 51 0 62 64 62 69 0 3-2 9-4 12z">
            <text:p/>
          </draw:path>
          <draw:path draw:style-name="gr3" draw:text-style-name="P7" draw:layer="layout" svg:width="0.238cm" svg:height="0.494cm" svg:x="17.831cm" svg:y="2.97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</draw:g>
        <draw:g>
          <svg:title>TexMaths</svg:title>
          <svg:desc>22§display§= \smallint \sqrt{ t^2 - 5t - 14}\ dt§svg§600§FALSE§</svg:desc>
          <draw:polygon draw:style-name="gr2" draw:text-style-name="P6" draw:layer="layout" svg:width="6.92cm" svg:height="0.881cm" svg:x="2.852cm" svg:y="4.48cm" svg:viewBox="0 0 6921 882" draw:points="3460,882 0,882 0,0 6921,0 6921,882">
            <text:p/>
          </draw:polygon>
          <draw:path draw:style-name="gr3" draw:text-style-name="P7" draw:layer="layout" svg:width="0.515cm" svg:height="0.182cm" svg:x="2.857cm" svg:y="4.94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3.672cm" svg:y="4.679cm" svg:viewBox="0 0 324 721" svg:d="M294 32c-26 1-34 21-34 31 0 20 16 32 32 32s32-11 32-33c0-30-25-62-62-62-65 0-79 84-91 144-21 116-37 215-50 350-3 41-8 85-14 122-7 58-19 90-47 90-12 0-25-9-30-16 26 0 33-20 33-32 0-17-15-30-31-30s-32 9-32 32c0 30 25 61 62 61 65 0 79-82 91-146 21-110 37-209 49-346 4-42 9-86 14-123 8-58 20-88 48-88 14 0 25 7 30 14z">
            <text:p/>
          </draw:path>
          <draw:path draw:style-name="gr3" draw:text-style-name="P7" draw:layer="layout" svg:width="0.705cm" svg:height="0.928cm" svg:x="4.251cm" svg:y="4.441cm" svg:viewBox="0 0 706 929" svg:d="M243 929c25 0 25 0 33-16l425-883c5-11 5-12 5-14 0-9-7-16-16-16-11 0-14 7-18 16l-399 832-166-383-107 82 12 13 55-43z">
            <text:p/>
          </draw:path>
          <draw:polygon draw:style-name="gr3" draw:text-style-name="P7" draw:layer="layout" svg:width="3.956cm" svg:height="0.032cm" svg:x="4.939cm" svg:y="4.441cm" svg:viewBox="0 0 3957 33" draw:points="1978,33 0,33 0,0 3957,0 3957,33">
            <text:p/>
          </draw:polygon>
          <draw:path draw:style-name="gr3" draw:text-style-name="P7" draw:layer="layout" svg:width="0.238cm" svg:height="0.493cm" svg:x="4.957cm" svg:y="4.747cm" svg:viewBox="0 0 239 494" svg:d="M143 176h73c15 0 23 0 23-16 0-9-8-9-23-9h-66c26-111 31-125 31-130 0-14-10-21-23-21-3 0-24 0-31 28l-30 123h-74c-16 0-23 0-23 14 0 11 7 11 21 11h69c-57 220-58 232-58 246 0 43 30 72 70 72 81 0 125-114 125-119 0-7-7-7-11-7-5 0-7 2-10 10-34 81-76 99-102 99-16 0-23-11-23-35 0-20 0-25 3-37z">
            <text:p/>
          </draw:path>
          <draw:path draw:style-name="gr3" draw:text-style-name="P7" draw:layer="layout" svg:width="0.24cm" svg:height="0.36cm" svg:x="5.253cm" svg:y="4.64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5.802cm" svg:y="5.02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6.55cm" svg:y="4.716cm" svg:viewBox="0 0 310 533" svg:d="M310 361c0-92-64-171-148-171-37 0-70 12-99 41v-152c16 5 43 11 67 11 95 0 150-71 150-81 0-5-2-9-7-9-2 0-4 0-7 2-16 7-53 23-106 23-32 0-67-6-104-21-5-4-7-4-8-4-8 0-8 7-8 19v229c0 14 0 21 11 21 5 0 7-2 9-7 9-12 39-54 100-54 41 0 62 35 67 49 12 30 14 60 14 98 0 27 0 74-19 106-18 30-48 51-83 51-56 0-100-40-114-86 1 0 5 0 14 0 24 0 38-20 38-37 0-19-14-39-38-39-13 0-39 5-39 42 0 66 55 141 141 141 90 0 169-74 169-172z">
            <text:p/>
          </draw:path>
          <draw:path draw:style-name="gr3" draw:text-style-name="P7" draw:layer="layout" svg:width="0.238cm" svg:height="0.493cm" svg:x="6.916cm" svg:y="4.747cm" svg:viewBox="0 0 239 494" svg:d="M143 176h73c15 0 23 0 23-16 0-9-8-9-23-9h-68c28-111 33-125 33-130 0-14-10-21-23-21-3 0-24 0-31 28l-30 123h-74c-16 0-23 0-23 14 0 11 7 11 21 11h69c-57 220-58 232-58 246 0 43 30 72 70 72 81 0 125-114 125-119 0-7-7-7-11-7-7 0-7 2-10 10-34 81-76 99-102 99-16 0-23-11-23-35 0-20 0-25 3-37z">
            <text:p/>
          </draw:path>
          <draw:path draw:style-name="gr3" draw:text-style-name="P7" draw:layer="layout" svg:width="0.472cm" svg:height="0.032cm" svg:x="7.412cm" svg:y="5.022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8.19cm" svg:y="4.716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44cm" svg:height="0.523cm" svg:x="8.53cm" svg:y="4.708cm" svg:viewBox="0 0 345 524" svg:d="M206 398v67c0 28 0 36-58 36h-16v23c32-1 72-1 104-1 33 0 74 0 105 1v-23h-15c-58 0-60-8-60-36v-67h79v-25h-79v-354c0-14 0-19-13-19-7 0-8 0-14 9l-239 364v25zM211 373h-190l190-289z">
            <text:p/>
          </draw:path>
          <draw:path draw:style-name="gr3" draw:text-style-name="P7" draw:layer="layout" svg:width="0.369cm" svg:height="0.546cm" svg:x="9.183cm" svg:y="4.694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6zM208 445c-4 14-4 16-16 30-34 42-65 55-86 55-41 0-51-43-51-72 0-39 24-136 44-171 22-46 58-74 89-74 50 0 62 63 62 69 0 3-2 8-4 12z">
            <text:p/>
          </draw:path>
          <draw:path draw:style-name="gr3" draw:text-style-name="P7" draw:layer="layout" svg:width="0.238cm" svg:height="0.493cm" svg:x="9.574cm" svg:y="4.747cm" svg:viewBox="0 0 239 494" svg:d="M143 176h73c15 0 23 0 23-16 0-9-8-9-23-9h-68c28-111 33-125 33-130 0-14-10-21-23-21-3 0-24 0-31 28l-30 123h-74c-16 0-23 0-23 14 0 11 7 11 21 11h69c-57 220-58 232-58 246 0 43 30 72 70 72 81 0 125-114 125-119 0-7-7-7-11-7-7 0-7 2-10 10-34 81-76 99-102 99-16 0-23-11-23-35 0-20 0-25 3-37z">
            <text:p/>
          </draw:path>
        </draw:g>
        <draw:g>
          <svg:title>TexMaths</svg:title>
          <svg:desc>20§display§= \int \sqrt{ t^2 - 2(t)\left( \frac{5}{2} \right) + \frac{25}{4} - 14 - \frac{25}{4} }\ dt§svg§600§FALSE§</svg:desc>
          <draw:polygon draw:style-name="gr2" draw:text-style-name="P6" draw:layer="layout" svg:width="12.304cm" svg:height="2.039cm" svg:x="2.853cm" svg:y="5.977cm" svg:viewBox="0 0 12305 2040" draw:points="6152,2040 0,2040 0,0 12305,0 12305,2040">
            <text:p/>
          </draw:polygon>
          <draw:path draw:style-name="gr3" draw:text-style-name="P7" draw:layer="layout" svg:width="0.468cm" svg:height="0.165cm" svg:x="2.858cm" svg:y="6.98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3.599cm" svg:y="6.281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7" draw:layer="layout" svg:width="0.639cm" svg:height="2.109cm" svg:x="4.458cm" svg:y="5.942cm" svg:viewBox="0 0 640 2110" svg:d="M98 1054l-93 184c-5 7-5 8-5 10 0 1 10 9 10 11l48-93 163 944c21 0 25 0 29-18l390-2078c0-8-5-14-13-14-11 0-14 10-16 21l-361 1916z">
            <text:p/>
          </draw:path>
          <draw:polygon draw:style-name="gr3" draw:text-style-name="P7" draw:layer="layout" svg:width="9.278cm" svg:height="0.029cm" svg:x="5.084cm" svg:y="5.942cm" svg:viewBox="0 0 9279 30" draw:points="4639,30 0,30 0,0 9279,0 9279,30">
            <text:p/>
          </draw:polygon>
          <draw:path draw:style-name="gr3" draw:text-style-name="P7" draw:layer="layout" svg:width="0.217cm" svg:height="0.449cm" svg:x="5.1cm" svg:y="6.79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5.368cm" svg:y="6.708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5.866cm" svg:y="7.047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6.546cm" svg:y="6.76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6.932cm" svg:y="6.711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7.152cm" svg:y="6.79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164cm" svg:height="0.703cm" svg:x="7.429cm" svg:y="6.711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346cm" svg:height="1.687cm" svg:x="7.927cm" svg:y="6.219cm" svg:viewBox="0 0 347 1688" svg:d="M347 1681c0-3-1-5-3-6-26-27-74-74-120-150-114-181-165-410-165-680 0-191 26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81cm" svg:height="0.484cm" svg:x="8.418cm" svg:y="6.294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olygon draw:style-name="gr3" draw:text-style-name="P7" draw:layer="layout" svg:width="0.353cm" svg:height="0.029cm" svg:x="8.383cm" svg:y="7.047cm" svg:viewBox="0 0 354 30" draw:points="176,30 0,30 0,0 354,0 354,30">
            <text:p/>
          </draw:polygon>
          <draw:path draw:style-name="gr3" draw:text-style-name="P7" draw:layer="layout" svg:width="0.281cm" svg:height="0.469cm" svg:x="8.418cm" svg:y="7.25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8.842cm" svg:y="6.219cm" svg:viewBox="0 0 347 1688" svg:d="M347 845c0-277-64-555-243-767-13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468cm" svg:height="0.469cm" svg:x="9.532cm" svg:y="6.828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10.314cm" svg:y="6.29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84cm" svg:x="10.666cm" svg:y="6.294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olygon draw:style-name="gr3" draw:text-style-name="P7" draw:layer="layout" svg:width="0.703cm" svg:height="0.029cm" svg:x="10.279cm" svg:y="7.047cm" svg:viewBox="0 0 704 30" draw:points="352,30 0,30 0,0 704,0 704,30">
            <text:p/>
          </draw:polygon>
          <draw:path draw:style-name="gr3" draw:text-style-name="P7" draw:layer="layout" svg:width="0.313cm" svg:height="0.476cm" svg:x="10.474cm" svg:y="7.244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11.281cm" svg:y="7.047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1.988cm" svg:y="6.76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13cm" svg:height="0.476cm" svg:x="12.297cm" svg:y="6.763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12.842cm" svg:y="7.047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69cm" svg:x="13.607cm" svg:y="6.29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81cm" svg:height="0.484cm" svg:x="13.959cm" svg:y="6.294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59 50 128 128 128 82 0 154-67 154-157z">
            <text:p/>
          </draw:path>
          <draw:polygon draw:style-name="gr3" draw:text-style-name="P7" draw:layer="layout" svg:width="0.703cm" svg:height="0.029cm" svg:x="13.572cm" svg:y="7.047cm" svg:viewBox="0 0 704 30" draw:points="352,30 0,30 0,0 704,0 704,30">
            <text:p/>
          </draw:polygon>
          <draw:path draw:style-name="gr3" draw:text-style-name="P7" draw:layer="layout" svg:width="0.313cm" svg:height="0.476cm" svg:x="13.767cm" svg:y="7.244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35cm" svg:height="0.497cm" svg:x="14.622cm" svg:y="6.75cm" svg:viewBox="0 0 336 498" svg:d="M336 8c0-2 0-8-10-8-9 0-76 6-89 8-5 0-10 3-10 13 0 9 7 9 18 9 33 0 35 5 35 12l-2 14-43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217cm" svg:height="0.449cm" svg:x="14.975cm" svg:y="6.79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</draw:g>
        <draw:g>
          <svg:title>TexMaths</svg:title>
          <svg:desc>20§display§= \int \sqrt{ \left( t -  \frac{5}{2} \right)^2 - \left( \frac{9}{2} \right)^2 }\ dt§svg§600§FALSE§</svg:desc>
          <draw:polygon draw:style-name="gr2" draw:text-style-name="P6" draw:layer="layout" svg:width="8.74cm" svg:height="2.039cm" svg:x="2.953cm" svg:y="8.677cm" svg:viewBox="0 0 8741 2040" draw:points="4371,2040 0,2040 0,0 8741,0 8741,2040">
            <text:p/>
          </draw:polygon>
          <draw:path draw:style-name="gr3" draw:text-style-name="P7" draw:layer="layout" svg:width="0.468cm" svg:height="0.165cm" svg:x="2.958cm" svg:y="9.75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3.699cm" svg:y="9.053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7" draw:layer="layout" svg:width="0.639cm" svg:height="2.109cm" svg:x="4.558cm" svg:y="8.642cm" svg:viewBox="0 0 640 2110" svg:d="M98 1054l-93 184c-5 7-5 8-5 10 0 1 10 9 10 11l48-93 163 944c21 0 25 0 29-18l390-2078c0-8-5-14-13-14-11 0-14 10-16 21l-361 1916z">
            <text:p/>
          </draw:path>
          <draw:polygon draw:style-name="gr3" draw:text-style-name="P7" draw:layer="layout" svg:width="5.713cm" svg:height="0.029cm" svg:x="5.183cm" svg:y="8.642cm" svg:viewBox="0 0 5714 30" draw:points="2858,30 0,30 0,0 5714,0 5714,30">
            <text:p/>
          </draw:polygon>
          <draw:path draw:style-name="gr3" draw:text-style-name="P7" draw:layer="layout" svg:width="0.346cm" svg:height="1.687cm" svg:x="5.329cm" svg:y="8.991cm" svg:viewBox="0 0 347 1688" svg:d="M347 1681c0-3-1-5-3-6-26-27-74-74-120-150-114-181-165-410-165-680 0-191 26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17cm" svg:height="0.449cm" svg:x="5.716cm" svg:y="9.5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6.169cm" svg:y="9.81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6.932cm" svg:y="9.066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olygon draw:style-name="gr3" draw:text-style-name="P7" draw:layer="layout" svg:width="0.353cm" svg:height="0.029cm" svg:x="6.897cm" svg:y="9.819cm" svg:viewBox="0 0 354 30" draw:points="176,30 0,30 0,0 354,0 354,30">
            <text:p/>
          </draw:polygon>
          <draw:path draw:style-name="gr3" draw:text-style-name="P7" draw:layer="layout" svg:width="0.281cm" svg:height="0.469cm" svg:x="6.932cm" svg:y="10.02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346cm" svg:height="1.687cm" svg:x="7.358cm" svg:y="8.991cm" svg:viewBox="0 0 347 1688" svg:d="M347 845c0-277-64-555-243-767-14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218cm" svg:height="0.327cm" svg:x="7.881cm" svg:y="8.8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8.38cm" svg:y="9.819cm" svg:viewBox="0 0 430 30" svg:d="M406 30c12 0 24 0 24-16 0-14-12-14-24-14h-382c-11 0-24 0-24 14 0 16 13 16 24 16z">
            <text:p/>
          </draw:path>
          <draw:path draw:style-name="gr3" draw:text-style-name="P7" draw:layer="layout" svg:width="0.346cm" svg:height="1.687cm" svg:x="9.171cm" svg:y="8.991cm" svg:viewBox="0 0 347 1688" svg:d="M347 1681c0-3-1-5-3-6-26-27-74-74-120-150-114-181-165-410-165-680 0-191 26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92cm" svg:height="0.484cm" svg:x="9.657cm" svg:y="9.066cm" svg:viewBox="0 0 293 485" svg:d="M230 245v22c0 167-73 199-115 199-11 0-49-2-69-26 31 0 37-21 37-32 0-22-17-34-33-34-12 0-32 7-32 36 0 46 38 75 97 75 91 0 178-96 178-247 0-190-80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olygon draw:style-name="gr3" draw:text-style-name="P7" draw:layer="layout" svg:width="0.353cm" svg:height="0.029cm" svg:x="9.627cm" svg:y="9.819cm" svg:viewBox="0 0 354 30" draw:points="176,30 0,30 0,0 354,0 354,30">
            <text:p/>
          </draw:polygon>
          <draw:path draw:style-name="gr3" draw:text-style-name="P7" draw:layer="layout" svg:width="0.281cm" svg:height="0.469cm" svg:x="9.662cm" svg:y="10.02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46cm" svg:height="1.687cm" svg:x="10.087cm" svg:y="8.991cm" svg:viewBox="0 0 347 1688" svg:d="M347 845c0-277-64-555-243-767-13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218cm" svg:height="0.327cm" svg:x="10.611cm" svg:y="8.8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35cm" svg:height="0.497cm" svg:x="11.158cm" svg:y="9.522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7 0 56 57 56 62 0 3-1 8-3 11z">
            <text:p/>
          </draw:path>
          <draw:path draw:style-name="gr3" draw:text-style-name="P7" draw:layer="layout" svg:width="0.217cm" svg:height="0.449cm" svg:x="11.511cm" svg:y="9.57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</draw:g>
        <draw:g>
          <svg:title>TexMaths</svg:title>
          <svg:desc>20§display§= \int \sqrt{ \left( t -  \frac{5}{2} \right)^2 - \frac{81}{4} }\ dt§svg§600§FALSE§</svg:desc>
          <draw:polygon draw:style-name="gr2" draw:text-style-name="P6" draw:layer="layout" svg:width="7.742cm" svg:height="2.039cm" svg:x="15.653cm" svg:y="5.977cm" svg:viewBox="0 0 7743 2040" draw:points="3871,2040 0,2040 0,0 7743,0 7743,2040">
            <text:p/>
          </draw:polygon>
          <draw:path draw:style-name="gr3" draw:text-style-name="P7" draw:layer="layout" svg:width="0.468cm" svg:height="0.165cm" svg:x="15.658cm" svg:y="7.052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625cm" svg:height="1.562cm" svg:x="16.399cm" svg:y="6.353cm" svg:viewBox="0 0 626 1563" svg:d="M34 1531c22 0 35-16 35-34 0-24-18-35-34-35-17 0-35 11-35 35 0 37 35 66 78 66 108 0 148-165 197-368 55-222 101-448 139-673 26-149 52-290 76-381 8-35 32-125 60-125 21 0 39 13 42 16-24 2-35 16-35 34 0 24 17 35 33 35 18 0 36-11 36-35 0-39-39-66-77-66-55 0-93 77-133 221-2 6-98 360-174 820-20 108-40 226-63 324-13 51-45 184-102 184-26 0-42-18-43-18z">
            <text:p/>
          </draw:path>
          <draw:path draw:style-name="gr3" draw:text-style-name="P7" draw:layer="layout" svg:width="0.639cm" svg:height="2.109cm" svg:x="17.258cm" svg:y="5.942cm" svg:viewBox="0 0 640 2110" svg:d="M98 1054l-93 184c-5 7-5 8-5 10 0 1 10 9 10 11l48-93 163 944c21 0 25 0 29-18l390-2078c0-8-5-14-13-14-11 0-14 10-16 21l-361 1916z">
            <text:p/>
          </draw:path>
          <draw:polygon draw:style-name="gr3" draw:text-style-name="P7" draw:layer="layout" svg:width="4.714cm" svg:height="0.029cm" svg:x="17.884cm" svg:y="5.942cm" svg:viewBox="0 0 4715 30" draw:points="2359,30 0,30 0,0 4715,0 4715,30">
            <text:p/>
          </draw:polygon>
          <draw:path draw:style-name="gr3" draw:text-style-name="P7" draw:layer="layout" svg:width="0.346cm" svg:height="1.687cm" svg:x="18.029cm" svg:y="6.291cm" svg:viewBox="0 0 347 1688" svg:d="M347 1681c0-3-1-5-3-6-26-27-74-74-120-150-114-181-165-410-165-680 0-191 26-434 141-643 56-101 114-159 146-189 1-2 1-3 1-7 0-6-5-6-14-6-10 0-11 0-23 11-236 215-310 536-310 832 0 277 64 555 243 766 15 16 40 45 71 71 8 8 9 8 19 8 9 0 14 0 14-7z">
            <text:p/>
          </draw:path>
          <draw:path draw:style-name="gr3" draw:text-style-name="P7" draw:layer="layout" svg:width="0.217cm" svg:height="0.449cm" svg:x="18.416cm" svg:y="6.8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29cm" svg:height="0.029cm" svg:x="18.869cm" svg:y="7.119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9.632cm" svg:y="6.366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59 48 128 128 128 82 0 154-67 154-157z">
            <text:p/>
          </draw:path>
          <draw:polygon draw:style-name="gr3" draw:text-style-name="P7" draw:layer="layout" svg:width="0.353cm" svg:height="0.029cm" svg:x="19.597cm" svg:y="7.119cm" svg:viewBox="0 0 354 30" draw:points="176,30 0,30 0,0 354,0 354,30">
            <text:p/>
          </draw:polygon>
          <draw:path draw:style-name="gr3" draw:text-style-name="P7" draw:layer="layout" svg:width="0.281cm" svg:height="0.469cm" svg:x="19.632cm" svg:y="7.324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346cm" svg:height="1.687cm" svg:x="20.058cm" svg:y="6.291cm" svg:viewBox="0 0 347 1688" svg:d="M347 845c0-277-64-555-243-767-14-16-40-44-69-70-9-8-11-8-21-8-8 0-14 0-14 6 0 4 3 7 5 8 24 26 72 72 118 149 114 181 167 410 167 680 0 190-26 434-143 643-56 101-115 158-144 189-1 1-3 3-3 6 0 7 6 7 14 7 10 0 12 0 23-12 237-214 310-535 310-831z">
            <text:p/>
          </draw:path>
          <draw:path draw:style-name="gr3" draw:text-style-name="P7" draw:layer="layout" svg:width="0.218cm" svg:height="0.327cm" svg:x="20.581cm" svg:y="6.1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1.08cm" svg:y="7.119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21.839cm" svg:y="6.366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90-111 90-61 0-112-44-112-103 0-41 23-86 83-118z">
            <text:p/>
          </draw:path>
          <draw:path draw:style-name="gr3" draw:text-style-name="P7" draw:layer="layout" svg:width="0.233cm" svg:height="0.469cm" svg:x="22.225cm" svg:y="6.366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703cm" svg:height="0.029cm" svg:x="21.81cm" svg:y="7.119cm" svg:viewBox="0 0 704 30" draw:points="352,30 0,30 0,0 704,0 704,30">
            <text:p/>
          </draw:polygon>
          <draw:path draw:style-name="gr3" draw:text-style-name="P7" draw:layer="layout" svg:width="0.313cm" svg:height="0.476cm" svg:x="22.005cm" svg:y="7.316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35cm" svg:height="0.497cm" svg:x="22.86cm" svg:y="6.822cm" svg:viewBox="0 0 336 498" svg:d="M336 8c0-2 0-8-10-8-9 0-76 6-89 8-5 0-10 3-10 13 0 9 7 9 18 9 33 0 35 5 35 12l-3 14-42 166c-13-25-33-44-65-44-82 0-170 104-170 206 0 67 38 114 94 114 15 0 50-4 92-53 6 29 30 53 64 53 25 0 41-16 52-40 12-24 21-68 21-69 0-8-6-8-8-8-8 0-8 3-9 13-13 46-26 88-55 88-19 0-21-18-21-32 0-18 2-23 5-34zM189 405c-3 13-3 14-15 27-30 38-59 50-78 50-35 0-46-39-46-66 0-35 22-123 40-155 20-42 52-67 81-67 45 0 56 57 56 62 0 3-1 8-3 11z">
            <text:p/>
          </draw:path>
          <draw:path draw:style-name="gr3" draw:text-style-name="P7" draw:layer="layout" svg:width="0.217cm" svg:height="0.449cm" svg:x="23.213cm" svg:y="6.87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</draw:g>
        <draw:g>
          <svg:title>TexMaths</svg:title>
          <svg:desc>20§display§=  \frac{ \left( t -  \frac{5}{2}\right) \sqrt{ \left( t -  \frac{5}{2}\right)^2 - \left( \frac{9}{2} \right)^2 }}{2} - \frac{ \left( \frac{9}{2} \right)^2 }{2} } \log \left[\ \left( t -  \frac{5}{2}\right) + \sqrt{ \left( t -  \frac{5}{2}\right)^2 - \left( \frac{9}{2} \right)^2 }  \ \right]+ c§svg§600§FALSE§</svg:desc>
          <draw:polygon draw:style-name="gr2" draw:text-style-name="P6" draw:layer="layout" svg:width="24.744cm" svg:height="2.558cm" svg:x="2.953cm" svg:y="11.578cm" svg:viewBox="0 0 24745 2559" draw:points="12372,2559 0,2559 0,0 24745,0 24745,2559">
            <text:p/>
          </draw:polygon>
          <draw:path draw:style-name="gr3" draw:text-style-name="P7" draw:layer="layout" svg:width="0.468cm" svg:height="0.165cm" svg:x="2.958cm" svg:y="12.82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85cm" svg:height="0.844cm" svg:x="3.851cm" svg:y="11.857cm" svg:viewBox="0 0 186 845" svg:d="M186 837c0-2-2-4-4-7-32-33-81-91-110-206-16-64-22-136-22-202 0-185 43-315 129-406 7-6 7-8 7-10 0-6-7-6-10-6-10 0-48 42-58 53-72 85-118 213-118 369 0 99 18 242 110 360 8 8 53 63 66 63 3 0 10 0 10-8z">
            <text:p/>
          </draw:path>
          <draw:path draw:style-name="gr3" draw:text-style-name="P7" draw:layer="layout" svg:width="0.217cm" svg:height="0.448cm" svg:x="4.083cm" svg:y="12.015cm" svg:viewBox="0 0 218 449" svg:d="M130 160h67c13 0 21 0 21-14 0-8-8-8-21-8h-61c24-101 29-114 29-119 0-13-10-19-21-19-2 0-22 0-29 26l-27 112h-67c-15 0-21 0-21 12 0 10 6 10 19 10h63c-52 200-53 211-53 224 0 38 27 65 64 65 73 0 113-104 113-108 0-7-6-7-9-7-7 0-7 2-10 10-30 73-69 89-93 89-14 0-20-9-20-32 0-17 0-22 3-33z">
            <text:p/>
          </draw:path>
          <draw:path draw:style-name="gr3" draw:text-style-name="P7" draw:layer="layout" svg:width="0.429cm" svg:height="0.029cm" svg:x="4.535cm" svg:y="12.264cm" svg:viewBox="0 0 430 30" svg:d="M406 30c12 0 24 0 24-16 0-14-12-14-24-14h-382c-11 0-24 0-24 14 0 16 13 16 24 16z">
            <text:p/>
          </draw:path>
          <draw:path draw:style-name="gr3" draw:text-style-name="P7" draw:layer="layout" svg:width="0.218cm" svg:height="0.336cm" svg:x="5.294cm" svg:y="11.852cm" svg:viewBox="0 0 219 337" svg:d="M46 53c24 6 40 6 48 6 64 0 104-45 104-53 0-4-4-6-6-6s-2 0-5 2c-11 4-37 14-73 14-15 0-40-2-74-13-5-3-5-3-6-3-7 0-7 5-7 13v145c0 10 0 15 8 15 5 0 5 0 11-7 21-27 52-30 69-30 29 0 43 22 45 27 10 16 11 35 11 64 0 15 0 43-14 66-13 17-34 29-58 29-32 0-65-18-78-50 19 2 29-11 29-24 0-21-18-26-24-26-2 0-26 0-26 28 0 44 40 87 101 87 62 0 118-46 118-108 0-56-43-107-104-107-22 0-48 4-69 24z">
            <text:p/>
          </draw:path>
          <draw:polygon draw:style-name="gr3" draw:text-style-name="P7" draw:layer="layout" svg:width="0.281cm" svg:height="0.029cm" svg:x="5.263cm" svg:y="12.264cm" svg:viewBox="0 0 282 30" draw:points="141,30 0,30 0,0 282,0 282,30">
            <text:p/>
          </draw:polygon>
          <draw:path draw:style-name="gr3" draw:text-style-name="P7" draw:layer="layout" svg:width="0.218cm" svg:height="0.327cm" svg:x="5.294cm" svg:y="12.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5cm" svg:height="0.844cm" svg:x="5.659cm" svg:y="11.857cm" svg:viewBox="0 0 186 845" svg:d="M186 422c0-99-18-241-111-360-8-9-54-62-67-62-3 0-8 2-8 6s2 5 5 8c33 37 80 93 109 205 16 64 22 138 22 203 0 71-6 143-24 211-27 100-69 156-106 196-6 6-6 6-6 8 0 6 5 8 8 8 11 0 50-44 59-53 72-87 119-213 119-370z">
            <text:p/>
          </draw:path>
          <draw:path draw:style-name="gr3" draw:text-style-name="P7" draw:layer="layout" svg:width="0.641cm" svg:height="1.266cm" svg:x="6.145cm" svg:y="11.543cm" svg:viewBox="0 0 642 1267" svg:d="M250 1161l-152-528-98 116 11 9 48-56 162 565c24 0 24 0 30-18l387-1220c4-11 4-15 4-15 0-8-7-14-15-14-11 0-13 10-16 18z">
            <text:p/>
          </draw:path>
          <draw:polygon draw:style-name="gr3" draw:text-style-name="P7" draw:layer="layout" svg:width="4.789cm" svg:height="0.029cm" svg:x="6.77cm" svg:y="11.543cm" svg:viewBox="0 0 4790 30" draw:points="2395,30 0,30 0,0 4790,0 4790,30">
            <text:p/>
          </draw:polygon>
          <draw:path draw:style-name="gr3" draw:text-style-name="P7" draw:layer="layout" svg:width="0.185cm" svg:height="0.844cm" svg:x="6.878cm" svg:y="11.857cm" svg:viewBox="0 0 186 845" svg:d="M186 837c0-2-2-4-4-7-33-33-81-91-110-206-16-64-22-136-22-202 0-185 43-315 129-406 7-6 7-8 7-10 0-6-7-6-10-6-10 0-48 42-58 53-72 85-118 213-118 369 0 99 18 242 110 360 8 8 53 63 66 63 3 0 10 0 10-8z">
            <text:p/>
          </draw:path>
          <draw:path draw:style-name="gr3" draw:text-style-name="P7" draw:layer="layout" svg:width="0.217cm" svg:height="0.448cm" svg:x="7.108cm" svg:y="12.015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429cm" svg:height="0.029cm" svg:x="7.561cm" svg:y="12.264cm" svg:viewBox="0 0 430 30" svg:d="M406 30c12 0 24 0 24-16 0-14-12-14-24-14h-382c-11 0-24 0-24 14 0 16 13 16 24 16z">
            <text:p/>
          </draw:path>
          <draw:path draw:style-name="gr3" draw:text-style-name="P7" draw:layer="layout" svg:width="0.218cm" svg:height="0.336cm" svg:x="8.321cm" svg:y="11.852cm" svg:viewBox="0 0 219 337" svg:d="M46 53c24 6 40 6 48 6 64 0 104-45 104-53 0-4-4-6-6-6s-2 0-5 2c-11 4-37 14-73 14-15 0-40-2-74-13-5-3-5-3-6-3-7 0-7 5-7 13v145c0 10 0 15 8 15 5 0 5 0 11-7 21-27 52-30 69-30 29 0 43 22 45 27 10 16 11 35 11 64 0 15 0 43-14 66-13 17-34 29-58 29-32 0-65-18-78-50 19 2 29-11 29-24 0-21-18-26-24-26-2 0-26 0-26 28 0 44 40 87 101 87 62 0 118-46 118-108 0-56-43-107-104-107-22 0-48 4-69 24z">
            <text:p/>
          </draw:path>
          <draw:polygon draw:style-name="gr3" draw:text-style-name="P7" draw:layer="layout" svg:width="0.281cm" svg:height="0.029cm" svg:x="8.29cm" svg:y="12.264cm" svg:viewBox="0 0 282 30" draw:points="141,30 0,30 0,0 282,0 282,30">
            <text:p/>
          </draw:polygon>
          <draw:path draw:style-name="gr3" draw:text-style-name="P7" draw:layer="layout" svg:width="0.218cm" svg:height="0.327cm" svg:x="8.321cm" svg:y="12.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5cm" svg:height="0.844cm" svg:x="8.686cm" svg:y="11.857cm" svg:viewBox="0 0 186 845" svg:d="M186 422c0-99-18-241-111-360-8-9-54-62-67-62-3 0-8 2-8 6s2 5 5 8c33 37 80 93 109 205 16 64 22 138 22 203 0 71-6 143-24 211-27 100-69 156-106 196-6 6-6 6-6 8 0 6 5 8 8 8 11 0 50-44 59-53 72-87 119-213 119-370z">
            <text:p/>
          </draw:path>
          <draw:path draw:style-name="gr3" draw:text-style-name="P7" draw:layer="layout" svg:width="0.218cm" svg:height="0.327cm" svg:x="9.007cm" svg:y="11.70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9.506cm" svg:y="12.264cm" svg:viewBox="0 0 430 30" svg:d="M406 30c12 0 24 0 24-16 0-14-12-14-24-14h-382c-11 0-24 0-24 14 0 16 13 16 24 16z">
            <text:p/>
          </draw:path>
          <draw:path draw:style-name="gr3" draw:text-style-name="P7" draw:layer="layout" svg:width="0.185cm" svg:height="0.844cm" svg:x="10.258cm" svg:y="11.857cm" svg:viewBox="0 0 186 845" svg:d="M186 837c0-2-2-4-4-7-33-33-81-91-110-206-16-64-22-136-22-202 0-185 43-315 129-406 7-6 7-8 7-10 0-6-7-6-10-6-10 0-48 42-58 53-72 85-118 213-118 369 0 99 18 242 110 360 8 8 53 63 66 63 3 0 10 0 10-8z">
            <text:p/>
          </draw:path>
          <draw:path draw:style-name="gr3" draw:text-style-name="P7" draw:layer="layout" svg:width="0.226cm" svg:height="0.336cm" svg:x="10.583cm" svg:y="11.852cm" svg:viewBox="0 0 227 337" svg:d="M181 181c0 123-61 141-91 141-12 0-37 0-52-16 21-2 23-18 23-23 0-13-8-24-23-24-16 0-24 10-24 24 0 34 28 54 76 54 72 0 137-65 137-171 0-123-54-166-112-166-16 0-49 3-78 30-18 16-37 36-37 80 0 63 50 109 109 109 38 0 61-25 72-48zM110 206c-19 0-36-6-51-30-11-18-11-38-11-66s0-48 14-68c12-18 28-28 53-28 26 0 42 16 48 29 15 21 16 55 16 72 0 64-37 91-69 91z">
            <text:p/>
          </draw:path>
          <draw:polygon draw:style-name="gr3" draw:text-style-name="P7" draw:layer="layout" svg:width="0.281cm" svg:height="0.029cm" svg:x="10.558cm" svg:y="12.264cm" svg:viewBox="0 0 282 30" draw:points="141,30 0,30 0,0 282,0 282,30">
            <text:p/>
          </draw:polygon>
          <draw:path draw:style-name="gr3" draw:text-style-name="P7" draw:layer="layout" svg:width="0.218cm" svg:height="0.327cm" svg:x="10.588cm" svg:y="12.3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5cm" svg:height="0.844cm" svg:x="10.953cm" svg:y="11.857cm" svg:viewBox="0 0 186 845" svg:d="M186 422c0-99-18-241-111-360-8-9-54-62-67-62-3 0-8 2-8 6s2 5 5 8c33 37 80 93 109 205 16 64 22 138 22 203 0 71-6 143-24 211-27 100-69 156-106 196-6 6-6 6-6 8 0 6 5 8 8 8 11 0 50-44 59-53 72-87 119-213 119-370z">
            <text:p/>
          </draw:path>
          <draw:path draw:style-name="gr3" draw:text-style-name="P7" draw:layer="layout" svg:width="0.218cm" svg:height="0.327cm" svg:x="11.274cm" svg:y="11.70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816cm" svg:height="0.029cm" svg:x="3.743cm" svg:y="12.893cm" svg:viewBox="0 0 7817 30" draw:points="3909,30 0,30 0,0 7817,0 7817,30">
            <text:p/>
          </draw:polygon>
          <draw:path draw:style-name="gr3" draw:text-style-name="P7" draw:layer="layout" svg:width="0.281cm" svg:height="0.469cm" svg:x="7.511cm" svg:y="13.0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429cm" svg:height="0.029cm" svg:x="11.858cm" svg:y="12.893cm" svg:viewBox="0 0 430 30" svg:d="M406 30c12 0 24 0 24-16 0-14-12-14-24-14h-382c-11 0-24 0-24 14 0 16 13 16 24 16z">
            <text:p/>
          </draw:path>
          <draw:path draw:style-name="gr3" draw:text-style-name="P7" draw:layer="layout" svg:width="0.185cm" svg:height="0.844cm" svg:x="12.693cm" svg:y="11.965cm" svg:viewBox="0 0 186 845" svg:d="M186 837c0-2-2-4-4-7-32-33-81-91-110-206-16-64-22-136-22-202 0-185 43-315 129-406 7-6 7-8 7-10 0-6-7-6-10-6-10 0-48 42-58 53-72 85-118 213-118 369 0 99 18 242 110 360 8 8 53 63 66 63 3 0 10 0 10-8z">
            <text:p/>
          </draw:path>
          <draw:path draw:style-name="gr3" draw:text-style-name="P7" draw:layer="layout" svg:width="0.226cm" svg:height="0.336cm" svg:x="13.02cm" svg:y="11.959cm" svg:viewBox="0 0 227 337" svg:d="M181 181c0 123-61 141-91 141-12 0-37 0-52-16 21-2 23-18 23-23 0-13-8-24-23-24-16 0-24 10-24 24 0 34 28 54 76 54 72 0 137-65 137-171 0-123-54-166-112-166-16 0-49 3-78 30-18 16-37 36-37 80 0 63 50 109 109 109 38 0 61-25 72-48zM110 206c-19 0-36-6-51-30-11-18-11-38-11-66s0-48 14-68c12-18 28-28 53-28 26 0 42 16 50 29 13 21 14 55 14 72 0 64-37 91-69 91z">
            <text:p/>
          </draw:path>
          <draw:polygon draw:style-name="gr3" draw:text-style-name="P7" draw:layer="layout" svg:width="0.281cm" svg:height="0.029cm" svg:x="12.994cm" svg:y="12.372cm" svg:viewBox="0 0 282 30" draw:points="141,30 0,30 0,0 282,0 282,30">
            <text:p/>
          </draw:polygon>
          <draw:path draw:style-name="gr3" draw:text-style-name="P7" draw:layer="layout" svg:width="0.218cm" svg:height="0.327cm" svg:x="13.025cm" svg:y="12.47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5cm" svg:height="0.844cm" svg:x="13.389cm" svg:y="11.965cm" svg:viewBox="0 0 186 845" svg:d="M186 422c0-99-18-241-111-360-8-9-54-62-67-62-3 0-8 2-8 6s2 5 5 8c33 37 80 93 109 205 16 64 22 138 22 203 0 71-6 143-24 211-27 100-69 156-106 196-6 6-6 6-6 8 0 6 5 8 8 8 11 0 50-44 59-53 72-87 119-213 119-370z">
            <text:p/>
          </draw:path>
          <draw:path draw:style-name="gr3" draw:text-style-name="P7" draw:layer="layout" svg:width="0.218cm" svg:height="0.327cm" svg:x="13.711cm" svg:y="11.81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409cm" svg:height="0.029cm" svg:x="12.588cm" svg:y="12.893cm" svg:viewBox="0 0 1410 30" draw:points="706,30 0,30 0,0 1410,0 1410,30">
            <text:p/>
          </draw:polygon>
          <draw:path draw:style-name="gr3" draw:text-style-name="P7" draw:layer="layout" svg:width="0.281cm" svg:height="0.469cm" svg:x="13.151cm" svg:y="13.0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2-5 7-51 7-66 7z">
            <text:p/>
          </draw:path>
          <draw:path draw:style-name="gr3" draw:text-style-name="P7" draw:layer="layout" svg:width="0.157cm" svg:height="0.488cm" svg:x="14.22cm" svg:y="12.594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4.412cm" svg:y="12.767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4cm" svg:x="14.764cm" svg:y="12.763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49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234cm" svg:height="1.264cm" svg:x="15.452cm" svg:y="11.642cm" svg:viewBox="0 0 235 1265" draw:points="0,1265 50,1265 50,48 235,48 235,0 0,0">
            <text:p/>
          </draw:polygon>
          <draw:polygon draw:style-name="gr3" draw:text-style-name="P7" draw:layer="layout" svg:width="0.234cm" svg:height="1.264cm" svg:x="15.452cm" svg:y="12.906cm" svg:viewBox="0 0 235 1265" draw:points="0,1265 235,1265 235,1217 50,1217 50,0 0,0">
            <text:p/>
          </draw:polygon>
          <draw:path draw:style-name="gr3" draw:text-style-name="P7" draw:layer="layout" svg:width="0.346cm" svg:height="1.686cm" svg:x="16.071cm" svg:y="12.063cm" svg:viewBox="0 0 347 1687" svg:d="M347 1681c0-3-1-5-3-6-26-28-74-74-120-151-114-180-165-409-165-679 0-191 24-434 141-643 56-101 114-159 146-189 1-2 1-3 1-7 0-6-5-6-14-6-10 0-11 0-23 11-236 215-310 536-310 832 0 277 64 555 243 766 15 16 40 45 71 70 8 8 9 8 19 8 9 0 14 0 14-6z">
            <text:p/>
          </draw:path>
          <draw:path draw:style-name="gr3" draw:text-style-name="P7" draw:layer="layout" svg:width="0.217cm" svg:height="0.448cm" svg:x="16.458cm" svg:y="12.642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429cm" svg:height="0.029cm" svg:x="16.911cm" svg:y="12.89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7.674cm" svg:y="12.138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8 35-34 0-17-12-35-35-35-11 0-35 5-35 39 0 60 48 128 128 128 82 0 154-68 154-157z">
            <text:p/>
          </draw:path>
          <draw:polygon draw:style-name="gr3" draw:text-style-name="P7" draw:layer="layout" svg:width="0.353cm" svg:height="0.029cm" svg:x="17.641cm" svg:y="12.893cm" svg:viewBox="0 0 354 30" draw:points="176,30 0,30 0,0 354,0 354,30">
            <text:p/>
          </draw:polygon>
          <draw:path draw:style-name="gr3" draw:text-style-name="P7" draw:layer="layout" svg:width="0.281cm" svg:height="0.469cm" svg:x="17.674cm" svg:y="13.0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346cm" svg:height="1.686cm" svg:x="18.1cm" svg:y="12.063cm" svg:viewBox="0 0 347 1687" svg:d="M347 845c0-277-64-555-243-767-13-16-40-44-69-70-9-8-11-8-21-8-8 0-14 0-14 6 0 4 3 7 5 8 24 26 72 72 118 149 114 181 167 410 167 680 0 190-26 433-143 643-56 101-115 158-144 189-1 1-3 3-3 6 0 6 6 6 14 6 10 0 12 0 23-11 237-214 310-536 310-831z">
            <text:p/>
          </draw:path>
          <draw:path draw:style-name="gr3" draw:text-style-name="P7" draw:layer="layout" svg:width="0.468cm" svg:height="0.469cm" svg:x="18.789cm" svg:y="12.67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39cm" svg:height="2.109cm" svg:x="19.53cm" svg:y="11.714cm" svg:viewBox="0 0 640 2110" svg:d="M98 1054l-93 184c-5 6-5 8-5 10 0 1 10 9 10 11l48-93 163 944c21 0 25 0 29-18l390-2078c0-8-5-14-13-14-13 0-14 10-16 21l-361 1916z">
            <text:p/>
          </draw:path>
          <draw:polygon draw:style-name="gr3" draw:text-style-name="P7" draw:layer="layout" svg:width="5.712cm" svg:height="0.029cm" svg:x="20.156cm" svg:y="11.714cm" svg:viewBox="0 0 5713 30" draw:points="2858,30 0,30 0,0 5713,0 5713,30">
            <text:p/>
          </draw:polygon>
          <draw:path draw:style-name="gr3" draw:text-style-name="P7" draw:layer="layout" svg:width="0.346cm" svg:height="1.686cm" svg:x="20.301cm" svg:y="12.063cm" svg:viewBox="0 0 347 1687" svg:d="M347 1681c0-3-1-5-3-6-26-28-74-74-120-151-114-180-165-409-165-679 0-191 24-434 141-643 56-101 114-159 146-189 1-2 1-3 1-7 0-6-5-6-14-6-10 0-11 0-23 11-236 215-310 536-310 832 0 277 64 555 243 766 15 16 40 45 71 70 8 8 9 8 19 8 9 0 14 0 14-6z">
            <text:p/>
          </draw:path>
          <draw:path draw:style-name="gr3" draw:text-style-name="P7" draw:layer="layout" svg:width="0.217cm" svg:height="0.448cm" svg:x="20.688cm" svg:y="12.642cm" svg:viewBox="0 0 218 449" svg:d="M130 160h67c13 0 21 0 21-14 0-8-8-8-21-8h-61c24-101 29-114 29-119 0-13-10-19-21-19-2 0-22 0-29 26l-27 112h-67c-15 0-21 0-21 12 0 10 6 10 19 10h63c-50 200-53 211-53 224 0 38 27 65 64 65 73 0 113-104 113-108 0-7-6-7-9-7-5 0-7 2-10 10-30 73-69 89-93 89-14 0-20-9-20-32 0-17 0-22 3-33z">
            <text:p/>
          </draw:path>
          <draw:path draw:style-name="gr3" draw:text-style-name="P7" draw:layer="layout" svg:width="0.429cm" svg:height="0.029cm" svg:x="21.141cm" svg:y="12.89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21.904cm" svg:y="12.138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8 35-34 0-17-12-35-35-35-11 0-35 5-35 39 0 60 48 128 128 128 82 0 154-68 154-157z">
            <text:p/>
          </draw:path>
          <draw:polygon draw:style-name="gr3" draw:text-style-name="P7" draw:layer="layout" svg:width="0.353cm" svg:height="0.029cm" svg:x="21.869cm" svg:y="12.893cm" svg:viewBox="0 0 354 30" draw:points="176,30 0,30 0,0 354,0 354,30">
            <text:p/>
          </draw:polygon>
          <draw:path draw:style-name="gr3" draw:text-style-name="P7" draw:layer="layout" svg:width="0.281cm" svg:height="0.469cm" svg:x="21.904cm" svg:y="13.0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346cm" svg:height="1.686cm" svg:x="22.33cm" svg:y="12.063cm" svg:viewBox="0 0 347 1687" svg:d="M347 845c0-277-64-555-243-767-13-16-40-44-69-70-9-8-11-8-21-8-8 0-14 0-14 6 0 4 3 7 5 8 24 26 72 72 118 149 114 181 167 410 167 680 0 190-26 433-143 643-56 101-115 158-144 189-1 1-3 3-3 6 0 6 6 6 14 6 10 0 12 0 23-11 237-214 310-536 310-831z">
            <text:p/>
          </draw:path>
          <draw:path draw:style-name="gr3" draw:text-style-name="P7" draw:layer="layout" svg:width="0.218cm" svg:height="0.327cm" svg:x="22.853cm" svg:y="11.91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23.352cm" svg:y="12.893cm" svg:viewBox="0 0 430 30" svg:d="M406 30c12 0 24 0 24-16 0-14-12-14-24-14h-382c-11 0-24 0-24 14 0 16 13 16 24 16z">
            <text:p/>
          </draw:path>
          <draw:path draw:style-name="gr3" draw:text-style-name="P7" draw:layer="layout" svg:width="0.346cm" svg:height="1.686cm" svg:x="24.143cm" svg:y="12.063cm" svg:viewBox="0 0 347 1687" svg:d="M347 1681c0-3-1-5-3-6-26-28-74-74-120-151-114-180-165-409-165-679 0-191 26-434 141-643 56-101 114-159 146-189 1-2 1-3 1-7 0-6-5-6-14-6-10 0-11 0-23 11-236 215-310 536-310 832 0 277 64 555 243 766 15 16 40 45 71 70 8 8 9 8 19 8 9 0 14 0 14-6z">
            <text:p/>
          </draw:path>
          <draw:path draw:style-name="gr3" draw:text-style-name="P7" draw:layer="layout" svg:width="0.292cm" svg:height="0.484cm" svg:x="24.629cm" svg:y="12.138cm" svg:viewBox="0 0 293 485" svg:d="M230 245v22c0 166-73 198-115 198-13 0-49-1-69-25 31 0 37-21 37-32 0-23-17-34-33-34-12 0-32 7-32 35 0 47 38 76 97 76 91 0 178-96 178-247 0-190-82-238-144-238-39 0-74 13-104 45-29 32-45 61-45 113 0 88 62 157 141 157 43 0 72-29 89-70zM142 299c-11 0-44 0-65-43-13-27-13-62-13-96 0-38 0-72 14-98 20-35 47-44 71-44 33 0 56 24 69 56 8 22 11 67 11 99 0 59-24 126-87 126z">
            <text:p/>
          </draw:path>
          <draw:polygon draw:style-name="gr3" draw:text-style-name="P7" draw:layer="layout" svg:width="0.353cm" svg:height="0.029cm" svg:x="24.599cm" svg:y="12.893cm" svg:viewBox="0 0 354 30" draw:points="176,30 0,30 0,0 354,0 354,30">
            <text:p/>
          </draw:polygon>
          <draw:path draw:style-name="gr3" draw:text-style-name="P7" draw:layer="layout" svg:width="0.281cm" svg:height="0.469cm" svg:x="24.634cm" svg:y="13.0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346cm" svg:height="1.686cm" svg:x="25.059cm" svg:y="12.063cm" svg:viewBox="0 0 347 1687" svg:d="M347 845c0-277-64-555-243-767-14-16-40-44-69-70-9-8-11-8-21-8-8 0-14 0-14 6 0 4 3 7 5 8 24 26 72 72 118 149 114 181 167 410 167 680 0 190-26 433-143 643-56 101-115 158-144 189-1 1-3 3-3 6 0 6 6 6 14 6 10 0 12 0 23-11 237-214 310-536 310-831z">
            <text:p/>
          </draw:path>
          <draw:path draw:style-name="gr3" draw:text-style-name="P7" draw:layer="layout" svg:width="0.218cm" svg:height="0.327cm" svg:x="25.583cm" svg:y="11.911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234cm" svg:height="1.264cm" svg:x="26.107cm" svg:y="11.642cm" svg:viewBox="0 0 235 1265" draw:points="187,1265 235,1265 235,0 0,0 0,48 187,48">
            <text:p/>
          </draw:polygon>
          <draw:polygon draw:style-name="gr3" draw:text-style-name="P7" draw:layer="layout" svg:width="0.234cm" svg:height="1.264cm" svg:x="26.107cm" svg:y="12.906cm" svg:viewBox="0 0 235 1265" draw:points="187,1217 0,1217 0,1265 235,1265 235,0 187,0">
            <text:p/>
          </draw:polygon>
          <draw:path draw:style-name="gr3" draw:text-style-name="P7" draw:layer="layout" svg:width="0.468cm" svg:height="0.469cm" svg:x="26.767cm" svg:y="12.67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7.458cm" svg:y="12.77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9">
        <office:forms form:automatic-focus="false" form:apply-design-mode="false"/>
        <draw:frame presentation:style-name="pr5" draw:text-style-name="P5" draw:layer="layout" svg:width="26.4cm" svg:height="14.574cm" svg:x="0.8cm" svg:y="0.626cm" presentation:class="title" presentation:user-transformed="true">
          <draw:text-box>
            <text:p text:style-name="P4"><text:s/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3cm" svg:y="8.453cm" svg:viewBox="0 0 1319 656" draw:points="659,656 0,656 0,0 1319,0 1319,656">
            <text:p/>
          </draw:polygon>
          <draw:path draw:style-name="gr3" draw:text-style-name="P7" draw:layer="layout" svg:width="0.464cm" svg:height="0.577cm" svg:x="3.228cm" svg:y="8.411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2cm" svg:y="8.609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9cm" svg:y="8.469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3cm" svg:y="8.897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9cm" svg:y="8.453cm" svg:viewBox="0 0 198 494" draw:points="100,494 0,494 0,0 198,0 198,494">
            <text:p/>
          </draw:polygon>
          <draw:path draw:style-name="gr3" draw:text-style-name="P7" draw:layer="layout" svg:width="0.258cm" svg:height="0.577cm" svg:x="5.03cm" svg:y="8.411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11)}§svg§600§FALSE§</svg:desc>
          <draw:polygon draw:style-name="gr2" draw:text-style-name="P6" draw:layer="layout" svg:width="1.332cm" svg:height="0.76cm" svg:x="1.428cm" svg:y="8.357cm" svg:viewBox="0 0 1333 761" draw:points="666,761 0,761 0,0 1333,0 1333,761">
            <text:p/>
          </draw:polygon>
          <draw:path draw:style-name="gr3" draw:text-style-name="P7" draw:layer="layout" svg:width="0.197cm" svg:height="0.844cm" svg:x="1.468cm" svg:y="8.315cm" svg:viewBox="0 0 198 845" svg:d="M198 837c0-2 0-4-16-19-105-106-132-265-132-395 0-146 33-294 136-400 12-10 12-11 12-15 0-6-4-8-10-8-7 0-84 58-134 165-44 92-54 186-54 258 0 67 10 169 56 265 52 103 125 157 132 157 6 0 10-2 10-8z">
            <text:p/>
          </draw:path>
          <draw:path draw:style-name="gr3" draw:text-style-name="P7" draw:layer="layout" svg:width="0.279cm" svg:height="0.564cm" svg:x="1.789cm" svg:y="8.3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279cm" svg:height="0.564cm" svg:x="2.212cm" svg:y="8.386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197cm" svg:height="0.844cm" svg:x="2.605cm" svg:y="8.315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smallint ( 2x + 3 ) \sqrt{4x^2 + 4x + 17} \ dx§svg§600§FALSE§</svg:desc>
          <draw:polygon draw:style-name="gr2" draw:text-style-name="P6" draw:layer="layout" svg:width="10.418cm" svg:height="0.908cm" svg:x="5.741cm" svg:y="8.166cm" svg:viewBox="0 0 10419 909" draw:points="5210,909 0,909 0,0 10419,0 10419,909">
            <text:p/>
          </draw:polygon>
          <draw:path draw:style-name="gr3" draw:text-style-name="P7" draw:layer="layout" svg:width="0.515cm" svg:height="0.182cm" svg:x="5.746cm" svg:y="8.634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6.561cm" svg:y="8.365cm" svg:viewBox="0 0 324 722" svg:d="M294 32c-26 1-33 21-33 31 0 20 15 32 31 32s32-10 32-33c0-30-25-62-62-62-65 0-79 85-91 144-21 117-37 215-50 351-3 40-8 84-14 121-7 58-19 90-47 90-12 0-25-9-30-16 26 0 33-19 33-31 0-18-15-30-31-30s-32 8-32 31c0 30 25 62 62 62 65 0 79-83 91-146 21-111 37-210 49-347 4-42 9-86 15-123 7-58 19-88 47-88 14 0 25 7 30 14z">
            <text:p/>
          </draw:path>
          <draw:path draw:style-name="gr3" draw:text-style-name="P7" draw:layer="layout" svg:width="0.18cm" svg:height="0.774cm" svg:x="7.003cm" svg:y="8.338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7.265cm" svg:y="8.402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8 7-74 7z">
            <text:p/>
          </draw:path>
          <draw:path draw:style-name="gr3" draw:text-style-name="P7" draw:layer="layout" svg:width="0.386cm" svg:height="0.351cm" svg:x="7.637cm" svg:y="8.5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9 103-104 103-30 0-42-25-42-52 0-17 5-33 14-68z">
            <text:p/>
          </draw:path>
          <draw:path draw:style-name="gr3" draw:text-style-name="P7" draw:layer="layout" svg:width="0.515cm" svg:height="0.517cm" svg:x="8.27cm" svg:y="8.46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9.034cm" svg:y="8.402cm" svg:viewBox="0 0 322 533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18cm" svg:height="0.774cm" svg:x="9.432cm" svg:y="8.338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9.774cm" svg:y="8.127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4.669cm" svg:height="0.032cm" svg:x="10.462cm" svg:y="8.127cm" svg:viewBox="0 0 4670 33" draw:points="2334,33 0,33 0,0 4670,0 4670,33">
            <text:p/>
          </draw:polygon>
          <draw:path draw:style-name="gr3" draw:text-style-name="P7" draw:layer="layout" svg:width="0.344cm" svg:height="0.524cm" svg:x="10.483cm" svg:y="8.39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0.87cm" svg:y="8.5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24cm" svg:height="0.36cm" svg:x="11.324cm" svg:y="8.335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852cm" svg:y="8.46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2.604cm" svg:y="8.395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2.991cm" svg:y="8.576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7-7-9-7-7 0-9 2-11 7-24 85-77 103-104 103-30 0-42-25-42-52 0-17 5-33 14-68z">
            <text:p/>
          </draw:path>
          <draw:path draw:style-name="gr3" draw:text-style-name="P7" draw:layer="layout" svg:width="0.515cm" svg:height="0.517cm" svg:x="13.627cm" svg:y="8.467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426cm" svg:y="8.402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14.787cm" svg:y="8.395cm" svg:viewBox="0 0 333 542" svg:d="M326 53c7-11 7-13 7-28h-189c-95 0-96-11-98-25h-20l-26 160h19c2-12 9-61 20-70 5-5 67-5 75-5h162c-8 12-70 96-88 123-68 104-95 211-95 290 0 9 0 44 35 44 37 0 37-35 37-44v-38c0-43 2-87 9-127 2-18 13-85 48-134z">
            <text:p/>
          </draw:path>
          <draw:path draw:style-name="gr3" draw:text-style-name="P7" draw:layer="layout" svg:width="0.369cm" svg:height="0.547cm" svg:x="15.418cm" svg:y="8.381cm" svg:viewBox="0 0 370 548" svg:d="M370 9c0-2 0-9-11-9-10 0-84 7-98 9-6 0-11 3-11 14 0 10 7 10 19 10 37 0 39 6 39 13l-3 16-46 183c-14-28-37-50-72-50-90 0-187 115-187 228 0 74 42 125 104 125 16 0 54-4 100-59 7 32 34 59 71 59 28 0 45-18 58-44 12-27 23-74 23-76 0-9-7-9-9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5.813cm" svg:y="8.576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7-7-9-7-7 0-9 2-11 7-26 85-79 103-104 103-30 0-42-25-42-52 0-17 5-33 14-6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1.85cm" svg:y="1.654cm" svg:viewBox="0 0 198 494" draw:points="100,494 0,494 0,0 198,0 198,494">
            <text:p/>
          </draw:polygon>
          <draw:path draw:style-name="gr3" draw:text-style-name="P7" draw:layer="layout" svg:width="0.258cm" svg:height="0.577cm" svg:x="1.831cm" svg:y="1.612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0§display§=  \frac{ (2t - 5) \sqrt{ t^2 - 5t - 14 }}{4} - \frac{81}{8}\log \left[ \frac{2t - 5}{2} + \sqrt{ t^2 - 5t - 14 } \right] + c§svg§600§FALSE§</svg:desc>
          <draw:polygon draw:style-name="gr2" draw:text-style-name="P6" draw:layer="layout" svg:width="19.304cm" svg:height="1.687cm" svg:x="2.645cm" svg:y="1.067cm" svg:viewBox="0 0 19305 1688" draw:points="9653,1688 0,1688 0,0 19305,0 19305,1688">
            <text:p/>
          </draw:polygon>
          <draw:path draw:style-name="gr3" draw:text-style-name="P7" draw:layer="layout" svg:width="0.468cm" svg:height="0.165cm" svg:x="2.65cm" svg:y="1.86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3.506cm" svg:y="1.11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3.744cm" svg:y="1.17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17cm" svg:height="0.448cm" svg:x="4.077cm" svg:y="1.206cm" svg:viewBox="0 0 218 449" svg:d="M130 160h67c13 0 21 0 21-14 0-8-8-8-21-8h-61c24-101 29-114 29-119 0-13-10-19-21-19-2 0-22 0-29 26l-27 112h-67c-15 0-21 0-21 12 0 10 6 10 19 10h63c-52 200-53 211-53 224 0 38 27 65 64 65 73 0 113-103 113-108 0-7-6-7-9-7-5 0-7 2-10 10-30 74-69 90-93 90-14 0-20-10-20-32 0-18 0-23 3-34z">
            <text:p/>
          </draw:path>
          <draw:path draw:style-name="gr3" draw:text-style-name="P7" draw:layer="layout" svg:width="0.429cm" svg:height="0.029cm" svg:x="4.53cm" svg:y="1.45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5.21cm" svg:y="1.178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61 48 128 128 128 82 0 154-67 154-157z">
            <text:p/>
          </draw:path>
          <draw:path draw:style-name="gr3" draw:text-style-name="P7" draw:layer="layout" svg:width="0.164cm" svg:height="0.703cm" svg:x="5.565cm" svg:y="1.11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549cm" svg:height="0.703cm" svg:x="5.85cm" svg:y="1.032cm" svg:viewBox="0 0 550 704" svg:d="M222 630l-123-273c-5-11-9-11-11-11 0 0-5 0-11 4l-67 52c-10 6-10 9-10 11 0 3 2 8 6 8 5 0 18-10 24-16 5-3 16-11 23-16l139 304c5 11 10 11 16 11 10 0 11-3 18-13l320-662c4-11 4-13 4-15 0-8-6-14-14-14-6 0-11 3-16 14z">
            <text:p/>
          </draw:path>
          <draw:polygon draw:style-name="gr3" draw:text-style-name="P7" draw:layer="layout" svg:width="3.596cm" svg:height="0.029cm" svg:x="6.384cm" svg:y="1.032cm" svg:viewBox="0 0 3597 30" draw:points="1798,30 0,30 0,0 3597,0 3597,30">
            <text:p/>
          </draw:polygon>
          <draw:path draw:style-name="gr3" draw:text-style-name="P7" draw:layer="layout" svg:width="0.217cm" svg:height="0.448cm" svg:x="6.4cm" svg:y="1.206cm" svg:viewBox="0 0 218 449" svg:d="M130 160h67c13 0 21 0 21-14 0-8-8-8-21-8h-61c24-101 29-114 29-119 0-13-10-19-21-19-3 0-22 0-29 26l-27 112h-67c-15 0-21 0-21 12 0 10 6 10 19 10h63c-52 200-53 211-53 224 0 38 27 65 64 65 73 0 113-103 113-108 0-7-6-7-9-7-5 0-7 2-10 10-30 74-69 90-93 90-14 0-20-10-20-32 0-18 0-23 3-34z">
            <text:p/>
          </draw:path>
          <draw:path draw:style-name="gr3" draw:text-style-name="P7" draw:layer="layout" svg:width="0.218cm" svg:height="0.327cm" svg:x="6.669cm" svg:y="1.11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7.168cm" svg:y="1.45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7.848cm" svg:y="1.178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6-76 46-51 0-91-36-104-78 2 0 5 0 13 0 23 0 35-17 35-33 0-18-12-36-35-36-11 0-35 5-35 39 0 61 50 128 128 128 82 0 154-67 154-157z">
            <text:p/>
          </draw:path>
          <draw:path draw:style-name="gr3" draw:text-style-name="P7" draw:layer="layout" svg:width="0.217cm" svg:height="0.448cm" svg:x="8.181cm" svg:y="1.206cm" svg:viewBox="0 0 218 449" svg:d="M130 160h67c13 0 21 0 21-14 0-8-8-8-21-8h-61c24-101 29-114 29-119 0-13-10-19-21-19-3 0-22 0-29 26l-27 112h-67c-15 0-21 0-21 12 0 10 6 10 19 10h63c-52 200-53 211-53 224 0 38 27 65 64 65 73 0 113-103 113-108 0-7-6-7-9-7-5 0-7 2-10 10-30 74-69 90-93 90-14 0-20-10-20-32 0-18 0-23 3-34z">
            <text:p/>
          </draw:path>
          <draw:path draw:style-name="gr3" draw:text-style-name="P7" draw:layer="layout" svg:width="0.429cm" svg:height="0.029cm" svg:x="8.632cm" svg:y="1.456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9.34cm" svg:y="1.178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313cm" svg:height="0.476cm" svg:x="9.648cm" svg:y="1.17cm" svg:viewBox="0 0 314 477" svg:d="M187 362v60c0 26 0 34-53 34h-14v21c29-2 66-2 94-2 31 0 68 0 96 2v-21h-14c-53 0-54-8-54-34v-60h72v-23h-72v-321c0-13 0-18-12-18-6 0-8 0-12 8l-218 331v23zM192 339h-173l173-262z">
            <text:p/>
          </draw:path>
          <draw:polygon draw:style-name="gr3" draw:text-style-name="P7" draw:layer="layout" svg:width="6.545cm" svg:height="0.029cm" svg:x="3.435cm" svg:y="1.931cm" svg:viewBox="0 0 6546 30" draw:points="3272,30 0,30 0,0 6546,0 6546,30">
            <text:p/>
          </draw:polygon>
          <draw:path draw:style-name="gr3" draw:text-style-name="P7" draw:layer="layout" svg:width="0.313cm" svg:height="0.476cm" svg:x="6.552cm" svg:y="2.128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429cm" svg:height="0.029cm" svg:x="10.279cm" svg:y="1.931cm" svg:viewBox="0 0 430 30" svg:d="M406 30c12 0 24 0 24-16 0-14-12-14-24-14h-382c-11 0-24 0-24 14 0 16 13 16 24 16z">
            <text:p/>
          </draw:path>
          <draw:path draw:style-name="gr3" draw:text-style-name="P7" draw:layer="layout" svg:width="0.292cm" svg:height="0.484cm" svg:x="11.037cm" svg:y="1.178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89-111 89-61 0-112-43-112-102 0-41 23-86 83-118z">
            <text:p/>
          </draw:path>
          <draw:path draw:style-name="gr3" draw:text-style-name="P7" draw:layer="layout" svg:width="0.233cm" svg:height="0.469cm" svg:x="11.423cm" svg:y="1.178cm" svg:viewBox="0 0 234 470" svg:d="M146 18c0-16 0-18-18-18-43 45-106 45-128 45v22c14 0 56 0 93-19v366c0 26-2 34-66 34h-22v22c24-3 86-3 113-3 29 0 90 0 116 3v-22h-23c-64 0-65-8-65-34z">
            <text:p/>
          </draw:path>
          <draw:polygon draw:style-name="gr3" draw:text-style-name="P7" draw:layer="layout" svg:width="0.703cm" svg:height="0.029cm" svg:x="11.009cm" svg:y="1.931cm" svg:viewBox="0 0 704 30" draw:points="352,30 0,30 0,0 704,0 704,30">
            <text:p/>
          </draw:polygon>
          <draw:path draw:style-name="gr3" draw:text-style-name="P7" draw:layer="layout" svg:width="0.292cm" svg:height="0.484cm" svg:x="11.213cm" svg:y="2.136cm" svg:viewBox="0 0 293 485" svg:d="M85 147c-32-21-35-45-35-57 0-42 46-72 96-72 52 0 97 36 97 88 0 40-27 73-70 97zM189 214c51-25 85-62 85-108 0-66-63-106-127-106-70 0-128 53-128 118 0 13 2 44 31 77 8 8 35 26 52 39-41 20-102 59-102 129 0 75 72 122 146 122 80 0 147-58 147-133 0-26-8-58-34-88-14-14-25-21-70-50zM118 245l87 54c19 13 53 34 53 77 0 53-53 89-111 89-61 0-112-43-112-102 0-41 23-86 83-118z">
            <text:p/>
          </draw:path>
          <draw:path draw:style-name="gr3" draw:text-style-name="P7" draw:layer="layout" svg:width="0.157cm" svg:height="0.488cm" svg:x="11.937cm" svg:y="1.633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2.127cm" svg:y="1.806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2.479cm" svg:y="1.803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186cm" svg:height="1.687cm" svg:x="13.114cm" svg:y="1.102cm" svg:viewBox="0 0 187 1688" draw:points="0,1688 187,1688 187,1649 38,1649 38,38 187,38 187,0 0,0">
            <text:p/>
          </draw:polygon>
          <draw:path draw:style-name="gr3" draw:text-style-name="P7" draw:layer="layout" svg:width="0.281cm" svg:height="0.469cm" svg:x="13.428cm" svg:y="1.17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217cm" svg:height="0.448cm" svg:x="13.761cm" svg:y="1.206cm" svg:viewBox="0 0 218 449" svg:d="M130 160h67c13 0 21 0 21-14 0-8-8-8-21-8h-61c24-101 29-114 29-119 0-13-10-19-21-19-2 0-22 0-29 26l-27 112h-67c-15 0-21 0-21 12 0 10 6 10 19 10h63c-50 200-53 211-53 224 0 38 27 65 64 65 73 0 113-103 113-108 0-7-6-7-9-7-5 0-7 2-10 10-30 74-69 90-93 90-14 0-20-10-20-32 0-18 0-23 3-34z">
            <text:p/>
          </draw:path>
          <draw:path draw:style-name="gr3" draw:text-style-name="P7" draw:layer="layout" svg:width="0.429cm" svg:height="0.029cm" svg:x="14.213cm" svg:y="1.45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4.894cm" svg:y="1.178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6-76 46-51 0-91-36-104-78 2 0 5 0 13 0 23 0 35-17 35-33 0-18-12-36-35-36-11 0-35 5-35 39 0 61 50 128 128 128 82 0 154-67 154-157z">
            <text:p/>
          </draw:path>
          <draw:polygon draw:style-name="gr3" draw:text-style-name="P7" draw:layer="layout" svg:width="1.817cm" svg:height="0.029cm" svg:x="13.393cm" svg:y="1.931cm" svg:viewBox="0 0 1818 30" draw:points="909,30 0,30 0,0 1818,0 1818,30">
            <text:p/>
          </draw:polygon>
          <draw:path draw:style-name="gr3" draw:text-style-name="P7" draw:layer="layout" svg:width="0.281cm" svg:height="0.469cm" svg:x="14.161cm" svg:y="2.13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468cm" svg:height="0.469cm" svg:x="15.489cm" svg:y="1.71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6.23cm" svg:y="1.403cm" svg:viewBox="0 0 642 845" svg:d="M221 845c22 0 22 0 30-15l386-803c5-9 5-11 5-13 0-8-7-14-15-14-9 0-11 6-16 14l-363 757-150-349-98 75 11 12 50-39z">
            <text:p/>
          </draw:path>
          <draw:polygon draw:style-name="gr3" draw:text-style-name="P7" draw:layer="layout" svg:width="3.596cm" svg:height="0.029cm" svg:x="16.855cm" svg:y="1.403cm" svg:viewBox="0 0 3597 30" draw:points="1798,30 0,30 0,0 3597,0 3597,30">
            <text:p/>
          </draw:polygon>
          <draw:path draw:style-name="gr3" draw:text-style-name="P7" draw:layer="layout" svg:width="0.217cm" svg:height="0.448cm" svg:x="16.871cm" svg:y="1.681cm" svg:viewBox="0 0 218 449" svg:d="M130 160h67c13 0 21 0 21-14 0-8-8-8-21-8h-61c24-101 29-114 29-119 0-13-10-19-21-19-2 0-22 0-29 26l-27 112h-67c-15 0-21 0-21 12 0 10 6 10 19 10h63c-50 200-53 211-53 224 0 38 27 65 64 65 73 0 113-103 113-108 0-7-6-7-9-7-5 0-7 2-10 10-30 74-69 90-93 90-14 0-20-10-20-32 0-18 0-23 3-34z">
            <text:p/>
          </draw:path>
          <draw:path draw:style-name="gr3" draw:text-style-name="P7" draw:layer="layout" svg:width="0.218cm" svg:height="0.327cm" svg:x="17.14cm" svg:y="1.59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29cm" svg:height="0.029cm" svg:x="17.639cm" svg:y="1.931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8.319cm" svg:y="1.653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6-76 46-51 0-91-36-104-78 2 0 5 0 13 0 23 0 35-17 35-33 0-18-12-36-35-36-11 0-35 5-35 39 0 61 48 128 128 128 82 0 154-67 154-157z">
            <text:p/>
          </draw:path>
          <draw:path draw:style-name="gr3" draw:text-style-name="P7" draw:layer="layout" svg:width="0.217cm" svg:height="0.448cm" svg:x="18.652cm" svg:y="1.681cm" svg:viewBox="0 0 218 449" svg:d="M130 160h67c13 0 21 0 21-14 0-8-8-8-21-8h-61c24-101 29-114 29-119 0-13-10-19-21-19-2 0-22 0-29 26l-27 112h-67c-15 0-21 0-21 12 0 10 6 10 19 10h63c-52 200-53 211-53 224 0 38 27 65 64 65 73 0 113-103 113-108 0-7-6-7-9-7-5 0-7 2-10 10-30 74-69 90-93 90-14 0-20-10-20-32 0-18 0-23 3-34z">
            <text:p/>
          </draw:path>
          <draw:path draw:style-name="gr3" draw:text-style-name="P7" draw:layer="layout" svg:width="0.429cm" svg:height="0.029cm" svg:x="19.103cm" svg:y="1.931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9.811cm" svg:y="1.653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13cm" svg:height="0.476cm" svg:x="20.119cm" svg:y="1.645cm" svg:viewBox="0 0 314 477" svg:d="M187 362v60c0 26 0 34-53 34h-14v21c29-2 66-2 94-2 31 0 68 0 96 2v-21h-14c-53 0-54-8-54-34v-60h72v-23h-72v-321c0-13 0-18-12-18-6 0-8 0-12 8l-218 331v23zM192 339h-173l173-262z">
            <text:p/>
          </draw:path>
          <draw:polygon draw:style-name="gr3" draw:text-style-name="P7" draw:layer="layout" svg:width="0.186cm" svg:height="1.687cm" svg:x="20.462cm" svg:y="1.102cm" svg:viewBox="0 0 187 1688" draw:points="147,1649 0,1649 0,1688 187,1688 187,0 0,0 0,38 147,38">
            <text:p/>
          </draw:polygon>
          <draw:path draw:style-name="gr3" draw:text-style-name="P7" draw:layer="layout" svg:width="0.468cm" svg:height="0.469cm" svg:x="21.019cm" svg:y="1.71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1.71cm" svg:y="1.811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1.85cm" svg:y="4.254cm" svg:viewBox="0 0 198 494" draw:points="100,494 0,494 0,0 198,0 198,494">
            <text:p/>
          </draw:polygon>
          <draw:path draw:style-name="gr3" draw:text-style-name="P7" draw:layer="layout" svg:width="0.258cm" svg:height="0.577cm" svg:x="1.831cm" svg:y="4.212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 \frac{ (2\log x - 5) \sqrt{ (\log x)^2 - 5\log x - 14 }}{4} §svg§600§FALSE§</svg:desc>
          <draw:polygon draw:style-name="gr2" draw:text-style-name="P6" draw:layer="layout" svg:width="12.889cm" svg:height="1.683cm" svg:x="2.546cm" svg:y="3.472cm" svg:viewBox="0 0 12890 1684" draw:points="6445,1684 0,1684 0,0 12890,0 12890,1684">
            <text:p/>
          </draw:polygon>
          <draw:path draw:style-name="gr3" draw:text-style-name="P7" draw:layer="layout" svg:width="0.515cm" svg:height="0.182cm" svg:x="2.551cm" svg:y="4.3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3.493cm" svg:y="3.54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3.755cm" svg:y="3.61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4.258cm" svg:y="3.5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4.468cm" svg:y="3.77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4.855cm" svg:y="3.77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5.383cm" svg:y="3.7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6.038cm" svg:y="3.91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6.786cm" svg:y="3.611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7 55 141 141 141 90 0 169-74 169-172z">
            <text:p/>
          </draw:path>
          <draw:path draw:style-name="gr3" draw:text-style-name="P7" draw:layer="layout" svg:width="0.18cm" svg:height="0.773cm" svg:x="7.178cm" svg:y="3.54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705cm" svg:height="0.928cm" svg:x="7.52cm" svg:y="3.433cm" svg:viewBox="0 0 706 929" svg:d="M243 929c25 0 25 0 33-16l424-883c6-11 6-12 6-14 0-9-7-16-16-16-11 0-14 7-18 16l-399 832-166-383-107 82 12 13 55-43z">
            <text:p/>
          </draw:path>
          <draw:polygon draw:style-name="gr3" draw:text-style-name="P7" draw:layer="layout" svg:width="7.266cm" svg:height="0.032cm" svg:x="8.208cm" svg:y="3.433cm" svg:viewBox="0 0 7267 33" draw:points="3634,33 0,33 0,0 7267,0 7267,33">
            <text:p/>
          </draw:polygon>
          <draw:path draw:style-name="gr3" draw:text-style-name="P7" draw:layer="layout" svg:width="0.18cm" svg:height="0.773cm" svg:x="8.284cm" svg:y="3.54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8.534cm" svg:y="3.5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8.745cm" svg:y="3.77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9.132cm" svg:y="3.77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9.658cm" svg:y="3.78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0.121cm" svg:y="3.546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3" draw:text-style-name="P7" draw:layer="layout" svg:width="0.24cm" svg:height="0.36cm" svg:x="10.413cm" svg:y="3.542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961cm" svg:y="3.91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1.709cm" svg:y="3.611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2 0 67 55 141 141 141 90 0 169-74 169-172z">
            <text:p/>
          </draw:path>
          <draw:path draw:style-name="gr3" draw:text-style-name="P7" draw:layer="layout" svg:width="0.173cm" svg:height="0.538cm" svg:x="12.212cm" svg:y="3.58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2.421cm" svg:y="3.778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2.809cm" svg:y="3.77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386cm" svg:height="0.351cm" svg:x="13.337cm" svg:y="3.78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3.991cm" svg:y="3.91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14.769cm" svg:y="3.61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44cm" svg:height="0.523cm" svg:x="15.109cm" svg:y="3.602cm" svg:viewBox="0 0 345 524" svg:d="M206 398v67c0 28 0 37-58 37h-16v22c32-1 72-1 104-1 33 0 74 0 105 1v-22h-15c-58 0-60-9-60-37v-67h79v-25h-79v-354c0-14 0-19-13-19-7 0-8 0-14 9l-239 364v25zM211 373h-190l190-289z">
            <text:p/>
          </draw:path>
          <draw:polygon draw:style-name="gr3" draw:text-style-name="P7" draw:layer="layout" svg:width="12.059cm" svg:height="0.032cm" svg:x="3.415cm" svg:y="4.454cm" svg:viewBox="0 0 12060 33" draw:points="6030,33 0,33 0,0 12060,0 12060,33">
            <text:p/>
          </draw:polygon>
          <draw:path draw:style-name="gr3" draw:text-style-name="P7" draw:layer="layout" svg:width="0.344cm" svg:height="0.523cm" svg:x="9.273cm" svg:y="4.669cm" svg:viewBox="0 0 345 524" svg:d="M206 398v67c0 28 0 37-58 37h-16v22c32-1 72-1 104-1 33 0 74 0 105 1v-22h-15c-58 0-60-9-60-37v-67h79v-25h-79v-354c0-14 0-19-13-19-7 0-8 0-14 9l-239 364v25zM211 373h-190l190-289z">
            <text:p/>
          </draw:path>
        </draw:g>
        <draw:g>
          <svg:title>TexMaths</svg:title>
          <svg:desc>22§display§- \frac{81}{8}\log \left[ \frac{2\log x - 5}{2} + \sqrt{ (\log x)^2 - 5\log x - 14 } \right] + c§svg§600§FALSE§</svg:desc>
          <draw:polygon draw:style-name="gr2" draw:text-style-name="P6" draw:layer="layout" svg:width="17.419cm" svg:height="1.779cm" svg:x="9.446cm" svg:y="5.674cm" svg:viewBox="0 0 17420 1780" draw:points="8710,1780 0,1780 0,0 17420,0 17420,1780">
            <text:p/>
          </draw:polygon>
          <draw:path draw:style-name="gr3" draw:text-style-name="P7" draw:layer="layout" svg:width="0.472cm" svg:height="0.032cm" svg:x="9.471cm" svg:y="6.547cm" svg:viewBox="0 0 473 33" svg:d="M447 33c12 0 26 0 26-17 0-16-14-16-26-16h-421c-12 0-26 0-26 16 0 17 14 17 26 17z">
            <text:p/>
          </draw:path>
          <draw:path draw:style-name="gr3" draw:text-style-name="P7" draw:layer="layout" svg:width="0.321cm" svg:height="0.532cm" svg:x="10.134cm" svg:y="5.718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256cm" svg:height="0.516cm" svg:x="10.557cm" svg:y="5.718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773cm" svg:height="0.032cm" svg:x="10.101cm" svg:y="6.547cm" svg:viewBox="0 0 774 33" draw:points="387,33 0,33 0,0 774,0 774,33">
            <text:p/>
          </draw:polygon>
          <draw:path draw:style-name="gr3" draw:text-style-name="P7" draw:layer="layout" svg:width="0.321cm" svg:height="0.532cm" svg:x="10.328cm" svg:y="6.772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5 91-131z">
            <text:p/>
          </draw:path>
          <draw:path draw:style-name="gr3" draw:text-style-name="P7" draw:layer="layout" svg:width="0.173cm" svg:height="0.538cm" svg:x="11.122cm" svg:y="6.21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1.333cm" svg:y="6.40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1.72cm" svg:y="6.40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olygon draw:style-name="gr3" draw:text-style-name="P7" draw:layer="layout" svg:width="0.205cm" svg:height="1.856cm" svg:x="12.417cm" svg:y="5.635cm" svg:viewBox="0 0 206 1857" draw:points="0,1857 206,1857 206,1815 42,1815 42,42 206,42 206,0 0,0">
            <text:p/>
          </draw:polygon>
          <draw:path draw:style-name="gr3" draw:text-style-name="P7" draw:layer="layout" svg:width="0.309cm" svg:height="0.516cm" svg:x="12.764cm" svg:y="5.718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73cm" svg:height="0.538cm" svg:x="13.265cm" svg:y="5.69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3.476cm" svg:y="5.88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355cm" svg:height="0.511cm" svg:x="13.864cm" svg:y="5.883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4.39cm" svg:y="5.89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5.046cm" svg:y="6.02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5.794cm" svg:y="5.718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olygon draw:style-name="gr3" draw:text-style-name="P7" draw:layer="layout" svg:width="3.417cm" svg:height="0.032cm" svg:x="12.725cm" svg:y="6.547cm" svg:viewBox="0 0 3418 33" draw:points="1709,33 0,33 0,0 3418,0 3418,33">
            <text:p/>
          </draw:polygon>
          <draw:path draw:style-name="gr3" draw:text-style-name="P7" draw:layer="layout" svg:width="0.309cm" svg:height="0.516cm" svg:x="14.279cm" svg:y="6.772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6.449cm" svg:y="6.3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705cm" svg:height="0.928cm" svg:x="17.264cm" svg:y="6.026cm" svg:viewBox="0 0 706 929" svg:d="M243 929c25 0 25 0 33-15l424-884c6-11 6-12 6-14 0-9-7-16-16-16-11 0-14 7-18 16l-399 832-166-383-107 82 12 13 55-43z">
            <text:p/>
          </draw:path>
          <draw:polygon draw:style-name="gr3" draw:text-style-name="P7" draw:layer="layout" svg:width="7.266cm" svg:height="0.032cm" svg:x="17.952cm" svg:y="6.026cm" svg:viewBox="0 0 7267 33" draw:points="3634,33 0,33 0,0 7267,0 7267,33">
            <text:p/>
          </draw:polygon>
          <draw:path draw:style-name="gr3" draw:text-style-name="P7" draw:layer="layout" svg:width="0.18cm" svg:height="0.773cm" svg:x="18.029cm" svg:y="6.17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173cm" svg:height="0.538cm" svg:x="18.279cm" svg:y="6.21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18.489cm" svg:y="6.40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18.876cm" svg:y="6.40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19.402cm" svg:y="6.41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9.867cm" svg:y="6.1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cm" svg:height="0.36cm" svg:x="20.157cm" svg:y="6.174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20.706cm" svg:y="6.54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21.454cm" svg:y="6.241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173cm" svg:height="0.538cm" svg:x="21.956cm" svg:y="6.219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344cm" svg:height="0.356cm" svg:x="22.167cm" svg:y="6.40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355cm" svg:height="0.511cm" svg:x="22.554cm" svg:y="6.40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4-42-28-42-53zM172 493c-79 0-132-39-132-79 0-37 30-65 64-67h46c66 0 154 0 154 67 0 40-56 79-132 79z">
            <text:p/>
          </draw:path>
          <draw:path draw:style-name="gr3" draw:text-style-name="P7" draw:layer="layout" svg:width="0.386cm" svg:height="0.351cm" svg:x="23.081cm" svg:y="6.41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23.735cm" svg:y="6.547cm" svg:viewBox="0 0 473 33" svg:d="M447 33c12 0 26 0 26-17 0-16-14-16-26-16h-421c-12 0-26 0-26 16 0 17 14 17 26 17z">
            <text:p/>
          </draw:path>
          <draw:path draw:style-name="gr3" draw:text-style-name="P7" draw:layer="layout" svg:width="0.256cm" svg:height="0.516cm" svg:x="24.513cm" svg:y="6.24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44cm" svg:height="0.524cm" svg:x="24.853cm" svg:y="6.233cm" svg:viewBox="0 0 345 525" svg:d="M206 398v67c0 28 0 37-58 37h-16v23c32-2 72-2 104-2 33 0 74 0 105 2v-23h-15c-58 0-60-9-60-37v-67h79v-25h-79v-354c0-14 0-19-13-19-7 0-8 0-14 9l-239 364v25zM211 373h-190l190-289z">
            <text:p/>
          </draw:path>
          <draw:polygon draw:style-name="gr3" draw:text-style-name="P7" draw:layer="layout" svg:width="0.205cm" svg:height="1.856cm" svg:x="25.229cm" svg:y="5.635cm" svg:viewBox="0 0 206 1857" draw:points="162,1815 0,1815 0,1857 206,1857 206,0 0,0 0,42 162,42">
            <text:p/>
          </draw:polygon>
          <draw:path draw:style-name="gr3" draw:text-style-name="P7" draw:layer="layout" svg:width="0.515cm" svg:height="0.516cm" svg:x="25.842cm" svg:y="6.306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6.602cm" svg:y="6.415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20§display§= \frac{1}{4} \smallint ( 8x + 12 ) \sqrt{4x^2 + 4x + 17} \ dx§svg§600§FALSE§</svg:desc>
          <draw:polygon draw:style-name="gr2" draw:text-style-name="P6" draw:layer="layout" svg:width="10.458cm" svg:height="1.357cm" svg:x="5.742cm" svg:y="9.663cm" svg:viewBox="0 0 10459 1358" draw:points="5230,1358 0,1358 0,0 10459,0 10459,1358">
            <text:p/>
          </draw:polygon>
          <draw:path draw:style-name="gr3" draw:text-style-name="P7" draw:layer="layout" svg:width="0.468cm" svg:height="0.165cm" svg:x="5.747cm" svg:y="10.3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7cm" svg:x="6.596cm" svg:y="9.628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0.353cm" svg:height="0.029cm" svg:x="6.532cm" svg:y="10.382cm" svg:viewBox="0 0 354 30" draw:points="176,30 0,30 0,0 354,0 354,30">
            <text:p/>
          </draw:polygon>
          <draw:path draw:style-name="gr3" draw:text-style-name="P7" draw:layer="layout" svg:width="0.313cm" svg:height="0.476cm" svg:x="6.553cm" svg:y="10.579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293cm" svg:height="0.655cm" svg:x="7.124cm" svg:y="10.068cm" svg:viewBox="0 0 294 656" svg:d="M267 29c-24 1-30 19-30 29 0 17 14 28 29 28 14 0 28-9 28-30 0-27-22-56-56-56-59 0-72 77-83 131-19 106-33 196-45 319-3 37-8 77-12 110-7 53-18 82-44 82-11 0-22-8-27-14 24 0 31-18 31-29 0-16-15-27-29-27-15 0-29 8-29 28 0 28 22 56 56 56 59 0 72-75 83-133 19-100 34-190 45-315 5-38 8-78 13-112 6-53 17-80 43-80 13 0 22 6 27 13z">
            <text:p/>
          </draw:path>
          <draw:path draw:style-name="gr3" draw:text-style-name="P7" draw:layer="layout" svg:width="0.164cm" svg:height="0.703cm" svg:x="7.526cm" svg:y="10.044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92cm" svg:height="0.484cm" svg:x="7.76cm" svg:y="10.103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19 13 53 34 53 77 0 53-53 90-111 90-61 0-112-43-112-103 0-41 23-86 83-118z">
            <text:p/>
          </draw:path>
          <draw:path draw:style-name="gr3" draw:text-style-name="P7" draw:layer="layout" svg:width="0.351cm" svg:height="0.319cm" svg:x="8.102cm" svg:y="10.2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  <draw:path draw:style-name="gr3" draw:text-style-name="P7" draw:layer="layout" svg:width="0.468cm" svg:height="0.47cm" svg:x="8.68cm" svg:y="10.1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9.406cm" svg:y="10.103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281cm" svg:height="0.47cm" svg:x="9.729cm" svg:y="10.103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10.086cm" svg:y="10.04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641cm" svg:height="0.844cm" svg:x="10.396cm" svg:y="9.854cm" svg:viewBox="0 0 642 845" svg:d="M221 845c22 0 22 0 30-14l386-804c5-9 5-11 5-13 0-8-7-14-15-14-9 0-11 6-16 14l-363 758-150-349-98 75 11 11 50-38z">
            <text:p/>
          </draw:path>
          <draw:polygon draw:style-name="gr3" draw:text-style-name="P7" draw:layer="layout" svg:width="4.244cm" svg:height="0.029cm" svg:x="11.022cm" svg:y="9.854cm" svg:viewBox="0 0 4245 30" draw:points="2122,30 0,30 0,0 4245,0 4245,30">
            <text:p/>
          </draw:polygon>
          <draw:path draw:style-name="gr3" draw:text-style-name="P7" draw:layer="layout" svg:width="0.313cm" svg:height="0.476cm" svg:x="11.041cm" svg:y="10.0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1.393cm" svg:y="10.2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11.806cm" svg:y="10.04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2.286cm" svg:y="10.1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12.969cm" svg:y="10.0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3.321cm" svg:y="10.2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468cm" svg:height="0.47cm" svg:x="13.899cm" svg:y="10.1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14.625cm" svg:y="10.103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301cm" svg:height="0.492cm" svg:x="14.953cm" svg:y="10.097cm" svg:viewBox="0 0 302 493" svg:d="M298 48c4-10 4-11 4-26h-171c-86 0-88-9-89-22h-18l-24 146h18c1-12 8-56 17-64 5-5 61-5 69-5h147c-8 11-64 88-80 112-62 94-86 192-86 264 0 8 0 40 32 40 33 0 33-32 33-40v-35c0-39 2-79 8-115 2-16 12-77 44-122z">
            <text:p/>
          </draw:path>
          <draw:path draw:style-name="gr3" draw:text-style-name="P7" draw:layer="layout" svg:width="0.335cm" svg:height="0.497cm" svg:x="15.528cm" svg:y="10.084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5 0 56 57 56 62 0 3-1 8-3 11z">
            <text:p/>
          </draw:path>
          <draw:path draw:style-name="gr3" draw:text-style-name="P7" draw:layer="layout" svg:width="0.351cm" svg:height="0.319cm" svg:x="15.886cm" svg:y="10.2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2 77-72 93-94 93-28 0-39-22-39-46 0-16 5-31 13-63z">
            <text:p/>
          </draw:path>
        </draw:g>
        <draw:g>
          <svg:title>TexMaths</svg:title>
          <svg:desc>20§display§= \frac{1}{4} \smallint [\ ( 8x + 4 ) + 8 \ ] \sqrt{4x^2 + 4x + 17} \ dx§svg§600§FALSE§</svg:desc>
          <draw:polygon draw:style-name="gr2" draw:text-style-name="P6" draw:layer="layout" svg:width="12.176cm" svg:height="1.357cm" svg:x="5.742cm" svg:y="11.563cm" svg:viewBox="0 0 12177 1358" draw:points="6089,1358 0,1358 0,0 12177,0 12177,1358">
            <text:p/>
          </draw:polygon>
          <draw:path draw:style-name="gr3" draw:text-style-name="P7" draw:layer="layout" svg:width="0.468cm" svg:height="0.165cm" svg:x="5.747cm" svg:y="12.2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7cm" svg:x="6.596cm" svg:y="11.528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0.353cm" svg:height="0.029cm" svg:x="6.532cm" svg:y="12.282cm" svg:viewBox="0 0 354 30" draw:points="176,30 0,30 0,0 354,0 354,30">
            <text:p/>
          </draw:polygon>
          <draw:path draw:style-name="gr3" draw:text-style-name="P7" draw:layer="layout" svg:width="0.313cm" svg:height="0.476cm" svg:x="6.553cm" svg:y="12.479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293cm" svg:height="0.655cm" svg:x="7.124cm" svg:y="11.968cm" svg:viewBox="0 0 294 656" svg:d="M267 29c-24 1-30 19-30 29 0 17 14 28 29 28 14 0 28-9 28-30 0-27-22-56-56-56-59 0-72 77-83 131-19 106-33 196-45 319-3 37-8 77-12 110-7 53-18 82-44 82-11 0-22-8-27-14 24 0 31-18 31-29 0-16-15-27-29-27-15 0-29 8-29 28 0 28 22 56 56 56 59 0 72-75 83-133 19-100 34-190 45-315 5-38 8-78 13-112 6-53 17-80 43-80 13 0 22 6 27 13z">
            <text:p/>
          </draw:path>
          <draw:polygon draw:style-name="gr3" draw:text-style-name="P7" draw:layer="layout" svg:width="0.097cm" svg:height="0.703cm" svg:x="7.54cm" svg:y="11.944cm" svg:viewBox="0 0 98 704" draw:points="98,704 98,677 29,677 29,29 98,29 98,0 0,0 0,704">
            <text:p/>
          </draw:polygon>
          <draw:path draw:style-name="gr3" draw:text-style-name="P7" draw:layer="layout" svg:width="0.164cm" svg:height="0.703cm" svg:x="7.956cm" svg:y="11.944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92cm" svg:height="0.484cm" svg:x="8.19cm" svg:y="12.003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19 13 53 34 53 77 0 53-53 90-111 90-61 0-112-43-112-103 0-41 23-86 83-118z">
            <text:p/>
          </draw:path>
          <draw:path draw:style-name="gr3" draw:text-style-name="P7" draw:layer="layout" svg:width="0.351cm" svg:height="0.319cm" svg:x="8.532cm" svg:y="12.1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9.108cm" svg:y="12.0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9.791cm" svg:y="11.9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164cm" svg:height="0.703cm" svg:x="10.164cm" svg:y="11.94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10.593cm" svg:y="12.0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1.286cm" svg:y="12.003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19 13 53 34 53 77 0 53-53 90-111 90-61 0-112-43-112-103 0-41 23-86 83-118z">
            <text:p/>
          </draw:path>
          <draw:polygon draw:style-name="gr3" draw:text-style-name="P7" draw:layer="layout" svg:width="0.097cm" svg:height="0.703cm" svg:x="11.857cm" svg:y="11.944cm" svg:viewBox="0 0 98 704" draw:points="98,0 0,0 0,29 69,29 69,677 0,677 0,704 98,704">
            <text:p/>
          </draw:polygon>
          <draw:path draw:style-name="gr3" draw:text-style-name="P7" draw:layer="layout" svg:width="0.641cm" svg:height="0.844cm" svg:x="12.115cm" svg:y="11.754cm" svg:viewBox="0 0 642 845" svg:d="M221 845c22 0 22 0 30-14l386-804c5-9 5-11 5-13 0-8-7-14-15-14-9 0-11 6-16 14l-363 758-150-349-98 75 11 11 50-38z">
            <text:p/>
          </draw:path>
          <draw:polygon draw:style-name="gr3" draw:text-style-name="P7" draw:layer="layout" svg:width="4.244cm" svg:height="0.029cm" svg:x="12.74cm" svg:y="11.754cm" svg:viewBox="0 0 4245 30" draw:points="2122,30 0,30 0,0 4245,0 4245,30">
            <text:p/>
          </draw:polygon>
          <draw:path draw:style-name="gr3" draw:text-style-name="P7" draw:layer="layout" svg:width="0.313cm" svg:height="0.476cm" svg:x="12.759cm" svg:y="11.9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3.111cm" svg:y="12.1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13.524cm" svg:y="11.94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4.004cm" svg:y="12.0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14.687cm" svg:y="11.9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5.039cm" svg:y="12.162cm" svg:viewBox="0 0 352 320" svg:d="M216 99c3-19 19-83 69-83 3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2-49 75-54 8 27 33 54 75 54 74 0 114-91 114-109 0-6-7-6-8-6-7 0-8 2-10 6-24 77-72 93-94 93-28 0-39-22-39-46 0-16 5-31 13-63z">
            <text:p/>
          </draw:path>
          <draw:path draw:style-name="gr3" draw:text-style-name="P7" draw:layer="layout" svg:width="0.468cm" svg:height="0.47cm" svg:x="15.617cm" svg:y="12.0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16.342cm" svg:y="12.003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301cm" svg:height="0.492cm" svg:x="16.671cm" svg:y="11.997cm" svg:viewBox="0 0 302 493" svg:d="M298 48c4-10 4-11 4-26h-171c-86 0-88-9-89-22h-18l-24 146h18c1-12 8-56 17-64 5-5 61-5 69-5h147c-8 11-64 88-80 112-62 94-86 192-86 264 0 8 0 40 32 40 33 0 33-32 33-40v-35c0-39 2-79 8-115 2-16 12-77 44-122z">
            <text:p/>
          </draw:path>
          <draw:path draw:style-name="gr3" draw:text-style-name="P7" draw:layer="layout" svg:width="0.335cm" svg:height="0.497cm" svg:x="17.246cm" svg:y="11.984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17.604cm" svg:y="12.1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5 54 74 0 114-91 114-109 0-6-7-6-8-6-7 0-8 2-10 6-22 77-72 93-94 93-28 0-39-22-39-46 0-16 5-31 13-63z">
            <text:p/>
          </draw:path>
        </draw:g>
        <draw:g>
          <svg:title>TexMaths</svg:title>
          <svg:desc>20§display§= \frac{1}{4} \smallint [\ ( 8x + 4 ) \sqrt{4x^2 + 4x + 17} + 8 \sqrt{4x^2 + 4x + 17}\ ] \ dx§svg§600§FALSE§</svg:desc>
          <draw:polygon draw:style-name="gr2" draw:text-style-name="P6" draw:layer="layout" svg:width="17.122cm" svg:height="1.357cm" svg:x="5.742cm" svg:y="13.463cm" svg:viewBox="0 0 17123 1358" draw:points="8562,1358 0,1358 0,0 17123,0 17123,1358">
            <text:p/>
          </draw:polygon>
          <draw:path draw:style-name="gr3" draw:text-style-name="P7" draw:layer="layout" svg:width="0.468cm" svg:height="0.165cm" svg:x="5.747cm" svg:y="14.115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7cm" svg:x="6.596cm" svg:y="13.428cm" svg:viewBox="0 0 234 471" svg:d="M146 18c0-16 0-18-16-18-45 45-108 45-130 45v22c14 0 56 0 93-19v367c0 25-2 33-66 33h-22v23c24-4 86-4 113-4 29 0 90 0 116 4v-23h-23c-64 0-65-8-65-33z">
            <text:p/>
          </draw:path>
          <draw:polygon draw:style-name="gr3" draw:text-style-name="P7" draw:layer="layout" svg:width="0.353cm" svg:height="0.029cm" svg:x="6.532cm" svg:y="14.182cm" svg:viewBox="0 0 354 30" draw:points="176,30 0,30 0,0 354,0 354,30">
            <text:p/>
          </draw:polygon>
          <draw:path draw:style-name="gr3" draw:text-style-name="P7" draw:layer="layout" svg:width="0.313cm" svg:height="0.476cm" svg:x="6.553cm" svg:y="14.379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293cm" svg:height="0.655cm" svg:x="7.124cm" svg:y="13.868cm" svg:viewBox="0 0 294 656" svg:d="M267 29c-24 1-30 19-30 29 0 17 14 28 29 28 14 0 28-9 28-30 0-27-22-56-56-56-59 0-72 77-83 131-19 106-33 196-45 319-3 37-8 77-12 110-7 53-18 82-44 82-11 0-22-8-27-14 24 0 31-18 31-29 0-16-15-27-29-27-15 0-29 8-29 28 0 28 22 56 56 56 59 0 72-75 83-133 19-100 34-190 45-315 5-38 8-78 13-112 6-53 17-80 43-80 13 0 22 6 27 13z">
            <text:p/>
          </draw:path>
          <draw:polygon draw:style-name="gr3" draw:text-style-name="P7" draw:layer="layout" svg:width="0.097cm" svg:height="0.703cm" svg:x="7.54cm" svg:y="13.844cm" svg:viewBox="0 0 98 704" draw:points="98,704 98,677 29,677 29,29 98,29 98,0 0,0 0,704">
            <text:p/>
          </draw:polygon>
          <draw:path draw:style-name="gr3" draw:text-style-name="P7" draw:layer="layout" svg:width="0.164cm" svg:height="0.703cm" svg:x="7.956cm" svg:y="13.844cm" svg:viewBox="0 0 165 704" svg:d="M165 698c0-2 0-3-13-16-88-88-110-221-110-330 0-121 27-245 113-333 10-8 10-9 10-13s-3-6-8-6c-7 0-71 48-112 138-37 77-45 155-45 214 0 56 8 141 46 221 44 87 104 131 111 131 5 0 8-1 8-6z">
            <text:p/>
          </draw:path>
          <draw:path draw:style-name="gr3" draw:text-style-name="P7" draw:layer="layout" svg:width="0.292cm" svg:height="0.484cm" svg:x="8.19cm" svg:y="13.903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19 13 53 34 53 77 0 53-53 90-111 90-61 0-112-43-112-103 0-41 23-86 83-118z">
            <text:p/>
          </draw:path>
          <draw:path draw:style-name="gr3" draw:text-style-name="P7" draw:layer="layout" svg:width="0.351cm" svg:height="0.319cm" svg:x="8.532cm" svg:y="14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2 93-94 93-28 0-39-22-39-46 0-16 5-31 13-63z">
            <text:p/>
          </draw:path>
          <draw:path draw:style-name="gr3" draw:text-style-name="P7" draw:layer="layout" svg:width="0.468cm" svg:height="0.47cm" svg:x="9.108cm" svg:y="13.9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9.792cm" svg:y="13.8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164cm" svg:height="0.703cm" svg:x="10.164cm" svg:y="13.844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641cm" svg:height="0.844cm" svg:x="10.475cm" svg:y="13.654cm" svg:viewBox="0 0 642 845" svg:d="M221 845c22 0 22 0 30-14l386-804c5-9 5-11 5-13 0-8-7-14-15-14-9 0-11 6-16 14l-363 758-150-349-98 75 11 11 50-38z">
            <text:p/>
          </draw:path>
          <draw:polygon draw:style-name="gr3" draw:text-style-name="P7" draw:layer="layout" svg:width="4.244cm" svg:height="0.029cm" svg:x="11.1cm" svg:y="13.654cm" svg:viewBox="0 0 4245 30" draw:points="2122,30 0,30 0,0 4245,0 4245,30">
            <text:p/>
          </draw:polygon>
          <draw:path draw:style-name="gr3" draw:text-style-name="P7" draw:layer="layout" svg:width="0.313cm" svg:height="0.476cm" svg:x="11.12cm" svg:y="13.8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1.472cm" svg:y="14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11.884cm" svg:y="13.84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2.364cm" svg:y="13.9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13.048cm" svg:y="13.8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3.4cm" svg:y="14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468cm" svg:height="0.47cm" svg:x="13.977cm" svg:y="13.9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14.702cm" svg:y="13.903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301cm" svg:height="0.492cm" svg:x="15.032cm" svg:y="13.897cm" svg:viewBox="0 0 302 493" svg:d="M296 48c6-10 6-11 6-26h-171c-86 0-88-9-89-22h-18l-24 146h18c1-12 8-56 17-64 5-5 61-5 69-5h147c-8 11-64 88-80 112-62 94-86 192-86 264 0 8 0 40 32 40 33 0 33-32 33-40v-35c0-39 2-79 8-115 2-16 12-77 44-122z">
            <text:p/>
          </draw:path>
          <draw:path draw:style-name="gr3" draw:text-style-name="P7" draw:layer="layout" svg:width="0.468cm" svg:height="0.47cm" svg:x="15.539cm" svg:y="13.9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6.232cm" svg:y="13.903cm" svg:viewBox="0 0 293 485" svg:d="M85 147c-32-21-35-45-35-57 0-42 46-72 96-72 52 0 97 36 97 88 0 40-27 73-70 97zM189 215c51-26 85-63 85-109 0-66-63-106-127-106-70 0-128 53-128 118 0 13 2 44 31 77 8 8 35 26 52 39-41 21-102 59-102 129 0 76 72 122 146 122 80 0 147-58 147-133 0-25-8-57-34-88-14-14-25-21-70-49zM118 245l87 54c21 13 53 34 53 77 0 53-53 90-111 90-61 0-112-43-112-103 0-41 23-86 83-118z">
            <text:p/>
          </draw:path>
          <draw:path draw:style-name="gr3" draw:text-style-name="P7" draw:layer="layout" svg:width="0.641cm" svg:height="0.844cm" svg:x="16.632cm" svg:y="13.654cm" svg:viewBox="0 0 642 845" svg:d="M221 845c22 0 22 0 30-14l386-804c5-9 5-11 5-13 0-8-7-14-15-14-9 0-11 6-16 14l-363 758-150-349-98 75 11 11 50-38z">
            <text:p/>
          </draw:path>
          <draw:polygon draw:style-name="gr3" draw:text-style-name="P7" draw:layer="layout" svg:width="4.244cm" svg:height="0.029cm" svg:x="17.257cm" svg:y="13.654cm" svg:viewBox="0 0 4245 30" draw:points="2122,30 0,30 0,0 4245,0 4245,30">
            <text:p/>
          </draw:polygon>
          <draw:path draw:style-name="gr3" draw:text-style-name="P7" draw:layer="layout" svg:width="0.313cm" svg:height="0.476cm" svg:x="17.276cm" svg:y="13.8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7.628cm" svg:y="14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218cm" svg:height="0.327cm" svg:x="18.041cm" svg:y="13.843cm" svg:viewBox="0 0 219 328" svg:d="M219 239h-17c-2 11-7 40-13 44-3 4-42 4-48 4h-91c51-47 68-60 99-84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8.521cm" svg:y="13.9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313cm" svg:height="0.476cm" svg:x="19.204cm" svg:y="13.895cm" svg:viewBox="0 0 314 477" svg:d="M187 362v61c0 25 0 33-53 33h-14v21c29-2 66-2 94-2 31 0 68 0 96 2v-21h-14c-53 0-54-8-54-33v-61h72v-23h-72v-321c0-13 0-18-12-18-6 0-8 0-12 8l-218 331v23zM192 339h-173l173-262z">
            <text:p/>
          </draw:path>
          <draw:path draw:style-name="gr3" draw:text-style-name="P7" draw:layer="layout" svg:width="0.351cm" svg:height="0.319cm" svg:x="19.556cm" svg:y="14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7 46 47 0 72-49 74-54 8 27 33 54 77 54 72 0 112-91 112-109 0-6-7-6-8-6-7 0-8 2-10 6-22 77-70 93-94 93-28 0-39-22-39-46 0-16 5-31 13-63z">
            <text:p/>
          </draw:path>
          <draw:path draw:style-name="gr3" draw:text-style-name="P7" draw:layer="layout" svg:width="0.468cm" svg:height="0.47cm" svg:x="20.132cm" svg:y="13.963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20.859cm" svg:y="13.903cm" svg:viewBox="0 0 234 471" svg:d="M146 18c0-16 0-18-18-18-43 45-106 45-128 45v22c14 0 56 0 93-19v367c0 25-2 33-66 33h-22v23c24-4 86-4 113-4 29 0 90 0 116 4v-23h-23c-64 0-65-8-65-33z">
            <text:p/>
          </draw:path>
          <draw:path draw:style-name="gr3" draw:text-style-name="P7" draw:layer="layout" svg:width="0.301cm" svg:height="0.492cm" svg:x="21.187cm" svg:y="13.897cm" svg:viewBox="0 0 302 493" svg:d="M296 48c6-10 6-11 6-26h-171c-86 0-88-9-89-22h-18l-24 146h18c1-12 8-56 17-64 5-5 61-5 69-5h147c-8 11-64 88-80 112-62 94-86 192-86 264 0 8 0 40 32 40 33 0 33-32 33-40v-35c0-39 2-79 8-115 2-16 12-77 44-122z">
            <text:p/>
          </draw:path>
          <draw:polygon draw:style-name="gr3" draw:text-style-name="P7" draw:layer="layout" svg:width="0.097cm" svg:height="0.703cm" svg:x="21.748cm" svg:y="13.844cm" svg:viewBox="0 0 98 704" draw:points="98,0 0,0 0,29 69,29 69,677 0,677 0,704 98,704">
            <text:p/>
          </draw:polygon>
          <draw:path draw:style-name="gr3" draw:text-style-name="P7" draw:layer="layout" svg:width="0.335cm" svg:height="0.497cm" svg:x="22.192cm" svg:y="13.884cm" svg:viewBox="0 0 336 498" svg:d="M336 8c0-2 0-8-10-8-9 0-76 6-89 8-5 0-10 3-10 13 0 9 7 9 18 9 33 0 35 5 35 12l-3 14-42 167c-13-26-33-45-65-45-82 0-170 104-170 206 0 67 38 114 94 114 15 0 50-3 92-53 6 29 30 53 64 53 25 0 41-16 52-40 12-24 21-67 21-69 0-8-6-8-8-8-8 0-8 3-9 13-13 46-26 88-55 88-19 0-21-18-21-32 0-18 2-23 5-34zM189 405c-3 13-3 14-15 27-30 39-59 50-78 50-35 0-46-39-46-66 0-35 22-123 40-155 20-42 52-67 81-67 47 0 56 57 56 62 0 3-1 8-3 11z">
            <text:p/>
          </draw:path>
          <draw:path draw:style-name="gr3" draw:text-style-name="P7" draw:layer="layout" svg:width="0.351cm" svg:height="0.319cm" svg:x="22.55cm" svg:y="14.062cm" svg:viewBox="0 0 352 320" svg:d="M216 99c3-19 19-83 69-83 5 0 21 0 35 8-19 5-34 22-34 38 0 12 8 26 28 26 16 0 38-13 38-42 0-36-42-46-66-46-41 0-65 37-75 54-17-48-54-54-75-54-74 0-114 91-114 109 0 6 7 6 8 6 7 0 8 0 10-6 24-75 70-93 94-93 13 0 39 6 39 46 0 23-13 71-39 169-11 44-36 73-67 73-5 0-21 0-35-8 18-5 34-19 34-38s-16-26-28-26c-20 0-38 19-38 42 0 32 35 46 66 46 48 0 73-49 75-54 8 27 33 54 77 54 72 0 112-91 112-109 0-6-7-6-8-6-7 0-8 2-10 6-22 77-72 93-94 93-28 0-39-22-39-46 0-16 5-31 13-63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9">
        <office:forms form:automatic-focus="false" form:apply-design-mode="false"/>
        <draw:frame presentation:style-name="pr11" draw:text-style-name="P11" draw:layer="layout" svg:width="26.4cm" svg:height="14.695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 xml:id="id210" draw:id="id210">
          <svg:title>TexMaths</svg:title>
          <svg:desc>24§display§\text {I}§svg§600§FALSE§</svg:desc>
          <draw:polygon draw:style-name="gr2" draw:text-style-name="P6" draw:layer="layout" svg:width="0.197cm" svg:height="0.493cm" svg:x="2.844cm" svg:y="1.347cm" svg:viewBox="0 0 198 494" draw:points="100,494 0,494 0,0 198,0 198,494">
            <text:p/>
          </draw:polygon>
          <draw:path draw:style-name="gr3" draw:text-style-name="P7" draw:layer="layout" svg:width="0.258cm" svg:height="0.577cm" svg:x="2.825cm" svg:y="1.305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frac{1}{4} \smallint \sqrt{4x^2 + 4x + 17}\  ( 8x + 4 )\ dx + 2 \smallint \sqrt{4x^2 + 4x + 17} \ dx§svg§600§FALSE§</svg:desc>
          <draw:polygon draw:style-name="gr2" draw:text-style-name="P6" draw:layer="layout" svg:width="20.046cm" svg:height="1.493cm" svg:x="3.552cm" svg:y="0.772cm" svg:viewBox="0 0 20047 1494" draw:points="10024,1494 0,1494 0,0 20047,0 20047,1494">
            <text:p/>
          </draw:polygon>
          <draw:path draw:style-name="gr3" draw:text-style-name="P7" draw:layer="layout" svg:width="0.515cm" svg:height="0.182cm" svg:x="3.557cm" svg:y="1.48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4.492cm" svg:y="0.733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4.421cm" svg:y="1.563cm" svg:viewBox="0 0 389 33" draw:points="194,33 0,33 0,0 389,0 389,33">
            <text:p/>
          </draw:polygon>
          <draw:path draw:style-name="gr3" draw:text-style-name="P7" draw:layer="layout" svg:width="0.344cm" svg:height="0.524cm" svg:x="4.444cm" svg:y="1.779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23cm" svg:height="0.721cm" svg:x="5.073cm" svg:y="1.217cm" svg:viewBox="0 0 324 722" svg:d="M294 32c-26 1-34 21-34 31 0 20 16 32 32 32s32-10 32-33c0-30-25-62-62-62-65 0-79 85-91 144-21 117-37 215-50 351-3 40-8 84-14 121-7 59-19 90-47 90-12 0-25-9-30-16 26 0 33-19 33-31 0-18-15-30-31-30s-32 9-32 31c0 30 25 62 62 62 65 0 79-83 91-146 21-111 37-210 49-347 6-42 9-86 14-123 8-58 20-88 48-88 14 0 25 7 30 14z">
            <text:p/>
          </draw:path>
          <draw:path draw:style-name="gr3" draw:text-style-name="P7" draw:layer="layout" svg:width="0.705cm" svg:height="0.929cm" svg:x="5.652cm" svg:y="0.981cm" svg:viewBox="0 0 706 930" svg:d="M243 930c25 0 25 0 33-16l425-884c5-11 5-12 5-14 0-9-7-16-16-16-11 0-14 7-18 16l-399 833-166-384-107 83 12 12 55-42z">
            <text:p/>
          </draw:path>
          <draw:polygon draw:style-name="gr3" draw:text-style-name="P7" draw:layer="layout" svg:width="4.668cm" svg:height="0.032cm" svg:x="6.34cm" svg:y="0.981cm" svg:viewBox="0 0 4669 33" draw:points="2334,33 0,33 0,0 4669,0 4669,33">
            <text:p/>
          </draw:polygon>
          <draw:path draw:style-name="gr3" draw:text-style-name="P7" draw:layer="layout" svg:width="0.344cm" svg:height="0.524cm" svg:x="6.363cm" svg:y="1.24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6.75cm" svg:y="1.43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24cm" svg:height="0.36cm" svg:x="7.204cm" svg:y="1.189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7.732cm" svg:y="1.3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8.484cm" svg:y="1.24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8.871cm" svg:y="1.43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517cm" svg:x="9.505cm" svg:y="1.3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0.304cm" svg:y="1.25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10.664cm" svg:y="1.249cm" svg:viewBox="0 0 333 542" svg:d="M327 53c6-11 6-12 6-28h-189c-95 0-96-11-98-25h-20l-26 160h19c2-12 9-61 20-70 5-5 67-5 75-5h162c-8 12-70 96-88 123-68 104-95 211-95 290 0 9 0 44 35 44 37 0 37-35 37-44v-38c0-43 2-87 9-127 2-18 13-85 48-134z">
            <text:p/>
          </draw:path>
          <draw:path draw:style-name="gr3" draw:text-style-name="P7" draw:layer="layout" svg:width="0.18cm" svg:height="0.774cm" svg:x="11.342cm" svg:y="1.191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321cm" svg:height="0.533cm" svg:x="11.599cm" svg:y="1.256cm" svg:viewBox="0 0 322 534" svg:d="M93 162c-35-23-38-49-38-63 0-46 51-80 105-80 58 0 108 41 108 97 0 44-30 81-78 108zM208 236c56-28 93-69 93-120 0-72-69-116-139-116-78 0-141 58-141 130 0 14 2 48 34 85 8 9 38 28 58 42-46 23-113 65-113 143 0 83 79 134 160 134 88 0 162-64 162-147 0-28-9-63-37-96-16-16-28-23-77-55zM130 269l95 60c23 14 58 37 58 85 0 58-58 99-121 99-67 0-123-48-123-113 0-46 24-95 91-131z">
            <text:p/>
          </draw:path>
          <draw:path draw:style-name="gr3" draw:text-style-name="P7" draw:layer="layout" svg:width="0.386cm" svg:height="0.351cm" svg:x="11.976cm" svg:y="1.4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12.611cm" svg:y="1.3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3.363cm" svg:y="1.24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18cm" svg:height="0.774cm" svg:x="13.771cm" svg:y="1.191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369cm" svg:height="0.547cm" svg:x="14.317cm" svg:y="1.235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0 0 62 64 62 69 0 3-2 9-4 12z">
            <text:p/>
          </draw:path>
          <draw:path draw:style-name="gr3" draw:text-style-name="P7" draw:layer="layout" svg:width="0.386cm" svg:height="0.351cm" svg:x="14.711cm" svg:y="1.43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515cm" svg:height="0.517cm" svg:x="15.345cm" svg:y="1.3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6.114cm" svg:y="1.25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23cm" svg:height="0.721cm" svg:x="16.633cm" svg:y="1.217cm" svg:viewBox="0 0 324 722" svg:d="M294 32c-26 1-34 21-34 31 0 20 16 32 32 32s32-10 32-33c0-30-25-62-62-62-65 0-79 85-91 144-21 117-37 215-50 351-3 40-8 84-14 121-7 59-19 90-47 90-12 0-25-9-30-16 26 0 33-19 33-31 0-18-15-30-31-30s-32 9-32 31c0 30 25 62 62 62 65 0 79-83 91-146 21-111 37-210 49-347 4-42 9-86 14-123 8-58 20-88 48-88 14 0 25 7 30 14z">
            <text:p/>
          </draw:path>
          <draw:path draw:style-name="gr3" draw:text-style-name="P7" draw:layer="layout" svg:width="0.705cm" svg:height="0.929cm" svg:x="17.212cm" svg:y="0.981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4.668cm" svg:height="0.032cm" svg:x="17.9cm" svg:y="0.981cm" svg:viewBox="0 0 4669 33" draw:points="2334,33 0,33 0,0 4669,0 4669,33">
            <text:p/>
          </draw:polygon>
          <draw:path draw:style-name="gr3" draw:text-style-name="P7" draw:layer="layout" svg:width="0.344cm" svg:height="0.524cm" svg:x="17.923cm" svg:y="1.24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8.31cm" svg:y="1.4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24cm" svg:height="0.36cm" svg:x="18.763cm" svg:y="1.189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9.291cm" svg:y="1.3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20.042cm" svg:y="1.247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20.429cm" svg:y="1.4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515cm" svg:height="0.517cm" svg:x="21.065cm" svg:y="1.32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21.864cm" svg:y="1.25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32cm" svg:height="0.541cm" svg:x="22.225cm" svg:y="1.249cm" svg:viewBox="0 0 333 542" svg:d="M327 53c6-11 6-12 6-28h-189c-95 0-96-11-98-25h-20l-26 160h19c2-12 9-61 20-70 5-5 67-5 75-5h162c-8 12-70 96-88 123-68 104-95 211-95 290 0 9 0 44 35 44 37 0 37-35 37-44v-38c0-43 2-87 9-127 2-18 13-85 48-134z">
            <text:p/>
          </draw:path>
          <draw:path draw:style-name="gr3" draw:text-style-name="P7" draw:layer="layout" svg:width="0.369cm" svg:height="0.547cm" svg:x="22.857cm" svg:y="1.235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1 0 62 64 62 69 0 3-2 9-4 12z">
            <text:p/>
          </draw:path>
          <draw:path draw:style-name="gr3" draw:text-style-name="P7" draw:layer="layout" svg:width="0.386cm" svg:height="0.351cm" svg:x="23.251cm" svg:y="1.43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20 0-7-7-7-9-7-7 0-9 2-11 7-24 85-79 103-104 103-30 0-42-25-42-51 0-18 5-34 14-69z">
            <text:p/>
          </draw:path>
        </draw:g>
        <draw:g>
          <svg:title>TexMaths</svg:title>
          <svg:desc>22§display§\text {In }1^{st}\text { integral Put, } 4x^2 + 4x + 17 = t,  \text {Diff } w.\ r.\ t.\ x. \ \therefore \ (8x + 4)\ dx = dt§svg§600§FALSE§</svg:desc>
          <draw:polygon draw:style-name="gr2" draw:text-style-name="P6" draw:layer="layout" svg:width="24.746cm" svg:height="0.795cm" svg:x="1.769cm" svg:y="2.764cm" svg:viewBox="0 0 24747 796" draw:points="12372,796 0,796 0,0 24747,0 24747,796">
            <text:p/>
          </draw:polygon>
          <draw:path draw:style-name="gr3" draw:text-style-name="P7" draw:layer="layout" svg:width="0.237cm" svg:height="0.529cm" svg:x="1.751cm" svg:y="2.876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034cm" svg:y="3.06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2.765cm" svg:y="2.889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122cm" svg:y="2.846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3.398cm" svg:y="2.746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166cm" svg:height="0.518cm" svg:x="3.93cm" svg:y="2.88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145cm" svg:y="3.06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4.542cm" svg:y="2.92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3cm" svg:height="0.356cm" svg:x="4.85cm" svg:y="3.058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5.193cm" svg:y="3.054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5.581cm" svg:y="3.061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5.894cm" svg:y="3.058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6.274cm" svg:y="2.868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457cm" svg:height="0.529cm" svg:x="6.748cm" svg:y="2.876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7.272cm" svg:y="3.061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7.691cm" svg:y="2.927cm" svg:viewBox="0 0 243 486" svg:d="M120 167h111v-24h-111v-143h-20c0 63-24 146-100 150v17h67v213c0 97 72 106 100 106 55 0 76-55 76-106v-44h-19v44c0 56-23 86-52 86-52 0-52-70-52-84z">
            <text:p/>
          </draw:path>
          <draw:path draw:style-name="gr3" draw:text-style-name="P7" draw:layer="layout" svg:width="0.091cm" svg:height="0.231cm" svg:x="8.043cm" svg:y="3.322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344cm" svg:height="0.524cm" svg:x="8.47cm" svg:y="2.8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8.858cm" svg:y="3.0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9.312cm" svg:y="2.725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84cm" svg:y="2.9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10.591cm" svg:y="2.8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0.978cm" svg:y="3.0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614cm" svg:y="2.9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2.413cm" svg:y="2.889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32cm" svg:height="0.541cm" svg:x="12.774cm" svg:y="2.882cm" svg:viewBox="0 0 333 542" svg:d="M326 53c7-11 7-13 7-28h-189c-95 0-96-11-98-25h-20l-26 160h19c2-12 9-61 20-70 5-6 67-6 75-6h162c-8 13-70 97-88 124-68 104-95 211-95 290 0 9 0 44 35 44 37 0 37-35 37-44v-39c0-42 2-86 9-126 2-18 13-85 48-134z">
            <text:p/>
          </draw:path>
          <draw:path draw:style-name="gr3" draw:text-style-name="P7" draw:layer="layout" svg:width="0.515cm" svg:height="0.182cm" svg:x="13.374cm" svg:y="3.1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166cm" svg:y="2.9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91cm" svg:height="0.231cm" svg:x="14.493cm" svg:y="3.322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4.798cm" svg:y="2.876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5.387cm" svg:y="2.887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5.597cm" svg:y="2.859cm" svg:viewBox="0 0 466 547" svg:d="M327 236h88v-23h-91v-90c0-70 39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6.308cm" svg:y="3.061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8 28 28 67 0 26-22 102-42 141-21 42-47 68-86 68-37 0-58-22-58-66 0-22 7-46 9-57z">
            <text:p/>
          </draw:path>
          <draw:path draw:style-name="gr3" draw:text-style-name="P7" draw:layer="layout" svg:width="0.083cm" svg:height="0.083cm" svg:x="16.925cm" svg:y="3.322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7.353cm" svg:y="3.061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7.724cm" svg:y="3.322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148cm" svg:y="2.92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8.478cm" svg:y="3.322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8.905cm" svg:y="3.06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083cm" svg:height="0.083cm" svg:x="19.391cm" svg:y="3.322cm" svg:viewBox="0 0 84 84" svg:d="M84 42c0-23-19-42-42-42s-42 19-42 42 19 42 42 42 42-19 42-42z">
            <text:p/>
          </draw:path>
          <draw:path draw:style-name="gr3" draw:text-style-name="P7" draw:layer="layout" svg:width="0.469cm" svg:height="0.418cm" svg:x="20.035cm" svg:y="3.045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18cm" svg:height="0.773cm" svg:x="21.077cm" svg:y="2.824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21.334cm" svg:y="2.889cm" svg:viewBox="0 0 322 533" svg:d="M93 162c-35-23-38-49-38-63 0-46 51-80 105-80 58 0 108 41 108 97 0 44-30 81-78 108zM208 236c56-28 93-69 93-120 0-72-69-116-139-116-78 0-141 58-141 130 0 14 2 48 34 85 8 9 38 28 58 42-46 23-113 65-113 143 0 82 79 133 160 133 88 0 162-63 162-146 0-28-9-63-37-97-16-15-28-22-77-54zM130 269l95 60c21 14 58 37 58 85 0 58-58 98-121 98-67 0-123-47-123-112 0-46 24-96 91-131z">
            <text:p/>
          </draw:path>
          <draw:path draw:style-name="gr3" draw:text-style-name="P7" draw:layer="layout" svg:width="0.386cm" svg:height="0.351cm" svg:x="21.709cm" svg:y="3.0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22.344cm" svg:y="2.952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23.096cm" svg:y="2.8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18cm" svg:height="0.773cm" svg:x="23.504cm" svg:y="2.824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4.05cm" svg:y="2.86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6-136 44-171 22-46 58-74 89-74 51 0 62 63 62 69 0 3-2 8-4 12z">
            <text:p/>
          </draw:path>
          <draw:path draw:style-name="gr3" draw:text-style-name="P7" draw:layer="layout" svg:width="0.386cm" svg:height="0.351cm" svg:x="24.444cm" svg:y="3.06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182cm" svg:x="25.121cm" svg:y="3.11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926cm" svg:y="2.868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238cm" svg:height="0.494cm" svg:x="26.315cm" svg:y="2.9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845cm" svg:y="4.548cm" svg:viewBox="0 0 198 494" draw:points="100,494 0,494 0,0 198,0 198,494">
            <text:p/>
          </draw:polygon>
          <draw:path draw:style-name="gr3" draw:text-style-name="P7" draw:layer="layout" svg:width="0.258cm" svg:height="0.577cm" svg:x="2.826cm" svg:y="4.5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frac{1}{4} \smallint \sqrt{t}\ dt + 2 \smallint \sqrt{(2x)^2 + 2(2x)(1) + 1 + 16 } \ dx§svg§600§FALSE§</svg:desc>
          <draw:polygon draw:style-name="gr2" draw:text-style-name="P6" draw:layer="layout" svg:width="16.254cm" svg:height="1.493cm" svg:x="3.554cm" svg:y="3.974cm" svg:viewBox="0 0 16255 1494" draw:points="8127,1494 0,1494 0,0 16255,0 16255,1494">
            <text:p/>
          </draw:polygon>
          <draw:path draw:style-name="gr3" draw:text-style-name="P7" draw:layer="layout" svg:width="0.515cm" svg:height="0.182cm" svg:x="3.559cm" svg:y="4.69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4.494cm" svg:y="3.935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4.423cm" svg:y="4.765cm" svg:viewBox="0 0 389 33" draw:points="194,33 0,33 0,0 389,0 389,33">
            <text:p/>
          </draw:polygon>
          <draw:path draw:style-name="gr3" draw:text-style-name="P7" draw:layer="layout" svg:width="0.344cm" svg:height="0.524cm" svg:x="4.446cm" svg:y="4.98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23cm" svg:height="0.721cm" svg:x="5.075cm" svg:y="4.419cm" svg:viewBox="0 0 324 722" svg:d="M294 32c-26 1-34 21-34 31 0 20 16 32 32 32s32-10 32-33c0-30-25-62-62-62-65 0-79 85-91 144-21 117-37 215-50 351-3 40-8 84-14 121-7 59-19 90-47 90-12 0-25-9-30-16 26 0 33-19 33-31 0-18-15-30-31-30s-32 9-32 31c0 30 25 62 62 62 65 0 79-83 91-146 21-111 37-210 49-347 6-42 9-86 14-123 8-58 20-88 48-88 14 0 25 7 30 14z">
            <text:p/>
          </draw:path>
          <draw:path draw:style-name="gr3" draw:text-style-name="P7" draw:layer="layout" svg:width="0.604cm" svg:height="0.774cm" svg:x="5.625cm" svg:y="4.277cm" svg:viewBox="0 0 605 775" svg:d="M245 694l-136-301c-5-13-10-13-12-13 0 0-5 0-13 6l-73 56c-11 7-11 11-11 12 0 4 2 9 7 9s19-10 26-17c6-4 18-13 25-18l153 335c5 12 11 12 18 12 10 0 12-4 19-14l352-729c5-13 5-14 5-16 0-9-7-16-15-16-7 0-13 4-18 16z">
            <text:p/>
          </draw:path>
          <draw:polygon draw:style-name="gr3" draw:text-style-name="P7" draw:layer="layout" svg:width="0.281cm" svg:height="0.032cm" svg:x="6.213cm" svg:y="4.277cm" svg:viewBox="0 0 282 33" draw:points="141,33 0,33 0,0 282,0 282,33">
            <text:p/>
          </draw:polygon>
          <draw:path draw:style-name="gr3" draw:text-style-name="P7" draw:layer="layout" svg:width="0.238cm" svg:height="0.494cm" svg:x="6.231cm" svg:y="4.49cm" svg:viewBox="0 0 239 495" svg:d="M143 176h73c15 0 23 0 23-16 0-9-8-9-23-9h-66c26-110 31-125 31-130 0-14-10-21-23-21-1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369cm" svg:height="0.547cm" svg:x="6.782cm" svg:y="4.437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0 0 62 64 62 69 0 3-2 9-4 12z">
            <text:p/>
          </draw:path>
          <draw:path draw:style-name="gr3" draw:text-style-name="P7" draw:layer="layout" svg:width="0.238cm" svg:height="0.494cm" svg:x="7.171cm" svg:y="4.49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7.648cm" svg:y="4.5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8.417cm" svg:y="4.45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23cm" svg:height="0.721cm" svg:x="8.936cm" svg:y="4.419cm" svg:viewBox="0 0 324 722" svg:d="M294 32c-26 1-34 21-34 31 0 20 16 32 32 32s32-10 32-33c0-30-25-62-62-62-65 0-79 85-91 144-21 117-37 215-50 351-3 40-8 84-14 121-7 59-19 90-47 90-14 0-25-9-30-16 26 0 33-19 33-31 0-18-15-30-31-30s-32 9-32 31c0 30 25 62 62 62 65 0 79-83 91-146 19-111 37-210 49-347 4-42 9-86 14-123 8-58 20-88 48-88 14 0 25 7 30 14z">
            <text:p/>
          </draw:path>
          <draw:path draw:style-name="gr3" draw:text-style-name="P7" draw:layer="layout" svg:width="0.705cm" svg:height="0.929cm" svg:x="9.515cm" svg:y="4.243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8.577cm" svg:height="0.032cm" svg:x="10.203cm" svg:y="4.243cm" svg:viewBox="0 0 8578 33" draw:points="4289,33 0,33 0,0 8578,0 8578,33">
            <text:p/>
          </draw:polygon>
          <draw:path draw:style-name="gr3" draw:text-style-name="P7" draw:layer="layout" svg:width="0.18cm" svg:height="0.774cm" svg:x="10.279cm" svg:y="4.393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309cm" svg:height="0.517cm" svg:x="10.543cm" svg:y="4.45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0.912cm" svg:y="4.632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20 0-7-7-7-9-7-7 0-9 2-11 7-24 85-77 103-104 103-30 0-42-25-42-51 0-18 5-34 14-69z">
            <text:p/>
          </draw:path>
          <draw:path draw:style-name="gr3" draw:text-style-name="P7" draw:layer="layout" svg:width="0.18cm" svg:height="0.774cm" svg:x="11.377cm" svg:y="4.39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1.667cm" svg:y="4.391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2.195cm" svg:y="4.5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12.962cm" svg:y="4.45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18cm" svg:height="0.774cm" svg:x="13.388cm" svg:y="4.393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309cm" svg:height="0.517cm" svg:x="13.651cm" svg:y="4.458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7 69-5 7-57 7-72 7z">
            <text:p/>
          </draw:path>
          <draw:path draw:style-name="gr3" draw:text-style-name="P7" draw:layer="layout" svg:width="0.386cm" svg:height="0.351cm" svg:x="14.02cm" svg:y="4.632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20 0-7-7-7-9-7-7 0-9 2-11 7-26 85-79 103-104 103-30 0-42-25-42-51 0-18 5-34 14-69z">
            <text:p/>
          </draw:path>
          <draw:path draw:style-name="gr3" draw:text-style-name="P7" draw:layer="layout" svg:width="0.18cm" svg:height="0.774cm" svg:x="14.485cm" svg:y="4.39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18cm" svg:height="0.774cm" svg:x="14.817cm" svg:y="4.393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256cm" svg:height="0.517cm" svg:x="15.11cm" svg:y="4.45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5.472cm" svg:y="4.393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515cm" svg:height="0.517cm" svg:x="15.944cm" svg:y="4.5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6.743cm" svg:y="4.45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515cm" svg:height="0.517cm" svg:x="17.276cm" svg:y="4.523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8.073cm" svg:y="4.458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3cm" svg:x="18.425cm" svg:y="4.458cm" svg:viewBox="0 0 322 534" svg:d="M70 262v-19c0-195 97-224 136-224 19 0 51 6 69 32-13 0-43 0-43 34 0 24 18 37 36 37 12 0 35-8 35-37 0-48-34-85-99-85-98 0-204 100-204 271 0 208 90 263 162 263 86 0 160-73 160-175 0-98-69-174-155-174-53 0-81 40-97 77zM162 513c-48 0-72-48-76-59-14-37-14-98-14-112 0-60 25-139 95-139 13 0 48 0 72 49 14 28 14 69 14 106s0 75-14 103c-23 48-58 52-77 52z">
            <text:p/>
          </draw:path>
          <draw:path draw:style-name="gr3" draw:text-style-name="P7" draw:layer="layout" svg:width="0.369cm" svg:height="0.547cm" svg:x="19.068cm" svg:y="4.437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19 2-25 6-37zM208 446c-4 14-4 15-16 30-34 42-65 54-86 54-39 0-51-42-51-72 0-39 26-136 44-171 22-46 58-74 89-74 51 0 62 64 62 69 0 3-2 9-4 12z">
            <text:p/>
          </draw:path>
          <draw:path draw:style-name="gr3" draw:text-style-name="P7" draw:layer="layout" svg:width="0.386cm" svg:height="0.351cm" svg:x="19.462cm" svg:y="4.632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4 51 51 0 79-54 81-60 9 30 37 60 84 60 80 0 124-100 124-120 0-7-7-7-9-7-7 0-9 2-11 7-24 85-79 103-104 103-30 0-42-25-42-51 0-18 5-34 14-69z">
            <text:p/>
          </draw:path>
        </draw:g>
        <draw:g>
          <svg:title>TexMaths</svg:title>
          <svg:desc>22§display§= \frac{1}{4} \smallint (t)^\frac{1}{2} \ dt + 2 \smallint \sqrt{(2x + 1)^2  + (4)^2 } \ dx§svg§600§FALSE§</svg:desc>
          <draw:polygon draw:style-name="gr2" draw:text-style-name="P6" draw:layer="layout" svg:width="13.383cm" svg:height="1.493cm" svg:x="3.555cm" svg:y="5.976cm" svg:viewBox="0 0 13384 1494" draw:points="6692,1494 0,1494 0,0 13384,0 13384,1494">
            <text:p/>
          </draw:polygon>
          <draw:path draw:style-name="gr3" draw:text-style-name="P7" draw:layer="layout" svg:width="0.515cm" svg:height="0.182cm" svg:x="3.56cm" svg:y="6.69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7cm" svg:x="4.495cm" svg:y="5.937cm" svg:viewBox="0 0 257 518" svg:d="M160 19c0-17 0-19-17-19-50 49-118 49-143 49v25c16 0 62 0 102-21v403c0 28-2 37-72 37h-25v25c27-4 95-4 125-4 32 0 99 0 127 4v-25h-25c-70 0-72-9-72-37z">
            <text:p/>
          </draw:path>
          <draw:polygon draw:style-name="gr3" draw:text-style-name="P7" draw:layer="layout" svg:width="0.388cm" svg:height="0.032cm" svg:x="4.424cm" svg:y="6.767cm" svg:viewBox="0 0 389 33" draw:points="194,33 0,33 0,0 389,0 389,33">
            <text:p/>
          </draw:polygon>
          <draw:path draw:style-name="gr3" draw:text-style-name="P7" draw:layer="layout" svg:width="0.344cm" svg:height="0.524cm" svg:x="4.447cm" svg:y="6.983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323cm" svg:height="0.721cm" svg:x="5.076cm" svg:y="6.421cm" svg:viewBox="0 0 324 722" svg:d="M294 32c-26 1-34 21-34 31 0 20 16 32 32 32s32-10 32-33c0-30-25-62-62-62-65 0-79 85-91 144-21 117-37 215-50 351-3 40-8 84-14 121-7 59-19 90-47 90-12 0-25-9-30-16 26 0 33-19 33-31 0-18-15-30-31-30s-32 9-32 31c0 30 25 62 62 62 65 0 79-83 91-146 21-111 37-210 49-347 6-42 9-86 14-123 8-58 20-88 48-88 14 0 25 7 30 14z">
            <text:p/>
          </draw:path>
          <draw:path draw:style-name="gr3" draw:text-style-name="P7" draw:layer="layout" svg:width="0.18cm" svg:height="0.774cm" svg:x="5.517cm" svg:y="6.395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238cm" svg:height="0.494cm" svg:x="5.76cm" svg:y="6.492cm" svg:viewBox="0 0 239 495" svg:d="M143 176h73c15 0 23 0 23-16 0-9-8-9-23-9h-66c26-110 31-125 31-130 0-14-10-21-23-21-3 0-24 0-31 28l-30 123h-74c-16 0-23 0-23 15 0 10 7 10 21 10h69c-57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18cm" svg:height="0.774cm" svg:x="6.065cm" svg:y="6.395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159cm" svg:height="0.258cm" svg:x="6.47cm" svg:y="6.191cm" svg:viewBox="0 0 160 259" svg:d="M100 12c0-12-1-12-14-12-28 25-72 25-79 25h-7v17h7c9 0 33-1 56-10v193c0 13 0 18-40 18h-19v16c21-2 56-2 77-2 23 0 58 0 79 2v-16h-19c-41 0-41-5-41-18z">
            <text:p/>
          </draw:path>
          <draw:polygon draw:style-name="gr3" draw:text-style-name="P7" draw:layer="layout" svg:width="0.263cm" svg:height="0.027cm" svg:x="6.415cm" svg:y="6.508cm" svg:viewBox="0 0 264 28" draw:points="132,28 0,28 0,0 264,0 264,28">
            <text:p/>
          </draw:polygon>
          <draw:path draw:style-name="gr3" draw:text-style-name="P7" draw:layer="layout" svg:width="0.193cm" svg:height="0.258cm" svg:x="6.45cm" svg:y="6.585cm" svg:viewBox="0 0 194 259" svg:d="M194 185h-16c-2 7-6 32-11 35-3 2-37 2-42 2h-76c25-19 55-41 78-56 35-25 67-48 67-89 0-49-46-77-102-77-53 0-92 30-92 69 0 19 18 23 23 23 10 0 23-7 23-23 0-14-11-21-23-23 12-18 33-28 60-28 38 0 70 23 70 59 0 34-23 59-53 83l-95 81c-5 4-5 4-5 7v11h181z">
            <text:p/>
          </draw:path>
          <draw:path draw:style-name="gr3" draw:text-style-name="P7" draw:layer="layout" svg:width="0.369cm" svg:height="0.547cm" svg:x="7.098cm" svg:y="6.439cm" svg:viewBox="0 0 370 548" svg:d="M370 9c0-2 0-9-11-9s-84 7-99 9c-5 0-10 3-10 14 0 10 7 10 19 10 37 0 39 6 39 13l-2 16-47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1 0 62 64 62 69 0 3-2 9-4 12z">
            <text:p/>
          </draw:path>
          <draw:path draw:style-name="gr3" draw:text-style-name="P7" draw:layer="layout" svg:width="0.238cm" svg:height="0.494cm" svg:x="7.487cm" svg:y="6.492cm" svg:viewBox="0 0 239 495" svg:d="M143 176h73c15 0 23 0 23-16 0-9-8-9-23-9h-66c26-110 31-125 31-130 0-14-10-21-23-21-1 0-24 0-31 28l-30 123h-74c-16 0-23 0-23 15 0 10 7 10 21 10h69c-55 220-58 233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7.964cm" svg:y="6.5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09cm" svg:height="0.517cm" svg:x="8.733cm" svg:y="6.4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23cm" svg:height="0.721cm" svg:x="9.252cm" svg:y="6.421cm" svg:viewBox="0 0 324 722" svg:d="M294 32c-26 1-34 21-34 31 0 20 16 32 32 32s32-10 32-33c0-30-25-62-62-62-65 0-79 85-91 144-21 117-37 215-50 351-3 40-8 84-14 121-7 59-19 90-47 90-12 0-25-9-30-16 26 0 33-19 33-31 0-18-15-30-31-30s-32 9-32 31c0 30 25 62 62 62 65 0 79-83 91-146 21-111 37-210 49-347 4-42 9-86 14-123 8-58 20-88 48-88 14 0 25 7 30 14z">
            <text:p/>
          </draw:path>
          <draw:path draw:style-name="gr3" draw:text-style-name="P7" draw:layer="layout" svg:width="0.705cm" svg:height="0.929cm" svg:x="9.831cm" svg:y="6.245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5.39cm" svg:height="0.032cm" svg:x="10.52cm" svg:y="6.245cm" svg:viewBox="0 0 5391 33" draw:points="2695,33 0,33 0,0 5391,0 5391,33">
            <text:p/>
          </draw:polygon>
          <draw:path draw:style-name="gr3" draw:text-style-name="P7" draw:layer="layout" svg:width="0.18cm" svg:height="0.774cm" svg:x="10.597cm" svg:y="6.395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309cm" svg:height="0.517cm" svg:x="10.859cm" svg:y="6.46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386cm" svg:height="0.351cm" svg:x="11.229cm" svg:y="6.634cm" svg:viewBox="0 0 387 352" svg:d="M238 109c3-21 21-91 75-91 6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81-54 83-60 9 30 37 60 83 60 81 0 125-100 125-120 0-7-7-7-9-7-7 0-9 2-11 7-24 85-79 103-104 103-30 0-42-25-42-51 0-18 5-34 14-69z">
            <text:p/>
          </draw:path>
          <draw:path draw:style-name="gr3" draw:text-style-name="P7" draw:layer="layout" svg:width="0.515cm" svg:height="0.517cm" svg:x="11.864cm" svg:y="6.5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663cm" svg:y="6.46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13.024cm" svg:y="6.395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3.316cm" svg:y="6.393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3.844cm" svg:y="6.52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18cm" svg:height="0.774cm" svg:x="14.65cm" svg:y="6.395cm" svg:viewBox="0 0 181 775" svg:d="M181 768c0-2 0-4-14-18-97-97-121-243-121-363 0-133 30-269 125-366 10-9 10-10 10-14 0-5-3-7-9-7-7 0-77 53-123 151-40 85-49 171-49 236 0 62 9 155 51 244 48 95 114 144 121 144 6 0 9-2 9-7z">
            <text:p/>
          </draw:path>
          <draw:path draw:style-name="gr3" draw:text-style-name="P7" draw:layer="layout" svg:width="0.344cm" svg:height="0.524cm" svg:x="14.895cm" svg:y="6.451cm" svg:viewBox="0 0 345 525" svg:d="M206 398v67c0 28 0 37-58 37h-16v23c32-2 72-2 104-2 33 0 74 0 105 2v-23h-15c-58 0-60-9-60-37v-67h79v-25h-79v-354c0-14 0-19-13-19-7 0-8 0-14 9l-239 364v25zM211 373h-190l190-288z">
            <text:p/>
          </draw:path>
          <draw:path draw:style-name="gr3" draw:text-style-name="P7" draw:layer="layout" svg:width="0.18cm" svg:height="0.774cm" svg:x="15.305cm" svg:y="6.395cm" svg:viewBox="0 0 181 775" svg:d="M181 387c0-59-9-153-51-241-47-95-114-146-123-146-3 0-7 4-7 7 0 4 0 5 14 19 78 76 122 199 122 361 0 133-29 270-125 367-11 10-11 12-11 14 0 5 4 7 7 7 9 0 79-53 125-152 40-84 49-170 49-236z">
            <text:p/>
          </draw:path>
          <draw:path draw:style-name="gr3" draw:text-style-name="P7" draw:layer="layout" svg:width="0.24cm" svg:height="0.36cm" svg:x="15.596cm" svg:y="6.393cm" svg:viewBox="0 0 241 361" svg:d="M241 262h-19c-2 13-7 44-14 50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6.198cm" svg:y="6.439cm" svg:viewBox="0 0 370 548" svg:d="M370 9c0-2 0-9-11-9s-84 7-99 9c-5 0-10 3-10 14 0 10 7 10 19 10 37 0 39 6 39 13l-4 16-45 183c-14-28-37-50-72-50-90 0-187 115-187 228 0 74 42 125 104 125 16 0 54-4 100-58 7 31 34 58 71 58 28 0 45-18 58-44 12-27 23-74 23-76 0-9-8-9-9-9-9 0-9 4-11 14-14 51-28 97-60 97-21 0-23-19-23-35 0-19 2-25 6-37zM208 446c-4 14-4 15-16 30-34 42-65 54-86 54-39 0-51-42-51-72 0-39 24-136 44-171 22-46 58-74 89-74 50 0 62 64 62 69 0 3-2 9-4 12z">
            <text:p/>
          </draw:path>
          <draw:path draw:style-name="gr3" draw:text-style-name="P7" draw:layer="layout" svg:width="0.386cm" svg:height="0.351cm" svg:x="16.592cm" svg:y="6.634cm" svg:viewBox="0 0 387 352" svg:d="M238 109c3-21 21-91 75-91 4 0 23 0 39 8-21 6-37 25-37 43 0 12 9 28 30 28 18 0 42-14 42-46 0-40-46-51-72-51-46 0-72 41-83 60-19-53-60-60-82-60-81 0-125 100-125 120 0 7 7 7 8 7 7 0 9 0 11-7 26-83 77-102 104-102 14 0 42 7 42 51 0 24-14 77-42 185-12 49-41 81-74 81-5 0-23 0-39-9 20-5 37-21 37-42 0-22-17-29-30-29-23 0-42 22-42 46 0 35 39 51 72 51 53 0 79-54 83-60 9 30 37 60 83 60 81 0 125-100 125-120 0-7-7-7-9-7-7 0-9 2-11 7-26 85-79 103-104 103-30 0-42-25-42-51 0-18 5-34 14-69z">
            <text:p/>
          </draw:path>
        </draw:g>
        <draw:g>
          <svg:title>TexMaths</svg:title>
          <svg:desc>20§display§= \frac{1}{4} \frac{t^{3/2}}{ \left( \frac{3}{2} \right) } + 2 \left[ \frac{(2x + 1) \sqrt{ (2x + 1)^2 + (4)^2 }}{2} §svg§600§FALSE§</svg:desc>
          <draw:polygon draw:style-name="gr2" draw:text-style-name="P6" draw:layer="layout" svg:width="12.432cm" svg:height="2.037cm" svg:x="3.559cm" svg:y="7.876cm" svg:viewBox="0 0 12433 2038" draw:points="6216,2038 0,2038 0,0 12433,0 12433,2038">
            <text:p/>
          </draw:polygon>
          <draw:path draw:style-name="gr3" draw:text-style-name="P7" draw:layer="layout" svg:width="0.468cm" svg:height="0.165cm" svg:x="3.564cm" svg:y="8.81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33cm" svg:height="0.469cm" svg:x="4.413cm" svg:y="8.127cm" svg:viewBox="0 0 234 470" svg:d="M146 18c0-16 0-18-16-18-45 45-108 45-130 45v22c14 0 56 0 93-19v366c0 26-2 34-66 34h-22v22c24-3 86-3 113-3 29 0 90 0 116 3v-22h-23c-64 0-65-8-65-34z">
            <text:p/>
          </draw:path>
          <draw:polygon draw:style-name="gr3" draw:text-style-name="P7" draw:layer="layout" svg:width="0.353cm" svg:height="0.029cm" svg:x="4.349cm" svg:y="8.881cm" svg:viewBox="0 0 354 30" draw:points="176,30 0,30 0,0 354,0 354,30">
            <text:p/>
          </draw:polygon>
          <draw:path draw:style-name="gr3" draw:text-style-name="P7" draw:layer="layout" svg:width="0.313cm" svg:height="0.476cm" svg:x="4.37cm" svg:y="9.078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217cm" svg:height="0.449cm" svg:x="4.887cm" svg:y="8.156cm" svg:viewBox="0 0 218 450" svg:d="M130 160h67c13 0 21 0 21-14 0-8-8-8-21-8h-61c24-101 29-114 29-119 0-13-10-19-21-19-2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" draw:text-style-name="P7" draw:layer="layout" svg:width="0.226cm" svg:height="0.337cm" svg:x="5.151cm" svg:y="8.014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ath draw:style-name="gr3" draw:text-style-name="P7" draw:layer="layout" svg:width="0.212cm" svg:height="0.493cm" svg:x="5.442cm" svg:y="7.972cm" svg:viewBox="0 0 213 494" svg:d="M210 22c3-6 3-8 3-9 0-8-7-13-11-13-8 0-12 6-15 13l-184 459c-3 6-3 8-3 10 0 8 6 12 11 12 10 0 11-6 15-12z">
            <text:p/>
          </draw:path>
          <draw:path draw:style-name="gr3" draw:text-style-name="P7" draw:layer="layout" svg:width="0.218cm" svg:height="0.327cm" svg:x="5.724cm" svg:y="8.01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138cm" svg:height="0.029cm" svg:x="4.871cm" svg:y="8.881cm" svg:viewBox="0 0 1139 30" draw:points="570,30 0,30 0,0 1139,0 1139,30">
            <text:p/>
          </draw:polygon>
          <draw:path draw:style-name="gr3" draw:text-style-name="P7" draw:layer="layout" svg:width="0.185cm" svg:height="0.844cm" svg:x="4.999cm" svg:y="8.993cm" svg:viewBox="0 0 186 845" svg:d="M186 837c0-2-2-4-4-7-32-33-81-91-110-206-16-64-22-136-22-202 0-185 43-315 129-406 7-6 7-8 7-10 0-6-7-6-10-6-10 0-48 42-58 53-72 85-118 211-118 369 0 100 18 242 110 360 8 8 53 63 66 63 3 0 10 0 10-8z">
            <text:p/>
          </draw:path>
          <draw:path draw:style-name="gr3" draw:text-style-name="P7" draw:layer="layout" svg:width="0.226cm" svg:height="0.337cm" svg:x="5.325cm" svg:y="8.988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olygon draw:style-name="gr3" draw:text-style-name="P7" draw:layer="layout" svg:width="0.281cm" svg:height="0.029cm" svg:x="5.298cm" svg:y="9.401cm" svg:viewBox="0 0 282 30" draw:points="141,30 0,30 0,0 282,0 282,30">
            <text:p/>
          </draw:polygon>
          <draw:path draw:style-name="gr3" draw:text-style-name="P7" draw:layer="layout" svg:width="0.218cm" svg:height="0.327cm" svg:x="5.33cm" svg:y="9.50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5cm" svg:height="0.844cm" svg:x="5.695cm" svg:y="8.993cm" svg:viewBox="0 0 186 845" svg:d="M186 422c0-99-18-241-111-360-8-9-54-62-67-62-3 0-8 2-8 6s2 5 5 8c33 37 80 93 109 205 16 64 22 138 22 203 0 71-6 143-24 211-27 100-69 156-106 196-6 6-6 6-6 8 0 6 5 8 8 8 11 0 50-44 59-53 72-87 119-213 119-370z">
            <text:p/>
          </draw:path>
          <draw:path draw:style-name="gr3" draw:text-style-name="P7" draw:layer="layout" svg:width="0.468cm" svg:height="0.469cm" svg:x="6.287cm" svg:y="8.66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81cm" svg:height="0.469cm" svg:x="6.986cm" svg:y="8.602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olygon draw:style-name="gr3" draw:text-style-name="P7" draw:layer="layout" svg:width="0.209cm" svg:height="2.109cm" svg:x="7.613cm" svg:y="7.841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7.983cm" svg:y="8.05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8.223cm" svg:y="8.11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8.559cm" svg:y="8.27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69cm" svg:x="9.136cm" svg:y="8.17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9.863cm" svg:y="8.11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0.191cm" svg:y="8.05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10.501cm" svg:y="7.953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899cm" svg:height="0.029cm" svg:x="11.127cm" svg:y="7.953cm" svg:viewBox="0 0 4900 30" draw:points="2449,30 0,30 0,0 4900,0 4900,30">
            <text:p/>
          </draw:polygon>
          <draw:path draw:style-name="gr3" draw:text-style-name="P7" draw:layer="layout" svg:width="0.164cm" svg:height="0.703cm" svg:x="11.197cm" svg:y="8.05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1.435cm" svg:y="8.11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1.773cm" svg:y="8.271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12.349cm" svg:y="8.17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3.075cm" svg:y="8.11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3.405cm" svg:y="8.05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3.669cm" svg:y="8.05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4.149cm" svg:y="8.17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4.881cm" svg:y="8.05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13cm" svg:height="0.476cm" svg:x="15.105cm" svg:y="8.107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15.477cm" svg:y="8.055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5.741cm" svg:y="8.05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8.112cm" svg:height="0.029cm" svg:x="7.914cm" svg:y="8.881cm" svg:viewBox="0 0 8113 30" draw:points="4056,30 0,30 0,0 8113,0 8113,30">
            <text:p/>
          </draw:polygon>
          <draw:path draw:style-name="gr3" draw:text-style-name="P7" draw:layer="layout" svg:width="0.281cm" svg:height="0.469cm" svg:x="11.829cm" svg:y="9.08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</draw:g>
        <draw:g>
          <svg:title>TexMaths</svg:title>
          <svg:desc>20§display§+ \left   \frac{(4)^2}{2} \log [\  (2x + 1) + \sqrt{ (2x + 1)^2 + (4)^2 }\ ]  \right] +  c§svg§600§FALSE§</svg:desc>
          <draw:polygon draw:style-name="gr2" draw:text-style-name="P6" draw:layer="layout" svg:width="14.448cm" svg:height="1.655cm" svg:x="12.263cm" svg:y="9.681cm" svg:viewBox="0 0 14449 1656" draw:points="7224,1656 0,1656 0,0 14449,0 14449,1656">
            <text:p/>
          </draw:polygon>
          <draw:path draw:style-name="gr3" draw:text-style-name="P7" draw:layer="layout" svg:width="0.468cm" svg:height="0.469cm" svg:x="12.268cm" svg:y="10.2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3.13cm" svg:y="9.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13cm" svg:height="0.476cm" svg:x="13.354cm" svg:y="9.752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13.725cm" svg:y="9.7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13.989cm" svg:y="9.64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3.06cm" svg:y="10.513cm" svg:viewBox="0 0 1214 30" draw:points="608,30 0,30 0,0 1214,0 1214,30">
            <text:p/>
          </draw:polygon>
          <draw:path draw:style-name="gr3" draw:text-style-name="P7" draw:layer="layout" svg:width="0.281cm" svg:height="0.469cm" svg:x="13.527cm" svg:y="10.71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8cm" svg:x="14.498cm" svg:y="10.215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4.69cm" svg:y="10.388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4cm" svg:x="15.042cm" svg:y="10.385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466cm" svg:y="10.175cm" svg:viewBox="0 0 98 704" draw:points="98,704 98,677 29,677 29,29 98,29 98,0 0,0 0,704">
            <text:p/>
          </draw:polygon>
          <draw:path draw:style-name="gr3" draw:text-style-name="P7" draw:layer="layout" svg:width="0.164cm" svg:height="0.703cm" svg:x="15.882cm" svg:y="10.17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6.12cm" svg:y="10.2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6.458cm" svg:y="10.39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17.036cm" svg:y="10.2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7.76cm" svg:y="10.23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8.09cm" svg:y="10.175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18.519cm" svg:y="10.2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9.259cm" svg:y="10.04cm" svg:viewBox="0 0 642 845" svg:d="M221 845c22 0 22 0 30-15l386-803c5-9 5-11 5-13 0-8-7-14-15-14-9 0-13 6-16 14l-363 757-150-349-98 75 11 12 50-39z">
            <text:p/>
          </draw:path>
          <draw:polygon draw:style-name="gr3" draw:text-style-name="P7" draw:layer="layout" svg:width="4.9cm" svg:height="0.029cm" svg:x="19.885cm" svg:y="10.04cm" svg:viewBox="0 0 4901 30" draw:points="2449,30 0,30 0,0 4901,0 4901,30">
            <text:p/>
          </draw:polygon>
          <draw:path draw:style-name="gr3" draw:text-style-name="P7" draw:layer="layout" svg:width="0.164cm" svg:height="0.703cm" svg:x="19.955cm" svg:y="10.17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20.194cm" svg:y="10.23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20.53cm" svg:y="10.39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21.107cm" svg:y="10.2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21.834cm" svg:y="10.23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22.162cm" svg:y="10.175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22.426cm" svg:y="10.17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22.906cm" svg:y="10.2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23.64cm" svg:y="10.175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13cm" svg:height="0.476cm" svg:x="23.862cm" svg:y="10.227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164cm" svg:height="0.703cm" svg:x="24.235cm" svg:y="10.175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24.499cm" svg:y="10.174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5.033cm" svg:y="10.175cm" svg:viewBox="0 0 98 704" draw:points="98,0 0,0 0,29 69,29 69,677 0,677 0,704 98,704">
            <text:p/>
          </draw:polygon>
          <draw:polygon draw:style-name="gr3" draw:text-style-name="P7" draw:layer="layout" svg:width="0.186cm" svg:height="1.687cm" svg:x="25.222cm" svg:y="9.684cm" svg:viewBox="0 0 187 1688" draw:points="147,1649 0,1649 0,1688 187,1688 187,0 0,0 0,38 147,38">
            <text:p/>
          </draw:polygon>
          <draw:path draw:style-name="gr3" draw:text-style-name="P7" draw:layer="layout" svg:width="0.468cm" svg:height="0.469cm" svg:x="25.779cm" svg:y="10.294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6.472cm" svg:y="10.39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0§display§=  \frac{( 4x^2 + 4x + 17 )^{3/2}}{6} + (2x + 1) \sqrt{ 4x^2 + 4x + 17 }§svg§600§FALSE§</svg:desc>
          <draw:polygon draw:style-name="gr2" draw:text-style-name="P6" draw:layer="layout" svg:width="14.83cm" svg:height="1.527cm" svg:x="3.559cm" svg:y="11.678cm" svg:viewBox="0 0 14831 1528" draw:points="7415,1528 0,1528 0,0 14831,0 14831,1528">
            <text:p/>
          </draw:polygon>
          <draw:path draw:style-name="gr3" draw:text-style-name="P7" draw:layer="layout" svg:width="0.468cm" svg:height="0.165cm" svg:x="3.564cm" svg:y="12.484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164cm" svg:height="0.703cm" svg:x="4.42cm" svg:y="11.741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313cm" svg:height="0.476cm" svg:x="4.644cm" svg:y="11.792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4.996cm" svg:y="11.957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218cm" svg:height="0.327cm" svg:x="5.407cm" svg:y="11.68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5.887cm" svg:y="11.85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6.57cm" svg:y="11.792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6.924cm" svg:y="11.957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7.5cm" svg:y="11.85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8.226cm" svg:y="11.798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8.554cm" svg:y="11.792cm" svg:viewBox="0 0 302 493" svg:d="M298 48c4-10 4-11 4-26h-171c-86 0-88-9-89-22h-18l-24 146h18c1-12 8-56 17-64 5-5 61-5 69-5h147c-8 11-64 88-80 112-62 94-86 192-86 264 0 8 0 40 32 40 33 0 33-32 33-40v-36c0-38 2-78 8-115 2-16 12-76 44-121z">
            <text:p/>
          </draw:path>
          <draw:path draw:style-name="gr3" draw:text-style-name="P7" draw:layer="layout" svg:width="0.164cm" svg:height="0.703cm" svg:x="8.906cm" svg:y="11.741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26cm" svg:height="0.337cm" svg:x="9.167cm" svg:y="11.685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212cm" svg:height="0.493cm" svg:x="9.458cm" svg:y="11.643cm" svg:viewBox="0 0 213 494" svg:d="M210 22c3-6 3-8 3-9 0-8-7-13-11-13-8 0-12 6-15 13l-184 459c-3 6-3 8-3 9 0 8 6 13 11 13 10 0 11-6 15-13z">
            <text:p/>
          </draw:path>
          <draw:path draw:style-name="gr3" draw:text-style-name="P7" draw:layer="layout" svg:width="0.218cm" svg:height="0.327cm" svg:x="9.738cm" svg:y="11.68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5.674cm" svg:height="0.029cm" svg:x="4.349cm" svg:y="12.553cm" svg:viewBox="0 0 5675 30" draw:points="2837,30 0,30 0,0 5675,0 5675,30">
            <text:p/>
          </draw:polygon>
          <draw:path draw:style-name="gr3" draw:text-style-name="P7" draw:layer="layout" svg:width="0.292cm" svg:height="0.484cm" svg:x="7.041cm" svg:y="12.756cm" svg:viewBox="0 0 293 485" svg:d="M64 238v-17c0-178 88-203 123-203 18 0 47 4 63 28-12 0-39 0-39 31 0 22 16 33 32 33 11 0 32-6 32-33 0-43-30-77-89-77-90 0-186 91-186 246 0 189 82 239 147 239 79 0 146-66 146-159 0-89-63-158-141-158-48 0-74 37-88 70zM147 465c-43 0-65-43-69-52-12-34-12-90-12-103 0-54 22-126 86-126 11 0 43 0 66 45 12 25 12 62 12 96 0 33 0 69-12 94-21 43-55 46-71 46z">
            <text:p/>
          </draw:path>
          <draw:path draw:style-name="gr3" draw:text-style-name="P7" draw:layer="layout" svg:width="0.468cm" svg:height="0.469cm" svg:x="10.303cm" svg:y="12.33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1.036cm" svg:y="12.21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1.276cm" svg:y="12.275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2-7 7-53 7-68 7z">
            <text:p/>
          </draw:path>
          <draw:path draw:style-name="gr3" draw:text-style-name="P7" draw:layer="layout" svg:width="0.351cm" svg:height="0.319cm" svg:x="11.612cm" svg:y="12.43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12.19cm" svg:y="12.33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2.914cm" svg:y="12.27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3.244cm" svg:y="12.216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641cm" svg:height="0.844cm" svg:x="13.554cm" svg:y="12.024cm" svg:viewBox="0 0 642 845" svg:d="M221 845c22 0 22 0 30-15l386-803c5-9 5-11 5-13 0-8-7-14-15-14-9 0-11 6-16 14l-363 757-150-349-98 75 11 12 50-39z">
            <text:p/>
          </draw:path>
          <draw:polygon draw:style-name="gr3" draw:text-style-name="P7" draw:layer="layout" svg:width="4.244cm" svg:height="0.029cm" svg:x="14.18cm" svg:y="12.024cm" svg:viewBox="0 0 4245 30" draw:points="2122,30 0,30 0,0 4245,0 4245,30">
            <text:p/>
          </draw:polygon>
          <draw:path draw:style-name="gr3" draw:text-style-name="P7" draw:layer="layout" svg:width="0.313cm" svg:height="0.476cm" svg:x="14.201cm" svg:y="12.267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14.553cm" svg:y="12.43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218cm" svg:height="0.327cm" svg:x="14.964cm" svg:y="12.212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5.444cm" svg:y="12.33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16.127cm" svg:y="12.267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16.479cm" svg:y="12.432cm" svg:viewBox="0 0 352 320" svg:d="M216 99c3-19 19-83 69-83 3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4 77-72 93-94 93-28 0-39-22-39-46 0-16 5-31 13-63z">
            <text:p/>
          </draw:path>
          <draw:path draw:style-name="gr3" draw:text-style-name="P7" draw:layer="layout" svg:width="0.468cm" svg:height="0.469cm" svg:x="17.057cm" svg:y="12.332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7.783cm" svg:y="12.27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18.111cm" svg:y="12.267cm" svg:viewBox="0 0 302 493" svg:d="M298 48c4-10 4-11 4-26h-171c-86 0-88-9-89-22h-18l-24 146h18c1-12 8-56 17-64 5-5 61-5 69-5h147c-8 11-64 88-80 112-62 94-86 192-86 264 0 8 0 40 32 40 33 0 33-32 33-40v-36c0-38 2-78 8-115 2-16 12-76 44-121z">
            <text:p/>
          </draw:path>
        </draw:g>
        <draw:g>
          <svg:title>TexMaths</svg:title>
          <svg:desc>20§display§+\ 16 \log [\  (2x + 1) + \sqrt{ 4x^2 + 4x + 17 }\ ] +  c§svg§600§FALSE§</svg:desc>
          <draw:polygon draw:style-name="gr2" draw:text-style-name="P6" draw:layer="layout" svg:width="12.776cm" svg:height="0.825cm" svg:x="11.463cm" svg:y="13.581cm" svg:viewBox="0 0 12777 826" draw:points="6389,826 0,826 0,0 12777,0 12777,826">
            <text:p/>
          </draw:polygon>
          <draw:path draw:style-name="gr3" draw:text-style-name="P7" draw:layer="layout" svg:width="0.468cm" svg:height="0.469cm" svg:x="11.468cm" svg:y="13.8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2.271cm" svg:y="13.796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2.589cm" svg:y="13.796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157cm" svg:height="0.489cm" svg:x="13.052cm" svg:y="13.776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3.244cm" svg:y="13.949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3.596cm" svg:y="13.946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2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4.02cm" svg:y="13.738cm" svg:viewBox="0 0 98 704" draw:points="98,704 98,677 29,677 29,29 98,29 98,0 0,0 0,704">
            <text:p/>
          </draw:polygon>
          <draw:path draw:style-name="gr3" draw:text-style-name="P7" draw:layer="layout" svg:width="0.164cm" svg:height="0.703cm" svg:x="14.436cm" svg:y="13.738cm" svg:viewBox="0 0 165 704" svg:d="M165 698c0-2 0-4-13-16-88-88-110-221-110-330 0-122 27-245 113-333 10-8 10-9 10-13s-3-6-8-6c-7 0-71 48-112 138-37 76-45 155-45 214 0 56 8 141 46 221 44 86 104 131 111 131 5 0 8-2 8-6z">
            <text:p/>
          </draw:path>
          <draw:path draw:style-name="gr3" draw:text-style-name="P7" draw:layer="layout" svg:width="0.281cm" svg:height="0.469cm" svg:x="14.674cm" svg:y="13.796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351cm" svg:height="0.319cm" svg:x="15.012cm" svg:y="13.9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69cm" svg:x="15.588cm" svg:y="13.8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6.315cm" svg:y="13.79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164cm" svg:height="0.703cm" svg:x="16.644cm" svg:y="13.738cm" svg:viewBox="0 0 165 704" svg:d="M165 352c0-54-8-139-47-219-43-87-104-133-112-133-3 0-6 3-6 6 0 4 0 5 13 18 70 69 110 181 110 328 0 120-25 245-113 333-10 9-10 11-10 13 0 4 3 6 6 6 8 0 72-48 114-138 37-76 45-155 45-214z">
            <text:p/>
          </draw:path>
          <draw:path draw:style-name="gr3" draw:text-style-name="P7" draw:layer="layout" svg:width="0.468cm" svg:height="0.469cm" svg:x="17.073cm" svg:y="13.8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7.814cm" svg:y="13.546cm" svg:viewBox="0 0 642 845" svg:d="M221 845c22 0 22 0 30-15l386-803c5-9 5-11 5-13 0-8-7-14-15-14-9 0-13 6-16 14l-363 757-150-349-98 76 11 11 50-39z">
            <text:p/>
          </draw:path>
          <draw:polygon draw:style-name="gr3" draw:text-style-name="P7" draw:layer="layout" svg:width="4.244cm" svg:height="0.029cm" svg:x="18.439cm" svg:y="13.546cm" svg:viewBox="0 0 4245 30" draw:points="2122,30 0,30 0,0 4245,0 4245,30">
            <text:p/>
          </draw:polygon>
          <draw:path draw:style-name="gr3" draw:text-style-name="P7" draw:layer="layout" svg:width="0.313cm" svg:height="0.476cm" svg:x="18.459cm" svg:y="13.789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18.811cm" svg:y="13.9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7 54 72 0 112-91 112-109 0-6-7-6-8-6-7 0-8 1-10 6-22 77-72 93-94 93-28 0-39-22-39-46 0-16 5-31 13-63z">
            <text:p/>
          </draw:path>
          <draw:path draw:style-name="gr3" draw:text-style-name="P7" draw:layer="layout" svg:width="0.218cm" svg:height="0.327cm" svg:x="19.223cm" svg:y="13.73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9.704cm" svg:y="13.8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313cm" svg:height="0.476cm" svg:x="20.387cm" svg:y="13.789cm" svg:viewBox="0 0 314 477" svg:d="M187 362v60c0 26 0 34-53 34h-14v21c29-2 66-2 94-2 31 0 68 0 96 2v-21h-14c-53 0-54-8-54-34v-60h72v-23h-72v-321c0-13 0-18-12-18-6 0-8 0-12 8l-218 331v23zM192 339h-173l173-262z">
            <text:p/>
          </draw:path>
          <draw:path draw:style-name="gr3" draw:text-style-name="P7" draw:layer="layout" svg:width="0.351cm" svg:height="0.319cm" svg:x="20.739cm" svg:y="13.95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2 93-94 93-28 0-39-22-39-46 0-16 5-31 13-63z">
            <text:p/>
          </draw:path>
          <draw:path draw:style-name="gr3" draw:text-style-name="P7" draw:layer="layout" svg:width="0.468cm" svg:height="0.469cm" svg:x="21.316cm" svg:y="13.8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22.043cm" svg:y="13.796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301cm" svg:height="0.492cm" svg:x="22.371cm" svg:y="13.789cm" svg:viewBox="0 0 302 493" svg:d="M296 48c6-10 6-11 6-26h-171c-86 0-88-9-89-22h-18l-24 146h18c1-12 8-56 17-64 5-5 61-5 69-5h147c-8 11-64 88-80 112-62 94-86 192-86 264 0 8 0 40 32 40 33 0 33-32 33-40v-35c0-39 2-79 8-116 2-16 12-76 44-121z">
            <text:p/>
          </draw:path>
          <draw:polygon draw:style-name="gr3" draw:text-style-name="P7" draw:layer="layout" svg:width="0.097cm" svg:height="0.703cm" svg:x="22.933cm" svg:y="13.738cm" svg:viewBox="0 0 98 704" draw:points="98,0 0,0 0,29 69,29 69,677 0,677 0,704 98,704">
            <text:p/>
          </draw:polygon>
          <draw:path draw:style-name="gr3" draw:text-style-name="P7" draw:layer="layout" svg:width="0.468cm" svg:height="0.469cm" svg:x="23.307cm" svg:y="13.85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4cm" svg:y="13.954cm" svg:viewBox="0 0 275 320" svg:d="M251 43c-11 0-21 0-32 11-11 10-13 23-13 28 0 16 13 24 28 24 20 0 40-16 40-45 0-35-34-61-85-61-95 0-189 101-189 200 0 64 42 120 115 120 101 0 160-75 160-83 0-5-5-10-8-10-5 0-5 2-9 8-56 69-133 69-143 69-43 0-62-34-62-77 0-29 14-97 38-141 21-40 61-70 99-70 24 0 52 8 61 2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846cm" svg:y="12.348cm" svg:viewBox="0 0 198 494" draw:points="100,494 0,494 0,0 198,0 198,494">
            <text:p/>
          </draw:polygon>
          <draw:path draw:style-name="gr3" draw:text-style-name="P7" draw:layer="layout" svg:width="0.258cm" svg:height="0.577cm" svg:x="2.827cm" svg:y="12.3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6§display§\therefore§svg§600§FALSE§</svg:desc>
          <draw:polygon draw:style-name="gr2" draw:text-style-name="P6" draw:layer="layout" svg:width="0.49cm" svg:height="0.402cm" svg:x="1.609cm" svg:y="12.42cm" svg:viewBox="0 0 491 403" draw:points="246,403 0,403 0,0 491,0 491,403">
            <text:p/>
          </draw:polygon>
          <draw:path draw:style-name="gr3" draw:text-style-name="P7" draw:layer="layout" svg:width="0.555cm" svg:height="0.493cm" svg:x="1.59cm" svg:y="12.374cm" svg:viewBox="0 0 556 494" svg:d="M327 48c0-25-23-48-48-48-27 0-50 23-50 48 0 27 23 50 50 50 25 0 48-21 48-50zM556 444c0-25-21-48-48-48s-50 23-50 48c0 27 23 50 50 50s48-23 48-50zM98 444c0-25-23-48-50-48-25 0-48 23-48 48 0 27 23 50 48 50 27 0 50-23 50-50z">
            <text:p/>
          </draw:path>
        </draw:g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0" smil:attributeName="visibility" smil:to="visible"/>
                  <anim:animate smil:dur="0.5s" smil:fill="hold" smil:targetElement="id210" smil:attributeName="x" smil:values="x;x" smil:keyTimes="0;1"/>
                  <anim:animate smil:dur="0.5s" smil:fill="hold" smil:targetElement="id210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17"/></text:span><text:span text:style-name="T10"><text:line-break/></text:span><text:span text:style-name="T10">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 <text:s text:c="2"/></text:span><text:span text:style-name="T12"><text:tab/></text:span><text:span text:style-name="T12"><text:tab/></text:span></text:p>
          </draw:text-box>
        </draw:frame>
        <draw:g>
          <svg:title>TexMaths</svg:title>
          <svg:desc>24§display§\text {Let,}§svg§600§FALSE§</svg:desc>
          <draw:polygon draw:style-name="gr2" draw:text-style-name="P6" draw:layer="layout" svg:width="1.318cm" svg:height="0.655cm" svg:x="2.842cm" svg:y="1.15cm" svg:viewBox="0 0 1319 656" draw:points="659,656 0,656 0,0 1319,0 1319,656">
            <text:p/>
          </draw:polygon>
          <draw:path draw:style-name="gr3" draw:text-style-name="P7" draw:layer="layout" svg:width="0.464cm" svg:height="0.577cm" svg:x="2.827cm" svg:y="1.108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351cm" svg:y="1.306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3.718cm" svg:y="1.166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102cm" svg:y="1.594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648cm" svg:y="1.15cm" svg:viewBox="0 0 198 494" draw:points="100,494 0,494 0,0 198,0 198,494">
            <text:p/>
          </draw:polygon>
          <draw:path draw:style-name="gr3" draw:text-style-name="P7" draw:layer="layout" svg:width="0.258cm" svg:height="0.577cm" svg:x="4.629cm" svg:y="1.1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12)}§svg§600§FALSE§</svg:desc>
          <draw:polygon draw:style-name="gr2" draw:text-style-name="P6" draw:layer="layout" svg:width="1.332cm" svg:height="0.76cm" svg:x="1.026cm" svg:y="1.052cm" svg:viewBox="0 0 1333 761" draw:points="666,761 0,761 0,0 1333,0 1333,761">
            <text:p/>
          </draw:polygon>
          <draw:path draw:style-name="gr3" draw:text-style-name="P7" draw:layer="layout" svg:width="0.197cm" svg:height="0.844cm" svg:x="1.066cm" svg:y="1.01cm" svg:viewBox="0 0 198 845" svg:d="M198 837c0-2 0-4-16-19-105-106-132-265-132-396 0-145 33-293 136-399 12-10 12-11 12-15 0-6-4-8-10-8-7 0-84 58-134 165-44 92-54 186-54 257 0 68 10 169 56 266 52 103 125 157 132 157 6 0 10-2 10-8z">
            <text:p/>
          </draw:path>
          <draw:path draw:style-name="gr3" draw:text-style-name="P7" draw:layer="layout" svg:width="0.279cm" svg:height="0.564cm" svg:x="1.387cm" svg:y="1.081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37cm" svg:height="0.564cm" svg:x="1.775cm" svg:y="1.081cm" svg:viewBox="0 0 338 565" svg:d="M65 499l91-88c132-117 182-161 182-246 0-98-75-165-179-165-96 0-159 79-159 154 0 46 42 46 44 46 16 0 44-10 44-44 0-22-15-45-44-45-8 0-8 0-11 2 19-55 65-86 115-86 77 0 113 67 113 138 0 67-42 135-88 186l-163 181c-10 10-10 11-10 33h315l23-148h-21c-4 25-10 63-17 75-8 7-64 7-81 7z">
            <text:p/>
          </draw:path>
          <draw:path draw:style-name="gr3" draw:text-style-name="P7" draw:layer="layout" svg:width="0.197cm" svg:height="0.844cm" svg:x="2.203cm" svg:y="1.01cm" svg:viewBox="0 0 198 845" svg:d="M198 422c0-65-10-167-56-263-52-103-125-159-134-159-4 0-8 4-8 8s0 5 15 21c85 82 133 217 133 393 0 145-31 294-136 400-12 11-12 13-12 15 0 6 4 8 8 8 9 0 86-58 136-165 44-92 54-186 54-258z">
            <text:p/>
          </draw:path>
        </draw:g>
        <draw:g>
          <svg:title>TexMaths</svg:title>
          <svg:desc>22§display§= \smallint ( 3 - x ) \sqrt{ 5 + 4x - x^2 } \ dx§svg§600§FALSE§</svg:desc>
          <draw:polygon draw:style-name="gr2" draw:text-style-name="P6" draw:layer="layout" svg:width="9.256cm" svg:height="0.908cm" svg:x="5.345cm" svg:y="0.86cm" svg:viewBox="0 0 9257 909" draw:points="4628,909 0,909 0,0 9257,0 9257,909">
            <text:p/>
          </draw:polygon>
          <draw:path draw:style-name="gr3" draw:text-style-name="P7" draw:layer="layout" svg:width="0.515cm" svg:height="0.182cm" svg:x="5.35cm" svg:y="1.32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6.165cm" svg:y="1.059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18cm" svg:height="0.774cm" svg:x="6.607cm" svg:y="1.032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21cm" svg:height="0.532cm" svg:x="6.864cm" svg:y="1.096cm" svg:viewBox="0 0 322 533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472cm" svg:height="0.032cm" svg:x="7.453cm" svg:y="1.40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8.185cm" svg:y="1.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7" draw:layer="layout" svg:width="0.18cm" svg:height="0.774cm" svg:x="8.648cm" svg:y="1.032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8.99cm" svg:y="0.821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3.893cm" svg:height="0.032cm" svg:x="9.678cm" svg:y="0.821cm" svg:viewBox="0 0 3894 33" draw:points="1948,33 0,33 0,0 3894,0 3894,33">
            <text:p/>
          </draw:polygon>
          <draw:path draw:style-name="gr3" draw:text-style-name="P7" draw:layer="layout" svg:width="0.309cm" svg:height="0.532cm" svg:x="9.716cm" svg:y="1.096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ath draw:style-name="gr3" draw:text-style-name="P7" draw:layer="layout" svg:width="0.515cm" svg:height="0.517cm" svg:x="10.279cm" svg:y="1.161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1.031cm" svg:y="1.089cm" svg:viewBox="0 0 345 525" svg:d="M206 398v67c0 28 0 37-58 37h-16v23c32-2 72-2 104-2 33 0 74 0 105 2v-23h-15c-59 0-60-9-60-37v-67h79v-25h-79v-354c0-14 0-19-13-19-7 0-8 0-14 9l-239 364v25zM211 373h-190l190-288z">
            <text:p/>
          </draw:path>
          <draw:path draw:style-name="gr3" draw:text-style-name="P7" draw:layer="layout" svg:width="0.386cm" svg:height="0.351cm" svg:x="11.418cm" svg:y="1.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  <draw:path draw:style-name="gr3" draw:text-style-name="P7" draw:layer="layout" svg:width="0.472cm" svg:height="0.032cm" svg:x="12.074cm" svg:y="1.40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805cm" svg:y="1.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4 51 51 0 79-54 81-60 9 30 37 60 84 60 80 0 124-100 124-120 0-7-8-7-9-7-7 0-9 2-11 7-24 85-79 103-104 103-30 0-42-25-42-52 0-17 5-33 14-68z">
            <text:p/>
          </draw:path>
          <draw:path draw:style-name="gr3" draw:text-style-name="P7" draw:layer="layout" svg:width="0.24cm" svg:height="0.36cm" svg:x="13.259cm" svg:y="1.02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369cm" svg:height="0.547cm" svg:x="13.861cm" svg:y="1.075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39 0-51-42-51-72 0-39 24-136 44-171 22-46 58-74 89-74 50 0 62 63 62 69 0 3-2 9-4 12z">
            <text:p/>
          </draw:path>
          <draw:path draw:style-name="gr3" draw:text-style-name="P7" draw:layer="layout" svg:width="0.386cm" svg:height="0.351cm" svg:x="14.255cm" svg:y="1.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5-12 49-41 81-74 81-5 0-23 0-39-9 20-6 37-21 37-43 0-21-17-28-30-28-23 0-42 21-42 46 0 35 39 51 72 51 53 0 79-54 83-60 9 30 37 60 83 60 81 0 125-100 125-120 0-7-8-7-9-7-7 0-9 2-11 7-26 85-79 103-104 103-30 0-42-25-42-52 0-17 5-33 14-68z">
            <text:p/>
          </draw:path>
        </draw:g>
        <draw:g>
          <svg:title>TexMaths</svg:title>
          <svg:desc>22§display§= \frac{1}{2} \smallint ( 6 - 2x ) \sqrt{ 5 + 4x - x^2} \ dx§svg§600§FALSE§</svg:desc>
          <draw:polygon draw:style-name="gr2" draw:text-style-name="P6" draw:layer="layout" svg:width="10.345cm" svg:height="1.491cm" svg:x="5.345cm" svg:y="2.361cm" svg:viewBox="0 0 10346 1492" draw:points="5173,1492 0,1492 0,0 10346,0 10346,1492">
            <text:p/>
          </draw:polygon>
          <draw:path draw:style-name="gr3" draw:text-style-name="P7" draw:layer="layout" svg:width="0.515cm" svg:height="0.182cm" svg:x="5.35cm" svg:y="3.07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285cm" svg:y="2.322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214cm" svg:y="3.151cm" svg:viewBox="0 0 389 33" draw:points="194,33 0,33 0,0 389,0 389,33">
            <text:p/>
          </draw:polygon>
          <draw:path draw:style-name="gr3" draw:text-style-name="P7" draw:layer="layout" svg:width="0.309cm" svg:height="0.516cm" svg:x="6.253cm" svg:y="3.37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3cm" svg:height="0.72cm" svg:x="6.866cm" svg:y="2.806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6-43 9-87 14-123 8-59 20-88 48-88 14 0 25 7 30 14z">
            <text:p/>
          </draw:path>
          <draw:path draw:style-name="gr3" draw:text-style-name="P7" draw:layer="layout" svg:width="0.18cm" svg:height="0.773cm" svg:x="7.307cm" svg:y="2.77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7.564cm" svg:y="2.844cm" svg:viewBox="0 0 322 533" svg:d="M70 262v-19c0-196 97-224 136-224 19 0 51 6 69 32-13 0-43 0-43 33 0 25 18 37 36 37 12 0 35-7 35-37 0-47-34-84-99-84-98 0-204 100-204 271 0 208 90 262 162 262 86 0 160-72 160-174 0-99-69-174-155-174-53 0-81 40-97 77zM162 512c-48 0-72-48-76-58-14-37-14-99-14-113 0-60 25-139 95-139 13 0 48 0 72 50 14 28 14 68 14 105s0 76-14 104c-23 47-59 51-77 51z">
            <text:p/>
          </draw:path>
          <draw:path draw:style-name="gr3" draw:text-style-name="P7" draw:layer="layout" svg:width="0.472cm" svg:height="0.032cm" svg:x="8.156cm" svg:y="3.15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902cm" svg:y="2.84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86cm" svg:height="0.351cm" svg:x="9.273cm" svg:y="3.01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9.736cm" svg:y="2.77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705cm" svg:height="0.928cm" svg:x="10.078cm" svg:y="2.57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3.894cm" svg:height="0.032cm" svg:x="10.766cm" svg:y="2.57cm" svg:viewBox="0 0 3895 33" draw:points="1948,33 0,33 0,0 3895,0 3895,33">
            <text:p/>
          </draw:polygon>
          <draw:path draw:style-name="gr3" draw:text-style-name="P7" draw:layer="layout" svg:width="0.309cm" svg:height="0.532cm" svg:x="10.805cm" svg:y="2.84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515cm" svg:height="0.516cm" svg:x="11.368cm" svg:y="2.9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2.119cm" svg:y="2.836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2.507cm" svg:y="3.0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3.163cm" svg:y="3.151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3.894cm" svg:y="3.0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4.348cm" svg:y="2.778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4.95cm" svg:y="2.823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15.344cm" svg:y="3.01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</draw:g>
        <draw:g>
          <svg:title>TexMaths</svg:title>
          <svg:desc>22§display§= \frac{1}{2} \smallint [\ 2 + (4 - 2x)\ ] \sqrt{ 5 + 4x - x^2} \ dx§svg§600§FALSE§</svg:desc>
          <draw:polygon draw:style-name="gr2" draw:text-style-name="P6" draw:layer="layout" svg:width="12.621cm" svg:height="1.491cm" svg:x="5.346cm" svg:y="4.362cm" svg:viewBox="0 0 12622 1492" draw:points="6311,1492 0,1492 0,0 12622,0 12622,1492">
            <text:p/>
          </draw:polygon>
          <draw:path draw:style-name="gr3" draw:text-style-name="P7" draw:layer="layout" svg:width="0.515cm" svg:height="0.182cm" svg:x="5.351cm" svg:y="5.0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286cm" svg:y="4.323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215cm" svg:y="5.152cm" svg:viewBox="0 0 389 33" draw:points="194,33 0,33 0,0 389,0 389,33">
            <text:p/>
          </draw:polygon>
          <draw:path draw:style-name="gr3" draw:text-style-name="P7" draw:layer="layout" svg:width="0.309cm" svg:height="0.516cm" svg:x="6.254cm" svg:y="5.37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3cm" svg:height="0.72cm" svg:x="6.867cm" svg:y="4.807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6-43 9-87 14-123 8-59 20-88 48-88 14 0 25 7 30 14z">
            <text:p/>
          </draw:path>
          <draw:polygon draw:style-name="gr3" draw:text-style-name="P7" draw:layer="layout" svg:width="0.106cm" svg:height="0.773cm" svg:x="7.324cm" svg:y="4.78cm" svg:viewBox="0 0 107 774" draw:points="107,774 107,744 32,744 32,32 107,32 107,0 0,0 0,774">
            <text:p/>
          </draw:polygon>
          <draw:path draw:style-name="gr3" draw:text-style-name="P7" draw:layer="layout" svg:width="0.309cm" svg:height="0.516cm" svg:x="7.743cm" svg:y="4.84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515cm" svg:height="0.516cm" svg:x="8.306cm" svg:y="4.91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9.114cm" svg:y="4.78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9.359cm" svg:y="4.837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9.961cm" svg:y="5.15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0.707cm" svg:y="4.84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1.078cm" svg:y="5.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18cm" svg:height="0.773cm" svg:x="11.541cm" svg:y="4.78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olygon draw:style-name="gr3" draw:text-style-name="P7" draw:layer="layout" svg:width="0.106cm" svg:height="0.773cm" svg:x="12.072cm" svg:y="4.78cm" svg:viewBox="0 0 107 774" draw:points="107,0 0,0 0,32 76,32 76,744 0,744 0,774 107,774">
            <text:p/>
          </draw:polygon>
          <draw:path draw:style-name="gr3" draw:text-style-name="P7" draw:layer="layout" svg:width="0.705cm" svg:height="0.928cm" svg:x="12.356cm" svg:y="4.571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3.894cm" svg:height="0.032cm" svg:x="13.044cm" svg:y="4.571cm" svg:viewBox="0 0 3895 33" draw:points="1948,33 0,33 0,0 3895,0 3895,33">
            <text:p/>
          </draw:polygon>
          <draw:path draw:style-name="gr3" draw:text-style-name="P7" draw:layer="layout" svg:width="0.309cm" svg:height="0.532cm" svg:x="13.083cm" svg:y="4.845cm" svg:viewBox="0 0 310 533" svg:d="M310 361c0-92-64-171-148-171-37 0-70 12-99 40v-151c16 5 43 11 67 11 95 0 150-71 150-81 0-5-2-9-7-9-2 0-4 0-7 2-16 7-53 23-106 23-32 0-67-6-104-21-5-4-7-4-8-4-8 0-8 7-8 19v229c0 14 0 21 11 21 5 0 7-2 9-7 9-12 39-54 100-54 41 0 62 35 67 49 12 30 14 60 14 98 0 27 0 74-19 106-18 30-48 51-83 51-56 0-100-41-114-86 1 0 5 0 14 0 24 0 38-20 38-37 0-20-14-39-38-39-13 0-39 5-39 42 0 67 55 141 141 141 90 0 169-74 169-172z">
            <text:p/>
          </draw:path>
          <draw:path draw:style-name="gr3" draw:text-style-name="P7" draw:layer="layout" svg:width="0.515cm" svg:height="0.516cm" svg:x="13.646cm" svg:y="4.91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4.397cm" svg:y="4.837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4.785cm" svg:y="5.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5.439cm" svg:y="5.152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6.171cm" svg:y="5.0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16.625cm" svg:y="4.77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369cm" svg:height="0.546cm" svg:x="17.226cm" svg:y="4.824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386cm" svg:height="0.351cm" svg:x="17.62cm" svg:y="5.0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</draw:g>
        <draw:g>
          <svg:title>TexMaths</svg:title>
          <svg:desc>22§display§= \frac{1}{2} \smallint [\ 2 \sqrt{ 5 + 4x - x^2} + (4 - 2x) \sqrt{ 5 + 4x - x^2} \ ] \ dx§svg§600§FALSE§</svg:desc>
          <draw:polygon draw:style-name="gr2" draw:text-style-name="P6" draw:layer="layout" svg:width="17.289cm" svg:height="1.491cm" svg:x="5.348cm" svg:y="6.364cm" svg:viewBox="0 0 17290 1492" draw:points="8645,1492 0,1492 0,0 17290,0 17290,1492">
            <text:p/>
          </draw:polygon>
          <draw:path draw:style-name="gr3" draw:text-style-name="P7" draw:layer="layout" svg:width="0.515cm" svg:height="0.182cm" svg:x="5.353cm" svg:y="7.0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56cm" svg:height="0.516cm" svg:x="6.288cm" svg:y="6.325cm" svg:viewBox="0 0 257 517" svg:d="M160 19c0-17 0-19-17-19-50 49-118 49-143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6.217cm" svg:y="7.154cm" svg:viewBox="0 0 389 33" draw:points="194,33 0,33 0,0 389,0 389,33">
            <text:p/>
          </draw:polygon>
          <draw:path draw:style-name="gr3" draw:text-style-name="P7" draw:layer="layout" svg:width="0.309cm" svg:height="0.516cm" svg:x="6.256cm" svg:y="7.37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3cm" svg:height="0.72cm" svg:x="6.869cm" svg:y="6.809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6-43 9-87 14-123 8-59 20-88 48-88 14 0 25 7 30 14z">
            <text:p/>
          </draw:path>
          <draw:polygon draw:style-name="gr3" draw:text-style-name="P7" draw:layer="layout" svg:width="0.106cm" svg:height="0.773cm" svg:x="7.326cm" svg:y="6.782cm" svg:viewBox="0 0 107 774" draw:points="107,774 107,744 32,744 32,32 107,32 107,0 0,0 0,774">
            <text:p/>
          </draw:polygon>
          <draw:path draw:style-name="gr3" draw:text-style-name="P7" draw:layer="layout" svg:width="0.309cm" svg:height="0.516cm" svg:x="7.745cm" svg:y="6.8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705cm" svg:height="0.928cm" svg:x="8.178cm" svg:y="6.573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3.894cm" svg:height="0.032cm" svg:x="8.866cm" svg:y="6.573cm" svg:viewBox="0 0 3895 33" draw:points="1948,33 0,33 0,0 3895,0 3895,33">
            <text:p/>
          </draw:polygon>
          <draw:path draw:style-name="gr3" draw:text-style-name="P7" draw:layer="layout" svg:width="0.309cm" svg:height="0.532cm" svg:x="8.905cm" svg:y="6.847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515cm" svg:height="0.516cm" svg:x="9.468cm" svg:y="6.9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0.22cm" svg:y="6.839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0.607cm" svg:y="7.02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1.263cm" svg:y="7.15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1.994cm" svg:y="7.0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2.448cm" svg:y="6.78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2.976cm" svg:y="6.9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18cm" svg:height="0.773cm" svg:x="13.782cm" svg:y="6.782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14.028cm" svg:y="6.839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14.629cm" svg:y="7.15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5.377cm" svg:y="6.84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15.748cm" svg:y="7.0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3cm" svg:x="16.211cm" svg:y="6.782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705cm" svg:height="0.928cm" svg:x="16.552cm" svg:y="6.573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3.894cm" svg:height="0.032cm" svg:x="17.24cm" svg:y="6.573cm" svg:viewBox="0 0 3895 33" draw:points="1948,33 0,33 0,0 3895,0 3895,33">
            <text:p/>
          </draw:polygon>
          <draw:path draw:style-name="gr3" draw:text-style-name="P7" draw:layer="layout" svg:width="0.309cm" svg:height="0.532cm" svg:x="17.279cm" svg:y="6.847cm" svg:viewBox="0 0 310 533" svg:d="M310 361c0-92-64-171-148-171-37 0-70 12-99 40v-151c16 5 43 11 67 11 95 0 150-71 150-81 0-5-2-9-7-9-2 0-4 0-7 2-16 7-53 23-106 23-32 0-67-6-104-21-5-4-7-4-8-4-8 0-8 7-8 19v229c0 14 0 21 11 21 5 0 7-2 11-7 7-12 37-54 98-54 41 0 62 35 67 49 12 30 14 60 14 98 0 27 0 74-19 106-18 30-48 51-83 51-56 0-100-41-114-86 1 0 5 0 14 0 24 0 38-20 38-37 0-20-14-39-38-39-13 0-39 5-39 42 0 67 55 141 141 141 90 0 169-74 169-172z">
            <text:p/>
          </draw:path>
          <draw:path draw:style-name="gr3" draw:text-style-name="P7" draw:layer="layout" svg:width="0.515cm" svg:height="0.516cm" svg:x="17.842cm" svg:y="6.91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8.594cm" svg:y="6.839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8.981cm" svg:y="7.0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9.637cm" svg:y="7.154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0.368cm" svg:y="7.0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20.822cm" svg:y="6.781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106cm" svg:height="0.773cm" svg:x="21.41cm" svg:y="6.782cm" svg:viewBox="0 0 107 774" draw:points="107,0 0,0 0,32 76,32 76,744 0,744 0,774 107,774">
            <text:p/>
          </draw:polygon>
          <draw:path draw:style-name="gr3" draw:text-style-name="P7" draw:layer="layout" svg:width="0.369cm" svg:height="0.546cm" svg:x="21.896cm" svg:y="6.826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22.29cm" svg:y="7.02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 \smallint  \sqrt{ 5 + 4x - x^2} + \frac{1}{2} \smallint \sqrt{ 5 + 4x - x^2} (4 - 2x) \ dx§svg§600§FALSE§</svg:desc>
          <draw:polygon draw:style-name="gr2" draw:text-style-name="P6" draw:layer="layout" svg:width="16.622cm" svg:height="1.491cm" svg:x="5.351cm" svg:y="8.367cm" svg:viewBox="0 0 16623 1492" draw:points="8312,1492 0,1492 0,0 16623,0 16623,1492">
            <text:p/>
          </draw:polygon>
          <draw:path draw:style-name="gr3" draw:text-style-name="P7" draw:layer="layout" svg:width="0.515cm" svg:height="0.182cm" svg:x="5.356cm" svg:y="9.08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171cm" svg:y="8.812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705cm" svg:height="0.928cm" svg:x="6.75cm" svg:y="8.576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3.894cm" svg:height="0.032cm" svg:x="7.438cm" svg:y="8.576cm" svg:viewBox="0 0 3895 33" draw:points="1948,33 0,33 0,0 3895,0 3895,33">
            <text:p/>
          </draw:polygon>
          <draw:path draw:style-name="gr3" draw:text-style-name="P7" draw:layer="layout" svg:width="0.309cm" svg:height="0.532cm" svg:x="7.477cm" svg:y="8.85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515cm" svg:height="0.516cm" svg:x="8.04cm" svg:y="8.9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8.792cm" svg:y="8.84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9.179cm" svg:y="9.0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835cm" svg:y="9.15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566cm" svg:y="9.0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02cm" svg:y="8.78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548cm" svg:y="8.9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2.438cm" svg:y="8.328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37cm" svg:y="9.157cm" svg:viewBox="0 0 389 33" draw:points="194,33 0,33 0,0 389,0 389,33">
            <text:p/>
          </draw:polygon>
          <draw:path draw:style-name="gr3" draw:text-style-name="P7" draw:layer="layout" svg:width="0.309cm" svg:height="0.516cm" svg:x="12.408cm" svg:y="9.382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23cm" svg:height="0.72cm" svg:x="13.021cm" svg:y="8.812cm" svg:viewBox="0 0 324 721" svg:d="M294 32c-26 1-34 21-34 31 0 20 16 32 32 32s32-11 32-33c0-30-25-62-62-62-65 0-79 84-91 144-21 116-37 215-50 350-3 41-8 85-14 122-7 58-19 89-47 89-14 0-25-8-30-15 26 0 33-20 33-32 0-18-15-30-31-30s-32 9-32 32c0 30 25 61 62 61 65 0 79-82 91-146 19-111 37-209 49-346 4-43 9-87 14-123 8-59 20-88 48-88 14 0 25 7 30 14z">
            <text:p/>
          </draw:path>
          <draw:path draw:style-name="gr3" draw:text-style-name="P7" draw:layer="layout" svg:width="0.705cm" svg:height="0.928cm" svg:x="13.6cm" svg:y="8.576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3.894cm" svg:height="0.032cm" svg:x="14.288cm" svg:y="8.576cm" svg:viewBox="0 0 3895 33" draw:points="1948,33 0,33 0,0 3895,0 3895,33">
            <text:p/>
          </draw:polygon>
          <draw:path draw:style-name="gr3" draw:text-style-name="P7" draw:layer="layout" svg:width="0.309cm" svg:height="0.532cm" svg:x="14.327cm" svg:y="8.85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515cm" svg:height="0.516cm" svg:x="14.89cm" svg:y="8.916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5.641cm" svg:y="8.84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6.028cm" svg:y="9.0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16.685cm" svg:y="9.157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7.415cm" svg:y="9.0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17.869cm" svg:y="8.784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18.258cm" svg:y="8.785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44cm" svg:height="0.523cm" svg:x="18.505cm" svg:y="8.842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19.105cm" svg:y="9.157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9.853cm" svg:y="8.8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20.224cm" svg:y="9.02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20.687cm" svg:y="8.785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369cm" svg:height="0.546cm" svg:x="21.233cm" svg:y="8.829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386cm" svg:height="0.351cm" svg:x="21.627cm" svg:y="9.025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\text {In }2^{nd}\text { integral Put, } 5 + 4x - x^2 = t,  \text {Diff } w.\ r.\ t.\ x. \ \therefore \ (4 - 2x)\ dx = dt§svg§600§FALSE§</svg:desc>
          <draw:polygon draw:style-name="gr2" draw:text-style-name="P6" draw:layer="layout" svg:width="24.152cm" svg:height="0.812cm" svg:x="2.371cm" svg:y="10.166cm" svg:viewBox="0 0 24153 813" draw:points="12075,813 0,813 0,0 24153,0 24153,813">
            <text:p/>
          </draw:polygon>
          <draw:path draw:style-name="gr3" draw:text-style-name="P7" draw:layer="layout" svg:width="0.237cm" svg:height="0.529cm" svg:x="2.353cm" svg:y="10.294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636cm" svg:y="10.48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309cm" svg:height="0.517cm" svg:x="3.337cm" svg:y="10.30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32cm" svg:height="0.245cm" svg:x="3.71cm" svg:y="10.264cm" svg:viewBox="0 0 333 246" svg:d="M40 206c-1 7-5 21-5 23 0 12 11 17 20 17 8 0 17-7 21-12 1-5 7-23 8-33 4-11 9-36 13-50 3-12 7-24 9-37 7-22 7-26 22-49 16-21 41-49 83-49 32 0 32 26 32 37 0 33-23 93-32 116-7 16-9 21-9 30 0 28 25 47 51 47 55 0 80-75 80-84 0-7-7-7-9-7-7 0-9 3-11 10-12 43-35 66-58 66-10 0-12-7-12-20 0-12 2-19 12-44 5-17 28-74 28-105 0-53-42-62-70-62-46 0-76 28-92 49-5-37-37-49-58-49-24 0-37 18-44 30-12 19-19 51-19 53 0 7 7 7 9 7 9 0 9-2 12-16 9-32 19-58 41-58 14 0 17 10 17 26 0 11-5 30-9 46-3 14-8 37-12 48z">
            <text:p/>
          </draw:path>
          <draw:path draw:style-name="gr3" draw:text-style-name="P7" draw:layer="layout" svg:width="0.279cm" svg:height="0.383cm" svg:x="4.101cm" svg:y="10.127cm" svg:viewBox="0 0 280 384" svg:d="M278 16c0 0 2-7 2-9s-2-7-9-7c-11 0-56 4-69 5-5 0-12 2-12 13 0 8 7 8 14 8 27 0 27 4 27 7 0 4-2 7-4 13l-30 123c-12-18-30-32-56-32-71 0-141 78-141 155 0 53 35 92 83 92 28 0 54-18 77-39 11 32 42 39 56 39 20 0 32-13 43-30 12-21 19-53 19-55 0-7-7-7-9-7-7 0-9 2-12 18-7 26-18 58-41 58-14 0-17-12-17-26 0-11 2-16 3-23zM162 310c-4 14-16 26-28 35-6 5-27 23-50 23-21 0-40-14-40-53 0-28 16-88 28-111 25-44 53-51 69-51 39 0 47 41 47 48 0 1 0 5-1 7z">
            <text:p/>
          </draw:path>
          <draw:path draw:style-name="gr3" draw:text-style-name="P7" draw:layer="layout" svg:width="0.166cm" svg:height="0.518cm" svg:x="4.711cm" svg:y="10.30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924cm" svg:y="10.481cm" svg:viewBox="0 0 391 343" svg:d="M60 76v209c0 34-7 34-60 34v24c26 0 67-1 88-1 19 0 60 1 86 1v-24c-51 0-60 0-60-34v-144c0-81 55-123 104-123 50 0 58 42 58 86v181c0 34-8 34-60 34v24c27 0 67-1 88-1 20 0 60 1 87 1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5.324cm" svg:y="10.34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3cm" svg:height="0.356cm" svg:x="5.63cm" svg:y="10.47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5.975cm" svg:y="10.472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5-72 48-72 80 0 54 77 98 172 98 92 0 173-40 173-100 0-28-12-67-51-90-42-21-86-21-134-21-19 0-53 0-58 0-25-3-42-28-42-53zM172 493c-79 0-132-39-132-79 0-37 30-65 64-67h46c66 0 154 0 154 67 0 40-56 79-132 79z">
            <text:p/>
          </draw:path>
          <draw:path draw:style-name="gr3" draw:text-style-name="P7" draw:layer="layout" svg:width="0.261cm" svg:height="0.342cm" svg:x="6.361cm" svg:y="10.481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6.674cm" svg:y="10.476cm" svg:viewBox="0 0 350 357" svg:d="M225 289c4 31 25 63 62 63 16 0 63-10 63-74v-42h-19v42c0 46-19 51-28 51-25 0-28-35-28-39v-156c0-32 0-62-29-92-30-30-68-42-107-42-63 0-116 37-116 88 0 23 16 37 35 37 21 0 35-16 35-37 0-9-3-35-38-35 21-27 58-35 84-35 37 0 81 30 81 98v30c-39 2-93 4-143 27-58 26-77 66-77 102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7.054cm" svg:y="10.285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457cm" svg:height="0.529cm" svg:x="7.529cm" svg:y="10.294cm" svg:viewBox="0 0 458 530" svg:d="M150 285h130c93 0 178-63 178-141 0-75-78-144-183-144h-275v25h19c60 0 60 8 60 35v410c0 28 0 35-60 35h-19v25c26-2 84-2 114-2s88 0 115 2v-25h-20c-58 0-59-7-59-35zM146 264v-209c0-25 2-30 39-30h68c124 0 124 81 124 119 0 37 0 120-124 120z">
            <text:p/>
          </draw:path>
          <draw:path draw:style-name="gr3" draw:text-style-name="P7" draw:layer="layout" svg:width="0.39cm" svg:height="0.351cm" svg:x="8.052cm" svg:y="10.481cm" svg:viewBox="0 0 391 352" svg:d="M278 282v70l113-9v-24c-55 0-60-6-60-43v-276l-115 9v24c55 0 60 6 60 43v139c0 67-37 119-93 119-65 0-69-35-69-75v-259l-114 9v24c60 0 60 2 60 71v116c0 62 0 132 118 132 44 0 79-21 100-70z">
            <text:p/>
          </draw:path>
          <draw:path draw:style-name="gr3" draw:text-style-name="P7" draw:layer="layout" svg:width="0.242cm" svg:height="0.485cm" svg:x="8.473cm" svg:y="10.347cm" svg:viewBox="0 0 243 486" svg:d="M120 167h111v-24h-111v-143h-20c0 63-24 146-100 150v17h67v213c0 97 72 106 100 106 55 0 76-55 76-106v-44h-19v44c0 57-23 87-52 87-52 0-52-71-52-85z">
            <text:p/>
          </draw:path>
          <draw:path draw:style-name="gr3" draw:text-style-name="P7" draw:layer="layout" svg:width="0.091cm" svg:height="0.231cm" svg:x="8.825cm" svg:y="10.74cm" svg:viewBox="0 0 92 232" svg:d="M92 81c0-49-18-81-50-81-28 0-42 21-42 40 0 22 14 43 42 43 13 0 21-6 30-11l2-2c0 0 2 0 2 11 0 51-23 99-58 136-4 3-6 5-6 7 0 7 4 8 9 8 9 0 71-61 71-151z">
            <text:p/>
          </draw:path>
          <draw:path draw:style-name="gr3" draw:text-style-name="P7" draw:layer="layout" svg:width="0.309cm" svg:height="0.532cm" svg:x="9.27cm" svg:y="10.307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4 169-172z">
            <text:p/>
          </draw:path>
          <draw:path draw:style-name="gr3" draw:text-style-name="P7" draw:layer="layout" svg:width="0.515cm" svg:height="0.517cm" svg:x="9.831cm" svg:y="10.372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44cm" svg:height="0.524cm" svg:x="10.583cm" svg:y="10.29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10.972cm" svg:y="10.48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4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1.627cm" svg:y="10.613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2.359cm" svg:y="10.4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3 60 81 0 125-100 125-120 0-7-7-7-9-7-7 0-9 2-11 7-24 85-79 102-104 102-30 0-42-24-42-51 0-17 5-33 14-68z">
            <text:p/>
          </draw:path>
          <draw:path draw:style-name="gr3" draw:text-style-name="P7" draw:layer="layout" svg:width="0.24cm" svg:height="0.36cm" svg:x="12.811cm" svg:y="10.1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182cm" svg:x="13.383cm" svg:y="10.5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4cm" svg:x="14.173cm" svg:y="10.338cm" svg:viewBox="0 0 239 495" svg:d="M143 176h73c15 0 23 0 23-16 0-9-8-9-23-9h-66c26-111 31-125 31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091cm" svg:height="0.231cm" svg:x="14.501cm" svg:y="10.74cm" svg:viewBox="0 0 92 232" svg:d="M92 81c0-51-20-81-50-81-26 0-42 19-42 40 0 22 16 43 42 43 9 0 20-4 27-11 3-2 3-2 5-2 0 0 2 0 2 11 0 58-28 106-55 130-9 9-9 11-9 13 0 7 4 8 9 8 9 0 71-59 71-151z">
            <text:p/>
          </draw:path>
          <draw:path draw:style-name="gr3" draw:text-style-name="P7" draw:layer="layout" svg:width="0.52cm" svg:height="0.529cm" svg:x="14.805cm" svg:y="10.294cm" svg:viewBox="0 0 521 530" svg:d="M0 0v25h19c60 0 60 8 60 35v410c0 28 0 35-60 35h-19v25h283c131 0 238-115 238-261 0-148-104-269-238-269zM185 505c-37 0-39-5-39-30v-420c0-25 2-30 39-30h77c48 0 102 15 141 72 33 46 41 112 41 172 0 87-15 132-43 171-16 21-60 65-139 65z">
            <text:p/>
          </draw:path>
          <draw:path draw:style-name="gr3" draw:text-style-name="P7" draw:layer="layout" svg:width="0.166cm" svg:height="0.518cm" svg:x="15.395cm" svg:y="10.305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5.604cm" svg:y="10.277cm" svg:viewBox="0 0 466 547" svg:d="M327 236h88v-23h-91v-90c0-70 39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16.315cm" svg:y="10.481cm" svg:viewBox="0 0 514 352" svg:d="M336 79c4-16 12-46 12-49 0-14-12-21-22-21-11 0-23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4 20 49 74 54 97 54 58 0 92-49 113-95 26-62 51-165 51-202 0-43-21-55-35-55-20 0-39 19-39 37 0 11 5 16 12 21 9 9 28 28 28 67 0 26-22 102-42 141-21 42-47 68-86 68-37 0-56-22-56-66 0-22 5-46 7-57z">
            <text:p/>
          </draw:path>
          <draw:path draw:style-name="gr3" draw:text-style-name="P7" draw:layer="layout" svg:width="0.083cm" svg:height="0.083cm" svg:x="16.933cm" svg:y="10.74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7.362cm" svg:y="10.481cm" svg:viewBox="0 0 317 352" svg:d="M46 298c-2 12-7 29-7 33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7.734cm" svg:y="10.74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8.156cm" svg:y="10.338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0-23-35 0-20 0-25 3-37z">
            <text:p/>
          </draw:path>
          <draw:path draw:style-name="gr3" draw:text-style-name="P7" draw:layer="layout" svg:width="0.083cm" svg:height="0.083cm" svg:x="18.485cm" svg:y="10.74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8.913cm" svg:y="10.4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083cm" svg:height="0.083cm" svg:x="19.399cm" svg:y="10.74cm" svg:viewBox="0 0 84 84" svg:d="M84 42c0-23-19-42-42-42s-42 19-42 42 19 42 42 42 42-19 42-42z">
            <text:p/>
          </draw:path>
          <draw:path draw:style-name="gr3" draw:text-style-name="P7" draw:layer="layout" svg:width="0.469cm" svg:height="0.418cm" svg:x="20.043cm" svg:y="10.463cm" svg:viewBox="0 0 470 419" svg:d="M276 40c0-21-19-40-40-40-23 0-42 19-42 40 0 23 19 43 42 43 21 0 40-18 40-43zM470 377c0-21-18-41-41-41-22 0-42 20-42 41 0 23 20 42 42 42 23 0 41-19 41-42zM83 377c0-21-20-41-43-41-21 0-40 20-40 41 0 23 19 42 40 42 23 0 43-19 43-42z">
            <text:p/>
          </draw:path>
          <draw:path draw:style-name="gr3" draw:text-style-name="P7" draw:layer="layout" svg:width="0.18cm" svg:height="0.774cm" svg:x="21.085cm" svg:y="10.241cm" svg:viewBox="0 0 181 775" svg:d="M181 768c0-2 0-4-14-18-97-97-121-243-121-363 0-134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44cm" svg:height="0.524cm" svg:x="21.331cm" svg:y="10.298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472cm" svg:height="0.032cm" svg:x="21.931cm" svg:y="10.6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7cm" svg:x="22.679cm" svg:y="10.307cm" svg:viewBox="0 0 310 518" svg:d="M60 458l83-81c121-108 167-148 167-226 0-89-69-151-164-151-88 0-146 72-146 141 0 42 39 42 40 42 15 0 41-9 41-40 0-20-14-41-41-41-7 0-7 0-10 2 18-51 60-79 106-79 70 0 103 61 103 126 0 62-38 124-81 171l-149 166c-9 8-9 10-9 30h289l21-136h-20c-3 23-8 58-15 69-7 7-59 7-74 7z">
            <text:p/>
          </draw:path>
          <draw:path draw:style-name="gr3" draw:text-style-name="P7" draw:layer="layout" svg:width="0.386cm" svg:height="0.351cm" svg:x="23.049cm" svg:y="10.4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4 81-60 9 30 37 60 84 60 80 0 124-100 124-120 0-7-7-7-9-7-7 0-9 2-11 7-24 85-77 102-104 102-30 0-42-24-42-51 0-17 5-33 14-68z">
            <text:p/>
          </draw:path>
          <draw:path draw:style-name="gr3" draw:text-style-name="P7" draw:layer="layout" svg:width="0.18cm" svg:height="0.774cm" svg:x="23.514cm" svg:y="10.241cm" svg:viewBox="0 0 181 775" svg:d="M181 387c0-60-9-153-51-241-47-95-114-146-123-146-3 0-7 4-7 7 0 4 0 5 14 19 78 76 122 199 122 361 0 132-29 270-125 366-11 11-11 13-11 15 0 5 4 7 7 7 9 0 79-53 125-152 40-84 49-171 49-236z">
            <text:p/>
          </draw:path>
          <draw:path draw:style-name="gr3" draw:text-style-name="P7" draw:layer="layout" svg:width="0.369cm" svg:height="0.546cm" svg:x="24.057cm" svg:y="10.285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1 0 62 63 62 69 0 3-2 8-4 12z">
            <text:p/>
          </draw:path>
          <draw:path draw:style-name="gr3" draw:text-style-name="P7" draw:layer="layout" svg:width="0.386cm" svg:height="0.351cm" svg:x="24.452cm" svg:y="10.48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4 83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25.129cm" svg:y="10.5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934cm" svg:y="10.285cm" svg:viewBox="0 0 370 547" svg:d="M370 9c0-2 0-9-11-9s-84 7-99 9c-5 0-10 3-10 14 0 10 7 10 19 10 37 0 39 6 39 13l-4 16-45 183c-14-28-37-50-72-50-90 0-187 115-187 227 0 74 42 125 104 125 16 0 54-3 100-58 7 32 34 58 71 58 28 0 45-17 58-44 12-26 23-73 23-75 0-9-8-9-9-9-9 0-9 3-11 14-14 51-28 97-60 97-21 0-23-19-23-35 0-20 2-25 6-37zM208 445c-4 14-4 16-16 30-34 43-65 55-86 55-39 0-51-42-51-72 0-39 24-136 44-171 22-46 58-74 89-74 50 0 62 63 62 69 0 3-2 8-4 12z">
            <text:p/>
          </draw:path>
          <draw:path draw:style-name="gr3" draw:text-style-name="P7" draw:layer="layout" svg:width="0.238cm" svg:height="0.494cm" svg:x="26.323cm" svg:y="10.338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0-23-35 0-20 0-25 3-37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4.649cm" svg:y="12.05cm" svg:viewBox="0 0 198 494" draw:points="100,494 0,494 0,0 198,0 198,494">
            <text:p/>
          </draw:polygon>
          <draw:path draw:style-name="gr3" draw:text-style-name="P7" draw:layer="layout" svg:width="0.258cm" svg:height="0.577cm" svg:x="4.63cm" svg:y="12.008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 \smallint  \sqrt{ 5 - ( x^2 - 4x ) } + \frac{1}{2} \smallint \sqrt{t} \ dt§svg§600§FALSE§</svg:desc>
          <draw:polygon draw:style-name="gr2" draw:text-style-name="P6" draw:layer="layout" svg:width="10.567cm" svg:height="1.491cm" svg:x="5.35cm" svg:y="11.469cm" svg:viewBox="0 0 10568 1492" draw:points="5284,1492 0,1492 0,0 10568,0 10568,1492">
            <text:p/>
          </draw:polygon>
          <draw:path draw:style-name="gr3" draw:text-style-name="P7" draw:layer="layout" svg:width="0.515cm" svg:height="0.182cm" svg:x="5.355cm" svg:y="12.1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17cm" svg:y="11.914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705cm" svg:height="0.928cm" svg:x="6.749cm" svg:y="11.738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4.496cm" svg:height="0.032cm" svg:x="7.437cm" svg:y="11.738cm" svg:viewBox="0 0 4497 33" draw:points="2249,33 0,33 0,0 4497,0 4497,33">
            <text:p/>
          </draw:polygon>
          <draw:path draw:style-name="gr3" draw:text-style-name="P7" draw:layer="layout" svg:width="0.309cm" svg:height="0.532cm" svg:x="7.476cm" svg:y="11.952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472cm" svg:height="0.032cm" svg:x="8.061cm" svg:y="12.259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8.846cm" svg:y="11.887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9.092cm" svg:y="12.1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24cm" svg:height="0.36cm" svg:x="9.546cm" svg:y="11.886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095cm" svg:y="12.259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0.826cm" svg:y="11.944cm" svg:viewBox="0 0 345 524" svg:d="M208 398v66c0 29-2 37-60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386cm" svg:height="0.351cm" svg:x="11.213cm" svg:y="12.1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18cm" svg:height="0.773cm" svg:x="11.677cm" svg:y="11.887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2.149cm" svg:y="12.0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3.04cm" svg:y="11.4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971cm" svg:y="12.259cm" svg:viewBox="0 0 389 33" draw:points="194,33 0,33 0,0 389,0 389,33">
            <text:p/>
          </draw:polygon>
          <draw:path draw:style-name="gr3" draw:text-style-name="P7" draw:layer="layout" svg:width="0.309cm" svg:height="0.516cm" svg:x="13.01cm" svg:y="12.48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3cm" svg:height="0.72cm" svg:x="13.622cm" svg:y="11.914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604cm" svg:height="0.773cm" svg:x="14.173cm" svg:y="11.771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281cm" svg:height="0.032cm" svg:x="14.761cm" svg:y="11.771cm" svg:viewBox="0 0 282 33" draw:points="141,33 0,33 0,0 282,0 282,33">
            <text:p/>
          </draw:polygon>
          <draw:path draw:style-name="gr3" draw:text-style-name="P7" draw:layer="layout" svg:width="0.238cm" svg:height="0.493cm" svg:x="14.779cm" svg:y="11.984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15.328cm" svg:y="11.931cm" svg:viewBox="0 0 370 547" svg:d="M370 9c0-2 0-9-11-9s-84 7-99 9c-5 0-10 3-10 14 0 10 7 10 19 10 37 0 39 6 39 13l-4 16-45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238cm" svg:height="0.493cm" svg:x="15.719cm" svg:y="11.984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</draw:g>
        <draw:g>
          <svg:title>TexMaths</svg:title>
          <svg:desc>22§display§=  \smallint  \sqrt{ 5 - [\  x^2 - 2(x)(2) + 4 - 4 \ ] } + \frac{1}{2} \smallint \sqrt{t} \ dt§svg§600§FALSE§</svg:desc>
          <draw:polygon draw:style-name="gr2" draw:text-style-name="P6" draw:layer="layout" svg:width="15.162cm" svg:height="1.491cm" svg:x="5.35cm" svg:y="13.271cm" svg:viewBox="0 0 15163 1492" draw:points="7582,1492 0,1492 0,0 15163,0 15163,1492">
            <text:p/>
          </draw:polygon>
          <draw:path draw:style-name="gr3" draw:text-style-name="P7" draw:layer="layout" svg:width="0.515cm" svg:height="0.182cm" svg:x="5.355cm" svg:y="13.9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17cm" svg:y="13.716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705cm" svg:height="0.928cm" svg:x="6.749cm" svg:y="13.54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9.092cm" svg:height="0.032cm" svg:x="7.437cm" svg:y="13.54cm" svg:viewBox="0 0 9093 33" draw:points="4546,33 0,33 0,0 9093,0 9093,33">
            <text:p/>
          </draw:polygon>
          <draw:path draw:style-name="gr3" draw:text-style-name="P7" draw:layer="layout" svg:width="0.309cm" svg:height="0.532cm" svg:x="7.476cm" svg:y="13.754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472cm" svg:height="0.032cm" svg:x="8.06cm" svg:y="14.061cm" svg:viewBox="0 0 473 33" svg:d="M447 33c12 0 26 0 26-17 0-16-14-16-26-16h-421c-12 0-26 0-26 16 0 17 14 17 26 17z">
            <text:p/>
          </draw:path>
          <draw:polygon draw:style-name="gr3" draw:text-style-name="P7" draw:layer="layout" svg:width="0.106cm" svg:height="0.773cm" svg:x="8.861cm" svg:y="13.689cm" svg:viewBox="0 0 107 774" draw:points="107,774 107,744 32,744 32,32 107,32 107,0 0,0 0,774">
            <text:p/>
          </draw:polygon>
          <draw:path draw:style-name="gr3" draw:text-style-name="P7" draw:layer="layout" svg:width="0.386cm" svg:height="0.351cm" svg:x="9.264cm" svg:y="13.9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  <draw:path draw:style-name="gr3" draw:text-style-name="P7" draw:layer="layout" svg:width="0.24cm" svg:height="0.36cm" svg:x="9.718cm" svg:y="13.688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10.267cm" svg:y="14.061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013cm" svg:y="13.75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18cm" svg:height="0.773cm" svg:x="11.439cm" svg:y="13.68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11.686cm" svg:y="13.9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9 102-104 102-30 0-42-24-42-51 0-17 5-33 14-68z">
            <text:p/>
          </draw:path>
          <draw:path draw:style-name="gr3" draw:text-style-name="P7" draw:layer="layout" svg:width="0.18cm" svg:height="0.773cm" svg:x="12.148cm" svg:y="13.68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18cm" svg:height="0.773cm" svg:x="12.481cm" svg:y="13.68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12.745cm" svg:y="13.75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3.136cm" svg:y="13.68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515cm" svg:height="0.516cm" svg:x="13.607cm" svg:y="13.8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4.359cm" svg:y="13.746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472cm" svg:height="0.032cm" svg:x="14.961cm" svg:y="14.061cm" svg:viewBox="0 0 473 33" svg:d="M447 33c12 0 26 0 26-17 0-16-14-16-26-16h-421c-12 0-26 0-26 16 0 17 14 17 26 17z">
            <text:p/>
          </draw:path>
          <draw:path draw:style-name="gr3" draw:text-style-name="P7" draw:layer="layout" svg:width="0.344cm" svg:height="0.523cm" svg:x="15.691cm" svg:y="13.746cm" svg:viewBox="0 0 345 524" svg:d="M206 398v66c0 29 0 37-58 37h-16v23c32-2 72-2 104-2 33 0 74 0 105 2v-23h-15c-58 0-60-8-60-37v-66h79v-25h-79v-354c0-14 0-19-13-19-7 0-8 0-14 9l-239 364v25zM211 373h-190l190-289z">
            <text:p/>
          </draw:path>
          <draw:polygon draw:style-name="gr3" draw:text-style-name="P7" draw:layer="layout" svg:width="0.106cm" svg:height="0.773cm" svg:x="16.33cm" svg:y="13.689cm" svg:viewBox="0 0 107 774" draw:points="107,0 0,0 0,32 76,32 76,744 0,744 0,774 107,774">
            <text:p/>
          </draw:polygon>
          <draw:path draw:style-name="gr3" draw:text-style-name="P7" draw:layer="layout" svg:width="0.515cm" svg:height="0.516cm" svg:x="16.744cm" svg:y="13.8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7.636cm" svg:y="13.2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7.567cm" svg:y="14.061cm" svg:viewBox="0 0 389 33" draw:points="194,33 0,33 0,0 389,0 389,33">
            <text:p/>
          </draw:polygon>
          <draw:path draw:style-name="gr3" draw:text-style-name="P7" draw:layer="layout" svg:width="0.309cm" svg:height="0.516cm" svg:x="17.606cm" svg:y="14.286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323cm" svg:height="0.72cm" svg:x="18.217cm" svg:y="13.716cm" svg:viewBox="0 0 324 721" svg:d="M294 32c-26 1-34 21-34 31 0 20 16 32 32 32s32-11 32-33c0-30-25-62-62-62-65 0-79 84-91 144-21 116-37 215-50 350-3 41-8 85-14 122-7 58-19 89-47 89-14 0-25-8-30-15 26 0 33-20 33-32 0-18-15-30-31-30s-32 9-32 32c0 30 25 61 62 61 65 0 79-82 91-146 19-111 37-209 49-346 4-43 9-87 14-123 8-59 20-88 48-88 14 0 25 7 30 14z">
            <text:p/>
          </draw:path>
          <draw:path draw:style-name="gr3" draw:text-style-name="P7" draw:layer="layout" svg:width="0.604cm" svg:height="0.773cm" svg:x="18.767cm" svg:y="13.573cm" svg:viewBox="0 0 605 774" svg:d="M245 693l-136-301c-5-12-10-12-12-12 0 0-5 0-13 5l-73 57c-11 7-11 10-11 12 0 3 2 9 7 9s19-11 26-18c6-3 18-12 27-18l151 335c5 12 11 12 18 12 10 0 12-3 19-14l352-728c5-13 5-14 5-16 0-9-7-16-15-16-7 0-13 4-18 16z">
            <text:p/>
          </draw:path>
          <draw:polygon draw:style-name="gr3" draw:text-style-name="P7" draw:layer="layout" svg:width="0.281cm" svg:height="0.032cm" svg:x="19.355cm" svg:y="13.573cm" svg:viewBox="0 0 282 33" draw:points="141,33 0,33 0,0 282,0 282,33">
            <text:p/>
          </draw:polygon>
          <draw:path draw:style-name="gr3" draw:text-style-name="P7" draw:layer="layout" svg:width="0.238cm" svg:height="0.493cm" svg:x="19.373cm" svg:y="13.786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2-25 3-37z">
            <text:p/>
          </draw:path>
          <draw:path draw:style-name="gr3" draw:text-style-name="P7" draw:layer="layout" svg:width="0.369cm" svg:height="0.546cm" svg:x="19.924cm" svg:y="13.733cm" svg:viewBox="0 0 370 547" svg:d="M370 9c0-2 0-9-11-9s-84 7-99 9c-5 0-10 3-10 14 0 10 7 10 19 10 37 0 39 6 39 13l-2 16-47 183c-14-29-37-50-72-50-90 0-187 115-187 227 0 74 42 125 104 125 16 0 54-3 100-58 7 32 34 58 71 58 28 0 45-17 58-44 12-26 22-74 22-76 0-8-7-8-8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238cm" svg:height="0.493cm" svg:x="20.313cm" svg:y="13.786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</draw:g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xml:id="id213" text:id="id213"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48"/></text:span><text:span text:style-name="T13"><text:line-break/></text:span><text:span text:style-name="T13"> <text:s text:c="4"/></text:span><text:span text:style-name="T14"><text:s text:c="19"/></text:span><text:span text:style-name="T14"><text:line-break/></text:span><text:span text:style-name="T14"> <text:s text:c="30"/></text:span><text:span text:style-name="T14"><text:line-break/></text:span><text:span text:style-name="T14"> <text:s text:c="24"/></text:span><text:span text:style-name="T13"><text:s text:c="18"/></text:span><text:span text:style-name="T13"><text:line-break/></text:span><text:span text:style-name="T13"><text:tab/></text:span><text:span text:style-name="T13"><text:tab/></text:span></text:p>
          </draw:text-box>
        </draw:frame>
        <draw:g xml:id="id212" draw:id="id212">
          <svg:title>TexMaths</svg:title>
          <svg:desc>22§display§=  \smallint  \sqrt{ 5 - ( x - 2 )^2 + 4 } + \frac{1}{2} \smallint \sqrt{t} \ dt§svg§600§FALSE§</svg:desc>
          <draw:polygon draw:style-name="gr2" draw:text-style-name="P6" draw:layer="layout" svg:width="11.457cm" svg:height="1.491cm" svg:x="3.747cm" svg:y="0.572cm" svg:viewBox="0 0 11458 1492" draw:points="5729,1492 0,1492 0,0 11458,0 11458,1492">
            <text:p/>
          </draw:polygon>
          <draw:path draw:style-name="gr3" draw:text-style-name="P7" draw:layer="layout" svg:width="0.515cm" svg:height="0.182cm" svg:x="3.752cm" svg:y="1.2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4.567cm" svg:y="1.017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705cm" svg:height="0.928cm" svg:x="5.146cm" svg:y="0.841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5.387cm" svg:height="0.032cm" svg:x="5.834cm" svg:y="0.841cm" svg:viewBox="0 0 5388 33" draw:points="2693,33 0,33 0,0 5388,0 5388,33">
            <text:p/>
          </draw:polygon>
          <draw:path draw:style-name="gr3" draw:text-style-name="P7" draw:layer="layout" svg:width="0.309cm" svg:height="0.532cm" svg:x="5.873cm" svg:y="1.055cm" svg:viewBox="0 0 310 533" svg:d="M310 361c0-92-64-171-148-171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7 53 141 141 141 90 0 169-74 169-172z">
            <text:p/>
          </draw:path>
          <draw:path draw:style-name="gr3" draw:text-style-name="P7" draw:layer="layout" svg:width="0.472cm" svg:height="0.032cm" svg:x="6.458cm" svg:y="1.362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7.243cm" svg:y="0.99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7.489cm" svg:y="1.2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8.146cm" svg:y="1.362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8.894cm" svg:y="1.05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9.284cm" svg:y="0.99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9.576cm" svg:y="0.989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0.103cm" svg:y="1.12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44cm" svg:height="0.523cm" svg:x="10.856cm" svg:y="1.047cm" svg:viewBox="0 0 345 524" svg:d="M206 398v66c0 29 0 37-58 37h-16v23c32-2 72-2 104-2 33 0 74 0 105 2v-23h-15c-58 0-60-8-60-37v-66h79v-25h-79v-354c0-14 0-19-13-19-7 0-8 0-14 9l-239 364v25zM211 373h-190l190-289z">
            <text:p/>
          </draw:path>
          <draw:path draw:style-name="gr3" draw:text-style-name="P7" draw:layer="layout" svg:width="0.515cm" svg:height="0.516cm" svg:x="11.435cm" svg:y="1.121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2.328cm" svg:y="0.533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2.259cm" svg:y="1.362cm" svg:viewBox="0 0 389 33" draw:points="194,33 0,33 0,0 389,0 389,33">
            <text:p/>
          </draw:polygon>
          <draw:path draw:style-name="gr3" draw:text-style-name="P7" draw:layer="layout" svg:width="0.309cm" svg:height="0.516cm" svg:x="12.296cm" svg:y="1.58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3cm" svg:height="0.72cm" svg:x="12.908cm" svg:y="1.017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604cm" svg:height="0.773cm" svg:x="13.459cm" svg:y="0.874cm" svg:viewBox="0 0 605 774" svg:d="M245 693l-136-301c-5-12-10-12-12-12 0 0-5 0-13 5l-73 57c-11 7-11 10-11 12 0 3 2 9 7 9s19-11 26-18c6-3 18-12 25-18l153 335c5 12 11 12 18 12 10 0 12-3 19-14l352-728c5-13 5-14 5-16 0-9-7-16-15-16-7 0-13 4-18 16z">
            <text:p/>
          </draw:path>
          <draw:polygon draw:style-name="gr3" draw:text-style-name="P7" draw:layer="layout" svg:width="0.281cm" svg:height="0.032cm" svg:x="14.047cm" svg:y="0.874cm" svg:viewBox="0 0 282 33" draw:points="141,33 0,33 0,0 282,0 282,33">
            <text:p/>
          </draw:polygon>
          <draw:path draw:style-name="gr3" draw:text-style-name="P7" draw:layer="layout" svg:width="0.238cm" svg:height="0.493cm" svg:x="14.065cm" svg:y="1.087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369cm" svg:height="0.546cm" svg:x="14.616cm" svg:y="1.034cm" svg:viewBox="0 0 370 547" svg:d="M370 9c0-2 0-9-11-9-10 0-84 7-99 9-5 0-10 3-10 14 0 10 7 10 19 10 37 0 39 6 39 13l-4 16-45 183c-14-29-37-50-72-50-90 0-187 115-187 227 0 74 42 125 104 125 16 0 54-3 100-58 7 32 34 58 71 58 28 0 45-17 58-44 12-26 23-74 23-76 0-8-7-8-9-8-9 0-9 3-11 14-14 51-28 97-60 97-21 0-23-20-23-36 0-19 2-24 6-37zM208 445c-4 14-4 16-16 30-34 42-65 55-86 55-39 0-51-43-51-73 0-38 24-135 44-170 22-46 58-74 89-74 50 0 62 63 62 68 0 4-2 9-4 13z">
            <text:p/>
          </draw:path>
          <draw:path draw:style-name="gr3" draw:text-style-name="P7" draw:layer="layout" svg:width="0.238cm" svg:height="0.493cm" svg:x="15.005cm" svg:y="1.087cm" svg:viewBox="0 0 239 494" svg:d="M143 176h73c15 0 23 0 23-16 0-9-8-9-23-9h-66c26-111 31-125 31-130 0-14-10-21-23-21-1 0-24 0-31 28l-30 123h-74c-16 0-23 0-23 14 0 11 7 11 21 11h69c-57 220-58 232-58 246 0 42 30 72 70 72 81 0 125-114 125-119 0-7-7-7-11-7-5 0-7 1-10 10-34 81-76 99-102 99-16 0-23-11-23-35 0-20 0-25 3-37z">
            <text:p/>
          </draw:path>
        </draw:g>
        <draw:g xml:id="id211" draw:id="id211">
          <svg:title>TexMaths</svg:title>
          <svg:desc>24§display§\text {I}§svg§600§FALSE§</svg:desc>
          <draw:polygon draw:style-name="gr2" draw:text-style-name="P6" draw:layer="layout" svg:width="0.197cm" svg:height="0.493cm" svg:x="3.045cm" svg:y="1.148cm" svg:viewBox="0 0 198 494" draw:points="100,494 0,494 0,0 198,0 198,494">
            <text:p/>
          </draw:polygon>
          <draw:path draw:style-name="gr3" draw:text-style-name="P7" draw:layer="layout" svg:width="0.258cm" svg:height="0.577cm" svg:x="3.026cm" svg:y="1.1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herefore§svg§600§FALSE§</svg:desc>
          <draw:polygon draw:style-name="gr2" draw:text-style-name="P6" draw:layer="layout" svg:width="0.453cm" svg:height="0.371cm" svg:x="1.743cm" svg:y="8.049cm" svg:viewBox="0 0 454 372" draw:points="227,372 0,372 0,0 454,0 454,372">
            <text:p/>
          </draw:polygon>
          <draw:path draw:style-name="gr3" draw:text-style-name="P7" draw:layer="layout" svg:width="0.513cm" svg:height="0.455cm" svg:x="1.726cm" svg:y="8.0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>
          <svg:title>TexMaths</svg:title>
          <svg:desc>22§display§=  \smallint  \sqrt{ (3)^2 - ( x - 2 )^2 } + \frac{1}{2} \smallint t^\frac{1}{2} \ dt§svg§600§FALSE§</svg:desc>
          <draw:polygon draw:style-name="gr2" draw:text-style-name="P6" draw:layer="layout" svg:width="10.916cm" svg:height="1.491cm" svg:x="3.75cm" svg:y="2.576cm" svg:viewBox="0 0 10917 1492" draw:points="5458,1492 0,1492 0,0 10917,0 10917,1492">
            <text:p/>
          </draw:polygon>
          <draw:path draw:style-name="gr3" draw:text-style-name="P7" draw:layer="layout" svg:width="0.515cm" svg:height="0.182cm" svg:x="3.755cm" svg:y="3.29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4.57cm" svg:y="3.021cm" svg:viewBox="0 0 324 721" svg:d="M294 32c-26 1-34 21-34 31 0 20 16 32 32 32s32-11 32-33c0-30-25-62-62-62-65 0-79 84-91 144-21 116-37 215-50 350-3 41-8 85-14 122-7 58-19 89-47 89-12 0-25-8-30-15 26 0 33-20 33-32 0-18-15-30-31-30s-32 9-32 32c0 30 25 61 62 61 65 0 79-82 91-146 21-111 37-209 49-346 4-43 9-87 14-123 8-59 20-88 48-88 14 0 25 7 30 14z">
            <text:p/>
          </draw:path>
          <draw:path draw:style-name="gr3" draw:text-style-name="P7" draw:layer="layout" svg:width="0.705cm" svg:height="0.928cm" svg:x="5.149cm" svg:y="2.845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5.003cm" svg:height="0.032cm" svg:x="5.837cm" svg:y="2.845cm" svg:viewBox="0 0 5004 33" draw:points="2501,33 0,33 0,0 5004,0 5004,33">
            <text:p/>
          </draw:polygon>
          <draw:path draw:style-name="gr3" draw:text-style-name="P7" draw:layer="layout" svg:width="0.18cm" svg:height="0.773cm" svg:x="5.915cm" svg:y="2.99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21cm" svg:height="0.532cm" svg:x="6.17cm" svg:y="3.059cm" svg:viewBox="0 0 322 533" svg:d="M194 243c63-20 107-74 107-136 0-63-67-107-143-107-77 0-137 46-137 106 0 24 18 40 39 40 24 0 40-18 40-40 0-39-37-39-47-39 23-37 74-48 102-48 32 0 76 18 76 87 0 10-2 54-23 89-23 37-50 39-69 41-5 0-25 1-30 1-7 0-12 2-12 9 0 9 5 9 19 9h34c63 0 93 53 93 129 0 105-55 128-88 128-34 0-92-14-120-60 28 5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6.57cm" svg:y="2.99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6.86cm" svg:y="2.99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7.409cm" svg:y="3.366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8.194cm" svg:y="2.994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86cm" svg:height="0.351cm" svg:x="8.44cm" svg:y="3.234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9.097cm" svg:y="3.36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9.843cm" svg:y="3.059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18cm" svg:height="0.773cm" svg:x="10.236cm" svg:y="2.994cm" svg:viewBox="0 0 181 774" svg:d="M181 387c0-60-9-153-51-241-47-95-114-146-123-146-3 0-7 4-7 7 0 4 0 5 14 19 78 76 122 199 122 361 0 132-29 269-125 366-11 11-11 12-11 14 0 5 4 7 7 7 9 0 79-53 125-151 40-85 49-171 49-236z">
            <text:p/>
          </draw:path>
          <draw:path draw:style-name="gr3" draw:text-style-name="P7" draw:layer="layout" svg:width="0.24cm" svg:height="0.36cm" svg:x="10.526cm" svg:y="2.993cm" svg:viewBox="0 0 241 361" svg:d="M241 262h-19c-2 12-7 44-14 49-4 4-46 4-53 4h-100c56-51 75-65 109-92 40-31 77-65 77-117 0-66-58-106-128-106-67 0-113 47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11.054cm" svg:y="3.125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1.946cm" svg:y="2.537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11.878cm" svg:y="3.366cm" svg:viewBox="0 0 389 33" draw:points="194,33 0,33 0,0 389,0 389,33">
            <text:p/>
          </draw:polygon>
          <draw:path draw:style-name="gr3" draw:text-style-name="P7" draw:layer="layout" svg:width="0.309cm" svg:height="0.516cm" svg:x="11.916cm" svg:y="3.591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23cm" svg:height="0.72cm" svg:x="12.527cm" svg:y="3.021cm" svg:viewBox="0 0 324 721" svg:d="M294 32c-26 1-34 21-34 31 0 20 16 32 32 32s32-11 32-33c0-30-25-62-62-62-65 0-79 84-91 144-21 116-37 215-50 350-3 41-8 85-14 122-7 58-19 89-47 89-14 0-25-8-30-15 26 0 33-20 33-32 0-18-15-30-31-30s-32 9-32 32c0 30 25 61 62 61 65 0 79-82 91-146 19-111 37-209 49-346 4-43 9-87 14-123 8-59 20-88 48-88 14 0 25 7 30 14z">
            <text:p/>
          </draw:path>
          <draw:path draw:style-name="gr3" draw:text-style-name="P7" draw:layer="layout" svg:width="0.238cm" svg:height="0.493cm" svg:x="13.039cm" svg:y="3.091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  <draw:path draw:style-name="gr3" draw:text-style-name="P7" draw:layer="layout" svg:width="0.159cm" svg:height="0.258cm" svg:x="13.449cm" svg:y="2.79cm" svg:viewBox="0 0 160 259" svg:d="M100 12c0-12-1-12-14-12-28 25-72 25-79 25h-7v17h7c9 0 33-2 56-10v193c0 12 0 18-40 18h-19v16c21-2 56-2 77-2 23 0 58 0 79 2v-16h-19c-41 0-41-6-41-18z">
            <text:p/>
          </draw:path>
          <draw:polygon draw:style-name="gr3" draw:text-style-name="P7" draw:layer="layout" svg:width="0.263cm" svg:height="0.027cm" svg:x="13.395cm" svg:y="3.107cm" svg:viewBox="0 0 264 28" draw:points="132,28 0,28 0,0 264,0 264,28">
            <text:p/>
          </draw:polygon>
          <draw:path draw:style-name="gr3" draw:text-style-name="P7" draw:layer="layout" svg:width="0.193cm" svg:height="0.258cm" svg:x="13.43cm" svg:y="3.184cm" svg:viewBox="0 0 194 259" svg:d="M194 185h-16c-2 7-6 31-11 35-3 2-37 2-42 2h-76c25-20 55-41 78-57 35-24 67-47 67-88 0-49-46-77-102-77-53 0-92 30-92 69 0 19 18 22 23 22 10 0 23-7 23-22 0-14-11-22-23-23 12-18 33-28 60-28 38 0 70 22 70 59 0 34-23 58-53 83l-95 81c-5 4-5 4-5 7v11h181z">
            <text:p/>
          </draw:path>
          <draw:path draw:style-name="gr3" draw:text-style-name="P7" draw:layer="layout" svg:width="0.369cm" svg:height="0.546cm" svg:x="14.078cm" svg:y="3.038cm" svg:viewBox="0 0 370 547" svg:d="M370 9c0-2 0-9-11-9s-84 7-99 9c-5 0-10 3-10 14 0 10 7 10 19 10 37 0 39 6 39 13l-2 16-47 183c-14-29-37-50-72-50-90 0-187 115-187 227 0 74 42 125 104 125 16 0 54-3 100-58 7 32 34 58 71 58 28 0 45-17 58-44 12-26 23-74 23-76 0-8-8-8-9-8-9 0-9 3-11 14-14 51-28 97-60 97-21 0-23-20-23-36 0-19 2-24 6-37zM208 445c-4 14-4 16-16 30-34 42-65 55-86 55-39 0-51-43-51-73 0-38 24-135 44-170 22-46 58-74 89-74 51 0 62 63 62 68 0 4-2 9-4 13z">
            <text:p/>
          </draw:path>
          <draw:path draw:style-name="gr3" draw:text-style-name="P7" draw:layer="layout" svg:width="0.238cm" svg:height="0.493cm" svg:x="14.467cm" svg:y="3.091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5 0-20 0-25 3-37z">
            <text:p/>
          </draw:path>
        </draw:g>
        <draw:g>
          <svg:title>TexMaths</svg:title>
          <svg:desc>22§display§= \frac{(x-2) \sqrt{(3)^2 - ( x - 2)^2}}{2} + \frac{(3)^2}{2} \sin^{-1} \left( \frac{ x - 2 }{3} \right) + \frac{1}{2}\left[ \frac{t^{3/2}}{ \frac{3}{2} } \right]  + c§svg§600§FALSE§</svg:desc>
          <draw:polygon draw:style-name="gr2" draw:text-style-name="P6" draw:layer="layout" svg:width="21.85cm" svg:height="1.988cm" svg:x="3.752cm" svg:y="4.579cm" svg:viewBox="0 0 21851 1989" draw:points="10926,1989 0,1989 0,0 21851,0 21851,1989">
            <text:p/>
          </draw:polygon>
          <draw:path draw:style-name="gr3" draw:text-style-name="P7" draw:layer="layout" svg:width="0.515cm" svg:height="0.182cm" svg:x="3.757cm" svg:y="5.485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4.699cm" svg:y="4.65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4.945cm" svg:y="4.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5.6cm" svg:y="5.02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6.348cm" svg:y="4.71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6.74cm" svg:y="4.653cm" svg:viewBox="0 0 181 774" svg:d="M181 387c0-60-9-153-51-241-47-95-114-146-123-146-3 0-7 4-7 7 0 4 0 5 14 19 78 76 122 199 122 361 0 132-29 269-125 366-11 11-11 13-11 14 0 6 4 7 7 7 9 0 79-52 125-151 40-85 49-171 49-236z">
            <text:p/>
          </draw:path>
          <draw:path draw:style-name="gr3" draw:text-style-name="P7" draw:layer="layout" svg:width="0.705cm" svg:height="0.928cm" svg:x="7.082cm" svg:y="4.54cm" svg:viewBox="0 0 706 929" svg:d="M243 929c25 0 25 0 33-16l424-883c6-11 6-12 6-14 0-9-7-16-16-16-11 0-12 7-18 16l-399 832-166-383-107 82 12 13 55-43z">
            <text:p/>
          </draw:path>
          <draw:polygon draw:style-name="gr3" draw:text-style-name="P7" draw:layer="layout" svg:width="5.002cm" svg:height="0.032cm" svg:x="7.77cm" svg:y="4.54cm" svg:viewBox="0 0 5003 33" draw:points="2501,33 0,33 0,0 5003,0 5003,33">
            <text:p/>
          </draw:polygon>
          <draw:path draw:style-name="gr3" draw:text-style-name="P7" draw:layer="layout" svg:width="0.18cm" svg:height="0.773cm" svg:x="7.847cm" svg:y="4.65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8.103cm" svg:y="4.718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8.502cm" svg:y="4.653cm" svg:viewBox="0 0 181 774" svg:d="M181 387c0-60-9-153-51-241-47-95-114-146-123-146-3 0-7 4-7 7 0 4 0 5 14 19 78 76 122 199 122 361 0 132-29 269-125 366-11 11-11 13-11 14 0 6 4 7 7 7 9 0 79-52 125-151 40-85 49-171 49-236z">
            <text:p/>
          </draw:path>
          <draw:path draw:style-name="gr3" draw:text-style-name="P7" draw:layer="layout" svg:width="0.24cm" svg:height="0.36cm" svg:x="8.792cm" svg:y="4.64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472cm" svg:height="0.032cm" svg:x="9.342cm" svg:y="5.024cm" svg:viewBox="0 0 473 33" svg:d="M447 33c12 0 26 0 26-17 0-16-14-16-26-16h-421c-12 0-26 0-26 16 0 17 14 17 26 17z">
            <text:p/>
          </draw:path>
          <draw:path draw:style-name="gr3" draw:text-style-name="P7" draw:layer="layout" svg:width="0.18cm" svg:height="0.773cm" svg:x="10.126cm" svg:y="4.653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10.373cm" svg:y="4.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472cm" svg:height="0.032cm" svg:x="11.029cm" svg:y="5.024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1.776cm" svg:y="4.718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18cm" svg:height="0.773cm" svg:x="12.168cm" svg:y="4.653cm" svg:viewBox="0 0 181 774" svg:d="M181 387c0-60-9-153-51-241-47-95-114-146-123-146-3 0-7 4-7 7 0 4 0 5 14 19 78 76 122 199 122 361 0 132-29 269-125 366-11 11-11 13-11 14 0 6 4 7 7 7 9 0 79-52 125-151 40-85 49-171 49-236z">
            <text:p/>
          </draw:path>
          <draw:path draw:style-name="gr3" draw:text-style-name="P7" draw:layer="layout" svg:width="0.24cm" svg:height="0.36cm" svg:x="12.458cm" svg:y="4.649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8.151cm" svg:height="0.032cm" svg:x="4.621cm" svg:y="5.561cm" svg:viewBox="0 0 8152 33" draw:points="4076,33 0,33 0,0 8152,0 8152,33">
            <text:p/>
          </draw:polygon>
          <draw:path draw:style-name="gr3" draw:text-style-name="P7" draw:layer="layout" svg:width="0.309cm" svg:height="0.516cm" svg:x="8.543cm" svg:y="5.78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ath draw:style-name="gr3" draw:text-style-name="P7" draw:layer="layout" svg:width="0.515cm" svg:height="0.516cm" svg:x="13.08cm" svg:y="5.31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3.979cm" svg:y="4.66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21cm" svg:height="0.532cm" svg:x="14.236cm" svg:y="4.732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18cm" svg:height="0.773cm" svg:x="14.634cm" svg:y="4.667cm" svg:viewBox="0 0 181 774" svg:d="M181 387c0-60-9-153-51-241-47-95-114-146-123-146-3 0-7 4-7 7 0 4 0 5 14 19 78 76 122 199 122 361 0 132-29 269-125 366-11 11-11 13-11 14 0 6 4 7 7 7 9 0 79-52 125-151 40-85 49-171 49-236z">
            <text:p/>
          </draw:path>
          <draw:path draw:style-name="gr3" draw:text-style-name="P7" draw:layer="layout" svg:width="0.24cm" svg:height="0.36cm" svg:x="14.924cm" svg:y="4.60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1.335cm" svg:height="0.032cm" svg:x="13.902cm" svg:y="5.561cm" svg:viewBox="0 0 1336 33" draw:points="669,33 0,33 0,0 1336,0 1336,33">
            <text:p/>
          </draw:polygon>
          <draw:path draw:style-name="gr3" draw:text-style-name="P7" draw:layer="layout" svg:width="0.309cm" svg:height="0.516cm" svg:x="14.415cm" svg:y="5.78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7 69-5 7-57 7-72 7z">
            <text:p/>
          </draw:path>
          <draw:path draw:style-name="gr3" draw:text-style-name="P7" draw:layer="layout" svg:width="0.254cm" svg:height="0.356cm" svg:x="15.484cm" svg:y="5.423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5.79cm" svg:y="5.253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6.003cm" svg:y="5.427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6.466cm" svg:y="5.295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6.95cm" svg:y="5.086cm" svg:viewBox="0 0 199 361" svg:d="M123 16c0-16 0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7.527cm" svg:y="4.649cm" svg:viewBox="0 0 382 1857" svg:d="M382 1850c0-4-2-6-4-7-28-30-81-81-132-166-125-199-181-450-181-748 0-209 28-477 155-707 62-111 125-174 160-208 2-2 2-3 2-7 0-7-5-7-16-7-10 0-12 0-25 12-260 236-341 590-341 915 0 305 70 611 268 843 15 18 44 50 77 78 9 9 11 9 21 9 11 0 16 0 16-7z">
            <text:p/>
          </draw:path>
          <draw:path draw:style-name="gr3" draw:text-style-name="P7" draw:layer="layout" svg:width="0.386cm" svg:height="0.351cm" svg:x="18.051cm" svg:y="4.904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18.706cm" svg:y="5.03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9.454cm" svg:y="4.732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olygon draw:style-name="gr3" draw:text-style-name="P7" draw:layer="layout" svg:width="1.775cm" svg:height="0.032cm" svg:x="18.029cm" svg:y="5.561cm" svg:viewBox="0 0 1776 33" draw:points="887,33 0,33 0,0 1776,0 1776,33">
            <text:p/>
          </draw:polygon>
          <draw:path draw:style-name="gr3" draw:text-style-name="P7" draw:layer="layout" svg:width="0.321cm" svg:height="0.532cm" svg:x="18.755cm" svg:y="5.784cm" svg:viewBox="0 0 322 533" svg:d="M194 243c63-20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381cm" svg:height="1.856cm" svg:x="19.922cm" svg:y="4.649cm" svg:viewBox="0 0 382 1857" svg:d="M382 929c0-304-70-610-268-843-15-17-44-49-75-77-11-9-13-9-23-9-9 0-16 0-16 7 0 4 4 7 5 9 27 28 79 79 131 163 124 199 183 451 183 748 0 210-29 477-157 708-62 111-127 174-158 208-2 1-4 3-4 7 0 7 7 7 16 7 10 0 12 0 24-13 261-236 342-589 342-915z">
            <text:p/>
          </draw:path>
          <draw:path draw:style-name="gr3" draw:text-style-name="P7" draw:layer="layout" svg:width="0.515cm" svg:height="0.516cm" svg:x="20.679cm" svg:y="5.31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21.571cm" svg:y="4.732cm" svg:viewBox="0 0 257 517" svg:d="M160 19c0-17 0-19-19-19-48 49-116 49-141 49v25c16 0 62 0 102-21v403c0 28-2 37-72 37h-25v24c27-3 95-3 125-3 32 0 99 0 127 3v-24h-25c-70 0-72-9-72-37z">
            <text:p/>
          </draw:path>
          <draw:polygon draw:style-name="gr3" draw:text-style-name="P7" draw:layer="layout" svg:width="0.388cm" svg:height="0.032cm" svg:x="21.503cm" svg:y="5.561cm" svg:viewBox="0 0 389 33" draw:points="194,33 0,33 0,0 389,0 389,33">
            <text:p/>
          </draw:polygon>
          <draw:path draw:style-name="gr3" draw:text-style-name="P7" draw:layer="layout" svg:width="0.309cm" svg:height="0.516cm" svg:x="21.541cm" svg:y="5.784cm" svg:viewBox="0 0 310 517" svg:d="M60 458l83-81c121-108 167-148 167-226 0-89-69-151-164-151-88 0-146 72-146 141 0 42 39 42 40 42 15 0 41-9 41-40 0-20-14-41-41-41-7 0-7 0-10 2 18-51 60-79 106-79 70 0 103 61 103 126 0 62-38 124-81 171l-149 165c-9 9-9 11-9 30h289l21-135h-20c-3 23-8 58-15 69-7 7-59 7-74 7z">
            <text:p/>
          </draw:path>
          <draw:polygon draw:style-name="gr3" draw:text-style-name="P7" draw:layer="layout" svg:width="0.205cm" svg:height="1.856cm" svg:x="22.303cm" svg:y="4.649cm" svg:viewBox="0 0 206 1857" draw:points="0,1857 206,1857 206,1814 42,1814 42,42 206,42 206,0 0,0">
            <text:p/>
          </draw:polygon>
          <draw:path draw:style-name="gr3" draw:text-style-name="P7" draw:layer="layout" svg:width="0.238cm" svg:height="0.494cm" svg:x="22.629cm" svg:y="4.762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9cm" svg:height="0.37cm" svg:x="22.919cm" svg:y="4.607cm" svg:viewBox="0 0 250 371" svg:d="M120 179c42 0 72 30 72 88 0 67-39 87-71 87-21 0-70-6-93-37 27-2 32-20 32-30 0-18-12-30-30-30-14 0-30 9-30 30 0 53 56 84 123 84 76 0 127-49 127-104 0-42-34-84-93-98 56-19 77-62 77-93 0-44-49-76-111-76-60 0-105 30-105 72 0 20 10 30 28 30 16 0 28-12 28-28s-12-26-28-28c19-25 56-30 75-30 25 0 60 12 60 60 0 23-7 47-23 63-17 21-31 23-59 25-15 0-15 0-18 1 0 0-5 0-5 7s5 7 14 7z">
            <text:p/>
          </draw:path>
          <draw:path draw:style-name="gr3" draw:text-style-name="P7" draw:layer="layout" svg:width="0.233cm" svg:height="0.543cm" svg:x="23.24cm" svg:y="4.559cm" svg:viewBox="0 0 234 544" svg:d="M231 25c3-7 3-9 3-11 0-9-7-14-12-14-9 0-13 7-16 14l-202 505c-4 7-4 9-4 11 0 8 7 14 12 14 11 0 13-7 16-14z">
            <text:p/>
          </draw:path>
          <draw:path draw:style-name="gr3" draw:text-style-name="P7" draw:layer="layout" svg:width="0.24cm" svg:height="0.36cm" svg:x="23.549cm" svg:y="4.607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1.252cm" svg:height="0.032cm" svg:x="22.611cm" svg:y="5.561cm" svg:viewBox="0 0 1253 33" draw:points="627,33 0,33 0,0 1253,0 1253,33">
            <text:p/>
          </draw:polygon>
          <draw:path draw:style-name="gr3" draw:text-style-name="P7" draw:layer="layout" svg:width="0.249cm" svg:height="0.37cm" svg:x="23.111cm" svg:y="5.673cm" svg:viewBox="0 0 250 371" svg:d="M120 179c42 0 72 30 72 88 0 67-39 87-71 87-21 0-70-6-93-37 27-2 32-20 32-30 0-18-12-30-30-30-14 0-30 9-30 30 0 53 56 84 123 84 76 0 127-49 127-104 0-42-34-84-93-98 56-19 77-62 77-93 0-44-49-76-111-76-60 0-105 30-105 72 0 20 10 30 28 30 16 0 26-12 26-28s-10-26-26-28c19-25 56-30 75-30 25 0 60 12 60 60 0 23-7 47-23 63-17 21-31 23-59 25-15 0-15 0-18 1 0 0-5 0-5 7s5 7 14 7z">
            <text:p/>
          </draw:path>
          <draw:polygon draw:style-name="gr3" draw:text-style-name="P7" draw:layer="layout" svg:width="0.309cm" svg:height="0.032cm" svg:x="23.083cm" svg:y="6.129cm" svg:viewBox="0 0 310 33" draw:points="155,33 0,33 0,0 310,0 310,33">
            <text:p/>
          </draw:polygon>
          <draw:path draw:style-name="gr3" draw:text-style-name="P7" draw:layer="layout" svg:width="0.24cm" svg:height="0.36cm" svg:x="23.117cm" svg:y="6.245cm" svg:viewBox="0 0 241 361" svg:d="M241 262h-19c-2 13-7 44-14 49-4 4-46 4-53 4h-100c56-51 75-65 109-92 40-31 77-65 77-117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0.205cm" svg:height="1.856cm" svg:x="23.967cm" svg:y="4.649cm" svg:viewBox="0 0 206 1857" draw:points="162,1814 0,1814 0,1857 206,1857 206,0 0,0 0,42 162,42">
            <text:p/>
          </draw:polygon>
          <draw:path draw:style-name="gr3" draw:text-style-name="P7" draw:layer="layout" svg:width="0.515cm" svg:height="0.516cm" svg:x="24.579cm" svg:y="5.31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339cm" svg:y="5.427cm" svg:viewBox="0 0 303 352" svg:d="M276 48c-12 0-23 0-35 12-12 10-14 24-14 30 0 17 14 26 30 26 23 0 44-17 44-49 0-39-37-67-93-67-104 0-208 111-208 220 0 70 46 132 127 132 111 0 176-83 176-92 0-5-6-10-9-10-5 0-7 2-11 9-61 75-146 75-156 75-48 0-69-37-69-84 0-32 16-107 42-155 23-44 67-77 109-77 27 0 57 8 67 30z">
            <text:p/>
          </draw:path>
        </draw:g>
        <draw:g>
          <svg:title>TexMaths</svg:title>
          <svg:desc>22§display§= \frac{(x-2) \sqrt{ 5 + 4x - x^2 }}{2} + \frac{9}{2} \sin^{-1} \left( \frac{ x - 2 }{3} \right) +  \frac{ ( 5 + 4x - x^2 )^{3/2}}{ 3 } + c§svg§600§FALSE§</svg:desc>
          <draw:polygon draw:style-name="gr2" draw:text-style-name="P6" draw:layer="layout" svg:width="22.365cm" svg:height="1.867cm" svg:x="3.757cm" svg:y="7.181cm" svg:viewBox="0 0 22366 1868" draw:points="11183,1868 0,1868 0,0 22366,0 22366,1868">
            <text:p/>
          </draw:polygon>
          <draw:path draw:style-name="gr3" draw:text-style-name="P7" draw:layer="layout" svg:width="0.515cm" svg:height="0.182cm" svg:x="3.762cm" svg:y="8.06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18cm" svg:height="0.773cm" svg:x="4.704cm" svg:y="7.24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86cm" svg:height="0.351cm" svg:x="4.95cm" svg:y="7.4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472cm" svg:height="0.032cm" svg:x="5.605cm" svg:y="7.61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6.353cm" svg:y="7.31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18cm" svg:height="0.773cm" svg:x="6.746cm" svg:y="7.24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604cm" svg:height="0.773cm" svg:x="7.059cm" svg:y="7.153cm" svg:viewBox="0 0 605 774" svg:d="M245 694l-136-301c-5-13-10-13-12-13 0 0-5 0-13 5l-73 57c-11 7-11 10-11 12 0 4 2 9 7 9s19-11 26-18c6-3 18-12 25-17l153 334c5 12 11 12 18 12 10 0 12-3 19-14l352-728c5-13 5-14 5-16 0-9-7-16-15-16-7 0-13 4-18 16z">
            <text:p/>
          </draw:path>
          <draw:polygon draw:style-name="gr3" draw:text-style-name="P7" draw:layer="layout" svg:width="3.894cm" svg:height="0.032cm" svg:x="7.647cm" svg:y="7.153cm" svg:viewBox="0 0 3895 33" draw:points="1948,33 0,33 0,0 3895,0 3895,33">
            <text:p/>
          </draw:polygon>
          <draw:path draw:style-name="gr3" draw:text-style-name="P7" draw:layer="layout" svg:width="0.309cm" svg:height="0.532cm" svg:x="7.685cm" svg:y="7.313cm" svg:viewBox="0 0 310 533" svg:d="M310 361c0-92-64-171-148-171-37 0-70 12-99 41v-152c16 5 43 11 67 11 95 0 150-71 150-81 0-5-2-9-7-9-2 0-4 0-7 2-16 7-53 23-106 23-32 0-67-6-104-21-5-4-7-4-8-4-8 0-8 7-8 19v229c0 14 0 21 11 21 5 0 7-1 9-7 9-12 39-54 100-54 41 0 60 35 67 49 12 30 14 60 14 99 0 26 0 73-19 105-18 30-48 51-83 51-56 0-100-40-114-86 1 0 5 0 14 0 24 0 38-19 38-37 0-19-14-39-38-39-13 0-39 6-39 43 0 66 53 140 141 140 90 0 169-74 169-172z">
            <text:p/>
          </draw:path>
          <draw:path draw:style-name="gr3" draw:text-style-name="P7" draw:layer="layout" svg:width="0.515cm" svg:height="0.516cm" svg:x="8.249cm" svg:y="7.37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9cm" svg:y="7.30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9.387cm" svg:y="7.4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0.042cm" svg:y="7.61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10.774cm" svg:y="7.4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24cm" svg:height="0.36cm" svg:x="11.228cm" svg:y="7.24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6.914cm" svg:height="0.032cm" svg:x="4.626cm" svg:y="8.144cm" svg:viewBox="0 0 6915 33" draw:points="3457,33 0,33 0,0 6915,0 6915,33">
            <text:p/>
          </draw:polygon>
          <draw:path draw:style-name="gr3" draw:text-style-name="P7" draw:layer="layout" svg:width="0.309cm" svg:height="0.516cm" svg:x="7.93cm" svg:y="8.3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515cm" svg:height="0.516cm" svg:x="11.848cm" svg:y="7.9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2.703cm" svg:y="7.313cm" svg:viewBox="0 0 322 533" svg:d="M253 269v25c0 183-81 218-126 218-13 0-55-2-76-28 33 0 41-23 41-35 0-25-20-37-37-37-13 0-36 7-36 39 0 51 43 82 108 82 100 0 195-105 195-271 0-209-88-262-158-262-43 0-81 14-115 49-31 35-49 67-49 125 0 97 69 173 155 173 47 0 79-32 98-78zM157 329c-13 0-50 0-73-47-14-30-14-69-14-106 0-42 0-79 16-107 21-39 51-50 78-50 37 0 61 27 75 62 9 25 13 74 13 109 0 65-27 139-95 139z">
            <text:p/>
          </draw:path>
          <draw:polygon draw:style-name="gr3" draw:text-style-name="P7" draw:layer="layout" svg:width="0.388cm" svg:height="0.032cm" svg:x="12.671cm" svg:y="8.144cm" svg:viewBox="0 0 389 33" draw:points="194,33 0,33 0,0 389,0 389,33">
            <text:p/>
          </draw:polygon>
          <draw:path draw:style-name="gr3" draw:text-style-name="P7" draw:layer="layout" svg:width="0.309cm" svg:height="0.516cm" svg:x="12.71cm" svg:y="8.367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54cm" svg:height="0.356cm" svg:x="13.305cm" svg:y="8.004cm" svg:viewBox="0 0 255 357" svg:d="M136 197c17 4 80 16 80 72 0 39-26 71-88 71-65 0-93-44-107-111-2-9-3-12-10-12-11 0-11 5-11 19v102c0 14 0 19 9 19 3 0 5-1 19-16 2-1 2-3 16-17 33 32 69 33 84 33 90 0 127-52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13.61cm" svg:y="7.83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13.824cm" svg:y="8.01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367cm" svg:height="0.027cm" svg:x="14.287cm" svg:y="7.878cm" svg:viewBox="0 0 368 28" svg:d="M347 28c7 0 21 0 21-14s-12-14-21-14h-326c-9 0-21 0-21 14s12 14 21 14z">
            <text:p/>
          </draw:path>
          <draw:path draw:style-name="gr3" draw:text-style-name="P7" draw:layer="layout" svg:width="0.198cm" svg:height="0.36cm" svg:x="14.771cm" svg:y="7.667cm" svg:viewBox="0 0 199 361" svg:d="M123 16c0-16-2-16-16-16-35 33-84 35-107 35v20c12 0 49 0 79-16v278c0 17 0 24-54 24h-21v20c10 0 77-2 96-2 18 0 87 2 99 2v-20h-21c-55 0-55-7-55-24z">
            <text:p/>
          </draw:path>
          <draw:path draw:style-name="gr3" draw:text-style-name="P7" draw:layer="layout" svg:width="0.381cm" svg:height="1.856cm" svg:x="15.348cm" svg:y="7.23cm" svg:viewBox="0 0 382 1857" svg:d="M382 1850c0-4-2-5-4-7-28-30-81-81-132-166-125-198-181-450-181-748 0-209 27-477 155-707 62-111 125-174 160-208 2-2 2-3 2-7 0-7-5-7-16-7-10 0-12 0-25 12-260 236-341 590-341 916 0 304 70 610 268 843 15 17 44 49 77 77 9 9 11 9 21 9 11 0 16 0 16-7z">
            <text:p/>
          </draw:path>
          <draw:path draw:style-name="gr3" draw:text-style-name="P7" draw:layer="layout" svg:width="0.386cm" svg:height="0.351cm" svg:x="15.873cm" svg:y="7.48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472cm" svg:height="0.032cm" svg:x="16.528cm" svg:y="7.619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16cm" svg:x="17.276cm" svg:y="7.313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olygon draw:style-name="gr3" draw:text-style-name="P7" draw:layer="layout" svg:width="1.775cm" svg:height="0.032cm" svg:x="15.85cm" svg:y="8.144cm" svg:viewBox="0 0 1776 33" draw:points="887,33 0,33 0,0 1776,0 1776,33">
            <text:p/>
          </draw:polygon>
          <draw:path draw:style-name="gr3" draw:text-style-name="P7" draw:layer="layout" svg:width="0.321cm" svg:height="0.532cm" svg:x="16.575cm" svg:y="8.367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381cm" svg:height="1.856cm" svg:x="17.744cm" svg:y="7.23cm" svg:viewBox="0 0 382 1857" svg:d="M382 929c0-304-70-610-268-843-15-17-44-49-75-77-11-9-13-9-23-9-9 0-16 0-16 7 0 4 4 7 5 9 27 28 79 79 131 164 124 198 181 450 181 748 0 209-27 477-155 707-62 111-127 174-158 208-2 2-4 3-4 7 0 7 7 7 16 7 10 0 12 0 24-12 261-236 342-590 342-916z">
            <text:p/>
          </draw:path>
          <draw:path draw:style-name="gr3" draw:text-style-name="P7" draw:layer="layout" svg:width="0.515cm" svg:height="0.516cm" svg:x="18.501cm" svg:y="7.9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18cm" svg:height="0.773cm" svg:x="19.4cm" svg:y="7.249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32cm" svg:x="19.662cm" svg:y="7.313cm" svg:viewBox="0 0 310 533" svg:d="M310 361c0-92-64-171-148-171-37 0-70 12-99 41v-152c16 5 43 11 67 11 95 0 150-71 150-81 0-5-2-9-7-9-2 0-4 0-7 2-16 7-53 23-106 23-32 0-67-6-104-21-5-4-7-4-8-4-8 0-8 7-8 19v229c0 14 0 21 11 21 5 0 7-1 9-7 9-12 39-54 100-54 41 0 62 35 67 49 12 30 14 60 14 99 0 26 0 73-19 105-18 30-48 51-83 51-56 0-100-40-114-86 1 0 5 0 14 0 24 0 38-19 38-37 0-19-14-39-38-39-13 0-39 6-39 43 0 66 55 140 141 140 90 0 169-74 169-172z">
            <text:p/>
          </draw:path>
          <draw:path draw:style-name="gr3" draw:text-style-name="P7" draw:layer="layout" svg:width="0.515cm" svg:height="0.516cm" svg:x="20.225cm" svg:y="7.378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44cm" svg:height="0.524cm" svg:x="20.977cm" svg:y="7.306cm" svg:viewBox="0 0 345 525" svg:d="M206 398v67c0 28 0 37-58 37h-16v23c32-2 72-2 104-2 33 0 74 0 105 2v-23h-15c-58 0-60-9-60-37v-67h79v-25h-79v-354c0-14 0-19-13-19-7 0-8 0-14 9l-239 364v25zM211 373h-190l190-289z">
            <text:p/>
          </draw:path>
          <draw:path draw:style-name="gr3" draw:text-style-name="P7" draw:layer="layout" svg:width="0.386cm" svg:height="0.351cm" svg:x="21.364cm" svg:y="7.4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472cm" svg:height="0.032cm" svg:x="22.021cm" svg:y="7.619cm" svg:viewBox="0 0 473 33" svg:d="M447 33c12 0 26 0 26-17 0-16-14-16-26-16h-421c-12 0-26 0-26 16 0 17 14 17 26 17z">
            <text:p/>
          </draw:path>
          <draw:path draw:style-name="gr3" draw:text-style-name="P7" draw:layer="layout" svg:width="0.386cm" svg:height="0.351cm" svg:x="22.751cm" svg:y="7.48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24cm" svg:height="0.36cm" svg:x="23.205cm" svg:y="7.18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18cm" svg:height="0.773cm" svg:x="23.562cm" svg:y="7.249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249cm" svg:height="0.37cm" svg:x="23.848cm" svg:y="7.188cm" svg:viewBox="0 0 250 371" svg:d="M120 180c42 0 72 29 72 88 0 66-39 86-71 86-21 0-70-5-93-37 27-2 32-20 32-30 0-18-12-30-30-30-14 0-30 9-30 30 0 53 56 84 123 84 76 0 127-49 127-103 0-43-34-85-93-99 56-19 77-62 77-93 0-44-49-76-111-76-60 0-105 30-105 72 0 20 10 30 28 30 16 0 26-12 26-28s-10-26-26-28c19-25 56-30 75-30 25 0 60 12 60 60 0 23-7 47-23 63-17 21-31 23-59 25-15 0-15 0-18 1 0 0-5 0-5 7 0 8 5 8 14 8z">
            <text:p/>
          </draw:path>
          <draw:path draw:style-name="gr3" draw:text-style-name="P7" draw:layer="layout" svg:width="0.233cm" svg:height="0.543cm" svg:x="24.168cm" svg:y="7.142cm" svg:viewBox="0 0 234 544" svg:d="M231 25c3-7 3-9 3-11 0-9-7-14-12-14-9 0-13 7-16 14l-202 505c-4 7-4 9-4 11 0 9 7 14 12 14 11 0 13-7 16-14z">
            <text:p/>
          </draw:path>
          <draw:path draw:style-name="gr3" draw:text-style-name="P7" draw:layer="layout" svg:width="0.24cm" svg:height="0.36cm" svg:x="24.478cm" svg:y="7.18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olygon draw:style-name="gr3" draw:text-style-name="P7" draw:layer="layout" svg:width="5.467cm" svg:height="0.032cm" svg:x="19.323cm" svg:y="8.144cm" svg:viewBox="0 0 5468 33" draw:points="2735,33 0,33 0,0 5468,0 5468,33">
            <text:p/>
          </draw:polygon>
          <draw:path draw:style-name="gr3" draw:text-style-name="P7" draw:layer="layout" svg:width="0.321cm" svg:height="0.532cm" svg:x="21.896cm" svg:y="8.367cm" svg:viewBox="0 0 322 533" svg:d="M194 243c63-19 107-74 107-136 0-63-67-107-143-107-77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3-128-141z">
            <text:p/>
          </draw:path>
          <draw:path draw:style-name="gr3" draw:text-style-name="P7" draw:layer="layout" svg:width="0.515cm" svg:height="0.516cm" svg:x="25.099cm" svg:y="7.901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02cm" svg:height="0.351cm" svg:x="25.859cm" svg:y="8.01cm" svg:viewBox="0 0 303 352" svg:d="M276 48c-12 0-23 0-35 12-12 10-14 24-14 30 0 17 14 26 30 26 23 0 44-17 44-49 0-39-37-67-93-67-104 0-208 111-208 220 0 70 46 132 127 132 111 0 176-83 176-91 0-6-6-11-9-11-5 0-7 2-11 9-61 75-146 75-156 75-48 0-69-37-69-84 0-32 16-107 42-155 23-44 67-77 109-77 27 0 57 8 67 30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3.046cm" svg:y="7.948cm" svg:viewBox="0 0 198 494" draw:points="100,494 0,494 0,0 198,0 198,494">
            <text:p/>
          </draw:polygon>
          <draw:path draw:style-name="gr3" draw:text-style-name="P7" draw:layer="layout" svg:width="0.258cm" svg:height="0.577cm" svg:x="3.027cm" svg:y="7.9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Let,}§svg§600§FALSE§</svg:desc>
          <draw:polygon draw:style-name="gr2" draw:text-style-name="P6" draw:layer="layout" svg:width="1.318cm" svg:height="0.655cm" svg:x="3.243cm" svg:y="9.954cm" svg:viewBox="0 0 1319 656" draw:points="659,656 0,656 0,0 1319,0 1319,656">
            <text:p/>
          </draw:polygon>
          <draw:path draw:style-name="gr3" draw:text-style-name="P7" draw:layer="layout" svg:width="0.464cm" svg:height="0.577cm" svg:x="3.228cm" svg:y="9.912cm" svg:viewBox="0 0 465 578" svg:d="M465 359h-21c-10 86-22 192-171 192h-69c-39 0-41-6-41-33v-451c0-29 0-40 81-40h27v-27c-31 2-108 2-142 2-33 0-100 0-129-2v27h21c65 0 65 9 65 38v448c0 30 0 38-65 38h-21v27h442z">
            <text:p/>
          </draw:path>
          <draw:path draw:style-name="gr3" draw:text-style-name="P7" draw:layer="layout" svg:width="0.327cm" svg:height="0.389cm" svg:x="3.752cm" svg:y="10.11cm" svg:viewBox="0 0 328 390" svg:d="M71 167c6-127 77-148 106-148 86 0 96 113 96 148zM71 184h236c19 0 21 0 21-17 0-84-46-167-151-167-98 0-177 86-177 194 0 113 88 196 186 196 104 0 142-94 142-112 0-7-7-9-11-9-8 0-10 5-10 11-30 89-107 89-115 89-42 0-77-27-96-58-25-40-25-96-25-127z">
            <text:p/>
          </draw:path>
          <draw:path draw:style-name="gr3" draw:text-style-name="P7" draw:layer="layout" svg:width="0.266cm" svg:height="0.529cm" svg:x="4.119cm" svg:y="9.97cm" svg:viewBox="0 0 267 530" svg:d="M131 182h121v-27h-121v-155h-22c0 69-26 159-109 163v19h73v233c0 105 79 115 109 115 60 0 85-60 85-115v-48h-23v48c0 61-25 94-56 94-57 0-57-77-57-92z">
            <text:p/>
          </draw:path>
          <draw:path draw:style-name="gr3" draw:text-style-name="P7" draw:layer="layout" svg:width="0.099cm" svg:height="0.252cm" svg:x="4.503cm" svg:y="10.398cm" svg:viewBox="0 0 100 253" svg:d="M100 88c0-53-19-88-54-88-31 0-46 23-46 44 0 23 15 46 46 46 14 0 23-6 33-11l2-2c0 0 2 0 2 11 0 56-25 108-64 148-4 4-6 6-6 8 0 7 4 9 10 9 10 0 77-67 77-165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49cm" svg:y="9.954cm" svg:viewBox="0 0 198 494" draw:points="100,494 0,494 0,0 198,0 198,494">
            <text:p/>
          </draw:polygon>
          <draw:path draw:style-name="gr3" draw:text-style-name="P7" draw:layer="layout" svg:width="0.258cm" svg:height="0.577cm" svg:x="5.03cm" svg:y="9.912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(13)}§svg§600§FALSE§</svg:desc>
          <draw:polygon draw:style-name="gr2" draw:text-style-name="P6" draw:layer="layout" svg:width="1.332cm" svg:height="0.759cm" svg:x="1.429cm" svg:y="9.859cm" svg:viewBox="0 0 1333 760" draw:points="666,760 0,760 0,0 1333,0 1333,760">
            <text:p/>
          </draw:polygon>
          <draw:path draw:style-name="gr3" draw:text-style-name="P7" draw:layer="layout" svg:width="0.197cm" svg:height="0.844cm" svg:x="1.469cm" svg:y="9.817cm" svg:viewBox="0 0 198 845" svg:d="M198 837c0-2 0-4-16-19-105-106-132-265-132-395 0-146 33-294 136-400 12-10 12-11 12-15 0-6-4-8-10-8-7 0-84 58-134 165-44 92-54 186-54 258 0 67 10 168 56 265 52 103 125 157 132 157 6 0 10-2 10-8z">
            <text:p/>
          </draw:path>
          <draw:path draw:style-name="gr3" draw:text-style-name="P7" draw:layer="layout" svg:width="0.279cm" svg:height="0.564cm" svg:x="1.79cm" svg:y="9.888cm" svg:viewBox="0 0 280 565" svg:d="M175 21c0-19 0-21-19-21-54 54-129 54-156 54v27c17 0 67 0 111-23v439c0 31-2 41-78 41h-27v27c29-4 103-4 136-4 35 0 108 0 138 4v-27h-27c-76 0-78-10-78-41z">
            <text:p/>
          </draw:path>
          <draw:path draw:style-name="gr3" draw:text-style-name="P7" draw:layer="layout" svg:width="0.35cm" svg:height="0.581cm" svg:x="2.172cm" svg:y="9.888cm" svg:viewBox="0 0 351 582" svg:d="M211 265c69-21 117-81 117-148 0-69-73-117-155-117-87 0-150 50-150 115 0 27 19 44 42 44 27 0 44-19 44-44 0-42-40-42-51-42 25-40 80-52 111-52 35 0 83 19 83 94 0 12-2 60-25 98-25 40-54 42-75 44-6 0-27 2-33 2-8 0-13 2-13 10 0 9 5 9 21 9h36c69 0 102 58 102 141 0 115-60 140-96 140s-100-16-131-65c31 5 56-14 56-47 0-30-21-48-46-48-21 0-48 14-48 50 0 77 79 133 171 133 104 0 180-77 180-163 0-69-53-135-140-154z">
            <text:p/>
          </draw:path>
          <draw:path draw:style-name="gr3" draw:text-style-name="P7" draw:layer="layout" svg:width="0.197cm" svg:height="0.844cm" svg:x="2.606cm" svg:y="9.817cm" svg:viewBox="0 0 198 845" svg:d="M198 423c0-66-10-168-56-264-52-103-125-159-134-159-4 0-8 4-8 8s0 5 15 21c85 82 133 217 133 394 0 144-31 293-136 399-12 11-12 13-12 15 0 6 4 8 8 8 9 0 86-58 136-165 44-92 54-186 54-257z">
            <text:p/>
          </draw:path>
        </draw:g>
        <draw:g>
          <svg:title>TexMaths</svg:title>
          <svg:desc>22§display§= \smallint ( \sin 2x + \cos x ) \sqrt{ \sin^2 x + 6\sin x + 13} \ dx§svg§600§FALSE§</svg:desc>
          <draw:polygon draw:style-name="gr2" draw:text-style-name="P6" draw:layer="layout" svg:width="14.614cm" svg:height="0.958cm" svg:x="5.741cm" svg:y="9.567cm" svg:viewBox="0 0 14615 959" draw:points="7308,959 0,959 0,0 14615,0 14615,959">
            <text:p/>
          </draw:polygon>
          <draw:path draw:style-name="gr3" draw:text-style-name="P7" draw:layer="layout" svg:width="0.515cm" svg:height="0.182cm" svg:x="5.746cm" svg:y="10.0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561cm" svg:y="9.815cm" svg:viewBox="0 0 324 721" svg:d="M294 32c-26 1-34 21-34 31 0 20 16 32 32 32s32-11 32-33c0-30-25-62-62-62-65 0-79 84-91 144-21 116-37 215-50 350-3 41-8 85-14 122-7 58-19 89-47 89-12 0-25-8-30-16 26 0 33-19 33-31 0-18-15-30-31-30s-32 9-32 32c0 29 25 61 62 61 65 0 79-83 91-146 21-111 37-209 49-346 4-43 9-87 14-123 8-59 20-88 48-88 14 0 25 7 30 14z">
            <text:p/>
          </draw:path>
          <draw:path draw:style-name="gr3" draw:text-style-name="P7" draw:layer="layout" svg:width="0.18cm" svg:height="0.773cm" svg:x="7.003cm" svg:y="9.7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7.253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7.557cm" svg:y="9.8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772cm" svg:y="10.02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09cm" svg:height="0.516cm" svg:x="8.344cm" svg:y="9.85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8.714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349cm" svg:y="9.9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0.106cm" svg:y="10.02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444cm" svg:y="10.02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835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266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1.729cm" svg:y="9.7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705cm" svg:height="0.928cm" svg:x="12.07cm" svg:y="9.528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6.567cm" svg:height="0.032cm" svg:x="12.758cm" svg:y="9.528cm" svg:viewBox="0 0 6568 33" draw:points="3284,33 0,33 0,0 6568,0 6568,33">
            <text:p/>
          </draw:polygon>
          <draw:path draw:style-name="gr3" draw:text-style-name="P7" draw:layer="layout" svg:width="0.254cm" svg:height="0.356cm" svg:x="12.785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3.089cm" svg:y="9.8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304cm" svg:y="10.02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4cm" svg:height="0.36cm" svg:x="13.742cm" svg:y="9.68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  <draw:path draw:style-name="gr3" draw:text-style-name="P7" draw:layer="layout" svg:width="0.386cm" svg:height="0.351cm" svg:x="14.207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4.84cm" svg:y="9.9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5.604cm" svg:y="9.853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254cm" svg:height="0.356cm" svg:x="16.113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6.417cm" svg:y="9.8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6.63cm" svg:y="10.02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7.186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7.822cm" svg:y="9.9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8.621cm" svg:y="9.853cm" svg:viewBox="0 0 257 517" svg:d="M160 19c0-17 0-19-17-19-50 49-118 49-143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8.971cm" svg:y="9.853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69cm" svg:height="0.546cm" svg:x="19.614cm" svg:y="9.832cm" svg:viewBox="0 0 370 547" svg:d="M370 9c0-2 0-9-11-9s-84 7-99 9c-5 0-10 3-10 14 0 10 7 10 19 10 37 0 39 6 39 13l-4 16-45 182c-14-28-37-49-72-49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20.008cm" svg:y="10.0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smallint ( \sin 2x + \cos x ) \sqrt{ \sin^2 x + 6\sin x + 13} \ dx§svg§600§FALSE§</svg:desc>
          <draw:polygon draw:style-name="gr2" draw:text-style-name="P6" draw:layer="layout" svg:width="14.614cm" svg:height="0.958cm" svg:x="5.641cm" svg:y="9.567cm" svg:viewBox="0 0 14615 959" draw:points="7308,959 0,959 0,0 14615,0 14615,959">
            <text:p/>
          </draw:polygon>
          <draw:path draw:style-name="gr3" draw:text-style-name="P7" draw:layer="layout" svg:width="0.515cm" svg:height="0.182cm" svg:x="5.646cm" svg:y="10.086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1cm" svg:y="9.815cm" svg:viewBox="0 0 324 721" svg:d="M294 32c-26 1-34 21-34 31 0 20 16 32 32 32s32-11 32-33c0-30-25-62-62-62-65 0-79 84-91 144-21 116-37 215-50 350-3 41-8 85-14 122-7 58-19 89-47 89-12 0-25-8-30-16 26 0 33-19 33-31 0-18-15-30-31-30s-32 9-32 32c0 29 25 61 62 61 65 0 79-83 91-146 21-111 37-209 49-346 4-43 9-87 14-123 8-59 20-88 48-88 14 0 25 7 30 14z">
            <text:p/>
          </draw:path>
          <draw:path draw:style-name="gr3" draw:text-style-name="P7" draw:layer="layout" svg:width="0.18cm" svg:height="0.773cm" svg:x="6.903cm" svg:y="9.79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254cm" svg:height="0.356cm" svg:x="7.153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7.457cm" svg:y="9.8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7.672cm" svg:y="10.02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09cm" svg:height="0.516cm" svg:x="8.244cm" svg:y="9.853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386cm" svg:height="0.351cm" svg:x="8.614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9.249cm" svg:y="9.9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0.006cm" svg:y="10.022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0.344cm" svg:y="10.022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0.735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1.166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1.629cm" svg:y="9.79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705cm" svg:height="0.928cm" svg:x="11.97cm" svg:y="9.528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6.567cm" svg:height="0.032cm" svg:x="12.658cm" svg:y="9.528cm" svg:viewBox="0 0 6568 33" draw:points="3284,33 0,33 0,0 6568,0 6568,33">
            <text:p/>
          </draw:polygon>
          <draw:path draw:style-name="gr3" draw:text-style-name="P7" draw:layer="layout" svg:width="0.254cm" svg:height="0.356cm" svg:x="12.685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2.989cm" svg:y="9.8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204cm" svg:y="10.02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4cm" svg:height="0.36cm" svg:x="13.642cm" svg:y="9.685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  <draw:path draw:style-name="gr3" draw:text-style-name="P7" draw:layer="layout" svg:width="0.386cm" svg:height="0.351cm" svg:x="14.107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4.74cm" svg:y="9.9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5.504cm" svg:y="9.853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254cm" svg:height="0.356cm" svg:x="16.013cm" svg:y="10.022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6.317cm" svg:y="9.852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6.53cm" svg:y="10.028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7.086cm" svg:y="10.02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7.722cm" svg:y="9.91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8.521cm" svg:y="9.853cm" svg:viewBox="0 0 257 517" svg:d="M160 19c0-17 0-19-17-19-50 49-118 49-143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8.871cm" svg:y="9.853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69cm" svg:height="0.546cm" svg:x="19.514cm" svg:y="9.832cm" svg:viewBox="0 0 370 547" svg:d="M370 9c0-2 0-9-11-9s-84 7-99 9c-5 0-10 3-10 14 0 10 7 10 19 10 37 0 39 6 39 13l-4 16-45 182c-14-28-37-49-72-49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19.908cm" svg:y="10.028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smallint ( 2\sin x \cos x + \cos x ) \sqrt{ \sin^2 x + 6\sin x + 13} \ dx§svg§600§FALSE§</svg:desc>
          <draw:polygon draw:style-name="gr2" draw:text-style-name="P6" draw:layer="layout" svg:width="16.478cm" svg:height="0.958cm" svg:x="5.642cm" svg:y="11.068cm" svg:viewBox="0 0 16479 959" draw:points="8239,959 0,959 0,0 16479,0 16479,959">
            <text:p/>
          </draw:polygon>
          <draw:path draw:style-name="gr3" draw:text-style-name="P7" draw:layer="layout" svg:width="0.515cm" svg:height="0.182cm" svg:x="5.647cm" svg:y="11.587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2cm" svg:y="11.316cm" svg:viewBox="0 0 324 721" svg:d="M294 32c-26 1-34 21-34 31 0 20 16 32 32 32s32-11 32-33c0-30-25-62-62-62-65 0-79 84-91 144-21 116-37 215-50 350-3 41-8 85-14 122-7 58-19 89-47 89-12 0-25-8-30-16 26 0 33-19 33-31 0-18-15-30-31-30s-32 9-32 32c0 29 25 61 62 61 65 0 79-83 91-146 21-111 37-209 49-346 4-43 9-87 14-123 8-59 20-88 48-88 14 0 25 7 30 14z">
            <text:p/>
          </draw:path>
          <draw:path draw:style-name="gr3" draw:text-style-name="P7" draw:layer="layout" svg:width="0.18cm" svg:height="0.773cm" svg:x="6.904cm" svg:y="11.29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166cm" svg:y="11.354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54cm" svg:height="0.356cm" svg:x="7.67cm" svg:y="11.523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7.974cm" svg:y="11.3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189cm" svg:y="11.529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8.745cm" svg:y="11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295cm" svg:height="0.356cm" svg:x="9.319cm" svg:y="11.52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9.658cm" svg:y="11.523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0.049cm" svg:y="11.523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0.479cm" svg:y="11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114cm" svg:y="11.4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95cm" svg:height="0.356cm" svg:x="11.871cm" svg:y="11.523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2.209cm" svg:y="11.523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2.599cm" svg:y="11.523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3.031cm" svg:y="11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13.494cm" svg:y="11.29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705cm" svg:height="0.928cm" svg:x="13.835cm" svg:y="11.029cm" svg:viewBox="0 0 706 929" svg:d="M243 929c25 0 25 0 33-16l424-883c6-11 6-12 6-14 0-9-7-16-16-16-11 0-12 7-18 16l-399 832-166-384-107 83 12 12 55-42z">
            <text:p/>
          </draw:path>
          <draw:polygon draw:style-name="gr3" draw:text-style-name="P7" draw:layer="layout" svg:width="6.567cm" svg:height="0.032cm" svg:x="14.523cm" svg:y="11.029cm" svg:viewBox="0 0 6568 33" draw:points="3284,33 0,33 0,0 6568,0 6568,33">
            <text:p/>
          </draw:polygon>
          <draw:path draw:style-name="gr3" draw:text-style-name="P7" draw:layer="layout" svg:width="0.254cm" svg:height="0.356cm" svg:x="14.55cm" svg:y="11.523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4.854cm" svg:y="11.3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069cm" svg:y="11.529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4cm" svg:height="0.36cm" svg:x="15.507cm" svg:y="11.186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  <draw:path draw:style-name="gr3" draw:text-style-name="P7" draw:layer="layout" svg:width="0.386cm" svg:height="0.351cm" svg:x="15.972cm" svg:y="11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6.605cm" svg:y="11.4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7.369cm" svg:y="11.354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254cm" svg:height="0.356cm" svg:x="17.878cm" svg:y="11.523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8.182cm" svg:y="11.353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8.395cm" svg:y="11.529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8.951cm" svg:y="11.52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9.587cm" svg:y="11.419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20.386cm" svg:y="11.354cm" svg:viewBox="0 0 257 517" svg:d="M160 19c0-17 0-19-17-19-50 49-118 49-143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20.736cm" svg:y="11.354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69cm" svg:height="0.546cm" svg:x="21.379cm" svg:y="11.333cm" svg:viewBox="0 0 370 547" svg:d="M370 9c0-2 0-9-11-9s-84 7-99 9c-5 0-10 3-10 14 0 10 7 10 19 10 37 0 39 6 39 13l-4 16-45 182c-14-28-37-49-72-49-90 0-187 115-187 227 0 74 42 125 104 125 16 0 54-3 100-58 7 32 34 58 71 58 28 0 45-18 58-44 12-26 23-74 23-76 0-8-8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21.773cm" svg:y="11.529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smallint \cos x ( 2\sin x + 1 ) \sqrt{ \sin^2 x + 6\sin x + 13} \ dx§svg§600§FALSE§</svg:desc>
          <draw:polygon draw:style-name="gr2" draw:text-style-name="P6" draw:layer="layout" svg:width="15.259cm" svg:height="0.958cm" svg:x="5.643cm" svg:y="12.569cm" svg:viewBox="0 0 15260 959" draw:points="7630,959 0,959 0,0 15260,0 15260,959">
            <text:p/>
          </draw:polygon>
          <draw:path draw:style-name="gr3" draw:text-style-name="P7" draw:layer="layout" svg:width="0.515cm" svg:height="0.182cm" svg:x="5.648cm" svg:y="13.0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3cm" svg:y="12.817cm" svg:viewBox="0 0 324 721" svg:d="M294 32c-26 1-34 21-34 31 0 20 16 32 32 32s32-11 32-33c0-30-25-62-62-62-65 0-79 84-91 144-21 116-37 215-50 350-3 41-8 85-14 122-7 58-19 89-47 89-12 0-25-8-30-16 26 0 33-19 33-31 0-18-15-30-31-30s-32 9-32 32c0 29 25 61 62 61 65 0 79-83 91-146 21-111 37-209 49-346 4-43 9-87 14-123 8-59 20-88 48-88 14 0 25 7 30 14z">
            <text:p/>
          </draw:path>
          <draw:path draw:style-name="gr3" draw:text-style-name="P7" draw:layer="layout" svg:width="0.295cm" svg:height="0.356cm" svg:x="6.984cm" svg:y="13.024cm" svg:viewBox="0 0 296 357" svg:d="M65 179c0-126 63-160 104-160 7 0 56 0 84 28-31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7.322cm" svg:y="13.024cm" svg:viewBox="0 0 345 357" svg:d="M345 181c0-98-79-181-173-181-96 0-172 84-172 181 0 100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7.713cm" svg:y="13.0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8.144cm" svg:y="13.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18cm" svg:height="0.773cm" svg:x="8.64cm" svg:y="12.79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8.903cm" svg:y="12.85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7 68-5 7-57 7-72 7z">
            <text:p/>
          </draw:path>
          <draw:path draw:style-name="gr3" draw:text-style-name="P7" draw:layer="layout" svg:width="0.254cm" svg:height="0.356cm" svg:x="9.406cm" svg:y="13.0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9.711cm" svg:y="12.8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9.924cm" svg:y="13.03cm" svg:viewBox="0 0 391 343" svg:d="M60 76v209c0 33-7 33-60 33v25c26 0 67-2 88-2 19 0 60 2 86 2v-25c-51 0-60 0-60-33v-144c0-81 55-123 104-123 50 0 58 42 58 86v181c0 33-8 33-60 33v25c27 0 67-2 89-2 19 0 59 2 86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0.48cm" svg:y="13.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1.115cm" svg:y="12.9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1.914cm" svg:y="12.855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18cm" svg:height="0.773cm" svg:x="12.275cm" svg:y="12.79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705cm" svg:height="0.928cm" svg:x="12.618cm" svg:y="12.53cm" svg:viewBox="0 0 706 929" svg:d="M243 929c25 0 25 0 33-16l425-883c5-11 5-12 5-14 0-9-7-16-16-16-11 0-14 7-18 16l-399 832-166-384-107 83 12 12 55-42z">
            <text:p/>
          </draw:path>
          <draw:polygon draw:style-name="gr3" draw:text-style-name="P7" draw:layer="layout" svg:width="6.568cm" svg:height="0.032cm" svg:x="13.307cm" svg:y="12.53cm" svg:viewBox="0 0 6569 33" draw:points="3284,33 0,33 0,0 6569,0 6569,33">
            <text:p/>
          </draw:polygon>
          <draw:path draw:style-name="gr3" draw:text-style-name="P7" draw:layer="layout" svg:width="0.254cm" svg:height="0.356cm" svg:x="13.331cm" svg:y="13.0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3.636cm" svg:y="12.8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3.85cm" svg:y="13.03cm" svg:viewBox="0 0 391 343" svg:d="M60 76v209c0 33-7 33-60 33v25c26 0 67-2 88-2 19 0 60 2 86 2v-25c-51 0-60 0-60-33v-144c0-81 55-123 104-123 50 0 58 42 58 86v181c0 33-8 33-60 33v25c27 0 67-2 89-2 19 0 59 2 86 2v-25c-41 0-60 0-60-23v-147c0-67 0-92-25-120-10-12-37-28-81-28-58 0-93 33-116 81v-81l-109 9v24c55 0 60 6 60 43z">
            <text:p/>
          </draw:path>
          <draw:path draw:style-name="gr3" draw:text-style-name="P7" draw:layer="layout" svg:width="0.24cm" svg:height="0.36cm" svg:x="14.289cm" svg:y="12.68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  <draw:path draw:style-name="gr3" draw:text-style-name="P7" draw:layer="layout" svg:width="0.386cm" svg:height="0.351cm" svg:x="14.753cm" svg:y="13.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515cm" svg:height="0.516cm" svg:x="15.389cm" svg:y="12.9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6.151cm" svg:y="12.855cm" svg:viewBox="0 0 322 533" svg:d="M70 262v-19c0-196 97-224 136-224 19 0 51 6 69 32-13 0-43 0-43 33 0 25 18 37 36 37 12 0 35-7 35-37 0-47-34-84-99-84-98 0-204 100-204 271 0 207 90 262 162 262 86 0 160-72 160-174 0-99-69-174-155-174-53 0-81 40-97 77zM162 512c-49 0-72-48-76-58-14-37-14-99-14-113 0-60 25-139 95-139 13 0 48 0 72 50 14 28 14 68 14 105s0 76-14 104c-23 47-59 51-77 51z">
            <text:p/>
          </draw:path>
          <draw:path draw:style-name="gr3" draw:text-style-name="P7" draw:layer="layout" svg:width="0.254cm" svg:height="0.356cm" svg:x="16.66cm" svg:y="13.0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6.964cm" svg:y="12.8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7.179cm" svg:y="13.03cm" svg:viewBox="0 0 391 343" svg:d="M60 76v209c0 33-7 33-60 33v25c26 0 67-2 88-2 19 0 60 2 86 2v-25c-51 0-60 0-60-33v-144c0-81 55-123 104-123 50 0 58 42 58 86v181c0 33-8 33-60 33v25c27 0 67-2 89-2 19 0 59 2 86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7.735cm" svg:y="13.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515cm" svg:height="0.516cm" svg:x="18.369cm" svg:y="12.9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9.168cm" svg:y="12.855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9.518cm" svg:y="12.855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369cm" svg:height="0.546cm" svg:x="20.161cm" svg:y="12.834cm" svg:viewBox="0 0 370 547" svg:d="M370 9c0-2 0-9-11-9-10 0-84 7-99 9-5 0-10 3-10 14 0 10 7 10 19 10 37 0 39 6 39 13l-3 16-46 182c-14-28-37-49-72-49-90 0-187 115-187 227 0 74 42 125 104 125 16 0 54-3 100-58 7 32 34 58 71 58 28 0 45-18 58-44 12-26 23-74 23-76 0-8-7-8-9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20.555cm" svg:y="13.0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</draw:g>
        <draw:g>
          <svg:title>TexMaths</svg:title>
          <svg:desc>22§display§= \smallint ( 2\sin x + 1 ) \sqrt{ \sin^2 x + 6\sin x + 13} \ \cos x \ dx§svg§600§FALSE§</svg:desc>
          <draw:polygon draw:style-name="gr2" draw:text-style-name="P6" draw:layer="layout" svg:width="15.514cm" svg:height="0.958cm" svg:x="5.644cm" svg:y="13.969cm" svg:viewBox="0 0 15515 959" draw:points="7758,959 0,959 0,0 15515,0 15515,959">
            <text:p/>
          </draw:polygon>
          <draw:path draw:style-name="gr3" draw:text-style-name="P7" draw:layer="layout" svg:width="0.515cm" svg:height="0.182cm" svg:x="5.649cm" svg:y="14.48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6.464cm" svg:y="14.217cm" svg:viewBox="0 0 324 721" svg:d="M294 32c-26 1-34 21-34 31 0 20 16 32 32 32s32-11 32-33c0-30-25-62-62-62-65 0-79 84-91 144-21 116-37 215-50 350-3 41-8 85-14 122-7 58-19 89-47 89-12 0-25-8-30-16 26 0 33-19 33-31 0-18-15-30-31-30s-32 9-32 32c0 29 25 61 62 61 65 0 79-83 91-146 21-111 37-209 49-346 4-43 9-87 14-123 8-59 20-88 48-88 14 0 25 7 30 14z">
            <text:p/>
          </draw:path>
          <draw:path draw:style-name="gr3" draw:text-style-name="P7" draw:layer="layout" svg:width="0.18cm" svg:height="0.773cm" svg:x="6.906cm" svg:y="14.19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3" draw:text-style-name="P7" draw:layer="layout" svg:width="0.309cm" svg:height="0.516cm" svg:x="7.168cm" svg:y="14.255cm" svg:viewBox="0 0 310 517" svg:d="M60 457l83-81c121-107 167-147 167-225 0-89-69-151-164-151-88 0-146 72-146 141 0 42 39 42 40 42 15 0 41-9 41-41 0-19-14-40-41-40-7 0-7 0-10 2 18-51 60-79 106-79 70 0 103 61 103 126 0 62-38 123-81 171l-149 165c-9 9-9 11-9 30h289l21-135h-20c-3 23-8 58-15 68-7 7-59 7-74 7z">
            <text:p/>
          </draw:path>
          <draw:path draw:style-name="gr3" draw:text-style-name="P7" draw:layer="layout" svg:width="0.254cm" svg:height="0.356cm" svg:x="7.671cm" svg:y="14.4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7.976cm" svg:y="14.2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8.191cm" svg:y="14.4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8.747cm" svg:y="14.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6cm" svg:x="9.38cm" svg:y="14.3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0.179cm" svg:y="14.255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18cm" svg:height="0.773cm" svg:x="10.542cm" svg:y="14.19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705cm" svg:height="0.928cm" svg:x="10.883cm" svg:y="13.93cm" svg:viewBox="0 0 706 929" svg:d="M243 929c25 0 25 0 33-16l424-883c6-11 6-12 6-14 0-9-7-16-16-16-11 0-14 7-18 16l-399 832-166-384-107 83 12 12 55-42z">
            <text:p/>
          </draw:path>
          <draw:polygon draw:style-name="gr3" draw:text-style-name="P7" draw:layer="layout" svg:width="6.567cm" svg:height="0.032cm" svg:x="11.571cm" svg:y="13.93cm" svg:viewBox="0 0 6568 33" draw:points="3284,33 0,33 0,0 6568,0 6568,33">
            <text:p/>
          </draw:polygon>
          <draw:path draw:style-name="gr3" draw:text-style-name="P7" draw:layer="layout" svg:width="0.254cm" svg:height="0.356cm" svg:x="11.596cm" svg:y="14.4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1.902cm" svg:y="14.2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2.115cm" svg:y="14.4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24cm" svg:height="0.36cm" svg:x="12.555cm" svg:y="14.087cm" svg:viewBox="0 0 241 361" svg:d="M241 262h-19c-2 12-7 44-14 49-4 4-46 4-53 4h-100c56-51 75-65 109-92 40-31 77-65 77-117 0-66-58-106-128-106-67 0-113 47-113 97 0 28 23 31 28 31 14 0 30-10 30-30 0-8-3-28-32-28 16-38 53-51 80-51 54 0 82 43 82 87 0 47-33 84-51 105l-132 128c-5 6-5 8-5 22h225z">
            <text:p/>
          </draw:path>
          <draw:path draw:style-name="gr3" draw:text-style-name="P7" draw:layer="layout" svg:width="0.386cm" svg:height="0.351cm" svg:x="13.018cm" svg:y="14.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515cm" svg:height="0.516cm" svg:x="13.653cm" svg:y="14.3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321cm" svg:height="0.532cm" svg:x="14.415cm" svg:y="14.255cm" svg:viewBox="0 0 322 533" svg:d="M70 262v-19c0-196 97-224 136-224 19 0 51 6 69 32-13 0-43 0-43 33 0 25 18 37 36 37 12 0 35-7 35-37 0-47-34-84-99-84-98 0-204 100-204 271 0 207 90 262 162 262 86 0 160-72 160-174 0-99-69-174-155-174-53 0-81 40-97 77zM162 512c-48 0-72-48-76-58-14-37-14-99-14-113 0-60 25-139 95-139 13 0 48 0 72 50 14 28 14 68 14 105s0 76-14 104c-23 47-58 51-77 51z">
            <text:p/>
          </draw:path>
          <draw:path draw:style-name="gr3" draw:text-style-name="P7" draw:layer="layout" svg:width="0.254cm" svg:height="0.356cm" svg:x="14.924cm" svg:y="14.4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166cm" svg:height="0.518cm" svg:x="15.228cm" svg:y="14.254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15.443cm" svg:y="14.43cm" svg:viewBox="0 0 391 343" svg:d="M60 76v209c0 33-7 33-60 33v25c26 0 67-2 88-2 19 0 60 2 86 2v-25c-51 0-60 0-60-33v-144c0-81 55-123 104-123 50 0 58 42 58 86v181c0 33-8 33-60 33v25c27 0 67-2 88-2 20 0 60 2 87 2v-25c-41 0-60 0-60-23v-147c0-67 0-92-25-120-10-12-37-28-81-28-58 0-93 33-116 81v-81l-109 9v24c55 0 60 6 60 43z">
            <text:p/>
          </draw:path>
          <draw:path draw:style-name="gr3" draw:text-style-name="P7" draw:layer="layout" svg:width="0.386cm" svg:height="0.351cm" svg:x="15.999cm" svg:y="14.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4 85-79 102-104 102-30 0-42-24-42-51 0-17 5-33 14-68z">
            <text:p/>
          </draw:path>
          <draw:path draw:style-name="gr3" draw:text-style-name="P7" draw:layer="layout" svg:width="0.515cm" svg:height="0.516cm" svg:x="16.633cm" svg:y="14.32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3" draw:text-style-name="P7" draw:layer="layout" svg:width="0.256cm" svg:height="0.516cm" svg:x="17.432cm" svg:y="14.255cm" svg:viewBox="0 0 257 517" svg:d="M160 19c0-17 0-19-19-19-48 49-116 49-141 49v25c16 0 62 0 102-21v403c0 28-2 36-72 36h-25v25c27-3 95-3 125-3 32 0 99 0 127 3v-25h-25c-70 0-72-8-72-36z">
            <text:p/>
          </draw:path>
          <draw:path draw:style-name="gr3" draw:text-style-name="P7" draw:layer="layout" svg:width="0.321cm" svg:height="0.532cm" svg:x="17.782cm" svg:y="14.255cm" svg:viewBox="0 0 322 533" svg:d="M194 243c63-20 107-74 107-136 0-63-67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6 0 70 72 121 157 121 95 0 165-70 165-150 0-63-49-123-128-140z">
            <text:p/>
          </draw:path>
          <draw:path draw:style-name="gr3" draw:text-style-name="P7" draw:layer="layout" svg:width="0.295cm" svg:height="0.356cm" svg:x="18.549cm" svg:y="14.424cm" svg:viewBox="0 0 296 357" svg:d="M65 179c0-126 63-160 104-160 7 0 56 0 84 28-33 4-37 27-37 37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8.889cm" svg:y="14.424cm" svg:viewBox="0 0 345 357" svg:d="M345 181c0-98-79-181-173-181-96 0-172 84-172 181 0 100 81 176 172 176 94 0 173-77 173-176zM172 338c-33 0-66-18-88-53-19-33-19-81-19-109 0-30 0-72 18-107 21-36 58-51 89-51 34 0 67 15 88 49 20 33 20 79 20 109 0 28 0 70-18 104-16 35-51 58-90 58z">
            <text:p/>
          </draw:path>
          <draw:path draw:style-name="gr3" draw:text-style-name="P7" draw:layer="layout" svg:width="0.254cm" svg:height="0.356cm" svg:x="19.278cm" svg:y="14.424cm" svg:viewBox="0 0 255 357" svg:d="M136 197c17 4 80 16 80 72 0 39-26 70-88 70-65 0-93-44-107-110-2-9-3-13-10-13-11 0-11 6-11 20v102c0 14 0 19 9 19 3 0 5-2 19-16 2-2 2-3 16-17 33 31 69 33 84 33 90 0 127-53 127-109 0-40-24-63-33-74-27-24-57-30-88-37-44-9-97-17-97-63 0-28 21-60 88-60 84 0 90 70 91 95 0 7 8 7 9 7 11 0 11-3 11-19v-78c0-14 0-19-9-19-3 0-5 0-16 9-2 3-10 10-14 12-28-21-61-21-72-21-95 0-125 53-125 95 0 28 12 49 33 67 25 19 48 24 103 35z">
            <text:p/>
          </draw:path>
          <draw:path draw:style-name="gr3" draw:text-style-name="P7" draw:layer="layout" svg:width="0.386cm" svg:height="0.351cm" svg:x="19.709cm" svg:y="14.4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8-7-9-7-7 0-9 2-11 7-24 85-77 102-104 102-30 0-42-24-42-51 0-17 5-33 14-68z">
            <text:p/>
          </draw:path>
          <draw:path draw:style-name="gr3" draw:text-style-name="P7" draw:layer="layout" svg:width="0.369cm" svg:height="0.546cm" svg:x="20.418cm" svg:y="14.234cm" svg:viewBox="0 0 370 547" svg:d="M370 9c0-2 0-9-11-9s-84 7-99 9c-5 0-10 3-10 14 0 10 7 10 19 10 37 0 39 6 39 13l-4 16-45 182c-14-28-37-49-72-49-90 0-187 115-187 227 0 74 42 125 104 125 16 0 54-3 100-58 7 32 34 58 71 58 28 0 45-18 58-44 12-26 22-74 22-76 0-8-7-8-8-8-9 0-9 3-11 14-14 51-28 96-60 96-21 0-23-19-23-35 0-19 2-24 6-37zM208 445c-4 14-4 16-16 30-34 42-65 54-86 54-39 0-51-42-51-72 0-38 24-135 44-170 22-46 58-74 89-74 50 0 62 63 62 68 0 4-2 9-4 13z">
            <text:p/>
          </draw:path>
          <draw:path draw:style-name="gr3" draw:text-style-name="P7" draw:layer="layout" svg:width="0.386cm" svg:height="0.351cm" svg:x="20.811cm" svg:y="14.4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8-7-9-7-7 0-9 2-11 7-26 85-79 102-104 102-30 0-42-24-42-51 0-17 5-33 14-6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5cm" svg:y="9.954cm" svg:viewBox="0 0 198 494" draw:points="100,494 0,494 0,0 198,0 198,494">
            <text:p/>
          </draw:polygon>
          <draw:path draw:style-name="gr3" draw:text-style-name="P7" draw:layer="layout" svg:width="0.258cm" svg:height="0.577cm" svg:x="5.031cm" svg:y="9.912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5.051cm" svg:y="14.354cm" svg:viewBox="0 0 198 494" draw:points="100,494 0,494 0,0 198,0 198,494">
            <text:p/>
          </draw:polygon>
          <draw:path draw:style-name="gr3" draw:text-style-name="P7" draw:layer="layout" svg:width="0.258cm" svg:height="0.577cm" svg:x="5.032cm" svg:y="14.312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1" smil:attributeName="visibility" smil:to="visible"/>
                  <anim:animate smil:dur="0.5s" smil:fill="hold" smil:targetElement="id211" smil:attributeName="x" smil:values="x;x" smil:keyTimes="0;1"/>
                  <anim:animate smil:dur="0.5s" smil:fill="hold" smil:targetElement="id2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2" smil:attributeName="visibility" smil:to="visible"/>
                  <anim:animate smil:dur="0.5s" smil:fill="hold" smil:targetElement="id212" smil:attributeName="x" smil:values="x;x" smil:keyTimes="0;1"/>
                  <anim:animate smil:dur="0.5s" smil:fill="hold" smil:targetElement="id21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3" anim:sub-item="text" smil:attributeName="visibility" smil:to="visible"/>
                  <anim:animate smil:dur="0.5s" smil:fill="hold" smil:targetElement="id213" anim:sub-item="text" smil:attributeName="width" smil:values="width*0.05;width" smil:keyTimes="0;1"/>
                  <anim:animate smil:dur="0.5s" smil:fill="hold" smil:targetElement="id213" anim:sub-item="text" smil:attributeName="height" smil:values="height;height" smil:keyTimes="0;1"/>
                  <anim:animate smil:dur="0.5s" smil:fill="hold" smil:targetElement="id213" anim:sub-item="text" smil:attributeName="x" smil:values="x-.2;x" smil:keyTimes="0;1"/>
                  <anim:animate smil:dur="0.5s" smil:fill="hold" smil:targetElement="id213" anim:sub-item="text" smil:attributeName="y" smil:values="y;y" smil:keyTimes="0;1"/>
                  <anim:transitionFilter smil:dur="0.5s" smil:targetElement="id21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xml:id="id215" text:id="id215"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48"/></text:span><text:span text:style-name="T13"><text:line-break/></text:span><text:span text:style-name="T13"> <text:s text:c="4"/></text:span><text:span text:style-name="T14"><text:s text:c="19"/></text:span><text:span text:style-name="T14"><text:line-break/></text:span><text:span text:style-name="T14"> <text:s text:c="30"/></text:span><text:span text:style-name="T14"><text:line-break/></text:span><text:span text:style-name="T14"> <text:s text:c="24"/></text:span><text:span text:style-name="T13"><text:s text:c="18"/></text:span><text:span text:style-name="T13"><text:line-break/></text:span><text:span text:style-name="T13"><text:tab/></text:span><text:span text:style-name="T13"><text:tab/></text:span></text:p>
          </draw:text-box>
        </draw:frame>
        <draw:g xml:id="id214" draw:id="id214">
          <svg:title>TexMaths</svg:title>
          <svg:desc>24§display§\text {I}§svg§600§FALSE§</svg:desc>
          <draw:polygon draw:style-name="gr2" draw:text-style-name="P6" draw:layer="layout" svg:width="0.197cm" svg:height="0.493cm" svg:x="3.045cm" svg:y="2.848cm" svg:viewBox="0 0 198 494" draw:points="100,494 0,494 0,0 198,0 198,494">
            <text:p/>
          </draw:polygon>
          <draw:path draw:style-name="gr3" draw:text-style-name="P7" draw:layer="layout" svg:width="0.258cm" svg:height="0.577cm" svg:x="3.026cm" svg:y="2.8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2§display§= \smallint ( 2t + 1 ) \sqrt{ t^2 + 6t + 13 } \ dt§svg§600§FALSE§</svg:desc>
          <draw:polygon draw:style-name="gr2" draw:text-style-name="P6" draw:layer="layout" svg:width="9.389cm" svg:height="0.908cm" svg:x="3.949cm" svg:y="2.575cm" svg:viewBox="0 0 9390 909" draw:points="4695,909 0,909 0,0 9390,0 9390,909">
            <text:p/>
          </draw:polygon>
          <draw:path draw:style-name="gr3" draw:text-style-name="P7" draw:layer="layout" svg:width="0.515cm" svg:height="0.182cm" svg:x="3.954cm" svg:y="3.043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4.769cm" svg:y="2.774cm" svg:viewBox="0 0 324 722" svg:d="M294 32c-27 1-34 21-34 31 0 20 16 32 32 32s32-10 32-33c0-30-25-62-62-62-65 0-79 85-91 144-21 117-37 215-50 351-3 40-8 84-14 121-7 58-19 90-47 90-12 0-25-9-30-16 26 0 33-19 33-31 0-18-15-30-31-30s-32 8-32 31c0 30 25 62 62 62 65 0 79-83 91-146 21-111 37-210 49-347 4-42 9-86 14-123 7-58 20-88 48-88 14 0 25 7 30 14z">
            <text:p/>
          </draw:path>
          <draw:path draw:style-name="gr3" draw:text-style-name="P7" draw:layer="layout" svg:width="0.18cm" svg:height="0.774cm" svg:x="5.211cm" svg:y="2.74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5.473cm" svg:y="2.81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8 7-59 7-74 7z">
            <text:p/>
          </draw:path>
          <draw:path draw:style-name="gr3" draw:text-style-name="P7" draw:layer="layout" svg:width="0.238cm" svg:height="0.494cm" svg:x="5.839cm" svg:y="2.842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6.316cm" svg:y="2.8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7.115cm" svg:y="2.81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18cm" svg:height="0.774cm" svg:x="7.476cm" svg:y="2.747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7.819cm" svg:y="2.536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3.955cm" svg:height="0.032cm" svg:x="8.507cm" svg:y="2.536cm" svg:viewBox="0 0 3956 33" draw:points="1978,33 0,33 0,0 3956,0 3956,33">
            <text:p/>
          </draw:polygon>
          <draw:path draw:style-name="gr3" draw:text-style-name="P7" draw:layer="layout" svg:width="0.238cm" svg:height="0.494cm" svg:x="8.524cm" svg:y="2.842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8.82cm" svg:y="2.744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346cm" svg:y="2.8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11cm" svg:y="2.811cm" svg:viewBox="0 0 322 533" svg:d="M70 262v-19c0-195 97-224 136-224 19 0 51 6 69 32-13 0-43 0-43 34 0 24 18 36 35 36 13 0 36-7 36-36 0-48-34-85-99-85-98 0-204 100-204 271 0 208 90 262 162 262 86 0 160-72 160-174 0-98-69-174-155-174-53 0-81 40-97 77zM162 512c-49 0-72-47-76-58-14-37-14-98-14-112 0-60 25-140 95-140 12 0 48 0 72 50 14 28 14 68 14 105s0 76-14 104c-23 48-60 51-77 51z">
            <text:p/>
          </draw:path>
          <draw:path draw:style-name="gr3" draw:text-style-name="P7" draw:layer="layout" svg:width="0.238cm" svg:height="0.494cm" svg:x="10.481cm" svg:y="2.842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0.958cm" svg:y="2.876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757cm" svg:y="2.81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107cm" svg:y="2.811cm" svg:viewBox="0 0 322 533" svg:d="M194 243c63-19 107-74 107-136 0-63-67-107-143-107-77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2.75cm" svg:y="2.79cm" svg:viewBox="0 0 370 548" svg:d="M370 9c0-2 0-9-11-9s-84 7-99 9c-5 0-10 3-10 14 0 10 7 10 19 10 37 0 39 6 39 13l-4 16-45 183c-14-28-37-50-72-50-90 0-187 115-187 228 0 74 42 125 104 125 16 0 54-4 100-59 7 32 34 59 71 59 28 0 45-18 58-44 12-27 22-74 22-76 0-9-7-9-8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13.139cm" svg:y="2.842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</draw:g>
        <draw:g>
          <svg:title>TexMaths</svg:title>
          <svg:desc>22§display§\text {Put, } \sin x = t, \ \  \text {Diff } w.\ r.\ t.\ x. \ \  \therefore \ \  \cos x \ dx = dt§svg§600§FALSE§</svg:desc>
          <draw:polygon draw:style-name="gr2" draw:text-style-name="P6" draw:layer="layout" svg:width="16.611cm" svg:height="0.617cm" svg:x="2.947cm" svg:y="1.057cm" svg:viewBox="0 0 16612 618" draw:points="8307,618 0,618 0,0 16612,0 16612,618">
            <text:p/>
          </draw:polygon>
          <draw:path draw:style-name="gr3" draw:text-style-name="P7" draw:layer="layout" svg:width="0.457cm" svg:height="0.529cm" svg:x="2.935cm" svg:y="1.036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3.459cm" svg:y="1.222cm" svg:viewBox="0 0 391 352" svg:d="M278 282v70l113-9v-25c-55 0-60-5-60-42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4cm" svg:height="0.485cm" svg:x="3.878cm" svg:y="1.088cm" svg:viewBox="0 0 245 486" svg:d="M120 167h111v-24h-111v-143h-20c0 63-24 146-100 150v17h67v213c0 97 72 106 100 106 55 0 78-55 78-106v-44h-21v44c0 56-23 86-52 86-52 0-52-70-52-84z">
            <text:p/>
          </draw:path>
          <draw:path draw:style-name="gr3" draw:text-style-name="P7" draw:layer="layout" svg:width="0.091cm" svg:height="0.231cm" svg:x="4.232cm" svg:y="1.481cm" svg:viewBox="0 0 92 232" svg:d="M92 81c0-49-18-81-50-81-28 0-42 21-42 40 0 22 14 43 42 43 13 0 21-6 30-11l2-2c0 0 2 0 2 11 0 51-23 98-58 135-4 4-6 6-6 7 0 7 4 9 9 9 9 0 71-61 71-151z">
            <text:p/>
          </draw:path>
          <draw:path draw:style-name="gr3" draw:text-style-name="P7" draw:layer="layout" svg:width="0.254cm" svg:height="0.356cm" svg:x="4.792cm" svg:y="1.21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166cm" svg:height="0.518cm" svg:x="5.096cm" svg:y="1.04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39cm" svg:height="0.342cm" svg:x="5.311cm" svg:y="1.222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3" draw:text-style-name="P7" draw:layer="layout" svg:width="0.386cm" svg:height="0.351cm" svg:x="5.867cm" svg:y="1.222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3" draw:text-style-name="P7" draw:layer="layout" svg:width="0.515cm" svg:height="0.182cm" svg:x="6.545cm" svg:y="1.2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238cm" svg:height="0.493cm" svg:x="7.335cm" svg:y="1.08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091cm" svg:height="0.231cm" svg:x="7.662cm" svg:y="1.481cm" svg:viewBox="0 0 92 232" svg:d="M92 81c0-51-20-81-50-81-26 0-42 19-42 40 0 22 16 43 42 43 9 0 20-4 27-11 3-2 3-2 5-2 0 0 2 0 2 11 0 58-28 106-55 130-9 9-9 11-9 12 0 7 4 9 9 9 9 0 71-60 71-151z">
            <text:p/>
          </draw:path>
          <draw:path draw:style-name="gr3" draw:text-style-name="P7" draw:layer="layout" svg:width="0.52cm" svg:height="0.529cm" svg:x="8.482cm" svg:y="1.036cm" svg:viewBox="0 0 521 530" svg:d="M0 0v25h19c60 0 60 8 60 35v410c0 28 0 35-60 35h-19v25h283c131 0 238-115 238-261 0-148-104-269-238-269zM185 505c-37 0-39-5-39-30v-420c0-25 2-30 39-30h77c48 0 102 15 141 72 33 46 41 112 41 172 0 86-15 132-43 171-16 21-60 65-139 65z">
            <text:p/>
          </draw:path>
          <draw:path draw:style-name="gr3" draw:text-style-name="P7" draw:layer="layout" svg:width="0.166cm" svg:height="0.518cm" svg:x="9.072cm" svg:y="1.046cm" svg:viewBox="0 0 167 519" svg:d="M113 176l-109 9v24c51 0 58 4 58 43v207c0 35-9 35-62 35v25c25-2 67-2 86-2 27 0 55 0 81 2v-25c-51 0-54-3-54-33zM116 40c0-24-19-40-42-40-25 0-41 21-41 40 0 22 16 43 41 43 23 0 42-18 42-43z">
            <text:p/>
          </draw:path>
          <draw:path draw:style-name="gr3" draw:text-style-name="P7" draw:layer="layout" svg:width="0.465cm" svg:height="0.546cm" svg:x="9.281cm" svg:y="1.018cm" svg:viewBox="0 0 466 547" svg:d="M327 236h88v-23h-91v-90c0-70 39-105 72-105 4 0 14 0 26 5-8 3-22 12-22 32 0 17 12 33 33 33s33-16 33-33c0-29-26-55-70-55-46 0-81 30-84 33-23-29-66-33-87-33-74 0-163 40-163 125v88h-62v23h62v251c0 36-9 36-62 36v24c26-2 67-3 86-3 20 0 58 1 86 3v-24c-51 0-59 0-59-36v-251h163v251c0 36-8 36-61 36v24c30-2 67-3 88-3 31 0 68 0 98 3v-24h-16c-56 0-58-9-58-37zM111 213v-88c0-76 63-107 113-107 38 0 59 14 61 14v1c-14 0-28 11-28 32 0 5 0 25 21 32-2 10-2 17-2 26v90z">
            <text:p/>
          </draw:path>
          <draw:path draw:style-name="gr3" draw:text-style-name="P7" draw:layer="layout" svg:width="0.513cm" svg:height="0.351cm" svg:x="9.992cm" svg:y="1.222cm" svg:viewBox="0 0 514 352" svg:d="M336 79c4-16 12-46 12-49 0-14-12-21-22-21-11 0-23 5-30 21-2 5-39 155-44 174-6 23-7 37-7 51 0 9 0 11 1 14-17 42-42 65-72 65-61 0-61-56-61-70 0-25 3-55 40-151 9-23 12-34 12-50 0-35-24-63-63-63-74 0-102 113-102 120s7 7 9 7c9 0 9 0 12-14 21-73 51-95 79-95 7 0 20 0 20 24 0 20-9 42-14 55-34 91-44 128-44 156 0 73 52 99 110 99 13 0 50 0 81-55 20 50 74 55 97 55 58 0 92-49 113-95 26-62 51-166 51-202 0-43-21-55-35-55-20 0-39 19-39 37 0 11 5 16 12 21 9 9 28 28 28 67 0 26-22 102-42 141-21 42-47 68-86 68-37 0-56-23-56-67 0-21 5-45 7-56z">
            <text:p/>
          </draw:path>
          <draw:path draw:style-name="gr3" draw:text-style-name="P7" draw:layer="layout" svg:width="0.083cm" svg:height="0.083cm" svg:x="10.61cm" svg:y="1.481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1.04cm" svg:y="1.222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1.411cm" svg:y="1.481cm" svg:viewBox="0 0 84 84" svg:d="M84 42c0-23-19-42-42-42s-42 19-42 42 19 42 42 42 42-19 42-42z">
            <text:p/>
          </draw:path>
          <draw:path draw:style-name="gr3" draw:text-style-name="P7" draw:layer="layout" svg:width="0.238cm" svg:height="0.493cm" svg:x="11.835cm" svg:y="1.08cm" svg:viewBox="0 0 239 494" svg:d="M143 176h73c15 0 23 0 23-16 0-9-8-9-23-9h-66c26-111 31-125 31-130 0-14-10-21-23-21-3 0-24 0-31 28l-30 123h-74c-16 0-23 0-23 14 0 11 7 11 21 11h69c-57 220-58 232-58 246 0 43 30 72 70 72 81 0 125-114 125-119 0-7-7-7-11-7-5 0-7 1-10 10-34 81-76 99-102 99-16 0-23-11-23-35 0-20 0-25 3-37z">
            <text:p/>
          </draw:path>
          <draw:path draw:style-name="gr3" draw:text-style-name="P7" draw:layer="layout" svg:width="0.083cm" svg:height="0.083cm" svg:x="12.162cm" svg:y="1.481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2.59cm" svg:y="1.2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3" draw:text-style-name="P7" draw:layer="layout" svg:width="0.083cm" svg:height="0.083cm" svg:x="13.076cm" svg:y="1.481cm" svg:viewBox="0 0 84 84" svg:d="M84 42c0-23-19-42-42-42s-42 19-42 42 19 42 42 42 42-19 42-42z">
            <text:p/>
          </draw:path>
          <draw:path draw:style-name="gr3" draw:text-style-name="P7" draw:layer="layout" svg:width="0.469cm" svg:height="0.418cm" svg:x="13.979cm" svg:y="1.205cm" svg:viewBox="0 0 470 419" svg:d="M276 40c0-21-19-40-40-40-23 0-42 19-42 40 0 23 19 43 42 43 21 0 40-18 40-43zM470 377c0-22-18-41-41-41-22 0-42 19-42 41s20 42 42 42c23 0 41-20 41-42zM83 377c0-22-20-41-43-41-21 0-40 19-40 41s19 42 40 42c23 0 43-20 43-42z">
            <text:p/>
          </draw:path>
          <draw:path draw:style-name="gr3" draw:text-style-name="P7" draw:layer="layout" svg:width="0.295cm" svg:height="0.356cm" svg:x="15.227cm" svg:y="1.217cm" svg:viewBox="0 0 296 357" svg:d="M65 179c0-126 63-160 104-160 7 0 56 0 84 29-31 3-37 26-37 36 0 20 15 36 36 36s37-14 37-37c0-53-60-83-120-83-97 0-169 84-169 179 0 101 77 178 167 178 104 0 129-93 129-102 0-7-7-7-9-7-7 0-9 4-11 7-23 72-74 83-102 83-40 0-109-34-109-159z">
            <text:p/>
          </draw:path>
          <draw:path draw:style-name="gr3" draw:text-style-name="P7" draw:layer="layout" svg:width="0.344cm" svg:height="0.356cm" svg:x="15.566cm" svg:y="1.217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3" draw:text-style-name="P7" draw:layer="layout" svg:width="0.254cm" svg:height="0.356cm" svg:x="15.957cm" svg:y="1.217cm" svg:viewBox="0 0 255 357" svg:d="M136 197c17 4 80 16 80 72 0 39-26 71-88 71-65 0-93-44-107-111-2-9-3-13-10-13-11 0-11 6-11 20v102c0 14 0 19 9 19 3 0 5-2 19-16 2-1 2-3 16-17 33 31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3" draw:text-style-name="P7" draw:layer="layout" svg:width="0.386cm" svg:height="0.351cm" svg:x="16.388cm" svg:y="1.2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3" draw:text-style-name="P7" draw:layer="layout" svg:width="0.369cm" svg:height="0.546cm" svg:x="17.096cm" svg:y="1.027cm" svg:viewBox="0 0 370 547" svg:d="M370 9c0-2 0-9-11-9s-84 7-99 9c-5 0-10 3-10 14 0 10 7 10 19 10 37 0 39 6 39 13l-2 16-47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386cm" svg:height="0.351cm" svg:x="17.49cm" svg:y="1.222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3" draw:text-style-name="P7" draw:layer="layout" svg:width="0.515cm" svg:height="0.182cm" svg:x="18.167cm" svg:y="1.278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18.97cm" svg:y="1.02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6 0-19 2-24 6-37zM208 445c-4 14-4 16-16 30-34 42-65 55-86 55-39 0-51-43-51-73 0-38 24-135 44-170 22-46 58-74 89-74 51 0 62 63 62 69 0 3-2 8-4 12z">
            <text:p/>
          </draw:path>
          <draw:path draw:style-name="gr3" draw:text-style-name="P7" draw:layer="layout" svg:width="0.238cm" svg:height="0.493cm" svg:x="19.361cm" svg:y="1.08cm" svg:viewBox="0 0 239 494" svg:d="M143 176h73c15 0 23 0 23-16 0-9-8-9-23-9h-66c26-111 31-125 31-130 0-14-10-21-23-21-1 0-24 0-31 28l-30 123h-74c-16 0-23 0-23 14 0 11 7 11 21 11h69c-55 220-58 232-58 246 0 43 30 72 70 72 81 0 125-114 125-119 0-7-7-7-11-7-5 0-7 1-10 10-34 81-76 99-102 99-16 0-23-11-23-35 0-20 0-25 3-37z">
            <text:p/>
          </draw:path>
        </draw:g>
        <draw:g>
          <svg:title>TexMaths</svg:title>
          <svg:desc>22§display§= \smallint [\ ( 2t + 6 ) -  5 \ ] \sqrt{ t^2 + 6t + 13 } \ dt§svg§600§FALSE§</svg:desc>
          <draw:polygon draw:style-name="gr2" draw:text-style-name="P6" draw:layer="layout" svg:width="11.667cm" svg:height="0.908cm" svg:x="3.951cm" svg:y="4.174cm" svg:viewBox="0 0 11668 909" draw:points="5835,909 0,909 0,0 11668,0 11668,909">
            <text:p/>
          </draw:polygon>
          <draw:path draw:style-name="gr3" draw:text-style-name="P7" draw:layer="layout" svg:width="0.515cm" svg:height="0.182cm" svg:x="3.956cm" svg:y="4.6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4.771cm" svg:y="4.373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olygon draw:style-name="gr3" draw:text-style-name="P7" draw:layer="layout" svg:width="0.106cm" svg:height="0.774cm" svg:x="5.227cm" svg:y="4.346cm" svg:viewBox="0 0 107 775" draw:points="107,775 107,745 32,745 32,32 107,32 107,0 0,0 0,775">
            <text:p/>
          </draw:polygon>
          <draw:path draw:style-name="gr3" draw:text-style-name="P7" draw:layer="layout" svg:width="0.18cm" svg:height="0.774cm" svg:x="5.686cm" svg:y="4.34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5.949cm" svg:y="4.4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38cm" svg:height="0.494cm" svg:x="6.315cm" svg:y="4.441cm" svg:viewBox="0 0 239 495" svg:d="M143 176h73c15 0 23 0 23-16 0-9-8-9-23-9h-68c28-111 33-125 33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6.79cm" svg:y="4.4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7.554cm" svg:y="4.41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18cm" svg:height="0.774cm" svg:x="7.952cm" svg:y="4.346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472cm" svg:height="0.032cm" svg:x="8.444cm" svg:y="4.71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9.192cm" svg:y="4.41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olygon draw:style-name="gr3" draw:text-style-name="P7" draw:layer="layout" svg:width="0.106cm" svg:height="0.774cm" svg:x="9.814cm" svg:y="4.346cm" svg:viewBox="0 0 107 775" draw:points="107,0 0,0 0,32 76,32 76,745 0,745 0,775 107,775">
            <text:p/>
          </draw:polygon>
          <draw:path draw:style-name="gr3" draw:text-style-name="P7" draw:layer="layout" svg:width="0.705cm" svg:height="0.929cm" svg:x="10.097cm" svg:y="4.135cm" svg:viewBox="0 0 706 930" svg:d="M243 930c25 0 25 0 33-16l425-884c5-11 5-12 5-14 0-9-7-16-16-16-11 0-12 7-18 16l-399 833-166-384-107 83 12 12 55-42z">
            <text:p/>
          </draw:path>
          <draw:polygon draw:style-name="gr3" draw:text-style-name="P7" draw:layer="layout" svg:width="3.956cm" svg:height="0.032cm" svg:x="10.785cm" svg:y="4.135cm" svg:viewBox="0 0 3957 33" draw:points="1978,33 0,33 0,0 3957,0 3957,33">
            <text:p/>
          </draw:polygon>
          <draw:path draw:style-name="gr3" draw:text-style-name="P7" draw:layer="layout" svg:width="0.238cm" svg:height="0.494cm" svg:x="10.803cm" svg:y="4.44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1.099cm" svg:y="4.3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1.627cm" svg:y="4.4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2.389cm" svg:y="4.41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12.762cm" svg:y="4.441cm" svg:viewBox="0 0 239 495" svg:d="M143 176h73c15 0 23 0 23-16 0-9-8-9-23-9h-66c26-111 31-125 31-130 0-14-10-21-23-21-1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3.237cm" svg:y="4.4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4.036cm" svg:y="4.4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4.386cm" svg:y="4.41cm" svg:viewBox="0 0 322 533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5.029cm" svg:y="4.389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238cm" svg:height="0.494cm" svg:x="15.42cm" svg:y="4.441cm" svg:viewBox="0 0 239 495" svg:d="M143 176h73c15 0 23 0 23-16 0-9-8-9-23-9h-66c26-111 31-125 31-130 0-14-10-21-23-21-1 0-24 0-31 28l-30 123h-74c-16 0-23 0-23 15 0 10 7 10 21 10h69c-57 220-58 232-58 247 0 42 30 72 70 72 81 0 125-115 125-120 0-7-7-7-11-7-5 0-7 2-10 11-34 81-76 98-102 98-16 0-23-10-23-35 0-19 0-25 3-37z">
            <text:p/>
          </draw:path>
        </draw:g>
        <draw:g>
          <svg:title>TexMaths</svg:title>
          <svg:desc>22§display§= \smallint [\ ( 2t + 6 ) \sqrt{ t^2 + 6t + 13 } -  5 \sqrt{ t^2 + 6t + 13 } \ ]  \ dt§svg§600§FALSE§</svg:desc>
          <draw:polygon draw:style-name="gr2" draw:text-style-name="P6" draw:layer="layout" svg:width="16.394cm" svg:height="0.908cm" svg:x="3.952cm" svg:y="5.874cm" svg:viewBox="0 0 16395 909" draw:points="8198,909 0,909 0,0 16395,0 16395,909">
            <text:p/>
          </draw:polygon>
          <draw:path draw:style-name="gr3" draw:text-style-name="P7" draw:layer="layout" svg:width="0.515cm" svg:height="0.182cm" svg:x="3.957cm" svg:y="6.3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4.772cm" svg:y="6.073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olygon draw:style-name="gr3" draw:text-style-name="P7" draw:layer="layout" svg:width="0.106cm" svg:height="0.774cm" svg:x="5.228cm" svg:y="6.046cm" svg:viewBox="0 0 107 775" draw:points="107,775 107,745 32,745 32,32 107,32 107,0 0,0 0,775">
            <text:p/>
          </draw:polygon>
          <draw:path draw:style-name="gr3" draw:text-style-name="P7" draw:layer="layout" svg:width="0.18cm" svg:height="0.774cm" svg:x="5.687cm" svg:y="6.04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5.949cm" svg:y="6.1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38cm" svg:height="0.494cm" svg:x="6.316cm" svg:y="6.141cm" svg:viewBox="0 0 239 495" svg:d="M143 176h73c15 0 23 0 23-16 0-9-8-9-23-9h-68c28-111 33-125 33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6.791cm" svg:y="6.1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7.555cm" svg:y="6.11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9 51-77 51z">
            <text:p/>
          </draw:path>
          <draw:path draw:style-name="gr3" draw:text-style-name="P7" draw:layer="layout" svg:width="0.18cm" svg:height="0.774cm" svg:x="7.952cm" svg:y="6.046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8.294cm" svg:y="5.835cm" svg:viewBox="0 0 706 930" svg:d="M243 930c25 0 25 0 33-16l424-884c6-11 6-12 6-14 0-9-7-16-16-16-11 0-12 7-18 16l-399 833-166-384-107 83 12 12 55-42z">
            <text:p/>
          </draw:path>
          <draw:polygon draw:style-name="gr3" draw:text-style-name="P7" draw:layer="layout" svg:width="3.955cm" svg:height="0.032cm" svg:x="8.982cm" svg:y="5.835cm" svg:viewBox="0 0 3956 33" draw:points="1978,33 0,33 0,0 3956,0 3956,33">
            <text:p/>
          </draw:polygon>
          <draw:path draw:style-name="gr3" draw:text-style-name="P7" draw:layer="layout" svg:width="0.238cm" svg:height="0.494cm" svg:x="8.999cm" svg:y="6.141cm" svg:viewBox="0 0 239 495" svg:d="M143 176h73c15 0 23 0 23-16 0-9-8-9-23-9h-66c26-111 31-125 31-130 0-14-10-21-23-21-1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9.295cm" svg:y="6.0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823cm" svg:y="6.1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585cm" svg:y="6.11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10.956cm" svg:y="6.141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1.433cm" svg:y="6.1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2.232cm" svg:y="6.1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583cm" svg:y="6.11cm" svg:viewBox="0 0 322 533" svg:d="M194 243c63-19 107-74 107-136 0-63-69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472cm" svg:height="0.032cm" svg:x="13.172cm" svg:y="6.41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3.92cm" svg:y="6.11cm" svg:viewBox="0 0 310 533" svg:d="M310 361c0-92-64-171-148-171-37 0-70 12-99 41v-152c16 6 43 11 67 11 95 0 150-71 150-81 0-5-2-9-7-9-2 0-4 0-7 2-16 7-53 23-106 23-32 0-67-6-104-21-5-4-7-4-8-4-8 0-8 7-8 19v229c0 14 0 21 11 21 5 0 7-1 9-7 9-12 39-54 100-54 41 0 62 35 67 49 12 30 14 60 14 99 0 26 0 74-19 105-18 30-48 51-83 51-56 0-100-40-114-86 1 0 5 0 14 0 24 0 38-19 38-37 0-19-14-39-38-39-13 0-39 6-39 43 0 65 55 140 141 140 90 0 169-73 169-172z">
            <text:p/>
          </draw:path>
          <draw:path draw:style-name="gr3" draw:text-style-name="P7" draw:layer="layout" svg:width="0.705cm" svg:height="0.929cm" svg:x="14.353cm" svg:y="5.835cm" svg:viewBox="0 0 706 930" svg:d="M243 930c25 0 25 0 33-16l424-884c6-11 6-12 6-14 0-9-7-16-16-16-11 0-12 7-18 16l-399 833-166-384-107 83 12 12 55-42z">
            <text:p/>
          </draw:path>
          <draw:polygon draw:style-name="gr3" draw:text-style-name="P7" draw:layer="layout" svg:width="3.955cm" svg:height="0.032cm" svg:x="15.041cm" svg:y="5.835cm" svg:viewBox="0 0 3956 33" draw:points="1978,33 0,33 0,0 3956,0 3956,33">
            <text:p/>
          </draw:polygon>
          <draw:path draw:style-name="gr3" draw:text-style-name="P7" draw:layer="layout" svg:width="0.238cm" svg:height="0.494cm" svg:x="15.059cm" svg:y="6.14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5.354cm" svg:y="6.0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5.882cm" svg:y="6.1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6.644cm" svg:y="6.11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17.018cm" svg:y="6.141cm" svg:viewBox="0 0 239 495" svg:d="M143 176h73c15 0 23 0 23-16 0-9-8-9-23-9h-66c26-111 31-125 31-130 0-14-10-21-23-21-1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7.493cm" svg:y="6.1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8.292cm" svg:y="6.1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8.642cm" svg:y="6.11cm" svg:viewBox="0 0 322 533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olygon draw:style-name="gr3" draw:text-style-name="P7" draw:layer="layout" svg:width="0.106cm" svg:height="0.774cm" svg:x="19.272cm" svg:y="6.046cm" svg:viewBox="0 0 107 775" draw:points="107,0 0,0 0,32 76,32 76,745 0,745 0,775 107,775">
            <text:p/>
          </draw:polygon>
          <draw:path draw:style-name="gr3" draw:text-style-name="P7" draw:layer="layout" svg:width="0.369cm" svg:height="0.547cm" svg:x="19.758cm" svg:y="6.089cm" svg:viewBox="0 0 370 548" svg:d="M370 9c0-2 0-9-11-9s-84 7-99 9c-5 0-10 3-10 14 0 10 7 10 19 10 37 0 39 6 39 13l-2 16-47 183c-14-28-37-50-72-50-90 0-187 115-187 228 0 74 42 125 104 125 16 0 54-4 100-59 7 32 34 59 71 59 28 0 45-18 58-44 12-27 23-74 23-76 0-9-8-9-9-9-9 0-9 4-11 14-14 51-28 97-60 97-21 0-23-19-23-35 0-20 2-25 6-37zM208 445c-4 15-4 16-16 30-34 43-65 55-86 55-39 0-51-42-51-72 0-39 24-136 44-171 22-46 58-74 89-74 51 0 62 63 62 69 0 3-2 9-4 12z">
            <text:p/>
          </draw:path>
          <draw:path draw:style-name="gr3" draw:text-style-name="P7" draw:layer="layout" svg:width="0.238cm" svg:height="0.494cm" svg:x="20.147cm" svg:y="6.14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</draw:g>
        <draw:g>
          <svg:title>TexMaths</svg:title>
          <svg:desc>22§display§= \smallint ( 2t + 6 ) \sqrt{ t^2 + 6t + 13 }\ dt -  5  \smallint \sqrt{ t^2 + 6t + 13 } \ dt§svg§600§FALSE§</svg:desc>
          <draw:polygon draw:style-name="gr2" draw:text-style-name="P6" draw:layer="layout" svg:width="17.054cm" svg:height="0.908cm" svg:x="3.952cm" svg:y="7.574cm" svg:viewBox="0 0 17055 909" draw:points="8529,909 0,909 0,0 17055,0 17055,909">
            <text:p/>
          </draw:polygon>
          <draw:path draw:style-name="gr3" draw:text-style-name="P7" draw:layer="layout" svg:width="0.515cm" svg:height="0.182cm" svg:x="3.957cm" svg:y="8.042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1cm" svg:x="4.772cm" svg:y="7.773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18cm" svg:height="0.774cm" svg:x="5.214cm" svg:y="7.746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3" draw:text-style-name="P7" draw:layer="layout" svg:width="0.309cm" svg:height="0.517cm" svg:x="5.476cm" svg:y="7.81cm" svg:viewBox="0 0 310 518" svg:d="M60 458l83-81c121-108 167-148 167-226 0-89-69-151-164-151-88 0-146 72-146 141 0 42 39 42 40 42 15 0 41-9 41-40 0-20-14-41-41-41-7 0-7 0-10 2 18-51 60-79 106-79 70 0 103 61 103 126 0 62-38 124-81 171l-149 166c-9 9-9 10-9 30h289l21-136h-20c-3 23-8 58-15 69-7 7-59 7-74 7z">
            <text:p/>
          </draw:path>
          <draw:path draw:style-name="gr3" draw:text-style-name="P7" draw:layer="layout" svg:width="0.238cm" svg:height="0.494cm" svg:x="5.842cm" svg:y="7.841cm" svg:viewBox="0 0 239 495" svg:d="M143 176h73c15 0 23 0 23-16 0-9-8-9-23-9h-66c26-111 31-125 31-130 0-14-10-21-23-21-1 0-24 0-31 28l-30 123h-74c-16 0-23 0-23 15 0 10 7 10 21 10h69c-55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6.319cm" svg:y="7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7.081cm" svg:y="7.81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18cm" svg:height="0.774cm" svg:x="7.479cm" svg:y="7.746cm" svg:viewBox="0 0 181 775" svg:d="M181 387c0-60-9-153-51-241-47-95-114-146-123-146-3 0-7 4-7 7 0 4 0 5 14 19 78 76 122 199 122 361 0 132-29 270-125 367-11 10-11 12-11 14 0 5 4 7 7 7 9 0 79-53 125-152 40-84 49-170 49-236z">
            <text:p/>
          </draw:path>
          <draw:path draw:style-name="gr3" draw:text-style-name="P7" draw:layer="layout" svg:width="0.705cm" svg:height="0.929cm" svg:x="7.822cm" svg:y="7.535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3.955cm" svg:height="0.032cm" svg:x="8.51cm" svg:y="7.535cm" svg:viewBox="0 0 3956 33" draw:points="1978,33 0,33 0,0 3956,0 3956,33">
            <text:p/>
          </draw:polygon>
          <draw:path draw:style-name="gr3" draw:text-style-name="P7" draw:layer="layout" svg:width="0.238cm" svg:height="0.494cm" svg:x="8.528cm" svg:y="7.841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8.823cm" svg:y="7.7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9.35cm" svg:y="7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0.113cm" svg:y="7.81cm" svg:viewBox="0 0 322 533" svg:d="M70 262v-19c0-195 97-224 136-224 19 0 51 6 69 32-13 0-43 0-43 34 0 24 18 36 36 36 12 0 35-7 35-36 0-48-34-85-99-85-98 0-204 100-204 271 0 208 90 262 162 262 86 0 160-72 160-174 0-98-69-174-155-174-53 0-81 40-97 77zM162 512c-49 0-72-47-76-58-14-37-14-98-14-112 0-60 25-140 95-140 13 0 48 0 72 50 14 28 14 68 14 105s0 76-14 104c-23 48-59 51-77 51z">
            <text:p/>
          </draw:path>
          <draw:path draw:style-name="gr3" draw:text-style-name="P7" draw:layer="layout" svg:width="0.238cm" svg:height="0.494cm" svg:x="10.485cm" svg:y="7.841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515cm" svg:height="0.517cm" svg:x="10.962cm" svg:y="7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1.761cm" svg:y="7.81cm" svg:viewBox="0 0 257 518" svg:d="M160 19c0-17 0-19-17-19-50 49-118 49-143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2.111cm" svg:y="7.81cm" svg:viewBox="0 0 322 533" svg:d="M194 243c63-19 107-74 107-136 0-63-67-107-143-107-77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12.753cm" svg:y="7.789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13.142cm" svg:y="7.841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472cm" svg:height="0.032cm" svg:x="13.64cm" svg:y="8.116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14.387cm" svg:y="7.81cm" svg:viewBox="0 0 310 533" svg:d="M310 361c0-92-64-171-148-171-37 0-70 12-99 41v-152c16 6 43 11 67 11 95 0 150-71 150-81 0-5-2-9-7-9-2 0-4 0-7 2-16 7-53 23-106 23-32 0-67-6-104-21-5-4-7-4-8-4-8 0-8 7-8 19v229c0 14 0 21 11 21 5 0 7-1 9-7 9-12 39-54 100-54 41 0 60 35 67 49 12 30 14 60 14 99 0 26 0 74-19 105-18 30-48 51-83 51-56 0-100-40-114-86 1 0 5 0 14 0 24 0 38-19 38-37 0-19-14-39-38-39-13 0-39 6-39 43 0 65 53 140 141 140 90 0 169-73 169-172z">
            <text:p/>
          </draw:path>
          <draw:path draw:style-name="gr3" draw:text-style-name="P7" draw:layer="layout" svg:width="0.323cm" svg:height="0.721cm" svg:x="14.907cm" svg:y="7.773cm" svg:viewBox="0 0 324 722" svg:d="M294 32c-26 1-34 21-34 31 0 20 16 32 32 32s32-10 32-33c0-30-25-62-62-62-65 0-79 85-91 144-21 117-37 215-50 351-3 40-8 84-14 121-7 58-19 90-47 90-12 0-25-9-30-16 26 0 33-19 33-31 0-18-15-30-31-30s-32 8-32 31c0 30 25 62 62 62 65 0 79-83 91-146 21-111 37-210 49-347 4-42 9-86 14-123 8-58 20-88 48-88 14 0 25 7 30 14z">
            <text:p/>
          </draw:path>
          <draw:path draw:style-name="gr3" draw:text-style-name="P7" draw:layer="layout" svg:width="0.705cm" svg:height="0.929cm" svg:x="15.486cm" svg:y="7.535cm" svg:viewBox="0 0 706 930" svg:d="M243 930c25 0 25 0 33-16l424-884c6-11 6-12 6-14 0-9-7-16-16-16-11 0-14 7-18 16l-399 833-166-384-107 83 12 12 55-42z">
            <text:p/>
          </draw:path>
          <draw:polygon draw:style-name="gr3" draw:text-style-name="P7" draw:layer="layout" svg:width="3.955cm" svg:height="0.032cm" svg:x="16.175cm" svg:y="7.535cm" svg:viewBox="0 0 3956 33" draw:points="1978,33 0,33 0,0 3956,0 3956,33">
            <text:p/>
          </draw:polygon>
          <draw:path draw:style-name="gr3" draw:text-style-name="P7" draw:layer="layout" svg:width="0.238cm" svg:height="0.494cm" svg:x="16.192cm" svg:y="7.841cm" svg:viewBox="0 0 239 495" svg:d="M143 176h73c15 0 23 0 23-16 0-9-8-9-23-9h-66c26-111 31-125 31-130 0-14-10-21-23-21-3 0-24 0-31 28l-30 123h-74c-16 0-23 0-23 15 0 10 7 10 21 10h69c-57 220-58 232-58 247 0 42 30 72 70 72 81 0 125-115 125-120 0-7-7-7-11-7-5 0-7 2-10 11-34 81-76 98-102 98-16 0-23-10-23-35 0-19 0-25 3-37z">
            <text:p/>
          </draw:path>
          <draw:path draw:style-name="gr3" draw:text-style-name="P7" draw:layer="layout" svg:width="0.24cm" svg:height="0.36cm" svg:x="16.488cm" svg:y="7.74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7.016cm" svg:y="7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321cm" svg:height="0.532cm" svg:x="17.778cm" svg:y="7.81cm" svg:viewBox="0 0 322 533" svg:d="M70 262v-19c0-195 97-224 136-224 19 0 51 6 69 32-13 0-43 0-43 34 0 24 18 36 36 36 12 0 35-7 35-36 0-48-34-85-99-85-98 0-204 100-204 271 0 208 90 262 162 262 86 0 160-72 160-174 0-98-69-174-155-174-53 0-81 40-97 77zM162 512c-48 0-72-47-76-58-14-37-14-98-14-112 0-60 25-140 95-140 13 0 48 0 72 50 14 28 14 68 14 105s0 76-14 104c-23 48-58 51-77 51z">
            <text:p/>
          </draw:path>
          <draw:path draw:style-name="gr3" draw:text-style-name="P7" draw:layer="layout" svg:width="0.238cm" svg:height="0.494cm" svg:x="18.149cm" svg:y="7.841cm" svg:viewBox="0 0 239 495" svg:d="M143 176h73c15 0 23 0 23-16 0-9-8-9-23-9h-68c28-111 33-125 33-130 0-14-10-21-23-21-3 0-24 0-31 28l-30 123h-74c-16 0-23 0-23 15 0 10 7 10 21 10h69c-57 220-58 232-58 247 0 42 30 72 70 72 81 0 125-115 125-120 0-7-7-7-11-7-7 0-7 2-10 11-34 81-76 98-102 98-16 0-23-10-23-35 0-19 0-25 3-37z">
            <text:p/>
          </draw:path>
          <draw:path draw:style-name="gr3" draw:text-style-name="P7" draw:layer="layout" svg:width="0.515cm" svg:height="0.517cm" svg:x="18.626cm" svg:y="7.875cm" svg:viewBox="0 0 516 518" svg:d="M275 275h216c11 0 25 0 25-16s-14-16-25-16h-216v-217c0-12 0-26-16-26s-16 14-16 26v217h-217c-12 0-26 0-26 16s14 16 26 16h217v216c0 11 0 27 16 27s16-16 16-27z">
            <text:p/>
          </draw:path>
          <draw:path draw:style-name="gr3" draw:text-style-name="P7" draw:layer="layout" svg:width="0.256cm" svg:height="0.517cm" svg:x="19.425cm" svg:y="7.81cm" svg:viewBox="0 0 257 518" svg:d="M160 19c0-17 0-19-19-19-48 49-116 49-141 49v25c16 0 62 0 102-21v403c0 28-2 37-72 37h-25v25c27-4 95-4 125-4 32 0 99 0 127 4v-25h-25c-70 0-72-9-72-37z">
            <text:p/>
          </draw:path>
          <draw:path draw:style-name="gr3" draw:text-style-name="P7" draw:layer="layout" svg:width="0.321cm" svg:height="0.532cm" svg:x="19.775cm" svg:y="7.81cm" svg:viewBox="0 0 322 533" svg:d="M194 243c63-19 107-74 107-136 0-63-67-107-143-107-79 0-137 46-137 106 0 24 18 40 39 40 24 0 40-17 40-40 0-39-37-39-47-39 23-37 74-48 102-48 32 0 76 18 76 87 0 10-2 54-23 89-23 37-50 39-69 41-5 0-25 2-30 2-7 0-12 1-12 9s5 8 19 8h34c63 0 93 53 93 129 0 105-55 128-88 128-34 0-92-14-120-59 28 5 51-13 51-43 0-28-19-44-42-44-19 0-44 13-44 46 0 70 72 121 157 121 95 0 165-70 165-149 0-64-49-123-128-141z">
            <text:p/>
          </draw:path>
          <draw:path draw:style-name="gr3" draw:text-style-name="P7" draw:layer="layout" svg:width="0.369cm" svg:height="0.547cm" svg:x="20.418cm" svg:y="7.789cm" svg:viewBox="0 0 370 548" svg:d="M370 9c0-2 0-9-11-9s-84 7-99 9c-5 0-10 3-10 14 0 10 7 10 19 10 37 0 39 6 39 13l-4 16-45 183c-14-28-37-50-72-50-90 0-187 115-187 228 0 74 42 125 104 125 16 0 54-4 100-59 7 32 34 59 71 59 28 0 45-18 58-44 12-27 23-74 23-76 0-9-8-9-9-9-9 0-9 4-11 14-14 51-28 97-60 97-21 0-23-19-23-35 0-20 2-25 6-37zM208 445c-4 15-4 16-16 30-34 43-65 55-86 55-41 0-51-42-51-72 0-39 24-136 44-171 22-46 58-74 89-74 50 0 62 63 62 69 0 3-2 9-4 12z">
            <text:p/>
          </draw:path>
          <draw:path draw:style-name="gr3" draw:text-style-name="P7" draw:layer="layout" svg:width="0.238cm" svg:height="0.494cm" svg:x="20.807cm" svg:y="7.841cm" svg:viewBox="0 0 239 495" svg:d="M143 176h73c15 0 23 0 23-16 0-9-8-9-23-9h-68c28-111 33-125 33-130 0-14-10-21-23-21-3 0-24 0-31 28l-30 123h-74c-16 0-23 0-23 15 0 10 7 10 21 10h69c-57 220-58 232-58 247 0 42 30 72 70 72 81 0 125-115 125-120 0-7-7-7-11-7-7 0-7 2-10 11-34 81-76 98-102 98-16 0-23-10-23-35 0-19 0-25 3-37z">
            <text:p/>
          </draw:path>
        </draw:g>
        <draw:g>
          <svg:title>TexMaths</svg:title>
          <svg:desc>22§display§\text {In }1^{st}\text { integral Put, } t^2 + 6t + 13 = y,  \text {Diff } w.\ r.\ t.\ x. \ \therefore \ (2t + 6)\ dt = dy§svg§600§FALSE§</svg:desc>
          <draw:polygon draw:style-name="gr2" draw:text-style-name="P6" draw:layer="layout" svg:width="23.961cm" svg:height="0.795cm" svg:x="1.77cm" svg:y="9.266cm" svg:viewBox="0 0 23962 796" draw:points="11981,796 0,796 0,0 23962,0 23962,796">
            <text:p/>
          </draw:polygon>
          <draw:path draw:style-name="gr3" draw:text-style-name="P7" draw:layer="layout" svg:width="0.237cm" svg:height="0.529cm" svg:x="1.752cm" svg:y="9.378cm" svg:viewBox="0 0 238 530" svg:d="M153 60c0-27 4-35 63-35h22v-25c-27 2-88 2-118 2-32 0-94 0-120-2v25h21c60 0 63 8 63 35v410c0 28-3 35-63 35h-21v25c26-2 88-2 118-2 32 0 93 0 120 2v-25h-22c-59 0-63-7-63-35z">
            <text:p/>
          </draw:path>
          <draw:path draw:style-name="gr3" draw:text-style-name="P7" draw:layer="layout" svg:width="0.39cm" svg:height="0.342cm" svg:x="2.035cm" svg:y="9.56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56cm" svg:height="0.516cm" svg:x="2.766cm" svg:y="9.391cm" svg:viewBox="0 0 257 517" svg:d="M160 19c0-17 0-19-17-19-50 49-118 49-143 49v25c16 0 62 0 102-21v403c0 28-2 37-72 37h-25v24c27-3 95-3 125-3 32 0 99 0 127 3v-24h-25c-70 0-72-9-72-37z">
            <text:p/>
          </draw:path>
          <draw:path draw:style-name="gr3" draw:text-style-name="P7" draw:layer="layout" svg:width="0.217cm" svg:height="0.245cm" svg:x="3.123cm" svg:y="9.348cm" svg:viewBox="0 0 218 246" svg:d="M197 35c-14 4-23 14-23 27 0 12 11 17 18 17 5 0 26-3 26-31 0-36-40-48-74-48-84 0-100 63-100 79 0 21 12 34 19 41 14 10 25 12 62 19 12 2 47 9 47 35 0 11-7 30-29 44-22 13-48 13-55 13-21 0-53-6-65-23 17-2 30-16 30-32 0-12-11-19-21-19-16 0-32 12-32 37 0 31 35 52 88 52 100 0 120-68 120-89 0-51-57-60-76-65-5 0-19-4-23-4-19-4-30-16-30-28s11-27 23-34c14-10 34-10 42-10 13 0 41 2 53 19z">
            <text:p/>
          </draw:path>
          <draw:path draw:style-name="gr3" draw:text-style-name="P7" draw:layer="layout" svg:width="0.184cm" svg:height="0.344cm" svg:x="3.399cm" svg:y="9.248cm" svg:viewBox="0 0 185 345" svg:d="M111 125h56c11 0 18 0 18-12 0-7-7-7-16-7h-53l21-81c0-2 2-6 2-7 0-11-9-18-19-18-14 0-21 9-27 23-3 14 4-12-19 83h-56c-11 0-18 0-18 12 0 7 7 7 16 7h53l-34 128c-2 15-7 34-7 41 0 32 27 51 58 51 62 0 95-76 95-83s-7-7-9-7c-7 0-7 2-10 11-16 33-44 65-74 65-12 0-19-7-19-28 0-6 1-16 3-21z">
            <text:p/>
          </draw:path>
          <draw:path draw:style-name="gr3" draw:text-style-name="P7" draw:layer="layout" svg:width="0.166cm" svg:height="0.518cm" svg:x="3.931cm" svg:y="9.38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39cm" svg:height="0.342cm" svg:x="4.146cm" svg:y="9.563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3" draw:text-style-name="P7" draw:layer="layout" svg:width="0.242cm" svg:height="0.485cm" svg:x="4.544cm" svg:y="9.42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3cm" svg:height="0.356cm" svg:x="4.852cm" svg:y="9.56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3" draw:text-style-name="P7" draw:layer="layout" svg:width="0.355cm" svg:height="0.511cm" svg:x="5.195cm" svg:y="9.55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3" draw:text-style-name="P7" draw:layer="layout" svg:width="0.261cm" svg:height="0.342cm" svg:x="5.582cm" svg:y="9.563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3" draw:text-style-name="P7" draw:layer="layout" svg:width="0.349cm" svg:height="0.356cm" svg:x="5.895cm" svg:y="9.56cm" svg:viewBox="0 0 350 357" svg:d="M225 289c4 31 25 63 62 63 16 0 63-11 63-74v-42h-19v42c0 46-19 51-28 51-25 0-28-35-28-39v-156c0-32 0-62-29-92-30-30-68-42-105-42-65 0-118 37-118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3" draw:text-style-name="P7" draw:layer="layout" svg:width="0.173cm" svg:height="0.538cm" svg:x="6.275cm" svg:y="9.37cm" svg:viewBox="0 0 174 539" svg:d="M113 0l-113 9v24c55 0 62 6 62 43v403c0 35-9 35-62 35v25c26-2 67-2 86-2 20 0 58 0 88 2v-25c-53 0-61 0-61-35z">
            <text:p/>
          </draw:path>
          <draw:path draw:style-name="gr3" draw:text-style-name="P7" draw:layer="layout" svg:width="0.457cm" svg:height="0.529cm" svg:x="6.749cm" svg:y="9.378cm" svg:viewBox="0 0 458 530" svg:d="M150 285h130c93 0 178-63 178-141 0-75-78-144-183-144h-275v25h19c60 0 60 8 60 35v410c0 28 0 35-60 35h-19v25c26-2 84-2 114-2s88 0 115 2v-25h-18c-60 0-61-7-61-35zM146 264v-209c0-25 2-30 39-30h68c124 0 124 81 124 119 0 37 0 120-124 120z">
            <text:p/>
          </draw:path>
          <draw:path draw:style-name="gr3" draw:text-style-name="P7" draw:layer="layout" svg:width="0.39cm" svg:height="0.351cm" svg:x="7.273cm" svg:y="9.563cm" svg:viewBox="0 0 391 352" svg:d="M278 282v70l113-9v-24c-55 0-60-6-60-43v-276l-115 9v24c55 0 60 6 60 43v139c0 67-37 119-93 119-65 0-69-35-69-75v-259l-114 9v24c60 0 60 2 60 71v116c0 62 0 132 120 132 42 0 77-21 98-70z">
            <text:p/>
          </draw:path>
          <draw:path draw:style-name="gr3" draw:text-style-name="P7" draw:layer="layout" svg:width="0.242cm" svg:height="0.485cm" svg:x="7.692cm" svg:y="9.429cm" svg:viewBox="0 0 243 486" svg:d="M120 167h111v-24h-111v-143h-20c0 63-24 146-100 150v17h67v213c0 97 72 106 100 106 55 0 76-55 76-106v-44h-19v44c0 57-23 86-52 86-52 0-52-70-52-84z">
            <text:p/>
          </draw:path>
          <draw:path draw:style-name="gr3" draw:text-style-name="P7" draw:layer="layout" svg:width="0.091cm" svg:height="0.231cm" svg:x="8.044cm" svg:y="9.824cm" svg:viewBox="0 0 92 232" svg:d="M92 81c0-49-18-81-50-81-28 0-42 21-42 40 0 22 14 43 42 43 13 0 21-6 30-11l2-2c0 0 2 0 2 11 0 51-23 99-58 135-4 4-6 6-6 8 0 7 4 8 9 8 9 0 71-61 71-151z">
            <text:p/>
          </draw:path>
          <draw:path draw:style-name="gr3" draw:text-style-name="P7" draw:layer="layout" svg:width="0.238cm" svg:height="0.494cm" svg:x="8.469cm" svg:y="9.42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24cm" svg:height="0.36cm" svg:x="8.764cm" svg:y="9.22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3" draw:text-style-name="P7" draw:layer="layout" svg:width="0.515cm" svg:height="0.516cm" svg:x="9.292cm" svg:y="9.45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10.054cm" svg:y="9.391cm" svg:viewBox="0 0 322 533" svg:d="M70 262v-19c0-195 97-224 136-224 19 0 51 6 69 32-13 0-43 0-43 33 0 25 18 37 36 37 12 0 35-7 35-37 0-47-34-84-99-84-98 0-204 100-204 271 0 208 90 262 162 262 86 0 160-72 160-174 0-99-69-174-155-174-53 0-81 40-97 77zM162 512c-48 0-72-47-76-58-14-37-14-98-14-113 0-59 25-139 95-139 13 0 48 0 72 50 14 28 14 68 14 105s0 76-14 104c-23 48-59 51-77 51z">
            <text:p/>
          </draw:path>
          <draw:path draw:style-name="gr3" draw:text-style-name="P7" draw:layer="layout" svg:width="0.238cm" svg:height="0.494cm" svg:x="10.426cm" svg:y="9.422cm" svg:viewBox="0 0 239 495" svg:d="M143 176h73c15 0 23 0 23-16 0-9-8-9-23-9h-66c26-111 31-125 31-130 0-14-10-21-23-21-1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516cm" svg:x="10.903cm" svg:y="9.45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256cm" svg:height="0.516cm" svg:x="11.702cm" svg:y="9.391cm" svg:viewBox="0 0 257 517" svg:d="M160 19c0-17 0-19-19-19-48 49-116 49-141 49v25c16 0 62 0 102-21v403c0 28-2 37-72 37h-25v24c27-3 95-3 125-3 32 0 99 0 127 3v-24h-25c-70 0-72-9-72-37z">
            <text:p/>
          </draw:path>
          <draw:path draw:style-name="gr3" draw:text-style-name="P7" draw:layer="layout" svg:width="0.321cm" svg:height="0.532cm" svg:x="12.052cm" svg:y="9.391cm" svg:viewBox="0 0 322 533" svg:d="M194 243c63-19 107-74 107-136 0-63-67-107-143-107-79 0-137 46-137 106 0 24 18 40 39 40 24 0 40-18 40-40 0-39-37-39-47-39 23-37 74-48 102-48 32 0 76 18 76 87 0 10-2 54-23 89-23 37-50 39-69 41-5 0-25 2-30 2-7 0-12 1-12 8 0 9 5 9 19 9h34c63 0 93 53 93 129 0 105-55 128-88 128-34 0-92-14-120-60 28 6 51-12 51-42 0-28-19-44-42-44-19 0-44 12-44 46 0 70 72 121 157 121 95 0 165-70 165-149 0-64-49-124-128-141z">
            <text:p/>
          </draw:path>
          <draw:path draw:style-name="gr3" draw:text-style-name="P7" draw:layer="layout" svg:width="0.515cm" svg:height="0.182cm" svg:x="12.665cm" svg:y="9.6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58cm" svg:height="0.501cm" svg:x="13.46cm" svg:y="9.563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4-8 7-8 14-18 14-32 0-25-21-28-28-28-18 0-44 12-44 51 0 38 35 67 83 67 81 0 160-71 181-159z">
            <text:p/>
          </draw:path>
          <draw:path draw:style-name="gr3" draw:text-style-name="P7" draw:layer="layout" svg:width="0.091cm" svg:height="0.231cm" svg:x="13.911cm" svg:y="9.824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3" draw:text-style-name="P7" draw:layer="layout" svg:width="0.52cm" svg:height="0.529cm" svg:x="14.215cm" svg:y="9.378cm" svg:viewBox="0 0 521 530" svg:d="M0 0v25h19c60 0 60 8 60 35v410c0 28 0 35-60 35h-19v25h283c131 0 238-115 238-261 0-148-104-269-238-269zM185 505c-37 0-39-5-39-30v-420c0-25 2-30 39-30h77c48 0 102 15 141 72 34 46 41 112 41 172 0 87-15 132-43 171-16 21-60 65-139 65z">
            <text:p/>
          </draw:path>
          <draw:path draw:style-name="gr3" draw:text-style-name="P7" draw:layer="layout" svg:width="0.166cm" svg:height="0.518cm" svg:x="14.805cm" svg:y="9.389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3" draw:text-style-name="P7" draw:layer="layout" svg:width="0.465cm" svg:height="0.546cm" svg:x="15.014cm" svg:y="9.361cm" svg:viewBox="0 0 466 547" svg:d="M327 236h88v-23h-91v-90c0-70 37-105 72-105 4 0 14 0 26 5-8 3-22 12-22 32 0 17 12 33 33 33s33-16 33-33c0-29-26-55-70-55-46 0-81 30-84 33-23-29-66-33-87-33-74 0-163 40-163 125v88h-62v23h62v252c0 35-9 35-62 35v24c26-1 67-3 86-3 20 0 58 2 86 3v-24c-51 0-59 0-59-35v-252h163v252c0 35-8 35-61 35v24c30-1 67-3 88-3 31 0 68 0 98 3v-24h-16c-56 0-58-9-58-37zM111 213v-88c0-76 63-107 113-107 38 0 59 14 61 14v1c-14 0-30 11-30 32 0 5 2 25 23 32-2 10-2 17-2 26v90z">
            <text:p/>
          </draw:path>
          <draw:path draw:style-name="gr3" draw:text-style-name="P7" draw:layer="layout" svg:width="0.513cm" svg:height="0.351cm" svg:x="15.725cm" svg:y="9.563cm" svg:viewBox="0 0 514 352" svg:d="M336 79c4-16 11-46 11-49 0-14-11-21-21-21-11 0-25 5-30 21-2 5-39 155-44 174-6 23-7 37-7 51 0 9 0 11 1 14-17 43-42 65-72 65-61 0-61-56-61-70 0-25 3-55 40-151 9-23 12-34 12-50 0-35-24-63-63-63-74 0-102 113-102 120s7 7 9 7c9 0 9 0 12-14 21-73 51-95 79-95 7 0 20 0 20 24 0 20-9 42-14 55-34 91-44 128-44 156 0 73 52 99 110 99 13 0 50 0 81-55 20 50 74 55 97 55 58 0 92-49 113-95 26-62 51-165 51-202 0-43-21-55-35-55-20 0-39 19-39 37 0 11 5 16 12 21 9 9 29 28 29 67 0 26-23 102-43 141-21 42-47 68-86 68-37 0-56-22-56-66 0-22 5-46 7-57z">
            <text:p/>
          </draw:path>
          <draw:path draw:style-name="gr3" draw:text-style-name="P7" draw:layer="layout" svg:width="0.083cm" svg:height="0.083cm" svg:x="16.343cm" svg:y="9.824cm" svg:viewBox="0 0 84 84" svg:d="M84 42c0-23-19-42-42-42s-42 19-42 42 19 42 42 42 42-19 42-42z">
            <text:p/>
          </draw:path>
          <draw:path draw:style-name="gr3" draw:text-style-name="P7" draw:layer="layout" svg:width="0.316cm" svg:height="0.351cm" svg:x="16.771cm" svg:y="9.56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3" draw:text-style-name="P7" draw:layer="layout" svg:width="0.083cm" svg:height="0.083cm" svg:x="17.142cm" svg:y="9.824cm" svg:viewBox="0 0 84 84" svg:d="M84 42c0-23-19-42-42-42s-42 19-42 42 19 42 42 42 42-19 42-42z">
            <text:p/>
          </draw:path>
          <draw:path draw:style-name="gr3" draw:text-style-name="P7" draw:layer="layout" svg:width="0.238cm" svg:height="0.494cm" svg:x="17.566cm" svg:y="9.42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083cm" svg:height="0.083cm" svg:x="17.896cm" svg:y="9.824cm" svg:viewBox="0 0 84 84" svg:d="M84 42c0-23-19-42-42-42s-42 19-42 42 19 42 42 42 42-19 42-42z">
            <text:p/>
          </draw:path>
          <draw:path draw:style-name="gr3" draw:text-style-name="P7" draw:layer="layout" svg:width="0.386cm" svg:height="0.351cm" svg:x="18.323cm" svg:y="9.5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4 60 80 0 124-100 124-120 0-7-7-7-9-7-7 0-9 2-11 7-24 85-79 102-104 102-30 0-42-24-42-51 0-17 5-33 14-68z">
            <text:p/>
          </draw:path>
          <draw:path draw:style-name="gr3" draw:text-style-name="P7" draw:layer="layout" svg:width="0.083cm" svg:height="0.083cm" svg:x="18.809cm" svg:y="9.824cm" svg:viewBox="0 0 84 84" svg:d="M84 42c0-23-19-42-42-42s-42 19-42 42 19 42 42 42 42-19 42-42z">
            <text:p/>
          </draw:path>
          <draw:path draw:style-name="gr3" draw:text-style-name="P7" draw:layer="layout" svg:width="0.469cm" svg:height="0.418cm" svg:x="19.453cm" svg:y="9.547cm" svg:viewBox="0 0 470 419" svg:d="M276 40c0-21-19-40-40-40-23 0-42 19-42 40 0 23 19 43 42 43 21 0 40-18 40-43zM470 377c0-21-18-41-41-41-22 0-40 20-40 41 0 23 18 42 40 42 23 0 41-19 41-42zM83 377c0-21-20-41-43-41-21 0-40 20-40 41 0 23 19 42 40 42 23 0 43-19 43-42z">
            <text:p/>
          </draw:path>
          <draw:path draw:style-name="gr3" draw:text-style-name="P7" draw:layer="layout" svg:width="0.18cm" svg:height="0.773cm" svg:x="20.495cm" svg:y="9.326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3" draw:text-style-name="P7" draw:layer="layout" svg:width="0.309cm" svg:height="0.516cm" svg:x="20.757cm" svg:y="9.391cm" svg:viewBox="0 0 310 517" svg:d="M60 458l83-81c121-108 167-148 167-226 0-89-69-151-164-151-88 0-146 72-146 141 0 42 39 42 40 42 15 0 41-9 41-40 0-20-14-41-41-41-7 0-7 0-10 2 18-51 60-79 106-79 70 0 103 61 103 126 0 62-38 124-81 171l-149 166c-9 8-9 10-9 29h289l21-135h-20c-3 23-8 58-15 69-7 7-59 7-74 7z">
            <text:p/>
          </draw:path>
          <draw:path draw:style-name="gr3" draw:text-style-name="P7" draw:layer="layout" svg:width="0.238cm" svg:height="0.494cm" svg:x="21.124cm" svg:y="9.422cm" svg:viewBox="0 0 239 495" svg:d="M143 176h73c15 0 23 0 23-16 0-9-8-9-23-9h-66c26-111 31-125 31-130 0-14-10-21-23-21-1 0-24 0-31 28l-30 123h-74c-16 0-23 0-23 14 0 11 7 11 21 11h69c-55 220-58 232-58 246 0 43 30 73 70 73 81 0 125-115 125-120 0-7-7-7-11-7-5 0-7 2-10 10-34 81-76 99-102 99-16 0-23-11-23-35 0-20 2-25 3-37z">
            <text:p/>
          </draw:path>
          <draw:path draw:style-name="gr3" draw:text-style-name="P7" draw:layer="layout" svg:width="0.515cm" svg:height="0.516cm" svg:x="21.601cm" svg:y="9.454cm" svg:viewBox="0 0 516 517" svg:d="M275 275h216c11 0 25 0 25-16s-14-16-25-16h-216v-217c0-12 0-26-16-26s-16 14-16 26v217h-217c-12 0-26 0-26 16s14 16 26 16h217v216c0 11 0 26 16 26s16-15 16-26z">
            <text:p/>
          </draw:path>
          <draw:path draw:style-name="gr3" draw:text-style-name="P7" draw:layer="layout" svg:width="0.321cm" svg:height="0.532cm" svg:x="22.363cm" svg:y="9.391cm" svg:viewBox="0 0 322 533" svg:d="M70 262v-19c0-195 97-224 136-224 19 0 51 6 69 32-13 0-43 0-43 33 0 25 18 37 36 37 12 0 35-7 35-37 0-47-34-84-99-84-98 0-204 100-204 271 0 208 90 262 162 262 86 0 160-72 160-174 0-99-69-174-155-174-53 0-81 40-97 77zM162 512c-49 0-72-47-76-58-14-37-14-98-14-113 0-59 25-139 95-139 13 0 48 0 72 50 14 28 14 68 14 105s0 76-14 104c-23 48-59 51-77 51z">
            <text:p/>
          </draw:path>
          <draw:path draw:style-name="gr3" draw:text-style-name="P7" draw:layer="layout" svg:width="0.18cm" svg:height="0.773cm" svg:x="22.76cm" svg:y="9.326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3" draw:text-style-name="P7" draw:layer="layout" svg:width="0.369cm" svg:height="0.546cm" svg:x="23.306cm" svg:y="9.3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41 0-51-42-51-72 0-39 24-136 44-171 22-46 58-74 89-74 50 0 62 63 62 69 0 3-2 8-4 12z">
            <text:p/>
          </draw:path>
          <draw:path draw:style-name="gr3" draw:text-style-name="P7" draw:layer="layout" svg:width="0.238cm" svg:height="0.494cm" svg:x="23.695cm" svg:y="9.422cm" svg:viewBox="0 0 239 495" svg:d="M143 176h73c15 0 23 0 23-16 0-9-8-9-23-9h-68c28-111 33-125 33-130 0-14-10-21-23-21-3 0-24 0-31 28l-30 123h-74c-16 0-23 0-23 14 0 11 7 11 21 11h69c-57 220-58 232-58 246 0 43 30 73 70 73 81 0 125-115 125-120 0-7-7-7-11-7-5 0-7 2-10 10-34 81-76 99-102 99-16 0-23-11-23-35 0-20 0-25 3-37z">
            <text:p/>
          </draw:path>
          <draw:path draw:style-name="gr3" draw:text-style-name="P7" draw:layer="layout" svg:width="0.515cm" svg:height="0.182cm" svg:x="24.214cm" svg:y="9.621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69cm" svg:height="0.546cm" svg:x="25.019cm" svg:y="9.37cm" svg:viewBox="0 0 370 547" svg:d="M370 9c0-2 0-9-11-9s-84 7-99 9c-5 0-10 3-10 14 0 10 7 10 19 10 37 0 39 6 39 13l-4 16-45 183c-14-29-37-50-72-50-90 0-187 115-187 227 0 74 42 125 104 125 16 0 54-3 100-58 7 32 34 58 71 58 28 0 45-17 58-44 12-26 23-74 23-75 0-9-8-9-9-9-9 0-9 3-11 14-14 51-28 97-60 97-21 0-23-20-23-35 0-20 2-25 6-37zM208 445c-4 14-4 16-16 30-34 42-65 55-86 55-39 0-51-42-51-72 0-39 24-136 44-171 22-46 58-74 89-74 51 0 62 63 62 69 0 3-2 8-4 12z">
            <text:p/>
          </draw:path>
          <draw:path draw:style-name="gr3" draw:text-style-name="P7" draw:layer="layout" svg:width="0.358cm" svg:height="0.501cm" svg:x="25.413cm" svg:y="9.563cm" svg:viewBox="0 0 359 502" svg:d="M356 48c3-11 3-13 3-18 0-14-12-21-23-21-9 0-21 3-28 16-2 3-7 28-11 42-5 19-10 40-15 61l-36 141c-1 11-35 65-88 65-38 0-47-33-47-63 0-35 14-83 40-151 13-32 14-41 14-57 0-35-24-63-63-63-74 0-102 113-102 120s7 7 9 7c9 0 9-2 12-14 21-73 53-95 79-95 6 0 20 0 20 24 0 20-7 39-14 55-30 81-44 127-44 162 0 68 49 93 95 93 30 0 56-14 77-35-9 40-19 77-49 120-21 26-51 49-86 49-11 0-46-4-59-34 13 0 22 0 32-8 9-8 16-18 16-32 0-25-21-28-28-28-18 0-44 12-44 51 0 38 35 67 83 67 81 0 160-71 181-159z">
            <text:p/>
          </draw:path>
        </draw:g>
        <draw:g>
          <svg:title>TexMaths</svg:title>
          <svg:desc>22§display§= \smallint \sqrt{ y }\ dy -  5  \smallint \sqrt{ t^2 + 2(t)(3) + 9 + 4 } \ dt§svg§600§FALSE§</svg:desc>
          <draw:polygon draw:style-name="gr2" draw:text-style-name="P6" draw:layer="layout" svg:width="13.569cm" svg:height="0.876cm" svg:x="3.953cm" svg:y="10.875cm" svg:viewBox="0 0 13570 877" draw:points="6784,877 0,877 0,0 13570,0 13570,877">
            <text:p/>
          </draw:polygon>
          <draw:path draw:style-name="gr3" draw:text-style-name="P7" draw:layer="layout" svg:width="0.515cm" svg:height="0.182cm" svg:x="3.958cm" svg:y="11.282cm" svg:viewBox="0 0 516 183" svg:d="M489 32c13 0 27 0 27-16s-14-16-25-16h-465c-12 0-26 0-26 16s14 16 26 16zM491 183c11 0 25 0 25-16 0-15-14-15-27-15h-463c-12 0-26 0-26 15 0 16 14 16 26 16z">
            <text:p/>
          </draw:path>
          <draw:path draw:style-name="gr3" draw:text-style-name="P7" draw:layer="layout" svg:width="0.323cm" svg:height="0.721cm" svg:x="4.773cm" svg:y="11.012cm" svg:viewBox="0 0 324 722" svg:d="M294 32c-27 1-34 21-34 31 0 20 16 32 32 32s32-10 32-33c0-30-25-62-62-62-65 0-79 85-91 144-21 117-37 215-50 351-3 41-8 85-14 122-7 58-19 90-47 90-12 0-25-9-30-16 26 0 33-20 33-32 0-18-15-30-31-30s-32 9-32 32c0 30 25 61 62 61 65 0 79-82 91-146 21-111 37-210 49-347 4-42 9-86 14-123 8-58 20-88 48-88 14 0 25 7 30 14z">
            <text:p/>
          </draw:path>
          <draw:path draw:style-name="gr3" draw:text-style-name="P7" draw:layer="layout" svg:width="0.604cm" svg:height="0.774cm" svg:x="5.324cm" svg:y="11.016cm" svg:viewBox="0 0 605 775" svg:d="M245 694l-136-301c-5-12-10-12-12-12 0 0-5 0-13 5l-73 56c-11 7-11 11-11 13 0 3 2 8 7 8s19-10 26-17c6-4 18-13 25-18l153 335c5 12 11 12 18 12 10 0 12-3 19-14l352-729c5-13 5-14 5-16 0-9-7-16-15-16-7 0-13 4-18 16z">
            <text:p/>
          </draw:path>
          <draw:polygon draw:style-name="gr3" draw:text-style-name="P7" draw:layer="layout" svg:width="0.407cm" svg:height="0.032cm" svg:x="5.912cm" svg:y="11.016cm" svg:viewBox="0 0 408 33" draw:points="204,33 0,33 0,0 408,0 408,33">
            <text:p/>
          </draw:polygon>
          <draw:path draw:style-name="gr3" draw:text-style-name="P7" draw:layer="layout" svg:width="0.358cm" svg:height="0.501cm" svg:x="5.935cm" svg:y="11.224cm" svg:viewBox="0 0 359 502" svg:d="M355 48c4-11 4-13 4-18 0-14-12-21-23-21-9 0-21 3-28 16-2 3-7 28-11 42-5 19-10 40-15 62l-36 141c-1 10-35 65-88 65-38 0-47-34-47-64 0-35 14-82 40-151 13-32 14-41 14-57 0-35-24-63-63-63-74 0-102 113-102 120s7 7 9 7c9 0 9-2 12-14 21-72 53-95 79-95 6 0 20 0 20 24 0 20-7 39-14 55-30 81-44 127-44 162 0 69 49 93 95 93 30 0 56-14 77-35-9 41-19 78-49 120-21 26-51 49-86 49-11 0-46-3-59-33 13 0 22 0 34-9 7-7 14-18 14-32 0-24-21-28-28-28-18 0-44 12-44 51s35 67 83 67c81 0 160-70 181-158z">
            <text:p/>
          </draw:path>
          <draw:path draw:style-name="gr3" draw:text-style-name="P7" draw:layer="layout" svg:width="0.369cm" svg:height="0.547cm" svg:x="6.607cm" svg:y="11.03cm" svg:viewBox="0 0 370 548" svg:d="M370 9c0-2 0-9-11-9s-84 7-99 9c-5 0-10 3-10 14 0 10 7 10 19 10 37 0 39 6 39 13l-2 16-47 183c-14-28-37-49-72-49-90 0-187 114-187 227 0 74 42 125 104 125 16 0 54-4 100-58 7 32 34 58 71 58 28 0 45-18 58-44 12-27 22-74 22-76 0-9-7-9-8-9-9 0-9 4-11 14-14 52-28 97-60 97-21 0-23-19-23-35 0-19 2-25 6-37zM208 446c-4 14-4 16-16 30-34 42-65 54-86 54-39 0-51-42-51-72 0-39 26-136 44-171 22-46 58-74 89-74 51 0 62 64 62 69 0 3-2 9-4 12z">
            <text:p/>
          </draw:path>
          <draw:path draw:style-name="gr3" draw:text-style-name="P7" draw:layer="layout" svg:width="0.358cm" svg:height="0.501cm" svg:x="7.001cm" svg:y="11.224cm" svg:viewBox="0 0 359 502" svg:d="M355 48c4-11 4-13 4-18 0-14-12-21-23-21-9 0-21 3-28 16-2 3-7 28-11 42-5 19-10 40-15 62l-36 141c-1 10-35 65-86 65-40 0-49-34-49-64 0-35 14-82 40-151 13-32 14-41 14-57 0-35-24-63-63-63-74 0-102 113-102 120s7 7 9 7c9 0 9-2 12-14 21-72 53-95 79-95 6 0 20 0 20 24 0 20-7 39-14 55-30 81-44 127-44 162 0 69 49 93 95 93 30 0 56-14 77-35-9 41-19 78-49 120-21 26-51 49-86 49-11 0-46-3-59-33 13 0 22 0 34-9 7-7 14-18 14-32 0-24-21-28-28-28-18 0-44 12-44 51s35 67 83 67c81 0 160-70 181-158z">
            <text:p/>
          </draw:path>
          <draw:path draw:style-name="gr3" draw:text-style-name="P7" draw:layer="layout" svg:width="0.472cm" svg:height="0.032cm" svg:x="7.621cm" svg:y="11.358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3cm" svg:x="8.368cm" svg:y="11.051cm" svg:viewBox="0 0 310 534" svg:d="M310 361c0-91-64-171-148-171-37 0-70 13-99 41v-152c16 6 43 11 67 11 95 0 150-71 150-81 0-5-2-9-7-9-2 0-4 0-7 2-16 7-53 23-106 23-32 0-67-6-104-21-5-4-7-4-8-4-8 0-8 7-8 19v229c0 15 0 22 11 22 5 0 7-2 9-7 9-13 39-55 100-55 41 0 60 35 67 49 12 30 14 60 14 99 0 26 0 74-19 106-18 30-48 51-83 51-56 0-100-41-114-87 1 0 5 0 14 0 24 0 38-19 38-37 0-19-14-38-38-38-13 0-39 5-39 42 0 65 53 141 141 141 90 0 169-74 169-173z">
            <text:p/>
          </draw:path>
          <draw:path draw:style-name="gr3" draw:text-style-name="P7" draw:layer="layout" svg:width="0.323cm" svg:height="0.721cm" svg:x="8.888cm" svg:y="11.012cm" svg:viewBox="0 0 324 722" svg:d="M294 32c-27 1-34 21-34 31 0 20 16 32 32 32s32-10 32-33c0-30-25-62-62-62-65 0-79 85-91 144-21 117-37 215-50 351-3 41-8 85-14 122-7 58-19 90-47 90-12 0-25-9-30-16 26 0 33-20 33-32 0-18-15-30-31-30s-32 9-32 32c0 30 25 61 62 61 65 0 79-82 91-146 21-111 37-210 49-347 6-42 9-86 14-123 8-58 20-88 48-88 14 0 25 7 30 14z">
            <text:p/>
          </draw:path>
          <draw:path draw:style-name="gr3" draw:text-style-name="P7" draw:layer="layout" svg:width="0.705cm" svg:height="0.929cm" svg:x="9.468cm" svg:y="10.836cm" svg:viewBox="0 0 706 930" svg:d="M243 930c24 0 24 0 33-16l424-884c6-11 6-12 6-14 0-9-7-16-16-16-11 0-14 7-18 16l-399 833-166-384-107 83 12 12 55-42z">
            <text:p/>
          </draw:path>
          <draw:polygon draw:style-name="gr3" draw:text-style-name="P7" draw:layer="layout" svg:width="6.489cm" svg:height="0.032cm" svg:x="10.157cm" svg:y="10.836cm" svg:viewBox="0 0 6490 33" draw:points="3245,33 0,33 0,0 6490,0 6490,33">
            <text:p/>
          </draw:polygon>
          <draw:path draw:style-name="gr3" draw:text-style-name="P7" draw:layer="layout" svg:width="0.238cm" svg:height="0.494cm" svg:x="10.174cm" svg:y="11.083cm" svg:viewBox="0 0 239 495" svg:d="M143 176h73c15 0 23 0 23-16 0-8-8-8-23-8h-66c26-111 31-126 31-131 0-14-10-21-23-21-3 0-24 0-31 28l-30 124h-74c-16 0-23 0-23 14 0 10 7 10 21 10h69c-57 220-58 233-58 247 0 42 30 72 70 72 81 0 125-114 125-120 0-7-7-7-11-7-5 0-7 2-10 11-34 81-76 99-102 99-16 0-23-11-23-36 0-19 0-24 3-37z">
            <text:p/>
          </draw:path>
          <draw:path draw:style-name="gr3" draw:text-style-name="P7" draw:layer="layout" svg:width="0.24cm" svg:height="0.36cm" svg:x="10.47cm" svg:y="10.984cm" svg:viewBox="0 0 241 361" svg:d="M241 263h-19c-2 12-7 44-14 49-4 3-46 3-53 3h-100c56-51 75-65 109-91 40-32 77-65 77-118 0-65-58-106-128-106-67 0-113 48-113 97 0 28 23 32 28 32 14 0 30-11 30-30 0-9-3-29-32-29 16-38 53-51 80-51 54 0 82 43 82 87 0 47-33 84-51 105l-132 129c-5 5-5 7-5 21h225z">
            <text:p/>
          </draw:path>
          <draw:path draw:style-name="gr3" draw:text-style-name="P7" draw:layer="layout" svg:width="0.515cm" svg:height="0.517cm" svg:x="10.998cm" svg:y="11.11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09cm" svg:height="0.517cm" svg:x="11.765cm" svg:y="11.051cm" svg:viewBox="0 0 310 518" svg:d="M60 458l83-81c121-107 167-148 167-225 0-90-69-152-164-152-88 0-146 72-146 141 0 42 39 42 40 42 15 0 41-9 41-40 0-20-14-41-41-41-7 0-7 0-10 2 18-51 60-79 106-79 70 0 103 61 103 127 0 61-38 123-81 170l-149 166c-9 9-9 11-9 30h289l21-136h-20c-3 23-8 58-15 69-8 7-59 7-74 7z">
            <text:p/>
          </draw:path>
          <draw:path draw:style-name="gr3" draw:text-style-name="P7" draw:layer="layout" svg:width="0.18cm" svg:height="0.774cm" svg:x="12.189cm" svg:y="10.986cm" svg:viewBox="0 0 181 775" svg:d="M181 768c0-2 0-3-14-17-97-97-121-244-121-363 0-134 30-270 125-367 10-9 10-10 10-14 0-5-3-7-9-7-7 0-77 53-123 152-40 84-49 170-49 236 0 61 9 155 51 243 48 95 114 144 121 144 6 0 9-1 9-7z">
            <text:p/>
          </draw:path>
          <draw:path draw:style-name="gr3" draw:text-style-name="P7" draw:layer="layout" svg:width="0.238cm" svg:height="0.494cm" svg:x="12.432cm" svg:y="11.083cm" svg:viewBox="0 0 239 495" svg:d="M143 176h73c15 0 23 0 23-16 0-8-8-8-23-8h-66c26-111 31-126 31-131 0-14-10-21-23-21-1 0-24 0-31 28l-30 124h-74c-16 0-23 0-23 14 0 10 7 10 21 10h69c-57 220-58 233-58 247 0 42 30 72 70 72 81 0 125-114 125-120 0-7-7-7-11-7-5 0-7 2-10 11-34 81-76 99-102 99-16 0-23-11-23-36 0-19 0-24 3-37z">
            <text:p/>
          </draw:path>
          <draw:path draw:style-name="gr3" draw:text-style-name="P7" draw:layer="layout" svg:width="0.18cm" svg:height="0.774cm" svg:x="12.736cm" svg:y="10.986cm" svg:viewBox="0 0 181 775" svg:d="M181 388c0-60-9-154-51-242-47-95-114-146-123-146-3 0-7 4-7 7 0 4 0 5 14 19 78 76 122 200 122 362 0 132-29 269-125 366-11 11-11 12-11 14 0 6 4 7 7 7 9 0 79-53 125-151 40-85 49-171 49-236z">
            <text:p/>
          </draw:path>
          <draw:path draw:style-name="gr3" draw:text-style-name="P7" draw:layer="layout" svg:width="0.18cm" svg:height="0.774cm" svg:x="13.071cm" svg:y="10.986cm" svg:viewBox="0 0 181 775" svg:d="M181 768c0-2 0-3-14-17-97-97-121-244-121-363 0-134 30-270 125-367 10-9 10-10 10-14 0-5-3-7-9-7-7 0-77 53-123 152-40 84-49 170-49 236 0 61 9 155 51 243 48 95 114 144 121 144 6 0 9-1 9-7z">
            <text:p/>
          </draw:path>
          <draw:path draw:style-name="gr3" draw:text-style-name="P7" draw:layer="layout" svg:width="0.321cm" svg:height="0.533cm" svg:x="13.328cm" svg:y="11.051cm" svg:viewBox="0 0 322 534" svg:d="M194 243c63-19 107-74 107-136 0-63-69-107-143-107-79 0-137 46-137 106 0 24 18 40 39 40 24 0 40-17 40-40 0-39-37-39-47-39 23-37 74-48 102-48 32 0 76 18 76 87 0 10-2 54-23 90-23 37-50 38-69 40-5 0-25 2-30 2-7 0-12 2-12 9 0 8 5 8 19 8h34c63 0 93 53 93 129 0 106-55 129-88 129-34 0-92-14-120-60 28 5 51-13 51-42s-19-45-42-45c-19 0-44 13-44 46 0 71 72 122 157 122 95 0 165-71 165-150 0-63-49-123-128-141z">
            <text:p/>
          </draw:path>
          <draw:path draw:style-name="gr3" draw:text-style-name="P7" draw:layer="layout" svg:width="0.18cm" svg:height="0.774cm" svg:x="13.726cm" svg:y="10.986cm" svg:viewBox="0 0 181 775" svg:d="M181 388c0-60-9-154-51-242-47-95-114-146-123-146-3 0-7 4-7 7 0 4 0 5 14 19 78 76 122 200 122 362 0 132-29 269-125 366-11 11-11 12-11 14 0 6 4 7 7 7 9 0 79-53 125-151 40-85 49-171 49-236z">
            <text:p/>
          </draw:path>
          <draw:path draw:style-name="gr3" draw:text-style-name="P7" draw:layer="layout" svg:width="0.515cm" svg:height="0.517cm" svg:x="14.197cm" svg:y="11.11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21cm" svg:height="0.533cm" svg:x="14.959cm" svg:y="11.051cm" svg:viewBox="0 0 322 534" svg:d="M253 270v24c0 184-81 219-126 219-14 0-55-2-76-28 33 0 41-23 41-36 0-24-20-37-37-37-13 0-36 7-36 39 0 51 43 83 108 83 100 0 195-106 195-271 0-210-88-263-158-263-43 0-81 14-115 49-31 36-49 67-49 125 0 97 69 173 155 173 47 0 79-32 98-77zM157 329c-13 0-50 0-73-47-14-30-14-69-14-106 0-42 0-79 16-107 21-39 51-50 78-50 37 0 61 27 75 62 9 25 13 74 13 109 0 65-27 139-95 139z">
            <text:p/>
          </draw:path>
          <draw:path draw:style-name="gr3" draw:text-style-name="P7" draw:layer="layout" svg:width="0.515cm" svg:height="0.517cm" svg:x="15.528cm" svg:y="11.116cm" svg:viewBox="0 0 516 518" svg:d="M275 275h216c11 0 25 0 25-16s-14-16-25-16h-216v-217c0-12 0-26-16-26s-16 14-16 26v217h-217c-12 0-26 0-26 16s14 16 26 16h217v217c0 10 0 26 16 26s16-16 16-26z">
            <text:p/>
          </draw:path>
          <draw:path draw:style-name="gr3" draw:text-style-name="P7" draw:layer="layout" svg:width="0.344cm" svg:height="0.524cm" svg:x="16.279cm" svg:y="11.042cm" svg:viewBox="0 0 345 525" svg:d="M206 398v67c0 28 0 37-58 37h-16v23c32-2 72-2 104-2 33 0 74 0 105 2v-23h-15c-59 0-60-9-60-37v-67h79v-24h-79v-355c0-14 0-19-13-19-7 0-8 0-14 9l-239 365v24zM211 374h-190l190-289z">
            <text:p/>
          </draw:path>
          <draw:path draw:style-name="gr3" draw:text-style-name="P7" draw:layer="layout" svg:width="0.369cm" svg:height="0.547cm" svg:x="16.934cm" svg:y="11.03cm" svg:viewBox="0 0 370 548" svg:d="M370 9c0-2 0-9-11-9s-84 7-99 9c-5 0-10 3-10 14 0 10 7 10 19 10 37 0 39 6 39 13l-4 16-45 183c-14-28-37-49-72-49-90 0-187 114-187 227 0 74 42 125 104 125 16 0 54-4 100-58 7 32 34 58 71 58 28 0 45-18 58-44 12-27 22-74 22-76 0-9-7-9-8-9-9 0-9 4-11 14-14 52-28 97-60 97-21 0-23-19-23-35 0-19 2-25 6-37zM208 446c-4 14-4 16-16 30-34 42-65 54-86 54-39 0-51-42-51-72 0-39 24-136 44-171 22-46 58-74 89-74 50 0 62 64 62 69 0 3-2 9-4 12z">
            <text:p/>
          </draw:path>
          <draw:path draw:style-name="gr3" draw:text-style-name="P7" draw:layer="layout" svg:width="0.238cm" svg:height="0.494cm" svg:x="17.323cm" svg:y="11.083cm" svg:viewBox="0 0 239 495" svg:d="M143 176h73c15 0 23 0 23-16 0-8-8-8-23-8h-66c26-111 31-126 31-131 0-14-10-21-23-21-1 0-24 0-31 28l-30 124h-74c-16 0-23 0-23 14 0 10 7 10 21 10h69c-57 220-58 233-58 247 0 42 30 72 70 72 81 0 125-114 125-120 0-7-7-7-11-7-5 0-7 2-10 11-34 81-76 99-102 99-16 0-23-11-23-36 0-19 0-24 3-37z">
            <text:p/>
          </draw:path>
        </draw:g>
        <draw:g>
          <svg:title>TexMaths</svg:title>
          <svg:desc>22§display§= \smallint y^\frac{1}{2} \ dy -  5  \smallint \sqrt{ ( t + 3 )^2 + (2)^2 } \ dt§svg§600§FALSE§</svg:desc>
          <draw:polygon draw:style-name="gr2" draw:text-style-name="P6" draw:layer="layout" svg:width="11.763cm" svg:height="0.905cm" svg:x="3.955cm" svg:y="12.477cm" svg:viewBox="0 0 11764 906" draw:points="5882,906 0,906 0,0 11764,0 11764,906">
            <text:p/>
          </draw:polygon>
          <draw:path draw:style-name="gr3" draw:text-style-name="P7" draw:layer="layout" svg:width="0.515cm" svg:height="0.182cm" svg:x="3.96cm" svg:y="12.939cm" svg:viewBox="0 0 516 183" svg:d="M489 32c13 0 27 0 27-16s-14-16-25-16h-465c-12 0-26 0-26 16s14 16 26 16zM491 183c11 0 25 0 25-16s-14-16-27-16h-463c-12 0-26 0-26 16s14 16 26 16z">
            <text:p/>
          </draw:path>
          <draw:path draw:style-name="gr3" draw:text-style-name="P7" draw:layer="layout" svg:width="0.323cm" svg:height="0.72cm" svg:x="4.775cm" svg:y="12.668cm" svg:viewBox="0 0 324 721" svg:d="M294 32c-26 1-34 21-34 31 0 20 16 32 32 32s32-11 32-33c0-30-25-62-62-62-65 0-79 84-91 144-21 116-37 215-50 350-3 41-8 85-14 121-7 59-19 90-47 90-12 0-25-9-30-16 26 0 33-19 33-31 0-18-15-30-31-30s-32 9-32 31c0 30 25 62 62 62 65 0 79-83 91-146 21-111 37-209 49-346 4-43 9-87 14-123 8-59 20-88 48-88 14 0 25 7 30 14z">
            <text:p/>
          </draw:path>
          <draw:path draw:style-name="gr3" draw:text-style-name="P7" draw:layer="layout" svg:width="0.358cm" svg:height="0.5cm" svg:x="5.293cm" svg:y="12.88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1 0 69 49 94 95 94 30 0 56-14 77-35-9 40-19 77-49 119-21 26-51 49-86 49-11 0-46-3-59-33 13 0 22 0 34-9 7-7 14-17 14-32 0-24-21-28-28-28-18 0-44 13-44 51 0 39 35 67 83 67 81 0 160-70 181-158z">
            <text:p/>
          </draw:path>
          <draw:path draw:style-name="gr3" draw:text-style-name="P7" draw:layer="layout" svg:width="0.159cm" svg:height="0.257cm" svg:x="5.824cm" svg:y="12.438cm" svg:viewBox="0 0 160 258" svg:d="M100 12c0-12-1-12-14-12-28 25-72 25-79 25h-7v17h7c9 0 33-2 56-10v193c0 12 0 18-40 18h-19v15c21-1 56-1 77-1 23 0 58 0 79 1v-15h-19c-41 0-41-6-41-18z">
            <text:p/>
          </draw:path>
          <draw:polygon draw:style-name="gr3" draw:text-style-name="P7" draw:layer="layout" svg:width="0.263cm" svg:height="0.027cm" svg:x="5.77cm" svg:y="12.755cm" svg:viewBox="0 0 264 28" draw:points="132,28 0,28 0,0 264,0 264,28">
            <text:p/>
          </draw:polygon>
          <draw:path draw:style-name="gr3" draw:text-style-name="P7" draw:layer="layout" svg:width="0.193cm" svg:height="0.257cm" svg:x="5.805cm" svg:y="12.832cm" svg:viewBox="0 0 194 258" svg:d="M194 185h-16c-2 7-6 31-11 35-3 2-37 2-42 2h-77c26-20 56-41 79-57 35-24 67-47 67-88 0-49-46-77-102-77-53 0-92 30-92 69 0 19 18 22 23 22 10 0 23-7 23-22 0-14-11-22-23-23 10-18 33-28 60-28 38 0 70 22 70 59 0 34-23 58-53 83l-95 81c-5 3-5 3-5 7v10h181z">
            <text:p/>
          </draw:path>
          <draw:path draw:style-name="gr3" draw:text-style-name="P7" draw:layer="layout" svg:width="0.369cm" svg:height="0.546cm" svg:x="6.453cm" svg:y="12.686cm" svg:viewBox="0 0 370 547" svg:d="M370 9c0-2 0-9-11-9s-84 7-99 9c-5 0-10 3-10 14 0 10 7 10 19 10 37 0 39 6 39 13l-2 16-47 182c-14-28-37-49-72-49-90 0-187 114-187 227 0 74 42 125 104 125 16 0 54-4 100-58 7 32 34 58 71 58 28 0 45-18 58-44 12-26 23-74 23-76 0-8-8-8-9-8-9 0-9 3-11 14-14 51-28 96-60 96-21 0-23-19-23-35 0-19 2-24 6-37zM208 445c-4 14-4 16-16 30-34 42-65 54-86 54-39 0-51-42-51-72 0-38 26-135 44-170 22-46 58-74 89-74 51 0 62 63 62 68 0 4-2 9-4 13z">
            <text:p/>
          </draw:path>
          <draw:path draw:style-name="gr3" draw:text-style-name="P7" draw:layer="layout" svg:width="0.358cm" svg:height="0.5cm" svg:x="6.847cm" svg:y="12.881cm" svg:viewBox="0 0 359 501" svg:d="M356 47c3-10 3-12 3-17 0-14-12-21-23-21-9 0-21 3-28 16-2 3-7 28-11 42-5 19-10 40-15 61l-36 141c-1 11-35 65-86 65-40 0-49-33-49-63 0-35 14-83 40-151 13-32 14-41 14-57 0-35-24-63-63-63-74 0-102 113-102 120s7 7 9 7c9 0 9-2 12-14 21-73 53-95 79-95 6 0 20 0 20 24 0 20-7 39-14 55-30 81-44 126-44 161 0 69 49 94 95 94 30 0 56-14 77-35-9 40-19 77-49 119-21 26-51 49-86 49-11 0-46-3-59-33 13 0 22 0 34-9 7-7 14-17 14-32 0-24-21-28-28-28-18 0-44 13-44 51 0 39 35 67 83 67 81 0 160-70 181-158z">
            <text:p/>
          </draw:path>
          <draw:path draw:style-name="gr3" draw:text-style-name="P7" draw:layer="layout" svg:width="0.472cm" svg:height="0.032cm" svg:x="7.466cm" svg:y="13.013cm" svg:viewBox="0 0 473 33" svg:d="M447 33c12 0 26 0 26-17 0-16-14-16-26-16h-421c-12 0-26 0-26 16 0 17 14 17 26 17z">
            <text:p/>
          </draw:path>
          <draw:path draw:style-name="gr3" draw:text-style-name="P7" draw:layer="layout" svg:width="0.309cm" svg:height="0.532cm" svg:x="8.214cm" svg:y="12.707cm" svg:viewBox="0 0 310 533" svg:d="M310 360c0-91-64-170-148-170-37 0-70 12-99 40v-151c16 5 43 11 67 11 95 0 150-71 150-81 0-5-2-9-7-9-2 0-4 0-7 2-16 7-53 23-106 23-32 0-67-6-104-21-5-4-7-4-8-4-8 0-8 7-8 19v229c0 14 0 21 11 21 5 0 7-2 9-7 9-12 39-54 100-54 41 0 60 35 67 49 12 30 14 60 14 98 0 27 0 74-19 106-18 30-48 51-83 51-56 0-100-41-114-86 1 0 5 0 14 0 24 0 38-20 38-37 0-20-14-39-38-39-13 0-39 5-39 42 0 65 53 141 141 141 90 0 169-74 169-173z">
            <text:p/>
          </draw:path>
          <draw:path draw:style-name="gr3" draw:text-style-name="P7" draw:layer="layout" svg:width="0.323cm" svg:height="0.72cm" svg:x="8.734cm" svg:y="12.668cm" svg:viewBox="0 0 324 721" svg:d="M294 32c-26 1-34 21-34 31 0 20 16 32 32 32s32-11 32-33c0-30-25-62-62-62-65 0-79 84-91 144-21 116-37 215-50 350-3 41-8 85-14 121-7 59-19 90-47 90-14 0-25-9-30-16 26 0 33-19 33-31 0-18-15-30-31-30s-32 9-32 31c0 30 25 62 62 62 65 0 79-83 91-146 19-111 37-209 49-346 4-43 9-87 14-123 8-59 20-88 48-88 14 0 25 7 30 14z">
            <text:p/>
          </draw:path>
          <draw:path draw:style-name="gr3" draw:text-style-name="P7" draw:layer="layout" svg:width="0.705cm" svg:height="0.927cm" svg:x="9.313cm" svg:y="12.493cm" svg:viewBox="0 0 706 928" svg:d="M243 928c25 0 25 0 33-15l425-883c5-11 5-12 5-14 0-9-7-16-16-16-11 0-14 7-18 16l-399 832-166-384-107 83 12 12 55-42z">
            <text:p/>
          </draw:path>
          <draw:polygon draw:style-name="gr3" draw:text-style-name="P7" draw:layer="layout" svg:width="4.839cm" svg:height="0.032cm" svg:x="10.001cm" svg:y="12.493cm" svg:viewBox="0 0 4840 33" draw:points="2420,33 0,33 0,0 4840,0 4840,33">
            <text:p/>
          </draw:polygon>
          <draw:path draw:style-name="gr3" draw:text-style-name="P7" draw:layer="layout" svg:width="0.18cm" svg:height="0.773cm" svg:x="10.078cm" svg:y="12.642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238cm" svg:height="0.493cm" svg:x="10.319cm" svg:y="12.739cm" svg:viewBox="0 0 239 494" svg:d="M143 176h73c15 0 23 0 23-16 0-9-8-9-23-9h-66c26-111 31-125 31-130 0-14-10-21-23-21-1 0-24 0-31 28l-30 123h-74c-16 0-23 0-23 14 0 11 7 11 21 11h69c-55 220-58 232-58 246 0 42 30 72 70 72 81 0 125-114 125-119 0-7-7-7-11-7-5 0-7 1-10 10-34 81-76 99-102 99-16 0-23-11-23-36 0-19 0-24 3-37z">
            <text:p/>
          </draw:path>
          <draw:path draw:style-name="gr3" draw:text-style-name="P7" draw:layer="layout" svg:width="0.515cm" svg:height="0.516cm" svg:x="10.796cm" svg:y="12.772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7" draw:layer="layout" svg:width="0.321cm" svg:height="0.532cm" svg:x="11.558cm" svg:y="12.707cm" svg:viewBox="0 0 322 533" svg:d="M194 243c63-20 107-74 107-136 0-63-69-107-143-107-79 0-137 46-137 106 0 24 18 40 39 40 24 0 40-18 40-40 0-39-37-39-47-39 23-37 74-48 102-48 32 0 76 18 76 87 0 10-2 54-23 89-23 37-50 39-69 41-5 0-25 1-30 1-7 0-12 2-12 9 0 9 5 9 19 9h34c63 0 93 53 93 128 0 106-55 129-88 129-34 0-92-14-120-60 28 5 51-12 51-42 0-28-19-44-42-44-19 0-44 12-44 45 0 71 72 122 157 122 95 0 165-71 165-150 0-63-49-123-128-140z">
            <text:p/>
          </draw:path>
          <draw:path draw:style-name="gr3" draw:text-style-name="P7" draw:layer="layout" svg:width="0.18cm" svg:height="0.773cm" svg:x="11.958cm" svg:y="12.64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59cm" svg:x="12.248cm" svg:y="12.64cm" svg:viewBox="0 0 241 360" svg:d="M241 262h-19c-2 12-7 44-14 49-4 4-46 4-53 4h-100c56-51 75-65 109-92 40-31 77-65 77-117 0-66-58-106-128-106-67 0-113 47-113 97 0 28 23 31 28 31 14 0 30-10 30-30 0-8-3-28-32-28 16-38 53-51 80-51 54 0 82 43 82 87 0 47-33 84-51 105l-132 128c-5 6-5 7-5 21h225z">
            <text:p/>
          </draw:path>
          <draw:path draw:style-name="gr3" draw:text-style-name="P7" draw:layer="layout" svg:width="0.515cm" svg:height="0.516cm" svg:x="12.776cm" svg:y="12.772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3" draw:text-style-name="P7" draw:layer="layout" svg:width="0.18cm" svg:height="0.773cm" svg:x="13.583cm" svg:y="12.642cm" svg:viewBox="0 0 181 774" svg:d="M181 767c0-2 0-4-14-18-97-97-121-243-121-362 0-134 30-269 125-366 10-9 10-10 10-14 0-5-3-7-9-7-7 0-77 53-123 151-40 85-49 171-49 236 0 61 9 155 51 243 48 95 114 144 121 144 6 0 9-2 9-7z">
            <text:p/>
          </draw:path>
          <draw:path draw:style-name="gr3" draw:text-style-name="P7" draw:layer="layout" svg:width="0.309cm" svg:height="0.516cm" svg:x="13.845cm" svg:y="12.707cm" svg:viewBox="0 0 310 517" svg:d="M60 457l83-81c121-107 167-147 167-225 0-89-69-151-164-151-88 0-146 72-146 141 0 42 39 42 40 42 15 0 41-9 41-41 0-19-14-40-41-40-7 0-7 0-10 2 18-51 60-79 106-79 70 0 103 61 103 126 0 62-38 123-81 171l-149 165c-9 9-9 11-9 30h289l21-135h-20c-3 22-8 58-15 68-7 7-59 7-74 7z">
            <text:p/>
          </draw:path>
          <draw:path draw:style-name="gr3" draw:text-style-name="P7" draw:layer="layout" svg:width="0.18cm" svg:height="0.773cm" svg:x="14.237cm" svg:y="12.64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  <draw:path draw:style-name="gr3" draw:text-style-name="P7" draw:layer="layout" svg:width="0.24cm" svg:height="0.359cm" svg:x="14.528cm" svg:y="12.64cm" svg:viewBox="0 0 241 360" svg:d="M241 262h-19c-2 12-7 44-14 49-4 4-46 4-53 4h-100c56-51 75-65 109-92 40-31 77-65 77-117 0-66-58-106-128-106-67 0-113 47-113 97 0 28 23 31 28 31 14 0 30-10 30-30 0-8-3-28-32-28 16-38 53-51 80-51 54 0 82 43 82 87 0 47-33 84-51 105l-132 128c-5 6-5 7-5 21h225z">
            <text:p/>
          </draw:path>
          <draw:path draw:style-name="gr3" draw:text-style-name="P7" draw:layer="layout" svg:width="0.369cm" svg:height="0.546cm" svg:x="15.13cm" svg:y="12.686cm" svg:viewBox="0 0 370 547" svg:d="M370 9c0-2 0-9-11-9s-84 7-99 9c-5 0-10 3-10 14 0 10 7 10 19 10 37 0 39 6 39 13l-4 16-45 182c-14-28-37-49-72-49-90 0-187 114-187 227 0 74 42 125 104 125 16 0 54-4 100-58 7 32 34 58 71 58 28 0 45-18 58-44 12-26 23-74 23-76 0-8-8-8-9-8-9 0-9 3-11 14-14 51-28 96-60 96-21 0-23-19-23-35 0-19 2-24 6-37zM208 445c-4 14-4 16-16 30-34 42-65 54-86 54-41 0-51-42-51-72 0-38 24-135 44-170 22-46 58-74 89-74 50 0 62 63 62 68 0 4-2 9-4 13z">
            <text:p/>
          </draw:path>
          <draw:path draw:style-name="gr3" draw:text-style-name="P7" draw:layer="layout" svg:width="0.238cm" svg:height="0.493cm" svg:x="15.519cm" svg:y="12.739cm" svg:viewBox="0 0 239 494" svg:d="M143 176h73c15 0 23 0 23-16 0-9-8-9-23-9h-66c26-111 31-125 31-130 0-14-10-21-23-21-3 0-24 0-31 28l-30 123h-74c-16 0-23 0-23 14 0 11 7 11 21 11h69c-57 220-58 232-58 246 0 42 30 72 70 72 81 0 125-114 125-119 0-7-7-7-11-7-5 0-7 1-10 10-34 81-76 99-102 99-16 0-23-11-23-36 0-19 0-24 3-3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4" smil:attributeName="visibility" smil:to="visible"/>
                  <anim:animate smil:dur="0.5s" smil:fill="hold" smil:targetElement="id214" smil:attributeName="x" smil:values="x;x" smil:keyTimes="0;1"/>
                  <anim:animate smil:dur="0.5s" smil:fill="hold" smil:targetElement="id21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5" anim:sub-item="text" smil:attributeName="visibility" smil:to="visible"/>
                  <anim:animate smil:dur="0.5s" smil:fill="hold" smil:targetElement="id215" anim:sub-item="text" smil:attributeName="width" smil:values="width*0.05;width" smil:keyTimes="0;1"/>
                  <anim:animate smil:dur="0.5s" smil:fill="hold" smil:targetElement="id215" anim:sub-item="text" smil:attributeName="height" smil:values="height;height" smil:keyTimes="0;1"/>
                  <anim:animate smil:dur="0.5s" smil:fill="hold" smil:targetElement="id215" anim:sub-item="text" smil:attributeName="x" smil:values="x-.2;x" smil:keyTimes="0;1"/>
                  <anim:animate smil:dur="0.5s" smil:fill="hold" smil:targetElement="id215" anim:sub-item="text" smil:attributeName="y" smil:values="y;y" smil:keyTimes="0;1"/>
                  <anim:transitionFilter smil:dur="0.5s" smil:targetElement="id215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>
        <office:forms form:automatic-focus="false" form:apply-design-mode="false"/>
        <draw:frame presentation:style-name="pr10" draw:text-style-name="P11" draw:layer="layout" svg:width="26.4cm" svg:height="14.572cm" svg:x="0.8cm" svg:y="0.626cm" presentation:class="title" presentation:user-transformed="true">
          <draw:text-box>
            <text:p xml:id="id217" text:id="id217" text:style-name="P4"><text:span text:style-name="T9"><text:s text:c="5"/></text:span><text:span text:style-name="T9"><text:line-break/></text:span><text:span text:style-name="T10"> <text:s text:c="3"/></text:span><text:span text:style-name="T10"><text:line-break/></text:span><text:span text:style-name="T10"><text:line-break/></text:span><text:span text:style-name="T10"><text:line-break/></text:span><text:span text:style-name="T10"><text:line-break/></text:span><text:span text:style-name="T11"> <text:s text:c="48"/></text:span><text:span text:style-name="T13"><text:line-break/></text:span><text:span text:style-name="T13"> <text:s text:c="4"/></text:span><text:span text:style-name="T14"><text:s text:c="19"/></text:span><text:span text:style-name="T14"><text:line-break/></text:span><text:span text:style-name="T14"> <text:s text:c="30"/></text:span><text:span text:style-name="T14"><text:line-break/></text:span><text:span text:style-name="T14"> <text:s text:c="24"/></text:span><text:span text:style-name="T13"><text:s text:c="18"/></text:span><text:span text:style-name="T13"><text:line-break/></text:span><text:span text:style-name="T13"><text:tab/></text:span><text:span text:style-name="T13"><text:tab/></text:span></text:p>
          </draw:text-box>
        </draw:frame>
        <draw:g xml:id="id216" draw:id="id216">
          <svg:title>TexMaths</svg:title>
          <svg:desc>24§display§\text {I}§svg§600§FALSE§</svg:desc>
          <draw:polygon draw:style-name="gr2" draw:text-style-name="P6" draw:layer="layout" svg:width="0.197cm" svg:height="0.493cm" svg:x="3.045cm" svg:y="1.448cm" svg:viewBox="0 0 198 494" draw:points="100,494 0,494 0,0 198,0 198,494">
            <text:p/>
          </draw:polygon>
          <draw:path draw:style-name="gr3" draw:text-style-name="P7" draw:layer="layout" svg:width="0.258cm" svg:height="0.577cm" svg:x="3.026cm" svg:y="1.4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ext {I}§svg§600§FALSE§</svg:desc>
          <draw:polygon draw:style-name="gr2" draw:text-style-name="P6" draw:layer="layout" svg:width="0.197cm" svg:height="0.493cm" svg:x="2.946cm" svg:y="9.748cm" svg:viewBox="0 0 198 494" draw:points="100,494 0,494 0,0 198,0 198,494">
            <text:p/>
          </draw:polygon>
          <draw:path draw:style-name="gr3" draw:text-style-name="P7" draw:layer="layout" svg:width="0.258cm" svg:height="0.577cm" svg:x="2.927cm" svg:y="9.706cm" svg:viewBox="0 0 259 578" svg:d="M167 65c0-29 4-38 69-38h23v-27c-29 2-96 2-129 2-34 0-101 0-130-2v27h23c65 0 69 9 69 38v448c0 30-4 38-69 38h-23v27c29-2 96-2 129-2 34 0 101 0 130 2v-27h-23c-65 0-69-8-69-38z">
            <text:p/>
          </draw:path>
        </draw:g>
        <draw:g>
          <svg:title>TexMaths</svg:title>
          <svg:desc>24§display§\therefore§svg§600§FALSE§</svg:desc>
          <draw:polygon draw:style-name="gr2" draw:text-style-name="P6" draw:layer="layout" svg:width="0.453cm" svg:height="0.371cm" svg:x="1.343cm" svg:y="9.849cm" svg:viewBox="0 0 454 372" draw:points="227,372 0,372 0,0 454,0 454,372">
            <text:p/>
          </draw:polygon>
          <draw:path draw:style-name="gr3" draw:text-style-name="P7" draw:layer="layout" svg:width="0.513cm" svg:height="0.455cm" svg:x="1.326cm" svg:y="9.807cm" svg:viewBox="0 0 514 456" svg:d="M302 44c0-23-21-44-44-44-25 0-46 21-46 44 0 25 21 46 46 46 23 0 44-19 44-46zM514 410c0-23-19-44-44-44s-46 21-46 44c0 25 21 46 46 46s44-21 44-46zM90 410c0-23-21-44-46-44-23 0-44 21-44 44 0 25 21 46 44 46 25 0 46-21 46-46z">
            <text:p/>
          </draw:path>
        </draw:g>
        <draw:g>
          <svg:title>TexMaths</svg:title>
          <svg:desc>20§display§= \frac{ 2 ( t^2 + 6t + 13 )^{3/2}}{3} \right) } - 5 \left[ \frac{(t + 3) \sqrt{ t^2 + 6t + 13 }}{2} §svg§600§FALSE§</svg:desc>
          <draw:polygon draw:style-name="gr2" draw:text-style-name="P6" draw:layer="layout" svg:width="14.232cm" svg:height="2.037cm" svg:x="3.559cm" svg:y="4.678cm" svg:viewBox="0 0 14233 2038" draw:points="7116,2038 0,2038 0,0 14233,0 14233,2038">
            <text:p/>
          </draw:polygon>
          <draw:path draw:style-name="gr3" draw:text-style-name="P7" draw:layer="layout" svg:width="0.468cm" svg:height="0.165cm" svg:x="3.564cm" svg:y="5.616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69cm" svg:x="4.385cm" svg:y="4.92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4.772cm" svg:y="4.8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4.991cm" svg:y="4.958cm" svg:viewBox="0 0 218 450" svg:d="M130 160h67c13 0 21 0 21-14 0-8-8-8-21-8h-61c24-101 29-114 29-119 0-13-10-19-21-19-2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218cm" svg:height="0.327cm" svg:x="5.26cm" svg:y="4.81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5.74cm" svg:y="4.98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6.432cm" svg:y="4.929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3-55 47-71 47z">
            <text:p/>
          </draw:path>
          <draw:path draw:style-name="gr3" draw:text-style-name="P7" draw:layer="layout" svg:width="0.217cm" svg:height="0.449cm" svg:x="6.77cm" svg:y="4.958cm" svg:viewBox="0 0 218 450" svg:d="M130 160h67c13 0 21 0 21-14 0-8-8-8-21-8h-63c26-101 31-114 31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68cm" svg:height="0.469cm" svg:x="7.204cm" svg:y="4.98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7.93cm" svg:y="4.92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8.248cm" svg:y="4.92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8.61cm" svg:y="4.87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26cm" svg:height="0.337cm" svg:x="8.871cm" svg:y="4.816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7 43-21 57-16 20-29 21-54 23-13 0-13 0-16 1 0 0-5 0-5 7 0 6 5 6 13 6z">
            <text:p/>
          </draw:path>
          <draw:path draw:style-name="gr3" draw:text-style-name="P7" draw:layer="layout" svg:width="0.212cm" svg:height="0.493cm" svg:x="9.162cm" svg:y="4.774cm" svg:viewBox="0 0 213 494" svg:d="M210 22c3-6 3-8 3-9 0-8-7-13-11-13-8 0-12 6-15 13l-184 459c-3 6-3 8-3 10 0 8 6 12 11 12 10 0 11-6 15-12z">
            <text:p/>
          </draw:path>
          <draw:path draw:style-name="gr3" draw:text-style-name="P7" draw:layer="layout" svg:width="0.218cm" svg:height="0.327cm" svg:x="9.443cm" svg:y="4.81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5.378cm" svg:height="0.029cm" svg:x="4.349cm" svg:y="5.683cm" svg:viewBox="0 0 5379 30" draw:points="2689,30 0,30 0,0 5379,0 5379,30">
            <text:p/>
          </draw:polygon>
          <draw:path draw:style-name="gr3" draw:text-style-name="P7" draw:layer="layout" svg:width="0.292cm" svg:height="0.484cm" svg:x="6.892cm" svg:y="5.88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429cm" svg:height="0.029cm" svg:x="10.026cm" svg:y="5.683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0.706cm" svg:y="5.404cm" svg:viewBox="0 0 282 485" svg:d="M282 328c0-83-58-155-135-155-33 0-64 11-89 37v-138c14 5 38 10 60 10 87 0 136-64 136-74 0-5-1-8-6-8-2 0-3 0-6 2-15 6-48 20-96 20-29 0-61-4-95-19-5-3-6-3-8-3-6 0-6 6-6 18v208c0 12 0 19 9 19 5 0 7-2 8-7 8-11 36-49 92-49 36 0 56 32 60 45 12 27 13 54 13 89 0 24 0 67-17 96-16 27-44 47-76 47-51 0-91-37-104-79 2 0 5 0 13 0 23 0 35-17 35-33 0-18-12-36-35-36-11 0-35 5-35 39 0 61 50 128 128 128 82 0 154-67 154-157z">
            <text:p/>
          </draw:path>
          <draw:polygon draw:style-name="gr3" draw:text-style-name="P7" draw:layer="layout" svg:width="0.209cm" svg:height="2.109cm" svg:x="11.333cm" svg:y="4.643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11.703cm" svg:y="4.8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11.923cm" svg:y="4.95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468cm" svg:height="0.469cm" svg:x="12.357cm" svg:y="4.98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3.05cm" svg:y="4.92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3.411cm" svg:y="4.87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549cm" svg:height="0.703cm" svg:x="13.696cm" svg:y="4.784cm" svg:viewBox="0 0 550 704" svg:d="M222 630l-123-273c-5-11-9-11-11-11 0 0-5 0-11 4l-67 52c-10 6-10 9-10 11 0 3 2 8 6 8 5 0 18-10 24-16 5-3 16-11 24-16l138 304c5 11 10 11 16 11 10 0 11-3 18-13l320-662c4-11 4-13 4-15 0-8-6-14-14-14-6 0-11 3-16 14z">
            <text:p/>
          </draw:path>
          <draw:polygon draw:style-name="gr3" draw:text-style-name="P7" draw:layer="layout" svg:width="3.596cm" svg:height="0.029cm" svg:x="14.23cm" svg:y="4.784cm" svg:viewBox="0 0 3597 30" draw:points="1798,30 0,30 0,0 3597,0 3597,30">
            <text:p/>
          </draw:polygon>
          <draw:path draw:style-name="gr3" draw:text-style-name="P7" draw:layer="layout" svg:width="0.217cm" svg:height="0.449cm" svg:x="14.246cm" svg:y="4.95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218cm" svg:height="0.327cm" svg:x="14.515cm" svg:y="4.86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4.995cm" svg:y="4.98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5.688cm" svg:y="4.929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3-53 47-71 47z">
            <text:p/>
          </draw:path>
          <draw:path draw:style-name="gr3" draw:text-style-name="P7" draw:layer="layout" svg:width="0.217cm" svg:height="0.449cm" svg:x="16.026cm" svg:y="4.958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68cm" svg:height="0.469cm" svg:x="16.459cm" svg:y="4.98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33cm" svg:height="0.469cm" svg:x="17.185cm" svg:y="4.929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17.504cm" svg:y="4.929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olygon draw:style-name="gr3" draw:text-style-name="P7" draw:layer="layout" svg:width="6.192cm" svg:height="0.029cm" svg:x="11.634cm" svg:y="5.683cm" svg:viewBox="0 0 6193 30" draw:points="3097,30 0,30 0,0 6193,0 6193,30">
            <text:p/>
          </draw:polygon>
          <draw:path draw:style-name="gr3" draw:text-style-name="P7" draw:layer="layout" svg:width="0.281cm" svg:height="0.469cm" svg:x="14.589cm" svg:y="5.88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</draw:g>
        <draw:g>
          <svg:title>TexMaths</svg:title>
          <svg:desc>20§display§+ \left 2 \log [\  (t + 3) + \sqrt{ t^2 + 6t + 13 }\ ]  \right] +  c§svg§600§FALSE§</svg:desc>
          <draw:polygon draw:style-name="gr2" draw:text-style-name="P6" draw:layer="layout" svg:width="11.576cm" svg:height="1.195cm" svg:x="12.264cm" svg:y="6.883cm" svg:viewBox="0 0 11577 1196" draw:points="5788,1196 0,1196 0,0 11577,0 11577,1196">
            <text:p/>
          </draw:polygon>
          <draw:path draw:style-name="gr3" draw:text-style-name="P7" draw:layer="layout" svg:width="0.468cm" svg:height="0.47cm" svg:x="12.269cm" svg:y="7.24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81cm" svg:height="0.47cm" svg:x="13.013cm" svg:y="7.189cm" svg:viewBox="0 0 282 471" svg:d="M54 416l76-73c110-98 152-135 152-205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57cm" svg:height="0.489cm" svg:x="13.469cm" svg:y="7.168cm" svg:viewBox="0 0 158 490" svg:d="M102 0l-102 8v22c50 0 56 5 56 39v366c0 32-8 32-56 32v23c24-2 61-2 78-2 18 0 53 0 80 2v-23c-48 0-56 0-56-32z">
            <text:p/>
          </draw:path>
          <draw:path draw:style-name="gr3" draw:text-style-name="P7" draw:layer="layout" svg:width="0.313cm" svg:height="0.324cm" svg:x="13.661cm" svg:y="7.34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5cm" svg:x="14.011cm" svg:y="7.338cm" svg:viewBox="0 0 323 466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90 157 90 83 0 157-37 157-91 0-26-12-61-47-82-38-19-78-19-121-19-18 0-48 0-53 0-23-4-39-26-39-48zM157 448c-72 0-120-35-120-72 0-33 27-59 57-61h42c61 0 141 0 141 61 0 37-51 72-120 72z">
            <text:p/>
          </draw:path>
          <draw:polygon draw:style-name="gr3" draw:text-style-name="P7" draw:layer="layout" svg:width="0.097cm" svg:height="0.703cm" svg:x="14.437cm" svg:y="7.13cm" svg:viewBox="0 0 98 704" draw:points="98,704 98,677 29,677 29,29 98,29 98,0 0,0 0,704">
            <text:p/>
          </draw:polygon>
          <draw:path draw:style-name="gr3" draw:text-style-name="P7" draw:layer="layout" svg:width="0.164cm" svg:height="0.703cm" svg:x="14.853cm" svg:y="7.13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217cm" svg:height="0.449cm" svg:x="15.072cm" svg:y="7.216cm" svg:viewBox="0 0 218 450" svg:d="M130 160h67c13 0 21 0 21-14 0-8-8-8-21-8h-61c24-101 29-114 29-119 0-13-10-19-21-19-3 0-22 0-29 26l-27 112h-67c-15 0-21 0-21 12 0 10 6 10 19 10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468cm" svg:height="0.47cm" svg:x="15.505cm" svg:y="7.24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6.198cm" svg:y="7.189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2 0 64 66 110 142 110 87 0 151-64 151-136 0-58-45-112-117-128z">
            <text:p/>
          </draw:path>
          <draw:path draw:style-name="gr3" draw:text-style-name="P7" draw:layer="layout" svg:width="0.164cm" svg:height="0.703cm" svg:x="16.561cm" svg:y="7.13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468cm" svg:height="0.47cm" svg:x="16.99cm" svg:y="7.24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641cm" svg:height="0.844cm" svg:x="17.731cm" svg:y="6.938cm" svg:viewBox="0 0 642 845" svg:d="M221 845c22 0 22 0 30-14l386-804c5-9 5-11 5-13 0-8-7-14-15-14-9 0-13 6-16 14l-363 757-150-348-98 75 11 11 50-38z">
            <text:p/>
          </draw:path>
          <draw:polygon draw:style-name="gr3" draw:text-style-name="P7" draw:layer="layout" svg:width="3.596cm" svg:height="0.029cm" svg:x="18.356cm" svg:y="6.938cm" svg:viewBox="0 0 3597 30" draw:points="1798,30 0,30 0,0 3597,0 3597,30">
            <text:p/>
          </draw:polygon>
          <draw:path draw:style-name="gr3" draw:text-style-name="P7" draw:layer="layout" svg:width="0.217cm" svg:height="0.449cm" svg:x="18.372cm" svg:y="7.216cm" svg:viewBox="0 0 218 450" svg:d="M130 160h67c13 0 21 0 21-14 0-8-8-8-21-8h-61c24-101 29-114 29-119 0-13-10-19-21-19-3 0-22 0-29 26l-27 112h-67c-15 0-21 0-21 12 0 10 6 10 19 10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218cm" svg:height="0.327cm" svg:x="18.641cm" svg:y="7.126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7cm" svg:x="19.121cm" svg:y="7.24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9.814cm" svg:y="7.189cm" svg:viewBox="0 0 293 485" svg:d="M64 238v-17c0-178 88-203 123-203 18 0 47 4 63 28-12 0-39 0-39 31 0 22 16 33 32 33 11 0 32-6 32-33 0-43-30-77-89-77-90 0-186 91-186 246 0 189 82 239 147 239 79 0 146-66 146-158 0-90-63-159-141-159-48 0-74 37-88 70zM147 466c-45 0-65-43-69-53-12-34-12-90-12-103 0-54 22-126 86-126 11 0 43 0 66 45 12 25 12 62 12 96s0 69-12 94c-21 44-55 47-71 47z">
            <text:p/>
          </draw:path>
          <draw:path draw:style-name="gr3" draw:text-style-name="P7" draw:layer="layout" svg:width="0.217cm" svg:height="0.449cm" svg:x="20.151cm" svg:y="7.216cm" svg:viewBox="0 0 218 450" svg:d="M130 160h67c13 0 21 0 21-14 0-8-8-8-21-8h-61c24-101 29-114 29-119 0-13-10-19-21-19-3 0-22 0-29 26l-27 112h-67c-15 0-21 0-21 12 0 10 6 10 19 10h63c-52 200-53 211-53 224 0 39 27 66 64 66 73 0 113-104 113-109 0-6-6-6-9-6-5 0-7 1-10 9-30 74-69 90-93 90-14 0-20-10-20-32 0-18 0-23 3-34z">
            <text:p/>
          </draw:path>
          <draw:path draw:style-name="gr3" draw:text-style-name="P7" draw:layer="layout" svg:width="0.468cm" svg:height="0.47cm" svg:x="20.585cm" svg:y="7.24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21.311cm" svg:y="7.189cm" svg:viewBox="0 0 234 471" svg:d="M146 18c0-16 0-18-16-18-45 45-108 45-130 45v22c14 0 56 0 93-19v367c0 25-2 33-66 33h-22v23c24-4 86-4 113-4 29 0 90 0 116 4v-23h-23c-64 0-65-8-65-33z">
            <text:p/>
          </draw:path>
          <draw:path draw:style-name="gr3" draw:text-style-name="P7" draw:layer="layout" svg:width="0.292cm" svg:height="0.484cm" svg:x="21.63cm" svg:y="7.189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2 0 64 66 110 142 110 87 0 151-64 151-136 0-58-45-112-117-128z">
            <text:p/>
          </draw:path>
          <draw:polygon draw:style-name="gr3" draw:text-style-name="P7" draw:layer="layout" svg:width="0.097cm" svg:height="0.703cm" svg:x="22.201cm" svg:y="7.13cm" svg:viewBox="0 0 98 704" draw:points="98,0 0,0 0,29 69,29 69,677 0,677 0,704 98,704">
            <text:p/>
          </draw:polygon>
          <draw:polygon draw:style-name="gr3" draw:text-style-name="P7" draw:layer="layout" svg:width="0.161cm" svg:height="1.265cm" svg:x="22.393cm" svg:y="6.848cm" svg:viewBox="0 0 162 1266" draw:points="128,1234 0,1234 0,1266 162,1266 162,0 0,0 0,34 128,34">
            <text:p/>
          </draw:polygon>
          <draw:path draw:style-name="gr3" draw:text-style-name="P7" draw:layer="layout" svg:width="0.468cm" svg:height="0.47cm" svg:x="22.908cm" svg:y="7.247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74cm" svg:height="0.319cm" svg:x="23.601cm" svg:y="7.34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0§display§= \frac{y^{3/2}}{ \left( \frac{3}{2} \right) } - 5 \left[ \frac{(t + 3) \sqrt{ (t + 3)^2 + (2)^2 }}{2} §svg§600§FALSE§</svg:desc>
          <draw:polygon draw:style-name="gr2" draw:text-style-name="P6" draw:layer="layout" svg:width="11.03cm" svg:height="2.037cm" svg:x="3.56cm" svg:y="0.679cm" svg:viewBox="0 0 11031 2038" draw:points="5515,2038 0,2038 0,0 11031,0 11031,2038">
            <text:p/>
          </draw:polygon>
          <draw:path draw:style-name="gr3" draw:text-style-name="P7" draw:layer="layout" svg:width="0.468cm" svg:height="0.165cm" svg:x="3.565cm" svg:y="1.617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325cm" svg:height="0.455cm" svg:x="4.371cm" svg:y="1.087cm" svg:viewBox="0 0 326 456" svg:d="M323 43c3-9 3-11 3-16 0-13-11-19-20-19-8 0-20 3-26 14-2 4-6 26-10 39-4 17-9 37-14 56l-32 128c-2 9-32 59-78 59-37 0-45-30-45-58 0-32 13-75 37-137 11-29 12-37 12-51 0-32-22-58-57-58-67 0-93 102-93 109 0 6 6 6 8 6 8 0 8-1 11-13 19-65 48-86 72-86 5 0 18 0 18 22 0 18-7 36-13 50-27 74-40 115-40 147 0 63 45 85 86 85 28 0 52-13 71-32-8 37-18 70-45 109-19 24-46 45-78 45-10 0-42-4-53-31 11 0 19 0 30-8 7-6 13-16 13-29 0-22-19-25-26-25-16 0-40 11-40 46s32 61 76 61c73 0 145-64 164-144z">
            <text:p/>
          </draw:path>
          <draw:path draw:style-name="gr3" draw:text-style-name="P7" draw:layer="layout" svg:width="0.226cm" svg:height="0.337cm" svg:x="4.747cm" svg:y="0.817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212cm" svg:height="0.493cm" svg:x="5.038cm" svg:y="0.775cm" svg:viewBox="0 0 213 494" svg:d="M210 22c3-6 3-8 3-9 0-8-7-13-11-13-8 0-12 6-15 13l-184 459c-3 6-3 8-3 10 0 8 6 12 11 12 10 0 11-6 15-12z">
            <text:p/>
          </draw:path>
          <draw:path draw:style-name="gr3" draw:text-style-name="P7" draw:layer="layout" svg:width="0.218cm" svg:height="0.327cm" svg:x="5.32cm" svg:y="0.81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53cm" svg:height="0.029cm" svg:x="4.35cm" svg:y="1.684cm" svg:viewBox="0 0 1254 30" draw:points="627,30 0,30 0,0 1254,0 1254,30">
            <text:p/>
          </draw:polygon>
          <draw:path draw:style-name="gr3" draw:text-style-name="P7" draw:layer="layout" svg:width="0.185cm" svg:height="0.844cm" svg:x="4.538cm" svg:y="1.796cm" svg:viewBox="0 0 186 845" svg:d="M186 837c0-2-2-4-4-7-32-33-81-91-110-206-16-64-22-136-22-202 0-185 43-315 129-406 7-6 7-8 7-10 0-6-7-6-10-6-10 0-48 42-58 53-72 85-118 211-118 369 0 100 18 242 110 360 8 8 53 63 66 63 3 0 10 0 10-8z">
            <text:p/>
          </draw:path>
          <draw:path draw:style-name="gr3" draw:text-style-name="P7" draw:layer="layout" svg:width="0.226cm" svg:height="0.337cm" svg:x="4.864cm" svg:y="1.791cm" svg:viewBox="0 0 227 338" svg:d="M109 163c38 0 65 27 65 80 0 61-35 79-64 79-19 0-64-5-84-34 24-2 28-18 28-27 0-16-11-27-27-27-13 0-27 8-27 27 0 48 51 77 112 77 69 0 115-45 115-95 0-38-30-77-85-89 52-18 71-56 71-85 0-40-45-69-101-69-54 0-96 27-96 66 0 17 10 27 26 27 14 0 25-11 25-26 0-14-11-24-25-25 17-23 51-28 68-28 23 0 55 12 55 55 0 21-8 43-21 57-16 20-29 21-54 23-13 0-13 0-16 1 0 0-5 0-5 7 0 6 5 6 13 6z">
            <text:p/>
          </draw:path>
          <draw:polygon draw:style-name="gr3" draw:text-style-name="P7" draw:layer="layout" svg:width="0.281cm" svg:height="0.029cm" svg:x="4.838cm" svg:y="2.204cm" svg:viewBox="0 0 282 30" draw:points="141,30 0,30 0,0 282,0 282,30">
            <text:p/>
          </draw:polygon>
          <draw:path draw:style-name="gr3" draw:text-style-name="P7" draw:layer="layout" svg:width="0.218cm" svg:height="0.327cm" svg:x="4.869cm" svg:y="2.30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185cm" svg:height="0.844cm" svg:x="5.234cm" svg:y="1.796cm" svg:viewBox="0 0 186 845" svg:d="M186 422c0-99-18-241-111-360-8-9-54-62-67-62-3 0-8 2-8 6s2 5 5 8c33 37 80 93 109 205 16 64 22 138 22 203 0 71-6 143-24 211-27 100-69 156-106 196-6 6-6 6-6 8 0 6 5 8 8 8 11 0 50-44 59-53 72-87 119-213 119-370z">
            <text:p/>
          </draw:path>
          <draw:path draw:style-name="gr3" draw:text-style-name="P7" draw:layer="layout" svg:width="0.429cm" svg:height="0.029cm" svg:x="5.904cm" svg:y="1.684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6.583cm" svg:y="1.405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7-44 47-76 47-51 0-91-37-104-79 2 0 5 0 13 0 23 0 35-17 35-33 0-18-12-36-35-36-11 0-35 5-35 39 0 61 48 128 128 128 82 0 154-67 154-157z">
            <text:p/>
          </draw:path>
          <draw:polygon draw:style-name="gr3" draw:text-style-name="P7" draw:layer="layout" svg:width="0.209cm" svg:height="2.109cm" svg:x="7.21cm" svg:y="0.644cm" svg:viewBox="0 0 210 2110" draw:points="0,2110 210,2110 210,2065 43,2065 43,43 210,43 210,0 0,0">
            <text:p/>
          </draw:polygon>
          <draw:path draw:style-name="gr3" draw:text-style-name="P7" draw:layer="layout" svg:width="0.164cm" svg:height="0.703cm" svg:x="7.581cm" svg:y="0.85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7.8cm" svg:y="0.945cm" svg:viewBox="0 0 218 450" svg:d="M130 160h67c13 0 21 0 21-14 0-8-8-8-21-8h-61c24-101 29-114 29-119 0-13-10-19-21-19-3 0-22 0-29 26l-27 112h-67c-15 0-21 0-21 12 0 10 6 10 19 10h63c-52 200-53 211-53 224 0 38 27 66 64 66 73 0 113-104 113-109 0-7-6-7-9-7-5 0-7 2-10 10-30 74-69 90-93 90-14 0-20-10-20-32 0-18 0-23 3-34z">
            <text:p/>
          </draw:path>
          <draw:path draw:style-name="gr3" draw:text-style-name="P7" draw:layer="layout" svg:width="0.468cm" svg:height="0.469cm" svg:x="8.234cm" svg:y="0.97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8.927cm" svg:y="0.91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9.29cm" svg:y="0.85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641cm" svg:height="0.844cm" svg:x="9.6cm" svg:y="0.756cm" svg:viewBox="0 0 642 845" svg:d="M221 845c22 0 22 0 30-15l386-803c5-9 5-11 5-13 0-8-7-14-15-14-9 0-11 6-16 14l-363 757-150-349-98 76 11 11 50-39z">
            <text:p/>
          </draw:path>
          <draw:polygon draw:style-name="gr3" draw:text-style-name="P7" draw:layer="layout" svg:width="4.399cm" svg:height="0.029cm" svg:x="10.226cm" svg:y="0.756cm" svg:viewBox="0 0 4400 30" draw:points="2200,30 0,30 0,0 4400,0 4400,30">
            <text:p/>
          </draw:polygon>
          <draw:path draw:style-name="gr3" draw:text-style-name="P7" draw:layer="layout" svg:width="0.164cm" svg:height="0.703cm" svg:x="10.295cm" svg:y="0.85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9cm" svg:x="10.515cm" svg:y="0.945cm" svg:viewBox="0 0 218 450" svg:d="M130 160h67c13 0 21 0 21-14 0-8-8-8-21-8h-63c26-101 31-114 31-119 0-13-10-19-21-19-3 0-22 0-29 26l-27 112h-67c-15 0-21 0-21 12 0 10 6 10 19 10h63c-52 200-53 211-53 224 0 38 27 66 64 66 73 0 113-104 113-109 0-7-6-7-9-7-7 0-7 2-10 10-30 74-69 90-93 90-14 0-20-10-20-32 0-18 0-23 3-34z">
            <text:p/>
          </draw:path>
          <draw:path draw:style-name="gr3" draw:text-style-name="P7" draw:layer="layout" svg:width="0.468cm" svg:height="0.469cm" svg:x="10.947cm" svg:y="0.97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1.642cm" svg:y="0.91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2.004cm" svg:y="0.85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2.268cm" svg:y="0.85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12.748cm" svg:y="0.97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3.48cm" svg:y="0.85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719cm" svg:y="0.91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6 63-5 6-51 6-66 6z">
            <text:p/>
          </draw:path>
          <draw:path draw:style-name="gr3" draw:text-style-name="P7" draw:layer="layout" svg:width="0.164cm" svg:height="0.703cm" svg:x="14.076cm" svg:y="0.858cm" svg:viewBox="0 0 165 704" svg:d="M165 352c0-54-8-139-47-219-43-87-104-133-112-133-3 0-6 3-6 6 0 4 0 5 13 18 70 69 110 181 110 328 0 120-25 245-113 333-10 9-10 11-10 12 0 5 3 7 6 7 8 0 72-48 114-138 37-76 45-155 45-214z">
            <text:p/>
          </draw:path>
          <draw:path draw:style-name="gr3" draw:text-style-name="P7" draw:layer="layout" svg:width="0.218cm" svg:height="0.327cm" svg:x="14.34cm" svg:y="0.855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114cm" svg:height="0.029cm" svg:x="7.511cm" svg:y="1.684cm" svg:viewBox="0 0 7115 30" draw:points="3557,30 0,30 0,0 7115,0 7115,30">
            <text:p/>
          </draw:polygon>
          <draw:path draw:style-name="gr3" draw:text-style-name="P7" draw:layer="layout" svg:width="0.281cm" svg:height="0.469cm" svg:x="10.927cm" svg:y="1.889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</draw:g>
        <draw:g>
          <svg:title>TexMaths</svg:title>
          <svg:desc>20§display§+ \left   \frac{(2)^2}{2} \log [\  (t + 3) + \sqrt{ (t + 3)^2 + (2)^2 }\ ]  \right] +  c§svg§600§FALSE§</svg:desc>
          <draw:polygon draw:style-name="gr2" draw:text-style-name="P6" draw:layer="layout" svg:width="13.448cm" svg:height="1.655cm" svg:x="12.264cm" svg:y="2.684cm" svg:viewBox="0 0 13449 1656" draw:points="6725,1656 0,1656 0,0 13449,0 13449,1656">
            <text:p/>
          </draw:polygon>
          <draw:path draw:style-name="gr3" draw:text-style-name="P7" draw:layer="layout" svg:width="0.468cm" svg:height="0.469cm" svg:x="12.269cm" svg:y="3.2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13.131cm" svg:y="2.703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13.37cm" svg:y="2.763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13.726cm" svg:y="2.703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13.99cm" svg:y="2.649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1.213cm" svg:height="0.029cm" svg:x="13.061cm" svg:y="3.516cm" svg:viewBox="0 0 1214 30" draw:points="608,30 0,30 0,0 1214,0 1214,30">
            <text:p/>
          </draw:polygon>
          <draw:path draw:style-name="gr3" draw:text-style-name="P7" draw:layer="layout" svg:width="0.281cm" svg:height="0.469cm" svg:x="13.528cm" svg:y="3.721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57cm" svg:height="0.488cm" svg:x="14.499cm" svg:y="3.218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4.691cm" svg:y="3.391cm" svg:viewBox="0 0 314 325" svg:d="M314 165c0-90-72-165-157-165-88 0-157 77-157 165 0 91 74 160 157 160 85 0 157-71 157-160zM157 307c-31 0-61-16-80-48-18-30-18-73-18-99 0-27 0-66 16-98 19-32 53-46 82-46 30 0 61 14 80 45 17 30 17 72 17 99 0 26 0 64-16 94-14 32-46 53-81 53z">
            <text:p/>
          </draw:path>
          <draw:path draw:style-name="gr3" draw:text-style-name="P7" draw:layer="layout" svg:width="0.322cm" svg:height="0.464cm" svg:x="15.043cm" svg:y="3.388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8 0 22 9 49 32 62-44 13-66 43-66 72 0 50 70 89 157 89 83 0 157-36 157-91 0-25-12-60-47-81-38-19-78-19-121-19-18 0-48 0-53 0-23-4-39-26-39-48zM157 448c-72 0-120-35-120-72 0-34 27-59 57-61h42c61 0 141 0 141 61 0 37-51 72-120 72z">
            <text:p/>
          </draw:path>
          <draw:polygon draw:style-name="gr3" draw:text-style-name="P7" draw:layer="layout" svg:width="0.097cm" svg:height="0.703cm" svg:x="15.467cm" svg:y="3.178cm" svg:viewBox="0 0 98 704" draw:points="98,704 98,677 29,677 29,29 98,29 98,0 0,0 0,704">
            <text:p/>
          </draw:polygon>
          <draw:path draw:style-name="gr3" draw:text-style-name="P7" draw:layer="layout" svg:width="0.164cm" svg:height="0.703cm" svg:x="15.883cm" svg:y="3.17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8cm" svg:x="16.104cm" svg:y="3.266cm" svg:viewBox="0 0 218 449" svg:d="M130 160h67c13 0 21 0 21-14 0-8-8-8-21-8h-61c24-101 29-114 29-119 0-13-10-19-21-19-2 0-22 0-29 26l-27 112h-67c-15 0-21 0-21 12 0 10 6 10 19 10h63c-52 200-53 211-53 224 0 38 27 65 64 65 73 0 113-103 113-108 0-7-6-7-9-7-5 0-7 2-10 10-30 74-69 89-93 89-14 0-20-9-20-31 0-18 0-23 3-34z">
            <text:p/>
          </draw:path>
          <draw:path draw:style-name="gr3" draw:text-style-name="P7" draw:layer="layout" svg:width="0.468cm" svg:height="0.469cm" svg:x="16.536cm" svg:y="3.2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17.23cm" svg:y="3.238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7.592cm" svg:y="3.17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18.021cm" svg:y="3.2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641cm" svg:height="0.844cm" svg:x="18.761cm" svg:y="3.043cm" svg:viewBox="0 0 642 845" svg:d="M221 845c22 0 22 0 30-15l386-803c5-9 5-11 5-13 0-8-7-14-15-14-9 0-11 6-16 14l-363 757-150-349-98 75 11 12 50-39z">
            <text:p/>
          </draw:path>
          <draw:polygon draw:style-name="gr3" draw:text-style-name="P7" draw:layer="layout" svg:width="4.399cm" svg:height="0.029cm" svg:x="19.387cm" svg:y="3.043cm" svg:viewBox="0 0 4400 30" draw:points="2200,30 0,30 0,0 4400,0 4400,30">
            <text:p/>
          </draw:polygon>
          <draw:path draw:style-name="gr3" draw:text-style-name="P7" draw:layer="layout" svg:width="0.164cm" svg:height="0.703cm" svg:x="19.456cm" svg:y="3.17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17cm" svg:height="0.448cm" svg:x="19.677cm" svg:y="3.266cm" svg:viewBox="0 0 218 449" svg:d="M130 160h67c13 0 21 0 21-14 0-8-8-8-21-8h-61c24-101 29-114 29-119 0-13-10-19-21-19-2 0-22 0-29 26l-27 112h-67c-15 0-21 0-21 12 0 10 6 10 19 10h63c-50 200-53 211-53 224 0 38 27 65 64 65 73 0 113-103 113-108 0-7-6-7-9-7-5 0-7 2-10 10-30 74-69 89-93 89-14 0-20-9-20-31 0-18 1-23 3-34z">
            <text:p/>
          </draw:path>
          <draw:path draw:style-name="gr3" draw:text-style-name="P7" draw:layer="layout" svg:width="0.468cm" svg:height="0.469cm" svg:x="20.11cm" svg:y="3.2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92cm" svg:height="0.484cm" svg:x="20.803cm" svg:y="3.238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21.165cm" svg:y="3.17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21.429cm" svg:y="3.17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468cm" svg:height="0.469cm" svg:x="21.909cm" svg:y="3.2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164cm" svg:height="0.703cm" svg:x="22.641cm" svg:y="3.17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81cm" svg:height="0.469cm" svg:x="22.881cm" svg:y="3.238cm" svg:viewBox="0 0 282 470" svg:d="M54 416l76-74c110-97 152-134 152-204 0-82-63-138-149-138-80 0-133 66-133 128 0 38 35 38 37 38 13 0 37-8 37-36 0-18-13-37-37-37-7 0-7 0-10 1 16-46 55-72 96-72 64 0 95 56 95 116 0 56-36 112-74 155l-136 150c-8 8-8 10-8 27h262l20-123h-18c-3 21-8 53-14 63-7 6-53 6-68 6z">
            <text:p/>
          </draw:path>
          <draw:path draw:style-name="gr3" draw:text-style-name="P7" draw:layer="layout" svg:width="0.164cm" svg:height="0.703cm" svg:x="23.236cm" svg:y="3.17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218cm" svg:height="0.327cm" svg:x="23.502cm" svg:y="3.177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0.097cm" svg:height="0.703cm" svg:x="24.035cm" svg:y="3.178cm" svg:viewBox="0 0 98 704" draw:points="98,0 0,0 0,29 69,29 69,677 0,677 0,704 98,704">
            <text:p/>
          </draw:polygon>
          <draw:polygon draw:style-name="gr3" draw:text-style-name="P7" draw:layer="layout" svg:width="0.186cm" svg:height="1.687cm" svg:x="24.225cm" svg:y="2.687cm" svg:viewBox="0 0 187 1688" draw:points="147,1649 0,1649 0,1688 187,1688 187,0 0,0 0,38 147,38">
            <text:p/>
          </draw:polygon>
          <draw:path draw:style-name="gr3" draw:text-style-name="P7" draw:layer="layout" svg:width="0.468cm" svg:height="0.469cm" svg:x="24.782cm" svg:y="3.297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3" draw:text-style-name="P7" draw:layer="layout" svg:width="0.274cm" svg:height="0.319cm" svg:x="25.475cm" svg:y="3.396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draw:g>
          <svg:title>TexMaths</svg:title>
          <svg:desc>20§display§= \frac{ 2 ( \sin^2 t+ 6\sin x + 13 )^{3/2}}{3} \right) } - \frac{ 5 ( \sin x + 3) \sqrt{ \sin^2 x+ 6\sin x + 13 }}{2} §svg§600§FALSE§</svg:desc>
          <draw:polygon draw:style-name="gr2" draw:text-style-name="P6" draw:layer="layout" svg:width="19.55cm" svg:height="1.635cm" svg:x="3.56cm" svg:y="8.979cm" svg:viewBox="0 0 19551 1636" draw:points="9776,1636 0,1636 0,0 19551,0 19551,1636">
            <text:p/>
          </draw:polygon>
          <draw:path draw:style-name="gr3" draw:text-style-name="P7" draw:layer="layout" svg:width="0.468cm" svg:height="0.165cm" svg:x="3.565cm" svg:y="9.893cm" svg:viewBox="0 0 469 166" svg:d="M445 29c11 0 24 0 24-15 0-14-13-14-23-14h-422c-11 0-24 0-24 14 0 15 13 15 24 15zM446 166c10 0 23 0 23-14s-13-14-24-14h-421c-11 0-24 0-24 14s13 14 24 14z">
            <text:p/>
          </draw:path>
          <draw:path draw:style-name="gr3" draw:text-style-name="P7" draw:layer="layout" svg:width="0.281cm" svg:height="0.47cm" svg:x="4.386cm" svg:y="9.206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  <draw:path draw:style-name="gr3" draw:text-style-name="P7" draw:layer="layout" svg:width="0.164cm" svg:height="0.703cm" svg:x="4.773cm" svg:y="9.147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231cm" svg:height="0.324cm" svg:x="4.998cm" svg:y="9.3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5.277cm" svg:y="9.20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5.47cm" svg:y="9.36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18cm" svg:height="0.327cm" svg:x="5.87cm" svg:y="9.05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217cm" svg:height="0.449cm" svg:x="6.288cm" svg:y="9.235cm" svg:viewBox="0 0 218 450" svg:d="M130 160h67c13 0 21 0 21-14 0-8-8-8-21-8h-61c24-101 29-114 29-119 0-13-10-19-21-19-2 0-22 0-29 26l-27 112h-67c-15 0-21 0-21 12 0 10 6 10 19 10h63c-50 200-53 211-53 224 0 38 27 66 64 66 73 0 113-104 113-109 0-7-6-7-9-7-5 0-7 2-10 10-30 74-69 90-93 90-14 0-20-10-20-32 0-18 1-23 3-34z">
            <text:p/>
          </draw:path>
          <draw:path draw:style-name="gr3" draw:text-style-name="P7" draw:layer="layout" svg:width="0.468cm" svg:height="0.47cm" svg:x="6.722cm" svg:y="9.26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7.415cm" svg:y="9.206cm" svg:viewBox="0 0 293 485" svg:d="M64 238v-17c0-178 88-203 123-203 18 0 47 4 63 28-12 0-39 0-39 31 0 22 16 33 32 33 11 0 32-6 32-33 0-43-30-77-89-77-90 0-186 91-186 246 0 189 82 239 147 239 79 0 146-66 146-159 0-89-63-158-141-158-48 0-74 37-88 70zM147 466c-45 0-65-44-69-53-12-34-12-90-12-103 0-54 22-126 86-126 11 0 43 0 66 45 12 25 12 62 12 96 0 33 0 69-12 94-21 44-55 47-71 47z">
            <text:p/>
          </draw:path>
          <draw:path draw:style-name="gr3" draw:text-style-name="P7" draw:layer="layout" svg:width="0.231cm" svg:height="0.324cm" svg:x="7.877cm" svg:y="9.3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8.154cm" svg:y="9.20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8.349cm" svg:y="9.36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8.853cm" svg:y="9.3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7cm" svg:x="9.431cm" svg:y="9.26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10.157cm" svg:y="9.206cm" svg:viewBox="0 0 234 471" svg:d="M146 18c0-16 0-18-18-18-43 45-106 45-128 45v22c14 0 56 0 93-19v366c0 26-2 34-66 34h-22v23c24-4 86-4 113-4 29 0 90 0 116 4v-23h-23c-64 0-65-8-65-34z">
            <text:p/>
          </draw:path>
          <draw:path draw:style-name="gr3" draw:text-style-name="P7" draw:layer="layout" svg:width="0.292cm" svg:height="0.484cm" svg:x="10.475cm" svg:y="9.206cm" svg:viewBox="0 0 293 485" svg:d="M176 221c58-18 98-67 98-123 0-58-63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10.837cm" svg:y="9.14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226cm" svg:height="0.337cm" svg:x="11.098cm" svg:y="9.093cm" svg:viewBox="0 0 227 338" svg:d="M109 163c38 0 65 27 65 80 0 61-35 79-64 79-19 0-64-5-84-34 24-2 28-18 28-27 0-16-11-27-27-27-13 0-27 8-27 27 0 48 51 77 112 77 69 0 115-45 115-95 0-38-30-77-85-89 52-18 71-56 71-85 0-40-45-69-101-69-54 0-96 27-96 66 0 17 10 27 26 27 14 0 24-11 24-26 0-14-10-24-24-25 17-23 51-28 68-28 23 0 55 12 55 55 0 21-8 43-21 57-16 20-29 21-54 23-13 0-13 0-16 1 0 0-5 0-5 7 0 6 5 6 13 6z">
            <text:p/>
          </draw:path>
          <draw:path draw:style-name="gr3" draw:text-style-name="P7" draw:layer="layout" svg:width="0.212cm" svg:height="0.494cm" svg:x="11.389cm" svg:y="9.05cm" svg:viewBox="0 0 213 495" svg:d="M210 22c3-6 3-8 3-9 0-8-7-13-11-13-8 0-12 6-15 13l-184 459c-3 7-3 8-3 10 0 8 6 13 11 13 10 0 11-7 15-13z">
            <text:p/>
          </draw:path>
          <draw:path draw:style-name="gr3" draw:text-style-name="P7" draw:layer="layout" svg:width="0.218cm" svg:height="0.327cm" svg:x="11.669cm" svg:y="9.09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olygon draw:style-name="gr3" draw:text-style-name="P7" draw:layer="layout" svg:width="7.604cm" svg:height="0.029cm" svg:x="4.35cm" svg:y="9.96cm" svg:viewBox="0 0 7605 30" draw:points="3802,30 0,30 0,0 7605,0 7605,30">
            <text:p/>
          </draw:polygon>
          <draw:path draw:style-name="gr3" draw:text-style-name="P7" draw:layer="layout" svg:width="0.292cm" svg:height="0.484cm" svg:x="8.007cm" svg:y="10.165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429cm" svg:height="0.029cm" svg:x="12.253cm" svg:y="9.96cm" svg:viewBox="0 0 430 30" svg:d="M406 30c12 0 24 0 24-16 0-14-12-14-24-14h-382c-11 0-24 0-24 14 0 16 13 16 24 16z">
            <text:p/>
          </draw:path>
          <draw:path draw:style-name="gr3" draw:text-style-name="P7" draw:layer="layout" svg:width="0.281cm" svg:height="0.484cm" svg:x="13.018cm" svg:y="9.206cm" svg:viewBox="0 0 282 485" svg:d="M282 328c0-83-58-155-135-155-33 0-64 11-89 37v-138c14 5 38 10 60 10 87 0 136-64 136-74 0-5-1-8-6-8-2 0-3 0-6 2-15 6-48 20-96 20-29 0-61-4-95-19-5-3-6-3-8-3-6 0-6 6-6 18v208c0 12 0 19 9 19 5 0 7-2 8-7 8-11 36-49 92-49 36 0 54 32 60 45 12 27 13 54 13 89 0 24 0 67-17 96-16 28-44 47-76 47-51 0-91-37-104-79 2 0 5 0 13 0 23 0 35-17 35-33 0-18-12-36-35-36-11 0-35 5-35 39 0 59 50 128 128 128 82 0 154-67 154-157z">
            <text:p/>
          </draw:path>
          <draw:path draw:style-name="gr3" draw:text-style-name="P7" draw:layer="layout" svg:width="0.164cm" svg:height="0.703cm" svg:x="13.404cm" svg:y="9.147cm" svg:viewBox="0 0 165 704" svg:d="M165 698c0-2 0-3-13-16-88-88-110-221-110-330 0-122 27-245 113-333 10-8 10-9 10-13s-3-6-8-6c-7 0-71 48-112 138-37 76-45 155-45 214 0 56 8 141 46 221 44 86 104 131 111 131 5 0 8-1 8-6z">
            <text:p/>
          </draw:path>
          <draw:path draw:style-name="gr3" draw:text-style-name="P7" draw:layer="layout" svg:width="0.231cm" svg:height="0.324cm" svg:x="13.631cm" svg:y="9.3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3.908cm" svg:y="9.20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14.101cm" svg:y="9.36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14.607cm" svg:y="9.3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7cm" svg:x="15.184cm" svg:y="9.26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5.877cm" svg:y="9.20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ath draw:style-name="gr3" draw:text-style-name="P7" draw:layer="layout" svg:width="0.164cm" svg:height="0.703cm" svg:x="16.239cm" svg:y="9.147cm" svg:viewBox="0 0 165 704" svg:d="M165 352c0-54-8-139-47-219-43-87-104-133-112-133-3 0-6 3-6 6 0 4 0 5 13 18 70 69 110 181 110 328 0 120-25 245-113 333-10 10-10 11-10 13 0 5 3 6 6 6 8 0 72-48 114-137 37-77 45-156 45-215z">
            <text:p/>
          </draw:path>
          <draw:path draw:style-name="gr3" draw:text-style-name="P7" draw:layer="layout" svg:width="0.641cm" svg:height="0.844cm" svg:x="16.551cm" svg:y="8.944cm" svg:viewBox="0 0 642 845" svg:d="M221 845c22 0 22 0 30-14l386-804c5-9 5-11 5-13 0-8-7-14-15-14-9 0-13 6-16 14l-363 757-150-349-98 76 11 11 50-38z">
            <text:p/>
          </draw:path>
          <draw:polygon draw:style-name="gr3" draw:text-style-name="P7" draw:layer="layout" svg:width="5.97cm" svg:height="0.029cm" svg:x="17.177cm" svg:y="8.944cm" svg:viewBox="0 0 5971 30" draw:points="2986,30 0,30 0,0 5971,0 5971,30">
            <text:p/>
          </draw:polygon>
          <draw:path draw:style-name="gr3" draw:text-style-name="P7" draw:layer="layout" svg:width="0.231cm" svg:height="0.324cm" svg:x="17.199cm" svg:y="9.3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7.476cm" svg:y="9.20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17.671cm" svg:y="9.36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218cm" svg:height="0.327cm" svg:x="18.069cm" svg:y="9.053cm" svg:viewBox="0 0 219 328" svg:d="M219 238h-17c-2 12-7 40-13 45-3 3-42 3-48 3h-91c51-46 68-59 99-83 37-29 70-59 70-107 0-59-53-96-117-96-60 0-102 43-102 88 0 26 21 29 26 29 12 0 27-10 27-27 0-8-3-26-29-26 14-35 48-46 72-46 50 0 75 38 75 78 0 43-30 77-46 96l-120 117c-5 5-5 6-5 19h205z">
            <text:p/>
          </draw:path>
          <draw:path draw:style-name="gr3" draw:text-style-name="P7" draw:layer="layout" svg:width="0.351cm" svg:height="0.319cm" svg:x="18.492cm" svg:y="9.3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3" draw:text-style-name="P7" draw:layer="layout" svg:width="0.468cm" svg:height="0.47cm" svg:x="19.069cm" svg:y="9.26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92cm" svg:height="0.484cm" svg:x="19.762cm" svg:y="9.206cm" svg:viewBox="0 0 293 485" svg:d="M64 238v-17c0-178 88-203 123-203 18 0 47 4 63 28-12 0-39 0-39 31 0 22 16 33 32 33 11 0 32-6 32-33 0-43-30-77-89-77-90 0-186 91-186 246 0 189 82 239 147 239 79 0 146-66 146-159 0-89-63-158-141-158-48 0-74 37-88 70zM147 466c-43 0-65-44-69-53-12-34-12-90-12-103 0-54 22-126 86-126 11 0 43 0 66 45 12 25 12 62 12 96 0 33 0 69-12 94-21 44-53 47-71 47z">
            <text:p/>
          </draw:path>
          <draw:path draw:style-name="gr3" draw:text-style-name="P7" draw:layer="layout" svg:width="0.231cm" svg:height="0.324cm" svg:x="20.225cm" svg:y="9.36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0.501cm" svg:y="9.205cm" svg:viewBox="0 0 152 472" svg:d="M102 160l-99 8v22c47 0 53 4 53 39v189c0 32-8 32-56 32v22c22-1 61-1 78-1 24 0 50 0 74 1v-22c-46 0-50-3-50-31zM106 37c0-23-18-37-39-37-22 0-37 19-37 37 0 19 15 38 37 38 21 0 39-16 39-38z">
            <text:p/>
          </draw:path>
          <draw:path draw:style-name="gr3" draw:text-style-name="P7" draw:layer="layout" svg:width="0.354cm" svg:height="0.311cm" svg:x="20.697cm" svg:y="9.363cm" svg:viewBox="0 0 355 312" svg:d="M54 69v190c0 31-6 31-54 31v22c24 0 61-2 80-2 18 0 54 2 78 2v-22c-46 0-54 0-54-31v-131c0-74 50-112 94-112 45 0 53 38 53 78v165c0 31-8 31-54 31v22c24 0 61-2 80-2 17 0 54 2 78 2v-22c-37 0-54 0-54-21v-135c0-60 0-83-23-108-9-12-33-26-73-26-53 0-85 30-106 74v-74l-99 8v22c50 0 54 5 54 39z">
            <text:p/>
          </draw:path>
          <draw:path draw:style-name="gr3" draw:text-style-name="P7" draw:layer="layout" svg:width="0.351cm" svg:height="0.319cm" svg:x="21.202cm" svg:y="9.36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3-50 75-54 8 27 33 54 75 54 74 0 114-91 114-109 0-6-7-6-8-6-7 0-8 1-10 6-22 77-72 93-94 93-28 0-39-22-39-46 0-16 5-31 13-63z">
            <text:p/>
          </draw:path>
          <draw:path draw:style-name="gr3" draw:text-style-name="P7" draw:layer="layout" svg:width="0.468cm" svg:height="0.47cm" svg:x="21.778cm" svg:y="9.264cm" svg:viewBox="0 0 469 471" svg:d="M250 250h196c10 0 23 0 23-15 0-14-13-14-23-14h-196v-197c0-11 0-24-15-24-14 0-14 13-14 24v197h-197c-11 0-24 0-24 14 0 15 13 15 24 15h197v197c0 9 0 24 14 24 15 0 15-15 15-24z">
            <text:p/>
          </draw:path>
          <draw:path draw:style-name="gr3" draw:text-style-name="P7" draw:layer="layout" svg:width="0.233cm" svg:height="0.47cm" svg:x="22.505cm" svg:y="9.206cm" svg:viewBox="0 0 234 471" svg:d="M146 18c0-16 0-18-18-18-43 45-106 45-128 45v22c14 0 56 0 93-19v366c0 26-2 34-66 34h-22v23c24-4 86-4 113-4 29 0 90 0 116 4v-23h-23c-64 0-65-8-65-34z">
            <text:p/>
          </draw:path>
          <draw:path draw:style-name="gr3" draw:text-style-name="P7" draw:layer="layout" svg:width="0.292cm" svg:height="0.484cm" svg:x="22.823cm" svg:y="9.206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7-80 117-31 0-83-13-109-55 26 5 46-11 46-38 0-26-17-40-38-40-18 0-40 11-40 41 0 65 66 111 142 111 87 0 151-64 151-136 0-58-45-112-117-128z">
            <text:p/>
          </draw:path>
          <draw:polygon draw:style-name="gr3" draw:text-style-name="P7" draw:layer="layout" svg:width="10.164cm" svg:height="0.029cm" svg:x="12.983cm" svg:y="9.96cm" svg:viewBox="0 0 10165 30" draw:points="5082,30 0,30 0,0 10165,0 10165,30">
            <text:p/>
          </draw:polygon>
          <draw:path draw:style-name="gr3" draw:text-style-name="P7" draw:layer="layout" svg:width="0.281cm" svg:height="0.47cm" svg:x="17.922cm" svg:y="10.165cm" svg:viewBox="0 0 282 471" svg:d="M54 416l76-74c110-97 152-134 152-204 0-82-63-138-149-138-80 0-133 66-133 128 0 38 35 38 37 38 13 0 37-8 37-36 0-18-13-37-37-37-7 0-7 0-10 1 16-46 55-72 96-72 64 0 95 56 95 116 0 56-36 112-74 155l-136 150c-8 8-8 10-8 28h262l20-124h-18c-3 21-8 53-14 63-7 6-53 6-68 6z">
            <text:p/>
          </draw:path>
        </draw:g>
        <draw:g>
          <svg:title>TexMaths</svg:title>
          <svg:desc>20§display§-  10 \log [\  ( \sin x + 3) + \sqrt{ \sin^2 x + 6\sin x + 13 }\ ]  \right] +  c§svg§600§FALSE§</svg:desc>
          <draw:polygon draw:style-name="gr2" draw:text-style-name="P6" draw:layer="layout" svg:width="14.896cm" svg:height="0.871cm" svg:x="11.663cm" svg:y="11.184cm" svg:viewBox="0 0 14897 872" draw:points="7448,872 0,872 0,0 14897,0 14897,872">
            <text:p/>
          </draw:polygon>
          <draw:path draw:style-name="gr3" draw:text-style-name="P7" draw:layer="layout" svg:width="0.429cm" svg:height="0.029cm" svg:x="11.685cm" svg:y="11.723cm" svg:viewBox="0 0 430 30" svg:d="M406 30c12 0 24 0 24-16 0-14-12-14-24-14h-382c-11 0-24 0-24 14 0 16 13 16 24 16z">
            <text:p/>
          </draw:path>
          <draw:path draw:style-name="gr3" draw:text-style-name="P7" draw:layer="layout" svg:width="0.233cm" svg:height="0.469cm" svg:x="12.237cm" svg:y="11.445cm" svg:viewBox="0 0 234 470" svg:d="M146 18c0-16 0-18-16-18-45 45-108 45-130 45v22c14 0 56 0 93-19v366c0 26-2 34-66 34h-22v22c24-3 86-3 113-3 29 0 90 0 116 3v-22h-23c-64 0-65-8-65-34z">
            <text:p/>
          </draw:path>
          <draw:path draw:style-name="gr3" draw:text-style-name="P7" draw:layer="layout" svg:width="0.297cm" svg:height="0.484cm" svg:x="12.553cm" svg:y="11.445cm" svg:viewBox="0 0 298 485" svg:d="M298 245c0-58-4-114-29-167-32-67-90-78-120-78-42 0-95 18-123 83-23 50-26 104-26 162 0 52 3 115 32 169 30 56 82 71 117 71 38 0 91-15 123-82 22-48 26-104 26-158zM149 470c-27 0-71-17-82-86-8-42-8-107-8-149 0-45 0-91 5-129 14-84 67-90 85-90 22 0 69 13 83 82 6 40 6 92 6 137 0 53 0 101-8 146-9 67-49 89-81 89z">
            <text:p/>
          </draw:path>
          <draw:path draw:style-name="gr3" draw:text-style-name="P7" draw:layer="layout" svg:width="0.157cm" svg:height="0.488cm" svg:x="13.018cm" svg:y="11.426cm" svg:viewBox="0 0 158 489" svg:d="M102 0l-102 8v22c50 0 56 5 56 39v366c0 32-8 32-56 32v22c24-1 61-1 78-1 18 0 53 0 80 1v-22c-48 0-56 0-56-32z">
            <text:p/>
          </draw:path>
          <draw:path draw:style-name="gr3" draw:text-style-name="P7" draw:layer="layout" svg:width="0.313cm" svg:height="0.324cm" svg:x="13.21cm" svg:y="11.598cm" svg:viewBox="0 0 314 325" svg:d="M314 165c0-90-72-165-157-165-88 0-157 77-157 165 0 91 74 160 157 160 85 0 157-71 157-160zM157 307c-31 0-61-16-80-48-18-30-18-73-18-99 0-27 0-66 16-98 19-32 53-46 82-46 30 0 61 14 78 45 19 30 19 72 19 99 0 26 0 64-16 94-14 32-46 53-81 53z">
            <text:p/>
          </draw:path>
          <draw:path draw:style-name="gr3" draw:text-style-name="P7" draw:layer="layout" svg:width="0.322cm" svg:height="0.464cm" svg:x="13.561cm" svg:y="11.595cm" svg:viewBox="0 0 323 465" svg:d="M138 198c-63 0-63-70-63-86 0-19 2-42 11-59 7-10 23-29 52-29 60 0 60 70 60 86 0 20 0 42-11 60-6 9-22 28-49 28zM54 226c0-4 0-20 13-34 27 21 56 22 71 22 65 0 113-48 113-102 0-27-11-53-29-69 26-24 52-27 64-27 2 0 5 0 7 0-8 3-11 11-11 19 0 13 9 21 20 21 7 0 21-5 21-21 0-13-9-35-37-35-14 0-44 5-75 34-29-24-59-26-73-26-66 0-116 48-116 102 0 32 16 58 34 74-10 10-22 34-22 57s9 50 32 63c-44 13-66 43-66 72 0 49 70 89 157 89 83 0 157-36 157-91 0-25-12-61-47-81-38-20-78-20-121-20-18 0-48 0-53 0-23-3-39-25-39-47zM157 448c-72 0-120-35-120-72 0-34 27-59 57-61h42c61 0 141 0 141 61 0 37-51 72-120 72z">
            <text:p/>
          </draw:path>
          <draw:polygon draw:style-name="gr3" draw:text-style-name="P7" draw:layer="layout" svg:width="0.097cm" svg:height="0.703cm" svg:x="13.986cm" svg:y="11.387cm" svg:viewBox="0 0 98 704" draw:points="98,704 98,677 29,677 29,29 98,29 98,0 0,0 0,704">
            <text:p/>
          </draw:polygon>
          <draw:path draw:style-name="gr3" draw:text-style-name="P7" draw:layer="layout" svg:width="0.164cm" svg:height="0.703cm" svg:x="14.402cm" svg:y="11.387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3" draw:text-style-name="P7" draw:layer="layout" svg:width="0.231cm" svg:height="0.324cm" svg:x="14.63cm" svg:y="11.59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4.906cm" svg:y="11.443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15.1cm" svg:y="11.603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51cm" svg:height="0.319cm" svg:x="15.606cm" svg:y="11.60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0 93-94 93-28 0-39-23-39-47 0-16 5-30 13-62z">
            <text:p/>
          </draw:path>
          <draw:path draw:style-name="gr3" draw:text-style-name="P7" draw:layer="layout" svg:width="0.468cm" svg:height="0.469cm" svg:x="16.183cm" svg:y="11.50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92cm" svg:height="0.484cm" svg:x="16.876cm" svg:y="11.445cm" svg:viewBox="0 0 293 485" svg:d="M176 221c58-18 98-67 98-123 0-58-61-98-130-98-70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ath draw:style-name="gr3" draw:text-style-name="P7" draw:layer="layout" svg:width="0.164cm" svg:height="0.703cm" svg:x="17.238cm" svg:y="11.387cm" svg:viewBox="0 0 165 704" svg:d="M165 352c0-55-8-139-47-219-43-87-104-133-112-133-3 0-6 3-6 6 0 4 0 5 13 18 70 69 110 181 110 328 0 120-25 245-113 333-10 9-10 11-10 12 0 5 3 7 6 7 8 0 72-48 114-138 37-77 45-155 45-214z">
            <text:p/>
          </draw:path>
          <draw:path draw:style-name="gr3" draw:text-style-name="P7" draw:layer="layout" svg:width="0.468cm" svg:height="0.469cm" svg:x="17.667cm" svg:y="11.50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641cm" svg:height="0.843cm" svg:x="18.407cm" svg:y="11.149cm" svg:viewBox="0 0 642 844" svg:d="M221 844c22 0 22 0 30-14l386-803c5-9 5-11 5-13 0-8-7-14-15-14-9 0-13 6-16 14l-363 757-150-349-98 75 11 12 50-39z">
            <text:p/>
          </draw:path>
          <draw:polygon draw:style-name="gr3" draw:text-style-name="P7" draw:layer="layout" svg:width="5.971cm" svg:height="0.029cm" svg:x="19.033cm" svg:y="11.149cm" svg:viewBox="0 0 5972 30" draw:points="2986,30 0,30 0,0 5972,0 5972,30">
            <text:p/>
          </draw:polygon>
          <draw:path draw:style-name="gr3" draw:text-style-name="P7" draw:layer="layout" svg:width="0.231cm" svg:height="0.324cm" svg:x="19.057cm" svg:y="11.59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19.334cm" svg:y="11.443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19.529cm" svg:y="11.603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218cm" svg:height="0.327cm" svg:x="19.927cm" svg:y="11.291cm" svg:viewBox="0 0 219 328" svg:d="M219 238h-17c-2 11-7 40-13 45-3 3-42 3-48 3h-91c51-46 68-59 99-83 37-29 70-59 70-107 0-59-53-96-117-96-60 0-102 43-102 88 0 26 21 29 26 29 12 0 27-10 27-27 0-8-3-26-29-26 14-35 48-46 72-46 50 0 75 38 75 78 0 43-30 77-46 96l-120 117c-5 4-5 6-5 19h205z">
            <text:p/>
          </draw:path>
          <draw:path draw:style-name="gr3" draw:text-style-name="P7" draw:layer="layout" svg:width="0.351cm" svg:height="0.319cm" svg:x="20.35cm" svg:y="11.60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7 47 47 0 72-50 74-55 8 28 33 55 77 55 72 0 112-91 112-109 0-6-7-6-8-6-7 0-8 1-10 6-22 77-70 93-94 93-28 0-39-23-39-47 0-16 5-30 13-62z">
            <text:p/>
          </draw:path>
          <draw:path draw:style-name="gr3" draw:text-style-name="P7" draw:layer="layout" svg:width="0.468cm" svg:height="0.469cm" svg:x="20.926cm" svg:y="11.50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92cm" svg:height="0.484cm" svg:x="21.62cm" svg:y="11.445cm" svg:viewBox="0 0 293 485" svg:d="M64 238v-17c0-178 88-203 123-203 18 0 47 4 63 28-12 0-39 0-39 31 0 22 16 33 32 33 11 0 32-6 32-33 0-43-30-77-89-77-90 0-186 91-186 246 0 189 82 239 147 239 79 0 146-66 146-159 0-89-63-158-141-158-48 0-74 37-88 70zM147 465c-43 0-65-43-69-52-12-34-12-90-12-103 0-54 22-126 86-126 11 0 43 0 66 45 12 25 12 62 12 96 0 33 0 68-12 94-21 43-53 46-71 46z">
            <text:p/>
          </draw:path>
          <draw:path draw:style-name="gr3" draw:text-style-name="P7" draw:layer="layout" svg:width="0.231cm" svg:height="0.324cm" svg:x="22.083cm" svg:y="11.598cm" svg:viewBox="0 0 232 325" svg:d="M123 179c16 3 74 15 74 66 0 35-24 64-80 64-59 0-85-40-98-101-1-8-3-11-9-11-10 0-10 5-10 17v93c0 13 0 18 8 18 3 0 5-2 18-15 1-1 1-3 14-16 30 29 62 31 77 31 81 0 115-48 115-99 0-37-22-58-30-68-24-22-52-27-80-33-40-8-88-16-88-58 0-25 19-54 80-54 76 0 81 64 83 86 0 7 6 7 8 7 9 0 9-4 9-18v-70c0-13 0-18-8-18-3 0-4 0-14 8-2 3-10 10-13 11-25-19-56-19-65-19-87 0-114 48-114 86 0 26 11 45 30 61 23 18 44 23 93 32z">
            <text:p/>
          </draw:path>
          <draw:path draw:style-name="gr3" draw:text-style-name="P7" draw:layer="layout" svg:width="0.151cm" svg:height="0.471cm" svg:x="22.36cm" svg:y="11.443cm" svg:viewBox="0 0 152 472" svg:d="M102 160l-99 8v22c47 0 53 4 53 39v188c0 32-8 32-56 32v23c22-2 61-2 78-2 24 0 50 0 74 2v-23c-46 0-50-3-50-30zM106 37c0-23-18-37-39-37-22 0-37 19-37 37 0 19 15 38 37 38 21 0 39-16 39-38z">
            <text:p/>
          </draw:path>
          <draw:path draw:style-name="gr3" draw:text-style-name="P7" draw:layer="layout" svg:width="0.354cm" svg:height="0.311cm" svg:x="22.553cm" svg:y="11.603cm" svg:viewBox="0 0 355 312" svg:d="M54 69v190c0 30-6 30-54 30v23c24 0 61-2 80-2 18 0 54 2 78 2v-23c-46 0-54 0-54-30v-131c0-74 50-112 94-112 45 0 53 38 53 78v165c0 30-8 30-54 30v23c24 0 61-2 80-2 17 0 54 2 78 2v-23c-37 0-54 0-54-20v-135c0-60 0-83-23-108-9-12-33-26-73-26-53 0-85 30-106 74v-74l-99 8v22c50 0 54 5 54 39z">
            <text:p/>
          </draw:path>
          <draw:path draw:style-name="gr3" draw:text-style-name="P7" draw:layer="layout" svg:width="0.351cm" svg:height="0.319cm" svg:x="23.059cm" svg:y="11.603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9 0-19-16-25-28-25-20 0-38 19-38 41 0 32 35 47 66 47 48 0 73-50 75-55 8 28 33 55 75 55 74 0 114-91 114-109 0-6-7-6-8-6-7 0-8 1-10 6-22 77-72 93-94 93-28 0-39-23-39-47 0-16 5-30 13-62z">
            <text:p/>
          </draw:path>
          <draw:path draw:style-name="gr3" draw:text-style-name="P7" draw:layer="layout" svg:width="0.468cm" svg:height="0.469cm" svg:x="23.636cm" svg:y="11.50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33cm" svg:height="0.469cm" svg:x="24.363cm" svg:y="11.445cm" svg:viewBox="0 0 234 470" svg:d="M146 18c0-16 0-18-18-18-43 45-106 45-128 45v22c14 0 56 0 93-19v366c0 26-2 34-66 34h-22v22c24-3 86-3 113-3 29 0 90 0 116 3v-22h-23c-64 0-65-8-65-34z">
            <text:p/>
          </draw:path>
          <draw:path draw:style-name="gr3" draw:text-style-name="P7" draw:layer="layout" svg:width="0.292cm" svg:height="0.484cm" svg:x="24.681cm" svg:y="11.445cm" svg:viewBox="0 0 293 485" svg:d="M176 221c58-18 98-67 98-123 0-58-61-98-130-98-72 0-125 42-125 96 0 22 16 37 35 37 23 0 37-16 37-37 0-35-33-35-43-35 21-34 67-43 93-43 29 0 69 16 69 78 0 10-2 50-21 82-21 33-45 35-63 36-4 0-22 2-27 2-6 0-11 2-11 8 0 8 5 8 18 8h30c58 0 85 48 85 117 0 96-50 116-80 116-31 0-83-12-109-54 26 5 46-11 46-38 0-26-17-40-38-40-18 0-40 11-40 41 0 64 66 111 142 111 87 0 151-64 151-136 0-58-45-112-117-128z">
            <text:p/>
          </draw:path>
          <draw:polygon draw:style-name="gr3" draw:text-style-name="P7" draw:layer="layout" svg:width="0.097cm" svg:height="0.703cm" svg:x="25.253cm" svg:y="11.387cm" svg:viewBox="0 0 98 704" draw:points="98,0 0,0 0,29 69,29 69,677 0,677 0,704 98,704">
            <text:p/>
          </draw:polygon>
          <draw:path draw:style-name="gr3" draw:text-style-name="P7" draw:layer="layout" svg:width="0.468cm" svg:height="0.469cm" svg:x="25.629cm" svg:y="11.504cm" svg:viewBox="0 0 469 470" svg:d="M250 249h196c10 0 23 0 23-14s-13-14-23-14h-196v-197c0-11 0-24-15-24-14 0-14 13-14 24v197h-197c-11 0-24 0-24 14s13 14 24 14h197v197c0 10 0 24 14 24 15 0 15-14 15-24z">
            <text:p/>
          </draw:path>
          <draw:path draw:style-name="gr3" draw:text-style-name="P7" draw:layer="layout" svg:width="0.274cm" svg:height="0.319cm" svg:x="26.32cm" svg:y="11.603cm" svg:viewBox="0 0 275 320" svg:d="M251 43c-11 0-21 0-32 11-11 10-13 23-13 28 0 16 13 24 28 24 20 0 40-16 40-45 0-35-34-61-85-61-95 0-189 101-189 200 0 64 42 120 115 120 101 0 160-75 160-83 0-5-5-10-8-10-5 0-6 2-9 8-56 69-133 69-143 69-43 0-62-34-62-77 0-29 14-97 38-141 21-40 61-70 99-70 24 0 52 8 61 27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attributeName="visibility" smil:to="visible"/>
                  <anim:animate smil:dur="0.5s" smil:fill="hold" smil:attributeName="x" smil:values="x;x" smil:keyTimes="0;1"/>
                  <anim:animate smil:dur="0.5s" smil:fill="hold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16" smil:attributeName="visibility" smil:to="visible"/>
                  <anim:animate smil:dur="0.5s" smil:fill="hold" smil:targetElement="id216" smil:attributeName="x" smil:values="x;x" smil:keyTimes="0;1"/>
                  <anim:animate smil:dur="0.5s" smil:fill="hold" smil:targetElement="id2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glide">
                  <anim:set smil:begin="0s" smil:dur="0.001s" smil:fill="hold" smil:targetElement="id217" anim:sub-item="text" smil:attributeName="visibility" smil:to="visible"/>
                  <anim:animate smil:dur="0.5s" smil:fill="hold" smil:targetElement="id217" anim:sub-item="text" smil:attributeName="width" smil:values="width*0.05;width" smil:keyTimes="0;1"/>
                  <anim:animate smil:dur="0.5s" smil:fill="hold" smil:targetElement="id217" anim:sub-item="text" smil:attributeName="height" smil:values="height;height" smil:keyTimes="0;1"/>
                  <anim:animate smil:dur="0.5s" smil:fill="hold" smil:targetElement="id217" anim:sub-item="text" smil:attributeName="x" smil:values="x-.2;x" smil:keyTimes="0;1"/>
                  <anim:animate smil:dur="0.5s" smil:fill="hold" smil:targetElement="id217" anim:sub-item="text" smil:attributeName="y" smil:values="y;y" smil:keyTimes="0;1"/>
                  <anim:transitionFilter smil:dur="0.5s" smil:targetElement="id2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2T19">
        <office:forms form:automatic-focus="false" form:apply-design-mode="false"/>
        <draw:frame presentation:style-name="pr12" draw:text-style-name="P1" draw:layer="layout" svg:width="25.201cm" svg:height="2.629cm" draw:transform="rotate (0.429700061841004) translate (1.999cm 11.534cm)" presentation:class="title" presentation:user-transformed="true">
          <draw:text-box>
            <text:p xml:id="id218" text:id="id218"><text:span text:style-name="T1">T H A N K <text:s/>Y O U 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pinwheel">
                  <anim:set smil:begin="0s" smil:dur="0.001s" smil:fill="hold" smil:targetElement="id218" anim:sub-item="text" smil:attributeName="visibility" smil:to="visible"/>
                  <anim:transitionFilter smil:dur="2s" smil:targetElement="id218" anim:sub-item="text" smil:type="fade" smil:subtype="crossfade"/>
                  <anim:animate smil:dur="2s" smil:fill="hold" smil:targetElement="id218" anim:sub-item="text" smil:attributeName="rotate" smil:values="720;0" smil:keyTimes="0;1"/>
                  <anim:animate smil:dur="2s" smil:fill="hold" smil:targetElement="id218" anim:sub-item="text" smil:attributeName="height" smil:values="0;height" smil:keyTimes="0;1"/>
                  <anim:animate smil:dur="2s" smil:fill="hold" smil:targetElement="id218" anim:sub-item="text" smil:attributeName="width" smil:values="0;width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6" draw:master-page-name="Default" presentation:presentation-page-layout-name="AL2T19">
        <draw:frame presentation:style-name="pr13" draw:text-style-name="P12" draw:layer="layout" svg:width="25.201cm" svg:height="9.999cm" draw:transform="rotate (0.00314159265358979) translate (1.383cm 1.839cm)" presentation:class="title" presentation:user-transformed="true">
          <draw:text-box>
            <text:p xml:id="id219" text:id="id219"><text:span text:style-name="T15">This is a presentation in</text:span><text:span text:style-name="T15"><text:line-break/></text:span><text:span text:style-name="T16">LI</text:span><text:span text:style-name="T16"><text:tab/></text:span><text:span text:style-name="T16">BREOFFICE – IMPRESS</text:span><text:span text:style-name="T15"><text:line-break/></text:span><text:span text:style-name="T15">By</text:span><text:span text:style-name="T15"><text:line-break/></text:span><text:span text:style-name="T17">Mr. Prahlad Chippalagtti.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loat">
                  <anim:set smil:begin="0s" smil:dur="0.001s" smil:fill="hold" smil:targetElement="id219" anim:sub-item="text" smil:attributeName="visibility" smil:to="visible"/>
                  <anim:transitionFilter smil:dur="0.8s" smil:decelerate="1" smil:targetElement="id219" anim:sub-item="text" smil:type="fade" smil:subtype="crossfade"/>
                  <anim:animate smil:dur="0.8s" smil:fill="hold" smil:decelerate="1" smil:targetElement="id219" anim:sub-item="text" smil:attributeName="rotate" smil:values="-90;0" smil:keyTimes="0;1"/>
                  <anim:animate smil:dur="0.8s" smil:fill="hold" smil:decelerate="1" smil:targetElement="id219" anim:sub-item="text" smil:attributeName="x" smil:values="x+0.4;x-0.05" smil:keyTimes="0;1"/>
                  <anim:animate smil:dur="0.8s" smil:fill="hold" smil:decelerate="1" smil:targetElement="id219" anim:sub-item="text" smil:attributeName="y" smil:values="y-0.4;y+0.1" smil:keyTimes="0;1"/>
                  <anim:animate smil:begin="0.8s" smil:dur="0.2s" smil:fill="hold" smil:accelerate="1" smil:targetElement="id219" anim:sub-item="text" smil:attributeName="x" smil:values="x-0.05;x" smil:keyTimes="0;1"/>
                  <anim:animate smil:begin="0.8s" smil:dur="0.2s" smil:fill="hold" smil:accelerate="1" smil:targetElement="id219" anim:sub-item="text" smil:attributeName="y" smil:values="y+0.1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0" draw:border="0%"/>
    <draw:gradient draw:name="Gradient_20_3" draw:display-name="Gradient 3" draw:style="linear" draw:start-color="#eeeeee" draw:end-color="#808080" draw:start-intensity="100%" draw:end-intensity="100%" draw:angle="0" draw:border="0%"/>
    <draw:gradient draw:name="Gradient_20_4" draw:display-name="Gradient 4" draw:style="linear" draw:start-color="#eeeeee" draw:end-color="#808080" draw:start-intensity="100%" draw:end-intensity="100%" draw:angle="0" draw:border="0%"/>
    <draw:gradient draw:name="gradient" draw:style="linear" draw:start-color="#eeeeee" draw:end-color="#b2b2b2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ooter" style:family="graphic">
      <style:paragraph-properties style:text-autospace="none">
        <style:tab-stops>
          <style:tab-stop style:position="16.055cm" style:type="center"/>
          <style:tab-stop style:position="32.108cm" style:type="right"/>
        </style:tab-stops>
      </style:paragraph-properties>
    </style:style>
    <style:style style:name="Table_20_Contents" style:display-name="Table Contents" style:family="graphic">
      <style:paragraph-properties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indent="0cm" style:text-autospace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8cm" svg:x="1.4cm" svg:y="0.626cm" presentation:class="title" presentation:placeholder="true">
        <draw:text-box/>
      </draw:frame>
      <draw:frame presentation:style-name="Default-outline1" draw:layer="backgroundobjects" svg:width="25.199cm" svg:height="9.134cm" svg:x="1.4cm" svg:y="3.683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20:11:51.617055541</meta:creation-date>
    <dc:date>2020-10-29T14:58:40.456879199</dc:date>
    <meta:editing-duration>P5DT7H41M28S</meta:editing-duration>
    <meta:editing-cycles>2447</meta:editing-cycles>
    <meta:generator>LibreOffice/6.0.7.3$Linux_X86_64 LibreOffice_project/00m0$Build-3</meta:generator>
    <meta:document-statistic meta:object-count="6142"/>
  </office:meta>
</office:document-meta>
</file>